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45in"/>
    </style:style>
    <style:style style:name="co2" style:family="table-column">
      <style:table-column-properties fo:break-before="auto" style:column-width="2.2173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5791in"/>
    </style:style>
    <style:style style:name="co8" style:family="table-column">
      <style:table-column-properties fo:break-before="auto" style:column-width="1.611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6756in"/>
    </style:style>
    <style:style style:name="co11" style:family="table-column">
      <style:table-column-properties fo:break-before="auto" style:column-width="1.5256in"/>
    </style:style>
    <style:style style:name="co12" style:family="table-column">
      <style:table-column-properties fo:break-before="auto" style:column-width="1.5146in"/>
    </style:style>
    <style:style style:name="co13" style:family="table-column">
      <style:table-column-properties fo:break-before="auto" style:column-width="1.3646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1.2252in"/>
    </style:style>
    <style:style style:name="co16" style:family="table-column">
      <style:table-column-properties fo:break-before="auto" style:column-width="1.6327in"/>
    </style:style>
    <style:style style:name="co17" style:family="table-column">
      <style:table-column-properties fo:break-before="auto" style:column-width="1.7189in"/>
    </style:style>
    <style:style style:name="co18" style:family="table-column">
      <style:table-column-properties fo:break-before="auto" style:column-width="1.5689in"/>
    </style:style>
    <style:style style:name="co19" style:family="table-column">
      <style:table-column-properties fo:break-before="auto" style:column-width="1.2791in"/>
    </style:style>
    <style:style style:name="co20" style:family="table-column">
      <style:table-column-properties fo:break-before="auto" style:column-width="1.1291in"/>
    </style:style>
    <style:style style:name="co21" style:family="table-column">
      <style:table-column-properties fo:break-before="auto" style:column-width="1.1075in"/>
    </style:style>
    <style:style style:name="co22" style:family="table-column">
      <style:table-column-properties fo:break-before="auto" style:column-width="0.9575in"/>
    </style:style>
    <style:style style:name="co23" style:family="table-column">
      <style:table-column-properties fo:break-before="auto" style:column-width="0.9146in"/>
    </style:style>
    <style:style style:name="co24" style:family="table-column">
      <style:table-column-properties fo:break-before="auto" style:column-width="1.0646in"/>
    </style:style>
    <style:style style:name="co25" style:family="table-column">
      <style:table-column-properties fo:break-before="auto" style:column-width="1.4398in"/>
    </style:style>
    <style:style style:name="co26" style:family="table-column">
      <style:table-column-properties fo:break-before="auto" style:column-width="1.2146in"/>
    </style:style>
    <style:style style:name="co27" style:family="table-column">
      <style:table-column-properties fo:break-before="auto" style:column-width="0.8819in"/>
    </style:style>
    <style:style style:name="co28" style:family="table-column">
      <style:table-column-properties fo:break-before="auto" style:column-width="0.7752in"/>
    </style:style>
    <style:style style:name="co29" style:family="table-column">
      <style:table-column-properties fo:break-before="auto" style:column-width="0.9252in"/>
    </style:style>
    <style:style style:name="co30" style:family="table-column">
      <style:table-column-properties fo:break-before="auto" style:column-width="0.8398in"/>
    </style:style>
    <style:style style:name="co31" style:family="table-column">
      <style:table-column-properties fo:break-before="auto" style:column-width="1in"/>
    </style:style>
    <style:style style:name="co32" style:family="table-column">
      <style:table-column-properties fo:break-before="auto" style:column-width="0.85in"/>
    </style:style>
    <style:style style:name="co33" style:family="table-column">
      <style:table-column-properties fo:break-before="auto" style:column-width="0.4752in"/>
    </style:style>
    <style:style style:name="co3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ck_metal_fea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song</text:p>
          </table:table-cell>
          <table:table-cell office:value-type="string" calcext:value-type="string">
            <text:p>spectral_centroid_mean</text:p>
          </table:table-cell>
          <table:table-cell office:value-type="string" calcext:value-type="string">
            <text:p>spectral_centroid_var</text:p>
          </table:table-cell>
          <table:table-cell office:value-type="string" calcext:value-type="string">
            <text:p>spectral_bandwidth_mean</text:p>
          </table:table-cell>
          <table:table-cell office:value-type="string" calcext:value-type="string">
            <text:p>spectral_bandwidth_var</text:p>
          </table:table-cell>
          <table:table-cell office:value-type="string" calcext:value-type="string">
            <text:p>spectral_contrast_mean</text:p>
          </table:table-cell>
          <table:table-cell office:value-type="string" calcext:value-type="string">
            <text:p>spectral_contrast_var</text:p>
          </table:table-cell>
          <table:table-cell office:value-type="string" calcext:value-type="string">
            <text:p>spectral_flatness__mean</text:p>
          </table:table-cell>
          <table:table-cell office:value-type="string" calcext:value-type="string">
            <text:p>spectral_flatness__var</text:p>
          </table:table-cell>
          <table:table-cell office:value-type="string" calcext:value-type="string">
            <text:p>spectral_rolloff__mean</text:p>
          </table:table-cell>
          <table:table-cell office:value-type="string" calcext:value-type="string">
            <text:p>spectral_rolloff__var</text:p>
          </table:table-cell>
          <table:table-cell office:value-type="string" calcext:value-type="string">
            <text:p>poly_features_mean</text:p>
          </table:table-cell>
          <table:table-cell office:value-type="string" calcext:value-type="string">
            <text:p>poly_features_var</text:p>
          </table:table-cell>
          <table:table-cell office:value-type="string" calcext:value-type="string">
            <text:p>tonnetz_mean</text:p>
          </table:table-cell>
          <table:table-cell office:value-type="string" calcext:value-type="string">
            <text:p>tonnetz_var</text:p>
          </table:table-cell>
          <table:table-cell office:value-type="string" calcext:value-type="string">
            <text:p>zero_crossing_rate_mean</text:p>
          </table:table-cell>
          <table:table-cell office:value-type="string" calcext:value-type="string">
            <text:p>zero_crossing_rate_var</text:p>
          </table:table-cell>
          <table:table-cell office:value-type="string" calcext:value-type="string">
            <text:p>chroma_stft_mean</text:p>
          </table:table-cell>
          <table:table-cell office:value-type="string" calcext:value-type="string">
            <text:p>chroma_stft_var</text:p>
          </table:table-cell>
          <table:table-cell office:value-type="string" calcext:value-type="string">
            <text:p>chroma_cens_mean</text:p>
          </table:table-cell>
          <table:table-cell office:value-type="string" calcext:value-type="string">
            <text:p>chroma_cens_var</text:p>
          </table:table-cell>
          <table:table-cell office:value-type="string" calcext:value-type="string">
            <text:p>harmonic_mean</text:p>
          </table:table-cell>
          <table:table-cell office:value-type="string" calcext:value-type="string">
            <text:p>harmonic_var</text:p>
          </table:table-cell>
          <table:table-cell office:value-type="string" calcext:value-type="string">
            <text:p>rms_mean</text:p>
          </table:table-cell>
          <table:table-cell office:value-type="string" calcext:value-type="string">
            <text:p>rms_var</text:p>
          </table:table-cell>
          <table:table-cell office:value-type="string" calcext:value-type="string">
            <text:p>tempogram_mean</text:p>
          </table:table-cell>
          <table:table-cell office:value-type="string" calcext:value-type="string">
            <text:p>tempogram_var</text:p>
          </table:table-cell>
          <table:table-cell office:value-type="string" calcext:value-type="string">
            <text:p>percussive_mean</text:p>
          </table:table-cell>
          <table:table-cell office:value-type="string" calcext:value-type="string">
            <text:p>mfcc1_mean</text:p>
          </table:table-cell>
          <table:table-cell office:value-type="string" calcext:value-type="string">
            <text:p>mfcc1_var</text:p>
          </table:table-cell>
          <table:table-cell office:value-type="string" calcext:value-type="string">
            <text:p>mfcc2_mean</text:p>
          </table:table-cell>
          <table:table-cell office:value-type="string" calcext:value-type="string">
            <text:p>mfcc2_var</text:p>
          </table:table-cell>
          <table:table-cell office:value-type="string" calcext:value-type="string">
            <text:p>mfcc3_mean</text:p>
          </table:table-cell>
          <table:table-cell office:value-type="string" calcext:value-type="string">
            <text:p>mfcc3_var</text:p>
          </table:table-cell>
          <table:table-cell office:value-type="string" calcext:value-type="string">
            <text:p>mfcc4_mean</text:p>
          </table:table-cell>
          <table:table-cell office:value-type="string" calcext:value-type="string">
            <text:p>mfcc4_var</text:p>
          </table:table-cell>
          <table:table-cell office:value-type="string" calcext:value-type="string">
            <text:p>mfcc5_mean</text:p>
          </table:table-cell>
          <table:table-cell office:value-type="string" calcext:value-type="string">
            <text:p>mfcc5_var</text:p>
          </table:table-cell>
          <table:table-cell office:value-type="string" calcext:value-type="string">
            <text:p>mfcc6_mean</text:p>
          </table:table-cell>
          <table:table-cell office:value-type="string" calcext:value-type="string">
            <text:p>mfcc6_var</text:p>
          </table:table-cell>
          <table:table-cell office:value-type="string" calcext:value-type="string">
            <text:p>mfcc7_mean</text:p>
          </table:table-cell>
          <table:table-cell office:value-type="string" calcext:value-type="string">
            <text:p>mfcc7_var</text:p>
          </table:table-cell>
          <table:table-cell office:value-type="string" calcext:value-type="string">
            <text:p>mfcc8_mean</text:p>
          </table:table-cell>
          <table:table-cell office:value-type="string" calcext:value-type="string">
            <text:p>mfcc8_var</text:p>
          </table:table-cell>
          <table:table-cell office:value-type="string" calcext:value-type="string">
            <text:p>mfcc9_mean</text:p>
          </table:table-cell>
          <table:table-cell office:value-type="string" calcext:value-type="string">
            <text:p>mfcc9_var</text:p>
          </table:table-cell>
          <table:table-cell office:value-type="string" calcext:value-type="string">
            <text:p>mfcc10_mean</text:p>
          </table:table-cell>
          <table:table-cell office:value-type="string" calcext:value-type="string">
            <text:p>mfcc10_var</text:p>
          </table:table-cell>
          <table:table-cell office:value-type="string" calcext:value-type="string">
            <text:p>mfcc11_mean</text:p>
          </table:table-cell>
          <table:table-cell office:value-type="string" calcext:value-type="string">
            <text:p>mfcc11_var</text:p>
          </table:table-cell>
          <table:table-cell office:value-type="string" calcext:value-type="string">
            <text:p>mfcc12_mean</text:p>
          </table:table-cell>
          <table:table-cell office:value-type="string" calcext:value-type="string">
            <text:p>mfcc12_var</text:p>
          </table:table-cell>
          <table:table-cell office:value-type="string" calcext:value-type="string">
            <text:p>mfcc13_mean</text:p>
          </table:table-cell>
          <table:table-cell office:value-type="string" calcext:value-type="string">
            <text:p>mfcc13_var</text:p>
          </table:table-cell>
          <table:table-cell office:value-type="string" calcext:value-type="string">
            <text:p>mfcc14_mean</text:p>
          </table:table-cell>
          <table:table-cell office:value-type="string" calcext:value-type="string">
            <text:p>mfcc14_var</text:p>
          </table:table-cell>
          <table:table-cell office:value-type="string" calcext:value-type="string">
            <text:p>mfcc15_mean</text:p>
          </table:table-cell>
          <table:table-cell office:value-type="string" calcext:value-type="string">
            <text:p>mfcc15_var</text:p>
          </table:table-cell>
          <table:table-cell office:value-type="string" calcext:value-type="string">
            <text:p>mfcc16_mean</text:p>
          </table:table-cell>
          <table:table-cell office:value-type="string" calcext:value-type="string">
            <text:p>mfcc16_var</text:p>
          </table:table-cell>
          <table:table-cell office:value-type="string" calcext:value-type="string">
            <text:p>mfcc17_mean</text:p>
          </table:table-cell>
          <table:table-cell office:value-type="string" calcext:value-type="string">
            <text:p>mfcc17_var</text:p>
          </table:table-cell>
          <table:table-cell office:value-type="string" calcext:value-type="string">
            <text:p>mfcc18_mean</text:p>
          </table:table-cell>
          <table:table-cell office:value-type="string" calcext:value-type="string">
            <text:p>mfcc18_var</text:p>
          </table:table-cell>
          <table:table-cell office:value-type="string" calcext:value-type="string">
            <text:p>mfcc19_mean</text:p>
          </table:table-cell>
          <table:table-cell office:value-type="string" calcext:value-type="string">
            <text:p>mfcc19_var</text:p>
          </table:table-cell>
          <table:table-cell office:value-type="string" calcext:value-type="string">
            <text:p>mfcc20_mean</text:p>
          </table:table-cell>
          <table:table-cell office:value-type="string" calcext:value-type="string">
            <text:p>mfcc20_va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15.wav</text:p>
          </table:table-cell>
          <table:table-cell office:value-type="float" office:value="2335.51993146969" calcext:value-type="float">
            <text:p>2335.51993146969</text:p>
          </table:table-cell>
          <table:table-cell office:value-type="float" office:value="1047256.59299507" calcext:value-type="float">
            <text:p>1047256.59299507</text:p>
          </table:table-cell>
          <table:table-cell office:value-type="float" office:value="2098.88643277894" calcext:value-type="float">
            <text:p>2098.88643277894</text:p>
          </table:table-cell>
          <table:table-cell office:value-type="float" office:value="186228.275884938" calcext:value-type="float">
            <text:p>186228.275884938</text:p>
          </table:table-cell>
          <table:table-cell office:value-type="float" office:value="21.177807551202" calcext:value-type="float">
            <text:p>21.177807551202</text:p>
          </table:table-cell>
          <table:table-cell office:value-type="float" office:value="71.180975914463" calcext:value-type="float">
            <text:p>71.180975914463</text:p>
          </table:table-cell>
          <table:table-cell office:value-type="float" office:value="0.011207117" calcext:value-type="float">
            <text:p>0.011207117</text:p>
          </table:table-cell>
          <table:table-cell office:value-type="float" office:value="0.00020532896" calcext:value-type="float">
            <text:p>0.00020532896</text:p>
          </table:table-cell>
          <table:table-cell office:value-type="float" office:value="4500.06474541401" calcext:value-type="float">
            <text:p>4500.06474541401</text:p>
          </table:table-cell>
          <table:table-cell office:value-type="float" office:value="2909157.0114727" calcext:value-type="float">
            <text:p>2909157.0114727</text:p>
          </table:table-cell>
          <table:table-cell office:value-type="float" office:value="0.960439436196241" calcext:value-type="float">
            <text:p>0.960439436196241</text:p>
          </table:table-cell>
          <table:table-cell office:value-type="float" office:value="1.56884961634722" calcext:value-type="float">
            <text:p>1.56884961634722</text:p>
          </table:table-cell>
          <table:table-cell office:value-type="float" office:value="-0.0114761044732769" calcext:value-type="float">
            <text:p>-0.0114761044732769</text:p>
          </table:table-cell>
          <table:table-cell office:value-type="float" office:value="0.00545190199310763" calcext:value-type="float">
            <text:p>0.00545190199310763</text:p>
          </table:table-cell>
          <table:table-cell office:value-type="float" office:value="0.114160005196249" calcext:value-type="float">
            <text:p>0.114160005196249</text:p>
          </table:table-cell>
          <table:table-cell office:value-type="float" office:value="0.00650061608096125" calcext:value-type="float">
            <text:p>0.00650061608096125</text:p>
          </table:table-cell>
          <table:table-cell office:value-type="float" office:value="0.34380922" calcext:value-type="float">
            <text:p>0.34380922</text:p>
          </table:table-cell>
          <table:table-cell office:value-type="float" office:value="0.09238893" calcext:value-type="float">
            <text:p>0.09238893</text:p>
          </table:table-cell>
          <table:table-cell office:value-type="float" office:value="0.2638375" calcext:value-type="float">
            <text:p>0.2638375</text:p>
          </table:table-cell>
          <table:table-cell office:value-type="float" office:value="0.013723115" calcext:value-type="float">
            <text:p>0.013723115</text:p>
          </table:table-cell>
          <table:table-cell office:value-type="float" office:value="0.018304948" calcext:value-type="float">
            <text:p>0.018304948</text:p>
          </table:table-cell>
          <table:table-cell office:value-type="float" office:value="0" calcext:value-type="float">
            <text:p>0</text:p>
          </table:table-cell>
          <table:table-cell office:value-type="float" office:value="0.082274765" calcext:value-type="float">
            <text:p>0.082274765</text:p>
          </table:table-cell>
          <table:table-cell office:value-type="float" office:value="0.0030986136" calcext:value-type="float">
            <text:p>0.0030986136</text:p>
          </table:table-cell>
          <table:table-cell office:value-type="float" office:value="0.13491288183986" calcext:value-type="float">
            <text:p>0.13491288183986</text:p>
          </table:table-cell>
          <table:table-cell office:value-type="float" office:value="0.0263007051760941" calcext:value-type="float">
            <text:p>0.0263007051760941</text:p>
          </table:table-cell>
          <table:table-cell office:value-type="float" office:value="0.025883675" calcext:value-type="float">
            <text:p>0.025883675</text:p>
          </table:table-cell>
          <table:table-cell office:value-type="float" office:value="-174.93277" calcext:value-type="float">
            <text:p>-174.93277</text:p>
          </table:table-cell>
          <table:table-cell office:value-type="float" office:value="3596.765" calcext:value-type="float">
            <text:p>3596.765</text:p>
          </table:table-cell>
          <table:table-cell office:value-type="float" office:value="90.93342" calcext:value-type="float">
            <text:p>90.93342</text:p>
          </table:table-cell>
          <table:table-cell office:value-type="float" office:value="1643.9993" calcext:value-type="float">
            <text:p>1643.9993</text:p>
          </table:table-cell>
          <table:table-cell office:value-type="float" office:value="-18.715298" calcext:value-type="float">
            <text:p>-18.715298</text:p>
          </table:table-cell>
          <table:table-cell office:value-type="float" office:value="630.8615" calcext:value-type="float">
            <text:p>630.8615</text:p>
          </table:table-cell>
          <table:table-cell office:value-type="float" office:value="41.614548" calcext:value-type="float">
            <text:p>41.614548</text:p>
          </table:table-cell>
          <table:table-cell office:value-type="float" office:value="258.27713" calcext:value-type="float">
            <text:p>258.27713</text:p>
          </table:table-cell>
          <table:table-cell office:value-type="float" office:value="-8.878751" calcext:value-type="float">
            <text:p>-8.878751</text:p>
          </table:table-cell>
          <table:table-cell office:value-type="float" office:value="308.18408" calcext:value-type="float">
            <text:p>308.18408</text:p>
          </table:table-cell>
          <table:table-cell office:value-type="float" office:value="9.084968" calcext:value-type="float">
            <text:p>9.084968</text:p>
          </table:table-cell>
          <table:table-cell office:value-type="float" office:value="174.4287" calcext:value-type="float">
            <text:p>174.4287</text:p>
          </table:table-cell>
          <table:table-cell office:value-type="float" office:value="-12.457276" calcext:value-type="float">
            <text:p>-12.457276</text:p>
          </table:table-cell>
          <table:table-cell office:value-type="float" office:value="203.44652" calcext:value-type="float">
            <text:p>203.44652</text:p>
          </table:table-cell>
          <table:table-cell office:value-type="float" office:value="13.13021" calcext:value-type="float">
            <text:p>13.13021</text:p>
          </table:table-cell>
          <table:table-cell office:value-type="float" office:value="169.51788" calcext:value-type="float">
            <text:p>169.51788</text:p>
          </table:table-cell>
          <table:table-cell office:value-type="float" office:value="-9.69108" calcext:value-type="float">
            <text:p>-9.69108</text:p>
          </table:table-cell>
          <table:table-cell office:value-type="float" office:value="135.0254" calcext:value-type="float">
            <text:p>135.0254</text:p>
          </table:table-cell>
          <table:table-cell office:value-type="float" office:value="4.335098" calcext:value-type="float">
            <text:p>4.335098</text:p>
          </table:table-cell>
          <table:table-cell office:value-type="float" office:value="110.431786" calcext:value-type="float">
            <text:p>110.431786</text:p>
          </table:table-cell>
          <table:table-cell office:value-type="float" office:value="-13.485934" calcext:value-type="float">
            <text:p>-13.485934</text:p>
          </table:table-cell>
          <table:table-cell office:value-type="float" office:value="121.491615" calcext:value-type="float">
            <text:p>121.491615</text:p>
          </table:table-cell>
          <table:table-cell office:value-type="float" office:value="6.740899" calcext:value-type="float">
            <text:p>6.740899</text:p>
          </table:table-cell>
          <table:table-cell office:value-type="float" office:value="111.03234" calcext:value-type="float">
            <text:p>111.03234</text:p>
          </table:table-cell>
          <table:table-cell office:value-type="float" office:value="-10.384654" calcext:value-type="float">
            <text:p>-10.384654</text:p>
          </table:table-cell>
          <table:table-cell office:value-type="float" office:value="107.583046" calcext:value-type="float">
            <text:p>107.583046</text:p>
          </table:table-cell>
          <table:table-cell office:value-type="float" office:value="7.1451287" calcext:value-type="float">
            <text:p>7.1451287</text:p>
          </table:table-cell>
          <table:table-cell office:value-type="float" office:value="61.77806" calcext:value-type="float">
            <text:p>61.77806</text:p>
          </table:table-cell>
          <table:table-cell office:value-type="float" office:value="-5.7903366" calcext:value-type="float">
            <text:p>-5.7903366</text:p>
          </table:table-cell>
          <table:table-cell office:value-type="float" office:value="87.306496" calcext:value-type="float">
            <text:p>87.306496</text:p>
          </table:table-cell>
          <table:table-cell office:value-type="float" office:value="0.795939" calcext:value-type="float">
            <text:p>0.795939</text:p>
          </table:table-cell>
          <table:table-cell office:value-type="float" office:value="64.283356" calcext:value-type="float">
            <text:p>64.283356</text:p>
          </table:table-cell>
          <table:table-cell office:value-type="float" office:value="-8.140871" calcext:value-type="float">
            <text:p>-8.140871</text:p>
          </table:table-cell>
          <table:table-cell office:value-type="float" office:value="77.15437" calcext:value-type="float">
            <text:p>77.15437</text:p>
          </table:table-cell>
          <table:table-cell office:value-type="float" office:value="-5.7169795" calcext:value-type="float">
            <text:p>-5.7169795</text:p>
          </table:table-cell>
          <table:table-cell office:value-type="float" office:value="62.04592" calcext:value-type="float">
            <text:p>62.04592</text:p>
          </table:table-cell>
          <table:table-cell office:value-type="float" office:value="-3.3500679" calcext:value-type="float">
            <text:p>-3.3500679</text:p>
          </table:table-cell>
          <table:table-cell office:value-type="float" office:value="47.338276" calcext:value-type="float">
            <text:p>47.338276</text:p>
          </table:table-cell>
          <table:table-cell office:value-type="float" office:value="-0.41356623" calcext:value-type="float">
            <text:p>-0.41356623</text:p>
          </table:table-cell>
          <table:table-cell office:value-type="float" office:value="67.251274" calcext:value-type="float">
            <text:p>67.2512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43.wav</text:p>
          </table:table-cell>
          <table:table-cell office:value-type="float" office:value="2739.50116531167" calcext:value-type="float">
            <text:p>2739.50116531167</text:p>
          </table:table-cell>
          <table:table-cell office:value-type="float" office:value="408642.956804615" calcext:value-type="float">
            <text:p>408642.956804615</text:p>
          </table:table-cell>
          <table:table-cell office:value-type="float" office:value="2541.94405437778" calcext:value-type="float">
            <text:p>2541.94405437778</text:p>
          </table:table-cell>
          <table:table-cell office:value-type="float" office:value="168155.651801898" calcext:value-type="float">
            <text:p>168155.651801898</text:p>
          </table:table-cell>
          <table:table-cell office:value-type="float" office:value="17.4921834746418" calcext:value-type="float">
            <text:p>17.4921834746418</text:p>
          </table:table-cell>
          <table:table-cell office:value-type="float" office:value="24.1709765154225" calcext:value-type="float">
            <text:p>24.1709765154225</text:p>
          </table:table-cell>
          <table:table-cell office:value-type="float" office:value="0.05756576" calcext:value-type="float">
            <text:p>0.05756576</text:p>
          </table:table-cell>
          <table:table-cell office:value-type="float" office:value="0.0034123913" calcext:value-type="float">
            <text:p>0.0034123913</text:p>
          </table:table-cell>
          <table:table-cell office:value-type="float" office:value="5326.73657056627" calcext:value-type="float">
            <text:p>5326.73657056627</text:p>
          </table:table-cell>
          <table:table-cell office:value-type="float" office:value="1986257.12403665" calcext:value-type="float">
            <text:p>1986257.12403665</text:p>
          </table:table-cell>
          <table:table-cell office:value-type="float" office:value="2.14801115925227" calcext:value-type="float">
            <text:p>2.14801115925227</text:p>
          </table:table-cell>
          <table:table-cell office:value-type="float" office:value="6.88990596895548" calcext:value-type="float">
            <text:p>6.88990596895548</text:p>
          </table:table-cell>
          <table:table-cell office:value-type="float" office:value="0.023982438220342" calcext:value-type="float">
            <text:p>0.023982438220342</text:p>
          </table:table-cell>
          <table:table-cell office:value-type="float" office:value="0.00548699427441093" calcext:value-type="float">
            <text:p>0.00548699427441093</text:p>
          </table:table-cell>
          <table:table-cell office:value-type="float" office:value="0.143956868111949" calcext:value-type="float">
            <text:p>0.143956868111949</text:p>
          </table:table-cell>
          <table:table-cell office:value-type="float" office:value="0.00266075093634143" calcext:value-type="float">
            <text:p>0.00266075093634143</text:p>
          </table:table-cell>
          <table:table-cell office:value-type="float" office:value="0.4202275" calcext:value-type="float">
            <text:p>0.4202275</text:p>
          </table:table-cell>
          <table:table-cell office:value-type="float" office:value="0.08820721" calcext:value-type="float">
            <text:p>0.08820721</text:p>
          </table:table-cell>
          <table:table-cell office:value-type="float" office:value="0.27189335" calcext:value-type="float">
            <text:p>0.27189335</text:p>
          </table:table-cell>
          <table:table-cell office:value-type="float" office:value="0.009407343" calcext:value-type="float">
            <text:p>0.009407343</text:p>
          </table:table-cell>
          <table:table-cell office:value-type="float" office:value="-0.026692003" calcext:value-type="float">
            <text:p>-0.026692003</text:p>
          </table:table-cell>
          <table:table-cell office:value-type="float" office:value="0" calcext:value-type="float">
            <text:p>0</text:p>
          </table:table-cell>
          <table:table-cell office:value-type="float" office:value="0.13980499" calcext:value-type="float">
            <text:p>0.13980499</text:p>
          </table:table-cell>
          <table:table-cell office:value-type="float" office:value="0.003398196" calcext:value-type="float">
            <text:p>0.003398196</text:p>
          </table:table-cell>
          <table:table-cell office:value-type="float" office:value="0.12731344293211" calcext:value-type="float">
            <text:p>0.12731344293211</text:p>
          </table:table-cell>
          <table:table-cell office:value-type="float" office:value="0.0251517982616009" calcext:value-type="float">
            <text:p>0.0251517982616009</text:p>
          </table:table-cell>
          <table:table-cell office:value-type="float" office:value="-0.04846466" calcext:value-type="float">
            <text:p>-0.04846466</text:p>
          </table:table-cell>
          <table:table-cell office:value-type="float" office:value="-62.13462" calcext:value-type="float">
            <text:p>-62.13462</text:p>
          </table:table-cell>
          <table:table-cell office:value-type="float" office:value="4700.259" calcext:value-type="float">
            <text:p>4700.259</text:p>
          </table:table-cell>
          <table:table-cell office:value-type="float" office:value="75.87379" calcext:value-type="float">
            <text:p>75.87379</text:p>
          </table:table-cell>
          <table:table-cell office:value-type="float" office:value="527.25195" calcext:value-type="float">
            <text:p>527.25195</text:p>
          </table:table-cell>
          <table:table-cell office:value-type="float" office:value="-26.72933" calcext:value-type="float">
            <text:p>-26.72933</text:p>
          </table:table-cell>
          <table:table-cell office:value-type="float" office:value="425.70148" calcext:value-type="float">
            <text:p>425.70148</text:p>
          </table:table-cell>
          <table:table-cell office:value-type="float" office:value="18.281229" calcext:value-type="float">
            <text:p>18.281229</text:p>
          </table:table-cell>
          <table:table-cell office:value-type="float" office:value="205.15181" calcext:value-type="float">
            <text:p>205.15181</text:p>
          </table:table-cell>
          <table:table-cell office:value-type="float" office:value="2.45904" calcext:value-type="float">
            <text:p>2.45904</text:p>
          </table:table-cell>
          <table:table-cell office:value-type="float" office:value="81.21573" calcext:value-type="float">
            <text:p>81.21573</text:p>
          </table:table-cell>
          <table:table-cell office:value-type="float" office:value="5.8335543" calcext:value-type="float">
            <text:p>5.8335543</text:p>
          </table:table-cell>
          <table:table-cell office:value-type="float" office:value="73.0828" calcext:value-type="float">
            <text:p>73.0828</text:p>
          </table:table-cell>
          <table:table-cell office:value-type="float" office:value="11.579477" calcext:value-type="float">
            <text:p>11.579477</text:p>
          </table:table-cell>
          <table:table-cell office:value-type="float" office:value="113.16734" calcext:value-type="float">
            <text:p>113.16734</text:p>
          </table:table-cell>
          <table:table-cell office:value-type="float" office:value="0.010207079" calcext:value-type="float">
            <text:p>0.010207079</text:p>
          </table:table-cell>
          <table:table-cell office:value-type="float" office:value="71.40633" calcext:value-type="float">
            <text:p>71.40633</text:p>
          </table:table-cell>
          <table:table-cell office:value-type="float" office:value="8.693243" calcext:value-type="float">
            <text:p>8.693243</text:p>
          </table:table-cell>
          <table:table-cell office:value-type="float" office:value="81.697914" calcext:value-type="float">
            <text:p>81.697914</text:p>
          </table:table-cell>
          <table:table-cell office:value-type="float" office:value="5.5156765" calcext:value-type="float">
            <text:p>5.5156765</text:p>
          </table:table-cell>
          <table:table-cell office:value-type="float" office:value="58.24729" calcext:value-type="float">
            <text:p>58.24729</text:p>
          </table:table-cell>
          <table:table-cell office:value-type="float" office:value="-0.2461488" calcext:value-type="float">
            <text:p>-0.2461488</text:p>
          </table:table-cell>
          <table:table-cell office:value-type="float" office:value="38.887535" calcext:value-type="float">
            <text:p>38.887535</text:p>
          </table:table-cell>
          <table:table-cell office:value-type="float" office:value="2.398875" calcext:value-type="float">
            <text:p>2.398875</text:p>
          </table:table-cell>
          <table:table-cell office:value-type="float" office:value="53.281456" calcext:value-type="float">
            <text:p>53.281456</text:p>
          </table:table-cell>
          <table:table-cell office:value-type="float" office:value="-1.7415359" calcext:value-type="float">
            <text:p>-1.7415359</text:p>
          </table:table-cell>
          <table:table-cell office:value-type="float" office:value="51.363026" calcext:value-type="float">
            <text:p>51.363026</text:p>
          </table:table-cell>
          <table:table-cell office:value-type="float" office:value="-3.1665978" calcext:value-type="float">
            <text:p>-3.1665978</text:p>
          </table:table-cell>
          <table:table-cell office:value-type="float" office:value="56.977367" calcext:value-type="float">
            <text:p>56.977367</text:p>
          </table:table-cell>
          <table:table-cell office:value-type="float" office:value="2.002597" calcext:value-type="float">
            <text:p>2.002597</text:p>
          </table:table-cell>
          <table:table-cell office:value-type="float" office:value="51.65857" calcext:value-type="float">
            <text:p>51.65857</text:p>
          </table:table-cell>
          <table:table-cell office:value-type="float" office:value="-1.4131923" calcext:value-type="float">
            <text:p>-1.4131923</text:p>
          </table:table-cell>
          <table:table-cell office:value-type="float" office:value="39.987522" calcext:value-type="float">
            <text:p>39.987522</text:p>
          </table:table-cell>
          <table:table-cell office:value-type="float" office:value="-5.528636" calcext:value-type="float">
            <text:p>-5.528636</text:p>
          </table:table-cell>
          <table:table-cell office:value-type="float" office:value="52.81407" calcext:value-type="float">
            <text:p>52.81407</text:p>
          </table:table-cell>
          <table:table-cell office:value-type="float" office:value="-2.5277913" calcext:value-type="float">
            <text:p>-2.5277913</text:p>
          </table:table-cell>
          <table:table-cell office:value-type="float" office:value="55.65325" calcext:value-type="float">
            <text:p>55.65325</text:p>
          </table:table-cell>
          <table:table-cell office:value-type="float" office:value="0.6214495" calcext:value-type="float">
            <text:p>0.6214495</text:p>
          </table:table-cell>
          <table:table-cell office:value-type="float" office:value="45.64651" calcext:value-type="float">
            <text:p>45.64651</text:p>
          </table:table-cell>
          <table:table-cell office:value-type="float" office:value="-1.4029925" calcext:value-type="float">
            <text:p>-1.4029925</text:p>
          </table:table-cell>
          <table:table-cell office:value-type="float" office:value="54.191658" calcext:value-type="float">
            <text:p>54.1916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12.wav</text:p>
          </table:table-cell>
          <table:table-cell office:value-type="float" office:value="1863.76447220863" calcext:value-type="float">
            <text:p>1863.76447220863</text:p>
          </table:table-cell>
          <table:table-cell office:value-type="float" office:value="812510.114396091" calcext:value-type="float">
            <text:p>812510.114396091</text:p>
          </table:table-cell>
          <table:table-cell office:value-type="float" office:value="2067.37218005526" calcext:value-type="float">
            <text:p>2067.37218005526</text:p>
          </table:table-cell>
          <table:table-cell office:value-type="float" office:value="208396.972828789" calcext:value-type="float">
            <text:p>208396.972828789</text:p>
          </table:table-cell>
          <table:table-cell office:value-type="float" office:value="20.4790635454413" calcext:value-type="float">
            <text:p>20.4790635454413</text:p>
          </table:table-cell>
          <table:table-cell office:value-type="float" office:value="61.282575014364" calcext:value-type="float">
            <text:p>61.282575014364</text:p>
          </table:table-cell>
          <table:table-cell office:value-type="float" office:value="0.0056640413" calcext:value-type="float">
            <text:p>0.0056640413</text:p>
          </table:table-cell>
          <table:table-cell office:value-type="float" office:value="0.00008349731" calcext:value-type="float">
            <text:p>0.00008349731</text:p>
          </table:table-cell>
          <table:table-cell office:value-type="float" office:value="3986.23222474986" calcext:value-type="float">
            <text:p>3986.23222474986</text:p>
          </table:table-cell>
          <table:table-cell office:value-type="float" office:value="2731982.45571104" calcext:value-type="float">
            <text:p>2731982.45571104</text:p>
          </table:table-cell>
          <table:table-cell office:value-type="float" office:value="0.840616115964603" calcext:value-type="float">
            <text:p>0.840616115964603</text:p>
          </table:table-cell>
          <table:table-cell office:value-type="float" office:value="1.3260887214884" calcext:value-type="float">
            <text:p>1.3260887214884</text:p>
          </table:table-cell>
          <table:table-cell office:value-type="float" office:value="-0.0142493531500188" calcext:value-type="float">
            <text:p>-0.0142493531500188</text:p>
          </table:table-cell>
          <table:table-cell office:value-type="float" office:value="0.0059255375564862" calcext:value-type="float">
            <text:p>0.0059255375564862</text:p>
          </table:table-cell>
          <table:table-cell office:value-type="float" office:value="0.0682249371616396" calcext:value-type="float">
            <text:p>0.0682249371616396</text:p>
          </table:table-cell>
          <table:table-cell office:value-type="float" office:value="0.00319401644092799" calcext:value-type="float">
            <text:p>0.00319401644092799</text:p>
          </table:table-cell>
          <table:table-cell office:value-type="float" office:value="0.33894858" calcext:value-type="float">
            <text:p>0.33894858</text:p>
          </table:table-cell>
          <table:table-cell office:value-type="float" office:value="0.09835817" calcext:value-type="float">
            <text:p>0.09835817</text:p>
          </table:table-cell>
          <table:table-cell office:value-type="float" office:value="0.26893026" calcext:value-type="float">
            <text:p>0.26893026</text:p>
          </table:table-cell>
          <table:table-cell office:value-type="float" office:value="0.011009855" calcext:value-type="float">
            <text:p>0.011009855</text:p>
          </table:table-cell>
          <table:table-cell office:value-type="float" office:value="0.013043781" calcext:value-type="float">
            <text:p>0.013043781</text:p>
          </table:table-cell>
          <table:table-cell office:value-type="float" office:value="0" calcext:value-type="float">
            <text:p>0</text:p>
          </table:table-cell>
          <table:table-cell office:value-type="float" office:value="0.07587266" calcext:value-type="float">
            <text:p>0.07587266</text:p>
          </table:table-cell>
          <table:table-cell office:value-type="float" office:value="0.0013045726" calcext:value-type="float">
            <text:p>0.0013045726</text:p>
          </table:table-cell>
          <table:table-cell office:value-type="float" office:value="0.115870866451556" calcext:value-type="float">
            <text:p>0.115870866451556</text:p>
          </table:table-cell>
          <table:table-cell office:value-type="float" office:value="0.0210115978047306" calcext:value-type="float">
            <text:p>0.0210115978047306</text:p>
          </table:table-cell>
          <table:table-cell office:value-type="float" office:value="0.011689805" calcext:value-type="float">
            <text:p>0.011689805</text:p>
          </table:table-cell>
          <table:table-cell office:value-type="float" office:value="-204.6047" calcext:value-type="float">
            <text:p>-204.6047</text:p>
          </table:table-cell>
          <table:table-cell office:value-type="float" office:value="5790.9287" calcext:value-type="float">
            <text:p>5790.9287</text:p>
          </table:table-cell>
          <table:table-cell office:value-type="float" office:value="106.97547" calcext:value-type="float">
            <text:p>106.97547</text:p>
          </table:table-cell>
          <table:table-cell office:value-type="float" office:value="879.35144" calcext:value-type="float">
            <text:p>879.35144</text:p>
          </table:table-cell>
          <table:table-cell office:value-type="float" office:value="-10.207929" calcext:value-type="float">
            <text:p>-10.207929</text:p>
          </table:table-cell>
          <table:table-cell office:value-type="float" office:value="353.56158" calcext:value-type="float">
            <text:p>353.56158</text:p>
          </table:table-cell>
          <table:table-cell office:value-type="float" office:value="45.58597" calcext:value-type="float">
            <text:p>45.58597</text:p>
          </table:table-cell>
          <table:table-cell office:value-type="float" office:value="237.64255" calcext:value-type="float">
            <text:p>237.64255</text:p>
          </table:table-cell>
          <table:table-cell office:value-type="float" office:value="3.0347538" calcext:value-type="float">
            <text:p>3.0347538</text:p>
          </table:table-cell>
          <table:table-cell office:value-type="float" office:value="232.51035" calcext:value-type="float">
            <text:p>232.51035</text:p>
          </table:table-cell>
          <table:table-cell office:value-type="float" office:value="24.002531" calcext:value-type="float">
            <text:p>24.002531</text:p>
          </table:table-cell>
          <table:table-cell office:value-type="float" office:value="165.01701" calcext:value-type="float">
            <text:p>165.01701</text:p>
          </table:table-cell>
          <table:table-cell office:value-type="float" office:value="-7.5044093" calcext:value-type="float">
            <text:p>-7.5044093</text:p>
          </table:table-cell>
          <table:table-cell office:value-type="float" office:value="178.97116" calcext:value-type="float">
            <text:p>178.97116</text:p>
          </table:table-cell>
          <table:table-cell office:value-type="float" office:value="20.065851" calcext:value-type="float">
            <text:p>20.065851</text:p>
          </table:table-cell>
          <table:table-cell office:value-type="float" office:value="135.20998" calcext:value-type="float">
            <text:p>135.20998</text:p>
          </table:table-cell>
          <table:table-cell office:value-type="float" office:value="-5.168004" calcext:value-type="float">
            <text:p>-5.168004</text:p>
          </table:table-cell>
          <table:table-cell office:value-type="float" office:value="156.28174" calcext:value-type="float">
            <text:p>156.28174</text:p>
          </table:table-cell>
          <table:table-cell office:value-type="float" office:value="8.738428" calcext:value-type="float">
            <text:p>8.738428</text:p>
          </table:table-cell>
          <table:table-cell office:value-type="float" office:value="83.872665" calcext:value-type="float">
            <text:p>83.872665</text:p>
          </table:table-cell>
          <table:table-cell office:value-type="float" office:value="-10.105714" calcext:value-type="float">
            <text:p>-10.105714</text:p>
          </table:table-cell>
          <table:table-cell office:value-type="float" office:value="79.201836" calcext:value-type="float">
            <text:p>79.201836</text:p>
          </table:table-cell>
          <table:table-cell office:value-type="float" office:value="4.3647547" calcext:value-type="float">
            <text:p>4.3647547</text:p>
          </table:table-cell>
          <table:table-cell office:value-type="float" office:value="74.706535" calcext:value-type="float">
            <text:p>74.706535</text:p>
          </table:table-cell>
          <table:table-cell office:value-type="float" office:value="-6.9585667" calcext:value-type="float">
            <text:p>-6.9585667</text:p>
          </table:table-cell>
          <table:table-cell office:value-type="float" office:value="60.2256" calcext:value-type="float">
            <text:p>60.2256</text:p>
          </table:table-cell>
          <table:table-cell office:value-type="float" office:value="4.7029552" calcext:value-type="float">
            <text:p>4.7029552</text:p>
          </table:table-cell>
          <table:table-cell office:value-type="float" office:value="54.139023" calcext:value-type="float">
            <text:p>54.139023</text:p>
          </table:table-cell>
          <table:table-cell office:value-type="float" office:value="-8.221911" calcext:value-type="float">
            <text:p>-8.221911</text:p>
          </table:table-cell>
          <table:table-cell office:value-type="float" office:value="71.09522" calcext:value-type="float">
            <text:p>71.09522</text:p>
          </table:table-cell>
          <table:table-cell office:value-type="float" office:value="-0.8157996" calcext:value-type="float">
            <text:p>-0.8157996</text:p>
          </table:table-cell>
          <table:table-cell office:value-type="float" office:value="52.276466" calcext:value-type="float">
            <text:p>52.276466</text:p>
          </table:table-cell>
          <table:table-cell office:value-type="float" office:value="-9.628988" calcext:value-type="float">
            <text:p>-9.628988</text:p>
          </table:table-cell>
          <table:table-cell office:value-type="float" office:value="57.548325" calcext:value-type="float">
            <text:p>57.548325</text:p>
          </table:table-cell>
          <table:table-cell office:value-type="float" office:value="-7.3858194" calcext:value-type="float">
            <text:p>-7.3858194</text:p>
          </table:table-cell>
          <table:table-cell office:value-type="float" office:value="55.1181" calcext:value-type="float">
            <text:p>55.1181</text:p>
          </table:table-cell>
          <table:table-cell office:value-type="float" office:value="-9.435307" calcext:value-type="float">
            <text:p>-9.435307</text:p>
          </table:table-cell>
          <table:table-cell office:value-type="float" office:value="38.82911" calcext:value-type="float">
            <text:p>38.82911</text:p>
          </table:table-cell>
          <table:table-cell office:value-type="float" office:value="-3.1338713" calcext:value-type="float">
            <text:p>-3.1338713</text:p>
          </table:table-cell>
          <table:table-cell office:value-type="float" office:value="46.775032" calcext:value-type="float">
            <text:p>46.7750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14.wav</text:p>
          </table:table-cell>
          <table:table-cell office:value-type="float" office:value="1937.00236798789" calcext:value-type="float">
            <text:p>1937.00236798789</text:p>
          </table:table-cell>
          <table:table-cell office:value-type="float" office:value="918601.795385423" calcext:value-type="float">
            <text:p>918601.795385423</text:p>
          </table:table-cell>
          <table:table-cell office:value-type="float" office:value="2008.28366496056" calcext:value-type="float">
            <text:p>2008.28366496056</text:p>
          </table:table-cell>
          <table:table-cell office:value-type="float" office:value="183812.979075162" calcext:value-type="float">
            <text:p>183812.979075162</text:p>
          </table:table-cell>
          <table:table-cell office:value-type="float" office:value="20.2770956130484" calcext:value-type="float">
            <text:p>20.2770956130484</text:p>
          </table:table-cell>
          <table:table-cell office:value-type="float" office:value="55.6443339286994" calcext:value-type="float">
            <text:p>55.6443339286994</text:p>
          </table:table-cell>
          <table:table-cell office:value-type="float" office:value="0.0068734693" calcext:value-type="float">
            <text:p>0.0068734693</text:p>
          </table:table-cell>
          <table:table-cell office:value-type="float" office:value="0.00012692176" calcext:value-type="float">
            <text:p>0.00012692176</text:p>
          </table:table-cell>
          <table:table-cell office:value-type="float" office:value="3985.82420968678" calcext:value-type="float">
            <text:p>3985.82420968678</text:p>
          </table:table-cell>
          <table:table-cell office:value-type="float" office:value="2689572.40212995" calcext:value-type="float">
            <text:p>2689572.40212995</text:p>
          </table:table-cell>
          <table:table-cell office:value-type="float" office:value="0.609813025145186" calcext:value-type="float">
            <text:p>0.609813025145186</text:p>
          </table:table-cell>
          <table:table-cell office:value-type="float" office:value="0.810632229143264" calcext:value-type="float">
            <text:p>0.810632229143264</text:p>
          </table:table-cell>
          <table:table-cell office:value-type="float" office:value="0.00296523146095352" calcext:value-type="float">
            <text:p>0.00296523146095352</text:p>
          </table:table-cell>
          <table:table-cell office:value-type="float" office:value="0.00504761838669554" calcext:value-type="float">
            <text:p>0.00504761838669554</text:p>
          </table:table-cell>
          <table:table-cell office:value-type="float" office:value="0.0835791733130317" calcext:value-type="float">
            <text:p>0.0835791733130317</text:p>
          </table:table-cell>
          <table:table-cell office:value-type="float" office:value="0.0055833848552881" calcext:value-type="float">
            <text:p>0.0055833848552881</text:p>
          </table:table-cell>
          <table:table-cell office:value-type="float" office:value="0.38081726" calcext:value-type="float">
            <text:p>0.38081726</text:p>
          </table:table-cell>
          <table:table-cell office:value-type="float" office:value="0.10025799" calcext:value-type="float">
            <text:p>0.10025799</text:p>
          </table:table-cell>
          <table:table-cell office:value-type="float" office:value="0.26877782" calcext:value-type="float">
            <text:p>0.26877782</text:p>
          </table:table-cell>
          <table:table-cell office:value-type="float" office:value="0.01109182" calcext:value-type="float">
            <text:p>0.01109182</text:p>
          </table:table-cell>
          <table:table-cell office:value-type="float" office:value="-0.022498516" calcext:value-type="float">
            <text:p>-0.022498516</text:p>
          </table:table-cell>
          <table:table-cell office:value-type="float" office:value="0" calcext:value-type="float">
            <text:p>0</text:p>
          </table:table-cell>
          <table:table-cell office:value-type="float" office:value="0.053596962" calcext:value-type="float">
            <text:p>0.053596962</text:p>
          </table:table-cell>
          <table:table-cell office:value-type="float" office:value="0.0011297062" calcext:value-type="float">
            <text:p>0.0011297062</text:p>
          </table:table-cell>
          <table:table-cell office:value-type="float" office:value="0.11210346889525" calcext:value-type="float">
            <text:p>0.11210346889525</text:p>
          </table:table-cell>
          <table:table-cell office:value-type="float" office:value="0.0209602767303186" calcext:value-type="float">
            <text:p>0.0209602767303186</text:p>
          </table:table-cell>
          <table:table-cell office:value-type="float" office:value="-0.030442184" calcext:value-type="float">
            <text:p>-0.030442184</text:p>
          </table:table-cell>
          <table:table-cell office:value-type="float" office:value="-256.37222" calcext:value-type="float">
            <text:p>-256.37222</text:p>
          </table:table-cell>
          <table:table-cell office:value-type="float" office:value="12504.605" calcext:value-type="float">
            <text:p>12504.605</text:p>
          </table:table-cell>
          <table:table-cell office:value-type="float" office:value="103.12504" calcext:value-type="float">
            <text:p>103.12504</text:p>
          </table:table-cell>
          <table:table-cell office:value-type="float" office:value="1342.4264" calcext:value-type="float">
            <text:p>1342.4264</text:p>
          </table:table-cell>
          <table:table-cell office:value-type="float" office:value="-8.427773" calcext:value-type="float">
            <text:p>-8.427773</text:p>
          </table:table-cell>
          <table:table-cell office:value-type="float" office:value="652.6007" calcext:value-type="float">
            <text:p>652.6007</text:p>
          </table:table-cell>
          <table:table-cell office:value-type="float" office:value="48.58596" calcext:value-type="float">
            <text:p>48.58596</text:p>
          </table:table-cell>
          <table:table-cell office:value-type="float" office:value="361.14062" calcext:value-type="float">
            <text:p>361.14062</text:p>
          </table:table-cell>
          <table:table-cell office:value-type="float" office:value="-4.1882467" calcext:value-type="float">
            <text:p>-4.1882467</text:p>
          </table:table-cell>
          <table:table-cell office:value-type="float" office:value="430.41168" calcext:value-type="float">
            <text:p>430.41168</text:p>
          </table:table-cell>
          <table:table-cell office:value-type="float" office:value="17.339882" calcext:value-type="float">
            <text:p>17.339882</text:p>
          </table:table-cell>
          <table:table-cell office:value-type="float" office:value="210.1495" calcext:value-type="float">
            <text:p>210.1495</text:p>
          </table:table-cell>
          <table:table-cell office:value-type="float" office:value="-6.681784" calcext:value-type="float">
            <text:p>-6.681784</text:p>
          </table:table-cell>
          <table:table-cell office:value-type="float" office:value="281.92667" calcext:value-type="float">
            <text:p>281.92667</text:p>
          </table:table-cell>
          <table:table-cell office:value-type="float" office:value="17.037977" calcext:value-type="float">
            <text:p>17.037977</text:p>
          </table:table-cell>
          <table:table-cell office:value-type="float" office:value="189.00304" calcext:value-type="float">
            <text:p>189.00304</text:p>
          </table:table-cell>
          <table:table-cell office:value-type="float" office:value="-4.612256" calcext:value-type="float">
            <text:p>-4.612256</text:p>
          </table:table-cell>
          <table:table-cell office:value-type="float" office:value="190.97542" calcext:value-type="float">
            <text:p>190.97542</text:p>
          </table:table-cell>
          <table:table-cell office:value-type="float" office:value="5.318705" calcext:value-type="float">
            <text:p>5.318705</text:p>
          </table:table-cell>
          <table:table-cell office:value-type="float" office:value="110.15308" calcext:value-type="float">
            <text:p>110.15308</text:p>
          </table:table-cell>
          <table:table-cell office:value-type="float" office:value="-10.017794" calcext:value-type="float">
            <text:p>-10.017794</text:p>
          </table:table-cell>
          <table:table-cell office:value-type="float" office:value="132.7214" calcext:value-type="float">
            <text:p>132.7214</text:p>
          </table:table-cell>
          <table:table-cell office:value-type="float" office:value="8.225862" calcext:value-type="float">
            <text:p>8.225862</text:p>
          </table:table-cell>
          <table:table-cell office:value-type="float" office:value="99.171364" calcext:value-type="float">
            <text:p>99.171364</text:p>
          </table:table-cell>
          <table:table-cell office:value-type="float" office:value="-6.207776" calcext:value-type="float">
            <text:p>-6.207776</text:p>
          </table:table-cell>
          <table:table-cell office:value-type="float" office:value="88.99085" calcext:value-type="float">
            <text:p>88.99085</text:p>
          </table:table-cell>
          <table:table-cell office:value-type="float" office:value="3.4253097" calcext:value-type="float">
            <text:p>3.4253097</text:p>
          </table:table-cell>
          <table:table-cell office:value-type="float" office:value="88.998245" calcext:value-type="float">
            <text:p>88.998245</text:p>
          </table:table-cell>
          <table:table-cell office:value-type="float" office:value="-3.6573415" calcext:value-type="float">
            <text:p>-3.6573415</text:p>
          </table:table-cell>
          <table:table-cell office:value-type="float" office:value="80.95433" calcext:value-type="float">
            <text:p>80.95433</text:p>
          </table:table-cell>
          <table:table-cell office:value-type="float" office:value="1.7009529" calcext:value-type="float">
            <text:p>1.7009529</text:p>
          </table:table-cell>
          <table:table-cell office:value-type="float" office:value="61.840923" calcext:value-type="float">
            <text:p>61.840923</text:p>
          </table:table-cell>
          <table:table-cell office:value-type="float" office:value="-5.408959" calcext:value-type="float">
            <text:p>-5.408959</text:p>
          </table:table-cell>
          <table:table-cell office:value-type="float" office:value="60.2907" calcext:value-type="float">
            <text:p>60.2907</text:p>
          </table:table-cell>
          <table:table-cell office:value-type="float" office:value="-3.2483923" calcext:value-type="float">
            <text:p>-3.2483923</text:p>
          </table:table-cell>
          <table:table-cell office:value-type="float" office:value="43.171024" calcext:value-type="float">
            <text:p>43.171024</text:p>
          </table:table-cell>
          <table:table-cell office:value-type="float" office:value="-3.8748894" calcext:value-type="float">
            <text:p>-3.8748894</text:p>
          </table:table-cell>
          <table:table-cell office:value-type="float" office:value="74.63042" calcext:value-type="float">
            <text:p>74.63042</text:p>
          </table:table-cell>
          <table:table-cell office:value-type="float" office:value="-1.037097" calcext:value-type="float">
            <text:p>-1.037097</text:p>
          </table:table-cell>
          <table:table-cell office:value-type="float" office:value="56.56753" calcext:value-type="float">
            <text:p>56.567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24.wav</text:p>
          </table:table-cell>
          <table:table-cell office:value-type="float" office:value="2320.39508088512" calcext:value-type="float">
            <text:p>2320.39508088512</text:p>
          </table:table-cell>
          <table:table-cell office:value-type="float" office:value="118499.238009016" calcext:value-type="float">
            <text:p>118499.238009016</text:p>
          </table:table-cell>
          <table:table-cell office:value-type="float" office:value="2044.91836407623" calcext:value-type="float">
            <text:p>2044.91836407623</text:p>
          </table:table-cell>
          <table:table-cell office:value-type="float" office:value="45874.1393755745" calcext:value-type="float">
            <text:p>45874.1393755745</text:p>
          </table:table-cell>
          <table:table-cell office:value-type="float" office:value="21.1402316716355" calcext:value-type="float">
            <text:p>21.1402316716355</text:p>
          </table:table-cell>
          <table:table-cell office:value-type="float" office:value="90.0767714027181" calcext:value-type="float">
            <text:p>90.0767714027181</text:p>
          </table:table-cell>
          <table:table-cell office:value-type="float" office:value="0.008180621" calcext:value-type="float">
            <text:p>0.008180621</text:p>
          </table:table-cell>
          <table:table-cell office:value-type="float" office:value="0.000029443028" calcext:value-type="float">
            <text:p>0.000029443028</text:p>
          </table:table-cell>
          <table:table-cell office:value-type="float" office:value="4466.440973481" calcext:value-type="float">
            <text:p>4466.440973481</text:p>
          </table:table-cell>
          <table:table-cell office:value-type="float" office:value="482877.921160781" calcext:value-type="float">
            <text:p>482877.921160781</text:p>
          </table:table-cell>
          <table:table-cell office:value-type="float" office:value="2.48602780455888" calcext:value-type="float">
            <text:p>2.48602780455888</text:p>
          </table:table-cell>
          <table:table-cell office:value-type="float" office:value="7.36446925570057" calcext:value-type="float">
            <text:p>7.36446925570057</text:p>
          </table:table-cell>
          <table:table-cell office:value-type="float" office:value="-0.00116092262493817" calcext:value-type="float">
            <text:p>-0.00116092262493817</text:p>
          </table:table-cell>
          <table:table-cell office:value-type="float" office:value="0.010492848396754" calcext:value-type="float">
            <text:p>0.010492848396754</text:p>
          </table:table-cell>
          <table:table-cell office:value-type="float" office:value="0.14343044578983" calcext:value-type="float">
            <text:p>0.14343044578983</text:p>
          </table:table-cell>
          <table:table-cell office:value-type="float" office:value="0.00200880565608822" calcext:value-type="float">
            <text:p>0.00200880565608822</text:p>
          </table:table-cell>
          <table:table-cell office:value-type="float" office:value="0.40513223" calcext:value-type="float">
            <text:p>0.40513223</text:p>
          </table:table-cell>
          <table:table-cell office:value-type="float" office:value="0.07589775" calcext:value-type="float">
            <text:p>0.07589775</text:p>
          </table:table-cell>
          <table:table-cell office:value-type="float" office:value="0.26341766" calcext:value-type="float">
            <text:p>0.26341766</text:p>
          </table:table-cell>
          <table:table-cell office:value-type="float" office:value="0.013944469" calcext:value-type="float">
            <text:p>0.013944469</text:p>
          </table:table-cell>
          <table:table-cell office:value-type="float" office:value="0.011449833" calcext:value-type="float">
            <text:p>0.011449833</text:p>
          </table:table-cell>
          <table:table-cell office:value-type="float" office:value="0" calcext:value-type="float">
            <text:p>0</text:p>
          </table:table-cell>
          <table:table-cell office:value-type="float" office:value="0.15654169" calcext:value-type="float">
            <text:p>0.15654169</text:p>
          </table:table-cell>
          <table:table-cell office:value-type="float" office:value="0.001613346" calcext:value-type="float">
            <text:p>0.001613346</text:p>
          </table:table-cell>
          <table:table-cell office:value-type="float" office:value="0.191754713473061" calcext:value-type="float">
            <text:p>0.191754713473061</text:p>
          </table:table-cell>
          <table:table-cell office:value-type="float" office:value="0.0474342874627596" calcext:value-type="float">
            <text:p>0.0474342874627596</text:p>
          </table:table-cell>
          <table:table-cell office:value-type="float" office:value="-0.04745774" calcext:value-type="float">
            <text:p>-0.04745774</text:p>
          </table:table-cell>
          <table:table-cell office:value-type="float" office:value="-52.480682" calcext:value-type="float">
            <text:p>-52.480682</text:p>
          </table:table-cell>
          <table:table-cell office:value-type="float" office:value="1093.1815" calcext:value-type="float">
            <text:p>1093.1815</text:p>
          </table:table-cell>
          <table:table-cell office:value-type="float" office:value="99.70796" calcext:value-type="float">
            <text:p>99.70796</text:p>
          </table:table-cell>
          <table:table-cell office:value-type="float" office:value="376.6466" calcext:value-type="float">
            <text:p>376.6466</text:p>
          </table:table-cell>
          <table:table-cell office:value-type="float" office:value="-47.386406" calcext:value-type="float">
            <text:p>-47.386406</text:p>
          </table:table-cell>
          <table:table-cell office:value-type="float" office:value="434.04138" calcext:value-type="float">
            <text:p>434.04138</text:p>
          </table:table-cell>
          <table:table-cell office:value-type="float" office:value="47.017593" calcext:value-type="float">
            <text:p>47.017593</text:p>
          </table:table-cell>
          <table:table-cell office:value-type="float" office:value="186.19792" calcext:value-type="float">
            <text:p>186.19792</text:p>
          </table:table-cell>
          <table:table-cell office:value-type="float" office:value="-21.017344" calcext:value-type="float">
            <text:p>-21.017344</text:p>
          </table:table-cell>
          <table:table-cell office:value-type="float" office:value="147.65253" calcext:value-type="float">
            <text:p>147.65253</text:p>
          </table:table-cell>
          <table:table-cell office:value-type="float" office:value="22.883759" calcext:value-type="float">
            <text:p>22.883759</text:p>
          </table:table-cell>
          <table:table-cell office:value-type="float" office:value="113.92976" calcext:value-type="float">
            <text:p>113.92976</text:p>
          </table:table-cell>
          <table:table-cell office:value-type="float" office:value="-18.278618" calcext:value-type="float">
            <text:p>-18.278618</text:p>
          </table:table-cell>
          <table:table-cell office:value-type="float" office:value="47.420666" calcext:value-type="float">
            <text:p>47.420666</text:p>
          </table:table-cell>
          <table:table-cell office:value-type="float" office:value="13.886501" calcext:value-type="float">
            <text:p>13.886501</text:p>
          </table:table-cell>
          <table:table-cell office:value-type="float" office:value="54.391907" calcext:value-type="float">
            <text:p>54.391907</text:p>
          </table:table-cell>
          <table:table-cell office:value-type="float" office:value="-23.446274" calcext:value-type="float">
            <text:p>-23.446274</text:p>
          </table:table-cell>
          <table:table-cell office:value-type="float" office:value="65.08658" calcext:value-type="float">
            <text:p>65.08658</text:p>
          </table:table-cell>
          <table:table-cell office:value-type="float" office:value="13.51214" calcext:value-type="float">
            <text:p>13.51214</text:p>
          </table:table-cell>
          <table:table-cell office:value-type="float" office:value="63.351936" calcext:value-type="float">
            <text:p>63.351936</text:p>
          </table:table-cell>
          <table:table-cell office:value-type="float" office:value="-18.663303" calcext:value-type="float">
            <text:p>-18.663303</text:p>
          </table:table-cell>
          <table:table-cell office:value-type="float" office:value="46.22916" calcext:value-type="float">
            <text:p>46.22916</text:p>
          </table:table-cell>
          <table:table-cell office:value-type="float" office:value="5.705186" calcext:value-type="float">
            <text:p>5.705186</text:p>
          </table:table-cell>
          <table:table-cell office:value-type="float" office:value="43.972435" calcext:value-type="float">
            <text:p>43.972435</text:p>
          </table:table-cell>
          <table:table-cell office:value-type="float" office:value="-12.890456" calcext:value-type="float">
            <text:p>-12.890456</text:p>
          </table:table-cell>
          <table:table-cell office:value-type="float" office:value="41.44737" calcext:value-type="float">
            <text:p>41.44737</text:p>
          </table:table-cell>
          <table:table-cell office:value-type="float" office:value="1.1912118" calcext:value-type="float">
            <text:p>1.1912118</text:p>
          </table:table-cell>
          <table:table-cell office:value-type="float" office:value="39.010002" calcext:value-type="float">
            <text:p>39.010002</text:p>
          </table:table-cell>
          <table:table-cell office:value-type="float" office:value="-12.40836" calcext:value-type="float">
            <text:p>-12.40836</text:p>
          </table:table-cell>
          <table:table-cell office:value-type="float" office:value="32.04821" calcext:value-type="float">
            <text:p>32.04821</text:p>
          </table:table-cell>
          <table:table-cell office:value-type="float" office:value="0.38663414" calcext:value-type="float">
            <text:p>0.38663414</text:p>
          </table:table-cell>
          <table:table-cell office:value-type="float" office:value="38.33491" calcext:value-type="float">
            <text:p>38.33491</text:p>
          </table:table-cell>
          <table:table-cell office:value-type="float" office:value="-9.139816" calcext:value-type="float">
            <text:p>-9.139816</text:p>
          </table:table-cell>
          <table:table-cell office:value-type="float" office:value="29.729967" calcext:value-type="float">
            <text:p>29.729967</text:p>
          </table:table-cell>
          <table:table-cell office:value-type="float" office:value="1.5921024" calcext:value-type="float">
            <text:p>1.5921024</text:p>
          </table:table-cell>
          <table:table-cell office:value-type="float" office:value="29.976326" calcext:value-type="float">
            <text:p>29.976326</text:p>
          </table:table-cell>
          <table:table-cell office:value-type="float" office:value="-4.1251187" calcext:value-type="float">
            <text:p>-4.1251187</text:p>
          </table:table-cell>
          <table:table-cell office:value-type="float" office:value="31.20739" calcext:value-type="float">
            <text:p>31.20739</text:p>
          </table:table-cell>
          <table:table-cell office:value-type="float" office:value="0.3087658" calcext:value-type="float">
            <text:p>0.3087658</text:p>
          </table:table-cell>
          <table:table-cell office:value-type="float" office:value="35.249847" calcext:value-type="float">
            <text:p>35.2498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62.wav</text:p>
          </table:table-cell>
          <table:table-cell office:value-type="float" office:value="2946.63260709618" calcext:value-type="float">
            <text:p>2946.63260709618</text:p>
          </table:table-cell>
          <table:table-cell office:value-type="float" office:value="1008866.15297721" calcext:value-type="float">
            <text:p>1008866.15297721</text:p>
          </table:table-cell>
          <table:table-cell office:value-type="float" office:value="3203.14308501633" calcext:value-type="float">
            <text:p>3203.14308501633</text:p>
          </table:table-cell>
          <table:table-cell office:value-type="float" office:value="207827.645817002" calcext:value-type="float">
            <text:p>207827.645817002</text:p>
          </table:table-cell>
          <table:table-cell office:value-type="float" office:value="18.9211012633028" calcext:value-type="float">
            <text:p>18.9211012633028</text:p>
          </table:table-cell>
          <table:table-cell office:value-type="float" office:value="21.3627719292027" calcext:value-type="float">
            <text:p>21.3627719292027</text:p>
          </table:table-cell>
          <table:table-cell office:value-type="float" office:value="0.031023419" calcext:value-type="float">
            <text:p>0.031023419</text:p>
          </table:table-cell>
          <table:table-cell office:value-type="float" office:value="0.0028778147" calcext:value-type="float">
            <text:p>0.0028778147</text:p>
          </table:table-cell>
          <table:table-cell office:value-type="float" office:value="6983.23609248115" calcext:value-type="float">
            <text:p>6983.23609248115</text:p>
          </table:table-cell>
          <table:table-cell office:value-type="float" office:value="3244568.98151044" calcext:value-type="float">
            <text:p>3244568.98151044</text:p>
          </table:table-cell>
          <table:table-cell office:value-type="float" office:value="0.607680909436059" calcext:value-type="float">
            <text:p>0.607680909436059</text:p>
          </table:table-cell>
          <table:table-cell office:value-type="float" office:value="0.590603676454525" calcext:value-type="float">
            <text:p>0.590603676454525</text:p>
          </table:table-cell>
          <table:table-cell office:value-type="float" office:value="-0.0387819209431048" calcext:value-type="float">
            <text:p>-0.0387819209431048</text:p>
          </table:table-cell>
          <table:table-cell office:value-type="float" office:value="0.0114740064862494" calcext:value-type="float">
            <text:p>0.0114740064862494</text:p>
          </table:table-cell>
          <table:table-cell office:value-type="float" office:value="0.108521546307038" calcext:value-type="float">
            <text:p>0.108521546307038</text:p>
          </table:table-cell>
          <table:table-cell office:value-type="float" office:value="0.00450373098019587" calcext:value-type="float">
            <text:p>0.00450373098019587</text:p>
          </table:table-cell>
          <table:table-cell office:value-type="float" office:value="0.31963512" calcext:value-type="float">
            <text:p>0.31963512</text:p>
          </table:table-cell>
          <table:table-cell office:value-type="float" office:value="0.09188178" calcext:value-type="float">
            <text:p>0.09188178</text:p>
          </table:table-cell>
          <table:table-cell office:value-type="float" office:value="0.2597056" calcext:value-type="float">
            <text:p>0.2597056</text:p>
          </table:table-cell>
          <table:table-cell office:value-type="float" office:value="0.015886331" calcext:value-type="float">
            <text:p>0.015886331</text:p>
          </table:table-cell>
          <table:table-cell office:value-type="float" office:value="0.040299624" calcext:value-type="float">
            <text:p>0.040299624</text:p>
          </table:table-cell>
          <table:table-cell office:value-type="float" office:value="0" calcext:value-type="float">
            <text:p>0</text:p>
          </table:table-cell>
          <table:table-cell office:value-type="float" office:value="0.060456336" calcext:value-type="float">
            <text:p>0.060456336</text:p>
          </table:table-cell>
          <table:table-cell office:value-type="float" office:value="0.00079167035" calcext:value-type="float">
            <text:p>0.00079167035</text:p>
          </table:table-cell>
          <table:table-cell office:value-type="float" office:value="0.123439112245944" calcext:value-type="float">
            <text:p>0.123439112245944</text:p>
          </table:table-cell>
          <table:table-cell office:value-type="float" office:value="0.0224230542484189" calcext:value-type="float">
            <text:p>0.0224230542484189</text:p>
          </table:table-cell>
          <table:table-cell office:value-type="float" office:value="0.03773202" calcext:value-type="float">
            <text:p>0.03773202</text:p>
          </table:table-cell>
          <table:table-cell office:value-type="float" office:value="-212.2839" calcext:value-type="float">
            <text:p>-212.2839</text:p>
          </table:table-cell>
          <table:table-cell office:value-type="float" office:value="4089.5005" calcext:value-type="float">
            <text:p>4089.5005</text:p>
          </table:table-cell>
          <table:table-cell office:value-type="float" office:value="65.78227" calcext:value-type="float">
            <text:p>65.78227</text:p>
          </table:table-cell>
          <table:table-cell office:value-type="float" office:value="798.83435" calcext:value-type="float">
            <text:p>798.83435</text:p>
          </table:table-cell>
          <table:table-cell office:value-type="float" office:value="45.207645" calcext:value-type="float">
            <text:p>45.207645</text:p>
          </table:table-cell>
          <table:table-cell office:value-type="float" office:value="731.97876" calcext:value-type="float">
            <text:p>731.97876</text:p>
          </table:table-cell>
          <table:table-cell office:value-type="float" office:value="19.728804" calcext:value-type="float">
            <text:p>19.728804</text:p>
          </table:table-cell>
          <table:table-cell office:value-type="float" office:value="315.91467" calcext:value-type="float">
            <text:p>315.91467</text:p>
          </table:table-cell>
          <table:table-cell office:value-type="float" office:value="11.811091" calcext:value-type="float">
            <text:p>11.811091</text:p>
          </table:table-cell>
          <table:table-cell office:value-type="float" office:value="230.31352" calcext:value-type="float">
            <text:p>230.31352</text:p>
          </table:table-cell>
          <table:table-cell office:value-type="float" office:value="8.058759" calcext:value-type="float">
            <text:p>8.058759</text:p>
          </table:table-cell>
          <table:table-cell office:value-type="float" office:value="133.3038" calcext:value-type="float">
            <text:p>133.3038</text:p>
          </table:table-cell>
          <table:table-cell office:value-type="float" office:value="4.425894" calcext:value-type="float">
            <text:p>4.425894</text:p>
          </table:table-cell>
          <table:table-cell office:value-type="float" office:value="121.355644" calcext:value-type="float">
            <text:p>121.355644</text:p>
          </table:table-cell>
          <table:table-cell office:value-type="float" office:value="4.2154007" calcext:value-type="float">
            <text:p>4.2154007</text:p>
          </table:table-cell>
          <table:table-cell office:value-type="float" office:value="56.282013" calcext:value-type="float">
            <text:p>56.282013</text:p>
          </table:table-cell>
          <table:table-cell office:value-type="float" office:value="-2.3198674" calcext:value-type="float">
            <text:p>-2.3198674</text:p>
          </table:table-cell>
          <table:table-cell office:value-type="float" office:value="63.588566" calcext:value-type="float">
            <text:p>63.588566</text:p>
          </table:table-cell>
          <table:table-cell office:value-type="float" office:value="-2.2011733" calcext:value-type="float">
            <text:p>-2.2011733</text:p>
          </table:table-cell>
          <table:table-cell office:value-type="float" office:value="69.84462" calcext:value-type="float">
            <text:p>69.84462</text:p>
          </table:table-cell>
          <table:table-cell office:value-type="float" office:value="-1.6351123" calcext:value-type="float">
            <text:p>-1.6351123</text:p>
          </table:table-cell>
          <table:table-cell office:value-type="float" office:value="59.05926" calcext:value-type="float">
            <text:p>59.05926</text:p>
          </table:table-cell>
          <table:table-cell office:value-type="float" office:value="-4.6608105" calcext:value-type="float">
            <text:p>-4.6608105</text:p>
          </table:table-cell>
          <table:table-cell office:value-type="float" office:value="35.548466" calcext:value-type="float">
            <text:p>35.548466</text:p>
          </table:table-cell>
          <table:table-cell office:value-type="float" office:value="-3.722563" calcext:value-type="float">
            <text:p>-3.722563</text:p>
          </table:table-cell>
          <table:table-cell office:value-type="float" office:value="46.08182" calcext:value-type="float">
            <text:p>46.08182</text:p>
          </table:table-cell>
          <table:table-cell office:value-type="float" office:value="-6.7756095" calcext:value-type="float">
            <text:p>-6.7756095</text:p>
          </table:table-cell>
          <table:table-cell office:value-type="float" office:value="55.56714" calcext:value-type="float">
            <text:p>55.56714</text:p>
          </table:table-cell>
          <table:table-cell office:value-type="float" office:value="-2.9975386" calcext:value-type="float">
            <text:p>-2.9975386</text:p>
          </table:table-cell>
          <table:table-cell office:value-type="float" office:value="42.79228" calcext:value-type="float">
            <text:p>42.79228</text:p>
          </table:table-cell>
          <table:table-cell office:value-type="float" office:value="-6.5122967" calcext:value-type="float">
            <text:p>-6.5122967</text:p>
          </table:table-cell>
          <table:table-cell office:value-type="float" office:value="51.381004" calcext:value-type="float">
            <text:p>51.381004</text:p>
          </table:table-cell>
          <table:table-cell office:value-type="float" office:value="-10.916957" calcext:value-type="float">
            <text:p>-10.916957</text:p>
          </table:table-cell>
          <table:table-cell office:value-type="float" office:value="73.29629" calcext:value-type="float">
            <text:p>73.29629</text:p>
          </table:table-cell>
          <table:table-cell office:value-type="float" office:value="-3.3977473" calcext:value-type="float">
            <text:p>-3.3977473</text:p>
          </table:table-cell>
          <table:table-cell office:value-type="float" office:value="87.57095" calcext:value-type="float">
            <text:p>87.57095</text:p>
          </table:table-cell>
          <table:table-cell office:value-type="float" office:value="-1.2068572" calcext:value-type="float">
            <text:p>-1.2068572</text:p>
          </table:table-cell>
          <table:table-cell office:value-type="float" office:value="109.74338" calcext:value-type="float">
            <text:p>109.74338</text:p>
          </table:table-cell>
          <table:table-cell office:value-type="float" office:value="-3.110246" calcext:value-type="float">
            <text:p>-3.110246</text:p>
          </table:table-cell>
          <table:table-cell office:value-type="float" office:value="115.79924" calcext:value-type="float">
            <text:p>115.799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10.wav</text:p>
          </table:table-cell>
          <table:table-cell office:value-type="float" office:value="1857.97259860661" calcext:value-type="float">
            <text:p>1857.97259860661</text:p>
          </table:table-cell>
          <table:table-cell office:value-type="float" office:value="379959.171341772" calcext:value-type="float">
            <text:p>379959.171341772</text:p>
          </table:table-cell>
          <table:table-cell office:value-type="float" office:value="2182.35023204056" calcext:value-type="float">
            <text:p>2182.35023204056</text:p>
          </table:table-cell>
          <table:table-cell office:value-type="float" office:value="106105.555536988" calcext:value-type="float">
            <text:p>106105.555536988</text:p>
          </table:table-cell>
          <table:table-cell office:value-type="float" office:value="22.0634164743818" calcext:value-type="float">
            <text:p>22.0634164743818</text:p>
          </table:table-cell>
          <table:table-cell office:value-type="float" office:value="76.5826701230871" calcext:value-type="float">
            <text:p>76.5826701230871</text:p>
          </table:table-cell>
          <table:table-cell office:value-type="float" office:value="0.0044677155" calcext:value-type="float">
            <text:p>0.0044677155</text:p>
          </table:table-cell>
          <table:table-cell office:value-type="float" office:value="0.000026008338" calcext:value-type="float">
            <text:p>0.000026008338</text:p>
          </table:table-cell>
          <table:table-cell office:value-type="float" office:value="4191.67197242967" calcext:value-type="float">
            <text:p>4191.67197242967</text:p>
          </table:table-cell>
          <table:table-cell office:value-type="float" office:value="1648787.62906527" calcext:value-type="float">
            <text:p>1648787.62906527</text:p>
          </table:table-cell>
          <table:table-cell office:value-type="float" office:value="1.85525818043912" calcext:value-type="float">
            <text:p>1.85525818043912</text:p>
          </table:table-cell>
          <table:table-cell office:value-type="float" office:value="4.6708307978773" calcext:value-type="float">
            <text:p>4.6708307978773</text:p>
          </table:table-cell>
          <table:table-cell office:value-type="float" office:value="0.0111611812872447" calcext:value-type="float">
            <text:p>0.0111611812872447</text:p>
          </table:table-cell>
          <table:table-cell office:value-type="float" office:value="0.00798608643689656" calcext:value-type="float">
            <text:p>0.00798608643689656</text:p>
          </table:table-cell>
          <table:table-cell office:value-type="float" office:value="0.0717082366589327" calcext:value-type="float">
            <text:p>0.0717082366589327</text:p>
          </table:table-cell>
          <table:table-cell office:value-type="float" office:value="0.00179233740944652" calcext:value-type="float">
            <text:p>0.00179233740944652</text:p>
          </table:table-cell>
          <table:table-cell office:value-type="float" office:value="0.39827147" calcext:value-type="float">
            <text:p>0.39827147</text:p>
          </table:table-cell>
          <table:table-cell office:value-type="float" office:value="0.087783426" calcext:value-type="float">
            <text:p>0.087783426</text:p>
          </table:table-cell>
          <table:table-cell office:value-type="float" office:value="0.2676018" calcext:value-type="float">
            <text:p>0.2676018</text:p>
          </table:table-cell>
          <table:table-cell office:value-type="float" office:value="0.011722615" calcext:value-type="float">
            <text:p>0.011722615</text:p>
          </table:table-cell>
          <table:table-cell office:value-type="float" office:value="-0.03162328" calcext:value-type="float">
            <text:p>-0.03162328</text:p>
          </table:table-cell>
          <table:table-cell office:value-type="float" office:value="0" calcext:value-type="float">
            <text:p>0</text:p>
          </table:table-cell>
          <table:table-cell office:value-type="float" office:value="0.15342064" calcext:value-type="float">
            <text:p>0.15342064</text:p>
          </table:table-cell>
          <table:table-cell office:value-type="float" office:value="0.0026921474" calcext:value-type="float">
            <text:p>0.0026921474</text:p>
          </table:table-cell>
          <table:table-cell office:value-type="float" office:value="0.132083997115001" calcext:value-type="float">
            <text:p>0.132083997115001</text:p>
          </table:table-cell>
          <table:table-cell office:value-type="float" office:value="0.0249251666843326" calcext:value-type="float">
            <text:p>0.0249251666843326</text:p>
          </table:table-cell>
          <table:table-cell office:value-type="float" office:value="-0.035621475" calcext:value-type="float">
            <text:p>-0.035621475</text:p>
          </table:table-cell>
          <table:table-cell office:value-type="float" office:value="-108.94804" calcext:value-type="float">
            <text:p>-108.94804</text:p>
          </table:table-cell>
          <table:table-cell office:value-type="float" office:value="2676.7957" calcext:value-type="float">
            <text:p>2676.7957</text:p>
          </table:table-cell>
          <table:table-cell office:value-type="float" office:value="114.95368" calcext:value-type="float">
            <text:p>114.95368</text:p>
          </table:table-cell>
          <table:table-cell office:value-type="float" office:value="459.32266" calcext:value-type="float">
            <text:p>459.32266</text:p>
          </table:table-cell>
          <table:table-cell office:value-type="float" office:value="-5.2112894" calcext:value-type="float">
            <text:p>-5.2112894</text:p>
          </table:table-cell>
          <table:table-cell office:value-type="float" office:value="334.68292" calcext:value-type="float">
            <text:p>334.68292</text:p>
          </table:table-cell>
          <table:table-cell office:value-type="float" office:value="46.19136" calcext:value-type="float">
            <text:p>46.19136</text:p>
          </table:table-cell>
          <table:table-cell office:value-type="float" office:value="170.238" calcext:value-type="float">
            <text:p>170.238</text:p>
          </table:table-cell>
          <table:table-cell office:value-type="float" office:value="-9.136669" calcext:value-type="float">
            <text:p>-9.136669</text:p>
          </table:table-cell>
          <table:table-cell office:value-type="float" office:value="125.25786" calcext:value-type="float">
            <text:p>125.25786</text:p>
          </table:table-cell>
          <table:table-cell office:value-type="float" office:value="20.517895" calcext:value-type="float">
            <text:p>20.517895</text:p>
          </table:table-cell>
          <table:table-cell office:value-type="float" office:value="140.06793" calcext:value-type="float">
            <text:p>140.06793</text:p>
          </table:table-cell>
          <table:table-cell office:value-type="float" office:value="-17.024096" calcext:value-type="float">
            <text:p>-17.024096</text:p>
          </table:table-cell>
          <table:table-cell office:value-type="float" office:value="107.52481" calcext:value-type="float">
            <text:p>107.52481</text:p>
          </table:table-cell>
          <table:table-cell office:value-type="float" office:value="24.221981" calcext:value-type="float">
            <text:p>24.221981</text:p>
          </table:table-cell>
          <table:table-cell office:value-type="float" office:value="85.43633" calcext:value-type="float">
            <text:p>85.43633</text:p>
          </table:table-cell>
          <table:table-cell office:value-type="float" office:value="-8.050692" calcext:value-type="float">
            <text:p>-8.050692</text:p>
          </table:table-cell>
          <table:table-cell office:value-type="float" office:value="77.78536" calcext:value-type="float">
            <text:p>77.78536</text:p>
          </table:table-cell>
          <table:table-cell office:value-type="float" office:value="13.43937" calcext:value-type="float">
            <text:p>13.43937</text:p>
          </table:table-cell>
          <table:table-cell office:value-type="float" office:value="63.898067" calcext:value-type="float">
            <text:p>63.898067</text:p>
          </table:table-cell>
          <table:table-cell office:value-type="float" office:value="-18.37755" calcext:value-type="float">
            <text:p>-18.37755</text:p>
          </table:table-cell>
          <table:table-cell office:value-type="float" office:value="53.23386" calcext:value-type="float">
            <text:p>53.23386</text:p>
          </table:table-cell>
          <table:table-cell office:value-type="float" office:value="8.584026" calcext:value-type="float">
            <text:p>8.584026</text:p>
          </table:table-cell>
          <table:table-cell office:value-type="float" office:value="56.306385" calcext:value-type="float">
            <text:p>56.306385</text:p>
          </table:table-cell>
          <table:table-cell office:value-type="float" office:value="-11.401218" calcext:value-type="float">
            <text:p>-11.401218</text:p>
          </table:table-cell>
          <table:table-cell office:value-type="float" office:value="47.90993" calcext:value-type="float">
            <text:p>47.90993</text:p>
          </table:table-cell>
          <table:table-cell office:value-type="float" office:value="1.8885924" calcext:value-type="float">
            <text:p>1.8885924</text:p>
          </table:table-cell>
          <table:table-cell office:value-type="float" office:value="50.249237" calcext:value-type="float">
            <text:p>50.249237</text:p>
          </table:table-cell>
          <table:table-cell office:value-type="float" office:value="-10.553891" calcext:value-type="float">
            <text:p>-10.553891</text:p>
          </table:table-cell>
          <table:table-cell office:value-type="float" office:value="45.451096" calcext:value-type="float">
            <text:p>45.451096</text:p>
          </table:table-cell>
          <table:table-cell office:value-type="float" office:value="-0.25589058" calcext:value-type="float">
            <text:p>-0.25589058</text:p>
          </table:table-cell>
          <table:table-cell office:value-type="float" office:value="31.901972" calcext:value-type="float">
            <text:p>31.901972</text:p>
          </table:table-cell>
          <table:table-cell office:value-type="float" office:value="-11.79859" calcext:value-type="float">
            <text:p>-11.79859</text:p>
          </table:table-cell>
          <table:table-cell office:value-type="float" office:value="45.53043" calcext:value-type="float">
            <text:p>45.53043</text:p>
          </table:table-cell>
          <table:table-cell office:value-type="float" office:value="-6.499074" calcext:value-type="float">
            <text:p>-6.499074</text:p>
          </table:table-cell>
          <table:table-cell office:value-type="float" office:value="39.328686" calcext:value-type="float">
            <text:p>39.328686</text:p>
          </table:table-cell>
          <table:table-cell office:value-type="float" office:value="-4.303899" calcext:value-type="float">
            <text:p>-4.303899</text:p>
          </table:table-cell>
          <table:table-cell office:value-type="float" office:value="48.186466" calcext:value-type="float">
            <text:p>48.186466</text:p>
          </table:table-cell>
          <table:table-cell office:value-type="float" office:value="-2.7363358" calcext:value-type="float">
            <text:p>-2.7363358</text:p>
          </table:table-cell>
          <table:table-cell office:value-type="float" office:value="33.10914" calcext:value-type="float">
            <text:p>33.109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65.wav</text:p>
          </table:table-cell>
          <table:table-cell office:value-type="float" office:value="2294.22973519761" calcext:value-type="float">
            <text:p>2294.22973519761</text:p>
          </table:table-cell>
          <table:table-cell office:value-type="float" office:value="181462.519869656" calcext:value-type="float">
            <text:p>181462.519869656</text:p>
          </table:table-cell>
          <table:table-cell office:value-type="float" office:value="2104.26362579563" calcext:value-type="float">
            <text:p>2104.26362579563</text:p>
          </table:table-cell>
          <table:table-cell office:value-type="float" office:value="75789.3701734103" calcext:value-type="float">
            <text:p>75789.3701734103</text:p>
          </table:table-cell>
          <table:table-cell office:value-type="float" office:value="21.255369714926" calcext:value-type="float">
            <text:p>21.255369714926</text:p>
          </table:table-cell>
          <table:table-cell office:value-type="float" office:value="82.6340430110523" calcext:value-type="float">
            <text:p>82.6340430110523</text:p>
          </table:table-cell>
          <table:table-cell office:value-type="float" office:value="0.0069709714" calcext:value-type="float">
            <text:p>0.0069709714</text:p>
          </table:table-cell>
          <table:table-cell office:value-type="float" office:value="0.00002783644" calcext:value-type="float">
            <text:p>0.00002783644</text:p>
          </table:table-cell>
          <table:table-cell office:value-type="float" office:value="4730.22687518126" calcext:value-type="float">
            <text:p>4730.22687518126</text:p>
          </table:table-cell>
          <table:table-cell office:value-type="float" office:value="766653.619468472" calcext:value-type="float">
            <text:p>766653.619468472</text:p>
          </table:table-cell>
          <table:table-cell office:value-type="float" office:value="1.7505857770873" calcext:value-type="float">
            <text:p>1.7505857770873</text:p>
          </table:table-cell>
          <table:table-cell office:value-type="float" office:value="3.90194011786778" calcext:value-type="float">
            <text:p>3.90194011786778</text:p>
          </table:table-cell>
          <table:table-cell office:value-type="float" office:value="-0.00949437658329218" calcext:value-type="float">
            <text:p>-0.00949437658329218</text:p>
          </table:table-cell>
          <table:table-cell office:value-type="float" office:value="0.00867717171758665" calcext:value-type="float">
            <text:p>0.00867717171758665</text:p>
          </table:table-cell>
          <table:table-cell office:value-type="float" office:value="0.129093179016821" calcext:value-type="float">
            <text:p>0.129093179016821</text:p>
          </table:table-cell>
          <table:table-cell office:value-type="float" office:value="0.00141746050038082" calcext:value-type="float">
            <text:p>0.00141746050038082</text:p>
          </table:table-cell>
          <table:table-cell office:value-type="float" office:value="0.3952954" calcext:value-type="float">
            <text:p>0.3952954</text:p>
          </table:table-cell>
          <table:table-cell office:value-type="float" office:value="0.08077558" calcext:value-type="float">
            <text:p>0.08077558</text:p>
          </table:table-cell>
          <table:table-cell office:value-type="float" office:value="0.26983914" calcext:value-type="float">
            <text:p>0.26983914</text:p>
          </table:table-cell>
          <table:table-cell office:value-type="float" office:value="0.010520168" calcext:value-type="float">
            <text:p>0.010520168</text:p>
          </table:table-cell>
          <table:table-cell office:value-type="float" office:value="-0.06562089" calcext:value-type="float">
            <text:p>-0.06562089</text:p>
          </table:table-cell>
          <table:table-cell office:value-type="float" office:value="0" calcext:value-type="float">
            <text:p>0</text:p>
          </table:table-cell>
          <table:table-cell office:value-type="float" office:value="0.114658765" calcext:value-type="float">
            <text:p>0.114658765</text:p>
          </table:table-cell>
          <table:table-cell office:value-type="float" office:value="0.0012987765" calcext:value-type="float">
            <text:p>0.0012987765</text:p>
          </table:table-cell>
          <table:table-cell office:value-type="float" office:value="0.190855998252055" calcext:value-type="float">
            <text:p>0.190855998252055</text:p>
          </table:table-cell>
          <table:table-cell office:value-type="float" office:value="0.0470644593979815" calcext:value-type="float">
            <text:p>0.0470644593979815</text:p>
          </table:table-cell>
          <table:table-cell office:value-type="float" office:value="-0.08651772" calcext:value-type="float">
            <text:p>-0.08651772</text:p>
          </table:table-cell>
          <table:table-cell office:value-type="float" office:value="-95.25766" calcext:value-type="float">
            <text:p>-95.25766</text:p>
          </table:table-cell>
          <table:table-cell office:value-type="float" office:value="1982.7198" calcext:value-type="float">
            <text:p>1982.7198</text:p>
          </table:table-cell>
          <table:table-cell office:value-type="float" office:value="103.813416" calcext:value-type="float">
            <text:p>103.813416</text:p>
          </table:table-cell>
          <table:table-cell office:value-type="float" office:value="421.11707" calcext:value-type="float">
            <text:p>421.11707</text:p>
          </table:table-cell>
          <table:table-cell office:value-type="float" office:value="-37.01362" calcext:value-type="float">
            <text:p>-37.01362</text:p>
          </table:table-cell>
          <table:table-cell office:value-type="float" office:value="385.77942" calcext:value-type="float">
            <text:p>385.77942</text:p>
          </table:table-cell>
          <table:table-cell office:value-type="float" office:value="52.685883" calcext:value-type="float">
            <text:p>52.685883</text:p>
          </table:table-cell>
          <table:table-cell office:value-type="float" office:value="155.9551" calcext:value-type="float">
            <text:p>155.9551</text:p>
          </table:table-cell>
          <table:table-cell office:value-type="float" office:value="-20.752981" calcext:value-type="float">
            <text:p>-20.752981</text:p>
          </table:table-cell>
          <table:table-cell office:value-type="float" office:value="148.0897" calcext:value-type="float">
            <text:p>148.0897</text:p>
          </table:table-cell>
          <table:table-cell office:value-type="float" office:value="27.573769" calcext:value-type="float">
            <text:p>27.573769</text:p>
          </table:table-cell>
          <table:table-cell office:value-type="float" office:value="91.84139" calcext:value-type="float">
            <text:p>91.84139</text:p>
          </table:table-cell>
          <table:table-cell office:value-type="float" office:value="-17.5265" calcext:value-type="float">
            <text:p>-17.5265</text:p>
          </table:table-cell>
          <table:table-cell office:value-type="float" office:value="90.68075" calcext:value-type="float">
            <text:p>90.68075</text:p>
          </table:table-cell>
          <table:table-cell office:value-type="float" office:value="24.807493" calcext:value-type="float">
            <text:p>24.807493</text:p>
          </table:table-cell>
          <table:table-cell office:value-type="float" office:value="76.2129" calcext:value-type="float">
            <text:p>76.2129</text:p>
          </table:table-cell>
          <table:table-cell office:value-type="float" office:value="-11.295161" calcext:value-type="float">
            <text:p>-11.295161</text:p>
          </table:table-cell>
          <table:table-cell office:value-type="float" office:value="93.67599" calcext:value-type="float">
            <text:p>93.67599</text:p>
          </table:table-cell>
          <table:table-cell office:value-type="float" office:value="16.644753" calcext:value-type="float">
            <text:p>16.644753</text:p>
          </table:table-cell>
          <table:table-cell office:value-type="float" office:value="99.4971" calcext:value-type="float">
            <text:p>99.4971</text:p>
          </table:table-cell>
          <table:table-cell office:value-type="float" office:value="-9.246779" calcext:value-type="float">
            <text:p>-9.246779</text:p>
          </table:table-cell>
          <table:table-cell office:value-type="float" office:value="80.20402" calcext:value-type="float">
            <text:p>80.20402</text:p>
          </table:table-cell>
          <table:table-cell office:value-type="float" office:value="10.183925" calcext:value-type="float">
            <text:p>10.183925</text:p>
          </table:table-cell>
          <table:table-cell office:value-type="float" office:value="59.701057" calcext:value-type="float">
            <text:p>59.701057</text:p>
          </table:table-cell>
          <table:table-cell office:value-type="float" office:value="-8.78414" calcext:value-type="float">
            <text:p>-8.78414</text:p>
          </table:table-cell>
          <table:table-cell office:value-type="float" office:value="52.562004" calcext:value-type="float">
            <text:p>52.562004</text:p>
          </table:table-cell>
          <table:table-cell office:value-type="float" office:value="1.8383002" calcext:value-type="float">
            <text:p>1.8383002</text:p>
          </table:table-cell>
          <table:table-cell office:value-type="float" office:value="46.920326" calcext:value-type="float">
            <text:p>46.920326</text:p>
          </table:table-cell>
          <table:table-cell office:value-type="float" office:value="-3.9530869" calcext:value-type="float">
            <text:p>-3.9530869</text:p>
          </table:table-cell>
          <table:table-cell office:value-type="float" office:value="47.19754" calcext:value-type="float">
            <text:p>47.19754</text:p>
          </table:table-cell>
          <table:table-cell office:value-type="float" office:value="2.1714826" calcext:value-type="float">
            <text:p>2.1714826</text:p>
          </table:table-cell>
          <table:table-cell office:value-type="float" office:value="35.684204" calcext:value-type="float">
            <text:p>35.684204</text:p>
          </table:table-cell>
          <table:table-cell office:value-type="float" office:value="-6.69774" calcext:value-type="float">
            <text:p>-6.69774</text:p>
          </table:table-cell>
          <table:table-cell office:value-type="float" office:value="36.866337" calcext:value-type="float">
            <text:p>36.866337</text:p>
          </table:table-cell>
          <table:table-cell office:value-type="float" office:value="5.1020174" calcext:value-type="float">
            <text:p>5.1020174</text:p>
          </table:table-cell>
          <table:table-cell office:value-type="float" office:value="28.905376" calcext:value-type="float">
            <text:p>28.905376</text:p>
          </table:table-cell>
          <table:table-cell office:value-type="float" office:value="-9.701118" calcext:value-type="float">
            <text:p>-9.701118</text:p>
          </table:table-cell>
          <table:table-cell office:value-type="float" office:value="35.644268" calcext:value-type="float">
            <text:p>35.644268</text:p>
          </table:table-cell>
          <table:table-cell office:value-type="float" office:value="-3.960038" calcext:value-type="float">
            <text:p>-3.960038</text:p>
          </table:table-cell>
          <table:table-cell office:value-type="float" office:value="38.71245" calcext:value-type="float">
            <text:p>38.71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63.wav</text:p>
          </table:table-cell>
          <table:table-cell office:value-type="float" office:value="1711.16929430472" calcext:value-type="float">
            <text:p>1711.16929430472</text:p>
          </table:table-cell>
          <table:table-cell office:value-type="float" office:value="1534117.10835649" calcext:value-type="float">
            <text:p>1534117.10835649</text:p>
          </table:table-cell>
          <table:table-cell office:value-type="float" office:value="2309.18725631798" calcext:value-type="float">
            <text:p>2309.18725631798</text:p>
          </table:table-cell>
          <table:table-cell office:value-type="float" office:value="690442.033788489" calcext:value-type="float">
            <text:p>690442.033788489</text:p>
          </table:table-cell>
          <table:table-cell office:value-type="float" office:value="20.7596093298663" calcext:value-type="float">
            <text:p>20.7596093298663</text:p>
          </table:table-cell>
          <table:table-cell office:value-type="float" office:value="27.8876542577154" calcext:value-type="float">
            <text:p>27.8876542577154</text:p>
          </table:table-cell>
          <table:table-cell office:value-type="float" office:value="0.010116602" calcext:value-type="float">
            <text:p>0.010116602</text:p>
          </table:table-cell>
          <table:table-cell office:value-type="float" office:value="0.00073826313" calcext:value-type="float">
            <text:p>0.00073826313</text:p>
          </table:table-cell>
          <table:table-cell office:value-type="float" office:value="3491.70131462079" calcext:value-type="float">
            <text:p>3491.70131462079</text:p>
          </table:table-cell>
          <table:table-cell office:value-type="float" office:value="8308336.34716151" calcext:value-type="float">
            <text:p>8308336.34716151</text:p>
          </table:table-cell>
          <table:table-cell office:value-type="float" office:value="0.451109449431044" calcext:value-type="float">
            <text:p>0.451109449431044</text:p>
          </table:table-cell>
          <table:table-cell office:value-type="float" office:value="0.289024797103014" calcext:value-type="float">
            <text:p>0.289024797103014</text:p>
          </table:table-cell>
          <table:table-cell office:value-type="float" office:value="0.0651388270768743" calcext:value-type="float">
            <text:p>0.0651388270768743</text:p>
          </table:table-cell>
          <table:table-cell office:value-type="float" office:value="0.0417715898934819" calcext:value-type="float">
            <text:p>0.0417715898934819</text:p>
          </table:table-cell>
          <table:table-cell office:value-type="float" office:value="0.0558494809793117" calcext:value-type="float">
            <text:p>0.0558494809793117</text:p>
          </table:table-cell>
          <table:table-cell office:value-type="float" office:value="0.00280369748816793" calcext:value-type="float">
            <text:p>0.00280369748816793</text:p>
          </table:table-cell>
          <table:table-cell office:value-type="float" office:value="0.32963905" calcext:value-type="float">
            <text:p>0.32963905</text:p>
          </table:table-cell>
          <table:table-cell office:value-type="float" office:value="0.09369634" calcext:value-type="float">
            <text:p>0.09369634</text:p>
          </table:table-cell>
          <table:table-cell office:value-type="float" office:value="0.19695036" calcext:value-type="float">
            <text:p>0.19695036</text:p>
          </table:table-cell>
          <table:table-cell office:value-type="float" office:value="0.044543877" calcext:value-type="float">
            <text:p>0.044543877</text:p>
          </table:table-cell>
          <table:table-cell office:value-type="float" office:value="0.008345587" calcext:value-type="float">
            <text:p>0.008345587</text:p>
          </table:table-cell>
          <table:table-cell office:value-type="float" office:value="0" calcext:value-type="float">
            <text:p>0</text:p>
          </table:table-cell>
          <table:table-cell office:value-type="float" office:value="0.053076725" calcext:value-type="float">
            <text:p>0.053076725</text:p>
          </table:table-cell>
          <table:table-cell office:value-type="float" office:value="0.0003653333" calcext:value-type="float">
            <text:p>0.0003653333</text:p>
          </table:table-cell>
          <table:table-cell office:value-type="float" office:value="0.159351063309646" calcext:value-type="float">
            <text:p>0.159351063309646</text:p>
          </table:table-cell>
          <table:table-cell office:value-type="float" office:value="0.0349531740308797" calcext:value-type="float">
            <text:p>0.0349531740308797</text:p>
          </table:table-cell>
          <table:table-cell office:value-type="float" office:value="0.0017895767" calcext:value-type="float">
            <text:p>0.0017895767</text:p>
          </table:table-cell>
          <table:table-cell office:value-type="float" office:value="-302.8243" calcext:value-type="float">
            <text:p>-302.8243</text:p>
          </table:table-cell>
          <table:table-cell office:value-type="float" office:value="7840.9434" calcext:value-type="float">
            <text:p>7840.9434</text:p>
          </table:table-cell>
          <table:table-cell office:value-type="float" office:value="116.2184" calcext:value-type="float">
            <text:p>116.2184</text:p>
          </table:table-cell>
          <table:table-cell office:value-type="float" office:value="2550.7195" calcext:value-type="float">
            <text:p>2550.7195</text:p>
          </table:table-cell>
          <table:table-cell office:value-type="float" office:value="44.6891" calcext:value-type="float">
            <text:p>44.6891</text:p>
          </table:table-cell>
          <table:table-cell office:value-type="float" office:value="716.5582" calcext:value-type="float">
            <text:p>716.5582</text:p>
          </table:table-cell>
          <table:table-cell office:value-type="float" office:value="25.962639" calcext:value-type="float">
            <text:p>25.962639</text:p>
          </table:table-cell>
          <table:table-cell office:value-type="float" office:value="531.14355" calcext:value-type="float">
            <text:p>531.14355</text:p>
          </table:table-cell>
          <table:table-cell office:value-type="float" office:value="18.715103" calcext:value-type="float">
            <text:p>18.715103</text:p>
          </table:table-cell>
          <table:table-cell office:value-type="float" office:value="294.0168" calcext:value-type="float">
            <text:p>294.0168</text:p>
          </table:table-cell>
          <table:table-cell office:value-type="float" office:value="7.5668535" calcext:value-type="float">
            <text:p>7.5668535</text:p>
          </table:table-cell>
          <table:table-cell office:value-type="float" office:value="180.13333" calcext:value-type="float">
            <text:p>180.13333</text:p>
          </table:table-cell>
          <table:table-cell office:value-type="float" office:value="7.3339343" calcext:value-type="float">
            <text:p>7.3339343</text:p>
          </table:table-cell>
          <table:table-cell office:value-type="float" office:value="148.60832" calcext:value-type="float">
            <text:p>148.60832</text:p>
          </table:table-cell>
          <table:table-cell office:value-type="float" office:value="4.0336523" calcext:value-type="float">
            <text:p>4.0336523</text:p>
          </table:table-cell>
          <table:table-cell office:value-type="float" office:value="95.54461" calcext:value-type="float">
            <text:p>95.54461</text:p>
          </table:table-cell>
          <table:table-cell office:value-type="float" office:value="-4.1819897" calcext:value-type="float">
            <text:p>-4.1819897</text:p>
          </table:table-cell>
          <table:table-cell office:value-type="float" office:value="144.84308" calcext:value-type="float">
            <text:p>144.84308</text:p>
          </table:table-cell>
          <table:table-cell office:value-type="float" office:value="0.87966716" calcext:value-type="float">
            <text:p>0.87966716</text:p>
          </table:table-cell>
          <table:table-cell office:value-type="float" office:value="134.49562" calcext:value-type="float">
            <text:p>134.49562</text:p>
          </table:table-cell>
          <table:table-cell office:value-type="float" office:value="0.95483494" calcext:value-type="float">
            <text:p>0.95483494</text:p>
          </table:table-cell>
          <table:table-cell office:value-type="float" office:value="178.00981" calcext:value-type="float">
            <text:p>178.00981</text:p>
          </table:table-cell>
          <table:table-cell office:value-type="float" office:value="2.8209012" calcext:value-type="float">
            <text:p>2.8209012</text:p>
          </table:table-cell>
          <table:table-cell office:value-type="float" office:value="96.25039" calcext:value-type="float">
            <text:p>96.25039</text:p>
          </table:table-cell>
          <table:table-cell office:value-type="float" office:value="1.4063514" calcext:value-type="float">
            <text:p>1.4063514</text:p>
          </table:table-cell>
          <table:table-cell office:value-type="float" office:value="127.16215" calcext:value-type="float">
            <text:p>127.16215</text:p>
          </table:table-cell>
          <table:table-cell office:value-type="float" office:value="-3.4743688" calcext:value-type="float">
            <text:p>-3.4743688</text:p>
          </table:table-cell>
          <table:table-cell office:value-type="float" office:value="105.81403" calcext:value-type="float">
            <text:p>105.81403</text:p>
          </table:table-cell>
          <table:table-cell office:value-type="float" office:value="-0.8914468" calcext:value-type="float">
            <text:p>-0.8914468</text:p>
          </table:table-cell>
          <table:table-cell office:value-type="float" office:value="111.011024" calcext:value-type="float">
            <text:p>111.011024</text:p>
          </table:table-cell>
          <table:table-cell office:value-type="float" office:value="0.5921214" calcext:value-type="float">
            <text:p>0.5921214</text:p>
          </table:table-cell>
          <table:table-cell office:value-type="float" office:value="63.619007" calcext:value-type="float">
            <text:p>63.619007</text:p>
          </table:table-cell>
          <table:table-cell office:value-type="float" office:value="-0.8123583" calcext:value-type="float">
            <text:p>-0.8123583</text:p>
          </table:table-cell>
          <table:table-cell office:value-type="float" office:value="97.731834" calcext:value-type="float">
            <text:p>97.731834</text:p>
          </table:table-cell>
          <table:table-cell office:value-type="float" office:value="-2.380754" calcext:value-type="float">
            <text:p>-2.380754</text:p>
          </table:table-cell>
          <table:table-cell office:value-type="float" office:value="86.85463" calcext:value-type="float">
            <text:p>86.85463</text:p>
          </table:table-cell>
          <table:table-cell office:value-type="float" office:value="0.36877888" calcext:value-type="float">
            <text:p>0.36877888</text:p>
          </table:table-cell>
          <table:table-cell office:value-type="float" office:value="75.31689" calcext:value-type="float">
            <text:p>75.31689</text:p>
          </table:table-cell>
          <table:table-cell office:value-type="float" office:value="-1.8517038" calcext:value-type="float">
            <text:p>-1.8517038</text:p>
          </table:table-cell>
          <table:table-cell office:value-type="float" office:value="125.85586" calcext:value-type="float">
            <text:p>125.855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82.wav</text:p>
          </table:table-cell>
          <table:table-cell office:value-type="float" office:value="2975.77381156264" calcext:value-type="float">
            <text:p>2975.77381156264</text:p>
          </table:table-cell>
          <table:table-cell office:value-type="float" office:value="296288.401774002" calcext:value-type="float">
            <text:p>296288.401774002</text:p>
          </table:table-cell>
          <table:table-cell office:value-type="float" office:value="2423.20531575655" calcext:value-type="float">
            <text:p>2423.20531575655</text:p>
          </table:table-cell>
          <table:table-cell office:value-type="float" office:value="51001.5270818593" calcext:value-type="float">
            <text:p>51001.5270818593</text:p>
          </table:table-cell>
          <table:table-cell office:value-type="float" office:value="21.782719053385" calcext:value-type="float">
            <text:p>21.782719053385</text:p>
          </table:table-cell>
          <table:table-cell office:value-type="float" office:value="95.721548243362" calcext:value-type="float">
            <text:p>95.721548243362</text:p>
          </table:table-cell>
          <table:table-cell office:value-type="float" office:value="0.021068044" calcext:value-type="float">
            <text:p>0.021068044</text:p>
          </table:table-cell>
          <table:table-cell office:value-type="float" office:value="0.00022101798" calcext:value-type="float">
            <text:p>0.00022101798</text:p>
          </table:table-cell>
          <table:table-cell office:value-type="float" office:value="5926.53536696998" calcext:value-type="float">
            <text:p>5926.53536696998</text:p>
          </table:table-cell>
          <table:table-cell office:value-type="float" office:value="675951.644216301" calcext:value-type="float">
            <text:p>675951.644216301</text:p>
          </table:table-cell>
          <table:table-cell office:value-type="float" office:value="1.47163872094724" calcext:value-type="float">
            <text:p>1.47163872094724</text:p>
          </table:table-cell>
          <table:table-cell office:value-type="float" office:value="2.91617046208782" calcext:value-type="float">
            <text:p>2.91617046208782</text:p>
          </table:table-cell>
          <table:table-cell office:value-type="float" office:value="0.0279333368224851" calcext:value-type="float">
            <text:p>0.0279333368224851</text:p>
          </table:table-cell>
          <table:table-cell office:value-type="float" office:value="0.0181589018685268" calcext:value-type="float">
            <text:p>0.0181589018685268</text:p>
          </table:table-cell>
          <table:table-cell office:value-type="float" office:value="0.183712327194509" calcext:value-type="float">
            <text:p>0.183712327194509</text:p>
          </table:table-cell>
          <table:table-cell office:value-type="float" office:value="0.00412279007815178" calcext:value-type="float">
            <text:p>0.00412279007815178</text:p>
          </table:table-cell>
          <table:table-cell office:value-type="float" office:value="0.38269338" calcext:value-type="float">
            <text:p>0.38269338</text:p>
          </table:table-cell>
          <table:table-cell office:value-type="float" office:value="0.08606618" calcext:value-type="float">
            <text:p>0.08606618</text:p>
          </table:table-cell>
          <table:table-cell office:value-type="float" office:value="0.24220864" calcext:value-type="float">
            <text:p>0.24220864</text:p>
          </table:table-cell>
          <table:table-cell office:value-type="float" office:value="0.024668306" calcext:value-type="float">
            <text:p>0.024668306</text:p>
          </table:table-cell>
          <table:table-cell office:value-type="float" office:value="-0.021430764" calcext:value-type="float">
            <text:p>-0.021430764</text:p>
          </table:table-cell>
          <table:table-cell office:value-type="float" office:value="0" calcext:value-type="float">
            <text:p>0</text:p>
          </table:table-cell>
          <table:table-cell office:value-type="float" office:value="0.09327006" calcext:value-type="float">
            <text:p>0.09327006</text:p>
          </table:table-cell>
          <table:table-cell office:value-type="float" office:value="0.0010317386" calcext:value-type="float">
            <text:p>0.0010317386</text:p>
          </table:table-cell>
          <table:table-cell office:value-type="float" office:value="0.179135764263115" calcext:value-type="float">
            <text:p>0.179135764263115</text:p>
          </table:table-cell>
          <table:table-cell office:value-type="float" office:value="0.0446609944733003" calcext:value-type="float">
            <text:p>0.0446609944733003</text:p>
          </table:table-cell>
          <table:table-cell office:value-type="float" office:value="-0.06912044" calcext:value-type="float">
            <text:p>-0.06912044</text:p>
          </table:table-cell>
          <table:table-cell office:value-type="float" office:value="-95.44648" calcext:value-type="float">
            <text:p>-95.44648</text:p>
          </table:table-cell>
          <table:table-cell office:value-type="float" office:value="2345.519" calcext:value-type="float">
            <text:p>2345.519</text:p>
          </table:table-cell>
          <table:table-cell office:value-type="float" office:value="78.33685" calcext:value-type="float">
            <text:p>78.33685</text:p>
          </table:table-cell>
          <table:table-cell office:value-type="float" office:value="297.0376" calcext:value-type="float">
            <text:p>297.0376</text:p>
          </table:table-cell>
          <table:table-cell office:value-type="float" office:value="-26.221182" calcext:value-type="float">
            <text:p>-26.221182</text:p>
          </table:table-cell>
          <table:table-cell office:value-type="float" office:value="290.216" calcext:value-type="float">
            <text:p>290.216</text:p>
          </table:table-cell>
          <table:table-cell office:value-type="float" office:value="44.241337" calcext:value-type="float">
            <text:p>44.241337</text:p>
          </table:table-cell>
          <table:table-cell office:value-type="float" office:value="115.31615" calcext:value-type="float">
            <text:p>115.31615</text:p>
          </table:table-cell>
          <table:table-cell office:value-type="float" office:value="-22.469748" calcext:value-type="float">
            <text:p>-22.469748</text:p>
          </table:table-cell>
          <table:table-cell office:value-type="float" office:value="128.21143" calcext:value-type="float">
            <text:p>128.21143</text:p>
          </table:table-cell>
          <table:table-cell office:value-type="float" office:value="29.748888" calcext:value-type="float">
            <text:p>29.748888</text:p>
          </table:table-cell>
          <table:table-cell office:value-type="float" office:value="85.38424" calcext:value-type="float">
            <text:p>85.38424</text:p>
          </table:table-cell>
          <table:table-cell office:value-type="float" office:value="-21.57327" calcext:value-type="float">
            <text:p>-21.57327</text:p>
          </table:table-cell>
          <table:table-cell office:value-type="float" office:value="91.62349" calcext:value-type="float">
            <text:p>91.62349</text:p>
          </table:table-cell>
          <table:table-cell office:value-type="float" office:value="23.954361" calcext:value-type="float">
            <text:p>23.954361</text:p>
          </table:table-cell>
          <table:table-cell office:value-type="float" office:value="65.1843" calcext:value-type="float">
            <text:p>65.1843</text:p>
          </table:table-cell>
          <table:table-cell office:value-type="float" office:value="-16.577047" calcext:value-type="float">
            <text:p>-16.577047</text:p>
          </table:table-cell>
          <table:table-cell office:value-type="float" office:value="48.267002" calcext:value-type="float">
            <text:p>48.267002</text:p>
          </table:table-cell>
          <table:table-cell office:value-type="float" office:value="20.47198" calcext:value-type="float">
            <text:p>20.47198</text:p>
          </table:table-cell>
          <table:table-cell office:value-type="float" office:value="47.246864" calcext:value-type="float">
            <text:p>47.246864</text:p>
          </table:table-cell>
          <table:table-cell office:value-type="float" office:value="-19.63077" calcext:value-type="float">
            <text:p>-19.63077</text:p>
          </table:table-cell>
          <table:table-cell office:value-type="float" office:value="70.17506" calcext:value-type="float">
            <text:p>70.17506</text:p>
          </table:table-cell>
          <table:table-cell office:value-type="float" office:value="13.887503" calcext:value-type="float">
            <text:p>13.887503</text:p>
          </table:table-cell>
          <table:table-cell office:value-type="float" office:value="55.31015" calcext:value-type="float">
            <text:p>55.31015</text:p>
          </table:table-cell>
          <table:table-cell office:value-type="float" office:value="-12.625713" calcext:value-type="float">
            <text:p>-12.625713</text:p>
          </table:table-cell>
          <table:table-cell office:value-type="float" office:value="63.54434" calcext:value-type="float">
            <text:p>63.54434</text:p>
          </table:table-cell>
          <table:table-cell office:value-type="float" office:value="6.2481356" calcext:value-type="float">
            <text:p>6.2481356</text:p>
          </table:table-cell>
          <table:table-cell office:value-type="float" office:value="62.104927" calcext:value-type="float">
            <text:p>62.104927</text:p>
          </table:table-cell>
          <table:table-cell office:value-type="float" office:value="-7.6665807" calcext:value-type="float">
            <text:p>-7.6665807</text:p>
          </table:table-cell>
          <table:table-cell office:value-type="float" office:value="49.150715" calcext:value-type="float">
            <text:p>49.150715</text:p>
          </table:table-cell>
          <table:table-cell office:value-type="float" office:value="7.4061184" calcext:value-type="float">
            <text:p>7.4061184</text:p>
          </table:table-cell>
          <table:table-cell office:value-type="float" office:value="53.477234" calcext:value-type="float">
            <text:p>53.477234</text:p>
          </table:table-cell>
          <table:table-cell office:value-type="float" office:value="-9.415544" calcext:value-type="float">
            <text:p>-9.415544</text:p>
          </table:table-cell>
          <table:table-cell office:value-type="float" office:value="65.69382" calcext:value-type="float">
            <text:p>65.69382</text:p>
          </table:table-cell>
          <table:table-cell office:value-type="float" office:value="9.65207" calcext:value-type="float">
            <text:p>9.65207</text:p>
          </table:table-cell>
          <table:table-cell office:value-type="float" office:value="91.36403" calcext:value-type="float">
            <text:p>91.36403</text:p>
          </table:table-cell>
          <table:table-cell office:value-type="float" office:value="-3.7834237" calcext:value-type="float">
            <text:p>-3.7834237</text:p>
          </table:table-cell>
          <table:table-cell office:value-type="float" office:value="62.4168" calcext:value-type="float">
            <text:p>62.4168</text:p>
          </table:table-cell>
          <table:table-cell office:value-type="float" office:value="1.0669471" calcext:value-type="float">
            <text:p>1.0669471</text:p>
          </table:table-cell>
          <table:table-cell office:value-type="float" office:value="78.26111" calcext:value-type="float">
            <text:p>78.261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75.wav</text:p>
          </table:table-cell>
          <table:table-cell office:value-type="float" office:value="2301.77003820147" calcext:value-type="float">
            <text:p>2301.77003820147</text:p>
          </table:table-cell>
          <table:table-cell office:value-type="float" office:value="411367.801646058" calcext:value-type="float">
            <text:p>411367.801646058</text:p>
          </table:table-cell>
          <table:table-cell office:value-type="float" office:value="2355.02905962949" calcext:value-type="float">
            <text:p>2355.02905962949</text:p>
          </table:table-cell>
          <table:table-cell office:value-type="float" office:value="76175.6470379721" calcext:value-type="float">
            <text:p>76175.6470379721</text:p>
          </table:table-cell>
          <table:table-cell office:value-type="float" office:value="20.7777926614537" calcext:value-type="float">
            <text:p>20.7777926614537</text:p>
          </table:table-cell>
          <table:table-cell office:value-type="float" office:value="90.6086013200233" calcext:value-type="float">
            <text:p>90.6086013200233</text:p>
          </table:table-cell>
          <table:table-cell office:value-type="float" office:value="0.009288014" calcext:value-type="float">
            <text:p>0.009288014</text:p>
          </table:table-cell>
          <table:table-cell office:value-type="float" office:value="0.00009458417" calcext:value-type="float">
            <text:p>0.00009458417</text:p>
          </table:table-cell>
          <table:table-cell office:value-type="float" office:value="5092.04464091502" calcext:value-type="float">
            <text:p>5092.04464091502</text:p>
          </table:table-cell>
          <table:table-cell office:value-type="float" office:value="1215685.18128099" calcext:value-type="float">
            <text:p>1215685.18128099</text:p>
          </table:table-cell>
          <table:table-cell office:value-type="float" office:value="1.68169449162803" calcext:value-type="float">
            <text:p>1.68169449162803</text:p>
          </table:table-cell>
          <table:table-cell office:value-type="float" office:value="4.22855559916202" calcext:value-type="float">
            <text:p>4.22855559916202</text:p>
          </table:table-cell>
          <table:table-cell office:value-type="float" office:value="0.0137919537027218" calcext:value-type="float">
            <text:p>0.0137919537027218</text:p>
          </table:table-cell>
          <table:table-cell office:value-type="float" office:value="0.00558571640307245" calcext:value-type="float">
            <text:p>0.00558571640307245</text:p>
          </table:table-cell>
          <table:table-cell office:value-type="float" office:value="0.111517319823086" calcext:value-type="float">
            <text:p>0.111517319823086</text:p>
          </table:table-cell>
          <table:table-cell office:value-type="float" office:value="0.00320041942615431" calcext:value-type="float">
            <text:p>0.00320041942615431</text:p>
          </table:table-cell>
          <table:table-cell office:value-type="float" office:value="0.40852216" calcext:value-type="float">
            <text:p>0.40852216</text:p>
          </table:table-cell>
          <table:table-cell office:value-type="float" office:value="0.09061156" calcext:value-type="float">
            <text:p>0.09061156</text:p>
          </table:table-cell>
          <table:table-cell office:value-type="float" office:value="0.274695" calcext:value-type="float">
            <text:p>0.274695</text:p>
          </table:table-cell>
          <table:table-cell office:value-type="float" office:value="0.007875984" calcext:value-type="float">
            <text:p>0.007875984</text:p>
          </table:table-cell>
          <table:table-cell office:value-type="float" office:value="-0.013226206" calcext:value-type="float">
            <text:p>-0.013226206</text:p>
          </table:table-cell>
          <table:table-cell office:value-type="float" office:value="0" calcext:value-type="float">
            <text:p>0</text:p>
          </table:table-cell>
          <table:table-cell office:value-type="float" office:value="0.12687102" calcext:value-type="float">
            <text:p>0.12687102</text:p>
          </table:table-cell>
          <table:table-cell office:value-type="float" office:value="0.0017825323" calcext:value-type="float">
            <text:p>0.0017825323</text:p>
          </table:table-cell>
          <table:table-cell office:value-type="float" office:value="0.126008119276136" calcext:value-type="float">
            <text:p>0.126008119276136</text:p>
          </table:table-cell>
          <table:table-cell office:value-type="float" office:value="0.0251090847167361" calcext:value-type="float">
            <text:p>0.0251090847167361</text:p>
          </table:table-cell>
          <table:table-cell office:value-type="float" office:value="-0.05999807" calcext:value-type="float">
            <text:p>-0.05999807</text:p>
          </table:table-cell>
          <table:table-cell office:value-type="float" office:value="-113.657845" calcext:value-type="float">
            <text:p>-113.657845</text:p>
          </table:table-cell>
          <table:table-cell office:value-type="float" office:value="3622.0054" calcext:value-type="float">
            <text:p>3622.0054</text:p>
          </table:table-cell>
          <table:table-cell office:value-type="float" office:value="94.94122" calcext:value-type="float">
            <text:p>94.94122</text:p>
          </table:table-cell>
          <table:table-cell office:value-type="float" office:value="629.13635" calcext:value-type="float">
            <text:p>629.13635</text:p>
          </table:table-cell>
          <table:table-cell office:value-type="float" office:value="-4.1284766" calcext:value-type="float">
            <text:p>-4.1284766</text:p>
          </table:table-cell>
          <table:table-cell office:value-type="float" office:value="401.54092" calcext:value-type="float">
            <text:p>401.54092</text:p>
          </table:table-cell>
          <table:table-cell office:value-type="float" office:value="51.786396" calcext:value-type="float">
            <text:p>51.786396</text:p>
          </table:table-cell>
          <table:table-cell office:value-type="float" office:value="160.62334" calcext:value-type="float">
            <text:p>160.62334</text:p>
          </table:table-cell>
          <table:table-cell office:value-type="float" office:value="-13.776981" calcext:value-type="float">
            <text:p>-13.776981</text:p>
          </table:table-cell>
          <table:table-cell office:value-type="float" office:value="151.22032" calcext:value-type="float">
            <text:p>151.22032</text:p>
          </table:table-cell>
          <table:table-cell office:value-type="float" office:value="34.347263" calcext:value-type="float">
            <text:p>34.347263</text:p>
          </table:table-cell>
          <table:table-cell office:value-type="float" office:value="134.20413" calcext:value-type="float">
            <text:p>134.20413</text:p>
          </table:table-cell>
          <table:table-cell office:value-type="float" office:value="-17.60313" calcext:value-type="float">
            <text:p>-17.60313</text:p>
          </table:table-cell>
          <table:table-cell office:value-type="float" office:value="114.48021" calcext:value-type="float">
            <text:p>114.48021</text:p>
          </table:table-cell>
          <table:table-cell office:value-type="float" office:value="22.537716" calcext:value-type="float">
            <text:p>22.537716</text:p>
          </table:table-cell>
          <table:table-cell office:value-type="float" office:value="91.21249" calcext:value-type="float">
            <text:p>91.21249</text:p>
          </table:table-cell>
          <table:table-cell office:value-type="float" office:value="-12.411016" calcext:value-type="float">
            <text:p>-12.411016</text:p>
          </table:table-cell>
          <table:table-cell office:value-type="float" office:value="84.27876" calcext:value-type="float">
            <text:p>84.27876</text:p>
          </table:table-cell>
          <table:table-cell office:value-type="float" office:value="17.204842" calcext:value-type="float">
            <text:p>17.204842</text:p>
          </table:table-cell>
          <table:table-cell office:value-type="float" office:value="80.89607" calcext:value-type="float">
            <text:p>80.89607</text:p>
          </table:table-cell>
          <table:table-cell office:value-type="float" office:value="-9.231342" calcext:value-type="float">
            <text:p>-9.231342</text:p>
          </table:table-cell>
          <table:table-cell office:value-type="float" office:value="80.952126" calcext:value-type="float">
            <text:p>80.952126</text:p>
          </table:table-cell>
          <table:table-cell office:value-type="float" office:value="9.97735" calcext:value-type="float">
            <text:p>9.97735</text:p>
          </table:table-cell>
          <table:table-cell office:value-type="float" office:value="71.849846" calcext:value-type="float">
            <text:p>71.849846</text:p>
          </table:table-cell>
          <table:table-cell office:value-type="float" office:value="-13.473844" calcext:value-type="float">
            <text:p>-13.473844</text:p>
          </table:table-cell>
          <table:table-cell office:value-type="float" office:value="46.040604" calcext:value-type="float">
            <text:p>46.040604</text:p>
          </table:table-cell>
          <table:table-cell office:value-type="float" office:value="7.5857787" calcext:value-type="float">
            <text:p>7.5857787</text:p>
          </table:table-cell>
          <table:table-cell office:value-type="float" office:value="54.521976" calcext:value-type="float">
            <text:p>54.521976</text:p>
          </table:table-cell>
          <table:table-cell office:value-type="float" office:value="-7.2646394" calcext:value-type="float">
            <text:p>-7.2646394</text:p>
          </table:table-cell>
          <table:table-cell office:value-type="float" office:value="42.555923" calcext:value-type="float">
            <text:p>42.555923</text:p>
          </table:table-cell>
          <table:table-cell office:value-type="float" office:value="3.645773" calcext:value-type="float">
            <text:p>3.645773</text:p>
          </table:table-cell>
          <table:table-cell office:value-type="float" office:value="60.444176" calcext:value-type="float">
            <text:p>60.444176</text:p>
          </table:table-cell>
          <table:table-cell office:value-type="float" office:value="-8.463105" calcext:value-type="float">
            <text:p>-8.463105</text:p>
          </table:table-cell>
          <table:table-cell office:value-type="float" office:value="52.82699" calcext:value-type="float">
            <text:p>52.82699</text:p>
          </table:table-cell>
          <table:table-cell office:value-type="float" office:value="0.3954055" calcext:value-type="float">
            <text:p>0.3954055</text:p>
          </table:table-cell>
          <table:table-cell office:value-type="float" office:value="57.310047" calcext:value-type="float">
            <text:p>57.310047</text:p>
          </table:table-cell>
          <table:table-cell office:value-type="float" office:value="-9.240809" calcext:value-type="float">
            <text:p>-9.240809</text:p>
          </table:table-cell>
          <table:table-cell office:value-type="float" office:value="68.60821" calcext:value-type="float">
            <text:p>68.60821</text:p>
          </table:table-cell>
          <table:table-cell office:value-type="float" office:value="-0.28658125" calcext:value-type="float">
            <text:p>-0.28658125</text:p>
          </table:table-cell>
          <table:table-cell office:value-type="float" office:value="78.64759" calcext:value-type="float">
            <text:p>78.647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25.wav</text:p>
          </table:table-cell>
          <table:table-cell office:value-type="float" office:value="2510.07314240108" calcext:value-type="float">
            <text:p>2510.07314240108</text:p>
          </table:table-cell>
          <table:table-cell office:value-type="float" office:value="144290.261079293" calcext:value-type="float">
            <text:p>144290.261079293</text:p>
          </table:table-cell>
          <table:table-cell office:value-type="float" office:value="2115.27750617765" calcext:value-type="float">
            <text:p>2115.27750617765</text:p>
          </table:table-cell>
          <table:table-cell office:value-type="float" office:value="54353.012647115" calcext:value-type="float">
            <text:p>54353.012647115</text:p>
          </table:table-cell>
          <table:table-cell office:value-type="float" office:value="20.7396868930029" calcext:value-type="float">
            <text:p>20.7396868930029</text:p>
          </table:table-cell>
          <table:table-cell office:value-type="float" office:value="100.77770408312" calcext:value-type="float">
            <text:p>100.77770408312</text:p>
          </table:table-cell>
          <table:table-cell office:value-type="float" office:value="0.012439106" calcext:value-type="float">
            <text:p>0.012439106</text:p>
          </table:table-cell>
          <table:table-cell office:value-type="float" office:value="0.00009779614" calcext:value-type="float">
            <text:p>0.00009779614</text:p>
          </table:table-cell>
          <table:table-cell office:value-type="float" office:value="4735.12305593823" calcext:value-type="float">
            <text:p>4735.12305593823</text:p>
          </table:table-cell>
          <table:table-cell office:value-type="float" office:value="703645.267800856" calcext:value-type="float">
            <text:p>703645.267800856</text:p>
          </table:table-cell>
          <table:table-cell office:value-type="float" office:value="2.51177387951167" calcext:value-type="float">
            <text:p>2.51177387951167</text:p>
          </table:table-cell>
          <table:table-cell office:value-type="float" office:value="7.17038332026875" calcext:value-type="float">
            <text:p>7.17038332026875</text:p>
          </table:table-cell>
          <table:table-cell office:value-type="float" office:value="0.0106492203022024" calcext:value-type="float">
            <text:p>0.0106492203022024</text:p>
          </table:table-cell>
          <table:table-cell office:value-type="float" office:value="0.00723751573290633" calcext:value-type="float">
            <text:p>0.00723751573290633</text:p>
          </table:table-cell>
          <table:table-cell office:value-type="float" office:value="0.157828134063225" calcext:value-type="float">
            <text:p>0.157828134063225</text:p>
          </table:table-cell>
          <table:table-cell office:value-type="float" office:value="0.00192278598585364" calcext:value-type="float">
            <text:p>0.00192278598585364</text:p>
          </table:table-cell>
          <table:table-cell office:value-type="float" office:value="0.41512856" calcext:value-type="float">
            <text:p>0.41512856</text:p>
          </table:table-cell>
          <table:table-cell office:value-type="float" office:value="0.079821214" calcext:value-type="float">
            <text:p>0.079821214</text:p>
          </table:table-cell>
          <table:table-cell office:value-type="float" office:value="0.26742026" calcext:value-type="float">
            <text:p>0.26742026</text:p>
          </table:table-cell>
          <table:table-cell office:value-type="float" office:value="0.01181972" calcext:value-type="float">
            <text:p>0.01181972</text:p>
          </table:table-cell>
          <table:table-cell office:value-type="float" office:value="0.054379202" calcext:value-type="float">
            <text:p>0.054379202</text:p>
          </table:table-cell>
          <table:table-cell office:value-type="float" office:value="0" calcext:value-type="float">
            <text:p>0</text:p>
          </table:table-cell>
          <table:table-cell office:value-type="float" office:value="0.1491075" calcext:value-type="float">
            <text:p>0.1491075</text:p>
          </table:table-cell>
          <table:table-cell office:value-type="float" office:value="0.0015399338" calcext:value-type="float">
            <text:p>0.0015399338</text:p>
          </table:table-cell>
          <table:table-cell office:value-type="float" office:value="0.248275417354787" calcext:value-type="float">
            <text:p>0.248275417354787</text:p>
          </table:table-cell>
          <table:table-cell office:value-type="float" office:value="0.0773315065570769" calcext:value-type="float">
            <text:p>0.0773315065570769</text:p>
          </table:table-cell>
          <table:table-cell office:value-type="float" office:value="0.069781505" calcext:value-type="float">
            <text:p>0.069781505</text:p>
          </table:table-cell>
          <table:table-cell office:value-type="float" office:value="-47.043785" calcext:value-type="float">
            <text:p>-47.043785</text:p>
          </table:table-cell>
          <table:table-cell office:value-type="float" office:value="573.7741" calcext:value-type="float">
            <text:p>573.7741</text:p>
          </table:table-cell>
          <table:table-cell office:value-type="float" office:value="95.77823" calcext:value-type="float">
            <text:p>95.77823</text:p>
          </table:table-cell>
          <table:table-cell office:value-type="float" office:value="261.07626" calcext:value-type="float">
            <text:p>261.07626</text:p>
          </table:table-cell>
          <table:table-cell office:value-type="float" office:value="-43.917877" calcext:value-type="float">
            <text:p>-43.917877</text:p>
          </table:table-cell>
          <table:table-cell office:value-type="float" office:value="252.27315" calcext:value-type="float">
            <text:p>252.27315</text:p>
          </table:table-cell>
          <table:table-cell office:value-type="float" office:value="52.071087" calcext:value-type="float">
            <text:p>52.071087</text:p>
          </table:table-cell>
          <table:table-cell office:value-type="float" office:value="269.10162" calcext:value-type="float">
            <text:p>269.10162</text:p>
          </table:table-cell>
          <table:table-cell office:value-type="float" office:value="-22.550802" calcext:value-type="float">
            <text:p>-22.550802</text:p>
          </table:table-cell>
          <table:table-cell office:value-type="float" office:value="125.02847" calcext:value-type="float">
            <text:p>125.02847</text:p>
          </table:table-cell>
          <table:table-cell office:value-type="float" office:value="20.861921" calcext:value-type="float">
            <text:p>20.861921</text:p>
          </table:table-cell>
          <table:table-cell office:value-type="float" office:value="86.317535" calcext:value-type="float">
            <text:p>86.317535</text:p>
          </table:table-cell>
          <table:table-cell office:value-type="float" office:value="-18.675611" calcext:value-type="float">
            <text:p>-18.675611</text:p>
          </table:table-cell>
          <table:table-cell office:value-type="float" office:value="73.73017" calcext:value-type="float">
            <text:p>73.73017</text:p>
          </table:table-cell>
          <table:table-cell office:value-type="float" office:value="19.246445" calcext:value-type="float">
            <text:p>19.246445</text:p>
          </table:table-cell>
          <table:table-cell office:value-type="float" office:value="49.139057" calcext:value-type="float">
            <text:p>49.139057</text:p>
          </table:table-cell>
          <table:table-cell office:value-type="float" office:value="-21.253605" calcext:value-type="float">
            <text:p>-21.253605</text:p>
          </table:table-cell>
          <table:table-cell office:value-type="float" office:value="50.38867" calcext:value-type="float">
            <text:p>50.38867</text:p>
          </table:table-cell>
          <table:table-cell office:value-type="float" office:value="21.88196" calcext:value-type="float">
            <text:p>21.88196</text:p>
          </table:table-cell>
          <table:table-cell office:value-type="float" office:value="85.05444" calcext:value-type="float">
            <text:p>85.05444</text:p>
          </table:table-cell>
          <table:table-cell office:value-type="float" office:value="-19.212608" calcext:value-type="float">
            <text:p>-19.212608</text:p>
          </table:table-cell>
          <table:table-cell office:value-type="float" office:value="36.051086" calcext:value-type="float">
            <text:p>36.051086</text:p>
          </table:table-cell>
          <table:table-cell office:value-type="float" office:value="9.452245" calcext:value-type="float">
            <text:p>9.452245</text:p>
          </table:table-cell>
          <table:table-cell office:value-type="float" office:value="47.40847" calcext:value-type="float">
            <text:p>47.40847</text:p>
          </table:table-cell>
          <table:table-cell office:value-type="float" office:value="-12.584075" calcext:value-type="float">
            <text:p>-12.584075</text:p>
          </table:table-cell>
          <table:table-cell office:value-type="float" office:value="83.87986" calcext:value-type="float">
            <text:p>83.87986</text:p>
          </table:table-cell>
          <table:table-cell office:value-type="float" office:value="3.8894029" calcext:value-type="float">
            <text:p>3.8894029</text:p>
          </table:table-cell>
          <table:table-cell office:value-type="float" office:value="36.941967" calcext:value-type="float">
            <text:p>36.941967</text:p>
          </table:table-cell>
          <table:table-cell office:value-type="float" office:value="-8.495849" calcext:value-type="float">
            <text:p>-8.495849</text:p>
          </table:table-cell>
          <table:table-cell office:value-type="float" office:value="41.16097" calcext:value-type="float">
            <text:p>41.16097</text:p>
          </table:table-cell>
          <table:table-cell office:value-type="float" office:value="6.2689815" calcext:value-type="float">
            <text:p>6.2689815</text:p>
          </table:table-cell>
          <table:table-cell office:value-type="float" office:value="32.695" calcext:value-type="float">
            <text:p>32.695</text:p>
          </table:table-cell>
          <table:table-cell office:value-type="float" office:value="-9.12195" calcext:value-type="float">
            <text:p>-9.12195</text:p>
          </table:table-cell>
          <table:table-cell office:value-type="float" office:value="35.896698" calcext:value-type="float">
            <text:p>35.896698</text:p>
          </table:table-cell>
          <table:table-cell office:value-type="float" office:value="2.6897986" calcext:value-type="float">
            <text:p>2.6897986</text:p>
          </table:table-cell>
          <table:table-cell office:value-type="float" office:value="30.179264" calcext:value-type="float">
            <text:p>30.179264</text:p>
          </table:table-cell>
          <table:table-cell office:value-type="float" office:value="-2.4425325" calcext:value-type="float">
            <text:p>-2.4425325</text:p>
          </table:table-cell>
          <table:table-cell office:value-type="float" office:value="28.228394" calcext:value-type="float">
            <text:p>28.228394</text:p>
          </table:table-cell>
          <table:table-cell office:value-type="float" office:value="-1.879325" calcext:value-type="float">
            <text:p>-1.879325</text:p>
          </table:table-cell>
          <table:table-cell office:value-type="float" office:value="24.177595" calcext:value-type="float">
            <text:p>24.1775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27.wav</text:p>
          </table:table-cell>
          <table:table-cell office:value-type="float" office:value="2669.35933484367" calcext:value-type="float">
            <text:p>2669.35933484367</text:p>
          </table:table-cell>
          <table:table-cell office:value-type="float" office:value="459574.829359935" calcext:value-type="float">
            <text:p>459574.829359935</text:p>
          </table:table-cell>
          <table:table-cell office:value-type="float" office:value="2440.46378073619" calcext:value-type="float">
            <text:p>2440.46378073619</text:p>
          </table:table-cell>
          <table:table-cell office:value-type="float" office:value="84924.4698296194" calcext:value-type="float">
            <text:p>84924.4698296194</text:p>
          </table:table-cell>
          <table:table-cell office:value-type="float" office:value="17.8822243783813" calcext:value-type="float">
            <text:p>17.8822243783813</text:p>
          </table:table-cell>
          <table:table-cell office:value-type="float" office:value="13.575874007973" calcext:value-type="float">
            <text:p>13.575874007973</text:p>
          </table:table-cell>
          <table:table-cell office:value-type="float" office:value="0.04023935" calcext:value-type="float">
            <text:p>0.04023935</text:p>
          </table:table-cell>
          <table:table-cell office:value-type="float" office:value="0.0014291854" calcext:value-type="float">
            <text:p>0.0014291854</text:p>
          </table:table-cell>
          <table:table-cell office:value-type="float" office:value="5445.86706958688" calcext:value-type="float">
            <text:p>5445.86706958688</text:p>
          </table:table-cell>
          <table:table-cell office:value-type="float" office:value="1368321.26462477" calcext:value-type="float">
            <text:p>1368321.26462477</text:p>
          </table:table-cell>
          <table:table-cell office:value-type="float" office:value="1.12133828582613" calcext:value-type="float">
            <text:p>1.12133828582613</text:p>
          </table:table-cell>
          <table:table-cell office:value-type="float" office:value="1.53362698426384" calcext:value-type="float">
            <text:p>1.53362698426384</text:p>
          </table:table-cell>
          <table:table-cell office:value-type="float" office:value="-0.0373456817783026" calcext:value-type="float">
            <text:p>-0.0373456817783026</text:p>
          </table:table-cell>
          <table:table-cell office:value-type="float" office:value="0.0164852470723591" calcext:value-type="float">
            <text:p>0.0164852470723591</text:p>
          </table:table-cell>
          <table:table-cell office:value-type="float" office:value="0.133422095709172" calcext:value-type="float">
            <text:p>0.133422095709172</text:p>
          </table:table-cell>
          <table:table-cell office:value-type="float" office:value="0.00455729571047656" calcext:value-type="float">
            <text:p>0.00455729571047656</text:p>
          </table:table-cell>
          <table:table-cell office:value-type="float" office:value="0.40252107" calcext:value-type="float">
            <text:p>0.40252107</text:p>
          </table:table-cell>
          <table:table-cell office:value-type="float" office:value="0.088679746" calcext:value-type="float">
            <text:p>0.088679746</text:p>
          </table:table-cell>
          <table:table-cell office:value-type="float" office:value="0.2396561" calcext:value-type="float">
            <text:p>0.2396561</text:p>
          </table:table-cell>
          <table:table-cell office:value-type="float" office:value="0.02589829" calcext:value-type="float">
            <text:p>0.02589829</text:p>
          </table:table-cell>
          <table:table-cell office:value-type="float" office:value="0.03527982" calcext:value-type="float">
            <text:p>0.03527982</text:p>
          </table:table-cell>
          <table:table-cell office:value-type="float" office:value="0" calcext:value-type="float">
            <text:p>0</text:p>
          </table:table-cell>
          <table:table-cell office:value-type="float" office:value="0.07916758" calcext:value-type="float">
            <text:p>0.07916758</text:p>
          </table:table-cell>
          <table:table-cell office:value-type="float" office:value="0.00024822506" calcext:value-type="float">
            <text:p>0.00024822506</text:p>
          </table:table-cell>
          <table:table-cell office:value-type="float" office:value="0.21416417083977" calcext:value-type="float">
            <text:p>0.21416417083977</text:p>
          </table:table-cell>
          <table:table-cell office:value-type="float" office:value="0.060174545388267" calcext:value-type="float">
            <text:p>0.060174545388267</text:p>
          </table:table-cell>
          <table:table-cell office:value-type="float" office:value="0.0017963921" calcext:value-type="float">
            <text:p>0.0017963921</text:p>
          </table:table-cell>
          <table:table-cell office:value-type="float" office:value="-123.34534" calcext:value-type="float">
            <text:p>-123.34534</text:p>
          </table:table-cell>
          <table:table-cell office:value-type="float" office:value="2638.291" calcext:value-type="float">
            <text:p>2638.291</text:p>
          </table:table-cell>
          <table:table-cell office:value-type="float" office:value="74.88168" calcext:value-type="float">
            <text:p>74.88168</text:p>
          </table:table-cell>
          <table:table-cell office:value-type="float" office:value="637.5639" calcext:value-type="float">
            <text:p>637.5639</text:p>
          </table:table-cell>
          <table:table-cell office:value-type="float" office:value="-17.058035" calcext:value-type="float">
            <text:p>-17.058035</text:p>
          </table:table-cell>
          <table:table-cell office:value-type="float" office:value="273.49777" calcext:value-type="float">
            <text:p>273.49777</text:p>
          </table:table-cell>
          <table:table-cell office:value-type="float" office:value="31.609985" calcext:value-type="float">
            <text:p>31.609985</text:p>
          </table:table-cell>
          <table:table-cell office:value-type="float" office:value="200.48419" calcext:value-type="float">
            <text:p>200.48419</text:p>
          </table:table-cell>
          <table:table-cell office:value-type="float" office:value="2.5446815" calcext:value-type="float">
            <text:p>2.5446815</text:p>
          </table:table-cell>
          <table:table-cell office:value-type="float" office:value="108.10187" calcext:value-type="float">
            <text:p>108.10187</text:p>
          </table:table-cell>
          <table:table-cell office:value-type="float" office:value="17.32831" calcext:value-type="float">
            <text:p>17.32831</text:p>
          </table:table-cell>
          <table:table-cell office:value-type="float" office:value="89.28474" calcext:value-type="float">
            <text:p>89.28474</text:p>
          </table:table-cell>
          <table:table-cell office:value-type="float" office:value="-3.8152325" calcext:value-type="float">
            <text:p>-3.8152325</text:p>
          </table:table-cell>
          <table:table-cell office:value-type="float" office:value="101.97509" calcext:value-type="float">
            <text:p>101.97509</text:p>
          </table:table-cell>
          <table:table-cell office:value-type="float" office:value="9.7234535" calcext:value-type="float">
            <text:p>9.7234535</text:p>
          </table:table-cell>
          <table:table-cell office:value-type="float" office:value="61.39626" calcext:value-type="float">
            <text:p>61.39626</text:p>
          </table:table-cell>
          <table:table-cell office:value-type="float" office:value="-7.237524" calcext:value-type="float">
            <text:p>-7.237524</text:p>
          </table:table-cell>
          <table:table-cell office:value-type="float" office:value="65.99235" calcext:value-type="float">
            <text:p>65.99235</text:p>
          </table:table-cell>
          <table:table-cell office:value-type="float" office:value="11.2586565" calcext:value-type="float">
            <text:p>11.2586565</text:p>
          </table:table-cell>
          <table:table-cell office:value-type="float" office:value="46.9783" calcext:value-type="float">
            <text:p>46.9783</text:p>
          </table:table-cell>
          <table:table-cell office:value-type="float" office:value="0.38198882" calcext:value-type="float">
            <text:p>0.38198882</text:p>
          </table:table-cell>
          <table:table-cell office:value-type="float" office:value="44.05391" calcext:value-type="float">
            <text:p>44.05391</text:p>
          </table:table-cell>
          <table:table-cell office:value-type="float" office:value="3.4685218" calcext:value-type="float">
            <text:p>3.4685218</text:p>
          </table:table-cell>
          <table:table-cell office:value-type="float" office:value="48.984657" calcext:value-type="float">
            <text:p>48.984657</text:p>
          </table:table-cell>
          <table:table-cell office:value-type="float" office:value="1.6636857" calcext:value-type="float">
            <text:p>1.6636857</text:p>
          </table:table-cell>
          <table:table-cell office:value-type="float" office:value="70.56863" calcext:value-type="float">
            <text:p>70.56863</text:p>
          </table:table-cell>
          <table:table-cell office:value-type="float" office:value="-3.1594353" calcext:value-type="float">
            <text:p>-3.1594353</text:p>
          </table:table-cell>
          <table:table-cell office:value-type="float" office:value="49.43048" calcext:value-type="float">
            <text:p>49.43048</text:p>
          </table:table-cell>
          <table:table-cell office:value-type="float" office:value="-1.082017" calcext:value-type="float">
            <text:p>-1.082017</text:p>
          </table:table-cell>
          <table:table-cell office:value-type="float" office:value="44.152332" calcext:value-type="float">
            <text:p>44.152332</text:p>
          </table:table-cell>
          <table:table-cell office:value-type="float" office:value="0.31572542" calcext:value-type="float">
            <text:p>0.31572542</text:p>
          </table:table-cell>
          <table:table-cell office:value-type="float" office:value="43.701283" calcext:value-type="float">
            <text:p>43.701283</text:p>
          </table:table-cell>
          <table:table-cell office:value-type="float" office:value="-5.9876003" calcext:value-type="float">
            <text:p>-5.9876003</text:p>
          </table:table-cell>
          <table:table-cell office:value-type="float" office:value="50.225594" calcext:value-type="float">
            <text:p>50.225594</text:p>
          </table:table-cell>
          <table:table-cell office:value-type="float" office:value="-0.31926432" calcext:value-type="float">
            <text:p>-0.31926432</text:p>
          </table:table-cell>
          <table:table-cell office:value-type="float" office:value="72.70314" calcext:value-type="float">
            <text:p>72.70314</text:p>
          </table:table-cell>
          <table:table-cell office:value-type="float" office:value="-2.3376036" calcext:value-type="float">
            <text:p>-2.3376036</text:p>
          </table:table-cell>
          <table:table-cell office:value-type="float" office:value="65.232956" calcext:value-type="float">
            <text:p>65.232956</text:p>
          </table:table-cell>
          <table:table-cell office:value-type="float" office:value="-4.321616" calcext:value-type="float">
            <text:p>-4.321616</text:p>
          </table:table-cell>
          <table:table-cell office:value-type="float" office:value="50.4502" calcext:value-type="float">
            <text:p>50.45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71.wav</text:p>
          </table:table-cell>
          <table:table-cell office:value-type="float" office:value="2025.06413046833" calcext:value-type="float">
            <text:p>2025.06413046833</text:p>
          </table:table-cell>
          <table:table-cell office:value-type="float" office:value="218833.268834055" calcext:value-type="float">
            <text:p>218833.268834055</text:p>
          </table:table-cell>
          <table:table-cell office:value-type="float" office:value="2215.16277744979" calcext:value-type="float">
            <text:p>2215.16277744979</text:p>
          </table:table-cell>
          <table:table-cell office:value-type="float" office:value="71460.4380173635" calcext:value-type="float">
            <text:p>71460.4380173635</text:p>
          </table:table-cell>
          <table:table-cell office:value-type="float" office:value="19.9731733914088" calcext:value-type="float">
            <text:p>19.9731733914088</text:p>
          </table:table-cell>
          <table:table-cell office:value-type="float" office:value="89.5901077929682" calcext:value-type="float">
            <text:p>89.5901077929682</text:p>
          </table:table-cell>
          <table:table-cell office:value-type="float" office:value="0.0070380885" calcext:value-type="float">
            <text:p>0.0070380885</text:p>
          </table:table-cell>
          <table:table-cell office:value-type="float" office:value="0.00004088036" calcext:value-type="float">
            <text:p>0.00004088036</text:p>
          </table:table-cell>
          <table:table-cell office:value-type="float" office:value="4570.99275168576" calcext:value-type="float">
            <text:p>4570.99275168576</text:p>
          </table:table-cell>
          <table:table-cell office:value-type="float" office:value="1008339.16645167" calcext:value-type="float">
            <text:p>1008339.16645167</text:p>
          </table:table-cell>
          <table:table-cell office:value-type="float" office:value="2.31328292063117" calcext:value-type="float">
            <text:p>2.31328292063117</text:p>
          </table:table-cell>
          <table:table-cell office:value-type="float" office:value="7.74917472964916" calcext:value-type="float">
            <text:p>7.74917472964916</text:p>
          </table:table-cell>
          <table:table-cell office:value-type="float" office:value="-0.0110220300373372" calcext:value-type="float">
            <text:p>-0.0110220300373372</text:p>
          </table:table-cell>
          <table:table-cell office:value-type="float" office:value="0.00509564535887262" calcext:value-type="float">
            <text:p>0.00509564535887262</text:p>
          </table:table-cell>
          <table:table-cell office:value-type="float" office:value="0.0908036965873937" calcext:value-type="float">
            <text:p>0.0908036965873937</text:p>
          </table:table-cell>
          <table:table-cell office:value-type="float" office:value="0.00123854312297582" calcext:value-type="float">
            <text:p>0.00123854312297582</text:p>
          </table:table-cell>
          <table:table-cell office:value-type="float" office:value="0.45448428" calcext:value-type="float">
            <text:p>0.45448428</text:p>
          </table:table-cell>
          <table:table-cell office:value-type="float" office:value="0.07846688" calcext:value-type="float">
            <text:p>0.07846688</text:p>
          </table:table-cell>
          <table:table-cell office:value-type="float" office:value="0.26364803" calcext:value-type="float">
            <text:p>0.26364803</text:p>
          </table:table-cell>
          <table:table-cell office:value-type="float" office:value="0.013823056" calcext:value-type="float">
            <text:p>0.013823056</text:p>
          </table:table-cell>
          <table:table-cell office:value-type="float" office:value="-0.03913299" calcext:value-type="float">
            <text:p>-0.03913299</text:p>
          </table:table-cell>
          <table:table-cell office:value-type="float" office:value="0" calcext:value-type="float">
            <text:p>0</text:p>
          </table:table-cell>
          <table:table-cell office:value-type="float" office:value="0.16095097" calcext:value-type="float">
            <text:p>0.16095097</text:p>
          </table:table-cell>
          <table:table-cell office:value-type="float" office:value="0.0025117528" calcext:value-type="float">
            <text:p>0.0025117528</text:p>
          </table:table-cell>
          <table:table-cell office:value-type="float" office:value="0.134203732479498" calcext:value-type="float">
            <text:p>0.134203732479498</text:p>
          </table:table-cell>
          <table:table-cell office:value-type="float" office:value="0.0297707979082029" calcext:value-type="float">
            <text:p>0.0297707979082029</text:p>
          </table:table-cell>
          <table:table-cell office:value-type="float" office:value="0.008761265" calcext:value-type="float">
            <text:p>0.008761265</text:p>
          </table:table-cell>
          <table:table-cell office:value-type="float" office:value="-79.81995" calcext:value-type="float">
            <text:p>-79.81995</text:p>
          </table:table-cell>
          <table:table-cell office:value-type="float" office:value="3290.91" calcext:value-type="float">
            <text:p>3290.91</text:p>
          </table:table-cell>
          <table:table-cell office:value-type="float" office:value="109.93669" calcext:value-type="float">
            <text:p>109.93669</text:p>
          </table:table-cell>
          <table:table-cell office:value-type="float" office:value="360.19012" calcext:value-type="float">
            <text:p>360.19012</text:p>
          </table:table-cell>
          <table:table-cell office:value-type="float" office:value="-17.13555" calcext:value-type="float">
            <text:p>-17.13555</text:p>
          </table:table-cell>
          <table:table-cell office:value-type="float" office:value="252.81342" calcext:value-type="float">
            <text:p>252.81342</text:p>
          </table:table-cell>
          <table:table-cell office:value-type="float" office:value="47.21409" calcext:value-type="float">
            <text:p>47.21409</text:p>
          </table:table-cell>
          <table:table-cell office:value-type="float" office:value="222.81366" calcext:value-type="float">
            <text:p>222.81366</text:p>
          </table:table-cell>
          <table:table-cell office:value-type="float" office:value="-11.933718" calcext:value-type="float">
            <text:p>-11.933718</text:p>
          </table:table-cell>
          <table:table-cell office:value-type="float" office:value="129.27356" calcext:value-type="float">
            <text:p>129.27356</text:p>
          </table:table-cell>
          <table:table-cell office:value-type="float" office:value="33.32855" calcext:value-type="float">
            <text:p>33.32855</text:p>
          </table:table-cell>
          <table:table-cell office:value-type="float" office:value="87.94217" calcext:value-type="float">
            <text:p>87.94217</text:p>
          </table:table-cell>
          <table:table-cell office:value-type="float" office:value="-11.712043" calcext:value-type="float">
            <text:p>-11.712043</text:p>
          </table:table-cell>
          <table:table-cell office:value-type="float" office:value="90.2595" calcext:value-type="float">
            <text:p>90.2595</text:p>
          </table:table-cell>
          <table:table-cell office:value-type="float" office:value="23.636423" calcext:value-type="float">
            <text:p>23.636423</text:p>
          </table:table-cell>
          <table:table-cell office:value-type="float" office:value="61.814735" calcext:value-type="float">
            <text:p>61.814735</text:p>
          </table:table-cell>
          <table:table-cell office:value-type="float" office:value="-13.6773205" calcext:value-type="float">
            <text:p>-13.6773205</text:p>
          </table:table-cell>
          <table:table-cell office:value-type="float" office:value="90.43754" calcext:value-type="float">
            <text:p>90.43754</text:p>
          </table:table-cell>
          <table:table-cell office:value-type="float" office:value="18.445547" calcext:value-type="float">
            <text:p>18.445547</text:p>
          </table:table-cell>
          <table:table-cell office:value-type="float" office:value="67.98678" calcext:value-type="float">
            <text:p>67.98678</text:p>
          </table:table-cell>
          <table:table-cell office:value-type="float" office:value="-6.9493895" calcext:value-type="float">
            <text:p>-6.9493895</text:p>
          </table:table-cell>
          <table:table-cell office:value-type="float" office:value="63.916546" calcext:value-type="float">
            <text:p>63.916546</text:p>
          </table:table-cell>
          <table:table-cell office:value-type="float" office:value="13.0382805" calcext:value-type="float">
            <text:p>13.0382805</text:p>
          </table:table-cell>
          <table:table-cell office:value-type="float" office:value="42.793324" calcext:value-type="float">
            <text:p>42.793324</text:p>
          </table:table-cell>
          <table:table-cell office:value-type="float" office:value="-11.589944" calcext:value-type="float">
            <text:p>-11.589944</text:p>
          </table:table-cell>
          <table:table-cell office:value-type="float" office:value="42.331688" calcext:value-type="float">
            <text:p>42.331688</text:p>
          </table:table-cell>
          <table:table-cell office:value-type="float" office:value="9.098724" calcext:value-type="float">
            <text:p>9.098724</text:p>
          </table:table-cell>
          <table:table-cell office:value-type="float" office:value="42.857716" calcext:value-type="float">
            <text:p>42.857716</text:p>
          </table:table-cell>
          <table:table-cell office:value-type="float" office:value="-5.9574623" calcext:value-type="float">
            <text:p>-5.9574623</text:p>
          </table:table-cell>
          <table:table-cell office:value-type="float" office:value="28.274363" calcext:value-type="float">
            <text:p>28.274363</text:p>
          </table:table-cell>
          <table:table-cell office:value-type="float" office:value="4.9145265" calcext:value-type="float">
            <text:p>4.9145265</text:p>
          </table:table-cell>
          <table:table-cell office:value-type="float" office:value="40.229156" calcext:value-type="float">
            <text:p>40.229156</text:p>
          </table:table-cell>
          <table:table-cell office:value-type="float" office:value="-8.714124" calcext:value-type="float">
            <text:p>-8.714124</text:p>
          </table:table-cell>
          <table:table-cell office:value-type="float" office:value="50.218163" calcext:value-type="float">
            <text:p>50.218163</text:p>
          </table:table-cell>
          <table:table-cell office:value-type="float" office:value="3.7107124" calcext:value-type="float">
            <text:p>3.7107124</text:p>
          </table:table-cell>
          <table:table-cell office:value-type="float" office:value="40.904648" calcext:value-type="float">
            <text:p>40.904648</text:p>
          </table:table-cell>
          <table:table-cell office:value-type="float" office:value="-5.1020746" calcext:value-type="float">
            <text:p>-5.1020746</text:p>
          </table:table-cell>
          <table:table-cell office:value-type="float" office:value="65.0396" calcext:value-type="float">
            <text:p>65.0396</text:p>
          </table:table-cell>
          <table:table-cell office:value-type="float" office:value="2.6278586" calcext:value-type="float">
            <text:p>2.6278586</text:p>
          </table:table-cell>
          <table:table-cell office:value-type="float" office:value="57.362915" calcext:value-type="float">
            <text:p>57.3629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59.wav</text:p>
          </table:table-cell>
          <table:table-cell office:value-type="float" office:value="2424.51969873939" calcext:value-type="float">
            <text:p>2424.51969873939</text:p>
          </table:table-cell>
          <table:table-cell office:value-type="float" office:value="1144723.13409203" calcext:value-type="float">
            <text:p>1144723.13409203</text:p>
          </table:table-cell>
          <table:table-cell office:value-type="float" office:value="2927.3422261634" calcext:value-type="float">
            <text:p>2927.3422261634</text:p>
          </table:table-cell>
          <table:table-cell office:value-type="float" office:value="328270.716464506" calcext:value-type="float">
            <text:p>328270.716464506</text:p>
          </table:table-cell>
          <table:table-cell office:value-type="float" office:value="18.9383085311267" calcext:value-type="float">
            <text:p>18.9383085311267</text:p>
          </table:table-cell>
          <table:table-cell office:value-type="float" office:value="17.8324453259663" calcext:value-type="float">
            <text:p>17.8324453259663</text:p>
          </table:table-cell>
          <table:table-cell office:value-type="float" office:value="0.021046732" calcext:value-type="float">
            <text:p>0.021046732</text:p>
          </table:table-cell>
          <table:table-cell office:value-type="float" office:value="0.00083149225" calcext:value-type="float">
            <text:p>0.00083149225</text:p>
          </table:table-cell>
          <table:table-cell office:value-type="float" office:value="5644.70520727596" calcext:value-type="float">
            <text:p>5644.70520727596</text:p>
          </table:table-cell>
          <table:table-cell office:value-type="float" office:value="6155435.37390375" calcext:value-type="float">
            <text:p>6155435.37390375</text:p>
          </table:table-cell>
          <table:table-cell office:value-type="float" office:value="0.556083255761812" calcext:value-type="float">
            <text:p>0.556083255761812</text:p>
          </table:table-cell>
          <table:table-cell office:value-type="float" office:value="0.383348923751809" calcext:value-type="float">
            <text:p>0.383348923751809</text:p>
          </table:table-cell>
          <table:table-cell office:value-type="float" office:value="0.0480787749340864" calcext:value-type="float">
            <text:p>0.0480787749340864</text:p>
          </table:table-cell>
          <table:table-cell office:value-type="float" office:value="0.0272922306966889" calcext:value-type="float">
            <text:p>0.0272922306966889</text:p>
          </table:table-cell>
          <table:table-cell office:value-type="float" office:value="0.0865368057569606" calcext:value-type="float">
            <text:p>0.0865368057569606</text:p>
          </table:table-cell>
          <table:table-cell office:value-type="float" office:value="0.0026817618926204" calcext:value-type="float">
            <text:p>0.0026817618926204</text:p>
          </table:table-cell>
          <table:table-cell office:value-type="float" office:value="0.33951104" calcext:value-type="float">
            <text:p>0.33951104</text:p>
          </table:table-cell>
          <table:table-cell office:value-type="float" office:value="0.08291649" calcext:value-type="float">
            <text:p>0.08291649</text:p>
          </table:table-cell>
          <table:table-cell office:value-type="float" office:value="0.22547677" calcext:value-type="float">
            <text:p>0.22547677</text:p>
          </table:table-cell>
          <table:table-cell office:value-type="float" office:value="0.03249356" calcext:value-type="float">
            <text:p>0.03249356</text:p>
          </table:table-cell>
          <table:table-cell office:value-type="float" office:value="0.08904231" calcext:value-type="float">
            <text:p>0.08904231</text:p>
          </table:table-cell>
          <table:table-cell office:value-type="float" office:value="0" calcext:value-type="float">
            <text:p>0</text:p>
          </table:table-cell>
          <table:table-cell office:value-type="float" office:value="0.05117929" calcext:value-type="float">
            <text:p>0.05117929</text:p>
          </table:table-cell>
          <table:table-cell office:value-type="float" office:value="0.00018354466" calcext:value-type="float">
            <text:p>0.00018354466</text:p>
          </table:table-cell>
          <table:table-cell office:value-type="float" office:value="0.146861249678474" calcext:value-type="float">
            <text:p>0.146861249678474</text:p>
          </table:table-cell>
          <table:table-cell office:value-type="float" office:value="0.0321534083505565" calcext:value-type="float">
            <text:p>0.0321534083505565</text:p>
          </table:table-cell>
          <table:table-cell office:value-type="float" office:value="0.08895408" calcext:value-type="float">
            <text:p>0.08895408</text:p>
          </table:table-cell>
          <table:table-cell office:value-type="float" office:value="-219.1163" calcext:value-type="float">
            <text:p>-219.1163</text:p>
          </table:table-cell>
          <table:table-cell office:value-type="float" office:value="2118.145" calcext:value-type="float">
            <text:p>2118.145</text:p>
          </table:table-cell>
          <table:table-cell office:value-type="float" office:value="94.37081" calcext:value-type="float">
            <text:p>94.37081</text:p>
          </table:table-cell>
          <table:table-cell office:value-type="float" office:value="1076.8016" calcext:value-type="float">
            <text:p>1076.8016</text:p>
          </table:table-cell>
          <table:table-cell office:value-type="float" office:value="42.78751" calcext:value-type="float">
            <text:p>42.78751</text:p>
          </table:table-cell>
          <table:table-cell office:value-type="float" office:value="427.05347" calcext:value-type="float">
            <text:p>427.05347</text:p>
          </table:table-cell>
          <table:table-cell office:value-type="float" office:value="16.115028" calcext:value-type="float">
            <text:p>16.115028</text:p>
          </table:table-cell>
          <table:table-cell office:value-type="float" office:value="290.09705" calcext:value-type="float">
            <text:p>290.09705</text:p>
          </table:table-cell>
          <table:table-cell office:value-type="float" office:value="9.503607" calcext:value-type="float">
            <text:p>9.503607</text:p>
          </table:table-cell>
          <table:table-cell office:value-type="float" office:value="132.86673" calcext:value-type="float">
            <text:p>132.86673</text:p>
          </table:table-cell>
          <table:table-cell office:value-type="float" office:value="12.890873" calcext:value-type="float">
            <text:p>12.890873</text:p>
          </table:table-cell>
          <table:table-cell office:value-type="float" office:value="94.687515" calcext:value-type="float">
            <text:p>94.687515</text:p>
          </table:table-cell>
          <table:table-cell office:value-type="float" office:value="7.7313557" calcext:value-type="float">
            <text:p>7.7313557</text:p>
          </table:table-cell>
          <table:table-cell office:value-type="float" office:value="60.36445" calcext:value-type="float">
            <text:p>60.36445</text:p>
          </table:table-cell>
          <table:table-cell office:value-type="float" office:value="2.3898096" calcext:value-type="float">
            <text:p>2.3898096</text:p>
          </table:table-cell>
          <table:table-cell office:value-type="float" office:value="50.960484" calcext:value-type="float">
            <text:p>50.960484</text:p>
          </table:table-cell>
          <table:table-cell office:value-type="float" office:value="-1.0204222" calcext:value-type="float">
            <text:p>-1.0204222</text:p>
          </table:table-cell>
          <table:table-cell office:value-type="float" office:value="61.900288" calcext:value-type="float">
            <text:p>61.900288</text:p>
          </table:table-cell>
          <table:table-cell office:value-type="float" office:value="-1.953544" calcext:value-type="float">
            <text:p>-1.953544</text:p>
          </table:table-cell>
          <table:table-cell office:value-type="float" office:value="51.34781" calcext:value-type="float">
            <text:p>51.34781</text:p>
          </table:table-cell>
          <table:table-cell office:value-type="float" office:value="-1.9855669" calcext:value-type="float">
            <text:p>-1.9855669</text:p>
          </table:table-cell>
          <table:table-cell office:value-type="float" office:value="46.4556" calcext:value-type="float">
            <text:p>46.4556</text:p>
          </table:table-cell>
          <table:table-cell office:value-type="float" office:value="3.1467826" calcext:value-type="float">
            <text:p>3.1467826</text:p>
          </table:table-cell>
          <table:table-cell office:value-type="float" office:value="52.362965" calcext:value-type="float">
            <text:p>52.362965</text:p>
          </table:table-cell>
          <table:table-cell office:value-type="float" office:value="-0.88252664" calcext:value-type="float">
            <text:p>-0.88252664</text:p>
          </table:table-cell>
          <table:table-cell office:value-type="float" office:value="34.742004" calcext:value-type="float">
            <text:p>34.742004</text:p>
          </table:table-cell>
          <table:table-cell office:value-type="float" office:value="-6.855735" calcext:value-type="float">
            <text:p>-6.855735</text:p>
          </table:table-cell>
          <table:table-cell office:value-type="float" office:value="52.54906" calcext:value-type="float">
            <text:p>52.54906</text:p>
          </table:table-cell>
          <table:table-cell office:value-type="float" office:value="-5.073762" calcext:value-type="float">
            <text:p>-5.073762</text:p>
          </table:table-cell>
          <table:table-cell office:value-type="float" office:value="52.66254" calcext:value-type="float">
            <text:p>52.66254</text:p>
          </table:table-cell>
          <table:table-cell office:value-type="float" office:value="-4.0232706" calcext:value-type="float">
            <text:p>-4.0232706</text:p>
          </table:table-cell>
          <table:table-cell office:value-type="float" office:value="53.837986" calcext:value-type="float">
            <text:p>53.837986</text:p>
          </table:table-cell>
          <table:table-cell office:value-type="float" office:value="-5.6039405" calcext:value-type="float">
            <text:p>-5.6039405</text:p>
          </table:table-cell>
          <table:table-cell office:value-type="float" office:value="44.896378" calcext:value-type="float">
            <text:p>44.896378</text:p>
          </table:table-cell>
          <table:table-cell office:value-type="float" office:value="-4.995075" calcext:value-type="float">
            <text:p>-4.995075</text:p>
          </table:table-cell>
          <table:table-cell office:value-type="float" office:value="103.91506" calcext:value-type="float">
            <text:p>103.91506</text:p>
          </table:table-cell>
          <table:table-cell office:value-type="float" office:value="-2.5028176" calcext:value-type="float">
            <text:p>-2.5028176</text:p>
          </table:table-cell>
          <table:table-cell office:value-type="float" office:value="98.27908" calcext:value-type="float">
            <text:p>98.27908</text:p>
          </table:table-cell>
          <table:table-cell office:value-type="float" office:value="-4.27858" calcext:value-type="float">
            <text:p>-4.27858</text:p>
          </table:table-cell>
          <table:table-cell office:value-type="float" office:value="64.76819" calcext:value-type="float">
            <text:p>64.768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92.wav</text:p>
          </table:table-cell>
          <table:table-cell office:value-type="float" office:value="2471.4537520159" calcext:value-type="float">
            <text:p>2471.4537520159</text:p>
          </table:table-cell>
          <table:table-cell office:value-type="float" office:value="108657.015451928" calcext:value-type="float">
            <text:p>108657.015451928</text:p>
          </table:table-cell>
          <table:table-cell office:value-type="float" office:value="2102.19346483921" calcext:value-type="float">
            <text:p>2102.19346483921</text:p>
          </table:table-cell>
          <table:table-cell office:value-type="float" office:value="25988.3088611242" calcext:value-type="float">
            <text:p>25988.3088611242</text:p>
          </table:table-cell>
          <table:table-cell office:value-type="float" office:value="22.1833502040754" calcext:value-type="float">
            <text:p>22.1833502040754</text:p>
          </table:table-cell>
          <table:table-cell office:value-type="float" office:value="93.857933155451" calcext:value-type="float">
            <text:p>93.857933155451</text:p>
          </table:table-cell>
          <table:table-cell office:value-type="float" office:value="0.014657459" calcext:value-type="float">
            <text:p>0.014657459</text:p>
          </table:table-cell>
          <table:table-cell office:value-type="float" office:value="0.000094114745" calcext:value-type="float">
            <text:p>0.000094114745</text:p>
          </table:table-cell>
          <table:table-cell office:value-type="float" office:value="4687.26871782555" calcext:value-type="float">
            <text:p>4687.26871782555</text:p>
          </table:table-cell>
          <table:table-cell office:value-type="float" office:value="458196.738562068" calcext:value-type="float">
            <text:p>458196.738562068</text:p>
          </table:table-cell>
          <table:table-cell office:value-type="float" office:value="1.89539940348407" calcext:value-type="float">
            <text:p>1.89539940348407</text:p>
          </table:table-cell>
          <table:table-cell office:value-type="float" office:value="3.95383518064571" calcext:value-type="float">
            <text:p>3.95383518064571</text:p>
          </table:table-cell>
          <table:table-cell office:value-type="float" office:value="-0.00219558295583755" calcext:value-type="float">
            <text:p>-0.00219558295583755</text:p>
          </table:table-cell>
          <table:table-cell office:value-type="float" office:value="0.00870166107028879" calcext:value-type="float">
            <text:p>0.00870166107028879</text:p>
          </table:table-cell>
          <table:table-cell office:value-type="float" office:value="0.150938572481632" calcext:value-type="float">
            <text:p>0.150938572481632</text:p>
          </table:table-cell>
          <table:table-cell office:value-type="float" office:value="0.000973299999517724" calcext:value-type="float">
            <text:p>0.000973299999517724</text:p>
          </table:table-cell>
          <table:table-cell office:value-type="float" office:value="0.41659114" calcext:value-type="float">
            <text:p>0.41659114</text:p>
          </table:table-cell>
          <table:table-cell office:value-type="float" office:value="0.07374329" calcext:value-type="float">
            <text:p>0.07374329</text:p>
          </table:table-cell>
          <table:table-cell office:value-type="float" office:value="0.27103677" calcext:value-type="float">
            <text:p>0.27103677</text:p>
          </table:table-cell>
          <table:table-cell office:value-type="float" office:value="0.009872401" calcext:value-type="float">
            <text:p>0.009872401</text:p>
          </table:table-cell>
          <table:table-cell office:value-type="float" office:value="0.045700513" calcext:value-type="float">
            <text:p>0.045700513</text:p>
          </table:table-cell>
          <table:table-cell office:value-type="float" office:value="0" calcext:value-type="float">
            <text:p>0</text:p>
          </table:table-cell>
          <table:table-cell office:value-type="float" office:value="0.1068667" calcext:value-type="float">
            <text:p>0.1068667</text:p>
          </table:table-cell>
          <table:table-cell office:value-type="float" office:value="0.00021669529" calcext:value-type="float">
            <text:p>0.00021669529</text:p>
          </table:table-cell>
          <table:table-cell office:value-type="float" office:value="0.188537011061582" calcext:value-type="float">
            <text:p>0.188537011061582</text:p>
          </table:table-cell>
          <table:table-cell office:value-type="float" office:value="0.0475414729240111" calcext:value-type="float">
            <text:p>0.0475414729240111</text:p>
          </table:table-cell>
          <table:table-cell office:value-type="float" office:value="0.046222445" calcext:value-type="float">
            <text:p>0.046222445</text:p>
          </table:table-cell>
          <table:table-cell office:value-type="float" office:value="-70.11194" calcext:value-type="float">
            <text:p>-70.11194</text:p>
          </table:table-cell>
          <table:table-cell office:value-type="float" office:value="566.80396" calcext:value-type="float">
            <text:p>566.80396</text:p>
          </table:table-cell>
          <table:table-cell office:value-type="float" office:value="94.16672" calcext:value-type="float">
            <text:p>94.16672</text:p>
          </table:table-cell>
          <table:table-cell office:value-type="float" office:value="200.07758" calcext:value-type="float">
            <text:p>200.07758</text:p>
          </table:table-cell>
          <table:table-cell office:value-type="float" office:value="-50.33251" calcext:value-type="float">
            <text:p>-50.33251</text:p>
          </table:table-cell>
          <table:table-cell office:value-type="float" office:value="88.21024" calcext:value-type="float">
            <text:p>88.21024</text:p>
          </table:table-cell>
          <table:table-cell office:value-type="float" office:value="46.95689" calcext:value-type="float">
            <text:p>46.95689</text:p>
          </table:table-cell>
          <table:table-cell office:value-type="float" office:value="61.875168" calcext:value-type="float">
            <text:p>61.875168</text:p>
          </table:table-cell>
          <table:table-cell office:value-type="float" office:value="-16.10815" calcext:value-type="float">
            <text:p>-16.10815</text:p>
          </table:table-cell>
          <table:table-cell office:value-type="float" office:value="50.261684" calcext:value-type="float">
            <text:p>50.261684</text:p>
          </table:table-cell>
          <table:table-cell office:value-type="float" office:value="19.98747" calcext:value-type="float">
            <text:p>19.98747</text:p>
          </table:table-cell>
          <table:table-cell office:value-type="float" office:value="36.163544" calcext:value-type="float">
            <text:p>36.163544</text:p>
          </table:table-cell>
          <table:table-cell office:value-type="float" office:value="-23.955923" calcext:value-type="float">
            <text:p>-23.955923</text:p>
          </table:table-cell>
          <table:table-cell office:value-type="float" office:value="38.01727" calcext:value-type="float">
            <text:p>38.01727</text:p>
          </table:table-cell>
          <table:table-cell office:value-type="float" office:value="16.344193" calcext:value-type="float">
            <text:p>16.344193</text:p>
          </table:table-cell>
          <table:table-cell office:value-type="float" office:value="36.634796" calcext:value-type="float">
            <text:p>36.634796</text:p>
          </table:table-cell>
          <table:table-cell office:value-type="float" office:value="-22.179577" calcext:value-type="float">
            <text:p>-22.179577</text:p>
          </table:table-cell>
          <table:table-cell office:value-type="float" office:value="30.416029" calcext:value-type="float">
            <text:p>30.416029</text:p>
          </table:table-cell>
          <table:table-cell office:value-type="float" office:value="14.427519" calcext:value-type="float">
            <text:p>14.427519</text:p>
          </table:table-cell>
          <table:table-cell office:value-type="float" office:value="34.87974" calcext:value-type="float">
            <text:p>34.87974</text:p>
          </table:table-cell>
          <table:table-cell office:value-type="float" office:value="-20.087427" calcext:value-type="float">
            <text:p>-20.087427</text:p>
          </table:table-cell>
          <table:table-cell office:value-type="float" office:value="29.928564" calcext:value-type="float">
            <text:p>29.928564</text:p>
          </table:table-cell>
          <table:table-cell office:value-type="float" office:value="12.139044" calcext:value-type="float">
            <text:p>12.139044</text:p>
          </table:table-cell>
          <table:table-cell office:value-type="float" office:value="25.694304" calcext:value-type="float">
            <text:p>25.694304</text:p>
          </table:table-cell>
          <table:table-cell office:value-type="float" office:value="-14.773107" calcext:value-type="float">
            <text:p>-14.773107</text:p>
          </table:table-cell>
          <table:table-cell office:value-type="float" office:value="28.172438" calcext:value-type="float">
            <text:p>28.172438</text:p>
          </table:table-cell>
          <table:table-cell office:value-type="float" office:value="4.9046216" calcext:value-type="float">
            <text:p>4.9046216</text:p>
          </table:table-cell>
          <table:table-cell office:value-type="float" office:value="28.626356" calcext:value-type="float">
            <text:p>28.626356</text:p>
          </table:table-cell>
          <table:table-cell office:value-type="float" office:value="-13.62448" calcext:value-type="float">
            <text:p>-13.62448</text:p>
          </table:table-cell>
          <table:table-cell office:value-type="float" office:value="26.455097" calcext:value-type="float">
            <text:p>26.455097</text:p>
          </table:table-cell>
          <table:table-cell office:value-type="float" office:value="0.82260984" calcext:value-type="float">
            <text:p>0.82260984</text:p>
          </table:table-cell>
          <table:table-cell office:value-type="float" office:value="26.04931" calcext:value-type="float">
            <text:p>26.04931</text:p>
          </table:table-cell>
          <table:table-cell office:value-type="float" office:value="-15.060139" calcext:value-type="float">
            <text:p>-15.060139</text:p>
          </table:table-cell>
          <table:table-cell office:value-type="float" office:value="21.806318" calcext:value-type="float">
            <text:p>21.806318</text:p>
          </table:table-cell>
          <table:table-cell office:value-type="float" office:value="-1.6115502" calcext:value-type="float">
            <text:p>-1.6115502</text:p>
          </table:table-cell>
          <table:table-cell office:value-type="float" office:value="23.839111" calcext:value-type="float">
            <text:p>23.839111</text:p>
          </table:table-cell>
          <table:table-cell office:value-type="float" office:value="-16.089869" calcext:value-type="float">
            <text:p>-16.089869</text:p>
          </table:table-cell>
          <table:table-cell office:value-type="float" office:value="21.049044" calcext:value-type="float">
            <text:p>21.049044</text:p>
          </table:table-cell>
          <table:table-cell office:value-type="float" office:value="-2.186607" calcext:value-type="float">
            <text:p>-2.186607</text:p>
          </table:table-cell>
          <table:table-cell office:value-type="float" office:value="23.574179" calcext:value-type="float">
            <text:p>23.5741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87.wav</text:p>
          </table:table-cell>
          <table:table-cell office:value-type="float" office:value="2334.51906116098" calcext:value-type="float">
            <text:p>2334.51906116098</text:p>
          </table:table-cell>
          <table:table-cell office:value-type="float" office:value="113049.897981129" calcext:value-type="float">
            <text:p>113049.897981129</text:p>
          </table:table-cell>
          <table:table-cell office:value-type="float" office:value="2208.06015534347" calcext:value-type="float">
            <text:p>2208.06015534347</text:p>
          </table:table-cell>
          <table:table-cell office:value-type="float" office:value="44237.8392800546" calcext:value-type="float">
            <text:p>44237.8392800546</text:p>
          </table:table-cell>
          <table:table-cell office:value-type="float" office:value="21.2794059837353" calcext:value-type="float">
            <text:p>21.2794059837353</text:p>
          </table:table-cell>
          <table:table-cell office:value-type="float" office:value="98.0973371038439" calcext:value-type="float">
            <text:p>98.0973371038439</text:p>
          </table:table-cell>
          <table:table-cell office:value-type="float" office:value="0.0095059415" calcext:value-type="float">
            <text:p>0.0095059415</text:p>
          </table:table-cell>
          <table:table-cell office:value-type="float" office:value="0.00010456303" calcext:value-type="float">
            <text:p>0.00010456303</text:p>
          </table:table-cell>
          <table:table-cell office:value-type="float" office:value="4819.10754422854" calcext:value-type="float">
            <text:p>4819.10754422854</text:p>
          </table:table-cell>
          <table:table-cell office:value-type="float" office:value="706278.874200191" calcext:value-type="float">
            <text:p>706278.874200191</text:p>
          </table:table-cell>
          <table:table-cell office:value-type="float" office:value="2.63268373885703" calcext:value-type="float">
            <text:p>2.63268373885703</text:p>
          </table:table-cell>
          <table:table-cell office:value-type="float" office:value="7.80915709460948" calcext:value-type="float">
            <text:p>7.80915709460948</text:p>
          </table:table-cell>
          <table:table-cell office:value-type="float" office:value="0.0369535427217655" calcext:value-type="float">
            <text:p>0.0369535427217655</text:p>
          </table:table-cell>
          <table:table-cell office:value-type="float" office:value="0.0102985120141243" calcext:value-type="float">
            <text:p>0.0102985120141243</text:p>
          </table:table-cell>
          <table:table-cell office:value-type="float" office:value="0.128553161857115" calcext:value-type="float">
            <text:p>0.128553161857115</text:p>
          </table:table-cell>
          <table:table-cell office:value-type="float" office:value="0.000791349226356558" calcext:value-type="float">
            <text:p>0.000791349226356558</text:p>
          </table:table-cell>
          <table:table-cell office:value-type="float" office:value="0.3929944" calcext:value-type="float">
            <text:p>0.3929944</text:p>
          </table:table-cell>
          <table:table-cell office:value-type="float" office:value="0.0763977" calcext:value-type="float">
            <text:p>0.0763977</text:p>
          </table:table-cell>
          <table:table-cell office:value-type="float" office:value="0.25902408" calcext:value-type="float">
            <text:p>0.25902408</text:p>
          </table:table-cell>
          <table:table-cell office:value-type="float" office:value="0.016239852" calcext:value-type="float">
            <text:p>0.016239852</text:p>
          </table:table-cell>
          <table:table-cell office:value-type="float" office:value="-0.050662674" calcext:value-type="float">
            <text:p>-0.050662674</text:p>
          </table:table-cell>
          <table:table-cell office:value-type="float" office:value="0" calcext:value-type="float">
            <text:p>0</text:p>
          </table:table-cell>
          <table:table-cell office:value-type="float" office:value="0.16573809" calcext:value-type="float">
            <text:p>0.16573809</text:p>
          </table:table-cell>
          <table:table-cell office:value-type="float" office:value="0.0010295698" calcext:value-type="float">
            <text:p>0.0010295698</text:p>
          </table:table-cell>
          <table:table-cell office:value-type="float" office:value="0.200416641696839" calcext:value-type="float">
            <text:p>0.200416641696839</text:p>
          </table:table-cell>
          <table:table-cell office:value-type="float" office:value="0.0532941270297974" calcext:value-type="float">
            <text:p>0.0532941270297974</text:p>
          </table:table-cell>
          <table:table-cell office:value-type="float" office:value="-0.054408316" calcext:value-type="float">
            <text:p>-0.054408316</text:p>
          </table:table-cell>
          <table:table-cell office:value-type="float" office:value="-42.662823" calcext:value-type="float">
            <text:p>-42.662823</text:p>
          </table:table-cell>
          <table:table-cell office:value-type="float" office:value="770.2174" calcext:value-type="float">
            <text:p>770.2174</text:p>
          </table:table-cell>
          <table:table-cell office:value-type="float" office:value="102.988686" calcext:value-type="float">
            <text:p>102.988686</text:p>
          </table:table-cell>
          <table:table-cell office:value-type="float" office:value="165.50061" calcext:value-type="float">
            <text:p>165.50061</text:p>
          </table:table-cell>
          <table:table-cell office:value-type="float" office:value="-36.8779" calcext:value-type="float">
            <text:p>-36.8779</text:p>
          </table:table-cell>
          <table:table-cell office:value-type="float" office:value="166.22334" calcext:value-type="float">
            <text:p>166.22334</text:p>
          </table:table-cell>
          <table:table-cell office:value-type="float" office:value="44.5166" calcext:value-type="float">
            <text:p>44.5166</text:p>
          </table:table-cell>
          <table:table-cell office:value-type="float" office:value="81.47267" calcext:value-type="float">
            <text:p>81.47267</text:p>
          </table:table-cell>
          <table:table-cell office:value-type="float" office:value="-11.9962015" calcext:value-type="float">
            <text:p>-11.9962015</text:p>
          </table:table-cell>
          <table:table-cell office:value-type="float" office:value="93.224335" calcext:value-type="float">
            <text:p>93.224335</text:p>
          </table:table-cell>
          <table:table-cell office:value-type="float" office:value="25.57691" calcext:value-type="float">
            <text:p>25.57691</text:p>
          </table:table-cell>
          <table:table-cell office:value-type="float" office:value="65.399315" calcext:value-type="float">
            <text:p>65.399315</text:p>
          </table:table-cell>
          <table:table-cell office:value-type="float" office:value="-22.668951" calcext:value-type="float">
            <text:p>-22.668951</text:p>
          </table:table-cell>
          <table:table-cell office:value-type="float" office:value="51.150826" calcext:value-type="float">
            <text:p>51.150826</text:p>
          </table:table-cell>
          <table:table-cell office:value-type="float" office:value="28.336857" calcext:value-type="float">
            <text:p>28.336857</text:p>
          </table:table-cell>
          <table:table-cell office:value-type="float" office:value="37.084045" calcext:value-type="float">
            <text:p>37.084045</text:p>
          </table:table-cell>
          <table:table-cell office:value-type="float" office:value="-19.271854" calcext:value-type="float">
            <text:p>-19.271854</text:p>
          </table:table-cell>
          <table:table-cell office:value-type="float" office:value="31.519712" calcext:value-type="float">
            <text:p>31.519712</text:p>
          </table:table-cell>
          <table:table-cell office:value-type="float" office:value="21.482964" calcext:value-type="float">
            <text:p>21.482964</text:p>
          </table:table-cell>
          <table:table-cell office:value-type="float" office:value="38.18266" calcext:value-type="float">
            <text:p>38.18266</text:p>
          </table:table-cell>
          <table:table-cell office:value-type="float" office:value="-15.258891" calcext:value-type="float">
            <text:p>-15.258891</text:p>
          </table:table-cell>
          <table:table-cell office:value-type="float" office:value="35.391766" calcext:value-type="float">
            <text:p>35.391766</text:p>
          </table:table-cell>
          <table:table-cell office:value-type="float" office:value="11.748107" calcext:value-type="float">
            <text:p>11.748107</text:p>
          </table:table-cell>
          <table:table-cell office:value-type="float" office:value="31.61184" calcext:value-type="float">
            <text:p>31.61184</text:p>
          </table:table-cell>
          <table:table-cell office:value-type="float" office:value="-11.575924" calcext:value-type="float">
            <text:p>-11.575924</text:p>
          </table:table-cell>
          <table:table-cell office:value-type="float" office:value="24.600233" calcext:value-type="float">
            <text:p>24.600233</text:p>
          </table:table-cell>
          <table:table-cell office:value-type="float" office:value="4.7860646" calcext:value-type="float">
            <text:p>4.7860646</text:p>
          </table:table-cell>
          <table:table-cell office:value-type="float" office:value="31.50818" calcext:value-type="float">
            <text:p>31.50818</text:p>
          </table:table-cell>
          <table:table-cell office:value-type="float" office:value="-13.024809" calcext:value-type="float">
            <text:p>-13.024809</text:p>
          </table:table-cell>
          <table:table-cell office:value-type="float" office:value="28.989157" calcext:value-type="float">
            <text:p>28.989157</text:p>
          </table:table-cell>
          <table:table-cell office:value-type="float" office:value="4.361161" calcext:value-type="float">
            <text:p>4.361161</text:p>
          </table:table-cell>
          <table:table-cell office:value-type="float" office:value="31.320784" calcext:value-type="float">
            <text:p>31.320784</text:p>
          </table:table-cell>
          <table:table-cell office:value-type="float" office:value="-11.952075" calcext:value-type="float">
            <text:p>-11.952075</text:p>
          </table:table-cell>
          <table:table-cell office:value-type="float" office:value="24.097263" calcext:value-type="float">
            <text:p>24.097263</text:p>
          </table:table-cell>
          <table:table-cell office:value-type="float" office:value="0.89715636" calcext:value-type="float">
            <text:p>0.89715636</text:p>
          </table:table-cell>
          <table:table-cell office:value-type="float" office:value="45.982727" calcext:value-type="float">
            <text:p>45.982727</text:p>
          </table:table-cell>
          <table:table-cell office:value-type="float" office:value="-0.47479367" calcext:value-type="float">
            <text:p>-0.47479367</text:p>
          </table:table-cell>
          <table:table-cell office:value-type="float" office:value="54.53342" calcext:value-type="float">
            <text:p>54.53342</text:p>
          </table:table-cell>
          <table:table-cell office:value-type="float" office:value="1.299921" calcext:value-type="float">
            <text:p>1.299921</text:p>
          </table:table-cell>
          <table:table-cell office:value-type="float" office:value="38.834118" calcext:value-type="float">
            <text:p>38.8341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04.wav</text:p>
          </table:table-cell>
          <table:table-cell office:value-type="float" office:value="1345.8413833729" calcext:value-type="float">
            <text:p>1345.8413833729</text:p>
          </table:table-cell>
          <table:table-cell office:value-type="float" office:value="476337.645458938" calcext:value-type="float">
            <text:p>476337.645458938</text:p>
          </table:table-cell>
          <table:table-cell office:value-type="float" office:value="1841.82639524753" calcext:value-type="float">
            <text:p>1841.82639524753</text:p>
          </table:table-cell>
          <table:table-cell office:value-type="float" office:value="166537.423953572" calcext:value-type="float">
            <text:p>166537.423953572</text:p>
          </table:table-cell>
          <table:table-cell office:value-type="float" office:value="21.5285474826032" calcext:value-type="float">
            <text:p>21.5285474826032</text:p>
          </table:table-cell>
          <table:table-cell office:value-type="float" office:value="70.4570259317484" calcext:value-type="float">
            <text:p>70.4570259317484</text:p>
          </table:table-cell>
          <table:table-cell office:value-type="float" office:value="0.0018667578" calcext:value-type="float">
            <text:p>0.0018667578</text:p>
          </table:table-cell>
          <table:table-cell office:value-type="float" office:value="0.000016925987" calcext:value-type="float">
            <text:p>0.000016925987</text:p>
          </table:table-cell>
          <table:table-cell office:value-type="float" office:value="2939.15732399217" calcext:value-type="float">
            <text:p>2939.15732399217</text:p>
          </table:table-cell>
          <table:table-cell office:value-type="float" office:value="2551452.04382015" calcext:value-type="float">
            <text:p>2551452.04382015</text:p>
          </table:table-cell>
          <table:table-cell office:value-type="float" office:value="2.12721843441749" calcext:value-type="float">
            <text:p>2.12721843441749</text:p>
          </table:table-cell>
          <table:table-cell office:value-type="float" office:value="5.53441104946803" calcext:value-type="float">
            <text:p>5.53441104946803</text:p>
          </table:table-cell>
          <table:table-cell office:value-type="float" office:value="0.0344398536995237" calcext:value-type="float">
            <text:p>0.0344398536995237</text:p>
          </table:table-cell>
          <table:table-cell office:value-type="float" office:value="0.0144675005407632" calcext:value-type="float">
            <text:p>0.0144675005407632</text:p>
          </table:table-cell>
          <table:table-cell office:value-type="float" office:value="0.0410794452097835" calcext:value-type="float">
            <text:p>0.0410794452097835</text:p>
          </table:table-cell>
          <table:table-cell office:value-type="float" office:value="0.00132645382609363" calcext:value-type="float">
            <text:p>0.00132645382609363</text:p>
          </table:table-cell>
          <table:table-cell office:value-type="float" office:value="0.37182295" calcext:value-type="float">
            <text:p>0.37182295</text:p>
          </table:table-cell>
          <table:table-cell office:value-type="float" office:value="0.08869458" calcext:value-type="float">
            <text:p>0.08869458</text:p>
          </table:table-cell>
          <table:table-cell office:value-type="float" office:value="0.23970146" calcext:value-type="float">
            <text:p>0.23970146</text:p>
          </table:table-cell>
          <table:table-cell office:value-type="float" office:value="0.025876546" calcext:value-type="float">
            <text:p>0.025876546</text:p>
          </table:table-cell>
          <table:table-cell office:value-type="float" office:value="0.0036798913" calcext:value-type="float">
            <text:p>0.0036798913</text:p>
          </table:table-cell>
          <table:table-cell office:value-type="float" office:value="0" calcext:value-type="float">
            <text:p>0</text:p>
          </table:table-cell>
          <table:table-cell office:value-type="float" office:value="0.20865633" calcext:value-type="float">
            <text:p>0.20865633</text:p>
          </table:table-cell>
          <table:table-cell office:value-type="float" office:value="0.0018219758" calcext:value-type="float">
            <text:p>0.0018219758</text:p>
          </table:table-cell>
          <table:table-cell office:value-type="float" office:value="0.118219194938955" calcext:value-type="float">
            <text:p>0.118219194938955</text:p>
          </table:table-cell>
          <table:table-cell office:value-type="float" office:value="0.0215453157767825" calcext:value-type="float">
            <text:p>0.0215453157767825</text:p>
          </table:table-cell>
          <table:table-cell office:value-type="float" office:value="0.013800349" calcext:value-type="float">
            <text:p>0.013800349</text:p>
          </table:table-cell>
          <table:table-cell office:value-type="float" office:value="-127.97042" calcext:value-type="float">
            <text:p>-127.97042</text:p>
          </table:table-cell>
          <table:table-cell office:value-type="float" office:value="3183.7078" calcext:value-type="float">
            <text:p>3183.7078</text:p>
          </table:table-cell>
          <table:table-cell office:value-type="float" office:value="134.44084" calcext:value-type="float">
            <text:p>134.44084</text:p>
          </table:table-cell>
          <table:table-cell office:value-type="float" office:value="828.5696" calcext:value-type="float">
            <text:p>828.5696</text:p>
          </table:table-cell>
          <table:table-cell office:value-type="float" office:value="1.0205101" calcext:value-type="float">
            <text:p>1.0205101</text:p>
          </table:table-cell>
          <table:table-cell office:value-type="float" office:value="451.04453" calcext:value-type="float">
            <text:p>451.04453</text:p>
          </table:table-cell>
          <table:table-cell office:value-type="float" office:value="54.43924" calcext:value-type="float">
            <text:p>54.43924</text:p>
          </table:table-cell>
          <table:table-cell office:value-type="float" office:value="154.66489" calcext:value-type="float">
            <text:p>154.66489</text:p>
          </table:table-cell>
          <table:table-cell office:value-type="float" office:value="-0.4544706" calcext:value-type="float">
            <text:p>-0.4544706</text:p>
          </table:table-cell>
          <table:table-cell office:value-type="float" office:value="161.37944" calcext:value-type="float">
            <text:p>161.37944</text:p>
          </table:table-cell>
          <table:table-cell office:value-type="float" office:value="35.81458" calcext:value-type="float">
            <text:p>35.81458</text:p>
          </table:table-cell>
          <table:table-cell office:value-type="float" office:value="102.64514" calcext:value-type="float">
            <text:p>102.64514</text:p>
          </table:table-cell>
          <table:table-cell office:value-type="float" office:value="-10.856743" calcext:value-type="float">
            <text:p>-10.856743</text:p>
          </table:table-cell>
          <table:table-cell office:value-type="float" office:value="133.12305" calcext:value-type="float">
            <text:p>133.12305</text:p>
          </table:table-cell>
          <table:table-cell office:value-type="float" office:value="16.386305" calcext:value-type="float">
            <text:p>16.386305</text:p>
          </table:table-cell>
          <table:table-cell office:value-type="float" office:value="43.617428" calcext:value-type="float">
            <text:p>43.617428</text:p>
          </table:table-cell>
          <table:table-cell office:value-type="float" office:value="-10.0327215" calcext:value-type="float">
            <text:p>-10.0327215</text:p>
          </table:table-cell>
          <table:table-cell office:value-type="float" office:value="113.01953" calcext:value-type="float">
            <text:p>113.01953</text:p>
          </table:table-cell>
          <table:table-cell office:value-type="float" office:value="6.592466" calcext:value-type="float">
            <text:p>6.592466</text:p>
          </table:table-cell>
          <table:table-cell office:value-type="float" office:value="87.644455" calcext:value-type="float">
            <text:p>87.644455</text:p>
          </table:table-cell>
          <table:table-cell office:value-type="float" office:value="-6.6975994" calcext:value-type="float">
            <text:p>-6.6975994</text:p>
          </table:table-cell>
          <table:table-cell office:value-type="float" office:value="66.396484" calcext:value-type="float">
            <text:p>66.396484</text:p>
          </table:table-cell>
          <table:table-cell office:value-type="float" office:value="11.041861" calcext:value-type="float">
            <text:p>11.041861</text:p>
          </table:table-cell>
          <table:table-cell office:value-type="float" office:value="67.328285" calcext:value-type="float">
            <text:p>67.328285</text:p>
          </table:table-cell>
          <table:table-cell office:value-type="float" office:value="-8.380609" calcext:value-type="float">
            <text:p>-8.380609</text:p>
          </table:table-cell>
          <table:table-cell office:value-type="float" office:value="65.61362" calcext:value-type="float">
            <text:p>65.61362</text:p>
          </table:table-cell>
          <table:table-cell office:value-type="float" office:value="2.1077473" calcext:value-type="float">
            <text:p>2.1077473</text:p>
          </table:table-cell>
          <table:table-cell office:value-type="float" office:value="52.527565" calcext:value-type="float">
            <text:p>52.527565</text:p>
          </table:table-cell>
          <table:table-cell office:value-type="float" office:value="-6.3462076" calcext:value-type="float">
            <text:p>-6.3462076</text:p>
          </table:table-cell>
          <table:table-cell office:value-type="float" office:value="39.32939" calcext:value-type="float">
            <text:p>39.32939</text:p>
          </table:table-cell>
          <table:table-cell office:value-type="float" office:value="0.9917485" calcext:value-type="float">
            <text:p>0.9917485</text:p>
          </table:table-cell>
          <table:table-cell office:value-type="float" office:value="37.74223" calcext:value-type="float">
            <text:p>37.74223</text:p>
          </table:table-cell>
          <table:table-cell office:value-type="float" office:value="-5.323316" calcext:value-type="float">
            <text:p>-5.323316</text:p>
          </table:table-cell>
          <table:table-cell office:value-type="float" office:value="46.32642" calcext:value-type="float">
            <text:p>46.32642</text:p>
          </table:table-cell>
          <table:table-cell office:value-type="float" office:value="-0.8430055" calcext:value-type="float">
            <text:p>-0.8430055</text:p>
          </table:table-cell>
          <table:table-cell office:value-type="float" office:value="43.06578" calcext:value-type="float">
            <text:p>43.06578</text:p>
          </table:table-cell>
          <table:table-cell office:value-type="float" office:value="-4.661474" calcext:value-type="float">
            <text:p>-4.661474</text:p>
          </table:table-cell>
          <table:table-cell office:value-type="float" office:value="27.124546" calcext:value-type="float">
            <text:p>27.124546</text:p>
          </table:table-cell>
          <table:table-cell office:value-type="float" office:value="-4.788684" calcext:value-type="float">
            <text:p>-4.788684</text:p>
          </table:table-cell>
          <table:table-cell office:value-type="float" office:value="27.636402" calcext:value-type="float">
            <text:p>27.6364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54.wav</text:p>
          </table:table-cell>
          <table:table-cell office:value-type="float" office:value="2632.27203346132" calcext:value-type="float">
            <text:p>2632.27203346132</text:p>
          </table:table-cell>
          <table:table-cell office:value-type="float" office:value="958880.895327797" calcext:value-type="float">
            <text:p>958880.895327797</text:p>
          </table:table-cell>
          <table:table-cell office:value-type="float" office:value="2550.14399714789" calcext:value-type="float">
            <text:p>2550.14399714789</text:p>
          </table:table-cell>
          <table:table-cell office:value-type="float" office:value="201000.700289896" calcext:value-type="float">
            <text:p>201000.700289896</text:p>
          </table:table-cell>
          <table:table-cell office:value-type="float" office:value="20.0595882518908" calcext:value-type="float">
            <text:p>20.0595882518908</text:p>
          </table:table-cell>
          <table:table-cell office:value-type="float" office:value="19.4265671974861" calcext:value-type="float">
            <text:p>19.4265671974861</text:p>
          </table:table-cell>
          <table:table-cell office:value-type="float" office:value="0.039151322" calcext:value-type="float">
            <text:p>0.039151322</text:p>
          </table:table-cell>
          <table:table-cell office:value-type="float" office:value="0.0037347851" calcext:value-type="float">
            <text:p>0.0037347851</text:p>
          </table:table-cell>
          <table:table-cell office:value-type="float" office:value="5309.98297246592" calcext:value-type="float">
            <text:p>5309.98297246592</text:p>
          </table:table-cell>
          <table:table-cell office:value-type="float" office:value="3290821.691472" calcext:value-type="float">
            <text:p>3290821.691472</text:p>
          </table:table-cell>
          <table:table-cell office:value-type="float" office:value="0.796949879057037" calcext:value-type="float">
            <text:p>0.796949879057037</text:p>
          </table:table-cell>
          <table:table-cell office:value-type="float" office:value="0.79468432220828" calcext:value-type="float">
            <text:p>0.79468432220828</text:p>
          </table:table-cell>
          <table:table-cell office:value-type="float" office:value="0.0499201995197997" calcext:value-type="float">
            <text:p>0.0499201995197997</text:p>
          </table:table-cell>
          <table:table-cell office:value-type="float" office:value="0.0175064091710844" calcext:value-type="float">
            <text:p>0.0175064091710844</text:p>
          </table:table-cell>
          <table:table-cell office:value-type="float" office:value="0.13240314433488" calcext:value-type="float">
            <text:p>0.13240314433488</text:p>
          </table:table-cell>
          <table:table-cell office:value-type="float" office:value="0.00729832409841077" calcext:value-type="float">
            <text:p>0.00729832409841077</text:p>
          </table:table-cell>
          <table:table-cell office:value-type="float" office:value="0.34662277" calcext:value-type="float">
            <text:p>0.34662277</text:p>
          </table:table-cell>
          <table:table-cell office:value-type="float" office:value="0.086516164" calcext:value-type="float">
            <text:p>0.086516164</text:p>
          </table:table-cell>
          <table:table-cell office:value-type="float" office:value="0.23273148" calcext:value-type="float">
            <text:p>0.23273148</text:p>
          </table:table-cell>
          <table:table-cell office:value-type="float" office:value="0.0291694" calcext:value-type="float">
            <text:p>0.0291694</text:p>
          </table:table-cell>
          <table:table-cell office:value-type="float" office:value="-0.026453063" calcext:value-type="float">
            <text:p>-0.026453063</text:p>
          </table:table-cell>
          <table:table-cell office:value-type="float" office:value="0" calcext:value-type="float">
            <text:p>0</text:p>
          </table:table-cell>
          <table:table-cell office:value-type="float" office:value="0.06544933" calcext:value-type="float">
            <text:p>0.06544933</text:p>
          </table:table-cell>
          <table:table-cell office:value-type="float" office:value="0.00063629454" calcext:value-type="float">
            <text:p>0.00063629454</text:p>
          </table:table-cell>
          <table:table-cell office:value-type="float" office:value="0.19958392326177" calcext:value-type="float">
            <text:p>0.19958392326177</text:p>
          </table:table-cell>
          <table:table-cell office:value-type="float" office:value="0.0515887602365106" calcext:value-type="float">
            <text:p>0.0515887602365106</text:p>
          </table:table-cell>
          <table:table-cell office:value-type="float" office:value="-0.005428006" calcext:value-type="float">
            <text:p>-0.005428006</text:p>
          </table:table-cell>
          <table:table-cell office:value-type="float" office:value="-156.28606" calcext:value-type="float">
            <text:p>-156.28606</text:p>
          </table:table-cell>
          <table:table-cell office:value-type="float" office:value="2346.6936" calcext:value-type="float">
            <text:p>2346.6936</text:p>
          </table:table-cell>
          <table:table-cell office:value-type="float" office:value="75.62815" calcext:value-type="float">
            <text:p>75.62815</text:p>
          </table:table-cell>
          <table:table-cell office:value-type="float" office:value="993.72516" calcext:value-type="float">
            <text:p>993.72516</text:p>
          </table:table-cell>
          <table:table-cell office:value-type="float" office:value="-16.517864" calcext:value-type="float">
            <text:p>-16.517864</text:p>
          </table:table-cell>
          <table:table-cell office:value-type="float" office:value="274.5362" calcext:value-type="float">
            <text:p>274.5362</text:p>
          </table:table-cell>
          <table:table-cell office:value-type="float" office:value="16.340904" calcext:value-type="float">
            <text:p>16.340904</text:p>
          </table:table-cell>
          <table:table-cell office:value-type="float" office:value="229.21146" calcext:value-type="float">
            <text:p>229.21146</text:p>
          </table:table-cell>
          <table:table-cell office:value-type="float" office:value="5.8017077" calcext:value-type="float">
            <text:p>5.8017077</text:p>
          </table:table-cell>
          <table:table-cell office:value-type="float" office:value="125.86869" calcext:value-type="float">
            <text:p>125.86869</text:p>
          </table:table-cell>
          <table:table-cell office:value-type="float" office:value="6.009819" calcext:value-type="float">
            <text:p>6.009819</text:p>
          </table:table-cell>
          <table:table-cell office:value-type="float" office:value="95.58671" calcext:value-type="float">
            <text:p>95.58671</text:p>
          </table:table-cell>
          <table:table-cell office:value-type="float" office:value="-4.145812" calcext:value-type="float">
            <text:p>-4.145812</text:p>
          </table:table-cell>
          <table:table-cell office:value-type="float" office:value="76.22608" calcext:value-type="float">
            <text:p>76.22608</text:p>
          </table:table-cell>
          <table:table-cell office:value-type="float" office:value="-3.7635734" calcext:value-type="float">
            <text:p>-3.7635734</text:p>
          </table:table-cell>
          <table:table-cell office:value-type="float" office:value="96.87169" calcext:value-type="float">
            <text:p>96.87169</text:p>
          </table:table-cell>
          <table:table-cell office:value-type="float" office:value="-6.1687303" calcext:value-type="float">
            <text:p>-6.1687303</text:p>
          </table:table-cell>
          <table:table-cell office:value-type="float" office:value="86.82413" calcext:value-type="float">
            <text:p>86.82413</text:p>
          </table:table-cell>
          <table:table-cell office:value-type="float" office:value="-8.928002" calcext:value-type="float">
            <text:p>-8.928002</text:p>
          </table:table-cell>
          <table:table-cell office:value-type="float" office:value="91.87106" calcext:value-type="float">
            <text:p>91.87106</text:p>
          </table:table-cell>
          <table:table-cell office:value-type="float" office:value="-4.1010723" calcext:value-type="float">
            <text:p>-4.1010723</text:p>
          </table:table-cell>
          <table:table-cell office:value-type="float" office:value="70.06304" calcext:value-type="float">
            <text:p>70.06304</text:p>
          </table:table-cell>
          <table:table-cell office:value-type="float" office:value="-2.2070172" calcext:value-type="float">
            <text:p>-2.2070172</text:p>
          </table:table-cell>
          <table:table-cell office:value-type="float" office:value="91.65578" calcext:value-type="float">
            <text:p>91.65578</text:p>
          </table:table-cell>
          <table:table-cell office:value-type="float" office:value="-4.6508574" calcext:value-type="float">
            <text:p>-4.6508574</text:p>
          </table:table-cell>
          <table:table-cell office:value-type="float" office:value="85.2744" calcext:value-type="float">
            <text:p>85.2744</text:p>
          </table:table-cell>
          <table:table-cell office:value-type="float" office:value="-5.4203176" calcext:value-type="float">
            <text:p>-5.4203176</text:p>
          </table:table-cell>
          <table:table-cell office:value-type="float" office:value="82.14749" calcext:value-type="float">
            <text:p>82.14749</text:p>
          </table:table-cell>
          <table:table-cell office:value-type="float" office:value="-4.6888046" calcext:value-type="float">
            <text:p>-4.6888046</text:p>
          </table:table-cell>
          <table:table-cell office:value-type="float" office:value="53.791286" calcext:value-type="float">
            <text:p>53.791286</text:p>
          </table:table-cell>
          <table:table-cell office:value-type="float" office:value="-7.0807443" calcext:value-type="float">
            <text:p>-7.0807443</text:p>
          </table:table-cell>
          <table:table-cell office:value-type="float" office:value="66.47136" calcext:value-type="float">
            <text:p>66.47136</text:p>
          </table:table-cell>
          <table:table-cell office:value-type="float" office:value="-3.8854387" calcext:value-type="float">
            <text:p>-3.8854387</text:p>
          </table:table-cell>
          <table:table-cell office:value-type="float" office:value="38.877247" calcext:value-type="float">
            <text:p>38.877247</text:p>
          </table:table-cell>
          <table:table-cell office:value-type="float" office:value="1.3862368" calcext:value-type="float">
            <text:p>1.3862368</text:p>
          </table:table-cell>
          <table:table-cell office:value-type="float" office:value="56.44968" calcext:value-type="float">
            <text:p>56.44968</text:p>
          </table:table-cell>
          <table:table-cell office:value-type="float" office:value="-2.0016851" calcext:value-type="float">
            <text:p>-2.0016851</text:p>
          </table:table-cell>
          <table:table-cell office:value-type="float" office:value="80.30966" calcext:value-type="float">
            <text:p>80.30966</text:p>
          </table:table-cell>
          <table:table-cell office:value-type="float" office:value="-4.7174654" calcext:value-type="float">
            <text:p>-4.7174654</text:p>
          </table:table-cell>
          <table:table-cell office:value-type="float" office:value="48.17477" calcext:value-type="float">
            <text:p>48.174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05.wav</text:p>
          </table:table-cell>
          <table:table-cell office:value-type="float" office:value="1542.10929544034" calcext:value-type="float">
            <text:p>1542.10929544034</text:p>
          </table:table-cell>
          <table:table-cell office:value-type="float" office:value="112771.940639454" calcext:value-type="float">
            <text:p>112771.940639454</text:p>
          </table:table-cell>
          <table:table-cell office:value-type="float" office:value="1591.62756888483" calcext:value-type="float">
            <text:p>1591.62756888483</text:p>
          </table:table-cell>
          <table:table-cell office:value-type="float" office:value="127523.045487997" calcext:value-type="float">
            <text:p>127523.045487997</text:p>
          </table:table-cell>
          <table:table-cell office:value-type="float" office:value="21.934842336258" calcext:value-type="float">
            <text:p>21.934842336258</text:p>
          </table:table-cell>
          <table:table-cell office:value-type="float" office:value="78.4868003796261" calcext:value-type="float">
            <text:p>78.4868003796261</text:p>
          </table:table-cell>
          <table:table-cell office:value-type="float" office:value="0.0024131013" calcext:value-type="float">
            <text:p>0.0024131013</text:p>
          </table:table-cell>
          <table:table-cell office:value-type="float" office:value="0.00004020148" calcext:value-type="float">
            <text:p>0.00004020148</text:p>
          </table:table-cell>
          <table:table-cell office:value-type="float" office:value="2869.78643643054" calcext:value-type="float">
            <text:p>2869.78643643054</text:p>
          </table:table-cell>
          <table:table-cell office:value-type="float" office:value="639455.844292197" calcext:value-type="float">
            <text:p>639455.844292197</text:p>
          </table:table-cell>
          <table:table-cell office:value-type="float" office:value="3.00924548156485" calcext:value-type="float">
            <text:p>3.00924548156485</text:p>
          </table:table-cell>
          <table:table-cell office:value-type="float" office:value="10.465186728573" calcext:value-type="float">
            <text:p>10.465186728573</text:p>
          </table:table-cell>
          <table:table-cell office:value-type="float" office:value="0.0354239464437242" calcext:value-type="float">
            <text:p>0.0354239464437242</text:p>
          </table:table-cell>
          <table:table-cell office:value-type="float" office:value="0.0141131449011143" calcext:value-type="float">
            <text:p>0.0141131449011143</text:p>
          </table:table-cell>
          <table:table-cell office:value-type="float" office:value="0.0770211747148105" calcext:value-type="float">
            <text:p>0.0770211747148105</text:p>
          </table:table-cell>
          <table:table-cell office:value-type="float" office:value="0.000319002429972479" calcext:value-type="float">
            <text:p>0.000319002429972479</text:p>
          </table:table-cell>
          <table:table-cell office:value-type="float" office:value="0.37675795" calcext:value-type="float">
            <text:p>0.37675795</text:p>
          </table:table-cell>
          <table:table-cell office:value-type="float" office:value="0.081911206" calcext:value-type="float">
            <text:p>0.081911206</text:p>
          </table:table-cell>
          <table:table-cell office:value-type="float" office:value="0.2441732" calcext:value-type="float">
            <text:p>0.2441732</text:p>
          </table:table-cell>
          <table:table-cell office:value-type="float" office:value="0.023712784" calcext:value-type="float">
            <text:p>0.023712784</text:p>
          </table:table-cell>
          <table:table-cell office:value-type="float" office:value="-0.0022970608" calcext:value-type="float">
            <text:p>-0.0022970608</text:p>
          </table:table-cell>
          <table:table-cell office:value-type="float" office:value="0" calcext:value-type="float">
            <text:p>0</text:p>
          </table:table-cell>
          <table:table-cell office:value-type="float" office:value="0.20371321" calcext:value-type="float">
            <text:p>0.20371321</text:p>
          </table:table-cell>
          <table:table-cell office:value-type="float" office:value="0.0030958725" calcext:value-type="float">
            <text:p>0.0030958725</text:p>
          </table:table-cell>
          <table:table-cell office:value-type="float" office:value="0.179576914567656" calcext:value-type="float">
            <text:p>0.179576914567656</text:p>
          </table:table-cell>
          <table:table-cell office:value-type="float" office:value="0.0447913898873163" calcext:value-type="float">
            <text:p>0.0447913898873163</text:p>
          </table:table-cell>
          <table:table-cell office:value-type="float" office:value="0.021870114" calcext:value-type="float">
            <text:p>0.021870114</text:p>
          </table:table-cell>
          <table:table-cell office:value-type="float" office:value="-62.36485" calcext:value-type="float">
            <text:p>-62.36485</text:p>
          </table:table-cell>
          <table:table-cell office:value-type="float" office:value="1572.5225" calcext:value-type="float">
            <text:p>1572.5225</text:p>
          </table:table-cell>
          <table:table-cell office:value-type="float" office:value="153.7904" calcext:value-type="float">
            <text:p>153.7904</text:p>
          </table:table-cell>
          <table:table-cell office:value-type="float" office:value="975.2122" calcext:value-type="float">
            <text:p>975.2122</text:p>
          </table:table-cell>
          <table:table-cell office:value-type="float" office:value="-55.13121" calcext:value-type="float">
            <text:p>-55.13121</text:p>
          </table:table-cell>
          <table:table-cell office:value-type="float" office:value="223.17621" calcext:value-type="float">
            <text:p>223.17621</text:p>
          </table:table-cell>
          <table:table-cell office:value-type="float" office:value="28.010103" calcext:value-type="float">
            <text:p>28.010103</text:p>
          </table:table-cell>
          <table:table-cell office:value-type="float" office:value="143.24887" calcext:value-type="float">
            <text:p>143.24887</text:p>
          </table:table-cell>
          <table:table-cell office:value-type="float" office:value="-6.850295" calcext:value-type="float">
            <text:p>-6.850295</text:p>
          </table:table-cell>
          <table:table-cell office:value-type="float" office:value="157.17488" calcext:value-type="float">
            <text:p>157.17488</text:p>
          </table:table-cell>
          <table:table-cell office:value-type="float" office:value="17.46384" calcext:value-type="float">
            <text:p>17.46384</text:p>
          </table:table-cell>
          <table:table-cell office:value-type="float" office:value="99.863846" calcext:value-type="float">
            <text:p>99.863846</text:p>
          </table:table-cell>
          <table:table-cell office:value-type="float" office:value="-22.614672" calcext:value-type="float">
            <text:p>-22.614672</text:p>
          </table:table-cell>
          <table:table-cell office:value-type="float" office:value="190.12909" calcext:value-type="float">
            <text:p>190.12909</text:p>
          </table:table-cell>
          <table:table-cell office:value-type="float" office:value="18.14102" calcext:value-type="float">
            <text:p>18.14102</text:p>
          </table:table-cell>
          <table:table-cell office:value-type="float" office:value="78.536156" calcext:value-type="float">
            <text:p>78.536156</text:p>
          </table:table-cell>
          <table:table-cell office:value-type="float" office:value="-12.584327" calcext:value-type="float">
            <text:p>-12.584327</text:p>
          </table:table-cell>
          <table:table-cell office:value-type="float" office:value="132.88754" calcext:value-type="float">
            <text:p>132.88754</text:p>
          </table:table-cell>
          <table:table-cell office:value-type="float" office:value="4.5021577" calcext:value-type="float">
            <text:p>4.5021577</text:p>
          </table:table-cell>
          <table:table-cell office:value-type="float" office:value="75.72981" calcext:value-type="float">
            <text:p>75.72981</text:p>
          </table:table-cell>
          <table:table-cell office:value-type="float" office:value="-8.390483" calcext:value-type="float">
            <text:p>-8.390483</text:p>
          </table:table-cell>
          <table:table-cell office:value-type="float" office:value="61.825478" calcext:value-type="float">
            <text:p>61.825478</text:p>
          </table:table-cell>
          <table:table-cell office:value-type="float" office:value="7.216679" calcext:value-type="float">
            <text:p>7.216679</text:p>
          </table:table-cell>
          <table:table-cell office:value-type="float" office:value="47.548717" calcext:value-type="float">
            <text:p>47.548717</text:p>
          </table:table-cell>
          <table:table-cell office:value-type="float" office:value="-2.5232487" calcext:value-type="float">
            <text:p>-2.5232487</text:p>
          </table:table-cell>
          <table:table-cell office:value-type="float" office:value="47.69909" calcext:value-type="float">
            <text:p>47.69909</text:p>
          </table:table-cell>
          <table:table-cell office:value-type="float" office:value="4.844655" calcext:value-type="float">
            <text:p>4.844655</text:p>
          </table:table-cell>
          <table:table-cell office:value-type="float" office:value="28.73168" calcext:value-type="float">
            <text:p>28.73168</text:p>
          </table:table-cell>
          <table:table-cell office:value-type="float" office:value="-6.2757077" calcext:value-type="float">
            <text:p>-6.2757077</text:p>
          </table:table-cell>
          <table:table-cell office:value-type="float" office:value="31.91196" calcext:value-type="float">
            <text:p>31.91196</text:p>
          </table:table-cell>
          <table:table-cell office:value-type="float" office:value="-0.714479" calcext:value-type="float">
            <text:p>-0.714479</text:p>
          </table:table-cell>
          <table:table-cell office:value-type="float" office:value="45.18292" calcext:value-type="float">
            <text:p>45.18292</text:p>
          </table:table-cell>
          <table:table-cell office:value-type="float" office:value="-2.2775123" calcext:value-type="float">
            <text:p>-2.2775123</text:p>
          </table:table-cell>
          <table:table-cell office:value-type="float" office:value="27.141006" calcext:value-type="float">
            <text:p>27.141006</text:p>
          </table:table-cell>
          <table:table-cell office:value-type="float" office:value="-5.244769" calcext:value-type="float">
            <text:p>-5.244769</text:p>
          </table:table-cell>
          <table:table-cell office:value-type="float" office:value="41.878746" calcext:value-type="float">
            <text:p>41.878746</text:p>
          </table:table-cell>
          <table:table-cell office:value-type="float" office:value="-5.225095" calcext:value-type="float">
            <text:p>-5.225095</text:p>
          </table:table-cell>
          <table:table-cell office:value-type="float" office:value="28.841183" calcext:value-type="float">
            <text:p>28.841183</text:p>
          </table:table-cell>
          <table:table-cell office:value-type="float" office:value="-6.276886" calcext:value-type="float">
            <text:p>-6.276886</text:p>
          </table:table-cell>
          <table:table-cell office:value-type="float" office:value="33.442474" calcext:value-type="float">
            <text:p>33.4424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02.wav</text:p>
          </table:table-cell>
          <table:table-cell office:value-type="float" office:value="1875.18021625874" calcext:value-type="float">
            <text:p>1875.18021625874</text:p>
          </table:table-cell>
          <table:table-cell office:value-type="float" office:value="469233.665731998" calcext:value-type="float">
            <text:p>469233.665731998</text:p>
          </table:table-cell>
          <table:table-cell office:value-type="float" office:value="1983.77069059068" calcext:value-type="float">
            <text:p>1983.77069059068</text:p>
          </table:table-cell>
          <table:table-cell office:value-type="float" office:value="168373.773161465" calcext:value-type="float">
            <text:p>168373.773161465</text:p>
          </table:table-cell>
          <table:table-cell office:value-type="float" office:value="20.3578729995539" calcext:value-type="float">
            <text:p>20.3578729995539</text:p>
          </table:table-cell>
          <table:table-cell office:value-type="float" office:value="74.6987754565841" calcext:value-type="float">
            <text:p>74.6987754565841</text:p>
          </table:table-cell>
          <table:table-cell office:value-type="float" office:value="0.007002604" calcext:value-type="float">
            <text:p>0.007002604</text:p>
          </table:table-cell>
          <table:table-cell office:value-type="float" office:value="0.00011278092" calcext:value-type="float">
            <text:p>0.00011278092</text:p>
          </table:table-cell>
          <table:table-cell office:value-type="float" office:value="3929.49315046766" calcext:value-type="float">
            <text:p>3929.49315046766</text:p>
          </table:table-cell>
          <table:table-cell office:value-type="float" office:value="2040711.42392248" calcext:value-type="float">
            <text:p>2040711.42392248</text:p>
          </table:table-cell>
          <table:table-cell office:value-type="float" office:value="1.96046618843744" calcext:value-type="float">
            <text:p>1.96046618843744</text:p>
          </table:table-cell>
          <table:table-cell office:value-type="float" office:value="7.61658160858203" calcext:value-type="float">
            <text:p>7.61658160858203</text:p>
          </table:table-cell>
          <table:table-cell office:value-type="float" office:value="0.0146065886571991" calcext:value-type="float">
            <text:p>0.0146065886571991</text:p>
          </table:table-cell>
          <table:table-cell office:value-type="float" office:value="0.00480887535682298" calcext:value-type="float">
            <text:p>0.00480887535682298</text:p>
          </table:table-cell>
          <table:table-cell office:value-type="float" office:value="0.0768044125821732" calcext:value-type="float">
            <text:p>0.0768044125821732</text:p>
          </table:table-cell>
          <table:table-cell office:value-type="float" office:value="0.00225852115581652" calcext:value-type="float">
            <text:p>0.00225852115581652</text:p>
          </table:table-cell>
          <table:table-cell office:value-type="float" office:value="0.43678042" calcext:value-type="float">
            <text:p>0.43678042</text:p>
          </table:table-cell>
          <table:table-cell office:value-type="float" office:value="0.086584084" calcext:value-type="float">
            <text:p>0.086584084</text:p>
          </table:table-cell>
          <table:table-cell office:value-type="float" office:value="0.26739085" calcext:value-type="float">
            <text:p>0.26739085</text:p>
          </table:table-cell>
          <table:table-cell office:value-type="float" office:value="0.011835476" calcext:value-type="float">
            <text:p>0.011835476</text:p>
          </table:table-cell>
          <table:table-cell office:value-type="float" office:value="-0.04450432" calcext:value-type="float">
            <text:p>-0.04450432</text:p>
          </table:table-cell>
          <table:table-cell office:value-type="float" office:value="0" calcext:value-type="float">
            <text:p>0</text:p>
          </table:table-cell>
          <table:table-cell office:value-type="float" office:value="0.14856811" calcext:value-type="float">
            <text:p>0.14856811</text:p>
          </table:table-cell>
          <table:table-cell office:value-type="float" office:value="0.0065527745" calcext:value-type="float">
            <text:p>0.0065527745</text:p>
          </table:table-cell>
          <table:table-cell office:value-type="float" office:value="0.0697778216721216" calcext:value-type="float">
            <text:p>0.0697778216721216</text:p>
          </table:table-cell>
          <table:table-cell office:value-type="float" office:value="0.0140606329309447" calcext:value-type="float">
            <text:p>0.0140606329309447</text:p>
          </table:table-cell>
          <table:table-cell office:value-type="float" office:value="-0.05634354" calcext:value-type="float">
            <text:p>-0.05634354</text:p>
          </table:table-cell>
          <table:table-cell office:value-type="float" office:value="-120.445526" calcext:value-type="float">
            <text:p>-120.445526</text:p>
          </table:table-cell>
          <table:table-cell office:value-type="float" office:value="8091.653" calcext:value-type="float">
            <text:p>8091.653</text:p>
          </table:table-cell>
          <table:table-cell office:value-type="float" office:value="117.5898" calcext:value-type="float">
            <text:p>117.5898</text:p>
          </table:table-cell>
          <table:table-cell office:value-type="float" office:value="855.7237" calcext:value-type="float">
            <text:p>855.7237</text:p>
          </table:table-cell>
          <table:table-cell office:value-type="float" office:value="-27.635336" calcext:value-type="float">
            <text:p>-27.635336</text:p>
          </table:table-cell>
          <table:table-cell office:value-type="float" office:value="548.95874" calcext:value-type="float">
            <text:p>548.95874</text:p>
          </table:table-cell>
          <table:table-cell office:value-type="float" office:value="42.838066" calcext:value-type="float">
            <text:p>42.838066</text:p>
          </table:table-cell>
          <table:table-cell office:value-type="float" office:value="194.111" calcext:value-type="float">
            <text:p>194.111</text:p>
          </table:table-cell>
          <table:table-cell office:value-type="float" office:value="-6.757944" calcext:value-type="float">
            <text:p>-6.757944</text:p>
          </table:table-cell>
          <table:table-cell office:value-type="float" office:value="296.32083" calcext:value-type="float">
            <text:p>296.32083</text:p>
          </table:table-cell>
          <table:table-cell office:value-type="float" office:value="21.642138" calcext:value-type="float">
            <text:p>21.642138</text:p>
          </table:table-cell>
          <table:table-cell office:value-type="float" office:value="155.98853" calcext:value-type="float">
            <text:p>155.98853</text:p>
          </table:table-cell>
          <table:table-cell office:value-type="float" office:value="-12.10304" calcext:value-type="float">
            <text:p>-12.10304</text:p>
          </table:table-cell>
          <table:table-cell office:value-type="float" office:value="113.92697" calcext:value-type="float">
            <text:p>113.92697</text:p>
          </table:table-cell>
          <table:table-cell office:value-type="float" office:value="17.95223" calcext:value-type="float">
            <text:p>17.95223</text:p>
          </table:table-cell>
          <table:table-cell office:value-type="float" office:value="59.674183" calcext:value-type="float">
            <text:p>59.674183</text:p>
          </table:table-cell>
          <table:table-cell office:value-type="float" office:value="-10.473286" calcext:value-type="float">
            <text:p>-10.473286</text:p>
          </table:table-cell>
          <table:table-cell office:value-type="float" office:value="118.46771" calcext:value-type="float">
            <text:p>118.46771</text:p>
          </table:table-cell>
          <table:table-cell office:value-type="float" office:value="12.275668" calcext:value-type="float">
            <text:p>12.275668</text:p>
          </table:table-cell>
          <table:table-cell office:value-type="float" office:value="61.06342" calcext:value-type="float">
            <text:p>61.06342</text:p>
          </table:table-cell>
          <table:table-cell office:value-type="float" office:value="-6.5690436" calcext:value-type="float">
            <text:p>-6.5690436</text:p>
          </table:table-cell>
          <table:table-cell office:value-type="float" office:value="92.3362" calcext:value-type="float">
            <text:p>92.3362</text:p>
          </table:table-cell>
          <table:table-cell office:value-type="float" office:value="13.523022" calcext:value-type="float">
            <text:p>13.523022</text:p>
          </table:table-cell>
          <table:table-cell office:value-type="float" office:value="44.695625" calcext:value-type="float">
            <text:p>44.695625</text:p>
          </table:table-cell>
          <table:table-cell office:value-type="float" office:value="-2.4200737" calcext:value-type="float">
            <text:p>-2.4200737</text:p>
          </table:table-cell>
          <table:table-cell office:value-type="float" office:value="65.171936" calcext:value-type="float">
            <text:p>65.171936</text:p>
          </table:table-cell>
          <table:table-cell office:value-type="float" office:value="6.712717" calcext:value-type="float">
            <text:p>6.712717</text:p>
          </table:table-cell>
          <table:table-cell office:value-type="float" office:value="47.136436" calcext:value-type="float">
            <text:p>47.136436</text:p>
          </table:table-cell>
          <table:table-cell office:value-type="float" office:value="-3.1554115" calcext:value-type="float">
            <text:p>-3.1554115</text:p>
          </table:table-cell>
          <table:table-cell office:value-type="float" office:value="73.767815" calcext:value-type="float">
            <text:p>73.767815</text:p>
          </table:table-cell>
          <table:table-cell office:value-type="float" office:value="5.4701724" calcext:value-type="float">
            <text:p>5.4701724</text:p>
          </table:table-cell>
          <table:table-cell office:value-type="float" office:value="32.84723" calcext:value-type="float">
            <text:p>32.84723</text:p>
          </table:table-cell>
          <table:table-cell office:value-type="float" office:value="-2.235662" calcext:value-type="float">
            <text:p>-2.235662</text:p>
          </table:table-cell>
          <table:table-cell office:value-type="float" office:value="45.98354" calcext:value-type="float">
            <text:p>45.98354</text:p>
          </table:table-cell>
          <table:table-cell office:value-type="float" office:value="1.0611793" calcext:value-type="float">
            <text:p>1.0611793</text:p>
          </table:table-cell>
          <table:table-cell office:value-type="float" office:value="48.13715" calcext:value-type="float">
            <text:p>48.13715</text:p>
          </table:table-cell>
          <table:table-cell office:value-type="float" office:value="-1.654424" calcext:value-type="float">
            <text:p>-1.654424</text:p>
          </table:table-cell>
          <table:table-cell office:value-type="float" office:value="32.438793" calcext:value-type="float">
            <text:p>32.438793</text:p>
          </table:table-cell>
          <table:table-cell office:value-type="float" office:value="-0.03561517" calcext:value-type="float">
            <text:p>-0.03561517</text:p>
          </table:table-cell>
          <table:table-cell office:value-type="float" office:value="31.247316" calcext:value-type="float">
            <text:p>31.2473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81.wav</text:p>
          </table:table-cell>
          <table:table-cell office:value-type="float" office:value="2553.64350866201" calcext:value-type="float">
            <text:p>2553.64350866201</text:p>
          </table:table-cell>
          <table:table-cell office:value-type="float" office:value="359682.149447397" calcext:value-type="float">
            <text:p>359682.149447397</text:p>
          </table:table-cell>
          <table:table-cell office:value-type="float" office:value="2219.10179382842" calcext:value-type="float">
            <text:p>2219.10179382842</text:p>
          </table:table-cell>
          <table:table-cell office:value-type="float" office:value="71404.1108314669" calcext:value-type="float">
            <text:p>71404.1108314669</text:p>
          </table:table-cell>
          <table:table-cell office:value-type="float" office:value="22.5041271054744" calcext:value-type="float">
            <text:p>22.5041271054744</text:p>
          </table:table-cell>
          <table:table-cell office:value-type="float" office:value="83.9251281157095" calcext:value-type="float">
            <text:p>83.9251281157095</text:p>
          </table:table-cell>
          <table:table-cell office:value-type="float" office:value="0.013271392" calcext:value-type="float">
            <text:p>0.013271392</text:p>
          </table:table-cell>
          <table:table-cell office:value-type="float" office:value="0.00023310381" calcext:value-type="float">
            <text:p>0.00023310381</text:p>
          </table:table-cell>
          <table:table-cell office:value-type="float" office:value="5123.53674231439" calcext:value-type="float">
            <text:p>5123.53674231439</text:p>
          </table:table-cell>
          <table:table-cell office:value-type="float" office:value="1055025.99319308" calcext:value-type="float">
            <text:p>1055025.99319308</text:p>
          </table:table-cell>
          <table:table-cell office:value-type="float" office:value="1.37664368057045" calcext:value-type="float">
            <text:p>1.37664368057045</text:p>
          </table:table-cell>
          <table:table-cell office:value-type="float" office:value="2.93946415671775" calcext:value-type="float">
            <text:p>2.93946415671775</text:p>
          </table:table-cell>
          <table:table-cell office:value-type="float" office:value="0.00656776853059712" calcext:value-type="float">
            <text:p>0.00656776853059712</text:p>
          </table:table-cell>
          <table:table-cell office:value-type="float" office:value="0.0138831353227464" calcext:value-type="float">
            <text:p>0.0138831353227464</text:p>
          </table:table-cell>
          <table:table-cell office:value-type="float" office:value="0.136131906177494" calcext:value-type="float">
            <text:p>0.136131906177494</text:p>
          </table:table-cell>
          <table:table-cell office:value-type="float" office:value="0.00354743323129646" calcext:value-type="float">
            <text:p>0.00354743323129646</text:p>
          </table:table-cell>
          <table:table-cell office:value-type="float" office:value="0.33565226" calcext:value-type="float">
            <text:p>0.33565226</text:p>
          </table:table-cell>
          <table:table-cell office:value-type="float" office:value="0.08684513" calcext:value-type="float">
            <text:p>0.08684513</text:p>
          </table:table-cell>
          <table:table-cell office:value-type="float" office:value="0.2565955" calcext:value-type="float">
            <text:p>0.2565955</text:p>
          </table:table-cell>
          <table:table-cell office:value-type="float" office:value="0.017492088" calcext:value-type="float">
            <text:p>0.017492088</text:p>
          </table:table-cell>
          <table:table-cell office:value-type="float" office:value="0.0011395904" calcext:value-type="float">
            <text:p>0.0011395904</text:p>
          </table:table-cell>
          <table:table-cell office:value-type="float" office:value="0" calcext:value-type="float">
            <text:p>0</text:p>
          </table:table-cell>
          <table:table-cell office:value-type="float" office:value="0.09362348" calcext:value-type="float">
            <text:p>0.09362348</text:p>
          </table:table-cell>
          <table:table-cell office:value-type="float" office:value="0.0014671555" calcext:value-type="float">
            <text:p>0.0014671555</text:p>
          </table:table-cell>
          <table:table-cell office:value-type="float" office:value="0.126176933710716" calcext:value-type="float">
            <text:p>0.126176933710716</text:p>
          </table:table-cell>
          <table:table-cell office:value-type="float" office:value="0.0263108343775581" calcext:value-type="float">
            <text:p>0.0263108343775581</text:p>
          </table:table-cell>
          <table:table-cell office:value-type="float" office:value="0.016751718" calcext:value-type="float">
            <text:p>0.016751718</text:p>
          </table:table-cell>
          <table:table-cell office:value-type="float" office:value="-121.46697" calcext:value-type="float">
            <text:p>-121.46697</text:p>
          </table:table-cell>
          <table:table-cell office:value-type="float" office:value="5140.886" calcext:value-type="float">
            <text:p>5140.886</text:p>
          </table:table-cell>
          <table:table-cell office:value-type="float" office:value="89.52725" calcext:value-type="float">
            <text:p>89.52725</text:p>
          </table:table-cell>
          <table:table-cell office:value-type="float" office:value="709.63367" calcext:value-type="float">
            <text:p>709.63367</text:p>
          </table:table-cell>
          <table:table-cell office:value-type="float" office:value="-33.490353" calcext:value-type="float">
            <text:p>-33.490353</text:p>
          </table:table-cell>
          <table:table-cell office:value-type="float" office:value="262.56293" calcext:value-type="float">
            <text:p>262.56293</text:p>
          </table:table-cell>
          <table:table-cell office:value-type="float" office:value="41.959053" calcext:value-type="float">
            <text:p>41.959053</text:p>
          </table:table-cell>
          <table:table-cell office:value-type="float" office:value="227.09247" calcext:value-type="float">
            <text:p>227.09247</text:p>
          </table:table-cell>
          <table:table-cell office:value-type="float" office:value="-25.940283" calcext:value-type="float">
            <text:p>-25.940283</text:p>
          </table:table-cell>
          <table:table-cell office:value-type="float" office:value="154.54108" calcext:value-type="float">
            <text:p>154.54108</text:p>
          </table:table-cell>
          <table:table-cell office:value-type="float" office:value="23.040373" calcext:value-type="float">
            <text:p>23.040373</text:p>
          </table:table-cell>
          <table:table-cell office:value-type="float" office:value="118.90244" calcext:value-type="float">
            <text:p>118.90244</text:p>
          </table:table-cell>
          <table:table-cell office:value-type="float" office:value="-20.253145" calcext:value-type="float">
            <text:p>-20.253145</text:p>
          </table:table-cell>
          <table:table-cell office:value-type="float" office:value="136.94424" calcext:value-type="float">
            <text:p>136.94424</text:p>
          </table:table-cell>
          <table:table-cell office:value-type="float" office:value="14.365855" calcext:value-type="float">
            <text:p>14.365855</text:p>
          </table:table-cell>
          <table:table-cell office:value-type="float" office:value="101.99708" calcext:value-type="float">
            <text:p>101.99708</text:p>
          </table:table-cell>
          <table:table-cell office:value-type="float" office:value="-16.338194" calcext:value-type="float">
            <text:p>-16.338194</text:p>
          </table:table-cell>
          <table:table-cell office:value-type="float" office:value="110.55176" calcext:value-type="float">
            <text:p>110.55176</text:p>
          </table:table-cell>
          <table:table-cell office:value-type="float" office:value="17.046362" calcext:value-type="float">
            <text:p>17.046362</text:p>
          </table:table-cell>
          <table:table-cell office:value-type="float" office:value="105.720695" calcext:value-type="float">
            <text:p>105.720695</text:p>
          </table:table-cell>
          <table:table-cell office:value-type="float" office:value="-16.961536" calcext:value-type="float">
            <text:p>-16.961536</text:p>
          </table:table-cell>
          <table:table-cell office:value-type="float" office:value="67.83721" calcext:value-type="float">
            <text:p>67.83721</text:p>
          </table:table-cell>
          <table:table-cell office:value-type="float" office:value="9.144576" calcext:value-type="float">
            <text:p>9.144576</text:p>
          </table:table-cell>
          <table:table-cell office:value-type="float" office:value="66.50532" calcext:value-type="float">
            <text:p>66.50532</text:p>
          </table:table-cell>
          <table:table-cell office:value-type="float" office:value="-10.106951" calcext:value-type="float">
            <text:p>-10.106951</text:p>
          </table:table-cell>
          <table:table-cell office:value-type="float" office:value="51.1791" calcext:value-type="float">
            <text:p>51.1791</text:p>
          </table:table-cell>
          <table:table-cell office:value-type="float" office:value="4.2052093" calcext:value-type="float">
            <text:p>4.2052093</text:p>
          </table:table-cell>
          <table:table-cell office:value-type="float" office:value="68.51308" calcext:value-type="float">
            <text:p>68.51308</text:p>
          </table:table-cell>
          <table:table-cell office:value-type="float" office:value="-9.360471" calcext:value-type="float">
            <text:p>-9.360471</text:p>
          </table:table-cell>
          <table:table-cell office:value-type="float" office:value="62.834663" calcext:value-type="float">
            <text:p>62.834663</text:p>
          </table:table-cell>
          <table:table-cell office:value-type="float" office:value="1.6120547" calcext:value-type="float">
            <text:p>1.6120547</text:p>
          </table:table-cell>
          <table:table-cell office:value-type="float" office:value="57.579853" calcext:value-type="float">
            <text:p>57.579853</text:p>
          </table:table-cell>
          <table:table-cell office:value-type="float" office:value="-10.548402" calcext:value-type="float">
            <text:p>-10.548402</text:p>
          </table:table-cell>
          <table:table-cell office:value-type="float" office:value="73.00669" calcext:value-type="float">
            <text:p>73.00669</text:p>
          </table:table-cell>
          <table:table-cell office:value-type="float" office:value="1.0753498" calcext:value-type="float">
            <text:p>1.0753498</text:p>
          </table:table-cell>
          <table:table-cell office:value-type="float" office:value="45.45605" calcext:value-type="float">
            <text:p>45.45605</text:p>
          </table:table-cell>
          <table:table-cell office:value-type="float" office:value="-1.640031" calcext:value-type="float">
            <text:p>-1.640031</text:p>
          </table:table-cell>
          <table:table-cell office:value-type="float" office:value="63.560257" calcext:value-type="float">
            <text:p>63.560257</text:p>
          </table:table-cell>
          <table:table-cell office:value-type="float" office:value="7.538744" calcext:value-type="float">
            <text:p>7.538744</text:p>
          </table:table-cell>
          <table:table-cell office:value-type="float" office:value="73.96335" calcext:value-type="float">
            <text:p>73.963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39.wav</text:p>
          </table:table-cell>
          <table:table-cell office:value-type="float" office:value="2559.16638537581" calcext:value-type="float">
            <text:p>2559.16638537581</text:p>
          </table:table-cell>
          <table:table-cell office:value-type="float" office:value="237199.771158163" calcext:value-type="float">
            <text:p>237199.771158163</text:p>
          </table:table-cell>
          <table:table-cell office:value-type="float" office:value="2731.01332135741" calcext:value-type="float">
            <text:p>2731.01332135741</text:p>
          </table:table-cell>
          <table:table-cell office:value-type="float" office:value="93885.3121767663" calcext:value-type="float">
            <text:p>93885.3121767663</text:p>
          </table:table-cell>
          <table:table-cell office:value-type="float" office:value="18.6959439309505" calcext:value-type="float">
            <text:p>18.6959439309505</text:p>
          </table:table-cell>
          <table:table-cell office:value-type="float" office:value="35.538575289943" calcext:value-type="float">
            <text:p>35.538575289943</text:p>
          </table:table-cell>
          <table:table-cell office:value-type="float" office:value="0.038453575" calcext:value-type="float">
            <text:p>0.038453575</text:p>
          </table:table-cell>
          <table:table-cell office:value-type="float" office:value="0.0009533756" calcext:value-type="float">
            <text:p>0.0009533756</text:p>
          </table:table-cell>
          <table:table-cell office:value-type="float" office:value="5447.01774579466" calcext:value-type="float">
            <text:p>5447.01774579466</text:p>
          </table:table-cell>
          <table:table-cell office:value-type="float" office:value="1851536.77239481" calcext:value-type="float">
            <text:p>1851536.77239481</text:p>
          </table:table-cell>
          <table:table-cell office:value-type="float" office:value="2.14411042884287" calcext:value-type="float">
            <text:p>2.14411042884287</text:p>
          </table:table-cell>
          <table:table-cell office:value-type="float" office:value="5.69150393374258" calcext:value-type="float">
            <text:p>5.69150393374258</text:p>
          </table:table-cell>
          <table:table-cell office:value-type="float" office:value="0.0174987638155724" calcext:value-type="float">
            <text:p>0.0174987638155724</text:p>
          </table:table-cell>
          <table:table-cell office:value-type="float" office:value="0.0089034298600485" calcext:value-type="float">
            <text:p>0.0089034298600485</text:p>
          </table:table-cell>
          <table:table-cell office:value-type="float" office:value="0.122759495238786" calcext:value-type="float">
            <text:p>0.122759495238786</text:p>
          </table:table-cell>
          <table:table-cell office:value-type="float" office:value="0.00138363264932719" calcext:value-type="float">
            <text:p>0.00138363264932719</text:p>
          </table:table-cell>
          <table:table-cell office:value-type="float" office:value="0.44263646" calcext:value-type="float">
            <text:p>0.44263646</text:p>
          </table:table-cell>
          <table:table-cell office:value-type="float" office:value="0.07272733" calcext:value-type="float">
            <text:p>0.07272733</text:p>
          </table:table-cell>
          <table:table-cell office:value-type="float" office:value="0.2648679" calcext:value-type="float">
            <text:p>0.2648679</text:p>
          </table:table-cell>
          <table:table-cell office:value-type="float" office:value="0.013178317" calcext:value-type="float">
            <text:p>0.013178317</text:p>
          </table:table-cell>
          <table:table-cell office:value-type="float" office:value="-0.09549307" calcext:value-type="float">
            <text:p>-0.09549307</text:p>
          </table:table-cell>
          <table:table-cell office:value-type="float" office:value="0" calcext:value-type="float">
            <text:p>0</text:p>
          </table:table-cell>
          <table:table-cell office:value-type="float" office:value="0.14428338" calcext:value-type="float">
            <text:p>0.14428338</text:p>
          </table:table-cell>
          <table:table-cell office:value-type="float" office:value="0.0014750538" calcext:value-type="float">
            <text:p>0.0014750538</text:p>
          </table:table-cell>
          <table:table-cell office:value-type="float" office:value="0.206957463873585" calcext:value-type="float">
            <text:p>0.206957463873585</text:p>
          </table:table-cell>
          <table:table-cell office:value-type="float" office:value="0.0557649335546117" calcext:value-type="float">
            <text:p>0.0557649335546117</text:p>
          </table:table-cell>
          <table:table-cell office:value-type="float" office:value="-0.086528026" calcext:value-type="float">
            <text:p>-0.086528026</text:p>
          </table:table-cell>
          <table:table-cell office:value-type="float" office:value="-50.849358" calcext:value-type="float">
            <text:p>-50.849358</text:p>
          </table:table-cell>
          <table:table-cell office:value-type="float" office:value="1274.4817" calcext:value-type="float">
            <text:p>1274.4817</text:p>
          </table:table-cell>
          <table:table-cell office:value-type="float" office:value="86.40166" calcext:value-type="float">
            <text:p>86.40166</text:p>
          </table:table-cell>
          <table:table-cell office:value-type="float" office:value="349.87598" calcext:value-type="float">
            <text:p>349.87598</text:p>
          </table:table-cell>
          <table:table-cell office:value-type="float" office:value="-14.42425" calcext:value-type="float">
            <text:p>-14.42425</text:p>
          </table:table-cell>
          <table:table-cell office:value-type="float" office:value="214.13017" calcext:value-type="float">
            <text:p>214.13017</text:p>
          </table:table-cell>
          <table:table-cell office:value-type="float" office:value="12.829985" calcext:value-type="float">
            <text:p>12.829985</text:p>
          </table:table-cell>
          <table:table-cell office:value-type="float" office:value="80.71946" calcext:value-type="float">
            <text:p>80.71946</text:p>
          </table:table-cell>
          <table:table-cell office:value-type="float" office:value="21.69184" calcext:value-type="float">
            <text:p>21.69184</text:p>
          </table:table-cell>
          <table:table-cell office:value-type="float" office:value="134.90695" calcext:value-type="float">
            <text:p>134.90695</text:p>
          </table:table-cell>
          <table:table-cell office:value-type="float" office:value="4.235366" calcext:value-type="float">
            <text:p>4.235366</text:p>
          </table:table-cell>
          <table:table-cell office:value-type="float" office:value="59.13218" calcext:value-type="float">
            <text:p>59.13218</text:p>
          </table:table-cell>
          <table:table-cell office:value-type="float" office:value="1.7406834" calcext:value-type="float">
            <text:p>1.7406834</text:p>
          </table:table-cell>
          <table:table-cell office:value-type="float" office:value="51.872787" calcext:value-type="float">
            <text:p>51.872787</text:p>
          </table:table-cell>
          <table:table-cell office:value-type="float" office:value="3.7037308" calcext:value-type="float">
            <text:p>3.7037308</text:p>
          </table:table-cell>
          <table:table-cell office:value-type="float" office:value="36.59787" calcext:value-type="float">
            <text:p>36.59787</text:p>
          </table:table-cell>
          <table:table-cell office:value-type="float" office:value="4.6833963" calcext:value-type="float">
            <text:p>4.6833963</text:p>
          </table:table-cell>
          <table:table-cell office:value-type="float" office:value="37.319267" calcext:value-type="float">
            <text:p>37.319267</text:p>
          </table:table-cell>
          <table:table-cell office:value-type="float" office:value="-1.8644677" calcext:value-type="float">
            <text:p>-1.8644677</text:p>
          </table:table-cell>
          <table:table-cell office:value-type="float" office:value="31.1905" calcext:value-type="float">
            <text:p>31.1905</text:p>
          </table:table-cell>
          <table:table-cell office:value-type="float" office:value="-1.195588" calcext:value-type="float">
            <text:p>-1.195588</text:p>
          </table:table-cell>
          <table:table-cell office:value-type="float" office:value="21.398329" calcext:value-type="float">
            <text:p>21.398329</text:p>
          </table:table-cell>
          <table:table-cell office:value-type="float" office:value="-0.01773482" calcext:value-type="float">
            <text:p>-0.01773482</text:p>
          </table:table-cell>
          <table:table-cell office:value-type="float" office:value="21.800207" calcext:value-type="float">
            <text:p>21.800207</text:p>
          </table:table-cell>
          <table:table-cell office:value-type="float" office:value="-4.127094" calcext:value-type="float">
            <text:p>-4.127094</text:p>
          </table:table-cell>
          <table:table-cell office:value-type="float" office:value="29.32399" calcext:value-type="float">
            <text:p>29.32399</text:p>
          </table:table-cell>
          <table:table-cell office:value-type="float" office:value="-5.76508" calcext:value-type="float">
            <text:p>-5.76508</text:p>
          </table:table-cell>
          <table:table-cell office:value-type="float" office:value="36.513958" calcext:value-type="float">
            <text:p>36.513958</text:p>
          </table:table-cell>
          <table:table-cell office:value-type="float" office:value="-1.0674844" calcext:value-type="float">
            <text:p>-1.0674844</text:p>
          </table:table-cell>
          <table:table-cell office:value-type="float" office:value="26.334282" calcext:value-type="float">
            <text:p>26.334282</text:p>
          </table:table-cell>
          <table:table-cell office:value-type="float" office:value="2.2959766" calcext:value-type="float">
            <text:p>2.2959766</text:p>
          </table:table-cell>
          <table:table-cell office:value-type="float" office:value="18.05742" calcext:value-type="float">
            <text:p>18.05742</text:p>
          </table:table-cell>
          <table:table-cell office:value-type="float" office:value="-1.5759254" calcext:value-type="float">
            <text:p>-1.5759254</text:p>
          </table:table-cell>
          <table:table-cell office:value-type="float" office:value="17.21397" calcext:value-type="float">
            <text:p>17.21397</text:p>
          </table:table-cell>
          <table:table-cell office:value-type="float" office:value="-3.8568509" calcext:value-type="float">
            <text:p>-3.8568509</text:p>
          </table:table-cell>
          <table:table-cell office:value-type="float" office:value="19.390163" calcext:value-type="float">
            <text:p>19.390163</text:p>
          </table:table-cell>
          <table:table-cell office:value-type="float" office:value="-6.1447306" calcext:value-type="float">
            <text:p>-6.1447306</text:p>
          </table:table-cell>
          <table:table-cell office:value-type="float" office:value="18.558168" calcext:value-type="float">
            <text:p>18.558168</text:p>
          </table:table-cell>
          <table:table-cell office:value-type="float" office:value="-5.379481" calcext:value-type="float">
            <text:p>-5.379481</text:p>
          </table:table-cell>
          <table:table-cell office:value-type="float" office:value="17.193031" calcext:value-type="float">
            <text:p>17.1930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30.wav</text:p>
          </table:table-cell>
          <table:table-cell office:value-type="float" office:value="2944.61722565098" calcext:value-type="float">
            <text:p>2944.61722565098</text:p>
          </table:table-cell>
          <table:table-cell office:value-type="float" office:value="723938.040836361" calcext:value-type="float">
            <text:p>723938.040836361</text:p>
          </table:table-cell>
          <table:table-cell office:value-type="float" office:value="2831.30061010431" calcext:value-type="float">
            <text:p>2831.30061010431</text:p>
          </table:table-cell>
          <table:table-cell office:value-type="float" office:value="108819.107045454" calcext:value-type="float">
            <text:p>108819.107045454</text:p>
          </table:table-cell>
          <table:table-cell office:value-type="float" office:value="18.2752154955401" calcext:value-type="float">
            <text:p>18.2752154955401</text:p>
          </table:table-cell>
          <table:table-cell office:value-type="float" office:value="19.4333202482157" calcext:value-type="float">
            <text:p>19.4333202482157</text:p>
          </table:table-cell>
          <table:table-cell office:value-type="float" office:value="0.038187623" calcext:value-type="float">
            <text:p>0.038187623</text:p>
          </table:table-cell>
          <table:table-cell office:value-type="float" office:value="0.0017372014" calcext:value-type="float">
            <text:p>0.0017372014</text:p>
          </table:table-cell>
          <table:table-cell office:value-type="float" office:value="6333.58451683947" calcext:value-type="float">
            <text:p>6333.58451683947</text:p>
          </table:table-cell>
          <table:table-cell office:value-type="float" office:value="1186604.35922372" calcext:value-type="float">
            <text:p>1186604.35922372</text:p>
          </table:table-cell>
          <table:table-cell office:value-type="float" office:value="1.12995559101041" calcext:value-type="float">
            <text:p>1.12995559101041</text:p>
          </table:table-cell>
          <table:table-cell office:value-type="float" office:value="1.60319590052975" calcext:value-type="float">
            <text:p>1.60319590052975</text:p>
          </table:table-cell>
          <table:table-cell office:value-type="float" office:value="-0.0107666346426419" calcext:value-type="float">
            <text:p>-0.0107666346426419</text:p>
          </table:table-cell>
          <table:table-cell office:value-type="float" office:value="0.0149327456142383" calcext:value-type="float">
            <text:p>0.0149327456142383</text:p>
          </table:table-cell>
          <table:table-cell office:value-type="float" office:value="0.11491716212297" calcext:value-type="float">
            <text:p>0.11491716212297</text:p>
          </table:table-cell>
          <table:table-cell office:value-type="float" office:value="0.00367791328008719" calcext:value-type="float">
            <text:p>0.00367791328008719</text:p>
          </table:table-cell>
          <table:table-cell office:value-type="float" office:value="0.39021087" calcext:value-type="float">
            <text:p>0.39021087</text:p>
          </table:table-cell>
          <table:table-cell office:value-type="float" office:value="0.08513443" calcext:value-type="float">
            <text:p>0.08513443</text:p>
          </table:table-cell>
          <table:table-cell office:value-type="float" office:value="0.23935051" calcext:value-type="float">
            <text:p>0.23935051</text:p>
          </table:table-cell>
          <table:table-cell office:value-type="float" office:value="0.026044672" calcext:value-type="float">
            <text:p>0.026044672</text:p>
          </table:table-cell>
          <table:table-cell office:value-type="float" office:value="-0.029694995" calcext:value-type="float">
            <text:p>-0.029694995</text:p>
          </table:table-cell>
          <table:table-cell office:value-type="float" office:value="0" calcext:value-type="float">
            <text:p>0</text:p>
          </table:table-cell>
          <table:table-cell office:value-type="float" office:value="0.096469395" calcext:value-type="float">
            <text:p>0.096469395</text:p>
          </table:table-cell>
          <table:table-cell office:value-type="float" office:value="0.00049786555" calcext:value-type="float">
            <text:p>0.00049786555</text:p>
          </table:table-cell>
          <table:table-cell office:value-type="float" office:value="0.166933049440371" calcext:value-type="float">
            <text:p>0.166933049440371</text:p>
          </table:table-cell>
          <table:table-cell office:value-type="float" office:value="0.0402189722456168" calcext:value-type="float">
            <text:p>0.0402189722456168</text:p>
          </table:table-cell>
          <table:table-cell office:value-type="float" office:value="0.00028338956" calcext:value-type="float">
            <text:p>0.00028338956</text:p>
          </table:table-cell>
          <table:table-cell office:value-type="float" office:value="-131.42769" calcext:value-type="float">
            <text:p>-131.42769</text:p>
          </table:table-cell>
          <table:table-cell office:value-type="float" office:value="2446.1104" calcext:value-type="float">
            <text:p>2446.1104</text:p>
          </table:table-cell>
          <table:table-cell office:value-type="float" office:value="67.74452" calcext:value-type="float">
            <text:p>67.74452</text:p>
          </table:table-cell>
          <table:table-cell office:value-type="float" office:value="837.3521" calcext:value-type="float">
            <text:p>837.3521</text:p>
          </table:table-cell>
          <table:table-cell office:value-type="float" office:value="32.89004" calcext:value-type="float">
            <text:p>32.89004</text:p>
          </table:table-cell>
          <table:table-cell office:value-type="float" office:value="808.2437" calcext:value-type="float">
            <text:p>808.2437</text:p>
          </table:table-cell>
          <table:table-cell office:value-type="float" office:value="34.585876" calcext:value-type="float">
            <text:p>34.585876</text:p>
          </table:table-cell>
          <table:table-cell office:value-type="float" office:value="345.97617" calcext:value-type="float">
            <text:p>345.97617</text:p>
          </table:table-cell>
          <table:table-cell office:value-type="float" office:value="-3.2927597" calcext:value-type="float">
            <text:p>-3.2927597</text:p>
          </table:table-cell>
          <table:table-cell office:value-type="float" office:value="127.6195" calcext:value-type="float">
            <text:p>127.6195</text:p>
          </table:table-cell>
          <table:table-cell office:value-type="float" office:value="21.882212" calcext:value-type="float">
            <text:p>21.882212</text:p>
          </table:table-cell>
          <table:table-cell office:value-type="float" office:value="188.8335" calcext:value-type="float">
            <text:p>188.8335</text:p>
          </table:table-cell>
          <table:table-cell office:value-type="float" office:value="-5.8092613" calcext:value-type="float">
            <text:p>-5.8092613</text:p>
          </table:table-cell>
          <table:table-cell office:value-type="float" office:value="107.42544" calcext:value-type="float">
            <text:p>107.42544</text:p>
          </table:table-cell>
          <table:table-cell office:value-type="float" office:value="10.232336" calcext:value-type="float">
            <text:p>10.232336</text:p>
          </table:table-cell>
          <table:table-cell office:value-type="float" office:value="68.281586" calcext:value-type="float">
            <text:p>68.281586</text:p>
          </table:table-cell>
          <table:table-cell office:value-type="float" office:value="-7.0489717" calcext:value-type="float">
            <text:p>-7.0489717</text:p>
          </table:table-cell>
          <table:table-cell office:value-type="float" office:value="70.05697" calcext:value-type="float">
            <text:p>70.05697</text:p>
          </table:table-cell>
          <table:table-cell office:value-type="float" office:value="2.2989485" calcext:value-type="float">
            <text:p>2.2989485</text:p>
          </table:table-cell>
          <table:table-cell office:value-type="float" office:value="79.06559" calcext:value-type="float">
            <text:p>79.06559</text:p>
          </table:table-cell>
          <table:table-cell office:value-type="float" office:value="-4.3683047" calcext:value-type="float">
            <text:p>-4.3683047</text:p>
          </table:table-cell>
          <table:table-cell office:value-type="float" office:value="50.851627" calcext:value-type="float">
            <text:p>50.851627</text:p>
          </table:table-cell>
          <table:table-cell office:value-type="float" office:value="-3.317443" calcext:value-type="float">
            <text:p>-3.317443</text:p>
          </table:table-cell>
          <table:table-cell office:value-type="float" office:value="46.40254" calcext:value-type="float">
            <text:p>46.40254</text:p>
          </table:table-cell>
          <table:table-cell office:value-type="float" office:value="-6.280927" calcext:value-type="float">
            <text:p>-6.280927</text:p>
          </table:table-cell>
          <table:table-cell office:value-type="float" office:value="45.706448" calcext:value-type="float">
            <text:p>45.706448</text:p>
          </table:table-cell>
          <table:table-cell office:value-type="float" office:value="-0.22606152" calcext:value-type="float">
            <text:p>-0.22606152</text:p>
          </table:table-cell>
          <table:table-cell office:value-type="float" office:value="38.359303" calcext:value-type="float">
            <text:p>38.359303</text:p>
          </table:table-cell>
          <table:table-cell office:value-type="float" office:value="-1.96103" calcext:value-type="float">
            <text:p>-1.96103</text:p>
          </table:table-cell>
          <table:table-cell office:value-type="float" office:value="41.914715" calcext:value-type="float">
            <text:p>41.914715</text:p>
          </table:table-cell>
          <table:table-cell office:value-type="float" office:value="-1.9077443" calcext:value-type="float">
            <text:p>-1.9077443</text:p>
          </table:table-cell>
          <table:table-cell office:value-type="float" office:value="34.960606" calcext:value-type="float">
            <text:p>34.960606</text:p>
          </table:table-cell>
          <table:table-cell office:value-type="float" office:value="-0.885315" calcext:value-type="float">
            <text:p>-0.885315</text:p>
          </table:table-cell>
          <table:table-cell office:value-type="float" office:value="30.652908" calcext:value-type="float">
            <text:p>30.652908</text:p>
          </table:table-cell>
          <table:table-cell office:value-type="float" office:value="0.9489017" calcext:value-type="float">
            <text:p>0.9489017</text:p>
          </table:table-cell>
          <table:table-cell office:value-type="float" office:value="28.93585" calcext:value-type="float">
            <text:p>28.93585</text:p>
          </table:table-cell>
          <table:table-cell office:value-type="float" office:value="-1.5479157" calcext:value-type="float">
            <text:p>-1.5479157</text:p>
          </table:table-cell>
          <table:table-cell office:value-type="float" office:value="33.414913" calcext:value-type="float">
            <text:p>33.414913</text:p>
          </table:table-cell>
          <table:table-cell office:value-type="float" office:value="-1.1732568" calcext:value-type="float">
            <text:p>-1.1732568</text:p>
          </table:table-cell>
          <table:table-cell office:value-type="float" office:value="34.76184" calcext:value-type="float">
            <text:p>34.761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40.wav</text:p>
          </table:table-cell>
          <table:table-cell office:value-type="float" office:value="3010.05582530037" calcext:value-type="float">
            <text:p>3010.05582530037</text:p>
          </table:table-cell>
          <table:table-cell office:value-type="float" office:value="435101.542538552" calcext:value-type="float">
            <text:p>435101.542538552</text:p>
          </table:table-cell>
          <table:table-cell office:value-type="float" office:value="2778.07462054623" calcext:value-type="float">
            <text:p>2778.07462054623</text:p>
          </table:table-cell>
          <table:table-cell office:value-type="float" office:value="135531.887128117" calcext:value-type="float">
            <text:p>135531.887128117</text:p>
          </table:table-cell>
          <table:table-cell office:value-type="float" office:value="18.8312269894166" calcext:value-type="float">
            <text:p>18.8312269894166</text:p>
          </table:table-cell>
          <table:table-cell office:value-type="float" office:value="47.2536183995817" calcext:value-type="float">
            <text:p>47.2536183995817</text:p>
          </table:table-cell>
          <table:table-cell office:value-type="float" office:value="0.061055515" calcext:value-type="float">
            <text:p>0.061055515</text:p>
          </table:table-cell>
          <table:table-cell office:value-type="float" office:value="0.003503019" calcext:value-type="float">
            <text:p>0.003503019</text:p>
          </table:table-cell>
          <table:table-cell office:value-type="float" office:value="6131.28398709397" calcext:value-type="float">
            <text:p>6131.28398709397</text:p>
          </table:table-cell>
          <table:table-cell office:value-type="float" office:value="1788475.81990459" calcext:value-type="float">
            <text:p>1788475.81990459</text:p>
          </table:table-cell>
          <table:table-cell office:value-type="float" office:value="1.94514052212033" calcext:value-type="float">
            <text:p>1.94514052212033</text:p>
          </table:table-cell>
          <table:table-cell office:value-type="float" office:value="5.36197427556867" calcext:value-type="float">
            <text:p>5.36197427556867</text:p>
          </table:table-cell>
          <table:table-cell office:value-type="float" office:value="0.0181472761331771" calcext:value-type="float">
            <text:p>0.0181472761331771</text:p>
          </table:table-cell>
          <table:table-cell office:value-type="float" office:value="0.0107523788959107" calcext:value-type="float">
            <text:p>0.0107523788959107</text:p>
          </table:table-cell>
          <table:table-cell office:value-type="float" office:value="0.144751788476411" calcext:value-type="float">
            <text:p>0.144751788476411</text:p>
          </table:table-cell>
          <table:table-cell office:value-type="float" office:value="0.00346563222493575" calcext:value-type="float">
            <text:p>0.00346563222493575</text:p>
          </table:table-cell>
          <table:table-cell office:value-type="float" office:value="0.416132" calcext:value-type="float">
            <text:p>0.416132</text:p>
          </table:table-cell>
          <table:table-cell office:value-type="float" office:value="0.0877849" calcext:value-type="float">
            <text:p>0.0877849</text:p>
          </table:table-cell>
          <table:table-cell office:value-type="float" office:value="0.2652758" calcext:value-type="float">
            <text:p>0.2652758</text:p>
          </table:table-cell>
          <table:table-cell office:value-type="float" office:value="0.012962066" calcext:value-type="float">
            <text:p>0.012962066</text:p>
          </table:table-cell>
          <table:table-cell office:value-type="float" office:value="0.04859949" calcext:value-type="float">
            <text:p>0.04859949</text:p>
          </table:table-cell>
          <table:table-cell office:value-type="float" office:value="0" calcext:value-type="float">
            <text:p>0</text:p>
          </table:table-cell>
          <table:table-cell office:value-type="float" office:value="0.1428521" calcext:value-type="float">
            <text:p>0.1428521</text:p>
          </table:table-cell>
          <table:table-cell office:value-type="float" office:value="0.003147719" calcext:value-type="float">
            <text:p>0.003147719</text:p>
          </table:table-cell>
          <table:table-cell office:value-type="float" office:value="0.159949507733191" calcext:value-type="float">
            <text:p>0.159949507733191</text:p>
          </table:table-cell>
          <table:table-cell office:value-type="float" office:value="0.0349984614338565" calcext:value-type="float">
            <text:p>0.0349984614338565</text:p>
          </table:table-cell>
          <table:table-cell office:value-type="float" office:value="0.03162644" calcext:value-type="float">
            <text:p>0.03162644</text:p>
          </table:table-cell>
          <table:table-cell office:value-type="float" office:value="-65.91231" calcext:value-type="float">
            <text:p>-65.91231</text:p>
          </table:table-cell>
          <table:table-cell office:value-type="float" office:value="2672.3743" calcext:value-type="float">
            <text:p>2672.3743</text:p>
          </table:table-cell>
          <table:table-cell office:value-type="float" office:value="61.28031" calcext:value-type="float">
            <text:p>61.28031</text:p>
          </table:table-cell>
          <table:table-cell office:value-type="float" office:value="454.24246" calcext:value-type="float">
            <text:p>454.24246</text:p>
          </table:table-cell>
          <table:table-cell office:value-type="float" office:value="-1.9368678" calcext:value-type="float">
            <text:p>-1.9368678</text:p>
          </table:table-cell>
          <table:table-cell office:value-type="float" office:value="342.85394" calcext:value-type="float">
            <text:p>342.85394</text:p>
          </table:table-cell>
          <table:table-cell office:value-type="float" office:value="35.309376" calcext:value-type="float">
            <text:p>35.309376</text:p>
          </table:table-cell>
          <table:table-cell office:value-type="float" office:value="267.8158" calcext:value-type="float">
            <text:p>267.8158</text:p>
          </table:table-cell>
          <table:table-cell office:value-type="float" office:value="9.313" calcext:value-type="float">
            <text:p>9.313</text:p>
          </table:table-cell>
          <table:table-cell office:value-type="float" office:value="96.96968" calcext:value-type="float">
            <text:p>96.96968</text:p>
          </table:table-cell>
          <table:table-cell office:value-type="float" office:value="7.5558777" calcext:value-type="float">
            <text:p>7.5558777</text:p>
          </table:table-cell>
          <table:table-cell office:value-type="float" office:value="120.41502" calcext:value-type="float">
            <text:p>120.41502</text:p>
          </table:table-cell>
          <table:table-cell office:value-type="float" office:value="3.409661" calcext:value-type="float">
            <text:p>3.409661</text:p>
          </table:table-cell>
          <table:table-cell office:value-type="float" office:value="109.58959" calcext:value-type="float">
            <text:p>109.58959</text:p>
          </table:table-cell>
          <table:table-cell office:value-type="float" office:value="2.977946" calcext:value-type="float">
            <text:p>2.977946</text:p>
          </table:table-cell>
          <table:table-cell office:value-type="float" office:value="62.864536" calcext:value-type="float">
            <text:p>62.864536</text:p>
          </table:table-cell>
          <table:table-cell office:value-type="float" office:value="4.6069074" calcext:value-type="float">
            <text:p>4.6069074</text:p>
          </table:table-cell>
          <table:table-cell office:value-type="float" office:value="62.1253" calcext:value-type="float">
            <text:p>62.1253</text:p>
          </table:table-cell>
          <table:table-cell office:value-type="float" office:value="2.9099398" calcext:value-type="float">
            <text:p>2.9099398</text:p>
          </table:table-cell>
          <table:table-cell office:value-type="float" office:value="46.690037" calcext:value-type="float">
            <text:p>46.690037</text:p>
          </table:table-cell>
          <table:table-cell office:value-type="float" office:value="1.7725732" calcext:value-type="float">
            <text:p>1.7725732</text:p>
          </table:table-cell>
          <table:table-cell office:value-type="float" office:value="53.953293" calcext:value-type="float">
            <text:p>53.953293</text:p>
          </table:table-cell>
          <table:table-cell office:value-type="float" office:value="-0.39182523" calcext:value-type="float">
            <text:p>-0.39182523</text:p>
          </table:table-cell>
          <table:table-cell office:value-type="float" office:value="44.771492" calcext:value-type="float">
            <text:p>44.771492</text:p>
          </table:table-cell>
          <table:table-cell office:value-type="float" office:value="-5.758149" calcext:value-type="float">
            <text:p>-5.758149</text:p>
          </table:table-cell>
          <table:table-cell office:value-type="float" office:value="39.341732" calcext:value-type="float">
            <text:p>39.341732</text:p>
          </table:table-cell>
          <table:table-cell office:value-type="float" office:value="-3.492569" calcext:value-type="float">
            <text:p>-3.492569</text:p>
          </table:table-cell>
          <table:table-cell office:value-type="float" office:value="43.46411" calcext:value-type="float">
            <text:p>43.46411</text:p>
          </table:table-cell>
          <table:table-cell office:value-type="float" office:value="-3.685261" calcext:value-type="float">
            <text:p>-3.685261</text:p>
          </table:table-cell>
          <table:table-cell office:value-type="float" office:value="56.005222" calcext:value-type="float">
            <text:p>56.005222</text:p>
          </table:table-cell>
          <table:table-cell office:value-type="float" office:value="-5.7201214" calcext:value-type="float">
            <text:p>-5.7201214</text:p>
          </table:table-cell>
          <table:table-cell office:value-type="float" office:value="42.2549" calcext:value-type="float">
            <text:p>42.2549</text:p>
          </table:table-cell>
          <table:table-cell office:value-type="float" office:value="-3.9549906" calcext:value-type="float">
            <text:p>-3.9549906</text:p>
          </table:table-cell>
          <table:table-cell office:value-type="float" office:value="48.748104" calcext:value-type="float">
            <text:p>48.748104</text:p>
          </table:table-cell>
          <table:table-cell office:value-type="float" office:value="-3.0947235" calcext:value-type="float">
            <text:p>-3.0947235</text:p>
          </table:table-cell>
          <table:table-cell office:value-type="float" office:value="49.51011" calcext:value-type="float">
            <text:p>49.51011</text:p>
          </table:table-cell>
          <table:table-cell office:value-type="float" office:value="-2.7348802" calcext:value-type="float">
            <text:p>-2.7348802</text:p>
          </table:table-cell>
          <table:table-cell office:value-type="float" office:value="58.169495" calcext:value-type="float">
            <text:p>58.169495</text:p>
          </table:table-cell>
          <table:table-cell office:value-type="float" office:value="-0.9138484" calcext:value-type="float">
            <text:p>-0.9138484</text:p>
          </table:table-cell>
          <table:table-cell office:value-type="float" office:value="63.15318" calcext:value-type="float">
            <text:p>63.153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95.wav</text:p>
          </table:table-cell>
          <table:table-cell office:value-type="float" office:value="2008.17452064094" calcext:value-type="float">
            <text:p>2008.17452064094</text:p>
          </table:table-cell>
          <table:table-cell office:value-type="float" office:value="282095.547519698" calcext:value-type="float">
            <text:p>282095.547519698</text:p>
          </table:table-cell>
          <table:table-cell office:value-type="float" office:value="2106.31409161889" calcext:value-type="float">
            <text:p>2106.31409161889</text:p>
          </table:table-cell>
          <table:table-cell office:value-type="float" office:value="88556.0906990078" calcext:value-type="float">
            <text:p>88556.0906990078</text:p>
          </table:table-cell>
          <table:table-cell office:value-type="float" office:value="22.977341550439" calcext:value-type="float">
            <text:p>22.977341550439</text:p>
          </table:table-cell>
          <table:table-cell office:value-type="float" office:value="69.887653927657" calcext:value-type="float">
            <text:p>69.887653927657</text:p>
          </table:table-cell>
          <table:table-cell office:value-type="float" office:value="0.0065557337" calcext:value-type="float">
            <text:p>0.0065557337</text:p>
          </table:table-cell>
          <table:table-cell office:value-type="float" office:value="0.00006033744" calcext:value-type="float">
            <text:p>0.00006033744</text:p>
          </table:table-cell>
          <table:table-cell office:value-type="float" office:value="4253.62364731366" calcext:value-type="float">
            <text:p>4253.62364731366</text:p>
          </table:table-cell>
          <table:table-cell office:value-type="float" office:value="1222211.02556787" calcext:value-type="float">
            <text:p>1222211.02556787</text:p>
          </table:table-cell>
          <table:table-cell office:value-type="float" office:value="1.0826649917127" calcext:value-type="float">
            <text:p>1.0826649917127</text:p>
          </table:table-cell>
          <table:table-cell office:value-type="float" office:value="1.49244862822489" calcext:value-type="float">
            <text:p>1.49244862822489</text:p>
          </table:table-cell>
          <table:table-cell office:value-type="float" office:value="0.0183737386696177" calcext:value-type="float">
            <text:p>0.0183737386696177</text:p>
          </table:table-cell>
          <table:table-cell office:value-type="float" office:value="0.0278865662266474" calcext:value-type="float">
            <text:p>0.0278865662266474</text:p>
          </table:table-cell>
          <table:table-cell office:value-type="float" office:value="0.0892274506960557" calcext:value-type="float">
            <text:p>0.0892274506960557</text:p>
          </table:table-cell>
          <table:table-cell office:value-type="float" office:value="0.00130472790257277" calcext:value-type="float">
            <text:p>0.00130472790257277</text:p>
          </table:table-cell>
          <table:table-cell office:value-type="float" office:value="0.35197702" calcext:value-type="float">
            <text:p>0.35197702</text:p>
          </table:table-cell>
          <table:table-cell office:value-type="float" office:value="0.08047889" calcext:value-type="float">
            <text:p>0.08047889</text:p>
          </table:table-cell>
          <table:table-cell office:value-type="float" office:value="0.2265358" calcext:value-type="float">
            <text:p>0.2265358</text:p>
          </table:table-cell>
          <table:table-cell office:value-type="float" office:value="0.032014858" calcext:value-type="float">
            <text:p>0.032014858</text:p>
          </table:table-cell>
          <table:table-cell office:value-type="float" office:value="-0.07122542" calcext:value-type="float">
            <text:p>-0.07122542</text:p>
          </table:table-cell>
          <table:table-cell office:value-type="float" office:value="0" calcext:value-type="float">
            <text:p>0</text:p>
          </table:table-cell>
          <table:table-cell office:value-type="float" office:value="0.07944595" calcext:value-type="float">
            <text:p>0.07944595</text:p>
          </table:table-cell>
          <table:table-cell office:value-type="float" office:value="0.0003458058" calcext:value-type="float">
            <text:p>0.0003458058</text:p>
          </table:table-cell>
          <table:table-cell office:value-type="float" office:value="0.161349455819313" calcext:value-type="float">
            <text:p>0.161349455819313</text:p>
          </table:table-cell>
          <table:table-cell office:value-type="float" office:value="0.0381725662663798" calcext:value-type="float">
            <text:p>0.0381725662663798</text:p>
          </table:table-cell>
          <table:table-cell office:value-type="float" office:value="-0.091376886" calcext:value-type="float">
            <text:p>-0.091376886</text:p>
          </table:table-cell>
          <table:table-cell office:value-type="float" office:value="-153.63005" calcext:value-type="float">
            <text:p>-153.63005</text:p>
          </table:table-cell>
          <table:table-cell office:value-type="float" office:value="2539.2595" calcext:value-type="float">
            <text:p>2539.2595</text:p>
          </table:table-cell>
          <table:table-cell office:value-type="float" office:value="109.904785" calcext:value-type="float">
            <text:p>109.904785</text:p>
          </table:table-cell>
          <table:table-cell office:value-type="float" office:value="453.89743" calcext:value-type="float">
            <text:p>453.89743</text:p>
          </table:table-cell>
          <table:table-cell office:value-type="float" office:value="-23.091644" calcext:value-type="float">
            <text:p>-23.091644</text:p>
          </table:table-cell>
          <table:table-cell office:value-type="float" office:value="188.18266" calcext:value-type="float">
            <text:p>188.18266</text:p>
          </table:table-cell>
          <table:table-cell office:value-type="float" office:value="59.014496" calcext:value-type="float">
            <text:p>59.014496</text:p>
          </table:table-cell>
          <table:table-cell office:value-type="float" office:value="130.92365" calcext:value-type="float">
            <text:p>130.92365</text:p>
          </table:table-cell>
          <table:table-cell office:value-type="float" office:value="-7.5204816" calcext:value-type="float">
            <text:p>-7.5204816</text:p>
          </table:table-cell>
          <table:table-cell office:value-type="float" office:value="89.95815" calcext:value-type="float">
            <text:p>89.95815</text:p>
          </table:table-cell>
          <table:table-cell office:value-type="float" office:value="19.72855" calcext:value-type="float">
            <text:p>19.72855</text:p>
          </table:table-cell>
          <table:table-cell office:value-type="float" office:value="58.24438" calcext:value-type="float">
            <text:p>58.24438</text:p>
          </table:table-cell>
          <table:table-cell office:value-type="float" office:value="-16.488035" calcext:value-type="float">
            <text:p>-16.488035</text:p>
          </table:table-cell>
          <table:table-cell office:value-type="float" office:value="89.077576" calcext:value-type="float">
            <text:p>89.077576</text:p>
          </table:table-cell>
          <table:table-cell office:value-type="float" office:value="18.078283" calcext:value-type="float">
            <text:p>18.078283</text:p>
          </table:table-cell>
          <table:table-cell office:value-type="float" office:value="43.772217" calcext:value-type="float">
            <text:p>43.772217</text:p>
          </table:table-cell>
          <table:table-cell office:value-type="float" office:value="-22.212603" calcext:value-type="float">
            <text:p>-22.212603</text:p>
          </table:table-cell>
          <table:table-cell office:value-type="float" office:value="77.558586" calcext:value-type="float">
            <text:p>77.558586</text:p>
          </table:table-cell>
          <table:table-cell office:value-type="float" office:value="15.408715" calcext:value-type="float">
            <text:p>15.408715</text:p>
          </table:table-cell>
          <table:table-cell office:value-type="float" office:value="61.031563" calcext:value-type="float">
            <text:p>61.031563</text:p>
          </table:table-cell>
          <table:table-cell office:value-type="float" office:value="-12.378634" calcext:value-type="float">
            <text:p>-12.378634</text:p>
          </table:table-cell>
          <table:table-cell office:value-type="float" office:value="42.648254" calcext:value-type="float">
            <text:p>42.648254</text:p>
          </table:table-cell>
          <table:table-cell office:value-type="float" office:value="12.347538" calcext:value-type="float">
            <text:p>12.347538</text:p>
          </table:table-cell>
          <table:table-cell office:value-type="float" office:value="43.48227" calcext:value-type="float">
            <text:p>43.48227</text:p>
          </table:table-cell>
          <table:table-cell office:value-type="float" office:value="-12.3100605" calcext:value-type="float">
            <text:p>-12.3100605</text:p>
          </table:table-cell>
          <table:table-cell office:value-type="float" office:value="49.127956" calcext:value-type="float">
            <text:p>49.127956</text:p>
          </table:table-cell>
          <table:table-cell office:value-type="float" office:value="5.7802954" calcext:value-type="float">
            <text:p>5.7802954</text:p>
          </table:table-cell>
          <table:table-cell office:value-type="float" office:value="56.37114" calcext:value-type="float">
            <text:p>56.37114</text:p>
          </table:table-cell>
          <table:table-cell office:value-type="float" office:value="-10.265627" calcext:value-type="float">
            <text:p>-10.265627</text:p>
          </table:table-cell>
          <table:table-cell office:value-type="float" office:value="36.62775" calcext:value-type="float">
            <text:p>36.62775</text:p>
          </table:table-cell>
          <table:table-cell office:value-type="float" office:value="1.8031516" calcext:value-type="float">
            <text:p>1.8031516</text:p>
          </table:table-cell>
          <table:table-cell office:value-type="float" office:value="45.036552" calcext:value-type="float">
            <text:p>45.036552</text:p>
          </table:table-cell>
          <table:table-cell office:value-type="float" office:value="-13.29347" calcext:value-type="float">
            <text:p>-13.29347</text:p>
          </table:table-cell>
          <table:table-cell office:value-type="float" office:value="41.667393" calcext:value-type="float">
            <text:p>41.667393</text:p>
          </table:table-cell>
          <table:table-cell office:value-type="float" office:value="2.4838254" calcext:value-type="float">
            <text:p>2.4838254</text:p>
          </table:table-cell>
          <table:table-cell office:value-type="float" office:value="36.720837" calcext:value-type="float">
            <text:p>36.720837</text:p>
          </table:table-cell>
          <table:table-cell office:value-type="float" office:value="-6.716792" calcext:value-type="float">
            <text:p>-6.716792</text:p>
          </table:table-cell>
          <table:table-cell office:value-type="float" office:value="54.836437" calcext:value-type="float">
            <text:p>54.836437</text:p>
          </table:table-cell>
          <table:table-cell office:value-type="float" office:value="-1.1984034" calcext:value-type="float">
            <text:p>-1.1984034</text:p>
          </table:table-cell>
          <table:table-cell office:value-type="float" office:value="49.946903" calcext:value-type="float">
            <text:p>49.9469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80.wav</text:p>
          </table:table-cell>
          <table:table-cell office:value-type="float" office:value="2606.26114671096" calcext:value-type="float">
            <text:p>2606.26114671096</text:p>
          </table:table-cell>
          <table:table-cell office:value-type="float" office:value="259094.841676874" calcext:value-type="float">
            <text:p>259094.841676874</text:p>
          </table:table-cell>
          <table:table-cell office:value-type="float" office:value="2318.76634704015" calcext:value-type="float">
            <text:p>2318.76634704015</text:p>
          </table:table-cell>
          <table:table-cell office:value-type="float" office:value="58907.9541059592" calcext:value-type="float">
            <text:p>58907.9541059592</text:p>
          </table:table-cell>
          <table:table-cell office:value-type="float" office:value="22.5136773223036" calcext:value-type="float">
            <text:p>22.5136773223036</text:p>
          </table:table-cell>
          <table:table-cell office:value-type="float" office:value="90.4166892469986" calcext:value-type="float">
            <text:p>90.4166892469986</text:p>
          </table:table-cell>
          <table:table-cell office:value-type="float" office:value="0.013062081" calcext:value-type="float">
            <text:p>0.013062081</text:p>
          </table:table-cell>
          <table:table-cell office:value-type="float" office:value="0.00011308542" calcext:value-type="float">
            <text:p>0.00011308542</text:p>
          </table:table-cell>
          <table:table-cell office:value-type="float" office:value="5339.31842281758" calcext:value-type="float">
            <text:p>5339.31842281758</text:p>
          </table:table-cell>
          <table:table-cell office:value-type="float" office:value="883076.940188026" calcext:value-type="float">
            <text:p>883076.940188026</text:p>
          </table:table-cell>
          <table:table-cell office:value-type="float" office:value="1.62436681526167" calcext:value-type="float">
            <text:p>1.62436681526167</text:p>
          </table:table-cell>
          <table:table-cell office:value-type="float" office:value="3.22467341564401" calcext:value-type="float">
            <text:p>3.22467341564401</text:p>
          </table:table-cell>
          <table:table-cell office:value-type="float" office:value="0.000731189560208561" calcext:value-type="float">
            <text:p>0.000731189560208561</text:p>
          </table:table-cell>
          <table:table-cell office:value-type="float" office:value="0.0157212452329462" calcext:value-type="float">
            <text:p>0.0157212452329462</text:p>
          </table:table-cell>
          <table:table-cell office:value-type="float" office:value="0.149672742048531" calcext:value-type="float">
            <text:p>0.149672742048531</text:p>
          </table:table-cell>
          <table:table-cell office:value-type="float" office:value="0.00232887085585564" calcext:value-type="float">
            <text:p>0.00232887085585564</text:p>
          </table:table-cell>
          <table:table-cell office:value-type="float" office:value="0.3686047" calcext:value-type="float">
            <text:p>0.3686047</text:p>
          </table:table-cell>
          <table:table-cell office:value-type="float" office:value="0.08260171" calcext:value-type="float">
            <text:p>0.08260171</text:p>
          </table:table-cell>
          <table:table-cell office:value-type="float" office:value="0.25319752" calcext:value-type="float">
            <text:p>0.25319752</text:p>
          </table:table-cell>
          <table:table-cell office:value-type="float" office:value="0.01922435" calcext:value-type="float">
            <text:p>0.01922435</text:p>
          </table:table-cell>
          <table:table-cell office:value-type="float" office:value="0.04282863" calcext:value-type="float">
            <text:p>0.04282863</text:p>
          </table:table-cell>
          <table:table-cell office:value-type="float" office:value="0" calcext:value-type="float">
            <text:p>0</text:p>
          </table:table-cell>
          <table:table-cell office:value-type="float" office:value="0.104332164" calcext:value-type="float">
            <text:p>0.104332164</text:p>
          </table:table-cell>
          <table:table-cell office:value-type="float" office:value="0.0008794316" calcext:value-type="float">
            <text:p>0.0008794316</text:p>
          </table:table-cell>
          <table:table-cell office:value-type="float" office:value="0.166357597325488" calcext:value-type="float">
            <text:p>0.166357597325488</text:p>
          </table:table-cell>
          <table:table-cell office:value-type="float" office:value="0.0386332292888817" calcext:value-type="float">
            <text:p>0.0386332292888817</text:p>
          </table:table-cell>
          <table:table-cell office:value-type="float" office:value="0.076441325" calcext:value-type="float">
            <text:p>0.076441325</text:p>
          </table:table-cell>
          <table:table-cell office:value-type="float" office:value="-87.96438" calcext:value-type="float">
            <text:p>-87.96438</text:p>
          </table:table-cell>
          <table:table-cell office:value-type="float" office:value="1492.0117" calcext:value-type="float">
            <text:p>1492.0117</text:p>
          </table:table-cell>
          <table:table-cell office:value-type="float" office:value="93.53565" calcext:value-type="float">
            <text:p>93.53565</text:p>
          </table:table-cell>
          <table:table-cell office:value-type="float" office:value="317.8392" calcext:value-type="float">
            <text:p>317.8392</text:p>
          </table:table-cell>
          <table:table-cell office:value-type="float" office:value="-23.224026" calcext:value-type="float">
            <text:p>-23.224026</text:p>
          </table:table-cell>
          <table:table-cell office:value-type="float" office:value="197.53947" calcext:value-type="float">
            <text:p>197.53947</text:p>
          </table:table-cell>
          <table:table-cell office:value-type="float" office:value="48.123466" calcext:value-type="float">
            <text:p>48.123466</text:p>
          </table:table-cell>
          <table:table-cell office:value-type="float" office:value="93.04175" calcext:value-type="float">
            <text:p>93.04175</text:p>
          </table:table-cell>
          <table:table-cell office:value-type="float" office:value="-21.444712" calcext:value-type="float">
            <text:p>-21.444712</text:p>
          </table:table-cell>
          <table:table-cell office:value-type="float" office:value="82.391785" calcext:value-type="float">
            <text:p>82.391785</text:p>
          </table:table-cell>
          <table:table-cell office:value-type="float" office:value="27.754807" calcext:value-type="float">
            <text:p>27.754807</text:p>
          </table:table-cell>
          <table:table-cell office:value-type="float" office:value="64.91291" calcext:value-type="float">
            <text:p>64.91291</text:p>
          </table:table-cell>
          <table:table-cell office:value-type="float" office:value="-20.335535" calcext:value-type="float">
            <text:p>-20.335535</text:p>
          </table:table-cell>
          <table:table-cell office:value-type="float" office:value="96.937645" calcext:value-type="float">
            <text:p>96.937645</text:p>
          </table:table-cell>
          <table:table-cell office:value-type="float" office:value="18.751484" calcext:value-type="float">
            <text:p>18.751484</text:p>
          </table:table-cell>
          <table:table-cell office:value-type="float" office:value="68.46188" calcext:value-type="float">
            <text:p>68.46188</text:p>
          </table:table-cell>
          <table:table-cell office:value-type="float" office:value="-15.218708" calcext:value-type="float">
            <text:p>-15.218708</text:p>
          </table:table-cell>
          <table:table-cell office:value-type="float" office:value="60.09236" calcext:value-type="float">
            <text:p>60.09236</text:p>
          </table:table-cell>
          <table:table-cell office:value-type="float" office:value="16.133469" calcext:value-type="float">
            <text:p>16.133469</text:p>
          </table:table-cell>
          <table:table-cell office:value-type="float" office:value="55.609383" calcext:value-type="float">
            <text:p>55.609383</text:p>
          </table:table-cell>
          <table:table-cell office:value-type="float" office:value="-21.41218" calcext:value-type="float">
            <text:p>-21.41218</text:p>
          </table:table-cell>
          <table:table-cell office:value-type="float" office:value="67.1967" calcext:value-type="float">
            <text:p>67.1967</text:p>
          </table:table-cell>
          <table:table-cell office:value-type="float" office:value="10.867748" calcext:value-type="float">
            <text:p>10.867748</text:p>
          </table:table-cell>
          <table:table-cell office:value-type="float" office:value="36.394863" calcext:value-type="float">
            <text:p>36.394863</text:p>
          </table:table-cell>
          <table:table-cell office:value-type="float" office:value="-12.026508" calcext:value-type="float">
            <text:p>-12.026508</text:p>
          </table:table-cell>
          <table:table-cell office:value-type="float" office:value="52.610195" calcext:value-type="float">
            <text:p>52.610195</text:p>
          </table:table-cell>
          <table:table-cell office:value-type="float" office:value="5.1234984" calcext:value-type="float">
            <text:p>5.1234984</text:p>
          </table:table-cell>
          <table:table-cell office:value-type="float" office:value="65.4726" calcext:value-type="float">
            <text:p>65.4726</text:p>
          </table:table-cell>
          <table:table-cell office:value-type="float" office:value="-7.3036647" calcext:value-type="float">
            <text:p>-7.3036647</text:p>
          </table:table-cell>
          <table:table-cell office:value-type="float" office:value="41.427692" calcext:value-type="float">
            <text:p>41.427692</text:p>
          </table:table-cell>
          <table:table-cell office:value-type="float" office:value="4.6613207" calcext:value-type="float">
            <text:p>4.6613207</text:p>
          </table:table-cell>
          <table:table-cell office:value-type="float" office:value="50.55591" calcext:value-type="float">
            <text:p>50.55591</text:p>
          </table:table-cell>
          <table:table-cell office:value-type="float" office:value="-10.165855" calcext:value-type="float">
            <text:p>-10.165855</text:p>
          </table:table-cell>
          <table:table-cell office:value-type="float" office:value="83.0838" calcext:value-type="float">
            <text:p>83.0838</text:p>
          </table:table-cell>
          <table:table-cell office:value-type="float" office:value="5.499814" calcext:value-type="float">
            <text:p>5.499814</text:p>
          </table:table-cell>
          <table:table-cell office:value-type="float" office:value="53.99905" calcext:value-type="float">
            <text:p>53.99905</text:p>
          </table:table-cell>
          <table:table-cell office:value-type="float" office:value="-4.3694463" calcext:value-type="float">
            <text:p>-4.3694463</text:p>
          </table:table-cell>
          <table:table-cell office:value-type="float" office:value="75.589066" calcext:value-type="float">
            <text:p>75.589066</text:p>
          </table:table-cell>
          <table:table-cell office:value-type="float" office:value="0.31226498" calcext:value-type="float">
            <text:p>0.31226498</text:p>
          </table:table-cell>
          <table:table-cell office:value-type="float" office:value="53.51493" calcext:value-type="float">
            <text:p>53.514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18.wav</text:p>
          </table:table-cell>
          <table:table-cell office:value-type="float" office:value="2209.18200349855" calcext:value-type="float">
            <text:p>2209.18200349855</text:p>
          </table:table-cell>
          <table:table-cell office:value-type="float" office:value="279551.737773938" calcext:value-type="float">
            <text:p>279551.737773938</text:p>
          </table:table-cell>
          <table:table-cell office:value-type="float" office:value="2142.84784605446" calcext:value-type="float">
            <text:p>2142.84784605446</text:p>
          </table:table-cell>
          <table:table-cell office:value-type="float" office:value="98776.3722002868" calcext:value-type="float">
            <text:p>98776.3722002868</text:p>
          </table:table-cell>
          <table:table-cell office:value-type="float" office:value="19.3723532768281" calcext:value-type="float">
            <text:p>19.3723532768281</text:p>
          </table:table-cell>
          <table:table-cell office:value-type="float" office:value="96.5876383635321" calcext:value-type="float">
            <text:p>96.5876383635321</text:p>
          </table:table-cell>
          <table:table-cell office:value-type="float" office:value="0.01128361" calcext:value-type="float">
            <text:p>0.01128361</text:p>
          </table:table-cell>
          <table:table-cell office:value-type="float" office:value="0.00016067382" calcext:value-type="float">
            <text:p>0.00016067382</text:p>
          </table:table-cell>
          <table:table-cell office:value-type="float" office:value="4593.89155624637" calcext:value-type="float">
            <text:p>4593.89155624637</text:p>
          </table:table-cell>
          <table:table-cell office:value-type="float" office:value="1262346.03924629" calcext:value-type="float">
            <text:p>1262346.03924629</text:p>
          </table:table-cell>
          <table:table-cell office:value-type="float" office:value="2.22916578243243" calcext:value-type="float">
            <text:p>2.22916578243243</text:p>
          </table:table-cell>
          <table:table-cell office:value-type="float" office:value="6.25769225603499" calcext:value-type="float">
            <text:p>6.25769225603499</text:p>
          </table:table-cell>
          <table:table-cell office:value-type="float" office:value="0.0173517252926002" calcext:value-type="float">
            <text:p>0.0173517252926002</text:p>
          </table:table-cell>
          <table:table-cell office:value-type="float" office:value="0.00499892654941109" calcext:value-type="float">
            <text:p>0.00499892654941109</text:p>
          </table:table-cell>
          <table:table-cell office:value-type="float" office:value="0.115780056675367" calcext:value-type="float">
            <text:p>0.115780056675367</text:p>
          </table:table-cell>
          <table:table-cell office:value-type="float" office:value="0.00250688453496511" calcext:value-type="float">
            <text:p>0.00250688453496511</text:p>
          </table:table-cell>
          <table:table-cell office:value-type="float" office:value="0.4804928" calcext:value-type="float">
            <text:p>0.4804928</text:p>
          </table:table-cell>
          <table:table-cell office:value-type="float" office:value="0.07871579" calcext:value-type="float">
            <text:p>0.07871579</text:p>
          </table:table-cell>
          <table:table-cell office:value-type="float" office:value="0.2706254" calcext:value-type="float">
            <text:p>0.2706254</text:p>
          </table:table-cell>
          <table:table-cell office:value-type="float" office:value="0.010095217" calcext:value-type="float">
            <text:p>0.010095217</text:p>
          </table:table-cell>
          <table:table-cell office:value-type="float" office:value="-0.022097986" calcext:value-type="float">
            <text:p>-0.022097986</text:p>
          </table:table-cell>
          <table:table-cell office:value-type="float" office:value="0" calcext:value-type="float">
            <text:p>0</text:p>
          </table:table-cell>
          <table:table-cell office:value-type="float" office:value="0.14066513" calcext:value-type="float">
            <text:p>0.14066513</text:p>
          </table:table-cell>
          <table:table-cell office:value-type="float" office:value="0.0021791435" calcext:value-type="float">
            <text:p>0.0021791435</text:p>
          </table:table-cell>
          <table:table-cell office:value-type="float" office:value="0.175370551474605" calcext:value-type="float">
            <text:p>0.175370551474605</text:p>
          </table:table-cell>
          <table:table-cell office:value-type="float" office:value="0.0403914050062548" calcext:value-type="float">
            <text:p>0.0403914050062548</text:p>
          </table:table-cell>
          <table:table-cell office:value-type="float" office:value="-0.020748774" calcext:value-type="float">
            <text:p>-0.020748774</text:p>
          </table:table-cell>
          <table:table-cell office:value-type="float" office:value="-67.59407" calcext:value-type="float">
            <text:p>-67.59407</text:p>
          </table:table-cell>
          <table:table-cell office:value-type="float" office:value="1402.3757" calcext:value-type="float">
            <text:p>1402.3757</text:p>
          </table:table-cell>
          <table:table-cell office:value-type="float" office:value="109.12802" calcext:value-type="float">
            <text:p>109.12802</text:p>
          </table:table-cell>
          <table:table-cell office:value-type="float" office:value="455.35165" calcext:value-type="float">
            <text:p>455.35165</text:p>
          </table:table-cell>
          <table:table-cell office:value-type="float" office:value="-32.71142" calcext:value-type="float">
            <text:p>-32.71142</text:p>
          </table:table-cell>
          <table:table-cell office:value-type="float" office:value="349.3932" calcext:value-type="float">
            <text:p>349.3932</text:p>
          </table:table-cell>
          <table:table-cell office:value-type="float" office:value="45.65237" calcext:value-type="float">
            <text:p>45.65237</text:p>
          </table:table-cell>
          <table:table-cell office:value-type="float" office:value="172.49678" calcext:value-type="float">
            <text:p>172.49678</text:p>
          </table:table-cell>
          <table:table-cell office:value-type="float" office:value="-11.680288" calcext:value-type="float">
            <text:p>-11.680288</text:p>
          </table:table-cell>
          <table:table-cell office:value-type="float" office:value="92.29317" calcext:value-type="float">
            <text:p>92.29317</text:p>
          </table:table-cell>
          <table:table-cell office:value-type="float" office:value="27.491209" calcext:value-type="float">
            <text:p>27.491209</text:p>
          </table:table-cell>
          <table:table-cell office:value-type="float" office:value="119.12785" calcext:value-type="float">
            <text:p>119.12785</text:p>
          </table:table-cell>
          <table:table-cell office:value-type="float" office:value="-16.32995" calcext:value-type="float">
            <text:p>-16.32995</text:p>
          </table:table-cell>
          <table:table-cell office:value-type="float" office:value="87.15679" calcext:value-type="float">
            <text:p>87.15679</text:p>
          </table:table-cell>
          <table:table-cell office:value-type="float" office:value="22.081251" calcext:value-type="float">
            <text:p>22.081251</text:p>
          </table:table-cell>
          <table:table-cell office:value-type="float" office:value="48.365757" calcext:value-type="float">
            <text:p>48.365757</text:p>
          </table:table-cell>
          <table:table-cell office:value-type="float" office:value="-15.446939" calcext:value-type="float">
            <text:p>-15.446939</text:p>
          </table:table-cell>
          <table:table-cell office:value-type="float" office:value="60.937027" calcext:value-type="float">
            <text:p>60.937027</text:p>
          </table:table-cell>
          <table:table-cell office:value-type="float" office:value="19.393972" calcext:value-type="float">
            <text:p>19.393972</text:p>
          </table:table-cell>
          <table:table-cell office:value-type="float" office:value="52.546585" calcext:value-type="float">
            <text:p>52.546585</text:p>
          </table:table-cell>
          <table:table-cell office:value-type="float" office:value="-11.610448" calcext:value-type="float">
            <text:p>-11.610448</text:p>
          </table:table-cell>
          <table:table-cell office:value-type="float" office:value="62.452896" calcext:value-type="float">
            <text:p>62.452896</text:p>
          </table:table-cell>
          <table:table-cell office:value-type="float" office:value="11.576827" calcext:value-type="float">
            <text:p>11.576827</text:p>
          </table:table-cell>
          <table:table-cell office:value-type="float" office:value="35.680756" calcext:value-type="float">
            <text:p>35.680756</text:p>
          </table:table-cell>
          <table:table-cell office:value-type="float" office:value="-10.516491" calcext:value-type="float">
            <text:p>-10.516491</text:p>
          </table:table-cell>
          <table:table-cell office:value-type="float" office:value="43.397064" calcext:value-type="float">
            <text:p>43.397064</text:p>
          </table:table-cell>
          <table:table-cell office:value-type="float" office:value="4.444856" calcext:value-type="float">
            <text:p>4.444856</text:p>
          </table:table-cell>
          <table:table-cell office:value-type="float" office:value="35.242413" calcext:value-type="float">
            <text:p>35.242413</text:p>
          </table:table-cell>
          <table:table-cell office:value-type="float" office:value="-7.0086026" calcext:value-type="float">
            <text:p>-7.0086026</text:p>
          </table:table-cell>
          <table:table-cell office:value-type="float" office:value="40.490833" calcext:value-type="float">
            <text:p>40.490833</text:p>
          </table:table-cell>
          <table:table-cell office:value-type="float" office:value="5.033096" calcext:value-type="float">
            <text:p>5.033096</text:p>
          </table:table-cell>
          <table:table-cell office:value-type="float" office:value="38.26432" calcext:value-type="float">
            <text:p>38.26432</text:p>
          </table:table-cell>
          <table:table-cell office:value-type="float" office:value="-6.755646" calcext:value-type="float">
            <text:p>-6.755646</text:p>
          </table:table-cell>
          <table:table-cell office:value-type="float" office:value="45.72285" calcext:value-type="float">
            <text:p>45.72285</text:p>
          </table:table-cell>
          <table:table-cell office:value-type="float" office:value="3.815808" calcext:value-type="float">
            <text:p>3.815808</text:p>
          </table:table-cell>
          <table:table-cell office:value-type="float" office:value="41.124023" calcext:value-type="float">
            <text:p>41.124023</text:p>
          </table:table-cell>
          <table:table-cell office:value-type="float" office:value="-2.6504467" calcext:value-type="float">
            <text:p>-2.6504467</text:p>
          </table:table-cell>
          <table:table-cell office:value-type="float" office:value="36.23899" calcext:value-type="float">
            <text:p>36.23899</text:p>
          </table:table-cell>
          <table:table-cell office:value-type="float" office:value="-0.0666299" calcext:value-type="float">
            <text:p>-0.0666299</text:p>
          </table:table-cell>
          <table:table-cell office:value-type="float" office:value="32.41206" calcext:value-type="float">
            <text:p>32.412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58.wav</text:p>
          </table:table-cell>
          <table:table-cell office:value-type="float" office:value="2438.17519291058" calcext:value-type="float">
            <text:p>2438.17519291058</text:p>
          </table:table-cell>
          <table:table-cell office:value-type="float" office:value="1006086.98838421" calcext:value-type="float">
            <text:p>1006086.98838421</text:p>
          </table:table-cell>
          <table:table-cell office:value-type="float" office:value="2790.33606174882" calcext:value-type="float">
            <text:p>2790.33606174882</text:p>
          </table:table-cell>
          <table:table-cell office:value-type="float" office:value="230014.143839812" calcext:value-type="float">
            <text:p>230014.143839812</text:p>
          </table:table-cell>
          <table:table-cell office:value-type="float" office:value="19.3113526802651" calcext:value-type="float">
            <text:p>19.3113526802651</text:p>
          </table:table-cell>
          <table:table-cell office:value-type="float" office:value="18.5104602280201" calcext:value-type="float">
            <text:p>18.5104602280201</text:p>
          </table:table-cell>
          <table:table-cell office:value-type="float" office:value="0.024307251" calcext:value-type="float">
            <text:p>0.024307251</text:p>
          </table:table-cell>
          <table:table-cell office:value-type="float" office:value="0.0013211515" calcext:value-type="float">
            <text:p>0.0013211515</text:p>
          </table:table-cell>
          <table:table-cell office:value-type="float" office:value="5499.36024960122" calcext:value-type="float">
            <text:p>5499.36024960122</text:p>
          </table:table-cell>
          <table:table-cell office:value-type="float" office:value="4198705.83868363" calcext:value-type="float">
            <text:p>4198705.83868363</text:p>
          </table:table-cell>
          <table:table-cell office:value-type="float" office:value="1.01209056725777" calcext:value-type="float">
            <text:p>1.01209056725777</text:p>
          </table:table-cell>
          <table:table-cell office:value-type="float" office:value="1.11486543337918" calcext:value-type="float">
            <text:p>1.11486543337918</text:p>
          </table:table-cell>
          <table:table-cell office:value-type="float" office:value="0.0594394089862359" calcext:value-type="float">
            <text:p>0.0594394089862359</text:p>
          </table:table-cell>
          <table:table-cell office:value-type="float" office:value="0.0327544373322334" calcext:value-type="float">
            <text:p>0.0327544373322334</text:p>
          </table:table-cell>
          <table:table-cell office:value-type="float" office:value="0.0989549346239366" calcext:value-type="float">
            <text:p>0.0989549346239366</text:p>
          </table:table-cell>
          <table:table-cell office:value-type="float" office:value="0.00425041694941457" calcext:value-type="float">
            <text:p>0.00425041694941457</text:p>
          </table:table-cell>
          <table:table-cell office:value-type="float" office:value="0.3010271" calcext:value-type="float">
            <text:p>0.3010271</text:p>
          </table:table-cell>
          <table:table-cell office:value-type="float" office:value="0.085813515" calcext:value-type="float">
            <text:p>0.085813515</text:p>
          </table:table-cell>
          <table:table-cell office:value-type="float" office:value="0.2120714" calcext:value-type="float">
            <text:p>0.2120714</text:p>
          </table:table-cell>
          <table:table-cell office:value-type="float" office:value="0.038359053" calcext:value-type="float">
            <text:p>0.038359053</text:p>
          </table:table-cell>
          <table:table-cell office:value-type="float" office:value="-0.122850835" calcext:value-type="float">
            <text:p>-0.122850835</text:p>
          </table:table-cell>
          <table:table-cell office:value-type="float" office:value="0" calcext:value-type="float">
            <text:p>0</text:p>
          </table:table-cell>
          <table:table-cell office:value-type="float" office:value="0.087437816" calcext:value-type="float">
            <text:p>0.087437816</text:p>
          </table:table-cell>
          <table:table-cell office:value-type="float" office:value="0.00020072682" calcext:value-type="float">
            <text:p>0.00020072682</text:p>
          </table:table-cell>
          <table:table-cell office:value-type="float" office:value="0.247636401306594" calcext:value-type="float">
            <text:p>0.247636401306594</text:p>
          </table:table-cell>
          <table:table-cell office:value-type="float" office:value="0.0761005094121876" calcext:value-type="float">
            <text:p>0.0761005094121876</text:p>
          </table:table-cell>
          <table:table-cell office:value-type="float" office:value="-0.10287063" calcext:value-type="float">
            <text:p>-0.10287063</text:p>
          </table:table-cell>
          <table:table-cell office:value-type="float" office:value="-142.00829" calcext:value-type="float">
            <text:p>-142.00829</text:p>
          </table:table-cell>
          <table:table-cell office:value-type="float" office:value="1280.1829" calcext:value-type="float">
            <text:p>1280.1829</text:p>
          </table:table-cell>
          <table:table-cell office:value-type="float" office:value="96.975395" calcext:value-type="float">
            <text:p>96.975395</text:p>
          </table:table-cell>
          <table:table-cell office:value-type="float" office:value="864.42566" calcext:value-type="float">
            <text:p>864.42566</text:p>
          </table:table-cell>
          <table:table-cell office:value-type="float" office:value="23.25415" calcext:value-type="float">
            <text:p>23.25415</text:p>
          </table:table-cell>
          <table:table-cell office:value-type="float" office:value="323.60287" calcext:value-type="float">
            <text:p>323.60287</text:p>
          </table:table-cell>
          <table:table-cell office:value-type="float" office:value="10.455744" calcext:value-type="float">
            <text:p>10.455744</text:p>
          </table:table-cell>
          <table:table-cell office:value-type="float" office:value="145.65477" calcext:value-type="float">
            <text:p>145.65477</text:p>
          </table:table-cell>
          <table:table-cell office:value-type="float" office:value="6.293647" calcext:value-type="float">
            <text:p>6.293647</text:p>
          </table:table-cell>
          <table:table-cell office:value-type="float" office:value="107.467155" calcext:value-type="float">
            <text:p>107.467155</text:p>
          </table:table-cell>
          <table:table-cell office:value-type="float" office:value="4.9634185" calcext:value-type="float">
            <text:p>4.9634185</text:p>
          </table:table-cell>
          <table:table-cell office:value-type="float" office:value="81.10451" calcext:value-type="float">
            <text:p>81.10451</text:p>
          </table:table-cell>
          <table:table-cell office:value-type="float" office:value="1.0708206" calcext:value-type="float">
            <text:p>1.0708206</text:p>
          </table:table-cell>
          <table:table-cell office:value-type="float" office:value="77.8237" calcext:value-type="float">
            <text:p>77.8237</text:p>
          </table:table-cell>
          <table:table-cell office:value-type="float" office:value="1.103585" calcext:value-type="float">
            <text:p>1.103585</text:p>
          </table:table-cell>
          <table:table-cell office:value-type="float" office:value="55.052227" calcext:value-type="float">
            <text:p>55.052227</text:p>
          </table:table-cell>
          <table:table-cell office:value-type="float" office:value="-4.8490777" calcext:value-type="float">
            <text:p>-4.8490777</text:p>
          </table:table-cell>
          <table:table-cell office:value-type="float" office:value="64.908226" calcext:value-type="float">
            <text:p>64.908226</text:p>
          </table:table-cell>
          <table:table-cell office:value-type="float" office:value="0.8722023" calcext:value-type="float">
            <text:p>0.8722023</text:p>
          </table:table-cell>
          <table:table-cell office:value-type="float" office:value="62.5048" calcext:value-type="float">
            <text:p>62.5048</text:p>
          </table:table-cell>
          <table:table-cell office:value-type="float" office:value="-3.44915" calcext:value-type="float">
            <text:p>-3.44915</text:p>
          </table:table-cell>
          <table:table-cell office:value-type="float" office:value="57.388714" calcext:value-type="float">
            <text:p>57.388714</text:p>
          </table:table-cell>
          <table:table-cell office:value-type="float" office:value="-2.0109096" calcext:value-type="float">
            <text:p>-2.0109096</text:p>
          </table:table-cell>
          <table:table-cell office:value-type="float" office:value="61.618324" calcext:value-type="float">
            <text:p>61.618324</text:p>
          </table:table-cell>
          <table:table-cell office:value-type="float" office:value="-5.9014354" calcext:value-type="float">
            <text:p>-5.9014354</text:p>
          </table:table-cell>
          <table:table-cell office:value-type="float" office:value="54.536472" calcext:value-type="float">
            <text:p>54.536472</text:p>
          </table:table-cell>
          <table:table-cell office:value-type="float" office:value="-6.0311046" calcext:value-type="float">
            <text:p>-6.0311046</text:p>
          </table:table-cell>
          <table:table-cell office:value-type="float" office:value="49.115856" calcext:value-type="float">
            <text:p>49.115856</text:p>
          </table:table-cell>
          <table:table-cell office:value-type="float" office:value="-2.1139178" calcext:value-type="float">
            <text:p>-2.1139178</text:p>
          </table:table-cell>
          <table:table-cell office:value-type="float" office:value="58.153614" calcext:value-type="float">
            <text:p>58.153614</text:p>
          </table:table-cell>
          <table:table-cell office:value-type="float" office:value="-6.1682496" calcext:value-type="float">
            <text:p>-6.1682496</text:p>
          </table:table-cell>
          <table:table-cell office:value-type="float" office:value="60.275352" calcext:value-type="float">
            <text:p>60.275352</text:p>
          </table:table-cell>
          <table:table-cell office:value-type="float" office:value="-0.3038072" calcext:value-type="float">
            <text:p>-0.3038072</text:p>
          </table:table-cell>
          <table:table-cell office:value-type="float" office:value="75.176476" calcext:value-type="float">
            <text:p>75.176476</text:p>
          </table:table-cell>
          <table:table-cell office:value-type="float" office:value="5.094217" calcext:value-type="float">
            <text:p>5.094217</text:p>
          </table:table-cell>
          <table:table-cell office:value-type="float" office:value="107.86711" calcext:value-type="float">
            <text:p>107.86711</text:p>
          </table:table-cell>
          <table:table-cell office:value-type="float" office:value="0.12770641" calcext:value-type="float">
            <text:p>0.12770641</text:p>
          </table:table-cell>
          <table:table-cell office:value-type="float" office:value="97.76854" calcext:value-type="float">
            <text:p>97.76854</text:p>
          </table:table-cell>
          <table:table-cell office:value-type="float" office:value="1.6715823" calcext:value-type="float">
            <text:p>1.6715823</text:p>
          </table:table-cell>
          <table:table-cell office:value-type="float" office:value="94.25695" calcext:value-type="float">
            <text:p>94.256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83.wav</text:p>
          </table:table-cell>
          <table:table-cell office:value-type="float" office:value="2116.14560242684" calcext:value-type="float">
            <text:p>2116.14560242684</text:p>
          </table:table-cell>
          <table:table-cell office:value-type="float" office:value="189325.402778548" calcext:value-type="float">
            <text:p>189325.402778548</text:p>
          </table:table-cell>
          <table:table-cell office:value-type="float" office:value="2245.39143517108" calcext:value-type="float">
            <text:p>2245.39143517108</text:p>
          </table:table-cell>
          <table:table-cell office:value-type="float" office:value="61759.5592693967" calcext:value-type="float">
            <text:p>61759.5592693967</text:p>
          </table:table-cell>
          <table:table-cell office:value-type="float" office:value="22.3106609795365" calcext:value-type="float">
            <text:p>22.3106609795365</text:p>
          </table:table-cell>
          <table:table-cell office:value-type="float" office:value="77.366700349858" calcext:value-type="float">
            <text:p>77.366700349858</text:p>
          </table:table-cell>
          <table:table-cell office:value-type="float" office:value="0.0065315347" calcext:value-type="float">
            <text:p>0.0065315347</text:p>
          </table:table-cell>
          <table:table-cell office:value-type="float" office:value="0.000023658607" calcext:value-type="float">
            <text:p>0.000023658607</text:p>
          </table:table-cell>
          <table:table-cell office:value-type="float" office:value="4689.98326702074" calcext:value-type="float">
            <text:p>4689.98326702074</text:p>
          </table:table-cell>
          <table:table-cell office:value-type="float" office:value="822959.204638223" calcext:value-type="float">
            <text:p>822959.204638223</text:p>
          </table:table-cell>
          <table:table-cell office:value-type="float" office:value="1.40249854826722" calcext:value-type="float">
            <text:p>1.40249854826722</text:p>
          </table:table-cell>
          <table:table-cell office:value-type="float" office:value="2.38674388216056" calcext:value-type="float">
            <text:p>2.38674388216056</text:p>
          </table:table-cell>
          <table:table-cell office:value-type="float" office:value="0.00984103625839001" calcext:value-type="float">
            <text:p>0.00984103625839001</text:p>
          </table:table-cell>
          <table:table-cell office:value-type="float" office:value="0.0145560190355627" calcext:value-type="float">
            <text:p>0.0145560190355627</text:p>
          </table:table-cell>
          <table:table-cell office:value-type="float" office:value="0.0927889205094741" calcext:value-type="float">
            <text:p>0.0927889205094741</text:p>
          </table:table-cell>
          <table:table-cell office:value-type="float" office:value="0.000811316426728305" calcext:value-type="float">
            <text:p>0.000811316426728305</text:p>
          </table:table-cell>
          <table:table-cell office:value-type="float" office:value="0.3787396" calcext:value-type="float">
            <text:p>0.3787396</text:p>
          </table:table-cell>
          <table:table-cell office:value-type="float" office:value="0.081306666" calcext:value-type="float">
            <text:p>0.081306666</text:p>
          </table:table-cell>
          <table:table-cell office:value-type="float" office:value="0.24426495" calcext:value-type="float">
            <text:p>0.24426495</text:p>
          </table:table-cell>
          <table:table-cell office:value-type="float" office:value="0.02366797" calcext:value-type="float">
            <text:p>0.02366797</text:p>
          </table:table-cell>
          <table:table-cell office:value-type="float" office:value="0.06779115" calcext:value-type="float">
            <text:p>0.06779115</text:p>
          </table:table-cell>
          <table:table-cell office:value-type="float" office:value="0" calcext:value-type="float">
            <text:p>0</text:p>
          </table:table-cell>
          <table:table-cell office:value-type="float" office:value="0.10167808" calcext:value-type="float">
            <text:p>0.10167808</text:p>
          </table:table-cell>
          <table:table-cell office:value-type="float" office:value="0.00051880383" calcext:value-type="float">
            <text:p>0.00051880383</text:p>
          </table:table-cell>
          <table:table-cell office:value-type="float" office:value="0.132561730284826" calcext:value-type="float">
            <text:p>0.132561730284826</text:p>
          </table:table-cell>
          <table:table-cell office:value-type="float" office:value="0.0269148375706231" calcext:value-type="float">
            <text:p>0.0269148375706231</text:p>
          </table:table-cell>
          <table:table-cell office:value-type="float" office:value="0.07507385" calcext:value-type="float">
            <text:p>0.07507385</text:p>
          </table:table-cell>
          <table:table-cell office:value-type="float" office:value="-119.15098" calcext:value-type="float">
            <text:p>-119.15098</text:p>
          </table:table-cell>
          <table:table-cell office:value-type="float" office:value="1387.3734" calcext:value-type="float">
            <text:p>1387.3734</text:p>
          </table:table-cell>
          <table:table-cell office:value-type="float" office:value="107.44224" calcext:value-type="float">
            <text:p>107.44224</text:p>
          </table:table-cell>
          <table:table-cell office:value-type="float" office:value="274.37424" calcext:value-type="float">
            <text:p>274.37424</text:p>
          </table:table-cell>
          <table:table-cell office:value-type="float" office:value="-10.973196" calcext:value-type="float">
            <text:p>-10.973196</text:p>
          </table:table-cell>
          <table:table-cell office:value-type="float" office:value="197.3134" calcext:value-type="float">
            <text:p>197.3134</text:p>
          </table:table-cell>
          <table:table-cell office:value-type="float" office:value="58.555363" calcext:value-type="float">
            <text:p>58.555363</text:p>
          </table:table-cell>
          <table:table-cell office:value-type="float" office:value="58.634026" calcext:value-type="float">
            <text:p>58.634026</text:p>
          </table:table-cell>
          <table:table-cell office:value-type="float" office:value="-12.933258" calcext:value-type="float">
            <text:p>-12.933258</text:p>
          </table:table-cell>
          <table:table-cell office:value-type="float" office:value="81.560745" calcext:value-type="float">
            <text:p>81.560745</text:p>
          </table:table-cell>
          <table:table-cell office:value-type="float" office:value="26.83433" calcext:value-type="float">
            <text:p>26.83433</text:p>
          </table:table-cell>
          <table:table-cell office:value-type="float" office:value="57.323544" calcext:value-type="float">
            <text:p>57.323544</text:p>
          </table:table-cell>
          <table:table-cell office:value-type="float" office:value="-17.646807" calcext:value-type="float">
            <text:p>-17.646807</text:p>
          </table:table-cell>
          <table:table-cell office:value-type="float" office:value="51.148693" calcext:value-type="float">
            <text:p>51.148693</text:p>
          </table:table-cell>
          <table:table-cell office:value-type="float" office:value="19.371737" calcext:value-type="float">
            <text:p>19.371737</text:p>
          </table:table-cell>
          <table:table-cell office:value-type="float" office:value="50.563972" calcext:value-type="float">
            <text:p>50.563972</text:p>
          </table:table-cell>
          <table:table-cell office:value-type="float" office:value="-15.605269" calcext:value-type="float">
            <text:p>-15.605269</text:p>
          </table:table-cell>
          <table:table-cell office:value-type="float" office:value="43.71809" calcext:value-type="float">
            <text:p>43.71809</text:p>
          </table:table-cell>
          <table:table-cell office:value-type="float" office:value="13.570684" calcext:value-type="float">
            <text:p>13.570684</text:p>
          </table:table-cell>
          <table:table-cell office:value-type="float" office:value="54.009727" calcext:value-type="float">
            <text:p>54.009727</text:p>
          </table:table-cell>
          <table:table-cell office:value-type="float" office:value="-16.67104" calcext:value-type="float">
            <text:p>-16.67104</text:p>
          </table:table-cell>
          <table:table-cell office:value-type="float" office:value="45.862026" calcext:value-type="float">
            <text:p>45.862026</text:p>
          </table:table-cell>
          <table:table-cell office:value-type="float" office:value="11.870044" calcext:value-type="float">
            <text:p>11.870044</text:p>
          </table:table-cell>
          <table:table-cell office:value-type="float" office:value="33.895557" calcext:value-type="float">
            <text:p>33.895557</text:p>
          </table:table-cell>
          <table:table-cell office:value-type="float" office:value="-12.196166" calcext:value-type="float">
            <text:p>-12.196166</text:p>
          </table:table-cell>
          <table:table-cell office:value-type="float" office:value="34.98076" calcext:value-type="float">
            <text:p>34.98076</text:p>
          </table:table-cell>
          <table:table-cell office:value-type="float" office:value="5.2358336" calcext:value-type="float">
            <text:p>5.2358336</text:p>
          </table:table-cell>
          <table:table-cell office:value-type="float" office:value="41.767056" calcext:value-type="float">
            <text:p>41.767056</text:p>
          </table:table-cell>
          <table:table-cell office:value-type="float" office:value="-6.1746464" calcext:value-type="float">
            <text:p>-6.1746464</text:p>
          </table:table-cell>
          <table:table-cell office:value-type="float" office:value="40.85459" calcext:value-type="float">
            <text:p>40.85459</text:p>
          </table:table-cell>
          <table:table-cell office:value-type="float" office:value="4.25262" calcext:value-type="float">
            <text:p>4.25262</text:p>
          </table:table-cell>
          <table:table-cell office:value-type="float" office:value="39.652317" calcext:value-type="float">
            <text:p>39.652317</text:p>
          </table:table-cell>
          <table:table-cell office:value-type="float" office:value="-8.040415" calcext:value-type="float">
            <text:p>-8.040415</text:p>
          </table:table-cell>
          <table:table-cell office:value-type="float" office:value="42.60161" calcext:value-type="float">
            <text:p>42.60161</text:p>
          </table:table-cell>
          <table:table-cell office:value-type="float" office:value="3.526596" calcext:value-type="float">
            <text:p>3.526596</text:p>
          </table:table-cell>
          <table:table-cell office:value-type="float" office:value="34.121834" calcext:value-type="float">
            <text:p>34.121834</text:p>
          </table:table-cell>
          <table:table-cell office:value-type="float" office:value="-7.6858068" calcext:value-type="float">
            <text:p>-7.6858068</text:p>
          </table:table-cell>
          <table:table-cell office:value-type="float" office:value="51.023903" calcext:value-type="float">
            <text:p>51.023903</text:p>
          </table:table-cell>
          <table:table-cell office:value-type="float" office:value="-1.3395649" calcext:value-type="float">
            <text:p>-1.3395649</text:p>
          </table:table-cell>
          <table:table-cell office:value-type="float" office:value="43.84403" calcext:value-type="float">
            <text:p>43.844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49.wav</text:p>
          </table:table-cell>
          <table:table-cell office:value-type="float" office:value="2078.05542358092" calcext:value-type="float">
            <text:p>2078.05542358092</text:p>
          </table:table-cell>
          <table:table-cell office:value-type="float" office:value="1216425.59933338" calcext:value-type="float">
            <text:p>1216425.59933338</text:p>
          </table:table-cell>
          <table:table-cell office:value-type="float" office:value="2334.0444992762" calcext:value-type="float">
            <text:p>2334.0444992762</text:p>
          </table:table-cell>
          <table:table-cell office:value-type="float" office:value="694624.872941051" calcext:value-type="float">
            <text:p>694624.872941051</text:p>
          </table:table-cell>
          <table:table-cell office:value-type="float" office:value="17.8116698293964" calcext:value-type="float">
            <text:p>17.8116698293964</text:p>
          </table:table-cell>
          <table:table-cell office:value-type="float" office:value="15.6097236243133" calcext:value-type="float">
            <text:p>15.6097236243133</text:p>
          </table:table-cell>
          <table:table-cell office:value-type="float" office:value="0.032424644" calcext:value-type="float">
            <text:p>0.032424644</text:p>
          </table:table-cell>
          <table:table-cell office:value-type="float" office:value="0.002190893" calcext:value-type="float">
            <text:p>0.002190893</text:p>
          </table:table-cell>
          <table:table-cell office:value-type="float" office:value="4496.09284367749" calcext:value-type="float">
            <text:p>4496.09284367749</text:p>
          </table:table-cell>
          <table:table-cell office:value-type="float" office:value="6648740.08351219" calcext:value-type="float">
            <text:p>6648740.08351219</text:p>
          </table:table-cell>
          <table:table-cell office:value-type="float" office:value="1.34122465202079" calcext:value-type="float">
            <text:p>1.34122465202079</text:p>
          </table:table-cell>
          <table:table-cell office:value-type="float" office:value="3.00494583459721" calcext:value-type="float">
            <text:p>3.00494583459721</text:p>
          </table:table-cell>
          <table:table-cell office:value-type="float" office:value="-0.0461523995854256" calcext:value-type="float">
            <text:p>-0.0461523995854256</text:p>
          </table:table-cell>
          <table:table-cell office:value-type="float" office:value="0.0252924820605415" calcext:value-type="float">
            <text:p>0.0252924820605415</text:p>
          </table:table-cell>
          <table:table-cell office:value-type="float" office:value="0.0913335176189095" calcext:value-type="float">
            <text:p>0.0913335176189095</text:p>
          </table:table-cell>
          <table:table-cell office:value-type="float" office:value="0.00291761659249914" calcext:value-type="float">
            <text:p>0.00291761659249914</text:p>
          </table:table-cell>
          <table:table-cell office:value-type="float" office:value="0.396407" calcext:value-type="float">
            <text:p>0.396407</text:p>
          </table:table-cell>
          <table:table-cell office:value-type="float" office:value="0.07771277" calcext:value-type="float">
            <text:p>0.07771277</text:p>
          </table:table-cell>
          <table:table-cell office:value-type="float" office:value="0.22728612" calcext:value-type="float">
            <text:p>0.22728612</text:p>
          </table:table-cell>
          <table:table-cell office:value-type="float" office:value="0.031674363" calcext:value-type="float">
            <text:p>0.031674363</text:p>
          </table:table-cell>
          <table:table-cell office:value-type="float" office:value="0.012023814" calcext:value-type="float">
            <text:p>0.012023814</text:p>
          </table:table-cell>
          <table:table-cell office:value-type="float" office:value="0" calcext:value-type="float">
            <text:p>0</text:p>
          </table:table-cell>
          <table:table-cell office:value-type="float" office:value="0.10098885" calcext:value-type="float">
            <text:p>0.10098885</text:p>
          </table:table-cell>
          <table:table-cell office:value-type="float" office:value="0.0023165573" calcext:value-type="float">
            <text:p>0.0023165573</text:p>
          </table:table-cell>
          <table:table-cell office:value-type="float" office:value="0.172381005448116" calcext:value-type="float">
            <text:p>0.172381005448116</text:p>
          </table:table-cell>
          <table:table-cell office:value-type="float" office:value="0.0438139295596873" calcext:value-type="float">
            <text:p>0.0438139295596873</text:p>
          </table:table-cell>
          <table:table-cell office:value-type="float" office:value="0.013047918" calcext:value-type="float">
            <text:p>0.013047918</text:p>
          </table:table-cell>
          <table:table-cell office:value-type="float" office:value="-142.40489" calcext:value-type="float">
            <text:p>-142.40489</text:p>
          </table:table-cell>
          <table:table-cell office:value-type="float" office:value="9883.046" calcext:value-type="float">
            <text:p>9883.046</text:p>
          </table:table-cell>
          <table:table-cell office:value-type="float" office:value="116.13788" calcext:value-type="float">
            <text:p>116.13788</text:p>
          </table:table-cell>
          <table:table-cell office:value-type="float" office:value="2134.828" calcext:value-type="float">
            <text:p>2134.828</text:p>
          </table:table-cell>
          <table:table-cell office:value-type="float" office:value="2.24723" calcext:value-type="float">
            <text:p>2.24723</text:p>
          </table:table-cell>
          <table:table-cell office:value-type="float" office:value="453.56375" calcext:value-type="float">
            <text:p>453.56375</text:p>
          </table:table-cell>
          <table:table-cell office:value-type="float" office:value="31.061197" calcext:value-type="float">
            <text:p>31.061197</text:p>
          </table:table-cell>
          <table:table-cell office:value-type="float" office:value="188.60883" calcext:value-type="float">
            <text:p>188.60883</text:p>
          </table:table-cell>
          <table:table-cell office:value-type="float" office:value="6.1861997" calcext:value-type="float">
            <text:p>6.1861997</text:p>
          </table:table-cell>
          <table:table-cell office:value-type="float" office:value="139.87431" calcext:value-type="float">
            <text:p>139.87431</text:p>
          </table:table-cell>
          <table:table-cell office:value-type="float" office:value="0.12031545" calcext:value-type="float">
            <text:p>0.12031545</text:p>
          </table:table-cell>
          <table:table-cell office:value-type="float" office:value="83.00716" calcext:value-type="float">
            <text:p>83.00716</text:p>
          </table:table-cell>
          <table:table-cell office:value-type="float" office:value="0.31996912" calcext:value-type="float">
            <text:p>0.31996912</text:p>
          </table:table-cell>
          <table:table-cell office:value-type="float" office:value="60.81419" calcext:value-type="float">
            <text:p>60.81419</text:p>
          </table:table-cell>
          <table:table-cell office:value-type="float" office:value="7.791392" calcext:value-type="float">
            <text:p>7.791392</text:p>
          </table:table-cell>
          <table:table-cell office:value-type="float" office:value="56.37196" calcext:value-type="float">
            <text:p>56.37196</text:p>
          </table:table-cell>
          <table:table-cell office:value-type="float" office:value="3.2471306" calcext:value-type="float">
            <text:p>3.2471306</text:p>
          </table:table-cell>
          <table:table-cell office:value-type="float" office:value="52.790253" calcext:value-type="float">
            <text:p>52.790253</text:p>
          </table:table-cell>
          <table:table-cell office:value-type="float" office:value="-3.015229" calcext:value-type="float">
            <text:p>-3.015229</text:p>
          </table:table-cell>
          <table:table-cell office:value-type="float" office:value="74.2918" calcext:value-type="float">
            <text:p>74.2918</text:p>
          </table:table-cell>
          <table:table-cell office:value-type="float" office:value="1.7092861" calcext:value-type="float">
            <text:p>1.7092861</text:p>
          </table:table-cell>
          <table:table-cell office:value-type="float" office:value="49.888287" calcext:value-type="float">
            <text:p>49.888287</text:p>
          </table:table-cell>
          <table:table-cell office:value-type="float" office:value="0.73611957" calcext:value-type="float">
            <text:p>0.73611957</text:p>
          </table:table-cell>
          <table:table-cell office:value-type="float" office:value="48.273983" calcext:value-type="float">
            <text:p>48.273983</text:p>
          </table:table-cell>
          <table:table-cell office:value-type="float" office:value="0.14306976" calcext:value-type="float">
            <text:p>0.14306976</text:p>
          </table:table-cell>
          <table:table-cell office:value-type="float" office:value="44.698135" calcext:value-type="float">
            <text:p>44.698135</text:p>
          </table:table-cell>
          <table:table-cell office:value-type="float" office:value="-4.420224" calcext:value-type="float">
            <text:p>-4.420224</text:p>
          </table:table-cell>
          <table:table-cell office:value-type="float" office:value="38.09136" calcext:value-type="float">
            <text:p>38.09136</text:p>
          </table:table-cell>
          <table:table-cell office:value-type="float" office:value="-4.4710884" calcext:value-type="float">
            <text:p>-4.4710884</text:p>
          </table:table-cell>
          <table:table-cell office:value-type="float" office:value="52.011944" calcext:value-type="float">
            <text:p>52.011944</text:p>
          </table:table-cell>
          <table:table-cell office:value-type="float" office:value="0.5091486" calcext:value-type="float">
            <text:p>0.5091486</text:p>
          </table:table-cell>
          <table:table-cell office:value-type="float" office:value="35.96575" calcext:value-type="float">
            <text:p>35.96575</text:p>
          </table:table-cell>
          <table:table-cell office:value-type="float" office:value="1.2237265" calcext:value-type="float">
            <text:p>1.2237265</text:p>
          </table:table-cell>
          <table:table-cell office:value-type="float" office:value="33.590923" calcext:value-type="float">
            <text:p>33.590923</text:p>
          </table:table-cell>
          <table:table-cell office:value-type="float" office:value="-0.15977225" calcext:value-type="float">
            <text:p>-0.15977225</text:p>
          </table:table-cell>
          <table:table-cell office:value-type="float" office:value="34.806156" calcext:value-type="float">
            <text:p>34.806156</text:p>
          </table:table-cell>
          <table:table-cell office:value-type="float" office:value="-2.6168976" calcext:value-type="float">
            <text:p>-2.6168976</text:p>
          </table:table-cell>
          <table:table-cell office:value-type="float" office:value="36.06242" calcext:value-type="float">
            <text:p>36.06242</text:p>
          </table:table-cell>
          <table:table-cell office:value-type="float" office:value="-4.443207" calcext:value-type="float">
            <text:p>-4.443207</text:p>
          </table:table-cell>
          <table:table-cell office:value-type="float" office:value="41.57289" calcext:value-type="float">
            <text:p>41.572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68.wav</text:p>
          </table:table-cell>
          <table:table-cell office:value-type="float" office:value="2467.26078037277" calcext:value-type="float">
            <text:p>2467.26078037277</text:p>
          </table:table-cell>
          <table:table-cell office:value-type="float" office:value="282447.920714721" calcext:value-type="float">
            <text:p>282447.920714721</text:p>
          </table:table-cell>
          <table:table-cell office:value-type="float" office:value="2399.01007040964" calcext:value-type="float">
            <text:p>2399.01007040964</text:p>
          </table:table-cell>
          <table:table-cell office:value-type="float" office:value="44682.1838047209" calcext:value-type="float">
            <text:p>44682.1838047209</text:p>
          </table:table-cell>
          <table:table-cell office:value-type="float" office:value="21.542076887757" calcext:value-type="float">
            <text:p>21.542076887757</text:p>
          </table:table-cell>
          <table:table-cell office:value-type="float" office:value="85.2648873365666" calcext:value-type="float">
            <text:p>85.2648873365666</text:p>
          </table:table-cell>
          <table:table-cell office:value-type="float" office:value="0.009934089" calcext:value-type="float">
            <text:p>0.009934089</text:p>
          </table:table-cell>
          <table:table-cell office:value-type="float" office:value="0.000065030734" calcext:value-type="float">
            <text:p>0.000065030734</text:p>
          </table:table-cell>
          <table:table-cell office:value-type="float" office:value="5402.81056273564" calcext:value-type="float">
            <text:p>5402.81056273564</text:p>
          </table:table-cell>
          <table:table-cell office:value-type="float" office:value="789595.511437743" calcext:value-type="float">
            <text:p>789595.511437743</text:p>
          </table:table-cell>
          <table:table-cell office:value-type="float" office:value="1.29128412003848" calcext:value-type="float">
            <text:p>1.29128412003848</text:p>
          </table:table-cell>
          <table:table-cell office:value-type="float" office:value="2.11077609505369" calcext:value-type="float">
            <text:p>2.11077609505369</text:p>
          </table:table-cell>
          <table:table-cell office:value-type="float" office:value="0.0162440329081118" calcext:value-type="float">
            <text:p>0.0162440329081118</text:p>
          </table:table-cell>
          <table:table-cell office:value-type="float" office:value="0.0105753867633361" calcext:value-type="float">
            <text:p>0.0105753867633361</text:p>
          </table:table-cell>
          <table:table-cell office:value-type="float" office:value="0.118275087006961" calcext:value-type="float">
            <text:p>0.118275087006961</text:p>
          </table:table-cell>
          <table:table-cell office:value-type="float" office:value="0.00254870404238529" calcext:value-type="float">
            <text:p>0.00254870404238529</text:p>
          </table:table-cell>
          <table:table-cell office:value-type="float" office:value="0.40201995" calcext:value-type="float">
            <text:p>0.40201995</text:p>
          </table:table-cell>
          <table:table-cell office:value-type="float" office:value="0.08270973" calcext:value-type="float">
            <text:p>0.08270973</text:p>
          </table:table-cell>
          <table:table-cell office:value-type="float" office:value="0.26338306" calcext:value-type="float">
            <text:p>0.26338306</text:p>
          </table:table-cell>
          <table:table-cell office:value-type="float" office:value="0.013962707" calcext:value-type="float">
            <text:p>0.013962707</text:p>
          </table:table-cell>
          <table:table-cell office:value-type="float" office:value="-0.05345441" calcext:value-type="float">
            <text:p>-0.05345441</text:p>
          </table:table-cell>
          <table:table-cell office:value-type="float" office:value="0" calcext:value-type="float">
            <text:p>0</text:p>
          </table:table-cell>
          <table:table-cell office:value-type="float" office:value="0.09118249" calcext:value-type="float">
            <text:p>0.09118249</text:p>
          </table:table-cell>
          <table:table-cell office:value-type="float" office:value="0.00055585016" calcext:value-type="float">
            <text:p>0.00055585016</text:p>
          </table:table-cell>
          <table:table-cell office:value-type="float" office:value="0.185384768985055" calcext:value-type="float">
            <text:p>0.185384768985055</text:p>
          </table:table-cell>
          <table:table-cell office:value-type="float" office:value="0.0460065362753694" calcext:value-type="float">
            <text:p>0.0460065362753694</text:p>
          </table:table-cell>
          <table:table-cell office:value-type="float" office:value="-0.03579745" calcext:value-type="float">
            <text:p>-0.03579745</text:p>
          </table:table-cell>
          <table:table-cell office:value-type="float" office:value="-121.12452" calcext:value-type="float">
            <text:p>-121.12452</text:p>
          </table:table-cell>
          <table:table-cell office:value-type="float" office:value="1691.0704" calcext:value-type="float">
            <text:p>1691.0704</text:p>
          </table:table-cell>
          <table:table-cell office:value-type="float" office:value="91.73827" calcext:value-type="float">
            <text:p>91.73827</text:p>
          </table:table-cell>
          <table:table-cell office:value-type="float" office:value="414.5582" calcext:value-type="float">
            <text:p>414.5582</text:p>
          </table:table-cell>
          <table:table-cell office:value-type="float" office:value="-14.719739" calcext:value-type="float">
            <text:p>-14.719739</text:p>
          </table:table-cell>
          <table:table-cell office:value-type="float" office:value="243.1912" calcext:value-type="float">
            <text:p>243.1912</text:p>
          </table:table-cell>
          <table:table-cell office:value-type="float" office:value="52.961185" calcext:value-type="float">
            <text:p>52.961185</text:p>
          </table:table-cell>
          <table:table-cell office:value-type="float" office:value="83.87854" calcext:value-type="float">
            <text:p>83.87854</text:p>
          </table:table-cell>
          <table:table-cell office:value-type="float" office:value="-11.417392" calcext:value-type="float">
            <text:p>-11.417392</text:p>
          </table:table-cell>
          <table:table-cell office:value-type="float" office:value="73.58476" calcext:value-type="float">
            <text:p>73.58476</text:p>
          </table:table-cell>
          <table:table-cell office:value-type="float" office:value="31.010504" calcext:value-type="float">
            <text:p>31.010504</text:p>
          </table:table-cell>
          <table:table-cell office:value-type="float" office:value="91.61753" calcext:value-type="float">
            <text:p>91.61753</text:p>
          </table:table-cell>
          <table:table-cell office:value-type="float" office:value="-17.489897" calcext:value-type="float">
            <text:p>-17.489897</text:p>
          </table:table-cell>
          <table:table-cell office:value-type="float" office:value="62.766132" calcext:value-type="float">
            <text:p>62.766132</text:p>
          </table:table-cell>
          <table:table-cell office:value-type="float" office:value="24.197327" calcext:value-type="float">
            <text:p>24.197327</text:p>
          </table:table-cell>
          <table:table-cell office:value-type="float" office:value="70.98854" calcext:value-type="float">
            <text:p>70.98854</text:p>
          </table:table-cell>
          <table:table-cell office:value-type="float" office:value="-24.775946" calcext:value-type="float">
            <text:p>-24.775946</text:p>
          </table:table-cell>
          <table:table-cell office:value-type="float" office:value="75.77711" calcext:value-type="float">
            <text:p>75.77711</text:p>
          </table:table-cell>
          <table:table-cell office:value-type="float" office:value="17.118109" calcext:value-type="float">
            <text:p>17.118109</text:p>
          </table:table-cell>
          <table:table-cell office:value-type="float" office:value="59.504833" calcext:value-type="float">
            <text:p>59.504833</text:p>
          </table:table-cell>
          <table:table-cell office:value-type="float" office:value="-15.880233" calcext:value-type="float">
            <text:p>-15.880233</text:p>
          </table:table-cell>
          <table:table-cell office:value-type="float" office:value="52.36309" calcext:value-type="float">
            <text:p>52.36309</text:p>
          </table:table-cell>
          <table:table-cell office:value-type="float" office:value="10.380571" calcext:value-type="float">
            <text:p>10.380571</text:p>
          </table:table-cell>
          <table:table-cell office:value-type="float" office:value="49.65524" calcext:value-type="float">
            <text:p>49.65524</text:p>
          </table:table-cell>
          <table:table-cell office:value-type="float" office:value="-8.630905" calcext:value-type="float">
            <text:p>-8.630905</text:p>
          </table:table-cell>
          <table:table-cell office:value-type="float" office:value="38.66214" calcext:value-type="float">
            <text:p>38.66214</text:p>
          </table:table-cell>
          <table:table-cell office:value-type="float" office:value="7.14643" calcext:value-type="float">
            <text:p>7.14643</text:p>
          </table:table-cell>
          <table:table-cell office:value-type="float" office:value="43.13511" calcext:value-type="float">
            <text:p>43.13511</text:p>
          </table:table-cell>
          <table:table-cell office:value-type="float" office:value="-11.839627" calcext:value-type="float">
            <text:p>-11.839627</text:p>
          </table:table-cell>
          <table:table-cell office:value-type="float" office:value="36.148655" calcext:value-type="float">
            <text:p>36.148655</text:p>
          </table:table-cell>
          <table:table-cell office:value-type="float" office:value="3.1697454" calcext:value-type="float">
            <text:p>3.1697454</text:p>
          </table:table-cell>
          <table:table-cell office:value-type="float" office:value="31.869677" calcext:value-type="float">
            <text:p>31.869677</text:p>
          </table:table-cell>
          <table:table-cell office:value-type="float" office:value="-10.362881" calcext:value-type="float">
            <text:p>-10.362881</text:p>
          </table:table-cell>
          <table:table-cell office:value-type="float" office:value="31.488604" calcext:value-type="float">
            <text:p>31.488604</text:p>
          </table:table-cell>
          <table:table-cell office:value-type="float" office:value="1.5105857" calcext:value-type="float">
            <text:p>1.5105857</text:p>
          </table:table-cell>
          <table:table-cell office:value-type="float" office:value="33.543667" calcext:value-type="float">
            <text:p>33.543667</text:p>
          </table:table-cell>
          <table:table-cell office:value-type="float" office:value="-10.3583765" calcext:value-type="float">
            <text:p>-10.3583765</text:p>
          </table:table-cell>
          <table:table-cell office:value-type="float" office:value="40.237076" calcext:value-type="float">
            <text:p>40.237076</text:p>
          </table:table-cell>
          <table:table-cell office:value-type="float" office:value="-2.4793758" calcext:value-type="float">
            <text:p>-2.4793758</text:p>
          </table:table-cell>
          <table:table-cell office:value-type="float" office:value="31.073557" calcext:value-type="float">
            <text:p>31.0735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47.wav</text:p>
          </table:table-cell>
          <table:table-cell office:value-type="float" office:value="2997.85383830125" calcext:value-type="float">
            <text:p>2997.85383830125</text:p>
          </table:table-cell>
          <table:table-cell office:value-type="float" office:value="545375.056112388" calcext:value-type="float">
            <text:p>545375.056112388</text:p>
          </table:table-cell>
          <table:table-cell office:value-type="float" office:value="2691.25507185037" calcext:value-type="float">
            <text:p>2691.25507185037</text:p>
          </table:table-cell>
          <table:table-cell office:value-type="float" office:value="138567.420295024" calcext:value-type="float">
            <text:p>138567.420295024</text:p>
          </table:table-cell>
          <table:table-cell office:value-type="float" office:value="17.4517332240596" calcext:value-type="float">
            <text:p>17.4517332240596</text:p>
          </table:table-cell>
          <table:table-cell office:value-type="float" office:value="27.2449443432655" calcext:value-type="float">
            <text:p>27.2449443432655</text:p>
          </table:table-cell>
          <table:table-cell office:value-type="float" office:value="0.06238178" calcext:value-type="float">
            <text:p>0.06238178</text:p>
          </table:table-cell>
          <table:table-cell office:value-type="float" office:value="0.0027821644" calcext:value-type="float">
            <text:p>0.0027821644</text:p>
          </table:table-cell>
          <table:table-cell office:value-type="float" office:value="5962.26582892256" calcext:value-type="float">
            <text:p>5962.26582892256</text:p>
          </table:table-cell>
          <table:table-cell office:value-type="float" office:value="2004819.27285633" calcext:value-type="float">
            <text:p>2004819.27285633</text:p>
          </table:table-cell>
          <table:table-cell office:value-type="float" office:value="1.96482943198643" calcext:value-type="float">
            <text:p>1.96482943198643</text:p>
          </table:table-cell>
          <table:table-cell office:value-type="float" office:value="4.94569652590287" calcext:value-type="float">
            <text:p>4.94569652590287</text:p>
          </table:table-cell>
          <table:table-cell office:value-type="float" office:value="0.0145376783399796" calcext:value-type="float">
            <text:p>0.0145376783399796</text:p>
          </table:table-cell>
          <table:table-cell office:value-type="float" office:value="0.00747499419074348" calcext:value-type="float">
            <text:p>0.00747499419074348</text:p>
          </table:table-cell>
          <table:table-cell office:value-type="float" office:value="0.156223187959203" calcext:value-type="float">
            <text:p>0.156223187959203</text:p>
          </table:table-cell>
          <table:table-cell office:value-type="float" office:value="0.00514948784822189" calcext:value-type="float">
            <text:p>0.00514948784822189</text:p>
          </table:table-cell>
          <table:table-cell office:value-type="float" office:value="0.46141502" calcext:value-type="float">
            <text:p>0.46141502</text:p>
          </table:table-cell>
          <table:table-cell office:value-type="float" office:value="0.086454384" calcext:value-type="float">
            <text:p>0.086454384</text:p>
          </table:table-cell>
          <table:table-cell office:value-type="float" office:value="0.26620904" calcext:value-type="float">
            <text:p>0.26620904</text:p>
          </table:table-cell>
          <table:table-cell office:value-type="float" office:value="0.012466081" calcext:value-type="float">
            <text:p>0.012466081</text:p>
          </table:table-cell>
          <table:table-cell office:value-type="float" office:value="-0.07453602" calcext:value-type="float">
            <text:p>-0.07453602</text:p>
          </table:table-cell>
          <table:table-cell office:value-type="float" office:value="0" calcext:value-type="float">
            <text:p>0</text:p>
          </table:table-cell>
          <table:table-cell office:value-type="float" office:value="0.13890117" calcext:value-type="float">
            <text:p>0.13890117</text:p>
          </table:table-cell>
          <table:table-cell office:value-type="float" office:value="0.001976533" calcext:value-type="float">
            <text:p>0.001976533</text:p>
          </table:table-cell>
          <table:table-cell office:value-type="float" office:value="0.175338112622929" calcext:value-type="float">
            <text:p>0.175338112622929</text:p>
          </table:table-cell>
          <table:table-cell office:value-type="float" office:value="0.0411308902844779" calcext:value-type="float">
            <text:p>0.0411308902844779</text:p>
          </table:table-cell>
          <table:table-cell office:value-type="float" office:value="-0.049446724" calcext:value-type="float">
            <text:p>-0.049446724</text:p>
          </table:table-cell>
          <table:table-cell office:value-type="float" office:value="-58.31212" calcext:value-type="float">
            <text:p>-58.31212</text:p>
          </table:table-cell>
          <table:table-cell office:value-type="float" office:value="1855.2865" calcext:value-type="float">
            <text:p>1855.2865</text:p>
          </table:table-cell>
          <table:table-cell office:value-type="float" office:value="62.513268" calcext:value-type="float">
            <text:p>62.513268</text:p>
          </table:table-cell>
          <table:table-cell office:value-type="float" office:value="688.6699" calcext:value-type="float">
            <text:p>688.6699</text:p>
          </table:table-cell>
          <table:table-cell office:value-type="float" office:value="-12.654888" calcext:value-type="float">
            <text:p>-12.654888</text:p>
          </table:table-cell>
          <table:table-cell office:value-type="float" office:value="334.8835" calcext:value-type="float">
            <text:p>334.8835</text:p>
          </table:table-cell>
          <table:table-cell office:value-type="float" office:value="31.943604" calcext:value-type="float">
            <text:p>31.943604</text:p>
          </table:table-cell>
          <table:table-cell office:value-type="float" office:value="274.5803" calcext:value-type="float">
            <text:p>274.5803</text:p>
          </table:table-cell>
          <table:table-cell office:value-type="float" office:value="8.115569" calcext:value-type="float">
            <text:p>8.115569</text:p>
          </table:table-cell>
          <table:table-cell office:value-type="float" office:value="107.29471" calcext:value-type="float">
            <text:p>107.29471</text:p>
          </table:table-cell>
          <table:table-cell office:value-type="float" office:value="2.2606413" calcext:value-type="float">
            <text:p>2.2606413</text:p>
          </table:table-cell>
          <table:table-cell office:value-type="float" office:value="124.77639" calcext:value-type="float">
            <text:p>124.77639</text:p>
          </table:table-cell>
          <table:table-cell office:value-type="float" office:value="3.90708" calcext:value-type="float">
            <text:p>3.90708</text:p>
          </table:table-cell>
          <table:table-cell office:value-type="float" office:value="175.12642" calcext:value-type="float">
            <text:p>175.12642</text:p>
          </table:table-cell>
          <table:table-cell office:value-type="float" office:value="1.453355" calcext:value-type="float">
            <text:p>1.453355</text:p>
          </table:table-cell>
          <table:table-cell office:value-type="float" office:value="105.03777" calcext:value-type="float">
            <text:p>105.03777</text:p>
          </table:table-cell>
          <table:table-cell office:value-type="float" office:value="-2.7132814" calcext:value-type="float">
            <text:p>-2.7132814</text:p>
          </table:table-cell>
          <table:table-cell office:value-type="float" office:value="88.82468" calcext:value-type="float">
            <text:p>88.82468</text:p>
          </table:table-cell>
          <table:table-cell office:value-type="float" office:value="1.1064516" calcext:value-type="float">
            <text:p>1.1064516</text:p>
          </table:table-cell>
          <table:table-cell office:value-type="float" office:value="84.99962" calcext:value-type="float">
            <text:p>84.99962</text:p>
          </table:table-cell>
          <table:table-cell office:value-type="float" office:value="-0.4595751" calcext:value-type="float">
            <text:p>-0.4595751</text:p>
          </table:table-cell>
          <table:table-cell office:value-type="float" office:value="35.341" calcext:value-type="float">
            <text:p>35.341</text:p>
          </table:table-cell>
          <table:table-cell office:value-type="float" office:value="-2.3795288" calcext:value-type="float">
            <text:p>-2.3795288</text:p>
          </table:table-cell>
          <table:table-cell office:value-type="float" office:value="49.154915" calcext:value-type="float">
            <text:p>49.154915</text:p>
          </table:table-cell>
          <table:table-cell office:value-type="float" office:value="1.2424837" calcext:value-type="float">
            <text:p>1.2424837</text:p>
          </table:table-cell>
          <table:table-cell office:value-type="float" office:value="52.770714" calcext:value-type="float">
            <text:p>52.770714</text:p>
          </table:table-cell>
          <table:table-cell office:value-type="float" office:value="-1.4955351" calcext:value-type="float">
            <text:p>-1.4955351</text:p>
          </table:table-cell>
          <table:table-cell office:value-type="float" office:value="46.91817" calcext:value-type="float">
            <text:p>46.91817</text:p>
          </table:table-cell>
          <table:table-cell office:value-type="float" office:value="-0.46652865" calcext:value-type="float">
            <text:p>-0.46652865</text:p>
          </table:table-cell>
          <table:table-cell office:value-type="float" office:value="50.25527" calcext:value-type="float">
            <text:p>50.25527</text:p>
          </table:table-cell>
          <table:table-cell office:value-type="float" office:value="1.0434523" calcext:value-type="float">
            <text:p>1.0434523</text:p>
          </table:table-cell>
          <table:table-cell office:value-type="float" office:value="69.31019" calcext:value-type="float">
            <text:p>69.31019</text:p>
          </table:table-cell>
          <table:table-cell office:value-type="float" office:value="-2.066976" calcext:value-type="float">
            <text:p>-2.066976</text:p>
          </table:table-cell>
          <table:table-cell office:value-type="float" office:value="53.12408" calcext:value-type="float">
            <text:p>53.12408</text:p>
          </table:table-cell>
          <table:table-cell office:value-type="float" office:value="-1.5088786" calcext:value-type="float">
            <text:p>-1.5088786</text:p>
          </table:table-cell>
          <table:table-cell office:value-type="float" office:value="51.921825" calcext:value-type="float">
            <text:p>51.921825</text:p>
          </table:table-cell>
          <table:table-cell office:value-type="float" office:value="-3.2097235" calcext:value-type="float">
            <text:p>-3.2097235</text:p>
          </table:table-cell>
          <table:table-cell office:value-type="float" office:value="46.56004" calcext:value-type="float">
            <text:p>46.56004</text:p>
          </table:table-cell>
          <table:table-cell office:value-type="float" office:value="-5.0582547" calcext:value-type="float">
            <text:p>-5.0582547</text:p>
          </table:table-cell>
          <table:table-cell office:value-type="float" office:value="35.896217" calcext:value-type="float">
            <text:p>35.8962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56.wav</text:p>
          </table:table-cell>
          <table:table-cell office:value-type="float" office:value="3303.2031121942" calcext:value-type="float">
            <text:p>3303.2031121942</text:p>
          </table:table-cell>
          <table:table-cell office:value-type="float" office:value="461255.747708373" calcext:value-type="float">
            <text:p>461255.747708373</text:p>
          </table:table-cell>
          <table:table-cell office:value-type="float" office:value="2913.59710136912" calcext:value-type="float">
            <text:p>2913.59710136912</text:p>
          </table:table-cell>
          <table:table-cell office:value-type="float" office:value="77295.9167333432" calcext:value-type="float">
            <text:p>77295.9167333432</text:p>
          </table:table-cell>
          <table:table-cell office:value-type="float" office:value="15.7264826183908" calcext:value-type="float">
            <text:p>15.7264826183908</text:p>
          </table:table-cell>
          <table:table-cell office:value-type="float" office:value="10.2175921942589" calcext:value-type="float">
            <text:p>10.2175921942589</text:p>
          </table:table-cell>
          <table:table-cell office:value-type="float" office:value="0.11308724" calcext:value-type="float">
            <text:p>0.11308724</text:p>
          </table:table-cell>
          <table:table-cell office:value-type="float" office:value="0.0061611976" calcext:value-type="float">
            <text:p>0.0061611976</text:p>
          </table:table-cell>
          <table:table-cell office:value-type="float" office:value="6717.26023238109" calcext:value-type="float">
            <text:p>6717.26023238109</text:p>
          </table:table-cell>
          <table:table-cell office:value-type="float" office:value="1251054.4986111" calcext:value-type="float">
            <text:p>1251054.4986111</text:p>
          </table:table-cell>
          <table:table-cell office:value-type="float" office:value="2.70909177001784" calcext:value-type="float">
            <text:p>2.70909177001784</text:p>
          </table:table-cell>
          <table:table-cell office:value-type="float" office:value="8.52266884214227" calcext:value-type="float">
            <text:p>8.52266884214227</text:p>
          </table:table-cell>
          <table:table-cell office:value-type="float" office:value="0.0128926564889612" calcext:value-type="float">
            <text:p>0.0128926564889612</text:p>
          </table:table-cell>
          <table:table-cell office:value-type="float" office:value="0.00632242701147082" calcext:value-type="float">
            <text:p>0.00632242701147082</text:p>
          </table:table-cell>
          <table:table-cell office:value-type="float" office:value="0.177533473511214" calcext:value-type="float">
            <text:p>0.177533473511214</text:p>
          </table:table-cell>
          <table:table-cell office:value-type="float" office:value="0.00466427856708541" calcext:value-type="float">
            <text:p>0.00466427856708541</text:p>
          </table:table-cell>
          <table:table-cell office:value-type="float" office:value="0.4883921" calcext:value-type="float">
            <text:p>0.4883921</text:p>
          </table:table-cell>
          <table:table-cell office:value-type="float" office:value="0.072431296" calcext:value-type="float">
            <text:p>0.072431296</text:p>
          </table:table-cell>
          <table:table-cell office:value-type="float" office:value="0.2666554" calcext:value-type="float">
            <text:p>0.2666554</text:p>
          </table:table-cell>
          <table:table-cell office:value-type="float" office:value="0.012228247" calcext:value-type="float">
            <text:p>0.012228247</text:p>
          </table:table-cell>
          <table:table-cell office:value-type="float" office:value="-0.020296536" calcext:value-type="float">
            <text:p>-0.020296536</text:p>
          </table:table-cell>
          <table:table-cell office:value-type="float" office:value="0" calcext:value-type="float">
            <text:p>0</text:p>
          </table:table-cell>
          <table:table-cell office:value-type="float" office:value="0.17567988" calcext:value-type="float">
            <text:p>0.17567988</text:p>
          </table:table-cell>
          <table:table-cell office:value-type="float" office:value="0.0020568091" calcext:value-type="float">
            <text:p>0.0020568091</text:p>
          </table:table-cell>
          <table:table-cell office:value-type="float" office:value="0.128790052174048" calcext:value-type="float">
            <text:p>0.128790052174048</text:p>
          </table:table-cell>
          <table:table-cell office:value-type="float" office:value="0.0273917577743952" calcext:value-type="float">
            <text:p>0.0273917577743952</text:p>
          </table:table-cell>
          <table:table-cell office:value-type="float" office:value="-0.005539188" calcext:value-type="float">
            <text:p>-0.005539188</text:p>
          </table:table-cell>
          <table:table-cell office:value-type="float" office:value="-7.8688965" calcext:value-type="float">
            <text:p>-7.8688965</text:p>
          </table:table-cell>
          <table:table-cell office:value-type="float" office:value="1581.2212" calcext:value-type="float">
            <text:p>1581.2212</text:p>
          </table:table-cell>
          <table:table-cell office:value-type="float" office:value="59.537727" calcext:value-type="float">
            <text:p>59.537727</text:p>
          </table:table-cell>
          <table:table-cell office:value-type="float" office:value="341.1879" calcext:value-type="float">
            <text:p>341.1879</text:p>
          </table:table-cell>
          <table:table-cell office:value-type="float" office:value="3.64771" calcext:value-type="float">
            <text:p>3.64771</text:p>
          </table:table-cell>
          <table:table-cell office:value-type="float" office:value="230.01054" calcext:value-type="float">
            <text:p>230.01054</text:p>
          </table:table-cell>
          <table:table-cell office:value-type="float" office:value="28.984354" calcext:value-type="float">
            <text:p>28.984354</text:p>
          </table:table-cell>
          <table:table-cell office:value-type="float" office:value="97.32063" calcext:value-type="float">
            <text:p>97.32063</text:p>
          </table:table-cell>
          <table:table-cell office:value-type="float" office:value="4.1384044" calcext:value-type="float">
            <text:p>4.1384044</text:p>
          </table:table-cell>
          <table:table-cell office:value-type="float" office:value="70.773506" calcext:value-type="float">
            <text:p>70.773506</text:p>
          </table:table-cell>
          <table:table-cell office:value-type="float" office:value="10.26854" calcext:value-type="float">
            <text:p>10.26854</text:p>
          </table:table-cell>
          <table:table-cell office:value-type="float" office:value="44.85929" calcext:value-type="float">
            <text:p>44.85929</text:p>
          </table:table-cell>
          <table:table-cell office:value-type="float" office:value="2.558714" calcext:value-type="float">
            <text:p>2.558714</text:p>
          </table:table-cell>
          <table:table-cell office:value-type="float" office:value="75.497536" calcext:value-type="float">
            <text:p>75.497536</text:p>
          </table:table-cell>
          <table:table-cell office:value-type="float" office:value="7.6040683" calcext:value-type="float">
            <text:p>7.6040683</text:p>
          </table:table-cell>
          <table:table-cell office:value-type="float" office:value="38.760998" calcext:value-type="float">
            <text:p>38.760998</text:p>
          </table:table-cell>
          <table:table-cell office:value-type="float" office:value="-1.399824" calcext:value-type="float">
            <text:p>-1.399824</text:p>
          </table:table-cell>
          <table:table-cell office:value-type="float" office:value="39.622032" calcext:value-type="float">
            <text:p>39.622032</text:p>
          </table:table-cell>
          <table:table-cell office:value-type="float" office:value="2.9641614" calcext:value-type="float">
            <text:p>2.9641614</text:p>
          </table:table-cell>
          <table:table-cell office:value-type="float" office:value="43.759808" calcext:value-type="float">
            <text:p>43.759808</text:p>
          </table:table-cell>
          <table:table-cell office:value-type="float" office:value="4.0499907" calcext:value-type="float">
            <text:p>4.0499907</text:p>
          </table:table-cell>
          <table:table-cell office:value-type="float" office:value="36.83417" calcext:value-type="float">
            <text:p>36.83417</text:p>
          </table:table-cell>
          <table:table-cell office:value-type="float" office:value="-0.75281394" calcext:value-type="float">
            <text:p>-0.75281394</text:p>
          </table:table-cell>
          <table:table-cell office:value-type="float" office:value="31.857244" calcext:value-type="float">
            <text:p>31.857244</text:p>
          </table:table-cell>
          <table:table-cell office:value-type="float" office:value="1.0675513" calcext:value-type="float">
            <text:p>1.0675513</text:p>
          </table:table-cell>
          <table:table-cell office:value-type="float" office:value="28.170095" calcext:value-type="float">
            <text:p>28.170095</text:p>
          </table:table-cell>
          <table:table-cell office:value-type="float" office:value="-3.0407865" calcext:value-type="float">
            <text:p>-3.0407865</text:p>
          </table:table-cell>
          <table:table-cell office:value-type="float" office:value="24.473433" calcext:value-type="float">
            <text:p>24.473433</text:p>
          </table:table-cell>
          <table:table-cell office:value-type="float" office:value="-1.0089142" calcext:value-type="float">
            <text:p>-1.0089142</text:p>
          </table:table-cell>
          <table:table-cell office:value-type="float" office:value="43.417355" calcext:value-type="float">
            <text:p>43.417355</text:p>
          </table:table-cell>
          <table:table-cell office:value-type="float" office:value="-0.6948098" calcext:value-type="float">
            <text:p>-0.6948098</text:p>
          </table:table-cell>
          <table:table-cell office:value-type="float" office:value="29.200983" calcext:value-type="float">
            <text:p>29.200983</text:p>
          </table:table-cell>
          <table:table-cell office:value-type="float" office:value="-0.6862661" calcext:value-type="float">
            <text:p>-0.6862661</text:p>
          </table:table-cell>
          <table:table-cell office:value-type="float" office:value="26.342106" calcext:value-type="float">
            <text:p>26.342106</text:p>
          </table:table-cell>
          <table:table-cell office:value-type="float" office:value="1.5193397" calcext:value-type="float">
            <text:p>1.5193397</text:p>
          </table:table-cell>
          <table:table-cell office:value-type="float" office:value="24.043852" calcext:value-type="float">
            <text:p>24.043852</text:p>
          </table:table-cell>
          <table:table-cell office:value-type="float" office:value="-0.4616992" calcext:value-type="float">
            <text:p>-0.4616992</text:p>
          </table:table-cell>
          <table:table-cell office:value-type="float" office:value="26.609587" calcext:value-type="float">
            <text:p>26.609587</text:p>
          </table:table-cell>
          <table:table-cell office:value-type="float" office:value="0.5018842" calcext:value-type="float">
            <text:p>0.5018842</text:p>
          </table:table-cell>
          <table:table-cell office:value-type="float" office:value="25.102266" calcext:value-type="float">
            <text:p>25.1022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85.wav</text:p>
          </table:table-cell>
          <table:table-cell office:value-type="float" office:value="2255.86739831443" calcext:value-type="float">
            <text:p>2255.86739831443</text:p>
          </table:table-cell>
          <table:table-cell office:value-type="float" office:value="532014.614448998" calcext:value-type="float">
            <text:p>532014.614448998</text:p>
          </table:table-cell>
          <table:table-cell office:value-type="float" office:value="2058.00330078721" calcext:value-type="float">
            <text:p>2058.00330078721</text:p>
          </table:table-cell>
          <table:table-cell office:value-type="float" office:value="105688.050300862" calcext:value-type="float">
            <text:p>105688.050300862</text:p>
          </table:table-cell>
          <table:table-cell office:value-type="float" office:value="24.3471889340431" calcext:value-type="float">
            <text:p>24.3471889340431</text:p>
          </table:table-cell>
          <table:table-cell office:value-type="float" office:value="59.2070488346886" calcext:value-type="float">
            <text:p>59.2070488346886</text:p>
          </table:table-cell>
          <table:table-cell office:value-type="float" office:value="0.0062038917" calcext:value-type="float">
            <text:p>0.0062038917</text:p>
          </table:table-cell>
          <table:table-cell office:value-type="float" office:value="0.000107618915" calcext:value-type="float">
            <text:p>0.000107618915</text:p>
          </table:table-cell>
          <table:table-cell office:value-type="float" office:value="4508.88286687935" calcext:value-type="float">
            <text:p>4508.88286687935</text:p>
          </table:table-cell>
          <table:table-cell office:value-type="float" office:value="1476403.51367283" calcext:value-type="float">
            <text:p>1476403.51367283</text:p>
          </table:table-cell>
          <table:table-cell office:value-type="float" office:value="0.814195240000214" calcext:value-type="float">
            <text:p>0.814195240000214</text:p>
          </table:table-cell>
          <table:table-cell office:value-type="float" office:value="1.03918932395463" calcext:value-type="float">
            <text:p>1.03918932395463</text:p>
          </table:table-cell>
          <table:table-cell office:value-type="float" office:value="0.0364865740891361" calcext:value-type="float">
            <text:p>0.0364865740891361</text:p>
          </table:table-cell>
          <table:table-cell office:value-type="float" office:value="0.0491239436837103" calcext:value-type="float">
            <text:p>0.0491239436837103</text:p>
          </table:table-cell>
          <table:table-cell office:value-type="float" office:value="0.120977060977378" calcext:value-type="float">
            <text:p>0.120977060977378</text:p>
          </table:table-cell>
          <table:table-cell office:value-type="float" office:value="0.00372684843771648" calcext:value-type="float">
            <text:p>0.00372684843771648</text:p>
          </table:table-cell>
          <table:table-cell office:value-type="float" office:value="0.3218232" calcext:value-type="float">
            <text:p>0.3218232</text:p>
          </table:table-cell>
          <table:table-cell office:value-type="float" office:value="0.088630125" calcext:value-type="float">
            <text:p>0.088630125</text:p>
          </table:table-cell>
          <table:table-cell office:value-type="float" office:value="0.20102043" calcext:value-type="float">
            <text:p>0.20102043</text:p>
          </table:table-cell>
          <table:table-cell office:value-type="float" office:value="0.04292412" calcext:value-type="float">
            <text:p>0.04292412</text:p>
          </table:table-cell>
          <table:table-cell office:value-type="float" office:value="-0.009865119" calcext:value-type="float">
            <text:p>-0.009865119</text:p>
          </table:table-cell>
          <table:table-cell office:value-type="float" office:value="0" calcext:value-type="float">
            <text:p>0</text:p>
          </table:table-cell>
          <table:table-cell office:value-type="float" office:value="0.062991194" calcext:value-type="float">
            <text:p>0.062991194</text:p>
          </table:table-cell>
          <table:table-cell office:value-type="float" office:value="0.00087694824" calcext:value-type="float">
            <text:p>0.00087694824</text:p>
          </table:table-cell>
          <table:table-cell office:value-type="float" office:value="0.170007792550589" calcext:value-type="float">
            <text:p>0.170007792550589</text:p>
          </table:table-cell>
          <table:table-cell office:value-type="float" office:value="0.0387858056533875" calcext:value-type="float">
            <text:p>0.0387858056533875</text:p>
          </table:table-cell>
          <table:table-cell office:value-type="float" office:value="-0.019193295" calcext:value-type="float">
            <text:p>-0.019193295</text:p>
          </table:table-cell>
          <table:table-cell office:value-type="float" office:value="-185.50003" calcext:value-type="float">
            <text:p>-185.50003</text:p>
          </table:table-cell>
          <table:table-cell office:value-type="float" office:value="3981.3452" calcext:value-type="float">
            <text:p>3981.3452</text:p>
          </table:table-cell>
          <table:table-cell office:value-type="float" office:value="98.92578" calcext:value-type="float">
            <text:p>98.92578</text:p>
          </table:table-cell>
          <table:table-cell office:value-type="float" office:value="869.9495" calcext:value-type="float">
            <text:p>869.9495</text:p>
          </table:table-cell>
          <table:table-cell office:value-type="float" office:value="-36.44288" calcext:value-type="float">
            <text:p>-36.44288</text:p>
          </table:table-cell>
          <table:table-cell office:value-type="float" office:value="330.24356" calcext:value-type="float">
            <text:p>330.24356</text:p>
          </table:table-cell>
          <table:table-cell office:value-type="float" office:value="44.427536" calcext:value-type="float">
            <text:p>44.427536</text:p>
          </table:table-cell>
          <table:table-cell office:value-type="float" office:value="237.30777" calcext:value-type="float">
            <text:p>237.30777</text:p>
          </table:table-cell>
          <table:table-cell office:value-type="float" office:value="-17.759829" calcext:value-type="float">
            <text:p>-17.759829</text:p>
          </table:table-cell>
          <table:table-cell office:value-type="float" office:value="230.25247" calcext:value-type="float">
            <text:p>230.25247</text:p>
          </table:table-cell>
          <table:table-cell office:value-type="float" office:value="21.284357" calcext:value-type="float">
            <text:p>21.284357</text:p>
          </table:table-cell>
          <table:table-cell office:value-type="float" office:value="188.56303" calcext:value-type="float">
            <text:p>188.56303</text:p>
          </table:table-cell>
          <table:table-cell office:value-type="float" office:value="-20.293684" calcext:value-type="float">
            <text:p>-20.293684</text:p>
          </table:table-cell>
          <table:table-cell office:value-type="float" office:value="149.8718" calcext:value-type="float">
            <text:p>149.8718</text:p>
          </table:table-cell>
          <table:table-cell office:value-type="float" office:value="13.771658" calcext:value-type="float">
            <text:p>13.771658</text:p>
          </table:table-cell>
          <table:table-cell office:value-type="float" office:value="123.738365" calcext:value-type="float">
            <text:p>123.738365</text:p>
          </table:table-cell>
          <table:table-cell office:value-type="float" office:value="-15.498613" calcext:value-type="float">
            <text:p>-15.498613</text:p>
          </table:table-cell>
          <table:table-cell office:value-type="float" office:value="132.49403" calcext:value-type="float">
            <text:p>132.49403</text:p>
          </table:table-cell>
          <table:table-cell office:value-type="float" office:value="11.033223" calcext:value-type="float">
            <text:p>11.033223</text:p>
          </table:table-cell>
          <table:table-cell office:value-type="float" office:value="140.5122" calcext:value-type="float">
            <text:p>140.5122</text:p>
          </table:table-cell>
          <table:table-cell office:value-type="float" office:value="-16.787758" calcext:value-type="float">
            <text:p>-16.787758</text:p>
          </table:table-cell>
          <table:table-cell office:value-type="float" office:value="128.5359" calcext:value-type="float">
            <text:p>128.5359</text:p>
          </table:table-cell>
          <table:table-cell office:value-type="float" office:value="2.3346376" calcext:value-type="float">
            <text:p>2.3346376</text:p>
          </table:table-cell>
          <table:table-cell office:value-type="float" office:value="100.57472" calcext:value-type="float">
            <text:p>100.57472</text:p>
          </table:table-cell>
          <table:table-cell office:value-type="float" office:value="-12.634641" calcext:value-type="float">
            <text:p>-12.634641</text:p>
          </table:table-cell>
          <table:table-cell office:value-type="float" office:value="91.90707" calcext:value-type="float">
            <text:p>91.90707</text:p>
          </table:table-cell>
          <table:table-cell office:value-type="float" office:value="0.15081272" calcext:value-type="float">
            <text:p>0.15081272</text:p>
          </table:table-cell>
          <table:table-cell office:value-type="float" office:value="77.651695" calcext:value-type="float">
            <text:p>77.651695</text:p>
          </table:table-cell>
          <table:table-cell office:value-type="float" office:value="-4.4001203" calcext:value-type="float">
            <text:p>-4.4001203</text:p>
          </table:table-cell>
          <table:table-cell office:value-type="float" office:value="81.448616" calcext:value-type="float">
            <text:p>81.448616</text:p>
          </table:table-cell>
          <table:table-cell office:value-type="float" office:value="-2.4655714" calcext:value-type="float">
            <text:p>-2.4655714</text:p>
          </table:table-cell>
          <table:table-cell office:value-type="float" office:value="93.186066" calcext:value-type="float">
            <text:p>93.186066</text:p>
          </table:table-cell>
          <table:table-cell office:value-type="float" office:value="-8.966494" calcext:value-type="float">
            <text:p>-8.966494</text:p>
          </table:table-cell>
          <table:table-cell office:value-type="float" office:value="120.812355" calcext:value-type="float">
            <text:p>120.812355</text:p>
          </table:table-cell>
          <table:table-cell office:value-type="float" office:value="6.8722243" calcext:value-type="float">
            <text:p>6.8722243</text:p>
          </table:table-cell>
          <table:table-cell office:value-type="float" office:value="134.12195" calcext:value-type="float">
            <text:p>134.12195</text:p>
          </table:table-cell>
          <table:table-cell office:value-type="float" office:value="-6.6973553" calcext:value-type="float">
            <text:p>-6.6973553</text:p>
          </table:table-cell>
          <table:table-cell office:value-type="float" office:value="83.951485" calcext:value-type="float">
            <text:p>83.951485</text:p>
          </table:table-cell>
          <table:table-cell office:value-type="float" office:value="-1.2077821" calcext:value-type="float">
            <text:p>-1.2077821</text:p>
          </table:table-cell>
          <table:table-cell office:value-type="float" office:value="121.983894" calcext:value-type="float">
            <text:p>121.9838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36.wav</text:p>
          </table:table-cell>
          <table:table-cell office:value-type="float" office:value="2850.2364305636" calcext:value-type="float">
            <text:p>2850.2364305636</text:p>
          </table:table-cell>
          <table:table-cell office:value-type="float" office:value="406562.65578936" calcext:value-type="float">
            <text:p>406562.65578936</text:p>
          </table:table-cell>
          <table:table-cell office:value-type="float" office:value="2621.6900442512" calcext:value-type="float">
            <text:p>2621.6900442512</text:p>
          </table:table-cell>
          <table:table-cell office:value-type="float" office:value="116903.761376169" calcext:value-type="float">
            <text:p>116903.761376169</text:p>
          </table:table-cell>
          <table:table-cell office:value-type="float" office:value="17.8132958187956" calcext:value-type="float">
            <text:p>17.8132958187956</text:p>
          </table:table-cell>
          <table:table-cell office:value-type="float" office:value="13.111238384525" calcext:value-type="float">
            <text:p>13.111238384525</text:p>
          </table:table-cell>
          <table:table-cell office:value-type="float" office:value="0.056586955" calcext:value-type="float">
            <text:p>0.056586955</text:p>
          </table:table-cell>
          <table:table-cell office:value-type="float" office:value="0.0020853698" calcext:value-type="float">
            <text:p>0.0020853698</text:p>
          </table:table-cell>
          <table:table-cell office:value-type="float" office:value="5897.60607489224" calcext:value-type="float">
            <text:p>5897.60607489224</text:p>
          </table:table-cell>
          <table:table-cell office:value-type="float" office:value="1702671.86884863" calcext:value-type="float">
            <text:p>1702671.86884863</text:p>
          </table:table-cell>
          <table:table-cell office:value-type="float" office:value="3.27984024400144" calcext:value-type="float">
            <text:p>3.27984024400144</text:p>
          </table:table-cell>
          <table:table-cell office:value-type="float" office:value="11.9958467792162" calcext:value-type="float">
            <text:p>11.9958467792162</text:p>
          </table:table-cell>
          <table:table-cell office:value-type="float" office:value="0.0252601102847026" calcext:value-type="float">
            <text:p>0.0252601102847026</text:p>
          </table:table-cell>
          <table:table-cell office:value-type="float" office:value="0.0166466517221227" calcext:value-type="float">
            <text:p>0.0166466517221227</text:p>
          </table:table-cell>
          <table:table-cell office:value-type="float" office:value="0.147047488625479" calcext:value-type="float">
            <text:p>0.147047488625479</text:p>
          </table:table-cell>
          <table:table-cell office:value-type="float" office:value="0.0024493271087155" calcext:value-type="float">
            <text:p>0.0024493271087155</text:p>
          </table:table-cell>
          <table:table-cell office:value-type="float" office:value="0.42793378" calcext:value-type="float">
            <text:p>0.42793378</text:p>
          </table:table-cell>
          <table:table-cell office:value-type="float" office:value="0.07712986" calcext:value-type="float">
            <text:p>0.07712986</text:p>
          </table:table-cell>
          <table:table-cell office:value-type="float" office:value="0.24671806" calcext:value-type="float">
            <text:p>0.24671806</text:p>
          </table:table-cell>
          <table:table-cell office:value-type="float" office:value="0.022463525" calcext:value-type="float">
            <text:p>0.022463525</text:p>
          </table:table-cell>
          <table:table-cell office:value-type="float" office:value="0.1277419" calcext:value-type="float">
            <text:p>0.1277419</text:p>
          </table:table-cell>
          <table:table-cell office:value-type="float" office:value="0" calcext:value-type="float">
            <text:p>0</text:p>
          </table:table-cell>
          <table:table-cell office:value-type="float" office:value="0.21626079" calcext:value-type="float">
            <text:p>0.21626079</text:p>
          </table:table-cell>
          <table:table-cell office:value-type="float" office:value="0.0014510711" calcext:value-type="float">
            <text:p>0.0014510711</text:p>
          </table:table-cell>
          <table:table-cell office:value-type="float" office:value="0.201489615492183" calcext:value-type="float">
            <text:p>0.201489615492183</text:p>
          </table:table-cell>
          <table:table-cell office:value-type="float" office:value="0.0591026082641478" calcext:value-type="float">
            <text:p>0.0591026082641478</text:p>
          </table:table-cell>
          <table:table-cell office:value-type="float" office:value="0.109845564" calcext:value-type="float">
            <text:p>0.109845564</text:p>
          </table:table-cell>
          <table:table-cell office:value-type="float" office:value="-0.4265769" calcext:value-type="float">
            <text:p>-0.4265769</text:p>
          </table:table-cell>
          <table:table-cell office:value-type="float" office:value="936.84235" calcext:value-type="float">
            <text:p>936.84235</text:p>
          </table:table-cell>
          <table:table-cell office:value-type="float" office:value="72.35004" calcext:value-type="float">
            <text:p>72.35004</text:p>
          </table:table-cell>
          <table:table-cell office:value-type="float" office:value="483.59146" calcext:value-type="float">
            <text:p>483.59146</text:p>
          </table:table-cell>
          <table:table-cell office:value-type="float" office:value="-13.061866" calcext:value-type="float">
            <text:p>-13.061866</text:p>
          </table:table-cell>
          <table:table-cell office:value-type="float" office:value="260.93298" calcext:value-type="float">
            <text:p>260.93298</text:p>
          </table:table-cell>
          <table:table-cell office:value-type="float" office:value="23.915255" calcext:value-type="float">
            <text:p>23.915255</text:p>
          </table:table-cell>
          <table:table-cell office:value-type="float" office:value="94.16434" calcext:value-type="float">
            <text:p>94.16434</text:p>
          </table:table-cell>
          <table:table-cell office:value-type="float" office:value="10.229573" calcext:value-type="float">
            <text:p>10.229573</text:p>
          </table:table-cell>
          <table:table-cell office:value-type="float" office:value="95.88121" calcext:value-type="float">
            <text:p>95.88121</text:p>
          </table:table-cell>
          <table:table-cell office:value-type="float" office:value="10.317129" calcext:value-type="float">
            <text:p>10.317129</text:p>
          </table:table-cell>
          <table:table-cell office:value-type="float" office:value="76.82701" calcext:value-type="float">
            <text:p>76.82701</text:p>
          </table:table-cell>
          <table:table-cell office:value-type="float" office:value="-5.016699" calcext:value-type="float">
            <text:p>-5.016699</text:p>
          </table:table-cell>
          <table:table-cell office:value-type="float" office:value="67.39622" calcext:value-type="float">
            <text:p>67.39622</text:p>
          </table:table-cell>
          <table:table-cell office:value-type="float" office:value="14.344585" calcext:value-type="float">
            <text:p>14.344585</text:p>
          </table:table-cell>
          <table:table-cell office:value-type="float" office:value="53.25978" calcext:value-type="float">
            <text:p>53.25978</text:p>
          </table:table-cell>
          <table:table-cell office:value-type="float" office:value="-0.6939212" calcext:value-type="float">
            <text:p>-0.6939212</text:p>
          </table:table-cell>
          <table:table-cell office:value-type="float" office:value="43.75453" calcext:value-type="float">
            <text:p>43.75453</text:p>
          </table:table-cell>
          <table:table-cell office:value-type="float" office:value="9.888121" calcext:value-type="float">
            <text:p>9.888121</text:p>
          </table:table-cell>
          <table:table-cell office:value-type="float" office:value="51.981323" calcext:value-type="float">
            <text:p>51.981323</text:p>
          </table:table-cell>
          <table:table-cell office:value-type="float" office:value="0.72519857" calcext:value-type="float">
            <text:p>0.72519857</text:p>
          </table:table-cell>
          <table:table-cell office:value-type="float" office:value="38.074524" calcext:value-type="float">
            <text:p>38.074524</text:p>
          </table:table-cell>
          <table:table-cell office:value-type="float" office:value="5.222892" calcext:value-type="float">
            <text:p>5.222892</text:p>
          </table:table-cell>
          <table:table-cell office:value-type="float" office:value="39.79672" calcext:value-type="float">
            <text:p>39.79672</text:p>
          </table:table-cell>
          <table:table-cell office:value-type="float" office:value="-4.0965514" calcext:value-type="float">
            <text:p>-4.0965514</text:p>
          </table:table-cell>
          <table:table-cell office:value-type="float" office:value="34.95359" calcext:value-type="float">
            <text:p>34.95359</text:p>
          </table:table-cell>
          <table:table-cell office:value-type="float" office:value="0.29972786" calcext:value-type="float">
            <text:p>0.29972786</text:p>
          </table:table-cell>
          <table:table-cell office:value-type="float" office:value="29.596762" calcext:value-type="float">
            <text:p>29.596762</text:p>
          </table:table-cell>
          <table:table-cell office:value-type="float" office:value="-0.30989188" calcext:value-type="float">
            <text:p>-0.30989188</text:p>
          </table:table-cell>
          <table:table-cell office:value-type="float" office:value="33.06472" calcext:value-type="float">
            <text:p>33.06472</text:p>
          </table:table-cell>
          <table:table-cell office:value-type="float" office:value="-1.2404758" calcext:value-type="float">
            <text:p>-1.2404758</text:p>
          </table:table-cell>
          <table:table-cell office:value-type="float" office:value="33.75752" calcext:value-type="float">
            <text:p>33.75752</text:p>
          </table:table-cell>
          <table:table-cell office:value-type="float" office:value="-6.1593857" calcext:value-type="float">
            <text:p>-6.1593857</text:p>
          </table:table-cell>
          <table:table-cell office:value-type="float" office:value="32.15935" calcext:value-type="float">
            <text:p>32.15935</text:p>
          </table:table-cell>
          <table:table-cell office:value-type="float" office:value="1.0186315" calcext:value-type="float">
            <text:p>1.0186315</text:p>
          </table:table-cell>
          <table:table-cell office:value-type="float" office:value="29.26246" calcext:value-type="float">
            <text:p>29.26246</text:p>
          </table:table-cell>
          <table:table-cell office:value-type="float" office:value="-3.3828042" calcext:value-type="float">
            <text:p>-3.3828042</text:p>
          </table:table-cell>
          <table:table-cell office:value-type="float" office:value="34.27243" calcext:value-type="float">
            <text:p>34.27243</text:p>
          </table:table-cell>
          <table:table-cell office:value-type="float" office:value="1.3313692" calcext:value-type="float">
            <text:p>1.3313692</text:p>
          </table:table-cell>
          <table:table-cell office:value-type="float" office:value="49.57334" calcext:value-type="float">
            <text:p>49.573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03.wav</text:p>
          </table:table-cell>
          <table:table-cell office:value-type="float" office:value="1421.35504108932" calcext:value-type="float">
            <text:p>1421.35504108932</text:p>
          </table:table-cell>
          <table:table-cell office:value-type="float" office:value="428174.686911927" calcext:value-type="float">
            <text:p>428174.686911927</text:p>
          </table:table-cell>
          <table:table-cell office:value-type="float" office:value="1902.32179039914" calcext:value-type="float">
            <text:p>1902.32179039914</text:p>
          </table:table-cell>
          <table:table-cell office:value-type="float" office:value="172098.805513466" calcext:value-type="float">
            <text:p>172098.805513466</text:p>
          </table:table-cell>
          <table:table-cell office:value-type="float" office:value="20.7220113697994" calcext:value-type="float">
            <text:p>20.7220113697994</text:p>
          </table:table-cell>
          <table:table-cell office:value-type="float" office:value="66.2756651289252" calcext:value-type="float">
            <text:p>66.2756651289252</text:p>
          </table:table-cell>
          <table:table-cell office:value-type="float" office:value="0.0031620057" calcext:value-type="float">
            <text:p>0.0031620057</text:p>
          </table:table-cell>
          <table:table-cell office:value-type="float" office:value="0.00004521099" calcext:value-type="float">
            <text:p>0.00004521099</text:p>
          </table:table-cell>
          <table:table-cell office:value-type="float" office:value="3042.70155479626" calcext:value-type="float">
            <text:p>3042.70155479626</text:p>
          </table:table-cell>
          <table:table-cell office:value-type="float" office:value="2532761.44879968" calcext:value-type="float">
            <text:p>2532761.44879968</text:p>
          </table:table-cell>
          <table:table-cell office:value-type="float" office:value="1.55146681984122" calcext:value-type="float">
            <text:p>1.55146681984122</text:p>
          </table:table-cell>
          <table:table-cell office:value-type="float" office:value="3.61974959545427" calcext:value-type="float">
            <text:p>3.61974959545427</text:p>
          </table:table-cell>
          <table:table-cell office:value-type="float" office:value="0.0058918512031054" calcext:value-type="float">
            <text:p>0.0058918512031054</text:p>
          </table:table-cell>
          <table:table-cell office:value-type="float" office:value="0.00757715978811839" calcext:value-type="float">
            <text:p>0.00757715978811839</text:p>
          </table:table-cell>
          <table:table-cell office:value-type="float" office:value="0.0430986562258314" calcext:value-type="float">
            <text:p>0.0430986562258314</text:p>
          </table:table-cell>
          <table:table-cell office:value-type="float" office:value="0.000938756371780786" calcext:value-type="float">
            <text:p>0.000938756371780786</text:p>
          </table:table-cell>
          <table:table-cell office:value-type="float" office:value="0.3801126" calcext:value-type="float">
            <text:p>0.3801126</text:p>
          </table:table-cell>
          <table:table-cell office:value-type="float" office:value="0.0983729" calcext:value-type="float">
            <text:p>0.0983729</text:p>
          </table:table-cell>
          <table:table-cell office:value-type="float" office:value="0.24435505" calcext:value-type="float">
            <text:p>0.24435505</text:p>
          </table:table-cell>
          <table:table-cell office:value-type="float" office:value="0.023623941" calcext:value-type="float">
            <text:p>0.023623941</text:p>
          </table:table-cell>
          <table:table-cell office:value-type="float" office:value="-0.065498784" calcext:value-type="float">
            <text:p>-0.065498784</text:p>
          </table:table-cell>
          <table:table-cell office:value-type="float" office:value="0" calcext:value-type="float">
            <text:p>0</text:p>
          </table:table-cell>
          <table:table-cell office:value-type="float" office:value="0.15122105" calcext:value-type="float">
            <text:p>0.15122105</text:p>
          </table:table-cell>
          <table:table-cell office:value-type="float" office:value="0.0039843195" calcext:value-type="float">
            <text:p>0.0039843195</text:p>
          </table:table-cell>
          <table:table-cell office:value-type="float" office:value="0.107824187743514" calcext:value-type="float">
            <text:p>0.107824187743514</text:p>
          </table:table-cell>
          <table:table-cell office:value-type="float" office:value="0.0182550720452356" calcext:value-type="float">
            <text:p>0.0182550720452356</text:p>
          </table:table-cell>
          <table:table-cell office:value-type="float" office:value="-0.1157324" calcext:value-type="float">
            <text:p>-0.1157324</text:p>
          </table:table-cell>
          <table:table-cell office:value-type="float" office:value="-156.54553" calcext:value-type="float">
            <text:p>-156.54553</text:p>
          </table:table-cell>
          <table:table-cell office:value-type="float" office:value="5366.8706" calcext:value-type="float">
            <text:p>5366.8706</text:p>
          </table:table-cell>
          <table:table-cell office:value-type="float" office:value="130.7242" calcext:value-type="float">
            <text:p>130.7242</text:p>
          </table:table-cell>
          <table:table-cell office:value-type="float" office:value="735.01373" calcext:value-type="float">
            <text:p>735.01373</text:p>
          </table:table-cell>
          <table:table-cell office:value-type="float" office:value="-1.4807918" calcext:value-type="float">
            <text:p>-1.4807918</text:p>
          </table:table-cell>
          <table:table-cell office:value-type="float" office:value="405.91968" calcext:value-type="float">
            <text:p>405.91968</text:p>
          </table:table-cell>
          <table:table-cell office:value-type="float" office:value="36.234592" calcext:value-type="float">
            <text:p>36.234592</text:p>
          </table:table-cell>
          <table:table-cell office:value-type="float" office:value="150.961" calcext:value-type="float">
            <text:p>150.961</text:p>
          </table:table-cell>
          <table:table-cell office:value-type="float" office:value="0.35091272" calcext:value-type="float">
            <text:p>0.35091272</text:p>
          </table:table-cell>
          <table:table-cell office:value-type="float" office:value="246.40099" calcext:value-type="float">
            <text:p>246.40099</text:p>
          </table:table-cell>
          <table:table-cell office:value-type="float" office:value="31.955034" calcext:value-type="float">
            <text:p>31.955034</text:p>
          </table:table-cell>
          <table:table-cell office:value-type="float" office:value="96.25901" calcext:value-type="float">
            <text:p>96.25901</text:p>
          </table:table-cell>
          <table:table-cell office:value-type="float" office:value="-0.6218727" calcext:value-type="float">
            <text:p>-0.6218727</text:p>
          </table:table-cell>
          <table:table-cell office:value-type="float" office:value="142.61745" calcext:value-type="float">
            <text:p>142.61745</text:p>
          </table:table-cell>
          <table:table-cell office:value-type="float" office:value="20.156782" calcext:value-type="float">
            <text:p>20.156782</text:p>
          </table:table-cell>
          <table:table-cell office:value-type="float" office:value="73.1298" calcext:value-type="float">
            <text:p>73.1298</text:p>
          </table:table-cell>
          <table:table-cell office:value-type="float" office:value="-11.339355" calcext:value-type="float">
            <text:p>-11.339355</text:p>
          </table:table-cell>
          <table:table-cell office:value-type="float" office:value="106.01003" calcext:value-type="float">
            <text:p>106.01003</text:p>
          </table:table-cell>
          <table:table-cell office:value-type="float" office:value="13.855699" calcext:value-type="float">
            <text:p>13.855699</text:p>
          </table:table-cell>
          <table:table-cell office:value-type="float" office:value="49.589294" calcext:value-type="float">
            <text:p>49.589294</text:p>
          </table:table-cell>
          <table:table-cell office:value-type="float" office:value="-3.7898722" calcext:value-type="float">
            <text:p>-3.7898722</text:p>
          </table:table-cell>
          <table:table-cell office:value-type="float" office:value="83.45811" calcext:value-type="float">
            <text:p>83.45811</text:p>
          </table:table-cell>
          <table:table-cell office:value-type="float" office:value="11.537828" calcext:value-type="float">
            <text:p>11.537828</text:p>
          </table:table-cell>
          <table:table-cell office:value-type="float" office:value="70.015465" calcext:value-type="float">
            <text:p>70.015465</text:p>
          </table:table-cell>
          <table:table-cell office:value-type="float" office:value="-3.2142534" calcext:value-type="float">
            <text:p>-3.2142534</text:p>
          </table:table-cell>
          <table:table-cell office:value-type="float" office:value="68.85042" calcext:value-type="float">
            <text:p>68.85042</text:p>
          </table:table-cell>
          <table:table-cell office:value-type="float" office:value="5.058525" calcext:value-type="float">
            <text:p>5.058525</text:p>
          </table:table-cell>
          <table:table-cell office:value-type="float" office:value="50.319134" calcext:value-type="float">
            <text:p>50.319134</text:p>
          </table:table-cell>
          <table:table-cell office:value-type="float" office:value="-1.7850618" calcext:value-type="float">
            <text:p>-1.7850618</text:p>
          </table:table-cell>
          <table:table-cell office:value-type="float" office:value="57.22465" calcext:value-type="float">
            <text:p>57.22465</text:p>
          </table:table-cell>
          <table:table-cell office:value-type="float" office:value="3.542804" calcext:value-type="float">
            <text:p>3.542804</text:p>
          </table:table-cell>
          <table:table-cell office:value-type="float" office:value="28.201986" calcext:value-type="float">
            <text:p>28.201986</text:p>
          </table:table-cell>
          <table:table-cell office:value-type="float" office:value="-2.4448647" calcext:value-type="float">
            <text:p>-2.4448647</text:p>
          </table:table-cell>
          <table:table-cell office:value-type="float" office:value="32.993206" calcext:value-type="float">
            <text:p>32.993206</text:p>
          </table:table-cell>
          <table:table-cell office:value-type="float" office:value="-0.73302484" calcext:value-type="float">
            <text:p>-0.73302484</text:p>
          </table:table-cell>
          <table:table-cell office:value-type="float" office:value="33.035183" calcext:value-type="float">
            <text:p>33.035183</text:p>
          </table:table-cell>
          <table:table-cell office:value-type="float" office:value="-1.4241273" calcext:value-type="float">
            <text:p>-1.4241273</text:p>
          </table:table-cell>
          <table:table-cell office:value-type="float" office:value="39.34434" calcext:value-type="float">
            <text:p>39.34434</text:p>
          </table:table-cell>
          <table:table-cell office:value-type="float" office:value="0.6442886" calcext:value-type="float">
            <text:p>0.6442886</text:p>
          </table:table-cell>
          <table:table-cell office:value-type="float" office:value="35.79731" calcext:value-type="float">
            <text:p>35.797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55.wav</text:p>
          </table:table-cell>
          <table:table-cell office:value-type="float" office:value="1712.28937110732" calcext:value-type="float">
            <text:p>1712.28937110732</text:p>
          </table:table-cell>
          <table:table-cell office:value-type="float" office:value="272340.284379275" calcext:value-type="float">
            <text:p>272340.284379275</text:p>
          </table:table-cell>
          <table:table-cell office:value-type="float" office:value="2249.62433033902" calcext:value-type="float">
            <text:p>2249.62433033902</text:p>
          </table:table-cell>
          <table:table-cell office:value-type="float" office:value="209501.987931967" calcext:value-type="float">
            <text:p>209501.987931967</text:p>
          </table:table-cell>
          <table:table-cell office:value-type="float" office:value="16.6766788880569" calcext:value-type="float">
            <text:p>16.6766788880569</text:p>
          </table:table-cell>
          <table:table-cell office:value-type="float" office:value="13.644693596115" calcext:value-type="float">
            <text:p>13.644693596115</text:p>
          </table:table-cell>
          <table:table-cell office:value-type="float" office:value="0.014798954" calcext:value-type="float">
            <text:p>0.014798954</text:p>
          </table:table-cell>
          <table:table-cell office:value-type="float" office:value="0.00068202015" calcext:value-type="float">
            <text:p>0.00068202015</text:p>
          </table:table-cell>
          <table:table-cell office:value-type="float" office:value="3618.40248196418" calcext:value-type="float">
            <text:p>3618.40248196418</text:p>
          </table:table-cell>
          <table:table-cell office:value-type="float" office:value="2654087.74827767" calcext:value-type="float">
            <text:p>2654087.74827767</text:p>
          </table:table-cell>
          <table:table-cell office:value-type="float" office:value="2.01486199513244" calcext:value-type="float">
            <text:p>2.01486199513244</text:p>
          </table:table-cell>
          <table:table-cell office:value-type="float" office:value="5.07444168917916" calcext:value-type="float">
            <text:p>5.07444168917916</text:p>
          </table:table-cell>
          <table:table-cell office:value-type="float" office:value="0.0378410079049205" calcext:value-type="float">
            <text:p>0.0378410079049205</text:p>
          </table:table-cell>
          <table:table-cell office:value-type="float" office:value="0.00566800804477711" calcext:value-type="float">
            <text:p>0.00566800804477711</text:p>
          </table:table-cell>
          <table:table-cell office:value-type="float" office:value="0.0665780736417247" calcext:value-type="float">
            <text:p>0.0665780736417247</text:p>
          </table:table-cell>
          <table:table-cell office:value-type="float" office:value="0.000366298502920158" calcext:value-type="float">
            <text:p>0.000366298502920158</text:p>
          </table:table-cell>
          <table:table-cell office:value-type="float" office:value="0.43164626" calcext:value-type="float">
            <text:p>0.43164626</text:p>
          </table:table-cell>
          <table:table-cell office:value-type="float" office:value="0.073649384" calcext:value-type="float">
            <text:p>0.073649384</text:p>
          </table:table-cell>
          <table:table-cell office:value-type="float" office:value="0.2631301" calcext:value-type="float">
            <text:p>0.2631301</text:p>
          </table:table-cell>
          <table:table-cell office:value-type="float" office:value="0.0140958885" calcext:value-type="float">
            <text:p>0.0140958885</text:p>
          </table:table-cell>
          <table:table-cell office:value-type="float" office:value="0.021893663" calcext:value-type="float">
            <text:p>0.021893663</text:p>
          </table:table-cell>
          <table:table-cell office:value-type="float" office:value="0" calcext:value-type="float">
            <text:p>0</text:p>
          </table:table-cell>
          <table:table-cell office:value-type="float" office:value="0.14712149" calcext:value-type="float">
            <text:p>0.14712149</text:p>
          </table:table-cell>
          <table:table-cell office:value-type="float" office:value="0.0023021814" calcext:value-type="float">
            <text:p>0.0023021814</text:p>
          </table:table-cell>
          <table:table-cell office:value-type="float" office:value="0.140755048012699" calcext:value-type="float">
            <text:p>0.140755048012699</text:p>
          </table:table-cell>
          <table:table-cell office:value-type="float" office:value="0.0298452916842037" calcext:value-type="float">
            <text:p>0.0298452916842037</text:p>
          </table:table-cell>
          <table:table-cell office:value-type="float" office:value="0.022505224" calcext:value-type="float">
            <text:p>0.022505224</text:p>
          </table:table-cell>
          <table:table-cell office:value-type="float" office:value="-91.91241" calcext:value-type="float">
            <text:p>-91.91241</text:p>
          </table:table-cell>
          <table:table-cell office:value-type="float" office:value="2090.7444" calcext:value-type="float">
            <text:p>2090.7444</text:p>
          </table:table-cell>
          <table:table-cell office:value-type="float" office:value="129.96863" calcext:value-type="float">
            <text:p>129.96863</text:p>
          </table:table-cell>
          <table:table-cell office:value-type="float" office:value="490.79214" calcext:value-type="float">
            <text:p>490.79214</text:p>
          </table:table-cell>
          <table:table-cell office:value-type="float" office:value="1.8372804" calcext:value-type="float">
            <text:p>1.8372804</text:p>
          </table:table-cell>
          <table:table-cell office:value-type="float" office:value="371.9452" calcext:value-type="float">
            <text:p>371.9452</text:p>
          </table:table-cell>
          <table:table-cell office:value-type="float" office:value="11.621115" calcext:value-type="float">
            <text:p>11.621115</text:p>
          </table:table-cell>
          <table:table-cell office:value-type="float" office:value="215.79417" calcext:value-type="float">
            <text:p>215.79417</text:p>
          </table:table-cell>
          <table:table-cell office:value-type="float" office:value="3.2257633" calcext:value-type="float">
            <text:p>3.2257633</text:p>
          </table:table-cell>
          <table:table-cell office:value-type="float" office:value="77.20834" calcext:value-type="float">
            <text:p>77.20834</text:p>
          </table:table-cell>
          <table:table-cell office:value-type="float" office:value="-1.9720752" calcext:value-type="float">
            <text:p>-1.9720752</text:p>
          </table:table-cell>
          <table:table-cell office:value-type="float" office:value="115.263725" calcext:value-type="float">
            <text:p>115.263725</text:p>
          </table:table-cell>
          <table:table-cell office:value-type="float" office:value="-2.2193568" calcext:value-type="float">
            <text:p>-2.2193568</text:p>
          </table:table-cell>
          <table:table-cell office:value-type="float" office:value="50.430588" calcext:value-type="float">
            <text:p>50.430588</text:p>
          </table:table-cell>
          <table:table-cell office:value-type="float" office:value="-0.85540617" calcext:value-type="float">
            <text:p>-0.85540617</text:p>
          </table:table-cell>
          <table:table-cell office:value-type="float" office:value="62.139603" calcext:value-type="float">
            <text:p>62.139603</text:p>
          </table:table-cell>
          <table:table-cell office:value-type="float" office:value="-4.3434763" calcext:value-type="float">
            <text:p>-4.3434763</text:p>
          </table:table-cell>
          <table:table-cell office:value-type="float" office:value="52.963318" calcext:value-type="float">
            <text:p>52.963318</text:p>
          </table:table-cell>
          <table:table-cell office:value-type="float" office:value="-3.5430148" calcext:value-type="float">
            <text:p>-3.5430148</text:p>
          </table:table-cell>
          <table:table-cell office:value-type="float" office:value="57.75" calcext:value-type="float">
            <text:p>57.75</text:p>
          </table:table-cell>
          <table:table-cell office:value-type="float" office:value="-1.5521153" calcext:value-type="float">
            <text:p>-1.5521153</text:p>
          </table:table-cell>
          <table:table-cell office:value-type="float" office:value="32.725235" calcext:value-type="float">
            <text:p>32.725235</text:p>
          </table:table-cell>
          <table:table-cell office:value-type="float" office:value="-0.5419181" calcext:value-type="float">
            <text:p>-0.5419181</text:p>
          </table:table-cell>
          <table:table-cell office:value-type="float" office:value="32.133106" calcext:value-type="float">
            <text:p>32.133106</text:p>
          </table:table-cell>
          <table:table-cell office:value-type="float" office:value="0.4020132" calcext:value-type="float">
            <text:p>0.4020132</text:p>
          </table:table-cell>
          <table:table-cell office:value-type="float" office:value="36.31314" calcext:value-type="float">
            <text:p>36.31314</text:p>
          </table:table-cell>
          <table:table-cell office:value-type="float" office:value="-1.6473914" calcext:value-type="float">
            <text:p>-1.6473914</text:p>
          </table:table-cell>
          <table:table-cell office:value-type="float" office:value="34.495026" calcext:value-type="float">
            <text:p>34.495026</text:p>
          </table:table-cell>
          <table:table-cell office:value-type="float" office:value="-4.5720263" calcext:value-type="float">
            <text:p>-4.5720263</text:p>
          </table:table-cell>
          <table:table-cell office:value-type="float" office:value="26.585136" calcext:value-type="float">
            <text:p>26.585136</text:p>
          </table:table-cell>
          <table:table-cell office:value-type="float" office:value="-2.96968" calcext:value-type="float">
            <text:p>-2.96968</text:p>
          </table:table-cell>
          <table:table-cell office:value-type="float" office:value="25.444357" calcext:value-type="float">
            <text:p>25.444357</text:p>
          </table:table-cell>
          <table:table-cell office:value-type="float" office:value="-4.286571" calcext:value-type="float">
            <text:p>-4.286571</text:p>
          </table:table-cell>
          <table:table-cell office:value-type="float" office:value="27.336243" calcext:value-type="float">
            <text:p>27.336243</text:p>
          </table:table-cell>
          <table:table-cell office:value-type="float" office:value="-2.6720417" calcext:value-type="float">
            <text:p>-2.6720417</text:p>
          </table:table-cell>
          <table:table-cell office:value-type="float" office:value="33.09165" calcext:value-type="float">
            <text:p>33.09165</text:p>
          </table:table-cell>
          <table:table-cell office:value-type="float" office:value="-3.5486424" calcext:value-type="float">
            <text:p>-3.5486424</text:p>
          </table:table-cell>
          <table:table-cell office:value-type="float" office:value="27.259464" calcext:value-type="float">
            <text:p>27.259464</text:p>
          </table:table-cell>
          <table:table-cell office:value-type="float" office:value="-1.4414598" calcext:value-type="float">
            <text:p>-1.4414598</text:p>
          </table:table-cell>
          <table:table-cell office:value-type="float" office:value="26.957638" calcext:value-type="float">
            <text:p>26.9576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06.wav</text:p>
          </table:table-cell>
          <table:table-cell office:value-type="float" office:value="1676.14604797443" calcext:value-type="float">
            <text:p>1676.14604797443</text:p>
          </table:table-cell>
          <table:table-cell office:value-type="float" office:value="209843.569437174" calcext:value-type="float">
            <text:p>209843.569437174</text:p>
          </table:table-cell>
          <table:table-cell office:value-type="float" office:value="1653.5278081222" calcext:value-type="float">
            <text:p>1653.5278081222</text:p>
          </table:table-cell>
          <table:table-cell office:value-type="float" office:value="80587.5282578903" calcext:value-type="float">
            <text:p>80587.5282578903</text:p>
          </table:table-cell>
          <table:table-cell office:value-type="float" office:value="22.6613916172416" calcext:value-type="float">
            <text:p>22.6613916172416</text:p>
          </table:table-cell>
          <table:table-cell office:value-type="float" office:value="60.1337432488233" calcext:value-type="float">
            <text:p>60.1337432488233</text:p>
          </table:table-cell>
          <table:table-cell office:value-type="float" office:value="0.002184638" calcext:value-type="float">
            <text:p>0.002184638</text:p>
          </table:table-cell>
          <table:table-cell office:value-type="float" office:value="0.000009928784" calcext:value-type="float">
            <text:p>0.000009928784</text:p>
          </table:table-cell>
          <table:table-cell office:value-type="float" office:value="3255.3273636891" calcext:value-type="float">
            <text:p>3255.3273636891</text:p>
          </table:table-cell>
          <table:table-cell office:value-type="float" office:value="731885.824454089" calcext:value-type="float">
            <text:p>731885.824454089</text:p>
          </table:table-cell>
          <table:table-cell office:value-type="float" office:value="2.30933005518662" calcext:value-type="float">
            <text:p>2.30933005518662</text:p>
          </table:table-cell>
          <table:table-cell office:value-type="float" office:value="6.92306262066115" calcext:value-type="float">
            <text:p>6.92306262066115</text:p>
          </table:table-cell>
          <table:table-cell office:value-type="float" office:value="-0.0102316492705802" calcext:value-type="float">
            <text:p>-0.0102316492705802</text:p>
          </table:table-cell>
          <table:table-cell office:value-type="float" office:value="0.0137617558885513" calcext:value-type="float">
            <text:p>0.0137617558885513</text:p>
          </table:table-cell>
          <table:table-cell office:value-type="float" office:value="0.0873052917150039" calcext:value-type="float">
            <text:p>0.0873052917150039</text:p>
          </table:table-cell>
          <table:table-cell office:value-type="float" office:value="0.00132438771741667" calcext:value-type="float">
            <text:p>0.00132438771741667</text:p>
          </table:table-cell>
          <table:table-cell office:value-type="float" office:value="0.34448424" calcext:value-type="float">
            <text:p>0.34448424</text:p>
          </table:table-cell>
          <table:table-cell office:value-type="float" office:value="0.088035464" calcext:value-type="float">
            <text:p>0.088035464</text:p>
          </table:table-cell>
          <table:table-cell office:value-type="float" office:value="0.23903696" calcext:value-type="float">
            <text:p>0.23903696</text:p>
          </table:table-cell>
          <table:table-cell office:value-type="float" office:value="0.026194664" calcext:value-type="float">
            <text:p>0.026194664</text:p>
          </table:table-cell>
          <table:table-cell office:value-type="float" office:value="0.1012722" calcext:value-type="float">
            <text:p>0.1012722</text:p>
          </table:table-cell>
          <table:table-cell office:value-type="float" office:value="0" calcext:value-type="float">
            <text:p>0</text:p>
          </table:table-cell>
          <table:table-cell office:value-type="float" office:value="0.18003525" calcext:value-type="float">
            <text:p>0.18003525</text:p>
          </table:table-cell>
          <table:table-cell office:value-type="float" office:value="0.0035813993" calcext:value-type="float">
            <text:p>0.0035813993</text:p>
          </table:table-cell>
          <table:table-cell office:value-type="float" office:value="0.173924080396726" calcext:value-type="float">
            <text:p>0.173924080396726</text:p>
          </table:table-cell>
          <table:table-cell office:value-type="float" office:value="0.0420817386912723" calcext:value-type="float">
            <text:p>0.0420817386912723</text:p>
          </table:table-cell>
          <table:table-cell office:value-type="float" office:value="0.13928407" calcext:value-type="float">
            <text:p>0.13928407</text:p>
          </table:table-cell>
          <table:table-cell office:value-type="float" office:value="-98.38649" calcext:value-type="float">
            <text:p>-98.38649</text:p>
          </table:table-cell>
          <table:table-cell office:value-type="float" office:value="2694.7002" calcext:value-type="float">
            <text:p>2694.7002</text:p>
          </table:table-cell>
          <table:table-cell office:value-type="float" office:value="136.57487" calcext:value-type="float">
            <text:p>136.57487</text:p>
          </table:table-cell>
          <table:table-cell office:value-type="float" office:value="671.14886" calcext:value-type="float">
            <text:p>671.14886</text:p>
          </table:table-cell>
          <table:table-cell office:value-type="float" office:value="-46.71402" calcext:value-type="float">
            <text:p>-46.71402</text:p>
          </table:table-cell>
          <table:table-cell office:value-type="float" office:value="339.4148" calcext:value-type="float">
            <text:p>339.4148</text:p>
          </table:table-cell>
          <table:table-cell office:value-type="float" office:value="46.476673" calcext:value-type="float">
            <text:p>46.476673</text:p>
          </table:table-cell>
          <table:table-cell office:value-type="float" office:value="255.2408" calcext:value-type="float">
            <text:p>255.2408</text:p>
          </table:table-cell>
          <table:table-cell office:value-type="float" office:value="-17.152012" calcext:value-type="float">
            <text:p>-17.152012</text:p>
          </table:table-cell>
          <table:table-cell office:value-type="float" office:value="213.64883" calcext:value-type="float">
            <text:p>213.64883</text:p>
          </table:table-cell>
          <table:table-cell office:value-type="float" office:value="10.547506" calcext:value-type="float">
            <text:p>10.547506</text:p>
          </table:table-cell>
          <table:table-cell office:value-type="float" office:value="147.66106" calcext:value-type="float">
            <text:p>147.66106</text:p>
          </table:table-cell>
          <table:table-cell office:value-type="float" office:value="-14.580566" calcext:value-type="float">
            <text:p>-14.580566</text:p>
          </table:table-cell>
          <table:table-cell office:value-type="float" office:value="116.87941" calcext:value-type="float">
            <text:p>116.87941</text:p>
          </table:table-cell>
          <table:table-cell office:value-type="float" office:value="16.551332" calcext:value-type="float">
            <text:p>16.551332</text:p>
          </table:table-cell>
          <table:table-cell office:value-type="float" office:value="113.08001" calcext:value-type="float">
            <text:p>113.08001</text:p>
          </table:table-cell>
          <table:table-cell office:value-type="float" office:value="-12.312678" calcext:value-type="float">
            <text:p>-12.312678</text:p>
          </table:table-cell>
          <table:table-cell office:value-type="float" office:value="99.419655" calcext:value-type="float">
            <text:p>99.419655</text:p>
          </table:table-cell>
          <table:table-cell office:value-type="float" office:value="3.7018619" calcext:value-type="float">
            <text:p>3.7018619</text:p>
          </table:table-cell>
          <table:table-cell office:value-type="float" office:value="85.88131" calcext:value-type="float">
            <text:p>85.88131</text:p>
          </table:table-cell>
          <table:table-cell office:value-type="float" office:value="-12.647758" calcext:value-type="float">
            <text:p>-12.647758</text:p>
          </table:table-cell>
          <table:table-cell office:value-type="float" office:value="87.86799" calcext:value-type="float">
            <text:p>87.86799</text:p>
          </table:table-cell>
          <table:table-cell office:value-type="float" office:value="2.951305" calcext:value-type="float">
            <text:p>2.951305</text:p>
          </table:table-cell>
          <table:table-cell office:value-type="float" office:value="78.73793" calcext:value-type="float">
            <text:p>78.73793</text:p>
          </table:table-cell>
          <table:table-cell office:value-type="float" office:value="-12.505246" calcext:value-type="float">
            <text:p>-12.505246</text:p>
          </table:table-cell>
          <table:table-cell office:value-type="float" office:value="64.52926" calcext:value-type="float">
            <text:p>64.52926</text:p>
          </table:table-cell>
          <table:table-cell office:value-type="float" office:value="0.10987187" calcext:value-type="float">
            <text:p>0.10987187</text:p>
          </table:table-cell>
          <table:table-cell office:value-type="float" office:value="62.32761" calcext:value-type="float">
            <text:p>62.32761</text:p>
          </table:table-cell>
          <table:table-cell office:value-type="float" office:value="-0.78190786" calcext:value-type="float">
            <text:p>-0.78190786</text:p>
          </table:table-cell>
          <table:table-cell office:value-type="float" office:value="72.17648" calcext:value-type="float">
            <text:p>72.17648</text:p>
          </table:table-cell>
          <table:table-cell office:value-type="float" office:value="-5.688852" calcext:value-type="float">
            <text:p>-5.688852</text:p>
          </table:table-cell>
          <table:table-cell office:value-type="float" office:value="63.223946" calcext:value-type="float">
            <text:p>63.223946</text:p>
          </table:table-cell>
          <table:table-cell office:value-type="float" office:value="-8.629558" calcext:value-type="float">
            <text:p>-8.629558</text:p>
          </table:table-cell>
          <table:table-cell office:value-type="float" office:value="65.66598" calcext:value-type="float">
            <text:p>65.66598</text:p>
          </table:table-cell>
          <table:table-cell office:value-type="float" office:value="-1.8903698" calcext:value-type="float">
            <text:p>-1.8903698</text:p>
          </table:table-cell>
          <table:table-cell office:value-type="float" office:value="52.95457" calcext:value-type="float">
            <text:p>52.95457</text:p>
          </table:table-cell>
          <table:table-cell office:value-type="float" office:value="-2.1854918" calcext:value-type="float">
            <text:p>-2.1854918</text:p>
          </table:table-cell>
          <table:table-cell office:value-type="float" office:value="41.101074" calcext:value-type="float">
            <text:p>41.101074</text:p>
          </table:table-cell>
          <table:table-cell office:value-type="float" office:value="-3.397589" calcext:value-type="float">
            <text:p>-3.397589</text:p>
          </table:table-cell>
          <table:table-cell office:value-type="float" office:value="44.949505" calcext:value-type="float">
            <text:p>44.949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98.wav</text:p>
          </table:table-cell>
          <table:table-cell office:value-type="float" office:value="1398.64950476372" calcext:value-type="float">
            <text:p>1398.64950476372</text:p>
          </table:table-cell>
          <table:table-cell office:value-type="float" office:value="240406.207240541" calcext:value-type="float">
            <text:p>240406.207240541</text:p>
          </table:table-cell>
          <table:table-cell office:value-type="float" office:value="1818.16512473689" calcext:value-type="float">
            <text:p>1818.16512473689</text:p>
          </table:table-cell>
          <table:table-cell office:value-type="float" office:value="109151.263874891" calcext:value-type="float">
            <text:p>109151.263874891</text:p>
          </table:table-cell>
          <table:table-cell office:value-type="float" office:value="22.4916346429522" calcext:value-type="float">
            <text:p>22.4916346429522</text:p>
          </table:table-cell>
          <table:table-cell office:value-type="float" office:value="55.2272124581625" calcext:value-type="float">
            <text:p>55.2272124581625</text:p>
          </table:table-cell>
          <table:table-cell office:value-type="float" office:value="0.0017162904" calcext:value-type="float">
            <text:p>0.0017162904</text:p>
          </table:table-cell>
          <table:table-cell office:value-type="float" office:value="0.0000084027715" calcext:value-type="float">
            <text:p>0.0000084027715</text:p>
          </table:table-cell>
          <table:table-cell office:value-type="float" office:value="3015.59769703451" calcext:value-type="float">
            <text:p>3015.59769703451</text:p>
          </table:table-cell>
          <table:table-cell office:value-type="float" office:value="1332917.96769588" calcext:value-type="float">
            <text:p>1332917.96769588</text:p>
          </table:table-cell>
          <table:table-cell office:value-type="float" office:value="0.901245644381337" calcext:value-type="float">
            <text:p>0.901245644381337</text:p>
          </table:table-cell>
          <table:table-cell office:value-type="float" office:value="1.21148934534931" calcext:value-type="float">
            <text:p>1.21148934534931</text:p>
          </table:table-cell>
          <table:table-cell office:value-type="float" office:value="0.0567219777812754" calcext:value-type="float">
            <text:p>0.0567219777812754</text:p>
          </table:table-cell>
          <table:table-cell office:value-type="float" office:value="0.0142352522953176" calcext:value-type="float">
            <text:p>0.0142352522953176</text:p>
          </table:table-cell>
          <table:table-cell office:value-type="float" office:value="0.0487242755462104" calcext:value-type="float">
            <text:p>0.0487242755462104</text:p>
          </table:table-cell>
          <table:table-cell office:value-type="float" office:value="0.000807537651207243" calcext:value-type="float">
            <text:p>0.000807537651207243</text:p>
          </table:table-cell>
          <table:table-cell office:value-type="float" office:value="0.3626352" calcext:value-type="float">
            <text:p>0.3626352</text:p>
          </table:table-cell>
          <table:table-cell office:value-type="float" office:value="0.09153154" calcext:value-type="float">
            <text:p>0.09153154</text:p>
          </table:table-cell>
          <table:table-cell office:value-type="float" office:value="0.2407581" calcext:value-type="float">
            <text:p>0.2407581</text:p>
          </table:table-cell>
          <table:table-cell office:value-type="float" office:value="0.025368864" calcext:value-type="float">
            <text:p>0.025368864</text:p>
          </table:table-cell>
          <table:table-cell office:value-type="float" office:value="0.09710054" calcext:value-type="float">
            <text:p>0.09710054</text:p>
          </table:table-cell>
          <table:table-cell office:value-type="float" office:value="0" calcext:value-type="float">
            <text:p>0</text:p>
          </table:table-cell>
          <table:table-cell office:value-type="float" office:value="0.083802395" calcext:value-type="float">
            <text:p>0.083802395</text:p>
          </table:table-cell>
          <table:table-cell office:value-type="float" office:value="0.0012068072" calcext:value-type="float">
            <text:p>0.0012068072</text:p>
          </table:table-cell>
          <table:table-cell office:value-type="float" office:value="0.185711244097592" calcext:value-type="float">
            <text:p>0.185711244097592</text:p>
          </table:table-cell>
          <table:table-cell office:value-type="float" office:value="0.0461445193863344" calcext:value-type="float">
            <text:p>0.0461445193863344</text:p>
          </table:table-cell>
          <table:table-cell office:value-type="float" office:value="0.122450165" calcext:value-type="float">
            <text:p>0.122450165</text:p>
          </table:table-cell>
          <table:table-cell office:value-type="float" office:value="-225.03336" calcext:value-type="float">
            <text:p>-225.03336</text:p>
          </table:table-cell>
          <table:table-cell office:value-type="float" office:value="10766.062" calcext:value-type="float">
            <text:p>10766.062</text:p>
          </table:table-cell>
          <table:table-cell office:value-type="float" office:value="123.657265" calcext:value-type="float">
            <text:p>123.657265</text:p>
          </table:table-cell>
          <table:table-cell office:value-type="float" office:value="493.22577" calcext:value-type="float">
            <text:p>493.22577</text:p>
          </table:table-cell>
          <table:table-cell office:value-type="float" office:value="-9.745124" calcext:value-type="float">
            <text:p>-9.745124</text:p>
          </table:table-cell>
          <table:table-cell office:value-type="float" office:value="604.3343" calcext:value-type="float">
            <text:p>604.3343</text:p>
          </table:table-cell>
          <table:table-cell office:value-type="float" office:value="56.613846" calcext:value-type="float">
            <text:p>56.613846</text:p>
          </table:table-cell>
          <table:table-cell office:value-type="float" office:value="189.84511" calcext:value-type="float">
            <text:p>189.84511</text:p>
          </table:table-cell>
          <table:table-cell office:value-type="float" office:value="10.421821" calcext:value-type="float">
            <text:p>10.421821</text:p>
          </table:table-cell>
          <table:table-cell office:value-type="float" office:value="156.24466" calcext:value-type="float">
            <text:p>156.24466</text:p>
          </table:table-cell>
          <table:table-cell office:value-type="float" office:value="20.64321" calcext:value-type="float">
            <text:p>20.64321</text:p>
          </table:table-cell>
          <table:table-cell office:value-type="float" office:value="211.07886" calcext:value-type="float">
            <text:p>211.07886</text:p>
          </table:table-cell>
          <table:table-cell office:value-type="float" office:value="-10.258778" calcext:value-type="float">
            <text:p>-10.258778</text:p>
          </table:table-cell>
          <table:table-cell office:value-type="float" office:value="106.95553" calcext:value-type="float">
            <text:p>106.95553</text:p>
          </table:table-cell>
          <table:table-cell office:value-type="float" office:value="15.571303" calcext:value-type="float">
            <text:p>15.571303</text:p>
          </table:table-cell>
          <table:table-cell office:value-type="float" office:value="103.16438" calcext:value-type="float">
            <text:p>103.16438</text:p>
          </table:table-cell>
          <table:table-cell office:value-type="float" office:value="-8.24035" calcext:value-type="float">
            <text:p>-8.24035</text:p>
          </table:table-cell>
          <table:table-cell office:value-type="float" office:value="69.72546" calcext:value-type="float">
            <text:p>69.72546</text:p>
          </table:table-cell>
          <table:table-cell office:value-type="float" office:value="12.808757" calcext:value-type="float">
            <text:p>12.808757</text:p>
          </table:table-cell>
          <table:table-cell office:value-type="float" office:value="92.62053" calcext:value-type="float">
            <text:p>92.62053</text:p>
          </table:table-cell>
          <table:table-cell office:value-type="float" office:value="-9.006475" calcext:value-type="float">
            <text:p>-9.006475</text:p>
          </table:table-cell>
          <table:table-cell office:value-type="float" office:value="63.90717" calcext:value-type="float">
            <text:p>63.90717</text:p>
          </table:table-cell>
          <table:table-cell office:value-type="float" office:value="7.6886306" calcext:value-type="float">
            <text:p>7.6886306</text:p>
          </table:table-cell>
          <table:table-cell office:value-type="float" office:value="75.41229" calcext:value-type="float">
            <text:p>75.41229</text:p>
          </table:table-cell>
          <table:table-cell office:value-type="float" office:value="-10.0838" calcext:value-type="float">
            <text:p>-10.0838</text:p>
          </table:table-cell>
          <table:table-cell office:value-type="float" office:value="56.674496" calcext:value-type="float">
            <text:p>56.674496</text:p>
          </table:table-cell>
          <table:table-cell office:value-type="float" office:value="-0.25227863" calcext:value-type="float">
            <text:p>-0.25227863</text:p>
          </table:table-cell>
          <table:table-cell office:value-type="float" office:value="42.604523" calcext:value-type="float">
            <text:p>42.604523</text:p>
          </table:table-cell>
          <table:table-cell office:value-type="float" office:value="-5.282494" calcext:value-type="float">
            <text:p>-5.282494</text:p>
          </table:table-cell>
          <table:table-cell office:value-type="float" office:value="46.753723" calcext:value-type="float">
            <text:p>46.753723</text:p>
          </table:table-cell>
          <table:table-cell office:value-type="float" office:value="-2.8108969" calcext:value-type="float">
            <text:p>-2.8108969</text:p>
          </table:table-cell>
          <table:table-cell office:value-type="float" office:value="46.314507" calcext:value-type="float">
            <text:p>46.314507</text:p>
          </table:table-cell>
          <table:table-cell office:value-type="float" office:value="-4.421513" calcext:value-type="float">
            <text:p>-4.421513</text:p>
          </table:table-cell>
          <table:table-cell office:value-type="float" office:value="43.6206" calcext:value-type="float">
            <text:p>43.6206</text:p>
          </table:table-cell>
          <table:table-cell office:value-type="float" office:value="1.5583626" calcext:value-type="float">
            <text:p>1.5583626</text:p>
          </table:table-cell>
          <table:table-cell office:value-type="float" office:value="34.33572" calcext:value-type="float">
            <text:p>34.33572</text:p>
          </table:table-cell>
          <table:table-cell office:value-type="float" office:value="-5.0460777" calcext:value-type="float">
            <text:p>-5.0460777</text:p>
          </table:table-cell>
          <table:table-cell office:value-type="float" office:value="47.172318" calcext:value-type="float">
            <text:p>47.172318</text:p>
          </table:table-cell>
          <table:table-cell office:value-type="float" office:value="-3.587599" calcext:value-type="float">
            <text:p>-3.587599</text:p>
          </table:table-cell>
          <table:table-cell office:value-type="float" office:value="41.29636" calcext:value-type="float">
            <text:p>41.296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97.wav</text:p>
          </table:table-cell>
          <table:table-cell office:value-type="float" office:value="2077.56582208295" calcext:value-type="float">
            <text:p>2077.56582208295</text:p>
          </table:table-cell>
          <table:table-cell office:value-type="float" office:value="231716.290821321" calcext:value-type="float">
            <text:p>231716.290821321</text:p>
          </table:table-cell>
          <table:table-cell office:value-type="float" office:value="1927.22801269779" calcext:value-type="float">
            <text:p>1927.22801269779</text:p>
          </table:table-cell>
          <table:table-cell office:value-type="float" office:value="74753.3736542478" calcext:value-type="float">
            <text:p>74753.3736542478</text:p>
          </table:table-cell>
          <table:table-cell office:value-type="float" office:value="22.3092440062693" calcext:value-type="float">
            <text:p>22.3092440062693</text:p>
          </table:table-cell>
          <table:table-cell office:value-type="float" office:value="70.794789507286" calcext:value-type="float">
            <text:p>70.794789507286</text:p>
          </table:table-cell>
          <table:table-cell office:value-type="float" office:value="0.007555571" calcext:value-type="float">
            <text:p>0.007555571</text:p>
          </table:table-cell>
          <table:table-cell office:value-type="float" office:value="0.00008715015" calcext:value-type="float">
            <text:p>0.00008715015</text:p>
          </table:table-cell>
          <table:table-cell office:value-type="float" office:value="4031.53022358976" calcext:value-type="float">
            <text:p>4031.53022358976</text:p>
          </table:table-cell>
          <table:table-cell office:value-type="float" office:value="804488.853660842" calcext:value-type="float">
            <text:p>804488.853660842</text:p>
          </table:table-cell>
          <table:table-cell office:value-type="float" office:value="1.31586160535781" calcext:value-type="float">
            <text:p>1.31586160535781</text:p>
          </table:table-cell>
          <table:table-cell office:value-type="float" office:value="2.08958848136141" calcext:value-type="float">
            <text:p>2.08958848136141</text:p>
          </table:table-cell>
          <table:table-cell office:value-type="float" office:value="0.0171998895543504" calcext:value-type="float">
            <text:p>0.0171998895543504</text:p>
          </table:table-cell>
          <table:table-cell office:value-type="float" office:value="0.0107722161792796" calcext:value-type="float">
            <text:p>0.0107722161792796</text:p>
          </table:table-cell>
          <table:table-cell office:value-type="float" office:value="0.121822584348415" calcext:value-type="float">
            <text:p>0.121822584348415</text:p>
          </table:table-cell>
          <table:table-cell office:value-type="float" office:value="0.00169681989772342" calcext:value-type="float">
            <text:p>0.00169681989772342</text:p>
          </table:table-cell>
          <table:table-cell office:value-type="float" office:value="0.43198025" calcext:value-type="float">
            <text:p>0.43198025</text:p>
          </table:table-cell>
          <table:table-cell office:value-type="float" office:value="0.075220674" calcext:value-type="float">
            <text:p>0.075220674</text:p>
          </table:table-cell>
          <table:table-cell office:value-type="float" office:value="0.26092252" calcext:value-type="float">
            <text:p>0.26092252</text:p>
          </table:table-cell>
          <table:table-cell office:value-type="float" office:value="0.01525278" calcext:value-type="float">
            <text:p>0.01525278</text:p>
          </table:table-cell>
          <table:table-cell office:value-type="float" office:value="-0.030718982" calcext:value-type="float">
            <text:p>-0.030718982</text:p>
          </table:table-cell>
          <table:table-cell office:value-type="float" office:value="0" calcext:value-type="float">
            <text:p>0</text:p>
          </table:table-cell>
          <table:table-cell office:value-type="float" office:value="0.08159775" calcext:value-type="float">
            <text:p>0.08159775</text:p>
          </table:table-cell>
          <table:table-cell office:value-type="float" office:value="0.0003222887" calcext:value-type="float">
            <text:p>0.0003222887</text:p>
          </table:table-cell>
          <table:table-cell office:value-type="float" office:value="0.211210334019621" calcext:value-type="float">
            <text:p>0.211210334019621</text:p>
          </table:table-cell>
          <table:table-cell office:value-type="float" office:value="0.060089193547989" calcext:value-type="float">
            <text:p>0.060089193547989</text:p>
          </table:table-cell>
          <table:table-cell office:value-type="float" office:value="-0.030627247" calcext:value-type="float">
            <text:p>-0.030627247</text:p>
          </table:table-cell>
          <table:table-cell office:value-type="float" office:value="-124.989655" calcext:value-type="float">
            <text:p>-124.989655</text:p>
          </table:table-cell>
          <table:table-cell office:value-type="float" office:value="1683.0377" calcext:value-type="float">
            <text:p>1683.0377</text:p>
          </table:table-cell>
          <table:table-cell office:value-type="float" office:value="115.18234" calcext:value-type="float">
            <text:p>115.18234</text:p>
          </table:table-cell>
          <table:table-cell office:value-type="float" office:value="475.29163" calcext:value-type="float">
            <text:p>475.29163</text:p>
          </table:table-cell>
          <table:table-cell office:value-type="float" office:value="-47.985886" calcext:value-type="float">
            <text:p>-47.985886</text:p>
          </table:table-cell>
          <table:table-cell office:value-type="float" office:value="290.23425" calcext:value-type="float">
            <text:p>290.23425</text:p>
          </table:table-cell>
          <table:table-cell office:value-type="float" office:value="52.820343" calcext:value-type="float">
            <text:p>52.820343</text:p>
          </table:table-cell>
          <table:table-cell office:value-type="float" office:value="113.748276" calcext:value-type="float">
            <text:p>113.748276</text:p>
          </table:table-cell>
          <table:table-cell office:value-type="float" office:value="-13.493603" calcext:value-type="float">
            <text:p>-13.493603</text:p>
          </table:table-cell>
          <table:table-cell office:value-type="float" office:value="76.998184" calcext:value-type="float">
            <text:p>76.998184</text:p>
          </table:table-cell>
          <table:table-cell office:value-type="float" office:value="21.751259" calcext:value-type="float">
            <text:p>21.751259</text:p>
          </table:table-cell>
          <table:table-cell office:value-type="float" office:value="80.87142" calcext:value-type="float">
            <text:p>80.87142</text:p>
          </table:table-cell>
          <table:table-cell office:value-type="float" office:value="-12.41766" calcext:value-type="float">
            <text:p>-12.41766</text:p>
          </table:table-cell>
          <table:table-cell office:value-type="float" office:value="59.96461" calcext:value-type="float">
            <text:p>59.96461</text:p>
          </table:table-cell>
          <table:table-cell office:value-type="float" office:value="20.127153" calcext:value-type="float">
            <text:p>20.127153</text:p>
          </table:table-cell>
          <table:table-cell office:value-type="float" office:value="41.68229" calcext:value-type="float">
            <text:p>41.68229</text:p>
          </table:table-cell>
          <table:table-cell office:value-type="float" office:value="-18.373243" calcext:value-type="float">
            <text:p>-18.373243</text:p>
          </table:table-cell>
          <table:table-cell office:value-type="float" office:value="44.59521" calcext:value-type="float">
            <text:p>44.59521</text:p>
          </table:table-cell>
          <table:table-cell office:value-type="float" office:value="10.123631" calcext:value-type="float">
            <text:p>10.123631</text:p>
          </table:table-cell>
          <table:table-cell office:value-type="float" office:value="81.84975" calcext:value-type="float">
            <text:p>81.84975</text:p>
          </table:table-cell>
          <table:table-cell office:value-type="float" office:value="-16.045313" calcext:value-type="float">
            <text:p>-16.045313</text:p>
          </table:table-cell>
          <table:table-cell office:value-type="float" office:value="43.331944" calcext:value-type="float">
            <text:p>43.331944</text:p>
          </table:table-cell>
          <table:table-cell office:value-type="float" office:value="10.477311" calcext:value-type="float">
            <text:p>10.477311</text:p>
          </table:table-cell>
          <table:table-cell office:value-type="float" office:value="42.927063" calcext:value-type="float">
            <text:p>42.927063</text:p>
          </table:table-cell>
          <table:table-cell office:value-type="float" office:value="-17.95571" calcext:value-type="float">
            <text:p>-17.95571</text:p>
          </table:table-cell>
          <table:table-cell office:value-type="float" office:value="44.22891" calcext:value-type="float">
            <text:p>44.22891</text:p>
          </table:table-cell>
          <table:table-cell office:value-type="float" office:value="1.2151546" calcext:value-type="float">
            <text:p>1.2151546</text:p>
          </table:table-cell>
          <table:table-cell office:value-type="float" office:value="37.244923" calcext:value-type="float">
            <text:p>37.244923</text:p>
          </table:table-cell>
          <table:table-cell office:value-type="float" office:value="-11.5279045" calcext:value-type="float">
            <text:p>-11.5279045</text:p>
          </table:table-cell>
          <table:table-cell office:value-type="float" office:value="39.42979" calcext:value-type="float">
            <text:p>39.42979</text:p>
          </table:table-cell>
          <table:table-cell office:value-type="float" office:value="1.8380665" calcext:value-type="float">
            <text:p>1.8380665</text:p>
          </table:table-cell>
          <table:table-cell office:value-type="float" office:value="33.591026" calcext:value-type="float">
            <text:p>33.591026</text:p>
          </table:table-cell>
          <table:table-cell office:value-type="float" office:value="-12.851803" calcext:value-type="float">
            <text:p>-12.851803</text:p>
          </table:table-cell>
          <table:table-cell office:value-type="float" office:value="36.294918" calcext:value-type="float">
            <text:p>36.294918</text:p>
          </table:table-cell>
          <table:table-cell office:value-type="float" office:value="3.4456992" calcext:value-type="float">
            <text:p>3.4456992</text:p>
          </table:table-cell>
          <table:table-cell office:value-type="float" office:value="35.95489" calcext:value-type="float">
            <text:p>35.95489</text:p>
          </table:table-cell>
          <table:table-cell office:value-type="float" office:value="-12.589926" calcext:value-type="float">
            <text:p>-12.589926</text:p>
          </table:table-cell>
          <table:table-cell office:value-type="float" office:value="42.507107" calcext:value-type="float">
            <text:p>42.507107</text:p>
          </table:table-cell>
          <table:table-cell office:value-type="float" office:value="-2.104325" calcext:value-type="float">
            <text:p>-2.104325</text:p>
          </table:table-cell>
          <table:table-cell office:value-type="float" office:value="29.86099" calcext:value-type="float">
            <text:p>29.860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66.wav</text:p>
          </table:table-cell>
          <table:table-cell office:value-type="float" office:value="2209.48673959442" calcext:value-type="float">
            <text:p>2209.48673959442</text:p>
          </table:table-cell>
          <table:table-cell office:value-type="float" office:value="401680.726988348" calcext:value-type="float">
            <text:p>401680.726988348</text:p>
          </table:table-cell>
          <table:table-cell office:value-type="float" office:value="2174.99242273954" calcext:value-type="float">
            <text:p>2174.99242273954</text:p>
          </table:table-cell>
          <table:table-cell office:value-type="float" office:value="132158.927391107" calcext:value-type="float">
            <text:p>132158.927391107</text:p>
          </table:table-cell>
          <table:table-cell office:value-type="float" office:value="21.8426248466373" calcext:value-type="float">
            <text:p>21.8426248466373</text:p>
          </table:table-cell>
          <table:table-cell office:value-type="float" office:value="51.0115511362351" calcext:value-type="float">
            <text:p>51.0115511362351</text:p>
          </table:table-cell>
          <table:table-cell office:value-type="float" office:value="0.00748121" calcext:value-type="float">
            <text:p>0.00748121</text:p>
          </table:table-cell>
          <table:table-cell office:value-type="float" office:value="0.00008564639" calcext:value-type="float">
            <text:p>0.00008564639</text:p>
          </table:table-cell>
          <table:table-cell office:value-type="float" office:value="4575.02294128843" calcext:value-type="float">
            <text:p>4575.02294128843</text:p>
          </table:table-cell>
          <table:table-cell office:value-type="float" office:value="1717178.19613043" calcext:value-type="float">
            <text:p>1717178.19613043</text:p>
          </table:table-cell>
          <table:table-cell office:value-type="float" office:value="0.569198277241726" calcext:value-type="float">
            <text:p>0.569198277241726</text:p>
          </table:table-cell>
          <table:table-cell office:value-type="float" office:value="0.744427562711643" calcext:value-type="float">
            <text:p>0.744427562711643</text:p>
          </table:table-cell>
          <table:table-cell office:value-type="float" office:value="0.0231869970436544" calcext:value-type="float">
            <text:p>0.0231869970436544</text:p>
          </table:table-cell>
          <table:table-cell office:value-type="float" office:value="0.0136905537905765" calcext:value-type="float">
            <text:p>0.0136905537905765</text:p>
          </table:table-cell>
          <table:table-cell office:value-type="float" office:value="0.107146579538863" calcext:value-type="float">
            <text:p>0.107146579538863</text:p>
          </table:table-cell>
          <table:table-cell office:value-type="float" office:value="0.00281863016873462" calcext:value-type="float">
            <text:p>0.00281863016873462</text:p>
          </table:table-cell>
          <table:table-cell office:value-type="float" office:value="0.36023062" calcext:value-type="float">
            <text:p>0.36023062</text:p>
          </table:table-cell>
          <table:table-cell office:value-type="float" office:value="0.08710102" calcext:value-type="float">
            <text:p>0.08710102</text:p>
          </table:table-cell>
          <table:table-cell office:value-type="float" office:value="0.25249428" calcext:value-type="float">
            <text:p>0.25249428</text:p>
          </table:table-cell>
          <table:table-cell office:value-type="float" office:value="0.019579973" calcext:value-type="float">
            <text:p>0.019579973</text:p>
          </table:table-cell>
          <table:table-cell office:value-type="float" office:value="-0.012323783" calcext:value-type="float">
            <text:p>-0.012323783</text:p>
          </table:table-cell>
          <table:table-cell office:value-type="float" office:value="0" calcext:value-type="float">
            <text:p>0</text:p>
          </table:table-cell>
          <table:table-cell office:value-type="float" office:value="0.042990003" calcext:value-type="float">
            <text:p>0.042990003</text:p>
          </table:table-cell>
          <table:table-cell office:value-type="float" office:value="0.0008277141" calcext:value-type="float">
            <text:p>0.0008277141</text:p>
          </table:table-cell>
          <table:table-cell office:value-type="float" office:value="0.124979842261714" calcext:value-type="float">
            <text:p>0.124979842261714</text:p>
          </table:table-cell>
          <table:table-cell office:value-type="float" office:value="0.0253039748818535" calcext:value-type="float">
            <text:p>0.0253039748818535</text:p>
          </table:table-cell>
          <table:table-cell office:value-type="float" office:value="-0.02027075" calcext:value-type="float">
            <text:p>-0.02027075</text:p>
          </table:table-cell>
          <table:table-cell office:value-type="float" office:value="-245.10092" calcext:value-type="float">
            <text:p>-245.10092</text:p>
          </table:table-cell>
          <table:table-cell office:value-type="float" office:value="9069.441" calcext:value-type="float">
            <text:p>9069.441</text:p>
          </table:table-cell>
          <table:table-cell office:value-type="float" office:value="95.093445" calcext:value-type="float">
            <text:p>95.093445</text:p>
          </table:table-cell>
          <table:table-cell office:value-type="float" office:value="807.30566" calcext:value-type="float">
            <text:p>807.30566</text:p>
          </table:table-cell>
          <table:table-cell office:value-type="float" office:value="-21.263948" calcext:value-type="float">
            <text:p>-21.263948</text:p>
          </table:table-cell>
          <table:table-cell office:value-type="float" office:value="613.45264" calcext:value-type="float">
            <text:p>613.45264</text:p>
          </table:table-cell>
          <table:table-cell office:value-type="float" office:value="45.649635" calcext:value-type="float">
            <text:p>45.649635</text:p>
          </table:table-cell>
          <table:table-cell office:value-type="float" office:value="282.59692" calcext:value-type="float">
            <text:p>282.59692</text:p>
          </table:table-cell>
          <table:table-cell office:value-type="float" office:value="-3.5521014" calcext:value-type="float">
            <text:p>-3.5521014</text:p>
          </table:table-cell>
          <table:table-cell office:value-type="float" office:value="155.6659" calcext:value-type="float">
            <text:p>155.6659</text:p>
          </table:table-cell>
          <table:table-cell office:value-type="float" office:value="14.97044" calcext:value-type="float">
            <text:p>14.97044</text:p>
          </table:table-cell>
          <table:table-cell office:value-type="float" office:value="250.7529" calcext:value-type="float">
            <text:p>250.7529</text:p>
          </table:table-cell>
          <table:table-cell office:value-type="float" office:value="-20.681795" calcext:value-type="float">
            <text:p>-20.681795</text:p>
          </table:table-cell>
          <table:table-cell office:value-type="float" office:value="201.29999" calcext:value-type="float">
            <text:p>201.29999</text:p>
          </table:table-cell>
          <table:table-cell office:value-type="float" office:value="19.520777" calcext:value-type="float">
            <text:p>19.520777</text:p>
          </table:table-cell>
          <table:table-cell office:value-type="float" office:value="116.406105" calcext:value-type="float">
            <text:p>116.406105</text:p>
          </table:table-cell>
          <table:table-cell office:value-type="float" office:value="-21.715769" calcext:value-type="float">
            <text:p>-21.715769</text:p>
          </table:table-cell>
          <table:table-cell office:value-type="float" office:value="206.11346" calcext:value-type="float">
            <text:p>206.11346</text:p>
          </table:table-cell>
          <table:table-cell office:value-type="float" office:value="7.3187175" calcext:value-type="float">
            <text:p>7.3187175</text:p>
          </table:table-cell>
          <table:table-cell office:value-type="float" office:value="117.04829" calcext:value-type="float">
            <text:p>117.04829</text:p>
          </table:table-cell>
          <table:table-cell office:value-type="float" office:value="-9.291167" calcext:value-type="float">
            <text:p>-9.291167</text:p>
          </table:table-cell>
          <table:table-cell office:value-type="float" office:value="89.40551" calcext:value-type="float">
            <text:p>89.40551</text:p>
          </table:table-cell>
          <table:table-cell office:value-type="float" office:value="0.81458426" calcext:value-type="float">
            <text:p>0.81458426</text:p>
          </table:table-cell>
          <table:table-cell office:value-type="float" office:value="80.98189" calcext:value-type="float">
            <text:p>80.98189</text:p>
          </table:table-cell>
          <table:table-cell office:value-type="float" office:value="-13.00813" calcext:value-type="float">
            <text:p>-13.00813</text:p>
          </table:table-cell>
          <table:table-cell office:value-type="float" office:value="62.470158" calcext:value-type="float">
            <text:p>62.470158</text:p>
          </table:table-cell>
          <table:table-cell office:value-type="float" office:value="0.062346682" calcext:value-type="float">
            <text:p>0.062346682</text:p>
          </table:table-cell>
          <table:table-cell office:value-type="float" office:value="86.731514" calcext:value-type="float">
            <text:p>86.731514</text:p>
          </table:table-cell>
          <table:table-cell office:value-type="float" office:value="-8.231256" calcext:value-type="float">
            <text:p>-8.231256</text:p>
          </table:table-cell>
          <table:table-cell office:value-type="float" office:value="49.97946" calcext:value-type="float">
            <text:p>49.97946</text:p>
          </table:table-cell>
          <table:table-cell office:value-type="float" office:value="1.058531" calcext:value-type="float">
            <text:p>1.058531</text:p>
          </table:table-cell>
          <table:table-cell office:value-type="float" office:value="74.11151" calcext:value-type="float">
            <text:p>74.11151</text:p>
          </table:table-cell>
          <table:table-cell office:value-type="float" office:value="-8.031603" calcext:value-type="float">
            <text:p>-8.031603</text:p>
          </table:table-cell>
          <table:table-cell office:value-type="float" office:value="59.388813" calcext:value-type="float">
            <text:p>59.388813</text:p>
          </table:table-cell>
          <table:table-cell office:value-type="float" office:value="-0.3988013" calcext:value-type="float">
            <text:p>-0.3988013</text:p>
          </table:table-cell>
          <table:table-cell office:value-type="float" office:value="44.6934" calcext:value-type="float">
            <text:p>44.6934</text:p>
          </table:table-cell>
          <table:table-cell office:value-type="float" office:value="-4.3575134" calcext:value-type="float">
            <text:p>-4.3575134</text:p>
          </table:table-cell>
          <table:table-cell office:value-type="float" office:value="54.686424" calcext:value-type="float">
            <text:p>54.686424</text:p>
          </table:table-cell>
          <table:table-cell office:value-type="float" office:value="-4.222828" calcext:value-type="float">
            <text:p>-4.222828</text:p>
          </table:table-cell>
          <table:table-cell office:value-type="float" office:value="47.73326" calcext:value-type="float">
            <text:p>47.733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28.wav</text:p>
          </table:table-cell>
          <table:table-cell office:value-type="float" office:value="2046.85782988726" calcext:value-type="float">
            <text:p>2046.85782988726</text:p>
          </table:table-cell>
          <table:table-cell office:value-type="float" office:value="353716.292421608" calcext:value-type="float">
            <text:p>353716.292421608</text:p>
          </table:table-cell>
          <table:table-cell office:value-type="float" office:value="2070.16448105261" calcext:value-type="float">
            <text:p>2070.16448105261</text:p>
          </table:table-cell>
          <table:table-cell office:value-type="float" office:value="184833.262865771" calcext:value-type="float">
            <text:p>184833.262865771</text:p>
          </table:table-cell>
          <table:table-cell office:value-type="float" office:value="18.4136861455274" calcext:value-type="float">
            <text:p>18.4136861455274</text:p>
          </table:table-cell>
          <table:table-cell office:value-type="float" office:value="14.3435299486468" calcext:value-type="float">
            <text:p>14.3435299486468</text:p>
          </table:table-cell>
          <table:table-cell office:value-type="float" office:value="0.017826457" calcext:value-type="float">
            <text:p>0.017826457</text:p>
          </table:table-cell>
          <table:table-cell office:value-type="float" office:value="0.0006209011" calcext:value-type="float">
            <text:p>0.0006209011</text:p>
          </table:table-cell>
          <table:table-cell office:value-type="float" office:value="4095.47201276102" calcext:value-type="float">
            <text:p>4095.47201276102</text:p>
          </table:table-cell>
          <table:table-cell office:value-type="float" office:value="1612013.78156202" calcext:value-type="float">
            <text:p>1612013.78156202</text:p>
          </table:table-cell>
          <table:table-cell office:value-type="float" office:value="1.88917992502998" calcext:value-type="float">
            <text:p>1.88917992502998</text:p>
          </table:table-cell>
          <table:table-cell office:value-type="float" office:value="4.23983200695851" calcext:value-type="float">
            <text:p>4.23983200695851</text:p>
          </table:table-cell>
          <table:table-cell office:value-type="float" office:value="-0.0268473214879872" calcext:value-type="float">
            <text:p>-0.0268473214879872</text:p>
          </table:table-cell>
          <table:table-cell office:value-type="float" office:value="0.00732184759169548" calcext:value-type="float">
            <text:p>0.00732184759169548</text:p>
          </table:table-cell>
          <table:table-cell office:value-type="float" office:value="0.101971100396365" calcext:value-type="float">
            <text:p>0.101971100396365</text:p>
          </table:table-cell>
          <table:table-cell office:value-type="float" office:value="0.00135088973101996" calcext:value-type="float">
            <text:p>0.00135088973101996</text:p>
          </table:table-cell>
          <table:table-cell office:value-type="float" office:value="0.4428167" calcext:value-type="float">
            <text:p>0.4428167</text:p>
          </table:table-cell>
          <table:table-cell office:value-type="float" office:value="0.07970239" calcext:value-type="float">
            <text:p>0.07970239</text:p>
          </table:table-cell>
          <table:table-cell office:value-type="float" office:value="0.2645388" calcext:value-type="float">
            <text:p>0.2645388</text:p>
          </table:table-cell>
          <table:table-cell office:value-type="float" office:value="0.013352564" calcext:value-type="float">
            <text:p>0.013352564</text:p>
          </table:table-cell>
          <table:table-cell office:value-type="float" office:value="-0.066967905" calcext:value-type="float">
            <text:p>-0.066967905</text:p>
          </table:table-cell>
          <table:table-cell office:value-type="float" office:value="0" calcext:value-type="float">
            <text:p>0</text:p>
          </table:table-cell>
          <table:table-cell office:value-type="float" office:value="0.13878995" calcext:value-type="float">
            <text:p>0.13878995</text:p>
          </table:table-cell>
          <table:table-cell office:value-type="float" office:value="0.00088019733" calcext:value-type="float">
            <text:p>0.00088019733</text:p>
          </table:table-cell>
          <table:table-cell office:value-type="float" office:value="0.154831849325766" calcext:value-type="float">
            <text:p>0.154831849325766</text:p>
          </table:table-cell>
          <table:table-cell office:value-type="float" office:value="0.0388168457196275" calcext:value-type="float">
            <text:p>0.0388168457196275</text:p>
          </table:table-cell>
          <table:table-cell office:value-type="float" office:value="-0.043346573" calcext:value-type="float">
            <text:p>-0.043346573</text:p>
          </table:table-cell>
          <table:table-cell office:value-type="float" office:value="-92.63433" calcext:value-type="float">
            <text:p>-92.63433</text:p>
          </table:table-cell>
          <table:table-cell office:value-type="float" office:value="2623.1455" calcext:value-type="float">
            <text:p>2623.1455</text:p>
          </table:table-cell>
          <table:table-cell office:value-type="float" office:value="101.83765" calcext:value-type="float">
            <text:p>101.83765</text:p>
          </table:table-cell>
          <table:table-cell office:value-type="float" office:value="754.77637" calcext:value-type="float">
            <text:p>754.77637</text:p>
          </table:table-cell>
          <table:table-cell office:value-type="float" office:value="-33.491867" calcext:value-type="float">
            <text:p>-33.491867</text:p>
          </table:table-cell>
          <table:table-cell office:value-type="float" office:value="378.50204" calcext:value-type="float">
            <text:p>378.50204</text:p>
          </table:table-cell>
          <table:table-cell office:value-type="float" office:value="48.725113" calcext:value-type="float">
            <text:p>48.725113</text:p>
          </table:table-cell>
          <table:table-cell office:value-type="float" office:value="210.26276" calcext:value-type="float">
            <text:p>210.26276</text:p>
          </table:table-cell>
          <table:table-cell office:value-type="float" office:value="12.398135" calcext:value-type="float">
            <text:p>12.398135</text:p>
          </table:table-cell>
          <table:table-cell office:value-type="float" office:value="116.86943" calcext:value-type="float">
            <text:p>116.86943</text:p>
          </table:table-cell>
          <table:table-cell office:value-type="float" office:value="20.813831" calcext:value-type="float">
            <text:p>20.813831</text:p>
          </table:table-cell>
          <table:table-cell office:value-type="float" office:value="66.87119" calcext:value-type="float">
            <text:p>66.87119</text:p>
          </table:table-cell>
          <table:table-cell office:value-type="float" office:value="8.697564" calcext:value-type="float">
            <text:p>8.697564</text:p>
          </table:table-cell>
          <table:table-cell office:value-type="float" office:value="60.58455" calcext:value-type="float">
            <text:p>60.58455</text:p>
          </table:table-cell>
          <table:table-cell office:value-type="float" office:value="9.275422" calcext:value-type="float">
            <text:p>9.275422</text:p>
          </table:table-cell>
          <table:table-cell office:value-type="float" office:value="56.75804" calcext:value-type="float">
            <text:p>56.75804</text:p>
          </table:table-cell>
          <table:table-cell office:value-type="float" office:value="2.7734897" calcext:value-type="float">
            <text:p>2.7734897</text:p>
          </table:table-cell>
          <table:table-cell office:value-type="float" office:value="64.015114" calcext:value-type="float">
            <text:p>64.015114</text:p>
          </table:table-cell>
          <table:table-cell office:value-type="float" office:value="5.2337246" calcext:value-type="float">
            <text:p>5.2337246</text:p>
          </table:table-cell>
          <table:table-cell office:value-type="float" office:value="74.08123" calcext:value-type="float">
            <text:p>74.08123</text:p>
          </table:table-cell>
          <table:table-cell office:value-type="float" office:value="-9.328545" calcext:value-type="float">
            <text:p>-9.328545</text:p>
          </table:table-cell>
          <table:table-cell office:value-type="float" office:value="49.991547" calcext:value-type="float">
            <text:p>49.991547</text:p>
          </table:table-cell>
          <table:table-cell office:value-type="float" office:value="-3.4863636" calcext:value-type="float">
            <text:p>-3.4863636</text:p>
          </table:table-cell>
          <table:table-cell office:value-type="float" office:value="44.58722" calcext:value-type="float">
            <text:p>44.58722</text:p>
          </table:table-cell>
          <table:table-cell office:value-type="float" office:value="-4.360381" calcext:value-type="float">
            <text:p>-4.360381</text:p>
          </table:table-cell>
          <table:table-cell office:value-type="float" office:value="36.374763" calcext:value-type="float">
            <text:p>36.374763</text:p>
          </table:table-cell>
          <table:table-cell office:value-type="float" office:value="-4.656358" calcext:value-type="float">
            <text:p>-4.656358</text:p>
          </table:table-cell>
          <table:table-cell office:value-type="float" office:value="25.771328" calcext:value-type="float">
            <text:p>25.771328</text:p>
          </table:table-cell>
          <table:table-cell office:value-type="float" office:value="-3.9698186" calcext:value-type="float">
            <text:p>-3.9698186</text:p>
          </table:table-cell>
          <table:table-cell office:value-type="float" office:value="38.829197" calcext:value-type="float">
            <text:p>38.829197</text:p>
          </table:table-cell>
          <table:table-cell office:value-type="float" office:value="-3.129895" calcext:value-type="float">
            <text:p>-3.129895</text:p>
          </table:table-cell>
          <table:table-cell office:value-type="float" office:value="36.154636" calcext:value-type="float">
            <text:p>36.154636</text:p>
          </table:table-cell>
          <table:table-cell office:value-type="float" office:value="-7.00119" calcext:value-type="float">
            <text:p>-7.00119</text:p>
          </table:table-cell>
          <table:table-cell office:value-type="float" office:value="30.497087" calcext:value-type="float">
            <text:p>30.497087</text:p>
          </table:table-cell>
          <table:table-cell office:value-type="float" office:value="-0.39545792" calcext:value-type="float">
            <text:p>-0.39545792</text:p>
          </table:table-cell>
          <table:table-cell office:value-type="float" office:value="27.799044" calcext:value-type="float">
            <text:p>27.799044</text:p>
          </table:table-cell>
          <table:table-cell office:value-type="float" office:value="-1.1422417" calcext:value-type="float">
            <text:p>-1.1422417</text:p>
          </table:table-cell>
          <table:table-cell office:value-type="float" office:value="35.936985" calcext:value-type="float">
            <text:p>35.936985</text:p>
          </table:table-cell>
          <table:table-cell office:value-type="float" office:value="-6.003614" calcext:value-type="float">
            <text:p>-6.003614</text:p>
          </table:table-cell>
          <table:table-cell office:value-type="float" office:value="34.775482" calcext:value-type="float">
            <text:p>34.7754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60.wav</text:p>
          </table:table-cell>
          <table:table-cell office:value-type="float" office:value="2796.58443641974" calcext:value-type="float">
            <text:p>2796.58443641974</text:p>
          </table:table-cell>
          <table:table-cell office:value-type="float" office:value="627648.00179403" calcext:value-type="float">
            <text:p>627648.00179403</text:p>
          </table:table-cell>
          <table:table-cell office:value-type="float" office:value="2891.15988503855" calcext:value-type="float">
            <text:p>2891.15988503855</text:p>
          </table:table-cell>
          <table:table-cell office:value-type="float" office:value="229176.771471926" calcext:value-type="float">
            <text:p>229176.771471926</text:p>
          </table:table-cell>
          <table:table-cell office:value-type="float" office:value="17.0644605352029" calcext:value-type="float">
            <text:p>17.0644605352029</text:p>
          </table:table-cell>
          <table:table-cell office:value-type="float" office:value="14.2880485173249" calcext:value-type="float">
            <text:p>14.2880485173249</text:p>
          </table:table-cell>
          <table:table-cell office:value-type="float" office:value="0.054771405" calcext:value-type="float">
            <text:p>0.054771405</text:p>
          </table:table-cell>
          <table:table-cell office:value-type="float" office:value="0.0026718113" calcext:value-type="float">
            <text:p>0.0026718113</text:p>
          </table:table-cell>
          <table:table-cell office:value-type="float" office:value="6203.06133084397" calcext:value-type="float">
            <text:p>6203.06133084397</text:p>
          </table:table-cell>
          <table:table-cell office:value-type="float" office:value="3543033.72935288" calcext:value-type="float">
            <text:p>3543033.72935288</text:p>
          </table:table-cell>
          <table:table-cell office:value-type="float" office:value="1.47901727192499" calcext:value-type="float">
            <text:p>1.47901727192499</text:p>
          </table:table-cell>
          <table:table-cell office:value-type="float" office:value="2.58895152567492" calcext:value-type="float">
            <text:p>2.58895152567492</text:p>
          </table:table-cell>
          <table:table-cell office:value-type="float" office:value="0.024278959133571" calcext:value-type="float">
            <text:p>0.024278959133571</text:p>
          </table:table-cell>
          <table:table-cell office:value-type="float" office:value="0.00451436031964445" calcext:value-type="float">
            <text:p>0.00451436031964445</text:p>
          </table:table-cell>
          <table:table-cell office:value-type="float" office:value="0.134644026730472" calcext:value-type="float">
            <text:p>0.134644026730472</text:p>
          </table:table-cell>
          <table:table-cell office:value-type="float" office:value="0.00261159909597435" calcext:value-type="float">
            <text:p>0.00261159909597435</text:p>
          </table:table-cell>
          <table:table-cell office:value-type="float" office:value="0.40552753" calcext:value-type="float">
            <text:p>0.40552753</text:p>
          </table:table-cell>
          <table:table-cell office:value-type="float" office:value="0.08145084" calcext:value-type="float">
            <text:p>0.08145084</text:p>
          </table:table-cell>
          <table:table-cell office:value-type="float" office:value="0.27448475" calcext:value-type="float">
            <text:p>0.27448475</text:p>
          </table:table-cell>
          <table:table-cell office:value-type="float" office:value="0.007991458" calcext:value-type="float">
            <text:p>0.007991458</text:p>
          </table:table-cell>
          <table:table-cell office:value-type="float" office:value="0.08581332" calcext:value-type="float">
            <text:p>0.08581332</text:p>
          </table:table-cell>
          <table:table-cell office:value-type="float" office:value="0" calcext:value-type="float">
            <text:p>0</text:p>
          </table:table-cell>
          <table:table-cell office:value-type="float" office:value="0.1032749" calcext:value-type="float">
            <text:p>0.1032749</text:p>
          </table:table-cell>
          <table:table-cell office:value-type="float" office:value="0.00059981475" calcext:value-type="float">
            <text:p>0.00059981475</text:p>
          </table:table-cell>
          <table:table-cell office:value-type="float" office:value="0.179313082904024" calcext:value-type="float">
            <text:p>0.179313082904024</text:p>
          </table:table-cell>
          <table:table-cell office:value-type="float" office:value="0.0426892255289923" calcext:value-type="float">
            <text:p>0.0426892255289923</text:p>
          </table:table-cell>
          <table:table-cell office:value-type="float" office:value="0.030712798" calcext:value-type="float">
            <text:p>0.030712798</text:p>
          </table:table-cell>
          <table:table-cell office:value-type="float" office:value="-82.69719" calcext:value-type="float">
            <text:p>-82.69719</text:p>
          </table:table-cell>
          <table:table-cell office:value-type="float" office:value="1410.3275" calcext:value-type="float">
            <text:p>1410.3275</text:p>
          </table:table-cell>
          <table:table-cell office:value-type="float" office:value="83.516884" calcext:value-type="float">
            <text:p>83.516884</text:p>
          </table:table-cell>
          <table:table-cell office:value-type="float" office:value="528.43555" calcext:value-type="float">
            <text:p>528.43555</text:p>
          </table:table-cell>
          <table:table-cell office:value-type="float" office:value="-0.5975727" calcext:value-type="float">
            <text:p>-0.5975727</text:p>
          </table:table-cell>
          <table:table-cell office:value-type="float" office:value="225.71597" calcext:value-type="float">
            <text:p>225.71597</text:p>
          </table:table-cell>
          <table:table-cell office:value-type="float" office:value="10.497101" calcext:value-type="float">
            <text:p>10.497101</text:p>
          </table:table-cell>
          <table:table-cell office:value-type="float" office:value="232.9207" calcext:value-type="float">
            <text:p>232.9207</text:p>
          </table:table-cell>
          <table:table-cell office:value-type="float" office:value="10.424636" calcext:value-type="float">
            <text:p>10.424636</text:p>
          </table:table-cell>
          <table:table-cell office:value-type="float" office:value="76.83299" calcext:value-type="float">
            <text:p>76.83299</text:p>
          </table:table-cell>
          <table:table-cell office:value-type="float" office:value="7.0697875" calcext:value-type="float">
            <text:p>7.0697875</text:p>
          </table:table-cell>
          <table:table-cell office:value-type="float" office:value="68.67776" calcext:value-type="float">
            <text:p>68.67776</text:p>
          </table:table-cell>
          <table:table-cell office:value-type="float" office:value="5.07857" calcext:value-type="float">
            <text:p>5.07857</text:p>
          </table:table-cell>
          <table:table-cell office:value-type="float" office:value="90.68461" calcext:value-type="float">
            <text:p>90.68461</text:p>
          </table:table-cell>
          <table:table-cell office:value-type="float" office:value="0.07893472" calcext:value-type="float">
            <text:p>0.07893472</text:p>
          </table:table-cell>
          <table:table-cell office:value-type="float" office:value="68.44983" calcext:value-type="float">
            <text:p>68.44983</text:p>
          </table:table-cell>
          <table:table-cell office:value-type="float" office:value="-0.20585686" calcext:value-type="float">
            <text:p>-0.20585686</text:p>
          </table:table-cell>
          <table:table-cell office:value-type="float" office:value="58.742424" calcext:value-type="float">
            <text:p>58.742424</text:p>
          </table:table-cell>
          <table:table-cell office:value-type="float" office:value="-0.9349145" calcext:value-type="float">
            <text:p>-0.9349145</text:p>
          </table:table-cell>
          <table:table-cell office:value-type="float" office:value="46.133312" calcext:value-type="float">
            <text:p>46.133312</text:p>
          </table:table-cell>
          <table:table-cell office:value-type="float" office:value="-0.096743084" calcext:value-type="float">
            <text:p>-0.096743084</text:p>
          </table:table-cell>
          <table:table-cell office:value-type="float" office:value="46.96073" calcext:value-type="float">
            <text:p>46.96073</text:p>
          </table:table-cell>
          <table:table-cell office:value-type="float" office:value="-1.7009901" calcext:value-type="float">
            <text:p>-1.7009901</text:p>
          </table:table-cell>
          <table:table-cell office:value-type="float" office:value="45.655544" calcext:value-type="float">
            <text:p>45.655544</text:p>
          </table:table-cell>
          <table:table-cell office:value-type="float" office:value="-1.0193595" calcext:value-type="float">
            <text:p>-1.0193595</text:p>
          </table:table-cell>
          <table:table-cell office:value-type="float" office:value="43.128933" calcext:value-type="float">
            <text:p>43.128933</text:p>
          </table:table-cell>
          <table:table-cell office:value-type="float" office:value="0.17545809" calcext:value-type="float">
            <text:p>0.17545809</text:p>
          </table:table-cell>
          <table:table-cell office:value-type="float" office:value="53.454937" calcext:value-type="float">
            <text:p>53.454937</text:p>
          </table:table-cell>
          <table:table-cell office:value-type="float" office:value="2.3960109" calcext:value-type="float">
            <text:p>2.3960109</text:p>
          </table:table-cell>
          <table:table-cell office:value-type="float" office:value="57.692375" calcext:value-type="float">
            <text:p>57.692375</text:p>
          </table:table-cell>
          <table:table-cell office:value-type="float" office:value="-0.44936863" calcext:value-type="float">
            <text:p>-0.44936863</text:p>
          </table:table-cell>
          <table:table-cell office:value-type="float" office:value="49.11549" calcext:value-type="float">
            <text:p>49.11549</text:p>
          </table:table-cell>
          <table:table-cell office:value-type="float" office:value="0.85133255" calcext:value-type="float">
            <text:p>0.85133255</text:p>
          </table:table-cell>
          <table:table-cell office:value-type="float" office:value="67.18793" calcext:value-type="float">
            <text:p>67.18793</text:p>
          </table:table-cell>
          <table:table-cell office:value-type="float" office:value="-1.8573086" calcext:value-type="float">
            <text:p>-1.8573086</text:p>
          </table:table-cell>
          <table:table-cell office:value-type="float" office:value="63.245686" calcext:value-type="float">
            <text:p>63.245686</text:p>
          </table:table-cell>
          <table:table-cell office:value-type="float" office:value="-4.5129642" calcext:value-type="float">
            <text:p>-4.5129642</text:p>
          </table:table-cell>
          <table:table-cell office:value-type="float" office:value="50.312363" calcext:value-type="float">
            <text:p>50.312363</text:p>
          </table:table-cell>
          <table:table-cell office:value-type="float" office:value="-3.1955388" calcext:value-type="float">
            <text:p>-3.1955388</text:p>
          </table:table-cell>
          <table:table-cell office:value-type="float" office:value="41.01671" calcext:value-type="float">
            <text:p>41.016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93.wav</text:p>
          </table:table-cell>
          <table:table-cell office:value-type="float" office:value="1939.72226142752" calcext:value-type="float">
            <text:p>1939.72226142752</text:p>
          </table:table-cell>
          <table:table-cell office:value-type="float" office:value="158728.581925876" calcext:value-type="float">
            <text:p>158728.581925876</text:p>
          </table:table-cell>
          <table:table-cell office:value-type="float" office:value="1881.56327724102" calcext:value-type="float">
            <text:p>1881.56327724102</text:p>
          </table:table-cell>
          <table:table-cell office:value-type="float" office:value="91094.0033118801" calcext:value-type="float">
            <text:p>91094.0033118801</text:p>
          </table:table-cell>
          <table:table-cell office:value-type="float" office:value="23.0721631900085" calcext:value-type="float">
            <text:p>23.0721631900085</text:p>
          </table:table-cell>
          <table:table-cell office:value-type="float" office:value="69.7248243484419" calcext:value-type="float">
            <text:p>69.7248243484419</text:p>
          </table:table-cell>
          <table:table-cell office:value-type="float" office:value="0.0047936295" calcext:value-type="float">
            <text:p>0.0047936295</text:p>
          </table:table-cell>
          <table:table-cell office:value-type="float" office:value="0.00002673786" calcext:value-type="float">
            <text:p>0.00002673786</text:p>
          </table:table-cell>
          <table:table-cell office:value-type="float" office:value="3748.51765289661" calcext:value-type="float">
            <text:p>3748.51765289661</text:p>
          </table:table-cell>
          <table:table-cell office:value-type="float" office:value="857851.858951468" calcext:value-type="float">
            <text:p>857851.858951468</text:p>
          </table:table-cell>
          <table:table-cell office:value-type="float" office:value="1.51755384477568" calcext:value-type="float">
            <text:p>1.51755384477568</text:p>
          </table:table-cell>
          <table:table-cell office:value-type="float" office:value="2.62622549408221" calcext:value-type="float">
            <text:p>2.62622549408221</text:p>
          </table:table-cell>
          <table:table-cell office:value-type="float" office:value="-0.0586084301288762" calcext:value-type="float">
            <text:p>-0.0586084301288762</text:p>
          </table:table-cell>
          <table:table-cell office:value-type="float" office:value="0.0118556994913436" calcext:value-type="float">
            <text:p>0.0118556994913436</text:p>
          </table:table-cell>
          <table:table-cell office:value-type="float" office:value="0.0983208865042537" calcext:value-type="float">
            <text:p>0.0983208865042537</text:p>
          </table:table-cell>
          <table:table-cell office:value-type="float" office:value="0.000685167853076819" calcext:value-type="float">
            <text:p>0.000685167853076819</text:p>
          </table:table-cell>
          <table:table-cell office:value-type="float" office:value="0.34342152" calcext:value-type="float">
            <text:p>0.34342152</text:p>
          </table:table-cell>
          <table:table-cell office:value-type="float" office:value="0.0818708" calcext:value-type="float">
            <text:p>0.0818708</text:p>
          </table:table-cell>
          <table:table-cell office:value-type="float" office:value="0.2497217" calcext:value-type="float">
            <text:p>0.2497217</text:p>
          </table:table-cell>
          <table:table-cell office:value-type="float" office:value="0.020972403" calcext:value-type="float">
            <text:p>0.020972403</text:p>
          </table:table-cell>
          <table:table-cell office:value-type="float" office:value="-0.025657106" calcext:value-type="float">
            <text:p>-0.025657106</text:p>
          </table:table-cell>
          <table:table-cell office:value-type="float" office:value="0" calcext:value-type="float">
            <text:p>0</text:p>
          </table:table-cell>
          <table:table-cell office:value-type="float" office:value="0.10572245" calcext:value-type="float">
            <text:p>0.10572245</text:p>
          </table:table-cell>
          <table:table-cell office:value-type="float" office:value="0.00048124706" calcext:value-type="float">
            <text:p>0.00048124706</text:p>
          </table:table-cell>
          <table:table-cell office:value-type="float" office:value="0.220496357453014" calcext:value-type="float">
            <text:p>0.220496357453014</text:p>
          </table:table-cell>
          <table:table-cell office:value-type="float" office:value="0.0619416915459751" calcext:value-type="float">
            <text:p>0.0619416915459751</text:p>
          </table:table-cell>
          <table:table-cell office:value-type="float" office:value="-0.04972584" calcext:value-type="float">
            <text:p>-0.04972584</text:p>
          </table:table-cell>
          <table:table-cell office:value-type="float" office:value="-114.78572" calcext:value-type="float">
            <text:p>-114.78572</text:p>
          </table:table-cell>
          <table:table-cell office:value-type="float" office:value="1002.0634" calcext:value-type="float">
            <text:p>1002.0634</text:p>
          </table:table-cell>
          <table:table-cell office:value-type="float" office:value="119.293335" calcext:value-type="float">
            <text:p>119.293335</text:p>
          </table:table-cell>
          <table:table-cell office:value-type="float" office:value="478.12424" calcext:value-type="float">
            <text:p>478.12424</text:p>
          </table:table-cell>
          <table:table-cell office:value-type="float" office:value="-50.734497" calcext:value-type="float">
            <text:p>-50.734497</text:p>
          </table:table-cell>
          <table:table-cell office:value-type="float" office:value="217.32397" calcext:value-type="float">
            <text:p>217.32397</text:p>
          </table:table-cell>
          <table:table-cell office:value-type="float" office:value="42.62416" calcext:value-type="float">
            <text:p>42.62416</text:p>
          </table:table-cell>
          <table:table-cell office:value-type="float" office:value="135.2674" calcext:value-type="float">
            <text:p>135.2674</text:p>
          </table:table-cell>
          <table:table-cell office:value-type="float" office:value="-6.7016063" calcext:value-type="float">
            <text:p>-6.7016063</text:p>
          </table:table-cell>
          <table:table-cell office:value-type="float" office:value="92.62552" calcext:value-type="float">
            <text:p>92.62552</text:p>
          </table:table-cell>
          <table:table-cell office:value-type="float" office:value="19.707987" calcext:value-type="float">
            <text:p>19.707987</text:p>
          </table:table-cell>
          <table:table-cell office:value-type="float" office:value="85.70174" calcext:value-type="float">
            <text:p>85.70174</text:p>
          </table:table-cell>
          <table:table-cell office:value-type="float" office:value="-16.883589" calcext:value-type="float">
            <text:p>-16.883589</text:p>
          </table:table-cell>
          <table:table-cell office:value-type="float" office:value="58.45682" calcext:value-type="float">
            <text:p>58.45682</text:p>
          </table:table-cell>
          <table:table-cell office:value-type="float" office:value="19.394009" calcext:value-type="float">
            <text:p>19.394009</text:p>
          </table:table-cell>
          <table:table-cell office:value-type="float" office:value="45.69526" calcext:value-type="float">
            <text:p>45.69526</text:p>
          </table:table-cell>
          <table:table-cell office:value-type="float" office:value="-17.410425" calcext:value-type="float">
            <text:p>-17.410425</text:p>
          </table:table-cell>
          <table:table-cell office:value-type="float" office:value="51.354057" calcext:value-type="float">
            <text:p>51.354057</text:p>
          </table:table-cell>
          <table:table-cell office:value-type="float" office:value="17.302908" calcext:value-type="float">
            <text:p>17.302908</text:p>
          </table:table-cell>
          <table:table-cell office:value-type="float" office:value="66.61147" calcext:value-type="float">
            <text:p>66.61147</text:p>
          </table:table-cell>
          <table:table-cell office:value-type="float" office:value="-10.872791" calcext:value-type="float">
            <text:p>-10.872791</text:p>
          </table:table-cell>
          <table:table-cell office:value-type="float" office:value="43.126545" calcext:value-type="float">
            <text:p>43.126545</text:p>
          </table:table-cell>
          <table:table-cell office:value-type="float" office:value="6.657837" calcext:value-type="float">
            <text:p>6.657837</text:p>
          </table:table-cell>
          <table:table-cell office:value-type="float" office:value="35.504726" calcext:value-type="float">
            <text:p>35.504726</text:p>
          </table:table-cell>
          <table:table-cell office:value-type="float" office:value="-15.7666645" calcext:value-type="float">
            <text:p>-15.7666645</text:p>
          </table:table-cell>
          <table:table-cell office:value-type="float" office:value="44.72474" calcext:value-type="float">
            <text:p>44.72474</text:p>
          </table:table-cell>
          <table:table-cell office:value-type="float" office:value="3.5462644" calcext:value-type="float">
            <text:p>3.5462644</text:p>
          </table:table-cell>
          <table:table-cell office:value-type="float" office:value="51.682556" calcext:value-type="float">
            <text:p>51.682556</text:p>
          </table:table-cell>
          <table:table-cell office:value-type="float" office:value="-7.7657857" calcext:value-type="float">
            <text:p>-7.7657857</text:p>
          </table:table-cell>
          <table:table-cell office:value-type="float" office:value="45.242485" calcext:value-type="float">
            <text:p>45.242485</text:p>
          </table:table-cell>
          <table:table-cell office:value-type="float" office:value="3.3836033" calcext:value-type="float">
            <text:p>3.3836033</text:p>
          </table:table-cell>
          <table:table-cell office:value-type="float" office:value="32.51225" calcext:value-type="float">
            <text:p>32.51225</text:p>
          </table:table-cell>
          <table:table-cell office:value-type="float" office:value="-7.6936946" calcext:value-type="float">
            <text:p>-7.6936946</text:p>
          </table:table-cell>
          <table:table-cell office:value-type="float" office:value="32.9088" calcext:value-type="float">
            <text:p>32.9088</text:p>
          </table:table-cell>
          <table:table-cell office:value-type="float" office:value="1.611691" calcext:value-type="float">
            <text:p>1.611691</text:p>
          </table:table-cell>
          <table:table-cell office:value-type="float" office:value="34.6458" calcext:value-type="float">
            <text:p>34.6458</text:p>
          </table:table-cell>
          <table:table-cell office:value-type="float" office:value="-10.708937" calcext:value-type="float">
            <text:p>-10.708937</text:p>
          </table:table-cell>
          <table:table-cell office:value-type="float" office:value="49.238617" calcext:value-type="float">
            <text:p>49.238617</text:p>
          </table:table-cell>
          <table:table-cell office:value-type="float" office:value="-0.54198456" calcext:value-type="float">
            <text:p>-0.54198456</text:p>
          </table:table-cell>
          <table:table-cell office:value-type="float" office:value="43.252216" calcext:value-type="float">
            <text:p>43.2522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91.wav</text:p>
          </table:table-cell>
          <table:table-cell office:value-type="float" office:value="2474.4653495907" calcext:value-type="float">
            <text:p>2474.4653495907</text:p>
          </table:table-cell>
          <table:table-cell office:value-type="float" office:value="258120.101700706" calcext:value-type="float">
            <text:p>258120.101700706</text:p>
          </table:table-cell>
          <table:table-cell office:value-type="float" office:value="2123.43598072306" calcext:value-type="float">
            <text:p>2123.43598072306</text:p>
          </table:table-cell>
          <table:table-cell office:value-type="float" office:value="83126.7039508566" calcext:value-type="float">
            <text:p>83126.7039508566</text:p>
          </table:table-cell>
          <table:table-cell office:value-type="float" office:value="22.439893366705" calcext:value-type="float">
            <text:p>22.439893366705</text:p>
          </table:table-cell>
          <table:table-cell office:value-type="float" office:value="92.4619179336646" calcext:value-type="float">
            <text:p>92.4619179336646</text:p>
          </table:table-cell>
          <table:table-cell office:value-type="float" office:value="0.014312438" calcext:value-type="float">
            <text:p>0.014312438</text:p>
          </table:table-cell>
          <table:table-cell office:value-type="float" office:value="0.00014878566" calcext:value-type="float">
            <text:p>0.00014878566</text:p>
          </table:table-cell>
          <table:table-cell office:value-type="float" office:value="4754.64949109991" calcext:value-type="float">
            <text:p>4754.64949109991</text:p>
          </table:table-cell>
          <table:table-cell office:value-type="float" office:value="1165113.50886501" calcext:value-type="float">
            <text:p>1165113.50886501</text:p>
          </table:table-cell>
          <table:table-cell office:value-type="float" office:value="1.86878530850082" calcext:value-type="float">
            <text:p>1.86878530850082</text:p>
          </table:table-cell>
          <table:table-cell office:value-type="float" office:value="3.78421427130204" calcext:value-type="float">
            <text:p>3.78421427130204</text:p>
          </table:table-cell>
          <table:table-cell office:value-type="float" office:value="-0.00302330771877319" calcext:value-type="float">
            <text:p>-0.00302330771877319</text:p>
          </table:table-cell>
          <table:table-cell office:value-type="float" office:value="0.00897996938841615" calcext:value-type="float">
            <text:p>0.00897996938841615</text:p>
          </table:table-cell>
          <table:table-cell office:value-type="float" office:value="0.150134588892111" calcext:value-type="float">
            <text:p>0.150134588892111</text:p>
          </table:table-cell>
          <table:table-cell office:value-type="float" office:value="0.00181541392764444" calcext:value-type="float">
            <text:p>0.00181541392764444</text:p>
          </table:table-cell>
          <table:table-cell office:value-type="float" office:value="0.44346303" calcext:value-type="float">
            <text:p>0.44346303</text:p>
          </table:table-cell>
          <table:table-cell office:value-type="float" office:value="0.06970151" calcext:value-type="float">
            <text:p>0.06970151</text:p>
          </table:table-cell>
          <table:table-cell office:value-type="float" office:value="0.26494053" calcext:value-type="float">
            <text:p>0.26494053</text:p>
          </table:table-cell>
          <table:table-cell office:value-type="float" office:value="0.013139849" calcext:value-type="float">
            <text:p>0.013139849</text:p>
          </table:table-cell>
          <table:table-cell office:value-type="float" office:value="-0.012514782" calcext:value-type="float">
            <text:p>-0.012514782</text:p>
          </table:table-cell>
          <table:table-cell office:value-type="float" office:value="0" calcext:value-type="float">
            <text:p>0</text:p>
          </table:table-cell>
          <table:table-cell office:value-type="float" office:value="0.10823642" calcext:value-type="float">
            <text:p>0.10823642</text:p>
          </table:table-cell>
          <table:table-cell office:value-type="float" office:value="0.0001636582" calcext:value-type="float">
            <text:p>0.0001636582</text:p>
          </table:table-cell>
          <table:table-cell office:value-type="float" office:value="0.199545286159777" calcext:value-type="float">
            <text:p>0.199545286159777</text:p>
          </table:table-cell>
          <table:table-cell office:value-type="float" office:value="0.0530541786837813" calcext:value-type="float">
            <text:p>0.0530541786837813</text:p>
          </table:table-cell>
          <table:table-cell office:value-type="float" office:value="-0.03669415" calcext:value-type="float">
            <text:p>-0.03669415</text:p>
          </table:table-cell>
          <table:table-cell office:value-type="float" office:value="-74.30769" calcext:value-type="float">
            <text:p>-74.30769</text:p>
          </table:table-cell>
          <table:table-cell office:value-type="float" office:value="834.4356" calcext:value-type="float">
            <text:p>834.4356</text:p>
          </table:table-cell>
          <table:table-cell office:value-type="float" office:value="100.11084" calcext:value-type="float">
            <text:p>100.11084</text:p>
          </table:table-cell>
          <table:table-cell office:value-type="float" office:value="444.7073" calcext:value-type="float">
            <text:p>444.7073</text:p>
          </table:table-cell>
          <table:table-cell office:value-type="float" office:value="-47.357513" calcext:value-type="float">
            <text:p>-47.357513</text:p>
          </table:table-cell>
          <table:table-cell office:value-type="float" office:value="293.89407" calcext:value-type="float">
            <text:p>293.89407</text:p>
          </table:table-cell>
          <table:table-cell office:value-type="float" office:value="49.609303" calcext:value-type="float">
            <text:p>49.609303</text:p>
          </table:table-cell>
          <table:table-cell office:value-type="float" office:value="117.75852" calcext:value-type="float">
            <text:p>117.75852</text:p>
          </table:table-cell>
          <table:table-cell office:value-type="float" office:value="-18.405361" calcext:value-type="float">
            <text:p>-18.405361</text:p>
          </table:table-cell>
          <table:table-cell office:value-type="float" office:value="67.879456" calcext:value-type="float">
            <text:p>67.879456</text:p>
          </table:table-cell>
          <table:table-cell office:value-type="float" office:value="24.60919" calcext:value-type="float">
            <text:p>24.60919</text:p>
          </table:table-cell>
          <table:table-cell office:value-type="float" office:value="48.287643" calcext:value-type="float">
            <text:p>48.287643</text:p>
          </table:table-cell>
          <table:table-cell office:value-type="float" office:value="-15.910987" calcext:value-type="float">
            <text:p>-15.910987</text:p>
          </table:table-cell>
          <table:table-cell office:value-type="float" office:value="63.19673" calcext:value-type="float">
            <text:p>63.19673</text:p>
          </table:table-cell>
          <table:table-cell office:value-type="float" office:value="23.892094" calcext:value-type="float">
            <text:p>23.892094</text:p>
          </table:table-cell>
          <table:table-cell office:value-type="float" office:value="42.511078" calcext:value-type="float">
            <text:p>42.511078</text:p>
          </table:table-cell>
          <table:table-cell office:value-type="float" office:value="-22.828266" calcext:value-type="float">
            <text:p>-22.828266</text:p>
          </table:table-cell>
          <table:table-cell office:value-type="float" office:value="33.43626" calcext:value-type="float">
            <text:p>33.43626</text:p>
          </table:table-cell>
          <table:table-cell office:value-type="float" office:value="23.324926" calcext:value-type="float">
            <text:p>23.324926</text:p>
          </table:table-cell>
          <table:table-cell office:value-type="float" office:value="51.0172" calcext:value-type="float">
            <text:p>51.0172</text:p>
          </table:table-cell>
          <table:table-cell office:value-type="float" office:value="-16.943434" calcext:value-type="float">
            <text:p>-16.943434</text:p>
          </table:table-cell>
          <table:table-cell office:value-type="float" office:value="34.65527" calcext:value-type="float">
            <text:p>34.65527</text:p>
          </table:table-cell>
          <table:table-cell office:value-type="float" office:value="14.924825" calcext:value-type="float">
            <text:p>14.924825</text:p>
          </table:table-cell>
          <table:table-cell office:value-type="float" office:value="31.381824" calcext:value-type="float">
            <text:p>31.381824</text:p>
          </table:table-cell>
          <table:table-cell office:value-type="float" office:value="-11.495659" calcext:value-type="float">
            <text:p>-11.495659</text:p>
          </table:table-cell>
          <table:table-cell office:value-type="float" office:value="29.204176" calcext:value-type="float">
            <text:p>29.204176</text:p>
          </table:table-cell>
          <table:table-cell office:value-type="float" office:value="4.2203484" calcext:value-type="float">
            <text:p>4.2203484</text:p>
          </table:table-cell>
          <table:table-cell office:value-type="float" office:value="26.133345" calcext:value-type="float">
            <text:p>26.133345</text:p>
          </table:table-cell>
          <table:table-cell office:value-type="float" office:value="-13.625411" calcext:value-type="float">
            <text:p>-13.625411</text:p>
          </table:table-cell>
          <table:table-cell office:value-type="float" office:value="29.466496" calcext:value-type="float">
            <text:p>29.466496</text:p>
          </table:table-cell>
          <table:table-cell office:value-type="float" office:value="4.4772468" calcext:value-type="float">
            <text:p>4.4772468</text:p>
          </table:table-cell>
          <table:table-cell office:value-type="float" office:value="25.680122" calcext:value-type="float">
            <text:p>25.680122</text:p>
          </table:table-cell>
          <table:table-cell office:value-type="float" office:value="-11.660445" calcext:value-type="float">
            <text:p>-11.660445</text:p>
          </table:table-cell>
          <table:table-cell office:value-type="float" office:value="31.332977" calcext:value-type="float">
            <text:p>31.332977</text:p>
          </table:table-cell>
          <table:table-cell office:value-type="float" office:value="4.3243303" calcext:value-type="float">
            <text:p>4.3243303</text:p>
          </table:table-cell>
          <table:table-cell office:value-type="float" office:value="29.795757" calcext:value-type="float">
            <text:p>29.795757</text:p>
          </table:table-cell>
          <table:table-cell office:value-type="float" office:value="-10.592984" calcext:value-type="float">
            <text:p>-10.592984</text:p>
          </table:table-cell>
          <table:table-cell office:value-type="float" office:value="23.70906" calcext:value-type="float">
            <text:p>23.70906</text:p>
          </table:table-cell>
          <table:table-cell office:value-type="float" office:value="-0.8472349" calcext:value-type="float">
            <text:p>-0.8472349</text:p>
          </table:table-cell>
          <table:table-cell office:value-type="float" office:value="24.043697" calcext:value-type="float">
            <text:p>24.0436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48.wav</text:p>
          </table:table-cell>
          <table:table-cell office:value-type="float" office:value="1646.63592548112" calcext:value-type="float">
            <text:p>1646.63592548112</text:p>
          </table:table-cell>
          <table:table-cell office:value-type="float" office:value="118168.041805069" calcext:value-type="float">
            <text:p>118168.041805069</text:p>
          </table:table-cell>
          <table:table-cell office:value-type="float" office:value="1701.42586050187" calcext:value-type="float">
            <text:p>1701.42586050187</text:p>
          </table:table-cell>
          <table:table-cell office:value-type="float" office:value="53341.7532284934" calcext:value-type="float">
            <text:p>53341.7532284934</text:p>
          </table:table-cell>
          <table:table-cell office:value-type="float" office:value="19.5729868594619" calcext:value-type="float">
            <text:p>19.5729868594619</text:p>
          </table:table-cell>
          <table:table-cell office:value-type="float" office:value="24.0347494202227" calcext:value-type="float">
            <text:p>24.0347494202227</text:p>
          </table:table-cell>
          <table:table-cell office:value-type="float" office:value="0.0056580263" calcext:value-type="float">
            <text:p>0.0056580263</text:p>
          </table:table-cell>
          <table:table-cell office:value-type="float" office:value="0.000023546172" calcext:value-type="float">
            <text:p>0.000023546172</text:p>
          </table:table-cell>
          <table:table-cell office:value-type="float" office:value="3184.29943536108" calcext:value-type="float">
            <text:p>3184.29943536108</text:p>
          </table:table-cell>
          <table:table-cell office:value-type="float" office:value="506144.157204301" calcext:value-type="float">
            <text:p>506144.157204301</text:p>
          </table:table-cell>
          <table:table-cell office:value-type="float" office:value="2.09851558430136" calcext:value-type="float">
            <text:p>2.09851558430136</text:p>
          </table:table-cell>
          <table:table-cell office:value-type="float" office:value="4.89821510104327" calcext:value-type="float">
            <text:p>4.89821510104327</text:p>
          </table:table-cell>
          <table:table-cell office:value-type="float" office:value="0.00804345357699465" calcext:value-type="float">
            <text:p>0.00804345357699465</text:p>
          </table:table-cell>
          <table:table-cell office:value-type="float" office:value="0.0116701937688382" calcext:value-type="float">
            <text:p>0.0116701937688382</text:p>
          </table:table-cell>
          <table:table-cell office:value-type="float" office:value="0.0852528488737432" calcext:value-type="float">
            <text:p>0.0852528488737432</text:p>
          </table:table-cell>
          <table:table-cell office:value-type="float" office:value="0.000779813306594684" calcext:value-type="float">
            <text:p>0.000779813306594684</text:p>
          </table:table-cell>
          <table:table-cell office:value-type="float" office:value="0.3216622" calcext:value-type="float">
            <text:p>0.3216622</text:p>
          </table:table-cell>
          <table:table-cell office:value-type="float" office:value="0.08172419" calcext:value-type="float">
            <text:p>0.08172419</text:p>
          </table:table-cell>
          <table:table-cell office:value-type="float" office:value="0.25131187" calcext:value-type="float">
            <text:p>0.25131187</text:p>
          </table:table-cell>
          <table:table-cell office:value-type="float" office:value="0.020175675" calcext:value-type="float">
            <text:p>0.020175675</text:p>
          </table:table-cell>
          <table:table-cell office:value-type="float" office:value="0.15382431" calcext:value-type="float">
            <text:p>0.15382431</text:p>
          </table:table-cell>
          <table:table-cell office:value-type="float" office:value="0" calcext:value-type="float">
            <text:p>0</text:p>
          </table:table-cell>
          <table:table-cell office:value-type="float" office:value="0.14554073" calcext:value-type="float">
            <text:p>0.14554073</text:p>
          </table:table-cell>
          <table:table-cell office:value-type="float" office:value="0.00057619857" calcext:value-type="float">
            <text:p>0.00057619857</text:p>
          </table:table-cell>
          <table:table-cell office:value-type="float" office:value="0.16680527104882" calcext:value-type="float">
            <text:p>0.16680527104882</text:p>
          </table:table-cell>
          <table:table-cell office:value-type="float" office:value="0.0394085130042217" calcext:value-type="float">
            <text:p>0.0394085130042217</text:p>
          </table:table-cell>
          <table:table-cell office:value-type="float" office:value="0.15737846" calcext:value-type="float">
            <text:p>0.15737846</text:p>
          </table:table-cell>
          <table:table-cell office:value-type="float" office:value="-93.35886" calcext:value-type="float">
            <text:p>-93.35886</text:p>
          </table:table-cell>
          <table:table-cell office:value-type="float" office:value="1341.4579" calcext:value-type="float">
            <text:p>1341.4579</text:p>
          </table:table-cell>
          <table:table-cell office:value-type="float" office:value="137.46744" calcext:value-type="float">
            <text:p>137.46744</text:p>
          </table:table-cell>
          <table:table-cell office:value-type="float" office:value="515.4383" calcext:value-type="float">
            <text:p>515.4383</text:p>
          </table:table-cell>
          <table:table-cell office:value-type="float" office:value="-45.09206" calcext:value-type="float">
            <text:p>-45.09206</text:p>
          </table:table-cell>
          <table:table-cell office:value-type="float" office:value="158.88356" calcext:value-type="float">
            <text:p>158.88356</text:p>
          </table:table-cell>
          <table:table-cell office:value-type="float" office:value="37.811535" calcext:value-type="float">
            <text:p>37.811535</text:p>
          </table:table-cell>
          <table:table-cell office:value-type="float" office:value="154.03087" calcext:value-type="float">
            <text:p>154.03087</text:p>
          </table:table-cell>
          <table:table-cell office:value-type="float" office:value="-9.419834" calcext:value-type="float">
            <text:p>-9.419834</text:p>
          </table:table-cell>
          <table:table-cell office:value-type="float" office:value="142.27719" calcext:value-type="float">
            <text:p>142.27719</text:p>
          </table:table-cell>
          <table:table-cell office:value-type="float" office:value="12.59467" calcext:value-type="float">
            <text:p>12.59467</text:p>
          </table:table-cell>
          <table:table-cell office:value-type="float" office:value="97.01912" calcext:value-type="float">
            <text:p>97.01912</text:p>
          </table:table-cell>
          <table:table-cell office:value-type="float" office:value="-7.4806423" calcext:value-type="float">
            <text:p>-7.4806423</text:p>
          </table:table-cell>
          <table:table-cell office:value-type="float" office:value="51.04652" calcext:value-type="float">
            <text:p>51.04652</text:p>
          </table:table-cell>
          <table:table-cell office:value-type="float" office:value="5.539186" calcext:value-type="float">
            <text:p>5.539186</text:p>
          </table:table-cell>
          <table:table-cell office:value-type="float" office:value="65.141045" calcext:value-type="float">
            <text:p>65.141045</text:p>
          </table:table-cell>
          <table:table-cell office:value-type="float" office:value="-3.7403598" calcext:value-type="float">
            <text:p>-3.7403598</text:p>
          </table:table-cell>
          <table:table-cell office:value-type="float" office:value="62.572765" calcext:value-type="float">
            <text:p>62.572765</text:p>
          </table:table-cell>
          <table:table-cell office:value-type="float" office:value="-2.0107427" calcext:value-type="float">
            <text:p>-2.0107427</text:p>
          </table:table-cell>
          <table:table-cell office:value-type="float" office:value="37.89442" calcext:value-type="float">
            <text:p>37.89442</text:p>
          </table:table-cell>
          <table:table-cell office:value-type="float" office:value="-2.4594233" calcext:value-type="float">
            <text:p>-2.4594233</text:p>
          </table:table-cell>
          <table:table-cell office:value-type="float" office:value="54.31975" calcext:value-type="float">
            <text:p>54.31975</text:p>
          </table:table-cell>
          <table:table-cell office:value-type="float" office:value="-9.579354" calcext:value-type="float">
            <text:p>-9.579354</text:p>
          </table:table-cell>
          <table:table-cell office:value-type="float" office:value="46.57619" calcext:value-type="float">
            <text:p>46.57619</text:p>
          </table:table-cell>
          <table:table-cell office:value-type="float" office:value="-3.1679165" calcext:value-type="float">
            <text:p>-3.1679165</text:p>
          </table:table-cell>
          <table:table-cell office:value-type="float" office:value="56.90796" calcext:value-type="float">
            <text:p>56.90796</text:p>
          </table:table-cell>
          <table:table-cell office:value-type="float" office:value="-5.562454" calcext:value-type="float">
            <text:p>-5.562454</text:p>
          </table:table-cell>
          <table:table-cell office:value-type="float" office:value="57.104046" calcext:value-type="float">
            <text:p>57.104046</text:p>
          </table:table-cell>
          <table:table-cell office:value-type="float" office:value="-7.494168" calcext:value-type="float">
            <text:p>-7.494168</text:p>
          </table:table-cell>
          <table:table-cell office:value-type="float" office:value="48.334137" calcext:value-type="float">
            <text:p>48.334137</text:p>
          </table:table-cell>
          <table:table-cell office:value-type="float" office:value="-5.683579" calcext:value-type="float">
            <text:p>-5.683579</text:p>
          </table:table-cell>
          <table:table-cell office:value-type="float" office:value="41.602528" calcext:value-type="float">
            <text:p>41.602528</text:p>
          </table:table-cell>
          <table:table-cell office:value-type="float" office:value="-2.0150528" calcext:value-type="float">
            <text:p>-2.0150528</text:p>
          </table:table-cell>
          <table:table-cell office:value-type="float" office:value="48.536873" calcext:value-type="float">
            <text:p>48.536873</text:p>
          </table:table-cell>
          <table:table-cell office:value-type="float" office:value="-3.879438" calcext:value-type="float">
            <text:p>-3.879438</text:p>
          </table:table-cell>
          <table:table-cell office:value-type="float" office:value="68.98613" calcext:value-type="float">
            <text:p>68.98613</text:p>
          </table:table-cell>
          <table:table-cell office:value-type="float" office:value="-6.2089562" calcext:value-type="float">
            <text:p>-6.2089562</text:p>
          </table:table-cell>
          <table:table-cell office:value-type="float" office:value="41.68234" calcext:value-type="float">
            <text:p>41.68234</text:p>
          </table:table-cell>
          <table:table-cell office:value-type="float" office:value="-8.088406" calcext:value-type="float">
            <text:p>-8.088406</text:p>
          </table:table-cell>
          <table:table-cell office:value-type="float" office:value="66.68692" calcext:value-type="float">
            <text:p>66.686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07.wav</text:p>
          </table:table-cell>
          <table:table-cell office:value-type="float" office:value="1282.19733385308" calcext:value-type="float">
            <text:p>1282.19733385308</text:p>
          </table:table-cell>
          <table:table-cell office:value-type="float" office:value="299724.660805584" calcext:value-type="float">
            <text:p>299724.660805584</text:p>
          </table:table-cell>
          <table:table-cell office:value-type="float" office:value="1729.36579260006" calcext:value-type="float">
            <text:p>1729.36579260006</text:p>
          </table:table-cell>
          <table:table-cell office:value-type="float" office:value="172002.742634145" calcext:value-type="float">
            <text:p>172002.742634145</text:p>
          </table:table-cell>
          <table:table-cell office:value-type="float" office:value="22.5422501442617" calcext:value-type="float">
            <text:p>22.5422501442617</text:p>
          </table:table-cell>
          <table:table-cell office:value-type="float" office:value="57.5044445524967" calcext:value-type="float">
            <text:p>57.5044445524967</text:p>
          </table:table-cell>
          <table:table-cell office:value-type="float" office:value="0.0019022686" calcext:value-type="float">
            <text:p>0.0019022686</text:p>
          </table:table-cell>
          <table:table-cell office:value-type="float" office:value="0.00003922629" calcext:value-type="float">
            <text:p>0.00003922629</text:p>
          </table:table-cell>
          <table:table-cell office:value-type="float" office:value="2675.91266676334" calcext:value-type="float">
            <text:p>2675.91266676334</text:p>
          </table:table-cell>
          <table:table-cell office:value-type="float" office:value="1623590.75408501" calcext:value-type="float">
            <text:p>1623590.75408501</text:p>
          </table:table-cell>
          <table:table-cell office:value-type="float" office:value="1.77463642594403" calcext:value-type="float">
            <text:p>1.77463642594403</text:p>
          </table:table-cell>
          <table:table-cell office:value-type="float" office:value="4.47007491452903" calcext:value-type="float">
            <text:p>4.47007491452903</text:p>
          </table:table-cell>
          <table:table-cell office:value-type="float" office:value="0.0136326910928644" calcext:value-type="float">
            <text:p>0.0136326910928644</text:p>
          </table:table-cell>
          <table:table-cell office:value-type="float" office:value="0.00835893737234185" calcext:value-type="float">
            <text:p>0.00835893737234185</text:p>
          </table:table-cell>
          <table:table-cell office:value-type="float" office:value="0.0471797509425754" calcext:value-type="float">
            <text:p>0.0471797509425754</text:p>
          </table:table-cell>
          <table:table-cell office:value-type="float" office:value="0.00103951299405267" calcext:value-type="float">
            <text:p>0.00103951299405267</text:p>
          </table:table-cell>
          <table:table-cell office:value-type="float" office:value="0.3591255" calcext:value-type="float">
            <text:p>0.3591255</text:p>
          </table:table-cell>
          <table:table-cell office:value-type="float" office:value="0.08772954" calcext:value-type="float">
            <text:p>0.08772954</text:p>
          </table:table-cell>
          <table:table-cell office:value-type="float" office:value="0.25666738" calcext:value-type="float">
            <text:p>0.25666738</text:p>
          </table:table-cell>
          <table:table-cell office:value-type="float" office:value="0.017455185" calcext:value-type="float">
            <text:p>0.017455185</text:p>
          </table:table-cell>
          <table:table-cell office:value-type="float" office:value="0.037891604" calcext:value-type="float">
            <text:p>0.037891604</text:p>
          </table:table-cell>
          <table:table-cell office:value-type="float" office:value="0" calcext:value-type="float">
            <text:p>0</text:p>
          </table:table-cell>
          <table:table-cell office:value-type="float" office:value="0.1570209" calcext:value-type="float">
            <text:p>0.1570209</text:p>
          </table:table-cell>
          <table:table-cell office:value-type="float" office:value="0.0036368535" calcext:value-type="float">
            <text:p>0.0036368535</text:p>
          </table:table-cell>
          <table:table-cell office:value-type="float" office:value="0.148433950522741" calcext:value-type="float">
            <text:p>0.148433950522741</text:p>
          </table:table-cell>
          <table:table-cell office:value-type="float" office:value="0.0310600171129838" calcext:value-type="float">
            <text:p>0.0310600171129838</text:p>
          </table:table-cell>
          <table:table-cell office:value-type="float" office:value="0.06080417" calcext:value-type="float">
            <text:p>0.06080417</text:p>
          </table:table-cell>
          <table:table-cell office:value-type="float" office:value="-140.46417" calcext:value-type="float">
            <text:p>-140.46417</text:p>
          </table:table-cell>
          <table:table-cell office:value-type="float" office:value="2934.91" calcext:value-type="float">
            <text:p>2934.91</text:p>
          </table:table-cell>
          <table:table-cell office:value-type="float" office:value="149.30049" calcext:value-type="float">
            <text:p>149.30049</text:p>
          </table:table-cell>
          <table:table-cell office:value-type="float" office:value="557.28143" calcext:value-type="float">
            <text:p>557.28143</text:p>
          </table:table-cell>
          <table:table-cell office:value-type="float" office:value="-10.073525" calcext:value-type="float">
            <text:p>-10.073525</text:p>
          </table:table-cell>
          <table:table-cell office:value-type="float" office:value="273.601" calcext:value-type="float">
            <text:p>273.601</text:p>
          </table:table-cell>
          <table:table-cell office:value-type="float" office:value="38.784744" calcext:value-type="float">
            <text:p>38.784744</text:p>
          </table:table-cell>
          <table:table-cell office:value-type="float" office:value="136.99057" calcext:value-type="float">
            <text:p>136.99057</text:p>
          </table:table-cell>
          <table:table-cell office:value-type="float" office:value="1.5350952" calcext:value-type="float">
            <text:p>1.5350952</text:p>
          </table:table-cell>
          <table:table-cell office:value-type="float" office:value="162.65771" calcext:value-type="float">
            <text:p>162.65771</text:p>
          </table:table-cell>
          <table:table-cell office:value-type="float" office:value="20.120266" calcext:value-type="float">
            <text:p>20.120266</text:p>
          </table:table-cell>
          <table:table-cell office:value-type="float" office:value="71.56868" calcext:value-type="float">
            <text:p>71.56868</text:p>
          </table:table-cell>
          <table:table-cell office:value-type="float" office:value="-11.34188" calcext:value-type="float">
            <text:p>-11.34188</text:p>
          </table:table-cell>
          <table:table-cell office:value-type="float" office:value="90.33152" calcext:value-type="float">
            <text:p>90.33152</text:p>
          </table:table-cell>
          <table:table-cell office:value-type="float" office:value="16.292198" calcext:value-type="float">
            <text:p>16.292198</text:p>
          </table:table-cell>
          <table:table-cell office:value-type="float" office:value="67.227135" calcext:value-type="float">
            <text:p>67.227135</text:p>
          </table:table-cell>
          <table:table-cell office:value-type="float" office:value="-13.255261" calcext:value-type="float">
            <text:p>-13.255261</text:p>
          </table:table-cell>
          <table:table-cell office:value-type="float" office:value="146.00278" calcext:value-type="float">
            <text:p>146.00278</text:p>
          </table:table-cell>
          <table:table-cell office:value-type="float" office:value="10.183559" calcext:value-type="float">
            <text:p>10.183559</text:p>
          </table:table-cell>
          <table:table-cell office:value-type="float" office:value="92.77045" calcext:value-type="float">
            <text:p>92.77045</text:p>
          </table:table-cell>
          <table:table-cell office:value-type="float" office:value="-9.257683" calcext:value-type="float">
            <text:p>-9.257683</text:p>
          </table:table-cell>
          <table:table-cell office:value-type="float" office:value="86.35761" calcext:value-type="float">
            <text:p>86.35761</text:p>
          </table:table-cell>
          <table:table-cell office:value-type="float" office:value="4.6997657" calcext:value-type="float">
            <text:p>4.6997657</text:p>
          </table:table-cell>
          <table:table-cell office:value-type="float" office:value="50.890213" calcext:value-type="float">
            <text:p>50.890213</text:p>
          </table:table-cell>
          <table:table-cell office:value-type="float" office:value="-8.370977" calcext:value-type="float">
            <text:p>-8.370977</text:p>
          </table:table-cell>
          <table:table-cell office:value-type="float" office:value="51.05137" calcext:value-type="float">
            <text:p>51.05137</text:p>
          </table:table-cell>
          <table:table-cell office:value-type="float" office:value="2.2718363" calcext:value-type="float">
            <text:p>2.2718363</text:p>
          </table:table-cell>
          <table:table-cell office:value-type="float" office:value="45.687813" calcext:value-type="float">
            <text:p>45.687813</text:p>
          </table:table-cell>
          <table:table-cell office:value-type="float" office:value="-6.509603" calcext:value-type="float">
            <text:p>-6.509603</text:p>
          </table:table-cell>
          <table:table-cell office:value-type="float" office:value="48.041992" calcext:value-type="float">
            <text:p>48.041992</text:p>
          </table:table-cell>
          <table:table-cell office:value-type="float" office:value="-1.6324769" calcext:value-type="float">
            <text:p>-1.6324769</text:p>
          </table:table-cell>
          <table:table-cell office:value-type="float" office:value="50.388" calcext:value-type="float">
            <text:p>50.388</text:p>
          </table:table-cell>
          <table:table-cell office:value-type="float" office:value="-6.4886813" calcext:value-type="float">
            <text:p>-6.4886813</text:p>
          </table:table-cell>
          <table:table-cell office:value-type="float" office:value="53.07728" calcext:value-type="float">
            <text:p>53.07728</text:p>
          </table:table-cell>
          <table:table-cell office:value-type="float" office:value="-4.7097774" calcext:value-type="float">
            <text:p>-4.7097774</text:p>
          </table:table-cell>
          <table:table-cell office:value-type="float" office:value="49.610233" calcext:value-type="float">
            <text:p>49.610233</text:p>
          </table:table-cell>
          <table:table-cell office:value-type="float" office:value="-2.5701597" calcext:value-type="float">
            <text:p>-2.5701597</text:p>
          </table:table-cell>
          <table:table-cell office:value-type="float" office:value="34.243233" calcext:value-type="float">
            <text:p>34.243233</text:p>
          </table:table-cell>
          <table:table-cell office:value-type="float" office:value="-1.7915926" calcext:value-type="float">
            <text:p>-1.7915926</text:p>
          </table:table-cell>
          <table:table-cell office:value-type="float" office:value="28.876339" calcext:value-type="float">
            <text:p>28.8763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52.wav</text:p>
          </table:table-cell>
          <table:table-cell office:value-type="float" office:value="2186.66924086322" calcext:value-type="float">
            <text:p>2186.66924086322</text:p>
          </table:table-cell>
          <table:table-cell office:value-type="float" office:value="1757258.35420719" calcext:value-type="float">
            <text:p>1757258.35420719</text:p>
          </table:table-cell>
          <table:table-cell office:value-type="float" office:value="2448.83869969382" calcext:value-type="float">
            <text:p>2448.83869969382</text:p>
          </table:table-cell>
          <table:table-cell office:value-type="float" office:value="526187.776912771" calcext:value-type="float">
            <text:p>526187.776912771</text:p>
          </table:table-cell>
          <table:table-cell office:value-type="float" office:value="18.1889881358369" calcext:value-type="float">
            <text:p>18.1889881358369</text:p>
          </table:table-cell>
          <table:table-cell office:value-type="float" office:value="19.8831870596617" calcext:value-type="float">
            <text:p>19.8831870596617</text:p>
          </table:table-cell>
          <table:table-cell office:value-type="float" office:value="0.033347793" calcext:value-type="float">
            <text:p>0.033347793</text:p>
          </table:table-cell>
          <table:table-cell office:value-type="float" office:value="0.0044479263" calcext:value-type="float">
            <text:p>0.0044479263</text:p>
          </table:table-cell>
          <table:table-cell office:value-type="float" office:value="4462.89374048361" calcext:value-type="float">
            <text:p>4462.89374048361</text:p>
          </table:table-cell>
          <table:table-cell office:value-type="float" office:value="7096376.79601488" calcext:value-type="float">
            <text:p>7096376.79601488</text:p>
          </table:table-cell>
          <table:table-cell office:value-type="float" office:value="1.16201958250085" calcext:value-type="float">
            <text:p>1.16201958250085</text:p>
          </table:table-cell>
          <table:table-cell office:value-type="float" office:value="2.65414873125565" calcext:value-type="float">
            <text:p>2.65414873125565</text:p>
          </table:table-cell>
          <table:table-cell office:value-type="float" office:value="-0.00365716093171526" calcext:value-type="float">
            <text:p>-0.00365716093171526</text:p>
          </table:table-cell>
          <table:table-cell office:value-type="float" office:value="0.0107903869187064" calcext:value-type="float">
            <text:p>0.0107903869187064</text:p>
          </table:table-cell>
          <table:table-cell office:value-type="float" office:value="0.0885665905355762" calcext:value-type="float">
            <text:p>0.0885665905355762</text:p>
          </table:table-cell>
          <table:table-cell office:value-type="float" office:value="0.00668917675203142" calcext:value-type="float">
            <text:p>0.00668917675203142</text:p>
          </table:table-cell>
          <table:table-cell office:value-type="float" office:value="0.34060147" calcext:value-type="float">
            <text:p>0.34060147</text:p>
          </table:table-cell>
          <table:table-cell office:value-type="float" office:value="0.09699719" calcext:value-type="float">
            <text:p>0.09699719</text:p>
          </table:table-cell>
          <table:table-cell office:value-type="float" office:value="0.24003036" calcext:value-type="float">
            <text:p>0.24003036</text:p>
          </table:table-cell>
          <table:table-cell office:value-type="float" office:value="0.025718758" calcext:value-type="float">
            <text:p>0.025718758</text:p>
          </table:table-cell>
          <table:table-cell office:value-type="float" office:value="0.051539935" calcext:value-type="float">
            <text:p>0.051539935</text:p>
          </table:table-cell>
          <table:table-cell office:value-type="float" office:value="0" calcext:value-type="float">
            <text:p>0</text:p>
          </table:table-cell>
          <table:table-cell office:value-type="float" office:value="0.11331169" calcext:value-type="float">
            <text:p>0.11331169</text:p>
          </table:table-cell>
          <table:table-cell office:value-type="float" office:value="0.0055646226" calcext:value-type="float">
            <text:p>0.0055646226</text:p>
          </table:table-cell>
          <table:table-cell office:value-type="float" office:value="0.141792302504505" calcext:value-type="float">
            <text:p>0.141792302504505</text:p>
          </table:table-cell>
          <table:table-cell office:value-type="float" office:value="0.0344631997753176" calcext:value-type="float">
            <text:p>0.0344631997753176</text:p>
          </table:table-cell>
          <table:table-cell office:value-type="float" office:value="0.03750334" calcext:value-type="float">
            <text:p>0.03750334</text:p>
          </table:table-cell>
          <table:table-cell office:value-type="float" office:value="-181.23041" calcext:value-type="float">
            <text:p>-181.23041</text:p>
          </table:table-cell>
          <table:table-cell office:value-type="float" office:value="9539.946" calcext:value-type="float">
            <text:p>9539.946</text:p>
          </table:table-cell>
          <table:table-cell office:value-type="float" office:value="103.43169" calcext:value-type="float">
            <text:p>103.43169</text:p>
          </table:table-cell>
          <table:table-cell office:value-type="float" office:value="1941.7494" calcext:value-type="float">
            <text:p>1941.7494</text:p>
          </table:table-cell>
          <table:table-cell office:value-type="float" office:value="9.386158" calcext:value-type="float">
            <text:p>9.386158</text:p>
          </table:table-cell>
          <table:table-cell office:value-type="float" office:value="766.82684" calcext:value-type="float">
            <text:p>766.82684</text:p>
          </table:table-cell>
          <table:table-cell office:value-type="float" office:value="19.07884" calcext:value-type="float">
            <text:p>19.07884</text:p>
          </table:table-cell>
          <table:table-cell office:value-type="float" office:value="317.76508" calcext:value-type="float">
            <text:p>317.76508</text:p>
          </table:table-cell>
          <table:table-cell office:value-type="float" office:value="13.772365" calcext:value-type="float">
            <text:p>13.772365</text:p>
          </table:table-cell>
          <table:table-cell office:value-type="float" office:value="201.5027" calcext:value-type="float">
            <text:p>201.5027</text:p>
          </table:table-cell>
          <table:table-cell office:value-type="float" office:value="-0.52121776" calcext:value-type="float">
            <text:p>-0.52121776</text:p>
          </table:table-cell>
          <table:table-cell office:value-type="float" office:value="275.69083" calcext:value-type="float">
            <text:p>275.69083</text:p>
          </table:table-cell>
          <table:table-cell office:value-type="float" office:value="4.3893833" calcext:value-type="float">
            <text:p>4.3893833</text:p>
          </table:table-cell>
          <table:table-cell office:value-type="float" office:value="162.38377" calcext:value-type="float">
            <text:p>162.38377</text:p>
          </table:table-cell>
          <table:table-cell office:value-type="float" office:value="-7.6141825" calcext:value-type="float">
            <text:p>-7.6141825</text:p>
          </table:table-cell>
          <table:table-cell office:value-type="float" office:value="96.55758" calcext:value-type="float">
            <text:p>96.55758</text:p>
          </table:table-cell>
          <table:table-cell office:value-type="float" office:value="-8.117305" calcext:value-type="float">
            <text:p>-8.117305</text:p>
          </table:table-cell>
          <table:table-cell office:value-type="float" office:value="111.139015" calcext:value-type="float">
            <text:p>111.139015</text:p>
          </table:table-cell>
          <table:table-cell office:value-type="float" office:value="-0.13711439" calcext:value-type="float">
            <text:p>-0.13711439</text:p>
          </table:table-cell>
          <table:table-cell office:value-type="float" office:value="91.18098" calcext:value-type="float">
            <text:p>91.18098</text:p>
          </table:table-cell>
          <table:table-cell office:value-type="float" office:value="-5.1818705" calcext:value-type="float">
            <text:p>-5.1818705</text:p>
          </table:table-cell>
          <table:table-cell office:value-type="float" office:value="89.11476" calcext:value-type="float">
            <text:p>89.11476</text:p>
          </table:table-cell>
          <table:table-cell office:value-type="float" office:value="-6.306278" calcext:value-type="float">
            <text:p>-6.306278</text:p>
          </table:table-cell>
          <table:table-cell office:value-type="float" office:value="81.6461" calcext:value-type="float">
            <text:p>81.6461</text:p>
          </table:table-cell>
          <table:table-cell office:value-type="float" office:value="-5.451936" calcext:value-type="float">
            <text:p>-5.451936</text:p>
          </table:table-cell>
          <table:table-cell office:value-type="float" office:value="57.098064" calcext:value-type="float">
            <text:p>57.098064</text:p>
          </table:table-cell>
          <table:table-cell office:value-type="float" office:value="-5.977602" calcext:value-type="float">
            <text:p>-5.977602</text:p>
          </table:table-cell>
          <table:table-cell office:value-type="float" office:value="65.71564" calcext:value-type="float">
            <text:p>65.71564</text:p>
          </table:table-cell>
          <table:table-cell office:value-type="float" office:value="-1.1736683" calcext:value-type="float">
            <text:p>-1.1736683</text:p>
          </table:table-cell>
          <table:table-cell office:value-type="float" office:value="55.671482" calcext:value-type="float">
            <text:p>55.671482</text:p>
          </table:table-cell>
          <table:table-cell office:value-type="float" office:value="-2.6703749" calcext:value-type="float">
            <text:p>-2.6703749</text:p>
          </table:table-cell>
          <table:table-cell office:value-type="float" office:value="52.197422" calcext:value-type="float">
            <text:p>52.197422</text:p>
          </table:table-cell>
          <table:table-cell office:value-type="float" office:value="-5.186531" calcext:value-type="float">
            <text:p>-5.186531</text:p>
          </table:table-cell>
          <table:table-cell office:value-type="float" office:value="47.45318" calcext:value-type="float">
            <text:p>47.45318</text:p>
          </table:table-cell>
          <table:table-cell office:value-type="float" office:value="-5.2856364" calcext:value-type="float">
            <text:p>-5.2856364</text:p>
          </table:table-cell>
          <table:table-cell office:value-type="float" office:value="69.419106" calcext:value-type="float">
            <text:p>69.419106</text:p>
          </table:table-cell>
          <table:table-cell office:value-type="float" office:value="-5.795397" calcext:value-type="float">
            <text:p>-5.795397</text:p>
          </table:table-cell>
          <table:table-cell office:value-type="float" office:value="64.57333" calcext:value-type="float">
            <text:p>64.57333</text:p>
          </table:table-cell>
          <table:table-cell office:value-type="float" office:value="-3.7094035" calcext:value-type="float">
            <text:p>-3.7094035</text:p>
          </table:table-cell>
          <table:table-cell office:value-type="float" office:value="56.41395" calcext:value-type="float">
            <text:p>56.413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88.wav</text:p>
          </table:table-cell>
          <table:table-cell office:value-type="float" office:value="2590.78152345044" calcext:value-type="float">
            <text:p>2590.78152345044</text:p>
          </table:table-cell>
          <table:table-cell office:value-type="float" office:value="305869.913400479" calcext:value-type="float">
            <text:p>305869.913400479</text:p>
          </table:table-cell>
          <table:table-cell office:value-type="float" office:value="2078.72198964606" calcext:value-type="float">
            <text:p>2078.72198964606</text:p>
          </table:table-cell>
          <table:table-cell office:value-type="float" office:value="77103.6308953152" calcext:value-type="float">
            <text:p>77103.6308953152</text:p>
          </table:table-cell>
          <table:table-cell office:value-type="float" office:value="20.8755458054445" calcext:value-type="float">
            <text:p>20.8755458054445</text:p>
          </table:table-cell>
          <table:table-cell office:value-type="float" office:value="79.9644586974051" calcext:value-type="float">
            <text:p>79.9644586974051</text:p>
          </table:table-cell>
          <table:table-cell office:value-type="float" office:value="0.016116174" calcext:value-type="float">
            <text:p>0.016116174</text:p>
          </table:table-cell>
          <table:table-cell office:value-type="float" office:value="0.0002789247" calcext:value-type="float">
            <text:p>0.0002789247</text:p>
          </table:table-cell>
          <table:table-cell office:value-type="float" office:value="4889.45267183875" calcext:value-type="float">
            <text:p>4889.45267183875</text:p>
          </table:table-cell>
          <table:table-cell office:value-type="float" office:value="948280.20833464" calcext:value-type="float">
            <text:p>948280.20833464</text:p>
          </table:table-cell>
          <table:table-cell office:value-type="float" office:value="1.41803683691566" calcext:value-type="float">
            <text:p>1.41803683691566</text:p>
          </table:table-cell>
          <table:table-cell office:value-type="float" office:value="2.94759489776761" calcext:value-type="float">
            <text:p>2.94759489776761</text:p>
          </table:table-cell>
          <table:table-cell office:value-type="float" office:value="0.0201704624422648" calcext:value-type="float">
            <text:p>0.0201704624422648</text:p>
          </table:table-cell>
          <table:table-cell office:value-type="float" office:value="0.00653489075597248" calcext:value-type="float">
            <text:p>0.00653489075597248</text:p>
          </table:table-cell>
          <table:table-cell office:value-type="float" office:value="0.161722677397525" calcext:value-type="float">
            <text:p>0.161722677397525</text:p>
          </table:table-cell>
          <table:table-cell office:value-type="float" office:value="0.00364903729482844" calcext:value-type="float">
            <text:p>0.00364903729482844</text:p>
          </table:table-cell>
          <table:table-cell office:value-type="float" office:value="0.40824467" calcext:value-type="float">
            <text:p>0.40824467</text:p>
          </table:table-cell>
          <table:table-cell office:value-type="float" office:value="0.089073166" calcext:value-type="float">
            <text:p>0.089073166</text:p>
          </table:table-cell>
          <table:table-cell office:value-type="float" office:value="0.25839102" calcext:value-type="float">
            <text:p>0.25839102</text:p>
          </table:table-cell>
          <table:table-cell office:value-type="float" office:value="0.016567415" calcext:value-type="float">
            <text:p>0.016567415</text:p>
          </table:table-cell>
          <table:table-cell office:value-type="float" office:value="-0.04278309" calcext:value-type="float">
            <text:p>-0.04278309</text:p>
          </table:table-cell>
          <table:table-cell office:value-type="float" office:value="0" calcext:value-type="float">
            <text:p>0</text:p>
          </table:table-cell>
          <table:table-cell office:value-type="float" office:value="0.08952018" calcext:value-type="float">
            <text:p>0.08952018</text:p>
          </table:table-cell>
          <table:table-cell office:value-type="float" office:value="0.0014766175" calcext:value-type="float">
            <text:p>0.0014766175</text:p>
          </table:table-cell>
          <table:table-cell office:value-type="float" office:value="0.150323653403619" calcext:value-type="float">
            <text:p>0.150323653403619</text:p>
          </table:table-cell>
          <table:table-cell office:value-type="float" office:value="0.032749932969782" calcext:value-type="float">
            <text:p>0.032749932969782</text:p>
          </table:table-cell>
          <table:table-cell office:value-type="float" office:value="-0.041880447" calcext:value-type="float">
            <text:p>-0.041880447</text:p>
          </table:table-cell>
          <table:table-cell office:value-type="float" office:value="-117.97405" calcext:value-type="float">
            <text:p>-117.97405</text:p>
          </table:table-cell>
          <table:table-cell office:value-type="float" office:value="4444.8066" calcext:value-type="float">
            <text:p>4444.8066</text:p>
          </table:table-cell>
          <table:table-cell office:value-type="float" office:value="84.0584" calcext:value-type="float">
            <text:p>84.0584</text:p>
          </table:table-cell>
          <table:table-cell office:value-type="float" office:value="716.958" calcext:value-type="float">
            <text:p>716.958</text:p>
          </table:table-cell>
          <table:table-cell office:value-type="float" office:value="-50.26788" calcext:value-type="float">
            <text:p>-50.26788</text:p>
          </table:table-cell>
          <table:table-cell office:value-type="float" office:value="331.00183" calcext:value-type="float">
            <text:p>331.00183</text:p>
          </table:table-cell>
          <table:table-cell office:value-type="float" office:value="46.049637" calcext:value-type="float">
            <text:p>46.049637</text:p>
          </table:table-cell>
          <table:table-cell office:value-type="float" office:value="230.4593" calcext:value-type="float">
            <text:p>230.4593</text:p>
          </table:table-cell>
          <table:table-cell office:value-type="float" office:value="-17.698416" calcext:value-type="float">
            <text:p>-17.698416</text:p>
          </table:table-cell>
          <table:table-cell office:value-type="float" office:value="86.90336" calcext:value-type="float">
            <text:p>86.90336</text:p>
          </table:table-cell>
          <table:table-cell office:value-type="float" office:value="20.855793" calcext:value-type="float">
            <text:p>20.855793</text:p>
          </table:table-cell>
          <table:table-cell office:value-type="float" office:value="88.586914" calcext:value-type="float">
            <text:p>88.586914</text:p>
          </table:table-cell>
          <table:table-cell office:value-type="float" office:value="-21.641117" calcext:value-type="float">
            <text:p>-21.641117</text:p>
          </table:table-cell>
          <table:table-cell office:value-type="float" office:value="110.059" calcext:value-type="float">
            <text:p>110.059</text:p>
          </table:table-cell>
          <table:table-cell office:value-type="float" office:value="16.67161" calcext:value-type="float">
            <text:p>16.67161</text:p>
          </table:table-cell>
          <table:table-cell office:value-type="float" office:value="66.89421" calcext:value-type="float">
            <text:p>66.89421</text:p>
          </table:table-cell>
          <table:table-cell office:value-type="float" office:value="-12.952743" calcext:value-type="float">
            <text:p>-12.952743</text:p>
          </table:table-cell>
          <table:table-cell office:value-type="float" office:value="83.92179" calcext:value-type="float">
            <text:p>83.92179</text:p>
          </table:table-cell>
          <table:table-cell office:value-type="float" office:value="12.837911" calcext:value-type="float">
            <text:p>12.837911</text:p>
          </table:table-cell>
          <table:table-cell office:value-type="float" office:value="67.588104" calcext:value-type="float">
            <text:p>67.588104</text:p>
          </table:table-cell>
          <table:table-cell office:value-type="float" office:value="-13.080166" calcext:value-type="float">
            <text:p>-13.080166</text:p>
          </table:table-cell>
          <table:table-cell office:value-type="float" office:value="68.21537" calcext:value-type="float">
            <text:p>68.21537</text:p>
          </table:table-cell>
          <table:table-cell office:value-type="float" office:value="11.31062" calcext:value-type="float">
            <text:p>11.31062</text:p>
          </table:table-cell>
          <table:table-cell office:value-type="float" office:value="51.956806" calcext:value-type="float">
            <text:p>51.956806</text:p>
          </table:table-cell>
          <table:table-cell office:value-type="float" office:value="-12.596916" calcext:value-type="float">
            <text:p>-12.596916</text:p>
          </table:table-cell>
          <table:table-cell office:value-type="float" office:value="68.82454" calcext:value-type="float">
            <text:p>68.82454</text:p>
          </table:table-cell>
          <table:table-cell office:value-type="float" office:value="4.381586" calcext:value-type="float">
            <text:p>4.381586</text:p>
          </table:table-cell>
          <table:table-cell office:value-type="float" office:value="45.497433" calcext:value-type="float">
            <text:p>45.497433</text:p>
          </table:table-cell>
          <table:table-cell office:value-type="float" office:value="-12.073298" calcext:value-type="float">
            <text:p>-12.073298</text:p>
          </table:table-cell>
          <table:table-cell office:value-type="float" office:value="52.291256" calcext:value-type="float">
            <text:p>52.291256</text:p>
          </table:table-cell>
          <table:table-cell office:value-type="float" office:value="0.66986907" calcext:value-type="float">
            <text:p>0.66986907</text:p>
          </table:table-cell>
          <table:table-cell office:value-type="float" office:value="49.06766" calcext:value-type="float">
            <text:p>49.06766</text:p>
          </table:table-cell>
          <table:table-cell office:value-type="float" office:value="-6.7976236" calcext:value-type="float">
            <text:p>-6.7976236</text:p>
          </table:table-cell>
          <table:table-cell office:value-type="float" office:value="68.30371" calcext:value-type="float">
            <text:p>68.30371</text:p>
          </table:table-cell>
          <table:table-cell office:value-type="float" office:value="4.458886" calcext:value-type="float">
            <text:p>4.458886</text:p>
          </table:table-cell>
          <table:table-cell office:value-type="float" office:value="89.48444" calcext:value-type="float">
            <text:p>89.48444</text:p>
          </table:table-cell>
          <table:table-cell office:value-type="float" office:value="0.24022475" calcext:value-type="float">
            <text:p>0.24022475</text:p>
          </table:table-cell>
          <table:table-cell office:value-type="float" office:value="94.9397" calcext:value-type="float">
            <text:p>94.9397</text:p>
          </table:table-cell>
          <table:table-cell office:value-type="float" office:value="0.44193247" calcext:value-type="float">
            <text:p>0.44193247</text:p>
          </table:table-cell>
          <table:table-cell office:value-type="float" office:value="106.11543" calcext:value-type="float">
            <text:p>106.115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53.wav</text:p>
          </table:table-cell>
          <table:table-cell office:value-type="float" office:value="3361.76797406705" calcext:value-type="float">
            <text:p>3361.76797406705</text:p>
          </table:table-cell>
          <table:table-cell office:value-type="float" office:value="304146.650898023" calcext:value-type="float">
            <text:p>304146.650898023</text:p>
          </table:table-cell>
          <table:table-cell office:value-type="float" office:value="2933.05217247606" calcext:value-type="float">
            <text:p>2933.05217247606</text:p>
          </table:table-cell>
          <table:table-cell office:value-type="float" office:value="55090.8335586772" calcext:value-type="float">
            <text:p>55090.8335586772</text:p>
          </table:table-cell>
          <table:table-cell office:value-type="float" office:value="16.6449908945143" calcext:value-type="float">
            <text:p>16.6449908945143</text:p>
          </table:table-cell>
          <table:table-cell office:value-type="float" office:value="11.4070109496643" calcext:value-type="float">
            <text:p>11.4070109496643</text:p>
          </table:table-cell>
          <table:table-cell office:value-type="float" office:value="0.117468044" calcext:value-type="float">
            <text:p>0.117468044</text:p>
          </table:table-cell>
          <table:table-cell office:value-type="float" office:value="0.007360959" calcext:value-type="float">
            <text:p>0.007360959</text:p>
          </table:table-cell>
          <table:table-cell office:value-type="float" office:value="6920.34348490067" calcext:value-type="float">
            <text:p>6920.34348490067</text:p>
          </table:table-cell>
          <table:table-cell office:value-type="float" office:value="1019780.52742904" calcext:value-type="float">
            <text:p>1019780.52742904</text:p>
          </table:table-cell>
          <table:table-cell office:value-type="float" office:value="2.96015554987514" calcext:value-type="float">
            <text:p>2.96015554987514</text:p>
          </table:table-cell>
          <table:table-cell office:value-type="float" office:value="10.0746032550357" calcext:value-type="float">
            <text:p>10.0746032550357</text:p>
          </table:table-cell>
          <table:table-cell office:value-type="float" office:value="0.0408949805010018" calcext:value-type="float">
            <text:p>0.0408949805010018</text:p>
          </table:table-cell>
          <table:table-cell office:value-type="float" office:value="0.00394883944062279" calcext:value-type="float">
            <text:p>0.00394883944062279</text:p>
          </table:table-cell>
          <table:table-cell office:value-type="float" office:value="0.187547581931555" calcext:value-type="float">
            <text:p>0.187547581931555</text:p>
          </table:table-cell>
          <table:table-cell office:value-type="float" office:value="0.00356675332431132" calcext:value-type="float">
            <text:p>0.00356675332431132</text:p>
          </table:table-cell>
          <table:table-cell office:value-type="float" office:value="0.409179" calcext:value-type="float">
            <text:p>0.409179</text:p>
          </table:table-cell>
          <table:table-cell office:value-type="float" office:value="0.07496382" calcext:value-type="float">
            <text:p>0.07496382</text:p>
          </table:table-cell>
          <table:table-cell office:value-type="float" office:value="0.26962623" calcext:value-type="float">
            <text:p>0.26962623</text:p>
          </table:table-cell>
          <table:table-cell office:value-type="float" office:value="0.010635026" calcext:value-type="float">
            <text:p>0.010635026</text:p>
          </table:table-cell>
          <table:table-cell office:value-type="float" office:value="0.102334775" calcext:value-type="float">
            <text:p>0.102334775</text:p>
          </table:table-cell>
          <table:table-cell office:value-type="float" office:value="0" calcext:value-type="float">
            <text:p>0</text:p>
          </table:table-cell>
          <table:table-cell office:value-type="float" office:value="0.19013606" calcext:value-type="float">
            <text:p>0.19013606</text:p>
          </table:table-cell>
          <table:table-cell office:value-type="float" office:value="0.0018895561" calcext:value-type="float">
            <text:p>0.0018895561</text:p>
          </table:table-cell>
          <table:table-cell office:value-type="float" office:value="0.184810789484414" calcext:value-type="float">
            <text:p>0.184810789484414</text:p>
          </table:table-cell>
          <table:table-cell office:value-type="float" office:value="0.0448341263209752" calcext:value-type="float">
            <text:p>0.0448341263209752</text:p>
          </table:table-cell>
          <table:table-cell office:value-type="float" office:value="0.13208812" calcext:value-type="float">
            <text:p>0.13208812</text:p>
          </table:table-cell>
          <table:table-cell office:value-type="float" office:value="4.0827875" calcext:value-type="float">
            <text:p>4.0827875</text:p>
          </table:table-cell>
          <table:table-cell office:value-type="float" office:value="1102.141" calcext:value-type="float">
            <text:p>1102.141</text:p>
          </table:table-cell>
          <table:table-cell office:value-type="float" office:value="52.608704" calcext:value-type="float">
            <text:p>52.608704</text:p>
          </table:table-cell>
          <table:table-cell office:value-type="float" office:value="241.68637" calcext:value-type="float">
            <text:p>241.68637</text:p>
          </table:table-cell>
          <table:table-cell office:value-type="float" office:value="-11.054908" calcext:value-type="float">
            <text:p>-11.054908</text:p>
          </table:table-cell>
          <table:table-cell office:value-type="float" office:value="121.98787" calcext:value-type="float">
            <text:p>121.98787</text:p>
          </table:table-cell>
          <table:table-cell office:value-type="float" office:value="19.704363" calcext:value-type="float">
            <text:p>19.704363</text:p>
          </table:table-cell>
          <table:table-cell office:value-type="float" office:value="108.11997" calcext:value-type="float">
            <text:p>108.11997</text:p>
          </table:table-cell>
          <table:table-cell office:value-type="float" office:value="11.284098" calcext:value-type="float">
            <text:p>11.284098</text:p>
          </table:table-cell>
          <table:table-cell office:value-type="float" office:value="86.07697" calcext:value-type="float">
            <text:p>86.07697</text:p>
          </table:table-cell>
          <table:table-cell office:value-type="float" office:value="7.05907" calcext:value-type="float">
            <text:p>7.05907</text:p>
          </table:table-cell>
          <table:table-cell office:value-type="float" office:value="61.67451" calcext:value-type="float">
            <text:p>61.67451</text:p>
          </table:table-cell>
          <table:table-cell office:value-type="float" office:value="5.0627995" calcext:value-type="float">
            <text:p>5.0627995</text:p>
          </table:table-cell>
          <table:table-cell office:value-type="float" office:value="63.565285" calcext:value-type="float">
            <text:p>63.565285</text:p>
          </table:table-cell>
          <table:table-cell office:value-type="float" office:value="4.5616736" calcext:value-type="float">
            <text:p>4.5616736</text:p>
          </table:table-cell>
          <table:table-cell office:value-type="float" office:value="46.354664" calcext:value-type="float">
            <text:p>46.354664</text:p>
          </table:table-cell>
          <table:table-cell office:value-type="float" office:value="0.025624074" calcext:value-type="float">
            <text:p>0.025624074</text:p>
          </table:table-cell>
          <table:table-cell office:value-type="float" office:value="46.400753" calcext:value-type="float">
            <text:p>46.400753</text:p>
          </table:table-cell>
          <table:table-cell office:value-type="float" office:value="5.1544223" calcext:value-type="float">
            <text:p>5.1544223</text:p>
          </table:table-cell>
          <table:table-cell office:value-type="float" office:value="41.203453" calcext:value-type="float">
            <text:p>41.203453</text:p>
          </table:table-cell>
          <table:table-cell office:value-type="float" office:value="3.4035952" calcext:value-type="float">
            <text:p>3.4035952</text:p>
          </table:table-cell>
          <table:table-cell office:value-type="float" office:value="43.03258" calcext:value-type="float">
            <text:p>43.03258</text:p>
          </table:table-cell>
          <table:table-cell office:value-type="float" office:value="1.1689494" calcext:value-type="float">
            <text:p>1.1689494</text:p>
          </table:table-cell>
          <table:table-cell office:value-type="float" office:value="31.621895" calcext:value-type="float">
            <text:p>31.621895</text:p>
          </table:table-cell>
          <table:table-cell office:value-type="float" office:value="0.5820398" calcext:value-type="float">
            <text:p>0.5820398</text:p>
          </table:table-cell>
          <table:table-cell office:value-type="float" office:value="32.748417" calcext:value-type="float">
            <text:p>32.748417</text:p>
          </table:table-cell>
          <table:table-cell office:value-type="float" office:value="1.2743222" calcext:value-type="float">
            <text:p>1.2743222</text:p>
          </table:table-cell>
          <table:table-cell office:value-type="float" office:value="26.069847" calcext:value-type="float">
            <text:p>26.069847</text:p>
          </table:table-cell>
          <table:table-cell office:value-type="float" office:value="0.714491" calcext:value-type="float">
            <text:p>0.714491</text:p>
          </table:table-cell>
          <table:table-cell office:value-type="float" office:value="25.660059" calcext:value-type="float">
            <text:p>25.660059</text:p>
          </table:table-cell>
          <table:table-cell office:value-type="float" office:value="-0.8116799" calcext:value-type="float">
            <text:p>-0.8116799</text:p>
          </table:table-cell>
          <table:table-cell office:value-type="float" office:value="32.27577" calcext:value-type="float">
            <text:p>32.27577</text:p>
          </table:table-cell>
          <table:table-cell office:value-type="float" office:value="-3.0142307" calcext:value-type="float">
            <text:p>-3.0142307</text:p>
          </table:table-cell>
          <table:table-cell office:value-type="float" office:value="30.055552" calcext:value-type="float">
            <text:p>30.055552</text:p>
          </table:table-cell>
          <table:table-cell office:value-type="float" office:value="-1.7169989" calcext:value-type="float">
            <text:p>-1.7169989</text:p>
          </table:table-cell>
          <table:table-cell office:value-type="float" office:value="34.139248" calcext:value-type="float">
            <text:p>34.139248</text:p>
          </table:table-cell>
          <table:table-cell office:value-type="float" office:value="-1.6961083" calcext:value-type="float">
            <text:p>-1.6961083</text:p>
          </table:table-cell>
          <table:table-cell office:value-type="float" office:value="29.692446" calcext:value-type="float">
            <text:p>29.692446</text:p>
          </table:table-cell>
          <table:table-cell office:value-type="float" office:value="-1.2938507" calcext:value-type="float">
            <text:p>-1.2938507</text:p>
          </table:table-cell>
          <table:table-cell office:value-type="float" office:value="42.001865" calcext:value-type="float">
            <text:p>42.0018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32.wav</text:p>
          </table:table-cell>
          <table:table-cell office:value-type="float" office:value="2344.52592359673" calcext:value-type="float">
            <text:p>2344.52592359673</text:p>
          </table:table-cell>
          <table:table-cell office:value-type="float" office:value="274368.65134914" calcext:value-type="float">
            <text:p>274368.65134914</text:p>
          </table:table-cell>
          <table:table-cell office:value-type="float" office:value="2374.88372232089" calcext:value-type="float">
            <text:p>2374.88372232089</text:p>
          </table:table-cell>
          <table:table-cell office:value-type="float" office:value="99938.0842004692" calcext:value-type="float">
            <text:p>99938.0842004692</text:p>
          </table:table-cell>
          <table:table-cell office:value-type="float" office:value="18.1674041822621" calcext:value-type="float">
            <text:p>18.1674041822621</text:p>
          </table:table-cell>
          <table:table-cell office:value-type="float" office:value="14.870210945802" calcext:value-type="float">
            <text:p>14.870210945802</text:p>
          </table:table-cell>
          <table:table-cell office:value-type="float" office:value="0.027131973" calcext:value-type="float">
            <text:p>0.027131973</text:p>
          </table:table-cell>
          <table:table-cell office:value-type="float" office:value="0.0007708877" calcext:value-type="float">
            <text:p>0.0007708877</text:p>
          </table:table-cell>
          <table:table-cell office:value-type="float" office:value="4728.64209357109" calcext:value-type="float">
            <text:p>4728.64209357109</text:p>
          </table:table-cell>
          <table:table-cell office:value-type="float" office:value="1176876.34957996" calcext:value-type="float">
            <text:p>1176876.34957996</text:p>
          </table:table-cell>
          <table:table-cell office:value-type="float" office:value="3.08103053453807" calcext:value-type="float">
            <text:p>3.08103053453807</text:p>
          </table:table-cell>
          <table:table-cell office:value-type="float" office:value="10.8523557090672" calcext:value-type="float">
            <text:p>10.8523557090672</text:p>
          </table:table-cell>
          <table:table-cell office:value-type="float" office:value="0.021020162177347" calcext:value-type="float">
            <text:p>0.021020162177347</text:p>
          </table:table-cell>
          <table:table-cell office:value-type="float" office:value="0.0084322995244253" calcext:value-type="float">
            <text:p>0.0084322995244253</text:p>
          </table:table-cell>
          <table:table-cell office:value-type="float" office:value="0.115897095658397" calcext:value-type="float">
            <text:p>0.115897095658397</text:p>
          </table:table-cell>
          <table:table-cell office:value-type="float" office:value="0.00166699919192971" calcext:value-type="float">
            <text:p>0.00166699919192971</text:p>
          </table:table-cell>
          <table:table-cell office:value-type="float" office:value="0.38331518" calcext:value-type="float">
            <text:p>0.38331518</text:p>
          </table:table-cell>
          <table:table-cell office:value-type="float" office:value="0.0870288" calcext:value-type="float">
            <text:p>0.0870288</text:p>
          </table:table-cell>
          <table:table-cell office:value-type="float" office:value="0.26452556" calcext:value-type="float">
            <text:p>0.26452556</text:p>
          </table:table-cell>
          <table:table-cell office:value-type="float" office:value="0.013359556" calcext:value-type="float">
            <text:p>0.013359556</text:p>
          </table:table-cell>
          <table:table-cell office:value-type="float" office:value="0.036600105" calcext:value-type="float">
            <text:p>0.036600105</text:p>
          </table:table-cell>
          <table:table-cell office:value-type="float" office:value="0" calcext:value-type="float">
            <text:p>0</text:p>
          </table:table-cell>
          <table:table-cell office:value-type="float" office:value="0.22182517" calcext:value-type="float">
            <text:p>0.22182517</text:p>
          </table:table-cell>
          <table:table-cell office:value-type="float" office:value="0.0024335997" calcext:value-type="float">
            <text:p>0.0024335997</text:p>
          </table:table-cell>
          <table:table-cell office:value-type="float" office:value="0.179566265805857" calcext:value-type="float">
            <text:p>0.179566265805857</text:p>
          </table:table-cell>
          <table:table-cell office:value-type="float" office:value="0.0428425391047713" calcext:value-type="float">
            <text:p>0.0428425391047713</text:p>
          </table:table-cell>
          <table:table-cell office:value-type="float" office:value="0.017454663" calcext:value-type="float">
            <text:p>0.017454663</text:p>
          </table:table-cell>
          <table:table-cell office:value-type="float" office:value="-26.406567" calcext:value-type="float">
            <text:p>-26.406567</text:p>
          </table:table-cell>
          <table:table-cell office:value-type="float" office:value="1052.4598" calcext:value-type="float">
            <text:p>1052.4598</text:p>
          </table:table-cell>
          <table:table-cell office:value-type="float" office:value="85.88428" calcext:value-type="float">
            <text:p>85.88428</text:p>
          </table:table-cell>
          <table:table-cell office:value-type="float" office:value="488.55753" calcext:value-type="float">
            <text:p>488.55753</text:p>
          </table:table-cell>
          <table:table-cell office:value-type="float" office:value="-17.21161" calcext:value-type="float">
            <text:p>-17.21161</text:p>
          </table:table-cell>
          <table:table-cell office:value-type="float" office:value="233.5747" calcext:value-type="float">
            <text:p>233.5747</text:p>
          </table:table-cell>
          <table:table-cell office:value-type="float" office:value="35.311558" calcext:value-type="float">
            <text:p>35.311558</text:p>
          </table:table-cell>
          <table:table-cell office:value-type="float" office:value="126.944405" calcext:value-type="float">
            <text:p>126.944405</text:p>
          </table:table-cell>
          <table:table-cell office:value-type="float" office:value="9.982888" calcext:value-type="float">
            <text:p>9.982888</text:p>
          </table:table-cell>
          <table:table-cell office:value-type="float" office:value="152.89627" calcext:value-type="float">
            <text:p>152.89627</text:p>
          </table:table-cell>
          <table:table-cell office:value-type="float" office:value="10.665744" calcext:value-type="float">
            <text:p>10.665744</text:p>
          </table:table-cell>
          <table:table-cell office:value-type="float" office:value="72.84443" calcext:value-type="float">
            <text:p>72.84443</text:p>
          </table:table-cell>
          <table:table-cell office:value-type="float" office:value="1.3990859" calcext:value-type="float">
            <text:p>1.3990859</text:p>
          </table:table-cell>
          <table:table-cell office:value-type="float" office:value="63.59555" calcext:value-type="float">
            <text:p>63.59555</text:p>
          </table:table-cell>
          <table:table-cell office:value-type="float" office:value="4.5759234" calcext:value-type="float">
            <text:p>4.5759234</text:p>
          </table:table-cell>
          <table:table-cell office:value-type="float" office:value="61.63331" calcext:value-type="float">
            <text:p>61.63331</text:p>
          </table:table-cell>
          <table:table-cell office:value-type="float" office:value="-0.12147766" calcext:value-type="float">
            <text:p>-0.12147766</text:p>
          </table:table-cell>
          <table:table-cell office:value-type="float" office:value="51.603783" calcext:value-type="float">
            <text:p>51.603783</text:p>
          </table:table-cell>
          <table:table-cell office:value-type="float" office:value="2.0990708" calcext:value-type="float">
            <text:p>2.0990708</text:p>
          </table:table-cell>
          <table:table-cell office:value-type="float" office:value="47.139812" calcext:value-type="float">
            <text:p>47.139812</text:p>
          </table:table-cell>
          <table:table-cell office:value-type="float" office:value="0.32295215" calcext:value-type="float">
            <text:p>0.32295215</text:p>
          </table:table-cell>
          <table:table-cell office:value-type="float" office:value="82.78877" calcext:value-type="float">
            <text:p>82.78877</text:p>
          </table:table-cell>
          <table:table-cell office:value-type="float" office:value="5.3930078" calcext:value-type="float">
            <text:p>5.3930078</text:p>
          </table:table-cell>
          <table:table-cell office:value-type="float" office:value="43.60534" calcext:value-type="float">
            <text:p>43.60534</text:p>
          </table:table-cell>
          <table:table-cell office:value-type="float" office:value="-1.0125064" calcext:value-type="float">
            <text:p>-1.0125064</text:p>
          </table:table-cell>
          <table:table-cell office:value-type="float" office:value="48.943916" calcext:value-type="float">
            <text:p>48.943916</text:p>
          </table:table-cell>
          <table:table-cell office:value-type="float" office:value="0.3731832" calcext:value-type="float">
            <text:p>0.3731832</text:p>
          </table:table-cell>
          <table:table-cell office:value-type="float" office:value="33.455482" calcext:value-type="float">
            <text:p>33.455482</text:p>
          </table:table-cell>
          <table:table-cell office:value-type="float" office:value="-1.6099937" calcext:value-type="float">
            <text:p>-1.6099937</text:p>
          </table:table-cell>
          <table:table-cell office:value-type="float" office:value="52.5099" calcext:value-type="float">
            <text:p>52.5099</text:p>
          </table:table-cell>
          <table:table-cell office:value-type="float" office:value="-2.4630904" calcext:value-type="float">
            <text:p>-2.4630904</text:p>
          </table:table-cell>
          <table:table-cell office:value-type="float" office:value="53.135197" calcext:value-type="float">
            <text:p>53.135197</text:p>
          </table:table-cell>
          <table:table-cell office:value-type="float" office:value="-5.9575667" calcext:value-type="float">
            <text:p>-5.9575667</text:p>
          </table:table-cell>
          <table:table-cell office:value-type="float" office:value="43.86705" calcext:value-type="float">
            <text:p>43.86705</text:p>
          </table:table-cell>
          <table:table-cell office:value-type="float" office:value="-1.5919794" calcext:value-type="float">
            <text:p>-1.5919794</text:p>
          </table:table-cell>
          <table:table-cell office:value-type="float" office:value="46.816715" calcext:value-type="float">
            <text:p>46.816715</text:p>
          </table:table-cell>
          <table:table-cell office:value-type="float" office:value="-6.750192" calcext:value-type="float">
            <text:p>-6.750192</text:p>
          </table:table-cell>
          <table:table-cell office:value-type="float" office:value="54.27889" calcext:value-type="float">
            <text:p>54.27889</text:p>
          </table:table-cell>
          <table:table-cell office:value-type="float" office:value="-1.347262" calcext:value-type="float">
            <text:p>-1.347262</text:p>
          </table:table-cell>
          <table:table-cell office:value-type="float" office:value="54.012714" calcext:value-type="float">
            <text:p>54.0127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13.wav</text:p>
          </table:table-cell>
          <table:table-cell office:value-type="float" office:value="1597.51801575774" calcext:value-type="float">
            <text:p>1597.51801575774</text:p>
          </table:table-cell>
          <table:table-cell office:value-type="float" office:value="704726.779018781" calcext:value-type="float">
            <text:p>704726.779018781</text:p>
          </table:table-cell>
          <table:table-cell office:value-type="float" office:value="2238.09909506334" calcext:value-type="float">
            <text:p>2238.09909506334</text:p>
          </table:table-cell>
          <table:table-cell office:value-type="float" office:value="276442.51195603" calcext:value-type="float">
            <text:p>276442.51195603</text:p>
          </table:table-cell>
          <table:table-cell office:value-type="float" office:value="22.5828728754142" calcext:value-type="float">
            <text:p>22.5828728754142</text:p>
          </table:table-cell>
          <table:table-cell office:value-type="float" office:value="65.5576535376918" calcext:value-type="float">
            <text:p>65.5576535376918</text:p>
          </table:table-cell>
          <table:table-cell office:value-type="float" office:value="0.0027679682" calcext:value-type="float">
            <text:p>0.0027679682</text:p>
          </table:table-cell>
          <table:table-cell office:value-type="float" office:value="0.000034200857" calcext:value-type="float">
            <text:p>0.000034200857</text:p>
          </table:table-cell>
          <table:table-cell office:value-type="float" office:value="3826.66502773347" calcext:value-type="float">
            <text:p>3826.66502773347</text:p>
          </table:table-cell>
          <table:table-cell office:value-type="float" office:value="4554303.28887029" calcext:value-type="float">
            <text:p>4554303.28887029</text:p>
          </table:table-cell>
          <table:table-cell office:value-type="float" office:value="1.15850827204967" calcext:value-type="float">
            <text:p>1.15850827204967</text:p>
          </table:table-cell>
          <table:table-cell office:value-type="float" office:value="1.88883034195229" calcext:value-type="float">
            <text:p>1.88883034195229</text:p>
          </table:table-cell>
          <table:table-cell office:value-type="float" office:value="0.0199769134572862" calcext:value-type="float">
            <text:p>0.0199769134572862</text:p>
          </table:table-cell>
          <table:table-cell office:value-type="float" office:value="0.00921013299230106" calcext:value-type="float">
            <text:p>0.00921013299230106</text:p>
          </table:table-cell>
          <table:table-cell office:value-type="float" office:value="0.0461099127513534" calcext:value-type="float">
            <text:p>0.0461099127513534</text:p>
          </table:table-cell>
          <table:table-cell office:value-type="float" office:value="0.00147958503674165" calcext:value-type="float">
            <text:p>0.00147958503674165</text:p>
          </table:table-cell>
          <table:table-cell office:value-type="float" office:value="0.44025162" calcext:value-type="float">
            <text:p>0.44025162</text:p>
          </table:table-cell>
          <table:table-cell office:value-type="float" office:value="0.09267544" calcext:value-type="float">
            <text:p>0.09267544</text:p>
          </table:table-cell>
          <table:table-cell office:value-type="float" office:value="0.22987558" calcext:value-type="float">
            <text:p>0.22987558</text:p>
          </table:table-cell>
          <table:table-cell office:value-type="float" office:value="0.03049055" calcext:value-type="float">
            <text:p>0.03049055</text:p>
          </table:table-cell>
          <table:table-cell office:value-type="float" office:value="0.021716077" calcext:value-type="float">
            <text:p>0.021716077</text:p>
          </table:table-cell>
          <table:table-cell office:value-type="float" office:value="0" calcext:value-type="float">
            <text:p>0</text:p>
          </table:table-cell>
          <table:table-cell office:value-type="float" office:value="0.13366963" calcext:value-type="float">
            <text:p>0.13366963</text:p>
          </table:table-cell>
          <table:table-cell office:value-type="float" office:value="0.001955305" calcext:value-type="float">
            <text:p>0.001955305</text:p>
          </table:table-cell>
          <table:table-cell office:value-type="float" office:value="0.142322993789488" calcext:value-type="float">
            <text:p>0.142322993789488</text:p>
          </table:table-cell>
          <table:table-cell office:value-type="float" office:value="0.0292016410987993" calcext:value-type="float">
            <text:p>0.0292016410987993</text:p>
          </table:table-cell>
          <table:table-cell office:value-type="float" office:value="0.027885137" calcext:value-type="float">
            <text:p>0.027885137</text:p>
          </table:table-cell>
          <table:table-cell office:value-type="float" office:value="-211.21675" calcext:value-type="float">
            <text:p>-211.21675</text:p>
          </table:table-cell>
          <table:table-cell office:value-type="float" office:value="4662.6055" calcext:value-type="float">
            <text:p>4662.6055</text:p>
          </table:table-cell>
          <table:table-cell office:value-type="float" office:value="95.75193" calcext:value-type="float">
            <text:p>95.75193</text:p>
          </table:table-cell>
          <table:table-cell office:value-type="float" office:value="857.4632" calcext:value-type="float">
            <text:p>857.4632</text:p>
          </table:table-cell>
          <table:table-cell office:value-type="float" office:value="40.583527" calcext:value-type="float">
            <text:p>40.583527</text:p>
          </table:table-cell>
          <table:table-cell office:value-type="float" office:value="751.49866" calcext:value-type="float">
            <text:p>751.49866</text:p>
          </table:table-cell>
          <table:table-cell office:value-type="float" office:value="68.280975" calcext:value-type="float">
            <text:p>68.280975</text:p>
          </table:table-cell>
          <table:table-cell office:value-type="float" office:value="274.29944" calcext:value-type="float">
            <text:p>274.29944</text:p>
          </table:table-cell>
          <table:table-cell office:value-type="float" office:value="5.304847" calcext:value-type="float">
            <text:p>5.304847</text:p>
          </table:table-cell>
          <table:table-cell office:value-type="float" office:value="162.75044" calcext:value-type="float">
            <text:p>162.75044</text:p>
          </table:table-cell>
          <table:table-cell office:value-type="float" office:value="30.969952" calcext:value-type="float">
            <text:p>30.969952</text:p>
          </table:table-cell>
          <table:table-cell office:value-type="float" office:value="144.86623" calcext:value-type="float">
            <text:p>144.86623</text:p>
          </table:table-cell>
          <table:table-cell office:value-type="float" office:value="-5.2771754" calcext:value-type="float">
            <text:p>-5.2771754</text:p>
          </table:table-cell>
          <table:table-cell office:value-type="float" office:value="117.15884" calcext:value-type="float">
            <text:p>117.15884</text:p>
          </table:table-cell>
          <table:table-cell office:value-type="float" office:value="22.821358" calcext:value-type="float">
            <text:p>22.821358</text:p>
          </table:table-cell>
          <table:table-cell office:value-type="float" office:value="118.596" calcext:value-type="float">
            <text:p>118.596</text:p>
          </table:table-cell>
          <table:table-cell office:value-type="float" office:value="-1.6232678" calcext:value-type="float">
            <text:p>-1.6232678</text:p>
          </table:table-cell>
          <table:table-cell office:value-type="float" office:value="148.08434" calcext:value-type="float">
            <text:p>148.08434</text:p>
          </table:table-cell>
          <table:table-cell office:value-type="float" office:value="17.491806" calcext:value-type="float">
            <text:p>17.491806</text:p>
          </table:table-cell>
          <table:table-cell office:value-type="float" office:value="79.57539" calcext:value-type="float">
            <text:p>79.57539</text:p>
          </table:table-cell>
          <table:table-cell office:value-type="float" office:value="-11.495021" calcext:value-type="float">
            <text:p>-11.495021</text:p>
          </table:table-cell>
          <table:table-cell office:value-type="float" office:value="60.38224" calcext:value-type="float">
            <text:p>60.38224</text:p>
          </table:table-cell>
          <table:table-cell office:value-type="float" office:value="8.730979" calcext:value-type="float">
            <text:p>8.730979</text:p>
          </table:table-cell>
          <table:table-cell office:value-type="float" office:value="61.135895" calcext:value-type="float">
            <text:p>61.135895</text:p>
          </table:table-cell>
          <table:table-cell office:value-type="float" office:value="-10.45692" calcext:value-type="float">
            <text:p>-10.45692</text:p>
          </table:table-cell>
          <table:table-cell office:value-type="float" office:value="54.242004" calcext:value-type="float">
            <text:p>54.242004</text:p>
          </table:table-cell>
          <table:table-cell office:value-type="float" office:value="5.7192817" calcext:value-type="float">
            <text:p>5.7192817</text:p>
          </table:table-cell>
          <table:table-cell office:value-type="float" office:value="55.05292" calcext:value-type="float">
            <text:p>55.05292</text:p>
          </table:table-cell>
          <table:table-cell office:value-type="float" office:value="-7.8945274" calcext:value-type="float">
            <text:p>-7.8945274</text:p>
          </table:table-cell>
          <table:table-cell office:value-type="float" office:value="47.81393" calcext:value-type="float">
            <text:p>47.81393</text:p>
          </table:table-cell>
          <table:table-cell office:value-type="float" office:value="3.7230728" calcext:value-type="float">
            <text:p>3.7230728</text:p>
          </table:table-cell>
          <table:table-cell office:value-type="float" office:value="41.52583" calcext:value-type="float">
            <text:p>41.52583</text:p>
          </table:table-cell>
          <table:table-cell office:value-type="float" office:value="-6.6363826" calcext:value-type="float">
            <text:p>-6.6363826</text:p>
          </table:table-cell>
          <table:table-cell office:value-type="float" office:value="81.41333" calcext:value-type="float">
            <text:p>81.41333</text:p>
          </table:table-cell>
          <table:table-cell office:value-type="float" office:value="-1.2775115" calcext:value-type="float">
            <text:p>-1.2775115</text:p>
          </table:table-cell>
          <table:table-cell office:value-type="float" office:value="97.17778" calcext:value-type="float">
            <text:p>97.17778</text:p>
          </table:table-cell>
          <table:table-cell office:value-type="float" office:value="2.7818985" calcext:value-type="float">
            <text:p>2.7818985</text:p>
          </table:table-cell>
          <table:table-cell office:value-type="float" office:value="106.33911" calcext:value-type="float">
            <text:p>106.33911</text:p>
          </table:table-cell>
          <table:table-cell office:value-type="float" office:value="6.266782" calcext:value-type="float">
            <text:p>6.266782</text:p>
          </table:table-cell>
          <table:table-cell office:value-type="float" office:value="77.18732" calcext:value-type="float">
            <text:p>77.187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20.wav</text:p>
          </table:table-cell>
          <table:table-cell office:value-type="float" office:value="2188.05753080266" calcext:value-type="float">
            <text:p>2188.05753080266</text:p>
          </table:table-cell>
          <table:table-cell office:value-type="float" office:value="319669.523527833" calcext:value-type="float">
            <text:p>319669.523527833</text:p>
          </table:table-cell>
          <table:table-cell office:value-type="float" office:value="2120.19651193679" calcext:value-type="float">
            <text:p>2120.19651193679</text:p>
          </table:table-cell>
          <table:table-cell office:value-type="float" office:value="88581.0820050679" calcext:value-type="float">
            <text:p>88581.0820050679</text:p>
          </table:table-cell>
          <table:table-cell office:value-type="float" office:value="20.2088045879818" calcext:value-type="float">
            <text:p>20.2088045879818</text:p>
          </table:table-cell>
          <table:table-cell office:value-type="float" office:value="94.1902118058899" calcext:value-type="float">
            <text:p>94.1902118058899</text:p>
          </table:table-cell>
          <table:table-cell office:value-type="float" office:value="0.010469467" calcext:value-type="float">
            <text:p>0.010469467</text:p>
          </table:table-cell>
          <table:table-cell office:value-type="float" office:value="0.0002652004" calcext:value-type="float">
            <text:p>0.0002652004</text:p>
          </table:table-cell>
          <table:table-cell office:value-type="float" office:value="4431.91790304162" calcext:value-type="float">
            <text:p>4431.91790304162</text:p>
          </table:table-cell>
          <table:table-cell office:value-type="float" office:value="1389786.8932441" calcext:value-type="float">
            <text:p>1389786.8932441</text:p>
          </table:table-cell>
          <table:table-cell office:value-type="float" office:value="2.47814246847518" calcext:value-type="float">
            <text:p>2.47814246847518</text:p>
          </table:table-cell>
          <table:table-cell office:value-type="float" office:value="7.82215417846847" calcext:value-type="float">
            <text:p>7.82215417846847</text:p>
          </table:table-cell>
          <table:table-cell office:value-type="float" office:value="0.003240269139787" calcext:value-type="float">
            <text:p>0.003240269139787</text:p>
          </table:table-cell>
          <table:table-cell office:value-type="float" office:value="0.01052976303396" calcext:value-type="float">
            <text:p>0.01052976303396</text:p>
          </table:table-cell>
          <table:table-cell office:value-type="float" office:value="0.117533035455336" calcext:value-type="float">
            <text:p>0.117533035455336</text:p>
          </table:table-cell>
          <table:table-cell office:value-type="float" office:value="0.00257796708211721" calcext:value-type="float">
            <text:p>0.00257796708211721</text:p>
          </table:table-cell>
          <table:table-cell office:value-type="float" office:value="0.39801338" calcext:value-type="float">
            <text:p>0.39801338</text:p>
          </table:table-cell>
          <table:table-cell office:value-type="float" office:value="0.0806496" calcext:value-type="float">
            <text:p>0.0806496</text:p>
          </table:table-cell>
          <table:table-cell office:value-type="float" office:value="0.2606861" calcext:value-type="float">
            <text:p>0.2606861</text:p>
          </table:table-cell>
          <table:table-cell office:value-type="float" office:value="0.015376096" calcext:value-type="float">
            <text:p>0.015376096</text:p>
          </table:table-cell>
          <table:table-cell office:value-type="float" office:value="0.12007737" calcext:value-type="float">
            <text:p>0.12007737</text:p>
          </table:table-cell>
          <table:table-cell office:value-type="float" office:value="0" calcext:value-type="float">
            <text:p>0</text:p>
          </table:table-cell>
          <table:table-cell office:value-type="float" office:value="0.15243913" calcext:value-type="float">
            <text:p>0.15243913</text:p>
          </table:table-cell>
          <table:table-cell office:value-type="float" office:value="0.0020374388" calcext:value-type="float">
            <text:p>0.0020374388</text:p>
          </table:table-cell>
          <table:table-cell office:value-type="float" office:value="0.201065609294688" calcext:value-type="float">
            <text:p>0.201065609294688</text:p>
          </table:table-cell>
          <table:table-cell office:value-type="float" office:value="0.0521953395678939" calcext:value-type="float">
            <text:p>0.0521953395678939</text:p>
          </table:table-cell>
          <table:table-cell office:value-type="float" office:value="0.21453701" calcext:value-type="float">
            <text:p>0.21453701</text:p>
          </table:table-cell>
          <table:table-cell office:value-type="float" office:value="-56.960926" calcext:value-type="float">
            <text:p>-56.960926</text:p>
          </table:table-cell>
          <table:table-cell office:value-type="float" office:value="2017.259" calcext:value-type="float">
            <text:p>2017.259</text:p>
          </table:table-cell>
          <table:table-cell office:value-type="float" office:value="115.221" calcext:value-type="float">
            <text:p>115.221</text:p>
          </table:table-cell>
          <table:table-cell office:value-type="float" office:value="500.94977" calcext:value-type="float">
            <text:p>500.94977</text:p>
          </table:table-cell>
          <table:table-cell office:value-type="float" office:value="-30.44724" calcext:value-type="float">
            <text:p>-30.44724</text:p>
          </table:table-cell>
          <table:table-cell office:value-type="float" office:value="311.79138" calcext:value-type="float">
            <text:p>311.79138</text:p>
          </table:table-cell>
          <table:table-cell office:value-type="float" office:value="37.199028" calcext:value-type="float">
            <text:p>37.199028</text:p>
          </table:table-cell>
          <table:table-cell office:value-type="float" office:value="116.47401" calcext:value-type="float">
            <text:p>116.47401</text:p>
          </table:table-cell>
          <table:table-cell office:value-type="float" office:value="-21.998432" calcext:value-type="float">
            <text:p>-21.998432</text:p>
          </table:table-cell>
          <table:table-cell office:value-type="float" office:value="141.39107" calcext:value-type="float">
            <text:p>141.39107</text:p>
          </table:table-cell>
          <table:table-cell office:value-type="float" office:value="21.875803" calcext:value-type="float">
            <text:p>21.875803</text:p>
          </table:table-cell>
          <table:table-cell office:value-type="float" office:value="106.19867" calcext:value-type="float">
            <text:p>106.19867</text:p>
          </table:table-cell>
          <table:table-cell office:value-type="float" office:value="-19.772882" calcext:value-type="float">
            <text:p>-19.772882</text:p>
          </table:table-cell>
          <table:table-cell office:value-type="float" office:value="65.65412" calcext:value-type="float">
            <text:p>65.65412</text:p>
          </table:table-cell>
          <table:table-cell office:value-type="float" office:value="15.003683" calcext:value-type="float">
            <text:p>15.003683</text:p>
          </table:table-cell>
          <table:table-cell office:value-type="float" office:value="51.934456" calcext:value-type="float">
            <text:p>51.934456</text:p>
          </table:table-cell>
          <table:table-cell office:value-type="float" office:value="-24.094864" calcext:value-type="float">
            <text:p>-24.094864</text:p>
          </table:table-cell>
          <table:table-cell office:value-type="float" office:value="74.56734" calcext:value-type="float">
            <text:p>74.56734</text:p>
          </table:table-cell>
          <table:table-cell office:value-type="float" office:value="17.788218" calcext:value-type="float">
            <text:p>17.788218</text:p>
          </table:table-cell>
          <table:table-cell office:value-type="float" office:value="64.71467" calcext:value-type="float">
            <text:p>64.71467</text:p>
          </table:table-cell>
          <table:table-cell office:value-type="float" office:value="-17.29499" calcext:value-type="float">
            <text:p>-17.29499</text:p>
          </table:table-cell>
          <table:table-cell office:value-type="float" office:value="53.993885" calcext:value-type="float">
            <text:p>53.993885</text:p>
          </table:table-cell>
          <table:table-cell office:value-type="float" office:value="6.7472944" calcext:value-type="float">
            <text:p>6.7472944</text:p>
          </table:table-cell>
          <table:table-cell office:value-type="float" office:value="42.67623" calcext:value-type="float">
            <text:p>42.67623</text:p>
          </table:table-cell>
          <table:table-cell office:value-type="float" office:value="-10.742702" calcext:value-type="float">
            <text:p>-10.742702</text:p>
          </table:table-cell>
          <table:table-cell office:value-type="float" office:value="50.312397" calcext:value-type="float">
            <text:p>50.312397</text:p>
          </table:table-cell>
          <table:table-cell office:value-type="float" office:value="0.8205283" calcext:value-type="float">
            <text:p>0.8205283</text:p>
          </table:table-cell>
          <table:table-cell office:value-type="float" office:value="30.504324" calcext:value-type="float">
            <text:p>30.504324</text:p>
          </table:table-cell>
          <table:table-cell office:value-type="float" office:value="-10.17275" calcext:value-type="float">
            <text:p>-10.17275</text:p>
          </table:table-cell>
          <table:table-cell office:value-type="float" office:value="33.73866" calcext:value-type="float">
            <text:p>33.73866</text:p>
          </table:table-cell>
          <table:table-cell office:value-type="float" office:value="3.6925101" calcext:value-type="float">
            <text:p>3.6925101</text:p>
          </table:table-cell>
          <table:table-cell office:value-type="float" office:value="32.830185" calcext:value-type="float">
            <text:p>32.830185</text:p>
          </table:table-cell>
          <table:table-cell office:value-type="float" office:value="-8.560947" calcext:value-type="float">
            <text:p>-8.560947</text:p>
          </table:table-cell>
          <table:table-cell office:value-type="float" office:value="35.746563" calcext:value-type="float">
            <text:p>35.746563</text:p>
          </table:table-cell>
          <table:table-cell office:value-type="float" office:value="-0.9104865" calcext:value-type="float">
            <text:p>-0.9104865</text:p>
          </table:table-cell>
          <table:table-cell office:value-type="float" office:value="44.6608" calcext:value-type="float">
            <text:p>44.6608</text:p>
          </table:table-cell>
          <table:table-cell office:value-type="float" office:value="-2.530952" calcext:value-type="float">
            <text:p>-2.530952</text:p>
          </table:table-cell>
          <table:table-cell office:value-type="float" office:value="31.029322" calcext:value-type="float">
            <text:p>31.029322</text:p>
          </table:table-cell>
          <table:table-cell office:value-type="float" office:value="-1.9617608" calcext:value-type="float">
            <text:p>-1.9617608</text:p>
          </table:table-cell>
          <table:table-cell office:value-type="float" office:value="35.436157" calcext:value-type="float">
            <text:p>35.4361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73.wav</text:p>
          </table:table-cell>
          <table:table-cell office:value-type="float" office:value="2223.9691765084" calcext:value-type="float">
            <text:p>2223.9691765084</text:p>
          </table:table-cell>
          <table:table-cell office:value-type="float" office:value="292542.220469403" calcext:value-type="float">
            <text:p>292542.220469403</text:p>
          </table:table-cell>
          <table:table-cell office:value-type="float" office:value="2287.77186520068" calcext:value-type="float">
            <text:p>2287.77186520068</text:p>
          </table:table-cell>
          <table:table-cell office:value-type="float" office:value="52746.5614537143" calcext:value-type="float">
            <text:p>52746.5614537143</text:p>
          </table:table-cell>
          <table:table-cell office:value-type="float" office:value="20.5295850926948" calcext:value-type="float">
            <text:p>20.5295850926948</text:p>
          </table:table-cell>
          <table:table-cell office:value-type="float" office:value="95.7264826508234" calcext:value-type="float">
            <text:p>95.7264826508234</text:p>
          </table:table-cell>
          <table:table-cell office:value-type="float" office:value="0.009685901" calcext:value-type="float">
            <text:p>0.009685901</text:p>
          </table:table-cell>
          <table:table-cell office:value-type="float" office:value="0.00009386105" calcext:value-type="float">
            <text:p>0.00009386105</text:p>
          </table:table-cell>
          <table:table-cell office:value-type="float" office:value="4917.48080862094" calcext:value-type="float">
            <text:p>4917.48080862094</text:p>
          </table:table-cell>
          <table:table-cell office:value-type="float" office:value="927123.504251887" calcext:value-type="float">
            <text:p>927123.504251887</text:p>
          </table:table-cell>
          <table:table-cell office:value-type="float" office:value="2.42330438730571" calcext:value-type="float">
            <text:p>2.42330438730571</text:p>
          </table:table-cell>
          <table:table-cell office:value-type="float" office:value="7.70947559496218" calcext:value-type="float">
            <text:p>7.70947559496218</text:p>
          </table:table-cell>
          <table:table-cell office:value-type="float" office:value="0.0149961575603188" calcext:value-type="float">
            <text:p>0.0149961575603188</text:p>
          </table:table-cell>
          <table:table-cell office:value-type="float" office:value="0.00523476316162219" calcext:value-type="float">
            <text:p>0.00523476316162219</text:p>
          </table:table-cell>
          <table:table-cell office:value-type="float" office:value="0.110020377151005" calcext:value-type="float">
            <text:p>0.110020377151005</text:p>
          </table:table-cell>
          <table:table-cell office:value-type="float" office:value="0.00243829153333065" calcext:value-type="float">
            <text:p>0.00243829153333065</text:p>
          </table:table-cell>
          <table:table-cell office:value-type="float" office:value="0.4584868" calcext:value-type="float">
            <text:p>0.4584868</text:p>
          </table:table-cell>
          <table:table-cell office:value-type="float" office:value="0.07466455" calcext:value-type="float">
            <text:p>0.07466455</text:p>
          </table:table-cell>
          <table:table-cell office:value-type="float" office:value="0.26858386" calcext:value-type="float">
            <text:p>0.26858386</text:p>
          </table:table-cell>
          <table:table-cell office:value-type="float" office:value="0.011196038" calcext:value-type="float">
            <text:p>0.011196038</text:p>
          </table:table-cell>
          <table:table-cell office:value-type="float" office:value="0.0200127" calcext:value-type="float">
            <text:p>0.0200127</text:p>
          </table:table-cell>
          <table:table-cell office:value-type="float" office:value="0" calcext:value-type="float">
            <text:p>0</text:p>
          </table:table-cell>
          <table:table-cell office:value-type="float" office:value="0.1692631" calcext:value-type="float">
            <text:p>0.1692631</text:p>
          </table:table-cell>
          <table:table-cell office:value-type="float" office:value="0.0021605878" calcext:value-type="float">
            <text:p>0.0021605878</text:p>
          </table:table-cell>
          <table:table-cell office:value-type="float" office:value="0.126840346399929" calcext:value-type="float">
            <text:p>0.126840346399929</text:p>
          </table:table-cell>
          <table:table-cell office:value-type="float" office:value="0.0304075396965421" calcext:value-type="float">
            <text:p>0.0304075396965421</text:p>
          </table:table-cell>
          <table:table-cell office:value-type="float" office:value="-0.014624698" calcext:value-type="float">
            <text:p>-0.014624698</text:p>
          </table:table-cell>
          <table:table-cell office:value-type="float" office:value="-61.69562" calcext:value-type="float">
            <text:p>-61.69562</text:p>
          </table:table-cell>
          <table:table-cell office:value-type="float" office:value="1825.4064" calcext:value-type="float">
            <text:p>1825.4064</text:p>
          </table:table-cell>
          <table:table-cell office:value-type="float" office:value="103.5662" calcext:value-type="float">
            <text:p>103.5662</text:p>
          </table:table-cell>
          <table:table-cell office:value-type="float" office:value="352.39572" calcext:value-type="float">
            <text:p>352.39572</text:p>
          </table:table-cell>
          <table:table-cell office:value-type="float" office:value="-16.91641" calcext:value-type="float">
            <text:p>-16.91641</text:p>
          </table:table-cell>
          <table:table-cell office:value-type="float" office:value="179.09325" calcext:value-type="float">
            <text:p>179.09325</text:p>
          </table:table-cell>
          <table:table-cell office:value-type="float" office:value="49.247673" calcext:value-type="float">
            <text:p>49.247673</text:p>
          </table:table-cell>
          <table:table-cell office:value-type="float" office:value="119.008965" calcext:value-type="float">
            <text:p>119.008965</text:p>
          </table:table-cell>
          <table:table-cell office:value-type="float" office:value="-14.815669" calcext:value-type="float">
            <text:p>-14.815669</text:p>
          </table:table-cell>
          <table:table-cell office:value-type="float" office:value="65.16943" calcext:value-type="float">
            <text:p>65.16943</text:p>
          </table:table-cell>
          <table:table-cell office:value-type="float" office:value="31.691504" calcext:value-type="float">
            <text:p>31.691504</text:p>
          </table:table-cell>
          <table:table-cell office:value-type="float" office:value="69.83543" calcext:value-type="float">
            <text:p>69.83543</text:p>
          </table:table-cell>
          <table:table-cell office:value-type="float" office:value="-17.215197" calcext:value-type="float">
            <text:p>-17.215197</text:p>
          </table:table-cell>
          <table:table-cell office:value-type="float" office:value="66.9966" calcext:value-type="float">
            <text:p>66.9966</text:p>
          </table:table-cell>
          <table:table-cell office:value-type="float" office:value="24.61505" calcext:value-type="float">
            <text:p>24.61505</text:p>
          </table:table-cell>
          <table:table-cell office:value-type="float" office:value="43.469296" calcext:value-type="float">
            <text:p>43.469296</text:p>
          </table:table-cell>
          <table:table-cell office:value-type="float" office:value="-14.486075" calcext:value-type="float">
            <text:p>-14.486075</text:p>
          </table:table-cell>
          <table:table-cell office:value-type="float" office:value="55.05266" calcext:value-type="float">
            <text:p>55.05266</text:p>
          </table:table-cell>
          <table:table-cell office:value-type="float" office:value="18.019432" calcext:value-type="float">
            <text:p>18.019432</text:p>
          </table:table-cell>
          <table:table-cell office:value-type="float" office:value="68.19767" calcext:value-type="float">
            <text:p>68.19767</text:p>
          </table:table-cell>
          <table:table-cell office:value-type="float" office:value="-11.67271" calcext:value-type="float">
            <text:p>-11.67271</text:p>
          </table:table-cell>
          <table:table-cell office:value-type="float" office:value="38.489376" calcext:value-type="float">
            <text:p>38.489376</text:p>
          </table:table-cell>
          <table:table-cell office:value-type="float" office:value="11.470351" calcext:value-type="float">
            <text:p>11.470351</text:p>
          </table:table-cell>
          <table:table-cell office:value-type="float" office:value="46.565544" calcext:value-type="float">
            <text:p>46.565544</text:p>
          </table:table-cell>
          <table:table-cell office:value-type="float" office:value="-9.824015" calcext:value-type="float">
            <text:p>-9.824015</text:p>
          </table:table-cell>
          <table:table-cell office:value-type="float" office:value="39.986763" calcext:value-type="float">
            <text:p>39.986763</text:p>
          </table:table-cell>
          <table:table-cell office:value-type="float" office:value="8.85506" calcext:value-type="float">
            <text:p>8.85506</text:p>
          </table:table-cell>
          <table:table-cell office:value-type="float" office:value="31.294422" calcext:value-type="float">
            <text:p>31.294422</text:p>
          </table:table-cell>
          <table:table-cell office:value-type="float" office:value="-8.564864" calcext:value-type="float">
            <text:p>-8.564864</text:p>
          </table:table-cell>
          <table:table-cell office:value-type="float" office:value="30.433657" calcext:value-type="float">
            <text:p>30.433657</text:p>
          </table:table-cell>
          <table:table-cell office:value-type="float" office:value="4.4088697" calcext:value-type="float">
            <text:p>4.4088697</text:p>
          </table:table-cell>
          <table:table-cell office:value-type="float" office:value="30.809406" calcext:value-type="float">
            <text:p>30.809406</text:p>
          </table:table-cell>
          <table:table-cell office:value-type="float" office:value="-8.275844" calcext:value-type="float">
            <text:p>-8.275844</text:p>
          </table:table-cell>
          <table:table-cell office:value-type="float" office:value="30.012562" calcext:value-type="float">
            <text:p>30.012562</text:p>
          </table:table-cell>
          <table:table-cell office:value-type="float" office:value="1.5914819" calcext:value-type="float">
            <text:p>1.5914819</text:p>
          </table:table-cell>
          <table:table-cell office:value-type="float" office:value="49.31584" calcext:value-type="float">
            <text:p>49.31584</text:p>
          </table:table-cell>
          <table:table-cell office:value-type="float" office:value="-7.034197" calcext:value-type="float">
            <text:p>-7.034197</text:p>
          </table:table-cell>
          <table:table-cell office:value-type="float" office:value="32.45559" calcext:value-type="float">
            <text:p>32.45559</text:p>
          </table:table-cell>
          <table:table-cell office:value-type="float" office:value="-0.8262323" calcext:value-type="float">
            <text:p>-0.8262323</text:p>
          </table:table-cell>
          <table:table-cell office:value-type="float" office:value="37.853497" calcext:value-type="float">
            <text:p>37.8534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26.wav</text:p>
          </table:table-cell>
          <table:table-cell office:value-type="float" office:value="2263.20310931741" calcext:value-type="float">
            <text:p>2263.20310931741</text:p>
          </table:table-cell>
          <table:table-cell office:value-type="float" office:value="231109.974956956" calcext:value-type="float">
            <text:p>231109.974956956</text:p>
          </table:table-cell>
          <table:table-cell office:value-type="float" office:value="2150.22632903315" calcext:value-type="float">
            <text:p>2150.22632903315</text:p>
          </table:table-cell>
          <table:table-cell office:value-type="float" office:value="57601.3465092459" calcext:value-type="float">
            <text:p>57601.3465092459</text:p>
          </table:table-cell>
          <table:table-cell office:value-type="float" office:value="20.9352481832774" calcext:value-type="float">
            <text:p>20.9352481832774</text:p>
          </table:table-cell>
          <table:table-cell office:value-type="float" office:value="91.4613301635652" calcext:value-type="float">
            <text:p>91.4613301635652</text:p>
          </table:table-cell>
          <table:table-cell office:value-type="float" office:value="0.009452001" calcext:value-type="float">
            <text:p>0.009452001</text:p>
          </table:table-cell>
          <table:table-cell office:value-type="float" office:value="0.00007298352" calcext:value-type="float">
            <text:p>0.00007298352</text:p>
          </table:table-cell>
          <table:table-cell office:value-type="float" office:value="4603.00111704249" calcext:value-type="float">
            <text:p>4603.00111704249</text:p>
          </table:table-cell>
          <table:table-cell office:value-type="float" office:value="934485.918321665" calcext:value-type="float">
            <text:p>934485.918321665</text:p>
          </table:table-cell>
          <table:table-cell office:value-type="float" office:value="2.34377802518461" calcext:value-type="float">
            <text:p>2.34377802518461</text:p>
          </table:table-cell>
          <table:table-cell office:value-type="float" office:value="6.27423607063611" calcext:value-type="float">
            <text:p>6.27423607063611</text:p>
          </table:table-cell>
          <table:table-cell office:value-type="float" office:value="0.0106661247058615" calcext:value-type="float">
            <text:p>0.0106661247058615</text:p>
          </table:table-cell>
          <table:table-cell office:value-type="float" office:value="0.0121205442784233" calcext:value-type="float">
            <text:p>0.0121205442784233</text:p>
          </table:table-cell>
          <table:table-cell office:value-type="float" office:value="0.122906017377224" calcext:value-type="float">
            <text:p>0.122906017377224</text:p>
          </table:table-cell>
          <table:table-cell office:value-type="float" office:value="0.00215329987420072" calcext:value-type="float">
            <text:p>0.00215329987420072</text:p>
          </table:table-cell>
          <table:table-cell office:value-type="float" office:value="0.38332304" calcext:value-type="float">
            <text:p>0.38332304</text:p>
          </table:table-cell>
          <table:table-cell office:value-type="float" office:value="0.08043397" calcext:value-type="float">
            <text:p>0.08043397</text:p>
          </table:table-cell>
          <table:table-cell office:value-type="float" office:value="0.255326" calcext:value-type="float">
            <text:p>0.255326</text:p>
          </table:table-cell>
          <table:table-cell office:value-type="float" office:value="0.01814196" calcext:value-type="float">
            <text:p>0.01814196</text:p>
          </table:table-cell>
          <table:table-cell office:value-type="float" office:value="0.025438378" calcext:value-type="float">
            <text:p>0.025438378</text:p>
          </table:table-cell>
          <table:table-cell office:value-type="float" office:value="0" calcext:value-type="float">
            <text:p>0</text:p>
          </table:table-cell>
          <table:table-cell office:value-type="float" office:value="0.15266521" calcext:value-type="float">
            <text:p>0.15266521</text:p>
          </table:table-cell>
          <table:table-cell office:value-type="float" office:value="0.0011780721" calcext:value-type="float">
            <text:p>0.0011780721</text:p>
          </table:table-cell>
          <table:table-cell office:value-type="float" office:value="0.197630445138623" calcext:value-type="float">
            <text:p>0.197630445138623</text:p>
          </table:table-cell>
          <table:table-cell office:value-type="float" office:value="0.0497330327521459" calcext:value-type="float">
            <text:p>0.0497330327521459</text:p>
          </table:table-cell>
          <table:table-cell office:value-type="float" office:value="0.049531326" calcext:value-type="float">
            <text:p>0.049531326</text:p>
          </table:table-cell>
          <table:table-cell office:value-type="float" office:value="-58.981987" calcext:value-type="float">
            <text:p>-58.981987</text:p>
          </table:table-cell>
          <table:table-cell office:value-type="float" office:value="951.8757" calcext:value-type="float">
            <text:p>951.8757</text:p>
          </table:table-cell>
          <table:table-cell office:value-type="float" office:value="106.57721" calcext:value-type="float">
            <text:p>106.57721</text:p>
          </table:table-cell>
          <table:table-cell office:value-type="float" office:value="382.33762" calcext:value-type="float">
            <text:p>382.33762</text:p>
          </table:table-cell>
          <table:table-cell office:value-type="float" office:value="-31.803864" calcext:value-type="float">
            <text:p>-31.803864</text:p>
          </table:table-cell>
          <table:table-cell office:value-type="float" office:value="182.6668" calcext:value-type="float">
            <text:p>182.6668</text:p>
          </table:table-cell>
          <table:table-cell office:value-type="float" office:value="47.910946" calcext:value-type="float">
            <text:p>47.910946</text:p>
          </table:table-cell>
          <table:table-cell office:value-type="float" office:value="124.65966" calcext:value-type="float">
            <text:p>124.65966</text:p>
          </table:table-cell>
          <table:table-cell office:value-type="float" office:value="-17.425423" calcext:value-type="float">
            <text:p>-17.425423</text:p>
          </table:table-cell>
          <table:table-cell office:value-type="float" office:value="123.44834" calcext:value-type="float">
            <text:p>123.44834</text:p>
          </table:table-cell>
          <table:table-cell office:value-type="float" office:value="27.755241" calcext:value-type="float">
            <text:p>27.755241</text:p>
          </table:table-cell>
          <table:table-cell office:value-type="float" office:value="87.738106" calcext:value-type="float">
            <text:p>87.738106</text:p>
          </table:table-cell>
          <table:table-cell office:value-type="float" office:value="-14.010047" calcext:value-type="float">
            <text:p>-14.010047</text:p>
          </table:table-cell>
          <table:table-cell office:value-type="float" office:value="100.47048" calcext:value-type="float">
            <text:p>100.47048</text:p>
          </table:table-cell>
          <table:table-cell office:value-type="float" office:value="22.419035" calcext:value-type="float">
            <text:p>22.419035</text:p>
          </table:table-cell>
          <table:table-cell office:value-type="float" office:value="46.002457" calcext:value-type="float">
            <text:p>46.002457</text:p>
          </table:table-cell>
          <table:table-cell office:value-type="float" office:value="-20.549541" calcext:value-type="float">
            <text:p>-20.549541</text:p>
          </table:table-cell>
          <table:table-cell office:value-type="float" office:value="53.644" calcext:value-type="float">
            <text:p>53.644</text:p>
          </table:table-cell>
          <table:table-cell office:value-type="float" office:value="19.562534" calcext:value-type="float">
            <text:p>19.562534</text:p>
          </table:table-cell>
          <table:table-cell office:value-type="float" office:value="65.551704" calcext:value-type="float">
            <text:p>65.551704</text:p>
          </table:table-cell>
          <table:table-cell office:value-type="float" office:value="-14.581267" calcext:value-type="float">
            <text:p>-14.581267</text:p>
          </table:table-cell>
          <table:table-cell office:value-type="float" office:value="41.71588" calcext:value-type="float">
            <text:p>41.71588</text:p>
          </table:table-cell>
          <table:table-cell office:value-type="float" office:value="10.176432" calcext:value-type="float">
            <text:p>10.176432</text:p>
          </table:table-cell>
          <table:table-cell office:value-type="float" office:value="35.24581" calcext:value-type="float">
            <text:p>35.24581</text:p>
          </table:table-cell>
          <table:table-cell office:value-type="float" office:value="-10.946365" calcext:value-type="float">
            <text:p>-10.946365</text:p>
          </table:table-cell>
          <table:table-cell office:value-type="float" office:value="48.20921" calcext:value-type="float">
            <text:p>48.20921</text:p>
          </table:table-cell>
          <table:table-cell office:value-type="float" office:value="4.5243416" calcext:value-type="float">
            <text:p>4.5243416</text:p>
          </table:table-cell>
          <table:table-cell office:value-type="float" office:value="33.656876" calcext:value-type="float">
            <text:p>33.656876</text:p>
          </table:table-cell>
          <table:table-cell office:value-type="float" office:value="-9.725236" calcext:value-type="float">
            <text:p>-9.725236</text:p>
          </table:table-cell>
          <table:table-cell office:value-type="float" office:value="52.114147" calcext:value-type="float">
            <text:p>52.114147</text:p>
          </table:table-cell>
          <table:table-cell office:value-type="float" office:value="4.615562" calcext:value-type="float">
            <text:p>4.615562</text:p>
          </table:table-cell>
          <table:table-cell office:value-type="float" office:value="43.033257" calcext:value-type="float">
            <text:p>43.033257</text:p>
          </table:table-cell>
          <table:table-cell office:value-type="float" office:value="-10.112679" calcext:value-type="float">
            <text:p>-10.112679</text:p>
          </table:table-cell>
          <table:table-cell office:value-type="float" office:value="29.887" calcext:value-type="float">
            <text:p>29.887</text:p>
          </table:table-cell>
          <table:table-cell office:value-type="float" office:value="1.4581627" calcext:value-type="float">
            <text:p>1.4581627</text:p>
          </table:table-cell>
          <table:table-cell office:value-type="float" office:value="31.47116" calcext:value-type="float">
            <text:p>31.47116</text:p>
          </table:table-cell>
          <table:table-cell office:value-type="float" office:value="-3.0046003" calcext:value-type="float">
            <text:p>-3.0046003</text:p>
          </table:table-cell>
          <table:table-cell office:value-type="float" office:value="33.180477" calcext:value-type="float">
            <text:p>33.180477</text:p>
          </table:table-cell>
          <table:table-cell office:value-type="float" office:value="-0.6204808" calcext:value-type="float">
            <text:p>-0.6204808</text:p>
          </table:table-cell>
          <table:table-cell office:value-type="float" office:value="32.00525" calcext:value-type="float">
            <text:p>32.005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01.wav</text:p>
          </table:table-cell>
          <table:table-cell office:value-type="float" office:value="1529.29080808619" calcext:value-type="float">
            <text:p>1529.29080808619</text:p>
          </table:table-cell>
          <table:table-cell office:value-type="float" office:value="226835.071024111" calcext:value-type="float">
            <text:p>226835.071024111</text:p>
          </table:table-cell>
          <table:table-cell office:value-type="float" office:value="1845.37043983552" calcext:value-type="float">
            <text:p>1845.37043983552</text:p>
          </table:table-cell>
          <table:table-cell office:value-type="float" office:value="118117.529273766" calcext:value-type="float">
            <text:p>118117.529273766</text:p>
          </table:table-cell>
          <table:table-cell office:value-type="float" office:value="22.3773076562212" calcext:value-type="float">
            <text:p>22.3773076562212</text:p>
          </table:table-cell>
          <table:table-cell office:value-type="float" office:value="66.6784386120634" calcext:value-type="float">
            <text:p>66.6784386120634</text:p>
          </table:table-cell>
          <table:table-cell office:value-type="float" office:value="0.0029191347" calcext:value-type="float">
            <text:p>0.0029191347</text:p>
          </table:table-cell>
          <table:table-cell office:value-type="float" office:value="0.000069780195" calcext:value-type="float">
            <text:p>0.000069780195</text:p>
          </table:table-cell>
          <table:table-cell office:value-type="float" office:value="3271.44812209977" calcext:value-type="float">
            <text:p>3271.44812209977</text:p>
          </table:table-cell>
          <table:table-cell office:value-type="float" office:value="1361527.23348839" calcext:value-type="float">
            <text:p>1361527.23348839</text:p>
          </table:table-cell>
          <table:table-cell office:value-type="float" office:value="2.0983035866693" calcext:value-type="float">
            <text:p>2.0983035866693</text:p>
          </table:table-cell>
          <table:table-cell office:value-type="float" office:value="6.12472757542365" calcext:value-type="float">
            <text:p>6.12472757542365</text:p>
          </table:table-cell>
          <table:table-cell office:value-type="float" office:value="0.0189071470947898" calcext:value-type="float">
            <text:p>0.0189071470947898</text:p>
          </table:table-cell>
          <table:table-cell office:value-type="float" office:value="0.0146770819572635" calcext:value-type="float">
            <text:p>0.0146770819572635</text:p>
          </table:table-cell>
          <table:table-cell office:value-type="float" office:value="0.0549597743861176" calcext:value-type="float">
            <text:p>0.0549597743861176</text:p>
          </table:table-cell>
          <table:table-cell office:value-type="float" office:value="0.000850570350763373" calcext:value-type="float">
            <text:p>0.000850570350763373</text:p>
          </table:table-cell>
          <table:table-cell office:value-type="float" office:value="0.36540443" calcext:value-type="float">
            <text:p>0.36540443</text:p>
          </table:table-cell>
          <table:table-cell office:value-type="float" office:value="0.092093" calcext:value-type="float">
            <text:p>0.092093</text:p>
          </table:table-cell>
          <table:table-cell office:value-type="float" office:value="0.24028467" calcext:value-type="float">
            <text:p>0.24028467</text:p>
          </table:table-cell>
          <table:table-cell office:value-type="float" office:value="0.025596617" calcext:value-type="float">
            <text:p>0.025596617</text:p>
          </table:table-cell>
          <table:table-cell office:value-type="float" office:value="0.23726797" calcext:value-type="float">
            <text:p>0.23726797</text:p>
          </table:table-cell>
          <table:table-cell office:value-type="float" office:value="0" calcext:value-type="float">
            <text:p>0</text:p>
          </table:table-cell>
          <table:table-cell office:value-type="float" office:value="0.1803724" calcext:value-type="float">
            <text:p>0.1803724</text:p>
          </table:table-cell>
          <table:table-cell office:value-type="float" office:value="0.004919634" calcext:value-type="float">
            <text:p>0.004919634</text:p>
          </table:table-cell>
          <table:table-cell office:value-type="float" office:value="0.158229434892227" calcext:value-type="float">
            <text:p>0.158229434892227</text:p>
          </table:table-cell>
          <table:table-cell office:value-type="float" office:value="0.0347388468638594" calcext:value-type="float">
            <text:p>0.0347388468638594</text:p>
          </table:table-cell>
          <table:table-cell office:value-type="float" office:value="0.35575232" calcext:value-type="float">
            <text:p>0.35575232</text:p>
          </table:table-cell>
          <table:table-cell office:value-type="float" office:value="-111.25285" calcext:value-type="float">
            <text:p>-111.25285</text:p>
          </table:table-cell>
          <table:table-cell office:value-type="float" office:value="3154.2026" calcext:value-type="float">
            <text:p>3154.2026</text:p>
          </table:table-cell>
          <table:table-cell office:value-type="float" office:value="134.15211" calcext:value-type="float">
            <text:p>134.15211</text:p>
          </table:table-cell>
          <table:table-cell office:value-type="float" office:value="745.4454" calcext:value-type="float">
            <text:p>745.4454</text:p>
          </table:table-cell>
          <table:table-cell office:value-type="float" office:value="-24.65805" calcext:value-type="float">
            <text:p>-24.65805</text:p>
          </table:table-cell>
          <table:table-cell office:value-type="float" office:value="318.4837" calcext:value-type="float">
            <text:p>318.4837</text:p>
          </table:table-cell>
          <table:table-cell office:value-type="float" office:value="41.54234" calcext:value-type="float">
            <text:p>41.54234</text:p>
          </table:table-cell>
          <table:table-cell office:value-type="float" office:value="203.56879" calcext:value-type="float">
            <text:p>203.56879</text:p>
          </table:table-cell>
          <table:table-cell office:value-type="float" office:value="-3.0750804" calcext:value-type="float">
            <text:p>-3.0750804</text:p>
          </table:table-cell>
          <table:table-cell office:value-type="float" office:value="131.25165" calcext:value-type="float">
            <text:p>131.25165</text:p>
          </table:table-cell>
          <table:table-cell office:value-type="float" office:value="28.475187" calcext:value-type="float">
            <text:p>28.475187</text:p>
          </table:table-cell>
          <table:table-cell office:value-type="float" office:value="73.57225" calcext:value-type="float">
            <text:p>73.57225</text:p>
          </table:table-cell>
          <table:table-cell office:value-type="float" office:value="-10.599551" calcext:value-type="float">
            <text:p>-10.599551</text:p>
          </table:table-cell>
          <table:table-cell office:value-type="float" office:value="146.67409" calcext:value-type="float">
            <text:p>146.67409</text:p>
          </table:table-cell>
          <table:table-cell office:value-type="float" office:value="14.917008" calcext:value-type="float">
            <text:p>14.917008</text:p>
          </table:table-cell>
          <table:table-cell office:value-type="float" office:value="53.902203" calcext:value-type="float">
            <text:p>53.902203</text:p>
          </table:table-cell>
          <table:table-cell office:value-type="float" office:value="-14.410271" calcext:value-type="float">
            <text:p>-14.410271</text:p>
          </table:table-cell>
          <table:table-cell office:value-type="float" office:value="118.97467" calcext:value-type="float">
            <text:p>118.97467</text:p>
          </table:table-cell>
          <table:table-cell office:value-type="float" office:value="8.844091" calcext:value-type="float">
            <text:p>8.844091</text:p>
          </table:table-cell>
          <table:table-cell office:value-type="float" office:value="49.57464" calcext:value-type="float">
            <text:p>49.57464</text:p>
          </table:table-cell>
          <table:table-cell office:value-type="float" office:value="-4.5479774" calcext:value-type="float">
            <text:p>-4.5479774</text:p>
          </table:table-cell>
          <table:table-cell office:value-type="float" office:value="71.35295" calcext:value-type="float">
            <text:p>71.35295</text:p>
          </table:table-cell>
          <table:table-cell office:value-type="float" office:value="9.940146" calcext:value-type="float">
            <text:p>9.940146</text:p>
          </table:table-cell>
          <table:table-cell office:value-type="float" office:value="62.030167" calcext:value-type="float">
            <text:p>62.030167</text:p>
          </table:table-cell>
          <table:table-cell office:value-type="float" office:value="-4.680241" calcext:value-type="float">
            <text:p>-4.680241</text:p>
          </table:table-cell>
          <table:table-cell office:value-type="float" office:value="54.027027" calcext:value-type="float">
            <text:p>54.027027</text:p>
          </table:table-cell>
          <table:table-cell office:value-type="float" office:value="3.6218278" calcext:value-type="float">
            <text:p>3.6218278</text:p>
          </table:table-cell>
          <table:table-cell office:value-type="float" office:value="34.821846" calcext:value-type="float">
            <text:p>34.821846</text:p>
          </table:table-cell>
          <table:table-cell office:value-type="float" office:value="-5.5554714" calcext:value-type="float">
            <text:p>-5.5554714</text:p>
          </table:table-cell>
          <table:table-cell office:value-type="float" office:value="49.379974" calcext:value-type="float">
            <text:p>49.379974</text:p>
          </table:table-cell>
          <table:table-cell office:value-type="float" office:value="3.3616462" calcext:value-type="float">
            <text:p>3.3616462</text:p>
          </table:table-cell>
          <table:table-cell office:value-type="float" office:value="28.226122" calcext:value-type="float">
            <text:p>28.226122</text:p>
          </table:table-cell>
          <table:table-cell office:value-type="float" office:value="-4.9562955" calcext:value-type="float">
            <text:p>-4.9562955</text:p>
          </table:table-cell>
          <table:table-cell office:value-type="float" office:value="38.25593" calcext:value-type="float">
            <text:p>38.25593</text:p>
          </table:table-cell>
          <table:table-cell office:value-type="float" office:value="-1.4779108" calcext:value-type="float">
            <text:p>-1.4779108</text:p>
          </table:table-cell>
          <table:table-cell office:value-type="float" office:value="38.036705" calcext:value-type="float">
            <text:p>38.036705</text:p>
          </table:table-cell>
          <table:table-cell office:value-type="float" office:value="0.08931572" calcext:value-type="float">
            <text:p>0.08931572</text:p>
          </table:table-cell>
          <table:table-cell office:value-type="float" office:value="31.705431" calcext:value-type="float">
            <text:p>31.705431</text:p>
          </table:table-cell>
          <table:table-cell office:value-type="float" office:value="-5.3481984" calcext:value-type="float">
            <text:p>-5.3481984</text:p>
          </table:table-cell>
          <table:table-cell office:value-type="float" office:value="37.67895" calcext:value-type="float">
            <text:p>37.678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23.wav</text:p>
          </table:table-cell>
          <table:table-cell office:value-type="float" office:value="2294.72792509627" calcext:value-type="float">
            <text:p>2294.72792509627</text:p>
          </table:table-cell>
          <table:table-cell office:value-type="float" office:value="394330.892590979" calcext:value-type="float">
            <text:p>394330.892590979</text:p>
          </table:table-cell>
          <table:table-cell office:value-type="float" office:value="2206.9632009875" calcext:value-type="float">
            <text:p>2206.9632009875</text:p>
          </table:table-cell>
          <table:table-cell office:value-type="float" office:value="120162.621397243" calcext:value-type="float">
            <text:p>120162.621397243</text:p>
          </table:table-cell>
          <table:table-cell office:value-type="float" office:value="22.3840948186746" calcext:value-type="float">
            <text:p>22.3840948186746</text:p>
          </table:table-cell>
          <table:table-cell office:value-type="float" office:value="85.4773439390331" calcext:value-type="float">
            <text:p>85.4773439390331</text:p>
          </table:table-cell>
          <table:table-cell office:value-type="float" office:value="0.007611246" calcext:value-type="float">
            <text:p>0.007611246</text:p>
          </table:table-cell>
          <table:table-cell office:value-type="float" office:value="0.00005859918" calcext:value-type="float">
            <text:p>0.00005859918</text:p>
          </table:table-cell>
          <table:table-cell office:value-type="float" office:value="4847.93505746085" calcext:value-type="float">
            <text:p>4847.93505746085</text:p>
          </table:table-cell>
          <table:table-cell office:value-type="float" office:value="1676202.04174738" calcext:value-type="float">
            <text:p>1676202.04174738</text:p>
          </table:table-cell>
          <table:table-cell office:value-type="float" office:value="1.86589147650565" calcext:value-type="float">
            <text:p>1.86589147650565</text:p>
          </table:table-cell>
          <table:table-cell office:value-type="float" office:value="4.61057012997408" calcext:value-type="float">
            <text:p>4.61057012997408</text:p>
          </table:table-cell>
          <table:table-cell office:value-type="float" office:value="-0.00578412739722707" calcext:value-type="float">
            <text:p>-0.00578412739722707</text:p>
          </table:table-cell>
          <table:table-cell office:value-type="float" office:value="0.0263192256155054" calcext:value-type="float">
            <text:p>0.0263192256155054</text:p>
          </table:table-cell>
          <table:table-cell office:value-type="float" office:value="0.115567070886504" calcext:value-type="float">
            <text:p>0.115567070886504</text:p>
          </table:table-cell>
          <table:table-cell office:value-type="float" office:value="0.00236810696020007" calcext:value-type="float">
            <text:p>0.00236810696020007</text:p>
          </table:table-cell>
          <table:table-cell office:value-type="float" office:value="0.29427958" calcext:value-type="float">
            <text:p>0.29427958</text:p>
          </table:table-cell>
          <table:table-cell office:value-type="float" office:value="0.08255681" calcext:value-type="float">
            <text:p>0.08255681</text:p>
          </table:table-cell>
          <table:table-cell office:value-type="float" office:value="0.22936183" calcext:value-type="float">
            <text:p>0.22936183</text:p>
          </table:table-cell>
          <table:table-cell office:value-type="float" office:value="0.030726492" calcext:value-type="float">
            <text:p>0.030726492</text:p>
          </table:table-cell>
          <table:table-cell office:value-type="float" office:value="-0.027072664" calcext:value-type="float">
            <text:p>-0.027072664</text:p>
          </table:table-cell>
          <table:table-cell office:value-type="float" office:value="0" calcext:value-type="float">
            <text:p>0</text:p>
          </table:table-cell>
          <table:table-cell office:value-type="float" office:value="0.13569559" calcext:value-type="float">
            <text:p>0.13569559</text:p>
          </table:table-cell>
          <table:table-cell office:value-type="float" office:value="0.0016731044" calcext:value-type="float">
            <text:p>0.0016731044</text:p>
          </table:table-cell>
          <table:table-cell office:value-type="float" office:value="0.184912076403163" calcext:value-type="float">
            <text:p>0.184912076403163</text:p>
          </table:table-cell>
          <table:table-cell office:value-type="float" office:value="0.0463890845648359" calcext:value-type="float">
            <text:p>0.0463890845648359</text:p>
          </table:table-cell>
          <table:table-cell office:value-type="float" office:value="-0.01693081" calcext:value-type="float">
            <text:p>-0.01693081</text:p>
          </table:table-cell>
          <table:table-cell office:value-type="float" office:value="-88.36004" calcext:value-type="float">
            <text:p>-88.36004</text:p>
          </table:table-cell>
          <table:table-cell office:value-type="float" office:value="3051.7422" calcext:value-type="float">
            <text:p>3051.7422</text:p>
          </table:table-cell>
          <table:table-cell office:value-type="float" office:value="105.4332" calcext:value-type="float">
            <text:p>105.4332</text:p>
          </table:table-cell>
          <table:table-cell office:value-type="float" office:value="587.41046" calcext:value-type="float">
            <text:p>587.41046</text:p>
          </table:table-cell>
          <table:table-cell office:value-type="float" office:value="-24.50932" calcext:value-type="float">
            <text:p>-24.50932</text:p>
          </table:table-cell>
          <table:table-cell office:value-type="float" office:value="163.95227" calcext:value-type="float">
            <text:p>163.95227</text:p>
          </table:table-cell>
          <table:table-cell office:value-type="float" office:value="41.850685" calcext:value-type="float">
            <text:p>41.850685</text:p>
          </table:table-cell>
          <table:table-cell office:value-type="float" office:value="114.92063" calcext:value-type="float">
            <text:p>114.92063</text:p>
          </table:table-cell>
          <table:table-cell office:value-type="float" office:value="-22.360502" calcext:value-type="float">
            <text:p>-22.360502</text:p>
          </table:table-cell>
          <table:table-cell office:value-type="float" office:value="119.493706" calcext:value-type="float">
            <text:p>119.493706</text:p>
          </table:table-cell>
          <table:table-cell office:value-type="float" office:value="23.726532" calcext:value-type="float">
            <text:p>23.726532</text:p>
          </table:table-cell>
          <table:table-cell office:value-type="float" office:value="122.91409" calcext:value-type="float">
            <text:p>122.91409</text:p>
          </table:table-cell>
          <table:table-cell office:value-type="float" office:value="-19.787085" calcext:value-type="float">
            <text:p>-19.787085</text:p>
          </table:table-cell>
          <table:table-cell office:value-type="float" office:value="78.92691" calcext:value-type="float">
            <text:p>78.92691</text:p>
          </table:table-cell>
          <table:table-cell office:value-type="float" office:value="15.147273" calcext:value-type="float">
            <text:p>15.147273</text:p>
          </table:table-cell>
          <table:table-cell office:value-type="float" office:value="132.1313" calcext:value-type="float">
            <text:p>132.1313</text:p>
          </table:table-cell>
          <table:table-cell office:value-type="float" office:value="-27.103642" calcext:value-type="float">
            <text:p>-27.103642</text:p>
          </table:table-cell>
          <table:table-cell office:value-type="float" office:value="102.34786" calcext:value-type="float">
            <text:p>102.34786</text:p>
          </table:table-cell>
          <table:table-cell office:value-type="float" office:value="13.853663" calcext:value-type="float">
            <text:p>13.853663</text:p>
          </table:table-cell>
          <table:table-cell office:value-type="float" office:value="128.96454" calcext:value-type="float">
            <text:p>128.96454</text:p>
          </table:table-cell>
          <table:table-cell office:value-type="float" office:value="-15.209694" calcext:value-type="float">
            <text:p>-15.209694</text:p>
          </table:table-cell>
          <table:table-cell office:value-type="float" office:value="62.00082" calcext:value-type="float">
            <text:p>62.00082</text:p>
          </table:table-cell>
          <table:table-cell office:value-type="float" office:value="8.935021" calcext:value-type="float">
            <text:p>8.935021</text:p>
          </table:table-cell>
          <table:table-cell office:value-type="float" office:value="44.61788" calcext:value-type="float">
            <text:p>44.61788</text:p>
          </table:table-cell>
          <table:table-cell office:value-type="float" office:value="-12.798515" calcext:value-type="float">
            <text:p>-12.798515</text:p>
          </table:table-cell>
          <table:table-cell office:value-type="float" office:value="51.524967" calcext:value-type="float">
            <text:p>51.524967</text:p>
          </table:table-cell>
          <table:table-cell office:value-type="float" office:value="-1.1130918" calcext:value-type="float">
            <text:p>-1.1130918</text:p>
          </table:table-cell>
          <table:table-cell office:value-type="float" office:value="58.7378" calcext:value-type="float">
            <text:p>58.7378</text:p>
          </table:table-cell>
          <table:table-cell office:value-type="float" office:value="-10.047855" calcext:value-type="float">
            <text:p>-10.047855</text:p>
          </table:table-cell>
          <table:table-cell office:value-type="float" office:value="81.628876" calcext:value-type="float">
            <text:p>81.628876</text:p>
          </table:table-cell>
          <table:table-cell office:value-type="float" office:value="1.7791517" calcext:value-type="float">
            <text:p>1.7791517</text:p>
          </table:table-cell>
          <table:table-cell office:value-type="float" office:value="45.14175" calcext:value-type="float">
            <text:p>45.14175</text:p>
          </table:table-cell>
          <table:table-cell office:value-type="float" office:value="-7.34602" calcext:value-type="float">
            <text:p>-7.34602</text:p>
          </table:table-cell>
          <table:table-cell office:value-type="float" office:value="78.71724" calcext:value-type="float">
            <text:p>78.71724</text:p>
          </table:table-cell>
          <table:table-cell office:value-type="float" office:value="7.0953918" calcext:value-type="float">
            <text:p>7.0953918</text:p>
          </table:table-cell>
          <table:table-cell office:value-type="float" office:value="63.01579" calcext:value-type="float">
            <text:p>63.01579</text:p>
          </table:table-cell>
          <table:table-cell office:value-type="float" office:value="0.58725286" calcext:value-type="float">
            <text:p>0.58725286</text:p>
          </table:table-cell>
          <table:table-cell office:value-type="float" office:value="61.066647" calcext:value-type="float">
            <text:p>61.066647</text:p>
          </table:table-cell>
          <table:table-cell office:value-type="float" office:value="2.5052907" calcext:value-type="float">
            <text:p>2.5052907</text:p>
          </table:table-cell>
          <table:table-cell office:value-type="float" office:value="71.106224" calcext:value-type="float">
            <text:p>71.1062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17.wav</text:p>
          </table:table-cell>
          <table:table-cell office:value-type="float" office:value="2312.06615763501" calcext:value-type="float">
            <text:p>2312.06615763501</text:p>
          </table:table-cell>
          <table:table-cell office:value-type="float" office:value="158624.821329739" calcext:value-type="float">
            <text:p>158624.821329739</text:p>
          </table:table-cell>
          <table:table-cell office:value-type="float" office:value="2060.94451323402" calcext:value-type="float">
            <text:p>2060.94451323402</text:p>
          </table:table-cell>
          <table:table-cell office:value-type="float" office:value="69999.2380144636" calcext:value-type="float">
            <text:p>69999.2380144636</text:p>
          </table:table-cell>
          <table:table-cell office:value-type="float" office:value="21.2246655758318" calcext:value-type="float">
            <text:p>21.2246655758318</text:p>
          </table:table-cell>
          <table:table-cell office:value-type="float" office:value="90.4328956776131" calcext:value-type="float">
            <text:p>90.4328956776131</text:p>
          </table:table-cell>
          <table:table-cell office:value-type="float" office:value="0.010034924" calcext:value-type="float">
            <text:p>0.010034924</text:p>
          </table:table-cell>
          <table:table-cell office:value-type="float" office:value="0.00009037478" calcext:value-type="float">
            <text:p>0.00009037478</text:p>
          </table:table-cell>
          <table:table-cell office:value-type="float" office:value="4528.39264836499" calcext:value-type="float">
            <text:p>4528.39264836499</text:p>
          </table:table-cell>
          <table:table-cell office:value-type="float" office:value="812959.288443609" calcext:value-type="float">
            <text:p>812959.288443609</text:p>
          </table:table-cell>
          <table:table-cell office:value-type="float" office:value="2.7615336020449" calcext:value-type="float">
            <text:p>2.7615336020449</text:p>
          </table:table-cell>
          <table:table-cell office:value-type="float" office:value="8.82608653799789" calcext:value-type="float">
            <text:p>8.82608653799789</text:p>
          </table:table-cell>
          <table:table-cell office:value-type="float" office:value="0.0017710213412075" calcext:value-type="float">
            <text:p>0.0017710213412075</text:p>
          </table:table-cell>
          <table:table-cell office:value-type="float" office:value="0.00783563817639128" calcext:value-type="float">
            <text:p>0.00783563817639128</text:p>
          </table:table-cell>
          <table:table-cell office:value-type="float" office:value="0.14054758495263" calcext:value-type="float">
            <text:p>0.14054758495263</text:p>
          </table:table-cell>
          <table:table-cell office:value-type="float" office:value="0.00116109599057898" calcext:value-type="float">
            <text:p>0.00116109599057898</text:p>
          </table:table-cell>
          <table:table-cell office:value-type="float" office:value="0.41892445" calcext:value-type="float">
            <text:p>0.41892445</text:p>
          </table:table-cell>
          <table:table-cell office:value-type="float" office:value="0.0767066" calcext:value-type="float">
            <text:p>0.0767066</text:p>
          </table:table-cell>
          <table:table-cell office:value-type="float" office:value="0.26715848" calcext:value-type="float">
            <text:p>0.26715848</text:p>
          </table:table-cell>
          <table:table-cell office:value-type="float" office:value="0.011959683" calcext:value-type="float">
            <text:p>0.011959683</text:p>
          </table:table-cell>
          <table:table-cell office:value-type="float" office:value="-0.014110821" calcext:value-type="float">
            <text:p>-0.014110821</text:p>
          </table:table-cell>
          <table:table-cell office:value-type="float" office:value="0" calcext:value-type="float">
            <text:p>0</text:p>
          </table:table-cell>
          <table:table-cell office:value-type="float" office:value="0.16600236" calcext:value-type="float">
            <text:p>0.16600236</text:p>
          </table:table-cell>
          <table:table-cell office:value-type="float" office:value="0.0012083016" calcext:value-type="float">
            <text:p>0.0012083016</text:p>
          </table:table-cell>
          <table:table-cell office:value-type="float" office:value="0.212002770286907" calcext:value-type="float">
            <text:p>0.212002770286907</text:p>
          </table:table-cell>
          <table:table-cell office:value-type="float" office:value="0.0609497328302901" calcext:value-type="float">
            <text:p>0.0609497328302901</text:p>
          </table:table-cell>
          <table:table-cell office:value-type="float" office:value="-0.011478025" calcext:value-type="float">
            <text:p>-0.011478025</text:p>
          </table:table-cell>
          <table:table-cell office:value-type="float" office:value="-41.4065" calcext:value-type="float">
            <text:p>-41.4065</text:p>
          </table:table-cell>
          <table:table-cell office:value-type="float" office:value="1034.918" calcext:value-type="float">
            <text:p>1034.918</text:p>
          </table:table-cell>
          <table:table-cell office:value-type="float" office:value="105.41008" calcext:value-type="float">
            <text:p>105.41008</text:p>
          </table:table-cell>
          <table:table-cell office:value-type="float" office:value="245.18456" calcext:value-type="float">
            <text:p>245.18456</text:p>
          </table:table-cell>
          <table:table-cell office:value-type="float" office:value="-43.935265" calcext:value-type="float">
            <text:p>-43.935265</text:p>
          </table:table-cell>
          <table:table-cell office:value-type="float" office:value="210.75938" calcext:value-type="float">
            <text:p>210.75938</text:p>
          </table:table-cell>
          <table:table-cell office:value-type="float" office:value="54.118137" calcext:value-type="float">
            <text:p>54.118137</text:p>
          </table:table-cell>
          <table:table-cell office:value-type="float" office:value="117.89298" calcext:value-type="float">
            <text:p>117.89298</text:p>
          </table:table-cell>
          <table:table-cell office:value-type="float" office:value="-18.419096" calcext:value-type="float">
            <text:p>-18.419096</text:p>
          </table:table-cell>
          <table:table-cell office:value-type="float" office:value="84.451454" calcext:value-type="float">
            <text:p>84.451454</text:p>
          </table:table-cell>
          <table:table-cell office:value-type="float" office:value="23.529264" calcext:value-type="float">
            <text:p>23.529264</text:p>
          </table:table-cell>
          <table:table-cell office:value-type="float" office:value="62.116642" calcext:value-type="float">
            <text:p>62.116642</text:p>
          </table:table-cell>
          <table:table-cell office:value-type="float" office:value="-17.622053" calcext:value-type="float">
            <text:p>-17.622053</text:p>
          </table:table-cell>
          <table:table-cell office:value-type="float" office:value="62.202732" calcext:value-type="float">
            <text:p>62.202732</text:p>
          </table:table-cell>
          <table:table-cell office:value-type="float" office:value="20.66435" calcext:value-type="float">
            <text:p>20.66435</text:p>
          </table:table-cell>
          <table:table-cell office:value-type="float" office:value="43.5014" calcext:value-type="float">
            <text:p>43.5014</text:p>
          </table:table-cell>
          <table:table-cell office:value-type="float" office:value="-18.46505" calcext:value-type="float">
            <text:p>-18.46505</text:p>
          </table:table-cell>
          <table:table-cell office:value-type="float" office:value="54.672993" calcext:value-type="float">
            <text:p>54.672993</text:p>
          </table:table-cell>
          <table:table-cell office:value-type="float" office:value="17.480465" calcext:value-type="float">
            <text:p>17.480465</text:p>
          </table:table-cell>
          <table:table-cell office:value-type="float" office:value="37.986702" calcext:value-type="float">
            <text:p>37.986702</text:p>
          </table:table-cell>
          <table:table-cell office:value-type="float" office:value="-15.180029" calcext:value-type="float">
            <text:p>-15.180029</text:p>
          </table:table-cell>
          <table:table-cell office:value-type="float" office:value="38.345615" calcext:value-type="float">
            <text:p>38.345615</text:p>
          </table:table-cell>
          <table:table-cell office:value-type="float" office:value="11.313598" calcext:value-type="float">
            <text:p>11.313598</text:p>
          </table:table-cell>
          <table:table-cell office:value-type="float" office:value="33.415688" calcext:value-type="float">
            <text:p>33.415688</text:p>
          </table:table-cell>
          <table:table-cell office:value-type="float" office:value="-14.159313" calcext:value-type="float">
            <text:p>-14.159313</text:p>
          </table:table-cell>
          <table:table-cell office:value-type="float" office:value="40.367252" calcext:value-type="float">
            <text:p>40.367252</text:p>
          </table:table-cell>
          <table:table-cell office:value-type="float" office:value="2.833992" calcext:value-type="float">
            <text:p>2.833992</text:p>
          </table:table-cell>
          <table:table-cell office:value-type="float" office:value="43.952553" calcext:value-type="float">
            <text:p>43.952553</text:p>
          </table:table-cell>
          <table:table-cell office:value-type="float" office:value="-9.473337" calcext:value-type="float">
            <text:p>-9.473337</text:p>
          </table:table-cell>
          <table:table-cell office:value-type="float" office:value="38.796467" calcext:value-type="float">
            <text:p>38.796467</text:p>
          </table:table-cell>
          <table:table-cell office:value-type="float" office:value="3.3448856" calcext:value-type="float">
            <text:p>3.3448856</text:p>
          </table:table-cell>
          <table:table-cell office:value-type="float" office:value="35.59401" calcext:value-type="float">
            <text:p>35.59401</text:p>
          </table:table-cell>
          <table:table-cell office:value-type="float" office:value="-8.205554" calcext:value-type="float">
            <text:p>-8.205554</text:p>
          </table:table-cell>
          <table:table-cell office:value-type="float" office:value="35.74229" calcext:value-type="float">
            <text:p>35.74229</text:p>
          </table:table-cell>
          <table:table-cell office:value-type="float" office:value="3.700595" calcext:value-type="float">
            <text:p>3.700595</text:p>
          </table:table-cell>
          <table:table-cell office:value-type="float" office:value="35.03752" calcext:value-type="float">
            <text:p>35.03752</text:p>
          </table:table-cell>
          <table:table-cell office:value-type="float" office:value="-3.680545" calcext:value-type="float">
            <text:p>-3.680545</text:p>
          </table:table-cell>
          <table:table-cell office:value-type="float" office:value="41.60093" calcext:value-type="float">
            <text:p>41.60093</text:p>
          </table:table-cell>
          <table:table-cell office:value-type="float" office:value="-0.15843736" calcext:value-type="float">
            <text:p>-0.15843736</text:p>
          </table:table-cell>
          <table:table-cell office:value-type="float" office:value="43.968918" calcext:value-type="float">
            <text:p>43.9689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57.wav</text:p>
          </table:table-cell>
          <table:table-cell office:value-type="float" office:value="3488.5019911788" calcext:value-type="float">
            <text:p>3488.5019911788</text:p>
          </table:table-cell>
          <table:table-cell office:value-type="float" office:value="559997.836936301" calcext:value-type="float">
            <text:p>559997.836936301</text:p>
          </table:table-cell>
          <table:table-cell office:value-type="float" office:value="3241.57830793179" calcext:value-type="float">
            <text:p>3241.57830793179</text:p>
          </table:table-cell>
          <table:table-cell office:value-type="float" office:value="81269.3174172347" calcext:value-type="float">
            <text:p>81269.3174172347</text:p>
          </table:table-cell>
          <table:table-cell office:value-type="float" office:value="17.0251753123988" calcext:value-type="float">
            <text:p>17.0251753123988</text:p>
          </table:table-cell>
          <table:table-cell office:value-type="float" office:value="12.3862588711427" calcext:value-type="float">
            <text:p>12.3862588711427</text:p>
          </table:table-cell>
          <table:table-cell office:value-type="float" office:value="0.08651198" calcext:value-type="float">
            <text:p>0.08651198</text:p>
          </table:table-cell>
          <table:table-cell office:value-type="float" office:value="0.0036617997" calcext:value-type="float">
            <text:p>0.0036617997</text:p>
          </table:table-cell>
          <table:table-cell office:value-type="float" office:value="7659.95821853248" calcext:value-type="float">
            <text:p>7659.95821853248</text:p>
          </table:table-cell>
          <table:table-cell office:value-type="float" office:value="1345882.93217542" calcext:value-type="float">
            <text:p>1345882.93217542</text:p>
          </table:table-cell>
          <table:table-cell office:value-type="float" office:value="1.64536254743954" calcext:value-type="float">
            <text:p>1.64536254743954</text:p>
          </table:table-cell>
          <table:table-cell office:value-type="float" office:value="3.30388075062499" calcext:value-type="float">
            <text:p>3.30388075062499</text:p>
          </table:table-cell>
          <table:table-cell office:value-type="float" office:value="0.0145705972543217" calcext:value-type="float">
            <text:p>0.0145705972543217</text:p>
          </table:table-cell>
          <table:table-cell office:value-type="float" office:value="0.00521372063885033" calcext:value-type="float">
            <text:p>0.00521372063885033</text:p>
          </table:table-cell>
          <table:table-cell office:value-type="float" office:value="0.175070164467324" calcext:value-type="float">
            <text:p>0.175070164467324</text:p>
          </table:table-cell>
          <table:table-cell office:value-type="float" office:value="0.00394790682994188" calcext:value-type="float">
            <text:p>0.00394790682994188</text:p>
          </table:table-cell>
          <table:table-cell office:value-type="float" office:value="0.390099" calcext:value-type="float">
            <text:p>0.390099</text:p>
          </table:table-cell>
          <table:table-cell office:value-type="float" office:value="0.08388915" calcext:value-type="float">
            <text:p>0.08388915</text:p>
          </table:table-cell>
          <table:table-cell office:value-type="float" office:value="0.27082688" calcext:value-type="float">
            <text:p>0.27082688</text:p>
          </table:table-cell>
          <table:table-cell office:value-type="float" office:value="0.009986131" calcext:value-type="float">
            <text:p>0.009986131</text:p>
          </table:table-cell>
          <table:table-cell office:value-type="float" office:value="-0.07699652" calcext:value-type="float">
            <text:p>-0.07699652</text:p>
          </table:table-cell>
          <table:table-cell office:value-type="float" office:value="0" calcext:value-type="float">
            <text:p>0</text:p>
          </table:table-cell>
          <table:table-cell office:value-type="float" office:value="0.12258277" calcext:value-type="float">
            <text:p>0.12258277</text:p>
          </table:table-cell>
          <table:table-cell office:value-type="float" office:value="0.0010060898" calcext:value-type="float">
            <text:p>0.0010060898</text:p>
          </table:table-cell>
          <table:table-cell office:value-type="float" office:value="0.161471659867131" calcext:value-type="float">
            <text:p>0.161471659867131</text:p>
          </table:table-cell>
          <table:table-cell office:value-type="float" office:value="0.0367294697934238" calcext:value-type="float">
            <text:p>0.0367294697934238</text:p>
          </table:table-cell>
          <table:table-cell office:value-type="float" office:value="-0.05169232" calcext:value-type="float">
            <text:p>-0.05169232</text:p>
          </table:table-cell>
          <table:table-cell office:value-type="float" office:value="-58.583797" calcext:value-type="float">
            <text:p>-58.583797</text:p>
          </table:table-cell>
          <table:table-cell office:value-type="float" office:value="1524.02" calcext:value-type="float">
            <text:p>1524.02</text:p>
          </table:table-cell>
          <table:table-cell office:value-type="float" office:value="64.91177" calcext:value-type="float">
            <text:p>64.91177</text:p>
          </table:table-cell>
          <table:table-cell office:value-type="float" office:value="393.09055" calcext:value-type="float">
            <text:p>393.09055</text:p>
          </table:table-cell>
          <table:table-cell office:value-type="float" office:value="15.929983" calcext:value-type="float">
            <text:p>15.929983</text:p>
          </table:table-cell>
          <table:table-cell office:value-type="float" office:value="174.19597" calcext:value-type="float">
            <text:p>174.19597</text:p>
          </table:table-cell>
          <table:table-cell office:value-type="float" office:value="5.4289036" calcext:value-type="float">
            <text:p>5.4289036</text:p>
          </table:table-cell>
          <table:table-cell office:value-type="float" office:value="167.23589" calcext:value-type="float">
            <text:p>167.23589</text:p>
          </table:table-cell>
          <table:table-cell office:value-type="float" office:value="7.5244966" calcext:value-type="float">
            <text:p>7.5244966</text:p>
          </table:table-cell>
          <table:table-cell office:value-type="float" office:value="99.63531" calcext:value-type="float">
            <text:p>99.63531</text:p>
          </table:table-cell>
          <table:table-cell office:value-type="float" office:value="9.883128" calcext:value-type="float">
            <text:p>9.883128</text:p>
          </table:table-cell>
          <table:table-cell office:value-type="float" office:value="44.408928" calcext:value-type="float">
            <text:p>44.408928</text:p>
          </table:table-cell>
          <table:table-cell office:value-type="float" office:value="1.5946642" calcext:value-type="float">
            <text:p>1.5946642</text:p>
          </table:table-cell>
          <table:table-cell office:value-type="float" office:value="62.171814" calcext:value-type="float">
            <text:p>62.171814</text:p>
          </table:table-cell>
          <table:table-cell office:value-type="float" office:value="5.3538227" calcext:value-type="float">
            <text:p>5.3538227</text:p>
          </table:table-cell>
          <table:table-cell office:value-type="float" office:value="63.72616" calcext:value-type="float">
            <text:p>63.72616</text:p>
          </table:table-cell>
          <table:table-cell office:value-type="float" office:value="-1.2404982" calcext:value-type="float">
            <text:p>-1.2404982</text:p>
          </table:table-cell>
          <table:table-cell office:value-type="float" office:value="46.858948" calcext:value-type="float">
            <text:p>46.858948</text:p>
          </table:table-cell>
          <table:table-cell office:value-type="float" office:value="-2.0384183" calcext:value-type="float">
            <text:p>-2.0384183</text:p>
          </table:table-cell>
          <table:table-cell office:value-type="float" office:value="41.306408" calcext:value-type="float">
            <text:p>41.306408</text:p>
          </table:table-cell>
          <table:table-cell office:value-type="float" office:value="2.4422328" calcext:value-type="float">
            <text:p>2.4422328</text:p>
          </table:table-cell>
          <table:table-cell office:value-type="float" office:value="51.78746" calcext:value-type="float">
            <text:p>51.78746</text:p>
          </table:table-cell>
          <table:table-cell office:value-type="float" office:value="-0.7197205" calcext:value-type="float">
            <text:p>-0.7197205</text:p>
          </table:table-cell>
          <table:table-cell office:value-type="float" office:value="34.962875" calcext:value-type="float">
            <text:p>34.962875</text:p>
          </table:table-cell>
          <table:table-cell office:value-type="float" office:value="-0.30926552" calcext:value-type="float">
            <text:p>-0.30926552</text:p>
          </table:table-cell>
          <table:table-cell office:value-type="float" office:value="40.325737" calcext:value-type="float">
            <text:p>40.325737</text:p>
          </table:table-cell>
          <table:table-cell office:value-type="float" office:value="-1.4839802" calcext:value-type="float">
            <text:p>-1.4839802</text:p>
          </table:table-cell>
          <table:table-cell office:value-type="float" office:value="54.25323" calcext:value-type="float">
            <text:p>54.25323</text:p>
          </table:table-cell>
          <table:table-cell office:value-type="float" office:value="3.290024" calcext:value-type="float">
            <text:p>3.290024</text:p>
          </table:table-cell>
          <table:table-cell office:value-type="float" office:value="47.46221" calcext:value-type="float">
            <text:p>47.46221</text:p>
          </table:table-cell>
          <table:table-cell office:value-type="float" office:value="3.6443791" calcext:value-type="float">
            <text:p>3.6443791</text:p>
          </table:table-cell>
          <table:table-cell office:value-type="float" office:value="47.508533" calcext:value-type="float">
            <text:p>47.508533</text:p>
          </table:table-cell>
          <table:table-cell office:value-type="float" office:value="-2.5047874" calcext:value-type="float">
            <text:p>-2.5047874</text:p>
          </table:table-cell>
          <table:table-cell office:value-type="float" office:value="44.14462" calcext:value-type="float">
            <text:p>44.14462</text:p>
          </table:table-cell>
          <table:table-cell office:value-type="float" office:value="-1.1560521" calcext:value-type="float">
            <text:p>-1.1560521</text:p>
          </table:table-cell>
          <table:table-cell office:value-type="float" office:value="60.16897" calcext:value-type="float">
            <text:p>60.16897</text:p>
          </table:table-cell>
          <table:table-cell office:value-type="float" office:value="-2.3028479" calcext:value-type="float">
            <text:p>-2.3028479</text:p>
          </table:table-cell>
          <table:table-cell office:value-type="float" office:value="62.656994" calcext:value-type="float">
            <text:p>62.656994</text:p>
          </table:table-cell>
          <table:table-cell office:value-type="float" office:value="-2.216521" calcext:value-type="float">
            <text:p>-2.216521</text:p>
          </table:table-cell>
          <table:table-cell office:value-type="float" office:value="59.645657" calcext:value-type="float">
            <text:p>59.6456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29.wav</text:p>
          </table:table-cell>
          <table:table-cell office:value-type="float" office:value="2445.11896722533" calcext:value-type="float">
            <text:p>2445.11896722533</text:p>
          </table:table-cell>
          <table:table-cell office:value-type="float" office:value="372126.052057729" calcext:value-type="float">
            <text:p>372126.052057729</text:p>
          </table:table-cell>
          <table:table-cell office:value-type="float" office:value="2434.05591656995" calcext:value-type="float">
            <text:p>2434.05591656995</text:p>
          </table:table-cell>
          <table:table-cell office:value-type="float" office:value="110187.674711789" calcext:value-type="float">
            <text:p>110187.674711789</text:p>
          </table:table-cell>
          <table:table-cell office:value-type="float" office:value="17.4036977934408" calcext:value-type="float">
            <text:p>17.4036977934408</text:p>
          </table:table-cell>
          <table:table-cell office:value-type="float" office:value="13.1845723802968" calcext:value-type="float">
            <text:p>13.1845723802968</text:p>
          </table:table-cell>
          <table:table-cell office:value-type="float" office:value="0.036851235" calcext:value-type="float">
            <text:p>0.036851235</text:p>
          </table:table-cell>
          <table:table-cell office:value-type="float" office:value="0.0013926865" calcext:value-type="float">
            <text:p>0.0013926865</text:p>
          </table:table-cell>
          <table:table-cell office:value-type="float" office:value="5173.57271198883" calcext:value-type="float">
            <text:p>5173.57271198883</text:p>
          </table:table-cell>
          <table:table-cell office:value-type="float" office:value="1220142.59251962" calcext:value-type="float">
            <text:p>1220142.59251962</text:p>
          </table:table-cell>
          <table:table-cell office:value-type="float" office:value="2.51287187046258" calcext:value-type="float">
            <text:p>2.51287187046258</text:p>
          </table:table-cell>
          <table:table-cell office:value-type="float" office:value="7.06012858938834" calcext:value-type="float">
            <text:p>7.06012858938834</text:p>
          </table:table-cell>
          <table:table-cell office:value-type="float" office:value="0.0226516344651437" calcext:value-type="float">
            <text:p>0.0226516344651437</text:p>
          </table:table-cell>
          <table:table-cell office:value-type="float" office:value="0.00827839662071251" calcext:value-type="float">
            <text:p>0.00827839662071251</text:p>
          </table:table-cell>
          <table:table-cell office:value-type="float" office:value="0.111501459179234" calcext:value-type="float">
            <text:p>0.111501459179234</text:p>
          </table:table-cell>
          <table:table-cell office:value-type="float" office:value="0.00226860792441874" calcext:value-type="float">
            <text:p>0.00226860792441874</text:p>
          </table:table-cell>
          <table:table-cell office:value-type="float" office:value="0.41854024" calcext:value-type="float">
            <text:p>0.41854024</text:p>
          </table:table-cell>
          <table:table-cell office:value-type="float" office:value="0.08253541" calcext:value-type="float">
            <text:p>0.08253541</text:p>
          </table:table-cell>
          <table:table-cell office:value-type="float" office:value="0.25165847" calcext:value-type="float">
            <text:p>0.25165847</text:p>
          </table:table-cell>
          <table:table-cell office:value-type="float" office:value="0.02000135" calcext:value-type="float">
            <text:p>0.02000135</text:p>
          </table:table-cell>
          <table:table-cell office:value-type="float" office:value="0.20170984" calcext:value-type="float">
            <text:p>0.20170984</text:p>
          </table:table-cell>
          <table:table-cell office:value-type="float" office:value="0" calcext:value-type="float">
            <text:p>0</text:p>
          </table:table-cell>
          <table:table-cell office:value-type="float" office:value="0.18004455" calcext:value-type="float">
            <text:p>0.18004455</text:p>
          </table:table-cell>
          <table:table-cell office:value-type="float" office:value="0.0012299877" calcext:value-type="float">
            <text:p>0.0012299877</text:p>
          </table:table-cell>
          <table:table-cell office:value-type="float" office:value="0.163636566303764" calcext:value-type="float">
            <text:p>0.163636566303764</text:p>
          </table:table-cell>
          <table:table-cell office:value-type="float" office:value="0.0416019930182691" calcext:value-type="float">
            <text:p>0.0416019930182691</text:p>
          </table:table-cell>
          <table:table-cell office:value-type="float" office:value="0.20150012" calcext:value-type="float">
            <text:p>0.20150012</text:p>
          </table:table-cell>
          <table:table-cell office:value-type="float" office:value="-42.399296" calcext:value-type="float">
            <text:p>-42.399296</text:p>
          </table:table-cell>
          <table:table-cell office:value-type="float" office:value="1373.3102" calcext:value-type="float">
            <text:p>1373.3102</text:p>
          </table:table-cell>
          <table:table-cell office:value-type="float" office:value="85.04793" calcext:value-type="float">
            <text:p>85.04793</text:p>
          </table:table-cell>
          <table:table-cell office:value-type="float" office:value="534.1272" calcext:value-type="float">
            <text:p>534.1272</text:p>
          </table:table-cell>
          <table:table-cell office:value-type="float" office:value="-7.3838058" calcext:value-type="float">
            <text:p>-7.3838058</text:p>
          </table:table-cell>
          <table:table-cell office:value-type="float" office:value="308.87622" calcext:value-type="float">
            <text:p>308.87622</text:p>
          </table:table-cell>
          <table:table-cell office:value-type="float" office:value="40.714485" calcext:value-type="float">
            <text:p>40.714485</text:p>
          </table:table-cell>
          <table:table-cell office:value-type="float" office:value="121.70526" calcext:value-type="float">
            <text:p>121.70526</text:p>
          </table:table-cell>
          <table:table-cell office:value-type="float" office:value="-1.0092217" calcext:value-type="float">
            <text:p>-1.0092217</text:p>
          </table:table-cell>
          <table:table-cell office:value-type="float" office:value="75.55319" calcext:value-type="float">
            <text:p>75.55319</text:p>
          </table:table-cell>
          <table:table-cell office:value-type="float" office:value="18.923359" calcext:value-type="float">
            <text:p>18.923359</text:p>
          </table:table-cell>
          <table:table-cell office:value-type="float" office:value="83.665886" calcext:value-type="float">
            <text:p>83.665886</text:p>
          </table:table-cell>
          <table:table-cell office:value-type="float" office:value="-3.5411758" calcext:value-type="float">
            <text:p>-3.5411758</text:p>
          </table:table-cell>
          <table:table-cell office:value-type="float" office:value="56.034973" calcext:value-type="float">
            <text:p>56.034973</text:p>
          </table:table-cell>
          <table:table-cell office:value-type="float" office:value="5.871917" calcext:value-type="float">
            <text:p>5.871917</text:p>
          </table:table-cell>
          <table:table-cell office:value-type="float" office:value="40.51244" calcext:value-type="float">
            <text:p>40.51244</text:p>
          </table:table-cell>
          <table:table-cell office:value-type="float" office:value="-5.0200562" calcext:value-type="float">
            <text:p>-5.0200562</text:p>
          </table:table-cell>
          <table:table-cell office:value-type="float" office:value="42.0601" calcext:value-type="float">
            <text:p>42.0601</text:p>
          </table:table-cell>
          <table:table-cell office:value-type="float" office:value="4.245414" calcext:value-type="float">
            <text:p>4.245414</text:p>
          </table:table-cell>
          <table:table-cell office:value-type="float" office:value="46.842983" calcext:value-type="float">
            <text:p>46.842983</text:p>
          </table:table-cell>
          <table:table-cell office:value-type="float" office:value="-3.1746843" calcext:value-type="float">
            <text:p>-3.1746843</text:p>
          </table:table-cell>
          <table:table-cell office:value-type="float" office:value="43.59066" calcext:value-type="float">
            <text:p>43.59066</text:p>
          </table:table-cell>
          <table:table-cell office:value-type="float" office:value="-0.58025384" calcext:value-type="float">
            <text:p>-0.58025384</text:p>
          </table:table-cell>
          <table:table-cell office:value-type="float" office:value="44.57092" calcext:value-type="float">
            <text:p>44.57092</text:p>
          </table:table-cell>
          <table:table-cell office:value-type="float" office:value="-0.52992374" calcext:value-type="float">
            <text:p>-0.52992374</text:p>
          </table:table-cell>
          <table:table-cell office:value-type="float" office:value="42.525234" calcext:value-type="float">
            <text:p>42.525234</text:p>
          </table:table-cell>
          <table:table-cell office:value-type="float" office:value="2.3431058" calcext:value-type="float">
            <text:p>2.3431058</text:p>
          </table:table-cell>
          <table:table-cell office:value-type="float" office:value="33.371227" calcext:value-type="float">
            <text:p>33.371227</text:p>
          </table:table-cell>
          <table:table-cell office:value-type="float" office:value="-0.36667258" calcext:value-type="float">
            <text:p>-0.36667258</text:p>
          </table:table-cell>
          <table:table-cell office:value-type="float" office:value="29.040682" calcext:value-type="float">
            <text:p>29.040682</text:p>
          </table:table-cell>
          <table:table-cell office:value-type="float" office:value="-4.1084723" calcext:value-type="float">
            <text:p>-4.1084723</text:p>
          </table:table-cell>
          <table:table-cell office:value-type="float" office:value="33.16105" calcext:value-type="float">
            <text:p>33.16105</text:p>
          </table:table-cell>
          <table:table-cell office:value-type="float" office:value="-3.8572705" calcext:value-type="float">
            <text:p>-3.8572705</text:p>
          </table:table-cell>
          <table:table-cell office:value-type="float" office:value="29.973263" calcext:value-type="float">
            <text:p>29.973263</text:p>
          </table:table-cell>
          <table:table-cell office:value-type="float" office:value="-3.9110951" calcext:value-type="float">
            <text:p>-3.9110951</text:p>
          </table:table-cell>
          <table:table-cell office:value-type="float" office:value="25.368393" calcext:value-type="float">
            <text:p>25.368393</text:p>
          </table:table-cell>
          <table:table-cell office:value-type="float" office:value="-5.780759" calcext:value-type="float">
            <text:p>-5.780759</text:p>
          </table:table-cell>
          <table:table-cell office:value-type="float" office:value="30.61065" calcext:value-type="float">
            <text:p>30.61065</text:p>
          </table:table-cell>
          <table:table-cell office:value-type="float" office:value="-4.3296633" calcext:value-type="float">
            <text:p>-4.3296633</text:p>
          </table:table-cell>
          <table:table-cell office:value-type="float" office:value="29.497595" calcext:value-type="float">
            <text:p>29.4975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19.wav</text:p>
          </table:table-cell>
          <table:table-cell office:value-type="float" office:value="2321.14976018166" calcext:value-type="float">
            <text:p>2321.14976018166</text:p>
          </table:table-cell>
          <table:table-cell office:value-type="float" office:value="163419.977801004" calcext:value-type="float">
            <text:p>163419.977801004</text:p>
          </table:table-cell>
          <table:table-cell office:value-type="float" office:value="2118.76945720988" calcext:value-type="float">
            <text:p>2118.76945720988</text:p>
          </table:table-cell>
          <table:table-cell office:value-type="float" office:value="63337.0039943423" calcext:value-type="float">
            <text:p>63337.0039943423</text:p>
          </table:table-cell>
          <table:table-cell office:value-type="float" office:value="20.111330085069" calcext:value-type="float">
            <text:p>20.111330085069</text:p>
          </table:table-cell>
          <table:table-cell office:value-type="float" office:value="90.6159759730258" calcext:value-type="float">
            <text:p>90.6159759730258</text:p>
          </table:table-cell>
          <table:table-cell office:value-type="float" office:value="0.011384381" calcext:value-type="float">
            <text:p>0.011384381</text:p>
          </table:table-cell>
          <table:table-cell office:value-type="float" office:value="0.00006830551" calcext:value-type="float">
            <text:p>0.00006830551</text:p>
          </table:table-cell>
          <table:table-cell office:value-type="float" office:value="4701.35772775885" calcext:value-type="float">
            <text:p>4701.35772775885</text:p>
          </table:table-cell>
          <table:table-cell office:value-type="float" office:value="778530.181505692" calcext:value-type="float">
            <text:p>778530.181505692</text:p>
          </table:table-cell>
          <table:table-cell office:value-type="float" office:value="1.82339211130491" calcext:value-type="float">
            <text:p>1.82339211130491</text:p>
          </table:table-cell>
          <table:table-cell office:value-type="float" office:value="4.30247069372222" calcext:value-type="float">
            <text:p>4.30247069372222</text:p>
          </table:table-cell>
          <table:table-cell office:value-type="float" office:value="0.0019564420603776" calcext:value-type="float">
            <text:p>0.0019564420603776</text:p>
          </table:table-cell>
          <table:table-cell office:value-type="float" office:value="0.0090863701733582" calcext:value-type="float">
            <text:p>0.0090863701733582</text:p>
          </table:table-cell>
          <table:table-cell office:value-type="float" office:value="0.128190632854795" calcext:value-type="float">
            <text:p>0.128190632854795</text:p>
          </table:table-cell>
          <table:table-cell office:value-type="float" office:value="0.00188046241460878" calcext:value-type="float">
            <text:p>0.00188046241460878</text:p>
          </table:table-cell>
          <table:table-cell office:value-type="float" office:value="0.4358935" calcext:value-type="float">
            <text:p>0.4358935</text:p>
          </table:table-cell>
          <table:table-cell office:value-type="float" office:value="0.07695942" calcext:value-type="float">
            <text:p>0.07695942</text:p>
          </table:table-cell>
          <table:table-cell office:value-type="float" office:value="0.266287" calcext:value-type="float">
            <text:p>0.266287</text:p>
          </table:table-cell>
          <table:table-cell office:value-type="float" office:value="0.012424564" calcext:value-type="float">
            <text:p>0.012424564</text:p>
          </table:table-cell>
          <table:table-cell office:value-type="float" office:value="-0.06652139" calcext:value-type="float">
            <text:p>-0.06652139</text:p>
          </table:table-cell>
          <table:table-cell office:value-type="float" office:value="0" calcext:value-type="float">
            <text:p>0</text:p>
          </table:table-cell>
          <table:table-cell office:value-type="float" office:value="0.11220418" calcext:value-type="float">
            <text:p>0.11220418</text:p>
          </table:table-cell>
          <table:table-cell office:value-type="float" office:value="0.0014599024" calcext:value-type="float">
            <text:p>0.0014599024</text:p>
          </table:table-cell>
          <table:table-cell office:value-type="float" office:value="0.169934206985321" calcext:value-type="float">
            <text:p>0.169934206985321</text:p>
          </table:table-cell>
          <table:table-cell office:value-type="float" office:value="0.0408113869692419" calcext:value-type="float">
            <text:p>0.0408113869692419</text:p>
          </table:table-cell>
          <table:table-cell office:value-type="float" office:value="-0.08271985" calcext:value-type="float">
            <text:p>-0.08271985</text:p>
          </table:table-cell>
          <table:table-cell office:value-type="float" office:value="-84.1865" calcext:value-type="float">
            <text:p>-84.1865</text:p>
          </table:table-cell>
          <table:table-cell office:value-type="float" office:value="2007.7544" calcext:value-type="float">
            <text:p>2007.7544</text:p>
          </table:table-cell>
          <table:table-cell office:value-type="float" office:value="102.34356" calcext:value-type="float">
            <text:p>102.34356</text:p>
          </table:table-cell>
          <table:table-cell office:value-type="float" office:value="285.00836" calcext:value-type="float">
            <text:p>285.00836</text:p>
          </table:table-cell>
          <table:table-cell office:value-type="float" office:value="-41.35082" calcext:value-type="float">
            <text:p>-41.35082</text:p>
          </table:table-cell>
          <table:table-cell office:value-type="float" office:value="250.36818" calcext:value-type="float">
            <text:p>250.36818</text:p>
          </table:table-cell>
          <table:table-cell office:value-type="float" office:value="47.032593" calcext:value-type="float">
            <text:p>47.032593</text:p>
          </table:table-cell>
          <table:table-cell office:value-type="float" office:value="197.41441" calcext:value-type="float">
            <text:p>197.41441</text:p>
          </table:table-cell>
          <table:table-cell office:value-type="float" office:value="-16.94698" calcext:value-type="float">
            <text:p>-16.94698</text:p>
          </table:table-cell>
          <table:table-cell office:value-type="float" office:value="63.791286" calcext:value-type="float">
            <text:p>63.791286</text:p>
          </table:table-cell>
          <table:table-cell office:value-type="float" office:value="26.23382" calcext:value-type="float">
            <text:p>26.23382</text:p>
          </table:table-cell>
          <table:table-cell office:value-type="float" office:value="75.668625" calcext:value-type="float">
            <text:p>75.668625</text:p>
          </table:table-cell>
          <table:table-cell office:value-type="float" office:value="-18.950123" calcext:value-type="float">
            <text:p>-18.950123</text:p>
          </table:table-cell>
          <table:table-cell office:value-type="float" office:value="70.07895" calcext:value-type="float">
            <text:p>70.07895</text:p>
          </table:table-cell>
          <table:table-cell office:value-type="float" office:value="18.797083" calcext:value-type="float">
            <text:p>18.797083</text:p>
          </table:table-cell>
          <table:table-cell office:value-type="float" office:value="72.515625" calcext:value-type="float">
            <text:p>72.515625</text:p>
          </table:table-cell>
          <table:table-cell office:value-type="float" office:value="-21.695305" calcext:value-type="float">
            <text:p>-21.695305</text:p>
          </table:table-cell>
          <table:table-cell office:value-type="float" office:value="70.56399" calcext:value-type="float">
            <text:p>70.56399</text:p>
          </table:table-cell>
          <table:table-cell office:value-type="float" office:value="11.054098" calcext:value-type="float">
            <text:p>11.054098</text:p>
          </table:table-cell>
          <table:table-cell office:value-type="float" office:value="80.26724" calcext:value-type="float">
            <text:p>80.26724</text:p>
          </table:table-cell>
          <table:table-cell office:value-type="float" office:value="-19.2392" calcext:value-type="float">
            <text:p>-19.2392</text:p>
          </table:table-cell>
          <table:table-cell office:value-type="float" office:value="50.573593" calcext:value-type="float">
            <text:p>50.573593</text:p>
          </table:table-cell>
          <table:table-cell office:value-type="float" office:value="5.2341566" calcext:value-type="float">
            <text:p>5.2341566</text:p>
          </table:table-cell>
          <table:table-cell office:value-type="float" office:value="54.867035" calcext:value-type="float">
            <text:p>54.867035</text:p>
          </table:table-cell>
          <table:table-cell office:value-type="float" office:value="-16.756317" calcext:value-type="float">
            <text:p>-16.756317</text:p>
          </table:table-cell>
          <table:table-cell office:value-type="float" office:value="27.454798" calcext:value-type="float">
            <text:p>27.454798</text:p>
          </table:table-cell>
          <table:table-cell office:value-type="float" office:value="1.0997113" calcext:value-type="float">
            <text:p>1.0997113</text:p>
          </table:table-cell>
          <table:table-cell office:value-type="float" office:value="40.570305" calcext:value-type="float">
            <text:p>40.570305</text:p>
          </table:table-cell>
          <table:table-cell office:value-type="float" office:value="-9.67043" calcext:value-type="float">
            <text:p>-9.67043</text:p>
          </table:table-cell>
          <table:table-cell office:value-type="float" office:value="39.871044" calcext:value-type="float">
            <text:p>39.871044</text:p>
          </table:table-cell>
          <table:table-cell office:value-type="float" office:value="1.0988567" calcext:value-type="float">
            <text:p>1.0988567</text:p>
          </table:table-cell>
          <table:table-cell office:value-type="float" office:value="35.23382" calcext:value-type="float">
            <text:p>35.23382</text:p>
          </table:table-cell>
          <table:table-cell office:value-type="float" office:value="-7.537694" calcext:value-type="float">
            <text:p>-7.537694</text:p>
          </table:table-cell>
          <table:table-cell office:value-type="float" office:value="38.1435" calcext:value-type="float">
            <text:p>38.1435</text:p>
          </table:table-cell>
          <table:table-cell office:value-type="float" office:value="3.2461505" calcext:value-type="float">
            <text:p>3.2461505</text:p>
          </table:table-cell>
          <table:table-cell office:value-type="float" office:value="37.50602" calcext:value-type="float">
            <text:p>37.50602</text:p>
          </table:table-cell>
          <table:table-cell office:value-type="float" office:value="-4.7154517" calcext:value-type="float">
            <text:p>-4.7154517</text:p>
          </table:table-cell>
          <table:table-cell office:value-type="float" office:value="27.68308" calcext:value-type="float">
            <text:p>27.68308</text:p>
          </table:table-cell>
          <table:table-cell office:value-type="float" office:value="-0.3217646" calcext:value-type="float">
            <text:p>-0.3217646</text:p>
          </table:table-cell>
          <table:table-cell office:value-type="float" office:value="21.855265" calcext:value-type="float">
            <text:p>21.855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96.wav</text:p>
          </table:table-cell>
          <table:table-cell office:value-type="float" office:value="2006.82726492115" calcext:value-type="float">
            <text:p>2006.82726492115</text:p>
          </table:table-cell>
          <table:table-cell office:value-type="float" office:value="182135.837356346" calcext:value-type="float">
            <text:p>182135.837356346</text:p>
          </table:table-cell>
          <table:table-cell office:value-type="float" office:value="2068.8392593749" calcext:value-type="float">
            <text:p>2068.8392593749</text:p>
          </table:table-cell>
          <table:table-cell office:value-type="float" office:value="82342.1774555408" calcext:value-type="float">
            <text:p>82342.1774555408</text:p>
          </table:table-cell>
          <table:table-cell office:value-type="float" office:value="22.6652496445138" calcext:value-type="float">
            <text:p>22.6652496445138</text:p>
          </table:table-cell>
          <table:table-cell office:value-type="float" office:value="73.6477239757121" calcext:value-type="float">
            <text:p>73.6477239757121</text:p>
          </table:table-cell>
          <table:table-cell office:value-type="float" office:value="0.00647331" calcext:value-type="float">
            <text:p>0.00647331</text:p>
          </table:table-cell>
          <table:table-cell office:value-type="float" office:value="0.00003360668" calcext:value-type="float">
            <text:p>0.00003360668</text:p>
          </table:table-cell>
          <table:table-cell office:value-type="float" office:value="4149.17179116517" calcext:value-type="float">
            <text:p>4149.17179116517</text:p>
          </table:table-cell>
          <table:table-cell office:value-type="float" office:value="1046246.00569565" calcext:value-type="float">
            <text:p>1046246.00569565</text:p>
          </table:table-cell>
          <table:table-cell office:value-type="float" office:value="1.15473144497596" calcext:value-type="float">
            <text:p>1.15473144497596</text:p>
          </table:table-cell>
          <table:table-cell office:value-type="float" office:value="1.76074283693379" calcext:value-type="float">
            <text:p>1.76074283693379</text:p>
          </table:table-cell>
          <table:table-cell office:value-type="float" office:value="-0.00115338144990529" calcext:value-type="float">
            <text:p>-0.00115338144990529</text:p>
          </table:table-cell>
          <table:table-cell office:value-type="float" office:value="0.0273695665781718" calcext:value-type="float">
            <text:p>0.0273695665781718</text:p>
          </table:table-cell>
          <table:table-cell office:value-type="float" office:value="0.0976641803219258" calcext:value-type="float">
            <text:p>0.0976641803219258</text:p>
          </table:table-cell>
          <table:table-cell office:value-type="float" office:value="0.000867536552716245" calcext:value-type="float">
            <text:p>0.000867536552716245</text:p>
          </table:table-cell>
          <table:table-cell office:value-type="float" office:value="0.39886934" calcext:value-type="float">
            <text:p>0.39886934</text:p>
          </table:table-cell>
          <table:table-cell office:value-type="float" office:value="0.0751171" calcext:value-type="float">
            <text:p>0.0751171</text:p>
          </table:table-cell>
          <table:table-cell office:value-type="float" office:value="0.23460864" calcext:value-type="float">
            <text:p>0.23460864</text:p>
          </table:table-cell>
          <table:table-cell office:value-type="float" office:value="0.02829212" calcext:value-type="float">
            <text:p>0.02829212</text:p>
          </table:table-cell>
          <table:table-cell office:value-type="float" office:value="0.056001313" calcext:value-type="float">
            <text:p>0.056001313</text:p>
          </table:table-cell>
          <table:table-cell office:value-type="float" office:value="0" calcext:value-type="float">
            <text:p>0</text:p>
          </table:table-cell>
          <table:table-cell office:value-type="float" office:value="0.07642329" calcext:value-type="float">
            <text:p>0.07642329</text:p>
          </table:table-cell>
          <table:table-cell office:value-type="float" office:value="0.0005892539" calcext:value-type="float">
            <text:p>0.0005892539</text:p>
          </table:table-cell>
          <table:table-cell office:value-type="float" office:value="0.194254586196079" calcext:value-type="float">
            <text:p>0.194254586196079</text:p>
          </table:table-cell>
          <table:table-cell office:value-type="float" office:value="0.0507069301912005" calcext:value-type="float">
            <text:p>0.0507069301912005</text:p>
          </table:table-cell>
          <table:table-cell office:value-type="float" office:value="0.070020564" calcext:value-type="float">
            <text:p>0.070020564</text:p>
          </table:table-cell>
          <table:table-cell office:value-type="float" office:value="-142.41621" calcext:value-type="float">
            <text:p>-142.41621</text:p>
          </table:table-cell>
          <table:table-cell office:value-type="float" office:value="3282.1492" calcext:value-type="float">
            <text:p>3282.1492</text:p>
          </table:table-cell>
          <table:table-cell office:value-type="float" office:value="116.20546" calcext:value-type="float">
            <text:p>116.20546</text:p>
          </table:table-cell>
          <table:table-cell office:value-type="float" office:value="344.59082" calcext:value-type="float">
            <text:p>344.59082</text:p>
          </table:table-cell>
          <table:table-cell office:value-type="float" office:value="-32.160263" calcext:value-type="float">
            <text:p>-32.160263</text:p>
          </table:table-cell>
          <table:table-cell office:value-type="float" office:value="190.75334" calcext:value-type="float">
            <text:p>190.75334</text:p>
          </table:table-cell>
          <table:table-cell office:value-type="float" office:value="49.11151" calcext:value-type="float">
            <text:p>49.11151</text:p>
          </table:table-cell>
          <table:table-cell office:value-type="float" office:value="66.638245" calcext:value-type="float">
            <text:p>66.638245</text:p>
          </table:table-cell>
          <table:table-cell office:value-type="float" office:value="-8.389906" calcext:value-type="float">
            <text:p>-8.389906</text:p>
          </table:table-cell>
          <table:table-cell office:value-type="float" office:value="81.14929" calcext:value-type="float">
            <text:p>81.14929</text:p>
          </table:table-cell>
          <table:table-cell office:value-type="float" office:value="22.885155" calcext:value-type="float">
            <text:p>22.885155</text:p>
          </table:table-cell>
          <table:table-cell office:value-type="float" office:value="44.59847" calcext:value-type="float">
            <text:p>44.59847</text:p>
          </table:table-cell>
          <table:table-cell office:value-type="float" office:value="-18.317211" calcext:value-type="float">
            <text:p>-18.317211</text:p>
          </table:table-cell>
          <table:table-cell office:value-type="float" office:value="63.99426" calcext:value-type="float">
            <text:p>63.99426</text:p>
          </table:table-cell>
          <table:table-cell office:value-type="float" office:value="20.110556" calcext:value-type="float">
            <text:p>20.110556</text:p>
          </table:table-cell>
          <table:table-cell office:value-type="float" office:value="43.963993" calcext:value-type="float">
            <text:p>43.963993</text:p>
          </table:table-cell>
          <table:table-cell office:value-type="float" office:value="-22.102661" calcext:value-type="float">
            <text:p>-22.102661</text:p>
          </table:table-cell>
          <table:table-cell office:value-type="float" office:value="36.81463" calcext:value-type="float">
            <text:p>36.81463</text:p>
          </table:table-cell>
          <table:table-cell office:value-type="float" office:value="10.792424" calcext:value-type="float">
            <text:p>10.792424</text:p>
          </table:table-cell>
          <table:table-cell office:value-type="float" office:value="53.117" calcext:value-type="float">
            <text:p>53.117</text:p>
          </table:table-cell>
          <table:table-cell office:value-type="float" office:value="-12.998068" calcext:value-type="float">
            <text:p>-12.998068</text:p>
          </table:table-cell>
          <table:table-cell office:value-type="float" office:value="43.62885" calcext:value-type="float">
            <text:p>43.62885</text:p>
          </table:table-cell>
          <table:table-cell office:value-type="float" office:value="14.083412" calcext:value-type="float">
            <text:p>14.083412</text:p>
          </table:table-cell>
          <table:table-cell office:value-type="float" office:value="38.232494" calcext:value-type="float">
            <text:p>38.232494</text:p>
          </table:table-cell>
          <table:table-cell office:value-type="float" office:value="-16.392958" calcext:value-type="float">
            <text:p>-16.392958</text:p>
          </table:table-cell>
          <table:table-cell office:value-type="float" office:value="34.81606" calcext:value-type="float">
            <text:p>34.81606</text:p>
          </table:table-cell>
          <table:table-cell office:value-type="float" office:value="4.1628456" calcext:value-type="float">
            <text:p>4.1628456</text:p>
          </table:table-cell>
          <table:table-cell office:value-type="float" office:value="29.09569" calcext:value-type="float">
            <text:p>29.09569</text:p>
          </table:table-cell>
          <table:table-cell office:value-type="float" office:value="-4.3739843" calcext:value-type="float">
            <text:p>-4.3739843</text:p>
          </table:table-cell>
          <table:table-cell office:value-type="float" office:value="43.540905" calcext:value-type="float">
            <text:p>43.540905</text:p>
          </table:table-cell>
          <table:table-cell office:value-type="float" office:value="3.7363334" calcext:value-type="float">
            <text:p>3.7363334</text:p>
          </table:table-cell>
          <table:table-cell office:value-type="float" office:value="33.842625" calcext:value-type="float">
            <text:p>33.842625</text:p>
          </table:table-cell>
          <table:table-cell office:value-type="float" office:value="-10.860102" calcext:value-type="float">
            <text:p>-10.860102</text:p>
          </table:table-cell>
          <table:table-cell office:value-type="float" office:value="39.25241" calcext:value-type="float">
            <text:p>39.25241</text:p>
          </table:table-cell>
          <table:table-cell office:value-type="float" office:value="1.8778219" calcext:value-type="float">
            <text:p>1.8778219</text:p>
          </table:table-cell>
          <table:table-cell office:value-type="float" office:value="32.027817" calcext:value-type="float">
            <text:p>32.027817</text:p>
          </table:table-cell>
          <table:table-cell office:value-type="float" office:value="-7.4682636" calcext:value-type="float">
            <text:p>-7.4682636</text:p>
          </table:table-cell>
          <table:table-cell office:value-type="float" office:value="39.17617" calcext:value-type="float">
            <text:p>39.17617</text:p>
          </table:table-cell>
          <table:table-cell office:value-type="float" office:value="-2.7918549" calcext:value-type="float">
            <text:p>-2.7918549</text:p>
          </table:table-cell>
          <table:table-cell office:value-type="float" office:value="31.719292" calcext:value-type="float">
            <text:p>31.7192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45.wav</text:p>
          </table:table-cell>
          <table:table-cell office:value-type="float" office:value="1561.41110666822" calcext:value-type="float">
            <text:p>1561.41110666822</text:p>
          </table:table-cell>
          <table:table-cell office:value-type="float" office:value="90460.5270709982" calcext:value-type="float">
            <text:p>90460.5270709982</text:p>
          </table:table-cell>
          <table:table-cell office:value-type="float" office:value="1568.95247248413" calcext:value-type="float">
            <text:p>1568.95247248413</text:p>
          </table:table-cell>
          <table:table-cell office:value-type="float" office:value="11146.7342950923" calcext:value-type="float">
            <text:p>11146.7342950923</text:p>
          </table:table-cell>
          <table:table-cell office:value-type="float" office:value="20.5424713095038" calcext:value-type="float">
            <text:p>20.5424713095038</text:p>
          </table:table-cell>
          <table:table-cell office:value-type="float" office:value="26.9621923252638" calcext:value-type="float">
            <text:p>26.9621923252638</text:p>
          </table:table-cell>
          <table:table-cell office:value-type="float" office:value="0.0018435741" calcext:value-type="float">
            <text:p>0.0018435741</text:p>
          </table:table-cell>
          <table:table-cell office:value-type="float" office:value="0.0000017369453" calcext:value-type="float">
            <text:p>0.0000017369453</text:p>
          </table:table-cell>
          <table:table-cell office:value-type="float" office:value="3243.28675590922" calcext:value-type="float">
            <text:p>3243.28675590922</text:p>
          </table:table-cell>
          <table:table-cell office:value-type="float" office:value="282282.427188027" calcext:value-type="float">
            <text:p>282282.427188027</text:p>
          </table:table-cell>
          <table:table-cell office:value-type="float" office:value="1.25540992774548" calcext:value-type="float">
            <text:p>1.25540992774548</text:p>
          </table:table-cell>
          <table:table-cell office:value-type="float" office:value="1.971114587279" calcext:value-type="float">
            <text:p>1.971114587279</text:p>
          </table:table-cell>
          <table:table-cell office:value-type="float" office:value="0.0487607082320791" calcext:value-type="float">
            <text:p>0.0487607082320791</text:p>
          </table:table-cell>
          <table:table-cell office:value-type="float" office:value="0.0326893183191438" calcext:value-type="float">
            <text:p>0.0326893183191438</text:p>
          </table:table-cell>
          <table:table-cell office:value-type="float" office:value="0.0789546627271848" calcext:value-type="float">
            <text:p>0.0789546627271848</text:p>
          </table:table-cell>
          <table:table-cell office:value-type="float" office:value="0.000812560014559552" calcext:value-type="float">
            <text:p>0.000812560014559552</text:p>
          </table:table-cell>
          <table:table-cell office:value-type="float" office:value="0.36128634" calcext:value-type="float">
            <text:p>0.36128634</text:p>
          </table:table-cell>
          <table:table-cell office:value-type="float" office:value="0.082614936" calcext:value-type="float">
            <text:p>0.082614936</text:p>
          </table:table-cell>
          <table:table-cell office:value-type="float" office:value="0.2127454" calcext:value-type="float">
            <text:p>0.2127454</text:p>
          </table:table-cell>
          <table:table-cell office:value-type="float" office:value="0.038072728" calcext:value-type="float">
            <text:p>0.038072728</text:p>
          </table:table-cell>
          <table:table-cell office:value-type="float" office:value="0.062020876" calcext:value-type="float">
            <text:p>0.062020876</text:p>
          </table:table-cell>
          <table:table-cell office:value-type="float" office:value="0" calcext:value-type="float">
            <text:p>0</text:p>
          </table:table-cell>
          <table:table-cell office:value-type="float" office:value="0.09696267" calcext:value-type="float">
            <text:p>0.09696267</text:p>
          </table:table-cell>
          <table:table-cell office:value-type="float" office:value="0.0008177754" calcext:value-type="float">
            <text:p>0.0008177754</text:p>
          </table:table-cell>
          <table:table-cell office:value-type="float" office:value="0.173806099015998" calcext:value-type="float">
            <text:p>0.173806099015998</text:p>
          </table:table-cell>
          <table:table-cell office:value-type="float" office:value="0.0421414290390881" calcext:value-type="float">
            <text:p>0.0421414290390881</text:p>
          </table:table-cell>
          <table:table-cell office:value-type="float" office:value="0.060683984" calcext:value-type="float">
            <text:p>0.060683984</text:p>
          </table:table-cell>
          <table:table-cell office:value-type="float" office:value="-172.66568" calcext:value-type="float">
            <text:p>-172.66568</text:p>
          </table:table-cell>
          <table:table-cell office:value-type="float" office:value="3892.5774" calcext:value-type="float">
            <text:p>3892.5774</text:p>
          </table:table-cell>
          <table:table-cell office:value-type="float" office:value="142.76349" calcext:value-type="float">
            <text:p>142.76349</text:p>
          </table:table-cell>
          <table:table-cell office:value-type="float" office:value="212.16432" calcext:value-type="float">
            <text:p>212.16432</text:p>
          </table:table-cell>
          <table:table-cell office:value-type="float" office:value="-55.773094" calcext:value-type="float">
            <text:p>-55.773094</text:p>
          </table:table-cell>
          <table:table-cell office:value-type="float" office:value="401.18964" calcext:value-type="float">
            <text:p>401.18964</text:p>
          </table:table-cell>
          <table:table-cell office:value-type="float" office:value="79.31552" calcext:value-type="float">
            <text:p>79.31552</text:p>
          </table:table-cell>
          <table:table-cell office:value-type="float" office:value="105.94843" calcext:value-type="float">
            <text:p>105.94843</text:p>
          </table:table-cell>
          <table:table-cell office:value-type="float" office:value="-1.8741938" calcext:value-type="float">
            <text:p>-1.8741938</text:p>
          </table:table-cell>
          <table:table-cell office:value-type="float" office:value="121.66569" calcext:value-type="float">
            <text:p>121.66569</text:p>
          </table:table-cell>
          <table:table-cell office:value-type="float" office:value="4.7934155" calcext:value-type="float">
            <text:p>4.7934155</text:p>
          </table:table-cell>
          <table:table-cell office:value-type="float" office:value="67.250626" calcext:value-type="float">
            <text:p>67.250626</text:p>
          </table:table-cell>
          <table:table-cell office:value-type="float" office:value="0.2451239" calcext:value-type="float">
            <text:p>0.2451239</text:p>
          </table:table-cell>
          <table:table-cell office:value-type="float" office:value="53.830643" calcext:value-type="float">
            <text:p>53.830643</text:p>
          </table:table-cell>
          <table:table-cell office:value-type="float" office:value="-11.501139" calcext:value-type="float">
            <text:p>-11.501139</text:p>
          </table:table-cell>
          <table:table-cell office:value-type="float" office:value="41.91161" calcext:value-type="float">
            <text:p>41.91161</text:p>
          </table:table-cell>
          <table:table-cell office:value-type="float" office:value="-0.26719552" calcext:value-type="float">
            <text:p>-0.26719552</text:p>
          </table:table-cell>
          <table:table-cell office:value-type="float" office:value="30.366251" calcext:value-type="float">
            <text:p>30.366251</text:p>
          </table:table-cell>
          <table:table-cell office:value-type="float" office:value="-9.363408" calcext:value-type="float">
            <text:p>-9.363408</text:p>
          </table:table-cell>
          <table:table-cell office:value-type="float" office:value="45.261505" calcext:value-type="float">
            <text:p>45.261505</text:p>
          </table:table-cell>
          <table:table-cell office:value-type="float" office:value="-7.680029" calcext:value-type="float">
            <text:p>-7.680029</text:p>
          </table:table-cell>
          <table:table-cell office:value-type="float" office:value="29.080082" calcext:value-type="float">
            <text:p>29.080082</text:p>
          </table:table-cell>
          <table:table-cell office:value-type="float" office:value="-11.2667055" calcext:value-type="float">
            <text:p>-11.2667055</text:p>
          </table:table-cell>
          <table:table-cell office:value-type="float" office:value="27.602154" calcext:value-type="float">
            <text:p>27.602154</text:p>
          </table:table-cell>
          <table:table-cell office:value-type="float" office:value="-5.683593" calcext:value-type="float">
            <text:p>-5.683593</text:p>
          </table:table-cell>
          <table:table-cell office:value-type="float" office:value="25.57325" calcext:value-type="float">
            <text:p>25.57325</text:p>
          </table:table-cell>
          <table:table-cell office:value-type="float" office:value="-11.291878" calcext:value-type="float">
            <text:p>-11.291878</text:p>
          </table:table-cell>
          <table:table-cell office:value-type="float" office:value="24.238224" calcext:value-type="float">
            <text:p>24.238224</text:p>
          </table:table-cell>
          <table:table-cell office:value-type="float" office:value="-7.692153" calcext:value-type="float">
            <text:p>-7.692153</text:p>
          </table:table-cell>
          <table:table-cell office:value-type="float" office:value="23.251287" calcext:value-type="float">
            <text:p>23.251287</text:p>
          </table:table-cell>
          <table:table-cell office:value-type="float" office:value="-4.2864814" calcext:value-type="float">
            <text:p>-4.2864814</text:p>
          </table:table-cell>
          <table:table-cell office:value-type="float" office:value="26.06654" calcext:value-type="float">
            <text:p>26.06654</text:p>
          </table:table-cell>
          <table:table-cell office:value-type="float" office:value="-11.2813635" calcext:value-type="float">
            <text:p>-11.2813635</text:p>
          </table:table-cell>
          <table:table-cell office:value-type="float" office:value="17.76383" calcext:value-type="float">
            <text:p>17.76383</text:p>
          </table:table-cell>
          <table:table-cell office:value-type="float" office:value="-7.8397284" calcext:value-type="float">
            <text:p>-7.8397284</text:p>
          </table:table-cell>
          <table:table-cell office:value-type="float" office:value="20.088213" calcext:value-type="float">
            <text:p>20.088213</text:p>
          </table:table-cell>
          <table:table-cell office:value-type="float" office:value="-7.7233353" calcext:value-type="float">
            <text:p>-7.7233353</text:p>
          </table:table-cell>
          <table:table-cell office:value-type="float" office:value="20.819242" calcext:value-type="float">
            <text:p>20.819242</text:p>
          </table:table-cell>
          <table:table-cell office:value-type="float" office:value="-8.150021" calcext:value-type="float">
            <text:p>-8.150021</text:p>
          </table:table-cell>
          <table:table-cell office:value-type="float" office:value="21.540531" calcext:value-type="float">
            <text:p>21.5405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78.wav</text:p>
          </table:table-cell>
          <table:table-cell office:value-type="float" office:value="1877.96834702806" calcext:value-type="float">
            <text:p>1877.96834702806</text:p>
          </table:table-cell>
          <table:table-cell office:value-type="float" office:value="520864.152587764" calcext:value-type="float">
            <text:p>520864.152587764</text:p>
          </table:table-cell>
          <table:table-cell office:value-type="float" office:value="2204.24716970855" calcext:value-type="float">
            <text:p>2204.24716970855</text:p>
          </table:table-cell>
          <table:table-cell office:value-type="float" office:value="135983.719913182" calcext:value-type="float">
            <text:p>135983.719913182</text:p>
          </table:table-cell>
          <table:table-cell office:value-type="float" office:value="22.2686983993373" calcext:value-type="float">
            <text:p>22.2686983993373</text:p>
          </table:table-cell>
          <table:table-cell office:value-type="float" office:value="71.5160632184507" calcext:value-type="float">
            <text:p>71.5160632184507</text:p>
          </table:table-cell>
          <table:table-cell office:value-type="float" office:value="0.004372749" calcext:value-type="float">
            <text:p>0.004372749</text:p>
          </table:table-cell>
          <table:table-cell office:value-type="float" office:value="0.000054224005" calcext:value-type="float">
            <text:p>0.000054224005</text:p>
          </table:table-cell>
          <table:table-cell office:value-type="float" office:value="4285.49878326204" calcext:value-type="float">
            <text:p>4285.49878326204</text:p>
          </table:table-cell>
          <table:table-cell office:value-type="float" office:value="2197499.27733255" calcext:value-type="float">
            <text:p>2197499.27733255</text:p>
          </table:table-cell>
          <table:table-cell office:value-type="float" office:value="1.58002402749458" calcext:value-type="float">
            <text:p>1.58002402749458</text:p>
          </table:table-cell>
          <table:table-cell office:value-type="float" office:value="3.3173066524955" calcext:value-type="float">
            <text:p>3.3173066524955</text:p>
          </table:table-cell>
          <table:table-cell office:value-type="float" office:value="0.0422941095663153" calcext:value-type="float">
            <text:p>0.0422941095663153</text:p>
          </table:table-cell>
          <table:table-cell office:value-type="float" office:value="0.0138361211101735" calcext:value-type="float">
            <text:p>0.0138361211101735</text:p>
          </table:table-cell>
          <table:table-cell office:value-type="float" office:value="0.0717101248308198" calcext:value-type="float">
            <text:p>0.0717101248308198</text:p>
          </table:table-cell>
          <table:table-cell office:value-type="float" office:value="0.0032891942279699" calcext:value-type="float">
            <text:p>0.0032891942279699</text:p>
          </table:table-cell>
          <table:table-cell office:value-type="float" office:value="0.3579974" calcext:value-type="float">
            <text:p>0.3579974</text:p>
          </table:table-cell>
          <table:table-cell office:value-type="float" office:value="0.091972694" calcext:value-type="float">
            <text:p>0.091972694</text:p>
          </table:table-cell>
          <table:table-cell office:value-type="float" office:value="0.25230372" calcext:value-type="float">
            <text:p>0.25230372</text:p>
          </table:table-cell>
          <table:table-cell office:value-type="float" office:value="0.019676164" calcext:value-type="float">
            <text:p>0.019676164</text:p>
          </table:table-cell>
          <table:table-cell office:value-type="float" office:value="-0.057233907" calcext:value-type="float">
            <text:p>-0.057233907</text:p>
          </table:table-cell>
          <table:table-cell office:value-type="float" office:value="0" calcext:value-type="float">
            <text:p>0</text:p>
          </table:table-cell>
          <table:table-cell office:value-type="float" office:value="0.14435396" calcext:value-type="float">
            <text:p>0.14435396</text:p>
          </table:table-cell>
          <table:table-cell office:value-type="float" office:value="0.0020931913" calcext:value-type="float">
            <text:p>0.0020931913</text:p>
          </table:table-cell>
          <table:table-cell office:value-type="float" office:value="0.138023617362559" calcext:value-type="float">
            <text:p>0.138023617362559</text:p>
          </table:table-cell>
          <table:table-cell office:value-type="float" office:value="0.0290510437510799" calcext:value-type="float">
            <text:p>0.0290510437510799</text:p>
          </table:table-cell>
          <table:table-cell office:value-type="float" office:value="-0.104149394" calcext:value-type="float">
            <text:p>-0.104149394</text:p>
          </table:table-cell>
          <table:table-cell office:value-type="float" office:value="-130.98306" calcext:value-type="float">
            <text:p>-130.98306</text:p>
          </table:table-cell>
          <table:table-cell office:value-type="float" office:value="2599.3145" calcext:value-type="float">
            <text:p>2599.3145</text:p>
          </table:table-cell>
          <table:table-cell office:value-type="float" office:value="111.02361" calcext:value-type="float">
            <text:p>111.02361</text:p>
          </table:table-cell>
          <table:table-cell office:value-type="float" office:value="681.01984" calcext:value-type="float">
            <text:p>681.01984</text:p>
          </table:table-cell>
          <table:table-cell office:value-type="float" office:value="-2.1509993" calcext:value-type="float">
            <text:p>-2.1509993</text:p>
          </table:table-cell>
          <table:table-cell office:value-type="float" office:value="361.20596" calcext:value-type="float">
            <text:p>361.20596</text:p>
          </table:table-cell>
          <table:table-cell office:value-type="float" office:value="41.78348" calcext:value-type="float">
            <text:p>41.78348</text:p>
          </table:table-cell>
          <table:table-cell office:value-type="float" office:value="212.08304" calcext:value-type="float">
            <text:p>212.08304</text:p>
          </table:table-cell>
          <table:table-cell office:value-type="float" office:value="-3.2020333" calcext:value-type="float">
            <text:p>-3.2020333</text:p>
          </table:table-cell>
          <table:table-cell office:value-type="float" office:value="195.8134" calcext:value-type="float">
            <text:p>195.8134</text:p>
          </table:table-cell>
          <table:table-cell office:value-type="float" office:value="34.655052" calcext:value-type="float">
            <text:p>34.655052</text:p>
          </table:table-cell>
          <table:table-cell office:value-type="float" office:value="125.05832" calcext:value-type="float">
            <text:p>125.05832</text:p>
          </table:table-cell>
          <table:table-cell office:value-type="float" office:value="-17.60973" calcext:value-type="float">
            <text:p>-17.60973</text:p>
          </table:table-cell>
          <table:table-cell office:value-type="float" office:value="112.80124" calcext:value-type="float">
            <text:p>112.80124</text:p>
          </table:table-cell>
          <table:table-cell office:value-type="float" office:value="19.878576" calcext:value-type="float">
            <text:p>19.878576</text:p>
          </table:table-cell>
          <table:table-cell office:value-type="float" office:value="85.947334" calcext:value-type="float">
            <text:p>85.947334</text:p>
          </table:table-cell>
          <table:table-cell office:value-type="float" office:value="-9.146214" calcext:value-type="float">
            <text:p>-9.146214</text:p>
          </table:table-cell>
          <table:table-cell office:value-type="float" office:value="83.71482" calcext:value-type="float">
            <text:p>83.71482</text:p>
          </table:table-cell>
          <table:table-cell office:value-type="float" office:value="14.884945" calcext:value-type="float">
            <text:p>14.884945</text:p>
          </table:table-cell>
          <table:table-cell office:value-type="float" office:value="85.93179" calcext:value-type="float">
            <text:p>85.93179</text:p>
          </table:table-cell>
          <table:table-cell office:value-type="float" office:value="-6.846543" calcext:value-type="float">
            <text:p>-6.846543</text:p>
          </table:table-cell>
          <table:table-cell office:value-type="float" office:value="68.87672" calcext:value-type="float">
            <text:p>68.87672</text:p>
          </table:table-cell>
          <table:table-cell office:value-type="float" office:value="9.2045965" calcext:value-type="float">
            <text:p>9.2045965</text:p>
          </table:table-cell>
          <table:table-cell office:value-type="float" office:value="48.224407" calcext:value-type="float">
            <text:p>48.224407</text:p>
          </table:table-cell>
          <table:table-cell office:value-type="float" office:value="-6.970772" calcext:value-type="float">
            <text:p>-6.970772</text:p>
          </table:table-cell>
          <table:table-cell office:value-type="float" office:value="59.373672" calcext:value-type="float">
            <text:p>59.373672</text:p>
          </table:table-cell>
          <table:table-cell office:value-type="float" office:value="6.3224635" calcext:value-type="float">
            <text:p>6.3224635</text:p>
          </table:table-cell>
          <table:table-cell office:value-type="float" office:value="61.064133" calcext:value-type="float">
            <text:p>61.064133</text:p>
          </table:table-cell>
          <table:table-cell office:value-type="float" office:value="-9.627941" calcext:value-type="float">
            <text:p>-9.627941</text:p>
          </table:table-cell>
          <table:table-cell office:value-type="float" office:value="48.508762" calcext:value-type="float">
            <text:p>48.508762</text:p>
          </table:table-cell>
          <table:table-cell office:value-type="float" office:value="0.5147618" calcext:value-type="float">
            <text:p>0.5147618</text:p>
          </table:table-cell>
          <table:table-cell office:value-type="float" office:value="57.00809" calcext:value-type="float">
            <text:p>57.00809</text:p>
          </table:table-cell>
          <table:table-cell office:value-type="float" office:value="-12.772728" calcext:value-type="float">
            <text:p>-12.772728</text:p>
          </table:table-cell>
          <table:table-cell office:value-type="float" office:value="34.26398" calcext:value-type="float">
            <text:p>34.26398</text:p>
          </table:table-cell>
          <table:table-cell office:value-type="float" office:value="-4.8808675" calcext:value-type="float">
            <text:p>-4.8808675</text:p>
          </table:table-cell>
          <table:table-cell office:value-type="float" office:value="51.996265" calcext:value-type="float">
            <text:p>51.996265</text:p>
          </table:table-cell>
          <table:table-cell office:value-type="float" office:value="-2.5171673" calcext:value-type="float">
            <text:p>-2.5171673</text:p>
          </table:table-cell>
          <table:table-cell office:value-type="float" office:value="68.15845" calcext:value-type="float">
            <text:p>68.15845</text:p>
          </table:table-cell>
          <table:table-cell office:value-type="float" office:value="-3.1253643" calcext:value-type="float">
            <text:p>-3.1253643</text:p>
          </table:table-cell>
          <table:table-cell office:value-type="float" office:value="50.073315" calcext:value-type="float">
            <text:p>50.073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76.wav</text:p>
          </table:table-cell>
          <table:table-cell office:value-type="float" office:value="1659.59136764455" calcext:value-type="float">
            <text:p>1659.59136764455</text:p>
          </table:table-cell>
          <table:table-cell office:value-type="float" office:value="508713.211526051" calcext:value-type="float">
            <text:p>508713.211526051</text:p>
          </table:table-cell>
          <table:table-cell office:value-type="float" office:value="1953.1940258193" calcext:value-type="float">
            <text:p>1953.1940258193</text:p>
          </table:table-cell>
          <table:table-cell office:value-type="float" office:value="113756.478433165" calcext:value-type="float">
            <text:p>113756.478433165</text:p>
          </table:table-cell>
          <table:table-cell office:value-type="float" office:value="22.1821098330578" calcext:value-type="float">
            <text:p>22.1821098330578</text:p>
          </table:table-cell>
          <table:table-cell office:value-type="float" office:value="64.6614683910861" calcext:value-type="float">
            <text:p>64.6614683910861</text:p>
          </table:table-cell>
          <table:table-cell office:value-type="float" office:value="0.0031297007" calcext:value-type="float">
            <text:p>0.0031297007</text:p>
          </table:table-cell>
          <table:table-cell office:value-type="float" office:value="0.000030673753" calcext:value-type="float">
            <text:p>0.000030673753</text:p>
          </table:table-cell>
          <table:table-cell office:value-type="float" office:value="3580.33217852741" calcext:value-type="float">
            <text:p>3580.33217852741</text:p>
          </table:table-cell>
          <table:table-cell office:value-type="float" office:value="1872447.12873006" calcext:value-type="float">
            <text:p>1872447.12873006</text:p>
          </table:table-cell>
          <table:table-cell office:value-type="float" office:value="1.66810195426049" calcext:value-type="float">
            <text:p>1.66810195426049</text:p>
          </table:table-cell>
          <table:table-cell office:value-type="float" office:value="3.70802506373337" calcext:value-type="float">
            <text:p>3.70802506373337</text:p>
          </table:table-cell>
          <table:table-cell office:value-type="float" office:value="0.00227017518100082" calcext:value-type="float">
            <text:p>0.00227017518100082</text:p>
          </table:table-cell>
          <table:table-cell office:value-type="float" office:value="0.0189050870986301" calcext:value-type="float">
            <text:p>0.0189050870986301</text:p>
          </table:table-cell>
          <table:table-cell office:value-type="float" office:value="0.0711806814336814" calcext:value-type="float">
            <text:p>0.0711806814336814</text:p>
          </table:table-cell>
          <table:table-cell office:value-type="float" office:value="0.00293096446773576" calcext:value-type="float">
            <text:p>0.00293096446773576</text:p>
          </table:table-cell>
          <table:table-cell office:value-type="float" office:value="0.3455759" calcext:value-type="float">
            <text:p>0.3455759</text:p>
          </table:table-cell>
          <table:table-cell office:value-type="float" office:value="0.09340036" calcext:value-type="float">
            <text:p>0.09340036</text:p>
          </table:table-cell>
          <table:table-cell office:value-type="float" office:value="0.24684116" calcext:value-type="float">
            <text:p>0.24684116</text:p>
          </table:table-cell>
          <table:table-cell office:value-type="float" office:value="0.022402775" calcext:value-type="float">
            <text:p>0.022402775</text:p>
          </table:table-cell>
          <table:table-cell office:value-type="float" office:value="0.014749097" calcext:value-type="float">
            <text:p>0.014749097</text:p>
          </table:table-cell>
          <table:table-cell office:value-type="float" office:value="0" calcext:value-type="float">
            <text:p>0</text:p>
          </table:table-cell>
          <table:table-cell office:value-type="float" office:value="0.14581469" calcext:value-type="float">
            <text:p>0.14581469</text:p>
          </table:table-cell>
          <table:table-cell office:value-type="float" office:value="0.0023138083" calcext:value-type="float">
            <text:p>0.0023138083</text:p>
          </table:table-cell>
          <table:table-cell office:value-type="float" office:value="0.149779367145388" calcext:value-type="float">
            <text:p>0.149779367145388</text:p>
          </table:table-cell>
          <table:table-cell office:value-type="float" office:value="0.0323526744725129" calcext:value-type="float">
            <text:p>0.0323526744725129</text:p>
          </table:table-cell>
          <table:table-cell office:value-type="float" office:value="0.01730097" calcext:value-type="float">
            <text:p>0.01730097</text:p>
          </table:table-cell>
          <table:table-cell office:value-type="float" office:value="-132.39337" calcext:value-type="float">
            <text:p>-132.39337</text:p>
          </table:table-cell>
          <table:table-cell office:value-type="float" office:value="2249.816" calcext:value-type="float">
            <text:p>2249.816</text:p>
          </table:table-cell>
          <table:table-cell office:value-type="float" office:value="124.67918" calcext:value-type="float">
            <text:p>124.67918</text:p>
          </table:table-cell>
          <table:table-cell office:value-type="float" office:value="815.2657" calcext:value-type="float">
            <text:p>815.2657</text:p>
          </table:table-cell>
          <table:table-cell office:value-type="float" office:value="-9.69277" calcext:value-type="float">
            <text:p>-9.69277</text:p>
          </table:table-cell>
          <table:table-cell office:value-type="float" office:value="321.39124" calcext:value-type="float">
            <text:p>321.39124</text:p>
          </table:table-cell>
          <table:table-cell office:value-type="float" office:value="46.452026" calcext:value-type="float">
            <text:p>46.452026</text:p>
          </table:table-cell>
          <table:table-cell office:value-type="float" office:value="183.1471" calcext:value-type="float">
            <text:p>183.1471</text:p>
          </table:table-cell>
          <table:table-cell office:value-type="float" office:value="-6.3060913" calcext:value-type="float">
            <text:p>-6.3060913</text:p>
          </table:table-cell>
          <table:table-cell office:value-type="float" office:value="230.93823" calcext:value-type="float">
            <text:p>230.93823</text:p>
          </table:table-cell>
          <table:table-cell office:value-type="float" office:value="30.534199" calcext:value-type="float">
            <text:p>30.534199</text:p>
          </table:table-cell>
          <table:table-cell office:value-type="float" office:value="156.082" calcext:value-type="float">
            <text:p>156.082</text:p>
          </table:table-cell>
          <table:table-cell office:value-type="float" office:value="-11.145722" calcext:value-type="float">
            <text:p>-11.145722</text:p>
          </table:table-cell>
          <table:table-cell office:value-type="float" office:value="121.68908" calcext:value-type="float">
            <text:p>121.68908</text:p>
          </table:table-cell>
          <table:table-cell office:value-type="float" office:value="20.404236" calcext:value-type="float">
            <text:p>20.404236</text:p>
          </table:table-cell>
          <table:table-cell office:value-type="float" office:value="71.731026" calcext:value-type="float">
            <text:p>71.731026</text:p>
          </table:table-cell>
          <table:table-cell office:value-type="float" office:value="-11.221901" calcext:value-type="float">
            <text:p>-11.221901</text:p>
          </table:table-cell>
          <table:table-cell office:value-type="float" office:value="64.62939" calcext:value-type="float">
            <text:p>64.62939</text:p>
          </table:table-cell>
          <table:table-cell office:value-type="float" office:value="9.368879" calcext:value-type="float">
            <text:p>9.368879</text:p>
          </table:table-cell>
          <table:table-cell office:value-type="float" office:value="95.31314" calcext:value-type="float">
            <text:p>95.31314</text:p>
          </table:table-cell>
          <table:table-cell office:value-type="float" office:value="-5.829724" calcext:value-type="float">
            <text:p>-5.829724</text:p>
          </table:table-cell>
          <table:table-cell office:value-type="float" office:value="67.359505" calcext:value-type="float">
            <text:p>67.359505</text:p>
          </table:table-cell>
          <table:table-cell office:value-type="float" office:value="7.8187475" calcext:value-type="float">
            <text:p>7.8187475</text:p>
          </table:table-cell>
          <table:table-cell office:value-type="float" office:value="79.22588" calcext:value-type="float">
            <text:p>79.22588</text:p>
          </table:table-cell>
          <table:table-cell office:value-type="float" office:value="-8.726418" calcext:value-type="float">
            <text:p>-8.726418</text:p>
          </table:table-cell>
          <table:table-cell office:value-type="float" office:value="71.57132" calcext:value-type="float">
            <text:p>71.57132</text:p>
          </table:table-cell>
          <table:table-cell office:value-type="float" office:value="5.618452" calcext:value-type="float">
            <text:p>5.618452</text:p>
          </table:table-cell>
          <table:table-cell office:value-type="float" office:value="70.5245" calcext:value-type="float">
            <text:p>70.5245</text:p>
          </table:table-cell>
          <table:table-cell office:value-type="float" office:value="-4.0869746" calcext:value-type="float">
            <text:p>-4.0869746</text:p>
          </table:table-cell>
          <table:table-cell office:value-type="float" office:value="48.96956" calcext:value-type="float">
            <text:p>48.96956</text:p>
          </table:table-cell>
          <table:table-cell office:value-type="float" office:value="-0.63233465" calcext:value-type="float">
            <text:p>-0.63233465</text:p>
          </table:table-cell>
          <table:table-cell office:value-type="float" office:value="46.611" calcext:value-type="float">
            <text:p>46.611</text:p>
          </table:table-cell>
          <table:table-cell office:value-type="float" office:value="-8.114819" calcext:value-type="float">
            <text:p>-8.114819</text:p>
          </table:table-cell>
          <table:table-cell office:value-type="float" office:value="55.91159" calcext:value-type="float">
            <text:p>55.91159</text:p>
          </table:table-cell>
          <table:table-cell office:value-type="float" office:value="-0.67648596" calcext:value-type="float">
            <text:p>-0.67648596</text:p>
          </table:table-cell>
          <table:table-cell office:value-type="float" office:value="47.43872" calcext:value-type="float">
            <text:p>47.43872</text:p>
          </table:table-cell>
          <table:table-cell office:value-type="float" office:value="-7.606043" calcext:value-type="float">
            <text:p>-7.606043</text:p>
          </table:table-cell>
          <table:table-cell office:value-type="float" office:value="46.784683" calcext:value-type="float">
            <text:p>46.784683</text:p>
          </table:table-cell>
          <table:table-cell office:value-type="float" office:value="-0.21058932" calcext:value-type="float">
            <text:p>-0.21058932</text:p>
          </table:table-cell>
          <table:table-cell office:value-type="float" office:value="75.95956" calcext:value-type="float">
            <text:p>75.959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51.wav</text:p>
          </table:table-cell>
          <table:table-cell office:value-type="float" office:value="3031.12768581791" calcext:value-type="float">
            <text:p>3031.12768581791</text:p>
          </table:table-cell>
          <table:table-cell office:value-type="float" office:value="756601.964336314" calcext:value-type="float">
            <text:p>756601.964336314</text:p>
          </table:table-cell>
          <table:table-cell office:value-type="float" office:value="3055.5066830566" calcext:value-type="float">
            <text:p>3055.5066830566</text:p>
          </table:table-cell>
          <table:table-cell office:value-type="float" office:value="86209.3940738306" calcext:value-type="float">
            <text:p>86209.3940738306</text:p>
          </table:table-cell>
          <table:table-cell office:value-type="float" office:value="16.9120211339004" calcext:value-type="float">
            <text:p>16.9120211339004</text:p>
          </table:table-cell>
          <table:table-cell office:value-type="float" office:value="15.2987272151605" calcext:value-type="float">
            <text:p>15.2987272151605</text:p>
          </table:table-cell>
          <table:table-cell office:value-type="float" office:value="0.06330482" calcext:value-type="float">
            <text:p>0.06330482</text:p>
          </table:table-cell>
          <table:table-cell office:value-type="float" office:value="0.005005391" calcext:value-type="float">
            <text:p>0.005005391</text:p>
          </table:table-cell>
          <table:table-cell office:value-type="float" office:value="6732.74815110209" calcext:value-type="float">
            <text:p>6732.74815110209</text:p>
          </table:table-cell>
          <table:table-cell office:value-type="float" office:value="1724444.06573818" calcext:value-type="float">
            <text:p>1724444.06573818</text:p>
          </table:table-cell>
          <table:table-cell office:value-type="float" office:value="1.90351152704699" calcext:value-type="float">
            <text:p>1.90351152704699</text:p>
          </table:table-cell>
          <table:table-cell office:value-type="float" office:value="4.69450158535343" calcext:value-type="float">
            <text:p>4.69450158535343</text:p>
          </table:table-cell>
          <table:table-cell office:value-type="float" office:value="-0.0242615645661252" calcext:value-type="float">
            <text:p>-0.0242615645661252</text:p>
          </table:table-cell>
          <table:table-cell office:value-type="float" office:value="0.0106638648513619" calcext:value-type="float">
            <text:p>0.0106638648513619</text:p>
          </table:table-cell>
          <table:table-cell office:value-type="float" office:value="0.120858106148492" calcext:value-type="float">
            <text:p>0.120858106148492</text:p>
          </table:table-cell>
          <table:table-cell office:value-type="float" office:value="0.00582499641617391" calcext:value-type="float">
            <text:p>0.00582499641617391</text:p>
          </table:table-cell>
          <table:table-cell office:value-type="float" office:value="0.36864856" calcext:value-type="float">
            <text:p>0.36864856</text:p>
          </table:table-cell>
          <table:table-cell office:value-type="float" office:value="0.08703797" calcext:value-type="float">
            <text:p>0.08703797</text:p>
          </table:table-cell>
          <table:table-cell office:value-type="float" office:value="0.24869184" calcext:value-type="float">
            <text:p>0.24869184</text:p>
          </table:table-cell>
          <table:table-cell office:value-type="float" office:value="0.021485697" calcext:value-type="float">
            <text:p>0.021485697</text:p>
          </table:table-cell>
          <table:table-cell office:value-type="float" office:value="0.044987" calcext:value-type="float">
            <text:p>0.044987</text:p>
          </table:table-cell>
          <table:table-cell office:value-type="float" office:value="0" calcext:value-type="float">
            <text:p>0</text:p>
          </table:table-cell>
          <table:table-cell office:value-type="float" office:value="0.16167404" calcext:value-type="float">
            <text:p>0.16167404</text:p>
          </table:table-cell>
          <table:table-cell office:value-type="float" office:value="0.002189703" calcext:value-type="float">
            <text:p>0.002189703</text:p>
          </table:table-cell>
          <table:table-cell office:value-type="float" office:value="0.140681765362594" calcext:value-type="float">
            <text:p>0.140681765362594</text:p>
          </table:table-cell>
          <table:table-cell office:value-type="float" office:value="0.0299678990215021" calcext:value-type="float">
            <text:p>0.0299678990215021</text:p>
          </table:table-cell>
          <table:table-cell office:value-type="float" office:value="0.010659693" calcext:value-type="float">
            <text:p>0.010659693</text:p>
          </table:table-cell>
          <table:table-cell office:value-type="float" office:value="-66.28536" calcext:value-type="float">
            <text:p>-66.28536</text:p>
          </table:table-cell>
          <table:table-cell office:value-type="float" office:value="2348.8074" calcext:value-type="float">
            <text:p>2348.8074</text:p>
          </table:table-cell>
          <table:table-cell office:value-type="float" office:value="66.77525" calcext:value-type="float">
            <text:p>66.77525</text:p>
          </table:table-cell>
          <table:table-cell office:value-type="float" office:value="577.9758" calcext:value-type="float">
            <text:p>577.9758</text:p>
          </table:table-cell>
          <table:table-cell office:value-type="float" office:value="25.18438" calcext:value-type="float">
            <text:p>25.18438</text:p>
          </table:table-cell>
          <table:table-cell office:value-type="float" office:value="351.23434" calcext:value-type="float">
            <text:p>351.23434</text:p>
          </table:table-cell>
          <table:table-cell office:value-type="float" office:value="26.29693" calcext:value-type="float">
            <text:p>26.29693</text:p>
          </table:table-cell>
          <table:table-cell office:value-type="float" office:value="132.9412" calcext:value-type="float">
            <text:p>132.9412</text:p>
          </table:table-cell>
          <table:table-cell office:value-type="float" office:value="5.29162" calcext:value-type="float">
            <text:p>5.29162</text:p>
          </table:table-cell>
          <table:table-cell office:value-type="float" office:value="130.9955" calcext:value-type="float">
            <text:p>130.9955</text:p>
          </table:table-cell>
          <table:table-cell office:value-type="float" office:value="10.455606" calcext:value-type="float">
            <text:p>10.455606</text:p>
          </table:table-cell>
          <table:table-cell office:value-type="float" office:value="76.83613" calcext:value-type="float">
            <text:p>76.83613</text:p>
          </table:table-cell>
          <table:table-cell office:value-type="float" office:value="2.4704695" calcext:value-type="float">
            <text:p>2.4704695</text:p>
          </table:table-cell>
          <table:table-cell office:value-type="float" office:value="85.86747" calcext:value-type="float">
            <text:p>85.86747</text:p>
          </table:table-cell>
          <table:table-cell office:value-type="float" office:value="0.7524103" calcext:value-type="float">
            <text:p>0.7524103</text:p>
          </table:table-cell>
          <table:table-cell office:value-type="float" office:value="70.632095" calcext:value-type="float">
            <text:p>70.632095</text:p>
          </table:table-cell>
          <table:table-cell office:value-type="float" office:value="-0.3713614" calcext:value-type="float">
            <text:p>-0.3713614</text:p>
          </table:table-cell>
          <table:table-cell office:value-type="float" office:value="65.858284" calcext:value-type="float">
            <text:p>65.858284</text:p>
          </table:table-cell>
          <table:table-cell office:value-type="float" office:value="1.7261298" calcext:value-type="float">
            <text:p>1.7261298</text:p>
          </table:table-cell>
          <table:table-cell office:value-type="float" office:value="70.12339" calcext:value-type="float">
            <text:p>70.12339</text:p>
          </table:table-cell>
          <table:table-cell office:value-type="float" office:value="3.2138004" calcext:value-type="float">
            <text:p>3.2138004</text:p>
          </table:table-cell>
          <table:table-cell office:value-type="float" office:value="46.505173" calcext:value-type="float">
            <text:p>46.505173</text:p>
          </table:table-cell>
          <table:table-cell office:value-type="float" office:value="5.0352135" calcext:value-type="float">
            <text:p>5.0352135</text:p>
          </table:table-cell>
          <table:table-cell office:value-type="float" office:value="55.97229" calcext:value-type="float">
            <text:p>55.97229</text:p>
          </table:table-cell>
          <table:table-cell office:value-type="float" office:value="-1.9417019" calcext:value-type="float">
            <text:p>-1.9417019</text:p>
          </table:table-cell>
          <table:table-cell office:value-type="float" office:value="52.42711" calcext:value-type="float">
            <text:p>52.42711</text:p>
          </table:table-cell>
          <table:table-cell office:value-type="float" office:value="-3.0782735" calcext:value-type="float">
            <text:p>-3.0782735</text:p>
          </table:table-cell>
          <table:table-cell office:value-type="float" office:value="53.951748" calcext:value-type="float">
            <text:p>53.951748</text:p>
          </table:table-cell>
          <table:table-cell office:value-type="float" office:value="0.37914822" calcext:value-type="float">
            <text:p>0.37914822</text:p>
          </table:table-cell>
          <table:table-cell office:value-type="float" office:value="56.69846" calcext:value-type="float">
            <text:p>56.69846</text:p>
          </table:table-cell>
          <table:table-cell office:value-type="float" office:value="-0.7798834" calcext:value-type="float">
            <text:p>-0.7798834</text:p>
          </table:table-cell>
          <table:table-cell office:value-type="float" office:value="38.998405" calcext:value-type="float">
            <text:p>38.998405</text:p>
          </table:table-cell>
          <table:table-cell office:value-type="float" office:value="3.7139435" calcext:value-type="float">
            <text:p>3.7139435</text:p>
          </table:table-cell>
          <table:table-cell office:value-type="float" office:value="58.64901" calcext:value-type="float">
            <text:p>58.64901</text:p>
          </table:table-cell>
          <table:table-cell office:value-type="float" office:value="2.3967679" calcext:value-type="float">
            <text:p>2.3967679</text:p>
          </table:table-cell>
          <table:table-cell office:value-type="float" office:value="58.23898" calcext:value-type="float">
            <text:p>58.23898</text:p>
          </table:table-cell>
          <table:table-cell office:value-type="float" office:value="0.1979873" calcext:value-type="float">
            <text:p>0.1979873</text:p>
          </table:table-cell>
          <table:table-cell office:value-type="float" office:value="45.319725" calcext:value-type="float">
            <text:p>45.319725</text:p>
          </table:table-cell>
          <table:table-cell office:value-type="float" office:value="-1.700898" calcext:value-type="float">
            <text:p>-1.700898</text:p>
          </table:table-cell>
          <table:table-cell office:value-type="float" office:value="44.616863" calcext:value-type="float">
            <text:p>44.6168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61.wav</text:p>
          </table:table-cell>
          <table:table-cell office:value-type="float" office:value="2072.15451814744" calcext:value-type="float">
            <text:p>2072.15451814744</text:p>
          </table:table-cell>
          <table:table-cell office:value-type="float" office:value="801022.023923629" calcext:value-type="float">
            <text:p>801022.023923629</text:p>
          </table:table-cell>
          <table:table-cell office:value-type="float" office:value="2739.76293994652" calcext:value-type="float">
            <text:p>2739.76293994652</text:p>
          </table:table-cell>
          <table:table-cell office:value-type="float" office:value="238558.898661199" calcext:value-type="float">
            <text:p>238558.898661199</text:p>
          </table:table-cell>
          <table:table-cell office:value-type="float" office:value="18.4309967225247" calcext:value-type="float">
            <text:p>18.4309967225247</text:p>
          </table:table-cell>
          <table:table-cell office:value-type="float" office:value="21.5823598910551" calcext:value-type="float">
            <text:p>21.5823598910551</text:p>
          </table:table-cell>
          <table:table-cell office:value-type="float" office:value="0.015460144" calcext:value-type="float">
            <text:p>0.015460144</text:p>
          </table:table-cell>
          <table:table-cell office:value-type="float" office:value="0.00065440306" calcext:value-type="float">
            <text:p>0.00065440306</text:p>
          </table:table-cell>
          <table:table-cell office:value-type="float" office:value="4688.51774352886" calcext:value-type="float">
            <text:p>4688.51774352886</text:p>
          </table:table-cell>
          <table:table-cell office:value-type="float" office:value="5383718.67138481" calcext:value-type="float">
            <text:p>5383718.67138481</text:p>
          </table:table-cell>
          <table:table-cell office:value-type="float" office:value="0.887035171678036" calcext:value-type="float">
            <text:p>0.887035171678036</text:p>
          </table:table-cell>
          <table:table-cell office:value-type="float" office:value="1.01999690629072" calcext:value-type="float">
            <text:p>1.01999690629072</text:p>
          </table:table-cell>
          <table:table-cell office:value-type="float" office:value="0.0380859237678312" calcext:value-type="float">
            <text:p>0.0380859237678312</text:p>
          </table:table-cell>
          <table:table-cell office:value-type="float" office:value="0.0124295517044374" calcext:value-type="float">
            <text:p>0.0124295517044374</text:p>
          </table:table-cell>
          <table:table-cell office:value-type="float" office:value="0.0690549775232019" calcext:value-type="float">
            <text:p>0.0690549775232019</text:p>
          </table:table-cell>
          <table:table-cell office:value-type="float" office:value="0.00235857928489068" calcext:value-type="float">
            <text:p>0.00235857928489068</text:p>
          </table:table-cell>
          <table:table-cell office:value-type="float" office:value="0.29978907" calcext:value-type="float">
            <text:p>0.29978907</text:p>
          </table:table-cell>
          <table:table-cell office:value-type="float" office:value="0.08569216" calcext:value-type="float">
            <text:p>0.08569216</text:p>
          </table:table-cell>
          <table:table-cell office:value-type="float" office:value="0.25846922" calcext:value-type="float">
            <text:p>0.25846922</text:p>
          </table:table-cell>
          <table:table-cell office:value-type="float" office:value="0.016526984" calcext:value-type="float">
            <text:p>0.016526984</text:p>
          </table:table-cell>
          <table:table-cell office:value-type="float" office:value="-0.108490005" calcext:value-type="float">
            <text:p>-0.108490005</text:p>
          </table:table-cell>
          <table:table-cell office:value-type="float" office:value="0" calcext:value-type="float">
            <text:p>0</text:p>
          </table:table-cell>
          <table:table-cell office:value-type="float" office:value="0.08831079" calcext:value-type="float">
            <text:p>0.08831079</text:p>
          </table:table-cell>
          <table:table-cell office:value-type="float" office:value="0.00044200028" calcext:value-type="float">
            <text:p>0.00044200028</text:p>
          </table:table-cell>
          <table:table-cell office:value-type="float" office:value="0.106421160758645" calcext:value-type="float">
            <text:p>0.106421160758645</text:p>
          </table:table-cell>
          <table:table-cell office:value-type="float" office:value="0.0225100831664648" calcext:value-type="float">
            <text:p>0.0225100831664648</text:p>
          </table:table-cell>
          <table:table-cell office:value-type="float" office:value="-0.091609" calcext:value-type="float">
            <text:p>-0.091609</text:p>
          </table:table-cell>
          <table:table-cell office:value-type="float" office:value="-193.64023" calcext:value-type="float">
            <text:p>-193.64023</text:p>
          </table:table-cell>
          <table:table-cell office:value-type="float" office:value="4446.556" calcext:value-type="float">
            <text:p>4446.556</text:p>
          </table:table-cell>
          <table:table-cell office:value-type="float" office:value="98.43583" calcext:value-type="float">
            <text:p>98.43583</text:p>
          </table:table-cell>
          <table:table-cell office:value-type="float" office:value="848.9793" calcext:value-type="float">
            <text:p>848.9793</text:p>
          </table:table-cell>
          <table:table-cell office:value-type="float" office:value="44.057926" calcext:value-type="float">
            <text:p>44.057926</text:p>
          </table:table-cell>
          <table:table-cell office:value-type="float" office:value="681.8493" calcext:value-type="float">
            <text:p>681.8493</text:p>
          </table:table-cell>
          <table:table-cell office:value-type="float" office:value="23.775482" calcext:value-type="float">
            <text:p>23.775482</text:p>
          </table:table-cell>
          <table:table-cell office:value-type="float" office:value="217.64061" calcext:value-type="float">
            <text:p>217.64061</text:p>
          </table:table-cell>
          <table:table-cell office:value-type="float" office:value="12.58054" calcext:value-type="float">
            <text:p>12.58054</text:p>
          </table:table-cell>
          <table:table-cell office:value-type="float" office:value="141.84036" calcext:value-type="float">
            <text:p>141.84036</text:p>
          </table:table-cell>
          <table:table-cell office:value-type="float" office:value="8.4607725" calcext:value-type="float">
            <text:p>8.4607725</text:p>
          </table:table-cell>
          <table:table-cell office:value-type="float" office:value="83.83371" calcext:value-type="float">
            <text:p>83.83371</text:p>
          </table:table-cell>
          <table:table-cell office:value-type="float" office:value="2.1690934" calcext:value-type="float">
            <text:p>2.1690934</text:p>
          </table:table-cell>
          <table:table-cell office:value-type="float" office:value="82.045265" calcext:value-type="float">
            <text:p>82.045265</text:p>
          </table:table-cell>
          <table:table-cell office:value-type="float" office:value="-0.34457627" calcext:value-type="float">
            <text:p>-0.34457627</text:p>
          </table:table-cell>
          <table:table-cell office:value-type="float" office:value="56.580082" calcext:value-type="float">
            <text:p>56.580082</text:p>
          </table:table-cell>
          <table:table-cell office:value-type="float" office:value="-8.183044" calcext:value-type="float">
            <text:p>-8.183044</text:p>
          </table:table-cell>
          <table:table-cell office:value-type="float" office:value="62.960907" calcext:value-type="float">
            <text:p>62.960907</text:p>
          </table:table-cell>
          <table:table-cell office:value-type="float" office:value="-9.117337" calcext:value-type="float">
            <text:p>-9.117337</text:p>
          </table:table-cell>
          <table:table-cell office:value-type="float" office:value="50.650333" calcext:value-type="float">
            <text:p>50.650333</text:p>
          </table:table-cell>
          <table:table-cell office:value-type="float" office:value="-5.2378254" calcext:value-type="float">
            <text:p>-5.2378254</text:p>
          </table:table-cell>
          <table:table-cell office:value-type="float" office:value="63.078102" calcext:value-type="float">
            <text:p>63.078102</text:p>
          </table:table-cell>
          <table:table-cell office:value-type="float" office:value="-4.8426147" calcext:value-type="float">
            <text:p>-4.8426147</text:p>
          </table:table-cell>
          <table:table-cell office:value-type="float" office:value="46.43174" calcext:value-type="float">
            <text:p>46.43174</text:p>
          </table:table-cell>
          <table:table-cell office:value-type="float" office:value="-1.3743817" calcext:value-type="float">
            <text:p>-1.3743817</text:p>
          </table:table-cell>
          <table:table-cell office:value-type="float" office:value="46.226036" calcext:value-type="float">
            <text:p>46.226036</text:p>
          </table:table-cell>
          <table:table-cell office:value-type="float" office:value="-1.2646358" calcext:value-type="float">
            <text:p>-1.2646358</text:p>
          </table:table-cell>
          <table:table-cell office:value-type="float" office:value="94.25616" calcext:value-type="float">
            <text:p>94.25616</text:p>
          </table:table-cell>
          <table:table-cell office:value-type="float" office:value="3.216643" calcext:value-type="float">
            <text:p>3.216643</text:p>
          </table:table-cell>
          <table:table-cell office:value-type="float" office:value="79.45166" calcext:value-type="float">
            <text:p>79.45166</text:p>
          </table:table-cell>
          <table:table-cell office:value-type="float" office:value="3.6884453" calcext:value-type="float">
            <text:p>3.6884453</text:p>
          </table:table-cell>
          <table:table-cell office:value-type="float" office:value="72.57322" calcext:value-type="float">
            <text:p>72.57322</text:p>
          </table:table-cell>
          <table:table-cell office:value-type="float" office:value="1.3845587" calcext:value-type="float">
            <text:p>1.3845587</text:p>
          </table:table-cell>
          <table:table-cell office:value-type="float" office:value="88.673485" calcext:value-type="float">
            <text:p>88.673485</text:p>
          </table:table-cell>
          <table:table-cell office:value-type="float" office:value="2.7153342" calcext:value-type="float">
            <text:p>2.7153342</text:p>
          </table:table-cell>
          <table:table-cell office:value-type="float" office:value="141.49121" calcext:value-type="float">
            <text:p>141.49121</text:p>
          </table:table-cell>
          <table:table-cell office:value-type="float" office:value="1.7022022" calcext:value-type="float">
            <text:p>1.7022022</text:p>
          </table:table-cell>
          <table:table-cell office:value-type="float" office:value="63.799225" calcext:value-type="float">
            <text:p>63.799225</text:p>
          </table:table-cell>
          <table:table-cell office:value-type="float" office:value="-1.791089" calcext:value-type="float">
            <text:p>-1.791089</text:p>
          </table:table-cell>
          <table:table-cell office:value-type="float" office:value="84.507866" calcext:value-type="float">
            <text:p>84.5078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99.wav</text:p>
          </table:table-cell>
          <table:table-cell office:value-type="float" office:value="1609.78518080428" calcext:value-type="float">
            <text:p>1609.78518080428</text:p>
          </table:table-cell>
          <table:table-cell office:value-type="float" office:value="422325.210501041" calcext:value-type="float">
            <text:p>422325.210501041</text:p>
          </table:table-cell>
          <table:table-cell office:value-type="float" office:value="1797.0615529543" calcext:value-type="float">
            <text:p>1797.0615529543</text:p>
          </table:table-cell>
          <table:table-cell office:value-type="float" office:value="120233.332058678" calcext:value-type="float">
            <text:p>120233.332058678</text:p>
          </table:table-cell>
          <table:table-cell office:value-type="float" office:value="24.2716106326851" calcext:value-type="float">
            <text:p>24.2716106326851</text:p>
          </table:table-cell>
          <table:table-cell office:value-type="float" office:value="49.6934067711128" calcext:value-type="float">
            <text:p>49.6934067711128</text:p>
          </table:table-cell>
          <table:table-cell office:value-type="float" office:value="0.0025913534" calcext:value-type="float">
            <text:p>0.0025913534</text:p>
          </table:table-cell>
          <table:table-cell office:value-type="float" office:value="0.000014650515" calcext:value-type="float">
            <text:p>0.000014650515</text:p>
          </table:table-cell>
          <table:table-cell office:value-type="float" office:value="3246.92558412486" calcext:value-type="float">
            <text:p>3246.92558412486</text:p>
          </table:table-cell>
          <table:table-cell office:value-type="float" office:value="1753429.86900786" calcext:value-type="float">
            <text:p>1753429.86900786</text:p>
          </table:table-cell>
          <table:table-cell office:value-type="float" office:value="0.655573075822759" calcext:value-type="float">
            <text:p>0.655573075822759</text:p>
          </table:table-cell>
          <table:table-cell office:value-type="float" office:value="0.710055326434349" calcext:value-type="float">
            <text:p>0.710055326434349</text:p>
          </table:table-cell>
          <table:table-cell office:value-type="float" office:value="0.0424180428887122" calcext:value-type="float">
            <text:p>0.0424180428887122</text:p>
          </table:table-cell>
          <table:table-cell office:value-type="float" office:value="0.0492587198829717" calcext:value-type="float">
            <text:p>0.0492587198829717</text:p>
          </table:table-cell>
          <table:table-cell office:value-type="float" office:value="0.0763048023008507" calcext:value-type="float">
            <text:p>0.0763048023008507</text:p>
          </table:table-cell>
          <table:table-cell office:value-type="float" office:value="0.00217129665539243" calcext:value-type="float">
            <text:p>0.00217129665539243</text:p>
          </table:table-cell>
          <table:table-cell office:value-type="float" office:value="0.3583181" calcext:value-type="float">
            <text:p>0.3583181</text:p>
          </table:table-cell>
          <table:table-cell office:value-type="float" office:value="0.08581701" calcext:value-type="float">
            <text:p>0.08581701</text:p>
          </table:table-cell>
          <table:table-cell office:value-type="float" office:value="0.1920989" calcext:value-type="float">
            <text:p>0.1920989</text:p>
          </table:table-cell>
          <table:table-cell office:value-type="float" office:value="0.046431344" calcext:value-type="float">
            <text:p>0.046431344</text:p>
          </table:table-cell>
          <table:table-cell office:value-type="float" office:value="-0.01457032" calcext:value-type="float">
            <text:p>-0.01457032</text:p>
          </table:table-cell>
          <table:table-cell office:value-type="float" office:value="0" calcext:value-type="float">
            <text:p>0</text:p>
          </table:table-cell>
          <table:table-cell office:value-type="float" office:value="0.054431498" calcext:value-type="float">
            <text:p>0.054431498</text:p>
          </table:table-cell>
          <table:table-cell office:value-type="float" office:value="0.00033657285" calcext:value-type="float">
            <text:p>0.00033657285</text:p>
          </table:table-cell>
          <table:table-cell office:value-type="float" office:value="0.176373708490997" calcext:value-type="float">
            <text:p>0.176373708490997</text:p>
          </table:table-cell>
          <table:table-cell office:value-type="float" office:value="0.0451242341762352" calcext:value-type="float">
            <text:p>0.0451242341762352</text:p>
          </table:table-cell>
          <table:table-cell office:value-type="float" office:value="-0.020859988" calcext:value-type="float">
            <text:p>-0.020859988</text:p>
          </table:table-cell>
          <table:table-cell office:value-type="float" office:value="-235.20059" calcext:value-type="float">
            <text:p>-235.20059</text:p>
          </table:table-cell>
          <table:table-cell office:value-type="float" office:value="7713.9443" calcext:value-type="float">
            <text:p>7713.9443</text:p>
          </table:table-cell>
          <table:table-cell office:value-type="float" office:value="123.87175" calcext:value-type="float">
            <text:p>123.87175</text:p>
          </table:table-cell>
          <table:table-cell office:value-type="float" office:value="799.3343" calcext:value-type="float">
            <text:p>799.3343</text:p>
          </table:table-cell>
          <table:table-cell office:value-type="float" office:value="-22.546131" calcext:value-type="float">
            <text:p>-22.546131</text:p>
          </table:table-cell>
          <table:table-cell office:value-type="float" office:value="518.8417" calcext:value-type="float">
            <text:p>518.8417</text:p>
          </table:table-cell>
          <table:table-cell office:value-type="float" office:value="52.951675" calcext:value-type="float">
            <text:p>52.951675</text:p>
          </table:table-cell>
          <table:table-cell office:value-type="float" office:value="227.68184" calcext:value-type="float">
            <text:p>227.68184</text:p>
          </table:table-cell>
          <table:table-cell office:value-type="float" office:value="-1.453821" calcext:value-type="float">
            <text:p>-1.453821</text:p>
          </table:table-cell>
          <table:table-cell office:value-type="float" office:value="182.415" calcext:value-type="float">
            <text:p>182.415</text:p>
          </table:table-cell>
          <table:table-cell office:value-type="float" office:value="24.660513" calcext:value-type="float">
            <text:p>24.660513</text:p>
          </table:table-cell>
          <table:table-cell office:value-type="float" office:value="126.350266" calcext:value-type="float">
            <text:p>126.350266</text:p>
          </table:table-cell>
          <table:table-cell office:value-type="float" office:value="-7.088474" calcext:value-type="float">
            <text:p>-7.088474</text:p>
          </table:table-cell>
          <table:table-cell office:value-type="float" office:value="118.52415" calcext:value-type="float">
            <text:p>118.52415</text:p>
          </table:table-cell>
          <table:table-cell office:value-type="float" office:value="14.8901" calcext:value-type="float">
            <text:p>14.8901</text:p>
          </table:table-cell>
          <table:table-cell office:value-type="float" office:value="93.551216" calcext:value-type="float">
            <text:p>93.551216</text:p>
          </table:table-cell>
          <table:table-cell office:value-type="float" office:value="-12.783066" calcext:value-type="float">
            <text:p>-12.783066</text:p>
          </table:table-cell>
          <table:table-cell office:value-type="float" office:value="79.31469" calcext:value-type="float">
            <text:p>79.31469</text:p>
          </table:table-cell>
          <table:table-cell office:value-type="float" office:value="16.718231" calcext:value-type="float">
            <text:p>16.718231</text:p>
          </table:table-cell>
          <table:table-cell office:value-type="float" office:value="76.0701" calcext:value-type="float">
            <text:p>76.0701</text:p>
          </table:table-cell>
          <table:table-cell office:value-type="float" office:value="-2.9434726" calcext:value-type="float">
            <text:p>-2.9434726</text:p>
          </table:table-cell>
          <table:table-cell office:value-type="float" office:value="79.11752" calcext:value-type="float">
            <text:p>79.11752</text:p>
          </table:table-cell>
          <table:table-cell office:value-type="float" office:value="10.081299" calcext:value-type="float">
            <text:p>10.081299</text:p>
          </table:table-cell>
          <table:table-cell office:value-type="float" office:value="45.597042" calcext:value-type="float">
            <text:p>45.597042</text:p>
          </table:table-cell>
          <table:table-cell office:value-type="float" office:value="-15.028531" calcext:value-type="float">
            <text:p>-15.028531</text:p>
          </table:table-cell>
          <table:table-cell office:value-type="float" office:value="43.000507" calcext:value-type="float">
            <text:p>43.000507</text:p>
          </table:table-cell>
          <table:table-cell office:value-type="float" office:value="3.1190753" calcext:value-type="float">
            <text:p>3.1190753</text:p>
          </table:table-cell>
          <table:table-cell office:value-type="float" office:value="67.36639" calcext:value-type="float">
            <text:p>67.36639</text:p>
          </table:table-cell>
          <table:table-cell office:value-type="float" office:value="-7.1235514" calcext:value-type="float">
            <text:p>-7.1235514</text:p>
          </table:table-cell>
          <table:table-cell office:value-type="float" office:value="58.072083" calcext:value-type="float">
            <text:p>58.072083</text:p>
          </table:table-cell>
          <table:table-cell office:value-type="float" office:value="1.7955871" calcext:value-type="float">
            <text:p>1.7955871</text:p>
          </table:table-cell>
          <table:table-cell office:value-type="float" office:value="59.10209" calcext:value-type="float">
            <text:p>59.10209</text:p>
          </table:table-cell>
          <table:table-cell office:value-type="float" office:value="-7.077187" calcext:value-type="float">
            <text:p>-7.077187</text:p>
          </table:table-cell>
          <table:table-cell office:value-type="float" office:value="73.670845" calcext:value-type="float">
            <text:p>73.670845</text:p>
          </table:table-cell>
          <table:table-cell office:value-type="float" office:value="0.023404457" calcext:value-type="float">
            <text:p>0.023404457</text:p>
          </table:table-cell>
          <table:table-cell office:value-type="float" office:value="76.48678" calcext:value-type="float">
            <text:p>76.48678</text:p>
          </table:table-cell>
          <table:table-cell office:value-type="float" office:value="-2.0338798" calcext:value-type="float">
            <text:p>-2.0338798</text:p>
          </table:table-cell>
          <table:table-cell office:value-type="float" office:value="72.16987" calcext:value-type="float">
            <text:p>72.16987</text:p>
          </table:table-cell>
          <table:table-cell office:value-type="float" office:value="1.1501081" calcext:value-type="float">
            <text:p>1.1501081</text:p>
          </table:table-cell>
          <table:table-cell office:value-type="float" office:value="49.73514" calcext:value-type="float">
            <text:p>49.735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42.wav</text:p>
          </table:table-cell>
          <table:table-cell office:value-type="float" office:value="2794.81991590215" calcext:value-type="float">
            <text:p>2794.81991590215</text:p>
          </table:table-cell>
          <table:table-cell office:value-type="float" office:value="611225.542743662" calcext:value-type="float">
            <text:p>611225.542743662</text:p>
          </table:table-cell>
          <table:table-cell office:value-type="float" office:value="2732.10667545763" calcext:value-type="float">
            <text:p>2732.10667545763</text:p>
          </table:table-cell>
          <table:table-cell office:value-type="float" office:value="206325.988921512" calcext:value-type="float">
            <text:p>206325.988921512</text:p>
          </table:table-cell>
          <table:table-cell office:value-type="float" office:value="17.1720894242444" calcext:value-type="float">
            <text:p>17.1720894242444</text:p>
          </table:table-cell>
          <table:table-cell office:value-type="float" office:value="20.1616750565864" calcext:value-type="float">
            <text:p>20.1616750565864</text:p>
          </table:table-cell>
          <table:table-cell office:value-type="float" office:value="0.065944344" calcext:value-type="float">
            <text:p>0.065944344</text:p>
          </table:table-cell>
          <table:table-cell office:value-type="float" office:value="0.004170936" calcext:value-type="float">
            <text:p>0.004170936</text:p>
          </table:table-cell>
          <table:table-cell office:value-type="float" office:value="5878.15643806192" calcext:value-type="float">
            <text:p>5878.15643806192</text:p>
          </table:table-cell>
          <table:table-cell office:value-type="float" office:value="2741626.55833471" calcext:value-type="float">
            <text:p>2741626.55833471</text:p>
          </table:table-cell>
          <table:table-cell office:value-type="float" office:value="1.75694546993219" calcext:value-type="float">
            <text:p>1.75694546993219</text:p>
          </table:table-cell>
          <table:table-cell office:value-type="float" office:value="4.32669167229414" calcext:value-type="float">
            <text:p>4.32669167229414</text:p>
          </table:table-cell>
          <table:table-cell office:value-type="float" office:value="0.0183595911291668" calcext:value-type="float">
            <text:p>0.0183595911291668</text:p>
          </table:table-cell>
          <table:table-cell office:value-type="float" office:value="0.0053806270609823" calcext:value-type="float">
            <text:p>0.0053806270609823</text:p>
          </table:table-cell>
          <table:table-cell office:value-type="float" office:value="0.137655283255994" calcext:value-type="float">
            <text:p>0.137655283255994</text:p>
          </table:table-cell>
          <table:table-cell office:value-type="float" office:value="0.00425842675147301" calcext:value-type="float">
            <text:p>0.00425842675147301</text:p>
          </table:table-cell>
          <table:table-cell office:value-type="float" office:value="0.44458494" calcext:value-type="float">
            <text:p>0.44458494</text:p>
          </table:table-cell>
          <table:table-cell office:value-type="float" office:value="0.08034318" calcext:value-type="float">
            <text:p>0.08034318</text:p>
          </table:table-cell>
          <table:table-cell office:value-type="float" office:value="0.26667678" calcext:value-type="float">
            <text:p>0.26667678</text:p>
          </table:table-cell>
          <table:table-cell office:value-type="float" office:value="0.012216828" calcext:value-type="float">
            <text:p>0.012216828</text:p>
          </table:table-cell>
          <table:table-cell office:value-type="float" office:value="-0.13341056" calcext:value-type="float">
            <text:p>-0.13341056</text:p>
          </table:table-cell>
          <table:table-cell office:value-type="float" office:value="0" calcext:value-type="float">
            <text:p>0</text:p>
          </table:table-cell>
          <table:table-cell office:value-type="float" office:value="0.118909925" calcext:value-type="float">
            <text:p>0.118909925</text:p>
          </table:table-cell>
          <table:table-cell office:value-type="float" office:value="0.0019524745" calcext:value-type="float">
            <text:p>0.0019524745</text:p>
          </table:table-cell>
          <table:table-cell office:value-type="float" office:value="0.127039935771829" calcext:value-type="float">
            <text:p>0.127039935771829</text:p>
          </table:table-cell>
          <table:table-cell office:value-type="float" office:value="0.0266559312054242" calcext:value-type="float">
            <text:p>0.0266559312054242</text:p>
          </table:table-cell>
          <table:table-cell office:value-type="float" office:value="-0.1439258" calcext:value-type="float">
            <text:p>-0.1439258</text:p>
          </table:table-cell>
          <table:table-cell office:value-type="float" office:value="-74.18399" calcext:value-type="float">
            <text:p>-74.18399</text:p>
          </table:table-cell>
          <table:table-cell office:value-type="float" office:value="3571.1052" calcext:value-type="float">
            <text:p>3571.1052</text:p>
          </table:table-cell>
          <table:table-cell office:value-type="float" office:value="76.735054" calcext:value-type="float">
            <text:p>76.735054</text:p>
          </table:table-cell>
          <table:table-cell office:value-type="float" office:value="716.29944" calcext:value-type="float">
            <text:p>716.29944</text:p>
          </table:table-cell>
          <table:table-cell office:value-type="float" office:value="-3.8043847" calcext:value-type="float">
            <text:p>-3.8043847</text:p>
          </table:table-cell>
          <table:table-cell office:value-type="float" office:value="514.9018" calcext:value-type="float">
            <text:p>514.9018</text:p>
          </table:table-cell>
          <table:table-cell office:value-type="float" office:value="28.03363" calcext:value-type="float">
            <text:p>28.03363</text:p>
          </table:table-cell>
          <table:table-cell office:value-type="float" office:value="263.04367" calcext:value-type="float">
            <text:p>263.04367</text:p>
          </table:table-cell>
          <table:table-cell office:value-type="float" office:value="8.136066" calcext:value-type="float">
            <text:p>8.136066</text:p>
          </table:table-cell>
          <table:table-cell office:value-type="float" office:value="172.60889" calcext:value-type="float">
            <text:p>172.60889</text:p>
          </table:table-cell>
          <table:table-cell office:value-type="float" office:value="6.016018" calcext:value-type="float">
            <text:p>6.016018</text:p>
          </table:table-cell>
          <table:table-cell office:value-type="float" office:value="83.43493" calcext:value-type="float">
            <text:p>83.43493</text:p>
          </table:table-cell>
          <table:table-cell office:value-type="float" office:value="4.299718" calcext:value-type="float">
            <text:p>4.299718</text:p>
          </table:table-cell>
          <table:table-cell office:value-type="float" office:value="92.6286" calcext:value-type="float">
            <text:p>92.6286</text:p>
          </table:table-cell>
          <table:table-cell office:value-type="float" office:value="0.5060532" calcext:value-type="float">
            <text:p>0.5060532</text:p>
          </table:table-cell>
          <table:table-cell office:value-type="float" office:value="49.28731" calcext:value-type="float">
            <text:p>49.28731</text:p>
          </table:table-cell>
          <table:table-cell office:value-type="float" office:value="2.8456137" calcext:value-type="float">
            <text:p>2.8456137</text:p>
          </table:table-cell>
          <table:table-cell office:value-type="float" office:value="68.30143" calcext:value-type="float">
            <text:p>68.30143</text:p>
          </table:table-cell>
          <table:table-cell office:value-type="float" office:value="-0.9449358" calcext:value-type="float">
            <text:p>-0.9449358</text:p>
          </table:table-cell>
          <table:table-cell office:value-type="float" office:value="43.44662" calcext:value-type="float">
            <text:p>43.44662</text:p>
          </table:table-cell>
          <table:table-cell office:value-type="float" office:value="-2.35504" calcext:value-type="float">
            <text:p>-2.35504</text:p>
          </table:table-cell>
          <table:table-cell office:value-type="float" office:value="71.64504" calcext:value-type="float">
            <text:p>71.64504</text:p>
          </table:table-cell>
          <table:table-cell office:value-type="float" office:value="-0.28597203" calcext:value-type="float">
            <text:p>-0.28597203</text:p>
          </table:table-cell>
          <table:table-cell office:value-type="float" office:value="41.455826" calcext:value-type="float">
            <text:p>41.455826</text:p>
          </table:table-cell>
          <table:table-cell office:value-type="float" office:value="-1.4562421" calcext:value-type="float">
            <text:p>-1.4562421</text:p>
          </table:table-cell>
          <table:table-cell office:value-type="float" office:value="45.570957" calcext:value-type="float">
            <text:p>45.570957</text:p>
          </table:table-cell>
          <table:table-cell office:value-type="float" office:value="-3.60794" calcext:value-type="float">
            <text:p>-3.60794</text:p>
          </table:table-cell>
          <table:table-cell office:value-type="float" office:value="36.47304" calcext:value-type="float">
            <text:p>36.47304</text:p>
          </table:table-cell>
          <table:table-cell office:value-type="float" office:value="-1.5270268" calcext:value-type="float">
            <text:p>-1.5270268</text:p>
          </table:table-cell>
          <table:table-cell office:value-type="float" office:value="32.37786" calcext:value-type="float">
            <text:p>32.37786</text:p>
          </table:table-cell>
          <table:table-cell office:value-type="float" office:value="-1.5173227" calcext:value-type="float">
            <text:p>-1.5173227</text:p>
          </table:table-cell>
          <table:table-cell office:value-type="float" office:value="35.94905" calcext:value-type="float">
            <text:p>35.94905</text:p>
          </table:table-cell>
          <table:table-cell office:value-type="float" office:value="-5.024079" calcext:value-type="float">
            <text:p>-5.024079</text:p>
          </table:table-cell>
          <table:table-cell office:value-type="float" office:value="30.484928" calcext:value-type="float">
            <text:p>30.484928</text:p>
          </table:table-cell>
          <table:table-cell office:value-type="float" office:value="-2.399194" calcext:value-type="float">
            <text:p>-2.399194</text:p>
          </table:table-cell>
          <table:table-cell office:value-type="float" office:value="27.119202" calcext:value-type="float">
            <text:p>27.119202</text:p>
          </table:table-cell>
          <table:table-cell office:value-type="float" office:value="-2.9785542" calcext:value-type="float">
            <text:p>-2.9785542</text:p>
          </table:table-cell>
          <table:table-cell office:value-type="float" office:value="27.838947" calcext:value-type="float">
            <text:p>27.838947</text:p>
          </table:table-cell>
          <table:table-cell office:value-type="float" office:value="-4.949774" calcext:value-type="float">
            <text:p>-4.949774</text:p>
          </table:table-cell>
          <table:table-cell office:value-type="float" office:value="24.943335" calcext:value-type="float">
            <text:p>24.9433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94.wav</text:p>
          </table:table-cell>
          <table:table-cell office:value-type="float" office:value="2628.91662552289" calcext:value-type="float">
            <text:p>2628.91662552289</text:p>
          </table:table-cell>
          <table:table-cell office:value-type="float" office:value="93869.6311236982" calcext:value-type="float">
            <text:p>93869.6311236982</text:p>
          </table:table-cell>
          <table:table-cell office:value-type="float" office:value="2210.51341941449" calcext:value-type="float">
            <text:p>2210.51341941449</text:p>
          </table:table-cell>
          <table:table-cell office:value-type="float" office:value="37252.5011098334" calcext:value-type="float">
            <text:p>37252.5011098334</text:p>
          </table:table-cell>
          <table:table-cell office:value-type="float" office:value="23.2079983410811" calcext:value-type="float">
            <text:p>23.2079983410811</text:p>
          </table:table-cell>
          <table:table-cell office:value-type="float" office:value="87.1514749491332" calcext:value-type="float">
            <text:p>87.1514749491332</text:p>
          </table:table-cell>
          <table:table-cell office:value-type="float" office:value="0.012726573" calcext:value-type="float">
            <text:p>0.012726573</text:p>
          </table:table-cell>
          <table:table-cell office:value-type="float" office:value="0.00007124433" calcext:value-type="float">
            <text:p>0.00007124433</text:p>
          </table:table-cell>
          <table:table-cell office:value-type="float" office:value="5085.98270283498" calcext:value-type="float">
            <text:p>5085.98270283498</text:p>
          </table:table-cell>
          <table:table-cell office:value-type="float" office:value="461576.162215032" calcext:value-type="float">
            <text:p>461576.162215032</text:p>
          </table:table-cell>
          <table:table-cell office:value-type="float" office:value="1.54842187079927" calcext:value-type="float">
            <text:p>1.54842187079927</text:p>
          </table:table-cell>
          <table:table-cell office:value-type="float" office:value="2.6182234690658" calcext:value-type="float">
            <text:p>2.6182234690658</text:p>
          </table:table-cell>
          <table:table-cell office:value-type="float" office:value="-0.0579821642640515" calcext:value-type="float">
            <text:p>-0.0579821642640515</text:p>
          </table:table-cell>
          <table:table-cell office:value-type="float" office:value="0.012647916655703" calcext:value-type="float">
            <text:p>0.012647916655703</text:p>
          </table:table-cell>
          <table:table-cell office:value-type="float" office:value="0.146649401222931" calcext:value-type="float">
            <text:p>0.146649401222931</text:p>
          </table:table-cell>
          <table:table-cell office:value-type="float" office:value="0.0010224855149873" calcext:value-type="float">
            <text:p>0.0010224855149873</text:p>
          </table:table-cell>
          <table:table-cell office:value-type="float" office:value="0.38928163" calcext:value-type="float">
            <text:p>0.38928163</text:p>
          </table:table-cell>
          <table:table-cell office:value-type="float" office:value="0.07340323" calcext:value-type="float">
            <text:p>0.07340323</text:p>
          </table:table-cell>
          <table:table-cell office:value-type="float" office:value="0.25128803" calcext:value-type="float">
            <text:p>0.25128803</text:p>
          </table:table-cell>
          <table:table-cell office:value-type="float" office:value="0.020187661" calcext:value-type="float">
            <text:p>0.020187661</text:p>
          </table:table-cell>
          <table:table-cell office:value-type="float" office:value="-0.05284977" calcext:value-type="float">
            <text:p>-0.05284977</text:p>
          </table:table-cell>
          <table:table-cell office:value-type="float" office:value="0" calcext:value-type="float">
            <text:p>0</text:p>
          </table:table-cell>
          <table:table-cell office:value-type="float" office:value="0.10190492" calcext:value-type="float">
            <text:p>0.10190492</text:p>
          </table:table-cell>
          <table:table-cell office:value-type="float" office:value="0.00037229183" calcext:value-type="float">
            <text:p>0.00037229183</text:p>
          </table:table-cell>
          <table:table-cell office:value-type="float" office:value="0.233944317225726" calcext:value-type="float">
            <text:p>0.233944317225726</text:p>
          </table:table-cell>
          <table:table-cell office:value-type="float" office:value="0.06864161008016" calcext:value-type="float">
            <text:p>0.06864161008016</text:p>
          </table:table-cell>
          <table:table-cell office:value-type="float" office:value="-0.06572277" calcext:value-type="float">
            <text:p>-0.06572277</text:p>
          </table:table-cell>
          <table:table-cell office:value-type="float" office:value="-90.24029" calcext:value-type="float">
            <text:p>-90.24029</text:p>
          </table:table-cell>
          <table:table-cell office:value-type="float" office:value="615.1335" calcext:value-type="float">
            <text:p>615.1335</text:p>
          </table:table-cell>
          <table:table-cell office:value-type="float" office:value="80.06857" calcext:value-type="float">
            <text:p>80.06857</text:p>
          </table:table-cell>
          <table:table-cell office:value-type="float" office:value="135.39134" calcext:value-type="float">
            <text:p>135.39134</text:p>
          </table:table-cell>
          <table:table-cell office:value-type="float" office:value="-46.36335" calcext:value-type="float">
            <text:p>-46.36335</text:p>
          </table:table-cell>
          <table:table-cell office:value-type="float" office:value="215.38481" calcext:value-type="float">
            <text:p>215.38481</text:p>
          </table:table-cell>
          <table:table-cell office:value-type="float" office:value="56.045547" calcext:value-type="float">
            <text:p>56.045547</text:p>
          </table:table-cell>
          <table:table-cell office:value-type="float" office:value="49.60376" calcext:value-type="float">
            <text:p>49.60376</text:p>
          </table:table-cell>
          <table:table-cell office:value-type="float" office:value="-8.0926485" calcext:value-type="float">
            <text:p>-8.0926485</text:p>
          </table:table-cell>
          <table:table-cell office:value-type="float" office:value="36.045444" calcext:value-type="float">
            <text:p>36.045444</text:p>
          </table:table-cell>
          <table:table-cell office:value-type="float" office:value="27.477394" calcext:value-type="float">
            <text:p>27.477394</text:p>
          </table:table-cell>
          <table:table-cell office:value-type="float" office:value="27.30978" calcext:value-type="float">
            <text:p>27.30978</text:p>
          </table:table-cell>
          <table:table-cell office:value-type="float" office:value="-17.326693" calcext:value-type="float">
            <text:p>-17.326693</text:p>
          </table:table-cell>
          <table:table-cell office:value-type="float" office:value="31.374378" calcext:value-type="float">
            <text:p>31.374378</text:p>
          </table:table-cell>
          <table:table-cell office:value-type="float" office:value="22.967056" calcext:value-type="float">
            <text:p>22.967056</text:p>
          </table:table-cell>
          <table:table-cell office:value-type="float" office:value="22.371315" calcext:value-type="float">
            <text:p>22.371315</text:p>
          </table:table-cell>
          <table:table-cell office:value-type="float" office:value="-17.591236" calcext:value-type="float">
            <text:p>-17.591236</text:p>
          </table:table-cell>
          <table:table-cell office:value-type="float" office:value="45.97616" calcext:value-type="float">
            <text:p>45.97616</text:p>
          </table:table-cell>
          <table:table-cell office:value-type="float" office:value="18.405153" calcext:value-type="float">
            <text:p>18.405153</text:p>
          </table:table-cell>
          <table:table-cell office:value-type="float" office:value="36.648746" calcext:value-type="float">
            <text:p>36.648746</text:p>
          </table:table-cell>
          <table:table-cell office:value-type="float" office:value="-17.44015" calcext:value-type="float">
            <text:p>-17.44015</text:p>
          </table:table-cell>
          <table:table-cell office:value-type="float" office:value="38.165886" calcext:value-type="float">
            <text:p>38.165886</text:p>
          </table:table-cell>
          <table:table-cell office:value-type="float" office:value="7.6492333" calcext:value-type="float">
            <text:p>7.6492333</text:p>
          </table:table-cell>
          <table:table-cell office:value-type="float" office:value="36.20978" calcext:value-type="float">
            <text:p>36.20978</text:p>
          </table:table-cell>
          <table:table-cell office:value-type="float" office:value="-19.298676" calcext:value-type="float">
            <text:p>-19.298676</text:p>
          </table:table-cell>
          <table:table-cell office:value-type="float" office:value="27.288319" calcext:value-type="float">
            <text:p>27.288319</text:p>
          </table:table-cell>
          <table:table-cell office:value-type="float" office:value="1.1883794" calcext:value-type="float">
            <text:p>1.1883794</text:p>
          </table:table-cell>
          <table:table-cell office:value-type="float" office:value="24.305473" calcext:value-type="float">
            <text:p>24.305473</text:p>
          </table:table-cell>
          <table:table-cell office:value-type="float" office:value="-14.477152" calcext:value-type="float">
            <text:p>-14.477152</text:p>
          </table:table-cell>
          <table:table-cell office:value-type="float" office:value="31.768661" calcext:value-type="float">
            <text:p>31.768661</text:p>
          </table:table-cell>
          <table:table-cell office:value-type="float" office:value="4.513636" calcext:value-type="float">
            <text:p>4.513636</text:p>
          </table:table-cell>
          <table:table-cell office:value-type="float" office:value="26.19375" calcext:value-type="float">
            <text:p>26.19375</text:p>
          </table:table-cell>
          <table:table-cell office:value-type="float" office:value="-12.766622" calcext:value-type="float">
            <text:p>-12.766622</text:p>
          </table:table-cell>
          <table:table-cell office:value-type="float" office:value="24.66195" calcext:value-type="float">
            <text:p>24.66195</text:p>
          </table:table-cell>
          <table:table-cell office:value-type="float" office:value="2.994773" calcext:value-type="float">
            <text:p>2.994773</text:p>
          </table:table-cell>
          <table:table-cell office:value-type="float" office:value="31.54899" calcext:value-type="float">
            <text:p>31.54899</text:p>
          </table:table-cell>
          <table:table-cell office:value-type="float" office:value="-6.4113593" calcext:value-type="float">
            <text:p>-6.4113593</text:p>
          </table:table-cell>
          <table:table-cell office:value-type="float" office:value="31.566896" calcext:value-type="float">
            <text:p>31.566896</text:p>
          </table:table-cell>
          <table:table-cell office:value-type="float" office:value="2.2570848" calcext:value-type="float">
            <text:p>2.2570848</text:p>
          </table:table-cell>
          <table:table-cell office:value-type="float" office:value="38.418896" calcext:value-type="float">
            <text:p>38.4188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16.wav</text:p>
          </table:table-cell>
          <table:table-cell office:value-type="float" office:value="2459.52089179505" calcext:value-type="float">
            <text:p>2459.52089179505</text:p>
          </table:table-cell>
          <table:table-cell office:value-type="float" office:value="129305.175512428" calcext:value-type="float">
            <text:p>129305.175512428</text:p>
          </table:table-cell>
          <table:table-cell office:value-type="float" office:value="2221.37305315241" calcext:value-type="float">
            <text:p>2221.37305315241</text:p>
          </table:table-cell>
          <table:table-cell office:value-type="float" office:value="43569.2577843953" calcext:value-type="float">
            <text:p>43569.2577843953</text:p>
          </table:table-cell>
          <table:table-cell office:value-type="float" office:value="20.201421568486" calcext:value-type="float">
            <text:p>20.201421568486</text:p>
          </table:table-cell>
          <table:table-cell office:value-type="float" office:value="111.297546711833" calcext:value-type="float">
            <text:p>111.297546711833</text:p>
          </table:table-cell>
          <table:table-cell office:value-type="float" office:value="0.014404598" calcext:value-type="float">
            <text:p>0.014404598</text:p>
          </table:table-cell>
          <table:table-cell office:value-type="float" office:value="0.000086249776" calcext:value-type="float">
            <text:p>0.000086249776</text:p>
          </table:table-cell>
          <table:table-cell office:value-type="float" office:value="5024.34744779582" calcext:value-type="float">
            <text:p>5024.34744779582</text:p>
          </table:table-cell>
          <table:table-cell office:value-type="float" office:value="642143.186548247" calcext:value-type="float">
            <text:p>642143.186548247</text:p>
          </table:table-cell>
          <table:table-cell office:value-type="float" office:value="3.23960352389174" calcext:value-type="float">
            <text:p>3.23960352389174</text:p>
          </table:table-cell>
          <table:table-cell office:value-type="float" office:value="11.2486950208348" calcext:value-type="float">
            <text:p>11.2486950208348</text:p>
          </table:table-cell>
          <table:table-cell office:value-type="float" office:value="0.0161346017231853" calcext:value-type="float">
            <text:p>0.0161346017231853</text:p>
          </table:table-cell>
          <table:table-cell office:value-type="float" office:value="0.00380254414938442" calcext:value-type="float">
            <text:p>0.00380254414938442</text:p>
          </table:table-cell>
          <table:table-cell office:value-type="float" office:value="0.142833405839134" calcext:value-type="float">
            <text:p>0.142833405839134</text:p>
          </table:table-cell>
          <table:table-cell office:value-type="float" office:value="0.00116013606148784" calcext:value-type="float">
            <text:p>0.00116013606148784</text:p>
          </table:table-cell>
          <table:table-cell office:value-type="float" office:value="0.46147576" calcext:value-type="float">
            <text:p>0.46147576</text:p>
          </table:table-cell>
          <table:table-cell office:value-type="float" office:value="0.07914815" calcext:value-type="float">
            <text:p>0.07914815</text:p>
          </table:table-cell>
          <table:table-cell office:value-type="float" office:value="0.27475047" calcext:value-type="float">
            <text:p>0.27475047</text:p>
          </table:table-cell>
          <table:table-cell office:value-type="float" office:value="0.007845513" calcext:value-type="float">
            <text:p>0.007845513</text:p>
          </table:table-cell>
          <table:table-cell office:value-type="float" office:value="0.1532586" calcext:value-type="float">
            <text:p>0.1532586</text:p>
          </table:table-cell>
          <table:table-cell office:value-type="float" office:value="0" calcext:value-type="float">
            <text:p>0</text:p>
          </table:table-cell>
          <table:table-cell office:value-type="float" office:value="0.18441163" calcext:value-type="float">
            <text:p>0.18441163</text:p>
          </table:table-cell>
          <table:table-cell office:value-type="float" office:value="0.001024213" calcext:value-type="float">
            <text:p>0.001024213</text:p>
          </table:table-cell>
          <table:table-cell office:value-type="float" office:value="0.258022081589713" calcext:value-type="float">
            <text:p>0.258022081589713</text:p>
          </table:table-cell>
          <table:table-cell office:value-type="float" office:value="0.0823617195169319" calcext:value-type="float">
            <text:p>0.0823617195169319</text:p>
          </table:table-cell>
          <table:table-cell office:value-type="float" office:value="0.1796659" calcext:value-type="float">
            <text:p>0.1796659</text:p>
          </table:table-cell>
          <table:table-cell office:value-type="float" office:value="-15.672692" calcext:value-type="float">
            <text:p>-15.672692</text:p>
          </table:table-cell>
          <table:table-cell office:value-type="float" office:value="337.82086" calcext:value-type="float">
            <text:p>337.82086</text:p>
          </table:table-cell>
          <table:table-cell office:value-type="float" office:value="100.08496" calcext:value-type="float">
            <text:p>100.08496</text:p>
          </table:table-cell>
          <table:table-cell office:value-type="float" office:value="184.99974" calcext:value-type="float">
            <text:p>184.99974</text:p>
          </table:table-cell>
          <table:table-cell office:value-type="float" office:value="-37.59761" calcext:value-type="float">
            <text:p>-37.59761</text:p>
          </table:table-cell>
          <table:table-cell office:value-type="float" office:value="172.2614" calcext:value-type="float">
            <text:p>172.2614</text:p>
          </table:table-cell>
          <table:table-cell office:value-type="float" office:value="45.951027" calcext:value-type="float">
            <text:p>45.951027</text:p>
          </table:table-cell>
          <table:table-cell office:value-type="float" office:value="126.49342" calcext:value-type="float">
            <text:p>126.49342</text:p>
          </table:table-cell>
          <table:table-cell office:value-type="float" office:value="-20.771992" calcext:value-type="float">
            <text:p>-20.771992</text:p>
          </table:table-cell>
          <table:table-cell office:value-type="float" office:value="87.01906" calcext:value-type="float">
            <text:p>87.01906</text:p>
          </table:table-cell>
          <table:table-cell office:value-type="float" office:value="25.640266" calcext:value-type="float">
            <text:p>25.640266</text:p>
          </table:table-cell>
          <table:table-cell office:value-type="float" office:value="53.662075" calcext:value-type="float">
            <text:p>53.662075</text:p>
          </table:table-cell>
          <table:table-cell office:value-type="float" office:value="-18.628998" calcext:value-type="float">
            <text:p>-18.628998</text:p>
          </table:table-cell>
          <table:table-cell office:value-type="float" office:value="50.34753" calcext:value-type="float">
            <text:p>50.34753</text:p>
          </table:table-cell>
          <table:table-cell office:value-type="float" office:value="26.507004" calcext:value-type="float">
            <text:p>26.507004</text:p>
          </table:table-cell>
          <table:table-cell office:value-type="float" office:value="34.70579" calcext:value-type="float">
            <text:p>34.70579</text:p>
          </table:table-cell>
          <table:table-cell office:value-type="float" office:value="-20.164482" calcext:value-type="float">
            <text:p>-20.164482</text:p>
          </table:table-cell>
          <table:table-cell office:value-type="float" office:value="50.725624" calcext:value-type="float">
            <text:p>50.725624</text:p>
          </table:table-cell>
          <table:table-cell office:value-type="float" office:value="21.119764" calcext:value-type="float">
            <text:p>21.119764</text:p>
          </table:table-cell>
          <table:table-cell office:value-type="float" office:value="44.458042" calcext:value-type="float">
            <text:p>44.458042</text:p>
          </table:table-cell>
          <table:table-cell office:value-type="float" office:value="-13.650189" calcext:value-type="float">
            <text:p>-13.650189</text:p>
          </table:table-cell>
          <table:table-cell office:value-type="float" office:value="35.53155" calcext:value-type="float">
            <text:p>35.53155</text:p>
          </table:table-cell>
          <table:table-cell office:value-type="float" office:value="10.966076" calcext:value-type="float">
            <text:p>10.966076</text:p>
          </table:table-cell>
          <table:table-cell office:value-type="float" office:value="45.249016" calcext:value-type="float">
            <text:p>45.249016</text:p>
          </table:table-cell>
          <table:table-cell office:value-type="float" office:value="-15.529786" calcext:value-type="float">
            <text:p>-15.529786</text:p>
          </table:table-cell>
          <table:table-cell office:value-type="float" office:value="38.235806" calcext:value-type="float">
            <text:p>38.235806</text:p>
          </table:table-cell>
          <table:table-cell office:value-type="float" office:value="3.6817815" calcext:value-type="float">
            <text:p>3.6817815</text:p>
          </table:table-cell>
          <table:table-cell office:value-type="float" office:value="38.101315" calcext:value-type="float">
            <text:p>38.101315</text:p>
          </table:table-cell>
          <table:table-cell office:value-type="float" office:value="-7.7056265" calcext:value-type="float">
            <text:p>-7.7056265</text:p>
          </table:table-cell>
          <table:table-cell office:value-type="float" office:value="37.2809" calcext:value-type="float">
            <text:p>37.2809</text:p>
          </table:table-cell>
          <table:table-cell office:value-type="float" office:value="3.9328868" calcext:value-type="float">
            <text:p>3.9328868</text:p>
          </table:table-cell>
          <table:table-cell office:value-type="float" office:value="26.625233" calcext:value-type="float">
            <text:p>26.625233</text:p>
          </table:table-cell>
          <table:table-cell office:value-type="float" office:value="-8.118255" calcext:value-type="float">
            <text:p>-8.118255</text:p>
          </table:table-cell>
          <table:table-cell office:value-type="float" office:value="43.055664" calcext:value-type="float">
            <text:p>43.055664</text:p>
          </table:table-cell>
          <table:table-cell office:value-type="float" office:value="6.9473047" calcext:value-type="float">
            <text:p>6.9473047</text:p>
          </table:table-cell>
          <table:table-cell office:value-type="float" office:value="47.992077" calcext:value-type="float">
            <text:p>47.992077</text:p>
          </table:table-cell>
          <table:table-cell office:value-type="float" office:value="-2.0590785" calcext:value-type="float">
            <text:p>-2.0590785</text:p>
          </table:table-cell>
          <table:table-cell office:value-type="float" office:value="33.513767" calcext:value-type="float">
            <text:p>33.513767</text:p>
          </table:table-cell>
          <table:table-cell office:value-type="float" office:value="3.8998318" calcext:value-type="float">
            <text:p>3.8998318</text:p>
          </table:table-cell>
          <table:table-cell office:value-type="float" office:value="35.924877" calcext:value-type="float">
            <text:p>35.9248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89.wav</text:p>
          </table:table-cell>
          <table:table-cell office:value-type="float" office:value="1609.75869457582" calcext:value-type="float">
            <text:p>1609.75869457582</text:p>
          </table:table-cell>
          <table:table-cell office:value-type="float" office:value="349316.943895468" calcext:value-type="float">
            <text:p>349316.943895468</text:p>
          </table:table-cell>
          <table:table-cell office:value-type="float" office:value="1816.04134050982" calcext:value-type="float">
            <text:p>1816.04134050982</text:p>
          </table:table-cell>
          <table:table-cell office:value-type="float" office:value="126973.804180762" calcext:value-type="float">
            <text:p>126973.804180762</text:p>
          </table:table-cell>
          <table:table-cell office:value-type="float" office:value="23.6817897406277" calcext:value-type="float">
            <text:p>23.6817897406277</text:p>
          </table:table-cell>
          <table:table-cell office:value-type="float" office:value="59.0520807062034" calcext:value-type="float">
            <text:p>59.0520807062034</text:p>
          </table:table-cell>
          <table:table-cell office:value-type="float" office:value="0.0031746447" calcext:value-type="float">
            <text:p>0.0031746447</text:p>
          </table:table-cell>
          <table:table-cell office:value-type="float" office:value="0.000047078036" calcext:value-type="float">
            <text:p>0.000047078036</text:p>
          </table:table-cell>
          <table:table-cell office:value-type="float" office:value="3380.44643180829" calcext:value-type="float">
            <text:p>3380.44643180829</text:p>
          </table:table-cell>
          <table:table-cell office:value-type="float" office:value="1497994.20140988" calcext:value-type="float">
            <text:p>1497994.20140988</text:p>
          </table:table-cell>
          <table:table-cell office:value-type="float" office:value="1.25890340907588" calcext:value-type="float">
            <text:p>1.25890340907588</text:p>
          </table:table-cell>
          <table:table-cell office:value-type="float" office:value="2.34942082374917" calcext:value-type="float">
            <text:p>2.34942082374917</text:p>
          </table:table-cell>
          <table:table-cell office:value-type="float" office:value="0.0343613332295403" calcext:value-type="float">
            <text:p>0.0343613332295403</text:p>
          </table:table-cell>
          <table:table-cell office:value-type="float" office:value="0.0188845954661896" calcext:value-type="float">
            <text:p>0.0188845954661896</text:p>
          </table:table-cell>
          <table:table-cell office:value-type="float" office:value="0.0732565376063418" calcext:value-type="float">
            <text:p>0.0732565376063418</text:p>
          </table:table-cell>
          <table:table-cell office:value-type="float" office:value="0.00177149261569337" calcext:value-type="float">
            <text:p>0.00177149261569337</text:p>
          </table:table-cell>
          <table:table-cell office:value-type="float" office:value="0.34340003" calcext:value-type="float">
            <text:p>0.34340003</text:p>
          </table:table-cell>
          <table:table-cell office:value-type="float" office:value="0.086550996" calcext:value-type="float">
            <text:p>0.086550996</text:p>
          </table:table-cell>
          <table:table-cell office:value-type="float" office:value="0.24784234" calcext:value-type="float">
            <text:p>0.24784234</text:p>
          </table:table-cell>
          <table:table-cell office:value-type="float" office:value="0.02190751" calcext:value-type="float">
            <text:p>0.02190751</text:p>
          </table:table-cell>
          <table:table-cell office:value-type="float" office:value="-0.021445502" calcext:value-type="float">
            <text:p>-0.021445502</text:p>
          </table:table-cell>
          <table:table-cell office:value-type="float" office:value="0" calcext:value-type="float">
            <text:p>0</text:p>
          </table:table-cell>
          <table:table-cell office:value-type="float" office:value="0.10520216" calcext:value-type="float">
            <text:p>0.10520216</text:p>
          </table:table-cell>
          <table:table-cell office:value-type="float" office:value="0.0013842286" calcext:value-type="float">
            <text:p>0.0013842286</text:p>
          </table:table-cell>
          <table:table-cell office:value-type="float" office:value="0.113623559088236" calcext:value-type="float">
            <text:p>0.113623559088236</text:p>
          </table:table-cell>
          <table:table-cell office:value-type="float" office:value="0.0232895508171625" calcext:value-type="float">
            <text:p>0.0232895508171625</text:p>
          </table:table-cell>
          <table:table-cell office:value-type="float" office:value="-0.02810581" calcext:value-type="float">
            <text:p>-0.02810581</text:p>
          </table:table-cell>
          <table:table-cell office:value-type="float" office:value="-156.29813" calcext:value-type="float">
            <text:p>-156.29813</text:p>
          </table:table-cell>
          <table:table-cell office:value-type="float" office:value="2890.8564" calcext:value-type="float">
            <text:p>2890.8564</text:p>
          </table:table-cell>
          <table:table-cell office:value-type="float" office:value="130.7896" calcext:value-type="float">
            <text:p>130.7896</text:p>
          </table:table-cell>
          <table:table-cell office:value-type="float" office:value="678.51013" calcext:value-type="float">
            <text:p>678.51013</text:p>
          </table:table-cell>
          <table:table-cell office:value-type="float" office:value="-25.229616" calcext:value-type="float">
            <text:p>-25.229616</text:p>
          </table:table-cell>
          <table:table-cell office:value-type="float" office:value="211.59167" calcext:value-type="float">
            <text:p>211.59167</text:p>
          </table:table-cell>
          <table:table-cell office:value-type="float" office:value="43.48547" calcext:value-type="float">
            <text:p>43.48547</text:p>
          </table:table-cell>
          <table:table-cell office:value-type="float" office:value="182.36917" calcext:value-type="float">
            <text:p>182.36917</text:p>
          </table:table-cell>
          <table:table-cell office:value-type="float" office:value="-12.138993" calcext:value-type="float">
            <text:p>-12.138993</text:p>
          </table:table-cell>
          <table:table-cell office:value-type="float" office:value="130.52576" calcext:value-type="float">
            <text:p>130.52576</text:p>
          </table:table-cell>
          <table:table-cell office:value-type="float" office:value="25.392204" calcext:value-type="float">
            <text:p>25.392204</text:p>
          </table:table-cell>
          <table:table-cell office:value-type="float" office:value="91.07908" calcext:value-type="float">
            <text:p>91.07908</text:p>
          </table:table-cell>
          <table:table-cell office:value-type="float" office:value="-7.9401674" calcext:value-type="float">
            <text:p>-7.9401674</text:p>
          </table:table-cell>
          <table:table-cell office:value-type="float" office:value="113.46653" calcext:value-type="float">
            <text:p>113.46653</text:p>
          </table:table-cell>
          <table:table-cell office:value-type="float" office:value="17.616287" calcext:value-type="float">
            <text:p>17.616287</text:p>
          </table:table-cell>
          <table:table-cell office:value-type="float" office:value="65.850235" calcext:value-type="float">
            <text:p>65.850235</text:p>
          </table:table-cell>
          <table:table-cell office:value-type="float" office:value="-8.628423" calcext:value-type="float">
            <text:p>-8.628423</text:p>
          </table:table-cell>
          <table:table-cell office:value-type="float" office:value="93.40981" calcext:value-type="float">
            <text:p>93.40981</text:p>
          </table:table-cell>
          <table:table-cell office:value-type="float" office:value="9.566105" calcext:value-type="float">
            <text:p>9.566105</text:p>
          </table:table-cell>
          <table:table-cell office:value-type="float" office:value="65.08754" calcext:value-type="float">
            <text:p>65.08754</text:p>
          </table:table-cell>
          <table:table-cell office:value-type="float" office:value="-8.367282" calcext:value-type="float">
            <text:p>-8.367282</text:p>
          </table:table-cell>
          <table:table-cell office:value-type="float" office:value="62.18366" calcext:value-type="float">
            <text:p>62.18366</text:p>
          </table:table-cell>
          <table:table-cell office:value-type="float" office:value="5.763708" calcext:value-type="float">
            <text:p>5.763708</text:p>
          </table:table-cell>
          <table:table-cell office:value-type="float" office:value="52.27227" calcext:value-type="float">
            <text:p>52.27227</text:p>
          </table:table-cell>
          <table:table-cell office:value-type="float" office:value="-7.0483007" calcext:value-type="float">
            <text:p>-7.0483007</text:p>
          </table:table-cell>
          <table:table-cell office:value-type="float" office:value="49.09521" calcext:value-type="float">
            <text:p>49.09521</text:p>
          </table:table-cell>
          <table:table-cell office:value-type="float" office:value="-1.8863184" calcext:value-type="float">
            <text:p>-1.8863184</text:p>
          </table:table-cell>
          <table:table-cell office:value-type="float" office:value="52.427307" calcext:value-type="float">
            <text:p>52.427307</text:p>
          </table:table-cell>
          <table:table-cell office:value-type="float" office:value="-7.683533" calcext:value-type="float">
            <text:p>-7.683533</text:p>
          </table:table-cell>
          <table:table-cell office:value-type="float" office:value="57.783184" calcext:value-type="float">
            <text:p>57.783184</text:p>
          </table:table-cell>
          <table:table-cell office:value-type="float" office:value="3.004139" calcext:value-type="float">
            <text:p>3.004139</text:p>
          </table:table-cell>
          <table:table-cell office:value-type="float" office:value="57.388535" calcext:value-type="float">
            <text:p>57.388535</text:p>
          </table:table-cell>
          <table:table-cell office:value-type="float" office:value="-6.433903" calcext:value-type="float">
            <text:p>-6.433903</text:p>
          </table:table-cell>
          <table:table-cell office:value-type="float" office:value="66.59235" calcext:value-type="float">
            <text:p>66.59235</text:p>
          </table:table-cell>
          <table:table-cell office:value-type="float" office:value="-1.3064599" calcext:value-type="float">
            <text:p>-1.3064599</text:p>
          </table:table-cell>
          <table:table-cell office:value-type="float" office:value="47.297905" calcext:value-type="float">
            <text:p>47.297905</text:p>
          </table:table-cell>
          <table:table-cell office:value-type="float" office:value="-7.830779" calcext:value-type="float">
            <text:p>-7.830779</text:p>
          </table:table-cell>
          <table:table-cell office:value-type="float" office:value="73.390785" calcext:value-type="float">
            <text:p>73.390785</text:p>
          </table:table-cell>
          <table:table-cell office:value-type="float" office:value="-4.146004" calcext:value-type="float">
            <text:p>-4.146004</text:p>
          </table:table-cell>
          <table:table-cell office:value-type="float" office:value="94.280525" calcext:value-type="float">
            <text:p>94.2805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67.wav</text:p>
          </table:table-cell>
          <table:table-cell office:value-type="float" office:value="2414.16186486323" calcext:value-type="float">
            <text:p>2414.16186486323</text:p>
          </table:table-cell>
          <table:table-cell office:value-type="float" office:value="478627.159352949" calcext:value-type="float">
            <text:p>478627.159352949</text:p>
          </table:table-cell>
          <table:table-cell office:value-type="float" office:value="2339.25934238798" calcext:value-type="float">
            <text:p>2339.25934238798</text:p>
          </table:table-cell>
          <table:table-cell office:value-type="float" office:value="106984.627432211" calcext:value-type="float">
            <text:p>106984.627432211</text:p>
          </table:table-cell>
          <table:table-cell office:value-type="float" office:value="21.8606554374338" calcext:value-type="float">
            <text:p>21.8606554374338</text:p>
          </table:table-cell>
          <table:table-cell office:value-type="float" office:value="81.4305147370736" calcext:value-type="float">
            <text:p>81.4305147370736</text:p>
          </table:table-cell>
          <table:table-cell office:value-type="float" office:value="0.010057557" calcext:value-type="float">
            <text:p>0.010057557</text:p>
          </table:table-cell>
          <table:table-cell office:value-type="float" office:value="0.00011509811" calcext:value-type="float">
            <text:p>0.00011509811</text:p>
          </table:table-cell>
          <table:table-cell office:value-type="float" office:value="5213.04192421331" calcext:value-type="float">
            <text:p>5213.04192421331</text:p>
          </table:table-cell>
          <table:table-cell office:value-type="float" office:value="1489285.50889243" calcext:value-type="float">
            <text:p>1489285.50889243</text:p>
          </table:table-cell>
          <table:table-cell office:value-type="float" office:value="1.36936135595719" calcext:value-type="float">
            <text:p>1.36936135595719</text:p>
          </table:table-cell>
          <table:table-cell office:value-type="float" office:value="2.58529278734964" calcext:value-type="float">
            <text:p>2.58529278734964</text:p>
          </table:table-cell>
          <table:table-cell office:value-type="float" office:value="-0.00854690067945756" calcext:value-type="float">
            <text:p>-0.00854690067945756</text:p>
          </table:table-cell>
          <table:table-cell office:value-type="float" office:value="0.00877046014786569" calcext:value-type="float">
            <text:p>0.00877046014786569</text:p>
          </table:table-cell>
          <table:table-cell office:value-type="float" office:value="0.119885697626643" calcext:value-type="float">
            <text:p>0.119885697626643</text:p>
          </table:table-cell>
          <table:table-cell office:value-type="float" office:value="0.0036452169451631" calcext:value-type="float">
            <text:p>0.0036452169451631</text:p>
          </table:table-cell>
          <table:table-cell office:value-type="float" office:value="0.39295337" calcext:value-type="float">
            <text:p>0.39295337</text:p>
          </table:table-cell>
          <table:table-cell office:value-type="float" office:value="0.084606245" calcext:value-type="float">
            <text:p>0.084606245</text:p>
          </table:table-cell>
          <table:table-cell office:value-type="float" office:value="0.26319015" calcext:value-type="float">
            <text:p>0.26319015</text:p>
          </table:table-cell>
          <table:table-cell office:value-type="float" office:value="0.014064278" calcext:value-type="float">
            <text:p>0.014064278</text:p>
          </table:table-cell>
          <table:table-cell office:value-type="float" office:value="-0.013376745" calcext:value-type="float">
            <text:p>-0.013376745</text:p>
          </table:table-cell>
          <table:table-cell office:value-type="float" office:value="0" calcext:value-type="float">
            <text:p>0</text:p>
          </table:table-cell>
          <table:table-cell office:value-type="float" office:value="0.10020051" calcext:value-type="float">
            <text:p>0.10020051</text:p>
          </table:table-cell>
          <table:table-cell office:value-type="float" office:value="0.0015440265" calcext:value-type="float">
            <text:p>0.0015440265</text:p>
          </table:table-cell>
          <table:table-cell office:value-type="float" office:value="0.147237265104008" calcext:value-type="float">
            <text:p>0.147237265104008</text:p>
          </table:table-cell>
          <table:table-cell office:value-type="float" office:value="0.0308651007416837" calcext:value-type="float">
            <text:p>0.0308651007416837</text:p>
          </table:table-cell>
          <table:table-cell office:value-type="float" office:value="-0.039858576" calcext:value-type="float">
            <text:p>-0.039858576</text:p>
          </table:table-cell>
          <table:table-cell office:value-type="float" office:value="-123.67157" calcext:value-type="float">
            <text:p>-123.67157</text:p>
          </table:table-cell>
          <table:table-cell office:value-type="float" office:value="2574.7747" calcext:value-type="float">
            <text:p>2574.7747</text:p>
          </table:table-cell>
          <table:table-cell office:value-type="float" office:value="94.753395" calcext:value-type="float">
            <text:p>94.753395</text:p>
          </table:table-cell>
          <table:table-cell office:value-type="float" office:value="738.39777" calcext:value-type="float">
            <text:p>738.39777</text:p>
          </table:table-cell>
          <table:table-cell office:value-type="float" office:value="-9.5527525" calcext:value-type="float">
            <text:p>-9.5527525</text:p>
          </table:table-cell>
          <table:table-cell office:value-type="float" office:value="390.94666" calcext:value-type="float">
            <text:p>390.94666</text:p>
          </table:table-cell>
          <table:table-cell office:value-type="float" office:value="53.26699" calcext:value-type="float">
            <text:p>53.26699</text:p>
          </table:table-cell>
          <table:table-cell office:value-type="float" office:value="217.41383" calcext:value-type="float">
            <text:p>217.41383</text:p>
          </table:table-cell>
          <table:table-cell office:value-type="float" office:value="-13.762559" calcext:value-type="float">
            <text:p>-13.762559</text:p>
          </table:table-cell>
          <table:table-cell office:value-type="float" office:value="127.90853" calcext:value-type="float">
            <text:p>127.90853</text:p>
          </table:table-cell>
          <table:table-cell office:value-type="float" office:value="17.746737" calcext:value-type="float">
            <text:p>17.746737</text:p>
          </table:table-cell>
          <table:table-cell office:value-type="float" office:value="148.85995" calcext:value-type="float">
            <text:p>148.85995</text:p>
          </table:table-cell>
          <table:table-cell office:value-type="float" office:value="-19.215258" calcext:value-type="float">
            <text:p>-19.215258</text:p>
          </table:table-cell>
          <table:table-cell office:value-type="float" office:value="126.71633" calcext:value-type="float">
            <text:p>126.71633</text:p>
          </table:table-cell>
          <table:table-cell office:value-type="float" office:value="25.295883" calcext:value-type="float">
            <text:p>25.295883</text:p>
          </table:table-cell>
          <table:table-cell office:value-type="float" office:value="86.16048" calcext:value-type="float">
            <text:p>86.16048</text:p>
          </table:table-cell>
          <table:table-cell office:value-type="float" office:value="-18.705511" calcext:value-type="float">
            <text:p>-18.705511</text:p>
          </table:table-cell>
          <table:table-cell office:value-type="float" office:value="97.75707" calcext:value-type="float">
            <text:p>97.75707</text:p>
          </table:table-cell>
          <table:table-cell office:value-type="float" office:value="15.396702" calcext:value-type="float">
            <text:p>15.396702</text:p>
          </table:table-cell>
          <table:table-cell office:value-type="float" office:value="71.94733" calcext:value-type="float">
            <text:p>71.94733</text:p>
          </table:table-cell>
          <table:table-cell office:value-type="float" office:value="-12.512174" calcext:value-type="float">
            <text:p>-12.512174</text:p>
          </table:table-cell>
          <table:table-cell office:value-type="float" office:value="67.87181" calcext:value-type="float">
            <text:p>67.87181</text:p>
          </table:table-cell>
          <table:table-cell office:value-type="float" office:value="9.378815" calcext:value-type="float">
            <text:p>9.378815</text:p>
          </table:table-cell>
          <table:table-cell office:value-type="float" office:value="54.848686" calcext:value-type="float">
            <text:p>54.848686</text:p>
          </table:table-cell>
          <table:table-cell office:value-type="float" office:value="-11.606868" calcext:value-type="float">
            <text:p>-11.606868</text:p>
          </table:table-cell>
          <table:table-cell office:value-type="float" office:value="49.609573" calcext:value-type="float">
            <text:p>49.609573</text:p>
          </table:table-cell>
          <table:table-cell office:value-type="float" office:value="0.6654832" calcext:value-type="float">
            <text:p>0.6654832</text:p>
          </table:table-cell>
          <table:table-cell office:value-type="float" office:value="72.82821" calcext:value-type="float">
            <text:p>72.82821</text:p>
          </table:table-cell>
          <table:table-cell office:value-type="float" office:value="-6.9870534" calcext:value-type="float">
            <text:p>-6.9870534</text:p>
          </table:table-cell>
          <table:table-cell office:value-type="float" office:value="55.078186" calcext:value-type="float">
            <text:p>55.078186</text:p>
          </table:table-cell>
          <table:table-cell office:value-type="float" office:value="3.364005" calcext:value-type="float">
            <text:p>3.364005</text:p>
          </table:table-cell>
          <table:table-cell office:value-type="float" office:value="43.204132" calcext:value-type="float">
            <text:p>43.204132</text:p>
          </table:table-cell>
          <table:table-cell office:value-type="float" office:value="-7.142924" calcext:value-type="float">
            <text:p>-7.142924</text:p>
          </table:table-cell>
          <table:table-cell office:value-type="float" office:value="46.848785" calcext:value-type="float">
            <text:p>46.848785</text:p>
          </table:table-cell>
          <table:table-cell office:value-type="float" office:value="0.5123948" calcext:value-type="float">
            <text:p>0.5123948</text:p>
          </table:table-cell>
          <table:table-cell office:value-type="float" office:value="35.518116" calcext:value-type="float">
            <text:p>35.518116</text:p>
          </table:table-cell>
          <table:table-cell office:value-type="float" office:value="-8.73698" calcext:value-type="float">
            <text:p>-8.73698</text:p>
          </table:table-cell>
          <table:table-cell office:value-type="float" office:value="43.580803" calcext:value-type="float">
            <text:p>43.580803</text:p>
          </table:table-cell>
          <table:table-cell office:value-type="float" office:value="-1.4573004" calcext:value-type="float">
            <text:p>-1.4573004</text:p>
          </table:table-cell>
          <table:table-cell office:value-type="float" office:value="37.46359" calcext:value-type="float">
            <text:p>37.463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38.wav</text:p>
          </table:table-cell>
          <table:table-cell office:value-type="float" office:value="2794.96309174285" calcext:value-type="float">
            <text:p>2794.96309174285</text:p>
          </table:table-cell>
          <table:table-cell office:value-type="float" office:value="337551.767581284" calcext:value-type="float">
            <text:p>337551.767581284</text:p>
          </table:table-cell>
          <table:table-cell office:value-type="float" office:value="2633.9623221592" calcext:value-type="float">
            <text:p>2633.9623221592</text:p>
          </table:table-cell>
          <table:table-cell office:value-type="float" office:value="95459.1718513062" calcext:value-type="float">
            <text:p>95459.1718513062</text:p>
          </table:table-cell>
          <table:table-cell office:value-type="float" office:value="17.3581962998933" calcext:value-type="float">
            <text:p>17.3581962998933</text:p>
          </table:table-cell>
          <table:table-cell office:value-type="float" office:value="14.7481065874233" calcext:value-type="float">
            <text:p>14.7481065874233</text:p>
          </table:table-cell>
          <table:table-cell office:value-type="float" office:value="0.04881451" calcext:value-type="float">
            <text:p>0.04881451</text:p>
          </table:table-cell>
          <table:table-cell office:value-type="float" office:value="0.0012091912" calcext:value-type="float">
            <text:p>0.0012091912</text:p>
          </table:table-cell>
          <table:table-cell office:value-type="float" office:value="5862.42288406419" calcext:value-type="float">
            <text:p>5862.42288406419</text:p>
          </table:table-cell>
          <table:table-cell office:value-type="float" office:value="1569694.17336577" calcext:value-type="float">
            <text:p>1569694.17336577</text:p>
          </table:table-cell>
          <table:table-cell office:value-type="float" office:value="3.00571679165955" calcext:value-type="float">
            <text:p>3.00571679165955</text:p>
          </table:table-cell>
          <table:table-cell office:value-type="float" office:value="10.3569333495268" calcext:value-type="float">
            <text:p>10.3569333495268</text:p>
          </table:table-cell>
          <table:table-cell office:value-type="float" office:value="-0.012359353576242" calcext:value-type="float">
            <text:p>-0.012359353576242</text:p>
          </table:table-cell>
          <table:table-cell office:value-type="float" office:value="0.00506518604720766" calcext:value-type="float">
            <text:p>0.00506518604720766</text:p>
          </table:table-cell>
          <table:table-cell office:value-type="float" office:value="0.140550170520511" calcext:value-type="float">
            <text:p>0.140550170520511</text:p>
          </table:table-cell>
          <table:table-cell office:value-type="float" office:value="0.00354227408099594" calcext:value-type="float">
            <text:p>0.00354227408099594</text:p>
          </table:table-cell>
          <table:table-cell office:value-type="float" office:value="0.41147804" calcext:value-type="float">
            <text:p>0.41147804</text:p>
          </table:table-cell>
          <table:table-cell office:value-type="float" office:value="0.08462332" calcext:value-type="float">
            <text:p>0.08462332</text:p>
          </table:table-cell>
          <table:table-cell office:value-type="float" office:value="0.2695492" calcext:value-type="float">
            <text:p>0.2695492</text:p>
          </table:table-cell>
          <table:table-cell office:value-type="float" office:value="0.010676541" calcext:value-type="float">
            <text:p>0.010676541</text:p>
          </table:table-cell>
          <table:table-cell office:value-type="float" office:value="0.21575372" calcext:value-type="float">
            <text:p>0.21575372</text:p>
          </table:table-cell>
          <table:table-cell office:value-type="float" office:value="0" calcext:value-type="float">
            <text:p>0</text:p>
          </table:table-cell>
          <table:table-cell office:value-type="float" office:value="0.21929601" calcext:value-type="float">
            <text:p>0.21929601</text:p>
          </table:table-cell>
          <table:table-cell office:value-type="float" office:value="0.004281777" calcext:value-type="float">
            <text:p>0.004281777</text:p>
          </table:table-cell>
          <table:table-cell office:value-type="float" office:value="0.201872222230863" calcext:value-type="float">
            <text:p>0.201872222230863</text:p>
          </table:table-cell>
          <table:table-cell office:value-type="float" office:value="0.0526380452511385" calcext:value-type="float">
            <text:p>0.0526380452511385</text:p>
          </table:table-cell>
          <table:table-cell office:value-type="float" office:value="0.13856375" calcext:value-type="float">
            <text:p>0.13856375</text:p>
          </table:table-cell>
          <table:table-cell office:value-type="float" office:value="-15.92807" calcext:value-type="float">
            <text:p>-15.92807</text:p>
          </table:table-cell>
          <table:table-cell office:value-type="float" office:value="1142.6136" calcext:value-type="float">
            <text:p>1142.6136</text:p>
          </table:table-cell>
          <table:table-cell office:value-type="float" office:value="67.15309" calcext:value-type="float">
            <text:p>67.15309</text:p>
          </table:table-cell>
          <table:table-cell office:value-type="float" office:value="446.87427" calcext:value-type="float">
            <text:p>446.87427</text:p>
          </table:table-cell>
          <table:table-cell office:value-type="float" office:value="-20.1219" calcext:value-type="float">
            <text:p>-20.1219</text:p>
          </table:table-cell>
          <table:table-cell office:value-type="float" office:value="410.7706" calcext:value-type="float">
            <text:p>410.7706</text:p>
          </table:table-cell>
          <table:table-cell office:value-type="float" office:value="15.576831" calcext:value-type="float">
            <text:p>15.576831</text:p>
          </table:table-cell>
          <table:table-cell office:value-type="float" office:value="229.11185" calcext:value-type="float">
            <text:p>229.11185</text:p>
          </table:table-cell>
          <table:table-cell office:value-type="float" office:value="4.8012633" calcext:value-type="float">
            <text:p>4.8012633</text:p>
          </table:table-cell>
          <table:table-cell office:value-type="float" office:value="226.8246" calcext:value-type="float">
            <text:p>226.8246</text:p>
          </table:table-cell>
          <table:table-cell office:value-type="float" office:value="10.825859" calcext:value-type="float">
            <text:p>10.825859</text:p>
          </table:table-cell>
          <table:table-cell office:value-type="float" office:value="188.82095" calcext:value-type="float">
            <text:p>188.82095</text:p>
          </table:table-cell>
          <table:table-cell office:value-type="float" office:value="5.9594" calcext:value-type="float">
            <text:p>5.9594</text:p>
          </table:table-cell>
          <table:table-cell office:value-type="float" office:value="112.03914" calcext:value-type="float">
            <text:p>112.03914</text:p>
          </table:table-cell>
          <table:table-cell office:value-type="float" office:value="11.79642" calcext:value-type="float">
            <text:p>11.79642</text:p>
          </table:table-cell>
          <table:table-cell office:value-type="float" office:value="96.057335" calcext:value-type="float">
            <text:p>96.057335</text:p>
          </table:table-cell>
          <table:table-cell office:value-type="float" office:value="-0.3968153" calcext:value-type="float">
            <text:p>-0.3968153</text:p>
          </table:table-cell>
          <table:table-cell office:value-type="float" office:value="99.748886" calcext:value-type="float">
            <text:p>99.748886</text:p>
          </table:table-cell>
          <table:table-cell office:value-type="float" office:value="5.6550355" calcext:value-type="float">
            <text:p>5.6550355</text:p>
          </table:table-cell>
          <table:table-cell office:value-type="float" office:value="89.651146" calcext:value-type="float">
            <text:p>89.651146</text:p>
          </table:table-cell>
          <table:table-cell office:value-type="float" office:value="0.113723874" calcext:value-type="float">
            <text:p>0.113723874</text:p>
          </table:table-cell>
          <table:table-cell office:value-type="float" office:value="83.49225" calcext:value-type="float">
            <text:p>83.49225</text:p>
          </table:table-cell>
          <table:table-cell office:value-type="float" office:value="1.097924" calcext:value-type="float">
            <text:p>1.097924</text:p>
          </table:table-cell>
          <table:table-cell office:value-type="float" office:value="93.88437" calcext:value-type="float">
            <text:p>93.88437</text:p>
          </table:table-cell>
          <table:table-cell office:value-type="float" office:value="-1.7415591" calcext:value-type="float">
            <text:p>-1.7415591</text:p>
          </table:table-cell>
          <table:table-cell office:value-type="float" office:value="74.604225" calcext:value-type="float">
            <text:p>74.604225</text:p>
          </table:table-cell>
          <table:table-cell office:value-type="float" office:value="5.704884" calcext:value-type="float">
            <text:p>5.704884</text:p>
          </table:table-cell>
          <table:table-cell office:value-type="float" office:value="77.679924" calcext:value-type="float">
            <text:p>77.679924</text:p>
          </table:table-cell>
          <table:table-cell office:value-type="float" office:value="-0.5941915" calcext:value-type="float">
            <text:p>-0.5941915</text:p>
          </table:table-cell>
          <table:table-cell office:value-type="float" office:value="64.62638" calcext:value-type="float">
            <text:p>64.62638</text:p>
          </table:table-cell>
          <table:table-cell office:value-type="float" office:value="1.7240589" calcext:value-type="float">
            <text:p>1.7240589</text:p>
          </table:table-cell>
          <table:table-cell office:value-type="float" office:value="69.58922" calcext:value-type="float">
            <text:p>69.58922</text:p>
          </table:table-cell>
          <table:table-cell office:value-type="float" office:value="-1.5776424" calcext:value-type="float">
            <text:p>-1.5776424</text:p>
          </table:table-cell>
          <table:table-cell office:value-type="float" office:value="55.31495" calcext:value-type="float">
            <text:p>55.31495</text:p>
          </table:table-cell>
          <table:table-cell office:value-type="float" office:value="1.5810982" calcext:value-type="float">
            <text:p>1.5810982</text:p>
          </table:table-cell>
          <table:table-cell office:value-type="float" office:value="47.192097" calcext:value-type="float">
            <text:p>47.192097</text:p>
          </table:table-cell>
          <table:table-cell office:value-type="float" office:value="0.41281497" calcext:value-type="float">
            <text:p>0.41281497</text:p>
          </table:table-cell>
          <table:table-cell office:value-type="float" office:value="72.59255" calcext:value-type="float">
            <text:p>72.59255</text:p>
          </table:table-cell>
          <table:table-cell office:value-type="float" office:value="2.9387238" calcext:value-type="float">
            <text:p>2.9387238</text:p>
          </table:table-cell>
          <table:table-cell office:value-type="float" office:value="49.90895" calcext:value-type="float">
            <text:p>49.908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08.wav</text:p>
          </table:table-cell>
          <table:table-cell office:value-type="float" office:value="1717.09930941739" calcext:value-type="float">
            <text:p>1717.09930941739</text:p>
          </table:table-cell>
          <table:table-cell office:value-type="float" office:value="47189.9781816188" calcext:value-type="float">
            <text:p>47189.9781816188</text:p>
          </table:table-cell>
          <table:table-cell office:value-type="float" office:value="1842.27312656096" calcext:value-type="float">
            <text:p>1842.27312656096</text:p>
          </table:table-cell>
          <table:table-cell office:value-type="float" office:value="32570.202415151" calcext:value-type="float">
            <text:p>32570.202415151</text:p>
          </table:table-cell>
          <table:table-cell office:value-type="float" office:value="21.9804372704458" calcext:value-type="float">
            <text:p>21.9804372704458</text:p>
          </table:table-cell>
          <table:table-cell office:value-type="float" office:value="97.358025375448" calcext:value-type="float">
            <text:p>97.358025375448</text:p>
          </table:table-cell>
          <table:table-cell office:value-type="float" office:value="0.00403817" calcext:value-type="float">
            <text:p>0.00403817</text:p>
          </table:table-cell>
          <table:table-cell office:value-type="float" office:value="0.000024500401" calcext:value-type="float">
            <text:p>0.000024500401</text:p>
          </table:table-cell>
          <table:table-cell office:value-type="float" office:value="3362.15236867387" calcext:value-type="float">
            <text:p>3362.15236867387</text:p>
          </table:table-cell>
          <table:table-cell office:value-type="float" office:value="433918.978009568" calcext:value-type="float">
            <text:p>433918.978009568</text:p>
          </table:table-cell>
          <table:table-cell office:value-type="float" office:value="4.09958353006184" calcext:value-type="float">
            <text:p>4.09958353006184</text:p>
          </table:table-cell>
          <table:table-cell office:value-type="float" office:value="17.8080635134683" calcext:value-type="float">
            <text:p>17.8080635134683</text:p>
          </table:table-cell>
          <table:table-cell office:value-type="float" office:value="0.00988696265547683" calcext:value-type="float">
            <text:p>0.00988696265547683</text:p>
          </table:table-cell>
          <table:table-cell office:value-type="float" office:value="0.00892648706261911" calcext:value-type="float">
            <text:p>0.00892648706261911</text:p>
          </table:table-cell>
          <table:table-cell office:value-type="float" office:value="0.0849507413718098" calcext:value-type="float">
            <text:p>0.0849507413718098</text:p>
          </table:table-cell>
          <table:table-cell office:value-type="float" office:value="0.000310280195096602" calcext:value-type="float">
            <text:p>0.000310280195096602</text:p>
          </table:table-cell>
          <table:table-cell office:value-type="float" office:value="0.408864" calcext:value-type="float">
            <text:p>0.408864</text:p>
          </table:table-cell>
          <table:table-cell office:value-type="float" office:value="0.08201305" calcext:value-type="float">
            <text:p>0.08201305</text:p>
          </table:table-cell>
          <table:table-cell office:value-type="float" office:value="0.25522506" calcext:value-type="float">
            <text:p>0.25522506</text:p>
          </table:table-cell>
          <table:table-cell office:value-type="float" office:value="0.018193502" calcext:value-type="float">
            <text:p>0.018193502</text:p>
          </table:table-cell>
          <table:table-cell office:value-type="float" office:value="-0.16122107" calcext:value-type="float">
            <text:p>-0.16122107</text:p>
          </table:table-cell>
          <table:table-cell office:value-type="float" office:value="0" calcext:value-type="float">
            <text:p>0</text:p>
          </table:table-cell>
          <table:table-cell office:value-type="float" office:value="0.26079375" calcext:value-type="float">
            <text:p>0.26079375</text:p>
          </table:table-cell>
          <table:table-cell office:value-type="float" office:value="0.0009211135" calcext:value-type="float">
            <text:p>0.0009211135</text:p>
          </table:table-cell>
          <table:table-cell office:value-type="float" office:value="0.263779764797073" calcext:value-type="float">
            <text:p>0.263779764797073</text:p>
          </table:table-cell>
          <table:table-cell office:value-type="float" office:value="0.0868035838734802" calcext:value-type="float">
            <text:p>0.0868035838734802</text:p>
          </table:table-cell>
          <table:table-cell office:value-type="float" office:value="-0.2597718" calcext:value-type="float">
            <text:p>-0.2597718</text:p>
          </table:table-cell>
          <table:table-cell office:value-type="float" office:value="-14.946681" calcext:value-type="float">
            <text:p>-14.946681</text:p>
          </table:table-cell>
          <table:table-cell office:value-type="float" office:value="586.031" calcext:value-type="float">
            <text:p>586.031</text:p>
          </table:table-cell>
          <table:table-cell office:value-type="float" office:value="138.44057" calcext:value-type="float">
            <text:p>138.44057</text:p>
          </table:table-cell>
          <table:table-cell office:value-type="float" office:value="193.81851" calcext:value-type="float">
            <text:p>193.81851</text:p>
          </table:table-cell>
          <table:table-cell office:value-type="float" office:value="-41.902412" calcext:value-type="float">
            <text:p>-41.902412</text:p>
          </table:table-cell>
          <table:table-cell office:value-type="float" office:value="71.186485" calcext:value-type="float">
            <text:p>71.186485</text:p>
          </table:table-cell>
          <table:table-cell office:value-type="float" office:value="22.075436" calcext:value-type="float">
            <text:p>22.075436</text:p>
          </table:table-cell>
          <table:table-cell office:value-type="float" office:value="97.14125" calcext:value-type="float">
            <text:p>97.14125</text:p>
          </table:table-cell>
          <table:table-cell office:value-type="float" office:value="-18.676533" calcext:value-type="float">
            <text:p>-18.676533</text:p>
          </table:table-cell>
          <table:table-cell office:value-type="float" office:value="57.090958" calcext:value-type="float">
            <text:p>57.090958</text:p>
          </table:table-cell>
          <table:table-cell office:value-type="float" office:value="32.004406" calcext:value-type="float">
            <text:p>32.004406</text:p>
          </table:table-cell>
          <table:table-cell office:value-type="float" office:value="36.98471" calcext:value-type="float">
            <text:p>36.98471</text:p>
          </table:table-cell>
          <table:table-cell office:value-type="float" office:value="-20.370274" calcext:value-type="float">
            <text:p>-20.370274</text:p>
          </table:table-cell>
          <table:table-cell office:value-type="float" office:value="40.541683" calcext:value-type="float">
            <text:p>40.541683</text:p>
          </table:table-cell>
          <table:table-cell office:value-type="float" office:value="15.703648" calcext:value-type="float">
            <text:p>15.703648</text:p>
          </table:table-cell>
          <table:table-cell office:value-type="float" office:value="44.05971" calcext:value-type="float">
            <text:p>44.05971</text:p>
          </table:table-cell>
          <table:table-cell office:value-type="float" office:value="-17.348824" calcext:value-type="float">
            <text:p>-17.348824</text:p>
          </table:table-cell>
          <table:table-cell office:value-type="float" office:value="50.446545" calcext:value-type="float">
            <text:p>50.446545</text:p>
          </table:table-cell>
          <table:table-cell office:value-type="float" office:value="14.874467" calcext:value-type="float">
            <text:p>14.874467</text:p>
          </table:table-cell>
          <table:table-cell office:value-type="float" office:value="19.22813" calcext:value-type="float">
            <text:p>19.22813</text:p>
          </table:table-cell>
          <table:table-cell office:value-type="float" office:value="-8.903126" calcext:value-type="float">
            <text:p>-8.903126</text:p>
          </table:table-cell>
          <table:table-cell office:value-type="float" office:value="25.562645" calcext:value-type="float">
            <text:p>25.562645</text:p>
          </table:table-cell>
          <table:table-cell office:value-type="float" office:value="12.260918" calcext:value-type="float">
            <text:p>12.260918</text:p>
          </table:table-cell>
          <table:table-cell office:value-type="float" office:value="36.83089" calcext:value-type="float">
            <text:p>36.83089</text:p>
          </table:table-cell>
          <table:table-cell office:value-type="float" office:value="-5.8288655" calcext:value-type="float">
            <text:p>-5.8288655</text:p>
          </table:table-cell>
          <table:table-cell office:value-type="float" office:value="35.157722" calcext:value-type="float">
            <text:p>35.157722</text:p>
          </table:table-cell>
          <table:table-cell office:value-type="float" office:value="9.972277" calcext:value-type="float">
            <text:p>9.972277</text:p>
          </table:table-cell>
          <table:table-cell office:value-type="float" office:value="29.988373" calcext:value-type="float">
            <text:p>29.988373</text:p>
          </table:table-cell>
          <table:table-cell office:value-type="float" office:value="-3.1722856" calcext:value-type="float">
            <text:p>-3.1722856</text:p>
          </table:table-cell>
          <table:table-cell office:value-type="float" office:value="25.010906" calcext:value-type="float">
            <text:p>25.010906</text:p>
          </table:table-cell>
          <table:table-cell office:value-type="float" office:value="1.9803573" calcext:value-type="float">
            <text:p>1.9803573</text:p>
          </table:table-cell>
          <table:table-cell office:value-type="float" office:value="21.618006" calcext:value-type="float">
            <text:p>21.618006</text:p>
          </table:table-cell>
          <table:table-cell office:value-type="float" office:value="-6.9255514" calcext:value-type="float">
            <text:p>-6.9255514</text:p>
          </table:table-cell>
          <table:table-cell office:value-type="float" office:value="26.14545" calcext:value-type="float">
            <text:p>26.14545</text:p>
          </table:table-cell>
          <table:table-cell office:value-type="float" office:value="3.12534" calcext:value-type="float">
            <text:p>3.12534</text:p>
          </table:table-cell>
          <table:table-cell office:value-type="float" office:value="20.05364" calcext:value-type="float">
            <text:p>20.05364</text:p>
          </table:table-cell>
          <table:table-cell office:value-type="float" office:value="-2.9862368" calcext:value-type="float">
            <text:p>-2.9862368</text:p>
          </table:table-cell>
          <table:table-cell office:value-type="float" office:value="18.841654" calcext:value-type="float">
            <text:p>18.841654</text:p>
          </table:table-cell>
          <table:table-cell office:value-type="float" office:value="-6.6731334" calcext:value-type="float">
            <text:p>-6.6731334</text:p>
          </table:table-cell>
          <table:table-cell office:value-type="float" office:value="32.080765" calcext:value-type="float">
            <text:p>32.0807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22.wav</text:p>
          </table:table-cell>
          <table:table-cell office:value-type="float" office:value="2342.44627226243" calcext:value-type="float">
            <text:p>2342.44627226243</text:p>
          </table:table-cell>
          <table:table-cell office:value-type="float" office:value="256753.787939417" calcext:value-type="float">
            <text:p>256753.787939417</text:p>
          </table:table-cell>
          <table:table-cell office:value-type="float" office:value="2113.05660586473" calcext:value-type="float">
            <text:p>2113.05660586473</text:p>
          </table:table-cell>
          <table:table-cell office:value-type="float" office:value="71786.9739046215" calcext:value-type="float">
            <text:p>71786.9739046215</text:p>
          </table:table-cell>
          <table:table-cell office:value-type="float" office:value="20.117961916006" calcext:value-type="float">
            <text:p>20.117961916006</text:p>
          </table:table-cell>
          <table:table-cell office:value-type="float" office:value="103.591374263666" calcext:value-type="float">
            <text:p>103.591374263666</text:p>
          </table:table-cell>
          <table:table-cell office:value-type="float" office:value="0.012244641" calcext:value-type="float">
            <text:p>0.012244641</text:p>
          </table:table-cell>
          <table:table-cell office:value-type="float" office:value="0.00023921735" calcext:value-type="float">
            <text:p>0.00023921735</text:p>
          </table:table-cell>
          <table:table-cell office:value-type="float" office:value="4595.44034811847" calcext:value-type="float">
            <text:p>4595.44034811847</text:p>
          </table:table-cell>
          <table:table-cell office:value-type="float" office:value="1022631.64297315" calcext:value-type="float">
            <text:p>1022631.64297315</text:p>
          </table:table-cell>
          <table:table-cell office:value-type="float" office:value="2.93116948070912" calcext:value-type="float">
            <text:p>2.93116948070912</text:p>
          </table:table-cell>
          <table:table-cell office:value-type="float" office:value="10.1114727920921" calcext:value-type="float">
            <text:p>10.1114727920921</text:p>
          </table:table-cell>
          <table:table-cell office:value-type="float" office:value="0.00136823349091478" calcext:value-type="float">
            <text:p>0.00136823349091478</text:p>
          </table:table-cell>
          <table:table-cell office:value-type="float" office:value="0.00603306587465658" calcext:value-type="float">
            <text:p>0.00603306587465658</text:p>
          </table:table-cell>
          <table:table-cell office:value-type="float" office:value="0.138443028567285" calcext:value-type="float">
            <text:p>0.138443028567285</text:p>
          </table:table-cell>
          <table:table-cell office:value-type="float" office:value="0.0022189663220703" calcext:value-type="float">
            <text:p>0.0022189663220703</text:p>
          </table:table-cell>
          <table:table-cell office:value-type="float" office:value="0.41583455" calcext:value-type="float">
            <text:p>0.41583455</text:p>
          </table:table-cell>
          <table:table-cell office:value-type="float" office:value="0.07889999" calcext:value-type="float">
            <text:p>0.07889999</text:p>
          </table:table-cell>
          <table:table-cell office:value-type="float" office:value="0.27486658" calcext:value-type="float">
            <text:p>0.27486658</text:p>
          </table:table-cell>
          <table:table-cell office:value-type="float" office:value="0.0077817044" calcext:value-type="float">
            <text:p>0.0077817044</text:p>
          </table:table-cell>
          <table:table-cell office:value-type="float" office:value="-0.008038353" calcext:value-type="float">
            <text:p>-0.008038353</text:p>
          </table:table-cell>
          <table:table-cell office:value-type="float" office:value="0" calcext:value-type="float">
            <text:p>0</text:p>
          </table:table-cell>
          <table:table-cell office:value-type="float" office:value="0.1737927" calcext:value-type="float">
            <text:p>0.1737927</text:p>
          </table:table-cell>
          <table:table-cell office:value-type="float" office:value="0.002264349" calcext:value-type="float">
            <text:p>0.002264349</text:p>
          </table:table-cell>
          <table:table-cell office:value-type="float" office:value="0.218401222263519" calcext:value-type="float">
            <text:p>0.218401222263519</text:p>
          </table:table-cell>
          <table:table-cell office:value-type="float" office:value="0.0622622583289007" calcext:value-type="float">
            <text:p>0.0622622583289007</text:p>
          </table:table-cell>
          <table:table-cell office:value-type="float" office:value="0.043411035" calcext:value-type="float">
            <text:p>0.043411035</text:p>
          </table:table-cell>
          <table:table-cell office:value-type="float" office:value="-34.634476" calcext:value-type="float">
            <text:p>-34.634476</text:p>
          </table:table-cell>
          <table:table-cell office:value-type="float" office:value="1172.2921" calcext:value-type="float">
            <text:p>1172.2921</text:p>
          </table:table-cell>
          <table:table-cell office:value-type="float" office:value="106.50068" calcext:value-type="float">
            <text:p>106.50068</text:p>
          </table:table-cell>
          <table:table-cell office:value-type="float" office:value="487.05115" calcext:value-type="float">
            <text:p>487.05115</text:p>
          </table:table-cell>
          <table:table-cell office:value-type="float" office:value="-41.059685" calcext:value-type="float">
            <text:p>-41.059685</text:p>
          </table:table-cell>
          <table:table-cell office:value-type="float" office:value="388.48367" calcext:value-type="float">
            <text:p>388.48367</text:p>
          </table:table-cell>
          <table:table-cell office:value-type="float" office:value="33.668095" calcext:value-type="float">
            <text:p>33.668095</text:p>
          </table:table-cell>
          <table:table-cell office:value-type="float" office:value="123.67771" calcext:value-type="float">
            <text:p>123.67771</text:p>
          </table:table-cell>
          <table:table-cell office:value-type="float" office:value="-27.229921" calcext:value-type="float">
            <text:p>-27.229921</text:p>
          </table:table-cell>
          <table:table-cell office:value-type="float" office:value="97.133354" calcext:value-type="float">
            <text:p>97.133354</text:p>
          </table:table-cell>
          <table:table-cell office:value-type="float" office:value="21.403963" calcext:value-type="float">
            <text:p>21.403963</text:p>
          </table:table-cell>
          <table:table-cell office:value-type="float" office:value="89.96702" calcext:value-type="float">
            <text:p>89.96702</text:p>
          </table:table-cell>
          <table:table-cell office:value-type="float" office:value="-21.319082" calcext:value-type="float">
            <text:p>-21.319082</text:p>
          </table:table-cell>
          <table:table-cell office:value-type="float" office:value="109.18148" calcext:value-type="float">
            <text:p>109.18148</text:p>
          </table:table-cell>
          <table:table-cell office:value-type="float" office:value="14.005236" calcext:value-type="float">
            <text:p>14.005236</text:p>
          </table:table-cell>
          <table:table-cell office:value-type="float" office:value="44.255764" calcext:value-type="float">
            <text:p>44.255764</text:p>
          </table:table-cell>
          <table:table-cell office:value-type="float" office:value="-27.781681" calcext:value-type="float">
            <text:p>-27.781681</text:p>
          </table:table-cell>
          <table:table-cell office:value-type="float" office:value="109.881165" calcext:value-type="float">
            <text:p>109.881165</text:p>
          </table:table-cell>
          <table:table-cell office:value-type="float" office:value="16.053364" calcext:value-type="float">
            <text:p>16.053364</text:p>
          </table:table-cell>
          <table:table-cell office:value-type="float" office:value="78.824425" calcext:value-type="float">
            <text:p>78.824425</text:p>
          </table:table-cell>
          <table:table-cell office:value-type="float" office:value="-18.818726" calcext:value-type="float">
            <text:p>-18.818726</text:p>
          </table:table-cell>
          <table:table-cell office:value-type="float" office:value="45.204357" calcext:value-type="float">
            <text:p>45.204357</text:p>
          </table:table-cell>
          <table:table-cell office:value-type="float" office:value="5.6487145" calcext:value-type="float">
            <text:p>5.6487145</text:p>
          </table:table-cell>
          <table:table-cell office:value-type="float" office:value="45.785976" calcext:value-type="float">
            <text:p>45.785976</text:p>
          </table:table-cell>
          <table:table-cell office:value-type="float" office:value="-14.2938385" calcext:value-type="float">
            <text:p>-14.2938385</text:p>
          </table:table-cell>
          <table:table-cell office:value-type="float" office:value="45.625942" calcext:value-type="float">
            <text:p>45.625942</text:p>
          </table:table-cell>
          <table:table-cell office:value-type="float" office:value="0.8131218" calcext:value-type="float">
            <text:p>0.8131218</text:p>
          </table:table-cell>
          <table:table-cell office:value-type="float" office:value="50.945045" calcext:value-type="float">
            <text:p>50.945045</text:p>
          </table:table-cell>
          <table:table-cell office:value-type="float" office:value="-10.533708" calcext:value-type="float">
            <text:p>-10.533708</text:p>
          </table:table-cell>
          <table:table-cell office:value-type="float" office:value="41.822525" calcext:value-type="float">
            <text:p>41.822525</text:p>
          </table:table-cell>
          <table:table-cell office:value-type="float" office:value="4.4449964" calcext:value-type="float">
            <text:p>4.4449964</text:p>
          </table:table-cell>
          <table:table-cell office:value-type="float" office:value="53.350147" calcext:value-type="float">
            <text:p>53.350147</text:p>
          </table:table-cell>
          <table:table-cell office:value-type="float" office:value="-7.4688435" calcext:value-type="float">
            <text:p>-7.4688435</text:p>
          </table:table-cell>
          <table:table-cell office:value-type="float" office:value="40.093975" calcext:value-type="float">
            <text:p>40.093975</text:p>
          </table:table-cell>
          <table:table-cell office:value-type="float" office:value="2.070476" calcext:value-type="float">
            <text:p>2.070476</text:p>
          </table:table-cell>
          <table:table-cell office:value-type="float" office:value="57.733803" calcext:value-type="float">
            <text:p>57.733803</text:p>
          </table:table-cell>
          <table:table-cell office:value-type="float" office:value="-2.8995843" calcext:value-type="float">
            <text:p>-2.8995843</text:p>
          </table:table-cell>
          <table:table-cell office:value-type="float" office:value="40.79359" calcext:value-type="float">
            <text:p>40.79359</text:p>
          </table:table-cell>
          <table:table-cell office:value-type="float" office:value="-0.3577206" calcext:value-type="float">
            <text:p>-0.3577206</text:p>
          </table:table-cell>
          <table:table-cell office:value-type="float" office:value="38.37125" calcext:value-type="float">
            <text:p>38.371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35.wav</text:p>
          </table:table-cell>
          <table:table-cell office:value-type="float" office:value="1867.41432861157" calcext:value-type="float">
            <text:p>1867.41432861157</text:p>
          </table:table-cell>
          <table:table-cell office:value-type="float" office:value="398291.314425935" calcext:value-type="float">
            <text:p>398291.314425935</text:p>
          </table:table-cell>
          <table:table-cell office:value-type="float" office:value="2422.37169967939" calcext:value-type="float">
            <text:p>2422.37169967939</text:p>
          </table:table-cell>
          <table:table-cell office:value-type="float" office:value="281194.025475564" calcext:value-type="float">
            <text:p>281194.025475564</text:p>
          </table:table-cell>
          <table:table-cell office:value-type="float" office:value="16.7329227973269" calcext:value-type="float">
            <text:p>16.7329227973269</text:p>
          </table:table-cell>
          <table:table-cell office:value-type="float" office:value="12.4079864046642" calcext:value-type="float">
            <text:p>12.4079864046642</text:p>
          </table:table-cell>
          <table:table-cell office:value-type="float" office:value="0.014872233" calcext:value-type="float">
            <text:p>0.014872233</text:p>
          </table:table-cell>
          <table:table-cell office:value-type="float" office:value="0.0003710065" calcext:value-type="float">
            <text:p>0.0003710065</text:p>
          </table:table-cell>
          <table:table-cell office:value-type="float" office:value="4271.11000715995" calcext:value-type="float">
            <text:p>4271.11000715995</text:p>
          </table:table-cell>
          <table:table-cell office:value-type="float" office:value="2937795.01921324" calcext:value-type="float">
            <text:p>2937795.01921324</text:p>
          </table:table-cell>
          <table:table-cell office:value-type="float" office:value="1.42738820807307" calcext:value-type="float">
            <text:p>1.42738820807307</text:p>
          </table:table-cell>
          <table:table-cell office:value-type="float" office:value="2.37754005016814" calcext:value-type="float">
            <text:p>2.37754005016814</text:p>
          </table:table-cell>
          <table:table-cell office:value-type="float" office:value="0.0237137677033097" calcext:value-type="float">
            <text:p>0.0237137677033097</text:p>
          </table:table-cell>
          <table:table-cell office:value-type="float" office:value="0.014615139109878" calcext:value-type="float">
            <text:p>0.014615139109878</text:p>
          </table:table-cell>
          <table:table-cell office:value-type="float" office:value="0.0569804959396752" calcext:value-type="float">
            <text:p>0.0569804959396752</text:p>
          </table:table-cell>
          <table:table-cell office:value-type="float" office:value="0.00062925753808888" calcext:value-type="float">
            <text:p>0.00062925753808888</text:p>
          </table:table-cell>
          <table:table-cell office:value-type="float" office:value="0.4572786" calcext:value-type="float">
            <text:p>0.4572786</text:p>
          </table:table-cell>
          <table:table-cell office:value-type="float" office:value="0.0793851" calcext:value-type="float">
            <text:p>0.0793851</text:p>
          </table:table-cell>
          <table:table-cell office:value-type="float" office:value="0.24071206" calcext:value-type="float">
            <text:p>0.24071206</text:p>
          </table:table-cell>
          <table:table-cell office:value-type="float" office:value="0.025391039" calcext:value-type="float">
            <text:p>0.025391039</text:p>
          </table:table-cell>
          <table:table-cell office:value-type="float" office:value="-0.08391145" calcext:value-type="float">
            <text:p>-0.08391145</text:p>
          </table:table-cell>
          <table:table-cell office:value-type="float" office:value="0" calcext:value-type="float">
            <text:p>0</text:p>
          </table:table-cell>
          <table:table-cell office:value-type="float" office:value="0.12408983" calcext:value-type="float">
            <text:p>0.12408983</text:p>
          </table:table-cell>
          <table:table-cell office:value-type="float" office:value="0.00046121614" calcext:value-type="float">
            <text:p>0.00046121614</text:p>
          </table:table-cell>
          <table:table-cell office:value-type="float" office:value="0.138291371151503" calcext:value-type="float">
            <text:p>0.138291371151503</text:p>
          </table:table-cell>
          <table:table-cell office:value-type="float" office:value="0.0303645867168015" calcext:value-type="float">
            <text:p>0.0303645867168015</text:p>
          </table:table-cell>
          <table:table-cell office:value-type="float" office:value="-0.08396692" calcext:value-type="float">
            <text:p>-0.08396692</text:p>
          </table:table-cell>
          <table:table-cell office:value-type="float" office:value="-124.00335" calcext:value-type="float">
            <text:p>-124.00335</text:p>
          </table:table-cell>
          <table:table-cell office:value-type="float" office:value="2411.4404" calcext:value-type="float">
            <text:p>2411.4404</text:p>
          </table:table-cell>
          <table:table-cell office:value-type="float" office:value="109.49398" calcext:value-type="float">
            <text:p>109.49398</text:p>
          </table:table-cell>
          <table:table-cell office:value-type="float" office:value="582.7755" calcext:value-type="float">
            <text:p>582.7755</text:p>
          </table:table-cell>
          <table:table-cell office:value-type="float" office:value="5.8743453" calcext:value-type="float">
            <text:p>5.8743453</text:p>
          </table:table-cell>
          <table:table-cell office:value-type="float" office:value="366.42242" calcext:value-type="float">
            <text:p>366.42242</text:p>
          </table:table-cell>
          <table:table-cell office:value-type="float" office:value="32.895947" calcext:value-type="float">
            <text:p>32.895947</text:p>
          </table:table-cell>
          <table:table-cell office:value-type="float" office:value="128.0278" calcext:value-type="float">
            <text:p>128.0278</text:p>
          </table:table-cell>
          <table:table-cell office:value-type="float" office:value="10.985754" calcext:value-type="float">
            <text:p>10.985754</text:p>
          </table:table-cell>
          <table:table-cell office:value-type="float" office:value="82.428276" calcext:value-type="float">
            <text:p>82.428276</text:p>
          </table:table-cell>
          <table:table-cell office:value-type="float" office:value="11.695206" calcext:value-type="float">
            <text:p>11.695206</text:p>
          </table:table-cell>
          <table:table-cell office:value-type="float" office:value="55.336052" calcext:value-type="float">
            <text:p>55.336052</text:p>
          </table:table-cell>
          <table:table-cell office:value-type="float" office:value="12.678273" calcext:value-type="float">
            <text:p>12.678273</text:p>
          </table:table-cell>
          <table:table-cell office:value-type="float" office:value="58.267723" calcext:value-type="float">
            <text:p>58.267723</text:p>
          </table:table-cell>
          <table:table-cell office:value-type="float" office:value="12.968339" calcext:value-type="float">
            <text:p>12.968339</text:p>
          </table:table-cell>
          <table:table-cell office:value-type="float" office:value="47.407696" calcext:value-type="float">
            <text:p>47.407696</text:p>
          </table:table-cell>
          <table:table-cell office:value-type="float" office:value="1.6449655" calcext:value-type="float">
            <text:p>1.6449655</text:p>
          </table:table-cell>
          <table:table-cell office:value-type="float" office:value="39.5946" calcext:value-type="float">
            <text:p>39.5946</text:p>
          </table:table-cell>
          <table:table-cell office:value-type="float" office:value="4.500419" calcext:value-type="float">
            <text:p>4.500419</text:p>
          </table:table-cell>
          <table:table-cell office:value-type="float" office:value="34.82377" calcext:value-type="float">
            <text:p>34.82377</text:p>
          </table:table-cell>
          <table:table-cell office:value-type="float" office:value="9.672361" calcext:value-type="float">
            <text:p>9.672361</text:p>
          </table:table-cell>
          <table:table-cell office:value-type="float" office:value="34.55702" calcext:value-type="float">
            <text:p>34.55702</text:p>
          </table:table-cell>
          <table:table-cell office:value-type="float" office:value="3.0521114" calcext:value-type="float">
            <text:p>3.0521114</text:p>
          </table:table-cell>
          <table:table-cell office:value-type="float" office:value="31.941204" calcext:value-type="float">
            <text:p>31.941204</text:p>
          </table:table-cell>
          <table:table-cell office:value-type="float" office:value="3.5316381" calcext:value-type="float">
            <text:p>3.5316381</text:p>
          </table:table-cell>
          <table:table-cell office:value-type="float" office:value="25.036432" calcext:value-type="float">
            <text:p>25.036432</text:p>
          </table:table-cell>
          <table:table-cell office:value-type="float" office:value="0.73924416" calcext:value-type="float">
            <text:p>0.73924416</text:p>
          </table:table-cell>
          <table:table-cell office:value-type="float" office:value="27.893574" calcext:value-type="float">
            <text:p>27.893574</text:p>
          </table:table-cell>
          <table:table-cell office:value-type="float" office:value="1.7675536" calcext:value-type="float">
            <text:p>1.7675536</text:p>
          </table:table-cell>
          <table:table-cell office:value-type="float" office:value="31.319014" calcext:value-type="float">
            <text:p>31.319014</text:p>
          </table:table-cell>
          <table:table-cell office:value-type="float" office:value="-0.6834702" calcext:value-type="float">
            <text:p>-0.6834702</text:p>
          </table:table-cell>
          <table:table-cell office:value-type="float" office:value="24.65033" calcext:value-type="float">
            <text:p>24.65033</text:p>
          </table:table-cell>
          <table:table-cell office:value-type="float" office:value="-0.036755566" calcext:value-type="float">
            <text:p>-0.036755566</text:p>
          </table:table-cell>
          <table:table-cell office:value-type="float" office:value="29.270544" calcext:value-type="float">
            <text:p>29.270544</text:p>
          </table:table-cell>
          <table:table-cell office:value-type="float" office:value="-1.0077116" calcext:value-type="float">
            <text:p>-1.0077116</text:p>
          </table:table-cell>
          <table:table-cell office:value-type="float" office:value="24.510191" calcext:value-type="float">
            <text:p>24.510191</text:p>
          </table:table-cell>
          <table:table-cell office:value-type="float" office:value="-5.555849" calcext:value-type="float">
            <text:p>-5.555849</text:p>
          </table:table-cell>
          <table:table-cell office:value-type="float" office:value="31.888042" calcext:value-type="float">
            <text:p>31.888042</text:p>
          </table:table-cell>
          <table:table-cell office:value-type="float" office:value="-0.84583056" calcext:value-type="float">
            <text:p>-0.84583056</text:p>
          </table:table-cell>
          <table:table-cell office:value-type="float" office:value="34.502914" calcext:value-type="float">
            <text:p>34.5029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90.wav</text:p>
          </table:table-cell>
          <table:table-cell office:value-type="float" office:value="2495.68415602175" calcext:value-type="float">
            <text:p>2495.68415602175</text:p>
          </table:table-cell>
          <table:table-cell office:value-type="float" office:value="273562.179712949" calcext:value-type="float">
            <text:p>273562.179712949</text:p>
          </table:table-cell>
          <table:table-cell office:value-type="float" office:value="2249.68967890683" calcext:value-type="float">
            <text:p>2249.68967890683</text:p>
          </table:table-cell>
          <table:table-cell office:value-type="float" office:value="37773.7133483096" calcext:value-type="float">
            <text:p>37773.7133483096</text:p>
          </table:table-cell>
          <table:table-cell office:value-type="float" office:value="22.3290315875402" calcext:value-type="float">
            <text:p>22.3290315875402</text:p>
          </table:table-cell>
          <table:table-cell office:value-type="float" office:value="88.3495918526361" calcext:value-type="float">
            <text:p>88.3495918526361</text:p>
          </table:table-cell>
          <table:table-cell office:value-type="float" office:value="0.006245225" calcext:value-type="float">
            <text:p>0.006245225</text:p>
          </table:table-cell>
          <table:table-cell office:value-type="float" office:value="0.00003641223" calcext:value-type="float">
            <text:p>0.00003641223</text:p>
          </table:table-cell>
          <table:table-cell office:value-type="float" office:value="5213.03359737529" calcext:value-type="float">
            <text:p>5213.03359737529</text:p>
          </table:table-cell>
          <table:table-cell office:value-type="float" office:value="530482.249291869" calcext:value-type="float">
            <text:p>530482.249291869</text:p>
          </table:table-cell>
          <table:table-cell office:value-type="float" office:value="1.98370696587456" calcext:value-type="float">
            <text:p>1.98370696587456</text:p>
          </table:table-cell>
          <table:table-cell office:value-type="float" office:value="4.86962184770273" calcext:value-type="float">
            <text:p>4.86962184770273</text:p>
          </table:table-cell>
          <table:table-cell office:value-type="float" office:value="0.0372188224245057" calcext:value-type="float">
            <text:p>0.0372188224245057</text:p>
          </table:table-cell>
          <table:table-cell office:value-type="float" office:value="0.0123249324262692" calcext:value-type="float">
            <text:p>0.0123249324262692</text:p>
          </table:table-cell>
          <table:table-cell office:value-type="float" office:value="0.120636057134571" calcext:value-type="float">
            <text:p>0.120636057134571</text:p>
          </table:table-cell>
          <table:table-cell office:value-type="float" office:value="0.00177133091194061" calcext:value-type="float">
            <text:p>0.00177133091194061</text:p>
          </table:table-cell>
          <table:table-cell office:value-type="float" office:value="0.25567332" calcext:value-type="float">
            <text:p>0.25567332</text:p>
          </table:table-cell>
          <table:table-cell office:value-type="float" office:value="0.09060569" calcext:value-type="float">
            <text:p>0.09060569</text:p>
          </table:table-cell>
          <table:table-cell office:value-type="float" office:value="0.2478264" calcext:value-type="float">
            <text:p>0.2478264</text:p>
          </table:table-cell>
          <table:table-cell office:value-type="float" office:value="0.021915408" calcext:value-type="float">
            <text:p>0.021915408</text:p>
          </table:table-cell>
          <table:table-cell office:value-type="float" office:value="0.1347222" calcext:value-type="float">
            <text:p>0.1347222</text:p>
          </table:table-cell>
          <table:table-cell office:value-type="float" office:value="0" calcext:value-type="float">
            <text:p>0</text:p>
          </table:table-cell>
          <table:table-cell office:value-type="float" office:value="0.15463758" calcext:value-type="float">
            <text:p>0.15463758</text:p>
          </table:table-cell>
          <table:table-cell office:value-type="float" office:value="0.0014856848" calcext:value-type="float">
            <text:p>0.0014856848</text:p>
          </table:table-cell>
          <table:table-cell office:value-type="float" office:value="0.207237688414729" calcext:value-type="float">
            <text:p>0.207237688414729</text:p>
          </table:table-cell>
          <table:table-cell office:value-type="float" office:value="0.0560598946198067" calcext:value-type="float">
            <text:p>0.0560598946198067</text:p>
          </table:table-cell>
          <table:table-cell office:value-type="float" office:value="0.17449494" calcext:value-type="float">
            <text:p>0.17449494</text:p>
          </table:table-cell>
          <table:table-cell office:value-type="float" office:value="-89.01616" calcext:value-type="float">
            <text:p>-89.01616</text:p>
          </table:table-cell>
          <table:table-cell office:value-type="float" office:value="2194.838" calcext:value-type="float">
            <text:p>2194.838</text:p>
          </table:table-cell>
          <table:table-cell office:value-type="float" office:value="86.21833" calcext:value-type="float">
            <text:p>86.21833</text:p>
          </table:table-cell>
          <table:table-cell office:value-type="float" office:value="735.64935" calcext:value-type="float">
            <text:p>735.64935</text:p>
          </table:table-cell>
          <table:table-cell office:value-type="float" office:value="-24.412222" calcext:value-type="float">
            <text:p>-24.412222</text:p>
          </table:table-cell>
          <table:table-cell office:value-type="float" office:value="264.20645" calcext:value-type="float">
            <text:p>264.20645</text:p>
          </table:table-cell>
          <table:table-cell office:value-type="float" office:value="47.093178" calcext:value-type="float">
            <text:p>47.093178</text:p>
          </table:table-cell>
          <table:table-cell office:value-type="float" office:value="231.40753" calcext:value-type="float">
            <text:p>231.40753</text:p>
          </table:table-cell>
          <table:table-cell office:value-type="float" office:value="-33.65718" calcext:value-type="float">
            <text:p>-33.65718</text:p>
          </table:table-cell>
          <table:table-cell office:value-type="float" office:value="156.60121" calcext:value-type="float">
            <text:p>156.60121</text:p>
          </table:table-cell>
          <table:table-cell office:value-type="float" office:value="29.464834" calcext:value-type="float">
            <text:p>29.464834</text:p>
          </table:table-cell>
          <table:table-cell office:value-type="float" office:value="64.91188" calcext:value-type="float">
            <text:p>64.91188</text:p>
          </table:table-cell>
          <table:table-cell office:value-type="float" office:value="-19.750496" calcext:value-type="float">
            <text:p>-19.750496</text:p>
          </table:table-cell>
          <table:table-cell office:value-type="float" office:value="85.782715" calcext:value-type="float">
            <text:p>85.782715</text:p>
          </table:table-cell>
          <table:table-cell office:value-type="float" office:value="21.635778" calcext:value-type="float">
            <text:p>21.635778</text:p>
          </table:table-cell>
          <table:table-cell office:value-type="float" office:value="91.176315" calcext:value-type="float">
            <text:p>91.176315</text:p>
          </table:table-cell>
          <table:table-cell office:value-type="float" office:value="-16.74669" calcext:value-type="float">
            <text:p>-16.74669</text:p>
          </table:table-cell>
          <table:table-cell office:value-type="float" office:value="81.448326" calcext:value-type="float">
            <text:p>81.448326</text:p>
          </table:table-cell>
          <table:table-cell office:value-type="float" office:value="6.538771" calcext:value-type="float">
            <text:p>6.538771</text:p>
          </table:table-cell>
          <table:table-cell office:value-type="float" office:value="101.885925" calcext:value-type="float">
            <text:p>101.885925</text:p>
          </table:table-cell>
          <table:table-cell office:value-type="float" office:value="-13.391208" calcext:value-type="float">
            <text:p>-13.391208</text:p>
          </table:table-cell>
          <table:table-cell office:value-type="float" office:value="87.8943" calcext:value-type="float">
            <text:p>87.8943</text:p>
          </table:table-cell>
          <table:table-cell office:value-type="float" office:value="7.4855866" calcext:value-type="float">
            <text:p>7.4855866</text:p>
          </table:table-cell>
          <table:table-cell office:value-type="float" office:value="137.7818" calcext:value-type="float">
            <text:p>137.7818</text:p>
          </table:table-cell>
          <table:table-cell office:value-type="float" office:value="-12.85139" calcext:value-type="float">
            <text:p>-12.85139</text:p>
          </table:table-cell>
          <table:table-cell office:value-type="float" office:value="111.63943" calcext:value-type="float">
            <text:p>111.63943</text:p>
          </table:table-cell>
          <table:table-cell office:value-type="float" office:value="8.587705" calcext:value-type="float">
            <text:p>8.587705</text:p>
          </table:table-cell>
          <table:table-cell office:value-type="float" office:value="114.4419" calcext:value-type="float">
            <text:p>114.4419</text:p>
          </table:table-cell>
          <table:table-cell office:value-type="float" office:value="-7.8912563" calcext:value-type="float">
            <text:p>-7.8912563</text:p>
          </table:table-cell>
          <table:table-cell office:value-type="float" office:value="95.045166" calcext:value-type="float">
            <text:p>95.045166</text:p>
          </table:table-cell>
          <table:table-cell office:value-type="float" office:value="11.497619" calcext:value-type="float">
            <text:p>11.497619</text:p>
          </table:table-cell>
          <table:table-cell office:value-type="float" office:value="130.29506" calcext:value-type="float">
            <text:p>130.29506</text:p>
          </table:table-cell>
          <table:table-cell office:value-type="float" office:value="0.67780876" calcext:value-type="float">
            <text:p>0.67780876</text:p>
          </table:table-cell>
          <table:table-cell office:value-type="float" office:value="199.19116" calcext:value-type="float">
            <text:p>199.19116</text:p>
          </table:table-cell>
          <table:table-cell office:value-type="float" office:value="9.797574" calcext:value-type="float">
            <text:p>9.797574</text:p>
          </table:table-cell>
          <table:table-cell office:value-type="float" office:value="172.2165" calcext:value-type="float">
            <text:p>172.2165</text:p>
          </table:table-cell>
          <table:table-cell office:value-type="float" office:value="-2.1274855" calcext:value-type="float">
            <text:p>-2.1274855</text:p>
          </table:table-cell>
          <table:table-cell office:value-type="float" office:value="180.2818" calcext:value-type="float">
            <text:p>180.2818</text:p>
          </table:table-cell>
          <table:table-cell office:value-type="float" office:value="0.5861892" calcext:value-type="float">
            <text:p>0.5861892</text:p>
          </table:table-cell>
          <table:table-cell office:value-type="float" office:value="148.71141" calcext:value-type="float">
            <text:p>148.711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41.wav</text:p>
          </table:table-cell>
          <table:table-cell office:value-type="float" office:value="2806.8726158984" calcext:value-type="float">
            <text:p>2806.8726158984</text:p>
          </table:table-cell>
          <table:table-cell office:value-type="float" office:value="435555.883678813" calcext:value-type="float">
            <text:p>435555.883678813</text:p>
          </table:table-cell>
          <table:table-cell office:value-type="float" office:value="2688.10179892761" calcext:value-type="float">
            <text:p>2688.10179892761</text:p>
          </table:table-cell>
          <table:table-cell office:value-type="float" office:value="118216.417966278" calcext:value-type="float">
            <text:p>118216.417966278</text:p>
          </table:table-cell>
          <table:table-cell office:value-type="float" office:value="18.8315527052511" calcext:value-type="float">
            <text:p>18.8315527052511</text:p>
          </table:table-cell>
          <table:table-cell office:value-type="float" office:value="33.1650950302584" calcext:value-type="float">
            <text:p>33.1650950302584</text:p>
          </table:table-cell>
          <table:table-cell office:value-type="float" office:value="0.052714244" calcext:value-type="float">
            <text:p>0.052714244</text:p>
          </table:table-cell>
          <table:table-cell office:value-type="float" office:value="0.0019922862" calcext:value-type="float">
            <text:p>0.0019922862</text:p>
          </table:table-cell>
          <table:table-cell office:value-type="float" office:value="5677.17987556192" calcext:value-type="float">
            <text:p>5677.17987556192</text:p>
          </table:table-cell>
          <table:table-cell office:value-type="float" office:value="1852293.41816505" calcext:value-type="float">
            <text:p>1852293.41816505</text:p>
          </table:table-cell>
          <table:table-cell office:value-type="float" office:value="2.41943085180651" calcext:value-type="float">
            <text:p>2.41943085180651</text:p>
          </table:table-cell>
          <table:table-cell office:value-type="float" office:value="7.49250525790813" calcext:value-type="float">
            <text:p>7.49250525790813</text:p>
          </table:table-cell>
          <table:table-cell office:value-type="float" office:value="0.0296632303015021" calcext:value-type="float">
            <text:p>0.0296632303015021</text:p>
          </table:table-cell>
          <table:table-cell office:value-type="float" office:value="0.00667461911915415" calcext:value-type="float">
            <text:p>0.00667461911915415</text:p>
          </table:table-cell>
          <table:table-cell office:value-type="float" office:value="0.148355553340101" calcext:value-type="float">
            <text:p>0.148355553340101</text:p>
          </table:table-cell>
          <table:table-cell office:value-type="float" office:value="0.00330836379824791" calcext:value-type="float">
            <text:p>0.00330836379824791</text:p>
          </table:table-cell>
          <table:table-cell office:value-type="float" office:value="0.40218621" calcext:value-type="float">
            <text:p>0.40218621</text:p>
          </table:table-cell>
          <table:table-cell office:value-type="float" office:value="0.07997704" calcext:value-type="float">
            <text:p>0.07997704</text:p>
          </table:table-cell>
          <table:table-cell office:value-type="float" office:value="0.2621721" calcext:value-type="float">
            <text:p>0.2621721</text:p>
          </table:table-cell>
          <table:table-cell office:value-type="float" office:value="0.014599117" calcext:value-type="float">
            <text:p>0.014599117</text:p>
          </table:table-cell>
          <table:table-cell office:value-type="float" office:value="-0.0037236058" calcext:value-type="float">
            <text:p>-0.0037236058</text:p>
          </table:table-cell>
          <table:table-cell office:value-type="float" office:value="0" calcext:value-type="float">
            <text:p>0</text:p>
          </table:table-cell>
          <table:table-cell office:value-type="float" office:value="0.16064425" calcext:value-type="float">
            <text:p>0.16064425</text:p>
          </table:table-cell>
          <table:table-cell office:value-type="float" office:value="0.0020506256" calcext:value-type="float">
            <text:p>0.0020506256</text:p>
          </table:table-cell>
          <table:table-cell office:value-type="float" office:value="0.17277451814738" calcext:value-type="float">
            <text:p>0.17277451814738</text:p>
          </table:table-cell>
          <table:table-cell office:value-type="float" office:value="0.0408549211509419" calcext:value-type="float">
            <text:p>0.0408549211509419</text:p>
          </table:table-cell>
          <table:table-cell office:value-type="float" office:value="-0.07729426" calcext:value-type="float">
            <text:p>-0.07729426</text:p>
          </table:table-cell>
          <table:table-cell office:value-type="float" office:value="-35.399956" calcext:value-type="float">
            <text:p>-35.399956</text:p>
          </table:table-cell>
          <table:table-cell office:value-type="float" office:value="1418.6278" calcext:value-type="float">
            <text:p>1418.6278</text:p>
          </table:table-cell>
          <table:table-cell office:value-type="float" office:value="73.69067" calcext:value-type="float">
            <text:p>73.69067</text:p>
          </table:table-cell>
          <table:table-cell office:value-type="float" office:value="495.72684" calcext:value-type="float">
            <text:p>495.72684</text:p>
          </table:table-cell>
          <table:table-cell office:value-type="float" office:value="-20.220226" calcext:value-type="float">
            <text:p>-20.220226</text:p>
          </table:table-cell>
          <table:table-cell office:value-type="float" office:value="274.71417" calcext:value-type="float">
            <text:p>274.71417</text:p>
          </table:table-cell>
          <table:table-cell office:value-type="float" office:value="17.177567" calcext:value-type="float">
            <text:p>17.177567</text:p>
          </table:table-cell>
          <table:table-cell office:value-type="float" office:value="195.7111" calcext:value-type="float">
            <text:p>195.7111</text:p>
          </table:table-cell>
          <table:table-cell office:value-type="float" office:value="14.948895" calcext:value-type="float">
            <text:p>14.948895</text:p>
          </table:table-cell>
          <table:table-cell office:value-type="float" office:value="124.642815" calcext:value-type="float">
            <text:p>124.642815</text:p>
          </table:table-cell>
          <table:table-cell office:value-type="float" office:value="10.214969" calcext:value-type="float">
            <text:p>10.214969</text:p>
          </table:table-cell>
          <table:table-cell office:value-type="float" office:value="66.76674" calcext:value-type="float">
            <text:p>66.76674</text:p>
          </table:table-cell>
          <table:table-cell office:value-type="float" office:value="7.60081" calcext:value-type="float">
            <text:p>7.60081</text:p>
          </table:table-cell>
          <table:table-cell office:value-type="float" office:value="75.48381" calcext:value-type="float">
            <text:p>75.48381</text:p>
          </table:table-cell>
          <table:table-cell office:value-type="float" office:value="1.5895822" calcext:value-type="float">
            <text:p>1.5895822</text:p>
          </table:table-cell>
          <table:table-cell office:value-type="float" office:value="53.47647" calcext:value-type="float">
            <text:p>53.47647</text:p>
          </table:table-cell>
          <table:table-cell office:value-type="float" office:value="4.1754875" calcext:value-type="float">
            <text:p>4.1754875</text:p>
          </table:table-cell>
          <table:table-cell office:value-type="float" office:value="40.746822" calcext:value-type="float">
            <text:p>40.746822</text:p>
          </table:table-cell>
          <table:table-cell office:value-type="float" office:value="0.74550146" calcext:value-type="float">
            <text:p>0.74550146</text:p>
          </table:table-cell>
          <table:table-cell office:value-type="float" office:value="39.863743" calcext:value-type="float">
            <text:p>39.863743</text:p>
          </table:table-cell>
          <table:table-cell office:value-type="float" office:value="-0.3865785" calcext:value-type="float">
            <text:p>-0.3865785</text:p>
          </table:table-cell>
          <table:table-cell office:value-type="float" office:value="43.204075" calcext:value-type="float">
            <text:p>43.204075</text:p>
          </table:table-cell>
          <table:table-cell office:value-type="float" office:value="-1.3119748" calcext:value-type="float">
            <text:p>-1.3119748</text:p>
          </table:table-cell>
          <table:table-cell office:value-type="float" office:value="32.93002" calcext:value-type="float">
            <text:p>32.93002</text:p>
          </table:table-cell>
          <table:table-cell office:value-type="float" office:value="-2.0403228" calcext:value-type="float">
            <text:p>-2.0403228</text:p>
          </table:table-cell>
          <table:table-cell office:value-type="float" office:value="33.50188" calcext:value-type="float">
            <text:p>33.50188</text:p>
          </table:table-cell>
          <table:table-cell office:value-type="float" office:value="2.5288312" calcext:value-type="float">
            <text:p>2.5288312</text:p>
          </table:table-cell>
          <table:table-cell office:value-type="float" office:value="37.62348" calcext:value-type="float">
            <text:p>37.62348</text:p>
          </table:table-cell>
          <table:table-cell office:value-type="float" office:value="3.610792" calcext:value-type="float">
            <text:p>3.610792</text:p>
          </table:table-cell>
          <table:table-cell office:value-type="float" office:value="51.325405" calcext:value-type="float">
            <text:p>51.325405</text:p>
          </table:table-cell>
          <table:table-cell office:value-type="float" office:value="-3.543384" calcext:value-type="float">
            <text:p>-3.543384</text:p>
          </table:table-cell>
          <table:table-cell office:value-type="float" office:value="30.73236" calcext:value-type="float">
            <text:p>30.73236</text:p>
          </table:table-cell>
          <table:table-cell office:value-type="float" office:value="-4.7971244" calcext:value-type="float">
            <text:p>-4.7971244</text:p>
          </table:table-cell>
          <table:table-cell office:value-type="float" office:value="23.366886" calcext:value-type="float">
            <text:p>23.366886</text:p>
          </table:table-cell>
          <table:table-cell office:value-type="float" office:value="-2.502818" calcext:value-type="float">
            <text:p>-2.502818</text:p>
          </table:table-cell>
          <table:table-cell office:value-type="float" office:value="32.218468" calcext:value-type="float">
            <text:p>32.218468</text:p>
          </table:table-cell>
          <table:table-cell office:value-type="float" office:value="-3.9775624" calcext:value-type="float">
            <text:p>-3.9775624</text:p>
          </table:table-cell>
          <table:table-cell office:value-type="float" office:value="39.33586" calcext:value-type="float">
            <text:p>39.33586</text:p>
          </table:table-cell>
          <table:table-cell office:value-type="float" office:value="-0.8242293" calcext:value-type="float">
            <text:p>-0.8242293</text:p>
          </table:table-cell>
          <table:table-cell office:value-type="float" office:value="36.34444" calcext:value-type="float">
            <text:p>36.344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37.wav</text:p>
          </table:table-cell>
          <table:table-cell office:value-type="float" office:value="2626.81951380936" calcext:value-type="float">
            <text:p>2626.81951380936</text:p>
          </table:table-cell>
          <table:table-cell office:value-type="float" office:value="407054.374548078" calcext:value-type="float">
            <text:p>407054.374548078</text:p>
          </table:table-cell>
          <table:table-cell office:value-type="float" office:value="2442.64541077322" calcext:value-type="float">
            <text:p>2442.64541077322</text:p>
          </table:table-cell>
          <table:table-cell office:value-type="float" office:value="148733.595643128" calcext:value-type="float">
            <text:p>148733.595643128</text:p>
          </table:table-cell>
          <table:table-cell office:value-type="float" office:value="17.9433364915859" calcext:value-type="float">
            <text:p>17.9433364915859</text:p>
          </table:table-cell>
          <table:table-cell office:value-type="float" office:value="17.4790367318149" calcext:value-type="float">
            <text:p>17.4790367318149</text:p>
          </table:table-cell>
          <table:table-cell office:value-type="float" office:value="0.04881911" calcext:value-type="float">
            <text:p>0.04881911</text:p>
          </table:table-cell>
          <table:table-cell office:value-type="float" office:value="0.0023971703" calcext:value-type="float">
            <text:p>0.0023971703</text:p>
          </table:table-cell>
          <table:table-cell office:value-type="float" office:value="5047.29621338457" calcext:value-type="float">
            <text:p>5047.29621338457</text:p>
          </table:table-cell>
          <table:table-cell office:value-type="float" office:value="1849781.54594195" calcext:value-type="float">
            <text:p>1849781.54594195</text:p>
          </table:table-cell>
          <table:table-cell office:value-type="float" office:value="1.82109031565376" calcext:value-type="float">
            <text:p>1.82109031565376</text:p>
          </table:table-cell>
          <table:table-cell office:value-type="float" office:value="4.30833551181141" calcext:value-type="float">
            <text:p>4.30833551181141</text:p>
          </table:table-cell>
          <table:table-cell office:value-type="float" office:value="0.0378364008385064" calcext:value-type="float">
            <text:p>0.0378364008385064</text:p>
          </table:table-cell>
          <table:table-cell office:value-type="float" office:value="0.00474424779369792" calcext:value-type="float">
            <text:p>0.00474424779369792</text:p>
          </table:table-cell>
          <table:table-cell office:value-type="float" office:value="0.146271011576759" calcext:value-type="float">
            <text:p>0.146271011576759</text:p>
          </table:table-cell>
          <table:table-cell office:value-type="float" office:value="0.00243422421076195" calcext:value-type="float">
            <text:p>0.00243422421076195</text:p>
          </table:table-cell>
          <table:table-cell office:value-type="float" office:value="0.45177332" calcext:value-type="float">
            <text:p>0.45177332</text:p>
          </table:table-cell>
          <table:table-cell office:value-type="float" office:value="0.073094755" calcext:value-type="float">
            <text:p>0.073094755</text:p>
          </table:table-cell>
          <table:table-cell office:value-type="float" office:value="0.2697815" calcext:value-type="float">
            <text:p>0.2697815</text:p>
          </table:table-cell>
          <table:table-cell office:value-type="float" office:value="0.010551274" calcext:value-type="float">
            <text:p>0.010551274</text:p>
          </table:table-cell>
          <table:table-cell office:value-type="float" office:value="-0.09066816" calcext:value-type="float">
            <text:p>-0.09066816</text:p>
          </table:table-cell>
          <table:table-cell office:value-type="float" office:value="0" calcext:value-type="float">
            <text:p>0</text:p>
          </table:table-cell>
          <table:table-cell office:value-type="float" office:value="0.11334493" calcext:value-type="float">
            <text:p>0.11334493</text:p>
          </table:table-cell>
          <table:table-cell office:value-type="float" office:value="0.0009830364" calcext:value-type="float">
            <text:p>0.0009830364</text:p>
          </table:table-cell>
          <table:table-cell office:value-type="float" office:value="0.169671839525705" calcext:value-type="float">
            <text:p>0.169671839525705</text:p>
          </table:table-cell>
          <table:table-cell office:value-type="float" office:value="0.0401876185531964" calcext:value-type="float">
            <text:p>0.0401876185531964</text:p>
          </table:table-cell>
          <table:table-cell office:value-type="float" office:value="-0.07455612" calcext:value-type="float">
            <text:p>-0.07455612</text:p>
          </table:table-cell>
          <table:table-cell office:value-type="float" office:value="-71.13559" calcext:value-type="float">
            <text:p>-71.13559</text:p>
          </table:table-cell>
          <table:table-cell office:value-type="float" office:value="1828.0012" calcext:value-type="float">
            <text:p>1828.0012</text:p>
          </table:table-cell>
          <table:table-cell office:value-type="float" office:value="79.458374" calcext:value-type="float">
            <text:p>79.458374</text:p>
          </table:table-cell>
          <table:table-cell office:value-type="float" office:value="489.19827" calcext:value-type="float">
            <text:p>489.19827</text:p>
          </table:table-cell>
          <table:table-cell office:value-type="float" office:value="-20.803537" calcext:value-type="float">
            <text:p>-20.803537</text:p>
          </table:table-cell>
          <table:table-cell office:value-type="float" office:value="355.93732" calcext:value-type="float">
            <text:p>355.93732</text:p>
          </table:table-cell>
          <table:table-cell office:value-type="float" office:value="30.648138" calcext:value-type="float">
            <text:p>30.648138</text:p>
          </table:table-cell>
          <table:table-cell office:value-type="float" office:value="232.47679" calcext:value-type="float">
            <text:p>232.47679</text:p>
          </table:table-cell>
          <table:table-cell office:value-type="float" office:value="5.531395" calcext:value-type="float">
            <text:p>5.531395</text:p>
          </table:table-cell>
          <table:table-cell office:value-type="float" office:value="87.60169" calcext:value-type="float">
            <text:p>87.60169</text:p>
          </table:table-cell>
          <table:table-cell office:value-type="float" office:value="3.7041204" calcext:value-type="float">
            <text:p>3.7041204</text:p>
          </table:table-cell>
          <table:table-cell office:value-type="float" office:value="74.35818" calcext:value-type="float">
            <text:p>74.35818</text:p>
          </table:table-cell>
          <table:table-cell office:value-type="float" office:value="4.7037277" calcext:value-type="float">
            <text:p>4.7037277</text:p>
          </table:table-cell>
          <table:table-cell office:value-type="float" office:value="72.91216" calcext:value-type="float">
            <text:p>72.91216</text:p>
          </table:table-cell>
          <table:table-cell office:value-type="float" office:value="7.2695193" calcext:value-type="float">
            <text:p>7.2695193</text:p>
          </table:table-cell>
          <table:table-cell office:value-type="float" office:value="47.696" calcext:value-type="float">
            <text:p>47.696</text:p>
          </table:table-cell>
          <table:table-cell office:value-type="float" office:value="-5.486207" calcext:value-type="float">
            <text:p>-5.486207</text:p>
          </table:table-cell>
          <table:table-cell office:value-type="float" office:value="68.53649" calcext:value-type="float">
            <text:p>68.53649</text:p>
          </table:table-cell>
          <table:table-cell office:value-type="float" office:value="2.504747" calcext:value-type="float">
            <text:p>2.504747</text:p>
          </table:table-cell>
          <table:table-cell office:value-type="float" office:value="53.54315" calcext:value-type="float">
            <text:p>53.54315</text:p>
          </table:table-cell>
          <table:table-cell office:value-type="float" office:value="0.8459367" calcext:value-type="float">
            <text:p>0.8459367</text:p>
          </table:table-cell>
          <table:table-cell office:value-type="float" office:value="42.681126" calcext:value-type="float">
            <text:p>42.681126</text:p>
          </table:table-cell>
          <table:table-cell office:value-type="float" office:value="-0.5797618" calcext:value-type="float">
            <text:p>-0.5797618</text:p>
          </table:table-cell>
          <table:table-cell office:value-type="float" office:value="40.079266" calcext:value-type="float">
            <text:p>40.079266</text:p>
          </table:table-cell>
          <table:table-cell office:value-type="float" office:value="-1.8930234" calcext:value-type="float">
            <text:p>-1.8930234</text:p>
          </table:table-cell>
          <table:table-cell office:value-type="float" office:value="35.110775" calcext:value-type="float">
            <text:p>35.110775</text:p>
          </table:table-cell>
          <table:table-cell office:value-type="float" office:value="-4.7903395" calcext:value-type="float">
            <text:p>-4.7903395</text:p>
          </table:table-cell>
          <table:table-cell office:value-type="float" office:value="28.540356" calcext:value-type="float">
            <text:p>28.540356</text:p>
          </table:table-cell>
          <table:table-cell office:value-type="float" office:value="-3.0437052" calcext:value-type="float">
            <text:p>-3.0437052</text:p>
          </table:table-cell>
          <table:table-cell office:value-type="float" office:value="35.782154" calcext:value-type="float">
            <text:p>35.782154</text:p>
          </table:table-cell>
          <table:table-cell office:value-type="float" office:value="-3.866341" calcext:value-type="float">
            <text:p>-3.866341</text:p>
          </table:table-cell>
          <table:table-cell office:value-type="float" office:value="34.680637" calcext:value-type="float">
            <text:p>34.680637</text:p>
          </table:table-cell>
          <table:table-cell office:value-type="float" office:value="-6.895356" calcext:value-type="float">
            <text:p>-6.895356</text:p>
          </table:table-cell>
          <table:table-cell office:value-type="float" office:value="32.33062" calcext:value-type="float">
            <text:p>32.33062</text:p>
          </table:table-cell>
          <table:table-cell office:value-type="float" office:value="-3.7750762" calcext:value-type="float">
            <text:p>-3.7750762</text:p>
          </table:table-cell>
          <table:table-cell office:value-type="float" office:value="40.622902" calcext:value-type="float">
            <text:p>40.622902</text:p>
          </table:table-cell>
          <table:table-cell office:value-type="float" office:value="-4.7960124" calcext:value-type="float">
            <text:p>-4.7960124</text:p>
          </table:table-cell>
          <table:table-cell office:value-type="float" office:value="35.08657" calcext:value-type="float">
            <text:p>35.08657</text:p>
          </table:table-cell>
          <table:table-cell office:value-type="float" office:value="-4.795754" calcext:value-type="float">
            <text:p>-4.795754</text:p>
          </table:table-cell>
          <table:table-cell office:value-type="float" office:value="31.447506" calcext:value-type="float">
            <text:p>31.4475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72.wav</text:p>
          </table:table-cell>
          <table:table-cell office:value-type="float" office:value="1933.33734585801" calcext:value-type="float">
            <text:p>1933.33734585801</text:p>
          </table:table-cell>
          <table:table-cell office:value-type="float" office:value="422482.426245711" calcext:value-type="float">
            <text:p>422482.426245711</text:p>
          </table:table-cell>
          <table:table-cell office:value-type="float" office:value="2211.28499499235" calcext:value-type="float">
            <text:p>2211.28499499235</text:p>
          </table:table-cell>
          <table:table-cell office:value-type="float" office:value="96112.3936070769" calcext:value-type="float">
            <text:p>96112.3936070769</text:p>
          </table:table-cell>
          <table:table-cell office:value-type="float" office:value="20.99472197871" calcext:value-type="float">
            <text:p>20.99472197871</text:p>
          </table:table-cell>
          <table:table-cell office:value-type="float" office:value="83.0840101048707" calcext:value-type="float">
            <text:p>83.0840101048707</text:p>
          </table:table-cell>
          <table:table-cell office:value-type="float" office:value="0.0060653975" calcext:value-type="float">
            <text:p>0.0060653975</text:p>
          </table:table-cell>
          <table:table-cell office:value-type="float" office:value="0.000067037254" calcext:value-type="float">
            <text:p>0.000067037254</text:p>
          </table:table-cell>
          <table:table-cell office:value-type="float" office:value="4359.76585158063" calcext:value-type="float">
            <text:p>4359.76585158063</text:p>
          </table:table-cell>
          <table:table-cell office:value-type="float" office:value="1777428.31631764" calcext:value-type="float">
            <text:p>1777428.31631764</text:p>
          </table:table-cell>
          <table:table-cell office:value-type="float" office:value="2.09967339800108" calcext:value-type="float">
            <text:p>2.09967339800108</text:p>
          </table:table-cell>
          <table:table-cell office:value-type="float" office:value="5.91859927446884" calcext:value-type="float">
            <text:p>5.91859927446884</text:p>
          </table:table-cell>
          <table:table-cell office:value-type="float" office:value="0.0219887846251878" calcext:value-type="float">
            <text:p>0.0219887846251878</text:p>
          </table:table-cell>
          <table:table-cell office:value-type="float" office:value="0.00969411397616349" calcext:value-type="float">
            <text:p>0.00969411397616349</text:p>
          </table:table-cell>
          <table:table-cell office:value-type="float" office:value="0.0817015751885151" calcext:value-type="float">
            <text:p>0.0817015751885151</text:p>
          </table:table-cell>
          <table:table-cell office:value-type="float" office:value="0.00265864698499388" calcext:value-type="float">
            <text:p>0.00265864698499388</text:p>
          </table:table-cell>
          <table:table-cell office:value-type="float" office:value="0.40352795" calcext:value-type="float">
            <text:p>0.40352795</text:p>
          </table:table-cell>
          <table:table-cell office:value-type="float" office:value="0.084468946" calcext:value-type="float">
            <text:p>0.084468946</text:p>
          </table:table-cell>
          <table:table-cell office:value-type="float" office:value="0.26330462" calcext:value-type="float">
            <text:p>0.26330462</text:p>
          </table:table-cell>
          <table:table-cell office:value-type="float" office:value="0.014004005" calcext:value-type="float">
            <text:p>0.014004005</text:p>
          </table:table-cell>
          <table:table-cell office:value-type="float" office:value="0.031131063" calcext:value-type="float">
            <text:p>0.031131063</text:p>
          </table:table-cell>
          <table:table-cell office:value-type="float" office:value="0" calcext:value-type="float">
            <text:p>0</text:p>
          </table:table-cell>
          <table:table-cell office:value-type="float" office:value="0.16540022" calcext:value-type="float">
            <text:p>0.16540022</text:p>
          </table:table-cell>
          <table:table-cell office:value-type="float" office:value="0.0023565714" calcext:value-type="float">
            <text:p>0.0023565714</text:p>
          </table:table-cell>
          <table:table-cell office:value-type="float" office:value="0.121982287634112" calcext:value-type="float">
            <text:p>0.121982287634112</text:p>
          </table:table-cell>
          <table:table-cell office:value-type="float" office:value="0.0266403751910441" calcext:value-type="float">
            <text:p>0.0266403751910441</text:p>
          </table:table-cell>
          <table:table-cell office:value-type="float" office:value="0.04147296" calcext:value-type="float">
            <text:p>0.04147296</text:p>
          </table:table-cell>
          <table:table-cell office:value-type="float" office:value="-95.375534" calcext:value-type="float">
            <text:p>-95.375534</text:p>
          </table:table-cell>
          <table:table-cell office:value-type="float" office:value="2887.186" calcext:value-type="float">
            <text:p>2887.186</text:p>
          </table:table-cell>
          <table:table-cell office:value-type="float" office:value="112.45124" calcext:value-type="float">
            <text:p>112.45124</text:p>
          </table:table-cell>
          <table:table-cell office:value-type="float" office:value="588.69244" calcext:value-type="float">
            <text:p>588.69244</text:p>
          </table:table-cell>
          <table:table-cell office:value-type="float" office:value="-2.0774405" calcext:value-type="float">
            <text:p>-2.0774405</text:p>
          </table:table-cell>
          <table:table-cell office:value-type="float" office:value="414.6" calcext:value-type="float">
            <text:p>414.6</text:p>
          </table:table-cell>
          <table:table-cell office:value-type="float" office:value="47.046688" calcext:value-type="float">
            <text:p>47.046688</text:p>
          </table:table-cell>
          <table:table-cell office:value-type="float" office:value="206.05463" calcext:value-type="float">
            <text:p>206.05463</text:p>
          </table:table-cell>
          <table:table-cell office:value-type="float" office:value="-10.369908" calcext:value-type="float">
            <text:p>-10.369908</text:p>
          </table:table-cell>
          <table:table-cell office:value-type="float" office:value="115.986465" calcext:value-type="float">
            <text:p>115.986465</text:p>
          </table:table-cell>
          <table:table-cell office:value-type="float" office:value="29.785519" calcext:value-type="float">
            <text:p>29.785519</text:p>
          </table:table-cell>
          <table:table-cell office:value-type="float" office:value="84.82973" calcext:value-type="float">
            <text:p>84.82973</text:p>
          </table:table-cell>
          <table:table-cell office:value-type="float" office:value="-15.113547" calcext:value-type="float">
            <text:p>-15.113547</text:p>
          </table:table-cell>
          <table:table-cell office:value-type="float" office:value="65.29721" calcext:value-type="float">
            <text:p>65.29721</text:p>
          </table:table-cell>
          <table:table-cell office:value-type="float" office:value="20.186108" calcext:value-type="float">
            <text:p>20.186108</text:p>
          </table:table-cell>
          <table:table-cell office:value-type="float" office:value="49.011715" calcext:value-type="float">
            <text:p>49.011715</text:p>
          </table:table-cell>
          <table:table-cell office:value-type="float" office:value="-12.673779" calcext:value-type="float">
            <text:p>-12.673779</text:p>
          </table:table-cell>
          <table:table-cell office:value-type="float" office:value="52.605537" calcext:value-type="float">
            <text:p>52.605537</text:p>
          </table:table-cell>
          <table:table-cell office:value-type="float" office:value="16.497211" calcext:value-type="float">
            <text:p>16.497211</text:p>
          </table:table-cell>
          <table:table-cell office:value-type="float" office:value="69.31463" calcext:value-type="float">
            <text:p>69.31463</text:p>
          </table:table-cell>
          <table:table-cell office:value-type="float" office:value="-7.8592286" calcext:value-type="float">
            <text:p>-7.8592286</text:p>
          </table:table-cell>
          <table:table-cell office:value-type="float" office:value="46.71645" calcext:value-type="float">
            <text:p>46.71645</text:p>
          </table:table-cell>
          <table:table-cell office:value-type="float" office:value="11.876695" calcext:value-type="float">
            <text:p>11.876695</text:p>
          </table:table-cell>
          <table:table-cell office:value-type="float" office:value="49.49901" calcext:value-type="float">
            <text:p>49.49901</text:p>
          </table:table-cell>
          <table:table-cell office:value-type="float" office:value="-11.1869955" calcext:value-type="float">
            <text:p>-11.1869955</text:p>
          </table:table-cell>
          <table:table-cell office:value-type="float" office:value="42.22956" calcext:value-type="float">
            <text:p>42.22956</text:p>
          </table:table-cell>
          <table:table-cell office:value-type="float" office:value="8.866213" calcext:value-type="float">
            <text:p>8.866213</text:p>
          </table:table-cell>
          <table:table-cell office:value-type="float" office:value="39.33347" calcext:value-type="float">
            <text:p>39.33347</text:p>
          </table:table-cell>
          <table:table-cell office:value-type="float" office:value="-4.952222" calcext:value-type="float">
            <text:p>-4.952222</text:p>
          </table:table-cell>
          <table:table-cell office:value-type="float" office:value="42.064827" calcext:value-type="float">
            <text:p>42.064827</text:p>
          </table:table-cell>
          <table:table-cell office:value-type="float" office:value="0.9222928" calcext:value-type="float">
            <text:p>0.9222928</text:p>
          </table:table-cell>
          <table:table-cell office:value-type="float" office:value="38.92721" calcext:value-type="float">
            <text:p>38.92721</text:p>
          </table:table-cell>
          <table:table-cell office:value-type="float" office:value="-6.1117043" calcext:value-type="float">
            <text:p>-6.1117043</text:p>
          </table:table-cell>
          <table:table-cell office:value-type="float" office:value="39.82382" calcext:value-type="float">
            <text:p>39.82382</text:p>
          </table:table-cell>
          <table:table-cell office:value-type="float" office:value="3.2416008" calcext:value-type="float">
            <text:p>3.2416008</text:p>
          </table:table-cell>
          <table:table-cell office:value-type="float" office:value="43.12555" calcext:value-type="float">
            <text:p>43.12555</text:p>
          </table:table-cell>
          <table:table-cell office:value-type="float" office:value="-8.060127" calcext:value-type="float">
            <text:p>-8.060127</text:p>
          </table:table-cell>
          <table:table-cell office:value-type="float" office:value="57.50503" calcext:value-type="float">
            <text:p>57.50503</text:p>
          </table:table-cell>
          <table:table-cell office:value-type="float" office:value="0.73700476" calcext:value-type="float">
            <text:p>0.73700476</text:p>
          </table:table-cell>
          <table:table-cell office:value-type="float" office:value="35.652676" calcext:value-type="float">
            <text:p>35.6526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44.wav</text:p>
          </table:table-cell>
          <table:table-cell office:value-type="float" office:value="1651.75622458844" calcext:value-type="float">
            <text:p>1651.75622458844</text:p>
          </table:table-cell>
          <table:table-cell office:value-type="float" office:value="252110.051139074" calcext:value-type="float">
            <text:p>252110.051139074</text:p>
          </table:table-cell>
          <table:table-cell office:value-type="float" office:value="2103.973963911" calcext:value-type="float">
            <text:p>2103.973963911</text:p>
          </table:table-cell>
          <table:table-cell office:value-type="float" office:value="316666.01516097" calcext:value-type="float">
            <text:p>316666.01516097</text:p>
          </table:table-cell>
          <table:table-cell office:value-type="float" office:value="20.2501840974213" calcext:value-type="float">
            <text:p>20.2501840974213</text:p>
          </table:table-cell>
          <table:table-cell office:value-type="float" office:value="26.9253948909158" calcext:value-type="float">
            <text:p>26.9253948909158</text:p>
          </table:table-cell>
          <table:table-cell office:value-type="float" office:value="0.0073086275" calcext:value-type="float">
            <text:p>0.0073086275</text:p>
          </table:table-cell>
          <table:table-cell office:value-type="float" office:value="0.00006198488" calcext:value-type="float">
            <text:p>0.00006198488</text:p>
          </table:table-cell>
          <table:table-cell office:value-type="float" office:value="3455.74602804162" calcext:value-type="float">
            <text:p>3455.74602804162</text:p>
          </table:table-cell>
          <table:table-cell office:value-type="float" office:value="2381383.03219162" calcext:value-type="float">
            <text:p>2381383.03219162</text:p>
          </table:table-cell>
          <table:table-cell office:value-type="float" office:value="1.70585008260674" calcext:value-type="float">
            <text:p>1.70585008260674</text:p>
          </table:table-cell>
          <table:table-cell office:value-type="float" office:value="3.43600419508284" calcext:value-type="float">
            <text:p>3.43600419508284</text:p>
          </table:table-cell>
          <table:table-cell office:value-type="float" office:value="0.0803935768528549" calcext:value-type="float">
            <text:p>0.0803935768528549</text:p>
          </table:table-cell>
          <table:table-cell office:value-type="float" office:value="0.0318976007475736" calcext:value-type="float">
            <text:p>0.0318976007475736</text:p>
          </table:table-cell>
          <table:table-cell office:value-type="float" office:value="0.068902035600348" calcext:value-type="float">
            <text:p>0.068902035600348</text:p>
          </table:table-cell>
          <table:table-cell office:value-type="float" office:value="0.000511431263084484" calcext:value-type="float">
            <text:p>0.000511431263084484</text:p>
          </table:table-cell>
          <table:table-cell office:value-type="float" office:value="0.31147423" calcext:value-type="float">
            <text:p>0.31147423</text:p>
          </table:table-cell>
          <table:table-cell office:value-type="float" office:value="0.08318596" calcext:value-type="float">
            <text:p>0.08318596</text:p>
          </table:table-cell>
          <table:table-cell office:value-type="float" office:value="0.2090972" calcext:value-type="float">
            <text:p>0.2090972</text:p>
          </table:table-cell>
          <table:table-cell office:value-type="float" office:value="0.03961169" calcext:value-type="float">
            <text:p>0.03961169</text:p>
          </table:table-cell>
          <table:table-cell office:value-type="float" office:value="-0.046693552" calcext:value-type="float">
            <text:p>-0.046693552</text:p>
          </table:table-cell>
          <table:table-cell office:value-type="float" office:value="0" calcext:value-type="float">
            <text:p>0</text:p>
          </table:table-cell>
          <table:table-cell office:value-type="float" office:value="0.14430736" calcext:value-type="float">
            <text:p>0.14430736</text:p>
          </table:table-cell>
          <table:table-cell office:value-type="float" office:value="0.0012344437" calcext:value-type="float">
            <text:p>0.0012344437</text:p>
          </table:table-cell>
          <table:table-cell office:value-type="float" office:value="0.150916638808177" calcext:value-type="float">
            <text:p>0.150916638808177</text:p>
          </table:table-cell>
          <table:table-cell office:value-type="float" office:value="0.0324865029485696" calcext:value-type="float">
            <text:p>0.0324865029485696</text:p>
          </table:table-cell>
          <table:table-cell office:value-type="float" office:value="-0.053565286" calcext:value-type="float">
            <text:p>-0.053565286</text:p>
          </table:table-cell>
          <table:table-cell office:value-type="float" office:value="-118.39433" calcext:value-type="float">
            <text:p>-118.39433</text:p>
          </table:table-cell>
          <table:table-cell office:value-type="float" office:value="2392.0813" calcext:value-type="float">
            <text:p>2392.0813</text:p>
          </table:table-cell>
          <table:table-cell office:value-type="float" office:value="130.25537" calcext:value-type="float">
            <text:p>130.25537</text:p>
          </table:table-cell>
          <table:table-cell office:value-type="float" office:value="964.48926" calcext:value-type="float">
            <text:p>964.48926</text:p>
          </table:table-cell>
          <table:table-cell office:value-type="float" office:value="-3.0893328" calcext:value-type="float">
            <text:p>-3.0893328</text:p>
          </table:table-cell>
          <table:table-cell office:value-type="float" office:value="469.25586" calcext:value-type="float">
            <text:p>469.25586</text:p>
          </table:table-cell>
          <table:table-cell office:value-type="float" office:value="15.728805" calcext:value-type="float">
            <text:p>15.728805</text:p>
          </table:table-cell>
          <table:table-cell office:value-type="float" office:value="243.29677" calcext:value-type="float">
            <text:p>243.29677</text:p>
          </table:table-cell>
          <table:table-cell office:value-type="float" office:value="3.9465375" calcext:value-type="float">
            <text:p>3.9465375</text:p>
          </table:table-cell>
          <table:table-cell office:value-type="float" office:value="118.54878" calcext:value-type="float">
            <text:p>118.54878</text:p>
          </table:table-cell>
          <table:table-cell office:value-type="float" office:value="10.665425" calcext:value-type="float">
            <text:p>10.665425</text:p>
          </table:table-cell>
          <table:table-cell office:value-type="float" office:value="61.84105" calcext:value-type="float">
            <text:p>61.84105</text:p>
          </table:table-cell>
          <table:table-cell office:value-type="float" office:value="6.837985" calcext:value-type="float">
            <text:p>6.837985</text:p>
          </table:table-cell>
          <table:table-cell office:value-type="float" office:value="46.137474" calcext:value-type="float">
            <text:p>46.137474</text:p>
          </table:table-cell>
          <table:table-cell office:value-type="float" office:value="3.3979797" calcext:value-type="float">
            <text:p>3.3979797</text:p>
          </table:table-cell>
          <table:table-cell office:value-type="float" office:value="39.8483" calcext:value-type="float">
            <text:p>39.8483</text:p>
          </table:table-cell>
          <table:table-cell office:value-type="float" office:value="0.7698096" calcext:value-type="float">
            <text:p>0.7698096</text:p>
          </table:table-cell>
          <table:table-cell office:value-type="float" office:value="45.914295" calcext:value-type="float">
            <text:p>45.914295</text:p>
          </table:table-cell>
          <table:table-cell office:value-type="float" office:value="-2.5344229" calcext:value-type="float">
            <text:p>-2.5344229</text:p>
          </table:table-cell>
          <table:table-cell office:value-type="float" office:value="33.147526" calcext:value-type="float">
            <text:p>33.147526</text:p>
          </table:table-cell>
          <table:table-cell office:value-type="float" office:value="-3.1066284" calcext:value-type="float">
            <text:p>-3.1066284</text:p>
          </table:table-cell>
          <table:table-cell office:value-type="float" office:value="47.984966" calcext:value-type="float">
            <text:p>47.984966</text:p>
          </table:table-cell>
          <table:table-cell office:value-type="float" office:value="-2.866894" calcext:value-type="float">
            <text:p>-2.866894</text:p>
          </table:table-cell>
          <table:table-cell office:value-type="float" office:value="82.86183" calcext:value-type="float">
            <text:p>82.86183</text:p>
          </table:table-cell>
          <table:table-cell office:value-type="float" office:value="-1.6236911" calcext:value-type="float">
            <text:p>-1.6236911</text:p>
          </table:table-cell>
          <table:table-cell office:value-type="float" office:value="42.506104" calcext:value-type="float">
            <text:p>42.506104</text:p>
          </table:table-cell>
          <table:table-cell office:value-type="float" office:value="-0.20019814" calcext:value-type="float">
            <text:p>-0.20019814</text:p>
          </table:table-cell>
          <table:table-cell office:value-type="float" office:value="79.235115" calcext:value-type="float">
            <text:p>79.235115</text:p>
          </table:table-cell>
          <table:table-cell office:value-type="float" office:value="0.74123544" calcext:value-type="float">
            <text:p>0.74123544</text:p>
          </table:table-cell>
          <table:table-cell office:value-type="float" office:value="72.99862" calcext:value-type="float">
            <text:p>72.99862</text:p>
          </table:table-cell>
          <table:table-cell office:value-type="float" office:value="2.026045" calcext:value-type="float">
            <text:p>2.026045</text:p>
          </table:table-cell>
          <table:table-cell office:value-type="float" office:value="61.3173" calcext:value-type="float">
            <text:p>61.3173</text:p>
          </table:table-cell>
          <table:table-cell office:value-type="float" office:value="2.0829566" calcext:value-type="float">
            <text:p>2.0829566</text:p>
          </table:table-cell>
          <table:table-cell office:value-type="float" office:value="58.869938" calcext:value-type="float">
            <text:p>58.869938</text:p>
          </table:table-cell>
          <table:table-cell office:value-type="float" office:value="4.144146" calcext:value-type="float">
            <text:p>4.144146</text:p>
          </table:table-cell>
          <table:table-cell office:value-type="float" office:value="61.725197" calcext:value-type="float">
            <text:p>61.725197</text:p>
          </table:table-cell>
          <table:table-cell office:value-type="float" office:value="3.1539614" calcext:value-type="float">
            <text:p>3.1539614</text:p>
          </table:table-cell>
          <table:table-cell office:value-type="float" office:value="74.198204" calcext:value-type="float">
            <text:p>74.198204</text:p>
          </table:table-cell>
          <table:table-cell office:value-type="float" office:value="2.2534523" calcext:value-type="float">
            <text:p>2.2534523</text:p>
          </table:table-cell>
          <table:table-cell office:value-type="float" office:value="64.42416" calcext:value-type="float">
            <text:p>64.424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09.wav</text:p>
          </table:table-cell>
          <table:table-cell office:value-type="float" office:value="1181.32660696957" calcext:value-type="float">
            <text:p>1181.32660696957</text:p>
          </table:table-cell>
          <table:table-cell office:value-type="float" office:value="275338.316798043" calcext:value-type="float">
            <text:p>275338.316798043</text:p>
          </table:table-cell>
          <table:table-cell office:value-type="float" office:value="1607.70136060718" calcext:value-type="float">
            <text:p>1607.70136060718</text:p>
          </table:table-cell>
          <table:table-cell office:value-type="float" office:value="259362.383358519" calcext:value-type="float">
            <text:p>259362.383358519</text:p>
          </table:table-cell>
          <table:table-cell office:value-type="float" office:value="22.3313258620114" calcext:value-type="float">
            <text:p>22.3313258620114</text:p>
          </table:table-cell>
          <table:table-cell office:value-type="float" office:value="53.4497873838118" calcext:value-type="float">
            <text:p>53.4497873838118</text:p>
          </table:table-cell>
          <table:table-cell office:value-type="float" office:value="0.0023444626" calcext:value-type="float">
            <text:p>0.0023444626</text:p>
          </table:table-cell>
          <table:table-cell office:value-type="float" office:value="0.00009633964" calcext:value-type="float">
            <text:p>0.00009633964</text:p>
          </table:table-cell>
          <table:table-cell office:value-type="float" office:value="2367.34503018054" calcext:value-type="float">
            <text:p>2367.34503018054</text:p>
          </table:table-cell>
          <table:table-cell office:value-type="float" office:value="2083130.78048442" calcext:value-type="float">
            <text:p>2083130.78048442</text:p>
          </table:table-cell>
          <table:table-cell office:value-type="float" office:value="1.36402551637431" calcext:value-type="float">
            <text:p>1.36402551637431</text:p>
          </table:table-cell>
          <table:table-cell office:value-type="float" office:value="3.15691557485328" calcext:value-type="float">
            <text:p>3.15691557485328</text:p>
          </table:table-cell>
          <table:table-cell office:value-type="float" office:value="0.00504534656369977" calcext:value-type="float">
            <text:p>0.00504534656369977</text:p>
          </table:table-cell>
          <table:table-cell office:value-type="float" office:value="0.00920785234088378" calcext:value-type="float">
            <text:p>0.00920785234088378</text:p>
          </table:table-cell>
          <table:table-cell office:value-type="float" office:value="0.0425329599284609" calcext:value-type="float">
            <text:p>0.0425329599284609</text:p>
          </table:table-cell>
          <table:table-cell office:value-type="float" office:value="0.000389051189782401" calcext:value-type="float">
            <text:p>0.000389051189782401</text:p>
          </table:table-cell>
          <table:table-cell office:value-type="float" office:value="0.37620473" calcext:value-type="float">
            <text:p>0.37620473</text:p>
          </table:table-cell>
          <table:table-cell office:value-type="float" office:value="0.092475414" calcext:value-type="float">
            <text:p>0.092475414</text:p>
          </table:table-cell>
          <table:table-cell office:value-type="float" office:value="0.21919797" calcext:value-type="float">
            <text:p>0.21919797</text:p>
          </table:table-cell>
          <table:table-cell office:value-type="float" office:value="0.035285573" calcext:value-type="float">
            <text:p>0.035285573</text:p>
          </table:table-cell>
          <table:table-cell office:value-type="float" office:value="0.005016442" calcext:value-type="float">
            <text:p>0.005016442</text:p>
          </table:table-cell>
          <table:table-cell office:value-type="float" office:value="0" calcext:value-type="float">
            <text:p>0</text:p>
          </table:table-cell>
          <table:table-cell office:value-type="float" office:value="0.1281802" calcext:value-type="float">
            <text:p>0.1281802</text:p>
          </table:table-cell>
          <table:table-cell office:value-type="float" office:value="0.0037958606" calcext:value-type="float">
            <text:p>0.0037958606</text:p>
          </table:table-cell>
          <table:table-cell office:value-type="float" office:value="0.0881669317569345" calcext:value-type="float">
            <text:p>0.0881669317569345</text:p>
          </table:table-cell>
          <table:table-cell office:value-type="float" office:value="0.0167456978277919" calcext:value-type="float">
            <text:p>0.0167456978277919</text:p>
          </table:table-cell>
          <table:table-cell office:value-type="float" office:value="0.0042956513" calcext:value-type="float">
            <text:p>0.0042956513</text:p>
          </table:table-cell>
          <table:table-cell office:value-type="float" office:value="-178.60347" calcext:value-type="float">
            <text:p>-178.60347</text:p>
          </table:table-cell>
          <table:table-cell office:value-type="float" office:value="4753.15" calcext:value-type="float">
            <text:p>4753.15</text:p>
          </table:table-cell>
          <table:table-cell office:value-type="float" office:value="154.00502" calcext:value-type="float">
            <text:p>154.00502</text:p>
          </table:table-cell>
          <table:table-cell office:value-type="float" office:value="885.8791" calcext:value-type="float">
            <text:p>885.8791</text:p>
          </table:table-cell>
          <table:table-cell office:value-type="float" office:value="-4.958517" calcext:value-type="float">
            <text:p>-4.958517</text:p>
          </table:table-cell>
          <table:table-cell office:value-type="float" office:value="456.5406" calcext:value-type="float">
            <text:p>456.5406</text:p>
          </table:table-cell>
          <table:table-cell office:value-type="float" office:value="21.928644" calcext:value-type="float">
            <text:p>21.928644</text:p>
          </table:table-cell>
          <table:table-cell office:value-type="float" office:value="201.1995" calcext:value-type="float">
            <text:p>201.1995</text:p>
          </table:table-cell>
          <table:table-cell office:value-type="float" office:value="-2.0540268" calcext:value-type="float">
            <text:p>-2.0540268</text:p>
          </table:table-cell>
          <table:table-cell office:value-type="float" office:value="136.18881" calcext:value-type="float">
            <text:p>136.18881</text:p>
          </table:table-cell>
          <table:table-cell office:value-type="float" office:value="23.674204" calcext:value-type="float">
            <text:p>23.674204</text:p>
          </table:table-cell>
          <table:table-cell office:value-type="float" office:value="76.29957" calcext:value-type="float">
            <text:p>76.29957</text:p>
          </table:table-cell>
          <table:table-cell office:value-type="float" office:value="-1.284849" calcext:value-type="float">
            <text:p>-1.284849</text:p>
          </table:table-cell>
          <table:table-cell office:value-type="float" office:value="128.36229" calcext:value-type="float">
            <text:p>128.36229</text:p>
          </table:table-cell>
          <table:table-cell office:value-type="float" office:value="11.562133" calcext:value-type="float">
            <text:p>11.562133</text:p>
          </table:table-cell>
          <table:table-cell office:value-type="float" office:value="71.51964" calcext:value-type="float">
            <text:p>71.51964</text:p>
          </table:table-cell>
          <table:table-cell office:value-type="float" office:value="-6.0270863" calcext:value-type="float">
            <text:p>-6.0270863</text:p>
          </table:table-cell>
          <table:table-cell office:value-type="float" office:value="110.3953" calcext:value-type="float">
            <text:p>110.3953</text:p>
          </table:table-cell>
          <table:table-cell office:value-type="float" office:value="4.947251" calcext:value-type="float">
            <text:p>4.947251</text:p>
          </table:table-cell>
          <table:table-cell office:value-type="float" office:value="68.50322" calcext:value-type="float">
            <text:p>68.50322</text:p>
          </table:table-cell>
          <table:table-cell office:value-type="float" office:value="-2.940482" calcext:value-type="float">
            <text:p>-2.940482</text:p>
          </table:table-cell>
          <table:table-cell office:value-type="float" office:value="62.627193" calcext:value-type="float">
            <text:p>62.627193</text:p>
          </table:table-cell>
          <table:table-cell office:value-type="float" office:value="5.409077" calcext:value-type="float">
            <text:p>5.409077</text:p>
          </table:table-cell>
          <table:table-cell office:value-type="float" office:value="37.261837" calcext:value-type="float">
            <text:p>37.261837</text:p>
          </table:table-cell>
          <table:table-cell office:value-type="float" office:value="-4.123982" calcext:value-type="float">
            <text:p>-4.123982</text:p>
          </table:table-cell>
          <table:table-cell office:value-type="float" office:value="63.244514" calcext:value-type="float">
            <text:p>63.244514</text:p>
          </table:table-cell>
          <table:table-cell office:value-type="float" office:value="2.9835277" calcext:value-type="float">
            <text:p>2.9835277</text:p>
          </table:table-cell>
          <table:table-cell office:value-type="float" office:value="51.947952" calcext:value-type="float">
            <text:p>51.947952</text:p>
          </table:table-cell>
          <table:table-cell office:value-type="float" office:value="-5.321567" calcext:value-type="float">
            <text:p>-5.321567</text:p>
          </table:table-cell>
          <table:table-cell office:value-type="float" office:value="49.810738" calcext:value-type="float">
            <text:p>49.810738</text:p>
          </table:table-cell>
          <table:table-cell office:value-type="float" office:value="-8.830944" calcext:value-type="float">
            <text:p>-8.830944</text:p>
          </table:table-cell>
          <table:table-cell office:value-type="float" office:value="57.607014" calcext:value-type="float">
            <text:p>57.607014</text:p>
          </table:table-cell>
          <table:table-cell office:value-type="float" office:value="-11.077198" calcext:value-type="float">
            <text:p>-11.077198</text:p>
          </table:table-cell>
          <table:table-cell office:value-type="float" office:value="40.246956" calcext:value-type="float">
            <text:p>40.246956</text:p>
          </table:table-cell>
          <table:table-cell office:value-type="float" office:value="-3.2063417" calcext:value-type="float">
            <text:p>-3.2063417</text:p>
          </table:table-cell>
          <table:table-cell office:value-type="float" office:value="29.992111" calcext:value-type="float">
            <text:p>29.992111</text:p>
          </table:table-cell>
          <table:table-cell office:value-type="float" office:value="3.858218" calcext:value-type="float">
            <text:p>3.858218</text:p>
          </table:table-cell>
          <table:table-cell office:value-type="float" office:value="32.904152" calcext:value-type="float">
            <text:p>32.904152</text:p>
          </table:table-cell>
          <table:table-cell office:value-type="float" office:value="3.5543106" calcext:value-type="float">
            <text:p>3.5543106</text:p>
          </table:table-cell>
          <table:table-cell office:value-type="float" office:value="32.467804" calcext:value-type="float">
            <text:p>32.4678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00.wav</text:p>
          </table:table-cell>
          <table:table-cell office:value-type="float" office:value="1996.32918846111" calcext:value-type="float">
            <text:p>1996.32918846111</text:p>
          </table:table-cell>
          <table:table-cell office:value-type="float" office:value="253392.621056038" calcext:value-type="float">
            <text:p>253392.621056038</text:p>
          </table:table-cell>
          <table:table-cell office:value-type="float" office:value="2097.03929571346" calcext:value-type="float">
            <text:p>2097.03929571346</text:p>
          </table:table-cell>
          <table:table-cell office:value-type="float" office:value="96076.6802302535" calcext:value-type="float">
            <text:p>96076.6802302535</text:p>
          </table:table-cell>
          <table:table-cell office:value-type="float" office:value="21.3324674487545" calcext:value-type="float">
            <text:p>21.3324674487545</text:p>
          </table:table-cell>
          <table:table-cell office:value-type="float" office:value="78.4633985852465" calcext:value-type="float">
            <text:p>78.4633985852465</text:p>
          </table:table-cell>
          <table:table-cell office:value-type="float" office:value="0.0061584306" calcext:value-type="float">
            <text:p>0.0061584306</text:p>
          </table:table-cell>
          <table:table-cell office:value-type="float" office:value="0.000044952318" calcext:value-type="float">
            <text:p>0.000044952318</text:p>
          </table:table-cell>
          <table:table-cell office:value-type="float" office:value="4227.86873731149" calcext:value-type="float">
            <text:p>4227.86873731149</text:p>
          </table:table-cell>
          <table:table-cell office:value-type="float" office:value="1270933.25856908" calcext:value-type="float">
            <text:p>1270933.25856908</text:p>
          </table:table-cell>
          <table:table-cell office:value-type="float" office:value="1.75849936379307" calcext:value-type="float">
            <text:p>1.75849936379307</text:p>
          </table:table-cell>
          <table:table-cell office:value-type="float" office:value="5.62559663934891" calcext:value-type="float">
            <text:p>5.62559663934891</text:p>
          </table:table-cell>
          <table:table-cell office:value-type="float" office:value="-0.00411186116554797" calcext:value-type="float">
            <text:p>-0.00411186116554797</text:p>
          </table:table-cell>
          <table:table-cell office:value-type="float" office:value="0.0198503725382118" calcext:value-type="float">
            <text:p>0.0198503725382118</text:p>
          </table:table-cell>
          <table:table-cell office:value-type="float" office:value="0.0902202514742846" calcext:value-type="float">
            <text:p>0.0902202514742846</text:p>
          </table:table-cell>
          <table:table-cell office:value-type="float" office:value="0.00163701187950381" calcext:value-type="float">
            <text:p>0.00163701187950381</text:p>
          </table:table-cell>
          <table:table-cell office:value-type="float" office:value="0.38743302" calcext:value-type="float">
            <text:p>0.38743302</text:p>
          </table:table-cell>
          <table:table-cell office:value-type="float" office:value="0.08594111" calcext:value-type="float">
            <text:p>0.08594111</text:p>
          </table:table-cell>
          <table:table-cell office:value-type="float" office:value="0.2394871" calcext:value-type="float">
            <text:p>0.2394871</text:p>
          </table:table-cell>
          <table:table-cell office:value-type="float" office:value="0.025979254" calcext:value-type="float">
            <text:p>0.025979254</text:p>
          </table:table-cell>
          <table:table-cell office:value-type="float" office:value="-0.027230114" calcext:value-type="float">
            <text:p>-0.027230114</text:p>
          </table:table-cell>
          <table:table-cell office:value-type="float" office:value="0" calcext:value-type="float">
            <text:p>0</text:p>
          </table:table-cell>
          <table:table-cell office:value-type="float" office:value="0.12909234" calcext:value-type="float">
            <text:p>0.12909234</text:p>
          </table:table-cell>
          <table:table-cell office:value-type="float" office:value="0.005181232" calcext:value-type="float">
            <text:p>0.005181232</text:p>
          </table:table-cell>
          <table:table-cell office:value-type="float" office:value="0.175103405011645" calcext:value-type="float">
            <text:p>0.175103405011645</text:p>
          </table:table-cell>
          <table:table-cell office:value-type="float" office:value="0.0401269279547995" calcext:value-type="float">
            <text:p>0.0401269279547995</text:p>
          </table:table-cell>
          <table:table-cell office:value-type="float" office:value="-0.04753003" calcext:value-type="float">
            <text:p>-0.04753003</text:p>
          </table:table-cell>
          <table:table-cell office:value-type="float" office:value="-116.62627" calcext:value-type="float">
            <text:p>-116.62627</text:p>
          </table:table-cell>
          <table:table-cell office:value-type="float" office:value="5845.3877" calcext:value-type="float">
            <text:p>5845.3877</text:p>
          </table:table-cell>
          <table:table-cell office:value-type="float" office:value="109.25263" calcext:value-type="float">
            <text:p>109.25263</text:p>
          </table:table-cell>
          <table:table-cell office:value-type="float" office:value="485.50604" calcext:value-type="float">
            <text:p>485.50604</text:p>
          </table:table-cell>
          <table:table-cell office:value-type="float" office:value="-23.163752" calcext:value-type="float">
            <text:p>-23.163752</text:p>
          </table:table-cell>
          <table:table-cell office:value-type="float" office:value="368.85547" calcext:value-type="float">
            <text:p>368.85547</text:p>
          </table:table-cell>
          <table:table-cell office:value-type="float" office:value="40.67948" calcext:value-type="float">
            <text:p>40.67948</text:p>
          </table:table-cell>
          <table:table-cell office:value-type="float" office:value="161.10098" calcext:value-type="float">
            <text:p>161.10098</text:p>
          </table:table-cell>
          <table:table-cell office:value-type="float" office:value="-11.888836" calcext:value-type="float">
            <text:p>-11.888836</text:p>
          </table:table-cell>
          <table:table-cell office:value-type="float" office:value="195.70764" calcext:value-type="float">
            <text:p>195.70764</text:p>
          </table:table-cell>
          <table:table-cell office:value-type="float" office:value="23.152945" calcext:value-type="float">
            <text:p>23.152945</text:p>
          </table:table-cell>
          <table:table-cell office:value-type="float" office:value="127.25556" calcext:value-type="float">
            <text:p>127.25556</text:p>
          </table:table-cell>
          <table:table-cell office:value-type="float" office:value="-15.409277" calcext:value-type="float">
            <text:p>-15.409277</text:p>
          </table:table-cell>
          <table:table-cell office:value-type="float" office:value="130.27263" calcext:value-type="float">
            <text:p>130.27263</text:p>
          </table:table-cell>
          <table:table-cell office:value-type="float" office:value="15.1249895" calcext:value-type="float">
            <text:p>15.1249895</text:p>
          </table:table-cell>
          <table:table-cell office:value-type="float" office:value="63.69785" calcext:value-type="float">
            <text:p>63.69785</text:p>
          </table:table-cell>
          <table:table-cell office:value-type="float" office:value="-13.522578" calcext:value-type="float">
            <text:p>-13.522578</text:p>
          </table:table-cell>
          <table:table-cell office:value-type="float" office:value="111.76194" calcext:value-type="float">
            <text:p>111.76194</text:p>
          </table:table-cell>
          <table:table-cell office:value-type="float" office:value="12.695887" calcext:value-type="float">
            <text:p>12.695887</text:p>
          </table:table-cell>
          <table:table-cell office:value-type="float" office:value="59.18774" calcext:value-type="float">
            <text:p>59.18774</text:p>
          </table:table-cell>
          <table:table-cell office:value-type="float" office:value="-10.871556" calcext:value-type="float">
            <text:p>-10.871556</text:p>
          </table:table-cell>
          <table:table-cell office:value-type="float" office:value="77.22884" calcext:value-type="float">
            <text:p>77.22884</text:p>
          </table:table-cell>
          <table:table-cell office:value-type="float" office:value="8.497991" calcext:value-type="float">
            <text:p>8.497991</text:p>
          </table:table-cell>
          <table:table-cell office:value-type="float" office:value="54.672256" calcext:value-type="float">
            <text:p>54.672256</text:p>
          </table:table-cell>
          <table:table-cell office:value-type="float" office:value="-11.577596" calcext:value-type="float">
            <text:p>-11.577596</text:p>
          </table:table-cell>
          <table:table-cell office:value-type="float" office:value="39.0658" calcext:value-type="float">
            <text:p>39.0658</text:p>
          </table:table-cell>
          <table:table-cell office:value-type="float" office:value="2.1976974" calcext:value-type="float">
            <text:p>2.1976974</text:p>
          </table:table-cell>
          <table:table-cell office:value-type="float" office:value="59.77731" calcext:value-type="float">
            <text:p>59.77731</text:p>
          </table:table-cell>
          <table:table-cell office:value-type="float" office:value="-6.180506" calcext:value-type="float">
            <text:p>-6.180506</text:p>
          </table:table-cell>
          <table:table-cell office:value-type="float" office:value="72.42433" calcext:value-type="float">
            <text:p>72.42433</text:p>
          </table:table-cell>
          <table:table-cell office:value-type="float" office:value="1.98998" calcext:value-type="float">
            <text:p>1.98998</text:p>
          </table:table-cell>
          <table:table-cell office:value-type="float" office:value="72.00899" calcext:value-type="float">
            <text:p>72.00899</text:p>
          </table:table-cell>
          <table:table-cell office:value-type="float" office:value="-7.9558887" calcext:value-type="float">
            <text:p>-7.9558887</text:p>
          </table:table-cell>
          <table:table-cell office:value-type="float" office:value="35.61278" calcext:value-type="float">
            <text:p>35.61278</text:p>
          </table:table-cell>
          <table:table-cell office:value-type="float" office:value="2.0833836" calcext:value-type="float">
            <text:p>2.0833836</text:p>
          </table:table-cell>
          <table:table-cell office:value-type="float" office:value="33.01669" calcext:value-type="float">
            <text:p>33.01669</text:p>
          </table:table-cell>
          <table:table-cell office:value-type="float" office:value="-2.3929138" calcext:value-type="float">
            <text:p>-2.3929138</text:p>
          </table:table-cell>
          <table:table-cell office:value-type="float" office:value="30.403519" calcext:value-type="float">
            <text:p>30.403519</text:p>
          </table:table-cell>
          <table:table-cell office:value-type="float" office:value="-1.5417932" calcext:value-type="float">
            <text:p>-1.5417932</text:p>
          </table:table-cell>
          <table:table-cell office:value-type="float" office:value="57.880424" calcext:value-type="float">
            <text:p>57.8804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79.wav</text:p>
          </table:table-cell>
          <table:table-cell office:value-type="float" office:value="2148.40091849058" calcext:value-type="float">
            <text:p>2148.40091849058</text:p>
          </table:table-cell>
          <table:table-cell office:value-type="float" office:value="253628.711955741" calcext:value-type="float">
            <text:p>253628.711955741</text:p>
          </table:table-cell>
          <table:table-cell office:value-type="float" office:value="2107.10904127309" calcext:value-type="float">
            <text:p>2107.10904127309</text:p>
          </table:table-cell>
          <table:table-cell office:value-type="float" office:value="72172.1707667383" calcext:value-type="float">
            <text:p>72172.1707667383</text:p>
          </table:table-cell>
          <table:table-cell office:value-type="float" office:value="21.9685419677618" calcext:value-type="float">
            <text:p>21.9685419677618</text:p>
          </table:table-cell>
          <table:table-cell office:value-type="float" office:value="88.640807458158" calcext:value-type="float">
            <text:p>88.640807458158</text:p>
          </table:table-cell>
          <table:table-cell office:value-type="float" office:value="0.008472478" calcext:value-type="float">
            <text:p>0.008472478</text:p>
          </table:table-cell>
          <table:table-cell office:value-type="float" office:value="0.00006099685" calcext:value-type="float">
            <text:p>0.00006099685</text:p>
          </table:table-cell>
          <table:table-cell office:value-type="float" office:value="4479.28095771099" calcext:value-type="float">
            <text:p>4479.28095771099</text:p>
          </table:table-cell>
          <table:table-cell office:value-type="float" office:value="978693.827102737" calcext:value-type="float">
            <text:p>978693.827102737</text:p>
          </table:table-cell>
          <table:table-cell office:value-type="float" office:value="1.78794092058427" calcext:value-type="float">
            <text:p>1.78794092058427</text:p>
          </table:table-cell>
          <table:table-cell office:value-type="float" office:value="3.85824040827394" calcext:value-type="float">
            <text:p>3.85824040827394</text:p>
          </table:table-cell>
          <table:table-cell office:value-type="float" office:value="0.0416663572400748" calcext:value-type="float">
            <text:p>0.0416663572400748</text:p>
          </table:table-cell>
          <table:table-cell office:value-type="float" office:value="0.0108826267204893" calcext:value-type="float">
            <text:p>0.0108826267204893</text:p>
          </table:table-cell>
          <table:table-cell office:value-type="float" office:value="0.109105746688902" calcext:value-type="float">
            <text:p>0.109105746688902</text:p>
          </table:table-cell>
          <table:table-cell office:value-type="float" office:value="0.00154189588296221" calcext:value-type="float">
            <text:p>0.00154189588296221</text:p>
          </table:table-cell>
          <table:table-cell office:value-type="float" office:value="0.36006948" calcext:value-type="float">
            <text:p>0.36006948</text:p>
          </table:table-cell>
          <table:table-cell office:value-type="float" office:value="0.08396277" calcext:value-type="float">
            <text:p>0.08396277</text:p>
          </table:table-cell>
          <table:table-cell office:value-type="float" office:value="0.2546958" calcext:value-type="float">
            <text:p>0.2546958</text:p>
          </table:table-cell>
          <table:table-cell office:value-type="float" office:value="0.01846339" calcext:value-type="float">
            <text:p>0.01846339</text:p>
          </table:table-cell>
          <table:table-cell office:value-type="float" office:value="-0.0593368" calcext:value-type="float">
            <text:p>-0.0593368</text:p>
          </table:table-cell>
          <table:table-cell office:value-type="float" office:value="0" calcext:value-type="float">
            <text:p>0</text:p>
          </table:table-cell>
          <table:table-cell office:value-type="float" office:value="0.11665953" calcext:value-type="float">
            <text:p>0.11665953</text:p>
          </table:table-cell>
          <table:table-cell office:value-type="float" office:value="0.000789222" calcext:value-type="float">
            <text:p>0.000789222</text:p>
          </table:table-cell>
          <table:table-cell office:value-type="float" office:value="0.151410673546764" calcext:value-type="float">
            <text:p>0.151410673546764</text:p>
          </table:table-cell>
          <table:table-cell office:value-type="float" office:value="0.0352192234742817" calcext:value-type="float">
            <text:p>0.0352192234742817</text:p>
          </table:table-cell>
          <table:table-cell office:value-type="float" office:value="-0.047052994" calcext:value-type="float">
            <text:p>-0.047052994</text:p>
          </table:table-cell>
          <table:table-cell office:value-type="float" office:value="-91.39275" calcext:value-type="float">
            <text:p>-91.39275</text:p>
          </table:table-cell>
          <table:table-cell office:value-type="float" office:value="1777.9014" calcext:value-type="float">
            <text:p>1777.9014</text:p>
          </table:table-cell>
          <table:table-cell office:value-type="float" office:value="112.11608" calcext:value-type="float">
            <text:p>112.11608</text:p>
          </table:table-cell>
          <table:table-cell office:value-type="float" office:value="397.70093" calcext:value-type="float">
            <text:p>397.70093</text:p>
          </table:table-cell>
          <table:table-cell office:value-type="float" office:value="-27.345358" calcext:value-type="float">
            <text:p>-27.345358</text:p>
          </table:table-cell>
          <table:table-cell office:value-type="float" office:value="247.86543" calcext:value-type="float">
            <text:p>247.86543</text:p>
          </table:table-cell>
          <table:table-cell office:value-type="float" office:value="47.978413" calcext:value-type="float">
            <text:p>47.978413</text:p>
          </table:table-cell>
          <table:table-cell office:value-type="float" office:value="92.26968" calcext:value-type="float">
            <text:p>92.26968</text:p>
          </table:table-cell>
          <table:table-cell office:value-type="float" office:value="-19.601683" calcext:value-type="float">
            <text:p>-19.601683</text:p>
          </table:table-cell>
          <table:table-cell office:value-type="float" office:value="83.50456" calcext:value-type="float">
            <text:p>83.50456</text:p>
          </table:table-cell>
          <table:table-cell office:value-type="float" office:value="27.71872" calcext:value-type="float">
            <text:p>27.71872</text:p>
          </table:table-cell>
          <table:table-cell office:value-type="float" office:value="61.41548" calcext:value-type="float">
            <text:p>61.41548</text:p>
          </table:table-cell>
          <table:table-cell office:value-type="float" office:value="-18.550968" calcext:value-type="float">
            <text:p>-18.550968</text:p>
          </table:table-cell>
          <table:table-cell office:value-type="float" office:value="73.17319" calcext:value-type="float">
            <text:p>73.17319</text:p>
          </table:table-cell>
          <table:table-cell office:value-type="float" office:value="17.433367" calcext:value-type="float">
            <text:p>17.433367</text:p>
          </table:table-cell>
          <table:table-cell office:value-type="float" office:value="39.76813" calcext:value-type="float">
            <text:p>39.76813</text:p>
          </table:table-cell>
          <table:table-cell office:value-type="float" office:value="-13.161514" calcext:value-type="float">
            <text:p>-13.161514</text:p>
          </table:table-cell>
          <table:table-cell office:value-type="float" office:value="70.4088" calcext:value-type="float">
            <text:p>70.4088</text:p>
          </table:table-cell>
          <table:table-cell office:value-type="float" office:value="14.41955" calcext:value-type="float">
            <text:p>14.41955</text:p>
          </table:table-cell>
          <table:table-cell office:value-type="float" office:value="51.300003" calcext:value-type="float">
            <text:p>51.300003</text:p>
          </table:table-cell>
          <table:table-cell office:value-type="float" office:value="-15.218308" calcext:value-type="float">
            <text:p>-15.218308</text:p>
          </table:table-cell>
          <table:table-cell office:value-type="float" office:value="46.18548" calcext:value-type="float">
            <text:p>46.18548</text:p>
          </table:table-cell>
          <table:table-cell office:value-type="float" office:value="11.52615" calcext:value-type="float">
            <text:p>11.52615</text:p>
          </table:table-cell>
          <table:table-cell office:value-type="float" office:value="43.10071" calcext:value-type="float">
            <text:p>43.10071</text:p>
          </table:table-cell>
          <table:table-cell office:value-type="float" office:value="-12.587085" calcext:value-type="float">
            <text:p>-12.587085</text:p>
          </table:table-cell>
          <table:table-cell office:value-type="float" office:value="35.96272" calcext:value-type="float">
            <text:p>35.96272</text:p>
          </table:table-cell>
          <table:table-cell office:value-type="float" office:value="0.90485483" calcext:value-type="float">
            <text:p>0.90485483</text:p>
          </table:table-cell>
          <table:table-cell office:value-type="float" office:value="41.93811" calcext:value-type="float">
            <text:p>41.93811</text:p>
          </table:table-cell>
          <table:table-cell office:value-type="float" office:value="-10.441168" calcext:value-type="float">
            <text:p>-10.441168</text:p>
          </table:table-cell>
          <table:table-cell office:value-type="float" office:value="39.906094" calcext:value-type="float">
            <text:p>39.906094</text:p>
          </table:table-cell>
          <table:table-cell office:value-type="float" office:value="-0.61186296" calcext:value-type="float">
            <text:p>-0.61186296</text:p>
          </table:table-cell>
          <table:table-cell office:value-type="float" office:value="36.866947" calcext:value-type="float">
            <text:p>36.866947</text:p>
          </table:table-cell>
          <table:table-cell office:value-type="float" office:value="-13.481617" calcext:value-type="float">
            <text:p>-13.481617</text:p>
          </table:table-cell>
          <table:table-cell office:value-type="float" office:value="50.88189" calcext:value-type="float">
            <text:p>50.88189</text:p>
          </table:table-cell>
          <table:table-cell office:value-type="float" office:value="3.3057272" calcext:value-type="float">
            <text:p>3.3057272</text:p>
          </table:table-cell>
          <table:table-cell office:value-type="float" office:value="47.737335" calcext:value-type="float">
            <text:p>47.737335</text:p>
          </table:table-cell>
          <table:table-cell office:value-type="float" office:value="-3.7086513" calcext:value-type="float">
            <text:p>-3.7086513</text:p>
          </table:table-cell>
          <table:table-cell office:value-type="float" office:value="56.82436" calcext:value-type="float">
            <text:p>56.82436</text:p>
          </table:table-cell>
          <table:table-cell office:value-type="float" office:value="1.0857344" calcext:value-type="float">
            <text:p>1.0857344</text:p>
          </table:table-cell>
          <table:table-cell office:value-type="float" office:value="54.19875" calcext:value-type="float">
            <text:p>54.198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31.wav</text:p>
          </table:table-cell>
          <table:table-cell office:value-type="float" office:value="2639.10390975418" calcext:value-type="float">
            <text:p>2639.10390975418</text:p>
          </table:table-cell>
          <table:table-cell office:value-type="float" office:value="606951.679936463" calcext:value-type="float">
            <text:p>606951.679936463</text:p>
          </table:table-cell>
          <table:table-cell office:value-type="float" office:value="2512.68689861641" calcext:value-type="float">
            <text:p>2512.68689861641</text:p>
          </table:table-cell>
          <table:table-cell office:value-type="float" office:value="237348.92943614" calcext:value-type="float">
            <text:p>237348.92943614</text:p>
          </table:table-cell>
          <table:table-cell office:value-type="float" office:value="17.738599441848" calcext:value-type="float">
            <text:p>17.738599441848</text:p>
          </table:table-cell>
          <table:table-cell office:value-type="float" office:value="18.3622753661328" calcext:value-type="float">
            <text:p>18.3622753661328</text:p>
          </table:table-cell>
          <table:table-cell office:value-type="float" office:value="0.0469594" calcext:value-type="float">
            <text:p>0.0469594</text:p>
          </table:table-cell>
          <table:table-cell office:value-type="float" office:value="0.003307611" calcext:value-type="float">
            <text:p>0.003307611</text:p>
          </table:table-cell>
          <table:table-cell office:value-type="float" office:value="5302.99675536543" calcext:value-type="float">
            <text:p>5302.99675536543</text:p>
          </table:table-cell>
          <table:table-cell office:value-type="float" office:value="2600158.42253735" calcext:value-type="float">
            <text:p>2600158.42253735</text:p>
          </table:table-cell>
          <table:table-cell office:value-type="float" office:value="1.75589801314614" calcext:value-type="float">
            <text:p>1.75589801314614</text:p>
          </table:table-cell>
          <table:table-cell office:value-type="float" office:value="4.75721534412713" calcext:value-type="float">
            <text:p>4.75721534412713</text:p>
          </table:table-cell>
          <table:table-cell office:value-type="float" office:value="0.0190769026044105" calcext:value-type="float">
            <text:p>0.0190769026044105</text:p>
          </table:table-cell>
          <table:table-cell office:value-type="float" office:value="0.00523861002330735" calcext:value-type="float">
            <text:p>0.00523861002330735</text:p>
          </table:table-cell>
          <table:table-cell office:value-type="float" office:value="0.132445439385151" calcext:value-type="float">
            <text:p>0.132445439385151</text:p>
          </table:table-cell>
          <table:table-cell office:value-type="float" office:value="0.00314566768397398" calcext:value-type="float">
            <text:p>0.00314566768397398</text:p>
          </table:table-cell>
          <table:table-cell office:value-type="float" office:value="0.36921984" calcext:value-type="float">
            <text:p>0.36921984</text:p>
          </table:table-cell>
          <table:table-cell office:value-type="float" office:value="0.087509915" calcext:value-type="float">
            <text:p>0.087509915</text:p>
          </table:table-cell>
          <table:table-cell office:value-type="float" office:value="0.27470297" calcext:value-type="float">
            <text:p>0.27470297</text:p>
          </table:table-cell>
          <table:table-cell office:value-type="float" office:value="0.007871633" calcext:value-type="float">
            <text:p>0.007871633</text:p>
          </table:table-cell>
          <table:table-cell office:value-type="float" office:value="0.0071644573" calcext:value-type="float">
            <text:p>0.0071644573</text:p>
          </table:table-cell>
          <table:table-cell office:value-type="float" office:value="0" calcext:value-type="float">
            <text:p>0</text:p>
          </table:table-cell>
          <table:table-cell office:value-type="float" office:value="0.12614734" calcext:value-type="float">
            <text:p>0.12614734</text:p>
          </table:table-cell>
          <table:table-cell office:value-type="float" office:value="0.0030830374" calcext:value-type="float">
            <text:p>0.0030830374</text:p>
          </table:table-cell>
          <table:table-cell office:value-type="float" office:value="0.133006212965161" calcext:value-type="float">
            <text:p>0.133006212965161</text:p>
          </table:table-cell>
          <table:table-cell office:value-type="float" office:value="0.0318239160297908" calcext:value-type="float">
            <text:p>0.0318239160297908</text:p>
          </table:table-cell>
          <table:table-cell office:value-type="float" office:value="-0.036559056" calcext:value-type="float">
            <text:p>-0.036559056</text:p>
          </table:table-cell>
          <table:table-cell office:value-type="float" office:value="-89.08187" calcext:value-type="float">
            <text:p>-89.08187</text:p>
          </table:table-cell>
          <table:table-cell office:value-type="float" office:value="4752.8213" calcext:value-type="float">
            <text:p>4752.8213</text:p>
          </table:table-cell>
          <table:table-cell office:value-type="float" office:value="81.389336" calcext:value-type="float">
            <text:p>81.389336</text:p>
          </table:table-cell>
          <table:table-cell office:value-type="float" office:value="892.21155" calcext:value-type="float">
            <text:p>892.21155</text:p>
          </table:table-cell>
          <table:table-cell office:value-type="float" office:value="-12.564247" calcext:value-type="float">
            <text:p>-12.564247</text:p>
          </table:table-cell>
          <table:table-cell office:value-type="float" office:value="623.4786" calcext:value-type="float">
            <text:p>623.4786</text:p>
          </table:table-cell>
          <table:table-cell office:value-type="float" office:value="22.778366" calcext:value-type="float">
            <text:p>22.778366</text:p>
          </table:table-cell>
          <table:table-cell office:value-type="float" office:value="192.76588" calcext:value-type="float">
            <text:p>192.76588</text:p>
          </table:table-cell>
          <table:table-cell office:value-type="float" office:value="-7.0668626" calcext:value-type="float">
            <text:p>-7.0668626</text:p>
          </table:table-cell>
          <table:table-cell office:value-type="float" office:value="151.60162" calcext:value-type="float">
            <text:p>151.60162</text:p>
          </table:table-cell>
          <table:table-cell office:value-type="float" office:value="-0.49518743" calcext:value-type="float">
            <text:p>-0.49518743</text:p>
          </table:table-cell>
          <table:table-cell office:value-type="float" office:value="154.18248" calcext:value-type="float">
            <text:p>154.18248</text:p>
          </table:table-cell>
          <table:table-cell office:value-type="float" office:value="2.7513537" calcext:value-type="float">
            <text:p>2.7513537</text:p>
          </table:table-cell>
          <table:table-cell office:value-type="float" office:value="151.57341" calcext:value-type="float">
            <text:p>151.57341</text:p>
          </table:table-cell>
          <table:table-cell office:value-type="float" office:value="-3.4457023" calcext:value-type="float">
            <text:p>-3.4457023</text:p>
          </table:table-cell>
          <table:table-cell office:value-type="float" office:value="80.93717" calcext:value-type="float">
            <text:p>80.93717</text:p>
          </table:table-cell>
          <table:table-cell office:value-type="float" office:value="-7.7104874" calcext:value-type="float">
            <text:p>-7.7104874</text:p>
          </table:table-cell>
          <table:table-cell office:value-type="float" office:value="76.62858" calcext:value-type="float">
            <text:p>76.62858</text:p>
          </table:table-cell>
          <table:table-cell office:value-type="float" office:value="-0.84374905" calcext:value-type="float">
            <text:p>-0.84374905</text:p>
          </table:table-cell>
          <table:table-cell office:value-type="float" office:value="85.88557" calcext:value-type="float">
            <text:p>85.88557</text:p>
          </table:table-cell>
          <table:table-cell office:value-type="float" office:value="-4.8830285" calcext:value-type="float">
            <text:p>-4.8830285</text:p>
          </table:table-cell>
          <table:table-cell office:value-type="float" office:value="63.380974" calcext:value-type="float">
            <text:p>63.380974</text:p>
          </table:table-cell>
          <table:table-cell office:value-type="float" office:value="-2.6869316" calcext:value-type="float">
            <text:p>-2.6869316</text:p>
          </table:table-cell>
          <table:table-cell office:value-type="float" office:value="77.06782" calcext:value-type="float">
            <text:p>77.06782</text:p>
          </table:table-cell>
          <table:table-cell office:value-type="float" office:value="-5.292618" calcext:value-type="float">
            <text:p>-5.292618</text:p>
          </table:table-cell>
          <table:table-cell office:value-type="float" office:value="63.061462" calcext:value-type="float">
            <text:p>63.061462</text:p>
          </table:table-cell>
          <table:table-cell office:value-type="float" office:value="-4.5957756" calcext:value-type="float">
            <text:p>-4.5957756</text:p>
          </table:table-cell>
          <table:table-cell office:value-type="float" office:value="47.821606" calcext:value-type="float">
            <text:p>47.821606</text:p>
          </table:table-cell>
          <table:table-cell office:value-type="float" office:value="-2.9711185" calcext:value-type="float">
            <text:p>-2.9711185</text:p>
          </table:table-cell>
          <table:table-cell office:value-type="float" office:value="59.456665" calcext:value-type="float">
            <text:p>59.456665</text:p>
          </table:table-cell>
          <table:table-cell office:value-type="float" office:value="-2.2105966" calcext:value-type="float">
            <text:p>-2.2105966</text:p>
          </table:table-cell>
          <table:table-cell office:value-type="float" office:value="48.14464" calcext:value-type="float">
            <text:p>48.14464</text:p>
          </table:table-cell>
          <table:table-cell office:value-type="float" office:value="-3.5639026" calcext:value-type="float">
            <text:p>-3.5639026</text:p>
          </table:table-cell>
          <table:table-cell office:value-type="float" office:value="40.738506" calcext:value-type="float">
            <text:p>40.738506</text:p>
          </table:table-cell>
          <table:table-cell office:value-type="float" office:value="-1.0050805" calcext:value-type="float">
            <text:p>-1.0050805</text:p>
          </table:table-cell>
          <table:table-cell office:value-type="float" office:value="62.34636" calcext:value-type="float">
            <text:p>62.34636</text:p>
          </table:table-cell>
          <table:table-cell office:value-type="float" office:value="-0.49868187" calcext:value-type="float">
            <text:p>-0.49868187</text:p>
          </table:table-cell>
          <table:table-cell office:value-type="float" office:value="69.218445" calcext:value-type="float">
            <text:p>69.218445</text:p>
          </table:table-cell>
          <table:table-cell office:value-type="float" office:value="-0.97403574" calcext:value-type="float">
            <text:p>-0.97403574</text:p>
          </table:table-cell>
          <table:table-cell office:value-type="float" office:value="69.53815" calcext:value-type="float">
            <text:p>69.538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70.wav</text:p>
          </table:table-cell>
          <table:table-cell office:value-type="float" office:value="2511.71430615998" calcext:value-type="float">
            <text:p>2511.71430615998</text:p>
          </table:table-cell>
          <table:table-cell office:value-type="float" office:value="392918.141798562" calcext:value-type="float">
            <text:p>392918.141798562</text:p>
          </table:table-cell>
          <table:table-cell office:value-type="float" office:value="2245.0750540796" calcext:value-type="float">
            <text:p>2245.0750540796</text:p>
          </table:table-cell>
          <table:table-cell office:value-type="float" office:value="88032.6097618264" calcext:value-type="float">
            <text:p>88032.6097618264</text:p>
          </table:table-cell>
          <table:table-cell office:value-type="float" office:value="23.8011877828988" calcext:value-type="float">
            <text:p>23.8011877828988</text:p>
          </table:table-cell>
          <table:table-cell office:value-type="float" office:value="66.2534522074047" calcext:value-type="float">
            <text:p>66.2534522074047</text:p>
          </table:table-cell>
          <table:table-cell office:value-type="float" office:value="0.0067205206" calcext:value-type="float">
            <text:p>0.0067205206</text:p>
          </table:table-cell>
          <table:table-cell office:value-type="float" office:value="0.00005778455" calcext:value-type="float">
            <text:p>0.00005778455</text:p>
          </table:table-cell>
          <table:table-cell office:value-type="float" office:value="5129.61533407048" calcext:value-type="float">
            <text:p>5129.61533407048</text:p>
          </table:table-cell>
          <table:table-cell office:value-type="float" office:value="1145831.11371651" calcext:value-type="float">
            <text:p>1145831.11371651</text:p>
          </table:table-cell>
          <table:table-cell office:value-type="float" office:value="0.702890520467049" calcext:value-type="float">
            <text:p>0.702890520467049</text:p>
          </table:table-cell>
          <table:table-cell office:value-type="float" office:value="0.848575998575664" calcext:value-type="float">
            <text:p>0.848575998575664</text:p>
          </table:table-cell>
          <table:table-cell office:value-type="float" office:value="0.0171760282450696" calcext:value-type="float">
            <text:p>0.0171760282450696</text:p>
          </table:table-cell>
          <table:table-cell office:value-type="float" office:value="0.0149790107551481" calcext:value-type="float">
            <text:p>0.0149790107551481</text:p>
          </table:table-cell>
          <table:table-cell office:value-type="float" office:value="0.139118994102862" calcext:value-type="float">
            <text:p>0.139118994102862</text:p>
          </table:table-cell>
          <table:table-cell office:value-type="float" office:value="0.00360927851207324" calcext:value-type="float">
            <text:p>0.00360927851207324</text:p>
          </table:table-cell>
          <table:table-cell office:value-type="float" office:value="0.36796013" calcext:value-type="float">
            <text:p>0.36796013</text:p>
          </table:table-cell>
          <table:table-cell office:value-type="float" office:value="0.087712176" calcext:value-type="float">
            <text:p>0.087712176</text:p>
          </table:table-cell>
          <table:table-cell office:value-type="float" office:value="0.24011476" calcext:value-type="float">
            <text:p>0.24011476</text:p>
          </table:table-cell>
          <table:table-cell office:value-type="float" office:value="0.02567823" calcext:value-type="float">
            <text:p>0.02567823</text:p>
          </table:table-cell>
          <table:table-cell office:value-type="float" office:value="0.006960702" calcext:value-type="float">
            <text:p>0.006960702</text:p>
          </table:table-cell>
          <table:table-cell office:value-type="float" office:value="0" calcext:value-type="float">
            <text:p>0</text:p>
          </table:table-cell>
          <table:table-cell office:value-type="float" office:value="0.05409475" calcext:value-type="float">
            <text:p>0.05409475</text:p>
          </table:table-cell>
          <table:table-cell office:value-type="float" office:value="0.00064627547" calcext:value-type="float">
            <text:p>0.00064627547</text:p>
          </table:table-cell>
          <table:table-cell office:value-type="float" office:value="0.149523908722295" calcext:value-type="float">
            <text:p>0.149523908722295</text:p>
          </table:table-cell>
          <table:table-cell office:value-type="float" office:value="0.0340454944505851" calcext:value-type="float">
            <text:p>0.0340454944505851</text:p>
          </table:table-cell>
          <table:table-cell office:value-type="float" office:value="0.007921405" calcext:value-type="float">
            <text:p>0.007921405</text:p>
          </table:table-cell>
          <table:table-cell office:value-type="float" office:value="-202.22343" calcext:value-type="float">
            <text:p>-202.22343</text:p>
          </table:table-cell>
          <table:table-cell office:value-type="float" office:value="3479.598" calcext:value-type="float">
            <text:p>3479.598</text:p>
          </table:table-cell>
          <table:table-cell office:value-type="float" office:value="75.23143" calcext:value-type="float">
            <text:p>75.23143</text:p>
          </table:table-cell>
          <table:table-cell office:value-type="float" office:value="568.0149" calcext:value-type="float">
            <text:p>568.0149</text:p>
          </table:table-cell>
          <table:table-cell office:value-type="float" office:value="-14.236297" calcext:value-type="float">
            <text:p>-14.236297</text:p>
          </table:table-cell>
          <table:table-cell office:value-type="float" office:value="538.7199" calcext:value-type="float">
            <text:p>538.7199</text:p>
          </table:table-cell>
          <table:table-cell office:value-type="float" office:value="66.306335" calcext:value-type="float">
            <text:p>66.306335</text:p>
          </table:table-cell>
          <table:table-cell office:value-type="float" office:value="256.65073" calcext:value-type="float">
            <text:p>256.65073</text:p>
          </table:table-cell>
          <table:table-cell office:value-type="float" office:value="-8.287852" calcext:value-type="float">
            <text:p>-8.287852</text:p>
          </table:table-cell>
          <table:table-cell office:value-type="float" office:value="194.64774" calcext:value-type="float">
            <text:p>194.64774</text:p>
          </table:table-cell>
          <table:table-cell office:value-type="float" office:value="24.383793" calcext:value-type="float">
            <text:p>24.383793</text:p>
          </table:table-cell>
          <table:table-cell office:value-type="float" office:value="135.1091" calcext:value-type="float">
            <text:p>135.1091</text:p>
          </table:table-cell>
          <table:table-cell office:value-type="float" office:value="-16.236677" calcext:value-type="float">
            <text:p>-16.236677</text:p>
          </table:table-cell>
          <table:table-cell office:value-type="float" office:value="142.804" calcext:value-type="float">
            <text:p>142.804</text:p>
          </table:table-cell>
          <table:table-cell office:value-type="float" office:value="17.128633" calcext:value-type="float">
            <text:p>17.128633</text:p>
          </table:table-cell>
          <table:table-cell office:value-type="float" office:value="86.54789" calcext:value-type="float">
            <text:p>86.54789</text:p>
          </table:table-cell>
          <table:table-cell office:value-type="float" office:value="-21.286032" calcext:value-type="float">
            <text:p>-21.286032</text:p>
          </table:table-cell>
          <table:table-cell office:value-type="float" office:value="94.76096" calcext:value-type="float">
            <text:p>94.76096</text:p>
          </table:table-cell>
          <table:table-cell office:value-type="float" office:value="3.9629781" calcext:value-type="float">
            <text:p>3.9629781</text:p>
          </table:table-cell>
          <table:table-cell office:value-type="float" office:value="132.54077" calcext:value-type="float">
            <text:p>132.54077</text:p>
          </table:table-cell>
          <table:table-cell office:value-type="float" office:value="-19.76039" calcext:value-type="float">
            <text:p>-19.76039</text:p>
          </table:table-cell>
          <table:table-cell office:value-type="float" office:value="76.82031" calcext:value-type="float">
            <text:p>76.82031</text:p>
          </table:table-cell>
          <table:table-cell office:value-type="float" office:value="0.48267353" calcext:value-type="float">
            <text:p>0.48267353</text:p>
          </table:table-cell>
          <table:table-cell office:value-type="float" office:value="64.99536" calcext:value-type="float">
            <text:p>64.99536</text:p>
          </table:table-cell>
          <table:table-cell office:value-type="float" office:value="-4.5090637" calcext:value-type="float">
            <text:p>-4.5090637</text:p>
          </table:table-cell>
          <table:table-cell office:value-type="float" office:value="78.60993" calcext:value-type="float">
            <text:p>78.60993</text:p>
          </table:table-cell>
          <table:table-cell office:value-type="float" office:value="-5.366474" calcext:value-type="float">
            <text:p>-5.366474</text:p>
          </table:table-cell>
          <table:table-cell office:value-type="float" office:value="68.93865" calcext:value-type="float">
            <text:p>68.93865</text:p>
          </table:table-cell>
          <table:table-cell office:value-type="float" office:value="-8.966871" calcext:value-type="float">
            <text:p>-8.966871</text:p>
          </table:table-cell>
          <table:table-cell office:value-type="float" office:value="95.53315" calcext:value-type="float">
            <text:p>95.53315</text:p>
          </table:table-cell>
          <table:table-cell office:value-type="float" office:value="-0.041333783" calcext:value-type="float">
            <text:p>-0.041333783</text:p>
          </table:table-cell>
          <table:table-cell office:value-type="float" office:value="55.677048" calcext:value-type="float">
            <text:p>55.677048</text:p>
          </table:table-cell>
          <table:table-cell office:value-type="float" office:value="-8.02467" calcext:value-type="float">
            <text:p>-8.02467</text:p>
          </table:table-cell>
          <table:table-cell office:value-type="float" office:value="75.26217" calcext:value-type="float">
            <text:p>75.26217</text:p>
          </table:table-cell>
          <table:table-cell office:value-type="float" office:value="-0.5166389" calcext:value-type="float">
            <text:p>-0.5166389</text:p>
          </table:table-cell>
          <table:table-cell office:value-type="float" office:value="39.047405" calcext:value-type="float">
            <text:p>39.047405</text:p>
          </table:table-cell>
          <table:table-cell office:value-type="float" office:value="-6.7963386" calcext:value-type="float">
            <text:p>-6.7963386</text:p>
          </table:table-cell>
          <table:table-cell office:value-type="float" office:value="56.170437" calcext:value-type="float">
            <text:p>56.170437</text:p>
          </table:table-cell>
          <table:table-cell office:value-type="float" office:value="-8.444971" calcext:value-type="float">
            <text:p>-8.444971</text:p>
          </table:table-cell>
          <table:table-cell office:value-type="float" office:value="47.538704" calcext:value-type="float">
            <text:p>47.5387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11.wav</text:p>
          </table:table-cell>
          <table:table-cell office:value-type="float" office:value="1537.46844932239" calcext:value-type="float">
            <text:p>1537.46844932239</text:p>
          </table:table-cell>
          <table:table-cell office:value-type="float" office:value="491539.223021113" calcext:value-type="float">
            <text:p>491539.223021113</text:p>
          </table:table-cell>
          <table:table-cell office:value-type="float" office:value="2037.17694569022" calcext:value-type="float">
            <text:p>2037.17694569022</text:p>
          </table:table-cell>
          <table:table-cell office:value-type="float" office:value="173045.465195794" calcext:value-type="float">
            <text:p>173045.465195794</text:p>
          </table:table-cell>
          <table:table-cell office:value-type="float" office:value="22.5509096820201" calcext:value-type="float">
            <text:p>22.5509096820201</text:p>
          </table:table-cell>
          <table:table-cell office:value-type="float" office:value="61.1298223846746" calcext:value-type="float">
            <text:p>61.1298223846746</text:p>
          </table:table-cell>
          <table:table-cell office:value-type="float" office:value="0.0023533765" calcext:value-type="float">
            <text:p>0.0023533765</text:p>
          </table:table-cell>
          <table:table-cell office:value-type="float" office:value="0.000015374684" calcext:value-type="float">
            <text:p>0.000015374684</text:p>
          </table:table-cell>
          <table:table-cell office:value-type="float" office:value="3416.65152352813" calcext:value-type="float">
            <text:p>3416.65152352813</text:p>
          </table:table-cell>
          <table:table-cell office:value-type="float" office:value="2377117.45073108" calcext:value-type="float">
            <text:p>2377117.45073108</text:p>
          </table:table-cell>
          <table:table-cell office:value-type="float" office:value="1.28373973550047" calcext:value-type="float">
            <text:p>1.28373973550047</text:p>
          </table:table-cell>
          <table:table-cell office:value-type="float" office:value="2.09266141022842" calcext:value-type="float">
            <text:p>2.09266141022842</text:p>
          </table:table-cell>
          <table:table-cell office:value-type="float" office:value="-0.00508647565078659" calcext:value-type="float">
            <text:p>-0.00508647565078659</text:p>
          </table:table-cell>
          <table:table-cell office:value-type="float" office:value="0.0197373099691034" calcext:value-type="float">
            <text:p>0.0197373099691034</text:p>
          </table:table-cell>
          <table:table-cell office:value-type="float" office:value="0.0543302578789637" calcext:value-type="float">
            <text:p>0.0543302578789637</text:p>
          </table:table-cell>
          <table:table-cell office:value-type="float" office:value="0.00160770679502214" calcext:value-type="float">
            <text:p>0.00160770679502214</text:p>
          </table:table-cell>
          <table:table-cell office:value-type="float" office:value="0.3433036" calcext:value-type="float">
            <text:p>0.3433036</text:p>
          </table:table-cell>
          <table:table-cell office:value-type="float" office:value="0.0888403" calcext:value-type="float">
            <text:p>0.0888403</text:p>
          </table:table-cell>
          <table:table-cell office:value-type="float" office:value="0.2382559" calcext:value-type="float">
            <text:p>0.2382559</text:p>
          </table:table-cell>
          <table:table-cell office:value-type="float" office:value="0.02656746" calcext:value-type="float">
            <text:p>0.02656746</text:p>
          </table:table-cell>
          <table:table-cell office:value-type="float" office:value="0.0013622104" calcext:value-type="float">
            <text:p>0.0013622104</text:p>
          </table:table-cell>
          <table:table-cell office:value-type="float" office:value="0" calcext:value-type="float">
            <text:p>0</text:p>
          </table:table-cell>
          <table:table-cell office:value-type="float" office:value="0.1233552" calcext:value-type="float">
            <text:p>0.1233552</text:p>
          </table:table-cell>
          <table:table-cell office:value-type="float" office:value="0.00094543863" calcext:value-type="float">
            <text:p>0.00094543863</text:p>
          </table:table-cell>
          <table:table-cell office:value-type="float" office:value="0.14063470160903" calcext:value-type="float">
            <text:p>0.14063470160903</text:p>
          </table:table-cell>
          <table:table-cell office:value-type="float" office:value="0.0287434706495768" calcext:value-type="float">
            <text:p>0.0287434706495768</text:p>
          </table:table-cell>
          <table:table-cell office:value-type="float" office:value="-0.03448428" calcext:value-type="float">
            <text:p>-0.03448428</text:p>
          </table:table-cell>
          <table:table-cell office:value-type="float" office:value="-169.68312" calcext:value-type="float">
            <text:p>-169.68312</text:p>
          </table:table-cell>
          <table:table-cell office:value-type="float" office:value="2896.3472" calcext:value-type="float">
            <text:p>2896.3472</text:p>
          </table:table-cell>
          <table:table-cell office:value-type="float" office:value="119.105644" calcext:value-type="float">
            <text:p>119.105644</text:p>
          </table:table-cell>
          <table:table-cell office:value-type="float" office:value="617.5294" calcext:value-type="float">
            <text:p>617.5294</text:p>
          </table:table-cell>
          <table:table-cell office:value-type="float" office:value="7.161805" calcext:value-type="float">
            <text:p>7.161805</text:p>
          </table:table-cell>
          <table:table-cell office:value-type="float" office:value="400.07285" calcext:value-type="float">
            <text:p>400.07285</text:p>
          </table:table-cell>
          <table:table-cell office:value-type="float" office:value="53.429665" calcext:value-type="float">
            <text:p>53.429665</text:p>
          </table:table-cell>
          <table:table-cell office:value-type="float" office:value="216.10742" calcext:value-type="float">
            <text:p>216.10742</text:p>
          </table:table-cell>
          <table:table-cell office:value-type="float" office:value="4.1253123" calcext:value-type="float">
            <text:p>4.1253123</text:p>
          </table:table-cell>
          <table:table-cell office:value-type="float" office:value="139.71024" calcext:value-type="float">
            <text:p>139.71024</text:p>
          </table:table-cell>
          <table:table-cell office:value-type="float" office:value="23.133099" calcext:value-type="float">
            <text:p>23.133099</text:p>
          </table:table-cell>
          <table:table-cell office:value-type="float" office:value="126.45973" calcext:value-type="float">
            <text:p>126.45973</text:p>
          </table:table-cell>
          <table:table-cell office:value-type="float" office:value="-5.721344" calcext:value-type="float">
            <text:p>-5.721344</text:p>
          </table:table-cell>
          <table:table-cell office:value-type="float" office:value="91.2242" calcext:value-type="float">
            <text:p>91.2242</text:p>
          </table:table-cell>
          <table:table-cell office:value-type="float" office:value="24.986755" calcext:value-type="float">
            <text:p>24.986755</text:p>
          </table:table-cell>
          <table:table-cell office:value-type="float" office:value="71.53943" calcext:value-type="float">
            <text:p>71.53943</text:p>
          </table:table-cell>
          <table:table-cell office:value-type="float" office:value="-9.328979" calcext:value-type="float">
            <text:p>-9.328979</text:p>
          </table:table-cell>
          <table:table-cell office:value-type="float" office:value="68.606094" calcext:value-type="float">
            <text:p>68.606094</text:p>
          </table:table-cell>
          <table:table-cell office:value-type="float" office:value="13.474868" calcext:value-type="float">
            <text:p>13.474868</text:p>
          </table:table-cell>
          <table:table-cell office:value-type="float" office:value="60.21199" calcext:value-type="float">
            <text:p>60.21199</text:p>
          </table:table-cell>
          <table:table-cell office:value-type="float" office:value="-14.278746" calcext:value-type="float">
            <text:p>-14.278746</text:p>
          </table:table-cell>
          <table:table-cell office:value-type="float" office:value="55.12234" calcext:value-type="float">
            <text:p>55.12234</text:p>
          </table:table-cell>
          <table:table-cell office:value-type="float" office:value="5.959376" calcext:value-type="float">
            <text:p>5.959376</text:p>
          </table:table-cell>
          <table:table-cell office:value-type="float" office:value="52.212833" calcext:value-type="float">
            <text:p>52.212833</text:p>
          </table:table-cell>
          <table:table-cell office:value-type="float" office:value="-13.598076" calcext:value-type="float">
            <text:p>-13.598076</text:p>
          </table:table-cell>
          <table:table-cell office:value-type="float" office:value="47.234455" calcext:value-type="float">
            <text:p>47.234455</text:p>
          </table:table-cell>
          <table:table-cell office:value-type="float" office:value="0.7534178" calcext:value-type="float">
            <text:p>0.7534178</text:p>
          </table:table-cell>
          <table:table-cell office:value-type="float" office:value="63.775124" calcext:value-type="float">
            <text:p>63.775124</text:p>
          </table:table-cell>
          <table:table-cell office:value-type="float" office:value="-10.45835" calcext:value-type="float">
            <text:p>-10.45835</text:p>
          </table:table-cell>
          <table:table-cell office:value-type="float" office:value="51.210884" calcext:value-type="float">
            <text:p>51.210884</text:p>
          </table:table-cell>
          <table:table-cell office:value-type="float" office:value="0.08402672" calcext:value-type="float">
            <text:p>0.08402672</text:p>
          </table:table-cell>
          <table:table-cell office:value-type="float" office:value="56.023914" calcext:value-type="float">
            <text:p>56.023914</text:p>
          </table:table-cell>
          <table:table-cell office:value-type="float" office:value="-4.3706894" calcext:value-type="float">
            <text:p>-4.3706894</text:p>
          </table:table-cell>
          <table:table-cell office:value-type="float" office:value="71.07629" calcext:value-type="float">
            <text:p>71.07629</text:p>
          </table:table-cell>
          <table:table-cell office:value-type="float" office:value="1.172074" calcext:value-type="float">
            <text:p>1.172074</text:p>
          </table:table-cell>
          <table:table-cell office:value-type="float" office:value="96.77215" calcext:value-type="float">
            <text:p>96.77215</text:p>
          </table:table-cell>
          <table:table-cell office:value-type="float" office:value="0.4874755" calcext:value-type="float">
            <text:p>0.4874755</text:p>
          </table:table-cell>
          <table:table-cell office:value-type="float" office:value="79.97407" calcext:value-type="float">
            <text:p>79.97407</text:p>
          </table:table-cell>
          <table:table-cell office:value-type="float" office:value="-5.8290653" calcext:value-type="float">
            <text:p>-5.8290653</text:p>
          </table:table-cell>
          <table:table-cell office:value-type="float" office:value="75.67757" calcext:value-type="float">
            <text:p>75.677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33.wav</text:p>
          </table:table-cell>
          <table:table-cell office:value-type="float" office:value="1674.13404419585" calcext:value-type="float">
            <text:p>1674.13404419585</text:p>
          </table:table-cell>
          <table:table-cell office:value-type="float" office:value="239963.906016309" calcext:value-type="float">
            <text:p>239963.906016309</text:p>
          </table:table-cell>
          <table:table-cell office:value-type="float" office:value="1948.29444414143" calcext:value-type="float">
            <text:p>1948.29444414143</text:p>
          </table:table-cell>
          <table:table-cell office:value-type="float" office:value="199873.262067867" calcext:value-type="float">
            <text:p>199873.262067867</text:p>
          </table:table-cell>
          <table:table-cell office:value-type="float" office:value="18.564983268933" calcext:value-type="float">
            <text:p>18.564983268933</text:p>
          </table:table-cell>
          <table:table-cell office:value-type="float" office:value="17.5442003793621" calcext:value-type="float">
            <text:p>17.5442003793621</text:p>
          </table:table-cell>
          <table:table-cell office:value-type="float" office:value="0.009556076" calcext:value-type="float">
            <text:p>0.009556076</text:p>
          </table:table-cell>
          <table:table-cell office:value-type="float" office:value="0.00016081447" calcext:value-type="float">
            <text:p>0.00016081447</text:p>
          </table:table-cell>
          <table:table-cell office:value-type="float" office:value="3431.7897150522" calcext:value-type="float">
            <text:p>3431.7897150522</text:p>
          </table:table-cell>
          <table:table-cell office:value-type="float" office:value="1547797.27629206" calcext:value-type="float">
            <text:p>1547797.27629206</text:p>
          </table:table-cell>
          <table:table-cell office:value-type="float" office:value="1.62117432079364" calcext:value-type="float">
            <text:p>1.62117432079364</text:p>
          </table:table-cell>
          <table:table-cell office:value-type="float" office:value="3.26753284384804" calcext:value-type="float">
            <text:p>3.26753284384804</text:p>
          </table:table-cell>
          <table:table-cell office:value-type="float" office:value="-0.0231923190138955" calcext:value-type="float">
            <text:p>-0.0231923190138955</text:p>
          </table:table-cell>
          <table:table-cell office:value-type="float" office:value="0.0136722955361221" calcext:value-type="float">
            <text:p>0.0136722955361221</text:p>
          </table:table-cell>
          <table:table-cell office:value-type="float" office:value="0.0748739456448183" calcext:value-type="float">
            <text:p>0.0748739456448183</text:p>
          </table:table-cell>
          <table:table-cell office:value-type="float" office:value="0.000705522968416734" calcext:value-type="float">
            <text:p>0.000705522968416734</text:p>
          </table:table-cell>
          <table:table-cell office:value-type="float" office:value="0.32347274" calcext:value-type="float">
            <text:p>0.32347274</text:p>
          </table:table-cell>
          <table:table-cell office:value-type="float" office:value="0.087020785" calcext:value-type="float">
            <text:p>0.087020785</text:p>
          </table:table-cell>
          <table:table-cell office:value-type="float" office:value="0.23545517" calcext:value-type="float">
            <text:p>0.23545517</text:p>
          </table:table-cell>
          <table:table-cell office:value-type="float" office:value="0.027894197" calcext:value-type="float">
            <text:p>0.027894197</text:p>
          </table:table-cell>
          <table:table-cell office:value-type="float" office:value="0.10565783" calcext:value-type="float">
            <text:p>0.10565783</text:p>
          </table:table-cell>
          <table:table-cell office:value-type="float" office:value="0" calcext:value-type="float">
            <text:p>0</text:p>
          </table:table-cell>
          <table:table-cell office:value-type="float" office:value="0.12787735" calcext:value-type="float">
            <text:p>0.12787735</text:p>
          </table:table-cell>
          <table:table-cell office:value-type="float" office:value="0.0013891462" calcext:value-type="float">
            <text:p>0.0013891462</text:p>
          </table:table-cell>
          <table:table-cell office:value-type="float" office:value="0.140253307008953" calcext:value-type="float">
            <text:p>0.140253307008953</text:p>
          </table:table-cell>
          <table:table-cell office:value-type="float" office:value="0.0338886917598031" calcext:value-type="float">
            <text:p>0.0338886917598031</text:p>
          </table:table-cell>
          <table:table-cell office:value-type="float" office:value="0.07318288" calcext:value-type="float">
            <text:p>0.07318288</text:p>
          </table:table-cell>
          <table:table-cell office:value-type="float" office:value="-119.03785" calcext:value-type="float">
            <text:p>-119.03785</text:p>
          </table:table-cell>
          <table:table-cell office:value-type="float" office:value="2551.3303" calcext:value-type="float">
            <text:p>2551.3303</text:p>
          </table:table-cell>
          <table:table-cell office:value-type="float" office:value="128.89801" calcext:value-type="float">
            <text:p>128.89801</text:p>
          </table:table-cell>
          <table:table-cell office:value-type="float" office:value="868.8368" calcext:value-type="float">
            <text:p>868.8368</text:p>
          </table:table-cell>
          <table:table-cell office:value-type="float" office:value="-17.83216" calcext:value-type="float">
            <text:p>-17.83216</text:p>
          </table:table-cell>
          <table:table-cell office:value-type="float" office:value="365.32257" calcext:value-type="float">
            <text:p>365.32257</text:p>
          </table:table-cell>
          <table:table-cell office:value-type="float" office:value="29.174347" calcext:value-type="float">
            <text:p>29.174347</text:p>
          </table:table-cell>
          <table:table-cell office:value-type="float" office:value="96.34928" calcext:value-type="float">
            <text:p>96.34928</text:p>
          </table:table-cell>
          <table:table-cell office:value-type="float" office:value="2.7172754" calcext:value-type="float">
            <text:p>2.7172754</text:p>
          </table:table-cell>
          <table:table-cell office:value-type="float" office:value="118.55282" calcext:value-type="float">
            <text:p>118.55282</text:p>
          </table:table-cell>
          <table:table-cell office:value-type="float" office:value="7.998562" calcext:value-type="float">
            <text:p>7.998562</text:p>
          </table:table-cell>
          <table:table-cell office:value-type="float" office:value="88.17125" calcext:value-type="float">
            <text:p>88.17125</text:p>
          </table:table-cell>
          <table:table-cell office:value-type="float" office:value="-7.062791" calcext:value-type="float">
            <text:p>-7.062791</text:p>
          </table:table-cell>
          <table:table-cell office:value-type="float" office:value="101.984726" calcext:value-type="float">
            <text:p>101.984726</text:p>
          </table:table-cell>
          <table:table-cell office:value-type="float" office:value="3.8721452" calcext:value-type="float">
            <text:p>3.8721452</text:p>
          </table:table-cell>
          <table:table-cell office:value-type="float" office:value="70.86873" calcext:value-type="float">
            <text:p>70.86873</text:p>
          </table:table-cell>
          <table:table-cell office:value-type="float" office:value="-1.5170445" calcext:value-type="float">
            <text:p>-1.5170445</text:p>
          </table:table-cell>
          <table:table-cell office:value-type="float" office:value="60.103863" calcext:value-type="float">
            <text:p>60.103863</text:p>
          </table:table-cell>
          <table:table-cell office:value-type="float" office:value="-3.9864917" calcext:value-type="float">
            <text:p>-3.9864917</text:p>
          </table:table-cell>
          <table:table-cell office:value-type="float" office:value="59.388786" calcext:value-type="float">
            <text:p>59.388786</text:p>
          </table:table-cell>
          <table:table-cell office:value-type="float" office:value="-7.0405617" calcext:value-type="float">
            <text:p>-7.0405617</text:p>
          </table:table-cell>
          <table:table-cell office:value-type="float" office:value="51.002186" calcext:value-type="float">
            <text:p>51.002186</text:p>
          </table:table-cell>
          <table:table-cell office:value-type="float" office:value="-2.8676345" calcext:value-type="float">
            <text:p>-2.8676345</text:p>
          </table:table-cell>
          <table:table-cell office:value-type="float" office:value="37.830994" calcext:value-type="float">
            <text:p>37.830994</text:p>
          </table:table-cell>
          <table:table-cell office:value-type="float" office:value="-4.1804085" calcext:value-type="float">
            <text:p>-4.1804085</text:p>
          </table:table-cell>
          <table:table-cell office:value-type="float" office:value="43.010506" calcext:value-type="float">
            <text:p>43.010506</text:p>
          </table:table-cell>
          <table:table-cell office:value-type="float" office:value="-1.8484714" calcext:value-type="float">
            <text:p>-1.8484714</text:p>
          </table:table-cell>
          <table:table-cell office:value-type="float" office:value="52.09728" calcext:value-type="float">
            <text:p>52.09728</text:p>
          </table:table-cell>
          <table:table-cell office:value-type="float" office:value="-2.9512167" calcext:value-type="float">
            <text:p>-2.9512167</text:p>
          </table:table-cell>
          <table:table-cell office:value-type="float" office:value="59.22044" calcext:value-type="float">
            <text:p>59.22044</text:p>
          </table:table-cell>
          <table:table-cell office:value-type="float" office:value="-2.255492" calcext:value-type="float">
            <text:p>-2.255492</text:p>
          </table:table-cell>
          <table:table-cell office:value-type="float" office:value="61.556976" calcext:value-type="float">
            <text:p>61.556976</text:p>
          </table:table-cell>
          <table:table-cell office:value-type="float" office:value="-0.5738736" calcext:value-type="float">
            <text:p>-0.5738736</text:p>
          </table:table-cell>
          <table:table-cell office:value-type="float" office:value="64.23992" calcext:value-type="float">
            <text:p>64.23992</text:p>
          </table:table-cell>
          <table:table-cell office:value-type="float" office:value="-0.099699534" calcext:value-type="float">
            <text:p>-0.099699534</text:p>
          </table:table-cell>
          <table:table-cell office:value-type="float" office:value="67.42294" calcext:value-type="float">
            <text:p>67.42294</text:p>
          </table:table-cell>
          <table:table-cell office:value-type="float" office:value="-2.7955196" calcext:value-type="float">
            <text:p>-2.7955196</text:p>
          </table:table-cell>
          <table:table-cell office:value-type="float" office:value="43.41886" calcext:value-type="float">
            <text:p>43.41886</text:p>
          </table:table-cell>
          <table:table-cell office:value-type="float" office:value="-2.6253784" calcext:value-type="float">
            <text:p>-2.6253784</text:p>
          </table:table-cell>
          <table:table-cell office:value-type="float" office:value="49.06586" calcext:value-type="float">
            <text:p>49.065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21.wav</text:p>
          </table:table-cell>
          <table:table-cell office:value-type="float" office:value="2158.15948561729" calcext:value-type="float">
            <text:p>2158.15948561729</text:p>
          </table:table-cell>
          <table:table-cell office:value-type="float" office:value="249351.911706063" calcext:value-type="float">
            <text:p>249351.911706063</text:p>
          </table:table-cell>
          <table:table-cell office:value-type="float" office:value="2060.65123465204" calcext:value-type="float">
            <text:p>2060.65123465204</text:p>
          </table:table-cell>
          <table:table-cell office:value-type="float" office:value="61847.4541504008" calcext:value-type="float">
            <text:p>61847.4541504008</text:p>
          </table:table-cell>
          <table:table-cell office:value-type="float" office:value="20.6324260632789" calcext:value-type="float">
            <text:p>20.6324260632789</text:p>
          </table:table-cell>
          <table:table-cell office:value-type="float" office:value="92.732932901317" calcext:value-type="float">
            <text:p>92.732932901317</text:p>
          </table:table-cell>
          <table:table-cell office:value-type="float" office:value="0.007656925" calcext:value-type="float">
            <text:p>0.007656925</text:p>
          </table:table-cell>
          <table:table-cell office:value-type="float" office:value="0.000068394336" calcext:value-type="float">
            <text:p>0.000068394336</text:p>
          </table:table-cell>
          <table:table-cell office:value-type="float" office:value="4245.81307324899" calcext:value-type="float">
            <text:p>4245.81307324899</text:p>
          </table:table-cell>
          <table:table-cell office:value-type="float" office:value="924481.492498558" calcext:value-type="float">
            <text:p>924481.492498558</text:p>
          </table:table-cell>
          <table:table-cell office:value-type="float" office:value="2.56997689789002" calcext:value-type="float">
            <text:p>2.56997689789002</text:p>
          </table:table-cell>
          <table:table-cell office:value-type="float" office:value="8.06510223614017" calcext:value-type="float">
            <text:p>8.06510223614017</text:p>
          </table:table-cell>
          <table:table-cell office:value-type="float" office:value="-0.0294859880042222" calcext:value-type="float">
            <text:p>-0.0294859880042222</text:p>
          </table:table-cell>
          <table:table-cell office:value-type="float" office:value="0.00656240221856979" calcext:value-type="float">
            <text:p>0.00656240221856979</text:p>
          </table:table-cell>
          <table:table-cell office:value-type="float" office:value="0.121568436412413" calcext:value-type="float">
            <text:p>0.121568436412413</text:p>
          </table:table-cell>
          <table:table-cell office:value-type="float" office:value="0.00287810113160439" calcext:value-type="float">
            <text:p>0.00287810113160439</text:p>
          </table:table-cell>
          <table:table-cell office:value-type="float" office:value="0.3929219" calcext:value-type="float">
            <text:p>0.3929219</text:p>
          </table:table-cell>
          <table:table-cell office:value-type="float" office:value="0.07989615" calcext:value-type="float">
            <text:p>0.07989615</text:p>
          </table:table-cell>
          <table:table-cell office:value-type="float" office:value="0.26977974" calcext:value-type="float">
            <text:p>0.26977974</text:p>
          </table:table-cell>
          <table:table-cell office:value-type="float" office:value="0.010552229" calcext:value-type="float">
            <text:p>0.010552229</text:p>
          </table:table-cell>
          <table:table-cell office:value-type="float" office:value="0.059516348" calcext:value-type="float">
            <text:p>0.059516348</text:p>
          </table:table-cell>
          <table:table-cell office:value-type="float" office:value="0" calcext:value-type="float">
            <text:p>0</text:p>
          </table:table-cell>
          <table:table-cell office:value-type="float" office:value="0.16144805" calcext:value-type="float">
            <text:p>0.16144805</text:p>
          </table:table-cell>
          <table:table-cell office:value-type="float" office:value="0.0025404857" calcext:value-type="float">
            <text:p>0.0025404857</text:p>
          </table:table-cell>
          <table:table-cell office:value-type="float" office:value="0.218342953011832" calcext:value-type="float">
            <text:p>0.218342953011832</text:p>
          </table:table-cell>
          <table:table-cell office:value-type="float" office:value="0.061149733764566" calcext:value-type="float">
            <text:p>0.061149733764566</text:p>
          </table:table-cell>
          <table:table-cell office:value-type="float" office:value="0.08259939" calcext:value-type="float">
            <text:p>0.08259939</text:p>
          </table:table-cell>
          <table:table-cell office:value-type="float" office:value="-55.33593" calcext:value-type="float">
            <text:p>-55.33593</text:p>
          </table:table-cell>
          <table:table-cell office:value-type="float" office:value="1250.0803" calcext:value-type="float">
            <text:p>1250.0803</text:p>
          </table:table-cell>
          <table:table-cell office:value-type="float" office:value="114.42699" calcext:value-type="float">
            <text:p>114.42699</text:p>
          </table:table-cell>
          <table:table-cell office:value-type="float" office:value="420.3429" calcext:value-type="float">
            <text:p>420.3429</text:p>
          </table:table-cell>
          <table:table-cell office:value-type="float" office:value="-34.03885" calcext:value-type="float">
            <text:p>-34.03885</text:p>
          </table:table-cell>
          <table:table-cell office:value-type="float" office:value="272.69794" calcext:value-type="float">
            <text:p>272.69794</text:p>
          </table:table-cell>
          <table:table-cell office:value-type="float" office:value="37.9975" calcext:value-type="float">
            <text:p>37.9975</text:p>
          </table:table-cell>
          <table:table-cell office:value-type="float" office:value="158.64417" calcext:value-type="float">
            <text:p>158.64417</text:p>
          </table:table-cell>
          <table:table-cell office:value-type="float" office:value="-22.330324" calcext:value-type="float">
            <text:p>-22.330324</text:p>
          </table:table-cell>
          <table:table-cell office:value-type="float" office:value="184.83379" calcext:value-type="float">
            <text:p>184.83379</text:p>
          </table:table-cell>
          <table:table-cell office:value-type="float" office:value="18.537243" calcext:value-type="float">
            <text:p>18.537243</text:p>
          </table:table-cell>
          <table:table-cell office:value-type="float" office:value="113.25945" calcext:value-type="float">
            <text:p>113.25945</text:p>
          </table:table-cell>
          <table:table-cell office:value-type="float" office:value="-18.159187" calcext:value-type="float">
            <text:p>-18.159187</text:p>
          </table:table-cell>
          <table:table-cell office:value-type="float" office:value="109.28351" calcext:value-type="float">
            <text:p>109.28351</text:p>
          </table:table-cell>
          <table:table-cell office:value-type="float" office:value="13.812106" calcext:value-type="float">
            <text:p>13.812106</text:p>
          </table:table-cell>
          <table:table-cell office:value-type="float" office:value="59.18038" calcext:value-type="float">
            <text:p>59.18038</text:p>
          </table:table-cell>
          <table:table-cell office:value-type="float" office:value="-27.804724" calcext:value-type="float">
            <text:p>-27.804724</text:p>
          </table:table-cell>
          <table:table-cell office:value-type="float" office:value="98.93144" calcext:value-type="float">
            <text:p>98.93144</text:p>
          </table:table-cell>
          <table:table-cell office:value-type="float" office:value="18.165419" calcext:value-type="float">
            <text:p>18.165419</text:p>
          </table:table-cell>
          <table:table-cell office:value-type="float" office:value="69.27639" calcext:value-type="float">
            <text:p>69.27639</text:p>
          </table:table-cell>
          <table:table-cell office:value-type="float" office:value="-14.628683" calcext:value-type="float">
            <text:p>-14.628683</text:p>
          </table:table-cell>
          <table:table-cell office:value-type="float" office:value="49.03075" calcext:value-type="float">
            <text:p>49.03075</text:p>
          </table:table-cell>
          <table:table-cell office:value-type="float" office:value="6.551334" calcext:value-type="float">
            <text:p>6.551334</text:p>
          </table:table-cell>
          <table:table-cell office:value-type="float" office:value="57.451996" calcext:value-type="float">
            <text:p>57.451996</text:p>
          </table:table-cell>
          <table:table-cell office:value-type="float" office:value="-8.264944" calcext:value-type="float">
            <text:p>-8.264944</text:p>
          </table:table-cell>
          <table:table-cell office:value-type="float" office:value="49.37761" calcext:value-type="float">
            <text:p>49.37761</text:p>
          </table:table-cell>
          <table:table-cell office:value-type="float" office:value="-2.2530942" calcext:value-type="float">
            <text:p>-2.2530942</text:p>
          </table:table-cell>
          <table:table-cell office:value-type="float" office:value="51.234013" calcext:value-type="float">
            <text:p>51.234013</text:p>
          </table:table-cell>
          <table:table-cell office:value-type="float" office:value="-11.602567" calcext:value-type="float">
            <text:p>-11.602567</text:p>
          </table:table-cell>
          <table:table-cell office:value-type="float" office:value="37.20732" calcext:value-type="float">
            <text:p>37.20732</text:p>
          </table:table-cell>
          <table:table-cell office:value-type="float" office:value="2.495975" calcext:value-type="float">
            <text:p>2.495975</text:p>
          </table:table-cell>
          <table:table-cell office:value-type="float" office:value="40.120644" calcext:value-type="float">
            <text:p>40.120644</text:p>
          </table:table-cell>
          <table:table-cell office:value-type="float" office:value="-10.939673" calcext:value-type="float">
            <text:p>-10.939673</text:p>
          </table:table-cell>
          <table:table-cell office:value-type="float" office:value="43.63394" calcext:value-type="float">
            <text:p>43.63394</text:p>
          </table:table-cell>
          <table:table-cell office:value-type="float" office:value="0.71032476" calcext:value-type="float">
            <text:p>0.71032476</text:p>
          </table:table-cell>
          <table:table-cell office:value-type="float" office:value="45.851677" calcext:value-type="float">
            <text:p>45.851677</text:p>
          </table:table-cell>
          <table:table-cell office:value-type="float" office:value="-0.6814992" calcext:value-type="float">
            <text:p>-0.6814992</text:p>
          </table:table-cell>
          <table:table-cell office:value-type="float" office:value="39.167572" calcext:value-type="float">
            <text:p>39.167572</text:p>
          </table:table-cell>
          <table:table-cell office:value-type="float" office:value="-0.06265691" calcext:value-type="float">
            <text:p>-0.06265691</text:p>
          </table:table-cell>
          <table:table-cell office:value-type="float" office:value="44.91288" calcext:value-type="float">
            <text:p>44.912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64.wav</text:p>
          </table:table-cell>
          <table:table-cell office:value-type="float" office:value="2181.33826811292" calcext:value-type="float">
            <text:p>2181.33826811292</text:p>
          </table:table-cell>
          <table:table-cell office:value-type="float" office:value="155618.130692469" calcext:value-type="float">
            <text:p>155618.130692469</text:p>
          </table:table-cell>
          <table:table-cell office:value-type="float" office:value="2181.05627133546" calcext:value-type="float">
            <text:p>2181.05627133546</text:p>
          </table:table-cell>
          <table:table-cell office:value-type="float" office:value="75702.0998093305" calcext:value-type="float">
            <text:p>75702.0998093305</text:p>
          </table:table-cell>
          <table:table-cell office:value-type="float" office:value="21.3171838068218" calcext:value-type="float">
            <text:p>21.3171838068218</text:p>
          </table:table-cell>
          <table:table-cell office:value-type="float" office:value="81.4185285411345" calcext:value-type="float">
            <text:p>81.4185285411345</text:p>
          </table:table-cell>
          <table:table-cell office:value-type="float" office:value="0.006937229" calcext:value-type="float">
            <text:p>0.006937229</text:p>
          </table:table-cell>
          <table:table-cell office:value-type="float" office:value="0.000048802794" calcext:value-type="float">
            <text:p>0.000048802794</text:p>
          </table:table-cell>
          <table:table-cell office:value-type="float" office:value="4689.72513504205" calcext:value-type="float">
            <text:p>4689.72513504205</text:p>
          </table:table-cell>
          <table:table-cell office:value-type="float" office:value="980975.76623777" calcext:value-type="float">
            <text:p>980975.76623777</text:p>
          </table:table-cell>
          <table:table-cell office:value-type="float" office:value="1.52787755465305" calcext:value-type="float">
            <text:p>1.52787755465305</text:p>
          </table:table-cell>
          <table:table-cell office:value-type="float" office:value="3.40185514211889" calcext:value-type="float">
            <text:p>3.40185514211889</text:p>
          </table:table-cell>
          <table:table-cell office:value-type="float" office:value="0.025232745406463" calcext:value-type="float">
            <text:p>0.025232745406463</text:p>
          </table:table-cell>
          <table:table-cell office:value-type="float" office:value="0.0127150149896116" calcext:value-type="float">
            <text:p>0.0127150149896116</text:p>
          </table:table-cell>
          <table:table-cell office:value-type="float" office:value="0.106369785624517" calcext:value-type="float">
            <text:p>0.106369785624517</text:p>
          </table:table-cell>
          <table:table-cell office:value-type="float" office:value="0.00147196405064696" calcext:value-type="float">
            <text:p>0.00147196405064696</text:p>
          </table:table-cell>
          <table:table-cell office:value-type="float" office:value="0.3742859" calcext:value-type="float">
            <text:p>0.3742859</text:p>
          </table:table-cell>
          <table:table-cell office:value-type="float" office:value="0.08474812" calcext:value-type="float">
            <text:p>0.08474812</text:p>
          </table:table-cell>
          <table:table-cell office:value-type="float" office:value="0.26034784" calcext:value-type="float">
            <text:p>0.26034784</text:p>
          </table:table-cell>
          <table:table-cell office:value-type="float" office:value="0.015552332" calcext:value-type="float">
            <text:p>0.015552332</text:p>
          </table:table-cell>
          <table:table-cell office:value-type="float" office:value="0.0065672896" calcext:value-type="float">
            <text:p>0.0065672896</text:p>
          </table:table-cell>
          <table:table-cell office:value-type="float" office:value="0" calcext:value-type="float">
            <text:p>0</text:p>
          </table:table-cell>
          <table:table-cell office:value-type="float" office:value="0.10706775" calcext:value-type="float">
            <text:p>0.10706775</text:p>
          </table:table-cell>
          <table:table-cell office:value-type="float" office:value="0.0016517637" calcext:value-type="float">
            <text:p>0.0016517637</text:p>
          </table:table-cell>
          <table:table-cell office:value-type="float" office:value="0.142721902461237" calcext:value-type="float">
            <text:p>0.142721902461237</text:p>
          </table:table-cell>
          <table:table-cell office:value-type="float" office:value="0.0326711998927959" calcext:value-type="float">
            <text:p>0.0326711998927959</text:p>
          </table:table-cell>
          <table:table-cell office:value-type="float" office:value="0.014771756" calcext:value-type="float">
            <text:p>0.014771756</text:p>
          </table:table-cell>
          <table:table-cell office:value-type="float" office:value="-118.8025" calcext:value-type="float">
            <text:p>-118.8025</text:p>
          </table:table-cell>
          <table:table-cell office:value-type="float" office:value="3026.8667" calcext:value-type="float">
            <text:p>3026.8667</text:p>
          </table:table-cell>
          <table:table-cell office:value-type="float" office:value="104.436676" calcext:value-type="float">
            <text:p>104.436676</text:p>
          </table:table-cell>
          <table:table-cell office:value-type="float" office:value="304.15637" calcext:value-type="float">
            <text:p>304.15637</text:p>
          </table:table-cell>
          <table:table-cell office:value-type="float" office:value="-29.188753" calcext:value-type="float">
            <text:p>-29.188753</text:p>
          </table:table-cell>
          <table:table-cell office:value-type="float" office:value="412.8082" calcext:value-type="float">
            <text:p>412.8082</text:p>
          </table:table-cell>
          <table:table-cell office:value-type="float" office:value="42.102615" calcext:value-type="float">
            <text:p>42.102615</text:p>
          </table:table-cell>
          <table:table-cell office:value-type="float" office:value="123.74669" calcext:value-type="float">
            <text:p>123.74669</text:p>
          </table:table-cell>
          <table:table-cell office:value-type="float" office:value="-13.299715" calcext:value-type="float">
            <text:p>-13.299715</text:p>
          </table:table-cell>
          <table:table-cell office:value-type="float" office:value="155.29797" calcext:value-type="float">
            <text:p>155.29797</text:p>
          </table:table-cell>
          <table:table-cell office:value-type="float" office:value="29.062935" calcext:value-type="float">
            <text:p>29.062935</text:p>
          </table:table-cell>
          <table:table-cell office:value-type="float" office:value="122.926575" calcext:value-type="float">
            <text:p>122.926575</text:p>
          </table:table-cell>
          <table:table-cell office:value-type="float" office:value="-20.866318" calcext:value-type="float">
            <text:p>-20.866318</text:p>
          </table:table-cell>
          <table:table-cell office:value-type="float" office:value="81.44788" calcext:value-type="float">
            <text:p>81.44788</text:p>
          </table:table-cell>
          <table:table-cell office:value-type="float" office:value="21.608942" calcext:value-type="float">
            <text:p>21.608942</text:p>
          </table:table-cell>
          <table:table-cell office:value-type="float" office:value="48.89317" calcext:value-type="float">
            <text:p>48.89317</text:p>
          </table:table-cell>
          <table:table-cell office:value-type="float" office:value="-24.331242" calcext:value-type="float">
            <text:p>-24.331242</text:p>
          </table:table-cell>
          <table:table-cell office:value-type="float" office:value="66.47846" calcext:value-type="float">
            <text:p>66.47846</text:p>
          </table:table-cell>
          <table:table-cell office:value-type="float" office:value="10.7288265" calcext:value-type="float">
            <text:p>10.7288265</text:p>
          </table:table-cell>
          <table:table-cell office:value-type="float" office:value="60.726643" calcext:value-type="float">
            <text:p>60.726643</text:p>
          </table:table-cell>
          <table:table-cell office:value-type="float" office:value="-15.099053" calcext:value-type="float">
            <text:p>-15.099053</text:p>
          </table:table-cell>
          <table:table-cell office:value-type="float" office:value="55.061256" calcext:value-type="float">
            <text:p>55.061256</text:p>
          </table:table-cell>
          <table:table-cell office:value-type="float" office:value="5.9375844" calcext:value-type="float">
            <text:p>5.9375844</text:p>
          </table:table-cell>
          <table:table-cell office:value-type="float" office:value="46.871914" calcext:value-type="float">
            <text:p>46.871914</text:p>
          </table:table-cell>
          <table:table-cell office:value-type="float" office:value="-11.788948" calcext:value-type="float">
            <text:p>-11.788948</text:p>
          </table:table-cell>
          <table:table-cell office:value-type="float" office:value="43.50864" calcext:value-type="float">
            <text:p>43.50864</text:p>
          </table:table-cell>
          <table:table-cell office:value-type="float" office:value="-0.90746856" calcext:value-type="float">
            <text:p>-0.90746856</text:p>
          </table:table-cell>
          <table:table-cell office:value-type="float" office:value="41.616505" calcext:value-type="float">
            <text:p>41.616505</text:p>
          </table:table-cell>
          <table:table-cell office:value-type="float" office:value="-11.01456" calcext:value-type="float">
            <text:p>-11.01456</text:p>
          </table:table-cell>
          <table:table-cell office:value-type="float" office:value="60.82108" calcext:value-type="float">
            <text:p>60.82108</text:p>
          </table:table-cell>
          <table:table-cell office:value-type="float" office:value="-0.19940795" calcext:value-type="float">
            <text:p>-0.19940795</text:p>
          </table:table-cell>
          <table:table-cell office:value-type="float" office:value="43.305603" calcext:value-type="float">
            <text:p>43.305603</text:p>
          </table:table-cell>
          <table:table-cell office:value-type="float" office:value="-6.906149" calcext:value-type="float">
            <text:p>-6.906149</text:p>
          </table:table-cell>
          <table:table-cell office:value-type="float" office:value="40.473186" calcext:value-type="float">
            <text:p>40.473186</text:p>
          </table:table-cell>
          <table:table-cell office:value-type="float" office:value="-1.297816" calcext:value-type="float">
            <text:p>-1.297816</text:p>
          </table:table-cell>
          <table:table-cell office:value-type="float" office:value="47.76032" calcext:value-type="float">
            <text:p>47.76032</text:p>
          </table:table-cell>
          <table:table-cell office:value-type="float" office:value="-6.3202825" calcext:value-type="float">
            <text:p>-6.3202825</text:p>
          </table:table-cell>
          <table:table-cell office:value-type="float" office:value="33.13725" calcext:value-type="float">
            <text:p>33.13725</text:p>
          </table:table-cell>
          <table:table-cell office:value-type="float" office:value="-2.6999989" calcext:value-type="float">
            <text:p>-2.6999989</text:p>
          </table:table-cell>
          <table:table-cell office:value-type="float" office:value="33.244213" calcext:value-type="float">
            <text:p>33.2442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34.wav</text:p>
          </table:table-cell>
          <table:table-cell office:value-type="float" office:value="2788.36933580365" calcext:value-type="float">
            <text:p>2788.36933580365</text:p>
          </table:table-cell>
          <table:table-cell office:value-type="float" office:value="281769.067872248" calcext:value-type="float">
            <text:p>281769.067872248</text:p>
          </table:table-cell>
          <table:table-cell office:value-type="float" office:value="2648.33864600561" calcext:value-type="float">
            <text:p>2648.33864600561</text:p>
          </table:table-cell>
          <table:table-cell office:value-type="float" office:value="82063.716580868" calcext:value-type="float">
            <text:p>82063.716580868</text:p>
          </table:table-cell>
          <table:table-cell office:value-type="float" office:value="18.7133979868817" calcext:value-type="float">
            <text:p>18.7133979868817</text:p>
          </table:table-cell>
          <table:table-cell office:value-type="float" office:value="12.5777104736914" calcext:value-type="float">
            <text:p>12.5777104736914</text:p>
          </table:table-cell>
          <table:table-cell office:value-type="float" office:value="0.043025866" calcext:value-type="float">
            <text:p>0.043025866</text:p>
          </table:table-cell>
          <table:table-cell office:value-type="float" office:value="0.0010642069" calcext:value-type="float">
            <text:p>0.0010642069</text:p>
          </table:table-cell>
          <table:table-cell office:value-type="float" office:value="5832.19727682411" calcext:value-type="float">
            <text:p>5832.19727682411</text:p>
          </table:table-cell>
          <table:table-cell office:value-type="float" office:value="1242505.79217929" calcext:value-type="float">
            <text:p>1242505.79217929</text:p>
          </table:table-cell>
          <table:table-cell office:value-type="float" office:value="2.68708876987418" calcext:value-type="float">
            <text:p>2.68708876987418</text:p>
          </table:table-cell>
          <table:table-cell office:value-type="float" office:value="7.76219614173711" calcext:value-type="float">
            <text:p>7.76219614173711</text:p>
          </table:table-cell>
          <table:table-cell office:value-type="float" office:value="0.0264116371669054" calcext:value-type="float">
            <text:p>0.0264116371669054</text:p>
          </table:table-cell>
          <table:table-cell office:value-type="float" office:value="0.0100368447550266" calcext:value-type="float">
            <text:p>0.0100368447550266</text:p>
          </table:table-cell>
          <table:table-cell office:value-type="float" office:value="0.134925398987003" calcext:value-type="float">
            <text:p>0.134925398987003</text:p>
          </table:table-cell>
          <table:table-cell office:value-type="float" office:value="0.00151015202041619" calcext:value-type="float">
            <text:p>0.00151015202041619</text:p>
          </table:table-cell>
          <table:table-cell office:value-type="float" office:value="0.42131665" calcext:value-type="float">
            <text:p>0.42131665</text:p>
          </table:table-cell>
          <table:table-cell office:value-type="float" office:value="0.07875683" calcext:value-type="float">
            <text:p>0.07875683</text:p>
          </table:table-cell>
          <table:table-cell office:value-type="float" office:value="0.2531134" calcext:value-type="float">
            <text:p>0.2531134</text:p>
          </table:table-cell>
          <table:table-cell office:value-type="float" office:value="0.019266943" calcext:value-type="float">
            <text:p>0.019266943</text:p>
          </table:table-cell>
          <table:table-cell office:value-type="float" office:value="0.12615052" calcext:value-type="float">
            <text:p>0.12615052</text:p>
          </table:table-cell>
          <table:table-cell office:value-type="float" office:value="0" calcext:value-type="float">
            <text:p>0</text:p>
          </table:table-cell>
          <table:table-cell office:value-type="float" office:value="0.19099241" calcext:value-type="float">
            <text:p>0.19099241</text:p>
          </table:table-cell>
          <table:table-cell office:value-type="float" office:value="0.0007785821" calcext:value-type="float">
            <text:p>0.0007785821</text:p>
          </table:table-cell>
          <table:table-cell office:value-type="float" office:value="0.240448051405995" calcext:value-type="float">
            <text:p>0.240448051405995</text:p>
          </table:table-cell>
          <table:table-cell office:value-type="float" office:value="0.0727792896557225" calcext:value-type="float">
            <text:p>0.0727792896557225</text:p>
          </table:table-cell>
          <table:table-cell office:value-type="float" office:value="0.113473326" calcext:value-type="float">
            <text:p>0.113473326</text:p>
          </table:table-cell>
          <table:table-cell office:value-type="float" office:value="-28.048374" calcext:value-type="float">
            <text:p>-28.048374</text:p>
          </table:table-cell>
          <table:table-cell office:value-type="float" office:value="665.7644" calcext:value-type="float">
            <text:p>665.7644</text:p>
          </table:table-cell>
          <table:table-cell office:value-type="float" office:value="65.66149" calcext:value-type="float">
            <text:p>65.66149</text:p>
          </table:table-cell>
          <table:table-cell office:value-type="float" office:value="337.99814" calcext:value-type="float">
            <text:p>337.99814</text:p>
          </table:table-cell>
          <table:table-cell office:value-type="float" office:value="-7.321227" calcext:value-type="float">
            <text:p>-7.321227</text:p>
          </table:table-cell>
          <table:table-cell office:value-type="float" office:value="253.27672" calcext:value-type="float">
            <text:p>253.27672</text:p>
          </table:table-cell>
          <table:table-cell office:value-type="float" office:value="33.75632" calcext:value-type="float">
            <text:p>33.75632</text:p>
          </table:table-cell>
          <table:table-cell office:value-type="float" office:value="173.30719" calcext:value-type="float">
            <text:p>173.30719</text:p>
          </table:table-cell>
          <table:table-cell office:value-type="float" office:value="11.126422" calcext:value-type="float">
            <text:p>11.126422</text:p>
          </table:table-cell>
          <table:table-cell office:value-type="float" office:value="93.249405" calcext:value-type="float">
            <text:p>93.249405</text:p>
          </table:table-cell>
          <table:table-cell office:value-type="float" office:value="14.604361" calcext:value-type="float">
            <text:p>14.604361</text:p>
          </table:table-cell>
          <table:table-cell office:value-type="float" office:value="75.471695" calcext:value-type="float">
            <text:p>75.471695</text:p>
          </table:table-cell>
          <table:table-cell office:value-type="float" office:value="2.0925806" calcext:value-type="float">
            <text:p>2.0925806</text:p>
          </table:table-cell>
          <table:table-cell office:value-type="float" office:value="78.151665" calcext:value-type="float">
            <text:p>78.151665</text:p>
          </table:table-cell>
          <table:table-cell office:value-type="float" office:value="10.009483" calcext:value-type="float">
            <text:p>10.009483</text:p>
          </table:table-cell>
          <table:table-cell office:value-type="float" office:value="37.76835" calcext:value-type="float">
            <text:p>37.76835</text:p>
          </table:table-cell>
          <table:table-cell office:value-type="float" office:value="-0.22511576" calcext:value-type="float">
            <text:p>-0.22511576</text:p>
          </table:table-cell>
          <table:table-cell office:value-type="float" office:value="47.724094" calcext:value-type="float">
            <text:p>47.724094</text:p>
          </table:table-cell>
          <table:table-cell office:value-type="float" office:value="10.134864" calcext:value-type="float">
            <text:p>10.134864</text:p>
          </table:table-cell>
          <table:table-cell office:value-type="float" office:value="52.337765" calcext:value-type="float">
            <text:p>52.337765</text:p>
          </table:table-cell>
          <table:table-cell office:value-type="float" office:value="-2.854763" calcext:value-type="float">
            <text:p>-2.854763</text:p>
          </table:table-cell>
          <table:table-cell office:value-type="float" office:value="73.325775" calcext:value-type="float">
            <text:p>73.325775</text:p>
          </table:table-cell>
          <table:table-cell office:value-type="float" office:value="3.096317" calcext:value-type="float">
            <text:p>3.096317</text:p>
          </table:table-cell>
          <table:table-cell office:value-type="float" office:value="36.726067" calcext:value-type="float">
            <text:p>36.726067</text:p>
          </table:table-cell>
          <table:table-cell office:value-type="float" office:value="-1.6673214" calcext:value-type="float">
            <text:p>-1.6673214</text:p>
          </table:table-cell>
          <table:table-cell office:value-type="float" office:value="39.646717" calcext:value-type="float">
            <text:p>39.646717</text:p>
          </table:table-cell>
          <table:table-cell office:value-type="float" office:value="-0.11128814" calcext:value-type="float">
            <text:p>-0.11128814</text:p>
          </table:table-cell>
          <table:table-cell office:value-type="float" office:value="35.38865" calcext:value-type="float">
            <text:p>35.38865</text:p>
          </table:table-cell>
          <table:table-cell office:value-type="float" office:value="-1.6675023" calcext:value-type="float">
            <text:p>-1.6675023</text:p>
          </table:table-cell>
          <table:table-cell office:value-type="float" office:value="44.26725" calcext:value-type="float">
            <text:p>44.26725</text:p>
          </table:table-cell>
          <table:table-cell office:value-type="float" office:value="1.8607966" calcext:value-type="float">
            <text:p>1.8607966</text:p>
          </table:table-cell>
          <table:table-cell office:value-type="float" office:value="31.972698" calcext:value-type="float">
            <text:p>31.972698</text:p>
          </table:table-cell>
          <table:table-cell office:value-type="float" office:value="-3.9520955" calcext:value-type="float">
            <text:p>-3.9520955</text:p>
          </table:table-cell>
          <table:table-cell office:value-type="float" office:value="33.249073" calcext:value-type="float">
            <text:p>33.249073</text:p>
          </table:table-cell>
          <table:table-cell office:value-type="float" office:value="-1.6541673" calcext:value-type="float">
            <text:p>-1.6541673</text:p>
          </table:table-cell>
          <table:table-cell office:value-type="float" office:value="38.05971" calcext:value-type="float">
            <text:p>38.05971</text:p>
          </table:table-cell>
          <table:table-cell office:value-type="float" office:value="-6.4595466" calcext:value-type="float">
            <text:p>-6.4595466</text:p>
          </table:table-cell>
          <table:table-cell office:value-type="float" office:value="37.648663" calcext:value-type="float">
            <text:p>37.648663</text:p>
          </table:table-cell>
          <table:table-cell office:value-type="float" office:value="-3.9630885" calcext:value-type="float">
            <text:p>-3.9630885</text:p>
          </table:table-cell>
          <table:table-cell office:value-type="float" office:value="65.14303" calcext:value-type="float">
            <text:p>65.143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84.wav</text:p>
          </table:table-cell>
          <table:table-cell office:value-type="float" office:value="2581.50760429199" calcext:value-type="float">
            <text:p>2581.50760429199</text:p>
          </table:table-cell>
          <table:table-cell office:value-type="float" office:value="418226.727438918" calcext:value-type="float">
            <text:p>418226.727438918</text:p>
          </table:table-cell>
          <table:table-cell office:value-type="float" office:value="2376.17188106106" calcext:value-type="float">
            <text:p>2376.17188106106</text:p>
          </table:table-cell>
          <table:table-cell office:value-type="float" office:value="64758.2295190449" calcext:value-type="float">
            <text:p>64758.2295190449</text:p>
          </table:table-cell>
          <table:table-cell office:value-type="float" office:value="22.3377838347031" calcext:value-type="float">
            <text:p>22.3377838347031</text:p>
          </table:table-cell>
          <table:table-cell office:value-type="float" office:value="92.6406895228886" calcext:value-type="float">
            <text:p>92.6406895228886</text:p>
          </table:table-cell>
          <table:table-cell office:value-type="float" office:value="0.014394429" calcext:value-type="float">
            <text:p>0.014394429</text:p>
          </table:table-cell>
          <table:table-cell office:value-type="float" office:value="0.00021082166" calcext:value-type="float">
            <text:p>0.00021082166</text:p>
          </table:table-cell>
          <table:table-cell office:value-type="float" office:value="5390.36193989269" calcext:value-type="float">
            <text:p>5390.36193989269</text:p>
          </table:table-cell>
          <table:table-cell office:value-type="float" office:value="1148461.64033912" calcext:value-type="float">
            <text:p>1148461.64033912</text:p>
          </table:table-cell>
          <table:table-cell office:value-type="float" office:value="1.55982363094061" calcext:value-type="float">
            <text:p>1.55982363094061</text:p>
          </table:table-cell>
          <table:table-cell office:value-type="float" office:value="2.91809008561186" calcext:value-type="float">
            <text:p>2.91809008561186</text:p>
          </table:table-cell>
          <table:table-cell office:value-type="float" office:value="0.0312825494295781" calcext:value-type="float">
            <text:p>0.0312825494295781</text:p>
          </table:table-cell>
          <table:table-cell office:value-type="float" office:value="0.00668402128146019" calcext:value-type="float">
            <text:p>0.00668402128146019</text:p>
          </table:table-cell>
          <table:table-cell office:value-type="float" office:value="0.139200563128384" calcext:value-type="float">
            <text:p>0.139200563128384</text:p>
          </table:table-cell>
          <table:table-cell office:value-type="float" office:value="0.00414466971226253" calcext:value-type="float">
            <text:p>0.00414466971226253</text:p>
          </table:table-cell>
          <table:table-cell office:value-type="float" office:value="0.3567242" calcext:value-type="float">
            <text:p>0.3567242</text:p>
          </table:table-cell>
          <table:table-cell office:value-type="float" office:value="0.08909161" calcext:value-type="float">
            <text:p>0.08909161</text:p>
          </table:table-cell>
          <table:table-cell office:value-type="float" office:value="0.26472002" calcext:value-type="float">
            <text:p>0.26472002</text:p>
          </table:table-cell>
          <table:table-cell office:value-type="float" office:value="0.01325664" calcext:value-type="float">
            <text:p>0.01325664</text:p>
          </table:table-cell>
          <table:table-cell office:value-type="float" office:value="-0.017794125" calcext:value-type="float">
            <text:p>-0.017794125</text:p>
          </table:table-cell>
          <table:table-cell office:value-type="float" office:value="0" calcext:value-type="float">
            <text:p>0</text:p>
          </table:table-cell>
          <table:table-cell office:value-type="float" office:value="0.106824376" calcext:value-type="float">
            <text:p>0.106824376</text:p>
          </table:table-cell>
          <table:table-cell office:value-type="float" office:value="0.0007864033" calcext:value-type="float">
            <text:p>0.0007864033</text:p>
          </table:table-cell>
          <table:table-cell office:value-type="float" office:value="0.164590525928903" calcext:value-type="float">
            <text:p>0.164590525928903</text:p>
          </table:table-cell>
          <table:table-cell office:value-type="float" office:value="0.0390856103572821" calcext:value-type="float">
            <text:p>0.0390856103572821</text:p>
          </table:table-cell>
          <table:table-cell office:value-type="float" office:value="-0.03592981" calcext:value-type="float">
            <text:p>-0.03592981</text:p>
          </table:table-cell>
          <table:table-cell office:value-type="float" office:value="-94.26873" calcext:value-type="float">
            <text:p>-94.26873</text:p>
          </table:table-cell>
          <table:table-cell office:value-type="float" office:value="1765.9264" calcext:value-type="float">
            <text:p>1765.9264</text:p>
          </table:table-cell>
          <table:table-cell office:value-type="float" office:value="91.89087" calcext:value-type="float">
            <text:p>91.89087</text:p>
          </table:table-cell>
          <table:table-cell office:value-type="float" office:value="458.99213" calcext:value-type="float">
            <text:p>458.99213</text:p>
          </table:table-cell>
          <table:table-cell office:value-type="float" office:value="-17.601385" calcext:value-type="float">
            <text:p>-17.601385</text:p>
          </table:table-cell>
          <table:table-cell office:value-type="float" office:value="270.06952" calcext:value-type="float">
            <text:p>270.06952</text:p>
          </table:table-cell>
          <table:table-cell office:value-type="float" office:value="45.527336" calcext:value-type="float">
            <text:p>45.527336</text:p>
          </table:table-cell>
          <table:table-cell office:value-type="float" office:value="90.09072" calcext:value-type="float">
            <text:p>90.09072</text:p>
          </table:table-cell>
          <table:table-cell office:value-type="float" office:value="-15.701893" calcext:value-type="float">
            <text:p>-15.701893</text:p>
          </table:table-cell>
          <table:table-cell office:value-type="float" office:value="158.03256" calcext:value-type="float">
            <text:p>158.03256</text:p>
          </table:table-cell>
          <table:table-cell office:value-type="float" office:value="32.635612" calcext:value-type="float">
            <text:p>32.635612</text:p>
          </table:table-cell>
          <table:table-cell office:value-type="float" office:value="58.695446" calcext:value-type="float">
            <text:p>58.695446</text:p>
          </table:table-cell>
          <table:table-cell office:value-type="float" office:value="-18.013712" calcext:value-type="float">
            <text:p>-18.013712</text:p>
          </table:table-cell>
          <table:table-cell office:value-type="float" office:value="84.24472" calcext:value-type="float">
            <text:p>84.24472</text:p>
          </table:table-cell>
          <table:table-cell office:value-type="float" office:value="21.570967" calcext:value-type="float">
            <text:p>21.570967</text:p>
          </table:table-cell>
          <table:table-cell office:value-type="float" office:value="55.874584" calcext:value-type="float">
            <text:p>55.874584</text:p>
          </table:table-cell>
          <table:table-cell office:value-type="float" office:value="-15.723526" calcext:value-type="float">
            <text:p>-15.723526</text:p>
          </table:table-cell>
          <table:table-cell office:value-type="float" office:value="63.36098" calcext:value-type="float">
            <text:p>63.36098</text:p>
          </table:table-cell>
          <table:table-cell office:value-type="float" office:value="16.806913" calcext:value-type="float">
            <text:p>16.806913</text:p>
          </table:table-cell>
          <table:table-cell office:value-type="float" office:value="46.116962" calcext:value-type="float">
            <text:p>46.116962</text:p>
          </table:table-cell>
          <table:table-cell office:value-type="float" office:value="-18.290829" calcext:value-type="float">
            <text:p>-18.290829</text:p>
          </table:table-cell>
          <table:table-cell office:value-type="float" office:value="49.99637" calcext:value-type="float">
            <text:p>49.99637</text:p>
          </table:table-cell>
          <table:table-cell office:value-type="float" office:value="13.340856" calcext:value-type="float">
            <text:p>13.340856</text:p>
          </table:table-cell>
          <table:table-cell office:value-type="float" office:value="51.998386" calcext:value-type="float">
            <text:p>51.998386</text:p>
          </table:table-cell>
          <table:table-cell office:value-type="float" office:value="-15.457929" calcext:value-type="float">
            <text:p>-15.457929</text:p>
          </table:table-cell>
          <table:table-cell office:value-type="float" office:value="56.096706" calcext:value-type="float">
            <text:p>56.096706</text:p>
          </table:table-cell>
          <table:table-cell office:value-type="float" office:value="5.2054644" calcext:value-type="float">
            <text:p>5.2054644</text:p>
          </table:table-cell>
          <table:table-cell office:value-type="float" office:value="46.13219" calcext:value-type="float">
            <text:p>46.13219</text:p>
          </table:table-cell>
          <table:table-cell office:value-type="float" office:value="-11.220915" calcext:value-type="float">
            <text:p>-11.220915</text:p>
          </table:table-cell>
          <table:table-cell office:value-type="float" office:value="47.853264" calcext:value-type="float">
            <text:p>47.853264</text:p>
          </table:table-cell>
          <table:table-cell office:value-type="float" office:value="6.206765" calcext:value-type="float">
            <text:p>6.206765</text:p>
          </table:table-cell>
          <table:table-cell office:value-type="float" office:value="41.009117" calcext:value-type="float">
            <text:p>41.009117</text:p>
          </table:table-cell>
          <table:table-cell office:value-type="float" office:value="-7.958713" calcext:value-type="float">
            <text:p>-7.958713</text:p>
          </table:table-cell>
          <table:table-cell office:value-type="float" office:value="50.22685" calcext:value-type="float">
            <text:p>50.22685</text:p>
          </table:table-cell>
          <table:table-cell office:value-type="float" office:value="7.710797" calcext:value-type="float">
            <text:p>7.710797</text:p>
          </table:table-cell>
          <table:table-cell office:value-type="float" office:value="82.0365" calcext:value-type="float">
            <text:p>82.0365</text:p>
          </table:table-cell>
          <table:table-cell office:value-type="float" office:value="-4.605025" calcext:value-type="float">
            <text:p>-4.605025</text:p>
          </table:table-cell>
          <table:table-cell office:value-type="float" office:value="78.97908" calcext:value-type="float">
            <text:p>78.97908</text:p>
          </table:table-cell>
          <table:table-cell office:value-type="float" office:value="0.5353574" calcext:value-type="float">
            <text:p>0.5353574</text:p>
          </table:table-cell>
          <table:table-cell office:value-type="float" office:value="49.35266" calcext:value-type="float">
            <text:p>49.352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86.wav</text:p>
          </table:table-cell>
          <table:table-cell office:value-type="float" office:value="2521.22562384718" calcext:value-type="float">
            <text:p>2521.22562384718</text:p>
          </table:table-cell>
          <table:table-cell office:value-type="float" office:value="590990.331789661" calcext:value-type="float">
            <text:p>590990.331789661</text:p>
          </table:table-cell>
          <table:table-cell office:value-type="float" office:value="2133.48483927102" calcext:value-type="float">
            <text:p>2133.48483927102</text:p>
          </table:table-cell>
          <table:table-cell office:value-type="float" office:value="105831.637182351" calcext:value-type="float">
            <text:p>105831.637182351</text:p>
          </table:table-cell>
          <table:table-cell office:value-type="float" office:value="20.9905760550881" calcext:value-type="float">
            <text:p>20.9905760550881</text:p>
          </table:table-cell>
          <table:table-cell office:value-type="float" office:value="71.3831713299259" calcext:value-type="float">
            <text:p>71.3831713299259</text:p>
          </table:table-cell>
          <table:table-cell office:value-type="float" office:value="0.015121746" calcext:value-type="float">
            <text:p>0.015121746</text:p>
          </table:table-cell>
          <table:table-cell office:value-type="float" office:value="0.00038491772" calcext:value-type="float">
            <text:p>0.00038491772</text:p>
          </table:table-cell>
          <table:table-cell office:value-type="float" office:value="4830.5402928328" calcext:value-type="float">
            <text:p>4830.5402928328</text:p>
          </table:table-cell>
          <table:table-cell office:value-type="float" office:value="1558569.8306587" calcext:value-type="float">
            <text:p>1558569.8306587</text:p>
          </table:table-cell>
          <table:table-cell office:value-type="float" office:value="1.22384094628571" calcext:value-type="float">
            <text:p>1.22384094628571</text:p>
          </table:table-cell>
          <table:table-cell office:value-type="float" office:value="3.15106735707562" calcext:value-type="float">
            <text:p>3.15106735707562</text:p>
          </table:table-cell>
          <table:table-cell office:value-type="float" office:value="0.00523294792426457" calcext:value-type="float">
            <text:p>0.00523294792426457</text:p>
          </table:table-cell>
          <table:table-cell office:value-type="float" office:value="0.00896909672000349" calcext:value-type="float">
            <text:p>0.00896909672000349</text:p>
          </table:table-cell>
          <table:table-cell office:value-type="float" office:value="0.146281585339327" calcext:value-type="float">
            <text:p>0.146281585339327</text:p>
          </table:table-cell>
          <table:table-cell office:value-type="float" office:value="0.00560847678055401" calcext:value-type="float">
            <text:p>0.00560847678055401</text:p>
          </table:table-cell>
          <table:table-cell office:value-type="float" office:value="0.39104795" calcext:value-type="float">
            <text:p>0.39104795</text:p>
          </table:table-cell>
          <table:table-cell office:value-type="float" office:value="0.087328486" calcext:value-type="float">
            <text:p>0.087328486</text:p>
          </table:table-cell>
          <table:table-cell office:value-type="float" office:value="0.2632851" calcext:value-type="float">
            <text:p>0.2632851</text:p>
          </table:table-cell>
          <table:table-cell office:value-type="float" office:value="0.014014292" calcext:value-type="float">
            <text:p>0.014014292</text:p>
          </table:table-cell>
          <table:table-cell office:value-type="float" office:value="0.0080868965" calcext:value-type="float">
            <text:p>0.0080868965</text:p>
          </table:table-cell>
          <table:table-cell office:value-type="float" office:value="0" calcext:value-type="float">
            <text:p>0</text:p>
          </table:table-cell>
          <table:table-cell office:value-type="float" office:value="0.07624123" calcext:value-type="float">
            <text:p>0.07624123</text:p>
          </table:table-cell>
          <table:table-cell office:value-type="float" office:value="0.00229222" calcext:value-type="float">
            <text:p>0.00229222</text:p>
          </table:table-cell>
          <table:table-cell office:value-type="float" office:value="0.150593102640563" calcext:value-type="float">
            <text:p>0.150593102640563</text:p>
          </table:table-cell>
          <table:table-cell office:value-type="float" office:value="0.0343967897234992" calcext:value-type="float">
            <text:p>0.0343967897234992</text:p>
          </table:table-cell>
          <table:table-cell office:value-type="float" office:value="0.05005754" calcext:value-type="float">
            <text:p>0.05005754</text:p>
          </table:table-cell>
          <table:table-cell office:value-type="float" office:value="-160.15704" calcext:value-type="float">
            <text:p>-160.15704</text:p>
          </table:table-cell>
          <table:table-cell office:value-type="float" office:value="10935.492" calcext:value-type="float">
            <text:p>10935.492</text:p>
          </table:table-cell>
          <table:table-cell office:value-type="float" office:value="88.74145" calcext:value-type="float">
            <text:p>88.74145</text:p>
          </table:table-cell>
          <table:table-cell office:value-type="float" office:value="943.3727" calcext:value-type="float">
            <text:p>943.3727</text:p>
          </table:table-cell>
          <table:table-cell office:value-type="float" office:value="-35.476883" calcext:value-type="float">
            <text:p>-35.476883</text:p>
          </table:table-cell>
          <table:table-cell office:value-type="float" office:value="813.85187" calcext:value-type="float">
            <text:p>813.85187</text:p>
          </table:table-cell>
          <table:table-cell office:value-type="float" office:value="47.4943" calcext:value-type="float">
            <text:p>47.4943</text:p>
          </table:table-cell>
          <table:table-cell office:value-type="float" office:value="396.51776" calcext:value-type="float">
            <text:p>396.51776</text:p>
          </table:table-cell>
          <table:table-cell office:value-type="float" office:value="-12.60362" calcext:value-type="float">
            <text:p>-12.60362</text:p>
          </table:table-cell>
          <table:table-cell office:value-type="float" office:value="184.4654" calcext:value-type="float">
            <text:p>184.4654</text:p>
          </table:table-cell>
          <table:table-cell office:value-type="float" office:value="17.301561" calcext:value-type="float">
            <text:p>17.301561</text:p>
          </table:table-cell>
          <table:table-cell office:value-type="float" office:value="143.46104" calcext:value-type="float">
            <text:p>143.46104</text:p>
          </table:table-cell>
          <table:table-cell office:value-type="float" office:value="-19.144144" calcext:value-type="float">
            <text:p>-19.144144</text:p>
          </table:table-cell>
          <table:table-cell office:value-type="float" office:value="138.12926" calcext:value-type="float">
            <text:p>138.12926</text:p>
          </table:table-cell>
          <table:table-cell office:value-type="float" office:value="14.59507" calcext:value-type="float">
            <text:p>14.59507</text:p>
          </table:table-cell>
          <table:table-cell office:value-type="float" office:value="90.43876" calcext:value-type="float">
            <text:p>90.43876</text:p>
          </table:table-cell>
          <table:table-cell office:value-type="float" office:value="-20.387825" calcext:value-type="float">
            <text:p>-20.387825</text:p>
          </table:table-cell>
          <table:table-cell office:value-type="float" office:value="138.17368" calcext:value-type="float">
            <text:p>138.17368</text:p>
          </table:table-cell>
          <table:table-cell office:value-type="float" office:value="11.093687" calcext:value-type="float">
            <text:p>11.093687</text:p>
          </table:table-cell>
          <table:table-cell office:value-type="float" office:value="105.71507" calcext:value-type="float">
            <text:p>105.71507</text:p>
          </table:table-cell>
          <table:table-cell office:value-type="float" office:value="-11.144935" calcext:value-type="float">
            <text:p>-11.144935</text:p>
          </table:table-cell>
          <table:table-cell office:value-type="float" office:value="77.96857" calcext:value-type="float">
            <text:p>77.96857</text:p>
          </table:table-cell>
          <table:table-cell office:value-type="float" office:value="7.699109" calcext:value-type="float">
            <text:p>7.699109</text:p>
          </table:table-cell>
          <table:table-cell office:value-type="float" office:value="71.755356" calcext:value-type="float">
            <text:p>71.755356</text:p>
          </table:table-cell>
          <table:table-cell office:value-type="float" office:value="-9.863814" calcext:value-type="float">
            <text:p>-9.863814</text:p>
          </table:table-cell>
          <table:table-cell office:value-type="float" office:value="63.072155" calcext:value-type="float">
            <text:p>63.072155</text:p>
          </table:table-cell>
          <table:table-cell office:value-type="float" office:value="6.9854503" calcext:value-type="float">
            <text:p>6.9854503</text:p>
          </table:table-cell>
          <table:table-cell office:value-type="float" office:value="78.06017" calcext:value-type="float">
            <text:p>78.06017</text:p>
          </table:table-cell>
          <table:table-cell office:value-type="float" office:value="-10.138801" calcext:value-type="float">
            <text:p>-10.138801</text:p>
          </table:table-cell>
          <table:table-cell office:value-type="float" office:value="52.623478" calcext:value-type="float">
            <text:p>52.623478</text:p>
          </table:table-cell>
          <table:table-cell office:value-type="float" office:value="3.0738516" calcext:value-type="float">
            <text:p>3.0738516</text:p>
          </table:table-cell>
          <table:table-cell office:value-type="float" office:value="49.314034" calcext:value-type="float">
            <text:p>49.314034</text:p>
          </table:table-cell>
          <table:table-cell office:value-type="float" office:value="-7.9530306" calcext:value-type="float">
            <text:p>-7.9530306</text:p>
          </table:table-cell>
          <table:table-cell office:value-type="float" office:value="44.4354" calcext:value-type="float">
            <text:p>44.4354</text:p>
          </table:table-cell>
          <table:table-cell office:value-type="float" office:value="0.69746596" calcext:value-type="float">
            <text:p>0.69746596</text:p>
          </table:table-cell>
          <table:table-cell office:value-type="float" office:value="73.11961" calcext:value-type="float">
            <text:p>73.11961</text:p>
          </table:table-cell>
          <table:table-cell office:value-type="float" office:value="-4.9263062" calcext:value-type="float">
            <text:p>-4.9263062</text:p>
          </table:table-cell>
          <table:table-cell office:value-type="float" office:value="45.306458" calcext:value-type="float">
            <text:p>45.306458</text:p>
          </table:table-cell>
          <table:table-cell office:value-type="float" office:value="-2.608306" calcext:value-type="float">
            <text:p>-2.608306</text:p>
          </table:table-cell>
          <table:table-cell office:value-type="float" office:value="59.734436" calcext:value-type="float">
            <text:p>59.7344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50.wav</text:p>
          </table:table-cell>
          <table:table-cell office:value-type="float" office:value="1721.14665181073" calcext:value-type="float">
            <text:p>1721.14665181073</text:p>
          </table:table-cell>
          <table:table-cell office:value-type="float" office:value="700827.700573887" calcext:value-type="float">
            <text:p>700827.700573887</text:p>
          </table:table-cell>
          <table:table-cell office:value-type="float" office:value="2312.31774771911" calcext:value-type="float">
            <text:p>2312.31774771911</text:p>
          </table:table-cell>
          <table:table-cell office:value-type="float" office:value="366493.65944015" calcext:value-type="float">
            <text:p>366493.65944015</text:p>
          </table:table-cell>
          <table:table-cell office:value-type="float" office:value="17.2548573372678" calcext:value-type="float">
            <text:p>17.2548573372678</text:p>
          </table:table-cell>
          <table:table-cell office:value-type="float" office:value="14.9881600554241" calcext:value-type="float">
            <text:p>14.9881600554241</text:p>
          </table:table-cell>
          <table:table-cell office:value-type="float" office:value="0.012292005" calcext:value-type="float">
            <text:p>0.012292005</text:p>
          </table:table-cell>
          <table:table-cell office:value-type="float" office:value="0.00046264517" calcext:value-type="float">
            <text:p>0.00046264517</text:p>
          </table:table-cell>
          <table:table-cell office:value-type="float" office:value="3811.31866525885" calcext:value-type="float">
            <text:p>3811.31866525885</text:p>
          </table:table-cell>
          <table:table-cell office:value-type="float" office:value="3938968.65958998" calcext:value-type="float">
            <text:p>3938968.65958998</text:p>
          </table:table-cell>
          <table:table-cell office:value-type="float" office:value="1.44662853524296" calcext:value-type="float">
            <text:p>1.44662853524296</text:p>
          </table:table-cell>
          <table:table-cell office:value-type="float" office:value="3.13687775853896" calcext:value-type="float">
            <text:p>3.13687775853896</text:p>
          </table:table-cell>
          <table:table-cell office:value-type="float" office:value="-0.0287126522888759" calcext:value-type="float">
            <text:p>-0.0287126522888759</text:p>
          </table:table-cell>
          <table:table-cell office:value-type="float" office:value="0.00415126012187319" calcext:value-type="float">
            <text:p>0.00415126012187319</text:p>
          </table:table-cell>
          <table:table-cell office:value-type="float" office:value="0.0533034700067672" calcext:value-type="float">
            <text:p>0.0533034700067672</text:p>
          </table:table-cell>
          <table:table-cell office:value-type="float" office:value="0.00145606902093607" calcext:value-type="float">
            <text:p>0.00145606902093607</text:p>
          </table:table-cell>
          <table:table-cell office:value-type="float" office:value="0.39452082" calcext:value-type="float">
            <text:p>0.39452082</text:p>
          </table:table-cell>
          <table:table-cell office:value-type="float" office:value="0.08917251" calcext:value-type="float">
            <text:p>0.08917251</text:p>
          </table:table-cell>
          <table:table-cell office:value-type="float" office:value="0.2571941" calcext:value-type="float">
            <text:p>0.2571941</text:p>
          </table:table-cell>
          <table:table-cell office:value-type="float" office:value="0.017184533" calcext:value-type="float">
            <text:p>0.017184533</text:p>
          </table:table-cell>
          <table:table-cell office:value-type="float" office:value="-0.03742697" calcext:value-type="float">
            <text:p>-0.03742697</text:p>
          </table:table-cell>
          <table:table-cell office:value-type="float" office:value="0" calcext:value-type="float">
            <text:p>0</text:p>
          </table:table-cell>
          <table:table-cell office:value-type="float" office:value="0.14119698" calcext:value-type="float">
            <text:p>0.14119698</text:p>
          </table:table-cell>
          <table:table-cell office:value-type="float" office:value="0.005085804" calcext:value-type="float">
            <text:p>0.005085804</text:p>
          </table:table-cell>
          <table:table-cell office:value-type="float" office:value="0.109358419638707" calcext:value-type="float">
            <text:p>0.109358419638707</text:p>
          </table:table-cell>
          <table:table-cell office:value-type="float" office:value="0.0235191449405684" calcext:value-type="float">
            <text:p>0.0235191449405684</text:p>
          </table:table-cell>
          <table:table-cell office:value-type="float" office:value="0.008225758" calcext:value-type="float">
            <text:p>0.008225758</text:p>
          </table:table-cell>
          <table:table-cell office:value-type="float" office:value="-144.9571" calcext:value-type="float">
            <text:p>-144.9571</text:p>
          </table:table-cell>
          <table:table-cell office:value-type="float" office:value="5061.9224" calcext:value-type="float">
            <text:p>5061.9224</text:p>
          </table:table-cell>
          <table:table-cell office:value-type="float" office:value="118.46496" calcext:value-type="float">
            <text:p>118.46496</text:p>
          </table:table-cell>
          <table:table-cell office:value-type="float" office:value="1283.4542" calcext:value-type="float">
            <text:p>1283.4542</text:p>
          </table:table-cell>
          <table:table-cell office:value-type="float" office:value="20.525068" calcext:value-type="float">
            <text:p>20.525068</text:p>
          </table:table-cell>
          <table:table-cell office:value-type="float" office:value="336.84592" calcext:value-type="float">
            <text:p>336.84592</text:p>
          </table:table-cell>
          <table:table-cell office:value-type="float" office:value="28.564394" calcext:value-type="float">
            <text:p>28.564394</text:p>
          </table:table-cell>
          <table:table-cell office:value-type="float" office:value="117.969765" calcext:value-type="float">
            <text:p>117.969765</text:p>
          </table:table-cell>
          <table:table-cell office:value-type="float" office:value="2.3535557" calcext:value-type="float">
            <text:p>2.3535557</text:p>
          </table:table-cell>
          <table:table-cell office:value-type="float" office:value="85.25602" calcext:value-type="float">
            <text:p>85.25602</text:p>
          </table:table-cell>
          <table:table-cell office:value-type="float" office:value="10.06956" calcext:value-type="float">
            <text:p>10.06956</text:p>
          </table:table-cell>
          <table:table-cell office:value-type="float" office:value="70.69358" calcext:value-type="float">
            <text:p>70.69358</text:p>
          </table:table-cell>
          <table:table-cell office:value-type="float" office:value="11.9176" calcext:value-type="float">
            <text:p>11.9176</text:p>
          </table:table-cell>
          <table:table-cell office:value-type="float" office:value="55.727192" calcext:value-type="float">
            <text:p>55.727192</text:p>
          </table:table-cell>
          <table:table-cell office:value-type="float" office:value="4.8517795" calcext:value-type="float">
            <text:p>4.8517795</text:p>
          </table:table-cell>
          <table:table-cell office:value-type="float" office:value="53.14918" calcext:value-type="float">
            <text:p>53.14918</text:p>
          </table:table-cell>
          <table:table-cell office:value-type="float" office:value="-0.084927514" calcext:value-type="float">
            <text:p>-0.084927514</text:p>
          </table:table-cell>
          <table:table-cell office:value-type="float" office:value="66.45641" calcext:value-type="float">
            <text:p>66.45641</text:p>
          </table:table-cell>
          <table:table-cell office:value-type="float" office:value="3.2985027" calcext:value-type="float">
            <text:p>3.2985027</text:p>
          </table:table-cell>
          <table:table-cell office:value-type="float" office:value="43.16662" calcext:value-type="float">
            <text:p>43.16662</text:p>
          </table:table-cell>
          <table:table-cell office:value-type="float" office:value="3.414399" calcext:value-type="float">
            <text:p>3.414399</text:p>
          </table:table-cell>
          <table:table-cell office:value-type="float" office:value="54.186592" calcext:value-type="float">
            <text:p>54.186592</text:p>
          </table:table-cell>
          <table:table-cell office:value-type="float" office:value="3.6505976" calcext:value-type="float">
            <text:p>3.6505976</text:p>
          </table:table-cell>
          <table:table-cell office:value-type="float" office:value="37.387367" calcext:value-type="float">
            <text:p>37.387367</text:p>
          </table:table-cell>
          <table:table-cell office:value-type="float" office:value="5.3643227" calcext:value-type="float">
            <text:p>5.3643227</text:p>
          </table:table-cell>
          <table:table-cell office:value-type="float" office:value="60.76607" calcext:value-type="float">
            <text:p>60.76607</text:p>
          </table:table-cell>
          <table:table-cell office:value-type="float" office:value="2.256821" calcext:value-type="float">
            <text:p>2.256821</text:p>
          </table:table-cell>
          <table:table-cell office:value-type="float" office:value="61.086887" calcext:value-type="float">
            <text:p>61.086887</text:p>
          </table:table-cell>
          <table:table-cell office:value-type="float" office:value="1.8704137" calcext:value-type="float">
            <text:p>1.8704137</text:p>
          </table:table-cell>
          <table:table-cell office:value-type="float" office:value="33.315624" calcext:value-type="float">
            <text:p>33.315624</text:p>
          </table:table-cell>
          <table:table-cell office:value-type="float" office:value="0.8695149" calcext:value-type="float">
            <text:p>0.8695149</text:p>
          </table:table-cell>
          <table:table-cell office:value-type="float" office:value="32.429977" calcext:value-type="float">
            <text:p>32.429977</text:p>
          </table:table-cell>
          <table:table-cell office:value-type="float" office:value="-1.1844798" calcext:value-type="float">
            <text:p>-1.1844798</text:p>
          </table:table-cell>
          <table:table-cell office:value-type="float" office:value="25.780334" calcext:value-type="float">
            <text:p>25.780334</text:p>
          </table:table-cell>
          <table:table-cell office:value-type="float" office:value="0.809846" calcext:value-type="float">
            <text:p>0.809846</text:p>
          </table:table-cell>
          <table:table-cell office:value-type="float" office:value="28.64136" calcext:value-type="float">
            <text:p>28.64136</text:p>
          </table:table-cell>
          <table:table-cell office:value-type="float" office:value="1.8097508" calcext:value-type="float">
            <text:p>1.8097508</text:p>
          </table:table-cell>
          <table:table-cell office:value-type="float" office:value="39.66248" calcext:value-type="float">
            <text:p>39.66248</text:p>
          </table:table-cell>
          <table:table-cell office:value-type="float" office:value="1.7877816" calcext:value-type="float">
            <text:p>1.7877816</text:p>
          </table:table-cell>
          <table:table-cell office:value-type="float" office:value="32.45772" calcext:value-type="float">
            <text:p>32.457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69.wav</text:p>
          </table:table-cell>
          <table:table-cell office:value-type="float" office:value="2568.39544545085" calcext:value-type="float">
            <text:p>2568.39544545085</text:p>
          </table:table-cell>
          <table:table-cell office:value-type="float" office:value="604457.697933876" calcext:value-type="float">
            <text:p>604457.697933876</text:p>
          </table:table-cell>
          <table:table-cell office:value-type="float" office:value="2344.89432787641" calcext:value-type="float">
            <text:p>2344.89432787641</text:p>
          </table:table-cell>
          <table:table-cell office:value-type="float" office:value="104708.191057163" calcext:value-type="float">
            <text:p>104708.191057163</text:p>
          </table:table-cell>
          <table:table-cell office:value-type="float" office:value="23.3241231954401" calcext:value-type="float">
            <text:p>23.3241231954401</text:p>
          </table:table-cell>
          <table:table-cell office:value-type="float" office:value="62.6989088488024" calcext:value-type="float">
            <text:p>62.6989088488024</text:p>
          </table:table-cell>
          <table:table-cell office:value-type="float" office:value="0.009973304" calcext:value-type="float">
            <text:p>0.009973304</text:p>
          </table:table-cell>
          <table:table-cell office:value-type="float" office:value="0.00014301763" calcext:value-type="float">
            <text:p>0.00014301763</text:p>
          </table:table-cell>
          <table:table-cell office:value-type="float" office:value="5364.14072696128" calcext:value-type="float">
            <text:p>5364.14072696128</text:p>
          </table:table-cell>
          <table:table-cell office:value-type="float" office:value="1641529.60485211" calcext:value-type="float">
            <text:p>1641529.60485211</text:p>
          </table:table-cell>
          <table:table-cell office:value-type="float" office:value="0.60237665663312" calcext:value-type="float">
            <text:p>0.60237665663312</text:p>
          </table:table-cell>
          <table:table-cell office:value-type="float" office:value="0.476027681819884" calcext:value-type="float">
            <text:p>0.476027681819884</text:p>
          </table:table-cell>
          <table:table-cell office:value-type="float" office:value="0.0438347884725993" calcext:value-type="float">
            <text:p>0.0438347884725993</text:p>
          </table:table-cell>
          <table:table-cell office:value-type="float" office:value="0.0158540939525513" calcext:value-type="float">
            <text:p>0.0158540939525513</text:p>
          </table:table-cell>
          <table:table-cell office:value-type="float" office:value="0.137633758096481" calcext:value-type="float">
            <text:p>0.137633758096481</text:p>
          </table:table-cell>
          <table:table-cell office:value-type="float" office:value="0.00420977740196743" calcext:value-type="float">
            <text:p>0.00420977740196743</text:p>
          </table:table-cell>
          <table:table-cell office:value-type="float" office:value="0.3114761" calcext:value-type="float">
            <text:p>0.3114761</text:p>
          </table:table-cell>
          <table:table-cell office:value-type="float" office:value="0.08819713" calcext:value-type="float">
            <text:p>0.08819713</text:p>
          </table:table-cell>
          <table:table-cell office:value-type="float" office:value="0.23241372" calcext:value-type="float">
            <text:p>0.23241372</text:p>
          </table:table-cell>
          <table:table-cell office:value-type="float" office:value="0.029317204" calcext:value-type="float">
            <text:p>0.029317204</text:p>
          </table:table-cell>
          <table:table-cell office:value-type="float" office:value="-0.03334526" calcext:value-type="float">
            <text:p>-0.03334526</text:p>
          </table:table-cell>
          <table:table-cell office:value-type="float" office:value="0" calcext:value-type="float">
            <text:p>0</text:p>
          </table:table-cell>
          <table:table-cell office:value-type="float" office:value="0.046997484" calcext:value-type="float">
            <text:p>0.046997484</text:p>
          </table:table-cell>
          <table:table-cell office:value-type="float" office:value="0.00027291157" calcext:value-type="float">
            <text:p>0.00027291157</text:p>
          </table:table-cell>
          <table:table-cell office:value-type="float" office:value="0.180007171477232" calcext:value-type="float">
            <text:p>0.180007171477232</text:p>
          </table:table-cell>
          <table:table-cell office:value-type="float" office:value="0.0450941683559359" calcext:value-type="float">
            <text:p>0.0450941683559359</text:p>
          </table:table-cell>
          <table:table-cell office:value-type="float" office:value="-0.037226293" calcext:value-type="float">
            <text:p>-0.037226293</text:p>
          </table:table-cell>
          <table:table-cell office:value-type="float" office:value="-203.34494" calcext:value-type="float">
            <text:p>-203.34494</text:p>
          </table:table-cell>
          <table:table-cell office:value-type="float" office:value="2001.4716" calcext:value-type="float">
            <text:p>2001.4716</text:p>
          </table:table-cell>
          <table:table-cell office:value-type="float" office:value="85.4117" calcext:value-type="float">
            <text:p>85.4117</text:p>
          </table:table-cell>
          <table:table-cell office:value-type="float" office:value="831.31146" calcext:value-type="float">
            <text:p>831.31146</text:p>
          </table:table-cell>
          <table:table-cell office:value-type="float" office:value="-11.576987" calcext:value-type="float">
            <text:p>-11.576987</text:p>
          </table:table-cell>
          <table:table-cell office:value-type="float" office:value="297.17157" calcext:value-type="float">
            <text:p>297.17157</text:p>
          </table:table-cell>
          <table:table-cell office:value-type="float" office:value="54.754364" calcext:value-type="float">
            <text:p>54.754364</text:p>
          </table:table-cell>
          <table:table-cell office:value-type="float" office:value="145.7437" calcext:value-type="float">
            <text:p>145.7437</text:p>
          </table:table-cell>
          <table:table-cell office:value-type="float" office:value="-11.617434" calcext:value-type="float">
            <text:p>-11.617434</text:p>
          </table:table-cell>
          <table:table-cell office:value-type="float" office:value="111.268585" calcext:value-type="float">
            <text:p>111.268585</text:p>
          </table:table-cell>
          <table:table-cell office:value-type="float" office:value="20.56847" calcext:value-type="float">
            <text:p>20.56847</text:p>
          </table:table-cell>
          <table:table-cell office:value-type="float" office:value="141.90054" calcext:value-type="float">
            <text:p>141.90054</text:p>
          </table:table-cell>
          <table:table-cell office:value-type="float" office:value="-27.760782" calcext:value-type="float">
            <text:p>-27.760782</text:p>
          </table:table-cell>
          <table:table-cell office:value-type="float" office:value="141.80746" calcext:value-type="float">
            <text:p>141.80746</text:p>
          </table:table-cell>
          <table:table-cell office:value-type="float" office:value="18.873287" calcext:value-type="float">
            <text:p>18.873287</text:p>
          </table:table-cell>
          <table:table-cell office:value-type="float" office:value="67.78323" calcext:value-type="float">
            <text:p>67.78323</text:p>
          </table:table-cell>
          <table:table-cell office:value-type="float" office:value="-31.642633" calcext:value-type="float">
            <text:p>-31.642633</text:p>
          </table:table-cell>
          <table:table-cell office:value-type="float" office:value="172.113" calcext:value-type="float">
            <text:p>172.113</text:p>
          </table:table-cell>
          <table:table-cell office:value-type="float" office:value="10.700183" calcext:value-type="float">
            <text:p>10.700183</text:p>
          </table:table-cell>
          <table:table-cell office:value-type="float" office:value="104.295135" calcext:value-type="float">
            <text:p>104.295135</text:p>
          </table:table-cell>
          <table:table-cell office:value-type="float" office:value="-11.927795" calcext:value-type="float">
            <text:p>-11.927795</text:p>
          </table:table-cell>
          <table:table-cell office:value-type="float" office:value="82.77911" calcext:value-type="float">
            <text:p>82.77911</text:p>
          </table:table-cell>
          <table:table-cell office:value-type="float" office:value="4.1321464" calcext:value-type="float">
            <text:p>4.1321464</text:p>
          </table:table-cell>
          <table:table-cell office:value-type="float" office:value="82.84096" calcext:value-type="float">
            <text:p>82.84096</text:p>
          </table:table-cell>
          <table:table-cell office:value-type="float" office:value="-3.9985468" calcext:value-type="float">
            <text:p>-3.9985468</text:p>
          </table:table-cell>
          <table:table-cell office:value-type="float" office:value="102.45242" calcext:value-type="float">
            <text:p>102.45242</text:p>
          </table:table-cell>
          <table:table-cell office:value-type="float" office:value="1.7360578" calcext:value-type="float">
            <text:p>1.7360578</text:p>
          </table:table-cell>
          <table:table-cell office:value-type="float" office:value="65.47437" calcext:value-type="float">
            <text:p>65.47437</text:p>
          </table:table-cell>
          <table:table-cell office:value-type="float" office:value="-7.907964" calcext:value-type="float">
            <text:p>-7.907964</text:p>
          </table:table-cell>
          <table:table-cell office:value-type="float" office:value="81.29253" calcext:value-type="float">
            <text:p>81.29253</text:p>
          </table:table-cell>
          <table:table-cell office:value-type="float" office:value="4.3033795" calcext:value-type="float">
            <text:p>4.3033795</text:p>
          </table:table-cell>
          <table:table-cell office:value-type="float" office:value="73.94624" calcext:value-type="float">
            <text:p>73.94624</text:p>
          </table:table-cell>
          <table:table-cell office:value-type="float" office:value="-11.239042" calcext:value-type="float">
            <text:p>-11.239042</text:p>
          </table:table-cell>
          <table:table-cell office:value-type="float" office:value="60.688564" calcext:value-type="float">
            <text:p>60.688564</text:p>
          </table:table-cell>
          <table:table-cell office:value-type="float" office:value="-1.1848904" calcext:value-type="float">
            <text:p>-1.1848904</text:p>
          </table:table-cell>
          <table:table-cell office:value-type="float" office:value="55.86423" calcext:value-type="float">
            <text:p>55.86423</text:p>
          </table:table-cell>
          <table:table-cell office:value-type="float" office:value="-5.032739" calcext:value-type="float">
            <text:p>-5.032739</text:p>
          </table:table-cell>
          <table:table-cell office:value-type="float" office:value="60.186207" calcext:value-type="float">
            <text:p>60.186207</text:p>
          </table:table-cell>
          <table:table-cell office:value-type="float" office:value="-2.3639996" calcext:value-type="float">
            <text:p>-2.3639996</text:p>
          </table:table-cell>
          <table:table-cell office:value-type="float" office:value="49.78458" calcext:value-type="float">
            <text:p>49.784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77.wav</text:p>
          </table:table-cell>
          <table:table-cell office:value-type="float" office:value="2187.93665861238" calcext:value-type="float">
            <text:p>2187.93665861238</text:p>
          </table:table-cell>
          <table:table-cell office:value-type="float" office:value="238422.043554259" calcext:value-type="float">
            <text:p>238422.043554259</text:p>
          </table:table-cell>
          <table:table-cell office:value-type="float" office:value="2350.78219946997" calcext:value-type="float">
            <text:p>2350.78219946997</text:p>
          </table:table-cell>
          <table:table-cell office:value-type="float" office:value="86259.7826684159" calcext:value-type="float">
            <text:p>86259.7826684159</text:p>
          </table:table-cell>
          <table:table-cell office:value-type="float" office:value="20.6240335662226" calcext:value-type="float">
            <text:p>20.6240335662226</text:p>
          </table:table-cell>
          <table:table-cell office:value-type="float" office:value="87.8678762338398" calcext:value-type="float">
            <text:p>87.8678762338398</text:p>
          </table:table-cell>
          <table:table-cell office:value-type="float" office:value="0.00897273" calcext:value-type="float">
            <text:p>0.00897273</text:p>
          </table:table-cell>
          <table:table-cell office:value-type="float" office:value="0.000075169635" calcext:value-type="float">
            <text:p>0.000075169635</text:p>
          </table:table-cell>
          <table:table-cell office:value-type="float" office:value="4993.80460593097" calcext:value-type="float">
            <text:p>4993.80460593097</text:p>
          </table:table-cell>
          <table:table-cell office:value-type="float" office:value="1269376.74018714" calcext:value-type="float">
            <text:p>1269376.74018714</text:p>
          </table:table-cell>
          <table:table-cell office:value-type="float" office:value="1.72057930475583" calcext:value-type="float">
            <text:p>1.72057930475583</text:p>
          </table:table-cell>
          <table:table-cell office:value-type="float" office:value="4.35116527201288" calcext:value-type="float">
            <text:p>4.35116527201288</text:p>
          </table:table-cell>
          <table:table-cell office:value-type="float" office:value="-0.0121367992722204" calcext:value-type="float">
            <text:p>-0.0121367992722204</text:p>
          </table:table-cell>
          <table:table-cell office:value-type="float" office:value="0.00530314417829562" calcext:value-type="float">
            <text:p>0.00530314417829562</text:p>
          </table:table-cell>
          <table:table-cell office:value-type="float" office:value="0.106237613592421" calcext:value-type="float">
            <text:p>0.106237613592421</text:p>
          </table:table-cell>
          <table:table-cell office:value-type="float" office:value="0.0017391199021864" calcext:value-type="float">
            <text:p>0.0017391199021864</text:p>
          </table:table-cell>
          <table:table-cell office:value-type="float" office:value="0.45539778" calcext:value-type="float">
            <text:p>0.45539778</text:p>
          </table:table-cell>
          <table:table-cell office:value-type="float" office:value="0.07747451" calcext:value-type="float">
            <text:p>0.07747451</text:p>
          </table:table-cell>
          <table:table-cell office:value-type="float" office:value="0.27447385" calcext:value-type="float">
            <text:p>0.27447385</text:p>
          </table:table-cell>
          <table:table-cell office:value-type="float" office:value="0.00799742" calcext:value-type="float">
            <text:p>0.00799742</text:p>
          </table:table-cell>
          <table:table-cell office:value-type="float" office:value="-0.059957404" calcext:value-type="float">
            <text:p>-0.059957404</text:p>
          </table:table-cell>
          <table:table-cell office:value-type="float" office:value="0" calcext:value-type="float">
            <text:p>0</text:p>
          </table:table-cell>
          <table:table-cell office:value-type="float" office:value="0.12868471" calcext:value-type="float">
            <text:p>0.12868471</text:p>
          </table:table-cell>
          <table:table-cell office:value-type="float" office:value="0.0019120233" calcext:value-type="float">
            <text:p>0.0019120233</text:p>
          </table:table-cell>
          <table:table-cell office:value-type="float" office:value="0.124340343685072" calcext:value-type="float">
            <text:p>0.124340343685072</text:p>
          </table:table-cell>
          <table:table-cell office:value-type="float" office:value="0.0266832467968678" calcext:value-type="float">
            <text:p>0.0266832467968678</text:p>
          </table:table-cell>
          <table:table-cell office:value-type="float" office:value="-0.076346524" calcext:value-type="float">
            <text:p>-0.076346524</text:p>
          </table:table-cell>
          <table:table-cell office:value-type="float" office:value="-103.96426" calcext:value-type="float">
            <text:p>-103.96426</text:p>
          </table:table-cell>
          <table:table-cell office:value-type="float" office:value="2905.3186" calcext:value-type="float">
            <text:p>2905.3186</text:p>
          </table:table-cell>
          <table:table-cell office:value-type="float" office:value="101.90469" calcext:value-type="float">
            <text:p>101.90469</text:p>
          </table:table-cell>
          <table:table-cell office:value-type="float" office:value="350.71408" calcext:value-type="float">
            <text:p>350.71408</text:p>
          </table:table-cell>
          <table:table-cell office:value-type="float" office:value="-10.340273" calcext:value-type="float">
            <text:p>-10.340273</text:p>
          </table:table-cell>
          <table:table-cell office:value-type="float" office:value="426.7259" calcext:value-type="float">
            <text:p>426.7259</text:p>
          </table:table-cell>
          <table:table-cell office:value-type="float" office:value="43.67058" calcext:value-type="float">
            <text:p>43.67058</text:p>
          </table:table-cell>
          <table:table-cell office:value-type="float" office:value="158.0053" calcext:value-type="float">
            <text:p>158.0053</text:p>
          </table:table-cell>
          <table:table-cell office:value-type="float" office:value="-11.510563" calcext:value-type="float">
            <text:p>-11.510563</text:p>
          </table:table-cell>
          <table:table-cell office:value-type="float" office:value="135.13852" calcext:value-type="float">
            <text:p>135.13852</text:p>
          </table:table-cell>
          <table:table-cell office:value-type="float" office:value="26.94337" calcext:value-type="float">
            <text:p>26.94337</text:p>
          </table:table-cell>
          <table:table-cell office:value-type="float" office:value="84.46242" calcext:value-type="float">
            <text:p>84.46242</text:p>
          </table:table-cell>
          <table:table-cell office:value-type="float" office:value="-9.995867" calcext:value-type="float">
            <text:p>-9.995867</text:p>
          </table:table-cell>
          <table:table-cell office:value-type="float" office:value="105.65729" calcext:value-type="float">
            <text:p>105.65729</text:p>
          </table:table-cell>
          <table:table-cell office:value-type="float" office:value="25.0187" calcext:value-type="float">
            <text:p>25.0187</text:p>
          </table:table-cell>
          <table:table-cell office:value-type="float" office:value="49.89996" calcext:value-type="float">
            <text:p>49.89996</text:p>
          </table:table-cell>
          <table:table-cell office:value-type="float" office:value="-14.213517" calcext:value-type="float">
            <text:p>-14.213517</text:p>
          </table:table-cell>
          <table:table-cell office:value-type="float" office:value="51.310337" calcext:value-type="float">
            <text:p>51.310337</text:p>
          </table:table-cell>
          <table:table-cell office:value-type="float" office:value="19.713219" calcext:value-type="float">
            <text:p>19.713219</text:p>
          </table:table-cell>
          <table:table-cell office:value-type="float" office:value="58.932877" calcext:value-type="float">
            <text:p>58.932877</text:p>
          </table:table-cell>
          <table:table-cell office:value-type="float" office:value="-10.531307" calcext:value-type="float">
            <text:p>-10.531307</text:p>
          </table:table-cell>
          <table:table-cell office:value-type="float" office:value="48.21717" calcext:value-type="float">
            <text:p>48.21717</text:p>
          </table:table-cell>
          <table:table-cell office:value-type="float" office:value="12.673635" calcext:value-type="float">
            <text:p>12.673635</text:p>
          </table:table-cell>
          <table:table-cell office:value-type="float" office:value="48.731964" calcext:value-type="float">
            <text:p>48.731964</text:p>
          </table:table-cell>
          <table:table-cell office:value-type="float" office:value="-12.690149" calcext:value-type="float">
            <text:p>-12.690149</text:p>
          </table:table-cell>
          <table:table-cell office:value-type="float" office:value="45.787632" calcext:value-type="float">
            <text:p>45.787632</text:p>
          </table:table-cell>
          <table:table-cell office:value-type="float" office:value="6.8567877" calcext:value-type="float">
            <text:p>6.8567877</text:p>
          </table:table-cell>
          <table:table-cell office:value-type="float" office:value="50.36961" calcext:value-type="float">
            <text:p>50.36961</text:p>
          </table:table-cell>
          <table:table-cell office:value-type="float" office:value="-6.0864043" calcext:value-type="float">
            <text:p>-6.0864043</text:p>
          </table:table-cell>
          <table:table-cell office:value-type="float" office:value="36.745197" calcext:value-type="float">
            <text:p>36.745197</text:p>
          </table:table-cell>
          <table:table-cell office:value-type="float" office:value="5.4609747" calcext:value-type="float">
            <text:p>5.4609747</text:p>
          </table:table-cell>
          <table:table-cell office:value-type="float" office:value="50.694763" calcext:value-type="float">
            <text:p>50.694763</text:p>
          </table:table-cell>
          <table:table-cell office:value-type="float" office:value="-6.2438927" calcext:value-type="float">
            <text:p>-6.2438927</text:p>
          </table:table-cell>
          <table:table-cell office:value-type="float" office:value="47.222195" calcext:value-type="float">
            <text:p>47.222195</text:p>
          </table:table-cell>
          <table:table-cell office:value-type="float" office:value="-1.4577035" calcext:value-type="float">
            <text:p>-1.4577035</text:p>
          </table:table-cell>
          <table:table-cell office:value-type="float" office:value="57.157055" calcext:value-type="float">
            <text:p>57.157055</text:p>
          </table:table-cell>
          <table:table-cell office:value-type="float" office:value="-8.2451515" calcext:value-type="float">
            <text:p>-8.2451515</text:p>
          </table:table-cell>
          <table:table-cell office:value-type="float" office:value="39.779335" calcext:value-type="float">
            <text:p>39.779335</text:p>
          </table:table-cell>
          <table:table-cell office:value-type="float" office:value="-3.2739828" calcext:value-type="float">
            <text:p>-3.2739828</text:p>
          </table:table-cell>
          <table:table-cell office:value-type="float" office:value="31.323515" calcext:value-type="float">
            <text:p>31.3235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46.wav</text:p>
          </table:table-cell>
          <table:table-cell office:value-type="float" office:value="2429.06790020457" calcext:value-type="float">
            <text:p>2429.06790020457</text:p>
          </table:table-cell>
          <table:table-cell office:value-type="float" office:value="443292.641111728" calcext:value-type="float">
            <text:p>443292.641111728</text:p>
          </table:table-cell>
          <table:table-cell office:value-type="float" office:value="2502.19284272732" calcext:value-type="float">
            <text:p>2502.19284272732</text:p>
          </table:table-cell>
          <table:table-cell office:value-type="float" office:value="217442.850701381" calcext:value-type="float">
            <text:p>217442.850701381</text:p>
          </table:table-cell>
          <table:table-cell office:value-type="float" office:value="18.9413782338856" calcext:value-type="float">
            <text:p>18.9413782338856</text:p>
          </table:table-cell>
          <table:table-cell office:value-type="float" office:value="28.5396201048571" calcext:value-type="float">
            <text:p>28.5396201048571</text:p>
          </table:table-cell>
          <table:table-cell office:value-type="float" office:value="0.03430095" calcext:value-type="float">
            <text:p>0.03430095</text:p>
          </table:table-cell>
          <table:table-cell office:value-type="float" office:value="0.0012844695" calcext:value-type="float">
            <text:p>0.0012844695</text:p>
          </table:table-cell>
          <table:table-cell office:value-type="float" office:value="5035.57202544954" calcext:value-type="float">
            <text:p>5035.57202544954</text:p>
          </table:table-cell>
          <table:table-cell office:value-type="float" office:value="2737111.05220916" calcext:value-type="float">
            <text:p>2737111.05220916</text:p>
          </table:table-cell>
          <table:table-cell office:value-type="float" office:value="1.71664067305348" calcext:value-type="float">
            <text:p>1.71664067305348</text:p>
          </table:table-cell>
          <table:table-cell office:value-type="float" office:value="3.94514981735603" calcext:value-type="float">
            <text:p>3.94514981735603</text:p>
          </table:table-cell>
          <table:table-cell office:value-type="float" office:value="0.0244923045187109" calcext:value-type="float">
            <text:p>0.0244923045187109</text:p>
          </table:table-cell>
          <table:table-cell office:value-type="float" office:value="0.0187381979256487" calcext:value-type="float">
            <text:p>0.0187381979256487</text:p>
          </table:table-cell>
          <table:table-cell office:value-type="float" office:value="0.118184454756381" calcext:value-type="float">
            <text:p>0.118184454756381</text:p>
          </table:table-cell>
          <table:table-cell office:value-type="float" office:value="0.00167759273274953" calcext:value-type="float">
            <text:p>0.00167759273274953</text:p>
          </table:table-cell>
          <table:table-cell office:value-type="float" office:value="0.36140597" calcext:value-type="float">
            <text:p>0.36140597</text:p>
          </table:table-cell>
          <table:table-cell office:value-type="float" office:value="0.08205194" calcext:value-type="float">
            <text:p>0.08205194</text:p>
          </table:table-cell>
          <table:table-cell office:value-type="float" office:value="0.24556695" calcext:value-type="float">
            <text:p>0.24556695</text:p>
          </table:table-cell>
          <table:table-cell office:value-type="float" office:value="0.023030208" calcext:value-type="float">
            <text:p>0.023030208</text:p>
          </table:table-cell>
          <table:table-cell office:value-type="float" office:value="0.0077220676" calcext:value-type="float">
            <text:p>0.0077220676</text:p>
          </table:table-cell>
          <table:table-cell office:value-type="float" office:value="0" calcext:value-type="float">
            <text:p>0</text:p>
          </table:table-cell>
          <table:table-cell office:value-type="float" office:value="0.12061557" calcext:value-type="float">
            <text:p>0.12061557</text:p>
          </table:table-cell>
          <table:table-cell office:value-type="float" office:value="0.0013690103" calcext:value-type="float">
            <text:p>0.0013690103</text:p>
          </table:table-cell>
          <table:table-cell office:value-type="float" office:value="0.166175105005841" calcext:value-type="float">
            <text:p>0.166175105005841</text:p>
          </table:table-cell>
          <table:table-cell office:value-type="float" office:value="0.0387766170508741" calcext:value-type="float">
            <text:p>0.0387766170508741</text:p>
          </table:table-cell>
          <table:table-cell office:value-type="float" office:value="0.0032420342" calcext:value-type="float">
            <text:p>0.0032420342</text:p>
          </table:table-cell>
          <table:table-cell office:value-type="float" office:value="-83.05496" calcext:value-type="float">
            <text:p>-83.05496</text:p>
          </table:table-cell>
          <table:table-cell office:value-type="float" office:value="2543.5295" calcext:value-type="float">
            <text:p>2543.5295</text:p>
          </table:table-cell>
          <table:table-cell office:value-type="float" office:value="91.50623" calcext:value-type="float">
            <text:p>91.50623</text:p>
          </table:table-cell>
          <table:table-cell office:value-type="float" office:value="711.9713" calcext:value-type="float">
            <text:p>711.9713</text:p>
          </table:table-cell>
          <table:table-cell office:value-type="float" office:value="-13.687614" calcext:value-type="float">
            <text:p>-13.687614</text:p>
          </table:table-cell>
          <table:table-cell office:value-type="float" office:value="436.33508" calcext:value-type="float">
            <text:p>436.33508</text:p>
          </table:table-cell>
          <table:table-cell office:value-type="float" office:value="16.13486" calcext:value-type="float">
            <text:p>16.13486</text:p>
          </table:table-cell>
          <table:table-cell office:value-type="float" office:value="85.12732" calcext:value-type="float">
            <text:p>85.12732</text:p>
          </table:table-cell>
          <table:table-cell office:value-type="float" office:value="10.328308" calcext:value-type="float">
            <text:p>10.328308</text:p>
          </table:table-cell>
          <table:table-cell office:value-type="float" office:value="81.79014" calcext:value-type="float">
            <text:p>81.79014</text:p>
          </table:table-cell>
          <table:table-cell office:value-type="float" office:value="5.5332947" calcext:value-type="float">
            <text:p>5.5332947</text:p>
          </table:table-cell>
          <table:table-cell office:value-type="float" office:value="79.24219" calcext:value-type="float">
            <text:p>79.24219</text:p>
          </table:table-cell>
          <table:table-cell office:value-type="float" office:value="-9.451849" calcext:value-type="float">
            <text:p>-9.451849</text:p>
          </table:table-cell>
          <table:table-cell office:value-type="float" office:value="76.06832" calcext:value-type="float">
            <text:p>76.06832</text:p>
          </table:table-cell>
          <table:table-cell office:value-type="float" office:value="-6.618414" calcext:value-type="float">
            <text:p>-6.618414</text:p>
          </table:table-cell>
          <table:table-cell office:value-type="float" office:value="55.604336" calcext:value-type="float">
            <text:p>55.604336</text:p>
          </table:table-cell>
          <table:table-cell office:value-type="float" office:value="-3.0336118" calcext:value-type="float">
            <text:p>-3.0336118</text:p>
          </table:table-cell>
          <table:table-cell office:value-type="float" office:value="60.31488" calcext:value-type="float">
            <text:p>60.31488</text:p>
          </table:table-cell>
          <table:table-cell office:value-type="float" office:value="4.933539" calcext:value-type="float">
            <text:p>4.933539</text:p>
          </table:table-cell>
          <table:table-cell office:value-type="float" office:value="38.702" calcext:value-type="float">
            <text:p>38.702</text:p>
          </table:table-cell>
          <table:table-cell office:value-type="float" office:value="2.640077" calcext:value-type="float">
            <text:p>2.640077</text:p>
          </table:table-cell>
          <table:table-cell office:value-type="float" office:value="35.67999" calcext:value-type="float">
            <text:p>35.67999</text:p>
          </table:table-cell>
          <table:table-cell office:value-type="float" office:value="1.0502369" calcext:value-type="float">
            <text:p>1.0502369</text:p>
          </table:table-cell>
          <table:table-cell office:value-type="float" office:value="43.68819" calcext:value-type="float">
            <text:p>43.68819</text:p>
          </table:table-cell>
          <table:table-cell office:value-type="float" office:value="-3.671963" calcext:value-type="float">
            <text:p>-3.671963</text:p>
          </table:table-cell>
          <table:table-cell office:value-type="float" office:value="50.919617" calcext:value-type="float">
            <text:p>50.919617</text:p>
          </table:table-cell>
          <table:table-cell office:value-type="float" office:value="-1.6092173" calcext:value-type="float">
            <text:p>-1.6092173</text:p>
          </table:table-cell>
          <table:table-cell office:value-type="float" office:value="47.009003" calcext:value-type="float">
            <text:p>47.009003</text:p>
          </table:table-cell>
          <table:table-cell office:value-type="float" office:value="-4.436815" calcext:value-type="float">
            <text:p>-4.436815</text:p>
          </table:table-cell>
          <table:table-cell office:value-type="float" office:value="49.870033" calcext:value-type="float">
            <text:p>49.870033</text:p>
          </table:table-cell>
          <table:table-cell office:value-type="float" office:value="-1.8672626" calcext:value-type="float">
            <text:p>-1.8672626</text:p>
          </table:table-cell>
          <table:table-cell office:value-type="float" office:value="33.44069" calcext:value-type="float">
            <text:p>33.44069</text:p>
          </table:table-cell>
          <table:table-cell office:value-type="float" office:value="2.0092478" calcext:value-type="float">
            <text:p>2.0092478</text:p>
          </table:table-cell>
          <table:table-cell office:value-type="float" office:value="52.562553" calcext:value-type="float">
            <text:p>52.562553</text:p>
          </table:table-cell>
          <table:table-cell office:value-type="float" office:value="-1.0250852" calcext:value-type="float">
            <text:p>-1.0250852</text:p>
          </table:table-cell>
          <table:table-cell office:value-type="float" office:value="47.538292" calcext:value-type="float">
            <text:p>47.538292</text:p>
          </table:table-cell>
          <table:table-cell office:value-type="float" office:value="-3.1809008" calcext:value-type="float">
            <text:p>-3.1809008</text:p>
          </table:table-cell>
          <table:table-cell office:value-type="float" office:value="45.20801" calcext:value-type="float">
            <text:p>45.20801</text:p>
          </table:table-cell>
          <table:table-cell office:value-type="float" office:value="-2.296022" calcext:value-type="float">
            <text:p>-2.296022</text:p>
          </table:table-cell>
          <table:table-cell office:value-type="float" office:value="59.262894" calcext:value-type="float">
            <text:p>59.2628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.00074.wav</text:p>
          </table:table-cell>
          <table:table-cell office:value-type="float" office:value="2140.28308728148" calcext:value-type="float">
            <text:p>2140.28308728148</text:p>
          </table:table-cell>
          <table:table-cell office:value-type="float" office:value="202250.13230053" calcext:value-type="float">
            <text:p>202250.13230053</text:p>
          </table:table-cell>
          <table:table-cell office:value-type="float" office:value="2245.90248819895" calcext:value-type="float">
            <text:p>2245.90248819895</text:p>
          </table:table-cell>
          <table:table-cell office:value-type="float" office:value="57956.7234539469" calcext:value-type="float">
            <text:p>57956.7234539469</text:p>
          </table:table-cell>
          <table:table-cell office:value-type="float" office:value="21.3757105347467" calcext:value-type="float">
            <text:p>21.3757105347467</text:p>
          </table:table-cell>
          <table:table-cell office:value-type="float" office:value="81.7502876378399" calcext:value-type="float">
            <text:p>81.7502876378399</text:p>
          </table:table-cell>
          <table:table-cell office:value-type="float" office:value="0.006653517" calcext:value-type="float">
            <text:p>0.006653517</text:p>
          </table:table-cell>
          <table:table-cell office:value-type="float" office:value="0.00004758161" calcext:value-type="float">
            <text:p>0.00004758161</text:p>
          </table:table-cell>
          <table:table-cell office:value-type="float" office:value="4831.45624501523" calcext:value-type="float">
            <text:p>4831.45624501523</text:p>
          </table:table-cell>
          <table:table-cell office:value-type="float" office:value="647977.886032029" calcext:value-type="float">
            <text:p>647977.886032029</text:p>
          </table:table-cell>
          <table:table-cell office:value-type="float" office:value="2.05906677976029" calcext:value-type="float">
            <text:p>2.05906677976029</text:p>
          </table:table-cell>
          <table:table-cell office:value-type="float" office:value="5.55700292741862" calcext:value-type="float">
            <text:p>5.55700292741862</text:p>
          </table:table-cell>
          <table:table-cell office:value-type="float" office:value="0.0531046563292586" calcext:value-type="float">
            <text:p>0.0531046563292586</text:p>
          </table:table-cell>
          <table:table-cell office:value-type="float" office:value="0.0160515034328113" calcext:value-type="float">
            <text:p>0.0160515034328113</text:p>
          </table:table-cell>
          <table:table-cell office:value-type="float" office:value="0.0911409240864269" calcext:value-type="float">
            <text:p>0.0911409240864269</text:p>
          </table:table-cell>
          <table:table-cell office:value-type="float" office:value="0.00102066892961023" calcext:value-type="float">
            <text:p>0.00102066892961023</text:p>
          </table:table-cell>
          <table:table-cell office:value-type="float" office:value="0.39435104" calcext:value-type="float">
            <text:p>0.39435104</text:p>
          </table:table-cell>
          <table:table-cell office:value-type="float" office:value="0.084967256" calcext:value-type="float">
            <text:p>0.084967256</text:p>
          </table:table-cell>
          <table:table-cell office:value-type="float" office:value="0.2474477" calcext:value-type="float">
            <text:p>0.2474477</text:p>
          </table:table-cell>
          <table:table-cell office:value-type="float" office:value="0.022102967" calcext:value-type="float">
            <text:p>0.022102967</text:p>
          </table:table-cell>
          <table:table-cell office:value-type="float" office:value="-0.08010697" calcext:value-type="float">
            <text:p>-0.08010697</text:p>
          </table:table-cell>
          <table:table-cell office:value-type="float" office:value="0" calcext:value-type="float">
            <text:p>0</text:p>
          </table:table-cell>
          <table:table-cell office:value-type="float" office:value="0.15379857" calcext:value-type="float">
            <text:p>0.15379857</text:p>
          </table:table-cell>
          <table:table-cell office:value-type="float" office:value="0.0019675067" calcext:value-type="float">
            <text:p>0.0019675067</text:p>
          </table:table-cell>
          <table:table-cell office:value-type="float" office:value="0.144960366373599" calcext:value-type="float">
            <text:p>0.144960366373599</text:p>
          </table:table-cell>
          <table:table-cell office:value-type="float" office:value="0.0313623521755486" calcext:value-type="float">
            <text:p>0.0313623521755486</text:p>
          </table:table-cell>
          <table:table-cell office:value-type="float" office:value="-0.068468705" calcext:value-type="float">
            <text:p>-0.068468705</text:p>
          </table:table-cell>
          <table:table-cell office:value-type="float" office:value="-83.36812" calcext:value-type="float">
            <text:p>-83.36812</text:p>
          </table:table-cell>
          <table:table-cell office:value-type="float" office:value="2062.8435" calcext:value-type="float">
            <text:p>2062.8435</text:p>
          </table:table-cell>
          <table:table-cell office:value-type="float" office:value="103.90498" calcext:value-type="float">
            <text:p>103.90498</text:p>
          </table:table-cell>
          <table:table-cell office:value-type="float" office:value="295.40887" calcext:value-type="float">
            <text:p>295.40887</text:p>
          </table:table-cell>
          <table:table-cell office:value-type="float" office:value="-13.954147" calcext:value-type="float">
            <text:p>-13.954147</text:p>
          </table:table-cell>
          <table:table-cell office:value-type="float" office:value="181.9137" calcext:value-type="float">
            <text:p>181.9137</text:p>
          </table:table-cell>
          <table:table-cell office:value-type="float" office:value="56.912594" calcext:value-type="float">
            <text:p>56.912594</text:p>
          </table:table-cell>
          <table:table-cell office:value-type="float" office:value="93.8726" calcext:value-type="float">
            <text:p>93.8726</text:p>
          </table:table-cell>
          <table:table-cell office:value-type="float" office:value="-14.43371" calcext:value-type="float">
            <text:p>-14.43371</text:p>
          </table:table-cell>
          <table:table-cell office:value-type="float" office:value="64.267105" calcext:value-type="float">
            <text:p>64.267105</text:p>
          </table:table-cell>
          <table:table-cell office:value-type="float" office:value="32.197018" calcext:value-type="float">
            <text:p>32.197018</text:p>
          </table:table-cell>
          <table:table-cell office:value-type="float" office:value="51.315147" calcext:value-type="float">
            <text:p>51.315147</text:p>
          </table:table-cell>
          <table:table-cell office:value-type="float" office:value="-14.136274" calcext:value-type="float">
            <text:p>-14.136274</text:p>
          </table:table-cell>
          <table:table-cell office:value-type="float" office:value="71.11579" calcext:value-type="float">
            <text:p>71.11579</text:p>
          </table:table-cell>
          <table:table-cell office:value-type="float" office:value="19.167463" calcext:value-type="float">
            <text:p>19.167463</text:p>
          </table:table-cell>
          <table:table-cell office:value-type="float" office:value="42.703144" calcext:value-type="float">
            <text:p>42.703144</text:p>
          </table:table-cell>
          <table:table-cell office:value-type="float" office:value="-9.342846" calcext:value-type="float">
            <text:p>-9.342846</text:p>
          </table:table-cell>
          <table:table-cell office:value-type="float" office:value="82.17835" calcext:value-type="float">
            <text:p>82.17835</text:p>
          </table:table-cell>
          <table:table-cell office:value-type="float" office:value="13.166685" calcext:value-type="float">
            <text:p>13.166685</text:p>
          </table:table-cell>
          <table:table-cell office:value-type="float" office:value="51.026115" calcext:value-type="float">
            <text:p>51.026115</text:p>
          </table:table-cell>
          <table:table-cell office:value-type="float" office:value="-11.730691" calcext:value-type="float">
            <text:p>-11.730691</text:p>
          </table:table-cell>
          <table:table-cell office:value-type="float" office:value="45.90628" calcext:value-type="float">
            <text:p>45.90628</text:p>
          </table:table-cell>
          <table:table-cell office:value-type="float" office:value="8.401819" calcext:value-type="float">
            <text:p>8.401819</text:p>
          </table:table-cell>
          <table:table-cell office:value-type="float" office:value="43.74195" calcext:value-type="float">
            <text:p>43.74195</text:p>
          </table:table-cell>
          <table:table-cell office:value-type="float" office:value="-9.400615" calcext:value-type="float">
            <text:p>-9.400615</text:p>
          </table:table-cell>
          <table:table-cell office:value-type="float" office:value="41.63155" calcext:value-type="float">
            <text:p>41.63155</text:p>
          </table:table-cell>
          <table:table-cell office:value-type="float" office:value="10.225259" calcext:value-type="float">
            <text:p>10.225259</text:p>
          </table:table-cell>
          <table:table-cell office:value-type="float" office:value="33.064934" calcext:value-type="float">
            <text:p>33.064934</text:p>
          </table:table-cell>
          <table:table-cell office:value-type="float" office:value="-4.2135806" calcext:value-type="float">
            <text:p>-4.2135806</text:p>
          </table:table-cell>
          <table:table-cell office:value-type="float" office:value="36.488613" calcext:value-type="float">
            <text:p>36.488613</text:p>
          </table:table-cell>
          <table:table-cell office:value-type="float" office:value="5.6282663" calcext:value-type="float">
            <text:p>5.6282663</text:p>
          </table:table-cell>
          <table:table-cell office:value-type="float" office:value="37.233288" calcext:value-type="float">
            <text:p>37.233288</text:p>
          </table:table-cell>
          <table:table-cell office:value-type="float" office:value="-6.3784084" calcext:value-type="float">
            <text:p>-6.3784084</text:p>
          </table:table-cell>
          <table:table-cell office:value-type="float" office:value="38.075405" calcext:value-type="float">
            <text:p>38.075405</text:p>
          </table:table-cell>
          <table:table-cell office:value-type="float" office:value="1.8044477" calcext:value-type="float">
            <text:p>1.8044477</text:p>
          </table:table-cell>
          <table:table-cell office:value-type="float" office:value="34.564217" calcext:value-type="float">
            <text:p>34.564217</text:p>
          </table:table-cell>
          <table:table-cell office:value-type="float" office:value="-5.576438" calcext:value-type="float">
            <text:p>-5.576438</text:p>
          </table:table-cell>
          <table:table-cell office:value-type="float" office:value="34.16034" calcext:value-type="float">
            <text:p>34.16034</text:p>
          </table:table-cell>
          <table:table-cell office:value-type="float" office:value="-0.44022378" calcext:value-type="float">
            <text:p>-0.44022378</text:p>
          </table:table-cell>
          <table:table-cell office:value-type="float" office:value="33.557858" calcext:value-type="float">
            <text:p>33.5578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11.wav</text:p>
          </table:table-cell>
          <table:table-cell office:value-type="float" office:value="2699.85890737014" calcext:value-type="float">
            <text:p>2699.85890737014</text:p>
          </table:table-cell>
          <table:table-cell office:value-type="float" office:value="43752.6311447712" calcext:value-type="float">
            <text:p>43752.6311447712</text:p>
          </table:table-cell>
          <table:table-cell office:value-type="float" office:value="2240.00111010752" calcext:value-type="float">
            <text:p>2240.00111010752</text:p>
          </table:table-cell>
          <table:table-cell office:value-type="float" office:value="15000.5322951852" calcext:value-type="float">
            <text:p>15000.5322951852</text:p>
          </table:table-cell>
          <table:table-cell office:value-type="float" office:value="20.4602812889684" calcext:value-type="float">
            <text:p>20.4602812889684</text:p>
          </table:table-cell>
          <table:table-cell office:value-type="float" office:value="118.270472263841" calcext:value-type="float">
            <text:p>118.270472263841</text:p>
          </table:table-cell>
          <table:table-cell office:value-type="float" office:value="0.018243335" calcext:value-type="float">
            <text:p>0.018243335</text:p>
          </table:table-cell>
          <table:table-cell office:value-type="float" office:value="0.000045274348" calcext:value-type="float">
            <text:p>0.000045274348</text:p>
          </table:table-cell>
          <table:table-cell office:value-type="float" office:value="5157.31872416981" calcext:value-type="float">
            <text:p>5157.31872416981</text:p>
          </table:table-cell>
          <table:table-cell office:value-type="float" office:value="161954.433405163" calcext:value-type="float">
            <text:p>161954.433405163</text:p>
          </table:table-cell>
          <table:table-cell office:value-type="float" office:value="4.12686431881986" calcext:value-type="float">
            <text:p>4.12686431881986</text:p>
          </table:table-cell>
          <table:table-cell office:value-type="float" office:value="17.3457482545184" calcext:value-type="float">
            <text:p>17.3457482545184</text:p>
          </table:table-cell>
          <table:table-cell office:value-type="float" office:value="-0.00246265102228878" calcext:value-type="float">
            <text:p>-0.00246265102228878</text:p>
          </table:table-cell>
          <table:table-cell office:value-type="float" office:value="0.00244002618575502" calcext:value-type="float">
            <text:p>0.00244002618575502</text:p>
          </table:table-cell>
          <table:table-cell office:value-type="float" office:value="0.171440342831593" calcext:value-type="float">
            <text:p>0.171440342831593</text:p>
          </table:table-cell>
          <table:table-cell office:value-type="float" office:value="0.000814064363179256" calcext:value-type="float">
            <text:p>0.000814064363179256</text:p>
          </table:table-cell>
          <table:table-cell office:value-type="float" office:value="0.51100653" calcext:value-type="float">
            <text:p>0.51100653</text:p>
          </table:table-cell>
          <table:table-cell office:value-type="float" office:value="0.066951916" calcext:value-type="float">
            <text:p>0.066951916</text:p>
          </table:table-cell>
          <table:table-cell office:value-type="float" office:value="0.27842104" calcext:value-type="float">
            <text:p>0.27842104</text:p>
          </table:table-cell>
          <table:table-cell office:value-type="float" office:value="0.00581505" calcext:value-type="float">
            <text:p>0.00581505</text:p>
          </table:table-cell>
          <table:table-cell office:value-type="float" office:value="-0.025273621" calcext:value-type="float">
            <text:p>-0.025273621</text:p>
          </table:table-cell>
          <table:table-cell office:value-type="float" office:value="0" calcext:value-type="float">
            <text:p>0</text:p>
          </table:table-cell>
          <table:table-cell office:value-type="float" office:value="0.23059022" calcext:value-type="float">
            <text:p>0.23059022</text:p>
          </table:table-cell>
          <table:table-cell office:value-type="float" office:value="0.00025759832" calcext:value-type="float">
            <text:p>0.00025759832</text:p>
          </table:table-cell>
          <table:table-cell office:value-type="float" office:value="0.284010654934379" calcext:value-type="float">
            <text:p>0.284010654934379</text:p>
          </table:table-cell>
          <table:table-cell office:value-type="float" office:value="0.100081309164009" calcext:value-type="float">
            <text:p>0.100081309164009</text:p>
          </table:table-cell>
          <table:table-cell office:value-type="float" office:value="0.1536648" calcext:value-type="float">
            <text:p>0.1536648</text:p>
          </table:table-cell>
          <table:table-cell office:value-type="float" office:value="8.767137" calcext:value-type="float">
            <text:p>8.767137</text:p>
          </table:table-cell>
          <table:table-cell office:value-type="float" office:value="175.28848" calcext:value-type="float">
            <text:p>175.28848</text:p>
          </table:table-cell>
          <table:table-cell office:value-type="float" office:value="82.828575" calcext:value-type="float">
            <text:p>82.828575</text:p>
          </table:table-cell>
          <table:table-cell office:value-type="float" office:value="116.36879" calcext:value-type="float">
            <text:p>116.36879</text:p>
          </table:table-cell>
          <table:table-cell office:value-type="float" office:value="-30.575233" calcext:value-type="float">
            <text:p>-30.575233</text:p>
          </table:table-cell>
          <table:table-cell office:value-type="float" office:value="94.99139" calcext:value-type="float">
            <text:p>94.99139</text:p>
          </table:table-cell>
          <table:table-cell office:value-type="float" office:value="66.71375" calcext:value-type="float">
            <text:p>66.71375</text:p>
          </table:table-cell>
          <table:table-cell office:value-type="float" office:value="64.04952" calcext:value-type="float">
            <text:p>64.04952</text:p>
          </table:table-cell>
          <table:table-cell office:value-type="float" office:value="-16.364315" calcext:value-type="float">
            <text:p>-16.364315</text:p>
          </table:table-cell>
          <table:table-cell office:value-type="float" office:value="74.49386" calcext:value-type="float">
            <text:p>74.49386</text:p>
          </table:table-cell>
          <table:table-cell office:value-type="float" office:value="16.56509" calcext:value-type="float">
            <text:p>16.56509</text:p>
          </table:table-cell>
          <table:table-cell office:value-type="float" office:value="36.947323" calcext:value-type="float">
            <text:p>36.947323</text:p>
          </table:table-cell>
          <table:table-cell office:value-type="float" office:value="-10.755587" calcext:value-type="float">
            <text:p>-10.755587</text:p>
          </table:table-cell>
          <table:table-cell office:value-type="float" office:value="34.483276" calcext:value-type="float">
            <text:p>34.483276</text:p>
          </table:table-cell>
          <table:table-cell office:value-type="float" office:value="29.541245" calcext:value-type="float">
            <text:p>29.541245</text:p>
          </table:table-cell>
          <table:table-cell office:value-type="float" office:value="39.439278" calcext:value-type="float">
            <text:p>39.439278</text:p>
          </table:table-cell>
          <table:table-cell office:value-type="float" office:value="-25.093517" calcext:value-type="float">
            <text:p>-25.093517</text:p>
          </table:table-cell>
          <table:table-cell office:value-type="float" office:value="25.869972" calcext:value-type="float">
            <text:p>25.869972</text:p>
          </table:table-cell>
          <table:table-cell office:value-type="float" office:value="16.819788" calcext:value-type="float">
            <text:p>16.819788</text:p>
          </table:table-cell>
          <table:table-cell office:value-type="float" office:value="22.61475" calcext:value-type="float">
            <text:p>22.61475</text:p>
          </table:table-cell>
          <table:table-cell office:value-type="float" office:value="-11.389715" calcext:value-type="float">
            <text:p>-11.389715</text:p>
          </table:table-cell>
          <table:table-cell office:value-type="float" office:value="25.608082" calcext:value-type="float">
            <text:p>25.608082</text:p>
          </table:table-cell>
          <table:table-cell office:value-type="float" office:value="12.785203" calcext:value-type="float">
            <text:p>12.785203</text:p>
          </table:table-cell>
          <table:table-cell office:value-type="float" office:value="21.749592" calcext:value-type="float">
            <text:p>21.749592</text:p>
          </table:table-cell>
          <table:table-cell office:value-type="float" office:value="-13.344586" calcext:value-type="float">
            <text:p>-13.344586</text:p>
          </table:table-cell>
          <table:table-cell office:value-type="float" office:value="21.145031" calcext:value-type="float">
            <text:p>21.145031</text:p>
          </table:table-cell>
          <table:table-cell office:value-type="float" office:value="9.790851" calcext:value-type="float">
            <text:p>9.790851</text:p>
          </table:table-cell>
          <table:table-cell office:value-type="float" office:value="27.006851" calcext:value-type="float">
            <text:p>27.006851</text:p>
          </table:table-cell>
          <table:table-cell office:value-type="float" office:value="-14.259832" calcext:value-type="float">
            <text:p>-14.259832</text:p>
          </table:table-cell>
          <table:table-cell office:value-type="float" office:value="25.39242" calcext:value-type="float">
            <text:p>25.39242</text:p>
          </table:table-cell>
          <table:table-cell office:value-type="float" office:value="9.601506" calcext:value-type="float">
            <text:p>9.601506</text:p>
          </table:table-cell>
          <table:table-cell office:value-type="float" office:value="27.658087" calcext:value-type="float">
            <text:p>27.658087</text:p>
          </table:table-cell>
          <table:table-cell office:value-type="float" office:value="-8.033487" calcext:value-type="float">
            <text:p>-8.033487</text:p>
          </table:table-cell>
          <table:table-cell office:value-type="float" office:value="25.125904" calcext:value-type="float">
            <text:p>25.125904</text:p>
          </table:table-cell>
          <table:table-cell office:value-type="float" office:value="5.1764836" calcext:value-type="float">
            <text:p>5.1764836</text:p>
          </table:table-cell>
          <table:table-cell office:value-type="float" office:value="26.816977" calcext:value-type="float">
            <text:p>26.816977</text:p>
          </table:table-cell>
          <table:table-cell office:value-type="float" office:value="-2.9545672" calcext:value-type="float">
            <text:p>-2.9545672</text:p>
          </table:table-cell>
          <table:table-cell office:value-type="float" office:value="21.589468" calcext:value-type="float">
            <text:p>21.589468</text:p>
          </table:table-cell>
          <table:table-cell office:value-type="float" office:value="4.4013414" calcext:value-type="float">
            <text:p>4.4013414</text:p>
          </table:table-cell>
          <table:table-cell office:value-type="float" office:value="19.452007" calcext:value-type="float">
            <text:p>19.4520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48.wav</text:p>
          </table:table-cell>
          <table:table-cell office:value-type="float" office:value="2889.07023001062" calcext:value-type="float">
            <text:p>2889.07023001062</text:p>
          </table:table-cell>
          <table:table-cell office:value-type="float" office:value="83699.8574213068" calcext:value-type="float">
            <text:p>83699.8574213068</text:p>
          </table:table-cell>
          <table:table-cell office:value-type="float" office:value="2337.44295798365" calcext:value-type="float">
            <text:p>2337.44295798365</text:p>
          </table:table-cell>
          <table:table-cell office:value-type="float" office:value="39780.6728086442" calcext:value-type="float">
            <text:p>39780.6728086442</text:p>
          </table:table-cell>
          <table:table-cell office:value-type="float" office:value="20.592448920037" calcext:value-type="float">
            <text:p>20.592448920037</text:p>
          </table:table-cell>
          <table:table-cell office:value-type="float" office:value="111.302573237936" calcext:value-type="float">
            <text:p>111.302573237936</text:p>
          </table:table-cell>
          <table:table-cell office:value-type="float" office:value="0.025779916" calcext:value-type="float">
            <text:p>0.025779916</text:p>
          </table:table-cell>
          <table:table-cell office:value-type="float" office:value="0.00086793344" calcext:value-type="float">
            <text:p>0.00086793344</text:p>
          </table:table-cell>
          <table:table-cell office:value-type="float" office:value="5484.78828306265" calcext:value-type="float">
            <text:p>5484.78828306265</text:p>
          </table:table-cell>
          <table:table-cell office:value-type="float" office:value="397439.30236476" calcext:value-type="float">
            <text:p>397439.30236476</text:p>
          </table:table-cell>
          <table:table-cell office:value-type="float" office:value="3.8571105795442" calcext:value-type="float">
            <text:p>3.8571105795442</text:p>
          </table:table-cell>
          <table:table-cell office:value-type="float" office:value="15.9374488470422" calcext:value-type="float">
            <text:p>15.9374488470422</text:p>
          </table:table-cell>
          <table:table-cell office:value-type="float" office:value="-0.0255570864002307" calcext:value-type="float">
            <text:p>-0.0255570864002307</text:p>
          </table:table-cell>
          <table:table-cell office:value-type="float" office:value="0.00454749281155284" calcext:value-type="float">
            <text:p>0.00454749281155284</text:p>
          </table:table-cell>
          <table:table-cell office:value-type="float" office:value="0.176574282192575" calcext:value-type="float">
            <text:p>0.176574282192575</text:p>
          </table:table-cell>
          <table:table-cell office:value-type="float" office:value="0.000776475530055388" calcext:value-type="float">
            <text:p>0.000776475530055388</text:p>
          </table:table-cell>
          <table:table-cell office:value-type="float" office:value="0.4770302" calcext:value-type="float">
            <text:p>0.4770302</text:p>
          </table:table-cell>
          <table:table-cell office:value-type="float" office:value="0.06537846" calcext:value-type="float">
            <text:p>0.06537846</text:p>
          </table:table-cell>
          <table:table-cell office:value-type="float" office:value="0.27267426" calcext:value-type="float">
            <text:p>0.27267426</text:p>
          </table:table-cell>
          <table:table-cell office:value-type="float" office:value="0.008982071" calcext:value-type="float">
            <text:p>0.008982071</text:p>
          </table:table-cell>
          <table:table-cell office:value-type="float" office:value="-0.08405199" calcext:value-type="float">
            <text:p>-0.08405199</text:p>
          </table:table-cell>
          <table:table-cell office:value-type="float" office:value="0" calcext:value-type="float">
            <text:p>0</text:p>
          </table:table-cell>
          <table:table-cell office:value-type="float" office:value="0.22439936" calcext:value-type="float">
            <text:p>0.22439936</text:p>
          </table:table-cell>
          <table:table-cell office:value-type="float" office:value="0.0010267526" calcext:value-type="float">
            <text:p>0.0010267526</text:p>
          </table:table-cell>
          <table:table-cell office:value-type="float" office:value="0.228929705834385" calcext:value-type="float">
            <text:p>0.228929705834385</text:p>
          </table:table-cell>
          <table:table-cell office:value-type="float" office:value="0.0673853750753149" calcext:value-type="float">
            <text:p>0.0673853750753149</text:p>
          </table:table-cell>
          <table:table-cell office:value-type="float" office:value="-0.3093242" calcext:value-type="float">
            <text:p>-0.3093242</text:p>
          </table:table-cell>
          <table:table-cell office:value-type="float" office:value="9.593645" calcext:value-type="float">
            <text:p>9.593645</text:p>
          </table:table-cell>
          <table:table-cell office:value-type="float" office:value="430.35065" calcext:value-type="float">
            <text:p>430.35065</text:p>
          </table:table-cell>
          <table:table-cell office:value-type="float" office:value="76.35294" calcext:value-type="float">
            <text:p>76.35294</text:p>
          </table:table-cell>
          <table:table-cell office:value-type="float" office:value="156.60246" calcext:value-type="float">
            <text:p>156.60246</text:p>
          </table:table-cell>
          <table:table-cell office:value-type="float" office:value="-31.271177" calcext:value-type="float">
            <text:p>-31.271177</text:p>
          </table:table-cell>
          <table:table-cell office:value-type="float" office:value="143.60031" calcext:value-type="float">
            <text:p>143.60031</text:p>
          </table:table-cell>
          <table:table-cell office:value-type="float" office:value="56.885223" calcext:value-type="float">
            <text:p>56.885223</text:p>
          </table:table-cell>
          <table:table-cell office:value-type="float" office:value="113.600334" calcext:value-type="float">
            <text:p>113.600334</text:p>
          </table:table-cell>
          <table:table-cell office:value-type="float" office:value="-20.743324" calcext:value-type="float">
            <text:p>-20.743324</text:p>
          </table:table-cell>
          <table:table-cell office:value-type="float" office:value="82.78217" calcext:value-type="float">
            <text:p>82.78217</text:p>
          </table:table-cell>
          <table:table-cell office:value-type="float" office:value="27.245623" calcext:value-type="float">
            <text:p>27.245623</text:p>
          </table:table-cell>
          <table:table-cell office:value-type="float" office:value="61.480858" calcext:value-type="float">
            <text:p>61.480858</text:p>
          </table:table-cell>
          <table:table-cell office:value-type="float" office:value="-16.636316" calcext:value-type="float">
            <text:p>-16.636316</text:p>
          </table:table-cell>
          <table:table-cell office:value-type="float" office:value="63.894165" calcext:value-type="float">
            <text:p>63.894165</text:p>
          </table:table-cell>
          <table:table-cell office:value-type="float" office:value="19.367924" calcext:value-type="float">
            <text:p>19.367924</text:p>
          </table:table-cell>
          <table:table-cell office:value-type="float" office:value="54.633385" calcext:value-type="float">
            <text:p>54.633385</text:p>
          </table:table-cell>
          <table:table-cell office:value-type="float" office:value="-13.913679" calcext:value-type="float">
            <text:p>-13.913679</text:p>
          </table:table-cell>
          <table:table-cell office:value-type="float" office:value="47.798805" calcext:value-type="float">
            <text:p>47.798805</text:p>
          </table:table-cell>
          <table:table-cell office:value-type="float" office:value="19.664995" calcext:value-type="float">
            <text:p>19.664995</text:p>
          </table:table-cell>
          <table:table-cell office:value-type="float" office:value="41.74246" calcext:value-type="float">
            <text:p>41.74246</text:p>
          </table:table-cell>
          <table:table-cell office:value-type="float" office:value="-16.060602" calcext:value-type="float">
            <text:p>-16.060602</text:p>
          </table:table-cell>
          <table:table-cell office:value-type="float" office:value="40.955173" calcext:value-type="float">
            <text:p>40.955173</text:p>
          </table:table-cell>
          <table:table-cell office:value-type="float" office:value="17.488628" calcext:value-type="float">
            <text:p>17.488628</text:p>
          </table:table-cell>
          <table:table-cell office:value-type="float" office:value="44.926044" calcext:value-type="float">
            <text:p>44.926044</text:p>
          </table:table-cell>
          <table:table-cell office:value-type="float" office:value="-12.95419" calcext:value-type="float">
            <text:p>-12.95419</text:p>
          </table:table-cell>
          <table:table-cell office:value-type="float" office:value="33.630966" calcext:value-type="float">
            <text:p>33.630966</text:p>
          </table:table-cell>
          <table:table-cell office:value-type="float" office:value="11.711626" calcext:value-type="float">
            <text:p>11.711626</text:p>
          </table:table-cell>
          <table:table-cell office:value-type="float" office:value="29.946913" calcext:value-type="float">
            <text:p>29.946913</text:p>
          </table:table-cell>
          <table:table-cell office:value-type="float" office:value="-11.182296" calcext:value-type="float">
            <text:p>-11.182296</text:p>
          </table:table-cell>
          <table:table-cell office:value-type="float" office:value="34.99414" calcext:value-type="float">
            <text:p>34.99414</text:p>
          </table:table-cell>
          <table:table-cell office:value-type="float" office:value="5.4727316" calcext:value-type="float">
            <text:p>5.4727316</text:p>
          </table:table-cell>
          <table:table-cell office:value-type="float" office:value="29.66938" calcext:value-type="float">
            <text:p>29.66938</text:p>
          </table:table-cell>
          <table:table-cell office:value-type="float" office:value="-8.584166" calcext:value-type="float">
            <text:p>-8.584166</text:p>
          </table:table-cell>
          <table:table-cell office:value-type="float" office:value="25.82921" calcext:value-type="float">
            <text:p>25.82921</text:p>
          </table:table-cell>
          <table:table-cell office:value-type="float" office:value="4.101716" calcext:value-type="float">
            <text:p>4.101716</text:p>
          </table:table-cell>
          <table:table-cell office:value-type="float" office:value="28.925161" calcext:value-type="float">
            <text:p>28.925161</text:p>
          </table:table-cell>
          <table:table-cell office:value-type="float" office:value="-4.420198" calcext:value-type="float">
            <text:p>-4.420198</text:p>
          </table:table-cell>
          <table:table-cell office:value-type="float" office:value="32.28329" calcext:value-type="float">
            <text:p>32.28329</text:p>
          </table:table-cell>
          <table:table-cell office:value-type="float" office:value="8.824793" calcext:value-type="float">
            <text:p>8.824793</text:p>
          </table:table-cell>
          <table:table-cell office:value-type="float" office:value="30.231466" calcext:value-type="float">
            <text:p>30.2314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21.wav</text:p>
          </table:table-cell>
          <table:table-cell office:value-type="float" office:value="3046.63759637821" calcext:value-type="float">
            <text:p>3046.63759637821</text:p>
          </table:table-cell>
          <table:table-cell office:value-type="float" office:value="160340.03146237" calcext:value-type="float">
            <text:p>160340.03146237</text:p>
          </table:table-cell>
          <table:table-cell office:value-type="float" office:value="2324.27418302037" calcext:value-type="float">
            <text:p>2324.27418302037</text:p>
          </table:table-cell>
          <table:table-cell office:value-type="float" office:value="25344.55006604" calcext:value-type="float">
            <text:p>25344.55006604</text:p>
          </table:table-cell>
          <table:table-cell office:value-type="float" office:value="20.3338997818121" calcext:value-type="float">
            <text:p>20.3338997818121</text:p>
          </table:table-cell>
          <table:table-cell office:value-type="float" office:value="102.485955192712" calcext:value-type="float">
            <text:p>102.485955192712</text:p>
          </table:table-cell>
          <table:table-cell office:value-type="float" office:value="0.022081181" calcext:value-type="float">
            <text:p>0.022081181</text:p>
          </table:table-cell>
          <table:table-cell office:value-type="float" office:value="0.0001546159" calcext:value-type="float">
            <text:p>0.0001546159</text:p>
          </table:table-cell>
          <table:table-cell office:value-type="float" office:value="5734.98478511093" calcext:value-type="float">
            <text:p>5734.98478511093</text:p>
          </table:table-cell>
          <table:table-cell office:value-type="float" office:value="378303.507167845" calcext:value-type="float">
            <text:p>378303.507167845</text:p>
          </table:table-cell>
          <table:table-cell office:value-type="float" office:value="1.72718349883756" calcext:value-type="float">
            <text:p>1.72718349883756</text:p>
          </table:table-cell>
          <table:table-cell office:value-type="float" office:value="3.33728821468963" calcext:value-type="float">
            <text:p>3.33728821468963</text:p>
          </table:table-cell>
          <table:table-cell office:value-type="float" office:value="0.0235770822763825" calcext:value-type="float">
            <text:p>0.0235770822763825</text:p>
          </table:table-cell>
          <table:table-cell office:value-type="float" office:value="0.00597219699637849" calcext:value-type="float">
            <text:p>0.00597219699637849</text:p>
          </table:table-cell>
          <table:table-cell office:value-type="float" office:value="0.191545974719644" calcext:value-type="float">
            <text:p>0.191545974719644</text:p>
          </table:table-cell>
          <table:table-cell office:value-type="float" office:value="0.00258304940431622" calcext:value-type="float">
            <text:p>0.00258304940431622</text:p>
          </table:table-cell>
          <table:table-cell office:value-type="float" office:value="0.5255933" calcext:value-type="float">
            <text:p>0.5255933</text:p>
          </table:table-cell>
          <table:table-cell office:value-type="float" office:value="0.06713821" calcext:value-type="float">
            <text:p>0.06713821</text:p>
          </table:table-cell>
          <table:table-cell office:value-type="float" office:value="0.2671199" calcext:value-type="float">
            <text:p>0.2671199</text:p>
          </table:table-cell>
          <table:table-cell office:value-type="float" office:value="0.01198027" calcext:value-type="float">
            <text:p>0.01198027</text:p>
          </table:table-cell>
          <table:table-cell office:value-type="float" office:value="-0.046596877" calcext:value-type="float">
            <text:p>-0.046596877</text:p>
          </table:table-cell>
          <table:table-cell office:value-type="float" office:value="0" calcext:value-type="float">
            <text:p>0</text:p>
          </table:table-cell>
          <table:table-cell office:value-type="float" office:value="0.10841584" calcext:value-type="float">
            <text:p>0.10841584</text:p>
          </table:table-cell>
          <table:table-cell office:value-type="float" office:value="0.00081214996" calcext:value-type="float">
            <text:p>0.00081214996</text:p>
          </table:table-cell>
          <table:table-cell office:value-type="float" office:value="0.234487673376126" calcext:value-type="float">
            <text:p>0.234487673376126</text:p>
          </table:table-cell>
          <table:table-cell office:value-type="float" office:value="0.0686833388450351" calcext:value-type="float">
            <text:p>0.0686833388450351</text:p>
          </table:table-cell>
          <table:table-cell office:value-type="float" office:value="-0.006660324" calcext:value-type="float">
            <text:p>-0.006660324</text:p>
          </table:table-cell>
          <table:table-cell office:value-type="float" office:value="-76.301384" calcext:value-type="float">
            <text:p>-76.301384</text:p>
          </table:table-cell>
          <table:table-cell office:value-type="float" office:value="621.5593" calcext:value-type="float">
            <text:p>621.5593</text:p>
          </table:table-cell>
          <table:table-cell office:value-type="float" office:value="61.76604" calcext:value-type="float">
            <text:p>61.76604</text:p>
          </table:table-cell>
          <table:table-cell office:value-type="float" office:value="203.42278" calcext:value-type="float">
            <text:p>203.42278</text:p>
          </table:table-cell>
          <table:table-cell office:value-type="float" office:value="-37.11394" calcext:value-type="float">
            <text:p>-37.11394</text:p>
          </table:table-cell>
          <table:table-cell office:value-type="float" office:value="146.89465" calcext:value-type="float">
            <text:p>146.89465</text:p>
          </table:table-cell>
          <table:table-cell office:value-type="float" office:value="62.4425" calcext:value-type="float">
            <text:p>62.4425</text:p>
          </table:table-cell>
          <table:table-cell office:value-type="float" office:value="111.29294" calcext:value-type="float">
            <text:p>111.29294</text:p>
          </table:table-cell>
          <table:table-cell office:value-type="float" office:value="-14.826138" calcext:value-type="float">
            <text:p>-14.826138</text:p>
          </table:table-cell>
          <table:table-cell office:value-type="float" office:value="73.34201" calcext:value-type="float">
            <text:p>73.34201</text:p>
          </table:table-cell>
          <table:table-cell office:value-type="float" office:value="34.56099" calcext:value-type="float">
            <text:p>34.56099</text:p>
          </table:table-cell>
          <table:table-cell office:value-type="float" office:value="64.6182" calcext:value-type="float">
            <text:p>64.6182</text:p>
          </table:table-cell>
          <table:table-cell office:value-type="float" office:value="-11.486592" calcext:value-type="float">
            <text:p>-11.486592</text:p>
          </table:table-cell>
          <table:table-cell office:value-type="float" office:value="85.98619" calcext:value-type="float">
            <text:p>85.98619</text:p>
          </table:table-cell>
          <table:table-cell office:value-type="float" office:value="30.955881" calcext:value-type="float">
            <text:p>30.955881</text:p>
          </table:table-cell>
          <table:table-cell office:value-type="float" office:value="34.67938" calcext:value-type="float">
            <text:p>34.67938</text:p>
          </table:table-cell>
          <table:table-cell office:value-type="float" office:value="-12.274118" calcext:value-type="float">
            <text:p>-12.274118</text:p>
          </table:table-cell>
          <table:table-cell office:value-type="float" office:value="56.344307" calcext:value-type="float">
            <text:p>56.344307</text:p>
          </table:table-cell>
          <table:table-cell office:value-type="float" office:value="22.304583" calcext:value-type="float">
            <text:p>22.304583</text:p>
          </table:table-cell>
          <table:table-cell office:value-type="float" office:value="41.30562" calcext:value-type="float">
            <text:p>41.30562</text:p>
          </table:table-cell>
          <table:table-cell office:value-type="float" office:value="-7.5076523" calcext:value-type="float">
            <text:p>-7.5076523</text:p>
          </table:table-cell>
          <table:table-cell office:value-type="float" office:value="47.191765" calcext:value-type="float">
            <text:p>47.191765</text:p>
          </table:table-cell>
          <table:table-cell office:value-type="float" office:value="17.840624" calcext:value-type="float">
            <text:p>17.840624</text:p>
          </table:table-cell>
          <table:table-cell office:value-type="float" office:value="28.97724" calcext:value-type="float">
            <text:p>28.97724</text:p>
          </table:table-cell>
          <table:table-cell office:value-type="float" office:value="-11.123554" calcext:value-type="float">
            <text:p>-11.123554</text:p>
          </table:table-cell>
          <table:table-cell office:value-type="float" office:value="34.60674" calcext:value-type="float">
            <text:p>34.60674</text:p>
          </table:table-cell>
          <table:table-cell office:value-type="float" office:value="10.22772" calcext:value-type="float">
            <text:p>10.22772</text:p>
          </table:table-cell>
          <table:table-cell office:value-type="float" office:value="43.068977" calcext:value-type="float">
            <text:p>43.068977</text:p>
          </table:table-cell>
          <table:table-cell office:value-type="float" office:value="-10.797044" calcext:value-type="float">
            <text:p>-10.797044</text:p>
          </table:table-cell>
          <table:table-cell office:value-type="float" office:value="51.14512" calcext:value-type="float">
            <text:p>51.14512</text:p>
          </table:table-cell>
          <table:table-cell office:value-type="float" office:value="5.1556096" calcext:value-type="float">
            <text:p>5.1556096</text:p>
          </table:table-cell>
          <table:table-cell office:value-type="float" office:value="44.712337" calcext:value-type="float">
            <text:p>44.712337</text:p>
          </table:table-cell>
          <table:table-cell office:value-type="float" office:value="-7.7193165" calcext:value-type="float">
            <text:p>-7.7193165</text:p>
          </table:table-cell>
          <table:table-cell office:value-type="float" office:value="44.054443" calcext:value-type="float">
            <text:p>44.054443</text:p>
          </table:table-cell>
          <table:table-cell office:value-type="float" office:value="2.5853999" calcext:value-type="float">
            <text:p>2.5853999</text:p>
          </table:table-cell>
          <table:table-cell office:value-type="float" office:value="47.41674" calcext:value-type="float">
            <text:p>47.41674</text:p>
          </table:table-cell>
          <table:table-cell office:value-type="float" office:value="-3.0819001" calcext:value-type="float">
            <text:p>-3.0819001</text:p>
          </table:table-cell>
          <table:table-cell office:value-type="float" office:value="50.17652" calcext:value-type="float">
            <text:p>50.17652</text:p>
          </table:table-cell>
          <table:table-cell office:value-type="float" office:value="2.6620095" calcext:value-type="float">
            <text:p>2.6620095</text:p>
          </table:table-cell>
          <table:table-cell office:value-type="float" office:value="42.444115" calcext:value-type="float">
            <text:p>42.4441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23.wav</text:p>
          </table:table-cell>
          <table:table-cell office:value-type="float" office:value="2575.34536054476" calcext:value-type="float">
            <text:p>2575.34536054476</text:p>
          </table:table-cell>
          <table:table-cell office:value-type="float" office:value="143878.258041065" calcext:value-type="float">
            <text:p>143878.258041065</text:p>
          </table:table-cell>
          <table:table-cell office:value-type="float" office:value="2237.06087613161" calcext:value-type="float">
            <text:p>2237.06087613161</text:p>
          </table:table-cell>
          <table:table-cell office:value-type="float" office:value="55869.8232012932" calcext:value-type="float">
            <text:p>55869.8232012932</text:p>
          </table:table-cell>
          <table:table-cell office:value-type="float" office:value="20.7988918995244" calcext:value-type="float">
            <text:p>20.7988918995244</text:p>
          </table:table-cell>
          <table:table-cell office:value-type="float" office:value="92.4041869905351" calcext:value-type="float">
            <text:p>92.4041869905351</text:p>
          </table:table-cell>
          <table:table-cell office:value-type="float" office:value="0.013094691" calcext:value-type="float">
            <text:p>0.013094691</text:p>
          </table:table-cell>
          <table:table-cell office:value-type="float" office:value="0.0006794966" calcext:value-type="float">
            <text:p>0.0006794966</text:p>
          </table:table-cell>
          <table:table-cell office:value-type="float" office:value="5056.73884770157" calcext:value-type="float">
            <text:p>5056.73884770157</text:p>
          </table:table-cell>
          <table:table-cell office:value-type="float" office:value="424667.625476711" calcext:value-type="float">
            <text:p>424667.625476711</text:p>
          </table:table-cell>
          <table:table-cell office:value-type="float" office:value="2.77431924129585" calcext:value-type="float">
            <text:p>2.77431924129585</text:p>
          </table:table-cell>
          <table:table-cell office:value-type="float" office:value="8.53248252733793" calcext:value-type="float">
            <text:p>8.53248252733793</text:p>
          </table:table-cell>
          <table:table-cell office:value-type="float" office:value="0.0173704000564142" calcext:value-type="float">
            <text:p>0.0173704000564142</text:p>
          </table:table-cell>
          <table:table-cell office:value-type="float" office:value="0.00712655709106993" calcext:value-type="float">
            <text:p>0.00712655709106993</text:p>
          </table:table-cell>
          <table:table-cell office:value-type="float" office:value="0.131706408908546" calcext:value-type="float">
            <text:p>0.131706408908546</text:p>
          </table:table-cell>
          <table:table-cell office:value-type="float" office:value="0.00173465761412371" calcext:value-type="float">
            <text:p>0.00173465761412371</text:p>
          </table:table-cell>
          <table:table-cell office:value-type="float" office:value="0.52733916" calcext:value-type="float">
            <text:p>0.52733916</text:p>
          </table:table-cell>
          <table:table-cell office:value-type="float" office:value="0.06876183" calcext:value-type="float">
            <text:p>0.06876183</text:p>
          </table:table-cell>
          <table:table-cell office:value-type="float" office:value="0.2625343" calcext:value-type="float">
            <text:p>0.2625343</text:p>
          </table:table-cell>
          <table:table-cell office:value-type="float" office:value="0.014409089" calcext:value-type="float">
            <text:p>0.014409089</text:p>
          </table:table-cell>
          <table:table-cell office:value-type="float" office:value="0.09597286" calcext:value-type="float">
            <text:p>0.09597286</text:p>
          </table:table-cell>
          <table:table-cell office:value-type="float" office:value="0" calcext:value-type="float">
            <text:p>0</text:p>
          </table:table-cell>
          <table:table-cell office:value-type="float" office:value="0.19521451" calcext:value-type="float">
            <text:p>0.19521451</text:p>
          </table:table-cell>
          <table:table-cell office:value-type="float" office:value="0.0012767686" calcext:value-type="float">
            <text:p>0.0012767686</text:p>
          </table:table-cell>
          <table:table-cell office:value-type="float" office:value="0.189559407464974" calcext:value-type="float">
            <text:p>0.189559407464974</text:p>
          </table:table-cell>
          <table:table-cell office:value-type="float" office:value="0.0501306568261746" calcext:value-type="float">
            <text:p>0.0501306568261746</text:p>
          </table:table-cell>
          <table:table-cell office:value-type="float" office:value="0.12743706" calcext:value-type="float">
            <text:p>0.12743706</text:p>
          </table:table-cell>
          <table:table-cell office:value-type="float" office:value="-43.797504" calcext:value-type="float">
            <text:p>-43.797504</text:p>
          </table:table-cell>
          <table:table-cell office:value-type="float" office:value="877.4048" calcext:value-type="float">
            <text:p>877.4048</text:p>
          </table:table-cell>
          <table:table-cell office:value-type="float" office:value="82.774704" calcext:value-type="float">
            <text:p>82.774704</text:p>
          </table:table-cell>
          <table:table-cell office:value-type="float" office:value="240.60349" calcext:value-type="float">
            <text:p>240.60349</text:p>
          </table:table-cell>
          <table:table-cell office:value-type="float" office:value="-29.60919" calcext:value-type="float">
            <text:p>-29.60919</text:p>
          </table:table-cell>
          <table:table-cell office:value-type="float" office:value="257.11392" calcext:value-type="float">
            <text:p>257.11392</text:p>
          </table:table-cell>
          <table:table-cell office:value-type="float" office:value="70.39718" calcext:value-type="float">
            <text:p>70.39718</text:p>
          </table:table-cell>
          <table:table-cell office:value-type="float" office:value="129.08664" calcext:value-type="float">
            <text:p>129.08664</text:p>
          </table:table-cell>
          <table:table-cell office:value-type="float" office:value="-21.588846" calcext:value-type="float">
            <text:p>-21.588846</text:p>
          </table:table-cell>
          <table:table-cell office:value-type="float" office:value="54.259045" calcext:value-type="float">
            <text:p>54.259045</text:p>
          </table:table-cell>
          <table:table-cell office:value-type="float" office:value="31.144138" calcext:value-type="float">
            <text:p>31.144138</text:p>
          </table:table-cell>
          <table:table-cell office:value-type="float" office:value="66.23138" calcext:value-type="float">
            <text:p>66.23138</text:p>
          </table:table-cell>
          <table:table-cell office:value-type="float" office:value="2.0903716" calcext:value-type="float">
            <text:p>2.0903716</text:p>
          </table:table-cell>
          <table:table-cell office:value-type="float" office:value="72.11135" calcext:value-type="float">
            <text:p>72.11135</text:p>
          </table:table-cell>
          <table:table-cell office:value-type="float" office:value="28.873167" calcext:value-type="float">
            <text:p>28.873167</text:p>
          </table:table-cell>
          <table:table-cell office:value-type="float" office:value="41.9929" calcext:value-type="float">
            <text:p>41.9929</text:p>
          </table:table-cell>
          <table:table-cell office:value-type="float" office:value="-2.6873274" calcext:value-type="float">
            <text:p>-2.6873274</text:p>
          </table:table-cell>
          <table:table-cell office:value-type="float" office:value="66.95263" calcext:value-type="float">
            <text:p>66.95263</text:p>
          </table:table-cell>
          <table:table-cell office:value-type="float" office:value="19.88248" calcext:value-type="float">
            <text:p>19.88248</text:p>
          </table:table-cell>
          <table:table-cell office:value-type="float" office:value="37.4182" calcext:value-type="float">
            <text:p>37.4182</text:p>
          </table:table-cell>
          <table:table-cell office:value-type="float" office:value="-6.9340773" calcext:value-type="float">
            <text:p>-6.9340773</text:p>
          </table:table-cell>
          <table:table-cell office:value-type="float" office:value="37.50385" calcext:value-type="float">
            <text:p>37.50385</text:p>
          </table:table-cell>
          <table:table-cell office:value-type="float" office:value="19.120056" calcext:value-type="float">
            <text:p>19.120056</text:p>
          </table:table-cell>
          <table:table-cell office:value-type="float" office:value="35.813484" calcext:value-type="float">
            <text:p>35.813484</text:p>
          </table:table-cell>
          <table:table-cell office:value-type="float" office:value="-7.368736" calcext:value-type="float">
            <text:p>-7.368736</text:p>
          </table:table-cell>
          <table:table-cell office:value-type="float" office:value="29.833858" calcext:value-type="float">
            <text:p>29.833858</text:p>
          </table:table-cell>
          <table:table-cell office:value-type="float" office:value="7.8821397" calcext:value-type="float">
            <text:p>7.8821397</text:p>
          </table:table-cell>
          <table:table-cell office:value-type="float" office:value="24.663263" calcext:value-type="float">
            <text:p>24.663263</text:p>
          </table:table-cell>
          <table:table-cell office:value-type="float" office:value="-13.857293" calcext:value-type="float">
            <text:p>-13.857293</text:p>
          </table:table-cell>
          <table:table-cell office:value-type="float" office:value="21.494347" calcext:value-type="float">
            <text:p>21.494347</text:p>
          </table:table-cell>
          <table:table-cell office:value-type="float" office:value="4.0573115" calcext:value-type="float">
            <text:p>4.0573115</text:p>
          </table:table-cell>
          <table:table-cell office:value-type="float" office:value="24.107218" calcext:value-type="float">
            <text:p>24.107218</text:p>
          </table:table-cell>
          <table:table-cell office:value-type="float" office:value="-6.865945" calcext:value-type="float">
            <text:p>-6.865945</text:p>
          </table:table-cell>
          <table:table-cell office:value-type="float" office:value="23.937351" calcext:value-type="float">
            <text:p>23.937351</text:p>
          </table:table-cell>
          <table:table-cell office:value-type="float" office:value="-1.7948395" calcext:value-type="float">
            <text:p>-1.7948395</text:p>
          </table:table-cell>
          <table:table-cell office:value-type="float" office:value="39.209442" calcext:value-type="float">
            <text:p>39.209442</text:p>
          </table:table-cell>
          <table:table-cell office:value-type="float" office:value="1.459278" calcext:value-type="float">
            <text:p>1.459278</text:p>
          </table:table-cell>
          <table:table-cell office:value-type="float" office:value="32.095875" calcext:value-type="float">
            <text:p>32.095875</text:p>
          </table:table-cell>
          <table:table-cell office:value-type="float" office:value="4.533475" calcext:value-type="float">
            <text:p>4.533475</text:p>
          </table:table-cell>
          <table:table-cell office:value-type="float" office:value="21.62332" calcext:value-type="float">
            <text:p>21.623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90.wav</text:p>
          </table:table-cell>
          <table:table-cell office:value-type="float" office:value="2141.58020333265" calcext:value-type="float">
            <text:p>2141.58020333265</text:p>
          </table:table-cell>
          <table:table-cell office:value-type="float" office:value="225673.423338663" calcext:value-type="float">
            <text:p>225673.423338663</text:p>
          </table:table-cell>
          <table:table-cell office:value-type="float" office:value="2217.63453707813" calcext:value-type="float">
            <text:p>2217.63453707813</text:p>
          </table:table-cell>
          <table:table-cell office:value-type="float" office:value="63674.6183662837" calcext:value-type="float">
            <text:p>63674.6183662837</text:p>
          </table:table-cell>
          <table:table-cell office:value-type="float" office:value="21.5007324993323" calcext:value-type="float">
            <text:p>21.5007324993323</text:p>
          </table:table-cell>
          <table:table-cell office:value-type="float" office:value="92.4977627924167" calcext:value-type="float">
            <text:p>92.4977627924167</text:p>
          </table:table-cell>
          <table:table-cell office:value-type="float" office:value="0.004817987" calcext:value-type="float">
            <text:p>0.004817987</text:p>
          </table:table-cell>
          <table:table-cell office:value-type="float" office:value="0.000010760439" calcext:value-type="float">
            <text:p>0.000010760439</text:p>
          </table:table-cell>
          <table:table-cell office:value-type="float" office:value="4683.23020138486" calcext:value-type="float">
            <text:p>4683.23020138486</text:p>
          </table:table-cell>
          <table:table-cell office:value-type="float" office:value="806363.706884521" calcext:value-type="float">
            <text:p>806363.706884521</text:p>
          </table:table-cell>
          <table:table-cell office:value-type="float" office:value="1.8391610512964" calcext:value-type="float">
            <text:p>1.8391610512964</text:p>
          </table:table-cell>
          <table:table-cell office:value-type="float" office:value="3.74885810907641" calcext:value-type="float">
            <text:p>3.74885810907641</text:p>
          </table:table-cell>
          <table:table-cell office:value-type="float" office:value="-0.00117468527102303" calcext:value-type="float">
            <text:p>-0.00117468527102303</text:p>
          </table:table-cell>
          <table:table-cell office:value-type="float" office:value="0.00914947571770927" calcext:value-type="float">
            <text:p>0.00914947571770927</text:p>
          </table:table-cell>
          <table:table-cell office:value-type="float" office:value="0.0846350390322893" calcext:value-type="float">
            <text:p>0.0846350390322893</text:p>
          </table:table-cell>
          <table:table-cell office:value-type="float" office:value="0.00178473454879343" calcext:value-type="float">
            <text:p>0.00178473454879343</text:p>
          </table:table-cell>
          <table:table-cell office:value-type="float" office:value="0.42690107" calcext:value-type="float">
            <text:p>0.42690107</text:p>
          </table:table-cell>
          <table:table-cell office:value-type="float" office:value="0.084089056" calcext:value-type="float">
            <text:p>0.084089056</text:p>
          </table:table-cell>
          <table:table-cell office:value-type="float" office:value="0.25601244" calcext:value-type="float">
            <text:p>0.25601244</text:p>
          </table:table-cell>
          <table:table-cell office:value-type="float" office:value="0.01779096" calcext:value-type="float">
            <text:p>0.01779096</text:p>
          </table:table-cell>
          <table:table-cell office:value-type="float" office:value="0.039290093" calcext:value-type="float">
            <text:p>0.039290093</text:p>
          </table:table-cell>
          <table:table-cell office:value-type="float" office:value="0" calcext:value-type="float">
            <text:p>0</text:p>
          </table:table-cell>
          <table:table-cell office:value-type="float" office:value="0.14654946" calcext:value-type="float">
            <text:p>0.14654946</text:p>
          </table:table-cell>
          <table:table-cell office:value-type="float" office:value="0.00037627513" calcext:value-type="float">
            <text:p>0.00037627513</text:p>
          </table:table-cell>
          <table:table-cell office:value-type="float" office:value="0.204155979503506" calcext:value-type="float">
            <text:p>0.204155979503506</text:p>
          </table:table-cell>
          <table:table-cell office:value-type="float" office:value="0.0561015455379309" calcext:value-type="float">
            <text:p>0.0561015455379309</text:p>
          </table:table-cell>
          <table:table-cell office:value-type="float" office:value="0.029003521" calcext:value-type="float">
            <text:p>0.029003521</text:p>
          </table:table-cell>
          <table:table-cell office:value-type="float" office:value="-93.54413" calcext:value-type="float">
            <text:p>-93.54413</text:p>
          </table:table-cell>
          <table:table-cell office:value-type="float" office:value="907.40015" calcext:value-type="float">
            <text:p>907.40015</text:p>
          </table:table-cell>
          <table:table-cell office:value-type="float" office:value="100.64616" calcext:value-type="float">
            <text:p>100.64616</text:p>
          </table:table-cell>
          <table:table-cell office:value-type="float" office:value="375.26505" calcext:value-type="float">
            <text:p>375.26505</text:p>
          </table:table-cell>
          <table:table-cell office:value-type="float" office:value="-23.339111" calcext:value-type="float">
            <text:p>-23.339111</text:p>
          </table:table-cell>
          <table:table-cell office:value-type="float" office:value="227.33435" calcext:value-type="float">
            <text:p>227.33435</text:p>
          </table:table-cell>
          <table:table-cell office:value-type="float" office:value="52.490635" calcext:value-type="float">
            <text:p>52.490635</text:p>
          </table:table-cell>
          <table:table-cell office:value-type="float" office:value="112.49746" calcext:value-type="float">
            <text:p>112.49746</text:p>
          </table:table-cell>
          <table:table-cell office:value-type="float" office:value="-7.746713" calcext:value-type="float">
            <text:p>-7.746713</text:p>
          </table:table-cell>
          <table:table-cell office:value-type="float" office:value="47.233067" calcext:value-type="float">
            <text:p>47.233067</text:p>
          </table:table-cell>
          <table:table-cell office:value-type="float" office:value="39.590942" calcext:value-type="float">
            <text:p>39.590942</text:p>
          </table:table-cell>
          <table:table-cell office:value-type="float" office:value="50.981415" calcext:value-type="float">
            <text:p>50.981415</text:p>
          </table:table-cell>
          <table:table-cell office:value-type="float" office:value="-7.766726" calcext:value-type="float">
            <text:p>-7.766726</text:p>
          </table:table-cell>
          <table:table-cell office:value-type="float" office:value="54.91339" calcext:value-type="float">
            <text:p>54.91339</text:p>
          </table:table-cell>
          <table:table-cell office:value-type="float" office:value="26.725874" calcext:value-type="float">
            <text:p>26.725874</text:p>
          </table:table-cell>
          <table:table-cell office:value-type="float" office:value="34.975903" calcext:value-type="float">
            <text:p>34.975903</text:p>
          </table:table-cell>
          <table:table-cell office:value-type="float" office:value="-12.482563" calcext:value-type="float">
            <text:p>-12.482563</text:p>
          </table:table-cell>
          <table:table-cell office:value-type="float" office:value="48.859146" calcext:value-type="float">
            <text:p>48.859146</text:p>
          </table:table-cell>
          <table:table-cell office:value-type="float" office:value="11.733807" calcext:value-type="float">
            <text:p>11.733807</text:p>
          </table:table-cell>
          <table:table-cell office:value-type="float" office:value="44.994865" calcext:value-type="float">
            <text:p>44.994865</text:p>
          </table:table-cell>
          <table:table-cell office:value-type="float" office:value="-10.551812" calcext:value-type="float">
            <text:p>-10.551812</text:p>
          </table:table-cell>
          <table:table-cell office:value-type="float" office:value="39.04046" calcext:value-type="float">
            <text:p>39.04046</text:p>
          </table:table-cell>
          <table:table-cell office:value-type="float" office:value="23.023441" calcext:value-type="float">
            <text:p>23.023441</text:p>
          </table:table-cell>
          <table:table-cell office:value-type="float" office:value="61.549026" calcext:value-type="float">
            <text:p>61.549026</text:p>
          </table:table-cell>
          <table:table-cell office:value-type="float" office:value="-9.955353" calcext:value-type="float">
            <text:p>-9.955353</text:p>
          </table:table-cell>
          <table:table-cell office:value-type="float" office:value="59.896572" calcext:value-type="float">
            <text:p>59.896572</text:p>
          </table:table-cell>
          <table:table-cell office:value-type="float" office:value="4.162056" calcext:value-type="float">
            <text:p>4.162056</text:p>
          </table:table-cell>
          <table:table-cell office:value-type="float" office:value="45.09764" calcext:value-type="float">
            <text:p>45.09764</text:p>
          </table:table-cell>
          <table:table-cell office:value-type="float" office:value="-12.794265" calcext:value-type="float">
            <text:p>-12.794265</text:p>
          </table:table-cell>
          <table:table-cell office:value-type="float" office:value="44.452637" calcext:value-type="float">
            <text:p>44.452637</text:p>
          </table:table-cell>
          <table:table-cell office:value-type="float" office:value="1.787793" calcext:value-type="float">
            <text:p>1.787793</text:p>
          </table:table-cell>
          <table:table-cell office:value-type="float" office:value="28.438116" calcext:value-type="float">
            <text:p>28.438116</text:p>
          </table:table-cell>
          <table:table-cell office:value-type="float" office:value="-2.0173976" calcext:value-type="float">
            <text:p>-2.0173976</text:p>
          </table:table-cell>
          <table:table-cell office:value-type="float" office:value="48.629925" calcext:value-type="float">
            <text:p>48.629925</text:p>
          </table:table-cell>
          <table:table-cell office:value-type="float" office:value="1.9362237" calcext:value-type="float">
            <text:p>1.9362237</text:p>
          </table:table-cell>
          <table:table-cell office:value-type="float" office:value="57.885593" calcext:value-type="float">
            <text:p>57.885593</text:p>
          </table:table-cell>
          <table:table-cell office:value-type="float" office:value="-9.054855" calcext:value-type="float">
            <text:p>-9.054855</text:p>
          </table:table-cell>
          <table:table-cell office:value-type="float" office:value="32.559643" calcext:value-type="float">
            <text:p>32.559643</text:p>
          </table:table-cell>
          <table:table-cell office:value-type="float" office:value="-7.048695" calcext:value-type="float">
            <text:p>-7.048695</text:p>
          </table:table-cell>
          <table:table-cell office:value-type="float" office:value="46.175846" calcext:value-type="float">
            <text:p>46.1758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78.wav</text:p>
          </table:table-cell>
          <table:table-cell office:value-type="float" office:value="2814.94712635523" calcext:value-type="float">
            <text:p>2814.94712635523</text:p>
          </table:table-cell>
          <table:table-cell office:value-type="float" office:value="364094.620701892" calcext:value-type="float">
            <text:p>364094.620701892</text:p>
          </table:table-cell>
          <table:table-cell office:value-type="float" office:value="2547.92678606733" calcext:value-type="float">
            <text:p>2547.92678606733</text:p>
          </table:table-cell>
          <table:table-cell office:value-type="float" office:value="103444.514553971" calcext:value-type="float">
            <text:p>103444.514553971</text:p>
          </table:table-cell>
          <table:table-cell office:value-type="float" office:value="19.3130468035596" calcext:value-type="float">
            <text:p>19.3130468035596</text:p>
          </table:table-cell>
          <table:table-cell office:value-type="float" office:value="100.78729840322" calcext:value-type="float">
            <text:p>100.78729840322</text:p>
          </table:table-cell>
          <table:table-cell office:value-type="float" office:value="0.031798135" calcext:value-type="float">
            <text:p>0.031798135</text:p>
          </table:table-cell>
          <table:table-cell office:value-type="float" office:value="0.002258018" calcext:value-type="float">
            <text:p>0.002258018</text:p>
          </table:table-cell>
          <table:table-cell office:value-type="float" office:value="5897.15828242822" calcext:value-type="float">
            <text:p>5897.15828242822</text:p>
          </table:table-cell>
          <table:table-cell office:value-type="float" office:value="1239866.86636173" calcext:value-type="float">
            <text:p>1239866.86636173</text:p>
          </table:table-cell>
          <table:table-cell office:value-type="float" office:value="3.82700099373825" calcext:value-type="float">
            <text:p>3.82700099373825</text:p>
          </table:table-cell>
          <table:table-cell office:value-type="float" office:value="16.1972745863642" calcext:value-type="float">
            <text:p>16.1972745863642</text:p>
          </table:table-cell>
          <table:table-cell office:value-type="float" office:value="-0.00575447055357205" calcext:value-type="float">
            <text:p>-0.00575447055357205</text:p>
          </table:table-cell>
          <table:table-cell office:value-type="float" office:value="0.00439780729586536" calcext:value-type="float">
            <text:p>0.00439780729586536</text:p>
          </table:table-cell>
          <table:table-cell office:value-type="float" office:value="0.13179062137471" calcext:value-type="float">
            <text:p>0.13179062137471</text:p>
          </table:table-cell>
          <table:table-cell office:value-type="float" office:value="0.00215435670923266" calcext:value-type="float">
            <text:p>0.00215435670923266</text:p>
          </table:table-cell>
          <table:table-cell office:value-type="float" office:value="0.5336742" calcext:value-type="float">
            <text:p>0.5336742</text:p>
          </table:table-cell>
          <table:table-cell office:value-type="float" office:value="0.06938125" calcext:value-type="float">
            <text:p>0.06938125</text:p>
          </table:table-cell>
          <table:table-cell office:value-type="float" office:value="0.27503" calcext:value-type="float">
            <text:p>0.27503</text:p>
          </table:table-cell>
          <table:table-cell office:value-type="float" office:value="0.0076918434" calcext:value-type="float">
            <text:p>0.0076918434</text:p>
          </table:table-cell>
          <table:table-cell office:value-type="float" office:value="-0.058119573" calcext:value-type="float">
            <text:p>-0.058119573</text:p>
          </table:table-cell>
          <table:table-cell office:value-type="float" office:value="0" calcext:value-type="float">
            <text:p>0</text:p>
          </table:table-cell>
          <table:table-cell office:value-type="float" office:value="0.2694679" calcext:value-type="float">
            <text:p>0.2694679</text:p>
          </table:table-cell>
          <table:table-cell office:value-type="float" office:value="0.0017449906" calcext:value-type="float">
            <text:p>0.0017449906</text:p>
          </table:table-cell>
          <table:table-cell office:value-type="float" office:value="0.161971056800096" calcext:value-type="float">
            <text:p>0.161971056800096</text:p>
          </table:table-cell>
          <table:table-cell office:value-type="float" office:value="0.03802889760236" calcext:value-type="float">
            <text:p>0.03802889760236</text:p>
          </table:table-cell>
          <table:table-cell office:value-type="float" office:value="-0.118467756" calcext:value-type="float">
            <text:p>-0.118467756</text:p>
          </table:table-cell>
          <table:table-cell office:value-type="float" office:value="-1.6945939" calcext:value-type="float">
            <text:p>-1.6945939</text:p>
          </table:table-cell>
          <table:table-cell office:value-type="float" office:value="1264.3114" calcext:value-type="float">
            <text:p>1264.3114</text:p>
          </table:table-cell>
          <table:table-cell office:value-type="float" office:value="73.40456" calcext:value-type="float">
            <text:p>73.40456</text:p>
          </table:table-cell>
          <table:table-cell office:value-type="float" office:value="422.0722" calcext:value-type="float">
            <text:p>422.0722</text:p>
          </table:table-cell>
          <table:table-cell office:value-type="float" office:value="-15.908845" calcext:value-type="float">
            <text:p>-15.908845</text:p>
          </table:table-cell>
          <table:table-cell office:value-type="float" office:value="294.78534" calcext:value-type="float">
            <text:p>294.78534</text:p>
          </table:table-cell>
          <table:table-cell office:value-type="float" office:value="55.804432" calcext:value-type="float">
            <text:p>55.804432</text:p>
          </table:table-cell>
          <table:table-cell office:value-type="float" office:value="214.44412" calcext:value-type="float">
            <text:p>214.44412</text:p>
          </table:table-cell>
          <table:table-cell office:value-type="float" office:value="-1.902661" calcext:value-type="float">
            <text:p>-1.902661</text:p>
          </table:table-cell>
          <table:table-cell office:value-type="float" office:value="101.24807" calcext:value-type="float">
            <text:p>101.24807</text:p>
          </table:table-cell>
          <table:table-cell office:value-type="float" office:value="34.030216" calcext:value-type="float">
            <text:p>34.030216</text:p>
          </table:table-cell>
          <table:table-cell office:value-type="float" office:value="120.944725" calcext:value-type="float">
            <text:p>120.944725</text:p>
          </table:table-cell>
          <table:table-cell office:value-type="float" office:value="-8.318228" calcext:value-type="float">
            <text:p>-8.318228</text:p>
          </table:table-cell>
          <table:table-cell office:value-type="float" office:value="103.727936" calcext:value-type="float">
            <text:p>103.727936</text:p>
          </table:table-cell>
          <table:table-cell office:value-type="float" office:value="32.759865" calcext:value-type="float">
            <text:p>32.759865</text:p>
          </table:table-cell>
          <table:table-cell office:value-type="float" office:value="97.23294" calcext:value-type="float">
            <text:p>97.23294</text:p>
          </table:table-cell>
          <table:table-cell office:value-type="float" office:value="-9.707088" calcext:value-type="float">
            <text:p>-9.707088</text:p>
          </table:table-cell>
          <table:table-cell office:value-type="float" office:value="79.393776" calcext:value-type="float">
            <text:p>79.393776</text:p>
          </table:table-cell>
          <table:table-cell office:value-type="float" office:value="20.836563" calcext:value-type="float">
            <text:p>20.836563</text:p>
          </table:table-cell>
          <table:table-cell office:value-type="float" office:value="55.58934" calcext:value-type="float">
            <text:p>55.58934</text:p>
          </table:table-cell>
          <table:table-cell office:value-type="float" office:value="-9.03743" calcext:value-type="float">
            <text:p>-9.03743</text:p>
          </table:table-cell>
          <table:table-cell office:value-type="float" office:value="55.018753" calcext:value-type="float">
            <text:p>55.018753</text:p>
          </table:table-cell>
          <table:table-cell office:value-type="float" office:value="13.959178" calcext:value-type="float">
            <text:p>13.959178</text:p>
          </table:table-cell>
          <table:table-cell office:value-type="float" office:value="56.6054" calcext:value-type="float">
            <text:p>56.6054</text:p>
          </table:table-cell>
          <table:table-cell office:value-type="float" office:value="-9.585643" calcext:value-type="float">
            <text:p>-9.585643</text:p>
          </table:table-cell>
          <table:table-cell office:value-type="float" office:value="46.99621" calcext:value-type="float">
            <text:p>46.99621</text:p>
          </table:table-cell>
          <table:table-cell office:value-type="float" office:value="4.956871" calcext:value-type="float">
            <text:p>4.956871</text:p>
          </table:table-cell>
          <table:table-cell office:value-type="float" office:value="36.032276" calcext:value-type="float">
            <text:p>36.032276</text:p>
          </table:table-cell>
          <table:table-cell office:value-type="float" office:value="-6.618671" calcext:value-type="float">
            <text:p>-6.618671</text:p>
          </table:table-cell>
          <table:table-cell office:value-type="float" office:value="37.888783" calcext:value-type="float">
            <text:p>37.888783</text:p>
          </table:table-cell>
          <table:table-cell office:value-type="float" office:value="6.479055" calcext:value-type="float">
            <text:p>6.479055</text:p>
          </table:table-cell>
          <table:table-cell office:value-type="float" office:value="32.885162" calcext:value-type="float">
            <text:p>32.885162</text:p>
          </table:table-cell>
          <table:table-cell office:value-type="float" office:value="-6.448527" calcext:value-type="float">
            <text:p>-6.448527</text:p>
          </table:table-cell>
          <table:table-cell office:value-type="float" office:value="26.75265" calcext:value-type="float">
            <text:p>26.75265</text:p>
          </table:table-cell>
          <table:table-cell office:value-type="float" office:value="2.2295117" calcext:value-type="float">
            <text:p>2.2295117</text:p>
          </table:table-cell>
          <table:table-cell office:value-type="float" office:value="27.607956" calcext:value-type="float">
            <text:p>27.607956</text:p>
          </table:table-cell>
          <table:table-cell office:value-type="float" office:value="-3.010702" calcext:value-type="float">
            <text:p>-3.010702</text:p>
          </table:table-cell>
          <table:table-cell office:value-type="float" office:value="28.8254" calcext:value-type="float">
            <text:p>28.8254</text:p>
          </table:table-cell>
          <table:table-cell office:value-type="float" office:value="1.9822056" calcext:value-type="float">
            <text:p>1.9822056</text:p>
          </table:table-cell>
          <table:table-cell office:value-type="float" office:value="21.484186" calcext:value-type="float">
            <text:p>21.4841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46.wav</text:p>
          </table:table-cell>
          <table:table-cell office:value-type="float" office:value="2795.32698558884" calcext:value-type="float">
            <text:p>2795.32698558884</text:p>
          </table:table-cell>
          <table:table-cell office:value-type="float" office:value="95622.8772253002" calcext:value-type="float">
            <text:p>95622.8772253002</text:p>
          </table:table-cell>
          <table:table-cell office:value-type="float" office:value="2321.70194747078" calcext:value-type="float">
            <text:p>2321.70194747078</text:p>
          </table:table-cell>
          <table:table-cell office:value-type="float" office:value="28376.9290785382" calcext:value-type="float">
            <text:p>28376.9290785382</text:p>
          </table:table-cell>
          <table:table-cell office:value-type="float" office:value="20.5868848315009" calcext:value-type="float">
            <text:p>20.5868848315009</text:p>
          </table:table-cell>
          <table:table-cell office:value-type="float" office:value="116.391132026577" calcext:value-type="float">
            <text:p>116.391132026577</text:p>
          </table:table-cell>
          <table:table-cell office:value-type="float" office:value="0.021003947" calcext:value-type="float">
            <text:p>0.021003947</text:p>
          </table:table-cell>
          <table:table-cell office:value-type="float" office:value="0.00030942328" calcext:value-type="float">
            <text:p>0.00030942328</text:p>
          </table:table-cell>
          <table:table-cell office:value-type="float" office:value="5455.11143235209" calcext:value-type="float">
            <text:p>5455.11143235209</text:p>
          </table:table-cell>
          <table:table-cell office:value-type="float" office:value="298914.702958975" calcext:value-type="float">
            <text:p>298914.702958975</text:p>
          </table:table-cell>
          <table:table-cell office:value-type="float" office:value="3.60554888223313" calcext:value-type="float">
            <text:p>3.60554888223313</text:p>
          </table:table-cell>
          <table:table-cell office:value-type="float" office:value="13.6460533457433" calcext:value-type="float">
            <text:p>13.6460533457433</text:p>
          </table:table-cell>
          <table:table-cell office:value-type="float" office:value="-0.0105002731645574" calcext:value-type="float">
            <text:p>-0.0105002731645574</text:p>
          </table:table-cell>
          <table:table-cell office:value-type="float" office:value="0.00293278380682025" calcext:value-type="float">
            <text:p>0.00293278380682025</text:p>
          </table:table-cell>
          <table:table-cell office:value-type="float" office:value="0.163679956375677" calcext:value-type="float">
            <text:p>0.163679956375677</text:p>
          </table:table-cell>
          <table:table-cell office:value-type="float" office:value="0.000940395778185426" calcext:value-type="float">
            <text:p>0.000940395778185426</text:p>
          </table:table-cell>
          <table:table-cell office:value-type="float" office:value="0.48238945" calcext:value-type="float">
            <text:p>0.48238945</text:p>
          </table:table-cell>
          <table:table-cell office:value-type="float" office:value="0.07520039" calcext:value-type="float">
            <text:p>0.07520039</text:p>
          </table:table-cell>
          <table:table-cell office:value-type="float" office:value="0.27576092" calcext:value-type="float">
            <text:p>0.27576092</text:p>
          </table:table-cell>
          <table:table-cell office:value-type="float" office:value="0.0072892457" calcext:value-type="float">
            <text:p>0.0072892457</text:p>
          </table:table-cell>
          <table:table-cell office:value-type="float" office:value="-0.036375858" calcext:value-type="float">
            <text:p>-0.036375858</text:p>
          </table:table-cell>
          <table:table-cell office:value-type="float" office:value="0" calcext:value-type="float">
            <text:p>0</text:p>
          </table:table-cell>
          <table:table-cell office:value-type="float" office:value="0.21236151" calcext:value-type="float">
            <text:p>0.21236151</text:p>
          </table:table-cell>
          <table:table-cell office:value-type="float" office:value="0.0005667377" calcext:value-type="float">
            <text:p>0.0005667377</text:p>
          </table:table-cell>
          <table:table-cell office:value-type="float" office:value="0.237813299634531" calcext:value-type="float">
            <text:p>0.237813299634531</text:p>
          </table:table-cell>
          <table:table-cell office:value-type="float" office:value="0.0722160290964529" calcext:value-type="float">
            <text:p>0.0722160290964529</text:p>
          </table:table-cell>
          <table:table-cell office:value-type="float" office:value="-0.0030853674" calcext:value-type="float">
            <text:p>-0.0030853674</text:p>
          </table:table-cell>
          <table:table-cell office:value-type="float" office:value="0.36834222" calcext:value-type="float">
            <text:p>0.36834222</text:p>
          </table:table-cell>
          <table:table-cell office:value-type="float" office:value="336.30627" calcext:value-type="float">
            <text:p>336.30627</text:p>
          </table:table-cell>
          <table:table-cell office:value-type="float" office:value="79.70758" calcext:value-type="float">
            <text:p>79.70758</text:p>
          </table:table-cell>
          <table:table-cell office:value-type="float" office:value="184.90315" calcext:value-type="float">
            <text:p>184.90315</text:p>
          </table:table-cell>
          <table:table-cell office:value-type="float" office:value="-30.644737" calcext:value-type="float">
            <text:p>-30.644737</text:p>
          </table:table-cell>
          <table:table-cell office:value-type="float" office:value="107.07699" calcext:value-type="float">
            <text:p>107.07699</text:p>
          </table:table-cell>
          <table:table-cell office:value-type="float" office:value="61.064266" calcext:value-type="float">
            <text:p>61.064266</text:p>
          </table:table-cell>
          <table:table-cell office:value-type="float" office:value="96.02993" calcext:value-type="float">
            <text:p>96.02993</text:p>
          </table:table-cell>
          <table:table-cell office:value-type="float" office:value="-17.460552" calcext:value-type="float">
            <text:p>-17.460552</text:p>
          </table:table-cell>
          <table:table-cell office:value-type="float" office:value="51.250763" calcext:value-type="float">
            <text:p>51.250763</text:p>
          </table:table-cell>
          <table:table-cell office:value-type="float" office:value="26.701656" calcext:value-type="float">
            <text:p>26.701656</text:p>
          </table:table-cell>
          <table:table-cell office:value-type="float" office:value="60.765034" calcext:value-type="float">
            <text:p>60.765034</text:p>
          </table:table-cell>
          <table:table-cell office:value-type="float" office:value="-21.24414" calcext:value-type="float">
            <text:p>-21.24414</text:p>
          </table:table-cell>
          <table:table-cell office:value-type="float" office:value="48.69219" calcext:value-type="float">
            <text:p>48.69219</text:p>
          </table:table-cell>
          <table:table-cell office:value-type="float" office:value="22.358158" calcext:value-type="float">
            <text:p>22.358158</text:p>
          </table:table-cell>
          <table:table-cell office:value-type="float" office:value="30.37784" calcext:value-type="float">
            <text:p>30.37784</text:p>
          </table:table-cell>
          <table:table-cell office:value-type="float" office:value="-13.016821" calcext:value-type="float">
            <text:p>-13.016821</text:p>
          </table:table-cell>
          <table:table-cell office:value-type="float" office:value="38.264923" calcext:value-type="float">
            <text:p>38.264923</text:p>
          </table:table-cell>
          <table:table-cell office:value-type="float" office:value="17.87094" calcext:value-type="float">
            <text:p>17.87094</text:p>
          </table:table-cell>
          <table:table-cell office:value-type="float" office:value="32.221786" calcext:value-type="float">
            <text:p>32.221786</text:p>
          </table:table-cell>
          <table:table-cell office:value-type="float" office:value="-13.373003" calcext:value-type="float">
            <text:p>-13.373003</text:p>
          </table:table-cell>
          <table:table-cell office:value-type="float" office:value="28.616203" calcext:value-type="float">
            <text:p>28.616203</text:p>
          </table:table-cell>
          <table:table-cell office:value-type="float" office:value="19.25502" calcext:value-type="float">
            <text:p>19.25502</text:p>
          </table:table-cell>
          <table:table-cell office:value-type="float" office:value="29.024393" calcext:value-type="float">
            <text:p>29.024393</text:p>
          </table:table-cell>
          <table:table-cell office:value-type="float" office:value="-10.970987" calcext:value-type="float">
            <text:p>-10.970987</text:p>
          </table:table-cell>
          <table:table-cell office:value-type="float" office:value="27.9613" calcext:value-type="float">
            <text:p>27.9613</text:p>
          </table:table-cell>
          <table:table-cell office:value-type="float" office:value="10.71206" calcext:value-type="float">
            <text:p>10.71206</text:p>
          </table:table-cell>
          <table:table-cell office:value-type="float" office:value="31.61831" calcext:value-type="float">
            <text:p>31.61831</text:p>
          </table:table-cell>
          <table:table-cell office:value-type="float" office:value="-9.423093" calcext:value-type="float">
            <text:p>-9.423093</text:p>
          </table:table-cell>
          <table:table-cell office:value-type="float" office:value="34.421497" calcext:value-type="float">
            <text:p>34.421497</text:p>
          </table:table-cell>
          <table:table-cell office:value-type="float" office:value="7.6681566" calcext:value-type="float">
            <text:p>7.6681566</text:p>
          </table:table-cell>
          <table:table-cell office:value-type="float" office:value="32.51561" calcext:value-type="float">
            <text:p>32.51561</text:p>
          </table:table-cell>
          <table:table-cell office:value-type="float" office:value="-8.685478" calcext:value-type="float">
            <text:p>-8.685478</text:p>
          </table:table-cell>
          <table:table-cell office:value-type="float" office:value="25.64749" calcext:value-type="float">
            <text:p>25.64749</text:p>
          </table:table-cell>
          <table:table-cell office:value-type="float" office:value="3.1669948" calcext:value-type="float">
            <text:p>3.1669948</text:p>
          </table:table-cell>
          <table:table-cell office:value-type="float" office:value="25.706606" calcext:value-type="float">
            <text:p>25.706606</text:p>
          </table:table-cell>
          <table:table-cell office:value-type="float" office:value="-6.8341384" calcext:value-type="float">
            <text:p>-6.8341384</text:p>
          </table:table-cell>
          <table:table-cell office:value-type="float" office:value="26.327778" calcext:value-type="float">
            <text:p>26.327778</text:p>
          </table:table-cell>
          <table:table-cell office:value-type="float" office:value="3.8841953" calcext:value-type="float">
            <text:p>3.8841953</text:p>
          </table:table-cell>
          <table:table-cell office:value-type="float" office:value="25.454823" calcext:value-type="float">
            <text:p>25.4548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14.wav</text:p>
          </table:table-cell>
          <table:table-cell office:value-type="float" office:value="2877.54187659811" calcext:value-type="float">
            <text:p>2877.54187659811</text:p>
          </table:table-cell>
          <table:table-cell office:value-type="float" office:value="94029.1434999978" calcext:value-type="float">
            <text:p>94029.1434999978</text:p>
          </table:table-cell>
          <table:table-cell office:value-type="float" office:value="2101.36282548845" calcext:value-type="float">
            <text:p>2101.36282548845</text:p>
          </table:table-cell>
          <table:table-cell office:value-type="float" office:value="34318.4429824494" calcext:value-type="float">
            <text:p>34318.4429824494</text:p>
          </table:table-cell>
          <table:table-cell office:value-type="float" office:value="20.7879312844007" calcext:value-type="float">
            <text:p>20.7879312844007</text:p>
          </table:table-cell>
          <table:table-cell office:value-type="float" office:value="82.0774579984525" calcext:value-type="float">
            <text:p>82.0774579984525</text:p>
          </table:table-cell>
          <table:table-cell office:value-type="float" office:value="0.016017944" calcext:value-type="float">
            <text:p>0.016017944</text:p>
          </table:table-cell>
          <table:table-cell office:value-type="float" office:value="0.000111961825" calcext:value-type="float">
            <text:p>0.000111961825</text:p>
          </table:table-cell>
          <table:table-cell office:value-type="float" office:value="5198.58653340705" calcext:value-type="float">
            <text:p>5198.58653340705</text:p>
          </table:table-cell>
          <table:table-cell office:value-type="float" office:value="349827.970996951" calcext:value-type="float">
            <text:p>349827.970996951</text:p>
          </table:table-cell>
          <table:table-cell office:value-type="float" office:value="1.28657966914221" calcext:value-type="float">
            <text:p>1.28657966914221</text:p>
          </table:table-cell>
          <table:table-cell office:value-type="float" office:value="1.87937349680538" calcext:value-type="float">
            <text:p>1.87937349680538</text:p>
          </table:table-cell>
          <table:table-cell office:value-type="float" office:value="0.0199516964353848" calcext:value-type="float">
            <text:p>0.0199516964353848</text:p>
          </table:table-cell>
          <table:table-cell office:value-type="float" office:value="0.00988146823250091" calcext:value-type="float">
            <text:p>0.00988146823250091</text:p>
          </table:table-cell>
          <table:table-cell office:value-type="float" office:value="0.185252320185615" calcext:value-type="float">
            <text:p>0.185252320185615</text:p>
          </table:table-cell>
          <table:table-cell office:value-type="float" office:value="0.00134782419889862" calcext:value-type="float">
            <text:p>0.00134782419889862</text:p>
          </table:table-cell>
          <table:table-cell office:value-type="float" office:value="0.5526555" calcext:value-type="float">
            <text:p>0.5526555</text:p>
          </table:table-cell>
          <table:table-cell office:value-type="float" office:value="0.06317613" calcext:value-type="float">
            <text:p>0.06317613</text:p>
          </table:table-cell>
          <table:table-cell office:value-type="float" office:value="0.26212853" calcext:value-type="float">
            <text:p>0.26212853</text:p>
          </table:table-cell>
          <table:table-cell office:value-type="float" office:value="0.014621952" calcext:value-type="float">
            <text:p>0.014621952</text:p>
          </table:table-cell>
          <table:table-cell office:value-type="float" office:value="0.085716814" calcext:value-type="float">
            <text:p>0.085716814</text:p>
          </table:table-cell>
          <table:table-cell office:value-type="float" office:value="0" calcext:value-type="float">
            <text:p>0</text:p>
          </table:table-cell>
          <table:table-cell office:value-type="float" office:value="0.07754347" calcext:value-type="float">
            <text:p>0.07754347</text:p>
          </table:table-cell>
          <table:table-cell office:value-type="float" office:value="0.00023387048" calcext:value-type="float">
            <text:p>0.00023387048</text:p>
          </table:table-cell>
          <table:table-cell office:value-type="float" office:value="0.218007767051627" calcext:value-type="float">
            <text:p>0.218007767051627</text:p>
          </table:table-cell>
          <table:table-cell office:value-type="float" office:value="0.0609767448051717" calcext:value-type="float">
            <text:p>0.0609767448051717</text:p>
          </table:table-cell>
          <table:table-cell office:value-type="float" office:value="0.11899567" calcext:value-type="float">
            <text:p>0.11899567</text:p>
          </table:table-cell>
          <table:table-cell office:value-type="float" office:value="-117.906" calcext:value-type="float">
            <text:p>-117.906</text:p>
          </table:table-cell>
          <table:table-cell office:value-type="float" office:value="1936.9802" calcext:value-type="float">
            <text:p>1936.9802</text:p>
          </table:table-cell>
          <table:table-cell office:value-type="float" office:value="65.43348" calcext:value-type="float">
            <text:p>65.43348</text:p>
          </table:table-cell>
          <table:table-cell office:value-type="float" office:value="242.04301" calcext:value-type="float">
            <text:p>242.04301</text:p>
          </table:table-cell>
          <table:table-cell office:value-type="float" office:value="-51.41982" calcext:value-type="float">
            <text:p>-51.41982</text:p>
          </table:table-cell>
          <table:table-cell office:value-type="float" office:value="160.19044" calcext:value-type="float">
            <text:p>160.19044</text:p>
          </table:table-cell>
          <table:table-cell office:value-type="float" office:value="74.08295" calcext:value-type="float">
            <text:p>74.08295</text:p>
          </table:table-cell>
          <table:table-cell office:value-type="float" office:value="168.19972" calcext:value-type="float">
            <text:p>168.19972</text:p>
          </table:table-cell>
          <table:table-cell office:value-type="float" office:value="-13.754416" calcext:value-type="float">
            <text:p>-13.754416</text:p>
          </table:table-cell>
          <table:table-cell office:value-type="float" office:value="71.4024" calcext:value-type="float">
            <text:p>71.4024</text:p>
          </table:table-cell>
          <table:table-cell office:value-type="float" office:value="25.73151" calcext:value-type="float">
            <text:p>25.73151</text:p>
          </table:table-cell>
          <table:table-cell office:value-type="float" office:value="54.108093" calcext:value-type="float">
            <text:p>54.108093</text:p>
          </table:table-cell>
          <table:table-cell office:value-type="float" office:value="-13.124018" calcext:value-type="float">
            <text:p>-13.124018</text:p>
          </table:table-cell>
          <table:table-cell office:value-type="float" office:value="62.21485" calcext:value-type="float">
            <text:p>62.21485</text:p>
          </table:table-cell>
          <table:table-cell office:value-type="float" office:value="32.21793" calcext:value-type="float">
            <text:p>32.21793</text:p>
          </table:table-cell>
          <table:table-cell office:value-type="float" office:value="67.70308" calcext:value-type="float">
            <text:p>67.70308</text:p>
          </table:table-cell>
          <table:table-cell office:value-type="float" office:value="-10.338713" calcext:value-type="float">
            <text:p>-10.338713</text:p>
          </table:table-cell>
          <table:table-cell office:value-type="float" office:value="36.78845" calcext:value-type="float">
            <text:p>36.78845</text:p>
          </table:table-cell>
          <table:table-cell office:value-type="float" office:value="21.69744" calcext:value-type="float">
            <text:p>21.69744</text:p>
          </table:table-cell>
          <table:table-cell office:value-type="float" office:value="50.54467" calcext:value-type="float">
            <text:p>50.54467</text:p>
          </table:table-cell>
          <table:table-cell office:value-type="float" office:value="-7.7939715" calcext:value-type="float">
            <text:p>-7.7939715</text:p>
          </table:table-cell>
          <table:table-cell office:value-type="float" office:value="29.767818" calcext:value-type="float">
            <text:p>29.767818</text:p>
          </table:table-cell>
          <table:table-cell office:value-type="float" office:value="12.340983" calcext:value-type="float">
            <text:p>12.340983</text:p>
          </table:table-cell>
          <table:table-cell office:value-type="float" office:value="51.40481" calcext:value-type="float">
            <text:p>51.40481</text:p>
          </table:table-cell>
          <table:table-cell office:value-type="float" office:value="-14.446545" calcext:value-type="float">
            <text:p>-14.446545</text:p>
          </table:table-cell>
          <table:table-cell office:value-type="float" office:value="28.540403" calcext:value-type="float">
            <text:p>28.540403</text:p>
          </table:table-cell>
          <table:table-cell office:value-type="float" office:value="5.7806864" calcext:value-type="float">
            <text:p>5.7806864</text:p>
          </table:table-cell>
          <table:table-cell office:value-type="float" office:value="48.53358" calcext:value-type="float">
            <text:p>48.53358</text:p>
          </table:table-cell>
          <table:table-cell office:value-type="float" office:value="-13.260107" calcext:value-type="float">
            <text:p>-13.260107</text:p>
          </table:table-cell>
          <table:table-cell office:value-type="float" office:value="40.36151" calcext:value-type="float">
            <text:p>40.36151</text:p>
          </table:table-cell>
          <table:table-cell office:value-type="float" office:value="4.5684395" calcext:value-type="float">
            <text:p>4.5684395</text:p>
          </table:table-cell>
          <table:table-cell office:value-type="float" office:value="42.885696" calcext:value-type="float">
            <text:p>42.885696</text:p>
          </table:table-cell>
          <table:table-cell office:value-type="float" office:value="-11.387195" calcext:value-type="float">
            <text:p>-11.387195</text:p>
          </table:table-cell>
          <table:table-cell office:value-type="float" office:value="25.2703" calcext:value-type="float">
            <text:p>25.2703</text:p>
          </table:table-cell>
          <table:table-cell office:value-type="float" office:value="-0.6735418" calcext:value-type="float">
            <text:p>-0.6735418</text:p>
          </table:table-cell>
          <table:table-cell office:value-type="float" office:value="50.62209" calcext:value-type="float">
            <text:p>50.62209</text:p>
          </table:table-cell>
          <table:table-cell office:value-type="float" office:value="-4.5681386" calcext:value-type="float">
            <text:p>-4.5681386</text:p>
          </table:table-cell>
          <table:table-cell office:value-type="float" office:value="30.747719" calcext:value-type="float">
            <text:p>30.747719</text:p>
          </table:table-cell>
          <table:table-cell office:value-type="float" office:value="-0.22116138" calcext:value-type="float">
            <text:p>-0.22116138</text:p>
          </table:table-cell>
          <table:table-cell office:value-type="float" office:value="55.683743" calcext:value-type="float">
            <text:p>55.6837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61.wav</text:p>
          </table:table-cell>
          <table:table-cell office:value-type="float" office:value="2710.68506354109" calcext:value-type="float">
            <text:p>2710.68506354109</text:p>
          </table:table-cell>
          <table:table-cell office:value-type="float" office:value="211162.41146596" calcext:value-type="float">
            <text:p>211162.41146596</text:p>
          </table:table-cell>
          <table:table-cell office:value-type="float" office:value="2194.85859502651" calcext:value-type="float">
            <text:p>2194.85859502651</text:p>
          </table:table-cell>
          <table:table-cell office:value-type="float" office:value="58620.0115790249" calcext:value-type="float">
            <text:p>58620.0115790249</text:p>
          </table:table-cell>
          <table:table-cell office:value-type="float" office:value="19.9854774537156" calcext:value-type="float">
            <text:p>19.9854774537156</text:p>
          </table:table-cell>
          <table:table-cell office:value-type="float" office:value="91.9711583794213" calcext:value-type="float">
            <text:p>91.9711583794213</text:p>
          </table:table-cell>
          <table:table-cell office:value-type="float" office:value="0.021944042" calcext:value-type="float">
            <text:p>0.021944042</text:p>
          </table:table-cell>
          <table:table-cell office:value-type="float" office:value="0.00027516158" calcext:value-type="float">
            <text:p>0.00027516158</text:p>
          </table:table-cell>
          <table:table-cell office:value-type="float" office:value="5083.10161687935" calcext:value-type="float">
            <text:p>5083.10161687935</text:p>
          </table:table-cell>
          <table:table-cell office:value-type="float" office:value="840780.096586884" calcext:value-type="float">
            <text:p>840780.096586884</text:p>
          </table:table-cell>
          <table:table-cell office:value-type="float" office:value="1.81666503942647" calcext:value-type="float">
            <text:p>1.81666503942647</text:p>
          </table:table-cell>
          <table:table-cell office:value-type="float" office:value="3.84137362761729" calcext:value-type="float">
            <text:p>3.84137362761729</text:p>
          </table:table-cell>
          <table:table-cell office:value-type="float" office:value="0.00448098006427899" calcext:value-type="float">
            <text:p>0.00448098006427899</text:p>
          </table:table-cell>
          <table:table-cell office:value-type="float" office:value="0.00201306786253893" calcext:value-type="float">
            <text:p>0.00201306786253893</text:p>
          </table:table-cell>
          <table:table-cell office:value-type="float" office:value="0.166524298506381" calcext:value-type="float">
            <text:p>0.166524298506381</text:p>
          </table:table-cell>
          <table:table-cell office:value-type="float" office:value="0.00215387597802797" calcext:value-type="float">
            <text:p>0.00215387597802797</text:p>
          </table:table-cell>
          <table:table-cell office:value-type="float" office:value="0.50919664" calcext:value-type="float">
            <text:p>0.50919664</text:p>
          </table:table-cell>
          <table:table-cell office:value-type="float" office:value="0.075234964" calcext:value-type="float">
            <text:p>0.075234964</text:p>
          </table:table-cell>
          <table:table-cell office:value-type="float" office:value="0.27460355" calcext:value-type="float">
            <text:p>0.27460355</text:p>
          </table:table-cell>
          <table:table-cell office:value-type="float" office:value="0.007926235" calcext:value-type="float">
            <text:p>0.007926235</text:p>
          </table:table-cell>
          <table:table-cell office:value-type="float" office:value="0.102843" calcext:value-type="float">
            <text:p>0.102843</text:p>
          </table:table-cell>
          <table:table-cell office:value-type="float" office:value="0" calcext:value-type="float">
            <text:p>0</text:p>
          </table:table-cell>
          <table:table-cell office:value-type="float" office:value="0.10457902" calcext:value-type="float">
            <text:p>0.10457902</text:p>
          </table:table-cell>
          <table:table-cell office:value-type="float" office:value="0.000570218" calcext:value-type="float">
            <text:p>0.000570218</text:p>
          </table:table-cell>
          <table:table-cell office:value-type="float" office:value="0.193759354892582" calcext:value-type="float">
            <text:p>0.193759354892582</text:p>
          </table:table-cell>
          <table:table-cell office:value-type="float" office:value="0.0494143605315551" calcext:value-type="float">
            <text:p>0.0494143605315551</text:p>
          </table:table-cell>
          <table:table-cell office:value-type="float" office:value="0.15351419" calcext:value-type="float">
            <text:p>0.15351419</text:p>
          </table:table-cell>
          <table:table-cell office:value-type="float" office:value="-74.11526" calcext:value-type="float">
            <text:p>-74.11526</text:p>
          </table:table-cell>
          <table:table-cell office:value-type="float" office:value="798.4839" calcext:value-type="float">
            <text:p>798.4839</text:p>
          </table:table-cell>
          <table:table-cell office:value-type="float" office:value="80.08523" calcext:value-type="float">
            <text:p>80.08523</text:p>
          </table:table-cell>
          <table:table-cell office:value-type="float" office:value="284.78897" calcext:value-type="float">
            <text:p>284.78897</text:p>
          </table:table-cell>
          <table:table-cell office:value-type="float" office:value="-46.961487" calcext:value-type="float">
            <text:p>-46.961487</text:p>
          </table:table-cell>
          <table:table-cell office:value-type="float" office:value="238.8023" calcext:value-type="float">
            <text:p>238.8023</text:p>
          </table:table-cell>
          <table:table-cell office:value-type="float" office:value="51.019073" calcext:value-type="float">
            <text:p>51.019073</text:p>
          </table:table-cell>
          <table:table-cell office:value-type="float" office:value="86.14309" calcext:value-type="float">
            <text:p>86.14309</text:p>
          </table:table-cell>
          <table:table-cell office:value-type="float" office:value="-9.135112" calcext:value-type="float">
            <text:p>-9.135112</text:p>
          </table:table-cell>
          <table:table-cell office:value-type="float" office:value="65.79291" calcext:value-type="float">
            <text:p>65.79291</text:p>
          </table:table-cell>
          <table:table-cell office:value-type="float" office:value="31.777958" calcext:value-type="float">
            <text:p>31.777958</text:p>
          </table:table-cell>
          <table:table-cell office:value-type="float" office:value="89.00685" calcext:value-type="float">
            <text:p>89.00685</text:p>
          </table:table-cell>
          <table:table-cell office:value-type="float" office:value="-6.3894777" calcext:value-type="float">
            <text:p>-6.3894777</text:p>
          </table:table-cell>
          <table:table-cell office:value-type="float" office:value="99.37369" calcext:value-type="float">
            <text:p>99.37369</text:p>
          </table:table-cell>
          <table:table-cell office:value-type="float" office:value="24.861721" calcext:value-type="float">
            <text:p>24.861721</text:p>
          </table:table-cell>
          <table:table-cell office:value-type="float" office:value="46.428402" calcext:value-type="float">
            <text:p>46.428402</text:p>
          </table:table-cell>
          <table:table-cell office:value-type="float" office:value="-19.146336" calcext:value-type="float">
            <text:p>-19.146336</text:p>
          </table:table-cell>
          <table:table-cell office:value-type="float" office:value="63.45107" calcext:value-type="float">
            <text:p>63.45107</text:p>
          </table:table-cell>
          <table:table-cell office:value-type="float" office:value="20.790165" calcext:value-type="float">
            <text:p>20.790165</text:p>
          </table:table-cell>
          <table:table-cell office:value-type="float" office:value="46.081177" calcext:value-type="float">
            <text:p>46.081177</text:p>
          </table:table-cell>
          <table:table-cell office:value-type="float" office:value="-11.678598" calcext:value-type="float">
            <text:p>-11.678598</text:p>
          </table:table-cell>
          <table:table-cell office:value-type="float" office:value="46.284306" calcext:value-type="float">
            <text:p>46.284306</text:p>
          </table:table-cell>
          <table:table-cell office:value-type="float" office:value="13.847807" calcext:value-type="float">
            <text:p>13.847807</text:p>
          </table:table-cell>
          <table:table-cell office:value-type="float" office:value="32.279648" calcext:value-type="float">
            <text:p>32.279648</text:p>
          </table:table-cell>
          <table:table-cell office:value-type="float" office:value="-16.471897" calcext:value-type="float">
            <text:p>-16.471897</text:p>
          </table:table-cell>
          <table:table-cell office:value-type="float" office:value="35.213203" calcext:value-type="float">
            <text:p>35.213203</text:p>
          </table:table-cell>
          <table:table-cell office:value-type="float" office:value="7.7532353" calcext:value-type="float">
            <text:p>7.7532353</text:p>
          </table:table-cell>
          <table:table-cell office:value-type="float" office:value="33.32437" calcext:value-type="float">
            <text:p>33.32437</text:p>
          </table:table-cell>
          <table:table-cell office:value-type="float" office:value="-10.609654" calcext:value-type="float">
            <text:p>-10.609654</text:p>
          </table:table-cell>
          <table:table-cell office:value-type="float" office:value="29.542017" calcext:value-type="float">
            <text:p>29.542017</text:p>
          </table:table-cell>
          <table:table-cell office:value-type="float" office:value="7.502063" calcext:value-type="float">
            <text:p>7.502063</text:p>
          </table:table-cell>
          <table:table-cell office:value-type="float" office:value="30.319479" calcext:value-type="float">
            <text:p>30.319479</text:p>
          </table:table-cell>
          <table:table-cell office:value-type="float" office:value="-10.357538" calcext:value-type="float">
            <text:p>-10.357538</text:p>
          </table:table-cell>
          <table:table-cell office:value-type="float" office:value="41.422558" calcext:value-type="float">
            <text:p>41.422558</text:p>
          </table:table-cell>
          <table:table-cell office:value-type="float" office:value="4.9837785" calcext:value-type="float">
            <text:p>4.9837785</text:p>
          </table:table-cell>
          <table:table-cell office:value-type="float" office:value="39.934155" calcext:value-type="float">
            <text:p>39.934155</text:p>
          </table:table-cell>
          <table:table-cell office:value-type="float" office:value="-8.218247" calcext:value-type="float">
            <text:p>-8.218247</text:p>
          </table:table-cell>
          <table:table-cell office:value-type="float" office:value="40.253185" calcext:value-type="float">
            <text:p>40.253185</text:p>
          </table:table-cell>
          <table:table-cell office:value-type="float" office:value="1.2317387" calcext:value-type="float">
            <text:p>1.2317387</text:p>
          </table:table-cell>
          <table:table-cell office:value-type="float" office:value="31.992907" calcext:value-type="float">
            <text:p>31.9929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57.wav</text:p>
          </table:table-cell>
          <table:table-cell office:value-type="float" office:value="2718.69371858589" calcext:value-type="float">
            <text:p>2718.69371858589</text:p>
          </table:table-cell>
          <table:table-cell office:value-type="float" office:value="244806.326717932" calcext:value-type="float">
            <text:p>244806.326717932</text:p>
          </table:table-cell>
          <table:table-cell office:value-type="float" office:value="2271.30236427921" calcext:value-type="float">
            <text:p>2271.30236427921</text:p>
          </table:table-cell>
          <table:table-cell office:value-type="float" office:value="97698.2541004438" calcext:value-type="float">
            <text:p>97698.2541004438</text:p>
          </table:table-cell>
          <table:table-cell office:value-type="float" office:value="20.5249858848611" calcext:value-type="float">
            <text:p>20.5249858848611</text:p>
          </table:table-cell>
          <table:table-cell office:value-type="float" office:value="92.2863998334447" calcext:value-type="float">
            <text:p>92.2863998334447</text:p>
          </table:table-cell>
          <table:table-cell office:value-type="float" office:value="0.021016758" calcext:value-type="float">
            <text:p>0.021016758</text:p>
          </table:table-cell>
          <table:table-cell office:value-type="float" office:value="0.00092153467" calcext:value-type="float">
            <text:p>0.00092153467</text:p>
          </table:table-cell>
          <table:table-cell office:value-type="float" office:value="5228.83793594113" calcext:value-type="float">
            <text:p>5228.83793594113</text:p>
          </table:table-cell>
          <table:table-cell office:value-type="float" office:value="993738.586481429" calcext:value-type="float">
            <text:p>993738.586481429</text:p>
          </table:table-cell>
          <table:table-cell office:value-type="float" office:value="3.151359807045" calcext:value-type="float">
            <text:p>3.151359807045</text:p>
          </table:table-cell>
          <table:table-cell office:value-type="float" office:value="11.3760711943077" calcext:value-type="float">
            <text:p>11.3760711943077</text:p>
          </table:table-cell>
          <table:table-cell office:value-type="float" office:value="-0.000118628873916759" calcext:value-type="float">
            <text:p>-0.000118628873916759</text:p>
          </table:table-cell>
          <table:table-cell office:value-type="float" office:value="0.0104617102603636" calcext:value-type="float">
            <text:p>0.0104617102603636</text:p>
          </table:table-cell>
          <table:table-cell office:value-type="float" office:value="0.143718203185422" calcext:value-type="float">
            <text:p>0.143718203185422</text:p>
          </table:table-cell>
          <table:table-cell office:value-type="float" office:value="0.00172820648053709" calcext:value-type="float">
            <text:p>0.00172820648053709</text:p>
          </table:table-cell>
          <table:table-cell office:value-type="float" office:value="0.4874927" calcext:value-type="float">
            <text:p>0.4874927</text:p>
          </table:table-cell>
          <table:table-cell office:value-type="float" office:value="0.076265894" calcext:value-type="float">
            <text:p>0.076265894</text:p>
          </table:table-cell>
          <table:table-cell office:value-type="float" office:value="0.2635793" calcext:value-type="float">
            <text:p>0.2635793</text:p>
          </table:table-cell>
          <table:table-cell office:value-type="float" office:value="0.013859268" calcext:value-type="float">
            <text:p>0.013859268</text:p>
          </table:table-cell>
          <table:table-cell office:value-type="float" office:value="0.06419849" calcext:value-type="float">
            <text:p>0.06419849</text:p>
          </table:table-cell>
          <table:table-cell office:value-type="float" office:value="0" calcext:value-type="float">
            <text:p>0</text:p>
          </table:table-cell>
          <table:table-cell office:value-type="float" office:value="0.20710793" calcext:value-type="float">
            <text:p>0.20710793</text:p>
          </table:table-cell>
          <table:table-cell office:value-type="float" office:value="0.0014708905" calcext:value-type="float">
            <text:p>0.0014708905</text:p>
          </table:table-cell>
          <table:table-cell office:value-type="float" office:value="0.162638513736286" calcext:value-type="float">
            <text:p>0.162638513736286</text:p>
          </table:table-cell>
          <table:table-cell office:value-type="float" office:value="0.039280586801387" calcext:value-type="float">
            <text:p>0.039280586801387</text:p>
          </table:table-cell>
          <table:table-cell office:value-type="float" office:value="0.10798626" calcext:value-type="float">
            <text:p>0.10798626</text:p>
          </table:table-cell>
          <table:table-cell office:value-type="float" office:value="-24.984938" calcext:value-type="float">
            <text:p>-24.984938</text:p>
          </table:table-cell>
          <table:table-cell office:value-type="float" office:value="1515.3312" calcext:value-type="float">
            <text:p>1515.3312</text:p>
          </table:table-cell>
          <table:table-cell office:value-type="float" office:value="77.5327" calcext:value-type="float">
            <text:p>77.5327</text:p>
          </table:table-cell>
          <table:table-cell office:value-type="float" office:value="428.21848" calcext:value-type="float">
            <text:p>428.21848</text:p>
          </table:table-cell>
          <table:table-cell office:value-type="float" office:value="-30.377949" calcext:value-type="float">
            <text:p>-30.377949</text:p>
          </table:table-cell>
          <table:table-cell office:value-type="float" office:value="322.40933" calcext:value-type="float">
            <text:p>322.40933</text:p>
          </table:table-cell>
          <table:table-cell office:value-type="float" office:value="68.362" calcext:value-type="float">
            <text:p>68.362</text:p>
          </table:table-cell>
          <table:table-cell office:value-type="float" office:value="168.02847" calcext:value-type="float">
            <text:p>168.02847</text:p>
          </table:table-cell>
          <table:table-cell office:value-type="float" office:value="-6.5110335" calcext:value-type="float">
            <text:p>-6.5110335</text:p>
          </table:table-cell>
          <table:table-cell office:value-type="float" office:value="88.23348" calcext:value-type="float">
            <text:p>88.23348</text:p>
          </table:table-cell>
          <table:table-cell office:value-type="float" office:value="24.695713" calcext:value-type="float">
            <text:p>24.695713</text:p>
          </table:table-cell>
          <table:table-cell office:value-type="float" office:value="72.54114" calcext:value-type="float">
            <text:p>72.54114</text:p>
          </table:table-cell>
          <table:table-cell office:value-type="float" office:value="-9.807751" calcext:value-type="float">
            <text:p>-9.807751</text:p>
          </table:table-cell>
          <table:table-cell office:value-type="float" office:value="108.69712" calcext:value-type="float">
            <text:p>108.69712</text:p>
          </table:table-cell>
          <table:table-cell office:value-type="float" office:value="19.519594" calcext:value-type="float">
            <text:p>19.519594</text:p>
          </table:table-cell>
          <table:table-cell office:value-type="float" office:value="74.89087" calcext:value-type="float">
            <text:p>74.89087</text:p>
          </table:table-cell>
          <table:table-cell office:value-type="float" office:value="-11.459886" calcext:value-type="float">
            <text:p>-11.459886</text:p>
          </table:table-cell>
          <table:table-cell office:value-type="float" office:value="68.73735" calcext:value-type="float">
            <text:p>68.73735</text:p>
          </table:table-cell>
          <table:table-cell office:value-type="float" office:value="18.600407" calcext:value-type="float">
            <text:p>18.600407</text:p>
          </table:table-cell>
          <table:table-cell office:value-type="float" office:value="57.385464" calcext:value-type="float">
            <text:p>57.385464</text:p>
          </table:table-cell>
          <table:table-cell office:value-type="float" office:value="-14.158085" calcext:value-type="float">
            <text:p>-14.158085</text:p>
          </table:table-cell>
          <table:table-cell office:value-type="float" office:value="46.170357" calcext:value-type="float">
            <text:p>46.170357</text:p>
          </table:table-cell>
          <table:table-cell office:value-type="float" office:value="14.448771" calcext:value-type="float">
            <text:p>14.448771</text:p>
          </table:table-cell>
          <table:table-cell office:value-type="float" office:value="52.558434" calcext:value-type="float">
            <text:p>52.558434</text:p>
          </table:table-cell>
          <table:table-cell office:value-type="float" office:value="-5.9254303" calcext:value-type="float">
            <text:p>-5.9254303</text:p>
          </table:table-cell>
          <table:table-cell office:value-type="float" office:value="52.971638" calcext:value-type="float">
            <text:p>52.971638</text:p>
          </table:table-cell>
          <table:table-cell office:value-type="float" office:value="9.09078" calcext:value-type="float">
            <text:p>9.09078</text:p>
          </table:table-cell>
          <table:table-cell office:value-type="float" office:value="36.769104" calcext:value-type="float">
            <text:p>36.769104</text:p>
          </table:table-cell>
          <table:table-cell office:value-type="float" office:value="-7.701838" calcext:value-type="float">
            <text:p>-7.701838</text:p>
          </table:table-cell>
          <table:table-cell office:value-type="float" office:value="38.969948" calcext:value-type="float">
            <text:p>38.969948</text:p>
          </table:table-cell>
          <table:table-cell office:value-type="float" office:value="5.8399487" calcext:value-type="float">
            <text:p>5.8399487</text:p>
          </table:table-cell>
          <table:table-cell office:value-type="float" office:value="33.659004" calcext:value-type="float">
            <text:p>33.659004</text:p>
          </table:table-cell>
          <table:table-cell office:value-type="float" office:value="-6.626938" calcext:value-type="float">
            <text:p>-6.626938</text:p>
          </table:table-cell>
          <table:table-cell office:value-type="float" office:value="38.466595" calcext:value-type="float">
            <text:p>38.466595</text:p>
          </table:table-cell>
          <table:table-cell office:value-type="float" office:value="2.299379" calcext:value-type="float">
            <text:p>2.299379</text:p>
          </table:table-cell>
          <table:table-cell office:value-type="float" office:value="33.651936" calcext:value-type="float">
            <text:p>33.651936</text:p>
          </table:table-cell>
          <table:table-cell office:value-type="float" office:value="-7.4967046" calcext:value-type="float">
            <text:p>-7.4967046</text:p>
          </table:table-cell>
          <table:table-cell office:value-type="float" office:value="29.533195" calcext:value-type="float">
            <text:p>29.533195</text:p>
          </table:table-cell>
          <table:table-cell office:value-type="float" office:value="5.77133" calcext:value-type="float">
            <text:p>5.77133</text:p>
          </table:table-cell>
          <table:table-cell office:value-type="float" office:value="31.840858" calcext:value-type="float">
            <text:p>31.8408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34.wav</text:p>
          </table:table-cell>
          <table:table-cell office:value-type="float" office:value="2707.01873813352" calcext:value-type="float">
            <text:p>2707.01873813352</text:p>
          </table:table-cell>
          <table:table-cell office:value-type="float" office:value="441888.862610611" calcext:value-type="float">
            <text:p>441888.862610611</text:p>
          </table:table-cell>
          <table:table-cell office:value-type="float" office:value="2234.82282825697" calcext:value-type="float">
            <text:p>2234.82282825697</text:p>
          </table:table-cell>
          <table:table-cell office:value-type="float" office:value="71780.7212540787" calcext:value-type="float">
            <text:p>71780.7212540787</text:p>
          </table:table-cell>
          <table:table-cell office:value-type="float" office:value="20.5610039697267" calcext:value-type="float">
            <text:p>20.5610039697267</text:p>
          </table:table-cell>
          <table:table-cell office:value-type="float" office:value="88.0065392004319" calcext:value-type="float">
            <text:p>88.0065392004319</text:p>
          </table:table-cell>
          <table:table-cell office:value-type="float" office:value="0.017743597" calcext:value-type="float">
            <text:p>0.017743597</text:p>
          </table:table-cell>
          <table:table-cell office:value-type="float" office:value="0.00034878103" calcext:value-type="float">
            <text:p>0.00034878103</text:p>
          </table:table-cell>
          <table:table-cell office:value-type="float" office:value="5291.122684346" calcext:value-type="float">
            <text:p>5291.122684346</text:p>
          </table:table-cell>
          <table:table-cell office:value-type="float" office:value="982737.204107587" calcext:value-type="float">
            <text:p>982737.204107587</text:p>
          </table:table-cell>
          <table:table-cell office:value-type="float" office:value="1.48367619368988" calcext:value-type="float">
            <text:p>1.48367619368988</text:p>
          </table:table-cell>
          <table:table-cell office:value-type="float" office:value="2.86778749837576" calcext:value-type="float">
            <text:p>2.86778749837576</text:p>
          </table:table-cell>
          <table:table-cell office:value-type="float" office:value="0.0274492892460638" calcext:value-type="float">
            <text:p>0.0274492892460638</text:p>
          </table:table-cell>
          <table:table-cell office:value-type="float" office:value="0.00672763278856274" calcext:value-type="float">
            <text:p>0.00672763278856274</text:p>
          </table:table-cell>
          <table:table-cell office:value-type="float" office:value="0.16082730628867" calcext:value-type="float">
            <text:p>0.16082730628867</text:p>
          </table:table-cell>
          <table:table-cell office:value-type="float" office:value="0.00333106911053935" calcext:value-type="float">
            <text:p>0.00333106911053935</text:p>
          </table:table-cell>
          <table:table-cell office:value-type="float" office:value="0.40696466" calcext:value-type="float">
            <text:p>0.40696466</text:p>
          </table:table-cell>
          <table:table-cell office:value-type="float" office:value="0.08311221" calcext:value-type="float">
            <text:p>0.08311221</text:p>
          </table:table-cell>
          <table:table-cell office:value-type="float" office:value="0.26352584" calcext:value-type="float">
            <text:p>0.26352584</text:p>
          </table:table-cell>
          <table:table-cell office:value-type="float" office:value="0.013887469" calcext:value-type="float">
            <text:p>0.013887469</text:p>
          </table:table-cell>
          <table:table-cell office:value-type="float" office:value="-0.0160094" calcext:value-type="float">
            <text:p>-0.0160094</text:p>
          </table:table-cell>
          <table:table-cell office:value-type="float" office:value="0" calcext:value-type="float">
            <text:p>0</text:p>
          </table:table-cell>
          <table:table-cell office:value-type="float" office:value="0.09046083" calcext:value-type="float">
            <text:p>0.09046083</text:p>
          </table:table-cell>
          <table:table-cell office:value-type="float" office:value="0.00061618385" calcext:value-type="float">
            <text:p>0.00061618385</text:p>
          </table:table-cell>
          <table:table-cell office:value-type="float" office:value="0.201219746075813" calcext:value-type="float">
            <text:p>0.201219746075813</text:p>
          </table:table-cell>
          <table:table-cell office:value-type="float" office:value="0.0523398391563851" calcext:value-type="float">
            <text:p>0.0523398391563851</text:p>
          </table:table-cell>
          <table:table-cell office:value-type="float" office:value="0.007328436" calcext:value-type="float">
            <text:p>0.007328436</text:p>
          </table:table-cell>
          <table:table-cell office:value-type="float" office:value="-104.72376" calcext:value-type="float">
            <text:p>-104.72376</text:p>
          </table:table-cell>
          <table:table-cell office:value-type="float" office:value="2872.432" calcext:value-type="float">
            <text:p>2872.432</text:p>
          </table:table-cell>
          <table:table-cell office:value-type="float" office:value="87.753716" calcext:value-type="float">
            <text:p>87.753716</text:p>
          </table:table-cell>
          <table:table-cell office:value-type="float" office:value="796.5279" calcext:value-type="float">
            <text:p>796.5279</text:p>
          </table:table-cell>
          <table:table-cell office:value-type="float" office:value="-33.24886" calcext:value-type="float">
            <text:p>-33.24886</text:p>
          </table:table-cell>
          <table:table-cell office:value-type="float" office:value="364.55878" calcext:value-type="float">
            <text:p>364.55878</text:p>
          </table:table-cell>
          <table:table-cell office:value-type="float" office:value="48.474255" calcext:value-type="float">
            <text:p>48.474255</text:p>
          </table:table-cell>
          <table:table-cell office:value-type="float" office:value="416.7347" calcext:value-type="float">
            <text:p>416.7347</text:p>
          </table:table-cell>
          <table:table-cell office:value-type="float" office:value="-28.912521" calcext:value-type="float">
            <text:p>-28.912521</text:p>
          </table:table-cell>
          <table:table-cell office:value-type="float" office:value="163.06094" calcext:value-type="float">
            <text:p>163.06094</text:p>
          </table:table-cell>
          <table:table-cell office:value-type="float" office:value="22.51424" calcext:value-type="float">
            <text:p>22.51424</text:p>
          </table:table-cell>
          <table:table-cell office:value-type="float" office:value="129.49904" calcext:value-type="float">
            <text:p>129.49904</text:p>
          </table:table-cell>
          <table:table-cell office:value-type="float" office:value="-24.98013" calcext:value-type="float">
            <text:p>-24.98013</text:p>
          </table:table-cell>
          <table:table-cell office:value-type="float" office:value="118.949356" calcext:value-type="float">
            <text:p>118.949356</text:p>
          </table:table-cell>
          <table:table-cell office:value-type="float" office:value="20.53738" calcext:value-type="float">
            <text:p>20.53738</text:p>
          </table:table-cell>
          <table:table-cell office:value-type="float" office:value="92.93501" calcext:value-type="float">
            <text:p>92.93501</text:p>
          </table:table-cell>
          <table:table-cell office:value-type="float" office:value="-12.0629835" calcext:value-type="float">
            <text:p>-12.0629835</text:p>
          </table:table-cell>
          <table:table-cell office:value-type="float" office:value="81.39611" calcext:value-type="float">
            <text:p>81.39611</text:p>
          </table:table-cell>
          <table:table-cell office:value-type="float" office:value="18.249126" calcext:value-type="float">
            <text:p>18.249126</text:p>
          </table:table-cell>
          <table:table-cell office:value-type="float" office:value="97.59213" calcext:value-type="float">
            <text:p>97.59213</text:p>
          </table:table-cell>
          <table:table-cell office:value-type="float" office:value="-15.186173" calcext:value-type="float">
            <text:p>-15.186173</text:p>
          </table:table-cell>
          <table:table-cell office:value-type="float" office:value="62.45229" calcext:value-type="float">
            <text:p>62.45229</text:p>
          </table:table-cell>
          <table:table-cell office:value-type="float" office:value="10.295276" calcext:value-type="float">
            <text:p>10.295276</text:p>
          </table:table-cell>
          <table:table-cell office:value-type="float" office:value="64.39218" calcext:value-type="float">
            <text:p>64.39218</text:p>
          </table:table-cell>
          <table:table-cell office:value-type="float" office:value="-13.891189" calcext:value-type="float">
            <text:p>-13.891189</text:p>
          </table:table-cell>
          <table:table-cell office:value-type="float" office:value="90.38311" calcext:value-type="float">
            <text:p>90.38311</text:p>
          </table:table-cell>
          <table:table-cell office:value-type="float" office:value="10.281916" calcext:value-type="float">
            <text:p>10.281916</text:p>
          </table:table-cell>
          <table:table-cell office:value-type="float" office:value="88.07247" calcext:value-type="float">
            <text:p>88.07247</text:p>
          </table:table-cell>
          <table:table-cell office:value-type="float" office:value="-4.697016" calcext:value-type="float">
            <text:p>-4.697016</text:p>
          </table:table-cell>
          <table:table-cell office:value-type="float" office:value="169.3726" calcext:value-type="float">
            <text:p>169.3726</text:p>
          </table:table-cell>
          <table:table-cell office:value-type="float" office:value="9.941506" calcext:value-type="float">
            <text:p>9.941506</text:p>
          </table:table-cell>
          <table:table-cell office:value-type="float" office:value="86.627686" calcext:value-type="float">
            <text:p>86.627686</text:p>
          </table:table-cell>
          <table:table-cell office:value-type="float" office:value="-5.6219487" calcext:value-type="float">
            <text:p>-5.6219487</text:p>
          </table:table-cell>
          <table:table-cell office:value-type="float" office:value="102.94231" calcext:value-type="float">
            <text:p>102.94231</text:p>
          </table:table-cell>
          <table:table-cell office:value-type="float" office:value="4.79159" calcext:value-type="float">
            <text:p>4.79159</text:p>
          </table:table-cell>
          <table:table-cell office:value-type="float" office:value="81.00801" calcext:value-type="float">
            <text:p>81.00801</text:p>
          </table:table-cell>
          <table:table-cell office:value-type="float" office:value="-11.673745" calcext:value-type="float">
            <text:p>-11.673745</text:p>
          </table:table-cell>
          <table:table-cell office:value-type="float" office:value="58.497654" calcext:value-type="float">
            <text:p>58.497654</text:p>
          </table:table-cell>
          <table:table-cell office:value-type="float" office:value="2.9615793" calcext:value-type="float">
            <text:p>2.9615793</text:p>
          </table:table-cell>
          <table:table-cell office:value-type="float" office:value="57.05717" calcext:value-type="float">
            <text:p>57.057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41.wav</text:p>
          </table:table-cell>
          <table:table-cell office:value-type="float" office:value="2269.16187067311" calcext:value-type="float">
            <text:p>2269.16187067311</text:p>
          </table:table-cell>
          <table:table-cell office:value-type="float" office:value="135768.483994432" calcext:value-type="float">
            <text:p>135768.483994432</text:p>
          </table:table-cell>
          <table:table-cell office:value-type="float" office:value="1928.94475718777" calcext:value-type="float">
            <text:p>1928.94475718777</text:p>
          </table:table-cell>
          <table:table-cell office:value-type="float" office:value="88448.3096444427" calcext:value-type="float">
            <text:p>88448.3096444427</text:p>
          </table:table-cell>
          <table:table-cell office:value-type="float" office:value="20.7717585266501" calcext:value-type="float">
            <text:p>20.7717585266501</text:p>
          </table:table-cell>
          <table:table-cell office:value-type="float" office:value="73.1957544885855" calcext:value-type="float">
            <text:p>73.1957544885855</text:p>
          </table:table-cell>
          <table:table-cell office:value-type="float" office:value="0.00982303" calcext:value-type="float">
            <text:p>0.00982303</text:p>
          </table:table-cell>
          <table:table-cell office:value-type="float" office:value="0.00006614128" calcext:value-type="float">
            <text:p>0.00006614128</text:p>
          </table:table-cell>
          <table:table-cell office:value-type="float" office:value="4186.55929388414" calcext:value-type="float">
            <text:p>4186.55929388414</text:p>
          </table:table-cell>
          <table:table-cell office:value-type="float" office:value="726465.292468324" calcext:value-type="float">
            <text:p>726465.292468324</text:p>
          </table:table-cell>
          <table:table-cell office:value-type="float" office:value="1.64416647324171" calcext:value-type="float">
            <text:p>1.64416647324171</text:p>
          </table:table-cell>
          <table:table-cell office:value-type="float" office:value="3.17955661214592" calcext:value-type="float">
            <text:p>3.17955661214592</text:p>
          </table:table-cell>
          <table:table-cell office:value-type="float" office:value="0.0177221279388629" calcext:value-type="float">
            <text:p>0.0177221279388629</text:p>
          </table:table-cell>
          <table:table-cell office:value-type="float" office:value="0.012662293157095" calcext:value-type="float">
            <text:p>0.012662293157095</text:p>
          </table:table-cell>
          <table:table-cell office:value-type="float" office:value="0.137347888872777" calcext:value-type="float">
            <text:p>0.137347888872777</text:p>
          </table:table-cell>
          <table:table-cell office:value-type="float" office:value="0.00108418523634642" calcext:value-type="float">
            <text:p>0.00108418523634642</text:p>
          </table:table-cell>
          <table:table-cell office:value-type="float" office:value="0.457042" calcext:value-type="float">
            <text:p>0.457042</text:p>
          </table:table-cell>
          <table:table-cell office:value-type="float" office:value="0.07600308" calcext:value-type="float">
            <text:p>0.07600308</text:p>
          </table:table-cell>
          <table:table-cell office:value-type="float" office:value="0.2573219" calcext:value-type="float">
            <text:p>0.2573219</text:p>
          </table:table-cell>
          <table:table-cell office:value-type="float" office:value="0.01711877" calcext:value-type="float">
            <text:p>0.01711877</text:p>
          </table:table-cell>
          <table:table-cell office:value-type="float" office:value="-0.015790043" calcext:value-type="float">
            <text:p>-0.015790043</text:p>
          </table:table-cell>
          <table:table-cell office:value-type="float" office:value="0" calcext:value-type="float">
            <text:p>0</text:p>
          </table:table-cell>
          <table:table-cell office:value-type="float" office:value="0.09754965" calcext:value-type="float">
            <text:p>0.09754965</text:p>
          </table:table-cell>
          <table:table-cell office:value-type="float" office:value="0.00036312063" calcext:value-type="float">
            <text:p>0.00036312063</text:p>
          </table:table-cell>
          <table:table-cell office:value-type="float" office:value="0.161595637783974" calcext:value-type="float">
            <text:p>0.161595637783974</text:p>
          </table:table-cell>
          <table:table-cell office:value-type="float" office:value="0.0358189073650744" calcext:value-type="float">
            <text:p>0.0358189073650744</text:p>
          </table:table-cell>
          <table:table-cell office:value-type="float" office:value="-0.008894482" calcext:value-type="float">
            <text:p>-0.008894482</text:p>
          </table:table-cell>
          <table:table-cell office:value-type="float" office:value="-100.42342" calcext:value-type="float">
            <text:p>-100.42342</text:p>
          </table:table-cell>
          <table:table-cell office:value-type="float" office:value="1325.6073" calcext:value-type="float">
            <text:p>1325.6073</text:p>
          </table:table-cell>
          <table:table-cell office:value-type="float" office:value="104.69319" calcext:value-type="float">
            <text:p>104.69319</text:p>
          </table:table-cell>
          <table:table-cell office:value-type="float" office:value="394.08777" calcext:value-type="float">
            <text:p>394.08777</text:p>
          </table:table-cell>
          <table:table-cell office:value-type="float" office:value="-57.254005" calcext:value-type="float">
            <text:p>-57.254005</text:p>
          </table:table-cell>
          <table:table-cell office:value-type="float" office:value="329.21243" calcext:value-type="float">
            <text:p>329.21243</text:p>
          </table:table-cell>
          <table:table-cell office:value-type="float" office:value="56.57685" calcext:value-type="float">
            <text:p>56.57685</text:p>
          </table:table-cell>
          <table:table-cell office:value-type="float" office:value="112.95485" calcext:value-type="float">
            <text:p>112.95485</text:p>
          </table:table-cell>
          <table:table-cell office:value-type="float" office:value="-5.55565" calcext:value-type="float">
            <text:p>-5.55565</text:p>
          </table:table-cell>
          <table:table-cell office:value-type="float" office:value="93.56586" calcext:value-type="float">
            <text:p>93.56586</text:p>
          </table:table-cell>
          <table:table-cell office:value-type="float" office:value="22.833267" calcext:value-type="float">
            <text:p>22.833267</text:p>
          </table:table-cell>
          <table:table-cell office:value-type="float" office:value="101.26755" calcext:value-type="float">
            <text:p>101.26755</text:p>
          </table:table-cell>
          <table:table-cell office:value-type="float" office:value="-6.171516" calcext:value-type="float">
            <text:p>-6.171516</text:p>
          </table:table-cell>
          <table:table-cell office:value-type="float" office:value="110.30306" calcext:value-type="float">
            <text:p>110.30306</text:p>
          </table:table-cell>
          <table:table-cell office:value-type="float" office:value="23.097109" calcext:value-type="float">
            <text:p>23.097109</text:p>
          </table:table-cell>
          <table:table-cell office:value-type="float" office:value="78.76856" calcext:value-type="float">
            <text:p>78.76856</text:p>
          </table:table-cell>
          <table:table-cell office:value-type="float" office:value="-19.071957" calcext:value-type="float">
            <text:p>-19.071957</text:p>
          </table:table-cell>
          <table:table-cell office:value-type="float" office:value="50.131084" calcext:value-type="float">
            <text:p>50.131084</text:p>
          </table:table-cell>
          <table:table-cell office:value-type="float" office:value="17.795355" calcext:value-type="float">
            <text:p>17.795355</text:p>
          </table:table-cell>
          <table:table-cell office:value-type="float" office:value="52.07293" calcext:value-type="float">
            <text:p>52.07293</text:p>
          </table:table-cell>
          <table:table-cell office:value-type="float" office:value="-13.782981" calcext:value-type="float">
            <text:p>-13.782981</text:p>
          </table:table-cell>
          <table:table-cell office:value-type="float" office:value="48.077393" calcext:value-type="float">
            <text:p>48.077393</text:p>
          </table:table-cell>
          <table:table-cell office:value-type="float" office:value="9.9627905" calcext:value-type="float">
            <text:p>9.9627905</text:p>
          </table:table-cell>
          <table:table-cell office:value-type="float" office:value="50.024258" calcext:value-type="float">
            <text:p>50.024258</text:p>
          </table:table-cell>
          <table:table-cell office:value-type="float" office:value="-14.858659" calcext:value-type="float">
            <text:p>-14.858659</text:p>
          </table:table-cell>
          <table:table-cell office:value-type="float" office:value="48.876656" calcext:value-type="float">
            <text:p>48.876656</text:p>
          </table:table-cell>
          <table:table-cell office:value-type="float" office:value="0.3451086" calcext:value-type="float">
            <text:p>0.3451086</text:p>
          </table:table-cell>
          <table:table-cell office:value-type="float" office:value="71.09164" calcext:value-type="float">
            <text:p>71.09164</text:p>
          </table:table-cell>
          <table:table-cell office:value-type="float" office:value="-7.337755" calcext:value-type="float">
            <text:p>-7.337755</text:p>
          </table:table-cell>
          <table:table-cell office:value-type="float" office:value="52.97333" calcext:value-type="float">
            <text:p>52.97333</text:p>
          </table:table-cell>
          <table:table-cell office:value-type="float" office:value="6.9754953" calcext:value-type="float">
            <text:p>6.9754953</text:p>
          </table:table-cell>
          <table:table-cell office:value-type="float" office:value="40.780437" calcext:value-type="float">
            <text:p>40.780437</text:p>
          </table:table-cell>
          <table:table-cell office:value-type="float" office:value="-12.673841" calcext:value-type="float">
            <text:p>-12.673841</text:p>
          </table:table-cell>
          <table:table-cell office:value-type="float" office:value="40.807056" calcext:value-type="float">
            <text:p>40.807056</text:p>
          </table:table-cell>
          <table:table-cell office:value-type="float" office:value="-0.55054015" calcext:value-type="float">
            <text:p>-0.55054015</text:p>
          </table:table-cell>
          <table:table-cell office:value-type="float" office:value="31.094152" calcext:value-type="float">
            <text:p>31.094152</text:p>
          </table:table-cell>
          <table:table-cell office:value-type="float" office:value="-11.756443" calcext:value-type="float">
            <text:p>-11.756443</text:p>
          </table:table-cell>
          <table:table-cell office:value-type="float" office:value="37.40294" calcext:value-type="float">
            <text:p>37.40294</text:p>
          </table:table-cell>
          <table:table-cell office:value-type="float" office:value="-1.53629" calcext:value-type="float">
            <text:p>-1.53629</text:p>
          </table:table-cell>
          <table:table-cell office:value-type="float" office:value="30.366365" calcext:value-type="float">
            <text:p>30.3663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20.wav</text:p>
          </table:table-cell>
          <table:table-cell office:value-type="float" office:value="2657.96749578483" calcext:value-type="float">
            <text:p>2657.96749578483</text:p>
          </table:table-cell>
          <table:table-cell office:value-type="float" office:value="189113.304366266" calcext:value-type="float">
            <text:p>189113.304366266</text:p>
          </table:table-cell>
          <table:table-cell office:value-type="float" office:value="2345.68716192176" calcext:value-type="float">
            <text:p>2345.68716192176</text:p>
          </table:table-cell>
          <table:table-cell office:value-type="float" office:value="32712.8297848637" calcext:value-type="float">
            <text:p>32712.8297848637</text:p>
          </table:table-cell>
          <table:table-cell office:value-type="float" office:value="18.8865796975777" calcext:value-type="float">
            <text:p>18.8865796975777</text:p>
          </table:table-cell>
          <table:table-cell office:value-type="float" office:value="106.283204795082" calcext:value-type="float">
            <text:p>106.283204795082</text:p>
          </table:table-cell>
          <table:table-cell office:value-type="float" office:value="0.01773854" calcext:value-type="float">
            <text:p>0.01773854</text:p>
          </table:table-cell>
          <table:table-cell office:value-type="float" office:value="0.000118414304" calcext:value-type="float">
            <text:p>0.000118414304</text:p>
          </table:table-cell>
          <table:table-cell office:value-type="float" office:value="5358.28695983179" calcext:value-type="float">
            <text:p>5358.28695983179</text:p>
          </table:table-cell>
          <table:table-cell office:value-type="float" office:value="591745.180591167" calcext:value-type="float">
            <text:p>591745.180591167</text:p>
          </table:table-cell>
          <table:table-cell office:value-type="float" office:value="1.89140297904137" calcext:value-type="float">
            <text:p>1.89140297904137</text:p>
          </table:table-cell>
          <table:table-cell office:value-type="float" office:value="4.24028064628559" calcext:value-type="float">
            <text:p>4.24028064628559</text:p>
          </table:table-cell>
          <table:table-cell office:value-type="float" office:value="-0.0065814771735781" calcext:value-type="float">
            <text:p>-0.0065814771735781</text:p>
          </table:table-cell>
          <table:table-cell office:value-type="float" office:value="0.00209503602970836" calcext:value-type="float">
            <text:p>0.00209503602970836</text:p>
          </table:table-cell>
          <table:table-cell office:value-type="float" office:value="0.152349036881284" calcext:value-type="float">
            <text:p>0.152349036881284</text:p>
          </table:table-cell>
          <table:table-cell office:value-type="float" office:value="0.00207297041326084" calcext:value-type="float">
            <text:p>0.00207297041326084</text:p>
          </table:table-cell>
          <table:table-cell office:value-type="float" office:value="0.49600765" calcext:value-type="float">
            <text:p>0.49600765</text:p>
          </table:table-cell>
          <table:table-cell office:value-type="float" office:value="0.07287048" calcext:value-type="float">
            <text:p>0.07287048</text:p>
          </table:table-cell>
          <table:table-cell office:value-type="float" office:value="0.27840972" calcext:value-type="float">
            <text:p>0.27840972</text:p>
          </table:table-cell>
          <table:table-cell office:value-type="float" office:value="0.0058213696" calcext:value-type="float">
            <text:p>0.0058213696</text:p>
          </table:table-cell>
          <table:table-cell office:value-type="float" office:value="-0.007818016" calcext:value-type="float">
            <text:p>-0.007818016</text:p>
          </table:table-cell>
          <table:table-cell office:value-type="float" office:value="0" calcext:value-type="float">
            <text:p>0</text:p>
          </table:table-cell>
          <table:table-cell office:value-type="float" office:value="0.11726673" calcext:value-type="float">
            <text:p>0.11726673</text:p>
          </table:table-cell>
          <table:table-cell office:value-type="float" office:value="0.00086620817" calcext:value-type="float">
            <text:p>0.00086620817</text:p>
          </table:table-cell>
          <table:table-cell office:value-type="float" office:value="0.201815619960192" calcext:value-type="float">
            <text:p>0.201815619960192</text:p>
          </table:table-cell>
          <table:table-cell office:value-type="float" office:value="0.0544160891314931" calcext:value-type="float">
            <text:p>0.0544160891314931</text:p>
          </table:table-cell>
          <table:table-cell office:value-type="float" office:value="-0.051575854" calcext:value-type="float">
            <text:p>-0.051575854</text:p>
          </table:table-cell>
          <table:table-cell office:value-type="float" office:value="-75.01482" calcext:value-type="float">
            <text:p>-75.01482</text:p>
          </table:table-cell>
          <table:table-cell office:value-type="float" office:value="1273.8434" calcext:value-type="float">
            <text:p>1273.8434</text:p>
          </table:table-cell>
          <table:table-cell office:value-type="float" office:value="81.182755" calcext:value-type="float">
            <text:p>81.182755</text:p>
          </table:table-cell>
          <table:table-cell office:value-type="float" office:value="297.56473" calcext:value-type="float">
            <text:p>297.56473</text:p>
          </table:table-cell>
          <table:table-cell office:value-type="float" office:value="-20.20419" calcext:value-type="float">
            <text:p>-20.20419</text:p>
          </table:table-cell>
          <table:table-cell office:value-type="float" office:value="109.19615" calcext:value-type="float">
            <text:p>109.19615</text:p>
          </table:table-cell>
          <table:table-cell office:value-type="float" office:value="68.30383" calcext:value-type="float">
            <text:p>68.30383</text:p>
          </table:table-cell>
          <table:table-cell office:value-type="float" office:value="96.22707" calcext:value-type="float">
            <text:p>96.22707</text:p>
          </table:table-cell>
          <table:table-cell office:value-type="float" office:value="-11.353893" calcext:value-type="float">
            <text:p>-11.353893</text:p>
          </table:table-cell>
          <table:table-cell office:value-type="float" office:value="62.308174" calcext:value-type="float">
            <text:p>62.308174</text:p>
          </table:table-cell>
          <table:table-cell office:value-type="float" office:value="23.65647" calcext:value-type="float">
            <text:p>23.65647</text:p>
          </table:table-cell>
          <table:table-cell office:value-type="float" office:value="70.24151" calcext:value-type="float">
            <text:p>70.24151</text:p>
          </table:table-cell>
          <table:table-cell office:value-type="float" office:value="-19.828419" calcext:value-type="float">
            <text:p>-19.828419</text:p>
          </table:table-cell>
          <table:table-cell office:value-type="float" office:value="57.675323" calcext:value-type="float">
            <text:p>57.675323</text:p>
          </table:table-cell>
          <table:table-cell office:value-type="float" office:value="24.192091" calcext:value-type="float">
            <text:p>24.192091</text:p>
          </table:table-cell>
          <table:table-cell office:value-type="float" office:value="34.41634" calcext:value-type="float">
            <text:p>34.41634</text:p>
          </table:table-cell>
          <table:table-cell office:value-type="float" office:value="-13.164456" calcext:value-type="float">
            <text:p>-13.164456</text:p>
          </table:table-cell>
          <table:table-cell office:value-type="float" office:value="42.827312" calcext:value-type="float">
            <text:p>42.827312</text:p>
          </table:table-cell>
          <table:table-cell office:value-type="float" office:value="22.281841" calcext:value-type="float">
            <text:p>22.281841</text:p>
          </table:table-cell>
          <table:table-cell office:value-type="float" office:value="45.691574" calcext:value-type="float">
            <text:p>45.691574</text:p>
          </table:table-cell>
          <table:table-cell office:value-type="float" office:value="-11.552501" calcext:value-type="float">
            <text:p>-11.552501</text:p>
          </table:table-cell>
          <table:table-cell office:value-type="float" office:value="44.697002" calcext:value-type="float">
            <text:p>44.697002</text:p>
          </table:table-cell>
          <table:table-cell office:value-type="float" office:value="13.55542" calcext:value-type="float">
            <text:p>13.55542</text:p>
          </table:table-cell>
          <table:table-cell office:value-type="float" office:value="32.93935" calcext:value-type="float">
            <text:p>32.93935</text:p>
          </table:table-cell>
          <table:table-cell office:value-type="float" office:value="-15.050375" calcext:value-type="float">
            <text:p>-15.050375</text:p>
          </table:table-cell>
          <table:table-cell office:value-type="float" office:value="28.744333" calcext:value-type="float">
            <text:p>28.744333</text:p>
          </table:table-cell>
          <table:table-cell office:value-type="float" office:value="3.3055708" calcext:value-type="float">
            <text:p>3.3055708</text:p>
          </table:table-cell>
          <table:table-cell office:value-type="float" office:value="32.49671" calcext:value-type="float">
            <text:p>32.49671</text:p>
          </table:table-cell>
          <table:table-cell office:value-type="float" office:value="-10.503453" calcext:value-type="float">
            <text:p>-10.503453</text:p>
          </table:table-cell>
          <table:table-cell office:value-type="float" office:value="28.474442" calcext:value-type="float">
            <text:p>28.474442</text:p>
          </table:table-cell>
          <table:table-cell office:value-type="float" office:value="5.0824904" calcext:value-type="float">
            <text:p>5.0824904</text:p>
          </table:table-cell>
          <table:table-cell office:value-type="float" office:value="27.75553" calcext:value-type="float">
            <text:p>27.75553</text:p>
          </table:table-cell>
          <table:table-cell office:value-type="float" office:value="-10.67766" calcext:value-type="float">
            <text:p>-10.67766</text:p>
          </table:table-cell>
          <table:table-cell office:value-type="float" office:value="26.512857" calcext:value-type="float">
            <text:p>26.512857</text:p>
          </table:table-cell>
          <table:table-cell office:value-type="float" office:value="3.868277" calcext:value-type="float">
            <text:p>3.868277</text:p>
          </table:table-cell>
          <table:table-cell office:value-type="float" office:value="25.586306" calcext:value-type="float">
            <text:p>25.586306</text:p>
          </table:table-cell>
          <table:table-cell office:value-type="float" office:value="-4.9394464" calcext:value-type="float">
            <text:p>-4.9394464</text:p>
          </table:table-cell>
          <table:table-cell office:value-type="float" office:value="24.455713" calcext:value-type="float">
            <text:p>24.455713</text:p>
          </table:table-cell>
          <table:table-cell office:value-type="float" office:value="3.2592075" calcext:value-type="float">
            <text:p>3.2592075</text:p>
          </table:table-cell>
          <table:table-cell office:value-type="float" office:value="25.145039" calcext:value-type="float">
            <text:p>25.1450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32.wav</text:p>
          </table:table-cell>
          <table:table-cell office:value-type="float" office:value="2502.97740372068" calcext:value-type="float">
            <text:p>2502.97740372068</text:p>
          </table:table-cell>
          <table:table-cell office:value-type="float" office:value="194441.153221706" calcext:value-type="float">
            <text:p>194441.153221706</text:p>
          </table:table-cell>
          <table:table-cell office:value-type="float" office:value="2134.2963011011" calcext:value-type="float">
            <text:p>2134.2963011011</text:p>
          </table:table-cell>
          <table:table-cell office:value-type="float" office:value="76302.1542080544" calcext:value-type="float">
            <text:p>76302.1542080544</text:p>
          </table:table-cell>
          <table:table-cell office:value-type="float" office:value="20.9976203942475" calcext:value-type="float">
            <text:p>20.9976203942475</text:p>
          </table:table-cell>
          <table:table-cell office:value-type="float" office:value="86.3191448253816" calcext:value-type="float">
            <text:p>86.3191448253816</text:p>
          </table:table-cell>
          <table:table-cell office:value-type="float" office:value="0.012513626" calcext:value-type="float">
            <text:p>0.012513626</text:p>
          </table:table-cell>
          <table:table-cell office:value-type="float" office:value="0.00007924226" calcext:value-type="float">
            <text:p>0.00007924226</text:p>
          </table:table-cell>
          <table:table-cell office:value-type="float" office:value="4762.87640706569" calcext:value-type="float">
            <text:p>4762.87640706569</text:p>
          </table:table-cell>
          <table:table-cell office:value-type="float" office:value="875647.359694829" calcext:value-type="float">
            <text:p>875647.359694829</text:p>
          </table:table-cell>
          <table:table-cell office:value-type="float" office:value="2.22862718919836" calcext:value-type="float">
            <text:p>2.22862718919836</text:p>
          </table:table-cell>
          <table:table-cell office:value-type="float" office:value="5.66049281524095" calcext:value-type="float">
            <text:p>5.66049281524095</text:p>
          </table:table-cell>
          <table:table-cell office:value-type="float" office:value="0.0181600446759605" calcext:value-type="float">
            <text:p>0.0181600446759605</text:p>
          </table:table-cell>
          <table:table-cell office:value-type="float" office:value="0.00734871164744542" calcext:value-type="float">
            <text:p>0.00734871164744542</text:p>
          </table:table-cell>
          <table:table-cell office:value-type="float" office:value="0.148112734435422" calcext:value-type="float">
            <text:p>0.148112734435422</text:p>
          </table:table-cell>
          <table:table-cell office:value-type="float" office:value="0.00155159824075323" calcext:value-type="float">
            <text:p>0.00155159824075323</text:p>
          </table:table-cell>
          <table:table-cell office:value-type="float" office:value="0.43657222" calcext:value-type="float">
            <text:p>0.43657222</text:p>
          </table:table-cell>
          <table:table-cell office:value-type="float" office:value="0.07558676" calcext:value-type="float">
            <text:p>0.07558676</text:p>
          </table:table-cell>
          <table:table-cell office:value-type="float" office:value="0.26819307" calcext:value-type="float">
            <text:p>0.26819307</text:p>
          </table:table-cell>
          <table:table-cell office:value-type="float" office:value="0.011405807" calcext:value-type="float">
            <text:p>0.011405807</text:p>
          </table:table-cell>
          <table:table-cell office:value-type="float" office:value="-0.037221156" calcext:value-type="float">
            <text:p>-0.037221156</text:p>
          </table:table-cell>
          <table:table-cell office:value-type="float" office:value="0" calcext:value-type="float">
            <text:p>0</text:p>
          </table:table-cell>
          <table:table-cell office:value-type="float" office:value="0.13645852" calcext:value-type="float">
            <text:p>0.13645852</text:p>
          </table:table-cell>
          <table:table-cell office:value-type="float" office:value="0.001010786" calcext:value-type="float">
            <text:p>0.001010786</text:p>
          </table:table-cell>
          <table:table-cell office:value-type="float" office:value="0.211831342314552" calcext:value-type="float">
            <text:p>0.211831342314552</text:p>
          </table:table-cell>
          <table:table-cell office:value-type="float" office:value="0.0568178108554889" calcext:value-type="float">
            <text:p>0.0568178108554889</text:p>
          </table:table-cell>
          <table:table-cell office:value-type="float" office:value="-0.043711554" calcext:value-type="float">
            <text:p>-0.043711554</text:p>
          </table:table-cell>
          <table:table-cell office:value-type="float" office:value="-61.91035" calcext:value-type="float">
            <text:p>-61.91035</text:p>
          </table:table-cell>
          <table:table-cell office:value-type="float" office:value="2135.5168" calcext:value-type="float">
            <text:p>2135.5168</text:p>
          </table:table-cell>
          <table:table-cell office:value-type="float" office:value="93.01313" calcext:value-type="float">
            <text:p>93.01313</text:p>
          </table:table-cell>
          <table:table-cell office:value-type="float" office:value="321.8917" calcext:value-type="float">
            <text:p>321.8917</text:p>
          </table:table-cell>
          <table:table-cell office:value-type="float" office:value="-39.94318" calcext:value-type="float">
            <text:p>-39.94318</text:p>
          </table:table-cell>
          <table:table-cell office:value-type="float" office:value="288.90448" calcext:value-type="float">
            <text:p>288.90448</text:p>
          </table:table-cell>
          <table:table-cell office:value-type="float" office:value="56.141373" calcext:value-type="float">
            <text:p>56.141373</text:p>
          </table:table-cell>
          <table:table-cell office:value-type="float" office:value="92.10694" calcext:value-type="float">
            <text:p>92.10694</text:p>
          </table:table-cell>
          <table:table-cell office:value-type="float" office:value="-19.668215" calcext:value-type="float">
            <text:p>-19.668215</text:p>
          </table:table-cell>
          <table:table-cell office:value-type="float" office:value="54.102295" calcext:value-type="float">
            <text:p>54.102295</text:p>
          </table:table-cell>
          <table:table-cell office:value-type="float" office:value="23.387537" calcext:value-type="float">
            <text:p>23.387537</text:p>
          </table:table-cell>
          <table:table-cell office:value-type="float" office:value="78.56623" calcext:value-type="float">
            <text:p>78.56623</text:p>
          </table:table-cell>
          <table:table-cell office:value-type="float" office:value="-7.6445403" calcext:value-type="float">
            <text:p>-7.6445403</text:p>
          </table:table-cell>
          <table:table-cell office:value-type="float" office:value="103.453545" calcext:value-type="float">
            <text:p>103.453545</text:p>
          </table:table-cell>
          <table:table-cell office:value-type="float" office:value="17.707832" calcext:value-type="float">
            <text:p>17.707832</text:p>
          </table:table-cell>
          <table:table-cell office:value-type="float" office:value="48.414352" calcext:value-type="float">
            <text:p>48.414352</text:p>
          </table:table-cell>
          <table:table-cell office:value-type="float" office:value="-19.321178" calcext:value-type="float">
            <text:p>-19.321178</text:p>
          </table:table-cell>
          <table:table-cell office:value-type="float" office:value="69.10561" calcext:value-type="float">
            <text:p>69.10561</text:p>
          </table:table-cell>
          <table:table-cell office:value-type="float" office:value="17.783268" calcext:value-type="float">
            <text:p>17.783268</text:p>
          </table:table-cell>
          <table:table-cell office:value-type="float" office:value="34.749012" calcext:value-type="float">
            <text:p>34.749012</text:p>
          </table:table-cell>
          <table:table-cell office:value-type="float" office:value="-13.084654" calcext:value-type="float">
            <text:p>-13.084654</text:p>
          </table:table-cell>
          <table:table-cell office:value-type="float" office:value="48.082504" calcext:value-type="float">
            <text:p>48.082504</text:p>
          </table:table-cell>
          <table:table-cell office:value-type="float" office:value="14.295796" calcext:value-type="float">
            <text:p>14.295796</text:p>
          </table:table-cell>
          <table:table-cell office:value-type="float" office:value="40.127743" calcext:value-type="float">
            <text:p>40.127743</text:p>
          </table:table-cell>
          <table:table-cell office:value-type="float" office:value="-13.077747" calcext:value-type="float">
            <text:p>-13.077747</text:p>
          </table:table-cell>
          <table:table-cell office:value-type="float" office:value="43.3607" calcext:value-type="float">
            <text:p>43.3607</text:p>
          </table:table-cell>
          <table:table-cell office:value-type="float" office:value="5.4448724" calcext:value-type="float">
            <text:p>5.4448724</text:p>
          </table:table-cell>
          <table:table-cell office:value-type="float" office:value="41.158497" calcext:value-type="float">
            <text:p>41.158497</text:p>
          </table:table-cell>
          <table:table-cell office:value-type="float" office:value="-10.791508" calcext:value-type="float">
            <text:p>-10.791508</text:p>
          </table:table-cell>
          <table:table-cell office:value-type="float" office:value="45.052372" calcext:value-type="float">
            <text:p>45.052372</text:p>
          </table:table-cell>
          <table:table-cell office:value-type="float" office:value="3.7268796" calcext:value-type="float">
            <text:p>3.7268796</text:p>
          </table:table-cell>
          <table:table-cell office:value-type="float" office:value="35.000755" calcext:value-type="float">
            <text:p>35.000755</text:p>
          </table:table-cell>
          <table:table-cell office:value-type="float" office:value="-10.738398" calcext:value-type="float">
            <text:p>-10.738398</text:p>
          </table:table-cell>
          <table:table-cell office:value-type="float" office:value="45.250877" calcext:value-type="float">
            <text:p>45.250877</text:p>
          </table:table-cell>
          <table:table-cell office:value-type="float" office:value="1.2670316" calcext:value-type="float">
            <text:p>1.2670316</text:p>
          </table:table-cell>
          <table:table-cell office:value-type="float" office:value="40.408535" calcext:value-type="float">
            <text:p>40.408535</text:p>
          </table:table-cell>
          <table:table-cell office:value-type="float" office:value="-4.6139913" calcext:value-type="float">
            <text:p>-4.6139913</text:p>
          </table:table-cell>
          <table:table-cell office:value-type="float" office:value="44.814774" calcext:value-type="float">
            <text:p>44.814774</text:p>
          </table:table-cell>
          <table:table-cell office:value-type="float" office:value="0.33209938" calcext:value-type="float">
            <text:p>0.33209938</text:p>
          </table:table-cell>
          <table:table-cell office:value-type="float" office:value="33.516823" calcext:value-type="float">
            <text:p>33.5168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03.wav</text:p>
          </table:table-cell>
          <table:table-cell office:value-type="float" office:value="2752.29322058845" calcext:value-type="float">
            <text:p>2752.29322058845</text:p>
          </table:table-cell>
          <table:table-cell office:value-type="float" office:value="155566.267274348" calcext:value-type="float">
            <text:p>155566.267274348</text:p>
          </table:table-cell>
          <table:table-cell office:value-type="float" office:value="2205.75062465313" calcext:value-type="float">
            <text:p>2205.75062465313</text:p>
          </table:table-cell>
          <table:table-cell office:value-type="float" office:value="29364.4017095262" calcext:value-type="float">
            <text:p>29364.4017095262</text:p>
          </table:table-cell>
          <table:table-cell office:value-type="float" office:value="20.2736372716066" calcext:value-type="float">
            <text:p>20.2736372716066</text:p>
          </table:table-cell>
          <table:table-cell office:value-type="float" office:value="103.128162698905" calcext:value-type="float">
            <text:p>103.128162698905</text:p>
          </table:table-cell>
          <table:table-cell office:value-type="float" office:value="0.01885523" calcext:value-type="float">
            <text:p>0.01885523</text:p>
          </table:table-cell>
          <table:table-cell office:value-type="float" office:value="0.00015033889" calcext:value-type="float">
            <text:p>0.00015033889</text:p>
          </table:table-cell>
          <table:table-cell office:value-type="float" office:value="5234.80827880293" calcext:value-type="float">
            <text:p>5234.80827880293</text:p>
          </table:table-cell>
          <table:table-cell office:value-type="float" office:value="420371.398095235" calcext:value-type="float">
            <text:p>420371.398095235</text:p>
          </table:table-cell>
          <table:table-cell office:value-type="float" office:value="2.49072494840164" calcext:value-type="float">
            <text:p>2.49072494840164</text:p>
          </table:table-cell>
          <table:table-cell office:value-type="float" office:value="6.77441719004238" calcext:value-type="float">
            <text:p>6.77441719004238</text:p>
          </table:table-cell>
          <table:table-cell office:value-type="float" office:value="0.00921067892550045" calcext:value-type="float">
            <text:p>0.00921067892550045</text:p>
          </table:table-cell>
          <table:table-cell office:value-type="float" office:value="0.00288698289529434" calcext:value-type="float">
            <text:p>0.00288698289529434</text:p>
          </table:table-cell>
          <table:table-cell office:value-type="float" office:value="0.16667346408546" calcext:value-type="float">
            <text:p>0.16667346408546</text:p>
          </table:table-cell>
          <table:table-cell office:value-type="float" office:value="0.0022376638522287" calcext:value-type="float">
            <text:p>0.0022376638522287</text:p>
          </table:table-cell>
          <table:table-cell office:value-type="float" office:value="0.4876579" calcext:value-type="float">
            <text:p>0.4876579</text:p>
          </table:table-cell>
          <table:table-cell office:value-type="float" office:value="0.078893036" calcext:value-type="float">
            <text:p>0.078893036</text:p>
          </table:table-cell>
          <table:table-cell office:value-type="float" office:value="0.27391803" calcext:value-type="float">
            <text:p>0.27391803</text:p>
          </table:table-cell>
          <table:table-cell office:value-type="float" office:value="0.008302238" calcext:value-type="float">
            <text:p>0.008302238</text:p>
          </table:table-cell>
          <table:table-cell office:value-type="float" office:value="0.04014347" calcext:value-type="float">
            <text:p>0.04014347</text:p>
          </table:table-cell>
          <table:table-cell office:value-type="float" office:value="0" calcext:value-type="float">
            <text:p>0</text:p>
          </table:table-cell>
          <table:table-cell office:value-type="float" office:value="0.15011945" calcext:value-type="float">
            <text:p>0.15011945</text:p>
          </table:table-cell>
          <table:table-cell office:value-type="float" office:value="0.000858198" calcext:value-type="float">
            <text:p>0.000858198</text:p>
          </table:table-cell>
          <table:table-cell office:value-type="float" office:value="0.246925812159474" calcext:value-type="float">
            <text:p>0.246925812159474</text:p>
          </table:table-cell>
          <table:table-cell office:value-type="float" office:value="0.0770049689957651" calcext:value-type="float">
            <text:p>0.0770049689957651</text:p>
          </table:table-cell>
          <table:table-cell office:value-type="float" office:value="0.027276224" calcext:value-type="float">
            <text:p>0.027276224</text:p>
          </table:table-cell>
          <table:table-cell office:value-type="float" office:value="-43.095963" calcext:value-type="float">
            <text:p>-43.095963</text:p>
          </table:table-cell>
          <table:table-cell office:value-type="float" office:value="411.2994" calcext:value-type="float">
            <text:p>411.2994</text:p>
          </table:table-cell>
          <table:table-cell office:value-type="float" office:value="75.37249" calcext:value-type="float">
            <text:p>75.37249</text:p>
          </table:table-cell>
          <table:table-cell office:value-type="float" office:value="235.56201" calcext:value-type="float">
            <text:p>235.56201</text:p>
          </table:table-cell>
          <table:table-cell office:value-type="float" office:value="-47.823303" calcext:value-type="float">
            <text:p>-47.823303</text:p>
          </table:table-cell>
          <table:table-cell office:value-type="float" office:value="191.80861" calcext:value-type="float">
            <text:p>191.80861</text:p>
          </table:table-cell>
          <table:table-cell office:value-type="float" office:value="53.022266" calcext:value-type="float">
            <text:p>53.022266</text:p>
          </table:table-cell>
          <table:table-cell office:value-type="float" office:value="82.60552" calcext:value-type="float">
            <text:p>82.60552</text:p>
          </table:table-cell>
          <table:table-cell office:value-type="float" office:value="-12.325954" calcext:value-type="float">
            <text:p>-12.325954</text:p>
          </table:table-cell>
          <table:table-cell office:value-type="float" office:value="74.324646" calcext:value-type="float">
            <text:p>74.324646</text:p>
          </table:table-cell>
          <table:table-cell office:value-type="float" office:value="36.862835" calcext:value-type="float">
            <text:p>36.862835</text:p>
          </table:table-cell>
          <table:table-cell office:value-type="float" office:value="78.32349" calcext:value-type="float">
            <text:p>78.32349</text:p>
          </table:table-cell>
          <table:table-cell office:value-type="float" office:value="-8.285685" calcext:value-type="float">
            <text:p>-8.285685</text:p>
          </table:table-cell>
          <table:table-cell office:value-type="float" office:value="66.56636" calcext:value-type="float">
            <text:p>66.56636</text:p>
          </table:table-cell>
          <table:table-cell office:value-type="float" office:value="28.386372" calcext:value-type="float">
            <text:p>28.386372</text:p>
          </table:table-cell>
          <table:table-cell office:value-type="float" office:value="73.3178" calcext:value-type="float">
            <text:p>73.3178</text:p>
          </table:table-cell>
          <table:table-cell office:value-type="float" office:value="-14.524615" calcext:value-type="float">
            <text:p>-14.524615</text:p>
          </table:table-cell>
          <table:table-cell office:value-type="float" office:value="48.442715" calcext:value-type="float">
            <text:p>48.442715</text:p>
          </table:table-cell>
          <table:table-cell office:value-type="float" office:value="22.091658" calcext:value-type="float">
            <text:p>22.091658</text:p>
          </table:table-cell>
          <table:table-cell office:value-type="float" office:value="38.87827" calcext:value-type="float">
            <text:p>38.87827</text:p>
          </table:table-cell>
          <table:table-cell office:value-type="float" office:value="-7.3449435" calcext:value-type="float">
            <text:p>-7.3449435</text:p>
          </table:table-cell>
          <table:table-cell office:value-type="float" office:value="50.74977" calcext:value-type="float">
            <text:p>50.74977</text:p>
          </table:table-cell>
          <table:table-cell office:value-type="float" office:value="15.974339" calcext:value-type="float">
            <text:p>15.974339</text:p>
          </table:table-cell>
          <table:table-cell office:value-type="float" office:value="31.307697" calcext:value-type="float">
            <text:p>31.307697</text:p>
          </table:table-cell>
          <table:table-cell office:value-type="float" office:value="-13.12713" calcext:value-type="float">
            <text:p>-13.12713</text:p>
          </table:table-cell>
          <table:table-cell office:value-type="float" office:value="36.30733" calcext:value-type="float">
            <text:p>36.30733</text:p>
          </table:table-cell>
          <table:table-cell office:value-type="float" office:value="12.259998" calcext:value-type="float">
            <text:p>12.259998</text:p>
          </table:table-cell>
          <table:table-cell office:value-type="float" office:value="38.047436" calcext:value-type="float">
            <text:p>38.047436</text:p>
          </table:table-cell>
          <table:table-cell office:value-type="float" office:value="-10.446625" calcext:value-type="float">
            <text:p>-10.446625</text:p>
          </table:table-cell>
          <table:table-cell office:value-type="float" office:value="40.154594" calcext:value-type="float">
            <text:p>40.154594</text:p>
          </table:table-cell>
          <table:table-cell office:value-type="float" office:value="5.9282713" calcext:value-type="float">
            <text:p>5.9282713</text:p>
          </table:table-cell>
          <table:table-cell office:value-type="float" office:value="39.481956" calcext:value-type="float">
            <text:p>39.481956</text:p>
          </table:table-cell>
          <table:table-cell office:value-type="float" office:value="-6.671972" calcext:value-type="float">
            <text:p>-6.671972</text:p>
          </table:table-cell>
          <table:table-cell office:value-type="float" office:value="39.889442" calcext:value-type="float">
            <text:p>39.889442</text:p>
          </table:table-cell>
          <table:table-cell office:value-type="float" office:value="5.281168" calcext:value-type="float">
            <text:p>5.281168</text:p>
          </table:table-cell>
          <table:table-cell office:value-type="float" office:value="50.272755" calcext:value-type="float">
            <text:p>50.272755</text:p>
          </table:table-cell>
          <table:table-cell office:value-type="float" office:value="-2.3263974" calcext:value-type="float">
            <text:p>-2.3263974</text:p>
          </table:table-cell>
          <table:table-cell office:value-type="float" office:value="41.396595" calcext:value-type="float">
            <text:p>41.396595</text:p>
          </table:table-cell>
          <table:table-cell office:value-type="float" office:value="3.5843415" calcext:value-type="float">
            <text:p>3.5843415</text:p>
          </table:table-cell>
          <table:table-cell office:value-type="float" office:value="41.55529" calcext:value-type="float">
            <text:p>41.555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44.wav</text:p>
          </table:table-cell>
          <table:table-cell office:value-type="float" office:value="2760.04632952872" calcext:value-type="float">
            <text:p>2760.04632952872</text:p>
          </table:table-cell>
          <table:table-cell office:value-type="float" office:value="214048.128453676" calcext:value-type="float">
            <text:p>214048.128453676</text:p>
          </table:table-cell>
          <table:table-cell office:value-type="float" office:value="2242.64175582617" calcext:value-type="float">
            <text:p>2242.64175582617</text:p>
          </table:table-cell>
          <table:table-cell office:value-type="float" office:value="76983.3523903696" calcext:value-type="float">
            <text:p>76983.3523903696</text:p>
          </table:table-cell>
          <table:table-cell office:value-type="float" office:value="20.9802856652616" calcext:value-type="float">
            <text:p>20.9802856652616</text:p>
          </table:table-cell>
          <table:table-cell office:value-type="float" office:value="86.0712339937758" calcext:value-type="float">
            <text:p>86.0712339937758</text:p>
          </table:table-cell>
          <table:table-cell office:value-type="float" office:value="0.020054335" calcext:value-type="float">
            <text:p>0.020054335</text:p>
          </table:table-cell>
          <table:table-cell office:value-type="float" office:value="0.00016474933" calcext:value-type="float">
            <text:p>0.00016474933</text:p>
          </table:table-cell>
          <table:table-cell office:value-type="float" office:value="5259.5806219185" calcext:value-type="float">
            <text:p>5259.5806219185</text:p>
          </table:table-cell>
          <table:table-cell office:value-type="float" office:value="972106.549666744" calcext:value-type="float">
            <text:p>972106.549666744</text:p>
          </table:table-cell>
          <table:table-cell office:value-type="float" office:value="1.59868369530755" calcext:value-type="float">
            <text:p>1.59868369530755</text:p>
          </table:table-cell>
          <table:table-cell office:value-type="float" office:value="2.9883284611526" calcext:value-type="float">
            <text:p>2.9883284611526</text:p>
          </table:table-cell>
          <table:table-cell office:value-type="float" office:value="0.0148230903495961" calcext:value-type="float">
            <text:p>0.0148230903495961</text:p>
          </table:table-cell>
          <table:table-cell office:value-type="float" office:value="0.00479339899988748" calcext:value-type="float">
            <text:p>0.00479339899988748</text:p>
          </table:table-cell>
          <table:table-cell office:value-type="float" office:value="0.171205831883217" calcext:value-type="float">
            <text:p>0.171205831883217</text:p>
          </table:table-cell>
          <table:table-cell office:value-type="float" office:value="0.00166445072573664" calcext:value-type="float">
            <text:p>0.00166445072573664</text:p>
          </table:table-cell>
          <table:table-cell office:value-type="float" office:value="0.46976364" calcext:value-type="float">
            <text:p>0.46976364</text:p>
          </table:table-cell>
          <table:table-cell office:value-type="float" office:value="0.073280156" calcext:value-type="float">
            <text:p>0.073280156</text:p>
          </table:table-cell>
          <table:table-cell office:value-type="float" office:value="0.2706337" calcext:value-type="float">
            <text:p>0.2706337</text:p>
          </table:table-cell>
          <table:table-cell office:value-type="float" office:value="0.010090747" calcext:value-type="float">
            <text:p>0.010090747</text:p>
          </table:table-cell>
          <table:table-cell office:value-type="float" office:value="-0.011255838" calcext:value-type="float">
            <text:p>-0.011255838</text:p>
          </table:table-cell>
          <table:table-cell office:value-type="float" office:value="0" calcext:value-type="float">
            <text:p>0</text:p>
          </table:table-cell>
          <table:table-cell office:value-type="float" office:value="0.095366985" calcext:value-type="float">
            <text:p>0.095366985</text:p>
          </table:table-cell>
          <table:table-cell office:value-type="float" office:value="0.000589221" calcext:value-type="float">
            <text:p>0.000589221</text:p>
          </table:table-cell>
          <table:table-cell office:value-type="float" office:value="0.200573868982035" calcext:value-type="float">
            <text:p>0.200573868982035</text:p>
          </table:table-cell>
          <table:table-cell office:value-type="float" office:value="0.0518457869912251" calcext:value-type="float">
            <text:p>0.0518457869912251</text:p>
          </table:table-cell>
          <table:table-cell office:value-type="float" office:value="0.0029835745" calcext:value-type="float">
            <text:p>0.0029835745</text:p>
          </table:table-cell>
          <table:table-cell office:value-type="float" office:value="-86.23198" calcext:value-type="float">
            <text:p>-86.23198</text:p>
          </table:table-cell>
          <table:table-cell office:value-type="float" office:value="883.942" calcext:value-type="float">
            <text:p>883.942</text:p>
          </table:table-cell>
          <table:table-cell office:value-type="float" office:value="76.77148" calcext:value-type="float">
            <text:p>76.77148</text:p>
          </table:table-cell>
          <table:table-cell office:value-type="float" office:value="385.94452" calcext:value-type="float">
            <text:p>385.94452</text:p>
          </table:table-cell>
          <table:table-cell office:value-type="float" office:value="-42.36282" calcext:value-type="float">
            <text:p>-42.36282</text:p>
          </table:table-cell>
          <table:table-cell office:value-type="float" office:value="286.65845" calcext:value-type="float">
            <text:p>286.65845</text:p>
          </table:table-cell>
          <table:table-cell office:value-type="float" office:value="53.992195" calcext:value-type="float">
            <text:p>53.992195</text:p>
          </table:table-cell>
          <table:table-cell office:value-type="float" office:value="96.794945" calcext:value-type="float">
            <text:p>96.794945</text:p>
          </table:table-cell>
          <table:table-cell office:value-type="float" office:value="-8.330779" calcext:value-type="float">
            <text:p>-8.330779</text:p>
          </table:table-cell>
          <table:table-cell office:value-type="float" office:value="77.05401" calcext:value-type="float">
            <text:p>77.05401</text:p>
          </table:table-cell>
          <table:table-cell office:value-type="float" office:value="29.406782" calcext:value-type="float">
            <text:p>29.406782</text:p>
          </table:table-cell>
          <table:table-cell office:value-type="float" office:value="83.05031" calcext:value-type="float">
            <text:p>83.05031</text:p>
          </table:table-cell>
          <table:table-cell office:value-type="float" office:value="-7.8969398" calcext:value-type="float">
            <text:p>-7.8969398</text:p>
          </table:table-cell>
          <table:table-cell office:value-type="float" office:value="101.99772" calcext:value-type="float">
            <text:p>101.99772</text:p>
          </table:table-cell>
          <table:table-cell office:value-type="float" office:value="26.659845" calcext:value-type="float">
            <text:p>26.659845</text:p>
          </table:table-cell>
          <table:table-cell office:value-type="float" office:value="55.976562" calcext:value-type="float">
            <text:p>55.976562</text:p>
          </table:table-cell>
          <table:table-cell office:value-type="float" office:value="-14.230666" calcext:value-type="float">
            <text:p>-14.230666</text:p>
          </table:table-cell>
          <table:table-cell office:value-type="float" office:value="79.503204" calcext:value-type="float">
            <text:p>79.503204</text:p>
          </table:table-cell>
          <table:table-cell office:value-type="float" office:value="18.45901" calcext:value-type="float">
            <text:p>18.45901</text:p>
          </table:table-cell>
          <table:table-cell office:value-type="float" office:value="45.562923" calcext:value-type="float">
            <text:p>45.562923</text:p>
          </table:table-cell>
          <table:table-cell office:value-type="float" office:value="-17.954203" calcext:value-type="float">
            <text:p>-17.954203</text:p>
          </table:table-cell>
          <table:table-cell office:value-type="float" office:value="41.06847" calcext:value-type="float">
            <text:p>41.06847</text:p>
          </table:table-cell>
          <table:table-cell office:value-type="float" office:value="9.866014" calcext:value-type="float">
            <text:p>9.866014</text:p>
          </table:table-cell>
          <table:table-cell office:value-type="float" office:value="32.759766" calcext:value-type="float">
            <text:p>32.759766</text:p>
          </table:table-cell>
          <table:table-cell office:value-type="float" office:value="-19.030064" calcext:value-type="float">
            <text:p>-19.030064</text:p>
          </table:table-cell>
          <table:table-cell office:value-type="float" office:value="37.955376" calcext:value-type="float">
            <text:p>37.955376</text:p>
          </table:table-cell>
          <table:table-cell office:value-type="float" office:value="6.4777346" calcext:value-type="float">
            <text:p>6.4777346</text:p>
          </table:table-cell>
          <table:table-cell office:value-type="float" office:value="50.583557" calcext:value-type="float">
            <text:p>50.583557</text:p>
          </table:table-cell>
          <table:table-cell office:value-type="float" office:value="-8.350163" calcext:value-type="float">
            <text:p>-8.350163</text:p>
          </table:table-cell>
          <table:table-cell office:value-type="float" office:value="44.347294" calcext:value-type="float">
            <text:p>44.347294</text:p>
          </table:table-cell>
          <table:table-cell office:value-type="float" office:value="4.8721023" calcext:value-type="float">
            <text:p>4.8721023</text:p>
          </table:table-cell>
          <table:table-cell office:value-type="float" office:value="35.93246" calcext:value-type="float">
            <text:p>35.93246</text:p>
          </table:table-cell>
          <table:table-cell office:value-type="float" office:value="-11.783129" calcext:value-type="float">
            <text:p>-11.783129</text:p>
          </table:table-cell>
          <table:table-cell office:value-type="float" office:value="49.324863" calcext:value-type="float">
            <text:p>49.324863</text:p>
          </table:table-cell>
          <table:table-cell office:value-type="float" office:value="1.6611496" calcext:value-type="float">
            <text:p>1.6611496</text:p>
          </table:table-cell>
          <table:table-cell office:value-type="float" office:value="37.71089" calcext:value-type="float">
            <text:p>37.71089</text:p>
          </table:table-cell>
          <table:table-cell office:value-type="float" office:value="-10.603471" calcext:value-type="float">
            <text:p>-10.603471</text:p>
          </table:table-cell>
          <table:table-cell office:value-type="float" office:value="38.99626" calcext:value-type="float">
            <text:p>38.99626</text:p>
          </table:table-cell>
          <table:table-cell office:value-type="float" office:value="-3.7784686" calcext:value-type="float">
            <text:p>-3.7784686</text:p>
          </table:table-cell>
          <table:table-cell office:value-type="float" office:value="36.187263" calcext:value-type="float">
            <text:p>36.1872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81.wav</text:p>
          </table:table-cell>
          <table:table-cell office:value-type="float" office:value="2138.14434594714" calcext:value-type="float">
            <text:p>2138.14434594714</text:p>
          </table:table-cell>
          <table:table-cell office:value-type="float" office:value="96836.6588980516" calcext:value-type="float">
            <text:p>96836.6588980516</text:p>
          </table:table-cell>
          <table:table-cell office:value-type="float" office:value="1970.83925217467" calcext:value-type="float">
            <text:p>1970.83925217467</text:p>
          </table:table-cell>
          <table:table-cell office:value-type="float" office:value="41446.0754297424" calcext:value-type="float">
            <text:p>41446.0754297424</text:p>
          </table:table-cell>
          <table:table-cell office:value-type="float" office:value="20.9824071599881" calcext:value-type="float">
            <text:p>20.9824071599881</text:p>
          </table:table-cell>
          <table:table-cell office:value-type="float" office:value="111.919569855448" calcext:value-type="float">
            <text:p>111.919569855448</text:p>
          </table:table-cell>
          <table:table-cell office:value-type="float" office:value="0.008285693" calcext:value-type="float">
            <text:p>0.008285693</text:p>
          </table:table-cell>
          <table:table-cell office:value-type="float" office:value="0.000036453966" calcext:value-type="float">
            <text:p>0.000036453966</text:p>
          </table:table-cell>
          <table:table-cell office:value-type="float" office:value="4201.11460674666" calcext:value-type="float">
            <text:p>4201.11460674666</text:p>
          </table:table-cell>
          <table:table-cell office:value-type="float" office:value="532292.718416424" calcext:value-type="float">
            <text:p>532292.718416424</text:p>
          </table:table-cell>
          <table:table-cell office:value-type="float" office:value="3.41305486434708" calcext:value-type="float">
            <text:p>3.41305486434708</text:p>
          </table:table-cell>
          <table:table-cell office:value-type="float" office:value="12.8236862873416" calcext:value-type="float">
            <text:p>12.8236862873416</text:p>
          </table:table-cell>
          <table:table-cell office:value-type="float" office:value="-0.0423055235299997" calcext:value-type="float">
            <text:p>-0.0423055235299997</text:p>
          </table:table-cell>
          <table:table-cell office:value-type="float" office:value="0.00735835588486845" calcext:value-type="float">
            <text:p>0.00735835588486845</text:p>
          </table:table-cell>
          <table:table-cell office:value-type="float" office:value="0.121935497027262" calcext:value-type="float">
            <text:p>0.121935497027262</text:p>
          </table:table-cell>
          <table:table-cell office:value-type="float" office:value="0.000776667132372927" calcext:value-type="float">
            <text:p>0.000776667132372927</text:p>
          </table:table-cell>
          <table:table-cell office:value-type="float" office:value="0.5176882" calcext:value-type="float">
            <text:p>0.5176882</text:p>
          </table:table-cell>
          <table:table-cell office:value-type="float" office:value="0.062273867" calcext:value-type="float">
            <text:p>0.062273867</text:p>
          </table:table-cell>
          <table:table-cell office:value-type="float" office:value="0.26573485" calcext:value-type="float">
            <text:p>0.26573485</text:p>
          </table:table-cell>
          <table:table-cell office:value-type="float" office:value="0.012718311" calcext:value-type="float">
            <text:p>0.012718311</text:p>
          </table:table-cell>
          <table:table-cell office:value-type="float" office:value="0.050207913" calcext:value-type="float">
            <text:p>0.050207913</text:p>
          </table:table-cell>
          <table:table-cell office:value-type="float" office:value="0" calcext:value-type="float">
            <text:p>0</text:p>
          </table:table-cell>
          <table:table-cell office:value-type="float" office:value="0.19033647" calcext:value-type="float">
            <text:p>0.19033647</text:p>
          </table:table-cell>
          <table:table-cell office:value-type="float" office:value="0.0011151863" calcext:value-type="float">
            <text:p>0.0011151863</text:p>
          </table:table-cell>
          <table:table-cell office:value-type="float" office:value="0.21335303749689" calcext:value-type="float">
            <text:p>0.21335303749689</text:p>
          </table:table-cell>
          <table:table-cell office:value-type="float" office:value="0.0582162240171508" calcext:value-type="float">
            <text:p>0.0582162240171508</text:p>
          </table:table-cell>
          <table:table-cell office:value-type="float" office:value="0.044625107" calcext:value-type="float">
            <text:p>0.044625107</text:p>
          </table:table-cell>
          <table:table-cell office:value-type="float" office:value="-19.165882" calcext:value-type="float">
            <text:p>-19.165882</text:p>
          </table:table-cell>
          <table:table-cell office:value-type="float" office:value="890.74786" calcext:value-type="float">
            <text:p>890.74786</text:p>
          </table:table-cell>
          <table:table-cell office:value-type="float" office:value="118.840706" calcext:value-type="float">
            <text:p>118.840706</text:p>
          </table:table-cell>
          <table:table-cell office:value-type="float" office:value="239.8227" calcext:value-type="float">
            <text:p>239.8227</text:p>
          </table:table-cell>
          <table:table-cell office:value-type="float" office:value="-52.14489" calcext:value-type="float">
            <text:p>-52.14489</text:p>
          </table:table-cell>
          <table:table-cell office:value-type="float" office:value="135.09631" calcext:value-type="float">
            <text:p>135.09631</text:p>
          </table:table-cell>
          <table:table-cell office:value-type="float" office:value="42.70032" calcext:value-type="float">
            <text:p>42.70032</text:p>
          </table:table-cell>
          <table:table-cell office:value-type="float" office:value="47.199387" calcext:value-type="float">
            <text:p>47.199387</text:p>
          </table:table-cell>
          <table:table-cell office:value-type="float" office:value="-21.57285" calcext:value-type="float">
            <text:p>-21.57285</text:p>
          </table:table-cell>
          <table:table-cell office:value-type="float" office:value="60.01447" calcext:value-type="float">
            <text:p>60.01447</text:p>
          </table:table-cell>
          <table:table-cell office:value-type="float" office:value="27.6777" calcext:value-type="float">
            <text:p>27.6777</text:p>
          </table:table-cell>
          <table:table-cell office:value-type="float" office:value="42.918026" calcext:value-type="float">
            <text:p>42.918026</text:p>
          </table:table-cell>
          <table:table-cell office:value-type="float" office:value="-14.611529" calcext:value-type="float">
            <text:p>-14.611529</text:p>
          </table:table-cell>
          <table:table-cell office:value-type="float" office:value="46.79765" calcext:value-type="float">
            <text:p>46.79765</text:p>
          </table:table-cell>
          <table:table-cell office:value-type="float" office:value="27.019527" calcext:value-type="float">
            <text:p>27.019527</text:p>
          </table:table-cell>
          <table:table-cell office:value-type="float" office:value="33.68836" calcext:value-type="float">
            <text:p>33.68836</text:p>
          </table:table-cell>
          <table:table-cell office:value-type="float" office:value="-17.12797" calcext:value-type="float">
            <text:p>-17.12797</text:p>
          </table:table-cell>
          <table:table-cell office:value-type="float" office:value="35.56038" calcext:value-type="float">
            <text:p>35.56038</text:p>
          </table:table-cell>
          <table:table-cell office:value-type="float" office:value="18.968195" calcext:value-type="float">
            <text:p>18.968195</text:p>
          </table:table-cell>
          <table:table-cell office:value-type="float" office:value="40.434753" calcext:value-type="float">
            <text:p>40.434753</text:p>
          </table:table-cell>
          <table:table-cell office:value-type="float" office:value="-10.767422" calcext:value-type="float">
            <text:p>-10.767422</text:p>
          </table:table-cell>
          <table:table-cell office:value-type="float" office:value="28.37812" calcext:value-type="float">
            <text:p>28.37812</text:p>
          </table:table-cell>
          <table:table-cell office:value-type="float" office:value="9.388282" calcext:value-type="float">
            <text:p>9.388282</text:p>
          </table:table-cell>
          <table:table-cell office:value-type="float" office:value="44.414158" calcext:value-type="float">
            <text:p>44.414158</text:p>
          </table:table-cell>
          <table:table-cell office:value-type="float" office:value="-4.6614876" calcext:value-type="float">
            <text:p>-4.6614876</text:p>
          </table:table-cell>
          <table:table-cell office:value-type="float" office:value="41.783096" calcext:value-type="float">
            <text:p>41.783096</text:p>
          </table:table-cell>
          <table:table-cell office:value-type="float" office:value="1.0851768" calcext:value-type="float">
            <text:p>1.0851768</text:p>
          </table:table-cell>
          <table:table-cell office:value-type="float" office:value="47.38092" calcext:value-type="float">
            <text:p>47.38092</text:p>
          </table:table-cell>
          <table:table-cell office:value-type="float" office:value="-5.038619" calcext:value-type="float">
            <text:p>-5.038619</text:p>
          </table:table-cell>
          <table:table-cell office:value-type="float" office:value="32.82253" calcext:value-type="float">
            <text:p>32.82253</text:p>
          </table:table-cell>
          <table:table-cell office:value-type="float" office:value="4.0511737" calcext:value-type="float">
            <text:p>4.0511737</text:p>
          </table:table-cell>
          <table:table-cell office:value-type="float" office:value="28.944191" calcext:value-type="float">
            <text:p>28.944191</text:p>
          </table:table-cell>
          <table:table-cell office:value-type="float" office:value="-6.4160476" calcext:value-type="float">
            <text:p>-6.4160476</text:p>
          </table:table-cell>
          <table:table-cell office:value-type="float" office:value="25.803156" calcext:value-type="float">
            <text:p>25.803156</text:p>
          </table:table-cell>
          <table:table-cell office:value-type="float" office:value="1.9920678" calcext:value-type="float">
            <text:p>1.9920678</text:p>
          </table:table-cell>
          <table:table-cell office:value-type="float" office:value="29.12648" calcext:value-type="float">
            <text:p>29.12648</text:p>
          </table:table-cell>
          <table:table-cell office:value-type="float" office:value="-5.504744" calcext:value-type="float">
            <text:p>-5.504744</text:p>
          </table:table-cell>
          <table:table-cell office:value-type="float" office:value="21.76547" calcext:value-type="float">
            <text:p>21.76547</text:p>
          </table:table-cell>
          <table:table-cell office:value-type="float" office:value="0.45391318" calcext:value-type="float">
            <text:p>0.45391318</text:p>
          </table:table-cell>
          <table:table-cell office:value-type="float" office:value="25.273136" calcext:value-type="float">
            <text:p>25.2731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01.wav</text:p>
          </table:table-cell>
          <table:table-cell office:value-type="float" office:value="2922.91881169065" calcext:value-type="float">
            <text:p>2922.91881169065</text:p>
          </table:table-cell>
          <table:table-cell office:value-type="float" office:value="183894.609480754" calcext:value-type="float">
            <text:p>183894.609480754</text:p>
          </table:table-cell>
          <table:table-cell office:value-type="float" office:value="2620.94410756033" calcext:value-type="float">
            <text:p>2620.94410756033</text:p>
          </table:table-cell>
          <table:table-cell office:value-type="float" office:value="49892.2658284558" calcext:value-type="float">
            <text:p>49892.2658284558</text:p>
          </table:table-cell>
          <table:table-cell office:value-type="float" office:value="20.0773308040512" calcext:value-type="float">
            <text:p>20.0773308040512</text:p>
          </table:table-cell>
          <table:table-cell office:value-type="float" office:value="93.2871349213828" calcext:value-type="float">
            <text:p>93.2871349213828</text:p>
          </table:table-cell>
          <table:table-cell office:value-type="float" office:value="0.0291236" calcext:value-type="float">
            <text:p>0.0291236</text:p>
          </table:table-cell>
          <table:table-cell office:value-type="float" office:value="0.00093985995" calcext:value-type="float">
            <text:p>0.00093985995</text:p>
          </table:table-cell>
          <table:table-cell office:value-type="float" office:value="6037.13242957874" calcext:value-type="float">
            <text:p>6037.13242957874</text:p>
          </table:table-cell>
          <table:table-cell office:value-type="float" office:value="677178.033524853" calcext:value-type="float">
            <text:p>677178.033524853</text:p>
          </table:table-cell>
          <table:table-cell office:value-type="float" office:value="1.50643659015753" calcext:value-type="float">
            <text:p>1.50643659015753</text:p>
          </table:table-cell>
          <table:table-cell office:value-type="float" office:value="2.43812482610427" calcext:value-type="float">
            <text:p>2.43812482610427</text:p>
          </table:table-cell>
          <table:table-cell office:value-type="float" office:value="-0.0215116811456081" calcext:value-type="float">
            <text:p>-0.0215116811456081</text:p>
          </table:table-cell>
          <table:table-cell office:value-type="float" office:value="0.00425423140110112" calcext:value-type="float">
            <text:p>0.00425423140110112</text:p>
          </table:table-cell>
          <table:table-cell office:value-type="float" office:value="0.152840716840681" calcext:value-type="float">
            <text:p>0.152840716840681</text:p>
          </table:table-cell>
          <table:table-cell office:value-type="float" office:value="0.00172251957860069" calcext:value-type="float">
            <text:p>0.00172251957860069</text:p>
          </table:table-cell>
          <table:table-cell office:value-type="float" office:value="0.47688589" calcext:value-type="float">
            <text:p>0.47688589</text:p>
          </table:table-cell>
          <table:table-cell office:value-type="float" office:value="0.07198617" calcext:value-type="float">
            <text:p>0.07198617</text:p>
          </table:table-cell>
          <table:table-cell office:value-type="float" office:value="0.27491954" calcext:value-type="float">
            <text:p>0.27491954</text:p>
          </table:table-cell>
          <table:table-cell office:value-type="float" office:value="0.0077525903" calcext:value-type="float">
            <text:p>0.0077525903</text:p>
          </table:table-cell>
          <table:table-cell office:value-type="float" office:value="0.08008836" calcext:value-type="float">
            <text:p>0.08008836</text:p>
          </table:table-cell>
          <table:table-cell office:value-type="float" office:value="0" calcext:value-type="float">
            <text:p>0</text:p>
          </table:table-cell>
          <table:table-cell office:value-type="float" office:value="0.09723436" calcext:value-type="float">
            <text:p>0.09723436</text:p>
          </table:table-cell>
          <table:table-cell office:value-type="float" office:value="0.00021852479" calcext:value-type="float">
            <text:p>0.00021852479</text:p>
          </table:table-cell>
          <table:table-cell office:value-type="float" office:value="0.232159254757564" calcext:value-type="float">
            <text:p>0.232159254757564</text:p>
          </table:table-cell>
          <table:table-cell office:value-type="float" office:value="0.0685739300837762" calcext:value-type="float">
            <text:p>0.0685739300837762</text:p>
          </table:table-cell>
          <table:table-cell office:value-type="float" office:value="0.08544745" calcext:value-type="float">
            <text:p>0.08544745</text:p>
          </table:table-cell>
          <table:table-cell office:value-type="float" office:value="-80.19851" calcext:value-type="float">
            <text:p>-80.19851</text:p>
          </table:table-cell>
          <table:table-cell office:value-type="float" office:value="456.87402" calcext:value-type="float">
            <text:p>456.87402</text:p>
          </table:table-cell>
          <table:table-cell office:value-type="float" office:value="64.840294" calcext:value-type="float">
            <text:p>64.840294</text:p>
          </table:table-cell>
          <table:table-cell office:value-type="float" office:value="159.61913" calcext:value-type="float">
            <text:p>159.61913</text:p>
          </table:table-cell>
          <table:table-cell office:value-type="float" office:value="-15.457802" calcext:value-type="float">
            <text:p>-15.457802</text:p>
          </table:table-cell>
          <table:table-cell office:value-type="float" office:value="131.76721" calcext:value-type="float">
            <text:p>131.76721</text:p>
          </table:table-cell>
          <table:table-cell office:value-type="float" office:value="46.845818" calcext:value-type="float">
            <text:p>46.845818</text:p>
          </table:table-cell>
          <table:table-cell office:value-type="float" office:value="81.633995" calcext:value-type="float">
            <text:p>81.633995</text:p>
          </table:table-cell>
          <table:table-cell office:value-type="float" office:value="7.9143405" calcext:value-type="float">
            <text:p>7.9143405</text:p>
          </table:table-cell>
          <table:table-cell office:value-type="float" office:value="92.36613" calcext:value-type="float">
            <text:p>92.36613</text:p>
          </table:table-cell>
          <table:table-cell office:value-type="float" office:value="21.7688" calcext:value-type="float">
            <text:p>21.7688</text:p>
          </table:table-cell>
          <table:table-cell office:value-type="float" office:value="47.638493" calcext:value-type="float">
            <text:p>47.638493</text:p>
          </table:table-cell>
          <table:table-cell office:value-type="float" office:value="-2.1780026" calcext:value-type="float">
            <text:p>-2.1780026</text:p>
          </table:table-cell>
          <table:table-cell office:value-type="float" office:value="95.412315" calcext:value-type="float">
            <text:p>95.412315</text:p>
          </table:table-cell>
          <table:table-cell office:value-type="float" office:value="21.984138" calcext:value-type="float">
            <text:p>21.984138</text:p>
          </table:table-cell>
          <table:table-cell office:value-type="float" office:value="55.68654" calcext:value-type="float">
            <text:p>55.68654</text:p>
          </table:table-cell>
          <table:table-cell office:value-type="float" office:value="-7.7135434" calcext:value-type="float">
            <text:p>-7.7135434</text:p>
          </table:table-cell>
          <table:table-cell office:value-type="float" office:value="57.457108" calcext:value-type="float">
            <text:p>57.457108</text:p>
          </table:table-cell>
          <table:table-cell office:value-type="float" office:value="11.146057" calcext:value-type="float">
            <text:p>11.146057</text:p>
          </table:table-cell>
          <table:table-cell office:value-type="float" office:value="59.76438" calcext:value-type="float">
            <text:p>59.76438</text:p>
          </table:table-cell>
          <table:table-cell office:value-type="float" office:value="-4.2872386" calcext:value-type="float">
            <text:p>-4.2872386</text:p>
          </table:table-cell>
          <table:table-cell office:value-type="float" office:value="45.838875" calcext:value-type="float">
            <text:p>45.838875</text:p>
          </table:table-cell>
          <table:table-cell office:value-type="float" office:value="11.4456625" calcext:value-type="float">
            <text:p>11.4456625</text:p>
          </table:table-cell>
          <table:table-cell office:value-type="float" office:value="40.963238" calcext:value-type="float">
            <text:p>40.963238</text:p>
          </table:table-cell>
          <table:table-cell office:value-type="float" office:value="-10.364867" calcext:value-type="float">
            <text:p>-10.364867</text:p>
          </table:table-cell>
          <table:table-cell office:value-type="float" office:value="44.034107" calcext:value-type="float">
            <text:p>44.034107</text:p>
          </table:table-cell>
          <table:table-cell office:value-type="float" office:value="11.723209" calcext:value-type="float">
            <text:p>11.723209</text:p>
          </table:table-cell>
          <table:table-cell office:value-type="float" office:value="57.450054" calcext:value-type="float">
            <text:p>57.450054</text:p>
          </table:table-cell>
          <table:table-cell office:value-type="float" office:value="-7.101392" calcext:value-type="float">
            <text:p>-7.101392</text:p>
          </table:table-cell>
          <table:table-cell office:value-type="float" office:value="38.43347" calcext:value-type="float">
            <text:p>38.43347</text:p>
          </table:table-cell>
          <table:table-cell office:value-type="float" office:value="5.932563" calcext:value-type="float">
            <text:p>5.932563</text:p>
          </table:table-cell>
          <table:table-cell office:value-type="float" office:value="37.303715" calcext:value-type="float">
            <text:p>37.303715</text:p>
          </table:table-cell>
          <table:table-cell office:value-type="float" office:value="-9.034272" calcext:value-type="float">
            <text:p>-9.034272</text:p>
          </table:table-cell>
          <table:table-cell office:value-type="float" office:value="37.967262" calcext:value-type="float">
            <text:p>37.967262</text:p>
          </table:table-cell>
          <table:table-cell office:value-type="float" office:value="5.5063896" calcext:value-type="float">
            <text:p>5.5063896</text:p>
          </table:table-cell>
          <table:table-cell office:value-type="float" office:value="34.369102" calcext:value-type="float">
            <text:p>34.369102</text:p>
          </table:table-cell>
          <table:table-cell office:value-type="float" office:value="-6.1980915" calcext:value-type="float">
            <text:p>-6.1980915</text:p>
          </table:table-cell>
          <table:table-cell office:value-type="float" office:value="43.068314" calcext:value-type="float">
            <text:p>43.068314</text:p>
          </table:table-cell>
          <table:table-cell office:value-type="float" office:value="3.1290836" calcext:value-type="float">
            <text:p>3.1290836</text:p>
          </table:table-cell>
          <table:table-cell office:value-type="float" office:value="40.572807" calcext:value-type="float">
            <text:p>40.5728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77.wav</text:p>
          </table:table-cell>
          <table:table-cell office:value-type="float" office:value="2740.91914918346" calcext:value-type="float">
            <text:p>2740.91914918346</text:p>
          </table:table-cell>
          <table:table-cell office:value-type="float" office:value="123112.541054535" calcext:value-type="float">
            <text:p>123112.541054535</text:p>
          </table:table-cell>
          <table:table-cell office:value-type="float" office:value="2301.91142598975" calcext:value-type="float">
            <text:p>2301.91142598975</text:p>
          </table:table-cell>
          <table:table-cell office:value-type="float" office:value="42724.0975311568" calcext:value-type="float">
            <text:p>42724.0975311568</text:p>
          </table:table-cell>
          <table:table-cell office:value-type="float" office:value="19.7231131419352" calcext:value-type="float">
            <text:p>19.7231131419352</text:p>
          </table:table-cell>
          <table:table-cell office:value-type="float" office:value="107.464822671652" calcext:value-type="float">
            <text:p>107.464822671652</text:p>
          </table:table-cell>
          <table:table-cell office:value-type="float" office:value="0.016802894" calcext:value-type="float">
            <text:p>0.016802894</text:p>
          </table:table-cell>
          <table:table-cell office:value-type="float" office:value="0.00010178298" calcext:value-type="float">
            <text:p>0.00010178298</text:p>
          </table:table-cell>
          <table:table-cell office:value-type="float" office:value="5408.69763721723" calcext:value-type="float">
            <text:p>5408.69763721723</text:p>
          </table:table-cell>
          <table:table-cell office:value-type="float" office:value="408653.955498214" calcext:value-type="float">
            <text:p>408653.955498214</text:p>
          </table:table-cell>
          <table:table-cell office:value-type="float" office:value="2.50473232407936" calcext:value-type="float">
            <text:p>2.50473232407936</text:p>
          </table:table-cell>
          <table:table-cell office:value-type="float" office:value="6.84683980734294" calcext:value-type="float">
            <text:p>6.84683980734294</text:p>
          </table:table-cell>
          <table:table-cell office:value-type="float" office:value="-0.00330170551328175" calcext:value-type="float">
            <text:p>-0.00330170551328175</text:p>
          </table:table-cell>
          <table:table-cell office:value-type="float" office:value="0.00372817274252948" calcext:value-type="float">
            <text:p>0.00372817274252948</text:p>
          </table:table-cell>
          <table:table-cell office:value-type="float" office:value="0.159918717976605" calcext:value-type="float">
            <text:p>0.159918717976605</text:p>
          </table:table-cell>
          <table:table-cell office:value-type="float" office:value="0.00121099065888836" calcext:value-type="float">
            <text:p>0.00121099065888836</text:p>
          </table:table-cell>
          <table:table-cell office:value-type="float" office:value="0.44089392" calcext:value-type="float">
            <text:p>0.44089392</text:p>
          </table:table-cell>
          <table:table-cell office:value-type="float" office:value="0.07811569" calcext:value-type="float">
            <text:p>0.07811569</text:p>
          </table:table-cell>
          <table:table-cell office:value-type="float" office:value="0.27161998" calcext:value-type="float">
            <text:p>0.27161998</text:p>
          </table:table-cell>
          <table:table-cell office:value-type="float" office:value="0.009555915" calcext:value-type="float">
            <text:p>0.009555915</text:p>
          </table:table-cell>
          <table:table-cell office:value-type="float" office:value="0.008646008" calcext:value-type="float">
            <text:p>0.008646008</text:p>
          </table:table-cell>
          <table:table-cell office:value-type="float" office:value="0" calcext:value-type="float">
            <text:p>0</text:p>
          </table:table-cell>
          <table:table-cell office:value-type="float" office:value="0.14906156" calcext:value-type="float">
            <text:p>0.14906156</text:p>
          </table:table-cell>
          <table:table-cell office:value-type="float" office:value="0.000627978" calcext:value-type="float">
            <text:p>0.000627978</text:p>
          </table:table-cell>
          <table:table-cell office:value-type="float" office:value="0.219687520600495" calcext:value-type="float">
            <text:p>0.219687520600495</text:p>
          </table:table-cell>
          <table:table-cell office:value-type="float" office:value="0.062102427960404" calcext:value-type="float">
            <text:p>0.062102427960404</text:p>
          </table:table-cell>
          <table:table-cell office:value-type="float" office:value="0.04935765" calcext:value-type="float">
            <text:p>0.04935765</text:p>
          </table:table-cell>
          <table:table-cell office:value-type="float" office:value="-42.05907" calcext:value-type="float">
            <text:p>-42.05907</text:p>
          </table:table-cell>
          <table:table-cell office:value-type="float" office:value="532.5328" calcext:value-type="float">
            <text:p>532.5328</text:p>
          </table:table-cell>
          <table:table-cell office:value-type="float" office:value="86.99415" calcext:value-type="float">
            <text:p>86.99415</text:p>
          </table:table-cell>
          <table:table-cell office:value-type="float" office:value="198.82434" calcext:value-type="float">
            <text:p>198.82434</text:p>
          </table:table-cell>
          <table:table-cell office:value-type="float" office:value="-27.527782" calcext:value-type="float">
            <text:p>-27.527782</text:p>
          </table:table-cell>
          <table:table-cell office:value-type="float" office:value="232.19496" calcext:value-type="float">
            <text:p>232.19496</text:p>
          </table:table-cell>
          <table:table-cell office:value-type="float" office:value="62.616234" calcext:value-type="float">
            <text:p>62.616234</text:p>
          </table:table-cell>
          <table:table-cell office:value-type="float" office:value="141.77443" calcext:value-type="float">
            <text:p>141.77443</text:p>
          </table:table-cell>
          <table:table-cell office:value-type="float" office:value="-27.00237" calcext:value-type="float">
            <text:p>-27.00237</text:p>
          </table:table-cell>
          <table:table-cell office:value-type="float" office:value="109.97965" calcext:value-type="float">
            <text:p>109.97965</text:p>
          </table:table-cell>
          <table:table-cell office:value-type="float" office:value="32.331196" calcext:value-type="float">
            <text:p>32.331196</text:p>
          </table:table-cell>
          <table:table-cell office:value-type="float" office:value="72.82088" calcext:value-type="float">
            <text:p>72.82088</text:p>
          </table:table-cell>
          <table:table-cell office:value-type="float" office:value="-18.957167" calcext:value-type="float">
            <text:p>-18.957167</text:p>
          </table:table-cell>
          <table:table-cell office:value-type="float" office:value="82.64196" calcext:value-type="float">
            <text:p>82.64196</text:p>
          </table:table-cell>
          <table:table-cell office:value-type="float" office:value="22.128767" calcext:value-type="float">
            <text:p>22.128767</text:p>
          </table:table-cell>
          <table:table-cell office:value-type="float" office:value="32.291218" calcext:value-type="float">
            <text:p>32.291218</text:p>
          </table:table-cell>
          <table:table-cell office:value-type="float" office:value="-14.316716" calcext:value-type="float">
            <text:p>-14.316716</text:p>
          </table:table-cell>
          <table:table-cell office:value-type="float" office:value="49.920967" calcext:value-type="float">
            <text:p>49.920967</text:p>
          </table:table-cell>
          <table:table-cell office:value-type="float" office:value="19.505413" calcext:value-type="float">
            <text:p>19.505413</text:p>
          </table:table-cell>
          <table:table-cell office:value-type="float" office:value="48.843685" calcext:value-type="float">
            <text:p>48.843685</text:p>
          </table:table-cell>
          <table:table-cell office:value-type="float" office:value="-10.960919" calcext:value-type="float">
            <text:p>-10.960919</text:p>
          </table:table-cell>
          <table:table-cell office:value-type="float" office:value="45.19904" calcext:value-type="float">
            <text:p>45.19904</text:p>
          </table:table-cell>
          <table:table-cell office:value-type="float" office:value="16.760109" calcext:value-type="float">
            <text:p>16.760109</text:p>
          </table:table-cell>
          <table:table-cell office:value-type="float" office:value="57.766808" calcext:value-type="float">
            <text:p>57.766808</text:p>
          </table:table-cell>
          <table:table-cell office:value-type="float" office:value="-12.377029" calcext:value-type="float">
            <text:p>-12.377029</text:p>
          </table:table-cell>
          <table:table-cell office:value-type="float" office:value="60.600132" calcext:value-type="float">
            <text:p>60.600132</text:p>
          </table:table-cell>
          <table:table-cell office:value-type="float" office:value="10.510588" calcext:value-type="float">
            <text:p>10.510588</text:p>
          </table:table-cell>
          <table:table-cell office:value-type="float" office:value="52.424595" calcext:value-type="float">
            <text:p>52.424595</text:p>
          </table:table-cell>
          <table:table-cell office:value-type="float" office:value="-6.712958" calcext:value-type="float">
            <text:p>-6.712958</text:p>
          </table:table-cell>
          <table:table-cell office:value-type="float" office:value="56.956944" calcext:value-type="float">
            <text:p>56.956944</text:p>
          </table:table-cell>
          <table:table-cell office:value-type="float" office:value="6.5100617" calcext:value-type="float">
            <text:p>6.5100617</text:p>
          </table:table-cell>
          <table:table-cell office:value-type="float" office:value="42.247288" calcext:value-type="float">
            <text:p>42.247288</text:p>
          </table:table-cell>
          <table:table-cell office:value-type="float" office:value="-9.196508" calcext:value-type="float">
            <text:p>-9.196508</text:p>
          </table:table-cell>
          <table:table-cell office:value-type="float" office:value="42.691803" calcext:value-type="float">
            <text:p>42.691803</text:p>
          </table:table-cell>
          <table:table-cell office:value-type="float" office:value="6.5677867" calcext:value-type="float">
            <text:p>6.5677867</text:p>
          </table:table-cell>
          <table:table-cell office:value-type="float" office:value="44.014755" calcext:value-type="float">
            <text:p>44.014755</text:p>
          </table:table-cell>
          <table:table-cell office:value-type="float" office:value="-5.781969" calcext:value-type="float">
            <text:p>-5.781969</text:p>
          </table:table-cell>
          <table:table-cell office:value-type="float" office:value="32.897385" calcext:value-type="float">
            <text:p>32.897385</text:p>
          </table:table-cell>
          <table:table-cell office:value-type="float" office:value="1.330319" calcext:value-type="float">
            <text:p>1.330319</text:p>
          </table:table-cell>
          <table:table-cell office:value-type="float" office:value="39.46867" calcext:value-type="float">
            <text:p>39.468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54.wav</text:p>
          </table:table-cell>
          <table:table-cell office:value-type="float" office:value="3113.77313485836" calcext:value-type="float">
            <text:p>3113.77313485836</text:p>
          </table:table-cell>
          <table:table-cell office:value-type="float" office:value="157656.294968993" calcext:value-type="float">
            <text:p>157656.294968993</text:p>
          </table:table-cell>
          <table:table-cell office:value-type="float" office:value="2411.56333438729" calcext:value-type="float">
            <text:p>2411.56333438729</text:p>
          </table:table-cell>
          <table:table-cell office:value-type="float" office:value="37046.3145577469" calcext:value-type="float">
            <text:p>37046.3145577469</text:p>
          </table:table-cell>
          <table:table-cell office:value-type="float" office:value="20.046923293869" calcext:value-type="float">
            <text:p>20.046923293869</text:p>
          </table:table-cell>
          <table:table-cell office:value-type="float" office:value="115.724080854543" calcext:value-type="float">
            <text:p>115.724080854543</text:p>
          </table:table-cell>
          <table:table-cell office:value-type="float" office:value="0.035179388" calcext:value-type="float">
            <text:p>0.035179388</text:p>
          </table:table-cell>
          <table:table-cell office:value-type="float" office:value="0.0020195215" calcext:value-type="float">
            <text:p>0.0020195215</text:p>
          </table:table-cell>
          <table:table-cell office:value-type="float" office:value="5829.25291835847" calcext:value-type="float">
            <text:p>5829.25291835847</text:p>
          </table:table-cell>
          <table:table-cell office:value-type="float" office:value="463104.076350703" calcext:value-type="float">
            <text:p>463104.076350703</text:p>
          </table:table-cell>
          <table:table-cell office:value-type="float" office:value="3.44673753479166" calcext:value-type="float">
            <text:p>3.44673753479166</text:p>
          </table:table-cell>
          <table:table-cell office:value-type="float" office:value="12.5775693837417" calcext:value-type="float">
            <text:p>12.5775693837417</text:p>
          </table:table-cell>
          <table:table-cell office:value-type="float" office:value="-0.00638981115467407" calcext:value-type="float">
            <text:p>-0.00638981115467407</text:p>
          </table:table-cell>
          <table:table-cell office:value-type="float" office:value="0.00440298665895669" calcext:value-type="float">
            <text:p>0.00440298665895669</text:p>
          </table:table-cell>
          <table:table-cell office:value-type="float" office:value="0.195718079321346" calcext:value-type="float">
            <text:p>0.195718079321346</text:p>
          </table:table-cell>
          <table:table-cell office:value-type="float" office:value="0.00166361770924773" calcext:value-type="float">
            <text:p>0.00166361770924773</text:p>
          </table:table-cell>
          <table:table-cell office:value-type="float" office:value="0.5103692" calcext:value-type="float">
            <text:p>0.5103692</text:p>
          </table:table-cell>
          <table:table-cell office:value-type="float" office:value="0.07276427" calcext:value-type="float">
            <text:p>0.07276427</text:p>
          </table:table-cell>
          <table:table-cell office:value-type="float" office:value="0.27592888" calcext:value-type="float">
            <text:p>0.27592888</text:p>
          </table:table-cell>
          <table:table-cell office:value-type="float" office:value="0.007196578" calcext:value-type="float">
            <text:p>0.007196578</text:p>
          </table:table-cell>
          <table:table-cell office:value-type="float" office:value="-0.09184313" calcext:value-type="float">
            <text:p>-0.09184313</text:p>
          </table:table-cell>
          <table:table-cell office:value-type="float" office:value="0" calcext:value-type="float">
            <text:p>0</text:p>
          </table:table-cell>
          <table:table-cell office:value-type="float" office:value="0.20701885" calcext:value-type="float">
            <text:p>0.20701885</text:p>
          </table:table-cell>
          <table:table-cell office:value-type="float" office:value="0.0007464586" calcext:value-type="float">
            <text:p>0.0007464586</text:p>
          </table:table-cell>
          <table:table-cell office:value-type="float" office:value="0.219283427777553" calcext:value-type="float">
            <text:p>0.219283427777553</text:p>
          </table:table-cell>
          <table:table-cell office:value-type="float" office:value="0.0607782188830663" calcext:value-type="float">
            <text:p>0.0607782188830663</text:p>
          </table:table-cell>
          <table:table-cell office:value-type="float" office:value="-0.10763815" calcext:value-type="float">
            <text:p>-0.10763815</text:p>
          </table:table-cell>
          <table:table-cell office:value-type="float" office:value="1.160123" calcext:value-type="float">
            <text:p>1.160123</text:p>
          </table:table-cell>
          <table:table-cell office:value-type="float" office:value="344.151" calcext:value-type="float">
            <text:p>344.151</text:p>
          </table:table-cell>
          <table:table-cell office:value-type="float" office:value="66.66129" calcext:value-type="float">
            <text:p>66.66129</text:p>
          </table:table-cell>
          <table:table-cell office:value-type="float" office:value="192.06657" calcext:value-type="float">
            <text:p>192.06657</text:p>
          </table:table-cell>
          <table:table-cell office:value-type="float" office:value="-23.696735" calcext:value-type="float">
            <text:p>-23.696735</text:p>
          </table:table-cell>
          <table:table-cell office:value-type="float" office:value="166.80466" calcext:value-type="float">
            <text:p>166.80466</text:p>
          </table:table-cell>
          <table:table-cell office:value-type="float" office:value="60.959904" calcext:value-type="float">
            <text:p>60.959904</text:p>
          </table:table-cell>
          <table:table-cell office:value-type="float" office:value="94.95088" calcext:value-type="float">
            <text:p>94.95088</text:p>
          </table:table-cell>
          <table:table-cell office:value-type="float" office:value="-18.879902" calcext:value-type="float">
            <text:p>-18.879902</text:p>
          </table:table-cell>
          <table:table-cell office:value-type="float" office:value="63.299076" calcext:value-type="float">
            <text:p>63.299076</text:p>
          </table:table-cell>
          <table:table-cell office:value-type="float" office:value="29.750109" calcext:value-type="float">
            <text:p>29.750109</text:p>
          </table:table-cell>
          <table:table-cell office:value-type="float" office:value="68.805626" calcext:value-type="float">
            <text:p>68.805626</text:p>
          </table:table-cell>
          <table:table-cell office:value-type="float" office:value="-17.541327" calcext:value-type="float">
            <text:p>-17.541327</text:p>
          </table:table-cell>
          <table:table-cell office:value-type="float" office:value="64.91126" calcext:value-type="float">
            <text:p>64.91126</text:p>
          </table:table-cell>
          <table:table-cell office:value-type="float" office:value="21.03256" calcext:value-type="float">
            <text:p>21.03256</text:p>
          </table:table-cell>
          <table:table-cell office:value-type="float" office:value="45.601376" calcext:value-type="float">
            <text:p>45.601376</text:p>
          </table:table-cell>
          <table:table-cell office:value-type="float" office:value="-11.1868925" calcext:value-type="float">
            <text:p>-11.1868925</text:p>
          </table:table-cell>
          <table:table-cell office:value-type="float" office:value="47.579247" calcext:value-type="float">
            <text:p>47.579247</text:p>
          </table:table-cell>
          <table:table-cell office:value-type="float" office:value="18.81291" calcext:value-type="float">
            <text:p>18.81291</text:p>
          </table:table-cell>
          <table:table-cell office:value-type="float" office:value="46.947155" calcext:value-type="float">
            <text:p>46.947155</text:p>
          </table:table-cell>
          <table:table-cell office:value-type="float" office:value="-13.0625515" calcext:value-type="float">
            <text:p>-13.0625515</text:p>
          </table:table-cell>
          <table:table-cell office:value-type="float" office:value="37.971764" calcext:value-type="float">
            <text:p>37.971764</text:p>
          </table:table-cell>
          <table:table-cell office:value-type="float" office:value="19.95668" calcext:value-type="float">
            <text:p>19.95668</text:p>
          </table:table-cell>
          <table:table-cell office:value-type="float" office:value="40.98987" calcext:value-type="float">
            <text:p>40.98987</text:p>
          </table:table-cell>
          <table:table-cell office:value-type="float" office:value="-10.566299" calcext:value-type="float">
            <text:p>-10.566299</text:p>
          </table:table-cell>
          <table:table-cell office:value-type="float" office:value="31.113668" calcext:value-type="float">
            <text:p>31.113668</text:p>
          </table:table-cell>
          <table:table-cell office:value-type="float" office:value="10.513516" calcext:value-type="float">
            <text:p>10.513516</text:p>
          </table:table-cell>
          <table:table-cell office:value-type="float" office:value="29.202648" calcext:value-type="float">
            <text:p>29.202648</text:p>
          </table:table-cell>
          <table:table-cell office:value-type="float" office:value="-9.33812" calcext:value-type="float">
            <text:p>-9.33812</text:p>
          </table:table-cell>
          <table:table-cell office:value-type="float" office:value="33.58429" calcext:value-type="float">
            <text:p>33.58429</text:p>
          </table:table-cell>
          <table:table-cell office:value-type="float" office:value="8.417268" calcext:value-type="float">
            <text:p>8.417268</text:p>
          </table:table-cell>
          <table:table-cell office:value-type="float" office:value="25.5813" calcext:value-type="float">
            <text:p>25.5813</text:p>
          </table:table-cell>
          <table:table-cell office:value-type="float" office:value="-6.6506505" calcext:value-type="float">
            <text:p>-6.6506505</text:p>
          </table:table-cell>
          <table:table-cell office:value-type="float" office:value="27.898739" calcext:value-type="float">
            <text:p>27.898739</text:p>
          </table:table-cell>
          <table:table-cell office:value-type="float" office:value="5.009334" calcext:value-type="float">
            <text:p>5.009334</text:p>
          </table:table-cell>
          <table:table-cell office:value-type="float" office:value="23.934692" calcext:value-type="float">
            <text:p>23.934692</text:p>
          </table:table-cell>
          <table:table-cell office:value-type="float" office:value="-6.475537" calcext:value-type="float">
            <text:p>-6.475537</text:p>
          </table:table-cell>
          <table:table-cell office:value-type="float" office:value="24.611195" calcext:value-type="float">
            <text:p>24.611195</text:p>
          </table:table-cell>
          <table:table-cell office:value-type="float" office:value="7.6075783" calcext:value-type="float">
            <text:p>7.6075783</text:p>
          </table:table-cell>
          <table:table-cell office:value-type="float" office:value="24.49018" calcext:value-type="float">
            <text:p>24.49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88.wav</text:p>
          </table:table-cell>
          <table:table-cell office:value-type="float" office:value="1988.33359796531" calcext:value-type="float">
            <text:p>1988.33359796531</text:p>
          </table:table-cell>
          <table:table-cell office:value-type="float" office:value="337537.692323287" calcext:value-type="float">
            <text:p>337537.692323287</text:p>
          </table:table-cell>
          <table:table-cell office:value-type="float" office:value="1987.14863418554" calcext:value-type="float">
            <text:p>1987.14863418554</text:p>
          </table:table-cell>
          <table:table-cell office:value-type="float" office:value="136488.158958925" calcext:value-type="float">
            <text:p>136488.158958925</text:p>
          </table:table-cell>
          <table:table-cell office:value-type="float" office:value="20.5802310768965" calcext:value-type="float">
            <text:p>20.5802310768965</text:p>
          </table:table-cell>
          <table:table-cell office:value-type="float" office:value="74.1749585253435" calcext:value-type="float">
            <text:p>74.1749585253435</text:p>
          </table:table-cell>
          <table:table-cell office:value-type="float" office:value="0.005006493" calcext:value-type="float">
            <text:p>0.005006493</text:p>
          </table:table-cell>
          <table:table-cell office:value-type="float" office:value="0.000037753765" calcext:value-type="float">
            <text:p>0.000037753765</text:p>
          </table:table-cell>
          <table:table-cell office:value-type="float" office:value="4148.09762906033" calcext:value-type="float">
            <text:p>4148.09762906033</text:p>
          </table:table-cell>
          <table:table-cell office:value-type="float" office:value="1329471.53792486" calcext:value-type="float">
            <text:p>1329471.53792486</text:p>
          </table:table-cell>
          <table:table-cell office:value-type="float" office:value="1.66097333122519" calcext:value-type="float">
            <text:p>1.66097333122519</text:p>
          </table:table-cell>
          <table:table-cell office:value-type="float" office:value="4.29819944770599" calcext:value-type="float">
            <text:p>4.29819944770599</text:p>
          </table:table-cell>
          <table:table-cell office:value-type="float" office:value="0.016621646490261" calcext:value-type="float">
            <text:p>0.016621646490261</text:p>
          </table:table-cell>
          <table:table-cell office:value-type="float" office:value="0.00253072111797921" calcext:value-type="float">
            <text:p>0.00253072111797921</text:p>
          </table:table-cell>
          <table:table-cell office:value-type="float" office:value="0.092392026778809" calcext:value-type="float">
            <text:p>0.092392026778809</text:p>
          </table:table-cell>
          <table:table-cell office:value-type="float" office:value="0.00212263435140129" calcext:value-type="float">
            <text:p>0.00212263435140129</text:p>
          </table:table-cell>
          <table:table-cell office:value-type="float" office:value="0.42156887" calcext:value-type="float">
            <text:p>0.42156887</text:p>
          </table:table-cell>
          <table:table-cell office:value-type="float" office:value="0.08785291" calcext:value-type="float">
            <text:p>0.08785291</text:p>
          </table:table-cell>
          <table:table-cell office:value-type="float" office:value="0.27632082" calcext:value-type="float">
            <text:p>0.27632082</text:p>
          </table:table-cell>
          <table:table-cell office:value-type="float" office:value="0.006980147" calcext:value-type="float">
            <text:p>0.006980147</text:p>
          </table:table-cell>
          <table:table-cell office:value-type="float" office:value="0.015712626" calcext:value-type="float">
            <text:p>0.015712626</text:p>
          </table:table-cell>
          <table:table-cell office:value-type="float" office:value="0" calcext:value-type="float">
            <text:p>0</text:p>
          </table:table-cell>
          <table:table-cell office:value-type="float" office:value="0.13327341" calcext:value-type="float">
            <text:p>0.13327341</text:p>
          </table:table-cell>
          <table:table-cell office:value-type="float" office:value="0.0033500805" calcext:value-type="float">
            <text:p>0.0033500805</text:p>
          </table:table-cell>
          <table:table-cell office:value-type="float" office:value="0.130570287187057" calcext:value-type="float">
            <text:p>0.130570287187057</text:p>
          </table:table-cell>
          <table:table-cell office:value-type="float" office:value="0.0293420171685745" calcext:value-type="float">
            <text:p>0.0293420171685745</text:p>
          </table:table-cell>
          <table:table-cell office:value-type="float" office:value="0.045710284" calcext:value-type="float">
            <text:p>0.045710284</text:p>
          </table:table-cell>
          <table:table-cell office:value-type="float" office:value="-129.66246" calcext:value-type="float">
            <text:p>-129.66246</text:p>
          </table:table-cell>
          <table:table-cell office:value-type="float" office:value="4861.068" calcext:value-type="float">
            <text:p>4861.068</text:p>
          </table:table-cell>
          <table:table-cell office:value-type="float" office:value="104.03299" calcext:value-type="float">
            <text:p>104.03299</text:p>
          </table:table-cell>
          <table:table-cell office:value-type="float" office:value="750.5145" calcext:value-type="float">
            <text:p>750.5145</text:p>
          </table:table-cell>
          <table:table-cell office:value-type="float" office:value="-26.970753" calcext:value-type="float">
            <text:p>-26.970753</text:p>
          </table:table-cell>
          <table:table-cell office:value-type="float" office:value="686.4357" calcext:value-type="float">
            <text:p>686.4357</text:p>
          </table:table-cell>
          <table:table-cell office:value-type="float" office:value="68.23634" calcext:value-type="float">
            <text:p>68.23634</text:p>
          </table:table-cell>
          <table:table-cell office:value-type="float" office:value="151.5289" calcext:value-type="float">
            <text:p>151.5289</text:p>
          </table:table-cell>
          <table:table-cell office:value-type="float" office:value="2.425264" calcext:value-type="float">
            <text:p>2.425264</text:p>
          </table:table-cell>
          <table:table-cell office:value-type="float" office:value="283.02725" calcext:value-type="float">
            <text:p>283.02725</text:p>
          </table:table-cell>
          <table:table-cell office:value-type="float" office:value="22.584347" calcext:value-type="float">
            <text:p>22.584347</text:p>
          </table:table-cell>
          <table:table-cell office:value-type="float" office:value="190.29301" calcext:value-type="float">
            <text:p>190.29301</text:p>
          </table:table-cell>
          <table:table-cell office:value-type="float" office:value="-12.082628" calcext:value-type="float">
            <text:p>-12.082628</text:p>
          </table:table-cell>
          <table:table-cell office:value-type="float" office:value="188.08875" calcext:value-type="float">
            <text:p>188.08875</text:p>
          </table:table-cell>
          <table:table-cell office:value-type="float" office:value="17.048147" calcext:value-type="float">
            <text:p>17.048147</text:p>
          </table:table-cell>
          <table:table-cell office:value-type="float" office:value="86.75836" calcext:value-type="float">
            <text:p>86.75836</text:p>
          </table:table-cell>
          <table:table-cell office:value-type="float" office:value="-5.671188" calcext:value-type="float">
            <text:p>-5.671188</text:p>
          </table:table-cell>
          <table:table-cell office:value-type="float" office:value="109.52411" calcext:value-type="float">
            <text:p>109.52411</text:p>
          </table:table-cell>
          <table:table-cell office:value-type="float" office:value="13.662891" calcext:value-type="float">
            <text:p>13.662891</text:p>
          </table:table-cell>
          <table:table-cell office:value-type="float" office:value="84.66565" calcext:value-type="float">
            <text:p>84.66565</text:p>
          </table:table-cell>
          <table:table-cell office:value-type="float" office:value="-2.794214" calcext:value-type="float">
            <text:p>-2.794214</text:p>
          </table:table-cell>
          <table:table-cell office:value-type="float" office:value="88.37914" calcext:value-type="float">
            <text:p>88.37914</text:p>
          </table:table-cell>
          <table:table-cell office:value-type="float" office:value="5.3808403" calcext:value-type="float">
            <text:p>5.3808403</text:p>
          </table:table-cell>
          <table:table-cell office:value-type="float" office:value="71.293304" calcext:value-type="float">
            <text:p>71.293304</text:p>
          </table:table-cell>
          <table:table-cell office:value-type="float" office:value="-2.9976459" calcext:value-type="float">
            <text:p>-2.9976459</text:p>
          </table:table-cell>
          <table:table-cell office:value-type="float" office:value="91.21951" calcext:value-type="float">
            <text:p>91.21951</text:p>
          </table:table-cell>
          <table:table-cell office:value-type="float" office:value="2.975844" calcext:value-type="float">
            <text:p>2.975844</text:p>
          </table:table-cell>
          <table:table-cell office:value-type="float" office:value="50.803642" calcext:value-type="float">
            <text:p>50.803642</text:p>
          </table:table-cell>
          <table:table-cell office:value-type="float" office:value="-5.824659" calcext:value-type="float">
            <text:p>-5.824659</text:p>
          </table:table-cell>
          <table:table-cell office:value-type="float" office:value="53.155937" calcext:value-type="float">
            <text:p>53.155937</text:p>
          </table:table-cell>
          <table:table-cell office:value-type="float" office:value="3.9412978" calcext:value-type="float">
            <text:p>3.9412978</text:p>
          </table:table-cell>
          <table:table-cell office:value-type="float" office:value="51.005844" calcext:value-type="float">
            <text:p>51.005844</text:p>
          </table:table-cell>
          <table:table-cell office:value-type="float" office:value="-5.9921503" calcext:value-type="float">
            <text:p>-5.9921503</text:p>
          </table:table-cell>
          <table:table-cell office:value-type="float" office:value="56.40486" calcext:value-type="float">
            <text:p>56.40486</text:p>
          </table:table-cell>
          <table:table-cell office:value-type="float" office:value="-1.972414" calcext:value-type="float">
            <text:p>-1.972414</text:p>
          </table:table-cell>
          <table:table-cell office:value-type="float" office:value="40.89552" calcext:value-type="float">
            <text:p>40.89552</text:p>
          </table:table-cell>
          <table:table-cell office:value-type="float" office:value="2.3911655" calcext:value-type="float">
            <text:p>2.3911655</text:p>
          </table:table-cell>
          <table:table-cell office:value-type="float" office:value="60.172985" calcext:value-type="float">
            <text:p>60.172985</text:p>
          </table:table-cell>
          <table:table-cell office:value-type="float" office:value="-3.859571" calcext:value-type="float">
            <text:p>-3.859571</text:p>
          </table:table-cell>
          <table:table-cell office:value-type="float" office:value="46.548756" calcext:value-type="float">
            <text:p>46.5487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86.wav</text:p>
          </table:table-cell>
          <table:table-cell office:value-type="float" office:value="2629.85014428678" calcext:value-type="float">
            <text:p>2629.85014428678</text:p>
          </table:table-cell>
          <table:table-cell office:value-type="float" office:value="215932.893427637" calcext:value-type="float">
            <text:p>215932.893427637</text:p>
          </table:table-cell>
          <table:table-cell office:value-type="float" office:value="2248.69049652721" calcext:value-type="float">
            <text:p>2248.69049652721</text:p>
          </table:table-cell>
          <table:table-cell office:value-type="float" office:value="60353.5734019446" calcext:value-type="float">
            <text:p>60353.5734019446</text:p>
          </table:table-cell>
          <table:table-cell office:value-type="float" office:value="19.983469954156" calcext:value-type="float">
            <text:p>19.983469954156</text:p>
          </table:table-cell>
          <table:table-cell office:value-type="float" office:value="87.4475760716518" calcext:value-type="float">
            <text:p>87.4475760716518</text:p>
          </table:table-cell>
          <table:table-cell office:value-type="float" office:value="0.016810723" calcext:value-type="float">
            <text:p>0.016810723</text:p>
          </table:table-cell>
          <table:table-cell office:value-type="float" office:value="0.0001462413" calcext:value-type="float">
            <text:p>0.0001462413</text:p>
          </table:table-cell>
          <table:table-cell office:value-type="float" office:value="5190.91751558875" calcext:value-type="float">
            <text:p>5190.91751558875</text:p>
          </table:table-cell>
          <table:table-cell office:value-type="float" office:value="716152.82851119" calcext:value-type="float">
            <text:p>716152.82851119</text:p>
          </table:table-cell>
          <table:table-cell office:value-type="float" office:value="1.48266550444668" calcext:value-type="float">
            <text:p>1.48266550444668</text:p>
          </table:table-cell>
          <table:table-cell office:value-type="float" office:value="2.53525558633881" calcext:value-type="float">
            <text:p>2.53525558633881</text:p>
          </table:table-cell>
          <table:table-cell office:value-type="float" office:value="0.0177530063253475" calcext:value-type="float">
            <text:p>0.0177530063253475</text:p>
          </table:table-cell>
          <table:table-cell office:value-type="float" office:value="0.00835114093780906" calcext:value-type="float">
            <text:p>0.00835114093780906</text:p>
          </table:table-cell>
          <table:table-cell office:value-type="float" office:value="0.15901012966454" calcext:value-type="float">
            <text:p>0.15901012966454</text:p>
          </table:table-cell>
          <table:table-cell office:value-type="float" office:value="0.00213627750391442" calcext:value-type="float">
            <text:p>0.00213627750391442</text:p>
          </table:table-cell>
          <table:table-cell office:value-type="float" office:value="0.43449098" calcext:value-type="float">
            <text:p>0.43449098</text:p>
          </table:table-cell>
          <table:table-cell office:value-type="float" office:value="0.08044388" calcext:value-type="float">
            <text:p>0.08044388</text:p>
          </table:table-cell>
          <table:table-cell office:value-type="float" office:value="0.26783714" calcext:value-type="float">
            <text:p>0.26783714</text:p>
          </table:table-cell>
          <table:table-cell office:value-type="float" office:value="0.011596591" calcext:value-type="float">
            <text:p>0.011596591</text:p>
          </table:table-cell>
          <table:table-cell office:value-type="float" office:value="0.027536098" calcext:value-type="float">
            <text:p>0.027536098</text:p>
          </table:table-cell>
          <table:table-cell office:value-type="float" office:value="0" calcext:value-type="float">
            <text:p>0</text:p>
          </table:table-cell>
          <table:table-cell office:value-type="float" office:value="0.08825739" calcext:value-type="float">
            <text:p>0.08825739</text:p>
          </table:table-cell>
          <table:table-cell office:value-type="float" office:value="0.00034206503" calcext:value-type="float">
            <text:p>0.00034206503</text:p>
          </table:table-cell>
          <table:table-cell office:value-type="float" office:value="0.188488876838802" calcext:value-type="float">
            <text:p>0.188488876838802</text:p>
          </table:table-cell>
          <table:table-cell office:value-type="float" office:value="0.0491687353626459" calcext:value-type="float">
            <text:p>0.0491687353626459</text:p>
          </table:table-cell>
          <table:table-cell office:value-type="float" office:value="0.040336173" calcext:value-type="float">
            <text:p>0.040336173</text:p>
          </table:table-cell>
          <table:table-cell office:value-type="float" office:value="-96.3197" calcext:value-type="float">
            <text:p>-96.3197</text:p>
          </table:table-cell>
          <table:table-cell office:value-type="float" office:value="1244.9901" calcext:value-type="float">
            <text:p>1244.9901</text:p>
          </table:table-cell>
          <table:table-cell office:value-type="float" office:value="90.949715" calcext:value-type="float">
            <text:p>90.949715</text:p>
          </table:table-cell>
          <table:table-cell office:value-type="float" office:value="296.80716" calcext:value-type="float">
            <text:p>296.80716</text:p>
          </table:table-cell>
          <table:table-cell office:value-type="float" office:value="-32.219543" calcext:value-type="float">
            <text:p>-32.219543</text:p>
          </table:table-cell>
          <table:table-cell office:value-type="float" office:value="320.4547" calcext:value-type="float">
            <text:p>320.4547</text:p>
          </table:table-cell>
          <table:table-cell office:value-type="float" office:value="54.32833" calcext:value-type="float">
            <text:p>54.32833</text:p>
          </table:table-cell>
          <table:table-cell office:value-type="float" office:value="125.77935" calcext:value-type="float">
            <text:p>125.77935</text:p>
          </table:table-cell>
          <table:table-cell office:value-type="float" office:value="-23.034355" calcext:value-type="float">
            <text:p>-23.034355</text:p>
          </table:table-cell>
          <table:table-cell office:value-type="float" office:value="127.10066" calcext:value-type="float">
            <text:p>127.10066</text:p>
          </table:table-cell>
          <table:table-cell office:value-type="float" office:value="27.715986" calcext:value-type="float">
            <text:p>27.715986</text:p>
          </table:table-cell>
          <table:table-cell office:value-type="float" office:value="100.29061" calcext:value-type="float">
            <text:p>100.29061</text:p>
          </table:table-cell>
          <table:table-cell office:value-type="float" office:value="-16.943092" calcext:value-type="float">
            <text:p>-16.943092</text:p>
          </table:table-cell>
          <table:table-cell office:value-type="float" office:value="89.690056" calcext:value-type="float">
            <text:p>89.690056</text:p>
          </table:table-cell>
          <table:table-cell office:value-type="float" office:value="21.053059" calcext:value-type="float">
            <text:p>21.053059</text:p>
          </table:table-cell>
          <table:table-cell office:value-type="float" office:value="57.482624" calcext:value-type="float">
            <text:p>57.482624</text:p>
          </table:table-cell>
          <table:table-cell office:value-type="float" office:value="-18.197136" calcext:value-type="float">
            <text:p>-18.197136</text:p>
          </table:table-cell>
          <table:table-cell office:value-type="float" office:value="49.59068" calcext:value-type="float">
            <text:p>49.59068</text:p>
          </table:table-cell>
          <table:table-cell office:value-type="float" office:value="22.608377" calcext:value-type="float">
            <text:p>22.608377</text:p>
          </table:table-cell>
          <table:table-cell office:value-type="float" office:value="68.661896" calcext:value-type="float">
            <text:p>68.661896</text:p>
          </table:table-cell>
          <table:table-cell office:value-type="float" office:value="-9.003789" calcext:value-type="float">
            <text:p>-9.003789</text:p>
          </table:table-cell>
          <table:table-cell office:value-type="float" office:value="48.089207" calcext:value-type="float">
            <text:p>48.089207</text:p>
          </table:table-cell>
          <table:table-cell office:value-type="float" office:value="14.271802" calcext:value-type="float">
            <text:p>14.271802</text:p>
          </table:table-cell>
          <table:table-cell office:value-type="float" office:value="48.578438" calcext:value-type="float">
            <text:p>48.578438</text:p>
          </table:table-cell>
          <table:table-cell office:value-type="float" office:value="-10.993184" calcext:value-type="float">
            <text:p>-10.993184</text:p>
          </table:table-cell>
          <table:table-cell office:value-type="float" office:value="47.624123" calcext:value-type="float">
            <text:p>47.624123</text:p>
          </table:table-cell>
          <table:table-cell office:value-type="float" office:value="10.094118" calcext:value-type="float">
            <text:p>10.094118</text:p>
          </table:table-cell>
          <table:table-cell office:value-type="float" office:value="44.625168" calcext:value-type="float">
            <text:p>44.625168</text:p>
          </table:table-cell>
          <table:table-cell office:value-type="float" office:value="-11.178228" calcext:value-type="float">
            <text:p>-11.178228</text:p>
          </table:table-cell>
          <table:table-cell office:value-type="float" office:value="38.741558" calcext:value-type="float">
            <text:p>38.741558</text:p>
          </table:table-cell>
          <table:table-cell office:value-type="float" office:value="5.784659" calcext:value-type="float">
            <text:p>5.784659</text:p>
          </table:table-cell>
          <table:table-cell office:value-type="float" office:value="52.048508" calcext:value-type="float">
            <text:p>52.048508</text:p>
          </table:table-cell>
          <table:table-cell office:value-type="float" office:value="-9.891548" calcext:value-type="float">
            <text:p>-9.891548</text:p>
          </table:table-cell>
          <table:table-cell office:value-type="float" office:value="31.471142" calcext:value-type="float">
            <text:p>31.471142</text:p>
          </table:table-cell>
          <table:table-cell office:value-type="float" office:value="4.401553" calcext:value-type="float">
            <text:p>4.401553</text:p>
          </table:table-cell>
          <table:table-cell office:value-type="float" office:value="33.55535" calcext:value-type="float">
            <text:p>33.55535</text:p>
          </table:table-cell>
          <table:table-cell office:value-type="float" office:value="-6.972505" calcext:value-type="float">
            <text:p>-6.972505</text:p>
          </table:table-cell>
          <table:table-cell office:value-type="float" office:value="52.94103" calcext:value-type="float">
            <text:p>52.94103</text:p>
          </table:table-cell>
          <table:table-cell office:value-type="float" office:value="1.2492706" calcext:value-type="float">
            <text:p>1.2492706</text:p>
          </table:table-cell>
          <table:table-cell office:value-type="float" office:value="37.32415" calcext:value-type="float">
            <text:p>37.324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49.wav</text:p>
          </table:table-cell>
          <table:table-cell office:value-type="float" office:value="2980.03650622499" calcext:value-type="float">
            <text:p>2980.03650622499</text:p>
          </table:table-cell>
          <table:table-cell office:value-type="float" office:value="86946.7738031027" calcext:value-type="float">
            <text:p>86946.7738031027</text:p>
          </table:table-cell>
          <table:table-cell office:value-type="float" office:value="2297.40975401764" calcext:value-type="float">
            <text:p>2297.40975401764</text:p>
          </table:table-cell>
          <table:table-cell office:value-type="float" office:value="36628.6460956901" calcext:value-type="float">
            <text:p>36628.6460956901</text:p>
          </table:table-cell>
          <table:table-cell office:value-type="float" office:value="20.2899338828131" calcext:value-type="float">
            <text:p>20.2899338828131</text:p>
          </table:table-cell>
          <table:table-cell office:value-type="float" office:value="115.874792219268" calcext:value-type="float">
            <text:p>115.874792219268</text:p>
          </table:table-cell>
          <table:table-cell office:value-type="float" office:value="0.02752975" calcext:value-type="float">
            <text:p>0.02752975</text:p>
          </table:table-cell>
          <table:table-cell office:value-type="float" office:value="0.00088495295" calcext:value-type="float">
            <text:p>0.00088495295</text:p>
          </table:table-cell>
          <table:table-cell office:value-type="float" office:value="5461.94776636819" calcext:value-type="float">
            <text:p>5461.94776636819</text:p>
          </table:table-cell>
          <table:table-cell office:value-type="float" office:value="349771.266162805" calcext:value-type="float">
            <text:p>349771.266162805</text:p>
          </table:table-cell>
          <table:table-cell office:value-type="float" office:value="3.84255721622631" calcext:value-type="float">
            <text:p>3.84255721622631</text:p>
          </table:table-cell>
          <table:table-cell office:value-type="float" office:value="15.473181785988" calcext:value-type="float">
            <text:p>15.473181785988</text:p>
          </table:table-cell>
          <table:table-cell office:value-type="float" office:value="0.0151170026587129" calcext:value-type="float">
            <text:p>0.0151170026587129</text:p>
          </table:table-cell>
          <table:table-cell office:value-type="float" office:value="0.00478738191687678" calcext:value-type="float">
            <text:p>0.00478738191687678</text:p>
          </table:table-cell>
          <table:table-cell office:value-type="float" office:value="0.193987758604022" calcext:value-type="float">
            <text:p>0.193987758604022</text:p>
          </table:table-cell>
          <table:table-cell office:value-type="float" office:value="0.000763652044237" calcext:value-type="float">
            <text:p>0.000763652044237</text:p>
          </table:table-cell>
          <table:table-cell office:value-type="float" office:value="0.52444166" calcext:value-type="float">
            <text:p>0.52444166</text:p>
          </table:table-cell>
          <table:table-cell office:value-type="float" office:value="0.063923545" calcext:value-type="float">
            <text:p>0.063923545</text:p>
          </table:table-cell>
          <table:table-cell office:value-type="float" office:value="0.27403304" calcext:value-type="float">
            <text:p>0.27403304</text:p>
          </table:table-cell>
          <table:table-cell office:value-type="float" office:value="0.008239219" calcext:value-type="float">
            <text:p>0.008239219</text:p>
          </table:table-cell>
          <table:table-cell office:value-type="float" office:value="-0.010823156" calcext:value-type="float">
            <text:p>-0.010823156</text:p>
          </table:table-cell>
          <table:table-cell office:value-type="float" office:value="0" calcext:value-type="float">
            <text:p>0</text:p>
          </table:table-cell>
          <table:table-cell office:value-type="float" office:value="0.21749426" calcext:value-type="float">
            <text:p>0.21749426</text:p>
          </table:table-cell>
          <table:table-cell office:value-type="float" office:value="0.0006559231" calcext:value-type="float">
            <text:p>0.0006559231</text:p>
          </table:table-cell>
          <table:table-cell office:value-type="float" office:value="0.241991016288663" calcext:value-type="float">
            <text:p>0.241991016288663</text:p>
          </table:table-cell>
          <table:table-cell office:value-type="float" office:value="0.072871567449545" calcext:value-type="float">
            <text:p>0.072871567449545</text:p>
          </table:table-cell>
          <table:table-cell office:value-type="float" office:value="-0.023614945" calcext:value-type="float">
            <text:p>-0.023614945</text:p>
          </table:table-cell>
          <table:table-cell office:value-type="float" office:value="10.01984" calcext:value-type="float">
            <text:p>10.01984</text:p>
          </table:table-cell>
          <table:table-cell office:value-type="float" office:value="257.25723" calcext:value-type="float">
            <text:p>257.25723</text:p>
          </table:table-cell>
          <table:table-cell office:value-type="float" office:value="74.12789" calcext:value-type="float">
            <text:p>74.12789</text:p>
          </table:table-cell>
          <table:table-cell office:value-type="float" office:value="164.3691" calcext:value-type="float">
            <text:p>164.3691</text:p>
          </table:table-cell>
          <table:table-cell office:value-type="float" office:value="-32.235733" calcext:value-type="float">
            <text:p>-32.235733</text:p>
          </table:table-cell>
          <table:table-cell office:value-type="float" office:value="171.6155" calcext:value-type="float">
            <text:p>171.6155</text:p>
          </table:table-cell>
          <table:table-cell office:value-type="float" office:value="62.768585" calcext:value-type="float">
            <text:p>62.768585</text:p>
          </table:table-cell>
          <table:table-cell office:value-type="float" office:value="101.50797" calcext:value-type="float">
            <text:p>101.50797</text:p>
          </table:table-cell>
          <table:table-cell office:value-type="float" office:value="-23.328833" calcext:value-type="float">
            <text:p>-23.328833</text:p>
          </table:table-cell>
          <table:table-cell office:value-type="float" office:value="60.616795" calcext:value-type="float">
            <text:p>60.616795</text:p>
          </table:table-cell>
          <table:table-cell office:value-type="float" office:value="30.029894" calcext:value-type="float">
            <text:p>30.029894</text:p>
          </table:table-cell>
          <table:table-cell office:value-type="float" office:value="61.687042" calcext:value-type="float">
            <text:p>61.687042</text:p>
          </table:table-cell>
          <table:table-cell office:value-type="float" office:value="-14.879809" calcext:value-type="float">
            <text:p>-14.879809</text:p>
          </table:table-cell>
          <table:table-cell office:value-type="float" office:value="60.868763" calcext:value-type="float">
            <text:p>60.868763</text:p>
          </table:table-cell>
          <table:table-cell office:value-type="float" office:value="20.1592" calcext:value-type="float">
            <text:p>20.1592</text:p>
          </table:table-cell>
          <table:table-cell office:value-type="float" office:value="40.474785" calcext:value-type="float">
            <text:p>40.474785</text:p>
          </table:table-cell>
          <table:table-cell office:value-type="float" office:value="-12.146163" calcext:value-type="float">
            <text:p>-12.146163</text:p>
          </table:table-cell>
          <table:table-cell office:value-type="float" office:value="40.230946" calcext:value-type="float">
            <text:p>40.230946</text:p>
          </table:table-cell>
          <table:table-cell office:value-type="float" office:value="19.189724" calcext:value-type="float">
            <text:p>19.189724</text:p>
          </table:table-cell>
          <table:table-cell office:value-type="float" office:value="40.245365" calcext:value-type="float">
            <text:p>40.245365</text:p>
          </table:table-cell>
          <table:table-cell office:value-type="float" office:value="-14.97502" calcext:value-type="float">
            <text:p>-14.97502</text:p>
          </table:table-cell>
          <table:table-cell office:value-type="float" office:value="36.710503" calcext:value-type="float">
            <text:p>36.710503</text:p>
          </table:table-cell>
          <table:table-cell office:value-type="float" office:value="18.799034" calcext:value-type="float">
            <text:p>18.799034</text:p>
          </table:table-cell>
          <table:table-cell office:value-type="float" office:value="43.9212" calcext:value-type="float">
            <text:p>43.9212</text:p>
          </table:table-cell>
          <table:table-cell office:value-type="float" office:value="-12.281959" calcext:value-type="float">
            <text:p>-12.281959</text:p>
          </table:table-cell>
          <table:table-cell office:value-type="float" office:value="30.747717" calcext:value-type="float">
            <text:p>30.747717</text:p>
          </table:table-cell>
          <table:table-cell office:value-type="float" office:value="11.286605" calcext:value-type="float">
            <text:p>11.286605</text:p>
          </table:table-cell>
          <table:table-cell office:value-type="float" office:value="30.04154" calcext:value-type="float">
            <text:p>30.04154</text:p>
          </table:table-cell>
          <table:table-cell office:value-type="float" office:value="-9.482748" calcext:value-type="float">
            <text:p>-9.482748</text:p>
          </table:table-cell>
          <table:table-cell office:value-type="float" office:value="26.198359" calcext:value-type="float">
            <text:p>26.198359</text:p>
          </table:table-cell>
          <table:table-cell office:value-type="float" office:value="7.921746" calcext:value-type="float">
            <text:p>7.921746</text:p>
          </table:table-cell>
          <table:table-cell office:value-type="float" office:value="26.681005" calcext:value-type="float">
            <text:p>26.681005</text:p>
          </table:table-cell>
          <table:table-cell office:value-type="float" office:value="-5.6180816" calcext:value-type="float">
            <text:p>-5.6180816</text:p>
          </table:table-cell>
          <table:table-cell office:value-type="float" office:value="23.880972" calcext:value-type="float">
            <text:p>23.880972</text:p>
          </table:table-cell>
          <table:table-cell office:value-type="float" office:value="4.6552825" calcext:value-type="float">
            <text:p>4.6552825</text:p>
          </table:table-cell>
          <table:table-cell office:value-type="float" office:value="21.385239" calcext:value-type="float">
            <text:p>21.385239</text:p>
          </table:table-cell>
          <table:table-cell office:value-type="float" office:value="-5.284729" calcext:value-type="float">
            <text:p>-5.284729</text:p>
          </table:table-cell>
          <table:table-cell office:value-type="float" office:value="20.14657" calcext:value-type="float">
            <text:p>20.14657</text:p>
          </table:table-cell>
          <table:table-cell office:value-type="float" office:value="6.8328447" calcext:value-type="float">
            <text:p>6.8328447</text:p>
          </table:table-cell>
          <table:table-cell office:value-type="float" office:value="26.459831" calcext:value-type="float">
            <text:p>26.4598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13.wav</text:p>
          </table:table-cell>
          <table:table-cell office:value-type="float" office:value="3047.6177641277" calcext:value-type="float">
            <text:p>3047.6177641277</text:p>
          </table:table-cell>
          <table:table-cell office:value-type="float" office:value="116235.470307791" calcext:value-type="float">
            <text:p>116235.470307791</text:p>
          </table:table-cell>
          <table:table-cell office:value-type="float" office:value="2303.53262785458" calcext:value-type="float">
            <text:p>2303.53262785458</text:p>
          </table:table-cell>
          <table:table-cell office:value-type="float" office:value="18300.6563655989" calcext:value-type="float">
            <text:p>18300.6563655989</text:p>
          </table:table-cell>
          <table:table-cell office:value-type="float" office:value="19.5100573779487" calcext:value-type="float">
            <text:p>19.5100573779487</text:p>
          </table:table-cell>
          <table:table-cell office:value-type="float" office:value="102.624887865271" calcext:value-type="float">
            <text:p>102.624887865271</text:p>
          </table:table-cell>
          <table:table-cell office:value-type="float" office:value="0.028873788" calcext:value-type="float">
            <text:p>0.028873788</text:p>
          </table:table-cell>
          <table:table-cell office:value-type="float" office:value="0.00015532124" calcext:value-type="float">
            <text:p>0.00015532124</text:p>
          </table:table-cell>
          <table:table-cell office:value-type="float" office:value="5735.60929796259" calcext:value-type="float">
            <text:p>5735.60929796259</text:p>
          </table:table-cell>
          <table:table-cell office:value-type="float" office:value="296018.53342504" calcext:value-type="float">
            <text:p>296018.53342504</text:p>
          </table:table-cell>
          <table:table-cell office:value-type="float" office:value="1.54603518867859" calcext:value-type="float">
            <text:p>1.54603518867859</text:p>
          </table:table-cell>
          <table:table-cell office:value-type="float" office:value="2.57127232837087" calcext:value-type="float">
            <text:p>2.57127232837087</text:p>
          </table:table-cell>
          <table:table-cell office:value-type="float" office:value="0.00528212921475988" calcext:value-type="float">
            <text:p>0.00528212921475988</text:p>
          </table:table-cell>
          <table:table-cell office:value-type="float" office:value="0.00309147955636296" calcext:value-type="float">
            <text:p>0.00309147955636296</text:p>
          </table:table-cell>
          <table:table-cell office:value-type="float" office:value="0.20352264899942" calcext:value-type="float">
            <text:p>0.20352264899942</text:p>
          </table:table-cell>
          <table:table-cell office:value-type="float" office:value="0.00137705656370932" calcext:value-type="float">
            <text:p>0.00137705656370932</text:p>
          </table:table-cell>
          <table:table-cell office:value-type="float" office:value="0.6362599" calcext:value-type="float">
            <text:p>0.6362599</text:p>
          </table:table-cell>
          <table:table-cell office:value-type="float" office:value="0.044571154" calcext:value-type="float">
            <text:p>0.044571154</text:p>
          </table:table-cell>
          <table:table-cell office:value-type="float" office:value="0.27837124" calcext:value-type="float">
            <text:p>0.27837124</text:p>
          </table:table-cell>
          <table:table-cell office:value-type="float" office:value="0.0058428007" calcext:value-type="float">
            <text:p>0.0058428007</text:p>
          </table:table-cell>
          <table:table-cell office:value-type="float" office:value="-0.026529457" calcext:value-type="float">
            <text:p>-0.026529457</text:p>
          </table:table-cell>
          <table:table-cell office:value-type="float" office:value="0" calcext:value-type="float">
            <text:p>0</text:p>
          </table:table-cell>
          <table:table-cell office:value-type="float" office:value="0.0862796" calcext:value-type="float">
            <text:p>0.0862796</text:p>
          </table:table-cell>
          <table:table-cell office:value-type="float" office:value="0.0001546632" calcext:value-type="float">
            <text:p>0.0001546632</text:p>
          </table:table-cell>
          <table:table-cell office:value-type="float" office:value="0.234366629094777" calcext:value-type="float">
            <text:p>0.234366629094777</text:p>
          </table:table-cell>
          <table:table-cell office:value-type="float" office:value="0.0689772703172441" calcext:value-type="float">
            <text:p>0.0689772703172441</text:p>
          </table:table-cell>
          <table:table-cell office:value-type="float" office:value="0.013058164" calcext:value-type="float">
            <text:p>0.013058164</text:p>
          </table:table-cell>
          <table:table-cell office:value-type="float" office:value="-84.9103" calcext:value-type="float">
            <text:p>-84.9103</text:p>
          </table:table-cell>
          <table:table-cell office:value-type="float" office:value="956.8719" calcext:value-type="float">
            <text:p>956.8719</text:p>
          </table:table-cell>
          <table:table-cell office:value-type="float" office:value="64.6441" calcext:value-type="float">
            <text:p>64.6441</text:p>
          </table:table-cell>
          <table:table-cell office:value-type="float" office:value="233.36133" calcext:value-type="float">
            <text:p>233.36133</text:p>
          </table:table-cell>
          <table:table-cell office:value-type="float" office:value="-36.324474" calcext:value-type="float">
            <text:p>-36.324474</text:p>
          </table:table-cell>
          <table:table-cell office:value-type="float" office:value="120.12684" calcext:value-type="float">
            <text:p>120.12684</text:p>
          </table:table-cell>
          <table:table-cell office:value-type="float" office:value="65.36853" calcext:value-type="float">
            <text:p>65.36853</text:p>
          </table:table-cell>
          <table:table-cell office:value-type="float" office:value="149.38686" calcext:value-type="float">
            <text:p>149.38686</text:p>
          </table:table-cell>
          <table:table-cell office:value-type="float" office:value="-13.865839" calcext:value-type="float">
            <text:p>-13.865839</text:p>
          </table:table-cell>
          <table:table-cell office:value-type="float" office:value="67.35979" calcext:value-type="float">
            <text:p>67.35979</text:p>
          </table:table-cell>
          <table:table-cell office:value-type="float" office:value="22.854403" calcext:value-type="float">
            <text:p>22.854403</text:p>
          </table:table-cell>
          <table:table-cell office:value-type="float" office:value="58.525124" calcext:value-type="float">
            <text:p>58.525124</text:p>
          </table:table-cell>
          <table:table-cell office:value-type="float" office:value="-15.553912" calcext:value-type="float">
            <text:p>-15.553912</text:p>
          </table:table-cell>
          <table:table-cell office:value-type="float" office:value="77.40747" calcext:value-type="float">
            <text:p>77.40747</text:p>
          </table:table-cell>
          <table:table-cell office:value-type="float" office:value="36.286213" calcext:value-type="float">
            <text:p>36.286213</text:p>
          </table:table-cell>
          <table:table-cell office:value-type="float" office:value="60.695477" calcext:value-type="float">
            <text:p>60.695477</text:p>
          </table:table-cell>
          <table:table-cell office:value-type="float" office:value="-13.659292" calcext:value-type="float">
            <text:p>-13.659292</text:p>
          </table:table-cell>
          <table:table-cell office:value-type="float" office:value="43.544567" calcext:value-type="float">
            <text:p>43.544567</text:p>
          </table:table-cell>
          <table:table-cell office:value-type="float" office:value="21.254707" calcext:value-type="float">
            <text:p>21.254707</text:p>
          </table:table-cell>
          <table:table-cell office:value-type="float" office:value="40.487495" calcext:value-type="float">
            <text:p>40.487495</text:p>
          </table:table-cell>
          <table:table-cell office:value-type="float" office:value="-9.240201" calcext:value-type="float">
            <text:p>-9.240201</text:p>
          </table:table-cell>
          <table:table-cell office:value-type="float" office:value="31.41448" calcext:value-type="float">
            <text:p>31.41448</text:p>
          </table:table-cell>
          <table:table-cell office:value-type="float" office:value="19.162218" calcext:value-type="float">
            <text:p>19.162218</text:p>
          </table:table-cell>
          <table:table-cell office:value-type="float" office:value="26.906353" calcext:value-type="float">
            <text:p>26.906353</text:p>
          </table:table-cell>
          <table:table-cell office:value-type="float" office:value="-10.595865" calcext:value-type="float">
            <text:p>-10.595865</text:p>
          </table:table-cell>
          <table:table-cell office:value-type="float" office:value="27.954195" calcext:value-type="float">
            <text:p>27.954195</text:p>
          </table:table-cell>
          <table:table-cell office:value-type="float" office:value="12.313643" calcext:value-type="float">
            <text:p>12.313643</text:p>
          </table:table-cell>
          <table:table-cell office:value-type="float" office:value="26.441784" calcext:value-type="float">
            <text:p>26.441784</text:p>
          </table:table-cell>
          <table:table-cell office:value-type="float" office:value="-9.781299" calcext:value-type="float">
            <text:p>-9.781299</text:p>
          </table:table-cell>
          <table:table-cell office:value-type="float" office:value="20.988955" calcext:value-type="float">
            <text:p>20.988955</text:p>
          </table:table-cell>
          <table:table-cell office:value-type="float" office:value="10.54769" calcext:value-type="float">
            <text:p>10.54769</text:p>
          </table:table-cell>
          <table:table-cell office:value-type="float" office:value="23.07958" calcext:value-type="float">
            <text:p>23.07958</text:p>
          </table:table-cell>
          <table:table-cell office:value-type="float" office:value="-9.899093" calcext:value-type="float">
            <text:p>-9.899093</text:p>
          </table:table-cell>
          <table:table-cell office:value-type="float" office:value="24.3814" calcext:value-type="float">
            <text:p>24.3814</text:p>
          </table:table-cell>
          <table:table-cell office:value-type="float" office:value="5.0463266" calcext:value-type="float">
            <text:p>5.0463266</text:p>
          </table:table-cell>
          <table:table-cell office:value-type="float" office:value="18.589746" calcext:value-type="float">
            <text:p>18.589746</text:p>
          </table:table-cell>
          <table:table-cell office:value-type="float" office:value="-5.341125" calcext:value-type="float">
            <text:p>-5.341125</text:p>
          </table:table-cell>
          <table:table-cell office:value-type="float" office:value="18.804585" calcext:value-type="float">
            <text:p>18.804585</text:p>
          </table:table-cell>
          <table:table-cell office:value-type="float" office:value="3.790612" calcext:value-type="float">
            <text:p>3.790612</text:p>
          </table:table-cell>
          <table:table-cell office:value-type="float" office:value="18.379665" calcext:value-type="float">
            <text:p>18.3796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50.wav</text:p>
          </table:table-cell>
          <table:table-cell office:value-type="float" office:value="2986.8104434412" calcext:value-type="float">
            <text:p>2986.8104434412</text:p>
          </table:table-cell>
          <table:table-cell office:value-type="float" office:value="105518.185621171" calcext:value-type="float">
            <text:p>105518.185621171</text:p>
          </table:table-cell>
          <table:table-cell office:value-type="float" office:value="2408.5889199923" calcext:value-type="float">
            <text:p>2408.5889199923</text:p>
          </table:table-cell>
          <table:table-cell office:value-type="float" office:value="56751.9726673193" calcext:value-type="float">
            <text:p>56751.9726673193</text:p>
          </table:table-cell>
          <table:table-cell office:value-type="float" office:value="19.6350033791422" calcext:value-type="float">
            <text:p>19.6350033791422</text:p>
          </table:table-cell>
          <table:table-cell office:value-type="float" office:value="103.32705432515" calcext:value-type="float">
            <text:p>103.32705432515</text:p>
          </table:table-cell>
          <table:table-cell office:value-type="float" office:value="0.033082224" calcext:value-type="float">
            <text:p>0.033082224</text:p>
          </table:table-cell>
          <table:table-cell office:value-type="float" office:value="0.0012824165" calcext:value-type="float">
            <text:p>0.0012824165</text:p>
          </table:table-cell>
          <table:table-cell office:value-type="float" office:value="5628.37627791473" calcext:value-type="float">
            <text:p>5628.37627791473</text:p>
          </table:table-cell>
          <table:table-cell office:value-type="float" office:value="518624.78869305" calcext:value-type="float">
            <text:p>518624.78869305</text:p>
          </table:table-cell>
          <table:table-cell office:value-type="float" office:value="4.10812724835446" calcext:value-type="float">
            <text:p>4.10812724835446</text:p>
          </table:table-cell>
          <table:table-cell office:value-type="float" office:value="17.9154812115659" calcext:value-type="float">
            <text:p>17.9154812115659</text:p>
          </table:table-cell>
          <table:table-cell office:value-type="float" office:value="0.0131281461212461" calcext:value-type="float">
            <text:p>0.0131281461212461</text:p>
          </table:table-cell>
          <table:table-cell office:value-type="float" office:value="0.00384925121802744" calcext:value-type="float">
            <text:p>0.00384925121802744</text:p>
          </table:table-cell>
          <table:table-cell office:value-type="float" office:value="0.177449638679428" calcext:value-type="float">
            <text:p>0.177449638679428</text:p>
          </table:table-cell>
          <table:table-cell office:value-type="float" office:value="0.000865759689579553" calcext:value-type="float">
            <text:p>0.000865759689579553</text:p>
          </table:table-cell>
          <table:table-cell office:value-type="float" office:value="0.50232613" calcext:value-type="float">
            <text:p>0.50232613</text:p>
          </table:table-cell>
          <table:table-cell office:value-type="float" office:value="0.07168819" calcext:value-type="float">
            <text:p>0.07168819</text:p>
          </table:table-cell>
          <table:table-cell office:value-type="float" office:value="0.27478454" calcext:value-type="float">
            <text:p>0.27478454</text:p>
          </table:table-cell>
          <table:table-cell office:value-type="float" office:value="0.0078267995" calcext:value-type="float">
            <text:p>0.0078267995</text:p>
          </table:table-cell>
          <table:table-cell office:value-type="float" office:value="0.15477076" calcext:value-type="float">
            <text:p>0.15477076</text:p>
          </table:table-cell>
          <table:table-cell office:value-type="float" office:value="0" calcext:value-type="float">
            <text:p>0</text:p>
          </table:table-cell>
          <table:table-cell office:value-type="float" office:value="0.24894612" calcext:value-type="float">
            <text:p>0.24894612</text:p>
          </table:table-cell>
          <table:table-cell office:value-type="float" office:value="0.0012895294" calcext:value-type="float">
            <text:p>0.0012895294</text:p>
          </table:table-cell>
          <table:table-cell office:value-type="float" office:value="0.227867444748123" calcext:value-type="float">
            <text:p>0.227867444748123</text:p>
          </table:table-cell>
          <table:table-cell office:value-type="float" office:value="0.0647055720586568" calcext:value-type="float">
            <text:p>0.0647055720586568</text:p>
          </table:table-cell>
          <table:table-cell office:value-type="float" office:value="0.24409276" calcext:value-type="float">
            <text:p>0.24409276</text:p>
          </table:table-cell>
          <table:table-cell office:value-type="float" office:value="16.490421" calcext:value-type="float">
            <text:p>16.490421</text:p>
          </table:table-cell>
          <table:table-cell office:value-type="float" office:value="417.1306" calcext:value-type="float">
            <text:p>417.1306</text:p>
          </table:table-cell>
          <table:table-cell office:value-type="float" office:value="71.18601" calcext:value-type="float">
            <text:p>71.18601</text:p>
          </table:table-cell>
          <table:table-cell office:value-type="float" office:value="176.39424" calcext:value-type="float">
            <text:p>176.39424</text:p>
          </table:table-cell>
          <table:table-cell office:value-type="float" office:value="-22.352016" calcext:value-type="float">
            <text:p>-22.352016</text:p>
          </table:table-cell>
          <table:table-cell office:value-type="float" office:value="190.10596" calcext:value-type="float">
            <text:p>190.10596</text:p>
          </table:table-cell>
          <table:table-cell office:value-type="float" office:value="60.271378" calcext:value-type="float">
            <text:p>60.271378</text:p>
          </table:table-cell>
          <table:table-cell office:value-type="float" office:value="125.28725" calcext:value-type="float">
            <text:p>125.28725</text:p>
          </table:table-cell>
          <table:table-cell office:value-type="float" office:value="-18.55372" calcext:value-type="float">
            <text:p>-18.55372</text:p>
          </table:table-cell>
          <table:table-cell office:value-type="float" office:value="94.607086" calcext:value-type="float">
            <text:p>94.607086</text:p>
          </table:table-cell>
          <table:table-cell office:value-type="float" office:value="27.62332" calcext:value-type="float">
            <text:p>27.62332</text:p>
          </table:table-cell>
          <table:table-cell office:value-type="float" office:value="67.68081" calcext:value-type="float">
            <text:p>67.68081</text:p>
          </table:table-cell>
          <table:table-cell office:value-type="float" office:value="-12.408052" calcext:value-type="float">
            <text:p>-12.408052</text:p>
          </table:table-cell>
          <table:table-cell office:value-type="float" office:value="79.46203" calcext:value-type="float">
            <text:p>79.46203</text:p>
          </table:table-cell>
          <table:table-cell office:value-type="float" office:value="16.954391" calcext:value-type="float">
            <text:p>16.954391</text:p>
          </table:table-cell>
          <table:table-cell office:value-type="float" office:value="53.989487" calcext:value-type="float">
            <text:p>53.989487</text:p>
          </table:table-cell>
          <table:table-cell office:value-type="float" office:value="-8.729571" calcext:value-type="float">
            <text:p>-8.729571</text:p>
          </table:table-cell>
          <table:table-cell office:value-type="float" office:value="61.179523" calcext:value-type="float">
            <text:p>61.179523</text:p>
          </table:table-cell>
          <table:table-cell office:value-type="float" office:value="17.86587" calcext:value-type="float">
            <text:p>17.86587</text:p>
          </table:table-cell>
          <table:table-cell office:value-type="float" office:value="51.591236" calcext:value-type="float">
            <text:p>51.591236</text:p>
          </table:table-cell>
          <table:table-cell office:value-type="float" office:value="-13.46914" calcext:value-type="float">
            <text:p>-13.46914</text:p>
          </table:table-cell>
          <table:table-cell office:value-type="float" office:value="54.59178" calcext:value-type="float">
            <text:p>54.59178</text:p>
          </table:table-cell>
          <table:table-cell office:value-type="float" office:value="18.926592" calcext:value-type="float">
            <text:p>18.926592</text:p>
          </table:table-cell>
          <table:table-cell office:value-type="float" office:value="50.1124" calcext:value-type="float">
            <text:p>50.1124</text:p>
          </table:table-cell>
          <table:table-cell office:value-type="float" office:value="-11.023099" calcext:value-type="float">
            <text:p>-11.023099</text:p>
          </table:table-cell>
          <table:table-cell office:value-type="float" office:value="46.430405" calcext:value-type="float">
            <text:p>46.430405</text:p>
          </table:table-cell>
          <table:table-cell office:value-type="float" office:value="9.914115" calcext:value-type="float">
            <text:p>9.914115</text:p>
          </table:table-cell>
          <table:table-cell office:value-type="float" office:value="35.807117" calcext:value-type="float">
            <text:p>35.807117</text:p>
          </table:table-cell>
          <table:table-cell office:value-type="float" office:value="-7.371373" calcext:value-type="float">
            <text:p>-7.371373</text:p>
          </table:table-cell>
          <table:table-cell office:value-type="float" office:value="34.095966" calcext:value-type="float">
            <text:p>34.095966</text:p>
          </table:table-cell>
          <table:table-cell office:value-type="float" office:value="6.729967" calcext:value-type="float">
            <text:p>6.729967</text:p>
          </table:table-cell>
          <table:table-cell office:value-type="float" office:value="34.05426" calcext:value-type="float">
            <text:p>34.05426</text:p>
          </table:table-cell>
          <table:table-cell office:value-type="float" office:value="-5.952073" calcext:value-type="float">
            <text:p>-5.952073</text:p>
          </table:table-cell>
          <table:table-cell office:value-type="float" office:value="30.63358" calcext:value-type="float">
            <text:p>30.63358</text:p>
          </table:table-cell>
          <table:table-cell office:value-type="float" office:value="3.8234427" calcext:value-type="float">
            <text:p>3.8234427</text:p>
          </table:table-cell>
          <table:table-cell office:value-type="float" office:value="31.802214" calcext:value-type="float">
            <text:p>31.802214</text:p>
          </table:table-cell>
          <table:table-cell office:value-type="float" office:value="-6.1829176" calcext:value-type="float">
            <text:p>-6.1829176</text:p>
          </table:table-cell>
          <table:table-cell office:value-type="float" office:value="25.027111" calcext:value-type="float">
            <text:p>25.027111</text:p>
          </table:table-cell>
          <table:table-cell office:value-type="float" office:value="7.1741285" calcext:value-type="float">
            <text:p>7.1741285</text:p>
          </table:table-cell>
          <table:table-cell office:value-type="float" office:value="26.51745" calcext:value-type="float">
            <text:p>26.517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79.wav</text:p>
          </table:table-cell>
          <table:table-cell office:value-type="float" office:value="2710.49463689362" calcext:value-type="float">
            <text:p>2710.49463689362</text:p>
          </table:table-cell>
          <table:table-cell office:value-type="float" office:value="247502.129136196" calcext:value-type="float">
            <text:p>247502.129136196</text:p>
          </table:table-cell>
          <table:table-cell office:value-type="float" office:value="2264.26737028127" calcext:value-type="float">
            <text:p>2264.26737028127</text:p>
          </table:table-cell>
          <table:table-cell office:value-type="float" office:value="67820.3709451947" calcext:value-type="float">
            <text:p>67820.3709451947</text:p>
          </table:table-cell>
          <table:table-cell office:value-type="float" office:value="21.213894651343" calcext:value-type="float">
            <text:p>21.213894651343</text:p>
          </table:table-cell>
          <table:table-cell office:value-type="float" office:value="99.5967445706452" calcext:value-type="float">
            <text:p>99.5967445706452</text:p>
          </table:table-cell>
          <table:table-cell office:value-type="float" office:value="0.013698439" calcext:value-type="float">
            <text:p>0.013698439</text:p>
          </table:table-cell>
          <table:table-cell office:value-type="float" office:value="0.00008608116" calcext:value-type="float">
            <text:p>0.00008608116</text:p>
          </table:table-cell>
          <table:table-cell office:value-type="float" office:value="5323.43914270954" calcext:value-type="float">
            <text:p>5323.43914270954</text:p>
          </table:table-cell>
          <table:table-cell office:value-type="float" office:value="787158.173860708" calcext:value-type="float">
            <text:p>787158.173860708</text:p>
          </table:table-cell>
          <table:table-cell office:value-type="float" office:value="1.90851833747478" calcext:value-type="float">
            <text:p>1.90851833747478</text:p>
          </table:table-cell>
          <table:table-cell office:value-type="float" office:value="4.40622206200669" calcext:value-type="float">
            <text:p>4.40622206200669</text:p>
          </table:table-cell>
          <table:table-cell office:value-type="float" office:value="0.0097790585129503" calcext:value-type="float">
            <text:p>0.0097790585129503</text:p>
          </table:table-cell>
          <table:table-cell office:value-type="float" office:value="0.00340474488857383" calcext:value-type="float">
            <text:p>0.00340474488857383</text:p>
          </table:table-cell>
          <table:table-cell office:value-type="float" office:value="0.143855284464424" calcext:value-type="float">
            <text:p>0.143855284464424</text:p>
          </table:table-cell>
          <table:table-cell office:value-type="float" office:value="0.00199135088578064" calcext:value-type="float">
            <text:p>0.00199135088578064</text:p>
          </table:table-cell>
          <table:table-cell office:value-type="float" office:value="0.47254705" calcext:value-type="float">
            <text:p>0.47254705</text:p>
          </table:table-cell>
          <table:table-cell office:value-type="float" office:value="0.07241405" calcext:value-type="float">
            <text:p>0.07241405</text:p>
          </table:table-cell>
          <table:table-cell office:value-type="float" office:value="0.27491203" calcext:value-type="float">
            <text:p>0.27491203</text:p>
          </table:table-cell>
          <table:table-cell office:value-type="float" office:value="0.0077567133" calcext:value-type="float">
            <text:p>0.0077567133</text:p>
          </table:table-cell>
          <table:table-cell office:value-type="float" office:value="-0.010240636" calcext:value-type="float">
            <text:p>-0.010240636</text:p>
          </table:table-cell>
          <table:table-cell office:value-type="float" office:value="0" calcext:value-type="float">
            <text:p>0</text:p>
          </table:table-cell>
          <table:table-cell office:value-type="float" office:value="0.12733027" calcext:value-type="float">
            <text:p>0.12733027</text:p>
          </table:table-cell>
          <table:table-cell office:value-type="float" office:value="0.0017679351" calcext:value-type="float">
            <text:p>0.0017679351</text:p>
          </table:table-cell>
          <table:table-cell office:value-type="float" office:value="0.181834587936165" calcext:value-type="float">
            <text:p>0.181834587936165</text:p>
          </table:table-cell>
          <table:table-cell office:value-type="float" office:value="0.0447215045632725" calcext:value-type="float">
            <text:p>0.0447215045632725</text:p>
          </table:table-cell>
          <table:table-cell office:value-type="float" office:value="-0.01744525" calcext:value-type="float">
            <text:p>-0.01744525</text:p>
          </table:table-cell>
          <table:table-cell office:value-type="float" office:value="-74.911835" calcext:value-type="float">
            <text:p>-74.911835</text:p>
          </table:table-cell>
          <table:table-cell office:value-type="float" office:value="1559.3562" calcext:value-type="float">
            <text:p>1559.3562</text:p>
          </table:table-cell>
          <table:table-cell office:value-type="float" office:value="79.12138" calcext:value-type="float">
            <text:p>79.12138</text:p>
          </table:table-cell>
          <table:table-cell office:value-type="float" office:value="414.39743" calcext:value-type="float">
            <text:p>414.39743</text:p>
          </table:table-cell>
          <table:table-cell office:value-type="float" office:value="-40.891678" calcext:value-type="float">
            <text:p>-40.891678</text:p>
          </table:table-cell>
          <table:table-cell office:value-type="float" office:value="267.3816" calcext:value-type="float">
            <text:p>267.3816</text:p>
          </table:table-cell>
          <table:table-cell office:value-type="float" office:value="54.720924" calcext:value-type="float">
            <text:p>54.720924</text:p>
          </table:table-cell>
          <table:table-cell office:value-type="float" office:value="87.753845" calcext:value-type="float">
            <text:p>87.753845</text:p>
          </table:table-cell>
          <table:table-cell office:value-type="float" office:value="-9.688235" calcext:value-type="float">
            <text:p>-9.688235</text:p>
          </table:table-cell>
          <table:table-cell office:value-type="float" office:value="107.39975" calcext:value-type="float">
            <text:p>107.39975</text:p>
          </table:table-cell>
          <table:table-cell office:value-type="float" office:value="37.257725" calcext:value-type="float">
            <text:p>37.257725</text:p>
          </table:table-cell>
          <table:table-cell office:value-type="float" office:value="79.81089" calcext:value-type="float">
            <text:p>79.81089</text:p>
          </table:table-cell>
          <table:table-cell office:value-type="float" office:value="-14.983511" calcext:value-type="float">
            <text:p>-14.983511</text:p>
          </table:table-cell>
          <table:table-cell office:value-type="float" office:value="77.053474" calcext:value-type="float">
            <text:p>77.053474</text:p>
          </table:table-cell>
          <table:table-cell office:value-type="float" office:value="20.934235" calcext:value-type="float">
            <text:p>20.934235</text:p>
          </table:table-cell>
          <table:table-cell office:value-type="float" office:value="69.559296" calcext:value-type="float">
            <text:p>69.559296</text:p>
          </table:table-cell>
          <table:table-cell office:value-type="float" office:value="-17.433067" calcext:value-type="float">
            <text:p>-17.433067</text:p>
          </table:table-cell>
          <table:table-cell office:value-type="float" office:value="55.05752" calcext:value-type="float">
            <text:p>55.05752</text:p>
          </table:table-cell>
          <table:table-cell office:value-type="float" office:value="16.575285" calcext:value-type="float">
            <text:p>16.575285</text:p>
          </table:table-cell>
          <table:table-cell office:value-type="float" office:value="53.28152" calcext:value-type="float">
            <text:p>53.28152</text:p>
          </table:table-cell>
          <table:table-cell office:value-type="float" office:value="-11.098043" calcext:value-type="float">
            <text:p>-11.098043</text:p>
          </table:table-cell>
          <table:table-cell office:value-type="float" office:value="51.210556" calcext:value-type="float">
            <text:p>51.210556</text:p>
          </table:table-cell>
          <table:table-cell office:value-type="float" office:value="15.470942" calcext:value-type="float">
            <text:p>15.470942</text:p>
          </table:table-cell>
          <table:table-cell office:value-type="float" office:value="52.2303" calcext:value-type="float">
            <text:p>52.2303</text:p>
          </table:table-cell>
          <table:table-cell office:value-type="float" office:value="-11.12968" calcext:value-type="float">
            <text:p>-11.12968</text:p>
          </table:table-cell>
          <table:table-cell office:value-type="float" office:value="44.77682" calcext:value-type="float">
            <text:p>44.77682</text:p>
          </table:table-cell>
          <table:table-cell office:value-type="float" office:value="10.475514" calcext:value-type="float">
            <text:p>10.475514</text:p>
          </table:table-cell>
          <table:table-cell office:value-type="float" office:value="62.550755" calcext:value-type="float">
            <text:p>62.550755</text:p>
          </table:table-cell>
          <table:table-cell office:value-type="float" office:value="-6.382457" calcext:value-type="float">
            <text:p>-6.382457</text:p>
          </table:table-cell>
          <table:table-cell office:value-type="float" office:value="44.57465" calcext:value-type="float">
            <text:p>44.57465</text:p>
          </table:table-cell>
          <table:table-cell office:value-type="float" office:value="5.542599" calcext:value-type="float">
            <text:p>5.542599</text:p>
          </table:table-cell>
          <table:table-cell office:value-type="float" office:value="56.505836" calcext:value-type="float">
            <text:p>56.505836</text:p>
          </table:table-cell>
          <table:table-cell office:value-type="float" office:value="-7.292282" calcext:value-type="float">
            <text:p>-7.292282</text:p>
          </table:table-cell>
          <table:table-cell office:value-type="float" office:value="46.062508" calcext:value-type="float">
            <text:p>46.062508</text:p>
          </table:table-cell>
          <table:table-cell office:value-type="float" office:value="2.9142509" calcext:value-type="float">
            <text:p>2.9142509</text:p>
          </table:table-cell>
          <table:table-cell office:value-type="float" office:value="58.19135" calcext:value-type="float">
            <text:p>58.19135</text:p>
          </table:table-cell>
          <table:table-cell office:value-type="float" office:value="-0.57329506" calcext:value-type="float">
            <text:p>-0.57329506</text:p>
          </table:table-cell>
          <table:table-cell office:value-type="float" office:value="58.27591" calcext:value-type="float">
            <text:p>58.27591</text:p>
          </table:table-cell>
          <table:table-cell office:value-type="float" office:value="-2.8404098" calcext:value-type="float">
            <text:p>-2.8404098</text:p>
          </table:table-cell>
          <table:table-cell office:value-type="float" office:value="35.29375" calcext:value-type="float">
            <text:p>35.293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25.wav</text:p>
          </table:table-cell>
          <table:table-cell office:value-type="float" office:value="2384.63495834249" calcext:value-type="float">
            <text:p>2384.63495834249</text:p>
          </table:table-cell>
          <table:table-cell office:value-type="float" office:value="268016.608406852" calcext:value-type="float">
            <text:p>268016.608406852</text:p>
          </table:table-cell>
          <table:table-cell office:value-type="float" office:value="2072.75989953016" calcext:value-type="float">
            <text:p>2072.75989953016</text:p>
          </table:table-cell>
          <table:table-cell office:value-type="float" office:value="118104.200274682" calcext:value-type="float">
            <text:p>118104.200274682</text:p>
          </table:table-cell>
          <table:table-cell office:value-type="float" office:value="19.7207502997803" calcext:value-type="float">
            <text:p>19.7207502997803</text:p>
          </table:table-cell>
          <table:table-cell office:value-type="float" office:value="79.5043162655496" calcext:value-type="float">
            <text:p>79.5043162655496</text:p>
          </table:table-cell>
          <table:table-cell office:value-type="float" office:value="0.008829812" calcext:value-type="float">
            <text:p>0.008829812</text:p>
          </table:table-cell>
          <table:table-cell office:value-type="float" office:value="0.000080067635" calcext:value-type="float">
            <text:p>0.000080067635</text:p>
          </table:table-cell>
          <table:table-cell office:value-type="float" office:value="4584.13250208454" calcext:value-type="float">
            <text:p>4584.13250208454</text:p>
          </table:table-cell>
          <table:table-cell office:value-type="float" office:value="1145523.2824818" calcext:value-type="float">
            <text:p>1145523.2824818</text:p>
          </table:table-cell>
          <table:table-cell office:value-type="float" office:value="1.45760521756852" calcext:value-type="float">
            <text:p>1.45760521756852</text:p>
          </table:table-cell>
          <table:table-cell office:value-type="float" office:value="2.55953085184813" calcext:value-type="float">
            <text:p>2.55953085184813</text:p>
          </table:table-cell>
          <table:table-cell office:value-type="float" office:value="0.0179877820207201" calcext:value-type="float">
            <text:p>0.0179877820207201</text:p>
          </table:table-cell>
          <table:table-cell office:value-type="float" office:value="0.003881093117213" calcext:value-type="float">
            <text:p>0.003881093117213</text:p>
          </table:table-cell>
          <table:table-cell office:value-type="float" office:value="0.126073236900619" calcext:value-type="float">
            <text:p>0.126073236900619</text:p>
          </table:table-cell>
          <table:table-cell office:value-type="float" office:value="0.00201961839554423" calcext:value-type="float">
            <text:p>0.00201961839554423</text:p>
          </table:table-cell>
          <table:table-cell office:value-type="float" office:value="0.46558455" calcext:value-type="float">
            <text:p>0.46558455</text:p>
          </table:table-cell>
          <table:table-cell office:value-type="float" office:value="0.07576716" calcext:value-type="float">
            <text:p>0.07576716</text:p>
          </table:table-cell>
          <table:table-cell office:value-type="float" office:value="0.27464253" calcext:value-type="float">
            <text:p>0.27464253</text:p>
          </table:table-cell>
          <table:table-cell office:value-type="float" office:value="0.007904807" calcext:value-type="float">
            <text:p>0.007904807</text:p>
          </table:table-cell>
          <table:table-cell office:value-type="float" office:value="-0.063870266" calcext:value-type="float">
            <text:p>-0.063870266</text:p>
          </table:table-cell>
          <table:table-cell office:value-type="float" office:value="0" calcext:value-type="float">
            <text:p>0</text:p>
          </table:table-cell>
          <table:table-cell office:value-type="float" office:value="0.10041095" calcext:value-type="float">
            <text:p>0.10041095</text:p>
          </table:table-cell>
          <table:table-cell office:value-type="float" office:value="0.0004973242" calcext:value-type="float">
            <text:p>0.0004973242</text:p>
          </table:table-cell>
          <table:table-cell office:value-type="float" office:value="0.147166606473523" calcext:value-type="float">
            <text:p>0.147166606473523</text:p>
          </table:table-cell>
          <table:table-cell office:value-type="float" office:value="0.033565682625989" calcext:value-type="float">
            <text:p>0.033565682625989</text:p>
          </table:table-cell>
          <table:table-cell office:value-type="float" office:value="-0.08834038" calcext:value-type="float">
            <text:p>-0.08834038</text:p>
          </table:table-cell>
          <table:table-cell office:value-type="float" office:value="-120.14749" calcext:value-type="float">
            <text:p>-120.14749</text:p>
          </table:table-cell>
          <table:table-cell office:value-type="float" office:value="1961.358" calcext:value-type="float">
            <text:p>1961.358</text:p>
          </table:table-cell>
          <table:table-cell office:value-type="float" office:value="91.317215" calcext:value-type="float">
            <text:p>91.317215</text:p>
          </table:table-cell>
          <table:table-cell office:value-type="float" office:value="492.0083" calcext:value-type="float">
            <text:p>492.0083</text:p>
          </table:table-cell>
          <table:table-cell office:value-type="float" office:value="-38.84589" calcext:value-type="float">
            <text:p>-38.84589</text:p>
          </table:table-cell>
          <table:table-cell office:value-type="float" office:value="552.13904" calcext:value-type="float">
            <text:p>552.13904</text:p>
          </table:table-cell>
          <table:table-cell office:value-type="float" office:value="75.0084" calcext:value-type="float">
            <text:p>75.0084</text:p>
          </table:table-cell>
          <table:table-cell office:value-type="float" office:value="212.12389" calcext:value-type="float">
            <text:p>212.12389</text:p>
          </table:table-cell>
          <table:table-cell office:value-type="float" office:value="-3.8132598" calcext:value-type="float">
            <text:p>-3.8132598</text:p>
          </table:table-cell>
          <table:table-cell office:value-type="float" office:value="103.828545" calcext:value-type="float">
            <text:p>103.828545</text:p>
          </table:table-cell>
          <table:table-cell office:value-type="float" office:value="22.665588" calcext:value-type="float">
            <text:p>22.665588</text:p>
          </table:table-cell>
          <table:table-cell office:value-type="float" office:value="107.08065" calcext:value-type="float">
            <text:p>107.08065</text:p>
          </table:table-cell>
          <table:table-cell office:value-type="float" office:value="-8.11944" calcext:value-type="float">
            <text:p>-8.11944</text:p>
          </table:table-cell>
          <table:table-cell office:value-type="float" office:value="84.83688" calcext:value-type="float">
            <text:p>84.83688</text:p>
          </table:table-cell>
          <table:table-cell office:value-type="float" office:value="23.654898" calcext:value-type="float">
            <text:p>23.654898</text:p>
          </table:table-cell>
          <table:table-cell office:value-type="float" office:value="67.21355" calcext:value-type="float">
            <text:p>67.21355</text:p>
          </table:table-cell>
          <table:table-cell office:value-type="float" office:value="-14.6307745" calcext:value-type="float">
            <text:p>-14.6307745</text:p>
          </table:table-cell>
          <table:table-cell office:value-type="float" office:value="43.79946" calcext:value-type="float">
            <text:p>43.79946</text:p>
          </table:table-cell>
          <table:table-cell office:value-type="float" office:value="13.3709755" calcext:value-type="float">
            <text:p>13.3709755</text:p>
          </table:table-cell>
          <table:table-cell office:value-type="float" office:value="65.23465" calcext:value-type="float">
            <text:p>65.23465</text:p>
          </table:table-cell>
          <table:table-cell office:value-type="float" office:value="-9.403305" calcext:value-type="float">
            <text:p>-9.403305</text:p>
          </table:table-cell>
          <table:table-cell office:value-type="float" office:value="45.171955" calcext:value-type="float">
            <text:p>45.171955</text:p>
          </table:table-cell>
          <table:table-cell office:value-type="float" office:value="13.706296" calcext:value-type="float">
            <text:p>13.706296</text:p>
          </table:table-cell>
          <table:table-cell office:value-type="float" office:value="31.926346" calcext:value-type="float">
            <text:p>31.926346</text:p>
          </table:table-cell>
          <table:table-cell office:value-type="float" office:value="-9.315235" calcext:value-type="float">
            <text:p>-9.315235</text:p>
          </table:table-cell>
          <table:table-cell office:value-type="float" office:value="40.156002" calcext:value-type="float">
            <text:p>40.156002</text:p>
          </table:table-cell>
          <table:table-cell office:value-type="float" office:value="3.5922232" calcext:value-type="float">
            <text:p>3.5922232</text:p>
          </table:table-cell>
          <table:table-cell office:value-type="float" office:value="32.63935" calcext:value-type="float">
            <text:p>32.63935</text:p>
          </table:table-cell>
          <table:table-cell office:value-type="float" office:value="-11.855696" calcext:value-type="float">
            <text:p>-11.855696</text:p>
          </table:table-cell>
          <table:table-cell office:value-type="float" office:value="40.10029" calcext:value-type="float">
            <text:p>40.10029</text:p>
          </table:table-cell>
          <table:table-cell office:value-type="float" office:value="1.0299132" calcext:value-type="float">
            <text:p>1.0299132</text:p>
          </table:table-cell>
          <table:table-cell office:value-type="float" office:value="36.190285" calcext:value-type="float">
            <text:p>36.190285</text:p>
          </table:table-cell>
          <table:table-cell office:value-type="float" office:value="-10.711126" calcext:value-type="float">
            <text:p>-10.711126</text:p>
          </table:table-cell>
          <table:table-cell office:value-type="float" office:value="37.51285" calcext:value-type="float">
            <text:p>37.51285</text:p>
          </table:table-cell>
          <table:table-cell office:value-type="float" office:value="-3.2468278" calcext:value-type="float">
            <text:p>-3.2468278</text:p>
          </table:table-cell>
          <table:table-cell office:value-type="float" office:value="37.250072" calcext:value-type="float">
            <text:p>37.250072</text:p>
          </table:table-cell>
          <table:table-cell office:value-type="float" office:value="-3.4659472" calcext:value-type="float">
            <text:p>-3.4659472</text:p>
          </table:table-cell>
          <table:table-cell office:value-type="float" office:value="41.561672" calcext:value-type="float">
            <text:p>41.561672</text:p>
          </table:table-cell>
          <table:table-cell office:value-type="float" office:value="-4.5812964" calcext:value-type="float">
            <text:p>-4.5812964</text:p>
          </table:table-cell>
          <table:table-cell office:value-type="float" office:value="36.271736" calcext:value-type="float">
            <text:p>36.2717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15.wav</text:p>
          </table:table-cell>
          <table:table-cell office:value-type="float" office:value="2986.84392769694" calcext:value-type="float">
            <text:p>2986.84392769694</text:p>
          </table:table-cell>
          <table:table-cell office:value-type="float" office:value="129277.013623567" calcext:value-type="float">
            <text:p>129277.013623567</text:p>
          </table:table-cell>
          <table:table-cell office:value-type="float" office:value="2458.85024520763" calcext:value-type="float">
            <text:p>2458.85024520763</text:p>
          </table:table-cell>
          <table:table-cell office:value-type="float" office:value="27606.0815495082" calcext:value-type="float">
            <text:p>27606.0815495082</text:p>
          </table:table-cell>
          <table:table-cell office:value-type="float" office:value="19.9100022491649" calcext:value-type="float">
            <text:p>19.9100022491649</text:p>
          </table:table-cell>
          <table:table-cell office:value-type="float" office:value="103.620833482343" calcext:value-type="float">
            <text:p>103.620833482343</text:p>
          </table:table-cell>
          <table:table-cell office:value-type="float" office:value="0.02204986" calcext:value-type="float">
            <text:p>0.02204986</text:p>
          </table:table-cell>
          <table:table-cell office:value-type="float" office:value="0.00010689322" calcext:value-type="float">
            <text:p>0.00010689322</text:p>
          </table:table-cell>
          <table:table-cell office:value-type="float" office:value="5817.95339916256" calcext:value-type="float">
            <text:p>5817.95339916256</text:p>
          </table:table-cell>
          <table:table-cell office:value-type="float" office:value="379951.774718041" calcext:value-type="float">
            <text:p>379951.774718041</text:p>
          </table:table-cell>
          <table:table-cell office:value-type="float" office:value="1.76172211403646" calcext:value-type="float">
            <text:p>1.76172211403646</text:p>
          </table:table-cell>
          <table:table-cell office:value-type="float" office:value="3.28043022551597" calcext:value-type="float">
            <text:p>3.28043022551597</text:p>
          </table:table-cell>
          <table:table-cell office:value-type="float" office:value="0.0108846268352483" calcext:value-type="float">
            <text:p>0.0108846268352483</text:p>
          </table:table-cell>
          <table:table-cell office:value-type="float" office:value="0.00516092675288537" calcext:value-type="float">
            <text:p>0.00516092675288537</text:p>
          </table:table-cell>
          <table:table-cell office:value-type="float" office:value="0.169209278929814" calcext:value-type="float">
            <text:p>0.169209278929814</text:p>
          </table:table-cell>
          <table:table-cell office:value-type="float" office:value="0.00129632461528849" calcext:value-type="float">
            <text:p>0.00129632461528849</text:p>
          </table:table-cell>
          <table:table-cell office:value-type="float" office:value="0.4850753" calcext:value-type="float">
            <text:p>0.4850753</text:p>
          </table:table-cell>
          <table:table-cell office:value-type="float" office:value="0.0670486" calcext:value-type="float">
            <text:p>0.0670486</text:p>
          </table:table-cell>
          <table:table-cell office:value-type="float" office:value="0.27481866" calcext:value-type="float">
            <text:p>0.27481866</text:p>
          </table:table-cell>
          <table:table-cell office:value-type="float" office:value="0.007808031" calcext:value-type="float">
            <text:p>0.007808031</text:p>
          </table:table-cell>
          <table:table-cell office:value-type="float" office:value="0.07070653" calcext:value-type="float">
            <text:p>0.07070653</text:p>
          </table:table-cell>
          <table:table-cell office:value-type="float" office:value="0" calcext:value-type="float">
            <text:p>0</text:p>
          </table:table-cell>
          <table:table-cell office:value-type="float" office:value="0.110896595" calcext:value-type="float">
            <text:p>0.110896595</text:p>
          </table:table-cell>
          <table:table-cell office:value-type="float" office:value="0.00018554757" calcext:value-type="float">
            <text:p>0.00018554757</text:p>
          </table:table-cell>
          <table:table-cell office:value-type="float" office:value="0.239062733066038" calcext:value-type="float">
            <text:p>0.239062733066038</text:p>
          </table:table-cell>
          <table:table-cell office:value-type="float" office:value="0.0707231439205409" calcext:value-type="float">
            <text:p>0.0707231439205409</text:p>
          </table:table-cell>
          <table:table-cell office:value-type="float" office:value="-0.0019983246" calcext:value-type="float">
            <text:p>-0.0019983246</text:p>
          </table:table-cell>
          <table:table-cell office:value-type="float" office:value="-76.82907" calcext:value-type="float">
            <text:p>-76.82907</text:p>
          </table:table-cell>
          <table:table-cell office:value-type="float" office:value="530.61633" calcext:value-type="float">
            <text:p>530.61633</text:p>
          </table:table-cell>
          <table:table-cell office:value-type="float" office:value="68.00133" calcext:value-type="float">
            <text:p>68.00133</text:p>
          </table:table-cell>
          <table:table-cell office:value-type="float" office:value="226.61899" calcext:value-type="float">
            <text:p>226.61899</text:p>
          </table:table-cell>
          <table:table-cell office:value-type="float" office:value="-11.254527" calcext:value-type="float">
            <text:p>-11.254527</text:p>
          </table:table-cell>
          <table:table-cell office:value-type="float" office:value="114.512566" calcext:value-type="float">
            <text:p>114.512566</text:p>
          </table:table-cell>
          <table:table-cell office:value-type="float" office:value="76.37179" calcext:value-type="float">
            <text:p>76.37179</text:p>
          </table:table-cell>
          <table:table-cell office:value-type="float" office:value="209.21384" calcext:value-type="float">
            <text:p>209.21384</text:p>
          </table:table-cell>
          <table:table-cell office:value-type="float" office:value="-17.477228" calcext:value-type="float">
            <text:p>-17.477228</text:p>
          </table:table-cell>
          <table:table-cell office:value-type="float" office:value="141.08815" calcext:value-type="float">
            <text:p>141.08815</text:p>
          </table:table-cell>
          <table:table-cell office:value-type="float" office:value="25.34032" calcext:value-type="float">
            <text:p>25.34032</text:p>
          </table:table-cell>
          <table:table-cell office:value-type="float" office:value="60.437645" calcext:value-type="float">
            <text:p>60.437645</text:p>
          </table:table-cell>
          <table:table-cell office:value-type="float" office:value="-17.897217" calcext:value-type="float">
            <text:p>-17.897217</text:p>
          </table:table-cell>
          <table:table-cell office:value-type="float" office:value="67.16713" calcext:value-type="float">
            <text:p>67.16713</text:p>
          </table:table-cell>
          <table:table-cell office:value-type="float" office:value="20.36891" calcext:value-type="float">
            <text:p>20.36891</text:p>
          </table:table-cell>
          <table:table-cell office:value-type="float" office:value="63.165943" calcext:value-type="float">
            <text:p>63.165943</text:p>
          </table:table-cell>
          <table:table-cell office:value-type="float" office:value="-21.417898" calcext:value-type="float">
            <text:p>-21.417898</text:p>
          </table:table-cell>
          <table:table-cell office:value-type="float" office:value="42.43487" calcext:value-type="float">
            <text:p>42.43487</text:p>
          </table:table-cell>
          <table:table-cell office:value-type="float" office:value="14.218315" calcext:value-type="float">
            <text:p>14.218315</text:p>
          </table:table-cell>
          <table:table-cell office:value-type="float" office:value="38.60186" calcext:value-type="float">
            <text:p>38.60186</text:p>
          </table:table-cell>
          <table:table-cell office:value-type="float" office:value="-15.766988" calcext:value-type="float">
            <text:p>-15.766988</text:p>
          </table:table-cell>
          <table:table-cell office:value-type="float" office:value="28.394703" calcext:value-type="float">
            <text:p>28.394703</text:p>
          </table:table-cell>
          <table:table-cell office:value-type="float" office:value="12.519557" calcext:value-type="float">
            <text:p>12.519557</text:p>
          </table:table-cell>
          <table:table-cell office:value-type="float" office:value="21.555391" calcext:value-type="float">
            <text:p>21.555391</text:p>
          </table:table-cell>
          <table:table-cell office:value-type="float" office:value="-18.503286" calcext:value-type="float">
            <text:p>-18.503286</text:p>
          </table:table-cell>
          <table:table-cell office:value-type="float" office:value="29.052912" calcext:value-type="float">
            <text:p>29.052912</text:p>
          </table:table-cell>
          <table:table-cell office:value-type="float" office:value="10.830413" calcext:value-type="float">
            <text:p>10.830413</text:p>
          </table:table-cell>
          <table:table-cell office:value-type="float" office:value="23.086637" calcext:value-type="float">
            <text:p>23.086637</text:p>
          </table:table-cell>
          <table:table-cell office:value-type="float" office:value="-13.70179" calcext:value-type="float">
            <text:p>-13.70179</text:p>
          </table:table-cell>
          <table:table-cell office:value-type="float" office:value="21.210642" calcext:value-type="float">
            <text:p>21.210642</text:p>
          </table:table-cell>
          <table:table-cell office:value-type="float" office:value="4.86767" calcext:value-type="float">
            <text:p>4.86767</text:p>
          </table:table-cell>
          <table:table-cell office:value-type="float" office:value="20.812464" calcext:value-type="float">
            <text:p>20.812464</text:p>
          </table:table-cell>
          <table:table-cell office:value-type="float" office:value="-11.978017" calcext:value-type="float">
            <text:p>-11.978017</text:p>
          </table:table-cell>
          <table:table-cell office:value-type="float" office:value="19.28674" calcext:value-type="float">
            <text:p>19.28674</text:p>
          </table:table-cell>
          <table:table-cell office:value-type="float" office:value="1.642398" calcext:value-type="float">
            <text:p>1.642398</text:p>
          </table:table-cell>
          <table:table-cell office:value-type="float" office:value="21.350145" calcext:value-type="float">
            <text:p>21.350145</text:p>
          </table:table-cell>
          <table:table-cell office:value-type="float" office:value="-7.640708" calcext:value-type="float">
            <text:p>-7.640708</text:p>
          </table:table-cell>
          <table:table-cell office:value-type="float" office:value="24.22555" calcext:value-type="float">
            <text:p>24.22555</text:p>
          </table:table-cell>
          <table:table-cell office:value-type="float" office:value="2.2286708" calcext:value-type="float">
            <text:p>2.2286708</text:p>
          </table:table-cell>
          <table:table-cell office:value-type="float" office:value="19.44655" calcext:value-type="float">
            <text:p>19.446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76.wav</text:p>
          </table:table-cell>
          <table:table-cell office:value-type="float" office:value="2792.60824188418" calcext:value-type="float">
            <text:p>2792.60824188418</text:p>
          </table:table-cell>
          <table:table-cell office:value-type="float" office:value="189145.104670019" calcext:value-type="float">
            <text:p>189145.104670019</text:p>
          </table:table-cell>
          <table:table-cell office:value-type="float" office:value="2250.71280643492" calcext:value-type="float">
            <text:p>2250.71280643492</text:p>
          </table:table-cell>
          <table:table-cell office:value-type="float" office:value="96890.0488419183" calcext:value-type="float">
            <text:p>96890.0488419183</text:p>
          </table:table-cell>
          <table:table-cell office:value-type="float" office:value="20.6404219877173" calcext:value-type="float">
            <text:p>20.6404219877173</text:p>
          </table:table-cell>
          <table:table-cell office:value-type="float" office:value="93.441324250258" calcext:value-type="float">
            <text:p>93.441324250258</text:p>
          </table:table-cell>
          <table:table-cell office:value-type="float" office:value="0.015646782" calcext:value-type="float">
            <text:p>0.015646782</text:p>
          </table:table-cell>
          <table:table-cell office:value-type="float" office:value="0.000112113376" calcext:value-type="float">
            <text:p>0.000112113376</text:p>
          </table:table-cell>
          <table:table-cell office:value-type="float" office:value="5321.34077952799" calcext:value-type="float">
            <text:p>5321.34077952799</text:p>
          </table:table-cell>
          <table:table-cell office:value-type="float" office:value="729279.066568966" calcext:value-type="float">
            <text:p>729279.066568966</text:p>
          </table:table-cell>
          <table:table-cell office:value-type="float" office:value="1.4726706027084" calcext:value-type="float">
            <text:p>1.4726706027084</text:p>
          </table:table-cell>
          <table:table-cell office:value-type="float" office:value="2.70850797197632" calcext:value-type="float">
            <text:p>2.70850797197632</text:p>
          </table:table-cell>
          <table:table-cell office:value-type="float" office:value="0.0139196951798299" calcext:value-type="float">
            <text:p>0.0139196951798299</text:p>
          </table:table-cell>
          <table:table-cell office:value-type="float" office:value="0.00377707998566475" calcext:value-type="float">
            <text:p>0.00377707998566475</text:p>
          </table:table-cell>
          <table:table-cell office:value-type="float" office:value="0.162491540989946" calcext:value-type="float">
            <text:p>0.162491540989946</text:p>
          </table:table-cell>
          <table:table-cell office:value-type="float" office:value="0.0028700806299737" calcext:value-type="float">
            <text:p>0.0028700806299737</text:p>
          </table:table-cell>
          <table:table-cell office:value-type="float" office:value="0.4959846" calcext:value-type="float">
            <text:p>0.4959846</text:p>
          </table:table-cell>
          <table:table-cell office:value-type="float" office:value="0.074442364" calcext:value-type="float">
            <text:p>0.074442364</text:p>
          </table:table-cell>
          <table:table-cell office:value-type="float" office:value="0.27410427" calcext:value-type="float">
            <text:p>0.27410427</text:p>
          </table:table-cell>
          <table:table-cell office:value-type="float" office:value="0.008200171" calcext:value-type="float">
            <text:p>0.008200171</text:p>
          </table:table-cell>
          <table:table-cell office:value-type="float" office:value="-0.013354066" calcext:value-type="float">
            <text:p>-0.013354066</text:p>
          </table:table-cell>
          <table:table-cell office:value-type="float" office:value="0" calcext:value-type="float">
            <text:p>0</text:p>
          </table:table-cell>
          <table:table-cell office:value-type="float" office:value="0.09689618" calcext:value-type="float">
            <text:p>0.09689618</text:p>
          </table:table-cell>
          <table:table-cell office:value-type="float" office:value="0.0014539569" calcext:value-type="float">
            <text:p>0.0014539569</text:p>
          </table:table-cell>
          <table:table-cell office:value-type="float" office:value="0.208480824929039" calcext:value-type="float">
            <text:p>0.208480824929039</text:p>
          </table:table-cell>
          <table:table-cell office:value-type="float" office:value="0.0564275921915627" calcext:value-type="float">
            <text:p>0.0564275921915627</text:p>
          </table:table-cell>
          <table:table-cell office:value-type="float" office:value="-0.020096341" calcext:value-type="float">
            <text:p>-0.020096341</text:p>
          </table:table-cell>
          <table:table-cell office:value-type="float" office:value="-100.889046" calcext:value-type="float">
            <text:p>-100.889046</text:p>
          </table:table-cell>
          <table:table-cell office:value-type="float" office:value="1565.3752" calcext:value-type="float">
            <text:p>1565.3752</text:p>
          </table:table-cell>
          <table:table-cell office:value-type="float" office:value="76.13688" calcext:value-type="float">
            <text:p>76.13688</text:p>
          </table:table-cell>
          <table:table-cell office:value-type="float" office:value="261.25854" calcext:value-type="float">
            <text:p>261.25854</text:p>
          </table:table-cell>
          <table:table-cell office:value-type="float" office:value="-29.544004" calcext:value-type="float">
            <text:p>-29.544004</text:p>
          </table:table-cell>
          <table:table-cell office:value-type="float" office:value="493.90247" calcext:value-type="float">
            <text:p>493.90247</text:p>
          </table:table-cell>
          <table:table-cell office:value-type="float" office:value="69.70981" calcext:value-type="float">
            <text:p>69.70981</text:p>
          </table:table-cell>
          <table:table-cell office:value-type="float" office:value="55.941517" calcext:value-type="float">
            <text:p>55.941517</text:p>
          </table:table-cell>
          <table:table-cell office:value-type="float" office:value="-17.342714" calcext:value-type="float">
            <text:p>-17.342714</text:p>
          </table:table-cell>
          <table:table-cell office:value-type="float" office:value="100.579094" calcext:value-type="float">
            <text:p>100.579094</text:p>
          </table:table-cell>
          <table:table-cell office:value-type="float" office:value="21.39084" calcext:value-type="float">
            <text:p>21.39084</text:p>
          </table:table-cell>
          <table:table-cell office:value-type="float" office:value="107.064026" calcext:value-type="float">
            <text:p>107.064026</text:p>
          </table:table-cell>
          <table:table-cell office:value-type="float" office:value="-12.918475" calcext:value-type="float">
            <text:p>-12.918475</text:p>
          </table:table-cell>
          <table:table-cell office:value-type="float" office:value="53.5245" calcext:value-type="float">
            <text:p>53.5245</text:p>
          </table:table-cell>
          <table:table-cell office:value-type="float" office:value="22.007465" calcext:value-type="float">
            <text:p>22.007465</text:p>
          </table:table-cell>
          <table:table-cell office:value-type="float" office:value="100.84412" calcext:value-type="float">
            <text:p>100.84412</text:p>
          </table:table-cell>
          <table:table-cell office:value-type="float" office:value="-9.841167" calcext:value-type="float">
            <text:p>-9.841167</text:p>
          </table:table-cell>
          <table:table-cell office:value-type="float" office:value="52.701942" calcext:value-type="float">
            <text:p>52.701942</text:p>
          </table:table-cell>
          <table:table-cell office:value-type="float" office:value="18.424643" calcext:value-type="float">
            <text:p>18.424643</text:p>
          </table:table-cell>
          <table:table-cell office:value-type="float" office:value="82.28131" calcext:value-type="float">
            <text:p>82.28131</text:p>
          </table:table-cell>
          <table:table-cell office:value-type="float" office:value="-12.047207" calcext:value-type="float">
            <text:p>-12.047207</text:p>
          </table:table-cell>
          <table:table-cell office:value-type="float" office:value="38.365204" calcext:value-type="float">
            <text:p>38.365204</text:p>
          </table:table-cell>
          <table:table-cell office:value-type="float" office:value="8.983145" calcext:value-type="float">
            <text:p>8.983145</text:p>
          </table:table-cell>
          <table:table-cell office:value-type="float" office:value="78.80534" calcext:value-type="float">
            <text:p>78.80534</text:p>
          </table:table-cell>
          <table:table-cell office:value-type="float" office:value="-20.870852" calcext:value-type="float">
            <text:p>-20.870852</text:p>
          </table:table-cell>
          <table:table-cell office:value-type="float" office:value="26.793745" calcext:value-type="float">
            <text:p>26.793745</text:p>
          </table:table-cell>
          <table:table-cell office:value-type="float" office:value="-2.684189" calcext:value-type="float">
            <text:p>-2.684189</text:p>
          </table:table-cell>
          <table:table-cell office:value-type="float" office:value="46.581764" calcext:value-type="float">
            <text:p>46.581764</text:p>
          </table:table-cell>
          <table:table-cell office:value-type="float" office:value="-9.635389" calcext:value-type="float">
            <text:p>-9.635389</text:p>
          </table:table-cell>
          <table:table-cell office:value-type="float" office:value="29.744196" calcext:value-type="float">
            <text:p>29.744196</text:p>
          </table:table-cell>
          <table:table-cell office:value-type="float" office:value="2.9307482" calcext:value-type="float">
            <text:p>2.9307482</text:p>
          </table:table-cell>
          <table:table-cell office:value-type="float" office:value="43.03803" calcext:value-type="float">
            <text:p>43.03803</text:p>
          </table:table-cell>
          <table:table-cell office:value-type="float" office:value="-7.5031753" calcext:value-type="float">
            <text:p>-7.5031753</text:p>
          </table:table-cell>
          <table:table-cell office:value-type="float" office:value="29.26255" calcext:value-type="float">
            <text:p>29.26255</text:p>
          </table:table-cell>
          <table:table-cell office:value-type="float" office:value="0.53342575" calcext:value-type="float">
            <text:p>0.53342575</text:p>
          </table:table-cell>
          <table:table-cell office:value-type="float" office:value="47.155838" calcext:value-type="float">
            <text:p>47.155838</text:p>
          </table:table-cell>
          <table:table-cell office:value-type="float" office:value="-4.9685674" calcext:value-type="float">
            <text:p>-4.9685674</text:p>
          </table:table-cell>
          <table:table-cell office:value-type="float" office:value="22.66999" calcext:value-type="float">
            <text:p>22.66999</text:p>
          </table:table-cell>
          <table:table-cell office:value-type="float" office:value="-3.1777692" calcext:value-type="float">
            <text:p>-3.1777692</text:p>
          </table:table-cell>
          <table:table-cell office:value-type="float" office:value="40.305508" calcext:value-type="float">
            <text:p>40.3055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70.wav</text:p>
          </table:table-cell>
          <table:table-cell office:value-type="float" office:value="2743.07333984727" calcext:value-type="float">
            <text:p>2743.07333984727</text:p>
          </table:table-cell>
          <table:table-cell office:value-type="float" office:value="486993.160139401" calcext:value-type="float">
            <text:p>486993.160139401</text:p>
          </table:table-cell>
          <table:table-cell office:value-type="float" office:value="2450.87688539109" calcext:value-type="float">
            <text:p>2450.87688539109</text:p>
          </table:table-cell>
          <table:table-cell office:value-type="float" office:value="101180.887559752" calcext:value-type="float">
            <text:p>101180.887559752</text:p>
          </table:table-cell>
          <table:table-cell office:value-type="float" office:value="20.0691229692413" calcext:value-type="float">
            <text:p>20.0691229692413</text:p>
          </table:table-cell>
          <table:table-cell office:value-type="float" office:value="76.4051319021725" calcext:value-type="float">
            <text:p>76.4051319021725</text:p>
          </table:table-cell>
          <table:table-cell office:value-type="float" office:value="0.017483126" calcext:value-type="float">
            <text:p>0.017483126</text:p>
          </table:table-cell>
          <table:table-cell office:value-type="float" office:value="0.00018492393" calcext:value-type="float">
            <text:p>0.00018492393</text:p>
          </table:table-cell>
          <table:table-cell office:value-type="float" office:value="5626.14468532483" calcext:value-type="float">
            <text:p>5626.14468532483</text:p>
          </table:table-cell>
          <table:table-cell office:value-type="float" office:value="1324931.01431631" calcext:value-type="float">
            <text:p>1324931.01431631</text:p>
          </table:table-cell>
          <table:table-cell office:value-type="float" office:value="0.641725305599101" calcext:value-type="float">
            <text:p>0.641725305599101</text:p>
          </table:table-cell>
          <table:table-cell office:value-type="float" office:value="0.66042479712736" calcext:value-type="float">
            <text:p>0.66042479712736</text:p>
          </table:table-cell>
          <table:table-cell office:value-type="float" office:value="-0.00158679633318805" calcext:value-type="float">
            <text:p>-0.00158679633318805</text:p>
          </table:table-cell>
          <table:table-cell office:value-type="float" office:value="0.00312627523704973" calcext:value-type="float">
            <text:p>0.00312627523704973</text:p>
          </table:table-cell>
          <table:table-cell office:value-type="float" office:value="0.142846623042343" calcext:value-type="float">
            <text:p>0.142846623042343</text:p>
          </table:table-cell>
          <table:table-cell office:value-type="float" office:value="0.00386851017039643" calcext:value-type="float">
            <text:p>0.00386851017039643</text:p>
          </table:table-cell>
          <table:table-cell office:value-type="float" office:value="0.414817" calcext:value-type="float">
            <text:p>0.414817</text:p>
          </table:table-cell>
          <table:table-cell office:value-type="float" office:value="0.08965357" calcext:value-type="float">
            <text:p>0.08965357</text:p>
          </table:table-cell>
          <table:table-cell office:value-type="float" office:value="0.2756543" calcext:value-type="float">
            <text:p>0.2756543</text:p>
          </table:table-cell>
          <table:table-cell office:value-type="float" office:value="0.0073480406" calcext:value-type="float">
            <text:p>0.0073480406</text:p>
          </table:table-cell>
          <table:table-cell office:value-type="float" office:value="-0.0055148676" calcext:value-type="float">
            <text:p>-0.0055148676</text:p>
          </table:table-cell>
          <table:table-cell office:value-type="float" office:value="0" calcext:value-type="float">
            <text:p>0</text:p>
          </table:table-cell>
          <table:table-cell office:value-type="float" office:value="0.048833318" calcext:value-type="float">
            <text:p>0.048833318</text:p>
          </table:table-cell>
          <table:table-cell office:value-type="float" office:value="0.00075373467" calcext:value-type="float">
            <text:p>0.00075373467</text:p>
          </table:table-cell>
          <table:table-cell office:value-type="float" office:value="0.167405125227642" calcext:value-type="float">
            <text:p>0.167405125227642</text:p>
          </table:table-cell>
          <table:table-cell office:value-type="float" office:value="0.0411417622476428" calcext:value-type="float">
            <text:p>0.0411417622476428</text:p>
          </table:table-cell>
          <table:table-cell office:value-type="float" office:value="-0.012216717" calcext:value-type="float">
            <text:p>-0.012216717</text:p>
          </table:table-cell>
          <table:table-cell office:value-type="float" office:value="-197.25981" calcext:value-type="float">
            <text:p>-197.25981</text:p>
          </table:table-cell>
          <table:table-cell office:value-type="float" office:value="3899.1663" calcext:value-type="float">
            <text:p>3899.1663</text:p>
          </table:table-cell>
          <table:table-cell office:value-type="float" office:value="74.13584" calcext:value-type="float">
            <text:p>74.13584</text:p>
          </table:table-cell>
          <table:table-cell office:value-type="float" office:value="871.88556" calcext:value-type="float">
            <text:p>871.88556</text:p>
          </table:table-cell>
          <table:table-cell office:value-type="float" office:value="-10.736385" calcext:value-type="float">
            <text:p>-10.736385</text:p>
          </table:table-cell>
          <table:table-cell office:value-type="float" office:value="734.0616" calcext:value-type="float">
            <text:p>734.0616</text:p>
          </table:table-cell>
          <table:table-cell office:value-type="float" office:value="54.705547" calcext:value-type="float">
            <text:p>54.705547</text:p>
          </table:table-cell>
          <table:table-cell office:value-type="float" office:value="246.71245" calcext:value-type="float">
            <text:p>246.71245</text:p>
          </table:table-cell>
          <table:table-cell office:value-type="float" office:value="-7.6014204" calcext:value-type="float">
            <text:p>-7.6014204</text:p>
          </table:table-cell>
          <table:table-cell office:value-type="float" office:value="118.362915" calcext:value-type="float">
            <text:p>118.362915</text:p>
          </table:table-cell>
          <table:table-cell office:value-type="float" office:value="18.409927" calcext:value-type="float">
            <text:p>18.409927</text:p>
          </table:table-cell>
          <table:table-cell office:value-type="float" office:value="171.76682" calcext:value-type="float">
            <text:p>171.76682</text:p>
          </table:table-cell>
          <table:table-cell office:value-type="float" office:value="-18.879755" calcext:value-type="float">
            <text:p>-18.879755</text:p>
          </table:table-cell>
          <table:table-cell office:value-type="float" office:value="80.55489" calcext:value-type="float">
            <text:p>80.55489</text:p>
          </table:table-cell>
          <table:table-cell office:value-type="float" office:value="11.596196" calcext:value-type="float">
            <text:p>11.596196</text:p>
          </table:table-cell>
          <table:table-cell office:value-type="float" office:value="132.85121" calcext:value-type="float">
            <text:p>132.85121</text:p>
          </table:table-cell>
          <table:table-cell office:value-type="float" office:value="-14.562567" calcext:value-type="float">
            <text:p>-14.562567</text:p>
          </table:table-cell>
          <table:table-cell office:value-type="float" office:value="69.610466" calcext:value-type="float">
            <text:p>69.610466</text:p>
          </table:table-cell>
          <table:table-cell office:value-type="float" office:value="18.414227" calcext:value-type="float">
            <text:p>18.414227</text:p>
          </table:table-cell>
          <table:table-cell office:value-type="float" office:value="67.384224" calcext:value-type="float">
            <text:p>67.384224</text:p>
          </table:table-cell>
          <table:table-cell office:value-type="float" office:value="-16.470966" calcext:value-type="float">
            <text:p>-16.470966</text:p>
          </table:table-cell>
          <table:table-cell office:value-type="float" office:value="70.518936" calcext:value-type="float">
            <text:p>70.518936</text:p>
          </table:table-cell>
          <table:table-cell office:value-type="float" office:value="12.570959" calcext:value-type="float">
            <text:p>12.570959</text:p>
          </table:table-cell>
          <table:table-cell office:value-type="float" office:value="63.411186" calcext:value-type="float">
            <text:p>63.411186</text:p>
          </table:table-cell>
          <table:table-cell office:value-type="float" office:value="-10.469237" calcext:value-type="float">
            <text:p>-10.469237</text:p>
          </table:table-cell>
          <table:table-cell office:value-type="float" office:value="64.68327" calcext:value-type="float">
            <text:p>64.68327</text:p>
          </table:table-cell>
          <table:table-cell office:value-type="float" office:value="12.352262" calcext:value-type="float">
            <text:p>12.352262</text:p>
          </table:table-cell>
          <table:table-cell office:value-type="float" office:value="82.30276" calcext:value-type="float">
            <text:p>82.30276</text:p>
          </table:table-cell>
          <table:table-cell office:value-type="float" office:value="-6.2603245" calcext:value-type="float">
            <text:p>-6.2603245</text:p>
          </table:table-cell>
          <table:table-cell office:value-type="float" office:value="54.66028" calcext:value-type="float">
            <text:p>54.66028</text:p>
          </table:table-cell>
          <table:table-cell office:value-type="float" office:value="10.485498" calcext:value-type="float">
            <text:p>10.485498</text:p>
          </table:table-cell>
          <table:table-cell office:value-type="float" office:value="61.323425" calcext:value-type="float">
            <text:p>61.323425</text:p>
          </table:table-cell>
          <table:table-cell office:value-type="float" office:value="-7.064262" calcext:value-type="float">
            <text:p>-7.064262</text:p>
          </table:table-cell>
          <table:table-cell office:value-type="float" office:value="83.75824" calcext:value-type="float">
            <text:p>83.75824</text:p>
          </table:table-cell>
          <table:table-cell office:value-type="float" office:value="3.7278063" calcext:value-type="float">
            <text:p>3.7278063</text:p>
          </table:table-cell>
          <table:table-cell office:value-type="float" office:value="84.54148" calcext:value-type="float">
            <text:p>84.54148</text:p>
          </table:table-cell>
          <table:table-cell office:value-type="float" office:value="-3.2286577" calcext:value-type="float">
            <text:p>-3.2286577</text:p>
          </table:table-cell>
          <table:table-cell office:value-type="float" office:value="70.679" calcext:value-type="float">
            <text:p>70.679</text:p>
          </table:table-cell>
          <table:table-cell office:value-type="float" office:value="0.65804535" calcext:value-type="float">
            <text:p>0.65804535</text:p>
          </table:table-cell>
          <table:table-cell office:value-type="float" office:value="51.398407" calcext:value-type="float">
            <text:p>51.3984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75.wav</text:p>
          </table:table-cell>
          <table:table-cell office:value-type="float" office:value="2068.48341016834" calcext:value-type="float">
            <text:p>2068.48341016834</text:p>
          </table:table-cell>
          <table:table-cell office:value-type="float" office:value="389389.079318917" calcext:value-type="float">
            <text:p>389389.079318917</text:p>
          </table:table-cell>
          <table:table-cell office:value-type="float" office:value="2199.40879678066" calcext:value-type="float">
            <text:p>2199.40879678066</text:p>
          </table:table-cell>
          <table:table-cell office:value-type="float" office:value="155740.009267513" calcext:value-type="float">
            <text:p>155740.009267513</text:p>
          </table:table-cell>
          <table:table-cell office:value-type="float" office:value="20.7341411127708" calcext:value-type="float">
            <text:p>20.7341411127708</text:p>
          </table:table-cell>
          <table:table-cell office:value-type="float" office:value="82.6394242864449" calcext:value-type="float">
            <text:p>82.6394242864449</text:p>
          </table:table-cell>
          <table:table-cell office:value-type="float" office:value="0.011261222" calcext:value-type="float">
            <text:p>0.011261222</text:p>
          </table:table-cell>
          <table:table-cell office:value-type="float" office:value="0.00046828308" calcext:value-type="float">
            <text:p>0.00046828308</text:p>
          </table:table-cell>
          <table:table-cell office:value-type="float" office:value="4439.48699880365" calcext:value-type="float">
            <text:p>4439.48699880365</text:p>
          </table:table-cell>
          <table:table-cell office:value-type="float" office:value="1837919.23846321" calcext:value-type="float">
            <text:p>1837919.23846321</text:p>
          </table:table-cell>
          <table:table-cell office:value-type="float" office:value="3.32624085345298" calcext:value-type="float">
            <text:p>3.32624085345298</text:p>
          </table:table-cell>
          <table:table-cell office:value-type="float" office:value="14.7280193457774" calcext:value-type="float">
            <text:p>14.7280193457774</text:p>
          </table:table-cell>
          <table:table-cell office:value-type="float" office:value="-0.0232707158651403" calcext:value-type="float">
            <text:p>-0.0232707158651403</text:p>
          </table:table-cell>
          <table:table-cell office:value-type="float" office:value="0.012118074622688" calcext:value-type="float">
            <text:p>0.012118074622688</text:p>
          </table:table-cell>
          <table:table-cell office:value-type="float" office:value="0.0888585019093194" calcext:value-type="float">
            <text:p>0.0888585019093194</text:p>
          </table:table-cell>
          <table:table-cell office:value-type="float" office:value="0.00154659248207376" calcext:value-type="float">
            <text:p>0.00154659248207376</text:p>
          </table:table-cell>
          <table:table-cell office:value-type="float" office:value="0.44850183" calcext:value-type="float">
            <text:p>0.44850183</text:p>
          </table:table-cell>
          <table:table-cell office:value-type="float" office:value="0.07651428" calcext:value-type="float">
            <text:p>0.07651428</text:p>
          </table:table-cell>
          <table:table-cell office:value-type="float" office:value="0.25049585" calcext:value-type="float">
            <text:p>0.25049585</text:p>
          </table:table-cell>
          <table:table-cell office:value-type="float" office:value="0.02058516" calcext:value-type="float">
            <text:p>0.02058516</text:p>
          </table:table-cell>
          <table:table-cell office:value-type="float" office:value="0.013565436" calcext:value-type="float">
            <text:p>0.013565436</text:p>
          </table:table-cell>
          <table:table-cell office:value-type="float" office:value="0" calcext:value-type="float">
            <text:p>0</text:p>
          </table:table-cell>
          <table:table-cell office:value-type="float" office:value="0.24464075" calcext:value-type="float">
            <text:p>0.24464075</text:p>
          </table:table-cell>
          <table:table-cell office:value-type="float" office:value="0.0066028456" calcext:value-type="float">
            <text:p>0.0066028456</text:p>
          </table:table-cell>
          <table:table-cell office:value-type="float" office:value="0.173028253598125" calcext:value-type="float">
            <text:p>0.173028253598125</text:p>
          </table:table-cell>
          <table:table-cell office:value-type="float" office:value="0.0409868423904736" calcext:value-type="float">
            <text:p>0.0409868423904736</text:p>
          </table:table-cell>
          <table:table-cell office:value-type="float" office:value="0.06423559" calcext:value-type="float">
            <text:p>0.06423559</text:p>
          </table:table-cell>
          <table:table-cell office:value-type="float" office:value="-40.49335" calcext:value-type="float">
            <text:p>-40.49335</text:p>
          </table:table-cell>
          <table:table-cell office:value-type="float" office:value="3283.641" calcext:value-type="float">
            <text:p>3283.641</text:p>
          </table:table-cell>
          <table:table-cell office:value-type="float" office:value="105.29485" calcext:value-type="float">
            <text:p>105.29485</text:p>
          </table:table-cell>
          <table:table-cell office:value-type="float" office:value="599.38837" calcext:value-type="float">
            <text:p>599.38837</text:p>
          </table:table-cell>
          <table:table-cell office:value-type="float" office:value="-14.107663" calcext:value-type="float">
            <text:p>-14.107663</text:p>
          </table:table-cell>
          <table:table-cell office:value-type="float" office:value="475.57043" calcext:value-type="float">
            <text:p>475.57043</text:p>
          </table:table-cell>
          <table:table-cell office:value-type="float" office:value="54.843636" calcext:value-type="float">
            <text:p>54.843636</text:p>
          </table:table-cell>
          <table:table-cell office:value-type="float" office:value="156.12857" calcext:value-type="float">
            <text:p>156.12857</text:p>
          </table:table-cell>
          <table:table-cell office:value-type="float" office:value="-1.1911925" calcext:value-type="float">
            <text:p>-1.1911925</text:p>
          </table:table-cell>
          <table:table-cell office:value-type="float" office:value="120.50383" calcext:value-type="float">
            <text:p>120.50383</text:p>
          </table:table-cell>
          <table:table-cell office:value-type="float" office:value="20.077198" calcext:value-type="float">
            <text:p>20.077198</text:p>
          </table:table-cell>
          <table:table-cell office:value-type="float" office:value="120.553024" calcext:value-type="float">
            <text:p>120.553024</text:p>
          </table:table-cell>
          <table:table-cell office:value-type="float" office:value="-11.698835" calcext:value-type="float">
            <text:p>-11.698835</text:p>
          </table:table-cell>
          <table:table-cell office:value-type="float" office:value="71.48138" calcext:value-type="float">
            <text:p>71.48138</text:p>
          </table:table-cell>
          <table:table-cell office:value-type="float" office:value="22.175388" calcext:value-type="float">
            <text:p>22.175388</text:p>
          </table:table-cell>
          <table:table-cell office:value-type="float" office:value="111.66672" calcext:value-type="float">
            <text:p>111.66672</text:p>
          </table:table-cell>
          <table:table-cell office:value-type="float" office:value="-10.231946" calcext:value-type="float">
            <text:p>-10.231946</text:p>
          </table:table-cell>
          <table:table-cell office:value-type="float" office:value="46.1762" calcext:value-type="float">
            <text:p>46.1762</text:p>
          </table:table-cell>
          <table:table-cell office:value-type="float" office:value="14.189074" calcext:value-type="float">
            <text:p>14.189074</text:p>
          </table:table-cell>
          <table:table-cell office:value-type="float" office:value="63.104324" calcext:value-type="float">
            <text:p>63.104324</text:p>
          </table:table-cell>
          <table:table-cell office:value-type="float" office:value="-6.91101" calcext:value-type="float">
            <text:p>-6.91101</text:p>
          </table:table-cell>
          <table:table-cell office:value-type="float" office:value="51.075817" calcext:value-type="float">
            <text:p>51.075817</text:p>
          </table:table-cell>
          <table:table-cell office:value-type="float" office:value="13.343559" calcext:value-type="float">
            <text:p>13.343559</text:p>
          </table:table-cell>
          <table:table-cell office:value-type="float" office:value="40.46585" calcext:value-type="float">
            <text:p>40.46585</text:p>
          </table:table-cell>
          <table:table-cell office:value-type="float" office:value="-9.252238" calcext:value-type="float">
            <text:p>-9.252238</text:p>
          </table:table-cell>
          <table:table-cell office:value-type="float" office:value="41.153988" calcext:value-type="float">
            <text:p>41.153988</text:p>
          </table:table-cell>
          <table:table-cell office:value-type="float" office:value="6.9309835" calcext:value-type="float">
            <text:p>6.9309835</text:p>
          </table:table-cell>
          <table:table-cell office:value-type="float" office:value="39.418133" calcext:value-type="float">
            <text:p>39.418133</text:p>
          </table:table-cell>
          <table:table-cell office:value-type="float" office:value="-4.3974" calcext:value-type="float">
            <text:p>-4.3974</text:p>
          </table:table-cell>
          <table:table-cell office:value-type="float" office:value="36.510796" calcext:value-type="float">
            <text:p>36.510796</text:p>
          </table:table-cell>
          <table:table-cell office:value-type="float" office:value="7.8008704" calcext:value-type="float">
            <text:p>7.8008704</text:p>
          </table:table-cell>
          <table:table-cell office:value-type="float" office:value="29.868513" calcext:value-type="float">
            <text:p>29.868513</text:p>
          </table:table-cell>
          <table:table-cell office:value-type="float" office:value="-7.6258655" calcext:value-type="float">
            <text:p>-7.6258655</text:p>
          </table:table-cell>
          <table:table-cell office:value-type="float" office:value="32.46686" calcext:value-type="float">
            <text:p>32.46686</text:p>
          </table:table-cell>
          <table:table-cell office:value-type="float" office:value="0.6548434" calcext:value-type="float">
            <text:p>0.6548434</text:p>
          </table:table-cell>
          <table:table-cell office:value-type="float" office:value="29.799782" calcext:value-type="float">
            <text:p>29.799782</text:p>
          </table:table-cell>
          <table:table-cell office:value-type="float" office:value="-3.9704366" calcext:value-type="float">
            <text:p>-3.9704366</text:p>
          </table:table-cell>
          <table:table-cell office:value-type="float" office:value="31.562853" calcext:value-type="float">
            <text:p>31.562853</text:p>
          </table:table-cell>
          <table:table-cell office:value-type="float" office:value="-0.005305669" calcext:value-type="float">
            <text:p>-0.005305669</text:p>
          </table:table-cell>
          <table:table-cell office:value-type="float" office:value="28.072357" calcext:value-type="float">
            <text:p>28.0723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39.wav</text:p>
          </table:table-cell>
          <table:table-cell office:value-type="float" office:value="2098.94628136398" calcext:value-type="float">
            <text:p>2098.94628136398</text:p>
          </table:table-cell>
          <table:table-cell office:value-type="float" office:value="332710.391077329" calcext:value-type="float">
            <text:p>332710.391077329</text:p>
          </table:table-cell>
          <table:table-cell office:value-type="float" office:value="2062.90677952467" calcext:value-type="float">
            <text:p>2062.90677952467</text:p>
          </table:table-cell>
          <table:table-cell office:value-type="float" office:value="135548.039428082" calcext:value-type="float">
            <text:p>135548.039428082</text:p>
          </table:table-cell>
          <table:table-cell office:value-type="float" office:value="21.4208333019361" calcext:value-type="float">
            <text:p>21.4208333019361</text:p>
          </table:table-cell>
          <table:table-cell office:value-type="float" office:value="72.4863763654697" calcext:value-type="float">
            <text:p>72.4863763654697</text:p>
          </table:table-cell>
          <table:table-cell office:value-type="float" office:value="0.004716229" calcext:value-type="float">
            <text:p>0.004716229</text:p>
          </table:table-cell>
          <table:table-cell office:value-type="float" office:value="0.000017211276" calcext:value-type="float">
            <text:p>0.000017211276</text:p>
          </table:table-cell>
          <table:table-cell office:value-type="float" office:value="4449.61243383846" calcext:value-type="float">
            <text:p>4449.61243383846</text:p>
          </table:table-cell>
          <table:table-cell office:value-type="float" office:value="1165933.72250825" calcext:value-type="float">
            <text:p>1165933.72250825</text:p>
          </table:table-cell>
          <table:table-cell office:value-type="float" office:value="1.88249544884943" calcext:value-type="float">
            <text:p>1.88249544884943</text:p>
          </table:table-cell>
          <table:table-cell office:value-type="float" office:value="4.24254114792793" calcext:value-type="float">
            <text:p>4.24254114792793</text:p>
          </table:table-cell>
          <table:table-cell office:value-type="float" office:value="-0.00165827157440891" calcext:value-type="float">
            <text:p>-0.00165827157440891</text:p>
          </table:table-cell>
          <table:table-cell office:value-type="float" office:value="0.0230435490391537" calcext:value-type="float">
            <text:p>0.0230435490391537</text:p>
          </table:table-cell>
          <table:table-cell office:value-type="float" office:value="0.0882346499178268" calcext:value-type="float">
            <text:p>0.0882346499178268</text:p>
          </table:table-cell>
          <table:table-cell office:value-type="float" office:value="0.00161957042733148" calcext:value-type="float">
            <text:p>0.00161957042733148</text:p>
          </table:table-cell>
          <table:table-cell office:value-type="float" office:value="0.379388" calcext:value-type="float">
            <text:p>0.379388</text:p>
          </table:table-cell>
          <table:table-cell office:value-type="float" office:value="0.08456952" calcext:value-type="float">
            <text:p>0.08456952</text:p>
          </table:table-cell>
          <table:table-cell office:value-type="float" office:value="0.22075461" calcext:value-type="float">
            <text:p>0.22075461</text:p>
          </table:table-cell>
          <table:table-cell office:value-type="float" office:value="0.03460074" calcext:value-type="float">
            <text:p>0.03460074</text:p>
          </table:table-cell>
          <table:table-cell office:value-type="float" office:value="-0.05118187" calcext:value-type="float">
            <text:p>-0.05118187</text:p>
          </table:table-cell>
          <table:table-cell office:value-type="float" office:value="0" calcext:value-type="float">
            <text:p>0</text:p>
          </table:table-cell>
          <table:table-cell office:value-type="float" office:value="0.15425298" calcext:value-type="float">
            <text:p>0.15425298</text:p>
          </table:table-cell>
          <table:table-cell office:value-type="float" office:value="0.003380276" calcext:value-type="float">
            <text:p>0.003380276</text:p>
          </table:table-cell>
          <table:table-cell office:value-type="float" office:value="0.22081606181709" calcext:value-type="float">
            <text:p>0.22081606181709</text:p>
          </table:table-cell>
          <table:table-cell office:value-type="float" office:value="0.0639097575262657" calcext:value-type="float">
            <text:p>0.0639097575262657</text:p>
          </table:table-cell>
          <table:table-cell office:value-type="float" office:value="-0.031925302" calcext:value-type="float">
            <text:p>-0.031925302</text:p>
          </table:table-cell>
          <table:table-cell office:value-type="float" office:value="-99.87088" calcext:value-type="float">
            <text:p>-99.87088</text:p>
          </table:table-cell>
          <table:table-cell office:value-type="float" office:value="3835.8481" calcext:value-type="float">
            <text:p>3835.8481</text:p>
          </table:table-cell>
          <table:table-cell office:value-type="float" office:value="102.13179" calcext:value-type="float">
            <text:p>102.13179</text:p>
          </table:table-cell>
          <table:table-cell office:value-type="float" office:value="672.2253" calcext:value-type="float">
            <text:p>672.2253</text:p>
          </table:table-cell>
          <table:table-cell office:value-type="float" office:value="-23.61975" calcext:value-type="float">
            <text:p>-23.61975</text:p>
          </table:table-cell>
          <table:table-cell office:value-type="float" office:value="136.22112" calcext:value-type="float">
            <text:p>136.22112</text:p>
          </table:table-cell>
          <table:table-cell office:value-type="float" office:value="63.055237" calcext:value-type="float">
            <text:p>63.055237</text:p>
          </table:table-cell>
          <table:table-cell office:value-type="float" office:value="252.30083" calcext:value-type="float">
            <text:p>252.30083</text:p>
          </table:table-cell>
          <table:table-cell office:value-type="float" office:value="-8.763341" calcext:value-type="float">
            <text:p>-8.763341</text:p>
          </table:table-cell>
          <table:table-cell office:value-type="float" office:value="310.97815" calcext:value-type="float">
            <text:p>310.97815</text:p>
          </table:table-cell>
          <table:table-cell office:value-type="float" office:value="30.725077" calcext:value-type="float">
            <text:p>30.725077</text:p>
          </table:table-cell>
          <table:table-cell office:value-type="float" office:value="123.34634" calcext:value-type="float">
            <text:p>123.34634</text:p>
          </table:table-cell>
          <table:table-cell office:value-type="float" office:value="-9.637298" calcext:value-type="float">
            <text:p>-9.637298</text:p>
          </table:table-cell>
          <table:table-cell office:value-type="float" office:value="81.423004" calcext:value-type="float">
            <text:p>81.423004</text:p>
          </table:table-cell>
          <table:table-cell office:value-type="float" office:value="14.158516" calcext:value-type="float">
            <text:p>14.158516</text:p>
          </table:table-cell>
          <table:table-cell office:value-type="float" office:value="54.54819" calcext:value-type="float">
            <text:p>54.54819</text:p>
          </table:table-cell>
          <table:table-cell office:value-type="float" office:value="0.38010982" calcext:value-type="float">
            <text:p>0.38010982</text:p>
          </table:table-cell>
          <table:table-cell office:value-type="float" office:value="57.40993" calcext:value-type="float">
            <text:p>57.40993</text:p>
          </table:table-cell>
          <table:table-cell office:value-type="float" office:value="13.219311" calcext:value-type="float">
            <text:p>13.219311</text:p>
          </table:table-cell>
          <table:table-cell office:value-type="float" office:value="37.643253" calcext:value-type="float">
            <text:p>37.643253</text:p>
          </table:table-cell>
          <table:table-cell office:value-type="float" office:value="-10.086185" calcext:value-type="float">
            <text:p>-10.086185</text:p>
          </table:table-cell>
          <table:table-cell office:value-type="float" office:value="79.56887" calcext:value-type="float">
            <text:p>79.56887</text:p>
          </table:table-cell>
          <table:table-cell office:value-type="float" office:value="9.18603" calcext:value-type="float">
            <text:p>9.18603</text:p>
          </table:table-cell>
          <table:table-cell office:value-type="float" office:value="49.365147" calcext:value-type="float">
            <text:p>49.365147</text:p>
          </table:table-cell>
          <table:table-cell office:value-type="float" office:value="-4.92889" calcext:value-type="float">
            <text:p>-4.92889</text:p>
          </table:table-cell>
          <table:table-cell office:value-type="float" office:value="37.866295" calcext:value-type="float">
            <text:p>37.866295</text:p>
          </table:table-cell>
          <table:table-cell office:value-type="float" office:value="2.3070965" calcext:value-type="float">
            <text:p>2.3070965</text:p>
          </table:table-cell>
          <table:table-cell office:value-type="float" office:value="34.80485" calcext:value-type="float">
            <text:p>34.80485</text:p>
          </table:table-cell>
          <table:table-cell office:value-type="float" office:value="-7.1828656" calcext:value-type="float">
            <text:p>-7.1828656</text:p>
          </table:table-cell>
          <table:table-cell office:value-type="float" office:value="42.97455" calcext:value-type="float">
            <text:p>42.97455</text:p>
          </table:table-cell>
          <table:table-cell office:value-type="float" office:value="-1.0955772" calcext:value-type="float">
            <text:p>-1.0955772</text:p>
          </table:table-cell>
          <table:table-cell office:value-type="float" office:value="25.242126" calcext:value-type="float">
            <text:p>25.242126</text:p>
          </table:table-cell>
          <table:table-cell office:value-type="float" office:value="-4.927688" calcext:value-type="float">
            <text:p>-4.927688</text:p>
          </table:table-cell>
          <table:table-cell office:value-type="float" office:value="31.523346" calcext:value-type="float">
            <text:p>31.523346</text:p>
          </table:table-cell>
          <table:table-cell office:value-type="float" office:value="6.319269" calcext:value-type="float">
            <text:p>6.319269</text:p>
          </table:table-cell>
          <table:table-cell office:value-type="float" office:value="38.2924" calcext:value-type="float">
            <text:p>38.2924</text:p>
          </table:table-cell>
          <table:table-cell office:value-type="float" office:value="-5.0514464" calcext:value-type="float">
            <text:p>-5.0514464</text:p>
          </table:table-cell>
          <table:table-cell office:value-type="float" office:value="36.24905" calcext:value-type="float">
            <text:p>36.24905</text:p>
          </table:table-cell>
          <table:table-cell office:value-type="float" office:value="-9.290357" calcext:value-type="float">
            <text:p>-9.290357</text:p>
          </table:table-cell>
          <table:table-cell office:value-type="float" office:value="32.083817" calcext:value-type="float">
            <text:p>32.0838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74.wav</text:p>
          </table:table-cell>
          <table:table-cell office:value-type="float" office:value="2725.31110269629" calcext:value-type="float">
            <text:p>2725.31110269629</text:p>
          </table:table-cell>
          <table:table-cell office:value-type="float" office:value="376564.599581726" calcext:value-type="float">
            <text:p>376564.599581726</text:p>
          </table:table-cell>
          <table:table-cell office:value-type="float" office:value="2400.10159310321" calcext:value-type="float">
            <text:p>2400.10159310321</text:p>
          </table:table-cell>
          <table:table-cell office:value-type="float" office:value="74766.6045952699" calcext:value-type="float">
            <text:p>74766.6045952699</text:p>
          </table:table-cell>
          <table:table-cell office:value-type="float" office:value="19.3612210787231" calcext:value-type="float">
            <text:p>19.3612210787231</text:p>
          </table:table-cell>
          <table:table-cell office:value-type="float" office:value="73.5050423524498" calcext:value-type="float">
            <text:p>73.5050423524498</text:p>
          </table:table-cell>
          <table:table-cell office:value-type="float" office:value="0.014929129" calcext:value-type="float">
            <text:p>0.014929129</text:p>
          </table:table-cell>
          <table:table-cell office:value-type="float" office:value="0.00013758377" calcext:value-type="float">
            <text:p>0.00013758377</text:p>
          </table:table-cell>
          <table:table-cell office:value-type="float" office:value="5496.87885187065" calcext:value-type="float">
            <text:p>5496.87885187065</text:p>
          </table:table-cell>
          <table:table-cell office:value-type="float" office:value="841843.366309373" calcext:value-type="float">
            <text:p>841843.366309373</text:p>
          </table:table-cell>
          <table:table-cell office:value-type="float" office:value="0.563075152193111" calcext:value-type="float">
            <text:p>0.563075152193111</text:p>
          </table:table-cell>
          <table:table-cell office:value-type="float" office:value="0.376307833391002" calcext:value-type="float">
            <text:p>0.376307833391002</text:p>
          </table:table-cell>
          <table:table-cell office:value-type="float" office:value="-0.0294652891362758" calcext:value-type="float">
            <text:p>-0.0294652891362758</text:p>
          </table:table-cell>
          <table:table-cell office:value-type="float" office:value="0.00744085278064459" calcext:value-type="float">
            <text:p>0.00744085278064459</text:p>
          </table:table-cell>
          <table:table-cell office:value-type="float" office:value="0.13498352003577" calcext:value-type="float">
            <text:p>0.13498352003577</text:p>
          </table:table-cell>
          <table:table-cell office:value-type="float" office:value="0.00335151791744199" calcext:value-type="float">
            <text:p>0.00335151791744199</text:p>
          </table:table-cell>
          <table:table-cell office:value-type="float" office:value="0.48359475" calcext:value-type="float">
            <text:p>0.48359475</text:p>
          </table:table-cell>
          <table:table-cell office:value-type="float" office:value="0.0760262" calcext:value-type="float">
            <text:p>0.0760262</text:p>
          </table:table-cell>
          <table:table-cell office:value-type="float" office:value="0.25878212" calcext:value-type="float">
            <text:p>0.25878212</text:p>
          </table:table-cell>
          <table:table-cell office:value-type="float" office:value="0.016365161" calcext:value-type="float">
            <text:p>0.016365161</text:p>
          </table:table-cell>
          <table:table-cell office:value-type="float" office:value="-0.00022866504" calcext:value-type="float">
            <text:p>-0.00022866504</text:p>
          </table:table-cell>
          <table:table-cell office:value-type="float" office:value="0" calcext:value-type="float">
            <text:p>0</text:p>
          </table:table-cell>
          <table:table-cell office:value-type="float" office:value="0.0408314" calcext:value-type="float">
            <text:p>0.0408314</text:p>
          </table:table-cell>
          <table:table-cell office:value-type="float" office:value="0.00007890679" calcext:value-type="float">
            <text:p>0.00007890679</text:p>
          </table:table-cell>
          <table:table-cell office:value-type="float" office:value="0.168309432624255" calcext:value-type="float">
            <text:p>0.168309432624255</text:p>
          </table:table-cell>
          <table:table-cell office:value-type="float" office:value="0.0387960443753053" calcext:value-type="float">
            <text:p>0.0387960443753053</text:p>
          </table:table-cell>
          <table:table-cell office:value-type="float" office:value="-0.0024122838" calcext:value-type="float">
            <text:p>-0.0024122838</text:p>
          </table:table-cell>
          <table:table-cell office:value-type="float" office:value="-201.1977" calcext:value-type="float">
            <text:p>-201.1977</text:p>
          </table:table-cell>
          <table:table-cell office:value-type="float" office:value="1525.8822" calcext:value-type="float">
            <text:p>1525.8822</text:p>
          </table:table-cell>
          <table:table-cell office:value-type="float" office:value="76.78211" calcext:value-type="float">
            <text:p>76.78211</text:p>
          </table:table-cell>
          <table:table-cell office:value-type="float" office:value="510.63303" calcext:value-type="float">
            <text:p>510.63303</text:p>
          </table:table-cell>
          <table:table-cell office:value-type="float" office:value="-14.798453" calcext:value-type="float">
            <text:p>-14.798453</text:p>
          </table:table-cell>
          <table:table-cell office:value-type="float" office:value="256.05222" calcext:value-type="float">
            <text:p>256.05222</text:p>
          </table:table-cell>
          <table:table-cell office:value-type="float" office:value="68.737755" calcext:value-type="float">
            <text:p>68.737755</text:p>
          </table:table-cell>
          <table:table-cell office:value-type="float" office:value="282.65378" calcext:value-type="float">
            <text:p>282.65378</text:p>
          </table:table-cell>
          <table:table-cell office:value-type="float" office:value="-12.944738" calcext:value-type="float">
            <text:p>-12.944738</text:p>
          </table:table-cell>
          <table:table-cell office:value-type="float" office:value="105.064896" calcext:value-type="float">
            <text:p>105.064896</text:p>
          </table:table-cell>
          <table:table-cell office:value-type="float" office:value="36.95659" calcext:value-type="float">
            <text:p>36.95659</text:p>
          </table:table-cell>
          <table:table-cell office:value-type="float" office:value="91.021454" calcext:value-type="float">
            <text:p>91.021454</text:p>
          </table:table-cell>
          <table:table-cell office:value-type="float" office:value="-10.983901" calcext:value-type="float">
            <text:p>-10.983901</text:p>
          </table:table-cell>
          <table:table-cell office:value-type="float" office:value="89.81788" calcext:value-type="float">
            <text:p>89.81788</text:p>
          </table:table-cell>
          <table:table-cell office:value-type="float" office:value="23.68839" calcext:value-type="float">
            <text:p>23.68839</text:p>
          </table:table-cell>
          <table:table-cell office:value-type="float" office:value="84.61322" calcext:value-type="float">
            <text:p>84.61322</text:p>
          </table:table-cell>
          <table:table-cell office:value-type="float" office:value="-12.268321" calcext:value-type="float">
            <text:p>-12.268321</text:p>
          </table:table-cell>
          <table:table-cell office:value-type="float" office:value="65.95648" calcext:value-type="float">
            <text:p>65.95648</text:p>
          </table:table-cell>
          <table:table-cell office:value-type="float" office:value="16.671509" calcext:value-type="float">
            <text:p>16.671509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-11.074647" calcext:value-type="float">
            <text:p>-11.074647</text:p>
          </table:table-cell>
          <table:table-cell office:value-type="float" office:value="67.6517" calcext:value-type="float">
            <text:p>67.6517</text:p>
          </table:table-cell>
          <table:table-cell office:value-type="float" office:value="15.571094" calcext:value-type="float">
            <text:p>15.571094</text:p>
          </table:table-cell>
          <table:table-cell office:value-type="float" office:value="41.857162" calcext:value-type="float">
            <text:p>41.857162</text:p>
          </table:table-cell>
          <table:table-cell office:value-type="float" office:value="-11.184892" calcext:value-type="float">
            <text:p>-11.184892</text:p>
          </table:table-cell>
          <table:table-cell office:value-type="float" office:value="28.657415" calcext:value-type="float">
            <text:p>28.657415</text:p>
          </table:table-cell>
          <table:table-cell office:value-type="float" office:value="10.576072" calcext:value-type="float">
            <text:p>10.576072</text:p>
          </table:table-cell>
          <table:table-cell office:value-type="float" office:value="39.530666" calcext:value-type="float">
            <text:p>39.530666</text:p>
          </table:table-cell>
          <table:table-cell office:value-type="float" office:value="-3.8928413" calcext:value-type="float">
            <text:p>-3.8928413</text:p>
          </table:table-cell>
          <table:table-cell office:value-type="float" office:value="41.451942" calcext:value-type="float">
            <text:p>41.451942</text:p>
          </table:table-cell>
          <table:table-cell office:value-type="float" office:value="7.0756917" calcext:value-type="float">
            <text:p>7.0756917</text:p>
          </table:table-cell>
          <table:table-cell office:value-type="float" office:value="32.141117" calcext:value-type="float">
            <text:p>32.141117</text:p>
          </table:table-cell>
          <table:table-cell office:value-type="float" office:value="-9.829377" calcext:value-type="float">
            <text:p>-9.829377</text:p>
          </table:table-cell>
          <table:table-cell office:value-type="float" office:value="35.317856" calcext:value-type="float">
            <text:p>35.317856</text:p>
          </table:table-cell>
          <table:table-cell office:value-type="float" office:value="2.664597" calcext:value-type="float">
            <text:p>2.664597</text:p>
          </table:table-cell>
          <table:table-cell office:value-type="float" office:value="32.65039" calcext:value-type="float">
            <text:p>32.65039</text:p>
          </table:table-cell>
          <table:table-cell office:value-type="float" office:value="-8.994469" calcext:value-type="float">
            <text:p>-8.994469</text:p>
          </table:table-cell>
          <table:table-cell office:value-type="float" office:value="37.95969" calcext:value-type="float">
            <text:p>37.95969</text:p>
          </table:table-cell>
          <table:table-cell office:value-type="float" office:value="-2.2220018" calcext:value-type="float">
            <text:p>-2.2220018</text:p>
          </table:table-cell>
          <table:table-cell office:value-type="float" office:value="29.06895" calcext:value-type="float">
            <text:p>29.068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37.wav</text:p>
          </table:table-cell>
          <table:table-cell office:value-type="float" office:value="2292.54978658134" calcext:value-type="float">
            <text:p>2292.54978658134</text:p>
          </table:table-cell>
          <table:table-cell office:value-type="float" office:value="175748.502949046" calcext:value-type="float">
            <text:p>175748.502949046</text:p>
          </table:table-cell>
          <table:table-cell office:value-type="float" office:value="2149.44074928614" calcext:value-type="float">
            <text:p>2149.44074928614</text:p>
          </table:table-cell>
          <table:table-cell office:value-type="float" office:value="44392.822719105" calcext:value-type="float">
            <text:p>44392.822719105</text:p>
          </table:table-cell>
          <table:table-cell office:value-type="float" office:value="20.6779141646388" calcext:value-type="float">
            <text:p>20.6779141646388</text:p>
          </table:table-cell>
          <table:table-cell office:value-type="float" office:value="87.3533552037532" calcext:value-type="float">
            <text:p>87.3533552037532</text:p>
          </table:table-cell>
          <table:table-cell office:value-type="float" office:value="0.010154412" calcext:value-type="float">
            <text:p>0.010154412</text:p>
          </table:table-cell>
          <table:table-cell office:value-type="float" office:value="0.00006375649" calcext:value-type="float">
            <text:p>0.00006375649</text:p>
          </table:table-cell>
          <table:table-cell office:value-type="float" office:value="4820.37322360789" calcext:value-type="float">
            <text:p>4820.37322360789</text:p>
          </table:table-cell>
          <table:table-cell office:value-type="float" office:value="561128.247746293" calcext:value-type="float">
            <text:p>561128.247746293</text:p>
          </table:table-cell>
          <table:table-cell office:value-type="float" office:value="1.81500539213377" calcext:value-type="float">
            <text:p>1.81500539213377</text:p>
          </table:table-cell>
          <table:table-cell office:value-type="float" office:value="3.50269436655876" calcext:value-type="float">
            <text:p>3.50269436655876</text:p>
          </table:table-cell>
          <table:table-cell office:value-type="float" office:value="-0.0202238856378425" calcext:value-type="float">
            <text:p>-0.0202238856378425</text:p>
          </table:table-cell>
          <table:table-cell office:value-type="float" office:value="0.00583559355359075" calcext:value-type="float">
            <text:p>0.00583559355359075</text:p>
          </table:table-cell>
          <table:table-cell office:value-type="float" office:value="0.123600864631671" calcext:value-type="float">
            <text:p>0.123600864631671</text:p>
          </table:table-cell>
          <table:table-cell office:value-type="float" office:value="0.00170994627036642" calcext:value-type="float">
            <text:p>0.00170994627036642</text:p>
          </table:table-cell>
          <table:table-cell office:value-type="float" office:value="0.39589715" calcext:value-type="float">
            <text:p>0.39589715</text:p>
          </table:table-cell>
          <table:table-cell office:value-type="float" office:value="0.08210915" calcext:value-type="float">
            <text:p>0.08210915</text:p>
          </table:table-cell>
          <table:table-cell office:value-type="float" office:value="0.27441582" calcext:value-type="float">
            <text:p>0.27441582</text:p>
          </table:table-cell>
          <table:table-cell office:value-type="float" office:value="0.008029299" calcext:value-type="float">
            <text:p>0.008029299</text:p>
          </table:table-cell>
          <table:table-cell office:value-type="float" office:value="-0.065038785" calcext:value-type="float">
            <text:p>-0.065038785</text:p>
          </table:table-cell>
          <table:table-cell office:value-type="float" office:value="0" calcext:value-type="float">
            <text:p>0</text:p>
          </table:table-cell>
          <table:table-cell office:value-type="float" office:value="0.11196359" calcext:value-type="float">
            <text:p>0.11196359</text:p>
          </table:table-cell>
          <table:table-cell office:value-type="float" office:value="0.00033028377" calcext:value-type="float">
            <text:p>0.00033028377</text:p>
          </table:table-cell>
          <table:table-cell office:value-type="float" office:value="0.251359001952072" calcext:value-type="float">
            <text:p>0.251359001952072</text:p>
          </table:table-cell>
          <table:table-cell office:value-type="float" office:value="0.0787322464427768" calcext:value-type="float">
            <text:p>0.0787322464427768</text:p>
          </table:table-cell>
          <table:table-cell office:value-type="float" office:value="-0.09297511" calcext:value-type="float">
            <text:p>-0.09297511</text:p>
          </table:table-cell>
          <table:table-cell office:value-type="float" office:value="-79.10418" calcext:value-type="float">
            <text:p>-79.10418</text:p>
          </table:table-cell>
          <table:table-cell office:value-type="float" office:value="331.43594" calcext:value-type="float">
            <text:p>331.43594</text:p>
          </table:table-cell>
          <table:table-cell office:value-type="float" office:value="106.81736" calcext:value-type="float">
            <text:p>106.81736</text:p>
          </table:table-cell>
          <table:table-cell office:value-type="float" office:value="219.10074" calcext:value-type="float">
            <text:p>219.10074</text:p>
          </table:table-cell>
          <table:table-cell office:value-type="float" office:value="-38.745987" calcext:value-type="float">
            <text:p>-38.745987</text:p>
          </table:table-cell>
          <table:table-cell office:value-type="float" office:value="135.11044" calcext:value-type="float">
            <text:p>135.11044</text:p>
          </table:table-cell>
          <table:table-cell office:value-type="float" office:value="39.85337" calcext:value-type="float">
            <text:p>39.85337</text:p>
          </table:table-cell>
          <table:table-cell office:value-type="float" office:value="63.58813" calcext:value-type="float">
            <text:p>63.58813</text:p>
          </table:table-cell>
          <table:table-cell office:value-type="float" office:value="-26.75446" calcext:value-type="float">
            <text:p>-26.75446</text:p>
          </table:table-cell>
          <table:table-cell office:value-type="float" office:value="44.725506" calcext:value-type="float">
            <text:p>44.725506</text:p>
          </table:table-cell>
          <table:table-cell office:value-type="float" office:value="32.47149" calcext:value-type="float">
            <text:p>32.47149</text:p>
          </table:table-cell>
          <table:table-cell office:value-type="float" office:value="37.17142" calcext:value-type="float">
            <text:p>37.17142</text:p>
          </table:table-cell>
          <table:table-cell office:value-type="float" office:value="-15.0258875" calcext:value-type="float">
            <text:p>-15.0258875</text:p>
          </table:table-cell>
          <table:table-cell office:value-type="float" office:value="61.496265" calcext:value-type="float">
            <text:p>61.496265</text:p>
          </table:table-cell>
          <table:table-cell office:value-type="float" office:value="29.701763" calcext:value-type="float">
            <text:p>29.701763</text:p>
          </table:table-cell>
          <table:table-cell office:value-type="float" office:value="43.35062" calcext:value-type="float">
            <text:p>43.35062</text:p>
          </table:table-cell>
          <table:table-cell office:value-type="float" office:value="-11.370744" calcext:value-type="float">
            <text:p>-11.370744</text:p>
          </table:table-cell>
          <table:table-cell office:value-type="float" office:value="45.657448" calcext:value-type="float">
            <text:p>45.657448</text:p>
          </table:table-cell>
          <table:table-cell office:value-type="float" office:value="13.771312" calcext:value-type="float">
            <text:p>13.771312</text:p>
          </table:table-cell>
          <table:table-cell office:value-type="float" office:value="45.88268" calcext:value-type="float">
            <text:p>45.88268</text:p>
          </table:table-cell>
          <table:table-cell office:value-type="float" office:value="-14.506494" calcext:value-type="float">
            <text:p>-14.506494</text:p>
          </table:table-cell>
          <table:table-cell office:value-type="float" office:value="49.300507" calcext:value-type="float">
            <text:p>49.300507</text:p>
          </table:table-cell>
          <table:table-cell office:value-type="float" office:value="16.162413" calcext:value-type="float">
            <text:p>16.162413</text:p>
          </table:table-cell>
          <table:table-cell office:value-type="float" office:value="45.44768" calcext:value-type="float">
            <text:p>45.44768</text:p>
          </table:table-cell>
          <table:table-cell office:value-type="float" office:value="-3.0711157" calcext:value-type="float">
            <text:p>-3.0711157</text:p>
          </table:table-cell>
          <table:table-cell office:value-type="float" office:value="62.527527" calcext:value-type="float">
            <text:p>62.527527</text:p>
          </table:table-cell>
          <table:table-cell office:value-type="float" office:value="3.5666041" calcext:value-type="float">
            <text:p>3.5666041</text:p>
          </table:table-cell>
          <table:table-cell office:value-type="float" office:value="41.467823" calcext:value-type="float">
            <text:p>41.467823</text:p>
          </table:table-cell>
          <table:table-cell office:value-type="float" office:value="-17.278639" calcext:value-type="float">
            <text:p>-17.278639</text:p>
          </table:table-cell>
          <table:table-cell office:value-type="float" office:value="40.340725" calcext:value-type="float">
            <text:p>40.340725</text:p>
          </table:table-cell>
          <table:table-cell office:value-type="float" office:value="-2.1247184" calcext:value-type="float">
            <text:p>-2.1247184</text:p>
          </table:table-cell>
          <table:table-cell office:value-type="float" office:value="33.29706" calcext:value-type="float">
            <text:p>33.29706</text:p>
          </table:table-cell>
          <table:table-cell office:value-type="float" office:value="-12.567954" calcext:value-type="float">
            <text:p>-12.567954</text:p>
          </table:table-cell>
          <table:table-cell office:value-type="float" office:value="44.22297" calcext:value-type="float">
            <text:p>44.22297</text:p>
          </table:table-cell>
          <table:table-cell office:value-type="float" office:value="-1.2384824" calcext:value-type="float">
            <text:p>-1.2384824</text:p>
          </table:table-cell>
          <table:table-cell office:value-type="float" office:value="34.143246" calcext:value-type="float">
            <text:p>34.143246</text:p>
          </table:table-cell>
          <table:table-cell office:value-type="float" office:value="-1.2078115" calcext:value-type="float">
            <text:p>-1.2078115</text:p>
          </table:table-cell>
          <table:table-cell office:value-type="float" office:value="36.11197" calcext:value-type="float">
            <text:p>36.11197</text:p>
          </table:table-cell>
          <table:table-cell office:value-type="float" office:value="9.03112" calcext:value-type="float">
            <text:p>9.03112</text:p>
          </table:table-cell>
          <table:table-cell office:value-type="float" office:value="45.204792" calcext:value-type="float">
            <text:p>45.2047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26.wav</text:p>
          </table:table-cell>
          <table:table-cell office:value-type="float" office:value="2870.91515627923" calcext:value-type="float">
            <text:p>2870.91515627923</text:p>
          </table:table-cell>
          <table:table-cell office:value-type="float" office:value="62571.9194447766" calcext:value-type="float">
            <text:p>62571.9194447766</text:p>
          </table:table-cell>
          <table:table-cell office:value-type="float" office:value="2126.85390799451" calcext:value-type="float">
            <text:p>2126.85390799451</text:p>
          </table:table-cell>
          <table:table-cell office:value-type="float" office:value="22563.8497256854" calcext:value-type="float">
            <text:p>22563.8497256854</text:p>
          </table:table-cell>
          <table:table-cell office:value-type="float" office:value="20.4910917058109" calcext:value-type="float">
            <text:p>20.4910917058109</text:p>
          </table:table-cell>
          <table:table-cell office:value-type="float" office:value="92.158217779222" calcext:value-type="float">
            <text:p>92.158217779222</text:p>
          </table:table-cell>
          <table:table-cell office:value-type="float" office:value="0.013321759" calcext:value-type="float">
            <text:p>0.013321759</text:p>
          </table:table-cell>
          <table:table-cell office:value-type="float" office:value="0.000047632846" calcext:value-type="float">
            <text:p>0.000047632846</text:p>
          </table:table-cell>
          <table:table-cell office:value-type="float" office:value="5186.37938886673" calcext:value-type="float">
            <text:p>5186.37938886673</text:p>
          </table:table-cell>
          <table:table-cell office:value-type="float" office:value="101958.443541413" calcext:value-type="float">
            <text:p>101958.443541413</text:p>
          </table:table-cell>
          <table:table-cell office:value-type="float" office:value="2.23513175267077" calcext:value-type="float">
            <text:p>2.23513175267077</text:p>
          </table:table-cell>
          <table:table-cell office:value-type="float" office:value="5.35276176019501" calcext:value-type="float">
            <text:p>5.35276176019501</text:p>
          </table:table-cell>
          <table:table-cell office:value-type="float" office:value="0.0129534121868766" calcext:value-type="float">
            <text:p>0.0129534121868766</text:p>
          </table:table-cell>
          <table:table-cell office:value-type="float" office:value="0.00298022608211971" calcext:value-type="float">
            <text:p>0.00298022608211971</text:p>
          </table:table-cell>
          <table:table-cell office:value-type="float" office:value="0.198145890733759" calcext:value-type="float">
            <text:p>0.198145890733759</text:p>
          </table:table-cell>
          <table:table-cell office:value-type="float" office:value="0.00186787933318204" calcext:value-type="float">
            <text:p>0.00186787933318204</text:p>
          </table:table-cell>
          <table:table-cell office:value-type="float" office:value="0.48464173" calcext:value-type="float">
            <text:p>0.48464173</text:p>
          </table:table-cell>
          <table:table-cell office:value-type="float" office:value="0.07282024" calcext:value-type="float">
            <text:p>0.07282024</text:p>
          </table:table-cell>
          <table:table-cell office:value-type="float" office:value="0.27372104" calcext:value-type="float">
            <text:p>0.27372104</text:p>
          </table:table-cell>
          <table:table-cell office:value-type="float" office:value="0.00841013" calcext:value-type="float">
            <text:p>0.00841013</text:p>
          </table:table-cell>
          <table:table-cell office:value-type="float" office:value="0.04409008" calcext:value-type="float">
            <text:p>0.04409008</text:p>
          </table:table-cell>
          <table:table-cell office:value-type="float" office:value="0" calcext:value-type="float">
            <text:p>0</text:p>
          </table:table-cell>
          <table:table-cell office:value-type="float" office:value="0.13815899" calcext:value-type="float">
            <text:p>0.13815899</text:p>
          </table:table-cell>
          <table:table-cell office:value-type="float" office:value="0.00050951657" calcext:value-type="float">
            <text:p>0.00050951657</text:p>
          </table:table-cell>
          <table:table-cell office:value-type="float" office:value="0.240642731822478" calcext:value-type="float">
            <text:p>0.240642731822478</text:p>
          </table:table-cell>
          <table:table-cell office:value-type="float" office:value="0.0739504030110054" calcext:value-type="float">
            <text:p>0.0739504030110054</text:p>
          </table:table-cell>
          <table:table-cell office:value-type="float" office:value="0.057538092" calcext:value-type="float">
            <text:p>0.057538092</text:p>
          </table:table-cell>
          <table:table-cell office:value-type="float" office:value="-61.545593" calcext:value-type="float">
            <text:p>-61.545593</text:p>
          </table:table-cell>
          <table:table-cell office:value-type="float" office:value="536.75256" calcext:value-type="float">
            <text:p>536.75256</text:p>
          </table:table-cell>
          <table:table-cell office:value-type="float" office:value="71.761055" calcext:value-type="float">
            <text:p>71.761055</text:p>
          </table:table-cell>
          <table:table-cell office:value-type="float" office:value="143.64426" calcext:value-type="float">
            <text:p>143.64426</text:p>
          </table:table-cell>
          <table:table-cell office:value-type="float" office:value="-46.299236" calcext:value-type="float">
            <text:p>-46.299236</text:p>
          </table:table-cell>
          <table:table-cell office:value-type="float" office:value="100.66382" calcext:value-type="float">
            <text:p>100.66382</text:p>
          </table:table-cell>
          <table:table-cell office:value-type="float" office:value="75.412506" calcext:value-type="float">
            <text:p>75.412506</text:p>
          </table:table-cell>
          <table:table-cell office:value-type="float" office:value="85.93406" calcext:value-type="float">
            <text:p>85.93406</text:p>
          </table:table-cell>
          <table:table-cell office:value-type="float" office:value="-18.5159" calcext:value-type="float">
            <text:p>-18.5159</text:p>
          </table:table-cell>
          <table:table-cell office:value-type="float" office:value="48.551777" calcext:value-type="float">
            <text:p>48.551777</text:p>
          </table:table-cell>
          <table:table-cell office:value-type="float" office:value="35.931072" calcext:value-type="float">
            <text:p>35.931072</text:p>
          </table:table-cell>
          <table:table-cell office:value-type="float" office:value="46.253136" calcext:value-type="float">
            <text:p>46.253136</text:p>
          </table:table-cell>
          <table:table-cell office:value-type="float" office:value="-12.677866" calcext:value-type="float">
            <text:p>-12.677866</text:p>
          </table:table-cell>
          <table:table-cell office:value-type="float" office:value="34.051327" calcext:value-type="float">
            <text:p>34.051327</text:p>
          </table:table-cell>
          <table:table-cell office:value-type="float" office:value="28.369661" calcext:value-type="float">
            <text:p>28.369661</text:p>
          </table:table-cell>
          <table:table-cell office:value-type="float" office:value="27.67267" calcext:value-type="float">
            <text:p>27.67267</text:p>
          </table:table-cell>
          <table:table-cell office:value-type="float" office:value="-9.348156" calcext:value-type="float">
            <text:p>-9.348156</text:p>
          </table:table-cell>
          <table:table-cell office:value-type="float" office:value="45.913017" calcext:value-type="float">
            <text:p>45.913017</text:p>
          </table:table-cell>
          <table:table-cell office:value-type="float" office:value="14.502804" calcext:value-type="float">
            <text:p>14.502804</text:p>
          </table:table-cell>
          <table:table-cell office:value-type="float" office:value="40.288113" calcext:value-type="float">
            <text:p>40.288113</text:p>
          </table:table-cell>
          <table:table-cell office:value-type="float" office:value="-4.2636037" calcext:value-type="float">
            <text:p>-4.2636037</text:p>
          </table:table-cell>
          <table:table-cell office:value-type="float" office:value="50.085236" calcext:value-type="float">
            <text:p>50.085236</text:p>
          </table:table-cell>
          <table:table-cell office:value-type="float" office:value="11.863775" calcext:value-type="float">
            <text:p>11.863775</text:p>
          </table:table-cell>
          <table:table-cell office:value-type="float" office:value="34.943336" calcext:value-type="float">
            <text:p>34.943336</text:p>
          </table:table-cell>
          <table:table-cell office:value-type="float" office:value="-16.02711" calcext:value-type="float">
            <text:p>-16.02711</text:p>
          </table:table-cell>
          <table:table-cell office:value-type="float" office:value="48.884724" calcext:value-type="float">
            <text:p>48.884724</text:p>
          </table:table-cell>
          <table:table-cell office:value-type="float" office:value="12.107199" calcext:value-type="float">
            <text:p>12.107199</text:p>
          </table:table-cell>
          <table:table-cell office:value-type="float" office:value="75.939026" calcext:value-type="float">
            <text:p>75.939026</text:p>
          </table:table-cell>
          <table:table-cell office:value-type="float" office:value="-16.07643" calcext:value-type="float">
            <text:p>-16.07643</text:p>
          </table:table-cell>
          <table:table-cell office:value-type="float" office:value="35.616806" calcext:value-type="float">
            <text:p>35.616806</text:p>
          </table:table-cell>
          <table:table-cell office:value-type="float" office:value="2.3597503" calcext:value-type="float">
            <text:p>2.3597503</text:p>
          </table:table-cell>
          <table:table-cell office:value-type="float" office:value="31.85059" calcext:value-type="float">
            <text:p>31.85059</text:p>
          </table:table-cell>
          <table:table-cell office:value-type="float" office:value="-8.118026" calcext:value-type="float">
            <text:p>-8.118026</text:p>
          </table:table-cell>
          <table:table-cell office:value-type="float" office:value="52.82433" calcext:value-type="float">
            <text:p>52.82433</text:p>
          </table:table-cell>
          <table:table-cell office:value-type="float" office:value="-1.4418681" calcext:value-type="float">
            <text:p>-1.4418681</text:p>
          </table:table-cell>
          <table:table-cell office:value-type="float" office:value="30.385307" calcext:value-type="float">
            <text:p>30.385307</text:p>
          </table:table-cell>
          <table:table-cell office:value-type="float" office:value="-0.9440648" calcext:value-type="float">
            <text:p>-0.9440648</text:p>
          </table:table-cell>
          <table:table-cell office:value-type="float" office:value="48.318985" calcext:value-type="float">
            <text:p>48.318985</text:p>
          </table:table-cell>
          <table:table-cell office:value-type="float" office:value="0.8127686" calcext:value-type="float">
            <text:p>0.8127686</text:p>
          </table:table-cell>
          <table:table-cell office:value-type="float" office:value="42.134346" calcext:value-type="float">
            <text:p>42.1343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71.wav</text:p>
          </table:table-cell>
          <table:table-cell office:value-type="float" office:value="2807.80575600209" calcext:value-type="float">
            <text:p>2807.80575600209</text:p>
          </table:table-cell>
          <table:table-cell office:value-type="float" office:value="258391.339683115" calcext:value-type="float">
            <text:p>258391.339683115</text:p>
          </table:table-cell>
          <table:table-cell office:value-type="float" office:value="2407.48948359429" calcext:value-type="float">
            <text:p>2407.48948359429</text:p>
          </table:table-cell>
          <table:table-cell office:value-type="float" office:value="43895.3219199289" calcext:value-type="float">
            <text:p>43895.3219199289</text:p>
          </table:table-cell>
          <table:table-cell office:value-type="float" office:value="19.1931793417895" calcext:value-type="float">
            <text:p>19.1931793417895</text:p>
          </table:table-cell>
          <table:table-cell office:value-type="float" office:value="105.13792844771" calcext:value-type="float">
            <text:p>105.13792844771</text:p>
          </table:table-cell>
          <table:table-cell office:value-type="float" office:value="0.021105757" calcext:value-type="float">
            <text:p>0.021105757</text:p>
          </table:table-cell>
          <table:table-cell office:value-type="float" office:value="0.00019877087" calcext:value-type="float">
            <text:p>0.00019877087</text:p>
          </table:table-cell>
          <table:table-cell office:value-type="float" office:value="5673.85746719113" calcext:value-type="float">
            <text:p>5673.85746719113</text:p>
          </table:table-cell>
          <table:table-cell office:value-type="float" office:value="632487.946723064" calcext:value-type="float">
            <text:p>632487.946723064</text:p>
          </table:table-cell>
          <table:table-cell office:value-type="float" office:value="1.82789467883086" calcext:value-type="float">
            <text:p>1.82789467883086</text:p>
          </table:table-cell>
          <table:table-cell office:value-type="float" office:value="4.37505816627275" calcext:value-type="float">
            <text:p>4.37505816627275</text:p>
          </table:table-cell>
          <table:table-cell office:value-type="float" office:value="-0.00790034051909196" calcext:value-type="float">
            <text:p>-0.00790034051909196</text:p>
          </table:table-cell>
          <table:table-cell office:value-type="float" office:value="0.00309434366030029" calcext:value-type="float">
            <text:p>0.00309434366030029</text:p>
          </table:table-cell>
          <table:table-cell office:value-type="float" office:value="0.15372966816512" calcext:value-type="float">
            <text:p>0.15372966816512</text:p>
          </table:table-cell>
          <table:table-cell office:value-type="float" office:value="0.00299107765051053" calcext:value-type="float">
            <text:p>0.00299107765051053</text:p>
          </table:table-cell>
          <table:table-cell office:value-type="float" office:value="0.48007512" calcext:value-type="float">
            <text:p>0.48007512</text:p>
          </table:table-cell>
          <table:table-cell office:value-type="float" office:value="0.07981004" calcext:value-type="float">
            <text:p>0.07981004</text:p>
          </table:table-cell>
          <table:table-cell office:value-type="float" office:value="0.2768781" calcext:value-type="float">
            <text:p>0.2768781</text:p>
          </table:table-cell>
          <table:table-cell office:value-type="float" office:value="0.006671858" calcext:value-type="float">
            <text:p>0.006671858</text:p>
          </table:table-cell>
          <table:table-cell office:value-type="float" office:value="0.0072700167" calcext:value-type="float">
            <text:p>0.0072700167</text:p>
          </table:table-cell>
          <table:table-cell office:value-type="float" office:value="0" calcext:value-type="float">
            <text:p>0</text:p>
          </table:table-cell>
          <table:table-cell office:value-type="float" office:value="0.1152983" calcext:value-type="float">
            <text:p>0.1152983</text:p>
          </table:table-cell>
          <table:table-cell office:value-type="float" office:value="0.0019268938" calcext:value-type="float">
            <text:p>0.0019268938</text:p>
          </table:table-cell>
          <table:table-cell office:value-type="float" office:value="0.15882149632234" calcext:value-type="float">
            <text:p>0.15882149632234</text:p>
          </table:table-cell>
          <table:table-cell office:value-type="float" office:value="0.0368353464537018" calcext:value-type="float">
            <text:p>0.0368353464537018</text:p>
          </table:table-cell>
          <table:table-cell office:value-type="float" office:value="0.004958159" calcext:value-type="float">
            <text:p>0.004958159</text:p>
          </table:table-cell>
          <table:table-cell office:value-type="float" office:value="-78.647804" calcext:value-type="float">
            <text:p>-78.647804</text:p>
          </table:table-cell>
          <table:table-cell office:value-type="float" office:value="4100.969" calcext:value-type="float">
            <text:p>4100.969</text:p>
          </table:table-cell>
          <table:table-cell office:value-type="float" office:value="80.88359" calcext:value-type="float">
            <text:p>80.88359</text:p>
          </table:table-cell>
          <table:table-cell office:value-type="float" office:value="364.12308" calcext:value-type="float">
            <text:p>364.12308</text:p>
          </table:table-cell>
          <table:table-cell office:value-type="float" office:value="-24.585789" calcext:value-type="float">
            <text:p>-24.585789</text:p>
          </table:table-cell>
          <table:table-cell office:value-type="float" office:value="219.02185" calcext:value-type="float">
            <text:p>219.02185</text:p>
          </table:table-cell>
          <table:table-cell office:value-type="float" office:value="47.03045" calcext:value-type="float">
            <text:p>47.03045</text:p>
          </table:table-cell>
          <table:table-cell office:value-type="float" office:value="135.26845" calcext:value-type="float">
            <text:p>135.26845</text:p>
          </table:table-cell>
          <table:table-cell office:value-type="float" office:value="-23.746138" calcext:value-type="float">
            <text:p>-23.746138</text:p>
          </table:table-cell>
          <table:table-cell office:value-type="float" office:value="100.977264" calcext:value-type="float">
            <text:p>100.977264</text:p>
          </table:table-cell>
          <table:table-cell office:value-type="float" office:value="27.425705" calcext:value-type="float">
            <text:p>27.425705</text:p>
          </table:table-cell>
          <table:table-cell office:value-type="float" office:value="71.27369" calcext:value-type="float">
            <text:p>71.27369</text:p>
          </table:table-cell>
          <table:table-cell office:value-type="float" office:value="-17.417696" calcext:value-type="float">
            <text:p>-17.417696</text:p>
          </table:table-cell>
          <table:table-cell office:value-type="float" office:value="87.73757" calcext:value-type="float">
            <text:p>87.73757</text:p>
          </table:table-cell>
          <table:table-cell office:value-type="float" office:value="22.27785" calcext:value-type="float">
            <text:p>22.27785</text:p>
          </table:table-cell>
          <table:table-cell office:value-type="float" office:value="73.804276" calcext:value-type="float">
            <text:p>73.804276</text:p>
          </table:table-cell>
          <table:table-cell office:value-type="float" office:value="-13.530481" calcext:value-type="float">
            <text:p>-13.530481</text:p>
          </table:table-cell>
          <table:table-cell office:value-type="float" office:value="51.247692" calcext:value-type="float">
            <text:p>51.247692</text:p>
          </table:table-cell>
          <table:table-cell office:value-type="float" office:value="21.572744" calcext:value-type="float">
            <text:p>21.572744</text:p>
          </table:table-cell>
          <table:table-cell office:value-type="float" office:value="78.82897" calcext:value-type="float">
            <text:p>78.82897</text:p>
          </table:table-cell>
          <table:table-cell office:value-type="float" office:value="-11.101342" calcext:value-type="float">
            <text:p>-11.101342</text:p>
          </table:table-cell>
          <table:table-cell office:value-type="float" office:value="53.45561" calcext:value-type="float">
            <text:p>53.45561</text:p>
          </table:table-cell>
          <table:table-cell office:value-type="float" office:value="15.5853405" calcext:value-type="float">
            <text:p>15.5853405</text:p>
          </table:table-cell>
          <table:table-cell office:value-type="float" office:value="38.007122" calcext:value-type="float">
            <text:p>38.007122</text:p>
          </table:table-cell>
          <table:table-cell office:value-type="float" office:value="-9.702448" calcext:value-type="float">
            <text:p>-9.702448</text:p>
          </table:table-cell>
          <table:table-cell office:value-type="float" office:value="54.148987" calcext:value-type="float">
            <text:p>54.148987</text:p>
          </table:table-cell>
          <table:table-cell office:value-type="float" office:value="10.518509" calcext:value-type="float">
            <text:p>10.518509</text:p>
          </table:table-cell>
          <table:table-cell office:value-type="float" office:value="35.704643" calcext:value-type="float">
            <text:p>35.704643</text:p>
          </table:table-cell>
          <table:table-cell office:value-type="float" office:value="-8.840232" calcext:value-type="float">
            <text:p>-8.840232</text:p>
          </table:table-cell>
          <table:table-cell office:value-type="float" office:value="34.42881" calcext:value-type="float">
            <text:p>34.42881</text:p>
          </table:table-cell>
          <table:table-cell office:value-type="float" office:value="6.216417" calcext:value-type="float">
            <text:p>6.216417</text:p>
          </table:table-cell>
          <table:table-cell office:value-type="float" office:value="33.43739" calcext:value-type="float">
            <text:p>33.43739</text:p>
          </table:table-cell>
          <table:table-cell office:value-type="float" office:value="-4.7644897" calcext:value-type="float">
            <text:p>-4.7644897</text:p>
          </table:table-cell>
          <table:table-cell office:value-type="float" office:value="35.48562" calcext:value-type="float">
            <text:p>35.48562</text:p>
          </table:table-cell>
          <table:table-cell office:value-type="float" office:value="4.530612" calcext:value-type="float">
            <text:p>4.530612</text:p>
          </table:table-cell>
          <table:table-cell office:value-type="float" office:value="24.498556" calcext:value-type="float">
            <text:p>24.498556</text:p>
          </table:table-cell>
          <table:table-cell office:value-type="float" office:value="-3.4233685" calcext:value-type="float">
            <text:p>-3.4233685</text:p>
          </table:table-cell>
          <table:table-cell office:value-type="float" office:value="34.26278" calcext:value-type="float">
            <text:p>34.26278</text:p>
          </table:table-cell>
          <table:table-cell office:value-type="float" office:value="3.1702118" calcext:value-type="float">
            <text:p>3.1702118</text:p>
          </table:table-cell>
          <table:table-cell office:value-type="float" office:value="29.728964" calcext:value-type="float">
            <text:p>29.7289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05.wav</text:p>
          </table:table-cell>
          <table:table-cell office:value-type="float" office:value="2464.58351070622" calcext:value-type="float">
            <text:p>2464.58351070622</text:p>
          </table:table-cell>
          <table:table-cell office:value-type="float" office:value="195404.570063379" calcext:value-type="float">
            <text:p>195404.570063379</text:p>
          </table:table-cell>
          <table:table-cell office:value-type="float" office:value="2204.68457861433" calcext:value-type="float">
            <text:p>2204.68457861433</text:p>
          </table:table-cell>
          <table:table-cell office:value-type="float" office:value="74958.9942156315" calcext:value-type="float">
            <text:p>74958.9942156315</text:p>
          </table:table-cell>
          <table:table-cell office:value-type="float" office:value="20.219726191854" calcext:value-type="float">
            <text:p>20.219726191854</text:p>
          </table:table-cell>
          <table:table-cell office:value-type="float" office:value="83.7274542504797" calcext:value-type="float">
            <text:p>83.7274542504797</text:p>
          </table:table-cell>
          <table:table-cell office:value-type="float" office:value="0.012280382" calcext:value-type="float">
            <text:p>0.012280382</text:p>
          </table:table-cell>
          <table:table-cell office:value-type="float" office:value="0.000097548276" calcext:value-type="float">
            <text:p>0.000097548276</text:p>
          </table:table-cell>
          <table:table-cell office:value-type="float" office:value="4952.08714744055" calcext:value-type="float">
            <text:p>4952.08714744055</text:p>
          </table:table-cell>
          <table:table-cell office:value-type="float" office:value="748698.473161588" calcext:value-type="float">
            <text:p>748698.473161588</text:p>
          </table:table-cell>
          <table:table-cell office:value-type="float" office:value="1.89375574361297" calcext:value-type="float">
            <text:p>1.89375574361297</text:p>
          </table:table-cell>
          <table:table-cell office:value-type="float" office:value="4.33068759367383" calcext:value-type="float">
            <text:p>4.33068759367383</text:p>
          </table:table-cell>
          <table:table-cell office:value-type="float" office:value="0.016754576857644" calcext:value-type="float">
            <text:p>0.016754576857644</text:p>
          </table:table-cell>
          <table:table-cell office:value-type="float" office:value="0.00438994069534666" calcext:value-type="float">
            <text:p>0.00438994069534666</text:p>
          </table:table-cell>
          <table:table-cell office:value-type="float" office:value="0.134319261165893" calcext:value-type="float">
            <text:p>0.134319261165893</text:p>
          </table:table-cell>
          <table:table-cell office:value-type="float" office:value="0.0013265623517117" calcext:value-type="float">
            <text:p>0.0013265623517117</text:p>
          </table:table-cell>
          <table:table-cell office:value-type="float" office:value="0.42260757" calcext:value-type="float">
            <text:p>0.42260757</text:p>
          </table:table-cell>
          <table:table-cell office:value-type="float" office:value="0.07775948" calcext:value-type="float">
            <text:p>0.07775948</text:p>
          </table:table-cell>
          <table:table-cell office:value-type="float" office:value="0.27743998" calcext:value-type="float">
            <text:p>0.27743998</text:p>
          </table:table-cell>
          <table:table-cell office:value-type="float" office:value="0.0063603898" calcext:value-type="float">
            <text:p>0.0063603898</text:p>
          </table:table-cell>
          <table:table-cell office:value-type="float" office:value="-0.087882094" calcext:value-type="float">
            <text:p>-0.087882094</text:p>
          </table:table-cell>
          <table:table-cell office:value-type="float" office:value="0" calcext:value-type="float">
            <text:p>0</text:p>
          </table:table-cell>
          <table:table-cell office:value-type="float" office:value="0.12173561" calcext:value-type="float">
            <text:p>0.12173561</text:p>
          </table:table-cell>
          <table:table-cell office:value-type="float" office:value="0.0012568777" calcext:value-type="float">
            <text:p>0.0012568777</text:p>
          </table:table-cell>
          <table:table-cell office:value-type="float" office:value="0.195025712989806" calcext:value-type="float">
            <text:p>0.195025712989806</text:p>
          </table:table-cell>
          <table:table-cell office:value-type="float" office:value="0.0492479028838009" calcext:value-type="float">
            <text:p>0.0492479028838009</text:p>
          </table:table-cell>
          <table:table-cell office:value-type="float" office:value="-0.12044545" calcext:value-type="float">
            <text:p>-0.12044545</text:p>
          </table:table-cell>
          <table:table-cell office:value-type="float" office:value="-79.6058" calcext:value-type="float">
            <text:p>-79.6058</text:p>
          </table:table-cell>
          <table:table-cell office:value-type="float" office:value="1074.496" calcext:value-type="float">
            <text:p>1074.496</text:p>
          </table:table-cell>
          <table:table-cell office:value-type="float" office:value="93.465515" calcext:value-type="float">
            <text:p>93.465515</text:p>
          </table:table-cell>
          <table:table-cell office:value-type="float" office:value="299.4455" calcext:value-type="float">
            <text:p>299.4455</text:p>
          </table:table-cell>
          <table:table-cell office:value-type="float" office:value="-27.727808" calcext:value-type="float">
            <text:p>-27.727808</text:p>
          </table:table-cell>
          <table:table-cell office:value-type="float" office:value="261.16815" calcext:value-type="float">
            <text:p>261.16815</text:p>
          </table:table-cell>
          <table:table-cell office:value-type="float" office:value="64.066574" calcext:value-type="float">
            <text:p>64.066574</text:p>
          </table:table-cell>
          <table:table-cell office:value-type="float" office:value="178.31404" calcext:value-type="float">
            <text:p>178.31404</text:p>
          </table:table-cell>
          <table:table-cell office:value-type="float" office:value="-18.799421" calcext:value-type="float">
            <text:p>-18.799421</text:p>
          </table:table-cell>
          <table:table-cell office:value-type="float" office:value="95.27471" calcext:value-type="float">
            <text:p>95.27471</text:p>
          </table:table-cell>
          <table:table-cell office:value-type="float" office:value="23.316315" calcext:value-type="float">
            <text:p>23.316315</text:p>
          </table:table-cell>
          <table:table-cell office:value-type="float" office:value="57.916164" calcext:value-type="float">
            <text:p>57.916164</text:p>
          </table:table-cell>
          <table:table-cell office:value-type="float" office:value="-10.544774" calcext:value-type="float">
            <text:p>-10.544774</text:p>
          </table:table-cell>
          <table:table-cell office:value-type="float" office:value="99.45415" calcext:value-type="float">
            <text:p>99.45415</text:p>
          </table:table-cell>
          <table:table-cell office:value-type="float" office:value="13.356813" calcext:value-type="float">
            <text:p>13.356813</text:p>
          </table:table-cell>
          <table:table-cell office:value-type="float" office:value="69.41359" calcext:value-type="float">
            <text:p>69.41359</text:p>
          </table:table-cell>
          <table:table-cell office:value-type="float" office:value="-17.534975" calcext:value-type="float">
            <text:p>-17.534975</text:p>
          </table:table-cell>
          <table:table-cell office:value-type="float" office:value="69.09835" calcext:value-type="float">
            <text:p>69.09835</text:p>
          </table:table-cell>
          <table:table-cell office:value-type="float" office:value="16.389614" calcext:value-type="float">
            <text:p>16.389614</text:p>
          </table:table-cell>
          <table:table-cell office:value-type="float" office:value="71.87201" calcext:value-type="float">
            <text:p>71.87201</text:p>
          </table:table-cell>
          <table:table-cell office:value-type="float" office:value="-10.039802" calcext:value-type="float">
            <text:p>-10.039802</text:p>
          </table:table-cell>
          <table:table-cell office:value-type="float" office:value="55.8738" calcext:value-type="float">
            <text:p>55.8738</text:p>
          </table:table-cell>
          <table:table-cell office:value-type="float" office:value="8.944684" calcext:value-type="float">
            <text:p>8.944684</text:p>
          </table:table-cell>
          <table:table-cell office:value-type="float" office:value="52.900726" calcext:value-type="float">
            <text:p>52.900726</text:p>
          </table:table-cell>
          <table:table-cell office:value-type="float" office:value="-16.07516" calcext:value-type="float">
            <text:p>-16.07516</text:p>
          </table:table-cell>
          <table:table-cell office:value-type="float" office:value="33.718388" calcext:value-type="float">
            <text:p>33.718388</text:p>
          </table:table-cell>
          <table:table-cell office:value-type="float" office:value="4.2843738" calcext:value-type="float">
            <text:p>4.2843738</text:p>
          </table:table-cell>
          <table:table-cell office:value-type="float" office:value="44.507168" calcext:value-type="float">
            <text:p>44.507168</text:p>
          </table:table-cell>
          <table:table-cell office:value-type="float" office:value="-14.801477" calcext:value-type="float">
            <text:p>-14.801477</text:p>
          </table:table-cell>
          <table:table-cell office:value-type="float" office:value="34.41582" calcext:value-type="float">
            <text:p>34.41582</text:p>
          </table:table-cell>
          <table:table-cell office:value-type="float" office:value="0.25810525" calcext:value-type="float">
            <text:p>0.25810525</text:p>
          </table:table-cell>
          <table:table-cell office:value-type="float" office:value="42.283043" calcext:value-type="float">
            <text:p>42.283043</text:p>
          </table:table-cell>
          <table:table-cell office:value-type="float" office:value="-8.213502" calcext:value-type="float">
            <text:p>-8.213502</text:p>
          </table:table-cell>
          <table:table-cell office:value-type="float" office:value="31.09064" calcext:value-type="float">
            <text:p>31.09064</text:p>
          </table:table-cell>
          <table:table-cell office:value-type="float" office:value="3.4196138" calcext:value-type="float">
            <text:p>3.4196138</text:p>
          </table:table-cell>
          <table:table-cell office:value-type="float" office:value="44.85054" calcext:value-type="float">
            <text:p>44.85054</text:p>
          </table:table-cell>
          <table:table-cell office:value-type="float" office:value="-3.7168067" calcext:value-type="float">
            <text:p>-3.7168067</text:p>
          </table:table-cell>
          <table:table-cell office:value-type="float" office:value="46.681553" calcext:value-type="float">
            <text:p>46.681553</text:p>
          </table:table-cell>
          <table:table-cell office:value-type="float" office:value="-2.4295256" calcext:value-type="float">
            <text:p>-2.4295256</text:p>
          </table:table-cell>
          <table:table-cell office:value-type="float" office:value="40.048443" calcext:value-type="float">
            <text:p>40.0484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51.wav</text:p>
          </table:table-cell>
          <table:table-cell office:value-type="float" office:value="3400.86442289846" calcext:value-type="float">
            <text:p>3400.86442289846</text:p>
          </table:table-cell>
          <table:table-cell office:value-type="float" office:value="181611.282634554" calcext:value-type="float">
            <text:p>181611.282634554</text:p>
          </table:table-cell>
          <table:table-cell office:value-type="float" office:value="2458.55089738155" calcext:value-type="float">
            <text:p>2458.55089738155</text:p>
          </table:table-cell>
          <table:table-cell office:value-type="float" office:value="49226.9869264167" calcext:value-type="float">
            <text:p>49226.9869264167</text:p>
          </table:table-cell>
          <table:table-cell office:value-type="float" office:value="19.925555906299" calcext:value-type="float">
            <text:p>19.925555906299</text:p>
          </table:table-cell>
          <table:table-cell office:value-type="float" office:value="110.309815334356" calcext:value-type="float">
            <text:p>110.309815334356</text:p>
          </table:table-cell>
          <table:table-cell office:value-type="float" office:value="0.04842894" calcext:value-type="float">
            <text:p>0.04842894</text:p>
          </table:table-cell>
          <table:table-cell office:value-type="float" office:value="0.0038575411" calcext:value-type="float">
            <text:p>0.0038575411</text:p>
          </table:table-cell>
          <table:table-cell office:value-type="float" office:value="6163.2923524507" calcext:value-type="float">
            <text:p>6163.2923524507</text:p>
          </table:table-cell>
          <table:table-cell office:value-type="float" office:value="476750.5462331" calcext:value-type="float">
            <text:p>476750.5462331</text:p>
          </table:table-cell>
          <table:table-cell office:value-type="float" office:value="3.65949944437586" calcext:value-type="float">
            <text:p>3.65949944437586</text:p>
          </table:table-cell>
          <table:table-cell office:value-type="float" office:value="14.3677475956307" calcext:value-type="float">
            <text:p>14.3677475956307</text:p>
          </table:table-cell>
          <table:table-cell office:value-type="float" office:value="0.0110894122798929" calcext:value-type="float">
            <text:p>0.0110894122798929</text:p>
          </table:table-cell>
          <table:table-cell office:value-type="float" office:value="0.00462524553436262" calcext:value-type="float">
            <text:p>0.00462524553436262</text:p>
          </table:table-cell>
          <table:table-cell office:value-type="float" office:value="0.228380431892885" calcext:value-type="float">
            <text:p>0.228380431892885</text:p>
          </table:table-cell>
          <table:table-cell office:value-type="float" office:value="0.00238276908653554" calcext:value-type="float">
            <text:p>0.00238276908653554</text:p>
          </table:table-cell>
          <table:table-cell office:value-type="float" office:value="0.5167162" calcext:value-type="float">
            <text:p>0.5167162</text:p>
          </table:table-cell>
          <table:table-cell office:value-type="float" office:value="0.072123274" calcext:value-type="float">
            <text:p>0.072123274</text:p>
          </table:table-cell>
          <table:table-cell office:value-type="float" office:value="0.2730332" calcext:value-type="float">
            <text:p>0.2730332</text:p>
          </table:table-cell>
          <table:table-cell office:value-type="float" office:value="0.008786199" calcext:value-type="float">
            <text:p>0.008786199</text:p>
          </table:table-cell>
          <table:table-cell office:value-type="float" office:value="0.26619813" calcext:value-type="float">
            <text:p>0.26619813</text:p>
          </table:table-cell>
          <table:table-cell office:value-type="float" office:value="0" calcext:value-type="float">
            <text:p>0</text:p>
          </table:table-cell>
          <table:table-cell office:value-type="float" office:value="0.22616892" calcext:value-type="float">
            <text:p>0.22616892</text:p>
          </table:table-cell>
          <table:table-cell office:value-type="float" office:value="0.0012570083" calcext:value-type="float">
            <text:p>0.0012570083</text:p>
          </table:table-cell>
          <table:table-cell office:value-type="float" office:value="0.206583539850681" calcext:value-type="float">
            <text:p>0.206583539850681</text:p>
          </table:table-cell>
          <table:table-cell office:value-type="float" office:value="0.0548305622954369" calcext:value-type="float">
            <text:p>0.0548305622954369</text:p>
          </table:table-cell>
          <table:table-cell office:value-type="float" office:value="0.31052044" calcext:value-type="float">
            <text:p>0.31052044</text:p>
          </table:table-cell>
          <table:table-cell office:value-type="float" office:value="9.602478" calcext:value-type="float">
            <text:p>9.602478</text:p>
          </table:table-cell>
          <table:table-cell office:value-type="float" office:value="458.7067" calcext:value-type="float">
            <text:p>458.7067</text:p>
          </table:table-cell>
          <table:table-cell office:value-type="float" office:value="54.68124" calcext:value-type="float">
            <text:p>54.68124</text:p>
          </table:table-cell>
          <table:table-cell office:value-type="float" office:value="258.754" calcext:value-type="float">
            <text:p>258.754</text:p>
          </table:table-cell>
          <table:table-cell office:value-type="float" office:value="-21.033062" calcext:value-type="float">
            <text:p>-21.033062</text:p>
          </table:table-cell>
          <table:table-cell office:value-type="float" office:value="220.87427" calcext:value-type="float">
            <text:p>220.87427</text:p>
          </table:table-cell>
          <table:table-cell office:value-type="float" office:value="60.16367" calcext:value-type="float">
            <text:p>60.16367</text:p>
          </table:table-cell>
          <table:table-cell office:value-type="float" office:value="149.0117" calcext:value-type="float">
            <text:p>149.0117</text:p>
          </table:table-cell>
          <table:table-cell office:value-type="float" office:value="-21.077375" calcext:value-type="float">
            <text:p>-21.077375</text:p>
          </table:table-cell>
          <table:table-cell office:value-type="float" office:value="87.06064" calcext:value-type="float">
            <text:p>87.06064</text:p>
          </table:table-cell>
          <table:table-cell office:value-type="float" office:value="32.142235" calcext:value-type="float">
            <text:p>32.142235</text:p>
          </table:table-cell>
          <table:table-cell office:value-type="float" office:value="81.45728" calcext:value-type="float">
            <text:p>81.45728</text:p>
          </table:table-cell>
          <table:table-cell office:value-type="float" office:value="-15.838814" calcext:value-type="float">
            <text:p>-15.838814</text:p>
          </table:table-cell>
          <table:table-cell office:value-type="float" office:value="71.73158" calcext:value-type="float">
            <text:p>71.73158</text:p>
          </table:table-cell>
          <table:table-cell office:value-type="float" office:value="21.44647" calcext:value-type="float">
            <text:p>21.44647</text:p>
          </table:table-cell>
          <table:table-cell office:value-type="float" office:value="74.22254" calcext:value-type="float">
            <text:p>74.22254</text:p>
          </table:table-cell>
          <table:table-cell office:value-type="float" office:value="-8.722074" calcext:value-type="float">
            <text:p>-8.722074</text:p>
          </table:table-cell>
          <table:table-cell office:value-type="float" office:value="48.52081" calcext:value-type="float">
            <text:p>48.52081</text:p>
          </table:table-cell>
          <table:table-cell office:value-type="float" office:value="19.363522" calcext:value-type="float">
            <text:p>19.363522</text:p>
          </table:table-cell>
          <table:table-cell office:value-type="float" office:value="74.94516" calcext:value-type="float">
            <text:p>74.94516</text:p>
          </table:table-cell>
          <table:table-cell office:value-type="float" office:value="-12.378997" calcext:value-type="float">
            <text:p>-12.378997</text:p>
          </table:table-cell>
          <table:table-cell office:value-type="float" office:value="43.633034" calcext:value-type="float">
            <text:p>43.633034</text:p>
          </table:table-cell>
          <table:table-cell office:value-type="float" office:value="19.74797" calcext:value-type="float">
            <text:p>19.74797</text:p>
          </table:table-cell>
          <table:table-cell office:value-type="float" office:value="68.23447" calcext:value-type="float">
            <text:p>68.23447</text:p>
          </table:table-cell>
          <table:table-cell office:value-type="float" office:value="-10.804131" calcext:value-type="float">
            <text:p>-10.804131</text:p>
          </table:table-cell>
          <table:table-cell office:value-type="float" office:value="48.93368" calcext:value-type="float">
            <text:p>48.93368</text:p>
          </table:table-cell>
          <table:table-cell office:value-type="float" office:value="12.306622" calcext:value-type="float">
            <text:p>12.306622</text:p>
          </table:table-cell>
          <table:table-cell office:value-type="float" office:value="49.44964" calcext:value-type="float">
            <text:p>49.44964</text:p>
          </table:table-cell>
          <table:table-cell office:value-type="float" office:value="-8.372664" calcext:value-type="float">
            <text:p>-8.372664</text:p>
          </table:table-cell>
          <table:table-cell office:value-type="float" office:value="31.664938" calcext:value-type="float">
            <text:p>31.664938</text:p>
          </table:table-cell>
          <table:table-cell office:value-type="float" office:value="8.230514" calcext:value-type="float">
            <text:p>8.230514</text:p>
          </table:table-cell>
          <table:table-cell office:value-type="float" office:value="44.913315" calcext:value-type="float">
            <text:p>44.913315</text:p>
          </table:table-cell>
          <table:table-cell office:value-type="float" office:value="-7.0934706" calcext:value-type="float">
            <text:p>-7.0934706</text:p>
          </table:table-cell>
          <table:table-cell office:value-type="float" office:value="29.972864" calcext:value-type="float">
            <text:p>29.972864</text:p>
          </table:table-cell>
          <table:table-cell office:value-type="float" office:value="4.320415" calcext:value-type="float">
            <text:p>4.320415</text:p>
          </table:table-cell>
          <table:table-cell office:value-type="float" office:value="35.94137" calcext:value-type="float">
            <text:p>35.94137</text:p>
          </table:table-cell>
          <table:table-cell office:value-type="float" office:value="-7.3383627" calcext:value-type="float">
            <text:p>-7.3383627</text:p>
          </table:table-cell>
          <table:table-cell office:value-type="float" office:value="26.642265" calcext:value-type="float">
            <text:p>26.642265</text:p>
          </table:table-cell>
          <table:table-cell office:value-type="float" office:value="6.0292535" calcext:value-type="float">
            <text:p>6.0292535</text:p>
          </table:table-cell>
          <table:table-cell office:value-type="float" office:value="31.41698" calcext:value-type="float">
            <text:p>31.416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31.wav</text:p>
          </table:table-cell>
          <table:table-cell office:value-type="float" office:value="2566.9185833119" calcext:value-type="float">
            <text:p>2566.9185833119</text:p>
          </table:table-cell>
          <table:table-cell office:value-type="float" office:value="166904.434875434" calcext:value-type="float">
            <text:p>166904.434875434</text:p>
          </table:table-cell>
          <table:table-cell office:value-type="float" office:value="2408.7330632357" calcext:value-type="float">
            <text:p>2408.7330632357</text:p>
          </table:table-cell>
          <table:table-cell office:value-type="float" office:value="39800.3748430939" calcext:value-type="float">
            <text:p>39800.3748430939</text:p>
          </table:table-cell>
          <table:table-cell office:value-type="float" office:value="20.6407771222893" calcext:value-type="float">
            <text:p>20.6407771222893</text:p>
          </table:table-cell>
          <table:table-cell office:value-type="float" office:value="109.568316289847" calcext:value-type="float">
            <text:p>109.568316289847</text:p>
          </table:table-cell>
          <table:table-cell office:value-type="float" office:value="0.016403615" calcext:value-type="float">
            <text:p>0.016403615</text:p>
          </table:table-cell>
          <table:table-cell office:value-type="float" office:value="0.0002614757" calcext:value-type="float">
            <text:p>0.0002614757</text:p>
          </table:table-cell>
          <table:table-cell office:value-type="float" office:value="5444.63627012036" calcext:value-type="float">
            <text:p>5444.63627012036</text:p>
          </table:table-cell>
          <table:table-cell office:value-type="float" office:value="577871.239888957" calcext:value-type="float">
            <text:p>577871.239888957</text:p>
          </table:table-cell>
          <table:table-cell office:value-type="float" office:value="3.40264102056325" calcext:value-type="float">
            <text:p>3.40264102056325</text:p>
          </table:table-cell>
          <table:table-cell office:value-type="float" office:value="12.8869988845404" calcext:value-type="float">
            <text:p>12.8869988845404</text:p>
          </table:table-cell>
          <table:table-cell office:value-type="float" office:value="-0.00926860403109338" calcext:value-type="float">
            <text:p>-0.00926860403109338</text:p>
          </table:table-cell>
          <table:table-cell office:value-type="float" office:value="0.00489994310596235" calcext:value-type="float">
            <text:p>0.00489994310596235</text:p>
          </table:table-cell>
          <table:table-cell office:value-type="float" office:value="0.125147277407193" calcext:value-type="float">
            <text:p>0.125147277407193</text:p>
          </table:table-cell>
          <table:table-cell office:value-type="float" office:value="0.00180888274919854" calcext:value-type="float">
            <text:p>0.00180888274919854</text:p>
          </table:table-cell>
          <table:table-cell office:value-type="float" office:value="0.4463737" calcext:value-type="float">
            <text:p>0.4463737</text:p>
          </table:table-cell>
          <table:table-cell office:value-type="float" office:value="0.07493515" calcext:value-type="float">
            <text:p>0.07493515</text:p>
          </table:table-cell>
          <table:table-cell office:value-type="float" office:value="0.27314505" calcext:value-type="float">
            <text:p>0.27314505</text:p>
          </table:table-cell>
          <table:table-cell office:value-type="float" office:value="0.00872511" calcext:value-type="float">
            <text:p>0.00872511</text:p>
          </table:table-cell>
          <table:table-cell office:value-type="float" office:value="0.21216962" calcext:value-type="float">
            <text:p>0.21216962</text:p>
          </table:table-cell>
          <table:table-cell office:value-type="float" office:value="0" calcext:value-type="float">
            <text:p>0</text:p>
          </table:table-cell>
          <table:table-cell office:value-type="float" office:value="0.22039165" calcext:value-type="float">
            <text:p>0.22039165</text:p>
          </table:table-cell>
          <table:table-cell office:value-type="float" office:value="0.0015616345" calcext:value-type="float">
            <text:p>0.0015616345</text:p>
          </table:table-cell>
          <table:table-cell office:value-type="float" office:value="0.185105135864167" calcext:value-type="float">
            <text:p>0.185105135864167</text:p>
          </table:table-cell>
          <table:table-cell office:value-type="float" office:value="0.0451727319262158" calcext:value-type="float">
            <text:p>0.0451727319262158</text:p>
          </table:table-cell>
          <table:table-cell office:value-type="float" office:value="0.25310177" calcext:value-type="float">
            <text:p>0.25310177</text:p>
          </table:table-cell>
          <table:table-cell office:value-type="float" office:value="-12.502043" calcext:value-type="float">
            <text:p>-12.502043</text:p>
          </table:table-cell>
          <table:table-cell office:value-type="float" office:value="800.03076" calcext:value-type="float">
            <text:p>800.03076</text:p>
          </table:table-cell>
          <table:table-cell office:value-type="float" office:value="91.31737" calcext:value-type="float">
            <text:p>91.31737</text:p>
          </table:table-cell>
          <table:table-cell office:value-type="float" office:value="219.14153" calcext:value-type="float">
            <text:p>219.14153</text:p>
          </table:table-cell>
          <table:table-cell office:value-type="float" office:value="-23.075956" calcext:value-type="float">
            <text:p>-23.075956</text:p>
          </table:table-cell>
          <table:table-cell office:value-type="float" office:value="163.00328" calcext:value-type="float">
            <text:p>163.00328</text:p>
          </table:table-cell>
          <table:table-cell office:value-type="float" office:value="50.965084" calcext:value-type="float">
            <text:p>50.965084</text:p>
          </table:table-cell>
          <table:table-cell office:value-type="float" office:value="164.18864" calcext:value-type="float">
            <text:p>164.18864</text:p>
          </table:table-cell>
          <table:table-cell office:value-type="float" office:value="-12.095052" calcext:value-type="float">
            <text:p>-12.095052</text:p>
          </table:table-cell>
          <table:table-cell office:value-type="float" office:value="96.3954" calcext:value-type="float">
            <text:p>96.3954</text:p>
          </table:table-cell>
          <table:table-cell office:value-type="float" office:value="30.911148" calcext:value-type="float">
            <text:p>30.911148</text:p>
          </table:table-cell>
          <table:table-cell office:value-type="float" office:value="53.477493" calcext:value-type="float">
            <text:p>53.477493</text:p>
          </table:table-cell>
          <table:table-cell office:value-type="float" office:value="-14.991018" calcext:value-type="float">
            <text:p>-14.991018</text:p>
          </table:table-cell>
          <table:table-cell office:value-type="float" office:value="110.3442" calcext:value-type="float">
            <text:p>110.3442</text:p>
          </table:table-cell>
          <table:table-cell office:value-type="float" office:value="23.05281" calcext:value-type="float">
            <text:p>23.05281</text:p>
          </table:table-cell>
          <table:table-cell office:value-type="float" office:value="53.00325" calcext:value-type="float">
            <text:p>53.00325</text:p>
          </table:table-cell>
          <table:table-cell office:value-type="float" office:value="-14.263137" calcext:value-type="float">
            <text:p>-14.263137</text:p>
          </table:table-cell>
          <table:table-cell office:value-type="float" office:value="65.641014" calcext:value-type="float">
            <text:p>65.641014</text:p>
          </table:table-cell>
          <table:table-cell office:value-type="float" office:value="23.069014" calcext:value-type="float">
            <text:p>23.069014</text:p>
          </table:table-cell>
          <table:table-cell office:value-type="float" office:value="72.25916" calcext:value-type="float">
            <text:p>72.25916</text:p>
          </table:table-cell>
          <table:table-cell office:value-type="float" office:value="-17.673542" calcext:value-type="float">
            <text:p>-17.673542</text:p>
          </table:table-cell>
          <table:table-cell office:value-type="float" office:value="52.553795" calcext:value-type="float">
            <text:p>52.553795</text:p>
          </table:table-cell>
          <table:table-cell office:value-type="float" office:value="13.15619" calcext:value-type="float">
            <text:p>13.15619</text:p>
          </table:table-cell>
          <table:table-cell office:value-type="float" office:value="40.956818" calcext:value-type="float">
            <text:p>40.956818</text:p>
          </table:table-cell>
          <table:table-cell office:value-type="float" office:value="-15.185923" calcext:value-type="float">
            <text:p>-15.185923</text:p>
          </table:table-cell>
          <table:table-cell office:value-type="float" office:value="54.711452" calcext:value-type="float">
            <text:p>54.711452</text:p>
          </table:table-cell>
          <table:table-cell office:value-type="float" office:value="3.9460368" calcext:value-type="float">
            <text:p>3.9460368</text:p>
          </table:table-cell>
          <table:table-cell office:value-type="float" office:value="39.840492" calcext:value-type="float">
            <text:p>39.840492</text:p>
          </table:table-cell>
          <table:table-cell office:value-type="float" office:value="-9.08401" calcext:value-type="float">
            <text:p>-9.08401</text:p>
          </table:table-cell>
          <table:table-cell office:value-type="float" office:value="37.190132" calcext:value-type="float">
            <text:p>37.190132</text:p>
          </table:table-cell>
          <table:table-cell office:value-type="float" office:value="5.5478163" calcext:value-type="float">
            <text:p>5.5478163</text:p>
          </table:table-cell>
          <table:table-cell office:value-type="float" office:value="39.546627" calcext:value-type="float">
            <text:p>39.546627</text:p>
          </table:table-cell>
          <table:table-cell office:value-type="float" office:value="-9.836835" calcext:value-type="float">
            <text:p>-9.836835</text:p>
          </table:table-cell>
          <table:table-cell office:value-type="float" office:value="31.479218" calcext:value-type="float">
            <text:p>31.479218</text:p>
          </table:table-cell>
          <table:table-cell office:value-type="float" office:value="5.62546" calcext:value-type="float">
            <text:p>5.62546</text:p>
          </table:table-cell>
          <table:table-cell office:value-type="float" office:value="32.446648" calcext:value-type="float">
            <text:p>32.446648</text:p>
          </table:table-cell>
          <table:table-cell office:value-type="float" office:value="-7.034442" calcext:value-type="float">
            <text:p>-7.034442</text:p>
          </table:table-cell>
          <table:table-cell office:value-type="float" office:value="28.39306" calcext:value-type="float">
            <text:p>28.39306</text:p>
          </table:table-cell>
          <table:table-cell office:value-type="float" office:value="1.4145368" calcext:value-type="float">
            <text:p>1.4145368</text:p>
          </table:table-cell>
          <table:table-cell office:value-type="float" office:value="32.82709" calcext:value-type="float">
            <text:p>32.827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72.wav</text:p>
          </table:table-cell>
          <table:table-cell office:value-type="float" office:value="2339.89274639479" calcext:value-type="float">
            <text:p>2339.89274639479</text:p>
          </table:table-cell>
          <table:table-cell office:value-type="float" office:value="123674.702274503" calcext:value-type="float">
            <text:p>123674.702274503</text:p>
          </table:table-cell>
          <table:table-cell office:value-type="float" office:value="2152.03535933071" calcext:value-type="float">
            <text:p>2152.03535933071</text:p>
          </table:table-cell>
          <table:table-cell office:value-type="float" office:value="27076.3218441771" calcext:value-type="float">
            <text:p>27076.3218441771</text:p>
          </table:table-cell>
          <table:table-cell office:value-type="float" office:value="20.3256665368819" calcext:value-type="float">
            <text:p>20.3256665368819</text:p>
          </table:table-cell>
          <table:table-cell office:value-type="float" office:value="94.5685742752679" calcext:value-type="float">
            <text:p>94.5685742752679</text:p>
          </table:table-cell>
          <table:table-cell office:value-type="float" office:value="0.009822895" calcext:value-type="float">
            <text:p>0.009822895</text:p>
          </table:table-cell>
          <table:table-cell office:value-type="float" office:value="0.00004513671" calcext:value-type="float">
            <text:p>0.00004513671</text:p>
          </table:table-cell>
          <table:table-cell office:value-type="float" office:value="4708.18573493692" calcext:value-type="float">
            <text:p>4708.18573493692</text:p>
          </table:table-cell>
          <table:table-cell office:value-type="float" office:value="337451.789409994" calcext:value-type="float">
            <text:p>337451.789409994</text:p>
          </table:table-cell>
          <table:table-cell office:value-type="float" office:value="2.93758096770124" calcext:value-type="float">
            <text:p>2.93758096770124</text:p>
          </table:table-cell>
          <table:table-cell office:value-type="float" office:value="9.02125315574385" calcext:value-type="float">
            <text:p>9.02125315574385</text:p>
          </table:table-cell>
          <table:table-cell office:value-type="float" office:value="0.00469450034095872" calcext:value-type="float">
            <text:p>0.00469450034095872</text:p>
          </table:table-cell>
          <table:table-cell office:value-type="float" office:value="0.00428123263798266" calcext:value-type="float">
            <text:p>0.00428123263798266</text:p>
          </table:table-cell>
          <table:table-cell office:value-type="float" office:value="0.116770214012954" calcext:value-type="float">
            <text:p>0.116770214012954</text:p>
          </table:table-cell>
          <table:table-cell office:value-type="float" office:value="0.00154376281941848" calcext:value-type="float">
            <text:p>0.00154376281941848</text:p>
          </table:table-cell>
          <table:table-cell office:value-type="float" office:value="0.4454406" calcext:value-type="float">
            <text:p>0.4454406</text:p>
          </table:table-cell>
          <table:table-cell office:value-type="float" office:value="0.080467954" calcext:value-type="float">
            <text:p>0.080467954</text:p>
          </table:table-cell>
          <table:table-cell office:value-type="float" office:value="0.26879215" calcext:value-type="float">
            <text:p>0.26879215</text:p>
          </table:table-cell>
          <table:table-cell office:value-type="float" office:value="0.01108412" calcext:value-type="float">
            <text:p>0.01108412</text:p>
          </table:table-cell>
          <table:table-cell office:value-type="float" office:value="-0.09707983" calcext:value-type="float">
            <text:p>-0.09707983</text:p>
          </table:table-cell>
          <table:table-cell office:value-type="float" office:value="0" calcext:value-type="float">
            <text:p>0</text:p>
          </table:table-cell>
          <table:table-cell office:value-type="float" office:value="0.19426143" calcext:value-type="float">
            <text:p>0.19426143</text:p>
          </table:table-cell>
          <table:table-cell office:value-type="float" office:value="0.0007691144" calcext:value-type="float">
            <text:p>0.0007691144</text:p>
          </table:table-cell>
          <table:table-cell office:value-type="float" office:value="0.261743537605573" calcext:value-type="float">
            <text:p>0.261743537605573</text:p>
          </table:table-cell>
          <table:table-cell office:value-type="float" office:value="0.085127237603886" calcext:value-type="float">
            <text:p>0.085127237603886</text:p>
          </table:table-cell>
          <table:table-cell office:value-type="float" office:value="-0.05391646" calcext:value-type="float">
            <text:p>-0.05391646</text:p>
          </table:table-cell>
          <table:table-cell office:value-type="float" office:value="-35.23795" calcext:value-type="float">
            <text:p>-35.23795</text:p>
          </table:table-cell>
          <table:table-cell office:value-type="float" office:value="374.55597" calcext:value-type="float">
            <text:p>374.55597</text:p>
          </table:table-cell>
          <table:table-cell office:value-type="float" office:value="93.94743" calcext:value-type="float">
            <text:p>93.94743</text:p>
          </table:table-cell>
          <table:table-cell office:value-type="float" office:value="236.61224" calcext:value-type="float">
            <text:p>236.61224</text:p>
          </table:table-cell>
          <table:table-cell office:value-type="float" office:value="-35.17942" calcext:value-type="float">
            <text:p>-35.17942</text:p>
          </table:table-cell>
          <table:table-cell office:value-type="float" office:value="129.07936" calcext:value-type="float">
            <text:p>129.07936</text:p>
          </table:table-cell>
          <table:table-cell office:value-type="float" office:value="62.7964" calcext:value-type="float">
            <text:p>62.7964</text:p>
          </table:table-cell>
          <table:table-cell office:value-type="float" office:value="99.801254" calcext:value-type="float">
            <text:p>99.801254</text:p>
          </table:table-cell>
          <table:table-cell office:value-type="float" office:value="-11.723904" calcext:value-type="float">
            <text:p>-11.723904</text:p>
          </table:table-cell>
          <table:table-cell office:value-type="float" office:value="49.98517" calcext:value-type="float">
            <text:p>49.98517</text:p>
          </table:table-cell>
          <table:table-cell office:value-type="float" office:value="26.99777" calcext:value-type="float">
            <text:p>26.99777</text:p>
          </table:table-cell>
          <table:table-cell office:value-type="float" office:value="35.041546" calcext:value-type="float">
            <text:p>35.041546</text:p>
          </table:table-cell>
          <table:table-cell office:value-type="float" office:value="-10.754326" calcext:value-type="float">
            <text:p>-10.754326</text:p>
          </table:table-cell>
          <table:table-cell office:value-type="float" office:value="48.955463" calcext:value-type="float">
            <text:p>48.955463</text:p>
          </table:table-cell>
          <table:table-cell office:value-type="float" office:value="24.073627" calcext:value-type="float">
            <text:p>24.073627</text:p>
          </table:table-cell>
          <table:table-cell office:value-type="float" office:value="30.744936" calcext:value-type="float">
            <text:p>30.744936</text:p>
          </table:table-cell>
          <table:table-cell office:value-type="float" office:value="-13.038538" calcext:value-type="float">
            <text:p>-13.038538</text:p>
          </table:table-cell>
          <table:table-cell office:value-type="float" office:value="39.102253" calcext:value-type="float">
            <text:p>39.102253</text:p>
          </table:table-cell>
          <table:table-cell office:value-type="float" office:value="13.60275" calcext:value-type="float">
            <text:p>13.60275</text:p>
          </table:table-cell>
          <table:table-cell office:value-type="float" office:value="40.86584" calcext:value-type="float">
            <text:p>40.86584</text:p>
          </table:table-cell>
          <table:table-cell office:value-type="float" office:value="-12.412999" calcext:value-type="float">
            <text:p>-12.412999</text:p>
          </table:table-cell>
          <table:table-cell office:value-type="float" office:value="35.929905" calcext:value-type="float">
            <text:p>35.929905</text:p>
          </table:table-cell>
          <table:table-cell office:value-type="float" office:value="13.56914" calcext:value-type="float">
            <text:p>13.56914</text:p>
          </table:table-cell>
          <table:table-cell office:value-type="float" office:value="31.95118" calcext:value-type="float">
            <text:p>31.95118</text:p>
          </table:table-cell>
          <table:table-cell office:value-type="float" office:value="-12.245766" calcext:value-type="float">
            <text:p>-12.245766</text:p>
          </table:table-cell>
          <table:table-cell office:value-type="float" office:value="34.02708" calcext:value-type="float">
            <text:p>34.02708</text:p>
          </table:table-cell>
          <table:table-cell office:value-type="float" office:value="5.922628" calcext:value-type="float">
            <text:p>5.922628</text:p>
          </table:table-cell>
          <table:table-cell office:value-type="float" office:value="27.801525" calcext:value-type="float">
            <text:p>27.801525</text:p>
          </table:table-cell>
          <table:table-cell office:value-type="float" office:value="-11.979134" calcext:value-type="float">
            <text:p>-11.979134</text:p>
          </table:table-cell>
          <table:table-cell office:value-type="float" office:value="25.731913" calcext:value-type="float">
            <text:p>25.731913</text:p>
          </table:table-cell>
          <table:table-cell office:value-type="float" office:value="3.3146532" calcext:value-type="float">
            <text:p>3.3146532</text:p>
          </table:table-cell>
          <table:table-cell office:value-type="float" office:value="28.942251" calcext:value-type="float">
            <text:p>28.942251</text:p>
          </table:table-cell>
          <table:table-cell office:value-type="float" office:value="-11.960471" calcext:value-type="float">
            <text:p>-11.960471</text:p>
          </table:table-cell>
          <table:table-cell office:value-type="float" office:value="36.91255" calcext:value-type="float">
            <text:p>36.91255</text:p>
          </table:table-cell>
          <table:table-cell office:value-type="float" office:value="-1.3725533" calcext:value-type="float">
            <text:p>-1.3725533</text:p>
          </table:table-cell>
          <table:table-cell office:value-type="float" office:value="39.73243" calcext:value-type="float">
            <text:p>39.73243</text:p>
          </table:table-cell>
          <table:table-cell office:value-type="float" office:value="-2.3994007" calcext:value-type="float">
            <text:p>-2.3994007</text:p>
          </table:table-cell>
          <table:table-cell office:value-type="float" office:value="45.616463" calcext:value-type="float">
            <text:p>45.616463</text:p>
          </table:table-cell>
          <table:table-cell office:value-type="float" office:value="-2.6271524" calcext:value-type="float">
            <text:p>-2.6271524</text:p>
          </table:table-cell>
          <table:table-cell office:value-type="float" office:value="37.65115" calcext:value-type="float">
            <text:p>37.651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09.wav</text:p>
          </table:table-cell>
          <table:table-cell office:value-type="float" office:value="2250.82832100633" calcext:value-type="float">
            <text:p>2250.82832100633</text:p>
          </table:table-cell>
          <table:table-cell office:value-type="float" office:value="96672.7651476356" calcext:value-type="float">
            <text:p>96672.7651476356</text:p>
          </table:table-cell>
          <table:table-cell office:value-type="float" office:value="2390.0458819683" calcext:value-type="float">
            <text:p>2390.0458819683</text:p>
          </table:table-cell>
          <table:table-cell office:value-type="float" office:value="25842.6983384457" calcext:value-type="float">
            <text:p>25842.6983384457</text:p>
          </table:table-cell>
          <table:table-cell office:value-type="float" office:value="19.8239369048205" calcext:value-type="float">
            <text:p>19.8239369048205</text:p>
          </table:table-cell>
          <table:table-cell office:value-type="float" office:value="111.077503047021" calcext:value-type="float">
            <text:p>111.077503047021</text:p>
          </table:table-cell>
          <table:table-cell office:value-type="float" office:value="0.008612338" calcext:value-type="float">
            <text:p>0.008612338</text:p>
          </table:table-cell>
          <table:table-cell office:value-type="float" office:value="0.0000197199" calcext:value-type="float">
            <text:p>0.0000197199</text:p>
          </table:table-cell>
          <table:table-cell office:value-type="float" office:value="5112.25387679452" calcext:value-type="float">
            <text:p>5112.25387679452</text:p>
          </table:table-cell>
          <table:table-cell office:value-type="float" office:value="251173.938181115" calcext:value-type="float">
            <text:p>251173.938181115</text:p>
          </table:table-cell>
          <table:table-cell office:value-type="float" office:value="4.55461305919475" calcext:value-type="float">
            <text:p>4.55461305919475</text:p>
          </table:table-cell>
          <table:table-cell office:value-type="float" office:value="21.9403799800707" calcext:value-type="float">
            <text:p>21.9403799800707</text:p>
          </table:table-cell>
          <table:table-cell office:value-type="float" office:value="-0.013376748459935" calcext:value-type="float">
            <text:p>-0.013376748459935</text:p>
          </table:table-cell>
          <table:table-cell office:value-type="float" office:value="0.00442538449357419" calcext:value-type="float">
            <text:p>0.00442538449357419</text:p>
          </table:table-cell>
          <table:table-cell office:value-type="float" office:value="0.0946472592807425" calcext:value-type="float">
            <text:p>0.0946472592807425</text:p>
          </table:table-cell>
          <table:table-cell office:value-type="float" office:value="0.000555129522010781" calcext:value-type="float">
            <text:p>0.000555129522010781</text:p>
          </table:table-cell>
          <table:table-cell office:value-type="float" office:value="0.52700156" calcext:value-type="float">
            <text:p>0.52700156</text:p>
          </table:table-cell>
          <table:table-cell office:value-type="float" office:value="0.0607312" calcext:value-type="float">
            <text:p>0.0607312</text:p>
          </table:table-cell>
          <table:table-cell office:value-type="float" office:value="0.27345702" calcext:value-type="float">
            <text:p>0.27345702</text:p>
          </table:table-cell>
          <table:table-cell office:value-type="float" office:value="0.008554591" calcext:value-type="float">
            <text:p>0.008554591</text:p>
          </table:table-cell>
          <table:table-cell office:value-type="float" office:value="0.020182105" calcext:value-type="float">
            <text:p>0.020182105</text:p>
          </table:table-cell>
          <table:table-cell office:value-type="float" office:value="0" calcext:value-type="float">
            <text:p>0</text:p>
          </table:table-cell>
          <table:table-cell office:value-type="float" office:value="0.3126573" calcext:value-type="float">
            <text:p>0.3126573</text:p>
          </table:table-cell>
          <table:table-cell office:value-type="float" office:value="0.0010488922" calcext:value-type="float">
            <text:p>0.0010488922</text:p>
          </table:table-cell>
          <table:table-cell office:value-type="float" office:value="0.240127287857738" calcext:value-type="float">
            <text:p>0.240127287857738</text:p>
          </table:table-cell>
          <table:table-cell office:value-type="float" office:value="0.0728860645670849" calcext:value-type="float">
            <text:p>0.0728860645670849</text:p>
          </table:table-cell>
          <table:table-cell office:value-type="float" office:value="0.0110511435" calcext:value-type="float">
            <text:p>0.0110511435</text:p>
          </table:table-cell>
          <table:table-cell office:value-type="float" office:value="3.63844" calcext:value-type="float">
            <text:p>3.63844</text:p>
          </table:table-cell>
          <table:table-cell office:value-type="float" office:value="542.8477" calcext:value-type="float">
            <text:p>542.8477</text:p>
          </table:table-cell>
          <table:table-cell office:value-type="float" office:value="104.7562" calcext:value-type="float">
            <text:p>104.7562</text:p>
          </table:table-cell>
          <table:table-cell office:value-type="float" office:value="191.27483" calcext:value-type="float">
            <text:p>191.27483</text:p>
          </table:table-cell>
          <table:table-cell office:value-type="float" office:value="-0.833013" calcext:value-type="float">
            <text:p>-0.833013</text:p>
          </table:table-cell>
          <table:table-cell office:value-type="float" office:value="114.86337" calcext:value-type="float">
            <text:p>114.86337</text:p>
          </table:table-cell>
          <table:table-cell office:value-type="float" office:value="55.920498" calcext:value-type="float">
            <text:p>55.920498</text:p>
          </table:table-cell>
          <table:table-cell office:value-type="float" office:value="222.62827" calcext:value-type="float">
            <text:p>222.62827</text:p>
          </table:table-cell>
          <table:table-cell office:value-type="float" office:value="-29.22942" calcext:value-type="float">
            <text:p>-29.22942</text:p>
          </table:table-cell>
          <table:table-cell office:value-type="float" office:value="79.59061" calcext:value-type="float">
            <text:p>79.59061</text:p>
          </table:table-cell>
          <table:table-cell office:value-type="float" office:value="31.247389" calcext:value-type="float">
            <text:p>31.247389</text:p>
          </table:table-cell>
          <table:table-cell office:value-type="float" office:value="64.44381" calcext:value-type="float">
            <text:p>64.44381</text:p>
          </table:table-cell>
          <table:table-cell office:value-type="float" office:value="-14.189062" calcext:value-type="float">
            <text:p>-14.189062</text:p>
          </table:table-cell>
          <table:table-cell office:value-type="float" office:value="61.736134" calcext:value-type="float">
            <text:p>61.736134</text:p>
          </table:table-cell>
          <table:table-cell office:value-type="float" office:value="20.21433" calcext:value-type="float">
            <text:p>20.21433</text:p>
          </table:table-cell>
          <table:table-cell office:value-type="float" office:value="50.347385" calcext:value-type="float">
            <text:p>50.347385</text:p>
          </table:table-cell>
          <table:table-cell office:value-type="float" office:value="-8.27282" calcext:value-type="float">
            <text:p>-8.27282</text:p>
          </table:table-cell>
          <table:table-cell office:value-type="float" office:value="49.55866" calcext:value-type="float">
            <text:p>49.55866</text:p>
          </table:table-cell>
          <table:table-cell office:value-type="float" office:value="15.177011" calcext:value-type="float">
            <text:p>15.177011</text:p>
          </table:table-cell>
          <table:table-cell office:value-type="float" office:value="39.986603" calcext:value-type="float">
            <text:p>39.986603</text:p>
          </table:table-cell>
          <table:table-cell office:value-type="float" office:value="-14.592086" calcext:value-type="float">
            <text:p>-14.592086</text:p>
          </table:table-cell>
          <table:table-cell office:value-type="float" office:value="22.94044" calcext:value-type="float">
            <text:p>22.94044</text:p>
          </table:table-cell>
          <table:table-cell office:value-type="float" office:value="15.659341" calcext:value-type="float">
            <text:p>15.659341</text:p>
          </table:table-cell>
          <table:table-cell office:value-type="float" office:value="28.181833" calcext:value-type="float">
            <text:p>28.181833</text:p>
          </table:table-cell>
          <table:table-cell office:value-type="float" office:value="-12.991375" calcext:value-type="float">
            <text:p>-12.991375</text:p>
          </table:table-cell>
          <table:table-cell office:value-type="float" office:value="22.85443" calcext:value-type="float">
            <text:p>22.85443</text:p>
          </table:table-cell>
          <table:table-cell office:value-type="float" office:value="15.278264" calcext:value-type="float">
            <text:p>15.278264</text:p>
          </table:table-cell>
          <table:table-cell office:value-type="float" office:value="28.31071" calcext:value-type="float">
            <text:p>28.31071</text:p>
          </table:table-cell>
          <table:table-cell office:value-type="float" office:value="-6.923677" calcext:value-type="float">
            <text:p>-6.923677</text:p>
          </table:table-cell>
          <table:table-cell office:value-type="float" office:value="26.474512" calcext:value-type="float">
            <text:p>26.474512</text:p>
          </table:table-cell>
          <table:table-cell office:value-type="float" office:value="9.862303" calcext:value-type="float">
            <text:p>9.862303</text:p>
          </table:table-cell>
          <table:table-cell office:value-type="float" office:value="29.91143" calcext:value-type="float">
            <text:p>29.91143</text:p>
          </table:table-cell>
          <table:table-cell office:value-type="float" office:value="-6.4960966" calcext:value-type="float">
            <text:p>-6.4960966</text:p>
          </table:table-cell>
          <table:table-cell office:value-type="float" office:value="21.491547" calcext:value-type="float">
            <text:p>21.491547</text:p>
          </table:table-cell>
          <table:table-cell office:value-type="float" office:value="4.8992133" calcext:value-type="float">
            <text:p>4.8992133</text:p>
          </table:table-cell>
          <table:table-cell office:value-type="float" office:value="19.935986" calcext:value-type="float">
            <text:p>19.935986</text:p>
          </table:table-cell>
          <table:table-cell office:value-type="float" office:value="-0.77894" calcext:value-type="float">
            <text:p>-0.77894</text:p>
          </table:table-cell>
          <table:table-cell office:value-type="float" office:value="19.202557" calcext:value-type="float">
            <text:p>19.202557</text:p>
          </table:table-cell>
          <table:table-cell office:value-type="float" office:value="6.45774" calcext:value-type="float">
            <text:p>6.45774</text:p>
          </table:table-cell>
          <table:table-cell office:value-type="float" office:value="18.523048" calcext:value-type="float">
            <text:p>18.5230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02.wav</text:p>
          </table:table-cell>
          <table:table-cell office:value-type="float" office:value="2198.91922954586" calcext:value-type="float">
            <text:p>2198.91922954586</text:p>
          </table:table-cell>
          <table:table-cell office:value-type="float" office:value="146529.397747472" calcext:value-type="float">
            <text:p>146529.397747472</text:p>
          </table:table-cell>
          <table:table-cell office:value-type="float" office:value="2006.33177732762" calcext:value-type="float">
            <text:p>2006.33177732762</text:p>
          </table:table-cell>
          <table:table-cell office:value-type="float" office:value="81201.9919867329" calcext:value-type="float">
            <text:p>81201.9919867329</text:p>
          </table:table-cell>
          <table:table-cell office:value-type="float" office:value="20.4638373288137" calcext:value-type="float">
            <text:p>20.4638373288137</text:p>
          </table:table-cell>
          <table:table-cell office:value-type="float" office:value="86.5216292873854" calcext:value-type="float">
            <text:p>86.5216292873854</text:p>
          </table:table-cell>
          <table:table-cell office:value-type="float" office:value="0.009348171" calcext:value-type="float">
            <text:p>0.009348171</text:p>
          </table:table-cell>
          <table:table-cell office:value-type="float" office:value="0.00007198889" calcext:value-type="float">
            <text:p>0.00007198889</text:p>
          </table:table-cell>
          <table:table-cell office:value-type="float" office:value="4447.47243646679" calcext:value-type="float">
            <text:p>4447.47243646679</text:p>
          </table:table-cell>
          <table:table-cell office:value-type="float" office:value="669803.232537328" calcext:value-type="float">
            <text:p>669803.232537328</text:p>
          </table:table-cell>
          <table:table-cell office:value-type="float" office:value="2.29717300130783" calcext:value-type="float">
            <text:p>2.29717300130783</text:p>
          </table:table-cell>
          <table:table-cell office:value-type="float" office:value="5.94163813243976" calcext:value-type="float">
            <text:p>5.94163813243976</text:p>
          </table:table-cell>
          <table:table-cell office:value-type="float" office:value="-0.00658277213269874" calcext:value-type="float">
            <text:p>-0.00658277213269874</text:p>
          </table:table-cell>
          <table:table-cell office:value-type="float" office:value="0.00382562832517361" calcext:value-type="float">
            <text:p>0.00382562832517361</text:p>
          </table:table-cell>
          <table:table-cell office:value-type="float" office:value="0.128340931337007" calcext:value-type="float">
            <text:p>0.128340931337007</text:p>
          </table:table-cell>
          <table:table-cell office:value-type="float" office:value="0.000979195949259629" calcext:value-type="float">
            <text:p>0.000979195949259629</text:p>
          </table:table-cell>
          <table:table-cell office:value-type="float" office:value="0.43276274" calcext:value-type="float">
            <text:p>0.43276274</text:p>
          </table:table-cell>
          <table:table-cell office:value-type="float" office:value="0.07504222" calcext:value-type="float">
            <text:p>0.07504222</text:p>
          </table:table-cell>
          <table:table-cell office:value-type="float" office:value="0.2726811" calcext:value-type="float">
            <text:p>0.2726811</text:p>
          </table:table-cell>
          <table:table-cell office:value-type="float" office:value="0.008978363" calcext:value-type="float">
            <text:p>0.008978363</text:p>
          </table:table-cell>
          <table:table-cell office:value-type="float" office:value="0.026784804" calcext:value-type="float">
            <text:p>0.026784804</text:p>
          </table:table-cell>
          <table:table-cell office:value-type="float" office:value="0" calcext:value-type="float">
            <text:p>0</text:p>
          </table:table-cell>
          <table:table-cell office:value-type="float" office:value="0.13272823" calcext:value-type="float">
            <text:p>0.13272823</text:p>
          </table:table-cell>
          <table:table-cell office:value-type="float" office:value="0.0006411901" calcext:value-type="float">
            <text:p>0.0006411901</text:p>
          </table:table-cell>
          <table:table-cell office:value-type="float" office:value="0.225459595439948" calcext:value-type="float">
            <text:p>0.225459595439948</text:p>
          </table:table-cell>
          <table:table-cell office:value-type="float" office:value="0.0633115687040876" calcext:value-type="float">
            <text:p>0.0633115687040876</text:p>
          </table:table-cell>
          <table:table-cell office:value-type="float" office:value="-0.02885881" calcext:value-type="float">
            <text:p>-0.02885881</text:p>
          </table:table-cell>
          <table:table-cell office:value-type="float" office:value="-62.234993" calcext:value-type="float">
            <text:p>-62.234993</text:p>
          </table:table-cell>
          <table:table-cell office:value-type="float" office:value="995.3575" calcext:value-type="float">
            <text:p>995.3575</text:p>
          </table:table-cell>
          <table:table-cell office:value-type="float" office:value="115.17359" calcext:value-type="float">
            <text:p>115.17359</text:p>
          </table:table-cell>
          <table:table-cell office:value-type="float" office:value="316.81232" calcext:value-type="float">
            <text:p>316.81232</text:p>
          </table:table-cell>
          <table:table-cell office:value-type="float" office:value="-42.7843" calcext:value-type="float">
            <text:p>-42.7843</text:p>
          </table:table-cell>
          <table:table-cell office:value-type="float" office:value="299.43436" calcext:value-type="float">
            <text:p>299.43436</text:p>
          </table:table-cell>
          <table:table-cell office:value-type="float" office:value="54.301395" calcext:value-type="float">
            <text:p>54.301395</text:p>
          </table:table-cell>
          <table:table-cell office:value-type="float" office:value="215.76904" calcext:value-type="float">
            <text:p>215.76904</text:p>
          </table:table-cell>
          <table:table-cell office:value-type="float" office:value="-24.871058" calcext:value-type="float">
            <text:p>-24.871058</text:p>
          </table:table-cell>
          <table:table-cell office:value-type="float" office:value="75.68812" calcext:value-type="float">
            <text:p>75.68812</text:p>
          </table:table-cell>
          <table:table-cell office:value-type="float" office:value="20.127165" calcext:value-type="float">
            <text:p>20.127165</text:p>
          </table:table-cell>
          <table:table-cell office:value-type="float" office:value="106.467804" calcext:value-type="float">
            <text:p>106.467804</text:p>
          </table:table-cell>
          <table:table-cell office:value-type="float" office:value="-21.63533" calcext:value-type="float">
            <text:p>-21.63533</text:p>
          </table:table-cell>
          <table:table-cell office:value-type="float" office:value="68.519226" calcext:value-type="float">
            <text:p>68.519226</text:p>
          </table:table-cell>
          <table:table-cell office:value-type="float" office:value="20.841627" calcext:value-type="float">
            <text:p>20.841627</text:p>
          </table:table-cell>
          <table:table-cell office:value-type="float" office:value="47.369938" calcext:value-type="float">
            <text:p>47.369938</text:p>
          </table:table-cell>
          <table:table-cell office:value-type="float" office:value="-8.395902" calcext:value-type="float">
            <text:p>-8.395902</text:p>
          </table:table-cell>
          <table:table-cell office:value-type="float" office:value="59.444477" calcext:value-type="float">
            <text:p>59.444477</text:p>
          </table:table-cell>
          <table:table-cell office:value-type="float" office:value="20.32247" calcext:value-type="float">
            <text:p>20.32247</text:p>
          </table:table-cell>
          <table:table-cell office:value-type="float" office:value="44.976437" calcext:value-type="float">
            <text:p>44.976437</text:p>
          </table:table-cell>
          <table:table-cell office:value-type="float" office:value="-10.730717" calcext:value-type="float">
            <text:p>-10.730717</text:p>
          </table:table-cell>
          <table:table-cell office:value-type="float" office:value="51.567665" calcext:value-type="float">
            <text:p>51.567665</text:p>
          </table:table-cell>
          <table:table-cell office:value-type="float" office:value="9.666508" calcext:value-type="float">
            <text:p>9.666508</text:p>
          </table:table-cell>
          <table:table-cell office:value-type="float" office:value="38.54738" calcext:value-type="float">
            <text:p>38.54738</text:p>
          </table:table-cell>
          <table:table-cell office:value-type="float" office:value="-14.542503" calcext:value-type="float">
            <text:p>-14.542503</text:p>
          </table:table-cell>
          <table:table-cell office:value-type="float" office:value="52.859497" calcext:value-type="float">
            <text:p>52.859497</text:p>
          </table:table-cell>
          <table:table-cell office:value-type="float" office:value="6.9304943" calcext:value-type="float">
            <text:p>6.9304943</text:p>
          </table:table-cell>
          <table:table-cell office:value-type="float" office:value="31.85381" calcext:value-type="float">
            <text:p>31.85381</text:p>
          </table:table-cell>
          <table:table-cell office:value-type="float" office:value="-7.477543" calcext:value-type="float">
            <text:p>-7.477543</text:p>
          </table:table-cell>
          <table:table-cell office:value-type="float" office:value="32.540565" calcext:value-type="float">
            <text:p>32.540565</text:p>
          </table:table-cell>
          <table:table-cell office:value-type="float" office:value="5.972606" calcext:value-type="float">
            <text:p>5.972606</text:p>
          </table:table-cell>
          <table:table-cell office:value-type="float" office:value="35.67236" calcext:value-type="float">
            <text:p>35.67236</text:p>
          </table:table-cell>
          <table:table-cell office:value-type="float" office:value="-3.473475" calcext:value-type="float">
            <text:p>-3.473475</text:p>
          </table:table-cell>
          <table:table-cell office:value-type="float" office:value="33.779533" calcext:value-type="float">
            <text:p>33.779533</text:p>
          </table:table-cell>
          <table:table-cell office:value-type="float" office:value="6.566592" calcext:value-type="float">
            <text:p>6.566592</text:p>
          </table:table-cell>
          <table:table-cell office:value-type="float" office:value="38.427895" calcext:value-type="float">
            <text:p>38.427895</text:p>
          </table:table-cell>
          <table:table-cell office:value-type="float" office:value="-6.5757914" calcext:value-type="float">
            <text:p>-6.5757914</text:p>
          </table:table-cell>
          <table:table-cell office:value-type="float" office:value="40.791233" calcext:value-type="float">
            <text:p>40.791233</text:p>
          </table:table-cell>
          <table:table-cell office:value-type="float" office:value="2.9632413" calcext:value-type="float">
            <text:p>2.9632413</text:p>
          </table:table-cell>
          <table:table-cell office:value-type="float" office:value="33.529026" calcext:value-type="float">
            <text:p>33.529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47.wav</text:p>
          </table:table-cell>
          <table:table-cell office:value-type="float" office:value="2908.30013084086" calcext:value-type="float">
            <text:p>2908.30013084086</text:p>
          </table:table-cell>
          <table:table-cell office:value-type="float" office:value="153812.03791724" calcext:value-type="float">
            <text:p>153812.03791724</text:p>
          </table:table-cell>
          <table:table-cell office:value-type="float" office:value="2286.25259153653" calcext:value-type="float">
            <text:p>2286.25259153653</text:p>
          </table:table-cell>
          <table:table-cell office:value-type="float" office:value="60680.7850229386" calcext:value-type="float">
            <text:p>60680.7850229386</text:p>
          </table:table-cell>
          <table:table-cell office:value-type="float" office:value="20.0440206796423" calcext:value-type="float">
            <text:p>20.0440206796423</text:p>
          </table:table-cell>
          <table:table-cell office:value-type="float" office:value="102.624141580749" calcext:value-type="float">
            <text:p>102.624141580749</text:p>
          </table:table-cell>
          <table:table-cell office:value-type="float" office:value="0.026372837" calcext:value-type="float">
            <text:p>0.026372837</text:p>
          </table:table-cell>
          <table:table-cell office:value-type="float" office:value="0.00088540936" calcext:value-type="float">
            <text:p>0.00088540936</text:p>
          </table:table-cell>
          <table:table-cell office:value-type="float" office:value="5405.8165512616" calcext:value-type="float">
            <text:p>5405.8165512616</text:p>
          </table:table-cell>
          <table:table-cell office:value-type="float" office:value="623272.505088542" calcext:value-type="float">
            <text:p>623272.505088542</text:p>
          </table:table-cell>
          <table:table-cell office:value-type="float" office:value="3.61086258452479" calcext:value-type="float">
            <text:p>3.61086258452479</text:p>
          </table:table-cell>
          <table:table-cell office:value-type="float" office:value="13.9176765500014" calcext:value-type="float">
            <text:p>13.9176765500014</text:p>
          </table:table-cell>
          <table:table-cell office:value-type="float" office:value="0.0020106872714927" calcext:value-type="float">
            <text:p>0.0020106872714927</text:p>
          </table:table-cell>
          <table:table-cell office:value-type="float" office:value="0.00357427548091176" calcext:value-type="float">
            <text:p>0.00357427548091176</text:p>
          </table:table-cell>
          <table:table-cell office:value-type="float" office:value="0.178108233033643" calcext:value-type="float">
            <text:p>0.178108233033643</text:p>
          </table:table-cell>
          <table:table-cell office:value-type="float" office:value="0.00175870266892971" calcext:value-type="float">
            <text:p>0.00175870266892971</text:p>
          </table:table-cell>
          <table:table-cell office:value-type="float" office:value="0.43116537" calcext:value-type="float">
            <text:p>0.43116537</text:p>
          </table:table-cell>
          <table:table-cell office:value-type="float" office:value="0.081572846" calcext:value-type="float">
            <text:p>0.081572846</text:p>
          </table:table-cell>
          <table:table-cell office:value-type="float" office:value="0.2752971" calcext:value-type="float">
            <text:p>0.2752971</text:p>
          </table:table-cell>
          <table:table-cell office:value-type="float" office:value="0.0075448276" calcext:value-type="float">
            <text:p>0.0075448276</text:p>
          </table:table-cell>
          <table:table-cell office:value-type="float" office:value="0.020488232" calcext:value-type="float">
            <text:p>0.020488232</text:p>
          </table:table-cell>
          <table:table-cell office:value-type="float" office:value="0" calcext:value-type="float">
            <text:p>0</text:p>
          </table:table-cell>
          <table:table-cell office:value-type="float" office:value="0.21747482" calcext:value-type="float">
            <text:p>0.21747482</text:p>
          </table:table-cell>
          <table:table-cell office:value-type="float" office:value="0.001230712" calcext:value-type="float">
            <text:p>0.001230712</text:p>
          </table:table-cell>
          <table:table-cell office:value-type="float" office:value="0.234500422967972" calcext:value-type="float">
            <text:p>0.234500422967972</text:p>
          </table:table-cell>
          <table:table-cell office:value-type="float" office:value="0.0689230235601884" calcext:value-type="float">
            <text:p>0.0689230235601884</text:p>
          </table:table-cell>
          <table:table-cell office:value-type="float" office:value="0.07632105" calcext:value-type="float">
            <text:p>0.07632105</text:p>
          </table:table-cell>
          <table:table-cell office:value-type="float" office:value="-1.913298" calcext:value-type="float">
            <text:p>-1.913298</text:p>
          </table:table-cell>
          <table:table-cell office:value-type="float" office:value="477.82126" calcext:value-type="float">
            <text:p>477.82126</text:p>
          </table:table-cell>
          <table:table-cell office:value-type="float" office:value="72.68616" calcext:value-type="float">
            <text:p>72.68616</text:p>
          </table:table-cell>
          <table:table-cell office:value-type="float" office:value="305.40076" calcext:value-type="float">
            <text:p>305.40076</text:p>
          </table:table-cell>
          <table:table-cell office:value-type="float" office:value="-32.791992" calcext:value-type="float">
            <text:p>-32.791992</text:p>
          </table:table-cell>
          <table:table-cell office:value-type="float" office:value="242.78651" calcext:value-type="float">
            <text:p>242.78651</text:p>
          </table:table-cell>
          <table:table-cell office:value-type="float" office:value="63.605473" calcext:value-type="float">
            <text:p>63.605473</text:p>
          </table:table-cell>
          <table:table-cell office:value-type="float" office:value="111.44708" calcext:value-type="float">
            <text:p>111.44708</text:p>
          </table:table-cell>
          <table:table-cell office:value-type="float" office:value="-18.55635" calcext:value-type="float">
            <text:p>-18.55635</text:p>
          </table:table-cell>
          <table:table-cell office:value-type="float" office:value="69.67423" calcext:value-type="float">
            <text:p>69.67423</text:p>
          </table:table-cell>
          <table:table-cell office:value-type="float" office:value="25.870161" calcext:value-type="float">
            <text:p>25.870161</text:p>
          </table:table-cell>
          <table:table-cell office:value-type="float" office:value="64.006805" calcext:value-type="float">
            <text:p>64.006805</text:p>
          </table:table-cell>
          <table:table-cell office:value-type="float" office:value="-13.8591" calcext:value-type="float">
            <text:p>-13.8591</text:p>
          </table:table-cell>
          <table:table-cell office:value-type="float" office:value="79.26658" calcext:value-type="float">
            <text:p>79.26658</text:p>
          </table:table-cell>
          <table:table-cell office:value-type="float" office:value="18.078884" calcext:value-type="float">
            <text:p>18.078884</text:p>
          </table:table-cell>
          <table:table-cell office:value-type="float" office:value="55.60889" calcext:value-type="float">
            <text:p>55.60889</text:p>
          </table:table-cell>
          <table:table-cell office:value-type="float" office:value="-11.946615" calcext:value-type="float">
            <text:p>-11.946615</text:p>
          </table:table-cell>
          <table:table-cell office:value-type="float" office:value="54.3745" calcext:value-type="float">
            <text:p>54.3745</text:p>
          </table:table-cell>
          <table:table-cell office:value-type="float" office:value="19.672184" calcext:value-type="float">
            <text:p>19.672184</text:p>
          </table:table-cell>
          <table:table-cell office:value-type="float" office:value="47.221703" calcext:value-type="float">
            <text:p>47.221703</text:p>
          </table:table-cell>
          <table:table-cell office:value-type="float" office:value="-13.95425" calcext:value-type="float">
            <text:p>-13.95425</text:p>
          </table:table-cell>
          <table:table-cell office:value-type="float" office:value="45.175903" calcext:value-type="float">
            <text:p>45.175903</text:p>
          </table:table-cell>
          <table:table-cell office:value-type="float" office:value="18.755697" calcext:value-type="float">
            <text:p>18.755697</text:p>
          </table:table-cell>
          <table:table-cell office:value-type="float" office:value="52.288517" calcext:value-type="float">
            <text:p>52.288517</text:p>
          </table:table-cell>
          <table:table-cell office:value-type="float" office:value="-11.187991" calcext:value-type="float">
            <text:p>-11.187991</text:p>
          </table:table-cell>
          <table:table-cell office:value-type="float" office:value="39.032055" calcext:value-type="float">
            <text:p>39.032055</text:p>
          </table:table-cell>
          <table:table-cell office:value-type="float" office:value="7.9585447" calcext:value-type="float">
            <text:p>7.9585447</text:p>
          </table:table-cell>
          <table:table-cell office:value-type="float" office:value="38.578716" calcext:value-type="float">
            <text:p>38.578716</text:p>
          </table:table-cell>
          <table:table-cell office:value-type="float" office:value="-10.2883" calcext:value-type="float">
            <text:p>-10.2883</text:p>
          </table:table-cell>
          <table:table-cell office:value-type="float" office:value="39.090794" calcext:value-type="float">
            <text:p>39.090794</text:p>
          </table:table-cell>
          <table:table-cell office:value-type="float" office:value="5.3172016" calcext:value-type="float">
            <text:p>5.3172016</text:p>
          </table:table-cell>
          <table:table-cell office:value-type="float" office:value="33.904026" calcext:value-type="float">
            <text:p>33.904026</text:p>
          </table:table-cell>
          <table:table-cell office:value-type="float" office:value="-9.030465" calcext:value-type="float">
            <text:p>-9.030465</text:p>
          </table:table-cell>
          <table:table-cell office:value-type="float" office:value="37.570683" calcext:value-type="float">
            <text:p>37.570683</text:p>
          </table:table-cell>
          <table:table-cell office:value-type="float" office:value="4.323158" calcext:value-type="float">
            <text:p>4.323158</text:p>
          </table:table-cell>
          <table:table-cell office:value-type="float" office:value="35.12951" calcext:value-type="float">
            <text:p>35.12951</text:p>
          </table:table-cell>
          <table:table-cell office:value-type="float" office:value="-5.6397243" calcext:value-type="float">
            <text:p>-5.6397243</text:p>
          </table:table-cell>
          <table:table-cell office:value-type="float" office:value="49.63142" calcext:value-type="float">
            <text:p>49.63142</text:p>
          </table:table-cell>
          <table:table-cell office:value-type="float" office:value="8.738863" calcext:value-type="float">
            <text:p>8.738863</text:p>
          </table:table-cell>
          <table:table-cell office:value-type="float" office:value="47.94558" calcext:value-type="float">
            <text:p>47.945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19.wav</text:p>
          </table:table-cell>
          <table:table-cell office:value-type="float" office:value="2699.31925969346" calcext:value-type="float">
            <text:p>2699.31925969346</text:p>
          </table:table-cell>
          <table:table-cell office:value-type="float" office:value="214732.714989109" calcext:value-type="float">
            <text:p>214732.714989109</text:p>
          </table:table-cell>
          <table:table-cell office:value-type="float" office:value="2324.23617985057" calcext:value-type="float">
            <text:p>2324.23617985057</text:p>
          </table:table-cell>
          <table:table-cell office:value-type="float" office:value="56754.4888138908" calcext:value-type="float">
            <text:p>56754.4888138908</text:p>
          </table:table-cell>
          <table:table-cell office:value-type="float" office:value="18.684727638457" calcext:value-type="float">
            <text:p>18.684727638457</text:p>
          </table:table-cell>
          <table:table-cell office:value-type="float" office:value="103.851545870519" calcext:value-type="float">
            <text:p>103.851545870519</text:p>
          </table:table-cell>
          <table:table-cell office:value-type="float" office:value="0.019909872" calcext:value-type="float">
            <text:p>0.019909872</text:p>
          </table:table-cell>
          <table:table-cell office:value-type="float" office:value="0.00016342157" calcext:value-type="float">
            <text:p>0.00016342157</text:p>
          </table:table-cell>
          <table:table-cell office:value-type="float" office:value="5384.85789996012" calcext:value-type="float">
            <text:p>5384.85789996012</text:p>
          </table:table-cell>
          <table:table-cell office:value-type="float" office:value="764684.574222427" calcext:value-type="float">
            <text:p>764684.574222427</text:p>
          </table:table-cell>
          <table:table-cell office:value-type="float" office:value="1.7113941008534" calcext:value-type="float">
            <text:p>1.7113941008534</text:p>
          </table:table-cell>
          <table:table-cell office:value-type="float" office:value="3.77981323138726" calcext:value-type="float">
            <text:p>3.77981323138726</text:p>
          </table:table-cell>
          <table:table-cell office:value-type="float" office:value="-0.00921145760099447" calcext:value-type="float">
            <text:p>-0.00921145760099447</text:p>
          </table:table-cell>
          <table:table-cell office:value-type="float" office:value="0.00191594080166023" calcext:value-type="float">
            <text:p>0.00191594080166023</text:p>
          </table:table-cell>
          <table:table-cell office:value-type="float" office:value="0.161427367314385" calcext:value-type="float">
            <text:p>0.161427367314385</text:p>
          </table:table-cell>
          <table:table-cell office:value-type="float" office:value="0.00225843750155577" calcext:value-type="float">
            <text:p>0.00225843750155577</text:p>
          </table:table-cell>
          <table:table-cell office:value-type="float" office:value="0.55526906" calcext:value-type="float">
            <text:p>0.55526906</text:p>
          </table:table-cell>
          <table:table-cell office:value-type="float" office:value="0.062256567" calcext:value-type="float">
            <text:p>0.062256567</text:p>
          </table:table-cell>
          <table:table-cell office:value-type="float" office:value="0.2813177" calcext:value-type="float">
            <text:p>0.2813177</text:p>
          </table:table-cell>
          <table:table-cell office:value-type="float" office:value="0.00419367" calcext:value-type="float">
            <text:p>0.00419367</text:p>
          </table:table-cell>
          <table:table-cell office:value-type="float" office:value="0.00086701364" calcext:value-type="float">
            <text:p>0.00086701364</text:p>
          </table:table-cell>
          <table:table-cell office:value-type="float" office:value="0" calcext:value-type="float">
            <text:p>0</text:p>
          </table:table-cell>
          <table:table-cell office:value-type="float" office:value="0.10085118" calcext:value-type="float">
            <text:p>0.10085118</text:p>
          </table:table-cell>
          <table:table-cell office:value-type="float" office:value="0.0009651394" calcext:value-type="float">
            <text:p>0.0009651394</text:p>
          </table:table-cell>
          <table:table-cell office:value-type="float" office:value="0.194678860716281" calcext:value-type="float">
            <text:p>0.194678860716281</text:p>
          </table:table-cell>
          <table:table-cell office:value-type="float" office:value="0.0490782505884076" calcext:value-type="float">
            <text:p>0.0490782505884076</text:p>
          </table:table-cell>
          <table:table-cell office:value-type="float" office:value="-0.02053687" calcext:value-type="float">
            <text:p>-0.02053687</text:p>
          </table:table-cell>
          <table:table-cell office:value-type="float" office:value="-89.35648" calcext:value-type="float">
            <text:p>-89.35648</text:p>
          </table:table-cell>
          <table:table-cell office:value-type="float" office:value="3149.5415" calcext:value-type="float">
            <text:p>3149.5415</text:p>
          </table:table-cell>
          <table:table-cell office:value-type="float" office:value="82.35881" calcext:value-type="float">
            <text:p>82.35881</text:p>
          </table:table-cell>
          <table:table-cell office:value-type="float" office:value="375.9566" calcext:value-type="float">
            <text:p>375.9566</text:p>
          </table:table-cell>
          <table:table-cell office:value-type="float" office:value="-23.250647" calcext:value-type="float">
            <text:p>-23.250647</text:p>
          </table:table-cell>
          <table:table-cell office:value-type="float" office:value="210.18713" calcext:value-type="float">
            <text:p>210.18713</text:p>
          </table:table-cell>
          <table:table-cell office:value-type="float" office:value="68.10648" calcext:value-type="float">
            <text:p>68.10648</text:p>
          </table:table-cell>
          <table:table-cell office:value-type="float" office:value="139.4556" calcext:value-type="float">
            <text:p>139.4556</text:p>
          </table:table-cell>
          <table:table-cell office:value-type="float" office:value="-13.07544" calcext:value-type="float">
            <text:p>-13.07544</text:p>
          </table:table-cell>
          <table:table-cell office:value-type="float" office:value="83.6856" calcext:value-type="float">
            <text:p>83.6856</text:p>
          </table:table-cell>
          <table:table-cell office:value-type="float" office:value="22.445688" calcext:value-type="float">
            <text:p>22.445688</text:p>
          </table:table-cell>
          <table:table-cell office:value-type="float" office:value="92.36759" calcext:value-type="float">
            <text:p>92.36759</text:p>
          </table:table-cell>
          <table:table-cell office:value-type="float" office:value="-18.513552" calcext:value-type="float">
            <text:p>-18.513552</text:p>
          </table:table-cell>
          <table:table-cell office:value-type="float" office:value="62.390602" calcext:value-type="float">
            <text:p>62.390602</text:p>
          </table:table-cell>
          <table:table-cell office:value-type="float" office:value="26.229427" calcext:value-type="float">
            <text:p>26.229427</text:p>
          </table:table-cell>
          <table:table-cell office:value-type="float" office:value="50.86071" calcext:value-type="float">
            <text:p>50.86071</text:p>
          </table:table-cell>
          <table:table-cell office:value-type="float" office:value="-14.34578" calcext:value-type="float">
            <text:p>-14.34578</text:p>
          </table:table-cell>
          <table:table-cell office:value-type="float" office:value="55.863743" calcext:value-type="float">
            <text:p>55.863743</text:p>
          </table:table-cell>
          <table:table-cell office:value-type="float" office:value="21.501034" calcext:value-type="float">
            <text:p>21.501034</text:p>
          </table:table-cell>
          <table:table-cell office:value-type="float" office:value="43.55509" calcext:value-type="float">
            <text:p>43.55509</text:p>
          </table:table-cell>
          <table:table-cell office:value-type="float" office:value="-13.874236" calcext:value-type="float">
            <text:p>-13.874236</text:p>
          </table:table-cell>
          <table:table-cell office:value-type="float" office:value="36.753624" calcext:value-type="float">
            <text:p>36.753624</text:p>
          </table:table-cell>
          <table:table-cell office:value-type="float" office:value="12.476177" calcext:value-type="float">
            <text:p>12.476177</text:p>
          </table:table-cell>
          <table:table-cell office:value-type="float" office:value="35.513874" calcext:value-type="float">
            <text:p>35.513874</text:p>
          </table:table-cell>
          <table:table-cell office:value-type="float" office:value="-14.113441" calcext:value-type="float">
            <text:p>-14.113441</text:p>
          </table:table-cell>
          <table:table-cell office:value-type="float" office:value="27.984861" calcext:value-type="float">
            <text:p>27.984861</text:p>
          </table:table-cell>
          <table:table-cell office:value-type="float" office:value="3.753976" calcext:value-type="float">
            <text:p>3.753976</text:p>
          </table:table-cell>
          <table:table-cell office:value-type="float" office:value="46.35658" calcext:value-type="float">
            <text:p>46.35658</text:p>
          </table:table-cell>
          <table:table-cell office:value-type="float" office:value="-10.1055975" calcext:value-type="float">
            <text:p>-10.1055975</text:p>
          </table:table-cell>
          <table:table-cell office:value-type="float" office:value="36.486362" calcext:value-type="float">
            <text:p>36.486362</text:p>
          </table:table-cell>
          <table:table-cell office:value-type="float" office:value="5.3978124" calcext:value-type="float">
            <text:p>5.3978124</text:p>
          </table:table-cell>
          <table:table-cell office:value-type="float" office:value="34.737373" calcext:value-type="float">
            <text:p>34.737373</text:p>
          </table:table-cell>
          <table:table-cell office:value-type="float" office:value="-11.110423" calcext:value-type="float">
            <text:p>-11.110423</text:p>
          </table:table-cell>
          <table:table-cell office:value-type="float" office:value="23.206665" calcext:value-type="float">
            <text:p>23.206665</text:p>
          </table:table-cell>
          <table:table-cell office:value-type="float" office:value="2.683608" calcext:value-type="float">
            <text:p>2.683608</text:p>
          </table:table-cell>
          <table:table-cell office:value-type="float" office:value="33.283146" calcext:value-type="float">
            <text:p>33.283146</text:p>
          </table:table-cell>
          <table:table-cell office:value-type="float" office:value="-5.685" calcext:value-type="float">
            <text:p>-5.685</text:p>
          </table:table-cell>
          <table:table-cell office:value-type="float" office:value="24.417467" calcext:value-type="float">
            <text:p>24.417467</text:p>
          </table:table-cell>
          <table:table-cell office:value-type="float" office:value="3.0929544" calcext:value-type="float">
            <text:p>3.0929544</text:p>
          </table:table-cell>
          <table:table-cell office:value-type="float" office:value="25.058422" calcext:value-type="float">
            <text:p>25.0584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85.wav</text:p>
          </table:table-cell>
          <table:table-cell office:value-type="float" office:value="2647.10102068419" calcext:value-type="float">
            <text:p>2647.10102068419</text:p>
          </table:table-cell>
          <table:table-cell office:value-type="float" office:value="184561.79516463" calcext:value-type="float">
            <text:p>184561.79516463</text:p>
          </table:table-cell>
          <table:table-cell office:value-type="float" office:value="2256.60959978088" calcext:value-type="float">
            <text:p>2256.60959978088</text:p>
          </table:table-cell>
          <table:table-cell office:value-type="float" office:value="59161.8132294134" calcext:value-type="float">
            <text:p>59161.8132294134</text:p>
          </table:table-cell>
          <table:table-cell office:value-type="float" office:value="21.4779818479166" calcext:value-type="float">
            <text:p>21.4779818479166</text:p>
          </table:table-cell>
          <table:table-cell office:value-type="float" office:value="104.404377822419" calcext:value-type="float">
            <text:p>104.404377822419</text:p>
          </table:table-cell>
          <table:table-cell office:value-type="float" office:value="0.014784832" calcext:value-type="float">
            <text:p>0.014784832</text:p>
          </table:table-cell>
          <table:table-cell office:value-type="float" office:value="0.00014826466" calcext:value-type="float">
            <text:p>0.00014826466</text:p>
          </table:table-cell>
          <table:table-cell office:value-type="float" office:value="5304.82865973028" calcext:value-type="float">
            <text:p>5304.82865973028</text:p>
          </table:table-cell>
          <table:table-cell office:value-type="float" office:value="540979.567524865" calcext:value-type="float">
            <text:p>540979.567524865</text:p>
          </table:table-cell>
          <table:table-cell office:value-type="float" office:value="2.52448432770614" calcext:value-type="float">
            <text:p>2.52448432770614</text:p>
          </table:table-cell>
          <table:table-cell office:value-type="float" office:value="8.26252861822234" calcext:value-type="float">
            <text:p>8.26252861822234</text:p>
          </table:table-cell>
          <table:table-cell office:value-type="float" office:value="-0.00555159038518848" calcext:value-type="float">
            <text:p>-0.00555159038518848</text:p>
          </table:table-cell>
          <table:table-cell office:value-type="float" office:value="0.00703691937106719" calcext:value-type="float">
            <text:p>0.00703691937106719</text:p>
          </table:table-cell>
          <table:table-cell office:value-type="float" office:value="0.157712955578113" calcext:value-type="float">
            <text:p>0.157712955578113</text:p>
          </table:table-cell>
          <table:table-cell office:value-type="float" office:value="0.00155685358804692" calcext:value-type="float">
            <text:p>0.00155685358804692</text:p>
          </table:table-cell>
          <table:table-cell office:value-type="float" office:value="0.4411458" calcext:value-type="float">
            <text:p>0.4411458</text:p>
          </table:table-cell>
          <table:table-cell office:value-type="float" office:value="0.07672097" calcext:value-type="float">
            <text:p>0.07672097</text:p>
          </table:table-cell>
          <table:table-cell office:value-type="float" office:value="0.27308044" calcext:value-type="float">
            <text:p>0.27308044</text:p>
          </table:table-cell>
          <table:table-cell office:value-type="float" office:value="0.008760391" calcext:value-type="float">
            <text:p>0.008760391</text:p>
          </table:table-cell>
          <table:table-cell office:value-type="float" office:value="-0.21320274" calcext:value-type="float">
            <text:p>-0.21320274</text:p>
          </table:table-cell>
          <table:table-cell office:value-type="float" office:value="0" calcext:value-type="float">
            <text:p>0</text:p>
          </table:table-cell>
          <table:table-cell office:value-type="float" office:value="0.1518885" calcext:value-type="float">
            <text:p>0.1518885</text:p>
          </table:table-cell>
          <table:table-cell office:value-type="float" office:value="0.0021564336" calcext:value-type="float">
            <text:p>0.0021564336</text:p>
          </table:table-cell>
          <table:table-cell office:value-type="float" office:value="0.201657546226692" calcext:value-type="float">
            <text:p>0.201657546226692</text:p>
          </table:table-cell>
          <table:table-cell office:value-type="float" office:value="0.0528730165372078" calcext:value-type="float">
            <text:p>0.0528730165372078</text:p>
          </table:table-cell>
          <table:table-cell office:value-type="float" office:value="-0.17766474" calcext:value-type="float">
            <text:p>-0.17766474</text:p>
          </table:table-cell>
          <table:table-cell office:value-type="float" office:value="-46.60955" calcext:value-type="float">
            <text:p>-46.60955</text:p>
          </table:table-cell>
          <table:table-cell office:value-type="float" office:value="1523.1605" calcext:value-type="float">
            <text:p>1523.1605</text:p>
          </table:table-cell>
          <table:table-cell office:value-type="float" office:value="86.80202" calcext:value-type="float">
            <text:p>86.80202</text:p>
          </table:table-cell>
          <table:table-cell office:value-type="float" office:value="401.4059" calcext:value-type="float">
            <text:p>401.4059</text:p>
          </table:table-cell>
          <table:table-cell office:value-type="float" office:value="-34.776672" calcext:value-type="float">
            <text:p>-34.776672</text:p>
          </table:table-cell>
          <table:table-cell office:value-type="float" office:value="233.3502" calcext:value-type="float">
            <text:p>233.3502</text:p>
          </table:table-cell>
          <table:table-cell office:value-type="float" office:value="49.884212" calcext:value-type="float">
            <text:p>49.884212</text:p>
          </table:table-cell>
          <table:table-cell office:value-type="float" office:value="137.00636" calcext:value-type="float">
            <text:p>137.00636</text:p>
          </table:table-cell>
          <table:table-cell office:value-type="float" office:value="-18.167683" calcext:value-type="float">
            <text:p>-18.167683</text:p>
          </table:table-cell>
          <table:table-cell office:value-type="float" office:value="81.94255" calcext:value-type="float">
            <text:p>81.94255</text:p>
          </table:table-cell>
          <table:table-cell office:value-type="float" office:value="28.71651" calcext:value-type="float">
            <text:p>28.71651</text:p>
          </table:table-cell>
          <table:table-cell office:value-type="float" office:value="60.264664" calcext:value-type="float">
            <text:p>60.264664</text:p>
          </table:table-cell>
          <table:table-cell office:value-type="float" office:value="-23.474312" calcext:value-type="float">
            <text:p>-23.474312</text:p>
          </table:table-cell>
          <table:table-cell office:value-type="float" office:value="92.28942" calcext:value-type="float">
            <text:p>92.28942</text:p>
          </table:table-cell>
          <table:table-cell office:value-type="float" office:value="15.655808" calcext:value-type="float">
            <text:p>15.655808</text:p>
          </table:table-cell>
          <table:table-cell office:value-type="float" office:value="72.4832" calcext:value-type="float">
            <text:p>72.4832</text:p>
          </table:table-cell>
          <table:table-cell office:value-type="float" office:value="-8.9346695" calcext:value-type="float">
            <text:p>-8.9346695</text:p>
          </table:table-cell>
          <table:table-cell office:value-type="float" office:value="128.2399" calcext:value-type="float">
            <text:p>128.2399</text:p>
          </table:table-cell>
          <table:table-cell office:value-type="float" office:value="10.58892" calcext:value-type="float">
            <text:p>10.58892</text:p>
          </table:table-cell>
          <table:table-cell office:value-type="float" office:value="78.89784" calcext:value-type="float">
            <text:p>78.89784</text:p>
          </table:table-cell>
          <table:table-cell office:value-type="float" office:value="-18.180574" calcext:value-type="float">
            <text:p>-18.180574</text:p>
          </table:table-cell>
          <table:table-cell office:value-type="float" office:value="62.919296" calcext:value-type="float">
            <text:p>62.919296</text:p>
          </table:table-cell>
          <table:table-cell office:value-type="float" office:value="12.433222" calcext:value-type="float">
            <text:p>12.433222</text:p>
          </table:table-cell>
          <table:table-cell office:value-type="float" office:value="52.778477" calcext:value-type="float">
            <text:p>52.778477</text:p>
          </table:table-cell>
          <table:table-cell office:value-type="float" office:value="-13.548781" calcext:value-type="float">
            <text:p>-13.548781</text:p>
          </table:table-cell>
          <table:table-cell office:value-type="float" office:value="43.204044" calcext:value-type="float">
            <text:p>43.204044</text:p>
          </table:table-cell>
          <table:table-cell office:value-type="float" office:value="4.667716" calcext:value-type="float">
            <text:p>4.667716</text:p>
          </table:table-cell>
          <table:table-cell office:value-type="float" office:value="48.177315" calcext:value-type="float">
            <text:p>48.177315</text:p>
          </table:table-cell>
          <table:table-cell office:value-type="float" office:value="-11.675349" calcext:value-type="float">
            <text:p>-11.675349</text:p>
          </table:table-cell>
          <table:table-cell office:value-type="float" office:value="53.136406" calcext:value-type="float">
            <text:p>53.136406</text:p>
          </table:table-cell>
          <table:table-cell office:value-type="float" office:value="5.3136535" calcext:value-type="float">
            <text:p>5.3136535</text:p>
          </table:table-cell>
          <table:table-cell office:value-type="float" office:value="64.52238" calcext:value-type="float">
            <text:p>64.52238</text:p>
          </table:table-cell>
          <table:table-cell office:value-type="float" office:value="-13.538422" calcext:value-type="float">
            <text:p>-13.538422</text:p>
          </table:table-cell>
          <table:table-cell office:value-type="float" office:value="54.92322" calcext:value-type="float">
            <text:p>54.92322</text:p>
          </table:table-cell>
          <table:table-cell office:value-type="float" office:value="1.375298" calcext:value-type="float">
            <text:p>1.375298</text:p>
          </table:table-cell>
          <table:table-cell office:value-type="float" office:value="46.22294" calcext:value-type="float">
            <text:p>46.22294</text:p>
          </table:table-cell>
          <table:table-cell office:value-type="float" office:value="-4.715323" calcext:value-type="float">
            <text:p>-4.715323</text:p>
          </table:table-cell>
          <table:table-cell office:value-type="float" office:value="65.45529" calcext:value-type="float">
            <text:p>65.45529</text:p>
          </table:table-cell>
          <table:table-cell office:value-type="float" office:value="-3.1211722" calcext:value-type="float">
            <text:p>-3.1211722</text:p>
          </table:table-cell>
          <table:table-cell office:value-type="float" office:value="64.2314" calcext:value-type="float">
            <text:p>64.23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91.wav</text:p>
          </table:table-cell>
          <table:table-cell office:value-type="float" office:value="2323.60187591333" calcext:value-type="float">
            <text:p>2323.60187591333</text:p>
          </table:table-cell>
          <table:table-cell office:value-type="float" office:value="216344.450418431" calcext:value-type="float">
            <text:p>216344.450418431</text:p>
          </table:table-cell>
          <table:table-cell office:value-type="float" office:value="2263.87346519722" calcext:value-type="float">
            <text:p>2263.87346519722</text:p>
          </table:table-cell>
          <table:table-cell office:value-type="float" office:value="41969.0774566757" calcext:value-type="float">
            <text:p>41969.0774566757</text:p>
          </table:table-cell>
          <table:table-cell office:value-type="float" office:value="21.9106223752557" calcext:value-type="float">
            <text:p>21.9106223752557</text:p>
          </table:table-cell>
          <table:table-cell office:value-type="float" office:value="83.6175106651369" calcext:value-type="float">
            <text:p>83.6175106651369</text:p>
          </table:table-cell>
          <table:table-cell office:value-type="float" office:value="0.007013959" calcext:value-type="float">
            <text:p>0.007013959</text:p>
          </table:table-cell>
          <table:table-cell office:value-type="float" office:value="0.000018452696" calcext:value-type="float">
            <text:p>0.000018452696</text:p>
          </table:table-cell>
          <table:table-cell office:value-type="float" office:value="5018.6352369127" calcext:value-type="float">
            <text:p>5018.6352369127</text:p>
          </table:table-cell>
          <table:table-cell office:value-type="float" office:value="575269.278545653" calcext:value-type="float">
            <text:p>575269.278545653</text:p>
          </table:table-cell>
          <table:table-cell office:value-type="float" office:value="1.67465887563781" calcext:value-type="float">
            <text:p>1.67465887563781</text:p>
          </table:table-cell>
          <table:table-cell office:value-type="float" office:value="3.49485858468374" calcext:value-type="float">
            <text:p>3.49485858468374</text:p>
          </table:table-cell>
          <table:table-cell office:value-type="float" office:value="-0.0176062539336993" calcext:value-type="float">
            <text:p>-0.0176062539336993</text:p>
          </table:table-cell>
          <table:table-cell office:value-type="float" office:value="0.00705761995152209" calcext:value-type="float">
            <text:p>0.00705761995152209</text:p>
          </table:table-cell>
          <table:table-cell office:value-type="float" office:value="0.120043548796404" calcext:value-type="float">
            <text:p>0.120043548796404</text:p>
          </table:table-cell>
          <table:table-cell office:value-type="float" office:value="0.00213651177531833" calcext:value-type="float">
            <text:p>0.00213651177531833</text:p>
          </table:table-cell>
          <table:table-cell office:value-type="float" office:value="0.3801425" calcext:value-type="float">
            <text:p>0.3801425</text:p>
          </table:table-cell>
          <table:table-cell office:value-type="float" office:value="0.08266829" calcext:value-type="float">
            <text:p>0.08266829</text:p>
          </table:table-cell>
          <table:table-cell office:value-type="float" office:value="0.26473707" calcext:value-type="float">
            <text:p>0.26473707</text:p>
          </table:table-cell>
          <table:table-cell office:value-type="float" office:value="0.013247613" calcext:value-type="float">
            <text:p>0.013247613</text:p>
          </table:table-cell>
          <table:table-cell office:value-type="float" office:value="-0.06570771" calcext:value-type="float">
            <text:p>-0.06570771</text:p>
          </table:table-cell>
          <table:table-cell office:value-type="float" office:value="0" calcext:value-type="float">
            <text:p>0</text:p>
          </table:table-cell>
          <table:table-cell office:value-type="float" office:value="0.11595993" calcext:value-type="float">
            <text:p>0.11595993</text:p>
          </table:table-cell>
          <table:table-cell office:value-type="float" office:value="0.0010487625" calcext:value-type="float">
            <text:p>0.0010487625</text:p>
          </table:table-cell>
          <table:table-cell office:value-type="float" office:value="0.209846847545831" calcext:value-type="float">
            <text:p>0.209846847545831</text:p>
          </table:table-cell>
          <table:table-cell office:value-type="float" office:value="0.0560005738424901" calcext:value-type="float">
            <text:p>0.0560005738424901</text:p>
          </table:table-cell>
          <table:table-cell office:value-type="float" office:value="-0.09167708" calcext:value-type="float">
            <text:p>-0.09167708</text:p>
          </table:table-cell>
          <table:table-cell office:value-type="float" office:value="-96.65291" calcext:value-type="float">
            <text:p>-96.65291</text:p>
          </table:table-cell>
          <table:table-cell office:value-type="float" office:value="1746.2734" calcext:value-type="float">
            <text:p>1746.2734</text:p>
          </table:table-cell>
          <table:table-cell office:value-type="float" office:value="101.72488" calcext:value-type="float">
            <text:p>101.72488</text:p>
          </table:table-cell>
          <table:table-cell office:value-type="float" office:value="369.41684" calcext:value-type="float">
            <text:p>369.41684</text:p>
          </table:table-cell>
          <table:table-cell office:value-type="float" office:value="-16.835794" calcext:value-type="float">
            <text:p>-16.835794</text:p>
          </table:table-cell>
          <table:table-cell office:value-type="float" office:value="273.4111" calcext:value-type="float">
            <text:p>273.4111</text:p>
          </table:table-cell>
          <table:table-cell office:value-type="float" office:value="47.30034" calcext:value-type="float">
            <text:p>47.30034</text:p>
          </table:table-cell>
          <table:table-cell office:value-type="float" office:value="115.22701" calcext:value-type="float">
            <text:p>115.22701</text:p>
          </table:table-cell>
          <table:table-cell office:value-type="float" office:value="-27.080929" calcext:value-type="float">
            <text:p>-27.080929</text:p>
          </table:table-cell>
          <table:table-cell office:value-type="float" office:value="101.88692" calcext:value-type="float">
            <text:p>101.88692</text:p>
          </table:table-cell>
          <table:table-cell office:value-type="float" office:value="28.283823" calcext:value-type="float">
            <text:p>28.283823</text:p>
          </table:table-cell>
          <table:table-cell office:value-type="float" office:value="90.84587" calcext:value-type="float">
            <text:p>90.84587</text:p>
          </table:table-cell>
          <table:table-cell office:value-type="float" office:value="-17.181023" calcext:value-type="float">
            <text:p>-17.181023</text:p>
          </table:table-cell>
          <table:table-cell office:value-type="float" office:value="62.898926" calcext:value-type="float">
            <text:p>62.898926</text:p>
          </table:table-cell>
          <table:table-cell office:value-type="float" office:value="21.641132" calcext:value-type="float">
            <text:p>21.641132</text:p>
          </table:table-cell>
          <table:table-cell office:value-type="float" office:value="41.68816" calcext:value-type="float">
            <text:p>41.68816</text:p>
          </table:table-cell>
          <table:table-cell office:value-type="float" office:value="-17.88522" calcext:value-type="float">
            <text:p>-17.88522</text:p>
          </table:table-cell>
          <table:table-cell office:value-type="float" office:value="51.351177" calcext:value-type="float">
            <text:p>51.351177</text:p>
          </table:table-cell>
          <table:table-cell office:value-type="float" office:value="7.021394" calcext:value-type="float">
            <text:p>7.021394</text:p>
          </table:table-cell>
          <table:table-cell office:value-type="float" office:value="52.561172" calcext:value-type="float">
            <text:p>52.561172</text:p>
          </table:table-cell>
          <table:table-cell office:value-type="float" office:value="-14.604523" calcext:value-type="float">
            <text:p>-14.604523</text:p>
          </table:table-cell>
          <table:table-cell office:value-type="float" office:value="73.71589" calcext:value-type="float">
            <text:p>73.71589</text:p>
          </table:table-cell>
          <table:table-cell office:value-type="float" office:value="15.221765" calcext:value-type="float">
            <text:p>15.221765</text:p>
          </table:table-cell>
          <table:table-cell office:value-type="float" office:value="45.34396" calcext:value-type="float">
            <text:p>45.34396</text:p>
          </table:table-cell>
          <table:table-cell office:value-type="float" office:value="-16.001877" calcext:value-type="float">
            <text:p>-16.001877</text:p>
          </table:table-cell>
          <table:table-cell office:value-type="float" office:value="45.98768" calcext:value-type="float">
            <text:p>45.98768</text:p>
          </table:table-cell>
          <table:table-cell office:value-type="float" office:value="3.4856997" calcext:value-type="float">
            <text:p>3.4856997</text:p>
          </table:table-cell>
          <table:table-cell office:value-type="float" office:value="62.64517" calcext:value-type="float">
            <text:p>62.64517</text:p>
          </table:table-cell>
          <table:table-cell office:value-type="float" office:value="-13.509424" calcext:value-type="float">
            <text:p>-13.509424</text:p>
          </table:table-cell>
          <table:table-cell office:value-type="float" office:value="48.420883" calcext:value-type="float">
            <text:p>48.420883</text:p>
          </table:table-cell>
          <table:table-cell office:value-type="float" office:value="0.34934795" calcext:value-type="float">
            <text:p>0.34934795</text:p>
          </table:table-cell>
          <table:table-cell office:value-type="float" office:value="46.531525" calcext:value-type="float">
            <text:p>46.531525</text:p>
          </table:table-cell>
          <table:table-cell office:value-type="float" office:value="-9.605407" calcext:value-type="float">
            <text:p>-9.605407</text:p>
          </table:table-cell>
          <table:table-cell office:value-type="float" office:value="52.504555" calcext:value-type="float">
            <text:p>52.504555</text:p>
          </table:table-cell>
          <table:table-cell office:value-type="float" office:value="2.9687462" calcext:value-type="float">
            <text:p>2.9687462</text:p>
          </table:table-cell>
          <table:table-cell office:value-type="float" office:value="61.473118" calcext:value-type="float">
            <text:p>61.473118</text:p>
          </table:table-cell>
          <table:table-cell office:value-type="float" office:value="-7.052401" calcext:value-type="float">
            <text:p>-7.052401</text:p>
          </table:table-cell>
          <table:table-cell office:value-type="float" office:value="38.237606" calcext:value-type="float">
            <text:p>38.237606</text:p>
          </table:table-cell>
          <table:table-cell office:value-type="float" office:value="-3.1193733" calcext:value-type="float">
            <text:p>-3.1193733</text:p>
          </table:table-cell>
          <table:table-cell office:value-type="float" office:value="37.869606" calcext:value-type="float">
            <text:p>37.8696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98.wav</text:p>
          </table:table-cell>
          <table:table-cell office:value-type="float" office:value="2241.15928289076" calcext:value-type="float">
            <text:p>2241.15928289076</text:p>
          </table:table-cell>
          <table:table-cell office:value-type="float" office:value="392224.652563606" calcext:value-type="float">
            <text:p>392224.652563606</text:p>
          </table:table-cell>
          <table:table-cell office:value-type="float" office:value="2115.9491769402" calcext:value-type="float">
            <text:p>2115.9491769402</text:p>
          </table:table-cell>
          <table:table-cell office:value-type="float" office:value="128527.081473953" calcext:value-type="float">
            <text:p>128527.081473953</text:p>
          </table:table-cell>
          <table:table-cell office:value-type="float" office:value="20.6712122630123" calcext:value-type="float">
            <text:p>20.6712122630123</text:p>
          </table:table-cell>
          <table:table-cell office:value-type="float" office:value="90.6437826434897" calcext:value-type="float">
            <text:p>90.6437826434897</text:p>
          </table:table-cell>
          <table:table-cell office:value-type="float" office:value="0.011359085" calcext:value-type="float">
            <text:p>0.011359085</text:p>
          </table:table-cell>
          <table:table-cell office:value-type="float" office:value="0.00024379618" calcext:value-type="float">
            <text:p>0.00024379618</text:p>
          </table:table-cell>
          <table:table-cell office:value-type="float" office:value="4490.77199418141" calcext:value-type="float">
            <text:p>4490.77199418141</text:p>
          </table:table-cell>
          <table:table-cell office:value-type="float" office:value="1578088.65251067" calcext:value-type="float">
            <text:p>1578088.65251067</text:p>
          </table:table-cell>
          <table:table-cell office:value-type="float" office:value="1.96182965125696" calcext:value-type="float">
            <text:p>1.96182965125696</text:p>
          </table:table-cell>
          <table:table-cell office:value-type="float" office:value="6.06993287395903" calcext:value-type="float">
            <text:p>6.06993287395903</text:p>
          </table:table-cell>
          <table:table-cell office:value-type="float" office:value="-0.00495343847528135" calcext:value-type="float">
            <text:p>-0.00495343847528135</text:p>
          </table:table-cell>
          <table:table-cell office:value-type="float" office:value="0.00604377971550503" calcext:value-type="float">
            <text:p>0.00604377971550503</text:p>
          </table:table-cell>
          <table:table-cell office:value-type="float" office:value="0.115697354746713" calcext:value-type="float">
            <text:p>0.115697354746713</text:p>
          </table:table-cell>
          <table:table-cell office:value-type="float" office:value="0.00367352203320257" calcext:value-type="float">
            <text:p>0.00367352203320257</text:p>
          </table:table-cell>
          <table:table-cell office:value-type="float" office:value="0.51048833" calcext:value-type="float">
            <text:p>0.51048833</text:p>
          </table:table-cell>
          <table:table-cell office:value-type="float" office:value="0.0771479" calcext:value-type="float">
            <text:p>0.0771479</text:p>
          </table:table-cell>
          <table:table-cell office:value-type="float" office:value="0.26649678" calcext:value-type="float">
            <text:p>0.26649678</text:p>
          </table:table-cell>
          <table:table-cell office:value-type="float" office:value="0.012312799" calcext:value-type="float">
            <text:p>0.012312799</text:p>
          </table:table-cell>
          <table:table-cell office:value-type="float" office:value="-0.013572151" calcext:value-type="float">
            <text:p>-0.013572151</text:p>
          </table:table-cell>
          <table:table-cell office:value-type="float" office:value="0" calcext:value-type="float">
            <text:p>0</text:p>
          </table:table-cell>
          <table:table-cell office:value-type="float" office:value="0.13896145" calcext:value-type="float">
            <text:p>0.13896145</text:p>
          </table:table-cell>
          <table:table-cell office:value-type="float" office:value="0.0044837925" calcext:value-type="float">
            <text:p>0.0044837925</text:p>
          </table:table-cell>
          <table:table-cell office:value-type="float" office:value="0.0936088281684656" calcext:value-type="float">
            <text:p>0.0936088281684656</text:p>
          </table:table-cell>
          <table:table-cell office:value-type="float" office:value="0.0166278924266064" calcext:value-type="float">
            <text:p>0.0166278924266064</text:p>
          </table:table-cell>
          <table:table-cell office:value-type="float" office:value="-0.014253549" calcext:value-type="float">
            <text:p>-0.014253549</text:p>
          </table:table-cell>
          <table:table-cell office:value-type="float" office:value="-95.38948" calcext:value-type="float">
            <text:p>-95.38948</text:p>
          </table:table-cell>
          <table:table-cell office:value-type="float" office:value="6461.934" calcext:value-type="float">
            <text:p>6461.934</text:p>
          </table:table-cell>
          <table:table-cell office:value-type="float" office:value="92.07625" calcext:value-type="float">
            <text:p>92.07625</text:p>
          </table:table-cell>
          <table:table-cell office:value-type="float" office:value="432.39655" calcext:value-type="float">
            <text:p>432.39655</text:p>
          </table:table-cell>
          <table:table-cell office:value-type="float" office:value="-28.034971" calcext:value-type="float">
            <text:p>-28.034971</text:p>
          </table:table-cell>
          <table:table-cell office:value-type="float" office:value="993.06586" calcext:value-type="float">
            <text:p>993.06586</text:p>
          </table:table-cell>
          <table:table-cell office:value-type="float" office:value="52.784756" calcext:value-type="float">
            <text:p>52.784756</text:p>
          </table:table-cell>
          <table:table-cell office:value-type="float" office:value="94.107185" calcext:value-type="float">
            <text:p>94.107185</text:p>
          </table:table-cell>
          <table:table-cell office:value-type="float" office:value="-3.0201979" calcext:value-type="float">
            <text:p>-3.0201979</text:p>
          </table:table-cell>
          <table:table-cell office:value-type="float" office:value="136.87314" calcext:value-type="float">
            <text:p>136.87314</text:p>
          </table:table-cell>
          <table:table-cell office:value-type="float" office:value="25.395441" calcext:value-type="float">
            <text:p>25.395441</text:p>
          </table:table-cell>
          <table:table-cell office:value-type="float" office:value="124.16635" calcext:value-type="float">
            <text:p>124.16635</text:p>
          </table:table-cell>
          <table:table-cell office:value-type="float" office:value="-6.1320233" calcext:value-type="float">
            <text:p>-6.1320233</text:p>
          </table:table-cell>
          <table:table-cell office:value-type="float" office:value="125.41118" calcext:value-type="float">
            <text:p>125.41118</text:p>
          </table:table-cell>
          <table:table-cell office:value-type="float" office:value="20.092928" calcext:value-type="float">
            <text:p>20.092928</text:p>
          </table:table-cell>
          <table:table-cell office:value-type="float" office:value="85.991684" calcext:value-type="float">
            <text:p>85.991684</text:p>
          </table:table-cell>
          <table:table-cell office:value-type="float" office:value="-10.223895" calcext:value-type="float">
            <text:p>-10.223895</text:p>
          </table:table-cell>
          <table:table-cell office:value-type="float" office:value="67.7197" calcext:value-type="float">
            <text:p>67.7197</text:p>
          </table:table-cell>
          <table:table-cell office:value-type="float" office:value="12.40339" calcext:value-type="float">
            <text:p>12.40339</text:p>
          </table:table-cell>
          <table:table-cell office:value-type="float" office:value="70.27636" calcext:value-type="float">
            <text:p>70.27636</text:p>
          </table:table-cell>
          <table:table-cell office:value-type="float" office:value="-8.271537" calcext:value-type="float">
            <text:p>-8.271537</text:p>
          </table:table-cell>
          <table:table-cell office:value-type="float" office:value="47.179447" calcext:value-type="float">
            <text:p>47.179447</text:p>
          </table:table-cell>
          <table:table-cell office:value-type="float" office:value="11.690027" calcext:value-type="float">
            <text:p>11.690027</text:p>
          </table:table-cell>
          <table:table-cell office:value-type="float" office:value="42.437" calcext:value-type="float">
            <text:p>42.437</text:p>
          </table:table-cell>
          <table:table-cell office:value-type="float" office:value="-9.267028" calcext:value-type="float">
            <text:p>-9.267028</text:p>
          </table:table-cell>
          <table:table-cell office:value-type="float" office:value="54.12593" calcext:value-type="float">
            <text:p>54.12593</text:p>
          </table:table-cell>
          <table:table-cell office:value-type="float" office:value="2.8007576" calcext:value-type="float">
            <text:p>2.8007576</text:p>
          </table:table-cell>
          <table:table-cell office:value-type="float" office:value="42.54801" calcext:value-type="float">
            <text:p>42.54801</text:p>
          </table:table-cell>
          <table:table-cell office:value-type="float" office:value="-4.4346385" calcext:value-type="float">
            <text:p>-4.4346385</text:p>
          </table:table-cell>
          <table:table-cell office:value-type="float" office:value="36.216507" calcext:value-type="float">
            <text:p>36.216507</text:p>
          </table:table-cell>
          <table:table-cell office:value-type="float" office:value="5.4987206" calcext:value-type="float">
            <text:p>5.4987206</text:p>
          </table:table-cell>
          <table:table-cell office:value-type="float" office:value="27.045546" calcext:value-type="float">
            <text:p>27.045546</text:p>
          </table:table-cell>
          <table:table-cell office:value-type="float" office:value="-6.2762747" calcext:value-type="float">
            <text:p>-6.2762747</text:p>
          </table:table-cell>
          <table:table-cell office:value-type="float" office:value="37.104748" calcext:value-type="float">
            <text:p>37.104748</text:p>
          </table:table-cell>
          <table:table-cell office:value-type="float" office:value="3.8276272" calcext:value-type="float">
            <text:p>3.8276272</text:p>
          </table:table-cell>
          <table:table-cell office:value-type="float" office:value="32.940468" calcext:value-type="float">
            <text:p>32.940468</text:p>
          </table:table-cell>
          <table:table-cell office:value-type="float" office:value="-0.42816383" calcext:value-type="float">
            <text:p>-0.42816383</text:p>
          </table:table-cell>
          <table:table-cell office:value-type="float" office:value="49.858112" calcext:value-type="float">
            <text:p>49.858112</text:p>
          </table:table-cell>
          <table:table-cell office:value-type="float" office:value="4.6510053" calcext:value-type="float">
            <text:p>4.6510053</text:p>
          </table:table-cell>
          <table:table-cell office:value-type="float" office:value="24.371054" calcext:value-type="float">
            <text:p>24.3710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59.wav</text:p>
          </table:table-cell>
          <table:table-cell office:value-type="float" office:value="2442.5042895526" calcext:value-type="float">
            <text:p>2442.5042895526</text:p>
          </table:table-cell>
          <table:table-cell office:value-type="float" office:value="87511.5662212794" calcext:value-type="float">
            <text:p>87511.5662212794</text:p>
          </table:table-cell>
          <table:table-cell office:value-type="float" office:value="2102.88156846047" calcext:value-type="float">
            <text:p>2102.88156846047</text:p>
          </table:table-cell>
          <table:table-cell office:value-type="float" office:value="30202.6236521559" calcext:value-type="float">
            <text:p>30202.6236521559</text:p>
          </table:table-cell>
          <table:table-cell office:value-type="float" office:value="20.4053213100431" calcext:value-type="float">
            <text:p>20.4053213100431</text:p>
          </table:table-cell>
          <table:table-cell office:value-type="float" office:value="106.855549191709" calcext:value-type="float">
            <text:p>106.855549191709</text:p>
          </table:table-cell>
          <table:table-cell office:value-type="float" office:value="0.013149668" calcext:value-type="float">
            <text:p>0.013149668</text:p>
          </table:table-cell>
          <table:table-cell office:value-type="float" office:value="0.000078735306" calcext:value-type="float">
            <text:p>0.000078735306</text:p>
          </table:table-cell>
          <table:table-cell office:value-type="float" office:value="4728.59481492894" calcext:value-type="float">
            <text:p>4728.59481492894</text:p>
          </table:table-cell>
          <table:table-cell office:value-type="float" office:value="370432.755210588" calcext:value-type="float">
            <text:p>370432.755210588</text:p>
          </table:table-cell>
          <table:table-cell office:value-type="float" office:value="3.29526866321913" calcext:value-type="float">
            <text:p>3.29526866321913</text:p>
          </table:table-cell>
          <table:table-cell office:value-type="float" office:value="11.6230588179611" calcext:value-type="float">
            <text:p>11.6230588179611</text:p>
          </table:table-cell>
          <table:table-cell office:value-type="float" office:value="0.0105695480074077" calcext:value-type="float">
            <text:p>0.0105695480074077</text:p>
          </table:table-cell>
          <table:table-cell office:value-type="float" office:value="0.00815129798682823" calcext:value-type="float">
            <text:p>0.00815129798682823</text:p>
          </table:table-cell>
          <table:table-cell office:value-type="float" office:value="0.14982190762761" calcext:value-type="float">
            <text:p>0.14982190762761</text:p>
          </table:table-cell>
          <table:table-cell office:value-type="float" office:value="0.00108302329400354" calcext:value-type="float">
            <text:p>0.00108302329400354</text:p>
          </table:table-cell>
          <table:table-cell office:value-type="float" office:value="0.4675233" calcext:value-type="float">
            <text:p>0.4675233</text:p>
          </table:table-cell>
          <table:table-cell office:value-type="float" office:value="0.07411972" calcext:value-type="float">
            <text:p>0.07411972</text:p>
          </table:table-cell>
          <table:table-cell office:value-type="float" office:value="0.26509768" calcext:value-type="float">
            <text:p>0.26509768</text:p>
          </table:table-cell>
          <table:table-cell office:value-type="float" office:value="0.013056561" calcext:value-type="float">
            <text:p>0.013056561</text:p>
          </table:table-cell>
          <table:table-cell office:value-type="float" office:value="0.01340087" calcext:value-type="float">
            <text:p>0.01340087</text:p>
          </table:table-cell>
          <table:table-cell office:value-type="float" office:value="0" calcext:value-type="float">
            <text:p>0</text:p>
          </table:table-cell>
          <table:table-cell office:value-type="float" office:value="0.18228553" calcext:value-type="float">
            <text:p>0.18228553</text:p>
          </table:table-cell>
          <table:table-cell office:value-type="float" office:value="0.00090470584" calcext:value-type="float">
            <text:p>0.00090470584</text:p>
          </table:table-cell>
          <table:table-cell office:value-type="float" office:value="0.265461034715822" calcext:value-type="float">
            <text:p>0.265461034715822</text:p>
          </table:table-cell>
          <table:table-cell office:value-type="float" office:value="0.0875362047222503" calcext:value-type="float">
            <text:p>0.0875362047222503</text:p>
          </table:table-cell>
          <table:table-cell office:value-type="float" office:value="-0.025018439" calcext:value-type="float">
            <text:p>-0.025018439</text:p>
          </table:table-cell>
          <table:table-cell office:value-type="float" office:value="-15.625049" calcext:value-type="float">
            <text:p>-15.625049</text:p>
          </table:table-cell>
          <table:table-cell office:value-type="float" office:value="360.38052" calcext:value-type="float">
            <text:p>360.38052</text:p>
          </table:table-cell>
          <table:table-cell office:value-type="float" office:value="99.14236" calcext:value-type="float">
            <text:p>99.14236</text:p>
          </table:table-cell>
          <table:table-cell office:value-type="float" office:value="164.04086" calcext:value-type="float">
            <text:p>164.04086</text:p>
          </table:table-cell>
          <table:table-cell office:value-type="float" office:value="-45.630257" calcext:value-type="float">
            <text:p>-45.630257</text:p>
          </table:table-cell>
          <table:table-cell office:value-type="float" office:value="135.57753" calcext:value-type="float">
            <text:p>135.57753</text:p>
          </table:table-cell>
          <table:table-cell office:value-type="float" office:value="55.01213" calcext:value-type="float">
            <text:p>55.01213</text:p>
          </table:table-cell>
          <table:table-cell office:value-type="float" office:value="70.57669" calcext:value-type="float">
            <text:p>70.57669</text:p>
          </table:table-cell>
          <table:table-cell office:value-type="float" office:value="-18.020166" calcext:value-type="float">
            <text:p>-18.020166</text:p>
          </table:table-cell>
          <table:table-cell office:value-type="float" office:value="29.895014" calcext:value-type="float">
            <text:p>29.895014</text:p>
          </table:table-cell>
          <table:table-cell office:value-type="float" office:value="23.897812" calcext:value-type="float">
            <text:p>23.897812</text:p>
          </table:table-cell>
          <table:table-cell office:value-type="float" office:value="45.264465" calcext:value-type="float">
            <text:p>45.264465</text:p>
          </table:table-cell>
          <table:table-cell office:value-type="float" office:value="-19.600197" calcext:value-type="float">
            <text:p>-19.600197</text:p>
          </table:table-cell>
          <table:table-cell office:value-type="float" office:value="35.989407" calcext:value-type="float">
            <text:p>35.989407</text:p>
          </table:table-cell>
          <table:table-cell office:value-type="float" office:value="27.33792" calcext:value-type="float">
            <text:p>27.33792</text:p>
          </table:table-cell>
          <table:table-cell office:value-type="float" office:value="39.737305" calcext:value-type="float">
            <text:p>39.737305</text:p>
          </table:table-cell>
          <table:table-cell office:value-type="float" office:value="-15.103914" calcext:value-type="float">
            <text:p>-15.103914</text:p>
          </table:table-cell>
          <table:table-cell office:value-type="float" office:value="30.706877" calcext:value-type="float">
            <text:p>30.706877</text:p>
          </table:table-cell>
          <table:table-cell office:value-type="float" office:value="18.797401" calcext:value-type="float">
            <text:p>18.797401</text:p>
          </table:table-cell>
          <table:table-cell office:value-type="float" office:value="31.762339" calcext:value-type="float">
            <text:p>31.762339</text:p>
          </table:table-cell>
          <table:table-cell office:value-type="float" office:value="-16.146687" calcext:value-type="float">
            <text:p>-16.146687</text:p>
          </table:table-cell>
          <table:table-cell office:value-type="float" office:value="23.08019" calcext:value-type="float">
            <text:p>23.08019</text:p>
          </table:table-cell>
          <table:table-cell office:value-type="float" office:value="9.214215" calcext:value-type="float">
            <text:p>9.214215</text:p>
          </table:table-cell>
          <table:table-cell office:value-type="float" office:value="46.400738" calcext:value-type="float">
            <text:p>46.400738</text:p>
          </table:table-cell>
          <table:table-cell office:value-type="float" office:value="-16.21849" calcext:value-type="float">
            <text:p>-16.21849</text:p>
          </table:table-cell>
          <table:table-cell office:value-type="float" office:value="24.957668" calcext:value-type="float">
            <text:p>24.957668</text:p>
          </table:table-cell>
          <table:table-cell office:value-type="float" office:value="5.446563" calcext:value-type="float">
            <text:p>5.446563</text:p>
          </table:table-cell>
          <table:table-cell office:value-type="float" office:value="31.014036" calcext:value-type="float">
            <text:p>31.014036</text:p>
          </table:table-cell>
          <table:table-cell office:value-type="float" office:value="-4.650935" calcext:value-type="float">
            <text:p>-4.650935</text:p>
          </table:table-cell>
          <table:table-cell office:value-type="float" office:value="32.989" calcext:value-type="float">
            <text:p>32.989</text:p>
          </table:table-cell>
          <table:table-cell office:value-type="float" office:value="6.280097" calcext:value-type="float">
            <text:p>6.280097</text:p>
          </table:table-cell>
          <table:table-cell office:value-type="float" office:value="57.72328" calcext:value-type="float">
            <text:p>57.72328</text:p>
          </table:table-cell>
          <table:table-cell office:value-type="float" office:value="-4.700804" calcext:value-type="float">
            <text:p>-4.700804</text:p>
          </table:table-cell>
          <table:table-cell office:value-type="float" office:value="39.960175" calcext:value-type="float">
            <text:p>39.960175</text:p>
          </table:table-cell>
          <table:table-cell office:value-type="float" office:value="7.448506" calcext:value-type="float">
            <text:p>7.448506</text:p>
          </table:table-cell>
          <table:table-cell office:value-type="float" office:value="27.6783" calcext:value-type="float">
            <text:p>27.6783</text:p>
          </table:table-cell>
          <table:table-cell office:value-type="float" office:value="-5.884447" calcext:value-type="float">
            <text:p>-5.884447</text:p>
          </table:table-cell>
          <table:table-cell office:value-type="float" office:value="29.11343" calcext:value-type="float">
            <text:p>29.11343</text:p>
          </table:table-cell>
          <table:table-cell office:value-type="float" office:value="-0.7042058" calcext:value-type="float">
            <text:p>-0.7042058</text:p>
          </table:table-cell>
          <table:table-cell office:value-type="float" office:value="30.113546" calcext:value-type="float">
            <text:p>30.1135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04.wav</text:p>
          </table:table-cell>
          <table:table-cell office:value-type="float" office:value="3403.07627069249" calcext:value-type="float">
            <text:p>3403.07627069249</text:p>
          </table:table-cell>
          <table:table-cell office:value-type="float" office:value="267807.260221692" calcext:value-type="float">
            <text:p>267807.260221692</text:p>
          </table:table-cell>
          <table:table-cell office:value-type="float" office:value="2825.10124849761" calcext:value-type="float">
            <text:p>2825.10124849761</text:p>
          </table:table-cell>
          <table:table-cell office:value-type="float" office:value="53340.2884051098" calcext:value-type="float">
            <text:p>53340.2884051098</text:p>
          </table:table-cell>
          <table:table-cell office:value-type="float" office:value="18.4962316646258" calcext:value-type="float">
            <text:p>18.4962316646258</text:p>
          </table:table-cell>
          <table:table-cell office:value-type="float" office:value="73.580543981023" calcext:value-type="float">
            <text:p>73.580543981023</text:p>
          </table:table-cell>
          <table:table-cell office:value-type="float" office:value="0.06982589" calcext:value-type="float">
            <text:p>0.06982589</text:p>
          </table:table-cell>
          <table:table-cell office:value-type="float" office:value="0.0022998443" calcext:value-type="float">
            <text:p>0.0022998443</text:p>
          </table:table-cell>
          <table:table-cell office:value-type="float" office:value="6902.99035446273" calcext:value-type="float">
            <text:p>6902.99035446273</text:p>
          </table:table-cell>
          <table:table-cell office:value-type="float" office:value="789468.040797732" calcext:value-type="float">
            <text:p>789468.040797732</text:p>
          </table:table-cell>
          <table:table-cell office:value-type="float" office:value="1.01098198044358" calcext:value-type="float">
            <text:p>1.01098198044358</text:p>
          </table:table-cell>
          <table:table-cell office:value-type="float" office:value="1.11795989748267" calcext:value-type="float">
            <text:p>1.11795989748267</text:p>
          </table:table-cell>
          <table:table-cell office:value-type="float" office:value="0.00632430983120453" calcext:value-type="float">
            <text:p>0.00632430983120453</text:p>
          </table:table-cell>
          <table:table-cell office:value-type="float" office:value="0.00324568818837726" calcext:value-type="float">
            <text:p>0.00324568818837726</text:p>
          </table:table-cell>
          <table:table-cell office:value-type="float" office:value="0.19235071357792" calcext:value-type="float">
            <text:p>0.19235071357792</text:p>
          </table:table-cell>
          <table:table-cell office:value-type="float" office:value="0.00236182449076396" calcext:value-type="float">
            <text:p>0.00236182449076396</text:p>
          </table:table-cell>
          <table:table-cell office:value-type="float" office:value="0.6347416" calcext:value-type="float">
            <text:p>0.6347416</text:p>
          </table:table-cell>
          <table:table-cell office:value-type="float" office:value="0.04797519" calcext:value-type="float">
            <text:p>0.04797519</text:p>
          </table:table-cell>
          <table:table-cell office:value-type="float" office:value="0.27750823" calcext:value-type="float">
            <text:p>0.27750823</text:p>
          </table:table-cell>
          <table:table-cell office:value-type="float" office:value="0.0063225073" calcext:value-type="float">
            <text:p>0.0063225073</text:p>
          </table:table-cell>
          <table:table-cell office:value-type="float" office:value="-0.030937532" calcext:value-type="float">
            <text:p>-0.030937532</text:p>
          </table:table-cell>
          <table:table-cell office:value-type="float" office:value="0" calcext:value-type="float">
            <text:p>0</text:p>
          </table:table-cell>
          <table:table-cell office:value-type="float" office:value="0.063436955" calcext:value-type="float">
            <text:p>0.063436955</text:p>
          </table:table-cell>
          <table:table-cell office:value-type="float" office:value="0.00010783112" calcext:value-type="float">
            <text:p>0.00010783112</text:p>
          </table:table-cell>
          <table:table-cell office:value-type="float" office:value="0.227432477884925" calcext:value-type="float">
            <text:p>0.227432477884925</text:p>
          </table:table-cell>
          <table:table-cell office:value-type="float" office:value="0.0657719410994671" calcext:value-type="float">
            <text:p>0.0657719410994671</text:p>
          </table:table-cell>
          <table:table-cell office:value-type="float" office:value="-0.04990143" calcext:value-type="float">
            <text:p>-0.04990143</text:p>
          </table:table-cell>
          <table:table-cell office:value-type="float" office:value="-107.15857" calcext:value-type="float">
            <text:p>-107.15857</text:p>
          </table:table-cell>
          <table:table-cell office:value-type="float" office:value="1127.3876" calcext:value-type="float">
            <text:p>1127.3876</text:p>
          </table:table-cell>
          <table:table-cell office:value-type="float" office:value="47.66012" calcext:value-type="float">
            <text:p>47.66012</text:p>
          </table:table-cell>
          <table:table-cell office:value-type="float" office:value="322.08752" calcext:value-type="float">
            <text:p>322.08752</text:p>
          </table:table-cell>
          <table:table-cell office:value-type="float" office:value="-8.623368" calcext:value-type="float">
            <text:p>-8.623368</text:p>
          </table:table-cell>
          <table:table-cell office:value-type="float" office:value="182.35811" calcext:value-type="float">
            <text:p>182.35811</text:p>
          </table:table-cell>
          <table:table-cell office:value-type="float" office:value="38.404957" calcext:value-type="float">
            <text:p>38.404957</text:p>
          </table:table-cell>
          <table:table-cell office:value-type="float" office:value="182.75574" calcext:value-type="float">
            <text:p>182.75574</text:p>
          </table:table-cell>
          <table:table-cell office:value-type="float" office:value="8.464611" calcext:value-type="float">
            <text:p>8.464611</text:p>
          </table:table-cell>
          <table:table-cell office:value-type="float" office:value="102.79662" calcext:value-type="float">
            <text:p>102.79662</text:p>
          </table:table-cell>
          <table:table-cell office:value-type="float" office:value="9.544071" calcext:value-type="float">
            <text:p>9.544071</text:p>
          </table:table-cell>
          <table:table-cell office:value-type="float" office:value="96.17171" calcext:value-type="float">
            <text:p>96.17171</text:p>
          </table:table-cell>
          <table:table-cell office:value-type="float" office:value="1.011235" calcext:value-type="float">
            <text:p>1.011235</text:p>
          </table:table-cell>
          <table:table-cell office:value-type="float" office:value="111.446526" calcext:value-type="float">
            <text:p>111.446526</text:p>
          </table:table-cell>
          <table:table-cell office:value-type="float" office:value="20.752398" calcext:value-type="float">
            <text:p>20.752398</text:p>
          </table:table-cell>
          <table:table-cell office:value-type="float" office:value="80.36112" calcext:value-type="float">
            <text:p>80.36112</text:p>
          </table:table-cell>
          <table:table-cell office:value-type="float" office:value="0.7103535" calcext:value-type="float">
            <text:p>0.7103535</text:p>
          </table:table-cell>
          <table:table-cell office:value-type="float" office:value="62.776966" calcext:value-type="float">
            <text:p>62.776966</text:p>
          </table:table-cell>
          <table:table-cell office:value-type="float" office:value="11.781386" calcext:value-type="float">
            <text:p>11.781386</text:p>
          </table:table-cell>
          <table:table-cell office:value-type="float" office:value="63.803474" calcext:value-type="float">
            <text:p>63.803474</text:p>
          </table:table-cell>
          <table:table-cell office:value-type="float" office:value="1.1649988" calcext:value-type="float">
            <text:p>1.1649988</text:p>
          </table:table-cell>
          <table:table-cell office:value-type="float" office:value="49.654144" calcext:value-type="float">
            <text:p>49.654144</text:p>
          </table:table-cell>
          <table:table-cell office:value-type="float" office:value="11.065436" calcext:value-type="float">
            <text:p>11.065436</text:p>
          </table:table-cell>
          <table:table-cell office:value-type="float" office:value="42.729504" calcext:value-type="float">
            <text:p>42.729504</text:p>
          </table:table-cell>
          <table:table-cell office:value-type="float" office:value="-2.537655" calcext:value-type="float">
            <text:p>-2.537655</text:p>
          </table:table-cell>
          <table:table-cell office:value-type="float" office:value="43.612617" calcext:value-type="float">
            <text:p>43.612617</text:p>
          </table:table-cell>
          <table:table-cell office:value-type="float" office:value="7.584563" calcext:value-type="float">
            <text:p>7.584563</text:p>
          </table:table-cell>
          <table:table-cell office:value-type="float" office:value="42.633415" calcext:value-type="float">
            <text:p>42.633415</text:p>
          </table:table-cell>
          <table:table-cell office:value-type="float" office:value="-4.201381" calcext:value-type="float">
            <text:p>-4.201381</text:p>
          </table:table-cell>
          <table:table-cell office:value-type="float" office:value="36.75403" calcext:value-type="float">
            <text:p>36.75403</text:p>
          </table:table-cell>
          <table:table-cell office:value-type="float" office:value="7.0797977" calcext:value-type="float">
            <text:p>7.0797977</text:p>
          </table:table-cell>
          <table:table-cell office:value-type="float" office:value="36.84952" calcext:value-type="float">
            <text:p>36.84952</text:p>
          </table:table-cell>
          <table:table-cell office:value-type="float" office:value="-6.62206" calcext:value-type="float">
            <text:p>-6.62206</text:p>
          </table:table-cell>
          <table:table-cell office:value-type="float" office:value="39.422897" calcext:value-type="float">
            <text:p>39.422897</text:p>
          </table:table-cell>
          <table:table-cell office:value-type="float" office:value="4.5490694" calcext:value-type="float">
            <text:p>4.5490694</text:p>
          </table:table-cell>
          <table:table-cell office:value-type="float" office:value="32.3832" calcext:value-type="float">
            <text:p>32.3832</text:p>
          </table:table-cell>
          <table:table-cell office:value-type="float" office:value="-4.2646813" calcext:value-type="float">
            <text:p>-4.2646813</text:p>
          </table:table-cell>
          <table:table-cell office:value-type="float" office:value="30.514746" calcext:value-type="float">
            <text:p>30.514746</text:p>
          </table:table-cell>
          <table:table-cell office:value-type="float" office:value="4.287557" calcext:value-type="float">
            <text:p>4.287557</text:p>
          </table:table-cell>
          <table:table-cell office:value-type="float" office:value="32.46356" calcext:value-type="float">
            <text:p>32.463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40.wav</text:p>
          </table:table-cell>
          <table:table-cell office:value-type="float" office:value="2710.68506354109" calcext:value-type="float">
            <text:p>2710.68506354109</text:p>
          </table:table-cell>
          <table:table-cell office:value-type="float" office:value="211162.41146596" calcext:value-type="float">
            <text:p>211162.41146596</text:p>
          </table:table-cell>
          <table:table-cell office:value-type="float" office:value="2194.85859502651" calcext:value-type="float">
            <text:p>2194.85859502651</text:p>
          </table:table-cell>
          <table:table-cell office:value-type="float" office:value="58620.0115790249" calcext:value-type="float">
            <text:p>58620.0115790249</text:p>
          </table:table-cell>
          <table:table-cell office:value-type="float" office:value="19.9854774537156" calcext:value-type="float">
            <text:p>19.9854774537156</text:p>
          </table:table-cell>
          <table:table-cell office:value-type="float" office:value="91.9711583794213" calcext:value-type="float">
            <text:p>91.9711583794213</text:p>
          </table:table-cell>
          <table:table-cell office:value-type="float" office:value="0.021944042" calcext:value-type="float">
            <text:p>0.021944042</text:p>
          </table:table-cell>
          <table:table-cell office:value-type="float" office:value="0.00027516158" calcext:value-type="float">
            <text:p>0.00027516158</text:p>
          </table:table-cell>
          <table:table-cell office:value-type="float" office:value="5083.10161687935" calcext:value-type="float">
            <text:p>5083.10161687935</text:p>
          </table:table-cell>
          <table:table-cell office:value-type="float" office:value="840780.096586884" calcext:value-type="float">
            <text:p>840780.096586884</text:p>
          </table:table-cell>
          <table:table-cell office:value-type="float" office:value="1.81666503942647" calcext:value-type="float">
            <text:p>1.81666503942647</text:p>
          </table:table-cell>
          <table:table-cell office:value-type="float" office:value="3.84137362761729" calcext:value-type="float">
            <text:p>3.84137362761729</text:p>
          </table:table-cell>
          <table:table-cell office:value-type="float" office:value="0.00448098006427899" calcext:value-type="float">
            <text:p>0.00448098006427899</text:p>
          </table:table-cell>
          <table:table-cell office:value-type="float" office:value="0.00201306786253893" calcext:value-type="float">
            <text:p>0.00201306786253893</text:p>
          </table:table-cell>
          <table:table-cell office:value-type="float" office:value="0.166524298506381" calcext:value-type="float">
            <text:p>0.166524298506381</text:p>
          </table:table-cell>
          <table:table-cell office:value-type="float" office:value="0.00215387597802797" calcext:value-type="float">
            <text:p>0.00215387597802797</text:p>
          </table:table-cell>
          <table:table-cell office:value-type="float" office:value="0.50919664" calcext:value-type="float">
            <text:p>0.50919664</text:p>
          </table:table-cell>
          <table:table-cell office:value-type="float" office:value="0.075234964" calcext:value-type="float">
            <text:p>0.075234964</text:p>
          </table:table-cell>
          <table:table-cell office:value-type="float" office:value="0.27460355" calcext:value-type="float">
            <text:p>0.27460355</text:p>
          </table:table-cell>
          <table:table-cell office:value-type="float" office:value="0.007926235" calcext:value-type="float">
            <text:p>0.007926235</text:p>
          </table:table-cell>
          <table:table-cell office:value-type="float" office:value="0.102843" calcext:value-type="float">
            <text:p>0.102843</text:p>
          </table:table-cell>
          <table:table-cell office:value-type="float" office:value="0" calcext:value-type="float">
            <text:p>0</text:p>
          </table:table-cell>
          <table:table-cell office:value-type="float" office:value="0.10457902" calcext:value-type="float">
            <text:p>0.10457902</text:p>
          </table:table-cell>
          <table:table-cell office:value-type="float" office:value="0.000570218" calcext:value-type="float">
            <text:p>0.000570218</text:p>
          </table:table-cell>
          <table:table-cell office:value-type="float" office:value="0.193759354892582" calcext:value-type="float">
            <text:p>0.193759354892582</text:p>
          </table:table-cell>
          <table:table-cell office:value-type="float" office:value="0.0494143605315551" calcext:value-type="float">
            <text:p>0.0494143605315551</text:p>
          </table:table-cell>
          <table:table-cell office:value-type="float" office:value="0.15351419" calcext:value-type="float">
            <text:p>0.15351419</text:p>
          </table:table-cell>
          <table:table-cell office:value-type="float" office:value="-74.11526" calcext:value-type="float">
            <text:p>-74.11526</text:p>
          </table:table-cell>
          <table:table-cell office:value-type="float" office:value="798.4839" calcext:value-type="float">
            <text:p>798.4839</text:p>
          </table:table-cell>
          <table:table-cell office:value-type="float" office:value="80.08523" calcext:value-type="float">
            <text:p>80.08523</text:p>
          </table:table-cell>
          <table:table-cell office:value-type="float" office:value="284.78897" calcext:value-type="float">
            <text:p>284.78897</text:p>
          </table:table-cell>
          <table:table-cell office:value-type="float" office:value="-46.961487" calcext:value-type="float">
            <text:p>-46.961487</text:p>
          </table:table-cell>
          <table:table-cell office:value-type="float" office:value="238.8023" calcext:value-type="float">
            <text:p>238.8023</text:p>
          </table:table-cell>
          <table:table-cell office:value-type="float" office:value="51.019073" calcext:value-type="float">
            <text:p>51.019073</text:p>
          </table:table-cell>
          <table:table-cell office:value-type="float" office:value="86.14309" calcext:value-type="float">
            <text:p>86.14309</text:p>
          </table:table-cell>
          <table:table-cell office:value-type="float" office:value="-9.135112" calcext:value-type="float">
            <text:p>-9.135112</text:p>
          </table:table-cell>
          <table:table-cell office:value-type="float" office:value="65.79291" calcext:value-type="float">
            <text:p>65.79291</text:p>
          </table:table-cell>
          <table:table-cell office:value-type="float" office:value="31.777958" calcext:value-type="float">
            <text:p>31.777958</text:p>
          </table:table-cell>
          <table:table-cell office:value-type="float" office:value="89.00685" calcext:value-type="float">
            <text:p>89.00685</text:p>
          </table:table-cell>
          <table:table-cell office:value-type="float" office:value="-6.3894777" calcext:value-type="float">
            <text:p>-6.3894777</text:p>
          </table:table-cell>
          <table:table-cell office:value-type="float" office:value="99.37369" calcext:value-type="float">
            <text:p>99.37369</text:p>
          </table:table-cell>
          <table:table-cell office:value-type="float" office:value="24.861721" calcext:value-type="float">
            <text:p>24.861721</text:p>
          </table:table-cell>
          <table:table-cell office:value-type="float" office:value="46.428402" calcext:value-type="float">
            <text:p>46.428402</text:p>
          </table:table-cell>
          <table:table-cell office:value-type="float" office:value="-19.146336" calcext:value-type="float">
            <text:p>-19.146336</text:p>
          </table:table-cell>
          <table:table-cell office:value-type="float" office:value="63.45107" calcext:value-type="float">
            <text:p>63.45107</text:p>
          </table:table-cell>
          <table:table-cell office:value-type="float" office:value="20.790165" calcext:value-type="float">
            <text:p>20.790165</text:p>
          </table:table-cell>
          <table:table-cell office:value-type="float" office:value="46.081177" calcext:value-type="float">
            <text:p>46.081177</text:p>
          </table:table-cell>
          <table:table-cell office:value-type="float" office:value="-11.678598" calcext:value-type="float">
            <text:p>-11.678598</text:p>
          </table:table-cell>
          <table:table-cell office:value-type="float" office:value="46.284306" calcext:value-type="float">
            <text:p>46.284306</text:p>
          </table:table-cell>
          <table:table-cell office:value-type="float" office:value="13.847807" calcext:value-type="float">
            <text:p>13.847807</text:p>
          </table:table-cell>
          <table:table-cell office:value-type="float" office:value="32.279648" calcext:value-type="float">
            <text:p>32.279648</text:p>
          </table:table-cell>
          <table:table-cell office:value-type="float" office:value="-16.471897" calcext:value-type="float">
            <text:p>-16.471897</text:p>
          </table:table-cell>
          <table:table-cell office:value-type="float" office:value="35.213203" calcext:value-type="float">
            <text:p>35.213203</text:p>
          </table:table-cell>
          <table:table-cell office:value-type="float" office:value="7.7532353" calcext:value-type="float">
            <text:p>7.7532353</text:p>
          </table:table-cell>
          <table:table-cell office:value-type="float" office:value="33.32437" calcext:value-type="float">
            <text:p>33.32437</text:p>
          </table:table-cell>
          <table:table-cell office:value-type="float" office:value="-10.609654" calcext:value-type="float">
            <text:p>-10.609654</text:p>
          </table:table-cell>
          <table:table-cell office:value-type="float" office:value="29.542017" calcext:value-type="float">
            <text:p>29.542017</text:p>
          </table:table-cell>
          <table:table-cell office:value-type="float" office:value="7.502063" calcext:value-type="float">
            <text:p>7.502063</text:p>
          </table:table-cell>
          <table:table-cell office:value-type="float" office:value="30.319479" calcext:value-type="float">
            <text:p>30.319479</text:p>
          </table:table-cell>
          <table:table-cell office:value-type="float" office:value="-10.357538" calcext:value-type="float">
            <text:p>-10.357538</text:p>
          </table:table-cell>
          <table:table-cell office:value-type="float" office:value="41.422558" calcext:value-type="float">
            <text:p>41.422558</text:p>
          </table:table-cell>
          <table:table-cell office:value-type="float" office:value="4.9837785" calcext:value-type="float">
            <text:p>4.9837785</text:p>
          </table:table-cell>
          <table:table-cell office:value-type="float" office:value="39.934155" calcext:value-type="float">
            <text:p>39.934155</text:p>
          </table:table-cell>
          <table:table-cell office:value-type="float" office:value="-8.218247" calcext:value-type="float">
            <text:p>-8.218247</text:p>
          </table:table-cell>
          <table:table-cell office:value-type="float" office:value="40.253185" calcext:value-type="float">
            <text:p>40.253185</text:p>
          </table:table-cell>
          <table:table-cell office:value-type="float" office:value="1.2317387" calcext:value-type="float">
            <text:p>1.2317387</text:p>
          </table:table-cell>
          <table:table-cell office:value-type="float" office:value="31.992907" calcext:value-type="float">
            <text:p>31.9929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83.wav</text:p>
          </table:table-cell>
          <table:table-cell office:value-type="float" office:value="2340.9255024735" calcext:value-type="float">
            <text:p>2340.9255024735</text:p>
          </table:table-cell>
          <table:table-cell office:value-type="float" office:value="295750.095442474" calcext:value-type="float">
            <text:p>295750.095442474</text:p>
          </table:table-cell>
          <table:table-cell office:value-type="float" office:value="2140.62746078085" calcext:value-type="float">
            <text:p>2140.62746078085</text:p>
          </table:table-cell>
          <table:table-cell office:value-type="float" office:value="90882.68140677" calcext:value-type="float">
            <text:p>90882.68140677</text:p>
          </table:table-cell>
          <table:table-cell office:value-type="float" office:value="21.0806174049868" calcext:value-type="float">
            <text:p>21.0806174049868</text:p>
          </table:table-cell>
          <table:table-cell office:value-type="float" office:value="99.7517584369719" calcext:value-type="float">
            <text:p>99.7517584369719</text:p>
          </table:table-cell>
          <table:table-cell office:value-type="float" office:value="0.01094233" calcext:value-type="float">
            <text:p>0.01094233</text:p>
          </table:table-cell>
          <table:table-cell office:value-type="float" office:value="0.00015045024" calcext:value-type="float">
            <text:p>0.00015045024</text:p>
          </table:table-cell>
          <table:table-cell office:value-type="float" office:value="4716.54588031105" calcext:value-type="float">
            <text:p>4716.54588031105</text:p>
          </table:table-cell>
          <table:table-cell office:value-type="float" office:value="1094265.2282458" calcext:value-type="float">
            <text:p>1094265.2282458</text:p>
          </table:table-cell>
          <table:table-cell office:value-type="float" office:value="3.22036677312981" calcext:value-type="float">
            <text:p>3.22036677312981</text:p>
          </table:table-cell>
          <table:table-cell office:value-type="float" office:value="11.0410301249562" calcext:value-type="float">
            <text:p>11.0410301249562</text:p>
          </table:table-cell>
          <table:table-cell office:value-type="float" office:value="0.0127566428741379" calcext:value-type="float">
            <text:p>0.0127566428741379</text:p>
          </table:table-cell>
          <table:table-cell office:value-type="float" office:value="0.0040161228284309" calcext:value-type="float">
            <text:p>0.0040161228284309</text:p>
          </table:table-cell>
          <table:table-cell office:value-type="float" office:value="0.122871652648879" calcext:value-type="float">
            <text:p>0.122871652648879</text:p>
          </table:table-cell>
          <table:table-cell office:value-type="float" office:value="0.00200550139293426" calcext:value-type="float">
            <text:p>0.00200550139293426</text:p>
          </table:table-cell>
          <table:table-cell office:value-type="float" office:value="0.4573868" calcext:value-type="float">
            <text:p>0.4573868</text:p>
          </table:table-cell>
          <table:table-cell office:value-type="float" office:value="0.07325782" calcext:value-type="float">
            <text:p>0.07325782</text:p>
          </table:table-cell>
          <table:table-cell office:value-type="float" office:value="0.26909244" calcext:value-type="float">
            <text:p>0.26909244</text:p>
          </table:table-cell>
          <table:table-cell office:value-type="float" office:value="0.010922599" calcext:value-type="float">
            <text:p>0.010922599</text:p>
          </table:table-cell>
          <table:table-cell office:value-type="float" office:value="0.0035984213" calcext:value-type="float">
            <text:p>0.0035984213</text:p>
          </table:table-cell>
          <table:table-cell office:value-type="float" office:value="0" calcext:value-type="float">
            <text:p>0</text:p>
          </table:table-cell>
          <table:table-cell office:value-type="float" office:value="0.2085754" calcext:value-type="float">
            <text:p>0.2085754</text:p>
          </table:table-cell>
          <table:table-cell office:value-type="float" office:value="0.0010713094" calcext:value-type="float">
            <text:p>0.0010713094</text:p>
          </table:table-cell>
          <table:table-cell office:value-type="float" office:value="0.183874576796683" calcext:value-type="float">
            <text:p>0.183874576796683</text:p>
          </table:table-cell>
          <table:table-cell office:value-type="float" office:value="0.044451272865627" calcext:value-type="float">
            <text:p>0.044451272865627</text:p>
          </table:table-cell>
          <table:table-cell office:value-type="float" office:value="0.032554716" calcext:value-type="float">
            <text:p>0.032554716</text:p>
          </table:table-cell>
          <table:table-cell office:value-type="float" office:value="-29.381208" calcext:value-type="float">
            <text:p>-29.381208</text:p>
          </table:table-cell>
          <table:table-cell office:value-type="float" office:value="995.168" calcext:value-type="float">
            <text:p>995.168</text:p>
          </table:table-cell>
          <table:table-cell office:value-type="float" office:value="101.87547" calcext:value-type="float">
            <text:p>101.87547</text:p>
          </table:table-cell>
          <table:table-cell office:value-type="float" office:value="660.2395" calcext:value-type="float">
            <text:p>660.2395</text:p>
          </table:table-cell>
          <table:table-cell office:value-type="float" office:value="-29.11233" calcext:value-type="float">
            <text:p>-29.11233</text:p>
          </table:table-cell>
          <table:table-cell office:value-type="float" office:value="219.0094" calcext:value-type="float">
            <text:p>219.0094</text:p>
          </table:table-cell>
          <table:table-cell office:value-type="float" office:value="69.73011" calcext:value-type="float">
            <text:p>69.73011</text:p>
          </table:table-cell>
          <table:table-cell office:value-type="float" office:value="123.573" calcext:value-type="float">
            <text:p>123.573</text:p>
          </table:table-cell>
          <table:table-cell office:value-type="float" office:value="-16.168983" calcext:value-type="float">
            <text:p>-16.168983</text:p>
          </table:table-cell>
          <table:table-cell office:value-type="float" office:value="62.228024" calcext:value-type="float">
            <text:p>62.228024</text:p>
          </table:table-cell>
          <table:table-cell office:value-type="float" office:value="19.438528" calcext:value-type="float">
            <text:p>19.438528</text:p>
          </table:table-cell>
          <table:table-cell office:value-type="float" office:value="51.039032" calcext:value-type="float">
            <text:p>51.039032</text:p>
          </table:table-cell>
          <table:table-cell office:value-type="float" office:value="-18.33918" calcext:value-type="float">
            <text:p>-18.33918</text:p>
          </table:table-cell>
          <table:table-cell office:value-type="float" office:value="54.0113" calcext:value-type="float">
            <text:p>54.0113</text:p>
          </table:table-cell>
          <table:table-cell office:value-type="float" office:value="19.062609" calcext:value-type="float">
            <text:p>19.062609</text:p>
          </table:table-cell>
          <table:table-cell office:value-type="float" office:value="49.360397" calcext:value-type="float">
            <text:p>49.360397</text:p>
          </table:table-cell>
          <table:table-cell office:value-type="float" office:value="-18.282995" calcext:value-type="float">
            <text:p>-18.282995</text:p>
          </table:table-cell>
          <table:table-cell office:value-type="float" office:value="49.930923" calcext:value-type="float">
            <text:p>49.930923</text:p>
          </table:table-cell>
          <table:table-cell office:value-type="float" office:value="15.279578" calcext:value-type="float">
            <text:p>15.279578</text:p>
          </table:table-cell>
          <table:table-cell office:value-type="float" office:value="54.24404" calcext:value-type="float">
            <text:p>54.24404</text:p>
          </table:table-cell>
          <table:table-cell office:value-type="float" office:value="-8.244228" calcext:value-type="float">
            <text:p>-8.244228</text:p>
          </table:table-cell>
          <table:table-cell office:value-type="float" office:value="50.58983" calcext:value-type="float">
            <text:p>50.58983</text:p>
          </table:table-cell>
          <table:table-cell office:value-type="float" office:value="2.4893925" calcext:value-type="float">
            <text:p>2.4893925</text:p>
          </table:table-cell>
          <table:table-cell office:value-type="float" office:value="49.385822" calcext:value-type="float">
            <text:p>49.385822</text:p>
          </table:table-cell>
          <table:table-cell office:value-type="float" office:value="-14.794669" calcext:value-type="float">
            <text:p>-14.794669</text:p>
          </table:table-cell>
          <table:table-cell office:value-type="float" office:value="30.621447" calcext:value-type="float">
            <text:p>30.621447</text:p>
          </table:table-cell>
          <table:table-cell office:value-type="float" office:value="4.604305" calcext:value-type="float">
            <text:p>4.604305</text:p>
          </table:table-cell>
          <table:table-cell office:value-type="float" office:value="25.642973" calcext:value-type="float">
            <text:p>25.642973</text:p>
          </table:table-cell>
          <table:table-cell office:value-type="float" office:value="-12.2429085" calcext:value-type="float">
            <text:p>-12.2429085</text:p>
          </table:table-cell>
          <table:table-cell office:value-type="float" office:value="21.275751" calcext:value-type="float">
            <text:p>21.275751</text:p>
          </table:table-cell>
          <table:table-cell office:value-type="float" office:value="5.2625146" calcext:value-type="float">
            <text:p>5.2625146</text:p>
          </table:table-cell>
          <table:table-cell office:value-type="float" office:value="23.367344" calcext:value-type="float">
            <text:p>23.367344</text:p>
          </table:table-cell>
          <table:table-cell office:value-type="float" office:value="-10.682246" calcext:value-type="float">
            <text:p>-10.682246</text:p>
          </table:table-cell>
          <table:table-cell office:value-type="float" office:value="23.009596" calcext:value-type="float">
            <text:p>23.009596</text:p>
          </table:table-cell>
          <table:table-cell office:value-type="float" office:value="6.4136863" calcext:value-type="float">
            <text:p>6.4136863</text:p>
          </table:table-cell>
          <table:table-cell office:value-type="float" office:value="25.718094" calcext:value-type="float">
            <text:p>25.718094</text:p>
          </table:table-cell>
          <table:table-cell office:value-type="float" office:value="-6.4074397" calcext:value-type="float">
            <text:p>-6.4074397</text:p>
          </table:table-cell>
          <table:table-cell office:value-type="float" office:value="23.325539" calcext:value-type="float">
            <text:p>23.325539</text:p>
          </table:table-cell>
          <table:table-cell office:value-type="float" office:value="-7.017361" calcext:value-type="float">
            <text:p>-7.017361</text:p>
          </table:table-cell>
          <table:table-cell office:value-type="float" office:value="26.11115" calcext:value-type="float">
            <text:p>26.111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95.wav</text:p>
          </table:table-cell>
          <table:table-cell office:value-type="float" office:value="2446.24886173907" calcext:value-type="float">
            <text:p>2446.24886173907</text:p>
          </table:table-cell>
          <table:table-cell office:value-type="float" office:value="257168.782506056" calcext:value-type="float">
            <text:p>257168.782506056</text:p>
          </table:table-cell>
          <table:table-cell office:value-type="float" office:value="2331.00490875843" calcext:value-type="float">
            <text:p>2331.00490875843</text:p>
          </table:table-cell>
          <table:table-cell office:value-type="float" office:value="55813.5593900855" calcext:value-type="float">
            <text:p>55813.5593900855</text:p>
          </table:table-cell>
          <table:table-cell office:value-type="float" office:value="21.2571043772005" calcext:value-type="float">
            <text:p>21.2571043772005</text:p>
          </table:table-cell>
          <table:table-cell office:value-type="float" office:value="106.934397582973" calcext:value-type="float">
            <text:p>106.934397582973</text:p>
          </table:table-cell>
          <table:table-cell office:value-type="float" office:value="0.015492114" calcext:value-type="float">
            <text:p>0.015492114</text:p>
          </table:table-cell>
          <table:table-cell office:value-type="float" office:value="0.00035356506" calcext:value-type="float">
            <text:p>0.00035356506</text:p>
          </table:table-cell>
          <table:table-cell office:value-type="float" office:value="5192.78272730569" calcext:value-type="float">
            <text:p>5192.78272730569</text:p>
          </table:table-cell>
          <table:table-cell office:value-type="float" office:value="836412.605010711" calcext:value-type="float">
            <text:p>836412.605010711</text:p>
          </table:table-cell>
          <table:table-cell office:value-type="float" office:value="2.73035995510857" calcext:value-type="float">
            <text:p>2.73035995510857</text:p>
          </table:table-cell>
          <table:table-cell office:value-type="float" office:value="8.92697743728535" calcext:value-type="float">
            <text:p>8.92697743728535</text:p>
          </table:table-cell>
          <table:table-cell office:value-type="float" office:value="-0.0195458401055816" calcext:value-type="float">
            <text:p>-0.0195458401055816</text:p>
          </table:table-cell>
          <table:table-cell office:value-type="float" office:value="0.00948749602042715" calcext:value-type="float">
            <text:p>0.00948749602042715</text:p>
          </table:table-cell>
          <table:table-cell office:value-type="float" office:value="0.121116785697022" calcext:value-type="float">
            <text:p>0.121116785697022</text:p>
          </table:table-cell>
          <table:table-cell office:value-type="float" office:value="0.00238649956167647" calcext:value-type="float">
            <text:p>0.00238649956167647</text:p>
          </table:table-cell>
          <table:table-cell office:value-type="float" office:value="0.5292955" calcext:value-type="float">
            <text:p>0.5292955</text:p>
          </table:table-cell>
          <table:table-cell office:value-type="float" office:value="0.06888431" calcext:value-type="float">
            <text:p>0.06888431</text:p>
          </table:table-cell>
          <table:table-cell office:value-type="float" office:value="0.26582867" calcext:value-type="float">
            <text:p>0.26582867</text:p>
          </table:table-cell>
          <table:table-cell office:value-type="float" office:value="0.012668453" calcext:value-type="float">
            <text:p>0.012668453</text:p>
          </table:table-cell>
          <table:table-cell office:value-type="float" office:value="-0.057650726" calcext:value-type="float">
            <text:p>-0.057650726</text:p>
          </table:table-cell>
          <table:table-cell office:value-type="float" office:value="0" calcext:value-type="float">
            <text:p>0</text:p>
          </table:table-cell>
          <table:table-cell office:value-type="float" office:value="0.18539381" calcext:value-type="float">
            <text:p>0.18539381</text:p>
          </table:table-cell>
          <table:table-cell office:value-type="float" office:value="0.003785381" calcext:value-type="float">
            <text:p>0.003785381</text:p>
          </table:table-cell>
          <table:table-cell office:value-type="float" office:value="0.178691146502569" calcext:value-type="float">
            <text:p>0.178691146502569</text:p>
          </table:table-cell>
          <table:table-cell office:value-type="float" office:value="0.0430793476155191" calcext:value-type="float">
            <text:p>0.0430793476155191</text:p>
          </table:table-cell>
          <table:table-cell office:value-type="float" office:value="-0.1325082" calcext:value-type="float">
            <text:p>-0.1325082</text:p>
          </table:table-cell>
          <table:table-cell office:value-type="float" office:value="-35.46846" calcext:value-type="float">
            <text:p>-35.46846</text:p>
          </table:table-cell>
          <table:table-cell office:value-type="float" office:value="1276.004" calcext:value-type="float">
            <text:p>1276.004</text:p>
          </table:table-cell>
          <table:table-cell office:value-type="float" office:value="94.10064" calcext:value-type="float">
            <text:p>94.10064</text:p>
          </table:table-cell>
          <table:table-cell office:value-type="float" office:value="321.2019" calcext:value-type="float">
            <text:p>321.2019</text:p>
          </table:table-cell>
          <table:table-cell office:value-type="float" office:value="-24.217218" calcext:value-type="float">
            <text:p>-24.217218</text:p>
          </table:table-cell>
          <table:table-cell office:value-type="float" office:value="197.81241" calcext:value-type="float">
            <text:p>197.81241</text:p>
          </table:table-cell>
          <table:table-cell office:value-type="float" office:value="43.31534" calcext:value-type="float">
            <text:p>43.31534</text:p>
          </table:table-cell>
          <table:table-cell office:value-type="float" office:value="120.502754" calcext:value-type="float">
            <text:p>120.502754</text:p>
          </table:table-cell>
          <table:table-cell office:value-type="float" office:value="-16.380928" calcext:value-type="float">
            <text:p>-16.380928</text:p>
          </table:table-cell>
          <table:table-cell office:value-type="float" office:value="100.1582" calcext:value-type="float">
            <text:p>100.1582</text:p>
          </table:table-cell>
          <table:table-cell office:value-type="float" office:value="29.513052" calcext:value-type="float">
            <text:p>29.513052</text:p>
          </table:table-cell>
          <table:table-cell office:value-type="float" office:value="74.75741" calcext:value-type="float">
            <text:p>74.75741</text:p>
          </table:table-cell>
          <table:table-cell office:value-type="float" office:value="-5.864533" calcext:value-type="float">
            <text:p>-5.864533</text:p>
          </table:table-cell>
          <table:table-cell office:value-type="float" office:value="63.53445" calcext:value-type="float">
            <text:p>63.53445</text:p>
          </table:table-cell>
          <table:table-cell office:value-type="float" office:value="28.44544" calcext:value-type="float">
            <text:p>28.44544</text:p>
          </table:table-cell>
          <table:table-cell office:value-type="float" office:value="48.936703" calcext:value-type="float">
            <text:p>48.936703</text:p>
          </table:table-cell>
          <table:table-cell office:value-type="float" office:value="-13.962112" calcext:value-type="float">
            <text:p>-13.962112</text:p>
          </table:table-cell>
          <table:table-cell office:value-type="float" office:value="49.778156" calcext:value-type="float">
            <text:p>49.778156</text:p>
          </table:table-cell>
          <table:table-cell office:value-type="float" office:value="13.7453985" calcext:value-type="float">
            <text:p>13.7453985</text:p>
          </table:table-cell>
          <table:table-cell office:value-type="float" office:value="46.661877" calcext:value-type="float">
            <text:p>46.661877</text:p>
          </table:table-cell>
          <table:table-cell office:value-type="float" office:value="-9.199172" calcext:value-type="float">
            <text:p>-9.199172</text:p>
          </table:table-cell>
          <table:table-cell office:value-type="float" office:value="42.282143" calcext:value-type="float">
            <text:p>42.282143</text:p>
          </table:table-cell>
          <table:table-cell office:value-type="float" office:value="15.588234" calcext:value-type="float">
            <text:p>15.588234</text:p>
          </table:table-cell>
          <table:table-cell office:value-type="float" office:value="32.873592" calcext:value-type="float">
            <text:p>32.873592</text:p>
          </table:table-cell>
          <table:table-cell office:value-type="float" office:value="-8.49749" calcext:value-type="float">
            <text:p>-8.49749</text:p>
          </table:table-cell>
          <table:table-cell office:value-type="float" office:value="33.70462" calcext:value-type="float">
            <text:p>33.70462</text:p>
          </table:table-cell>
          <table:table-cell office:value-type="float" office:value="11.400664" calcext:value-type="float">
            <text:p>11.400664</text:p>
          </table:table-cell>
          <table:table-cell office:value-type="float" office:value="39.47562" calcext:value-type="float">
            <text:p>39.47562</text:p>
          </table:table-cell>
          <table:table-cell office:value-type="float" office:value="-6.135518" calcext:value-type="float">
            <text:p>-6.135518</text:p>
          </table:table-cell>
          <table:table-cell office:value-type="float" office:value="36.43517" calcext:value-type="float">
            <text:p>36.43517</text:p>
          </table:table-cell>
          <table:table-cell office:value-type="float" office:value="9.3223505" calcext:value-type="float">
            <text:p>9.3223505</text:p>
          </table:table-cell>
          <table:table-cell office:value-type="float" office:value="32.02352" calcext:value-type="float">
            <text:p>32.02352</text:p>
          </table:table-cell>
          <table:table-cell office:value-type="float" office:value="-6.6100965" calcext:value-type="float">
            <text:p>-6.6100965</text:p>
          </table:table-cell>
          <table:table-cell office:value-type="float" office:value="33.641907" calcext:value-type="float">
            <text:p>33.641907</text:p>
          </table:table-cell>
          <table:table-cell office:value-type="float" office:value="3.50287" calcext:value-type="float">
            <text:p>3.50287</text:p>
          </table:table-cell>
          <table:table-cell office:value-type="float" office:value="48.320797" calcext:value-type="float">
            <text:p>48.320797</text:p>
          </table:table-cell>
          <table:table-cell office:value-type="float" office:value="-3.2875037" calcext:value-type="float">
            <text:p>-3.2875037</text:p>
          </table:table-cell>
          <table:table-cell office:value-type="float" office:value="37.810005" calcext:value-type="float">
            <text:p>37.810005</text:p>
          </table:table-cell>
          <table:table-cell office:value-type="float" office:value="3.6574104" calcext:value-type="float">
            <text:p>3.6574104</text:p>
          </table:table-cell>
          <table:table-cell office:value-type="float" office:value="31.746475" calcext:value-type="float">
            <text:p>31.7464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53.wav</text:p>
          </table:table-cell>
          <table:table-cell office:value-type="float" office:value="2906.62728672884" calcext:value-type="float">
            <text:p>2906.62728672884</text:p>
          </table:table-cell>
          <table:table-cell office:value-type="float" office:value="119035.939000063" calcext:value-type="float">
            <text:p>119035.939000063</text:p>
          </table:table-cell>
          <table:table-cell office:value-type="float" office:value="2374.52803044742" calcext:value-type="float">
            <text:p>2374.52803044742</text:p>
          </table:table-cell>
          <table:table-cell office:value-type="float" office:value="46728.2280088159" calcext:value-type="float">
            <text:p>46728.2280088159</text:p>
          </table:table-cell>
          <table:table-cell office:value-type="float" office:value="19.8838554243354" calcext:value-type="float">
            <text:p>19.8838554243354</text:p>
          </table:table-cell>
          <table:table-cell office:value-type="float" office:value="105.580519289986" calcext:value-type="float">
            <text:p>105.580519289986</text:p>
          </table:table-cell>
          <table:table-cell office:value-type="float" office:value="0.02722853" calcext:value-type="float">
            <text:p>0.02722853</text:p>
          </table:table-cell>
          <table:table-cell office:value-type="float" office:value="0.0006959455" calcext:value-type="float">
            <text:p>0.0006959455</text:p>
          </table:table-cell>
          <table:table-cell office:value-type="float" office:value="5518.7701090306" calcext:value-type="float">
            <text:p>5518.7701090306</text:p>
          </table:table-cell>
          <table:table-cell office:value-type="float" office:value="445985.210833304" calcext:value-type="float">
            <text:p>445985.210833304</text:p>
          </table:table-cell>
          <table:table-cell office:value-type="float" office:value="3.69694340020463" calcext:value-type="float">
            <text:p>3.69694340020463</text:p>
          </table:table-cell>
          <table:table-cell office:value-type="float" office:value="14.7616117773941" calcext:value-type="float">
            <text:p>14.7616117773941</text:p>
          </table:table-cell>
          <table:table-cell office:value-type="float" office:value="0.0117403516226917" calcext:value-type="float">
            <text:p>0.0117403516226917</text:p>
          </table:table-cell>
          <table:table-cell office:value-type="float" office:value="0.00362115738271419" calcext:value-type="float">
            <text:p>0.00362115738271419</text:p>
          </table:table-cell>
          <table:table-cell office:value-type="float" office:value="0.172566826179428" calcext:value-type="float">
            <text:p>0.172566826179428</text:p>
          </table:table-cell>
          <table:table-cell office:value-type="float" office:value="0.00117890562138105" calcext:value-type="float">
            <text:p>0.00117890562138105</text:p>
          </table:table-cell>
          <table:table-cell office:value-type="float" office:value="0.492861" calcext:value-type="float">
            <text:p>0.492861</text:p>
          </table:table-cell>
          <table:table-cell office:value-type="float" office:value="0.07817576" calcext:value-type="float">
            <text:p>0.07817576</text:p>
          </table:table-cell>
          <table:table-cell office:value-type="float" office:value="0.27813068" calcext:value-type="float">
            <text:p>0.27813068</text:p>
          </table:table-cell>
          <table:table-cell office:value-type="float" office:value="0.005976665" calcext:value-type="float">
            <text:p>0.005976665</text:p>
          </table:table-cell>
          <table:table-cell office:value-type="float" office:value="-0.17895502" calcext:value-type="float">
            <text:p>-0.17895502</text:p>
          </table:table-cell>
          <table:table-cell office:value-type="float" office:value="0" calcext:value-type="float">
            <text:p>0</text:p>
          </table:table-cell>
          <table:table-cell office:value-type="float" office:value="0.22736318" calcext:value-type="float">
            <text:p>0.22736318</text:p>
          </table:table-cell>
          <table:table-cell office:value-type="float" office:value="0.0019804256" calcext:value-type="float">
            <text:p>0.0019804256</text:p>
          </table:table-cell>
          <table:table-cell office:value-type="float" office:value="0.233371447367655" calcext:value-type="float">
            <text:p>0.233371447367655</text:p>
          </table:table-cell>
          <table:table-cell office:value-type="float" office:value="0.0679316285441606" calcext:value-type="float">
            <text:p>0.0679316285441606</text:p>
          </table:table-cell>
          <table:table-cell office:value-type="float" office:value="-0.33193302" calcext:value-type="float">
            <text:p>-0.33193302</text:p>
          </table:table-cell>
          <table:table-cell office:value-type="float" office:value="4.921885" calcext:value-type="float">
            <text:p>4.921885</text:p>
          </table:table-cell>
          <table:table-cell office:value-type="float" office:value="341.49667" calcext:value-type="float">
            <text:p>341.49667</text:p>
          </table:table-cell>
          <table:table-cell office:value-type="float" office:value="75.08444" calcext:value-type="float">
            <text:p>75.08444</text:p>
          </table:table-cell>
          <table:table-cell office:value-type="float" office:value="171.37636" calcext:value-type="float">
            <text:p>171.37636</text:p>
          </table:table-cell>
          <table:table-cell office:value-type="float" office:value="-24.7378" calcext:value-type="float">
            <text:p>-24.7378</text:p>
          </table:table-cell>
          <table:table-cell office:value-type="float" office:value="166.87476" calcext:value-type="float">
            <text:p>166.87476</text:p>
          </table:table-cell>
          <table:table-cell office:value-type="float" office:value="57.01522" calcext:value-type="float">
            <text:p>57.01522</text:p>
          </table:table-cell>
          <table:table-cell office:value-type="float" office:value="114.877754" calcext:value-type="float">
            <text:p>114.877754</text:p>
          </table:table-cell>
          <table:table-cell office:value-type="float" office:value="-21.784542" calcext:value-type="float">
            <text:p>-21.784542</text:p>
          </table:table-cell>
          <table:table-cell office:value-type="float" office:value="78.28916" calcext:value-type="float">
            <text:p>78.28916</text:p>
          </table:table-cell>
          <table:table-cell office:value-type="float" office:value="26.046984" calcext:value-type="float">
            <text:p>26.046984</text:p>
          </table:table-cell>
          <table:table-cell office:value-type="float" office:value="68.72929" calcext:value-type="float">
            <text:p>68.72929</text:p>
          </table:table-cell>
          <table:table-cell office:value-type="float" office:value="-12.561588" calcext:value-type="float">
            <text:p>-12.561588</text:p>
          </table:table-cell>
          <table:table-cell office:value-type="float" office:value="71.20843" calcext:value-type="float">
            <text:p>71.20843</text:p>
          </table:table-cell>
          <table:table-cell office:value-type="float" office:value="17.442467" calcext:value-type="float">
            <text:p>17.442467</text:p>
          </table:table-cell>
          <table:table-cell office:value-type="float" office:value="45.719814" calcext:value-type="float">
            <text:p>45.719814</text:p>
          </table:table-cell>
          <table:table-cell office:value-type="float" office:value="-10.24161" calcext:value-type="float">
            <text:p>-10.24161</text:p>
          </table:table-cell>
          <table:table-cell office:value-type="float" office:value="55.08249" calcext:value-type="float">
            <text:p>55.08249</text:p>
          </table:table-cell>
          <table:table-cell office:value-type="float" office:value="18.605198" calcext:value-type="float">
            <text:p>18.605198</text:p>
          </table:table-cell>
          <table:table-cell office:value-type="float" office:value="42.17476" calcext:value-type="float">
            <text:p>42.17476</text:p>
          </table:table-cell>
          <table:table-cell office:value-type="float" office:value="-13.02789" calcext:value-type="float">
            <text:p>-13.02789</text:p>
          </table:table-cell>
          <table:table-cell office:value-type="float" office:value="50.84817" calcext:value-type="float">
            <text:p>50.84817</text:p>
          </table:table-cell>
          <table:table-cell office:value-type="float" office:value="18.950468" calcext:value-type="float">
            <text:p>18.950468</text:p>
          </table:table-cell>
          <table:table-cell office:value-type="float" office:value="40.979134" calcext:value-type="float">
            <text:p>40.979134</text:p>
          </table:table-cell>
          <table:table-cell office:value-type="float" office:value="-9.700774" calcext:value-type="float">
            <text:p>-9.700774</text:p>
          </table:table-cell>
          <table:table-cell office:value-type="float" office:value="43.476543" calcext:value-type="float">
            <text:p>43.476543</text:p>
          </table:table-cell>
          <table:table-cell office:value-type="float" office:value="11.361166" calcext:value-type="float">
            <text:p>11.361166</text:p>
          </table:table-cell>
          <table:table-cell office:value-type="float" office:value="37.211212" calcext:value-type="float">
            <text:p>37.211212</text:p>
          </table:table-cell>
          <table:table-cell office:value-type="float" office:value="-7.272072" calcext:value-type="float">
            <text:p>-7.272072</text:p>
          </table:table-cell>
          <table:table-cell office:value-type="float" office:value="33.72109" calcext:value-type="float">
            <text:p>33.72109</text:p>
          </table:table-cell>
          <table:table-cell office:value-type="float" office:value="7.7243614" calcext:value-type="float">
            <text:p>7.7243614</text:p>
          </table:table-cell>
          <table:table-cell office:value-type="float" office:value="26.898666" calcext:value-type="float">
            <text:p>26.898666</text:p>
          </table:table-cell>
          <table:table-cell office:value-type="float" office:value="-5.398254" calcext:value-type="float">
            <text:p>-5.398254</text:p>
          </table:table-cell>
          <table:table-cell office:value-type="float" office:value="26.684769" calcext:value-type="float">
            <text:p>26.684769</text:p>
          </table:table-cell>
          <table:table-cell office:value-type="float" office:value="3.411697" calcext:value-type="float">
            <text:p>3.411697</text:p>
          </table:table-cell>
          <table:table-cell office:value-type="float" office:value="24.390392" calcext:value-type="float">
            <text:p>24.390392</text:p>
          </table:table-cell>
          <table:table-cell office:value-type="float" office:value="-6.9312916" calcext:value-type="float">
            <text:p>-6.9312916</text:p>
          </table:table-cell>
          <table:table-cell office:value-type="float" office:value="29.73541" calcext:value-type="float">
            <text:p>29.73541</text:p>
          </table:table-cell>
          <table:table-cell office:value-type="float" office:value="6.545413" calcext:value-type="float">
            <text:p>6.545413</text:p>
          </table:table-cell>
          <table:table-cell office:value-type="float" office:value="26.907574" calcext:value-type="float">
            <text:p>26.9075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69.wav</text:p>
          </table:table-cell>
          <table:table-cell office:value-type="float" office:value="1740.93122255439" calcext:value-type="float">
            <text:p>1740.93122255439</text:p>
          </table:table-cell>
          <table:table-cell office:value-type="float" office:value="181801.368588032" calcext:value-type="float">
            <text:p>181801.368588032</text:p>
          </table:table-cell>
          <table:table-cell office:value-type="float" office:value="2098.71118452429" calcext:value-type="float">
            <text:p>2098.71118452429</text:p>
          </table:table-cell>
          <table:table-cell office:value-type="float" office:value="75425.7264224139" calcext:value-type="float">
            <text:p>75425.7264224139</text:p>
          </table:table-cell>
          <table:table-cell office:value-type="float" office:value="20.4203177466474" calcext:value-type="float">
            <text:p>20.4203177466474</text:p>
          </table:table-cell>
          <table:table-cell office:value-type="float" office:value="80.9776455613903" calcext:value-type="float">
            <text:p>80.9776455613903</text:p>
          </table:table-cell>
          <table:table-cell office:value-type="float" office:value="0.0025576034" calcext:value-type="float">
            <text:p>0.0025576034</text:p>
          </table:table-cell>
          <table:table-cell office:value-type="float" office:value="0.0000068760387" calcext:value-type="float">
            <text:p>0.0000068760387</text:p>
          </table:table-cell>
          <table:table-cell office:value-type="float" office:value="4109.82748151102" calcext:value-type="float">
            <text:p>4109.82748151102</text:p>
          </table:table-cell>
          <table:table-cell office:value-type="float" office:value="773182.367140708" calcext:value-type="float">
            <text:p>773182.367140708</text:p>
          </table:table-cell>
          <table:table-cell office:value-type="float" office:value="1.90909993480693" calcext:value-type="float">
            <text:p>1.90909993480693</text:p>
          </table:table-cell>
          <table:table-cell office:value-type="float" office:value="4.13249799076957" calcext:value-type="float">
            <text:p>4.13249799076957</text:p>
          </table:table-cell>
          <table:table-cell office:value-type="float" office:value="0.00727838838814483" calcext:value-type="float">
            <text:p>0.00727838838814483</text:p>
          </table:table-cell>
          <table:table-cell office:value-type="float" office:value="0.00292007455148371" calcext:value-type="float">
            <text:p>0.00292007455148371</text:p>
          </table:table-cell>
          <table:table-cell office:value-type="float" office:value="0.0537588970659319" calcext:value-type="float">
            <text:p>0.0537588970659319</text:p>
          </table:table-cell>
          <table:table-cell office:value-type="float" office:value="0.000675909946230105" calcext:value-type="float">
            <text:p>0.000675909946230105</text:p>
          </table:table-cell>
          <table:table-cell office:value-type="float" office:value="0.45418456" calcext:value-type="float">
            <text:p>0.45418456</text:p>
          </table:table-cell>
          <table:table-cell office:value-type="float" office:value="0.07991535" calcext:value-type="float">
            <text:p>0.07991535</text:p>
          </table:table-cell>
          <table:table-cell office:value-type="float" office:value="0.26552933" calcext:value-type="float">
            <text:p>0.26552933</text:p>
          </table:table-cell>
          <table:table-cell office:value-type="float" office:value="0.012827518" calcext:value-type="float">
            <text:p>0.012827518</text:p>
          </table:table-cell>
          <table:table-cell office:value-type="float" office:value="0.121547446" calcext:value-type="float">
            <text:p>0.121547446</text:p>
          </table:table-cell>
          <table:table-cell office:value-type="float" office:value="0" calcext:value-type="float">
            <text:p>0</text:p>
          </table:table-cell>
          <table:table-cell office:value-type="float" office:value="0.17353307" calcext:value-type="float">
            <text:p>0.17353307</text:p>
          </table:table-cell>
          <table:table-cell office:value-type="float" office:value="0.0006162496" calcext:value-type="float">
            <text:p>0.0006162496</text:p>
          </table:table-cell>
          <table:table-cell office:value-type="float" office:value="0.191683937953296" calcext:value-type="float">
            <text:p>0.191683937953296</text:p>
          </table:table-cell>
          <table:table-cell office:value-type="float" office:value="0.0495346263401019" calcext:value-type="float">
            <text:p>0.0495346263401019</text:p>
          </table:table-cell>
          <table:table-cell office:value-type="float" office:value="0.12855916" calcext:value-type="float">
            <text:p>0.12855916</text:p>
          </table:table-cell>
          <table:table-cell office:value-type="float" office:value="-111.67717" calcext:value-type="float">
            <text:p>-111.67717</text:p>
          </table:table-cell>
          <table:table-cell office:value-type="float" office:value="1575.9147" calcext:value-type="float">
            <text:p>1575.9147</text:p>
          </table:table-cell>
          <table:table-cell office:value-type="float" office:value="111.15006" calcext:value-type="float">
            <text:p>111.15006</text:p>
          </table:table-cell>
          <table:table-cell office:value-type="float" office:value="352.7687" calcext:value-type="float">
            <text:p>352.7687</text:p>
          </table:table-cell>
          <table:table-cell office:value-type="float" office:value="-10.645004" calcext:value-type="float">
            <text:p>-10.645004</text:p>
          </table:table-cell>
          <table:table-cell office:value-type="float" office:value="226.01035" calcext:value-type="float">
            <text:p>226.01035</text:p>
          </table:table-cell>
          <table:table-cell office:value-type="float" office:value="69.673256" calcext:value-type="float">
            <text:p>69.673256</text:p>
          </table:table-cell>
          <table:table-cell office:value-type="float" office:value="108.0987" calcext:value-type="float">
            <text:p>108.0987</text:p>
          </table:table-cell>
          <table:table-cell office:value-type="float" office:value="-4.9053626" calcext:value-type="float">
            <text:p>-4.9053626</text:p>
          </table:table-cell>
          <table:table-cell office:value-type="float" office:value="98.428955" calcext:value-type="float">
            <text:p>98.428955</text:p>
          </table:table-cell>
          <table:table-cell office:value-type="float" office:value="29.825844" calcext:value-type="float">
            <text:p>29.825844</text:p>
          </table:table-cell>
          <table:table-cell office:value-type="float" office:value="60.60621" calcext:value-type="float">
            <text:p>60.60621</text:p>
          </table:table-cell>
          <table:table-cell office:value-type="float" office:value="-10.380657" calcext:value-type="float">
            <text:p>-10.380657</text:p>
          </table:table-cell>
          <table:table-cell office:value-type="float" office:value="78.10701" calcext:value-type="float">
            <text:p>78.10701</text:p>
          </table:table-cell>
          <table:table-cell office:value-type="float" office:value="21.256948" calcext:value-type="float">
            <text:p>21.256948</text:p>
          </table:table-cell>
          <table:table-cell office:value-type="float" office:value="43.129494" calcext:value-type="float">
            <text:p>43.129494</text:p>
          </table:table-cell>
          <table:table-cell office:value-type="float" office:value="-6.6366296" calcext:value-type="float">
            <text:p>-6.6366296</text:p>
          </table:table-cell>
          <table:table-cell office:value-type="float" office:value="58.82326" calcext:value-type="float">
            <text:p>58.82326</text:p>
          </table:table-cell>
          <table:table-cell office:value-type="float" office:value="20.076212" calcext:value-type="float">
            <text:p>20.076212</text:p>
          </table:table-cell>
          <table:table-cell office:value-type="float" office:value="34.892506" calcext:value-type="float">
            <text:p>34.892506</text:p>
          </table:table-cell>
          <table:table-cell office:value-type="float" office:value="-7.225974" calcext:value-type="float">
            <text:p>-7.225974</text:p>
          </table:table-cell>
          <table:table-cell office:value-type="float" office:value="38.11652" calcext:value-type="float">
            <text:p>38.11652</text:p>
          </table:table-cell>
          <table:table-cell office:value-type="float" office:value="16.22662" calcext:value-type="float">
            <text:p>16.22662</text:p>
          </table:table-cell>
          <table:table-cell office:value-type="float" office:value="48.48866" calcext:value-type="float">
            <text:p>48.48866</text:p>
          </table:table-cell>
          <table:table-cell office:value-type="float" office:value="-10.115574" calcext:value-type="float">
            <text:p>-10.115574</text:p>
          </table:table-cell>
          <table:table-cell office:value-type="float" office:value="44.903976" calcext:value-type="float">
            <text:p>44.903976</text:p>
          </table:table-cell>
          <table:table-cell office:value-type="float" office:value="5.3193836" calcext:value-type="float">
            <text:p>5.3193836</text:p>
          </table:table-cell>
          <table:table-cell office:value-type="float" office:value="41.042374" calcext:value-type="float">
            <text:p>41.042374</text:p>
          </table:table-cell>
          <table:table-cell office:value-type="float" office:value="-3.5077147" calcext:value-type="float">
            <text:p>-3.5077147</text:p>
          </table:table-cell>
          <table:table-cell office:value-type="float" office:value="40.400944" calcext:value-type="float">
            <text:p>40.400944</text:p>
          </table:table-cell>
          <table:table-cell office:value-type="float" office:value="1.3633581" calcext:value-type="float">
            <text:p>1.3633581</text:p>
          </table:table-cell>
          <table:table-cell office:value-type="float" office:value="34.968918" calcext:value-type="float">
            <text:p>34.968918</text:p>
          </table:table-cell>
          <table:table-cell office:value-type="float" office:value="-4.7010784" calcext:value-type="float">
            <text:p>-4.7010784</text:p>
          </table:table-cell>
          <table:table-cell office:value-type="float" office:value="52.150856" calcext:value-type="float">
            <text:p>52.150856</text:p>
          </table:table-cell>
          <table:table-cell office:value-type="float" office:value="5.635409" calcext:value-type="float">
            <text:p>5.635409</text:p>
          </table:table-cell>
          <table:table-cell office:value-type="float" office:value="51.691936" calcext:value-type="float">
            <text:p>51.691936</text:p>
          </table:table-cell>
          <table:table-cell office:value-type="float" office:value="1.518908" calcext:value-type="float">
            <text:p>1.518908</text:p>
          </table:table-cell>
          <table:table-cell office:value-type="float" office:value="66.16436" calcext:value-type="float">
            <text:p>66.16436</text:p>
          </table:table-cell>
          <table:table-cell office:value-type="float" office:value="1.8727587" calcext:value-type="float">
            <text:p>1.8727587</text:p>
          </table:table-cell>
          <table:table-cell office:value-type="float" office:value="49.51995" calcext:value-type="float">
            <text:p>49.519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63.wav</text:p>
          </table:table-cell>
          <table:table-cell office:value-type="float" office:value="2464.29089305491" calcext:value-type="float">
            <text:p>2464.29089305491</text:p>
          </table:table-cell>
          <table:table-cell office:value-type="float" office:value="124017.986042062" calcext:value-type="float">
            <text:p>124017.986042062</text:p>
          </table:table-cell>
          <table:table-cell office:value-type="float" office:value="2037.68755775454" calcext:value-type="float">
            <text:p>2037.68755775454</text:p>
          </table:table-cell>
          <table:table-cell office:value-type="float" office:value="52987.025889823" calcext:value-type="float">
            <text:p>52987.025889823</text:p>
          </table:table-cell>
          <table:table-cell office:value-type="float" office:value="20.9468424599536" calcext:value-type="float">
            <text:p>20.9468424599536</text:p>
          </table:table-cell>
          <table:table-cell office:value-type="float" office:value="81.2810643818422" calcext:value-type="float">
            <text:p>81.2810643818422</text:p>
          </table:table-cell>
          <table:table-cell office:value-type="float" office:value="0.012728013" calcext:value-type="float">
            <text:p>0.012728013</text:p>
          </table:table-cell>
          <table:table-cell office:value-type="float" office:value="0.00009518488" calcext:value-type="float">
            <text:p>0.00009518488</text:p>
          </table:table-cell>
          <table:table-cell office:value-type="float" office:value="4549.02655298361" calcext:value-type="float">
            <text:p>4549.02655298361</text:p>
          </table:table-cell>
          <table:table-cell office:value-type="float" office:value="719257.055274823" calcext:value-type="float">
            <text:p>719257.055274823</text:p>
          </table:table-cell>
          <table:table-cell office:value-type="float" office:value="1.59553114801393" calcext:value-type="float">
            <text:p>1.59553114801393</text:p>
          </table:table-cell>
          <table:table-cell office:value-type="float" office:value="2.91440962228256" calcext:value-type="float">
            <text:p>2.91440962228256</text:p>
          </table:table-cell>
          <table:table-cell office:value-type="float" office:value="0.00559525184853184" calcext:value-type="float">
            <text:p>0.00559525184853184</text:p>
          </table:table-cell>
          <table:table-cell office:value-type="float" office:value="0.00468387548362506" calcext:value-type="float">
            <text:p>0.00468387548362506</text:p>
          </table:table-cell>
          <table:table-cell office:value-type="float" office:value="0.151861133265661" calcext:value-type="float">
            <text:p>0.151861133265661</text:p>
          </table:table-cell>
          <table:table-cell office:value-type="float" office:value="0.000989362392511478" calcext:value-type="float">
            <text:p>0.000989362392511478</text:p>
          </table:table-cell>
          <table:table-cell office:value-type="float" office:value="0.4367055" calcext:value-type="float">
            <text:p>0.4367055</text:p>
          </table:table-cell>
          <table:table-cell office:value-type="float" office:value="0.08136486" calcext:value-type="float">
            <text:p>0.08136486</text:p>
          </table:table-cell>
          <table:table-cell office:value-type="float" office:value="0.2593122" calcext:value-type="float">
            <text:p>0.2593122</text:p>
          </table:table-cell>
          <table:table-cell office:value-type="float" office:value="0.016090503" calcext:value-type="float">
            <text:p>0.016090503</text:p>
          </table:table-cell>
          <table:table-cell office:value-type="float" office:value="0.0069543347" calcext:value-type="float">
            <text:p>0.0069543347</text:p>
          </table:table-cell>
          <table:table-cell office:value-type="float" office:value="0" calcext:value-type="float">
            <text:p>0</text:p>
          </table:table-cell>
          <table:table-cell office:value-type="float" office:value="0.09362837" calcext:value-type="float">
            <text:p>0.09362837</text:p>
          </table:table-cell>
          <table:table-cell office:value-type="float" office:value="0.0003873215" calcext:value-type="float">
            <text:p>0.0003873215</text:p>
          </table:table-cell>
          <table:table-cell office:value-type="float" office:value="0.183437873115837" calcext:value-type="float">
            <text:p>0.183437873115837</text:p>
          </table:table-cell>
          <table:table-cell office:value-type="float" office:value="0.0442311508892154" calcext:value-type="float">
            <text:p>0.0442311508892154</text:p>
          </table:table-cell>
          <table:table-cell office:value-type="float" office:value="0.00833828" calcext:value-type="float">
            <text:p>0.00833828</text:p>
          </table:table-cell>
          <table:table-cell office:value-type="float" office:value="-93.58541" calcext:value-type="float">
            <text:p>-93.58541</text:p>
          </table:table-cell>
          <table:table-cell office:value-type="float" office:value="702.01117" calcext:value-type="float">
            <text:p>702.01117</text:p>
          </table:table-cell>
          <table:table-cell office:value-type="float" office:value="89.861046" calcext:value-type="float">
            <text:p>89.861046</text:p>
          </table:table-cell>
          <table:table-cell office:value-type="float" office:value="234.7312" calcext:value-type="float">
            <text:p>234.7312</text:p>
          </table:table-cell>
          <table:table-cell office:value-type="float" office:value="-55.879726" calcext:value-type="float">
            <text:p>-55.879726</text:p>
          </table:table-cell>
          <table:table-cell office:value-type="float" office:value="155.90558" calcext:value-type="float">
            <text:p>155.90558</text:p>
          </table:table-cell>
          <table:table-cell office:value-type="float" office:value="51.63358" calcext:value-type="float">
            <text:p>51.63358</text:p>
          </table:table-cell>
          <table:table-cell office:value-type="float" office:value="55.612118" calcext:value-type="float">
            <text:p>55.612118</text:p>
          </table:table-cell>
          <table:table-cell office:value-type="float" office:value="-5.5666103" calcext:value-type="float">
            <text:p>-5.5666103</text:p>
          </table:table-cell>
          <table:table-cell office:value-type="float" office:value="67.12633" calcext:value-type="float">
            <text:p>67.12633</text:p>
          </table:table-cell>
          <table:table-cell office:value-type="float" office:value="28.788872" calcext:value-type="float">
            <text:p>28.788872</text:p>
          </table:table-cell>
          <table:table-cell office:value-type="float" office:value="71.83624" calcext:value-type="float">
            <text:p>71.83624</text:p>
          </table:table-cell>
          <table:table-cell office:value-type="float" office:value="-13.892081" calcext:value-type="float">
            <text:p>-13.892081</text:p>
          </table:table-cell>
          <table:table-cell office:value-type="float" office:value="57.1268" calcext:value-type="float">
            <text:p>57.1268</text:p>
          </table:table-cell>
          <table:table-cell office:value-type="float" office:value="27.35178" calcext:value-type="float">
            <text:p>27.35178</text:p>
          </table:table-cell>
          <table:table-cell office:value-type="float" office:value="55.175808" calcext:value-type="float">
            <text:p>55.175808</text:p>
          </table:table-cell>
          <table:table-cell office:value-type="float" office:value="-15.314688" calcext:value-type="float">
            <text:p>-15.314688</text:p>
          </table:table-cell>
          <table:table-cell office:value-type="float" office:value="60.998833" calcext:value-type="float">
            <text:p>60.998833</text:p>
          </table:table-cell>
          <table:table-cell office:value-type="float" office:value="22.830261" calcext:value-type="float">
            <text:p>22.830261</text:p>
          </table:table-cell>
          <table:table-cell office:value-type="float" office:value="45.25841" calcext:value-type="float">
            <text:p>45.25841</text:p>
          </table:table-cell>
          <table:table-cell office:value-type="float" office:value="-12.409005" calcext:value-type="float">
            <text:p>-12.409005</text:p>
          </table:table-cell>
          <table:table-cell office:value-type="float" office:value="39.762474" calcext:value-type="float">
            <text:p>39.762474</text:p>
          </table:table-cell>
          <table:table-cell office:value-type="float" office:value="9.700516" calcext:value-type="float">
            <text:p>9.700516</text:p>
          </table:table-cell>
          <table:table-cell office:value-type="float" office:value="34.084034" calcext:value-type="float">
            <text:p>34.084034</text:p>
          </table:table-cell>
          <table:table-cell office:value-type="float" office:value="-19.727627" calcext:value-type="float">
            <text:p>-19.727627</text:p>
          </table:table-cell>
          <table:table-cell office:value-type="float" office:value="36.404613" calcext:value-type="float">
            <text:p>36.404613</text:p>
          </table:table-cell>
          <table:table-cell office:value-type="float" office:value="-0.77840793" calcext:value-type="float">
            <text:p>-0.77840793</text:p>
          </table:table-cell>
          <table:table-cell office:value-type="float" office:value="42.399742" calcext:value-type="float">
            <text:p>42.399742</text:p>
          </table:table-cell>
          <table:table-cell office:value-type="float" office:value="-9.097811" calcext:value-type="float">
            <text:p>-9.097811</text:p>
          </table:table-cell>
          <table:table-cell office:value-type="float" office:value="48.61491" calcext:value-type="float">
            <text:p>48.61491</text:p>
          </table:table-cell>
          <table:table-cell office:value-type="float" office:value="12.417602" calcext:value-type="float">
            <text:p>12.417602</text:p>
          </table:table-cell>
          <table:table-cell office:value-type="float" office:value="43.063667" calcext:value-type="float">
            <text:p>43.063667</text:p>
          </table:table-cell>
          <table:table-cell office:value-type="float" office:value="-5.458702" calcext:value-type="float">
            <text:p>-5.458702</text:p>
          </table:table-cell>
          <table:table-cell office:value-type="float" office:value="50.228516" calcext:value-type="float">
            <text:p>50.228516</text:p>
          </table:table-cell>
          <table:table-cell office:value-type="float" office:value="4.236134" calcext:value-type="float">
            <text:p>4.236134</text:p>
          </table:table-cell>
          <table:table-cell office:value-type="float" office:value="42.666275" calcext:value-type="float">
            <text:p>42.666275</text:p>
          </table:table-cell>
          <table:table-cell office:value-type="float" office:value="-10.867431" calcext:value-type="float">
            <text:p>-10.867431</text:p>
          </table:table-cell>
          <table:table-cell office:value-type="float" office:value="33.21707" calcext:value-type="float">
            <text:p>33.21707</text:p>
          </table:table-cell>
          <table:table-cell office:value-type="float" office:value="-2.947071" calcext:value-type="float">
            <text:p>-2.947071</text:p>
          </table:table-cell>
          <table:table-cell office:value-type="float" office:value="36.46912" calcext:value-type="float">
            <text:p>36.469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27.wav</text:p>
          </table:table-cell>
          <table:table-cell office:value-type="float" office:value="2398.18209005406" calcext:value-type="float">
            <text:p>2398.18209005406</text:p>
          </table:table-cell>
          <table:table-cell office:value-type="float" office:value="78941.2063456066" calcext:value-type="float">
            <text:p>78941.2063456066</text:p>
          </table:table-cell>
          <table:table-cell office:value-type="float" office:value="2218.77882697166" calcext:value-type="float">
            <text:p>2218.77882697166</text:p>
          </table:table-cell>
          <table:table-cell office:value-type="float" office:value="24016.905126475" calcext:value-type="float">
            <text:p>24016.905126475</text:p>
          </table:table-cell>
          <table:table-cell office:value-type="float" office:value="19.0913946077722" calcext:value-type="float">
            <text:p>19.0913946077722</text:p>
          </table:table-cell>
          <table:table-cell office:value-type="float" office:value="103.98161829108" calcext:value-type="float">
            <text:p>103.98161829108</text:p>
          </table:table-cell>
          <table:table-cell office:value-type="float" office:value="0.013673232" calcext:value-type="float">
            <text:p>0.013673232</text:p>
          </table:table-cell>
          <table:table-cell office:value-type="float" office:value="0.000050242896" calcext:value-type="float">
            <text:p>0.000050242896</text:p>
          </table:table-cell>
          <table:table-cell office:value-type="float" office:value="4866.1625058911" calcext:value-type="float">
            <text:p>4866.1625058911</text:p>
          </table:table-cell>
          <table:table-cell office:value-type="float" office:value="371913.433067879" calcext:value-type="float">
            <text:p>371913.433067879</text:p>
          </table:table-cell>
          <table:table-cell office:value-type="float" office:value="2.77887329730258" calcext:value-type="float">
            <text:p>2.77887329730258</text:p>
          </table:table-cell>
          <table:table-cell office:value-type="float" office:value="8.65994523028988" calcext:value-type="float">
            <text:p>8.65994523028988</text:p>
          </table:table-cell>
          <table:table-cell office:value-type="float" office:value="-0.0130668913454925" calcext:value-type="float">
            <text:p>-0.0130668913454925</text:p>
          </table:table-cell>
          <table:table-cell office:value-type="float" office:value="0.00192067845510748" calcext:value-type="float">
            <text:p>0.00192067845510748</text:p>
          </table:table-cell>
          <table:table-cell office:value-type="float" office:value="0.128243501667633" calcext:value-type="float">
            <text:p>0.128243501667633</text:p>
          </table:table-cell>
          <table:table-cell office:value-type="float" office:value="0.000812453612085262" calcext:value-type="float">
            <text:p>0.000812453612085262</text:p>
          </table:table-cell>
          <table:table-cell office:value-type="float" office:value="0.47494638" calcext:value-type="float">
            <text:p>0.47494638</text:p>
          </table:table-cell>
          <table:table-cell office:value-type="float" office:value="0.07499103" calcext:value-type="float">
            <text:p>0.07499103</text:p>
          </table:table-cell>
          <table:table-cell office:value-type="float" office:value="0.28018254" calcext:value-type="float">
            <text:p>0.28018254</text:p>
          </table:table-cell>
          <table:table-cell office:value-type="float" office:value="0.004831068" calcext:value-type="float">
            <text:p>0.004831068</text:p>
          </table:table-cell>
          <table:table-cell office:value-type="float" office:value="0.002960864" calcext:value-type="float">
            <text:p>0.002960864</text:p>
          </table:table-cell>
          <table:table-cell office:value-type="float" office:value="0" calcext:value-type="float">
            <text:p>0</text:p>
          </table:table-cell>
          <table:table-cell office:value-type="float" office:value="0.16501737" calcext:value-type="float">
            <text:p>0.16501737</text:p>
          </table:table-cell>
          <table:table-cell office:value-type="float" office:value="0.00092711765" calcext:value-type="float">
            <text:p>0.00092711765</text:p>
          </table:table-cell>
          <table:table-cell office:value-type="float" office:value="0.216993201017332" calcext:value-type="float">
            <text:p>0.216993201017332</text:p>
          </table:table-cell>
          <table:table-cell office:value-type="float" office:value="0.0611686844307792" calcext:value-type="float">
            <text:p>0.0611686844307792</text:p>
          </table:table-cell>
          <table:table-cell office:value-type="float" office:value="0.005951745" calcext:value-type="float">
            <text:p>0.005951745</text:p>
          </table:table-cell>
          <table:table-cell office:value-type="float" office:value="-36.520527" calcext:value-type="float">
            <text:p>-36.520527</text:p>
          </table:table-cell>
          <table:table-cell office:value-type="float" office:value="754.7648" calcext:value-type="float">
            <text:p>754.7648</text:p>
          </table:table-cell>
          <table:table-cell office:value-type="float" office:value="94.80008" calcext:value-type="float">
            <text:p>94.80008</text:p>
          </table:table-cell>
          <table:table-cell office:value-type="float" office:value="153.25351" calcext:value-type="float">
            <text:p>153.25351</text:p>
          </table:table-cell>
          <table:table-cell office:value-type="float" office:value="-36.593456" calcext:value-type="float">
            <text:p>-36.593456</text:p>
          </table:table-cell>
          <table:table-cell office:value-type="float" office:value="95.48106" calcext:value-type="float">
            <text:p>95.48106</text:p>
          </table:table-cell>
          <table:table-cell office:value-type="float" office:value="54.99104" calcext:value-type="float">
            <text:p>54.99104</text:p>
          </table:table-cell>
          <table:table-cell office:value-type="float" office:value="119.47926" calcext:value-type="float">
            <text:p>119.47926</text:p>
          </table:table-cell>
          <table:table-cell office:value-type="float" office:value="-8.216152" calcext:value-type="float">
            <text:p>-8.216152</text:p>
          </table:table-cell>
          <table:table-cell office:value-type="float" office:value="106.7215" calcext:value-type="float">
            <text:p>106.7215</text:p>
          </table:table-cell>
          <table:table-cell office:value-type="float" office:value="29.66418" calcext:value-type="float">
            <text:p>29.66418</text:p>
          </table:table-cell>
          <table:table-cell office:value-type="float" office:value="59.866337" calcext:value-type="float">
            <text:p>59.866337</text:p>
          </table:table-cell>
          <table:table-cell office:value-type="float" office:value="-13.687591" calcext:value-type="float">
            <text:p>-13.687591</text:p>
          </table:table-cell>
          <table:table-cell office:value-type="float" office:value="61.13867" calcext:value-type="float">
            <text:p>61.13867</text:p>
          </table:table-cell>
          <table:table-cell office:value-type="float" office:value="28.70313" calcext:value-type="float">
            <text:p>28.70313</text:p>
          </table:table-cell>
          <table:table-cell office:value-type="float" office:value="50.878788" calcext:value-type="float">
            <text:p>50.878788</text:p>
          </table:table-cell>
          <table:table-cell office:value-type="float" office:value="-11.987736" calcext:value-type="float">
            <text:p>-11.987736</text:p>
          </table:table-cell>
          <table:table-cell office:value-type="float" office:value="46.145157" calcext:value-type="float">
            <text:p>46.145157</text:p>
          </table:table-cell>
          <table:table-cell office:value-type="float" office:value="19.361517" calcext:value-type="float">
            <text:p>19.361517</text:p>
          </table:table-cell>
          <table:table-cell office:value-type="float" office:value="37.24307" calcext:value-type="float">
            <text:p>37.24307</text:p>
          </table:table-cell>
          <table:table-cell office:value-type="float" office:value="-15.656161" calcext:value-type="float">
            <text:p>-15.656161</text:p>
          </table:table-cell>
          <table:table-cell office:value-type="float" office:value="32.82738" calcext:value-type="float">
            <text:p>32.82738</text:p>
          </table:table-cell>
          <table:table-cell office:value-type="float" office:value="13.932657" calcext:value-type="float">
            <text:p>13.932657</text:p>
          </table:table-cell>
          <table:table-cell office:value-type="float" office:value="27.810434" calcext:value-type="float">
            <text:p>27.810434</text:p>
          </table:table-cell>
          <table:table-cell office:value-type="float" office:value="-11.961838" calcext:value-type="float">
            <text:p>-11.961838</text:p>
          </table:table-cell>
          <table:table-cell office:value-type="float" office:value="29.543413" calcext:value-type="float">
            <text:p>29.543413</text:p>
          </table:table-cell>
          <table:table-cell office:value-type="float" office:value="7.5311146" calcext:value-type="float">
            <text:p>7.5311146</text:p>
          </table:table-cell>
          <table:table-cell office:value-type="float" office:value="28.871021" calcext:value-type="float">
            <text:p>28.871021</text:p>
          </table:table-cell>
          <table:table-cell office:value-type="float" office:value="-11.907886" calcext:value-type="float">
            <text:p>-11.907886</text:p>
          </table:table-cell>
          <table:table-cell office:value-type="float" office:value="33.0541" calcext:value-type="float">
            <text:p>33.0541</text:p>
          </table:table-cell>
          <table:table-cell office:value-type="float" office:value="5.4821863" calcext:value-type="float">
            <text:p>5.4821863</text:p>
          </table:table-cell>
          <table:table-cell office:value-type="float" office:value="29.788054" calcext:value-type="float">
            <text:p>29.788054</text:p>
          </table:table-cell>
          <table:table-cell office:value-type="float" office:value="-9.255451" calcext:value-type="float">
            <text:p>-9.255451</text:p>
          </table:table-cell>
          <table:table-cell office:value-type="float" office:value="37.49994" calcext:value-type="float">
            <text:p>37.49994</text:p>
          </table:table-cell>
          <table:table-cell office:value-type="float" office:value="6.182894" calcext:value-type="float">
            <text:p>6.182894</text:p>
          </table:table-cell>
          <table:table-cell office:value-type="float" office:value="29.896797" calcext:value-type="float">
            <text:p>29.896797</text:p>
          </table:table-cell>
          <table:table-cell office:value-type="float" office:value="-4.305694" calcext:value-type="float">
            <text:p>-4.305694</text:p>
          </table:table-cell>
          <table:table-cell office:value-type="float" office:value="27.675829" calcext:value-type="float">
            <text:p>27.675829</text:p>
          </table:table-cell>
          <table:table-cell office:value-type="float" office:value="1.8232977" calcext:value-type="float">
            <text:p>1.8232977</text:p>
          </table:table-cell>
          <table:table-cell office:value-type="float" office:value="26.551424" calcext:value-type="float">
            <text:p>26.5514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00.wav</text:p>
          </table:table-cell>
          <table:table-cell office:value-type="float" office:value="3274.50233688345" calcext:value-type="float">
            <text:p>3274.50233688345</text:p>
          </table:table-cell>
          <table:table-cell office:value-type="float" office:value="268192.558860846" calcext:value-type="float">
            <text:p>268192.558860846</text:p>
          </table:table-cell>
          <table:table-cell office:value-type="float" office:value="2722.48845219446" calcext:value-type="float">
            <text:p>2722.48845219446</text:p>
          </table:table-cell>
          <table:table-cell office:value-type="float" office:value="151273.665731525" calcext:value-type="float">
            <text:p>151273.665731525</text:p>
          </table:table-cell>
          <table:table-cell office:value-type="float" office:value="18.5422351045355" calcext:value-type="float">
            <text:p>18.5422351045355</text:p>
          </table:table-cell>
          <table:table-cell office:value-type="float" office:value="54.3004248648857" calcext:value-type="float">
            <text:p>54.3004248648857</text:p>
          </table:table-cell>
          <table:table-cell office:value-type="float" office:value="0.066645384" calcext:value-type="float">
            <text:p>0.066645384</text:p>
          </table:table-cell>
          <table:table-cell office:value-type="float" office:value="0.0031581519" calcext:value-type="float">
            <text:p>0.0031581519</text:p>
          </table:table-cell>
          <table:table-cell office:value-type="float" office:value="6408.00146824246" calcext:value-type="float">
            <text:p>6408.00146824246</text:p>
          </table:table-cell>
          <table:table-cell office:value-type="float" office:value="1687519.12820767" calcext:value-type="float">
            <text:p>1687519.12820767</text:p>
          </table:table-cell>
          <table:table-cell office:value-type="float" office:value="1.79723887761809" calcext:value-type="float">
            <text:p>1.79723887761809</text:p>
          </table:table-cell>
          <table:table-cell office:value-type="float" office:value="3.34562514150047" calcext:value-type="float">
            <text:p>3.34562514150047</text:p>
          </table:table-cell>
          <table:table-cell office:value-type="float" office:value="0.0190046002436393" calcext:value-type="float">
            <text:p>0.0190046002436393</text:p>
          </table:table-cell>
          <table:table-cell office:value-type="float" office:value="0.00685889733114541" calcext:value-type="float">
            <text:p>0.00685889733114541</text:p>
          </table:table-cell>
          <table:table-cell office:value-type="float" office:value="0.183019368111949" calcext:value-type="float">
            <text:p>0.183019368111949</text:p>
          </table:table-cell>
          <table:table-cell office:value-type="float" office:value="0.00218616741454494" calcext:value-type="float">
            <text:p>0.00218616741454494</text:p>
          </table:table-cell>
          <table:table-cell office:value-type="float" office:value="0.4877041" calcext:value-type="float">
            <text:p>0.4877041</text:p>
          </table:table-cell>
          <table:table-cell office:value-type="float" office:value="0.06745071" calcext:value-type="float">
            <text:p>0.06745071</text:p>
          </table:table-cell>
          <table:table-cell office:value-type="float" office:value="0.26793328" calcext:value-type="float">
            <text:p>0.26793328</text:p>
          </table:table-cell>
          <table:table-cell office:value-type="float" office:value="0.011545071" calcext:value-type="float">
            <text:p>0.011545071</text:p>
          </table:table-cell>
          <table:table-cell office:value-type="float" office:value="-0.0420518" calcext:value-type="float">
            <text:p>-0.0420518</text:p>
          </table:table-cell>
          <table:table-cell office:value-type="float" office:value="0" calcext:value-type="float">
            <text:p>0</text:p>
          </table:table-cell>
          <table:table-cell office:value-type="float" office:value="0.11605348" calcext:value-type="float">
            <text:p>0.11605348</text:p>
          </table:table-cell>
          <table:table-cell office:value-type="float" office:value="0.00030653345" calcext:value-type="float">
            <text:p>0.00030653345</text:p>
          </table:table-cell>
          <table:table-cell office:value-type="float" office:value="0.248563268770468" calcext:value-type="float">
            <text:p>0.248563268770468</text:p>
          </table:table-cell>
          <table:table-cell office:value-type="float" office:value="0.0766177430545152" calcext:value-type="float">
            <text:p>0.0766177430545152</text:p>
          </table:table-cell>
          <table:table-cell office:value-type="float" office:value="-0.008380337" calcext:value-type="float">
            <text:p>-0.008380337</text:p>
          </table:table-cell>
          <table:table-cell office:value-type="float" office:value="-52.940304" calcext:value-type="float">
            <text:p>-52.940304</text:p>
          </table:table-cell>
          <table:table-cell office:value-type="float" office:value="348.85107" calcext:value-type="float">
            <text:p>348.85107</text:p>
          </table:table-cell>
          <table:table-cell office:value-type="float" office:value="50.09013" calcext:value-type="float">
            <text:p>50.09013</text:p>
          </table:table-cell>
          <table:table-cell office:value-type="float" office:value="196.94159" calcext:value-type="float">
            <text:p>196.94159</text:p>
          </table:table-cell>
          <table:table-cell office:value-type="float" office:value="-11.491269" calcext:value-type="float">
            <text:p>-11.491269</text:p>
          </table:table-cell>
          <table:table-cell office:value-type="float" office:value="260.2043" calcext:value-type="float">
            <text:p>260.2043</text:p>
          </table:table-cell>
          <table:table-cell office:value-type="float" office:value="46.324932" calcext:value-type="float">
            <text:p>46.324932</text:p>
          </table:table-cell>
          <table:table-cell office:value-type="float" office:value="222.09177" calcext:value-type="float">
            <text:p>222.09177</text:p>
          </table:table-cell>
          <table:table-cell office:value-type="float" office:value="6.5430007" calcext:value-type="float">
            <text:p>6.5430007</text:p>
          </table:table-cell>
          <table:table-cell office:value-type="float" office:value="116.345634" calcext:value-type="float">
            <text:p>116.345634</text:p>
          </table:table-cell>
          <table:table-cell office:value-type="float" office:value="10.116378" calcext:value-type="float">
            <text:p>10.116378</text:p>
          </table:table-cell>
          <table:table-cell office:value-type="float" office:value="81.851776" calcext:value-type="float">
            <text:p>81.851776</text:p>
          </table:table-cell>
          <table:table-cell office:value-type="float" office:value="5.4855285" calcext:value-type="float">
            <text:p>5.4855285</text:p>
          </table:table-cell>
          <table:table-cell office:value-type="float" office:value="66.73695" calcext:value-type="float">
            <text:p>66.73695</text:p>
          </table:table-cell>
          <table:table-cell office:value-type="float" office:value="8.844899" calcext:value-type="float">
            <text:p>8.844899</text:p>
          </table:table-cell>
          <table:table-cell office:value-type="float" office:value="65.202774" calcext:value-type="float">
            <text:p>65.202774</text:p>
          </table:table-cell>
          <table:table-cell office:value-type="float" office:value="5.929942" calcext:value-type="float">
            <text:p>5.929942</text:p>
          </table:table-cell>
          <table:table-cell office:value-type="float" office:value="57.59235" calcext:value-type="float">
            <text:p>57.59235</text:p>
          </table:table-cell>
          <table:table-cell office:value-type="float" office:value="6.625154" calcext:value-type="float">
            <text:p>6.625154</text:p>
          </table:table-cell>
          <table:table-cell office:value-type="float" office:value="51.407864" calcext:value-type="float">
            <text:p>51.407864</text:p>
          </table:table-cell>
          <table:table-cell office:value-type="float" office:value="-4.0330343" calcext:value-type="float">
            <text:p>-4.0330343</text:p>
          </table:table-cell>
          <table:table-cell office:value-type="float" office:value="56.706837" calcext:value-type="float">
            <text:p>56.706837</text:p>
          </table:table-cell>
          <table:table-cell office:value-type="float" office:value="9.778293" calcext:value-type="float">
            <text:p>9.778293</text:p>
          </table:table-cell>
          <table:table-cell office:value-type="float" office:value="54.307533" calcext:value-type="float">
            <text:p>54.307533</text:p>
          </table:table-cell>
          <table:table-cell office:value-type="float" office:value="-3.1172316" calcext:value-type="float">
            <text:p>-3.1172316</text:p>
          </table:table-cell>
          <table:table-cell office:value-type="float" office:value="53.3211" calcext:value-type="float">
            <text:p>53.3211</text:p>
          </table:table-cell>
          <table:table-cell office:value-type="float" office:value="3.653597" calcext:value-type="float">
            <text:p>3.653597</text:p>
          </table:table-cell>
          <table:table-cell office:value-type="float" office:value="57.85395" calcext:value-type="float">
            <text:p>57.85395</text:p>
          </table:table-cell>
          <table:table-cell office:value-type="float" office:value="-6.502195" calcext:value-type="float">
            <text:p>-6.502195</text:p>
          </table:table-cell>
          <table:table-cell office:value-type="float" office:value="49.806736" calcext:value-type="float">
            <text:p>49.806736</text:p>
          </table:table-cell>
          <table:table-cell office:value-type="float" office:value="1.0854731" calcext:value-type="float">
            <text:p>1.0854731</text:p>
          </table:table-cell>
          <table:table-cell office:value-type="float" office:value="47.405632" calcext:value-type="float">
            <text:p>47.405632</text:p>
          </table:table-cell>
          <table:table-cell office:value-type="float" office:value="-4.4821963" calcext:value-type="float">
            <text:p>-4.4821963</text:p>
          </table:table-cell>
          <table:table-cell office:value-type="float" office:value="41.07208" calcext:value-type="float">
            <text:p>41.07208</text:p>
          </table:table-cell>
          <table:table-cell office:value-type="float" office:value="4.709674" calcext:value-type="float">
            <text:p>4.709674</text:p>
          </table:table-cell>
          <table:table-cell office:value-type="float" office:value="36.599598" calcext:value-type="float">
            <text:p>36.599598</text:p>
          </table:table-cell>
          <table:table-cell office:value-type="float" office:value="-2.755327" calcext:value-type="float">
            <text:p>-2.755327</text:p>
          </table:table-cell>
          <table:table-cell office:value-type="float" office:value="44.850822" calcext:value-type="float">
            <text:p>44.850822</text:p>
          </table:table-cell>
          <table:table-cell office:value-type="float" office:value="0.4985645" calcext:value-type="float">
            <text:p>0.4985645</text:p>
          </table:table-cell>
          <table:table-cell office:value-type="float" office:value="37.1307" calcext:value-type="float">
            <text:p>37.13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52.wav</text:p>
          </table:table-cell>
          <table:table-cell office:value-type="float" office:value="2716.91966848692" calcext:value-type="float">
            <text:p>2716.91966848692</text:p>
          </table:table-cell>
          <table:table-cell office:value-type="float" office:value="258841.305600828" calcext:value-type="float">
            <text:p>258841.305600828</text:p>
          </table:table-cell>
          <table:table-cell office:value-type="float" office:value="2208.80884180987" calcext:value-type="float">
            <text:p>2208.80884180987</text:p>
          </table:table-cell>
          <table:table-cell office:value-type="float" office:value="126516.190734758" calcext:value-type="float">
            <text:p>126516.190734758</text:p>
          </table:table-cell>
          <table:table-cell office:value-type="float" office:value="18.9535667915692" calcext:value-type="float">
            <text:p>18.9535667915692</text:p>
          </table:table-cell>
          <table:table-cell office:value-type="float" office:value="86.8566204061437" calcext:value-type="float">
            <text:p>86.8566204061437</text:p>
          </table:table-cell>
          <table:table-cell office:value-type="float" office:value="0.034340523" calcext:value-type="float">
            <text:p>0.034340523</text:p>
          </table:table-cell>
          <table:table-cell office:value-type="float" office:value="0.0023820163" calcext:value-type="float">
            <text:p>0.0023820163</text:p>
          </table:table-cell>
          <table:table-cell office:value-type="float" office:value="5123.14538092735" calcext:value-type="float">
            <text:p>5123.14538092735</text:p>
          </table:table-cell>
          <table:table-cell office:value-type="float" office:value="1030599.60086008" calcext:value-type="float">
            <text:p>1030599.60086008</text:p>
          </table:table-cell>
          <table:table-cell office:value-type="float" office:value="4.11388616807111" calcext:value-type="float">
            <text:p>4.11388616807111</text:p>
          </table:table-cell>
          <table:table-cell office:value-type="float" office:value="19.5019671239042" calcext:value-type="float">
            <text:p>19.5019671239042</text:p>
          </table:table-cell>
          <table:table-cell office:value-type="float" office:value="-0.00260590114593184" calcext:value-type="float">
            <text:p>-0.00260590114593184</text:p>
          </table:table-cell>
          <table:table-cell office:value-type="float" office:value="0.00329319814892218" calcext:value-type="float">
            <text:p>0.00329319814892218</text:p>
          </table:table-cell>
          <table:table-cell office:value-type="float" office:value="0.162191699294277" calcext:value-type="float">
            <text:p>0.162191699294277</text:p>
          </table:table-cell>
          <table:table-cell office:value-type="float" office:value="0.00207235480224566" calcext:value-type="float">
            <text:p>0.00207235480224566</text:p>
          </table:table-cell>
          <table:table-cell office:value-type="float" office:value="0.5338698" calcext:value-type="float">
            <text:p>0.5338698</text:p>
          </table:table-cell>
          <table:table-cell office:value-type="float" office:value="0.06946453" calcext:value-type="float">
            <text:p>0.06946453</text:p>
          </table:table-cell>
          <table:table-cell office:value-type="float" office:value="0.2749117" calcext:value-type="float">
            <text:p>0.2749117</text:p>
          </table:table-cell>
          <table:table-cell office:value-type="float" office:value="0.0077568903" calcext:value-type="float">
            <text:p>0.0077568903</text:p>
          </table:table-cell>
          <table:table-cell office:value-type="float" office:value="0.24500442" calcext:value-type="float">
            <text:p>0.24500442</text:p>
          </table:table-cell>
          <table:table-cell office:value-type="float" office:value="0" calcext:value-type="float">
            <text:p>0</text:p>
          </table:table-cell>
          <table:table-cell office:value-type="float" office:value="0.23981513" calcext:value-type="float">
            <text:p>0.23981513</text:p>
          </table:table-cell>
          <table:table-cell office:value-type="float" office:value="0.0027619046" calcext:value-type="float">
            <text:p>0.0027619046</text:p>
          </table:table-cell>
          <table:table-cell office:value-type="float" office:value="0.159447453235621" calcext:value-type="float">
            <text:p>0.159447453235621</text:p>
          </table:table-cell>
          <table:table-cell office:value-type="float" office:value="0.0385514666940608" calcext:value-type="float">
            <text:p>0.0385514666940608</text:p>
          </table:table-cell>
          <table:table-cell office:value-type="float" office:value="0.3472138" calcext:value-type="float">
            <text:p>0.3472138</text:p>
          </table:table-cell>
          <table:table-cell office:value-type="float" office:value="4.0256376" calcext:value-type="float">
            <text:p>4.0256376</text:p>
          </table:table-cell>
          <table:table-cell office:value-type="float" office:value="2087.9878" calcext:value-type="float">
            <text:p>2087.9878</text:p>
          </table:table-cell>
          <table:table-cell office:value-type="float" office:value="83.2709" calcext:value-type="float">
            <text:p>83.2709</text:p>
          </table:table-cell>
          <table:table-cell office:value-type="float" office:value="521.8455" calcext:value-type="float">
            <text:p>521.8455</text:p>
          </table:table-cell>
          <table:table-cell office:value-type="float" office:value="-37.250732" calcext:value-type="float">
            <text:p>-37.250732</text:p>
          </table:table-cell>
          <table:table-cell office:value-type="float" office:value="431.26712" calcext:value-type="float">
            <text:p>431.26712</text:p>
          </table:table-cell>
          <table:table-cell office:value-type="float" office:value="62.33895" calcext:value-type="float">
            <text:p>62.33895</text:p>
          </table:table-cell>
          <table:table-cell office:value-type="float" office:value="274.47205" calcext:value-type="float">
            <text:p>274.47205</text:p>
          </table:table-cell>
          <table:table-cell office:value-type="float" office:value="-14.855973" calcext:value-type="float">
            <text:p>-14.855973</text:p>
          </table:table-cell>
          <table:table-cell office:value-type="float" office:value="143.716" calcext:value-type="float">
            <text:p>143.716</text:p>
          </table:table-cell>
          <table:table-cell office:value-type="float" office:value="23.411692" calcext:value-type="float">
            <text:p>23.411692</text:p>
          </table:table-cell>
          <table:table-cell office:value-type="float" office:value="101.3178" calcext:value-type="float">
            <text:p>101.3178</text:p>
          </table:table-cell>
          <table:table-cell office:value-type="float" office:value="-10.471727" calcext:value-type="float">
            <text:p>-10.471727</text:p>
          </table:table-cell>
          <table:table-cell office:value-type="float" office:value="96.3347" calcext:value-type="float">
            <text:p>96.3347</text:p>
          </table:table-cell>
          <table:table-cell office:value-type="float" office:value="16.797787" calcext:value-type="float">
            <text:p>16.797787</text:p>
          </table:table-cell>
          <table:table-cell office:value-type="float" office:value="83.87959" calcext:value-type="float">
            <text:p>83.87959</text:p>
          </table:table-cell>
          <table:table-cell office:value-type="float" office:value="-7.959584" calcext:value-type="float">
            <text:p>-7.959584</text:p>
          </table:table-cell>
          <table:table-cell office:value-type="float" office:value="79.832756" calcext:value-type="float">
            <text:p>79.832756</text:p>
          </table:table-cell>
          <table:table-cell office:value-type="float" office:value="16.292543" calcext:value-type="float">
            <text:p>16.292543</text:p>
          </table:table-cell>
          <table:table-cell office:value-type="float" office:value="68.756134" calcext:value-type="float">
            <text:p>68.756134</text:p>
          </table:table-cell>
          <table:table-cell office:value-type="float" office:value="-11.260961" calcext:value-type="float">
            <text:p>-11.260961</text:p>
          </table:table-cell>
          <table:table-cell office:value-type="float" office:value="53.982513" calcext:value-type="float">
            <text:p>53.982513</text:p>
          </table:table-cell>
          <table:table-cell office:value-type="float" office:value="13.323189" calcext:value-type="float">
            <text:p>13.323189</text:p>
          </table:table-cell>
          <table:table-cell office:value-type="float" office:value="54.860573" calcext:value-type="float">
            <text:p>54.860573</text:p>
          </table:table-cell>
          <table:table-cell office:value-type="float" office:value="-7.821479" calcext:value-type="float">
            <text:p>-7.821479</text:p>
          </table:table-cell>
          <table:table-cell office:value-type="float" office:value="45.646122" calcext:value-type="float">
            <text:p>45.646122</text:p>
          </table:table-cell>
          <table:table-cell office:value-type="float" office:value="6.427265" calcext:value-type="float">
            <text:p>6.427265</text:p>
          </table:table-cell>
          <table:table-cell office:value-type="float" office:value="45.77816" calcext:value-type="float">
            <text:p>45.77816</text:p>
          </table:table-cell>
          <table:table-cell office:value-type="float" office:value="-5.481055" calcext:value-type="float">
            <text:p>-5.481055</text:p>
          </table:table-cell>
          <table:table-cell office:value-type="float" office:value="43.008793" calcext:value-type="float">
            <text:p>43.008793</text:p>
          </table:table-cell>
          <table:table-cell office:value-type="float" office:value="4.6836996" calcext:value-type="float">
            <text:p>4.6836996</text:p>
          </table:table-cell>
          <table:table-cell office:value-type="float" office:value="36.820965" calcext:value-type="float">
            <text:p>36.820965</text:p>
          </table:table-cell>
          <table:table-cell office:value-type="float" office:value="-5.142145" calcext:value-type="float">
            <text:p>-5.142145</text:p>
          </table:table-cell>
          <table:table-cell office:value-type="float" office:value="36.3775" calcext:value-type="float">
            <text:p>36.3775</text:p>
          </table:table-cell>
          <table:table-cell office:value-type="float" office:value="3.024469" calcext:value-type="float">
            <text:p>3.024469</text:p>
          </table:table-cell>
          <table:table-cell office:value-type="float" office:value="32.165524" calcext:value-type="float">
            <text:p>32.165524</text:p>
          </table:table-cell>
          <table:table-cell office:value-type="float" office:value="-2.774903" calcext:value-type="float">
            <text:p>-2.774903</text:p>
          </table:table-cell>
          <table:table-cell office:value-type="float" office:value="28.115005" calcext:value-type="float">
            <text:p>28.115005</text:p>
          </table:table-cell>
          <table:table-cell office:value-type="float" office:value="3.8161287" calcext:value-type="float">
            <text:p>3.8161287</text:p>
          </table:table-cell>
          <table:table-cell office:value-type="float" office:value="28.13935" calcext:value-type="float">
            <text:p>28.139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87.wav</text:p>
          </table:table-cell>
          <table:table-cell office:value-type="float" office:value="3338.53019453663" calcext:value-type="float">
            <text:p>3338.53019453663</text:p>
          </table:table-cell>
          <table:table-cell office:value-type="float" office:value="171956.01754477" calcext:value-type="float">
            <text:p>171956.01754477</text:p>
          </table:table-cell>
          <table:table-cell office:value-type="float" office:value="2697.1444826326" calcext:value-type="float">
            <text:p>2697.1444826326</text:p>
          </table:table-cell>
          <table:table-cell office:value-type="float" office:value="45775.8566611101" calcext:value-type="float">
            <text:p>45775.8566611101</text:p>
          </table:table-cell>
          <table:table-cell office:value-type="float" office:value="19.0982631321632" calcext:value-type="float">
            <text:p>19.0982631321632</text:p>
          </table:table-cell>
          <table:table-cell office:value-type="float" office:value="113.57471203066" calcext:value-type="float">
            <text:p>113.57471203066</text:p>
          </table:table-cell>
          <table:table-cell office:value-type="float" office:value="0.04971534" calcext:value-type="float">
            <text:p>0.04971534</text:p>
          </table:table-cell>
          <table:table-cell office:value-type="float" office:value="0.002477186" calcext:value-type="float">
            <text:p>0.002477186</text:p>
          </table:table-cell>
          <table:table-cell office:value-type="float" office:value="6670.90472511238" calcext:value-type="float">
            <text:p>6670.90472511238</text:p>
          </table:table-cell>
          <table:table-cell office:value-type="float" office:value="355696.194548636" calcext:value-type="float">
            <text:p>355696.194548636</text:p>
          </table:table-cell>
          <table:table-cell office:value-type="float" office:value="4.20782206934427" calcext:value-type="float">
            <text:p>4.20782206934427</text:p>
          </table:table-cell>
          <table:table-cell office:value-type="float" office:value="19.4612948977987" calcext:value-type="float">
            <text:p>19.4612948977987</text:p>
          </table:table-cell>
          <table:table-cell office:value-type="float" office:value="-0.0077992518901213" calcext:value-type="float">
            <text:p>-0.0077992518901213</text:p>
          </table:table-cell>
          <table:table-cell office:value-type="float" office:value="0.00401663221433522" calcext:value-type="float">
            <text:p>0.00401663221433522</text:p>
          </table:table-cell>
          <table:table-cell office:value-type="float" office:value="0.186739444363882" calcext:value-type="float">
            <text:p>0.186739444363882</text:p>
          </table:table-cell>
          <table:table-cell office:value-type="float" office:value="0.00186578063150999" calcext:value-type="float">
            <text:p>0.00186578063150999</text:p>
          </table:table-cell>
          <table:table-cell office:value-type="float" office:value="0.5166268" calcext:value-type="float">
            <text:p>0.5166268</text:p>
          </table:table-cell>
          <table:table-cell office:value-type="float" office:value="0.072296135" calcext:value-type="float">
            <text:p>0.072296135</text:p>
          </table:table-cell>
          <table:table-cell office:value-type="float" office:value="0.27072892" calcext:value-type="float">
            <text:p>0.27072892</text:p>
          </table:table-cell>
          <table:table-cell office:value-type="float" office:value="0.0100391945" calcext:value-type="float">
            <text:p>0.0100391945</text:p>
          </table:table-cell>
          <table:table-cell office:value-type="float" office:value="0.1365955" calcext:value-type="float">
            <text:p>0.1365955</text:p>
          </table:table-cell>
          <table:table-cell office:value-type="float" office:value="0" calcext:value-type="float">
            <text:p>0</text:p>
          </table:table-cell>
          <table:table-cell office:value-type="float" office:value="0.2671389" calcext:value-type="float">
            <text:p>0.2671389</text:p>
          </table:table-cell>
          <table:table-cell office:value-type="float" office:value="0.0011552207" calcext:value-type="float">
            <text:p>0.0011552207</text:p>
          </table:table-cell>
          <table:table-cell office:value-type="float" office:value="0.199533141834557" calcext:value-type="float">
            <text:p>0.199533141834557</text:p>
          </table:table-cell>
          <table:table-cell office:value-type="float" office:value="0.0514211033070393" calcext:value-type="float">
            <text:p>0.0514211033070393</text:p>
          </table:table-cell>
          <table:table-cell office:value-type="float" office:value="0.22161727" calcext:value-type="float">
            <text:p>0.22161727</text:p>
          </table:table-cell>
          <table:table-cell office:value-type="float" office:value="22.829609" calcext:value-type="float">
            <text:p>22.829609</text:p>
          </table:table-cell>
          <table:table-cell office:value-type="float" office:value="744.58844" calcext:value-type="float">
            <text:p>744.58844</text:p>
          </table:table-cell>
          <table:table-cell office:value-type="float" office:value="60.819424" calcext:value-type="float">
            <text:p>60.819424</text:p>
          </table:table-cell>
          <table:table-cell office:value-type="float" office:value="261.49875" calcext:value-type="float">
            <text:p>261.49875</text:p>
          </table:table-cell>
          <table:table-cell office:value-type="float" office:value="-6.3977017" calcext:value-type="float">
            <text:p>-6.3977017</text:p>
          </table:table-cell>
          <table:table-cell office:value-type="float" office:value="264.85098" calcext:value-type="float">
            <text:p>264.85098</text:p>
          </table:table-cell>
          <table:table-cell office:value-type="float" office:value="53.160336" calcext:value-type="float">
            <text:p>53.160336</text:p>
          </table:table-cell>
          <table:table-cell office:value-type="float" office:value="235.67493" calcext:value-type="float">
            <text:p>235.67493</text:p>
          </table:table-cell>
          <table:table-cell office:value-type="float" office:value="-13.251242" calcext:value-type="float">
            <text:p>-13.251242</text:p>
          </table:table-cell>
          <table:table-cell office:value-type="float" office:value="160.65854" calcext:value-type="float">
            <text:p>160.65854</text:p>
          </table:table-cell>
          <table:table-cell office:value-type="float" office:value="27.90263" calcext:value-type="float">
            <text:p>27.90263</text:p>
          </table:table-cell>
          <table:table-cell office:value-type="float" office:value="98.97289" calcext:value-type="float">
            <text:p>98.97289</text:p>
          </table:table-cell>
          <table:table-cell office:value-type="float" office:value="-14.308226" calcext:value-type="float">
            <text:p>-14.308226</text:p>
          </table:table-cell>
          <table:table-cell office:value-type="float" office:value="106.94859" calcext:value-type="float">
            <text:p>106.94859</text:p>
          </table:table-cell>
          <table:table-cell office:value-type="float" office:value="29.683226" calcext:value-type="float">
            <text:p>29.683226</text:p>
          </table:table-cell>
          <table:table-cell office:value-type="float" office:value="122.63892" calcext:value-type="float">
            <text:p>122.63892</text:p>
          </table:table-cell>
          <table:table-cell office:value-type="float" office:value="-17.330416" calcext:value-type="float">
            <text:p>-17.330416</text:p>
          </table:table-cell>
          <table:table-cell office:value-type="float" office:value="72.17943" calcext:value-type="float">
            <text:p>72.17943</text:p>
          </table:table-cell>
          <table:table-cell office:value-type="float" office:value="20.300093" calcext:value-type="float">
            <text:p>20.300093</text:p>
          </table:table-cell>
          <table:table-cell office:value-type="float" office:value="86.46036" calcext:value-type="float">
            <text:p>86.46036</text:p>
          </table:table-cell>
          <table:table-cell office:value-type="float" office:value="-9.74171" calcext:value-type="float">
            <text:p>-9.74171</text:p>
          </table:table-cell>
          <table:table-cell office:value-type="float" office:value="73.2206" calcext:value-type="float">
            <text:p>73.2206</text:p>
          </table:table-cell>
          <table:table-cell office:value-type="float" office:value="17.12307" calcext:value-type="float">
            <text:p>17.12307</text:p>
          </table:table-cell>
          <table:table-cell office:value-type="float" office:value="62.014343" calcext:value-type="float">
            <text:p>62.014343</text:p>
          </table:table-cell>
          <table:table-cell office:value-type="float" office:value="-8.25026" calcext:value-type="float">
            <text:p>-8.25026</text:p>
          </table:table-cell>
          <table:table-cell office:value-type="float" office:value="46.2901" calcext:value-type="float">
            <text:p>46.2901</text:p>
          </table:table-cell>
          <table:table-cell office:value-type="float" office:value="8.697965" calcext:value-type="float">
            <text:p>8.697965</text:p>
          </table:table-cell>
          <table:table-cell office:value-type="float" office:value="43.727077" calcext:value-type="float">
            <text:p>43.727077</text:p>
          </table:table-cell>
          <table:table-cell office:value-type="float" office:value="-10.176364" calcext:value-type="float">
            <text:p>-10.176364</text:p>
          </table:table-cell>
          <table:table-cell office:value-type="float" office:value="42.779255" calcext:value-type="float">
            <text:p>42.779255</text:p>
          </table:table-cell>
          <table:table-cell office:value-type="float" office:value="8.019857" calcext:value-type="float">
            <text:p>8.019857</text:p>
          </table:table-cell>
          <table:table-cell office:value-type="float" office:value="37.41398" calcext:value-type="float">
            <text:p>37.41398</text:p>
          </table:table-cell>
          <table:table-cell office:value-type="float" office:value="-8.124338" calcext:value-type="float">
            <text:p>-8.124338</text:p>
          </table:table-cell>
          <table:table-cell office:value-type="float" office:value="33.997227" calcext:value-type="float">
            <text:p>33.997227</text:p>
          </table:table-cell>
          <table:table-cell office:value-type="float" office:value="4.9052997" calcext:value-type="float">
            <text:p>4.9052997</text:p>
          </table:table-cell>
          <table:table-cell office:value-type="float" office:value="42.11522" calcext:value-type="float">
            <text:p>42.11522</text:p>
          </table:table-cell>
          <table:table-cell office:value-type="float" office:value="-2.4770863" calcext:value-type="float">
            <text:p>-2.4770863</text:p>
          </table:table-cell>
          <table:table-cell office:value-type="float" office:value="35.129177" calcext:value-type="float">
            <text:p>35.129177</text:p>
          </table:table-cell>
          <table:table-cell office:value-type="float" office:value="3.1911125" calcext:value-type="float">
            <text:p>3.1911125</text:p>
          </table:table-cell>
          <table:table-cell office:value-type="float" office:value="36.489407" calcext:value-type="float">
            <text:p>36.4894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06.wav</text:p>
          </table:table-cell>
          <table:table-cell office:value-type="float" office:value="3237.02446797861" calcext:value-type="float">
            <text:p>3237.02446797861</text:p>
          </table:table-cell>
          <table:table-cell office:value-type="float" office:value="346479.402761598" calcext:value-type="float">
            <text:p>346479.402761598</text:p>
          </table:table-cell>
          <table:table-cell office:value-type="float" office:value="2572.85619917386" calcext:value-type="float">
            <text:p>2572.85619917386</text:p>
          </table:table-cell>
          <table:table-cell office:value-type="float" office:value="73851.987938071" calcext:value-type="float">
            <text:p>73851.987938071</text:p>
          </table:table-cell>
          <table:table-cell office:value-type="float" office:value="21.3206518689975" calcext:value-type="float">
            <text:p>21.3206518689975</text:p>
          </table:table-cell>
          <table:table-cell office:value-type="float" office:value="80.0045936993461" calcext:value-type="float">
            <text:p>80.0045936993461</text:p>
          </table:table-cell>
          <table:table-cell office:value-type="float" office:value="0.037829496" calcext:value-type="float">
            <text:p>0.037829496</text:p>
          </table:table-cell>
          <table:table-cell office:value-type="float" office:value="0.0011419224" calcext:value-type="float">
            <text:p>0.0011419224</text:p>
          </table:table-cell>
          <table:table-cell office:value-type="float" office:value="6228.18340115647" calcext:value-type="float">
            <text:p>6228.18340115647</text:p>
          </table:table-cell>
          <table:table-cell office:value-type="float" office:value="958772.02917519" calcext:value-type="float">
            <text:p>958772.02917519</text:p>
          </table:table-cell>
          <table:table-cell office:value-type="float" office:value="0.785989696399609" calcext:value-type="float">
            <text:p>0.785989696399609</text:p>
          </table:table-cell>
          <table:table-cell office:value-type="float" office:value="0.704412641466885" calcext:value-type="float">
            <text:p>0.704412641466885</text:p>
          </table:table-cell>
          <table:table-cell office:value-type="float" office:value="-0.0341153077078537" calcext:value-type="float">
            <text:p>-0.0341153077078537</text:p>
          </table:table-cell>
          <table:table-cell office:value-type="float" office:value="0.00970378063751725" calcext:value-type="float">
            <text:p>0.00970378063751725</text:p>
          </table:table-cell>
          <table:table-cell office:value-type="float" office:value="0.198042796548724" calcext:value-type="float">
            <text:p>0.198042796548724</text:p>
          </table:table-cell>
          <table:table-cell office:value-type="float" office:value="0.00333532626737504" calcext:value-type="float">
            <text:p>0.00333532626737504</text:p>
          </table:table-cell>
          <table:table-cell office:value-type="float" office:value="0.43394193" calcext:value-type="float">
            <text:p>0.43394193</text:p>
          </table:table-cell>
          <table:table-cell office:value-type="float" office:value="0.080115944" calcext:value-type="float">
            <text:p>0.080115944</text:p>
          </table:table-cell>
          <table:table-cell office:value-type="float" office:value="0.26103237" calcext:value-type="float">
            <text:p>0.26103237</text:p>
          </table:table-cell>
          <table:table-cell office:value-type="float" office:value="0.015195418" calcext:value-type="float">
            <text:p>0.015195418</text:p>
          </table:table-cell>
          <table:table-cell office:value-type="float" office:value="-0.007152967" calcext:value-type="float">
            <text:p>-0.007152967</text:p>
          </table:table-cell>
          <table:table-cell office:value-type="float" office:value="0" calcext:value-type="float">
            <text:p>0</text:p>
          </table:table-cell>
          <table:table-cell office:value-type="float" office:value="0.050436046" calcext:value-type="float">
            <text:p>0.050436046</text:p>
          </table:table-cell>
          <table:table-cell office:value-type="float" office:value="0.00010291364" calcext:value-type="float">
            <text:p>0.00010291364</text:p>
          </table:table-cell>
          <table:table-cell office:value-type="float" office:value="0.219385130108597" calcext:value-type="float">
            <text:p>0.219385130108597</text:p>
          </table:table-cell>
          <table:table-cell office:value-type="float" office:value="0.0619292588826332" calcext:value-type="float">
            <text:p>0.0619292588826332</text:p>
          </table:table-cell>
          <table:table-cell office:value-type="float" office:value="0.008074239" calcext:value-type="float">
            <text:p>0.008074239</text:p>
          </table:table-cell>
          <table:table-cell office:value-type="float" office:value="-140.7743" calcext:value-type="float">
            <text:p>-140.7743</text:p>
          </table:table-cell>
          <table:table-cell office:value-type="float" office:value="784.4523" calcext:value-type="float">
            <text:p>784.4523</text:p>
          </table:table-cell>
          <table:table-cell office:value-type="float" office:value="55.93842" calcext:value-type="float">
            <text:p>55.93842</text:p>
          </table:table-cell>
          <table:table-cell office:value-type="float" office:value="431.2669" calcext:value-type="float">
            <text:p>431.2669</text:p>
          </table:table-cell>
          <table:table-cell office:value-type="float" office:value="-12.305976" calcext:value-type="float">
            <text:p>-12.305976</text:p>
          </table:table-cell>
          <table:table-cell office:value-type="float" office:value="296.31116" calcext:value-type="float">
            <text:p>296.31116</text:p>
          </table:table-cell>
          <table:table-cell office:value-type="float" office:value="44.334286" calcext:value-type="float">
            <text:p>44.334286</text:p>
          </table:table-cell>
          <table:table-cell office:value-type="float" office:value="152.56409" calcext:value-type="float">
            <text:p>152.56409</text:p>
          </table:table-cell>
          <table:table-cell office:value-type="float" office:value="-10.598108" calcext:value-type="float">
            <text:p>-10.598108</text:p>
          </table:table-cell>
          <table:table-cell office:value-type="float" office:value="152.633" calcext:value-type="float">
            <text:p>152.633</text:p>
          </table:table-cell>
          <table:table-cell office:value-type="float" office:value="10.867342" calcext:value-type="float">
            <text:p>10.867342</text:p>
          </table:table-cell>
          <table:table-cell office:value-type="float" office:value="70.59812" calcext:value-type="float">
            <text:p>70.59812</text:p>
          </table:table-cell>
          <table:table-cell office:value-type="float" office:value="-0.94542086" calcext:value-type="float">
            <text:p>-0.94542086</text:p>
          </table:table-cell>
          <table:table-cell office:value-type="float" office:value="141.85373" calcext:value-type="float">
            <text:p>141.85373</text:p>
          </table:table-cell>
          <table:table-cell office:value-type="float" office:value="22.24718" calcext:value-type="float">
            <text:p>22.24718</text:p>
          </table:table-cell>
          <table:table-cell office:value-type="float" office:value="102.819824" calcext:value-type="float">
            <text:p>102.819824</text:p>
          </table:table-cell>
          <table:table-cell office:value-type="float" office:value="-9.377725" calcext:value-type="float">
            <text:p>-9.377725</text:p>
          </table:table-cell>
          <table:table-cell office:value-type="float" office:value="102.54986" calcext:value-type="float">
            <text:p>102.54986</text:p>
          </table:table-cell>
          <table:table-cell office:value-type="float" office:value="15.238384" calcext:value-type="float">
            <text:p>15.238384</text:p>
          </table:table-cell>
          <table:table-cell office:value-type="float" office:value="57.755367" calcext:value-type="float">
            <text:p>57.755367</text:p>
          </table:table-cell>
          <table:table-cell office:value-type="float" office:value="-3.057164" calcext:value-type="float">
            <text:p>-3.057164</text:p>
          </table:table-cell>
          <table:table-cell office:value-type="float" office:value="75.44971" calcext:value-type="float">
            <text:p>75.44971</text:p>
          </table:table-cell>
          <table:table-cell office:value-type="float" office:value="9.061382" calcext:value-type="float">
            <text:p>9.061382</text:p>
          </table:table-cell>
          <table:table-cell office:value-type="float" office:value="62.577484" calcext:value-type="float">
            <text:p>62.577484</text:p>
          </table:table-cell>
          <table:table-cell office:value-type="float" office:value="-8.799073" calcext:value-type="float">
            <text:p>-8.799073</text:p>
          </table:table-cell>
          <table:table-cell office:value-type="float" office:value="60.576797" calcext:value-type="float">
            <text:p>60.576797</text:p>
          </table:table-cell>
          <table:table-cell office:value-type="float" office:value="8.731085" calcext:value-type="float">
            <text:p>8.731085</text:p>
          </table:table-cell>
          <table:table-cell office:value-type="float" office:value="57.5514" calcext:value-type="float">
            <text:p>57.5514</text:p>
          </table:table-cell>
          <table:table-cell office:value-type="float" office:value="-12.109936" calcext:value-type="float">
            <text:p>-12.109936</text:p>
          </table:table-cell>
          <table:table-cell office:value-type="float" office:value="58.43123" calcext:value-type="float">
            <text:p>58.43123</text:p>
          </table:table-cell>
          <table:table-cell office:value-type="float" office:value="5.5577335" calcext:value-type="float">
            <text:p>5.5577335</text:p>
          </table:table-cell>
          <table:table-cell office:value-type="float" office:value="54.108383" calcext:value-type="float">
            <text:p>54.108383</text:p>
          </table:table-cell>
          <table:table-cell office:value-type="float" office:value="-12.472168" calcext:value-type="float">
            <text:p>-12.472168</text:p>
          </table:table-cell>
          <table:table-cell office:value-type="float" office:value="56.375145" calcext:value-type="float">
            <text:p>56.375145</text:p>
          </table:table-cell>
          <table:table-cell office:value-type="float" office:value="6.35424" calcext:value-type="float">
            <text:p>6.35424</text:p>
          </table:table-cell>
          <table:table-cell office:value-type="float" office:value="54.89666" calcext:value-type="float">
            <text:p>54.89666</text:p>
          </table:table-cell>
          <table:table-cell office:value-type="float" office:value="-3.856728" calcext:value-type="float">
            <text:p>-3.856728</text:p>
          </table:table-cell>
          <table:table-cell office:value-type="float" office:value="51.14528" calcext:value-type="float">
            <text:p>51.14528</text:p>
          </table:table-cell>
          <table:table-cell office:value-type="float" office:value="4.7147374" calcext:value-type="float">
            <text:p>4.7147374</text:p>
          </table:table-cell>
          <table:table-cell office:value-type="float" office:value="54.53368" calcext:value-type="float">
            <text:p>54.533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84.wav</text:p>
          </table:table-cell>
          <table:table-cell office:value-type="float" office:value="2522.12474405968" calcext:value-type="float">
            <text:p>2522.12474405968</text:p>
          </table:table-cell>
          <table:table-cell office:value-type="float" office:value="236845.905670869" calcext:value-type="float">
            <text:p>236845.905670869</text:p>
          </table:table-cell>
          <table:table-cell office:value-type="float" office:value="2275.65542213364" calcext:value-type="float">
            <text:p>2275.65542213364</text:p>
          </table:table-cell>
          <table:table-cell office:value-type="float" office:value="115880.340395357" calcext:value-type="float">
            <text:p>115880.340395357</text:p>
          </table:table-cell>
          <table:table-cell office:value-type="float" office:value="19.4591484238185" calcext:value-type="float">
            <text:p>19.4591484238185</text:p>
          </table:table-cell>
          <table:table-cell office:value-type="float" office:value="97.6949063081217" calcext:value-type="float">
            <text:p>97.6949063081217</text:p>
          </table:table-cell>
          <table:table-cell office:value-type="float" office:value="0.025869908" calcext:value-type="float">
            <text:p>0.025869908</text:p>
          </table:table-cell>
          <table:table-cell office:value-type="float" office:value="0.0012198618" calcext:value-type="float">
            <text:p>0.0012198618</text:p>
          </table:table-cell>
          <table:table-cell office:value-type="float" office:value="5088.75553989632" calcext:value-type="float">
            <text:p>5088.75553989632</text:p>
          </table:table-cell>
          <table:table-cell office:value-type="float" office:value="1026514.56123915" calcext:value-type="float">
            <text:p>1026514.56123915</text:p>
          </table:table-cell>
          <table:table-cell office:value-type="float" office:value="3.90130105938317" calcext:value-type="float">
            <text:p>3.90130105938317</text:p>
          </table:table-cell>
          <table:table-cell office:value-type="float" office:value="18.3213071681256" calcext:value-type="float">
            <text:p>18.3213071681256</text:p>
          </table:table-cell>
          <table:table-cell office:value-type="float" office:value="0.0128688218508234" calcext:value-type="float">
            <text:p>0.0128688218508234</text:p>
          </table:table-cell>
          <table:table-cell office:value-type="float" office:value="0.00479484078941281" calcext:value-type="float">
            <text:p>0.00479484078941281</text:p>
          </table:table-cell>
          <table:table-cell office:value-type="float" office:value="0.138517044905259" calcext:value-type="float">
            <text:p>0.138517044905259</text:p>
          </table:table-cell>
          <table:table-cell office:value-type="float" office:value="0.00211639986832311" calcext:value-type="float">
            <text:p>0.00211639986832311</text:p>
          </table:table-cell>
          <table:table-cell office:value-type="float" office:value="0.48059052" calcext:value-type="float">
            <text:p>0.48059052</text:p>
          </table:table-cell>
          <table:table-cell office:value-type="float" office:value="0.078348614" calcext:value-type="float">
            <text:p>0.078348614</text:p>
          </table:table-cell>
          <table:table-cell office:value-type="float" office:value="0.27547243" calcext:value-type="float">
            <text:p>0.27547243</text:p>
          </table:table-cell>
          <table:table-cell office:value-type="float" office:value="0.0074482616" calcext:value-type="float">
            <text:p>0.0074482616</text:p>
          </table:table-cell>
          <table:table-cell office:value-type="float" office:value="0.120033465" calcext:value-type="float">
            <text:p>0.120033465</text:p>
          </table:table-cell>
          <table:table-cell office:value-type="float" office:value="0" calcext:value-type="float">
            <text:p>0</text:p>
          </table:table-cell>
          <table:table-cell office:value-type="float" office:value="0.22971004" calcext:value-type="float">
            <text:p>0.22971004</text:p>
          </table:table-cell>
          <table:table-cell office:value-type="float" office:value="0.00421631" calcext:value-type="float">
            <text:p>0.00421631</text:p>
          </table:table-cell>
          <table:table-cell office:value-type="float" office:value="0.160649355920217" calcext:value-type="float">
            <text:p>0.160649355920217</text:p>
          </table:table-cell>
          <table:table-cell office:value-type="float" office:value="0.0365835437738316" calcext:value-type="float">
            <text:p>0.0365835437738316</text:p>
          </table:table-cell>
          <table:table-cell office:value-type="float" office:value="0.14027481" calcext:value-type="float">
            <text:p>0.14027481</text:p>
          </table:table-cell>
          <table:table-cell office:value-type="float" office:value="0.2567204" calcext:value-type="float">
            <text:p>0.2567204</text:p>
          </table:table-cell>
          <table:table-cell office:value-type="float" office:value="1927.4435" calcext:value-type="float">
            <text:p>1927.4435</text:p>
          </table:table-cell>
          <table:table-cell office:value-type="float" office:value="94.185646" calcext:value-type="float">
            <text:p>94.185646</text:p>
          </table:table-cell>
          <table:table-cell office:value-type="float" office:value="409.01788" calcext:value-type="float">
            <text:p>409.01788</text:p>
          </table:table-cell>
          <table:table-cell office:value-type="float" office:value="-32.401512" calcext:value-type="float">
            <text:p>-32.401512</text:p>
          </table:table-cell>
          <table:table-cell office:value-type="float" office:value="269.97626" calcext:value-type="float">
            <text:p>269.97626</text:p>
          </table:table-cell>
          <table:table-cell office:value-type="float" office:value="45.45294" calcext:value-type="float">
            <text:p>45.45294</text:p>
          </table:table-cell>
          <table:table-cell office:value-type="float" office:value="170.71948" calcext:value-type="float">
            <text:p>170.71948</text:p>
          </table:table-cell>
          <table:table-cell office:value-type="float" office:value="-15.199273" calcext:value-type="float">
            <text:p>-15.199273</text:p>
          </table:table-cell>
          <table:table-cell office:value-type="float" office:value="138.8431" calcext:value-type="float">
            <text:p>138.8431</text:p>
          </table:table-cell>
          <table:table-cell office:value-type="float" office:value="25.886078" calcext:value-type="float">
            <text:p>25.886078</text:p>
          </table:table-cell>
          <table:table-cell office:value-type="float" office:value="97.0446" calcext:value-type="float">
            <text:p>97.0446</text:p>
          </table:table-cell>
          <table:table-cell office:value-type="float" office:value="-12.390217" calcext:value-type="float">
            <text:p>-12.390217</text:p>
          </table:table-cell>
          <table:table-cell office:value-type="float" office:value="130.84497" calcext:value-type="float">
            <text:p>130.84497</text:p>
          </table:table-cell>
          <table:table-cell office:value-type="float" office:value="19.618542" calcext:value-type="float">
            <text:p>19.618542</text:p>
          </table:table-cell>
          <table:table-cell office:value-type="float" office:value="76.890854" calcext:value-type="float">
            <text:p>76.890854</text:p>
          </table:table-cell>
          <table:table-cell office:value-type="float" office:value="-6.8050222" calcext:value-type="float">
            <text:p>-6.8050222</text:p>
          </table:table-cell>
          <table:table-cell office:value-type="float" office:value="70.08866" calcext:value-type="float">
            <text:p>70.08866</text:p>
          </table:table-cell>
          <table:table-cell office:value-type="float" office:value="17.22498" calcext:value-type="float">
            <text:p>17.22498</text:p>
          </table:table-cell>
          <table:table-cell office:value-type="float" office:value="66.67737" calcext:value-type="float">
            <text:p>66.67737</text:p>
          </table:table-cell>
          <table:table-cell office:value-type="float" office:value="-12.9858885" calcext:value-type="float">
            <text:p>-12.9858885</text:p>
          </table:table-cell>
          <table:table-cell office:value-type="float" office:value="74.83576" calcext:value-type="float">
            <text:p>74.83576</text:p>
          </table:table-cell>
          <table:table-cell office:value-type="float" office:value="13.681323" calcext:value-type="float">
            <text:p>13.681323</text:p>
          </table:table-cell>
          <table:table-cell office:value-type="float" office:value="46.13419" calcext:value-type="float">
            <text:p>46.13419</text:p>
          </table:table-cell>
          <table:table-cell office:value-type="float" office:value="-8.688227" calcext:value-type="float">
            <text:p>-8.688227</text:p>
          </table:table-cell>
          <table:table-cell office:value-type="float" office:value="60.137905" calcext:value-type="float">
            <text:p>60.137905</text:p>
          </table:table-cell>
          <table:table-cell office:value-type="float" office:value="6.829992" calcext:value-type="float">
            <text:p>6.829992</text:p>
          </table:table-cell>
          <table:table-cell office:value-type="float" office:value="40.367393" calcext:value-type="float">
            <text:p>40.367393</text:p>
          </table:table-cell>
          <table:table-cell office:value-type="float" office:value="-8.352293" calcext:value-type="float">
            <text:p>-8.352293</text:p>
          </table:table-cell>
          <table:table-cell office:value-type="float" office:value="44.379158" calcext:value-type="float">
            <text:p>44.379158</text:p>
          </table:table-cell>
          <table:table-cell office:value-type="float" office:value="4.9721994" calcext:value-type="float">
            <text:p>4.9721994</text:p>
          </table:table-cell>
          <table:table-cell office:value-type="float" office:value="37.70366" calcext:value-type="float">
            <text:p>37.70366</text:p>
          </table:table-cell>
          <table:table-cell office:value-type="float" office:value="-4.337806" calcext:value-type="float">
            <text:p>-4.337806</text:p>
          </table:table-cell>
          <table:table-cell office:value-type="float" office:value="40.741474" calcext:value-type="float">
            <text:p>40.741474</text:p>
          </table:table-cell>
          <table:table-cell office:value-type="float" office:value="4.7811007" calcext:value-type="float">
            <text:p>4.7811007</text:p>
          </table:table-cell>
          <table:table-cell office:value-type="float" office:value="40.174046" calcext:value-type="float">
            <text:p>40.174046</text:p>
          </table:table-cell>
          <table:table-cell office:value-type="float" office:value="-4.180623" calcext:value-type="float">
            <text:p>-4.180623</text:p>
          </table:table-cell>
          <table:table-cell office:value-type="float" office:value="35.42075" calcext:value-type="float">
            <text:p>35.42075</text:p>
          </table:table-cell>
          <table:table-cell office:value-type="float" office:value="2.5485837" calcext:value-type="float">
            <text:p>2.5485837</text:p>
          </table:table-cell>
          <table:table-cell office:value-type="float" office:value="30.65881" calcext:value-type="float">
            <text:p>30.658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66.wav</text:p>
          </table:table-cell>
          <table:table-cell office:value-type="float" office:value="2390.32507040822" calcext:value-type="float">
            <text:p>2390.32507040822</text:p>
          </table:table-cell>
          <table:table-cell office:value-type="float" office:value="366649.136446664" calcext:value-type="float">
            <text:p>366649.136446664</text:p>
          </table:table-cell>
          <table:table-cell office:value-type="float" office:value="2027.62377709407" calcext:value-type="float">
            <text:p>2027.62377709407</text:p>
          </table:table-cell>
          <table:table-cell office:value-type="float" office:value="119178.63490641" calcext:value-type="float">
            <text:p>119178.63490641</text:p>
          </table:table-cell>
          <table:table-cell office:value-type="float" office:value="21.2738224673357" calcext:value-type="float">
            <text:p>21.2738224673357</text:p>
          </table:table-cell>
          <table:table-cell office:value-type="float" office:value="73.1905063985295" calcext:value-type="float">
            <text:p>73.1905063985295</text:p>
          </table:table-cell>
          <table:table-cell office:value-type="float" office:value="0.011079228" calcext:value-type="float">
            <text:p>0.011079228</text:p>
          </table:table-cell>
          <table:table-cell office:value-type="float" office:value="0.00017982691" calcext:value-type="float">
            <text:p>0.00017982691</text:p>
          </table:table-cell>
          <table:table-cell office:value-type="float" office:value="4449.81227795099" calcext:value-type="float">
            <text:p>4449.81227795099</text:p>
          </table:table-cell>
          <table:table-cell office:value-type="float" office:value="1237368.24845264" calcext:value-type="float">
            <text:p>1237368.24845264</text:p>
          </table:table-cell>
          <table:table-cell office:value-type="float" office:value="1.35115347660113" calcext:value-type="float">
            <text:p>1.35115347660113</text:p>
          </table:table-cell>
          <table:table-cell office:value-type="float" office:value="2.68195597383414" calcext:value-type="float">
            <text:p>2.68195597383414</text:p>
          </table:table-cell>
          <table:table-cell office:value-type="float" office:value="0.0150643231639141" calcext:value-type="float">
            <text:p>0.0150643231639141</text:p>
          </table:table-cell>
          <table:table-cell office:value-type="float" office:value="0.0101995483837306" calcext:value-type="float">
            <text:p>0.0101995483837306</text:p>
          </table:table-cell>
          <table:table-cell office:value-type="float" office:value="0.144321662920534" calcext:value-type="float">
            <text:p>0.144321662920534</text:p>
          </table:table-cell>
          <table:table-cell office:value-type="float" office:value="0.00386404470703017" calcext:value-type="float">
            <text:p>0.00386404470703017</text:p>
          </table:table-cell>
          <table:table-cell office:value-type="float" office:value="0.4303723" calcext:value-type="float">
            <text:p>0.4303723</text:p>
          </table:table-cell>
          <table:table-cell office:value-type="float" office:value="0.0811005" calcext:value-type="float">
            <text:p>0.0811005</text:p>
          </table:table-cell>
          <table:table-cell office:value-type="float" office:value="0.2603822" calcext:value-type="float">
            <text:p>0.2603822</text:p>
          </table:table-cell>
          <table:table-cell office:value-type="float" office:value="0.015534441" calcext:value-type="float">
            <text:p>0.015534441</text:p>
          </table:table-cell>
          <table:table-cell office:value-type="float" office:value="0.04004663" calcext:value-type="float">
            <text:p>0.04004663</text:p>
          </table:table-cell>
          <table:table-cell office:value-type="float" office:value="0" calcext:value-type="float">
            <text:p>0</text:p>
          </table:table-cell>
          <table:table-cell office:value-type="float" office:value="0.08802084" calcext:value-type="float">
            <text:p>0.08802084</text:p>
          </table:table-cell>
          <table:table-cell office:value-type="float" office:value="0.0009982974" calcext:value-type="float">
            <text:p>0.0009982974</text:p>
          </table:table-cell>
          <table:table-cell office:value-type="float" office:value="0.142438310615859" calcext:value-type="float">
            <text:p>0.142438310615859</text:p>
          </table:table-cell>
          <table:table-cell office:value-type="float" office:value="0.0316507335560558" calcext:value-type="float">
            <text:p>0.0316507335560558</text:p>
          </table:table-cell>
          <table:table-cell office:value-type="float" office:value="0.043075453" calcext:value-type="float">
            <text:p>0.043075453</text:p>
          </table:table-cell>
          <table:table-cell office:value-type="float" office:value="-135.4813" calcext:value-type="float">
            <text:p>-135.4813</text:p>
          </table:table-cell>
          <table:table-cell office:value-type="float" office:value="5768.015" calcext:value-type="float">
            <text:p>5768.015</text:p>
          </table:table-cell>
          <table:table-cell office:value-type="float" office:value="93.3442" calcext:value-type="float">
            <text:p>93.3442</text:p>
          </table:table-cell>
          <table:table-cell office:value-type="float" office:value="724.59485" calcext:value-type="float">
            <text:p>724.59485</text:p>
          </table:table-cell>
          <table:table-cell office:value-type="float" office:value="-43.302967" calcext:value-type="float">
            <text:p>-43.302967</text:p>
          </table:table-cell>
          <table:table-cell office:value-type="float" office:value="711.2244" calcext:value-type="float">
            <text:p>711.2244</text:p>
          </table:table-cell>
          <table:table-cell office:value-type="float" office:value="59.231857" calcext:value-type="float">
            <text:p>59.231857</text:p>
          </table:table-cell>
          <table:table-cell office:value-type="float" office:value="223.61122" calcext:value-type="float">
            <text:p>223.61122</text:p>
          </table:table-cell>
          <table:table-cell office:value-type="float" office:value="-8.526451" calcext:value-type="float">
            <text:p>-8.526451</text:p>
          </table:table-cell>
          <table:table-cell office:value-type="float" office:value="134.49602" calcext:value-type="float">
            <text:p>134.49602</text:p>
          </table:table-cell>
          <table:table-cell office:value-type="float" office:value="20.959759" calcext:value-type="float">
            <text:p>20.959759</text:p>
          </table:table-cell>
          <table:table-cell office:value-type="float" office:value="138.01627" calcext:value-type="float">
            <text:p>138.01627</text:p>
          </table:table-cell>
          <table:table-cell office:value-type="float" office:value="-6.5426955" calcext:value-type="float">
            <text:p>-6.5426955</text:p>
          </table:table-cell>
          <table:table-cell office:value-type="float" office:value="158.76514" calcext:value-type="float">
            <text:p>158.76514</text:p>
          </table:table-cell>
          <table:table-cell office:value-type="float" office:value="21.902744" calcext:value-type="float">
            <text:p>21.902744</text:p>
          </table:table-cell>
          <table:table-cell office:value-type="float" office:value="93.35619" calcext:value-type="float">
            <text:p>93.35619</text:p>
          </table:table-cell>
          <table:table-cell office:value-type="float" office:value="-18.983" calcext:value-type="float">
            <text:p>-18.983</text:p>
          </table:table-cell>
          <table:table-cell office:value-type="float" office:value="81.63884" calcext:value-type="float">
            <text:p>81.63884</text:p>
          </table:table-cell>
          <table:table-cell office:value-type="float" office:value="17.052895" calcext:value-type="float">
            <text:p>17.052895</text:p>
          </table:table-cell>
          <table:table-cell office:value-type="float" office:value="74.369385" calcext:value-type="float">
            <text:p>74.369385</text:p>
          </table:table-cell>
          <table:table-cell office:value-type="float" office:value="-15.888565" calcext:value-type="float">
            <text:p>-15.888565</text:p>
          </table:table-cell>
          <table:table-cell office:value-type="float" office:value="74.71295" calcext:value-type="float">
            <text:p>74.71295</text:p>
          </table:table-cell>
          <table:table-cell office:value-type="float" office:value="11.074281" calcext:value-type="float">
            <text:p>11.074281</text:p>
          </table:table-cell>
          <table:table-cell office:value-type="float" office:value="46.798653" calcext:value-type="float">
            <text:p>46.798653</text:p>
          </table:table-cell>
          <table:table-cell office:value-type="float" office:value="-18.491041" calcext:value-type="float">
            <text:p>-18.491041</text:p>
          </table:table-cell>
          <table:table-cell office:value-type="float" office:value="59.525013" calcext:value-type="float">
            <text:p>59.525013</text:p>
          </table:table-cell>
          <table:table-cell office:value-type="float" office:value="-0.81779605" calcext:value-type="float">
            <text:p>-0.81779605</text:p>
          </table:table-cell>
          <table:table-cell office:value-type="float" office:value="72.19033" calcext:value-type="float">
            <text:p>72.19033</text:p>
          </table:table-cell>
          <table:table-cell office:value-type="float" office:value="-5.6230206" calcext:value-type="float">
            <text:p>-5.6230206</text:p>
          </table:table-cell>
          <table:table-cell office:value-type="float" office:value="88.39929" calcext:value-type="float">
            <text:p>88.39929</text:p>
          </table:table-cell>
          <table:table-cell office:value-type="float" office:value="4.670704" calcext:value-type="float">
            <text:p>4.670704</text:p>
          </table:table-cell>
          <table:table-cell office:value-type="float" office:value="80.17477" calcext:value-type="float">
            <text:p>80.17477</text:p>
          </table:table-cell>
          <table:table-cell office:value-type="float" office:value="-8.742448" calcext:value-type="float">
            <text:p>-8.742448</text:p>
          </table:table-cell>
          <table:table-cell office:value-type="float" office:value="109.49501" calcext:value-type="float">
            <text:p>109.49501</text:p>
          </table:table-cell>
          <table:table-cell office:value-type="float" office:value="2.1199052" calcext:value-type="float">
            <text:p>2.1199052</text:p>
          </table:table-cell>
          <table:table-cell office:value-type="float" office:value="101.778244" calcext:value-type="float">
            <text:p>101.778244</text:p>
          </table:table-cell>
          <table:table-cell office:value-type="float" office:value="-8.560504" calcext:value-type="float">
            <text:p>-8.560504</text:p>
          </table:table-cell>
          <table:table-cell office:value-type="float" office:value="84.97128" calcext:value-type="float">
            <text:p>84.97128</text:p>
          </table:table-cell>
          <table:table-cell office:value-type="float" office:value="0.22010222" calcext:value-type="float">
            <text:p>0.22010222</text:p>
          </table:table-cell>
          <table:table-cell office:value-type="float" office:value="51.872486" calcext:value-type="float">
            <text:p>51.8724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73.wav</text:p>
          </table:table-cell>
          <table:table-cell office:value-type="float" office:value="2642.09245717937" calcext:value-type="float">
            <text:p>2642.09245717937</text:p>
          </table:table-cell>
          <table:table-cell office:value-type="float" office:value="290386.576631879" calcext:value-type="float">
            <text:p>290386.576631879</text:p>
          </table:table-cell>
          <table:table-cell office:value-type="float" office:value="2461.3487591041" calcext:value-type="float">
            <text:p>2461.3487591041</text:p>
          </table:table-cell>
          <table:table-cell office:value-type="float" office:value="106398.612811934" calcext:value-type="float">
            <text:p>106398.612811934</text:p>
          </table:table-cell>
          <table:table-cell office:value-type="float" office:value="20.4512694256907" calcext:value-type="float">
            <text:p>20.4512694256907</text:p>
          </table:table-cell>
          <table:table-cell office:value-type="float" office:value="98.0324184863412" calcext:value-type="float">
            <text:p>98.0324184863412</text:p>
          </table:table-cell>
          <table:table-cell office:value-type="float" office:value="0.02129504" calcext:value-type="float">
            <text:p>0.02129504</text:p>
          </table:table-cell>
          <table:table-cell office:value-type="float" office:value="0.00075054425" calcext:value-type="float">
            <text:p>0.00075054425</text:p>
          </table:table-cell>
          <table:table-cell office:value-type="float" office:value="5567.13238426262" calcext:value-type="float">
            <text:p>5567.13238426262</text:p>
          </table:table-cell>
          <table:table-cell office:value-type="float" office:value="1227046.32980698" calcext:value-type="float">
            <text:p>1227046.32980698</text:p>
          </table:table-cell>
          <table:table-cell office:value-type="float" office:value="4.17057092478265" calcext:value-type="float">
            <text:p>4.17057092478265</text:p>
          </table:table-cell>
          <table:table-cell office:value-type="float" office:value="19.1140768574063" calcext:value-type="float">
            <text:p>19.1140768574063</text:p>
          </table:table-cell>
          <table:table-cell office:value-type="float" office:value="-0.0166033183617491" calcext:value-type="float">
            <text:p>-0.0166033183617491</text:p>
          </table:table-cell>
          <table:table-cell office:value-type="float" office:value="0.0093895360226331" calcext:value-type="float">
            <text:p>0.0093895360226331</text:p>
          </table:table-cell>
          <table:table-cell office:value-type="float" office:value="0.121288609338747" calcext:value-type="float">
            <text:p>0.121288609338747</text:p>
          </table:table-cell>
          <table:table-cell office:value-type="float" office:value="0.00183289935747161" calcext:value-type="float">
            <text:p>0.00183289935747161</text:p>
          </table:table-cell>
          <table:table-cell office:value-type="float" office:value="0.4300779" calcext:value-type="float">
            <text:p>0.4300779</text:p>
          </table:table-cell>
          <table:table-cell office:value-type="float" office:value="0.07912562" calcext:value-type="float">
            <text:p>0.07912562</text:p>
          </table:table-cell>
          <table:table-cell office:value-type="float" office:value="0.2616578" calcext:value-type="float">
            <text:p>0.2616578</text:p>
          </table:table-cell>
          <table:table-cell office:value-type="float" office:value="0.014868526" calcext:value-type="float">
            <text:p>0.014868526</text:p>
          </table:table-cell>
          <table:table-cell office:value-type="float" office:value="-0.0019949044" calcext:value-type="float">
            <text:p>-0.0019949044</text:p>
          </table:table-cell>
          <table:table-cell office:value-type="float" office:value="0" calcext:value-type="float">
            <text:p>0</text:p>
          </table:table-cell>
          <table:table-cell office:value-type="float" office:value="0.2933532" calcext:value-type="float">
            <text:p>0.2933532</text:p>
          </table:table-cell>
          <table:table-cell office:value-type="float" office:value="0.002221532" calcext:value-type="float">
            <text:p>0.002221532</text:p>
          </table:table-cell>
          <table:table-cell office:value-type="float" office:value="0.17750746456428" calcext:value-type="float">
            <text:p>0.17750746456428</text:p>
          </table:table-cell>
          <table:table-cell office:value-type="float" office:value="0.0411084561263735" calcext:value-type="float">
            <text:p>0.0411084561263735</text:p>
          </table:table-cell>
          <table:table-cell office:value-type="float" office:value="-0.007821064" calcext:value-type="float">
            <text:p>-0.007821064</text:p>
          </table:table-cell>
          <table:table-cell office:value-type="float" office:value="2.7837267" calcext:value-type="float">
            <text:p>2.7837267</text:p>
          </table:table-cell>
          <table:table-cell office:value-type="float" office:value="1024.5006" calcext:value-type="float">
            <text:p>1024.5006</text:p>
          </table:table-cell>
          <table:table-cell office:value-type="float" office:value="77.06304" calcext:value-type="float">
            <text:p>77.06304</text:p>
          </table:table-cell>
          <table:table-cell office:value-type="float" office:value="421.07657" calcext:value-type="float">
            <text:p>421.07657</text:p>
          </table:table-cell>
          <table:table-cell office:value-type="float" office:value="-17.550632" calcext:value-type="float">
            <text:p>-17.550632</text:p>
          </table:table-cell>
          <table:table-cell office:value-type="float" office:value="270.0631" calcext:value-type="float">
            <text:p>270.0631</text:p>
          </table:table-cell>
          <table:table-cell office:value-type="float" office:value="57.951275" calcext:value-type="float">
            <text:p>57.951275</text:p>
          </table:table-cell>
          <table:table-cell office:value-type="float" office:value="207.46773" calcext:value-type="float">
            <text:p>207.46773</text:p>
          </table:table-cell>
          <table:table-cell office:value-type="float" office:value="0.74429214" calcext:value-type="float">
            <text:p>0.74429214</text:p>
          </table:table-cell>
          <table:table-cell office:value-type="float" office:value="145.76497" calcext:value-type="float">
            <text:p>145.76497</text:p>
          </table:table-cell>
          <table:table-cell office:value-type="float" office:value="28.829195" calcext:value-type="float">
            <text:p>28.829195</text:p>
          </table:table-cell>
          <table:table-cell office:value-type="float" office:value="121.848755" calcext:value-type="float">
            <text:p>121.848755</text:p>
          </table:table-cell>
          <table:table-cell office:value-type="float" office:value="-7.858991" calcext:value-type="float">
            <text:p>-7.858991</text:p>
          </table:table-cell>
          <table:table-cell office:value-type="float" office:value="91.951805" calcext:value-type="float">
            <text:p>91.951805</text:p>
          </table:table-cell>
          <table:table-cell office:value-type="float" office:value="27.606932" calcext:value-type="float">
            <text:p>27.606932</text:p>
          </table:table-cell>
          <table:table-cell office:value-type="float" office:value="81.53042" calcext:value-type="float">
            <text:p>81.53042</text:p>
          </table:table-cell>
          <table:table-cell office:value-type="float" office:value="-13.541932" calcext:value-type="float">
            <text:p>-13.541932</text:p>
          </table:table-cell>
          <table:table-cell office:value-type="float" office:value="61.32716" calcext:value-type="float">
            <text:p>61.32716</text:p>
          </table:table-cell>
          <table:table-cell office:value-type="float" office:value="17.285963" calcext:value-type="float">
            <text:p>17.285963</text:p>
          </table:table-cell>
          <table:table-cell office:value-type="float" office:value="62.41361" calcext:value-type="float">
            <text:p>62.41361</text:p>
          </table:table-cell>
          <table:table-cell office:value-type="float" office:value="-7.569737" calcext:value-type="float">
            <text:p>-7.569737</text:p>
          </table:table-cell>
          <table:table-cell office:value-type="float" office:value="54.610638" calcext:value-type="float">
            <text:p>54.610638</text:p>
          </table:table-cell>
          <table:table-cell office:value-type="float" office:value="13.035099" calcext:value-type="float">
            <text:p>13.035099</text:p>
          </table:table-cell>
          <table:table-cell office:value-type="float" office:value="52.864693" calcext:value-type="float">
            <text:p>52.864693</text:p>
          </table:table-cell>
          <table:table-cell office:value-type="float" office:value="-8.743485" calcext:value-type="float">
            <text:p>-8.743485</text:p>
          </table:table-cell>
          <table:table-cell office:value-type="float" office:value="47.54089" calcext:value-type="float">
            <text:p>47.54089</text:p>
          </table:table-cell>
          <table:table-cell office:value-type="float" office:value="6.266875" calcext:value-type="float">
            <text:p>6.266875</text:p>
          </table:table-cell>
          <table:table-cell office:value-type="float" office:value="37.22022" calcext:value-type="float">
            <text:p>37.22022</text:p>
          </table:table-cell>
          <table:table-cell office:value-type="float" office:value="-8.743375" calcext:value-type="float">
            <text:p>-8.743375</text:p>
          </table:table-cell>
          <table:table-cell office:value-type="float" office:value="37.223186" calcext:value-type="float">
            <text:p>37.223186</text:p>
          </table:table-cell>
          <table:table-cell office:value-type="float" office:value="5.6306767" calcext:value-type="float">
            <text:p>5.6306767</text:p>
          </table:table-cell>
          <table:table-cell office:value-type="float" office:value="41.393887" calcext:value-type="float">
            <text:p>41.393887</text:p>
          </table:table-cell>
          <table:table-cell office:value-type="float" office:value="-10.76285" calcext:value-type="float">
            <text:p>-10.76285</text:p>
          </table:table-cell>
          <table:table-cell office:value-type="float" office:value="42.821873" calcext:value-type="float">
            <text:p>42.821873</text:p>
          </table:table-cell>
          <table:table-cell office:value-type="float" office:value="1.7261285" calcext:value-type="float">
            <text:p>1.7261285</text:p>
          </table:table-cell>
          <table:table-cell office:value-type="float" office:value="39.19699" calcext:value-type="float">
            <text:p>39.19699</text:p>
          </table:table-cell>
          <table:table-cell office:value-type="float" office:value="-7.0375776" calcext:value-type="float">
            <text:p>-7.0375776</text:p>
          </table:table-cell>
          <table:table-cell office:value-type="float" office:value="38.9429" calcext:value-type="float">
            <text:p>38.9429</text:p>
          </table:table-cell>
          <table:table-cell office:value-type="float" office:value="-1.5987147" calcext:value-type="float">
            <text:p>-1.5987147</text:p>
          </table:table-cell>
          <table:table-cell office:value-type="float" office:value="35.789272" calcext:value-type="float">
            <text:p>35.7892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94.wav</text:p>
          </table:table-cell>
          <table:table-cell office:value-type="float" office:value="2707.01873813352" calcext:value-type="float">
            <text:p>2707.01873813352</text:p>
          </table:table-cell>
          <table:table-cell office:value-type="float" office:value="441888.862610611" calcext:value-type="float">
            <text:p>441888.862610611</text:p>
          </table:table-cell>
          <table:table-cell office:value-type="float" office:value="2234.82282825697" calcext:value-type="float">
            <text:p>2234.82282825697</text:p>
          </table:table-cell>
          <table:table-cell office:value-type="float" office:value="71780.7212540787" calcext:value-type="float">
            <text:p>71780.7212540787</text:p>
          </table:table-cell>
          <table:table-cell office:value-type="float" office:value="20.5610039697267" calcext:value-type="float">
            <text:p>20.5610039697267</text:p>
          </table:table-cell>
          <table:table-cell office:value-type="float" office:value="88.0065392004319" calcext:value-type="float">
            <text:p>88.0065392004319</text:p>
          </table:table-cell>
          <table:table-cell office:value-type="float" office:value="0.017743597" calcext:value-type="float">
            <text:p>0.017743597</text:p>
          </table:table-cell>
          <table:table-cell office:value-type="float" office:value="0.00034878103" calcext:value-type="float">
            <text:p>0.00034878103</text:p>
          </table:table-cell>
          <table:table-cell office:value-type="float" office:value="5291.122684346" calcext:value-type="float">
            <text:p>5291.122684346</text:p>
          </table:table-cell>
          <table:table-cell office:value-type="float" office:value="982737.204107587" calcext:value-type="float">
            <text:p>982737.204107587</text:p>
          </table:table-cell>
          <table:table-cell office:value-type="float" office:value="1.48367619368988" calcext:value-type="float">
            <text:p>1.48367619368988</text:p>
          </table:table-cell>
          <table:table-cell office:value-type="float" office:value="2.86778749837576" calcext:value-type="float">
            <text:p>2.86778749837576</text:p>
          </table:table-cell>
          <table:table-cell office:value-type="float" office:value="0.0274492892460638" calcext:value-type="float">
            <text:p>0.0274492892460638</text:p>
          </table:table-cell>
          <table:table-cell office:value-type="float" office:value="0.00672763278856274" calcext:value-type="float">
            <text:p>0.00672763278856274</text:p>
          </table:table-cell>
          <table:table-cell office:value-type="float" office:value="0.16082730628867" calcext:value-type="float">
            <text:p>0.16082730628867</text:p>
          </table:table-cell>
          <table:table-cell office:value-type="float" office:value="0.00333106911053935" calcext:value-type="float">
            <text:p>0.00333106911053935</text:p>
          </table:table-cell>
          <table:table-cell office:value-type="float" office:value="0.40696466" calcext:value-type="float">
            <text:p>0.40696466</text:p>
          </table:table-cell>
          <table:table-cell office:value-type="float" office:value="0.08311221" calcext:value-type="float">
            <text:p>0.08311221</text:p>
          </table:table-cell>
          <table:table-cell office:value-type="float" office:value="0.26352584" calcext:value-type="float">
            <text:p>0.26352584</text:p>
          </table:table-cell>
          <table:table-cell office:value-type="float" office:value="0.013887469" calcext:value-type="float">
            <text:p>0.013887469</text:p>
          </table:table-cell>
          <table:table-cell office:value-type="float" office:value="-0.0160094" calcext:value-type="float">
            <text:p>-0.0160094</text:p>
          </table:table-cell>
          <table:table-cell office:value-type="float" office:value="0" calcext:value-type="float">
            <text:p>0</text:p>
          </table:table-cell>
          <table:table-cell office:value-type="float" office:value="0.09046083" calcext:value-type="float">
            <text:p>0.09046083</text:p>
          </table:table-cell>
          <table:table-cell office:value-type="float" office:value="0.00061618385" calcext:value-type="float">
            <text:p>0.00061618385</text:p>
          </table:table-cell>
          <table:table-cell office:value-type="float" office:value="0.201219746075813" calcext:value-type="float">
            <text:p>0.201219746075813</text:p>
          </table:table-cell>
          <table:table-cell office:value-type="float" office:value="0.0523398391563851" calcext:value-type="float">
            <text:p>0.0523398391563851</text:p>
          </table:table-cell>
          <table:table-cell office:value-type="float" office:value="0.007328436" calcext:value-type="float">
            <text:p>0.007328436</text:p>
          </table:table-cell>
          <table:table-cell office:value-type="float" office:value="-104.72376" calcext:value-type="float">
            <text:p>-104.72376</text:p>
          </table:table-cell>
          <table:table-cell office:value-type="float" office:value="2872.432" calcext:value-type="float">
            <text:p>2872.432</text:p>
          </table:table-cell>
          <table:table-cell office:value-type="float" office:value="87.753716" calcext:value-type="float">
            <text:p>87.753716</text:p>
          </table:table-cell>
          <table:table-cell office:value-type="float" office:value="796.5279" calcext:value-type="float">
            <text:p>796.5279</text:p>
          </table:table-cell>
          <table:table-cell office:value-type="float" office:value="-33.24886" calcext:value-type="float">
            <text:p>-33.24886</text:p>
          </table:table-cell>
          <table:table-cell office:value-type="float" office:value="364.55878" calcext:value-type="float">
            <text:p>364.55878</text:p>
          </table:table-cell>
          <table:table-cell office:value-type="float" office:value="48.474255" calcext:value-type="float">
            <text:p>48.474255</text:p>
          </table:table-cell>
          <table:table-cell office:value-type="float" office:value="416.7347" calcext:value-type="float">
            <text:p>416.7347</text:p>
          </table:table-cell>
          <table:table-cell office:value-type="float" office:value="-28.912521" calcext:value-type="float">
            <text:p>-28.912521</text:p>
          </table:table-cell>
          <table:table-cell office:value-type="float" office:value="163.06094" calcext:value-type="float">
            <text:p>163.06094</text:p>
          </table:table-cell>
          <table:table-cell office:value-type="float" office:value="22.51424" calcext:value-type="float">
            <text:p>22.51424</text:p>
          </table:table-cell>
          <table:table-cell office:value-type="float" office:value="129.49904" calcext:value-type="float">
            <text:p>129.49904</text:p>
          </table:table-cell>
          <table:table-cell office:value-type="float" office:value="-24.98013" calcext:value-type="float">
            <text:p>-24.98013</text:p>
          </table:table-cell>
          <table:table-cell office:value-type="float" office:value="118.949356" calcext:value-type="float">
            <text:p>118.949356</text:p>
          </table:table-cell>
          <table:table-cell office:value-type="float" office:value="20.53738" calcext:value-type="float">
            <text:p>20.53738</text:p>
          </table:table-cell>
          <table:table-cell office:value-type="float" office:value="92.93501" calcext:value-type="float">
            <text:p>92.93501</text:p>
          </table:table-cell>
          <table:table-cell office:value-type="float" office:value="-12.0629835" calcext:value-type="float">
            <text:p>-12.0629835</text:p>
          </table:table-cell>
          <table:table-cell office:value-type="float" office:value="81.39611" calcext:value-type="float">
            <text:p>81.39611</text:p>
          </table:table-cell>
          <table:table-cell office:value-type="float" office:value="18.249126" calcext:value-type="float">
            <text:p>18.249126</text:p>
          </table:table-cell>
          <table:table-cell office:value-type="float" office:value="97.59213" calcext:value-type="float">
            <text:p>97.59213</text:p>
          </table:table-cell>
          <table:table-cell office:value-type="float" office:value="-15.186173" calcext:value-type="float">
            <text:p>-15.186173</text:p>
          </table:table-cell>
          <table:table-cell office:value-type="float" office:value="62.45229" calcext:value-type="float">
            <text:p>62.45229</text:p>
          </table:table-cell>
          <table:table-cell office:value-type="float" office:value="10.295276" calcext:value-type="float">
            <text:p>10.295276</text:p>
          </table:table-cell>
          <table:table-cell office:value-type="float" office:value="64.39218" calcext:value-type="float">
            <text:p>64.39218</text:p>
          </table:table-cell>
          <table:table-cell office:value-type="float" office:value="-13.891189" calcext:value-type="float">
            <text:p>-13.891189</text:p>
          </table:table-cell>
          <table:table-cell office:value-type="float" office:value="90.38311" calcext:value-type="float">
            <text:p>90.38311</text:p>
          </table:table-cell>
          <table:table-cell office:value-type="float" office:value="10.281916" calcext:value-type="float">
            <text:p>10.281916</text:p>
          </table:table-cell>
          <table:table-cell office:value-type="float" office:value="88.07247" calcext:value-type="float">
            <text:p>88.07247</text:p>
          </table:table-cell>
          <table:table-cell office:value-type="float" office:value="-4.697016" calcext:value-type="float">
            <text:p>-4.697016</text:p>
          </table:table-cell>
          <table:table-cell office:value-type="float" office:value="169.3726" calcext:value-type="float">
            <text:p>169.3726</text:p>
          </table:table-cell>
          <table:table-cell office:value-type="float" office:value="9.941506" calcext:value-type="float">
            <text:p>9.941506</text:p>
          </table:table-cell>
          <table:table-cell office:value-type="float" office:value="86.627686" calcext:value-type="float">
            <text:p>86.627686</text:p>
          </table:table-cell>
          <table:table-cell office:value-type="float" office:value="-5.6219487" calcext:value-type="float">
            <text:p>-5.6219487</text:p>
          </table:table-cell>
          <table:table-cell office:value-type="float" office:value="102.94231" calcext:value-type="float">
            <text:p>102.94231</text:p>
          </table:table-cell>
          <table:table-cell office:value-type="float" office:value="4.79159" calcext:value-type="float">
            <text:p>4.79159</text:p>
          </table:table-cell>
          <table:table-cell office:value-type="float" office:value="81.00801" calcext:value-type="float">
            <text:p>81.00801</text:p>
          </table:table-cell>
          <table:table-cell office:value-type="float" office:value="-11.673745" calcext:value-type="float">
            <text:p>-11.673745</text:p>
          </table:table-cell>
          <table:table-cell office:value-type="float" office:value="58.497654" calcext:value-type="float">
            <text:p>58.497654</text:p>
          </table:table-cell>
          <table:table-cell office:value-type="float" office:value="2.9615793" calcext:value-type="float">
            <text:p>2.9615793</text:p>
          </table:table-cell>
          <table:table-cell office:value-type="float" office:value="57.05717" calcext:value-type="float">
            <text:p>57.057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43.wav</text:p>
          </table:table-cell>
          <table:table-cell office:value-type="float" office:value="2683.23291663599" calcext:value-type="float">
            <text:p>2683.23291663599</text:p>
          </table:table-cell>
          <table:table-cell office:value-type="float" office:value="346041.794941031" calcext:value-type="float">
            <text:p>346041.794941031</text:p>
          </table:table-cell>
          <table:table-cell office:value-type="float" office:value="2126.69603412502" calcext:value-type="float">
            <text:p>2126.69603412502</text:p>
          </table:table-cell>
          <table:table-cell office:value-type="float" office:value="167806.538515103" calcext:value-type="float">
            <text:p>167806.538515103</text:p>
          </table:table-cell>
          <table:table-cell office:value-type="float" office:value="20.4548302701517" calcext:value-type="float">
            <text:p>20.4548302701517</text:p>
          </table:table-cell>
          <table:table-cell office:value-type="float" office:value="82.3897928994609" calcext:value-type="float">
            <text:p>82.3897928994609</text:p>
          </table:table-cell>
          <table:table-cell office:value-type="float" office:value="0.018872641" calcext:value-type="float">
            <text:p>0.018872641</text:p>
          </table:table-cell>
          <table:table-cell office:value-type="float" office:value="0.00033758162" calcext:value-type="float">
            <text:p>0.00033758162</text:p>
          </table:table-cell>
          <table:table-cell office:value-type="float" office:value="4972.29638332004" calcext:value-type="float">
            <text:p>4972.29638332004</text:p>
          </table:table-cell>
          <table:table-cell office:value-type="float" office:value="1548637.09628014" calcext:value-type="float">
            <text:p>1548637.09628014</text:p>
          </table:table-cell>
          <table:table-cell office:value-type="float" office:value="1.51546996374887" calcext:value-type="float">
            <text:p>1.51546996374887</text:p>
          </table:table-cell>
          <table:table-cell office:value-type="float" office:value="3.20290467845536" calcext:value-type="float">
            <text:p>3.20290467845536</text:p>
          </table:table-cell>
          <table:table-cell office:value-type="float" office:value="-0.019077150803849" calcext:value-type="float">
            <text:p>-0.019077150803849</text:p>
          </table:table-cell>
          <table:table-cell office:value-type="float" office:value="0.00545465178473027" calcext:value-type="float">
            <text:p>0.00545465178473027</text:p>
          </table:table-cell>
          <table:table-cell office:value-type="float" office:value="0.177264597834493" calcext:value-type="float">
            <text:p>0.177264597834493</text:p>
          </table:table-cell>
          <table:table-cell office:value-type="float" office:value="0.00395733300477485" calcext:value-type="float">
            <text:p>0.00395733300477485</text:p>
          </table:table-cell>
          <table:table-cell office:value-type="float" office:value="0.43828744" calcext:value-type="float">
            <text:p>0.43828744</text:p>
          </table:table-cell>
          <table:table-cell office:value-type="float" office:value="0.081806466" calcext:value-type="float">
            <text:p>0.081806466</text:p>
          </table:table-cell>
          <table:table-cell office:value-type="float" office:value="0.27094215" calcext:value-type="float">
            <text:p>0.27094215</text:p>
          </table:table-cell>
          <table:table-cell office:value-type="float" office:value="0.009923677" calcext:value-type="float">
            <text:p>0.009923677</text:p>
          </table:table-cell>
          <table:table-cell office:value-type="float" office:value="-0.034909464" calcext:value-type="float">
            <text:p>-0.034909464</text:p>
          </table:table-cell>
          <table:table-cell office:value-type="float" office:value="0" calcext:value-type="float">
            <text:p>0</text:p>
          </table:table-cell>
          <table:table-cell office:value-type="float" office:value="0.09044641" calcext:value-type="float">
            <text:p>0.09044641</text:p>
          </table:table-cell>
          <table:table-cell office:value-type="float" office:value="0.0011149496" calcext:value-type="float">
            <text:p>0.0011149496</text:p>
          </table:table-cell>
          <table:table-cell office:value-type="float" office:value="0.142989496252652" calcext:value-type="float">
            <text:p>0.142989496252652</text:p>
          </table:table-cell>
          <table:table-cell office:value-type="float" office:value="0.0296322463824588" calcext:value-type="float">
            <text:p>0.0296322463824588</text:p>
          </table:table-cell>
          <table:table-cell office:value-type="float" office:value="-0.08436398" calcext:value-type="float">
            <text:p>-0.08436398</text:p>
          </table:table-cell>
          <table:table-cell office:value-type="float" office:value="-110.88208" calcext:value-type="float">
            <text:p>-110.88208</text:p>
          </table:table-cell>
          <table:table-cell office:value-type="float" office:value="4403.4487" calcext:value-type="float">
            <text:p>4403.4487</text:p>
          </table:table-cell>
          <table:table-cell office:value-type="float" office:value="83.1775" calcext:value-type="float">
            <text:p>83.1775</text:p>
          </table:table-cell>
          <table:table-cell office:value-type="float" office:value="608.6544" calcext:value-type="float">
            <text:p>608.6544</text:p>
          </table:table-cell>
          <table:table-cell office:value-type="float" office:value="-45.262383" calcext:value-type="float">
            <text:p>-45.262383</text:p>
          </table:table-cell>
          <table:table-cell office:value-type="float" office:value="893.75696" calcext:value-type="float">
            <text:p>893.75696</text:p>
          </table:table-cell>
          <table:table-cell office:value-type="float" office:value="56.575737" calcext:value-type="float">
            <text:p>56.575737</text:p>
          </table:table-cell>
          <table:table-cell office:value-type="float" office:value="172.71553" calcext:value-type="float">
            <text:p>172.71553</text:p>
          </table:table-cell>
          <table:table-cell office:value-type="float" office:value="-7.4917903" calcext:value-type="float">
            <text:p>-7.4917903</text:p>
          </table:table-cell>
          <table:table-cell office:value-type="float" office:value="185.16241" calcext:value-type="float">
            <text:p>185.16241</text:p>
          </table:table-cell>
          <table:table-cell office:value-type="float" office:value="19.974426" calcext:value-type="float">
            <text:p>19.974426</text:p>
          </table:table-cell>
          <table:table-cell office:value-type="float" office:value="128.98103" calcext:value-type="float">
            <text:p>128.98103</text:p>
          </table:table-cell>
          <table:table-cell office:value-type="float" office:value="-13.3807125" calcext:value-type="float">
            <text:p>-13.3807125</text:p>
          </table:table-cell>
          <table:table-cell office:value-type="float" office:value="165.956" calcext:value-type="float">
            <text:p>165.956</text:p>
          </table:table-cell>
          <table:table-cell office:value-type="float" office:value="21.210558" calcext:value-type="float">
            <text:p>21.210558</text:p>
          </table:table-cell>
          <table:table-cell office:value-type="float" office:value="85.45186" calcext:value-type="float">
            <text:p>85.45186</text:p>
          </table:table-cell>
          <table:table-cell office:value-type="float" office:value="-15.712456" calcext:value-type="float">
            <text:p>-15.712456</text:p>
          </table:table-cell>
          <table:table-cell office:value-type="float" office:value="90.94173" calcext:value-type="float">
            <text:p>90.94173</text:p>
          </table:table-cell>
          <table:table-cell office:value-type="float" office:value="18.088774" calcext:value-type="float">
            <text:p>18.088774</text:p>
          </table:table-cell>
          <table:table-cell office:value-type="float" office:value="55.537197" calcext:value-type="float">
            <text:p>55.537197</text:p>
          </table:table-cell>
          <table:table-cell office:value-type="float" office:value="-18.111538" calcext:value-type="float">
            <text:p>-18.111538</text:p>
          </table:table-cell>
          <table:table-cell office:value-type="float" office:value="44.36715" calcext:value-type="float">
            <text:p>44.36715</text:p>
          </table:table-cell>
          <table:table-cell office:value-type="float" office:value="12.935681" calcext:value-type="float">
            <text:p>12.935681</text:p>
          </table:table-cell>
          <table:table-cell office:value-type="float" office:value="38.71255" calcext:value-type="float">
            <text:p>38.71255</text:p>
          </table:table-cell>
          <table:table-cell office:value-type="float" office:value="-17.24048" calcext:value-type="float">
            <text:p>-17.24048</text:p>
          </table:table-cell>
          <table:table-cell office:value-type="float" office:value="62.036713" calcext:value-type="float">
            <text:p>62.036713</text:p>
          </table:table-cell>
          <table:table-cell office:value-type="float" office:value="3.3142948" calcext:value-type="float">
            <text:p>3.3142948</text:p>
          </table:table-cell>
          <table:table-cell office:value-type="float" office:value="58.37222" calcext:value-type="float">
            <text:p>58.37222</text:p>
          </table:table-cell>
          <table:table-cell office:value-type="float" office:value="-7.573793" calcext:value-type="float">
            <text:p>-7.573793</text:p>
          </table:table-cell>
          <table:table-cell office:value-type="float" office:value="70.7893" calcext:value-type="float">
            <text:p>70.7893</text:p>
          </table:table-cell>
          <table:table-cell office:value-type="float" office:value="5.861556" calcext:value-type="float">
            <text:p>5.861556</text:p>
          </table:table-cell>
          <table:table-cell office:value-type="float" office:value="56.499863" calcext:value-type="float">
            <text:p>56.499863</text:p>
          </table:table-cell>
          <table:table-cell office:value-type="float" office:value="-7.923912" calcext:value-type="float">
            <text:p>-7.923912</text:p>
          </table:table-cell>
          <table:table-cell office:value-type="float" office:value="95.4263" calcext:value-type="float">
            <text:p>95.4263</text:p>
          </table:table-cell>
          <table:table-cell office:value-type="float" office:value="6.832181" calcext:value-type="float">
            <text:p>6.832181</text:p>
          </table:table-cell>
          <table:table-cell office:value-type="float" office:value="51.27699" calcext:value-type="float">
            <text:p>51.27699</text:p>
          </table:table-cell>
          <table:table-cell office:value-type="float" office:value="-5.666312" calcext:value-type="float">
            <text:p>-5.666312</text:p>
          </table:table-cell>
          <table:table-cell office:value-type="float" office:value="63.34492" calcext:value-type="float">
            <text:p>63.34492</text:p>
          </table:table-cell>
          <table:table-cell office:value-type="float" office:value="1.3475285" calcext:value-type="float">
            <text:p>1.3475285</text:p>
          </table:table-cell>
          <table:table-cell office:value-type="float" office:value="58.08181" calcext:value-type="float">
            <text:p>58.081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29.wav</text:p>
          </table:table-cell>
          <table:table-cell office:value-type="float" office:value="2954.98718865445" calcext:value-type="float">
            <text:p>2954.98718865445</text:p>
          </table:table-cell>
          <table:table-cell office:value-type="float" office:value="257106.862299028" calcext:value-type="float">
            <text:p>257106.862299028</text:p>
          </table:table-cell>
          <table:table-cell office:value-type="float" office:value="2478.27504959738" calcext:value-type="float">
            <text:p>2478.27504959738</text:p>
          </table:table-cell>
          <table:table-cell office:value-type="float" office:value="30457.9280933193" calcext:value-type="float">
            <text:p>30457.9280933193</text:p>
          </table:table-cell>
          <table:table-cell office:value-type="float" office:value="21.0440531906934" calcext:value-type="float">
            <text:p>21.0440531906934</text:p>
          </table:table-cell>
          <table:table-cell office:value-type="float" office:value="98.9396474639654" calcext:value-type="float">
            <text:p>98.9396474639654</text:p>
          </table:table-cell>
          <table:table-cell office:value-type="float" office:value="0.019577153" calcext:value-type="float">
            <text:p>0.019577153</text:p>
          </table:table-cell>
          <table:table-cell office:value-type="float" office:value="0.0001621279" calcext:value-type="float">
            <text:p>0.0001621279</text:p>
          </table:table-cell>
          <table:table-cell office:value-type="float" office:value="5928.19240773637" calcext:value-type="float">
            <text:p>5928.19240773637</text:p>
          </table:table-cell>
          <table:table-cell office:value-type="float" office:value="446244.419758371" calcext:value-type="float">
            <text:p>446244.419758371</text:p>
          </table:table-cell>
          <table:table-cell office:value-type="float" office:value="1.34354275501972" calcext:value-type="float">
            <text:p>1.34354275501972</text:p>
          </table:table-cell>
          <table:table-cell office:value-type="float" office:value="2.23923670771777" calcext:value-type="float">
            <text:p>2.23923670771777</text:p>
          </table:table-cell>
          <table:table-cell office:value-type="float" office:value="0.00157336752358637" calcext:value-type="float">
            <text:p>0.00157336752358637</text:p>
          </table:table-cell>
          <table:table-cell office:value-type="float" office:value="0.00840416499346892" calcext:value-type="float">
            <text:p>0.00840416499346892</text:p>
          </table:table-cell>
          <table:table-cell office:value-type="float" office:value="0.16328041920437" calcext:value-type="float">
            <text:p>0.16328041920437</text:p>
          </table:table-cell>
          <table:table-cell office:value-type="float" office:value="0.00334820962676072" calcext:value-type="float">
            <text:p>0.00334820962676072</text:p>
          </table:table-cell>
          <table:table-cell office:value-type="float" office:value="0.4410147" calcext:value-type="float">
            <text:p>0.4410147</text:p>
          </table:table-cell>
          <table:table-cell office:value-type="float" office:value="0.079522416" calcext:value-type="float">
            <text:p>0.079522416</text:p>
          </table:table-cell>
          <table:table-cell office:value-type="float" office:value="0.26539087" calcext:value-type="float">
            <text:p>0.26539087</text:p>
          </table:table-cell>
          <table:table-cell office:value-type="float" office:value="0.0129010435" calcext:value-type="float">
            <text:p>0.0129010435</text:p>
          </table:table-cell>
          <table:table-cell office:value-type="float" office:value="-0.0039023466" calcext:value-type="float">
            <text:p>-0.0039023466</text:p>
          </table:table-cell>
          <table:table-cell office:value-type="float" office:value="0" calcext:value-type="float">
            <text:p>0</text:p>
          </table:table-cell>
          <table:table-cell office:value-type="float" office:value="0.08897911" calcext:value-type="float">
            <text:p>0.08897911</text:p>
          </table:table-cell>
          <table:table-cell office:value-type="float" office:value="0.00043010418" calcext:value-type="float">
            <text:p>0.00043010418</text:p>
          </table:table-cell>
          <table:table-cell office:value-type="float" office:value="0.158034482025722" calcext:value-type="float">
            <text:p>0.158034482025722</text:p>
          </table:table-cell>
          <table:table-cell office:value-type="float" office:value="0.0345112700751233" calcext:value-type="float">
            <text:p>0.0345112700751233</text:p>
          </table:table-cell>
          <table:table-cell office:value-type="float" office:value="0.0051158555" calcext:value-type="float">
            <text:p>0.0051158555</text:p>
          </table:table-cell>
          <table:table-cell office:value-type="float" office:value="-103.65423" calcext:value-type="float">
            <text:p>-103.65423</text:p>
          </table:table-cell>
          <table:table-cell office:value-type="float" office:value="1352.0735" calcext:value-type="float">
            <text:p>1352.0735</text:p>
          </table:table-cell>
          <table:table-cell office:value-type="float" office:value="73.85045" calcext:value-type="float">
            <text:p>73.85045</text:p>
          </table:table-cell>
          <table:table-cell office:value-type="float" office:value="310.86612" calcext:value-type="float">
            <text:p>310.86612</text:p>
          </table:table-cell>
          <table:table-cell office:value-type="float" office:value="-16.147516" calcext:value-type="float">
            <text:p>-16.147516</text:p>
          </table:table-cell>
          <table:table-cell office:value-type="float" office:value="187.52039" calcext:value-type="float">
            <text:p>187.52039</text:p>
          </table:table-cell>
          <table:table-cell office:value-type="float" office:value="53.16935" calcext:value-type="float">
            <text:p>53.16935</text:p>
          </table:table-cell>
          <table:table-cell office:value-type="float" office:value="161.844" calcext:value-type="float">
            <text:p>161.844</text:p>
          </table:table-cell>
          <table:table-cell office:value-type="float" office:value="-25.08461" calcext:value-type="float">
            <text:p>-25.08461</text:p>
          </table:table-cell>
          <table:table-cell office:value-type="float" office:value="166.5115" calcext:value-type="float">
            <text:p>166.5115</text:p>
          </table:table-cell>
          <table:table-cell office:value-type="float" office:value="33.998917" calcext:value-type="float">
            <text:p>33.998917</text:p>
          </table:table-cell>
          <table:table-cell office:value-type="float" office:value="144.65956" calcext:value-type="float">
            <text:p>144.65956</text:p>
          </table:table-cell>
          <table:table-cell office:value-type="float" office:value="-13.661815" calcext:value-type="float">
            <text:p>-13.661815</text:p>
          </table:table-cell>
          <table:table-cell office:value-type="float" office:value="102.13497" calcext:value-type="float">
            <text:p>102.13497</text:p>
          </table:table-cell>
          <table:table-cell office:value-type="float" office:value="25.987873" calcext:value-type="float">
            <text:p>25.987873</text:p>
          </table:table-cell>
          <table:table-cell office:value-type="float" office:value="90.88717" calcext:value-type="float">
            <text:p>90.88717</text:p>
          </table:table-cell>
          <table:table-cell office:value-type="float" office:value="-18.908802" calcext:value-type="float">
            <text:p>-18.908802</text:p>
          </table:table-cell>
          <table:table-cell office:value-type="float" office:value="64.10216" calcext:value-type="float">
            <text:p>64.10216</text:p>
          </table:table-cell>
          <table:table-cell office:value-type="float" office:value="18.671436" calcext:value-type="float">
            <text:p>18.671436</text:p>
          </table:table-cell>
          <table:table-cell office:value-type="float" office:value="54.308414" calcext:value-type="float">
            <text:p>54.308414</text:p>
          </table:table-cell>
          <table:table-cell office:value-type="float" office:value="-12.789649" calcext:value-type="float">
            <text:p>-12.789649</text:p>
          </table:table-cell>
          <table:table-cell office:value-type="float" office:value="47.50232" calcext:value-type="float">
            <text:p>47.50232</text:p>
          </table:table-cell>
          <table:table-cell office:value-type="float" office:value="9.549379" calcext:value-type="float">
            <text:p>9.549379</text:p>
          </table:table-cell>
          <table:table-cell office:value-type="float" office:value="31.986284" calcext:value-type="float">
            <text:p>31.986284</text:p>
          </table:table-cell>
          <table:table-cell office:value-type="float" office:value="-16.15425" calcext:value-type="float">
            <text:p>-16.15425</text:p>
          </table:table-cell>
          <table:table-cell office:value-type="float" office:value="47.221813" calcext:value-type="float">
            <text:p>47.221813</text:p>
          </table:table-cell>
          <table:table-cell office:value-type="float" office:value="8.778935" calcext:value-type="float">
            <text:p>8.778935</text:p>
          </table:table-cell>
          <table:table-cell office:value-type="float" office:value="42.44395" calcext:value-type="float">
            <text:p>42.44395</text:p>
          </table:table-cell>
          <table:table-cell office:value-type="float" office:value="-12.5422325" calcext:value-type="float">
            <text:p>-12.5422325</text:p>
          </table:table-cell>
          <table:table-cell office:value-type="float" office:value="34.05583" calcext:value-type="float">
            <text:p>34.05583</text:p>
          </table:table-cell>
          <table:table-cell office:value-type="float" office:value="5.3737335" calcext:value-type="float">
            <text:p>5.3737335</text:p>
          </table:table-cell>
          <table:table-cell office:value-type="float" office:value="37.87951" calcext:value-type="float">
            <text:p>37.87951</text:p>
          </table:table-cell>
          <table:table-cell office:value-type="float" office:value="-8.111423" calcext:value-type="float">
            <text:p>-8.111423</text:p>
          </table:table-cell>
          <table:table-cell office:value-type="float" office:value="33.518234" calcext:value-type="float">
            <text:p>33.518234</text:p>
          </table:table-cell>
          <table:table-cell office:value-type="float" office:value="6.6675034" calcext:value-type="float">
            <text:p>6.6675034</text:p>
          </table:table-cell>
          <table:table-cell office:value-type="float" office:value="38.2792" calcext:value-type="float">
            <text:p>38.2792</text:p>
          </table:table-cell>
          <table:table-cell office:value-type="float" office:value="-4.50298" calcext:value-type="float">
            <text:p>-4.50298</text:p>
          </table:table-cell>
          <table:table-cell office:value-type="float" office:value="40.506386" calcext:value-type="float">
            <text:p>40.506386</text:p>
          </table:table-cell>
          <table:table-cell office:value-type="float" office:value="2.928183" calcext:value-type="float">
            <text:p>2.928183</text:p>
          </table:table-cell>
          <table:table-cell office:value-type="float" office:value="36.97974" calcext:value-type="float">
            <text:p>36.979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60.wav</text:p>
          </table:table-cell>
          <table:table-cell office:value-type="float" office:value="2315.27615408729" calcext:value-type="float">
            <text:p>2315.27615408729</text:p>
          </table:table-cell>
          <table:table-cell office:value-type="float" office:value="115248.232669081" calcext:value-type="float">
            <text:p>115248.232669081</text:p>
          </table:table-cell>
          <table:table-cell office:value-type="float" office:value="2066.55425020711" calcext:value-type="float">
            <text:p>2066.55425020711</text:p>
          </table:table-cell>
          <table:table-cell office:value-type="float" office:value="37124.0417091762" calcext:value-type="float">
            <text:p>37124.0417091762</text:p>
          </table:table-cell>
          <table:table-cell office:value-type="float" office:value="19.4648340275885" calcext:value-type="float">
            <text:p>19.4648340275885</text:p>
          </table:table-cell>
          <table:table-cell office:value-type="float" office:value="94.1627803983328" calcext:value-type="float">
            <text:p>94.1627803983328</text:p>
          </table:table-cell>
          <table:table-cell office:value-type="float" office:value="0.011154844" calcext:value-type="float">
            <text:p>0.011154844</text:p>
          </table:table-cell>
          <table:table-cell office:value-type="float" office:value="0.00004339234" calcext:value-type="float">
            <text:p>0.00004339234</text:p>
          </table:table-cell>
          <table:table-cell office:value-type="float" office:value="4615.88273546259" calcext:value-type="float">
            <text:p>4615.88273546259</text:p>
          </table:table-cell>
          <table:table-cell office:value-type="float" office:value="420781.311676781" calcext:value-type="float">
            <text:p>420781.311676781</text:p>
          </table:table-cell>
          <table:table-cell office:value-type="float" office:value="2.21880952097675" calcext:value-type="float">
            <text:p>2.21880952097675</text:p>
          </table:table-cell>
          <table:table-cell office:value-type="float" office:value="5.2942845154056" calcext:value-type="float">
            <text:p>5.2942845154056</text:p>
          </table:table-cell>
          <table:table-cell office:value-type="float" office:value="0.00953185318230413" calcext:value-type="float">
            <text:p>0.00953185318230413</text:p>
          </table:table-cell>
          <table:table-cell office:value-type="float" office:value="0.00432147591958699" calcext:value-type="float">
            <text:p>0.00432147591958699</text:p>
          </table:table-cell>
          <table:table-cell office:value-type="float" office:value="0.139484921814579" calcext:value-type="float">
            <text:p>0.139484921814579</text:p>
          </table:table-cell>
          <table:table-cell office:value-type="float" office:value="0.0016150847014043" calcext:value-type="float">
            <text:p>0.0016150847014043</text:p>
          </table:table-cell>
          <table:table-cell office:value-type="float" office:value="0.5404295" calcext:value-type="float">
            <text:p>0.5404295</text:p>
          </table:table-cell>
          <table:table-cell office:value-type="float" office:value="0.059553854" calcext:value-type="float">
            <text:p>0.059553854</text:p>
          </table:table-cell>
          <table:table-cell office:value-type="float" office:value="0.27798793" calcext:value-type="float">
            <text:p>0.27798793</text:p>
          </table:table-cell>
          <table:table-cell office:value-type="float" office:value="0.006056034" calcext:value-type="float">
            <text:p>0.006056034</text:p>
          </table:table-cell>
          <table:table-cell office:value-type="float" office:value="-0.070954725" calcext:value-type="float">
            <text:p>-0.070954725</text:p>
          </table:table-cell>
          <table:table-cell office:value-type="float" office:value="0" calcext:value-type="float">
            <text:p>0</text:p>
          </table:table-cell>
          <table:table-cell office:value-type="float" office:value="0.1257114" calcext:value-type="float">
            <text:p>0.1257114</text:p>
          </table:table-cell>
          <table:table-cell office:value-type="float" office:value="0.0006386608" calcext:value-type="float">
            <text:p>0.0006386608</text:p>
          </table:table-cell>
          <table:table-cell office:value-type="float" office:value="0.224030746636041" calcext:value-type="float">
            <text:p>0.224030746636041</text:p>
          </table:table-cell>
          <table:table-cell office:value-type="float" office:value="0.063063838056379" calcext:value-type="float">
            <text:p>0.063063838056379</text:p>
          </table:table-cell>
          <table:table-cell office:value-type="float" office:value="-0.086376086" calcext:value-type="float">
            <text:p>-0.086376086</text:p>
          </table:table-cell>
          <table:table-cell office:value-type="float" office:value="-58.26438" calcext:value-type="float">
            <text:p>-58.26438</text:p>
          </table:table-cell>
          <table:table-cell office:value-type="float" office:value="569.5601" calcext:value-type="float">
            <text:p>569.5601</text:p>
          </table:table-cell>
          <table:table-cell office:value-type="float" office:value="105.85012" calcext:value-type="float">
            <text:p>105.85012</text:p>
          </table:table-cell>
          <table:table-cell office:value-type="float" office:value="208.69724" calcext:value-type="float">
            <text:p>208.69724</text:p>
          </table:table-cell>
          <table:table-cell office:value-type="float" office:value="-43.89204" calcext:value-type="float">
            <text:p>-43.89204</text:p>
          </table:table-cell>
          <table:table-cell office:value-type="float" office:value="197.7998" calcext:value-type="float">
            <text:p>197.7998</text:p>
          </table:table-cell>
          <table:table-cell office:value-type="float" office:value="58.44615" calcext:value-type="float">
            <text:p>58.44615</text:p>
          </table:table-cell>
          <table:table-cell office:value-type="float" office:value="48.4605" calcext:value-type="float">
            <text:p>48.4605</text:p>
          </table:table-cell>
          <table:table-cell office:value-type="float" office:value="-18.43399" calcext:value-type="float">
            <text:p>-18.43399</text:p>
          </table:table-cell>
          <table:table-cell office:value-type="float" office:value="56.26755" calcext:value-type="float">
            <text:p>56.26755</text:p>
          </table:table-cell>
          <table:table-cell office:value-type="float" office:value="27.973726" calcext:value-type="float">
            <text:p>27.973726</text:p>
          </table:table-cell>
          <table:table-cell office:value-type="float" office:value="51.646515" calcext:value-type="float">
            <text:p>51.646515</text:p>
          </table:table-cell>
          <table:table-cell office:value-type="float" office:value="-17.970457" calcext:value-type="float">
            <text:p>-17.970457</text:p>
          </table:table-cell>
          <table:table-cell office:value-type="float" office:value="37.56081" calcext:value-type="float">
            <text:p>37.56081</text:p>
          </table:table-cell>
          <table:table-cell office:value-type="float" office:value="21.04627" calcext:value-type="float">
            <text:p>21.04627</text:p>
          </table:table-cell>
          <table:table-cell office:value-type="float" office:value="37.90476" calcext:value-type="float">
            <text:p>37.90476</text:p>
          </table:table-cell>
          <table:table-cell office:value-type="float" office:value="-15.554038" calcext:value-type="float">
            <text:p>-15.554038</text:p>
          </table:table-cell>
          <table:table-cell office:value-type="float" office:value="34.482822" calcext:value-type="float">
            <text:p>34.482822</text:p>
          </table:table-cell>
          <table:table-cell office:value-type="float" office:value="13.396519" calcext:value-type="float">
            <text:p>13.396519</text:p>
          </table:table-cell>
          <table:table-cell office:value-type="float" office:value="30.993889" calcext:value-type="float">
            <text:p>30.993889</text:p>
          </table:table-cell>
          <table:table-cell office:value-type="float" office:value="-15.686207" calcext:value-type="float">
            <text:p>-15.686207</text:p>
          </table:table-cell>
          <table:table-cell office:value-type="float" office:value="24.705786" calcext:value-type="float">
            <text:p>24.705786</text:p>
          </table:table-cell>
          <table:table-cell office:value-type="float" office:value="9.36363" calcext:value-type="float">
            <text:p>9.36363</text:p>
          </table:table-cell>
          <table:table-cell office:value-type="float" office:value="26.53508" calcext:value-type="float">
            <text:p>26.53508</text:p>
          </table:table-cell>
          <table:table-cell office:value-type="float" office:value="-15.3225765" calcext:value-type="float">
            <text:p>-15.3225765</text:p>
          </table:table-cell>
          <table:table-cell office:value-type="float" office:value="32.16407" calcext:value-type="float">
            <text:p>32.16407</text:p>
          </table:table-cell>
          <table:table-cell office:value-type="float" office:value="1.5363103" calcext:value-type="float">
            <text:p>1.5363103</text:p>
          </table:table-cell>
          <table:table-cell office:value-type="float" office:value="24.822691" calcext:value-type="float">
            <text:p>24.822691</text:p>
          </table:table-cell>
          <table:table-cell office:value-type="float" office:value="-5.9721203" calcext:value-type="float">
            <text:p>-5.9721203</text:p>
          </table:table-cell>
          <table:table-cell office:value-type="float" office:value="31.861097" calcext:value-type="float">
            <text:p>31.861097</text:p>
          </table:table-cell>
          <table:table-cell office:value-type="float" office:value="2.0580032" calcext:value-type="float">
            <text:p>2.0580032</text:p>
          </table:table-cell>
          <table:table-cell office:value-type="float" office:value="21.811098" calcext:value-type="float">
            <text:p>21.811098</text:p>
          </table:table-cell>
          <table:table-cell office:value-type="float" office:value="-6.811773" calcext:value-type="float">
            <text:p>-6.811773</text:p>
          </table:table-cell>
          <table:table-cell office:value-type="float" office:value="24.922688" calcext:value-type="float">
            <text:p>24.922688</text:p>
          </table:table-cell>
          <table:table-cell office:value-type="float" office:value="4.215313" calcext:value-type="float">
            <text:p>4.215313</text:p>
          </table:table-cell>
          <table:table-cell office:value-type="float" office:value="15.4018955" calcext:value-type="float">
            <text:p>15.4018955</text:p>
          </table:table-cell>
          <table:table-cell office:value-type="float" office:value="-3.4087605" calcext:value-type="float">
            <text:p>-3.4087605</text:p>
          </table:table-cell>
          <table:table-cell office:value-type="float" office:value="20.341562" calcext:value-type="float">
            <text:p>20.341562</text:p>
          </table:table-cell>
          <table:table-cell office:value-type="float" office:value="1.7598672" calcext:value-type="float">
            <text:p>1.7598672</text:p>
          </table:table-cell>
          <table:table-cell office:value-type="float" office:value="17.432278" calcext:value-type="float">
            <text:p>17.432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58.wav</text:p>
          </table:table-cell>
          <table:table-cell office:value-type="float" office:value="2459.52089179505" calcext:value-type="float">
            <text:p>2459.52089179505</text:p>
          </table:table-cell>
          <table:table-cell office:value-type="float" office:value="129305.175512428" calcext:value-type="float">
            <text:p>129305.175512428</text:p>
          </table:table-cell>
          <table:table-cell office:value-type="float" office:value="2221.37305315241" calcext:value-type="float">
            <text:p>2221.37305315241</text:p>
          </table:table-cell>
          <table:table-cell office:value-type="float" office:value="43569.2577843953" calcext:value-type="float">
            <text:p>43569.2577843953</text:p>
          </table:table-cell>
          <table:table-cell office:value-type="float" office:value="20.201421568486" calcext:value-type="float">
            <text:p>20.201421568486</text:p>
          </table:table-cell>
          <table:table-cell office:value-type="float" office:value="111.297546711833" calcext:value-type="float">
            <text:p>111.297546711833</text:p>
          </table:table-cell>
          <table:table-cell office:value-type="float" office:value="0.014404598" calcext:value-type="float">
            <text:p>0.014404598</text:p>
          </table:table-cell>
          <table:table-cell office:value-type="float" office:value="0.000086249776" calcext:value-type="float">
            <text:p>0.000086249776</text:p>
          </table:table-cell>
          <table:table-cell office:value-type="float" office:value="5024.34744779582" calcext:value-type="float">
            <text:p>5024.34744779582</text:p>
          </table:table-cell>
          <table:table-cell office:value-type="float" office:value="642143.186548247" calcext:value-type="float">
            <text:p>642143.186548247</text:p>
          </table:table-cell>
          <table:table-cell office:value-type="float" office:value="3.23960352389174" calcext:value-type="float">
            <text:p>3.23960352389174</text:p>
          </table:table-cell>
          <table:table-cell office:value-type="float" office:value="11.2486950208348" calcext:value-type="float">
            <text:p>11.2486950208348</text:p>
          </table:table-cell>
          <table:table-cell office:value-type="float" office:value="0.0161346017231853" calcext:value-type="float">
            <text:p>0.0161346017231853</text:p>
          </table:table-cell>
          <table:table-cell office:value-type="float" office:value="0.00380254414938442" calcext:value-type="float">
            <text:p>0.00380254414938442</text:p>
          </table:table-cell>
          <table:table-cell office:value-type="float" office:value="0.142833405839134" calcext:value-type="float">
            <text:p>0.142833405839134</text:p>
          </table:table-cell>
          <table:table-cell office:value-type="float" office:value="0.00116013606148784" calcext:value-type="float">
            <text:p>0.00116013606148784</text:p>
          </table:table-cell>
          <table:table-cell office:value-type="float" office:value="0.46147576" calcext:value-type="float">
            <text:p>0.46147576</text:p>
          </table:table-cell>
          <table:table-cell office:value-type="float" office:value="0.07914815" calcext:value-type="float">
            <text:p>0.07914815</text:p>
          </table:table-cell>
          <table:table-cell office:value-type="float" office:value="0.27475047" calcext:value-type="float">
            <text:p>0.27475047</text:p>
          </table:table-cell>
          <table:table-cell office:value-type="float" office:value="0.007845513" calcext:value-type="float">
            <text:p>0.007845513</text:p>
          </table:table-cell>
          <table:table-cell office:value-type="float" office:value="0.1532586" calcext:value-type="float">
            <text:p>0.1532586</text:p>
          </table:table-cell>
          <table:table-cell office:value-type="float" office:value="0" calcext:value-type="float">
            <text:p>0</text:p>
          </table:table-cell>
          <table:table-cell office:value-type="float" office:value="0.18441163" calcext:value-type="float">
            <text:p>0.18441163</text:p>
          </table:table-cell>
          <table:table-cell office:value-type="float" office:value="0.001024213" calcext:value-type="float">
            <text:p>0.001024213</text:p>
          </table:table-cell>
          <table:table-cell office:value-type="float" office:value="0.258022081589713" calcext:value-type="float">
            <text:p>0.258022081589713</text:p>
          </table:table-cell>
          <table:table-cell office:value-type="float" office:value="0.0823617195169319" calcext:value-type="float">
            <text:p>0.0823617195169319</text:p>
          </table:table-cell>
          <table:table-cell office:value-type="float" office:value="0.1796659" calcext:value-type="float">
            <text:p>0.1796659</text:p>
          </table:table-cell>
          <table:table-cell office:value-type="float" office:value="-15.672692" calcext:value-type="float">
            <text:p>-15.672692</text:p>
          </table:table-cell>
          <table:table-cell office:value-type="float" office:value="337.82086" calcext:value-type="float">
            <text:p>337.82086</text:p>
          </table:table-cell>
          <table:table-cell office:value-type="float" office:value="100.08496" calcext:value-type="float">
            <text:p>100.08496</text:p>
          </table:table-cell>
          <table:table-cell office:value-type="float" office:value="184.99974" calcext:value-type="float">
            <text:p>184.99974</text:p>
          </table:table-cell>
          <table:table-cell office:value-type="float" office:value="-37.59761" calcext:value-type="float">
            <text:p>-37.59761</text:p>
          </table:table-cell>
          <table:table-cell office:value-type="float" office:value="172.2614" calcext:value-type="float">
            <text:p>172.2614</text:p>
          </table:table-cell>
          <table:table-cell office:value-type="float" office:value="45.951027" calcext:value-type="float">
            <text:p>45.951027</text:p>
          </table:table-cell>
          <table:table-cell office:value-type="float" office:value="126.49342" calcext:value-type="float">
            <text:p>126.49342</text:p>
          </table:table-cell>
          <table:table-cell office:value-type="float" office:value="-20.771992" calcext:value-type="float">
            <text:p>-20.771992</text:p>
          </table:table-cell>
          <table:table-cell office:value-type="float" office:value="87.01906" calcext:value-type="float">
            <text:p>87.01906</text:p>
          </table:table-cell>
          <table:table-cell office:value-type="float" office:value="25.640266" calcext:value-type="float">
            <text:p>25.640266</text:p>
          </table:table-cell>
          <table:table-cell office:value-type="float" office:value="53.662075" calcext:value-type="float">
            <text:p>53.662075</text:p>
          </table:table-cell>
          <table:table-cell office:value-type="float" office:value="-18.628998" calcext:value-type="float">
            <text:p>-18.628998</text:p>
          </table:table-cell>
          <table:table-cell office:value-type="float" office:value="50.34753" calcext:value-type="float">
            <text:p>50.34753</text:p>
          </table:table-cell>
          <table:table-cell office:value-type="float" office:value="26.507004" calcext:value-type="float">
            <text:p>26.507004</text:p>
          </table:table-cell>
          <table:table-cell office:value-type="float" office:value="34.70579" calcext:value-type="float">
            <text:p>34.70579</text:p>
          </table:table-cell>
          <table:table-cell office:value-type="float" office:value="-20.164482" calcext:value-type="float">
            <text:p>-20.164482</text:p>
          </table:table-cell>
          <table:table-cell office:value-type="float" office:value="50.725624" calcext:value-type="float">
            <text:p>50.725624</text:p>
          </table:table-cell>
          <table:table-cell office:value-type="float" office:value="21.119764" calcext:value-type="float">
            <text:p>21.119764</text:p>
          </table:table-cell>
          <table:table-cell office:value-type="float" office:value="44.458042" calcext:value-type="float">
            <text:p>44.458042</text:p>
          </table:table-cell>
          <table:table-cell office:value-type="float" office:value="-13.650189" calcext:value-type="float">
            <text:p>-13.650189</text:p>
          </table:table-cell>
          <table:table-cell office:value-type="float" office:value="35.53155" calcext:value-type="float">
            <text:p>35.53155</text:p>
          </table:table-cell>
          <table:table-cell office:value-type="float" office:value="10.966076" calcext:value-type="float">
            <text:p>10.966076</text:p>
          </table:table-cell>
          <table:table-cell office:value-type="float" office:value="45.249016" calcext:value-type="float">
            <text:p>45.249016</text:p>
          </table:table-cell>
          <table:table-cell office:value-type="float" office:value="-15.529786" calcext:value-type="float">
            <text:p>-15.529786</text:p>
          </table:table-cell>
          <table:table-cell office:value-type="float" office:value="38.235806" calcext:value-type="float">
            <text:p>38.235806</text:p>
          </table:table-cell>
          <table:table-cell office:value-type="float" office:value="3.6817815" calcext:value-type="float">
            <text:p>3.6817815</text:p>
          </table:table-cell>
          <table:table-cell office:value-type="float" office:value="38.101315" calcext:value-type="float">
            <text:p>38.101315</text:p>
          </table:table-cell>
          <table:table-cell office:value-type="float" office:value="-7.7056265" calcext:value-type="float">
            <text:p>-7.7056265</text:p>
          </table:table-cell>
          <table:table-cell office:value-type="float" office:value="37.2809" calcext:value-type="float">
            <text:p>37.2809</text:p>
          </table:table-cell>
          <table:table-cell office:value-type="float" office:value="3.9328868" calcext:value-type="float">
            <text:p>3.9328868</text:p>
          </table:table-cell>
          <table:table-cell office:value-type="float" office:value="26.625233" calcext:value-type="float">
            <text:p>26.625233</text:p>
          </table:table-cell>
          <table:table-cell office:value-type="float" office:value="-8.118255" calcext:value-type="float">
            <text:p>-8.118255</text:p>
          </table:table-cell>
          <table:table-cell office:value-type="float" office:value="43.055664" calcext:value-type="float">
            <text:p>43.055664</text:p>
          </table:table-cell>
          <table:table-cell office:value-type="float" office:value="6.9473047" calcext:value-type="float">
            <text:p>6.9473047</text:p>
          </table:table-cell>
          <table:table-cell office:value-type="float" office:value="47.992077" calcext:value-type="float">
            <text:p>47.992077</text:p>
          </table:table-cell>
          <table:table-cell office:value-type="float" office:value="-2.0590785" calcext:value-type="float">
            <text:p>-2.0590785</text:p>
          </table:table-cell>
          <table:table-cell office:value-type="float" office:value="33.513767" calcext:value-type="float">
            <text:p>33.513767</text:p>
          </table:table-cell>
          <table:table-cell office:value-type="float" office:value="3.8998318" calcext:value-type="float">
            <text:p>3.8998318</text:p>
          </table:table-cell>
          <table:table-cell office:value-type="float" office:value="35.924877" calcext:value-type="float">
            <text:p>35.9248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12.wav</text:p>
          </table:table-cell>
          <table:table-cell office:value-type="float" office:value="2803.07483586152" calcext:value-type="float">
            <text:p>2803.07483586152</text:p>
          </table:table-cell>
          <table:table-cell office:value-type="float" office:value="79835.8978712002" calcext:value-type="float">
            <text:p>79835.8978712002</text:p>
          </table:table-cell>
          <table:table-cell office:value-type="float" office:value="2183.19896828585" calcext:value-type="float">
            <text:p>2183.19896828585</text:p>
          </table:table-cell>
          <table:table-cell office:value-type="float" office:value="26425.3714344605" calcext:value-type="float">
            <text:p>26425.3714344605</text:p>
          </table:table-cell>
          <table:table-cell office:value-type="float" office:value="20.0608006026916" calcext:value-type="float">
            <text:p>20.0608006026916</text:p>
          </table:table-cell>
          <table:table-cell office:value-type="float" office:value="99.3254556844604" calcext:value-type="float">
            <text:p>99.3254556844604</text:p>
          </table:table-cell>
          <table:table-cell office:value-type="float" office:value="0.018474296" calcext:value-type="float">
            <text:p>0.018474296</text:p>
          </table:table-cell>
          <table:table-cell office:value-type="float" office:value="0.00007987153" calcext:value-type="float">
            <text:p>0.00007987153</text:p>
          </table:table-cell>
          <table:table-cell office:value-type="float" office:value="5262.38676633193" calcext:value-type="float">
            <text:p>5262.38676633193</text:p>
          </table:table-cell>
          <table:table-cell office:value-type="float" office:value="331558.278657356" calcext:value-type="float">
            <text:p>331558.278657356</text:p>
          </table:table-cell>
          <table:table-cell office:value-type="float" office:value="2.00638086573865" calcext:value-type="float">
            <text:p>2.00638086573865</text:p>
          </table:table-cell>
          <table:table-cell office:value-type="float" office:value="4.24619437802094" calcext:value-type="float">
            <text:p>4.24619437802094</text:p>
          </table:table-cell>
          <table:table-cell office:value-type="float" office:value="0.022714614448695" calcext:value-type="float">
            <text:p>0.022714614448695</text:p>
          </table:table-cell>
          <table:table-cell office:value-type="float" office:value="0.00552466538734269" calcext:value-type="float">
            <text:p>0.00552466538734269</text:p>
          </table:table-cell>
          <table:table-cell office:value-type="float" office:value="0.176827297225445" calcext:value-type="float">
            <text:p>0.176827297225445</text:p>
          </table:table-cell>
          <table:table-cell office:value-type="float" office:value="0.000750099112785045" calcext:value-type="float">
            <text:p>0.000750099112785045</text:p>
          </table:table-cell>
          <table:table-cell office:value-type="float" office:value="0.6050157" calcext:value-type="float">
            <text:p>0.6050157</text:p>
          </table:table-cell>
          <table:table-cell office:value-type="float" office:value="0.050813578" calcext:value-type="float">
            <text:p>0.050813578</text:p>
          </table:table-cell>
          <table:table-cell office:value-type="float" office:value="0.27233317" calcext:value-type="float">
            <text:p>0.27233317</text:p>
          </table:table-cell>
          <table:table-cell office:value-type="float" office:value="0.009167981" calcext:value-type="float">
            <text:p>0.009167981</text:p>
          </table:table-cell>
          <table:table-cell office:value-type="float" office:value="0.09003502" calcext:value-type="float">
            <text:p>0.09003502</text:p>
          </table:table-cell>
          <table:table-cell office:value-type="float" office:value="0" calcext:value-type="float">
            <text:p>0</text:p>
          </table:table-cell>
          <table:table-cell office:value-type="float" office:value="0.11425508" calcext:value-type="float">
            <text:p>0.11425508</text:p>
          </table:table-cell>
          <table:table-cell office:value-type="float" office:value="0.00009892427" calcext:value-type="float">
            <text:p>0.00009892427</text:p>
          </table:table-cell>
          <table:table-cell office:value-type="float" office:value="0.227224971133428" calcext:value-type="float">
            <text:p>0.227224971133428</text:p>
          </table:table-cell>
          <table:table-cell office:value-type="float" office:value="0.0660546671329953" calcext:value-type="float">
            <text:p>0.0660546671329953</text:p>
          </table:table-cell>
          <table:table-cell office:value-type="float" office:value="0.033268604" calcext:value-type="float">
            <text:p>0.033268604</text:p>
          </table:table-cell>
          <table:table-cell office:value-type="float" office:value="-64.16983" calcext:value-type="float">
            <text:p>-64.16983</text:p>
          </table:table-cell>
          <table:table-cell office:value-type="float" office:value="453.32617" calcext:value-type="float">
            <text:p>453.32617</text:p>
          </table:table-cell>
          <table:table-cell office:value-type="float" office:value="74.51786" calcext:value-type="float">
            <text:p>74.51786</text:p>
          </table:table-cell>
          <table:table-cell office:value-type="float" office:value="227.60605" calcext:value-type="float">
            <text:p>227.60605</text:p>
          </table:table-cell>
          <table:table-cell office:value-type="float" office:value="-45.95962" calcext:value-type="float">
            <text:p>-45.95962</text:p>
          </table:table-cell>
          <table:table-cell office:value-type="float" office:value="137.58998" calcext:value-type="float">
            <text:p>137.58998</text:p>
          </table:table-cell>
          <table:table-cell office:value-type="float" office:value="65.874855" calcext:value-type="float">
            <text:p>65.874855</text:p>
          </table:table-cell>
          <table:table-cell office:value-type="float" office:value="195.06506" calcext:value-type="float">
            <text:p>195.06506</text:p>
          </table:table-cell>
          <table:table-cell office:value-type="float" office:value="-14.656126" calcext:value-type="float">
            <text:p>-14.656126</text:p>
          </table:table-cell>
          <table:table-cell office:value-type="float" office:value="75.83228" calcext:value-type="float">
            <text:p>75.83228</text:p>
          </table:table-cell>
          <table:table-cell office:value-type="float" office:value="23.85036" calcext:value-type="float">
            <text:p>23.85036</text:p>
          </table:table-cell>
          <table:table-cell office:value-type="float" office:value="88.7478" calcext:value-type="float">
            <text:p>88.7478</text:p>
          </table:table-cell>
          <table:table-cell office:value-type="float" office:value="-13.76839" calcext:value-type="float">
            <text:p>-13.76839</text:p>
          </table:table-cell>
          <table:table-cell office:value-type="float" office:value="81.63719" calcext:value-type="float">
            <text:p>81.63719</text:p>
          </table:table-cell>
          <table:table-cell office:value-type="float" office:value="37.754734" calcext:value-type="float">
            <text:p>37.754734</text:p>
          </table:table-cell>
          <table:table-cell office:value-type="float" office:value="51.984367" calcext:value-type="float">
            <text:p>51.984367</text:p>
          </table:table-cell>
          <table:table-cell office:value-type="float" office:value="-10.581906" calcext:value-type="float">
            <text:p>-10.581906</text:p>
          </table:table-cell>
          <table:table-cell office:value-type="float" office:value="57.434982" calcext:value-type="float">
            <text:p>57.434982</text:p>
          </table:table-cell>
          <table:table-cell office:value-type="float" office:value="21.380354" calcext:value-type="float">
            <text:p>21.380354</text:p>
          </table:table-cell>
          <table:table-cell office:value-type="float" office:value="45.125042" calcext:value-type="float">
            <text:p>45.125042</text:p>
          </table:table-cell>
          <table:table-cell office:value-type="float" office:value="-9.340069" calcext:value-type="float">
            <text:p>-9.340069</text:p>
          </table:table-cell>
          <table:table-cell office:value-type="float" office:value="37.25852" calcext:value-type="float">
            <text:p>37.25852</text:p>
          </table:table-cell>
          <table:table-cell office:value-type="float" office:value="17.906586" calcext:value-type="float">
            <text:p>17.906586</text:p>
          </table:table-cell>
          <table:table-cell office:value-type="float" office:value="36.502697" calcext:value-type="float">
            <text:p>36.502697</text:p>
          </table:table-cell>
          <table:table-cell office:value-type="float" office:value="-10.783356" calcext:value-type="float">
            <text:p>-10.783356</text:p>
          </table:table-cell>
          <table:table-cell office:value-type="float" office:value="29.860771" calcext:value-type="float">
            <text:p>29.860771</text:p>
          </table:table-cell>
          <table:table-cell office:value-type="float" office:value="11.354785" calcext:value-type="float">
            <text:p>11.354785</text:p>
          </table:table-cell>
          <table:table-cell office:value-type="float" office:value="27.808077" calcext:value-type="float">
            <text:p>27.808077</text:p>
          </table:table-cell>
          <table:table-cell office:value-type="float" office:value="-11.163551" calcext:value-type="float">
            <text:p>-11.163551</text:p>
          </table:table-cell>
          <table:table-cell office:value-type="float" office:value="26.832989" calcext:value-type="float">
            <text:p>26.832989</text:p>
          </table:table-cell>
          <table:table-cell office:value-type="float" office:value="8.706444" calcext:value-type="float">
            <text:p>8.706444</text:p>
          </table:table-cell>
          <table:table-cell office:value-type="float" office:value="28.042896" calcext:value-type="float">
            <text:p>28.042896</text:p>
          </table:table-cell>
          <table:table-cell office:value-type="float" office:value="-8.961847" calcext:value-type="float">
            <text:p>-8.961847</text:p>
          </table:table-cell>
          <table:table-cell office:value-type="float" office:value="24.76711" calcext:value-type="float">
            <text:p>24.76711</text:p>
          </table:table-cell>
          <table:table-cell office:value-type="float" office:value="3.225159" calcext:value-type="float">
            <text:p>3.225159</text:p>
          </table:table-cell>
          <table:table-cell office:value-type="float" office:value="21.090813" calcext:value-type="float">
            <text:p>21.090813</text:p>
          </table:table-cell>
          <table:table-cell office:value-type="float" office:value="-5.742966" calcext:value-type="float">
            <text:p>-5.742966</text:p>
          </table:table-cell>
          <table:table-cell office:value-type="float" office:value="23.968456" calcext:value-type="float">
            <text:p>23.968456</text:p>
          </table:table-cell>
          <table:table-cell office:value-type="float" office:value="2.4133368" calcext:value-type="float">
            <text:p>2.4133368</text:p>
          </table:table-cell>
          <table:table-cell office:value-type="float" office:value="19.482342" calcext:value-type="float">
            <text:p>19.4823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10.wav</text:p>
          </table:table-cell>
          <table:table-cell office:value-type="float" office:value="3048.92204996446" calcext:value-type="float">
            <text:p>3048.92204996446</text:p>
          </table:table-cell>
          <table:table-cell office:value-type="float" office:value="113008.52991266" calcext:value-type="float">
            <text:p>113008.52991266</text:p>
          </table:table-cell>
          <table:table-cell office:value-type="float" office:value="2358.94515695609" calcext:value-type="float">
            <text:p>2358.94515695609</text:p>
          </table:table-cell>
          <table:table-cell office:value-type="float" office:value="29344.0232525178" calcext:value-type="float">
            <text:p>29344.0232525178</text:p>
          </table:table-cell>
          <table:table-cell office:value-type="float" office:value="19.9319118623012" calcext:value-type="float">
            <text:p>19.9319118623012</text:p>
          </table:table-cell>
          <table:table-cell office:value-type="float" office:value="107.94880575334" calcext:value-type="float">
            <text:p>107.94880575334</text:p>
          </table:table-cell>
          <table:table-cell office:value-type="float" office:value="0.025582572" calcext:value-type="float">
            <text:p>0.025582572</text:p>
          </table:table-cell>
          <table:table-cell office:value-type="float" office:value="0.00014316573" calcext:value-type="float">
            <text:p>0.00014316573</text:p>
          </table:table-cell>
          <table:table-cell office:value-type="float" office:value="5663.03257776247" calcext:value-type="float">
            <text:p>5663.03257776247</text:p>
          </table:table-cell>
          <table:table-cell office:value-type="float" office:value="331055.712040437" calcext:value-type="float">
            <text:p>331055.712040437</text:p>
          </table:table-cell>
          <table:table-cell office:value-type="float" office:value="2.03935110431934" calcext:value-type="float">
            <text:p>2.03935110431934</text:p>
          </table:table-cell>
          <table:table-cell office:value-type="float" office:value="4.35437912852137" calcext:value-type="float">
            <text:p>4.35437912852137</text:p>
          </table:table-cell>
          <table:table-cell office:value-type="float" office:value="-0.00181386982909681" calcext:value-type="float">
            <text:p>-0.00181386982909681</text:p>
          </table:table-cell>
          <table:table-cell office:value-type="float" office:value="0.00450556552004868" calcext:value-type="float">
            <text:p>0.00450556552004868</text:p>
          </table:table-cell>
          <table:table-cell office:value-type="float" office:value="0.19649222979505" calcext:value-type="float">
            <text:p>0.19649222979505</text:p>
          </table:table-cell>
          <table:table-cell office:value-type="float" office:value="0.00185890377451046" calcext:value-type="float">
            <text:p>0.00185890377451046</text:p>
          </table:table-cell>
          <table:table-cell office:value-type="float" office:value="0.54192996" calcext:value-type="float">
            <text:p>0.54192996</text:p>
          </table:table-cell>
          <table:table-cell office:value-type="float" office:value="0.060326155" calcext:value-type="float">
            <text:p>0.060326155</text:p>
          </table:table-cell>
          <table:table-cell office:value-type="float" office:value="0.27765453" calcext:value-type="float">
            <text:p>0.27765453</text:p>
          </table:table-cell>
          <table:table-cell office:value-type="float" office:value="0.006241292" calcext:value-type="float">
            <text:p>0.006241292</text:p>
          </table:table-cell>
          <table:table-cell office:value-type="float" office:value="-0.117444135" calcext:value-type="float">
            <text:p>-0.117444135</text:p>
          </table:table-cell>
          <table:table-cell office:value-type="float" office:value="0" calcext:value-type="float">
            <text:p>0</text:p>
          </table:table-cell>
          <table:table-cell office:value-type="float" office:value="0.11807427" calcext:value-type="float">
            <text:p>0.11807427</text:p>
          </table:table-cell>
          <table:table-cell office:value-type="float" office:value="0.00015284569" calcext:value-type="float">
            <text:p>0.00015284569</text:p>
          </table:table-cell>
          <table:table-cell office:value-type="float" office:value="0.229892626691241" calcext:value-type="float">
            <text:p>0.229892626691241</text:p>
          </table:table-cell>
          <table:table-cell office:value-type="float" office:value="0.0659051873898892" calcext:value-type="float">
            <text:p>0.0659051873898892</text:p>
          </table:table-cell>
          <table:table-cell office:value-type="float" office:value="-0.10192032" calcext:value-type="float">
            <text:p>-0.10192032</text:p>
          </table:table-cell>
          <table:table-cell office:value-type="float" office:value="-58.747185" calcext:value-type="float">
            <text:p>-58.747185</text:p>
          </table:table-cell>
          <table:table-cell office:value-type="float" office:value="493.1104" calcext:value-type="float">
            <text:p>493.1104</text:p>
          </table:table-cell>
          <table:table-cell office:value-type="float" office:value="70.53281" calcext:value-type="float">
            <text:p>70.53281</text:p>
          </table:table-cell>
          <table:table-cell office:value-type="float" office:value="260.38467" calcext:value-type="float">
            <text:p>260.38467</text:p>
          </table:table-cell>
          <table:table-cell office:value-type="float" office:value="-19.41459" calcext:value-type="float">
            <text:p>-19.41459</text:p>
          </table:table-cell>
          <table:table-cell office:value-type="float" office:value="111.4156" calcext:value-type="float">
            <text:p>111.4156</text:p>
          </table:table-cell>
          <table:table-cell office:value-type="float" office:value="73.597404" calcext:value-type="float">
            <text:p>73.597404</text:p>
          </table:table-cell>
          <table:table-cell office:value-type="float" office:value="225.64806" calcext:value-type="float">
            <text:p>225.64806</text:p>
          </table:table-cell>
          <table:table-cell office:value-type="float" office:value="-27.754702" calcext:value-type="float">
            <text:p>-27.754702</text:p>
          </table:table-cell>
          <table:table-cell office:value-type="float" office:value="161.35767" calcext:value-type="float">
            <text:p>161.35767</text:p>
          </table:table-cell>
          <table:table-cell office:value-type="float" office:value="23.767187" calcext:value-type="float">
            <text:p>23.767187</text:p>
          </table:table-cell>
          <table:table-cell office:value-type="float" office:value="69.85737" calcext:value-type="float">
            <text:p>69.85737</text:p>
          </table:table-cell>
          <table:table-cell office:value-type="float" office:value="-17.899994" calcext:value-type="float">
            <text:p>-17.899994</text:p>
          </table:table-cell>
          <table:table-cell office:value-type="float" office:value="57.28517" calcext:value-type="float">
            <text:p>57.28517</text:p>
          </table:table-cell>
          <table:table-cell office:value-type="float" office:value="21.221151" calcext:value-type="float">
            <text:p>21.221151</text:p>
          </table:table-cell>
          <table:table-cell office:value-type="float" office:value="94.38201" calcext:value-type="float">
            <text:p>94.38201</text:p>
          </table:table-cell>
          <table:table-cell office:value-type="float" office:value="-16.954805" calcext:value-type="float">
            <text:p>-16.954805</text:p>
          </table:table-cell>
          <table:table-cell office:value-type="float" office:value="60.290066" calcext:value-type="float">
            <text:p>60.290066</text:p>
          </table:table-cell>
          <table:table-cell office:value-type="float" office:value="16.129747" calcext:value-type="float">
            <text:p>16.129747</text:p>
          </table:table-cell>
          <table:table-cell office:value-type="float" office:value="46.65586" calcext:value-type="float">
            <text:p>46.65586</text:p>
          </table:table-cell>
          <table:table-cell office:value-type="float" office:value="-15.227396" calcext:value-type="float">
            <text:p>-15.227396</text:p>
          </table:table-cell>
          <table:table-cell office:value-type="float" office:value="30.841654" calcext:value-type="float">
            <text:p>30.841654</text:p>
          </table:table-cell>
          <table:table-cell office:value-type="float" office:value="14.870985" calcext:value-type="float">
            <text:p>14.870985</text:p>
          </table:table-cell>
          <table:table-cell office:value-type="float" office:value="23.913137" calcext:value-type="float">
            <text:p>23.913137</text:p>
          </table:table-cell>
          <table:table-cell office:value-type="float" office:value="-18.699234" calcext:value-type="float">
            <text:p>-18.699234</text:p>
          </table:table-cell>
          <table:table-cell office:value-type="float" office:value="29.0546" calcext:value-type="float">
            <text:p>29.0546</text:p>
          </table:table-cell>
          <table:table-cell office:value-type="float" office:value="11.312017" calcext:value-type="float">
            <text:p>11.312017</text:p>
          </table:table-cell>
          <table:table-cell office:value-type="float" office:value="21.050943" calcext:value-type="float">
            <text:p>21.050943</text:p>
          </table:table-cell>
          <table:table-cell office:value-type="float" office:value="-14.634688" calcext:value-type="float">
            <text:p>-14.634688</text:p>
          </table:table-cell>
          <table:table-cell office:value-type="float" office:value="18.730413" calcext:value-type="float">
            <text:p>18.730413</text:p>
          </table:table-cell>
          <table:table-cell office:value-type="float" office:value="4.3110847" calcext:value-type="float">
            <text:p>4.3110847</text:p>
          </table:table-cell>
          <table:table-cell office:value-type="float" office:value="17.18195" calcext:value-type="float">
            <text:p>17.18195</text:p>
          </table:table-cell>
          <table:table-cell office:value-type="float" office:value="-12.718693" calcext:value-type="float">
            <text:p>-12.718693</text:p>
          </table:table-cell>
          <table:table-cell office:value-type="float" office:value="18.173866" calcext:value-type="float">
            <text:p>18.173866</text:p>
          </table:table-cell>
          <table:table-cell office:value-type="float" office:value="1.1638565" calcext:value-type="float">
            <text:p>1.1638565</text:p>
          </table:table-cell>
          <table:table-cell office:value-type="float" office:value="19.57921" calcext:value-type="float">
            <text:p>19.57921</text:p>
          </table:table-cell>
          <table:table-cell office:value-type="float" office:value="-8.023702" calcext:value-type="float">
            <text:p>-8.023702</text:p>
          </table:table-cell>
          <table:table-cell office:value-type="float" office:value="25.04505" calcext:value-type="float">
            <text:p>25.04505</text:p>
          </table:table-cell>
          <table:table-cell office:value-type="float" office:value="0.9185029" calcext:value-type="float">
            <text:p>0.9185029</text:p>
          </table:table-cell>
          <table:table-cell office:value-type="float" office:value="18.969446" calcext:value-type="float">
            <text:p>18.9694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82.wav</text:p>
          </table:table-cell>
          <table:table-cell office:value-type="float" office:value="2378.49240027094" calcext:value-type="float">
            <text:p>2378.49240027094</text:p>
          </table:table-cell>
          <table:table-cell office:value-type="float" office:value="93930.2600998595" calcext:value-type="float">
            <text:p>93930.2600998595</text:p>
          </table:table-cell>
          <table:table-cell office:value-type="float" office:value="2092.4217799423" calcext:value-type="float">
            <text:p>2092.4217799423</text:p>
          </table:table-cell>
          <table:table-cell office:value-type="float" office:value="33270.4964994079" calcext:value-type="float">
            <text:p>33270.4964994079</text:p>
          </table:table-cell>
          <table:table-cell office:value-type="float" office:value="19.5262172133378" calcext:value-type="float">
            <text:p>19.5262172133378</text:p>
          </table:table-cell>
          <table:table-cell office:value-type="float" office:value="91.1927543033662" calcext:value-type="float">
            <text:p>91.1927543033662</text:p>
          </table:table-cell>
          <table:table-cell office:value-type="float" office:value="0.012349209" calcext:value-type="float">
            <text:p>0.012349209</text:p>
          </table:table-cell>
          <table:table-cell office:value-type="float" office:value="0.000060125378" calcext:value-type="float">
            <text:p>0.000060125378</text:p>
          </table:table-cell>
          <table:table-cell office:value-type="float" office:value="4748.42101625943" calcext:value-type="float">
            <text:p>4748.42101625943</text:p>
          </table:table-cell>
          <table:table-cell office:value-type="float" office:value="286366.743909406" calcext:value-type="float">
            <text:p>286366.743909406</text:p>
          </table:table-cell>
          <table:table-cell office:value-type="float" office:value="2.26874515547332" calcext:value-type="float">
            <text:p>2.26874515547332</text:p>
          </table:table-cell>
          <table:table-cell office:value-type="float" office:value="6.09232885410717" calcext:value-type="float">
            <text:p>6.09232885410717</text:p>
          </table:table-cell>
          <table:table-cell office:value-type="float" office:value="-0.00704026256214479" calcext:value-type="float">
            <text:p>-0.00704026256214479</text:p>
          </table:table-cell>
          <table:table-cell office:value-type="float" office:value="0.00322828262621506" calcext:value-type="float">
            <text:p>0.00322828262621506</text:p>
          </table:table-cell>
          <table:table-cell office:value-type="float" office:value="0.141265845538476" calcext:value-type="float">
            <text:p>0.141265845538476</text:p>
          </table:table-cell>
          <table:table-cell office:value-type="float" office:value="0.000987374823041458" calcext:value-type="float">
            <text:p>0.000987374823041458</text:p>
          </table:table-cell>
          <table:table-cell office:value-type="float" office:value="0.51327485" calcext:value-type="float">
            <text:p>0.51327485</text:p>
          </table:table-cell>
          <table:table-cell office:value-type="float" office:value="0.06705373" calcext:value-type="float">
            <text:p>0.06705373</text:p>
          </table:table-cell>
          <table:table-cell office:value-type="float" office:value="0.28163764" calcext:value-type="float">
            <text:p>0.28163764</text:p>
          </table:table-cell>
          <table:table-cell office:value-type="float" office:value="0.0040135677" calcext:value-type="float">
            <text:p>0.0040135677</text:p>
          </table:table-cell>
          <table:table-cell office:value-type="float" office:value="0.016303984" calcext:value-type="float">
            <text:p>0.016303984</text:p>
          </table:table-cell>
          <table:table-cell office:value-type="float" office:value="0" calcext:value-type="float">
            <text:p>0</text:p>
          </table:table-cell>
          <table:table-cell office:value-type="float" office:value="0.13156159" calcext:value-type="float">
            <text:p>0.13156159</text:p>
          </table:table-cell>
          <table:table-cell office:value-type="float" office:value="0.0014903627" calcext:value-type="float">
            <text:p>0.0014903627</text:p>
          </table:table-cell>
          <table:table-cell office:value-type="float" office:value="0.204384653275362" calcext:value-type="float">
            <text:p>0.204384653275362</text:p>
          </table:table-cell>
          <table:table-cell office:value-type="float" office:value="0.0541555222606644" calcext:value-type="float">
            <text:p>0.0541555222606644</text:p>
          </table:table-cell>
          <table:table-cell office:value-type="float" office:value="-0.041018136" calcext:value-type="float">
            <text:p>-0.041018136</text:p>
          </table:table-cell>
          <table:table-cell office:value-type="float" office:value="-57.683716" calcext:value-type="float">
            <text:p>-57.683716</text:p>
          </table:table-cell>
          <table:table-cell office:value-type="float" office:value="775.6584" calcext:value-type="float">
            <text:p>775.6584</text:p>
          </table:table-cell>
          <table:table-cell office:value-type="float" office:value="101.41867" calcext:value-type="float">
            <text:p>101.41867</text:p>
          </table:table-cell>
          <table:table-cell office:value-type="float" office:value="209.5275" calcext:value-type="float">
            <text:p>209.5275</text:p>
          </table:table-cell>
          <table:table-cell office:value-type="float" office:value="-41.490356" calcext:value-type="float">
            <text:p>-41.490356</text:p>
          </table:table-cell>
          <table:table-cell office:value-type="float" office:value="179.42589" calcext:value-type="float">
            <text:p>179.42589</text:p>
          </table:table-cell>
          <table:table-cell office:value-type="float" office:value="55.114075" calcext:value-type="float">
            <text:p>55.114075</text:p>
          </table:table-cell>
          <table:table-cell office:value-type="float" office:value="109.3023" calcext:value-type="float">
            <text:p>109.3023</text:p>
          </table:table-cell>
          <table:table-cell office:value-type="float" office:value="-23.33916" calcext:value-type="float">
            <text:p>-23.33916</text:p>
          </table:table-cell>
          <table:table-cell office:value-type="float" office:value="64.25892" calcext:value-type="float">
            <text:p>64.25892</text:p>
          </table:table-cell>
          <table:table-cell office:value-type="float" office:value="28.144375" calcext:value-type="float">
            <text:p>28.144375</text:p>
          </table:table-cell>
          <table:table-cell office:value-type="float" office:value="58.015842" calcext:value-type="float">
            <text:p>58.015842</text:p>
          </table:table-cell>
          <table:table-cell office:value-type="float" office:value="-12.126061" calcext:value-type="float">
            <text:p>-12.126061</text:p>
          </table:table-cell>
          <table:table-cell office:value-type="float" office:value="74.252975" calcext:value-type="float">
            <text:p>74.252975</text:p>
          </table:table-cell>
          <table:table-cell office:value-type="float" office:value="18.141897" calcext:value-type="float">
            <text:p>18.141897</text:p>
          </table:table-cell>
          <table:table-cell office:value-type="float" office:value="53.116543" calcext:value-type="float">
            <text:p>53.116543</text:p>
          </table:table-cell>
          <table:table-cell office:value-type="float" office:value="-15.424081" calcext:value-type="float">
            <text:p>-15.424081</text:p>
          </table:table-cell>
          <table:table-cell office:value-type="float" office:value="79.792694" calcext:value-type="float">
            <text:p>79.792694</text:p>
          </table:table-cell>
          <table:table-cell office:value-type="float" office:value="11.882043" calcext:value-type="float">
            <text:p>11.882043</text:p>
          </table:table-cell>
          <table:table-cell office:value-type="float" office:value="49.489502" calcext:value-type="float">
            <text:p>49.489502</text:p>
          </table:table-cell>
          <table:table-cell office:value-type="float" office:value="-10.80153" calcext:value-type="float">
            <text:p>-10.80153</text:p>
          </table:table-cell>
          <table:table-cell office:value-type="float" office:value="58.661385" calcext:value-type="float">
            <text:p>58.661385</text:p>
          </table:table-cell>
          <table:table-cell office:value-type="float" office:value="9.3880205" calcext:value-type="float">
            <text:p>9.3880205</text:p>
          </table:table-cell>
          <table:table-cell office:value-type="float" office:value="38.294064" calcext:value-type="float">
            <text:p>38.294064</text:p>
          </table:table-cell>
          <table:table-cell office:value-type="float" office:value="-12.276187" calcext:value-type="float">
            <text:p>-12.276187</text:p>
          </table:table-cell>
          <table:table-cell office:value-type="float" office:value="44.208824" calcext:value-type="float">
            <text:p>44.208824</text:p>
          </table:table-cell>
          <table:table-cell office:value-type="float" office:value="4.7993793" calcext:value-type="float">
            <text:p>4.7993793</text:p>
          </table:table-cell>
          <table:table-cell office:value-type="float" office:value="29.129438" calcext:value-type="float">
            <text:p>29.129438</text:p>
          </table:table-cell>
          <table:table-cell office:value-type="float" office:value="-12.402426" calcext:value-type="float">
            <text:p>-12.402426</text:p>
          </table:table-cell>
          <table:table-cell office:value-type="float" office:value="41.131084" calcext:value-type="float">
            <text:p>41.131084</text:p>
          </table:table-cell>
          <table:table-cell office:value-type="float" office:value="5.4169803" calcext:value-type="float">
            <text:p>5.4169803</text:p>
          </table:table-cell>
          <table:table-cell office:value-type="float" office:value="35.95645" calcext:value-type="float">
            <text:p>35.95645</text:p>
          </table:table-cell>
          <table:table-cell office:value-type="float" office:value="-8.848057" calcext:value-type="float">
            <text:p>-8.848057</text:p>
          </table:table-cell>
          <table:table-cell office:value-type="float" office:value="38.17444" calcext:value-type="float">
            <text:p>38.17444</text:p>
          </table:table-cell>
          <table:table-cell office:value-type="float" office:value="0.04660584" calcext:value-type="float">
            <text:p>0.04660584</text:p>
          </table:table-cell>
          <table:table-cell office:value-type="float" office:value="31.51507" calcext:value-type="float">
            <text:p>31.51507</text:p>
          </table:table-cell>
          <table:table-cell office:value-type="float" office:value="-3.1737278" calcext:value-type="float">
            <text:p>-3.1737278</text:p>
          </table:table-cell>
          <table:table-cell office:value-type="float" office:value="30.757381" calcext:value-type="float">
            <text:p>30.757381</text:p>
          </table:table-cell>
          <table:table-cell office:value-type="float" office:value="-3.3671906" calcext:value-type="float">
            <text:p>-3.3671906</text:p>
          </table:table-cell>
          <table:table-cell office:value-type="float" office:value="31.935017" calcext:value-type="float">
            <text:p>31.9350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16.wav</text:p>
          </table:table-cell>
          <table:table-cell office:value-type="float" office:value="2743.50189782964" calcext:value-type="float">
            <text:p>2743.50189782964</text:p>
          </table:table-cell>
          <table:table-cell office:value-type="float" office:value="144827.753136591" calcext:value-type="float">
            <text:p>144827.753136591</text:p>
          </table:table-cell>
          <table:table-cell office:value-type="float" office:value="2140.59953467857" calcext:value-type="float">
            <text:p>2140.59953467857</text:p>
          </table:table-cell>
          <table:table-cell office:value-type="float" office:value="50788.0949986134" calcext:value-type="float">
            <text:p>50788.0949986134</text:p>
          </table:table-cell>
          <table:table-cell office:value-type="float" office:value="20.1570327287124" calcext:value-type="float">
            <text:p>20.1570327287124</text:p>
          </table:table-cell>
          <table:table-cell office:value-type="float" office:value="117.652678710884" calcext:value-type="float">
            <text:p>117.652678710884</text:p>
          </table:table-cell>
          <table:table-cell office:value-type="float" office:value="0.025970247" calcext:value-type="float">
            <text:p>0.025970247</text:p>
          </table:table-cell>
          <table:table-cell office:value-type="float" office:value="0.001154779" calcext:value-type="float">
            <text:p>0.001154779</text:p>
          </table:table-cell>
          <table:table-cell office:value-type="float" office:value="5129.68194877465" calcext:value-type="float">
            <text:p>5129.68194877465</text:p>
          </table:table-cell>
          <table:table-cell office:value-type="float" office:value="585874.27455936" calcext:value-type="float">
            <text:p>585874.27455936</text:p>
          </table:table-cell>
          <table:table-cell office:value-type="float" office:value="4.9505900261846" calcext:value-type="float">
            <text:p>4.9505900261846</text:p>
          </table:table-cell>
          <table:table-cell office:value-type="float" office:value="26.0749242246963" calcext:value-type="float">
            <text:p>26.0749242246963</text:p>
          </table:table-cell>
          <table:table-cell office:value-type="float" office:value="-0.00782702250186045" calcext:value-type="float">
            <text:p>-0.00782702250186045</text:p>
          </table:table-cell>
          <table:table-cell office:value-type="float" office:value="0.00228751810598491" calcext:value-type="float">
            <text:p>0.00228751810598491</text:p>
          </table:table-cell>
          <table:table-cell office:value-type="float" office:value="0.179562125386698" calcext:value-type="float">
            <text:p>0.179562125386698</text:p>
          </table:table-cell>
          <table:table-cell office:value-type="float" office:value="0.0015831555592372" calcext:value-type="float">
            <text:p>0.0015831555592372</text:p>
          </table:table-cell>
          <table:table-cell office:value-type="float" office:value="0.5018879" calcext:value-type="float">
            <text:p>0.5018879</text:p>
          </table:table-cell>
          <table:table-cell office:value-type="float" office:value="0.06800569" calcext:value-type="float">
            <text:p>0.06800569</text:p>
          </table:table-cell>
          <table:table-cell office:value-type="float" office:value="0.28213882" calcext:value-type="float">
            <text:p>0.28213882</text:p>
          </table:table-cell>
          <table:table-cell office:value-type="float" office:value="0.0037310151" calcext:value-type="float">
            <text:p>0.0037310151</text:p>
          </table:table-cell>
          <table:table-cell office:value-type="float" office:value="-0.023075547" calcext:value-type="float">
            <text:p>-0.023075547</text:p>
          </table:table-cell>
          <table:table-cell office:value-type="float" office:value="0" calcext:value-type="float">
            <text:p>0</text:p>
          </table:table-cell>
          <table:table-cell office:value-type="float" office:value="0.26962695" calcext:value-type="float">
            <text:p>0.26962695</text:p>
          </table:table-cell>
          <table:table-cell office:value-type="float" office:value="0.0018280989" calcext:value-type="float">
            <text:p>0.0018280989</text:p>
          </table:table-cell>
          <table:table-cell office:value-type="float" office:value="0.246203943141434" calcext:value-type="float">
            <text:p>0.246203943141434</text:p>
          </table:table-cell>
          <table:table-cell office:value-type="float" office:value="0.0743809245465415" calcext:value-type="float">
            <text:p>0.0743809245465415</text:p>
          </table:table-cell>
          <table:table-cell office:value-type="float" office:value="-0.07350711" calcext:value-type="float">
            <text:p>-0.07350711</text:p>
          </table:table-cell>
          <table:table-cell office:value-type="float" office:value="26.65341" calcext:value-type="float">
            <text:p>26.65341</text:p>
          </table:table-cell>
          <table:table-cell office:value-type="float" office:value="392.7583" calcext:value-type="float">
            <text:p>392.7583</text:p>
          </table:table-cell>
          <table:table-cell office:value-type="float" office:value="79.78971" calcext:value-type="float">
            <text:p>79.78971</text:p>
          </table:table-cell>
          <table:table-cell office:value-type="float" office:value="332.19345" calcext:value-type="float">
            <text:p>332.19345</text:p>
          </table:table-cell>
          <table:table-cell office:value-type="float" office:value="-52.055866" calcext:value-type="float">
            <text:p>-52.055866</text:p>
          </table:table-cell>
          <table:table-cell office:value-type="float" office:value="233.67323" calcext:value-type="float">
            <text:p>233.67323</text:p>
          </table:table-cell>
          <table:table-cell office:value-type="float" office:value="51.3199" calcext:value-type="float">
            <text:p>51.3199</text:p>
          </table:table-cell>
          <table:table-cell office:value-type="float" office:value="202.43991" calcext:value-type="float">
            <text:p>202.43991</text:p>
          </table:table-cell>
          <table:table-cell office:value-type="float" office:value="-16.369469" calcext:value-type="float">
            <text:p>-16.369469</text:p>
          </table:table-cell>
          <table:table-cell office:value-type="float" office:value="161.25017" calcext:value-type="float">
            <text:p>161.25017</text:p>
          </table:table-cell>
          <table:table-cell office:value-type="float" office:value="22.018023" calcext:value-type="float">
            <text:p>22.018023</text:p>
          </table:table-cell>
          <table:table-cell office:value-type="float" office:value="118.74391" calcext:value-type="float">
            <text:p>118.74391</text:p>
          </table:table-cell>
          <table:table-cell office:value-type="float" office:value="-17.463215" calcext:value-type="float">
            <text:p>-17.463215</text:p>
          </table:table-cell>
          <table:table-cell office:value-type="float" office:value="125.82306" calcext:value-type="float">
            <text:p>125.82306</text:p>
          </table:table-cell>
          <table:table-cell office:value-type="float" office:value="30.917307" calcext:value-type="float">
            <text:p>30.917307</text:p>
          </table:table-cell>
          <table:table-cell office:value-type="float" office:value="114.47492" calcext:value-type="float">
            <text:p>114.47492</text:p>
          </table:table-cell>
          <table:table-cell office:value-type="float" office:value="-15.998287" calcext:value-type="float">
            <text:p>-15.998287</text:p>
          </table:table-cell>
          <table:table-cell office:value-type="float" office:value="72.631516" calcext:value-type="float">
            <text:p>72.631516</text:p>
          </table:table-cell>
          <table:table-cell office:value-type="float" office:value="16.131706" calcext:value-type="float">
            <text:p>16.131706</text:p>
          </table:table-cell>
          <table:table-cell office:value-type="float" office:value="70.08813" calcext:value-type="float">
            <text:p>70.08813</text:p>
          </table:table-cell>
          <table:table-cell office:value-type="float" office:value="-12.1922" calcext:value-type="float">
            <text:p>-12.1922</text:p>
          </table:table-cell>
          <table:table-cell office:value-type="float" office:value="46.17883" calcext:value-type="float">
            <text:p>46.17883</text:p>
          </table:table-cell>
          <table:table-cell office:value-type="float" office:value="11.308361" calcext:value-type="float">
            <text:p>11.308361</text:p>
          </table:table-cell>
          <table:table-cell office:value-type="float" office:value="51.439217" calcext:value-type="float">
            <text:p>51.439217</text:p>
          </table:table-cell>
          <table:table-cell office:value-type="float" office:value="-12.454751" calcext:value-type="float">
            <text:p>-12.454751</text:p>
          </table:table-cell>
          <table:table-cell office:value-type="float" office:value="50.303448" calcext:value-type="float">
            <text:p>50.303448</text:p>
          </table:table-cell>
          <table:table-cell office:value-type="float" office:value="5.203653" calcext:value-type="float">
            <text:p>5.203653</text:p>
          </table:table-cell>
          <table:table-cell office:value-type="float" office:value="43.71262" calcext:value-type="float">
            <text:p>43.71262</text:p>
          </table:table-cell>
          <table:table-cell office:value-type="float" office:value="-7.6789837" calcext:value-type="float">
            <text:p>-7.6789837</text:p>
          </table:table-cell>
          <table:table-cell office:value-type="float" office:value="38.570457" calcext:value-type="float">
            <text:p>38.570457</text:p>
          </table:table-cell>
          <table:table-cell office:value-type="float" office:value="10.18491" calcext:value-type="float">
            <text:p>10.18491</text:p>
          </table:table-cell>
          <table:table-cell office:value-type="float" office:value="53.72704" calcext:value-type="float">
            <text:p>53.72704</text:p>
          </table:table-cell>
          <table:table-cell office:value-type="float" office:value="-9.732246" calcext:value-type="float">
            <text:p>-9.732246</text:p>
          </table:table-cell>
          <table:table-cell office:value-type="float" office:value="32.52632" calcext:value-type="float">
            <text:p>32.52632</text:p>
          </table:table-cell>
          <table:table-cell office:value-type="float" office:value="-1.7004977" calcext:value-type="float">
            <text:p>-1.7004977</text:p>
          </table:table-cell>
          <table:table-cell office:value-type="float" office:value="36.628872" calcext:value-type="float">
            <text:p>36.628872</text:p>
          </table:table-cell>
          <table:table-cell office:value-type="float" office:value="-7.616974" calcext:value-type="float">
            <text:p>-7.616974</text:p>
          </table:table-cell>
          <table:table-cell office:value-type="float" office:value="36.39002" calcext:value-type="float">
            <text:p>36.39002</text:p>
          </table:table-cell>
          <table:table-cell office:value-type="float" office:value="-3.9348874" calcext:value-type="float">
            <text:p>-3.9348874</text:p>
          </table:table-cell>
          <table:table-cell office:value-type="float" office:value="30.744267" calcext:value-type="float">
            <text:p>30.7442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18.wav</text:p>
          </table:table-cell>
          <table:table-cell office:value-type="float" office:value="2291.71032318189" calcext:value-type="float">
            <text:p>2291.71032318189</text:p>
          </table:table-cell>
          <table:table-cell office:value-type="float" office:value="130421.369428543" calcext:value-type="float">
            <text:p>130421.369428543</text:p>
          </table:table-cell>
          <table:table-cell office:value-type="float" office:value="1583.80517048953" calcext:value-type="float">
            <text:p>1583.80517048953</text:p>
          </table:table-cell>
          <table:table-cell office:value-type="float" office:value="34544.8049083133" calcext:value-type="float">
            <text:p>34544.8049083133</text:p>
          </table:table-cell>
          <table:table-cell office:value-type="float" office:value="19.4508399795064" calcext:value-type="float">
            <text:p>19.4508399795064</text:p>
          </table:table-cell>
          <table:table-cell office:value-type="float" office:value="79.7469323754259" calcext:value-type="float">
            <text:p>79.7469323754259</text:p>
          </table:table-cell>
          <table:table-cell office:value-type="float" office:value="0.005404639" calcext:value-type="float">
            <text:p>0.005404639</text:p>
          </table:table-cell>
          <table:table-cell office:value-type="float" office:value="0.000024431909" calcext:value-type="float">
            <text:p>0.000024431909</text:p>
          </table:table-cell>
          <table:table-cell office:value-type="float" office:value="3886.01872915458" calcext:value-type="float">
            <text:p>3886.01872915458</text:p>
          </table:table-cell>
          <table:table-cell office:value-type="float" office:value="312296.764530981" calcext:value-type="float">
            <text:p>312296.764530981</text:p>
          </table:table-cell>
          <table:table-cell office:value-type="float" office:value="2.32621508721426" calcext:value-type="float">
            <text:p>2.32621508721426</text:p>
          </table:table-cell>
          <table:table-cell office:value-type="float" office:value="5.6074528992793" calcext:value-type="float">
            <text:p>5.6074528992793</text:p>
          </table:table-cell>
          <table:table-cell office:value-type="float" office:value="-0.0212003667964324" calcext:value-type="float">
            <text:p>-0.0212003667964324</text:p>
          </table:table-cell>
          <table:table-cell office:value-type="float" office:value="0.00184882813934686" calcext:value-type="float">
            <text:p>0.00184882813934686</text:p>
          </table:table-cell>
          <table:table-cell office:value-type="float" office:value="0.180260748984919" calcext:value-type="float">
            <text:p>0.180260748984919</text:p>
          </table:table-cell>
          <table:table-cell office:value-type="float" office:value="0.00158901056886876" calcext:value-type="float">
            <text:p>0.00158901056886876</text:p>
          </table:table-cell>
          <table:table-cell office:value-type="float" office:value="0.5555623" calcext:value-type="float">
            <text:p>0.5555623</text:p>
          </table:table-cell>
          <table:table-cell office:value-type="float" office:value="0.059545863" calcext:value-type="float">
            <text:p>0.059545863</text:p>
          </table:table-cell>
          <table:table-cell office:value-type="float" office:value="0.27101338" calcext:value-type="float">
            <text:p>0.27101338</text:p>
          </table:table-cell>
          <table:table-cell office:value-type="float" office:value="0.009885084" calcext:value-type="float">
            <text:p>0.009885084</text:p>
          </table:table-cell>
          <table:table-cell office:value-type="float" office:value="-0.08143357" calcext:value-type="float">
            <text:p>-0.08143357</text:p>
          </table:table-cell>
          <table:table-cell office:value-type="float" office:value="0" calcext:value-type="float">
            <text:p>0</text:p>
          </table:table-cell>
          <table:table-cell office:value-type="float" office:value="0.11836017" calcext:value-type="float">
            <text:p>0.11836017</text:p>
          </table:table-cell>
          <table:table-cell office:value-type="float" office:value="0.00013739073" calcext:value-type="float">
            <text:p>0.00013739073</text:p>
          </table:table-cell>
          <table:table-cell office:value-type="float" office:value="0.233697387481746" calcext:value-type="float">
            <text:p>0.233697387481746</text:p>
          </table:table-cell>
          <table:table-cell office:value-type="float" office:value="0.0704693339075688" calcext:value-type="float">
            <text:p>0.0704693339075688</text:p>
          </table:table-cell>
          <table:table-cell office:value-type="float" office:value="-0.10945587" calcext:value-type="float">
            <text:p>-0.10945587</text:p>
          </table:table-cell>
          <table:table-cell office:value-type="float" office:value="-76.3725" calcext:value-type="float">
            <text:p>-76.3725</text:p>
          </table:table-cell>
          <table:table-cell office:value-type="float" office:value="661.531" calcext:value-type="float">
            <text:p>661.531</text:p>
          </table:table-cell>
          <table:table-cell office:value-type="float" office:value="123.24473" calcext:value-type="float">
            <text:p>123.24473</text:p>
          </table:table-cell>
          <table:table-cell office:value-type="float" office:value="738.2742" calcext:value-type="float">
            <text:p>738.2742</text:p>
          </table:table-cell>
          <table:table-cell office:value-type="float" office:value="-89.86509" calcext:value-type="float">
            <text:p>-89.86509</text:p>
          </table:table-cell>
          <table:table-cell office:value-type="float" office:value="204.40837" calcext:value-type="float">
            <text:p>204.40837</text:p>
          </table:table-cell>
          <table:table-cell office:value-type="float" office:value="76.42124" calcext:value-type="float">
            <text:p>76.42124</text:p>
          </table:table-cell>
          <table:table-cell office:value-type="float" office:value="134.50502" calcext:value-type="float">
            <text:p>134.50502</text:p>
          </table:table-cell>
          <table:table-cell office:value-type="float" office:value="-21.255945" calcext:value-type="float">
            <text:p>-21.255945</text:p>
          </table:table-cell>
          <table:table-cell office:value-type="float" office:value="129.0358" calcext:value-type="float">
            <text:p>129.0358</text:p>
          </table:table-cell>
          <table:table-cell office:value-type="float" office:value="22.29254" calcext:value-type="float">
            <text:p>22.29254</text:p>
          </table:table-cell>
          <table:table-cell office:value-type="float" office:value="70.99743" calcext:value-type="float">
            <text:p>70.99743</text:p>
          </table:table-cell>
          <table:table-cell office:value-type="float" office:value="-13.6527815" calcext:value-type="float">
            <text:p>-13.6527815</text:p>
          </table:table-cell>
          <table:table-cell office:value-type="float" office:value="114.44487" calcext:value-type="float">
            <text:p>114.44487</text:p>
          </table:table-cell>
          <table:table-cell office:value-type="float" office:value="14.644066" calcext:value-type="float">
            <text:p>14.644066</text:p>
          </table:table-cell>
          <table:table-cell office:value-type="float" office:value="77.665215" calcext:value-type="float">
            <text:p>77.665215</text:p>
          </table:table-cell>
          <table:table-cell office:value-type="float" office:value="-6.308825" calcext:value-type="float">
            <text:p>-6.308825</text:p>
          </table:table-cell>
          <table:table-cell office:value-type="float" office:value="100.93519" calcext:value-type="float">
            <text:p>100.93519</text:p>
          </table:table-cell>
          <table:table-cell office:value-type="float" office:value="9.905394" calcext:value-type="float">
            <text:p>9.905394</text:p>
          </table:table-cell>
          <table:table-cell office:value-type="float" office:value="54.984962" calcext:value-type="float">
            <text:p>54.984962</text:p>
          </table:table-cell>
          <table:table-cell office:value-type="float" office:value="-3.9231298" calcext:value-type="float">
            <text:p>-3.9231298</text:p>
          </table:table-cell>
          <table:table-cell office:value-type="float" office:value="77.83212" calcext:value-type="float">
            <text:p>77.83212</text:p>
          </table:table-cell>
          <table:table-cell office:value-type="float" office:value="5.387962" calcext:value-type="float">
            <text:p>5.387962</text:p>
          </table:table-cell>
          <table:table-cell office:value-type="float" office:value="55.338108" calcext:value-type="float">
            <text:p>55.338108</text:p>
          </table:table-cell>
          <table:table-cell office:value-type="float" office:value="-2.4860637" calcext:value-type="float">
            <text:p>-2.4860637</text:p>
          </table:table-cell>
          <table:table-cell office:value-type="float" office:value="48.08357" calcext:value-type="float">
            <text:p>48.08357</text:p>
          </table:table-cell>
          <table:table-cell office:value-type="float" office:value="5.023802" calcext:value-type="float">
            <text:p>5.023802</text:p>
          </table:table-cell>
          <table:table-cell office:value-type="float" office:value="29.60387" calcext:value-type="float">
            <text:p>29.60387</text:p>
          </table:table-cell>
          <table:table-cell office:value-type="float" office:value="-2.9837399" calcext:value-type="float">
            <text:p>-2.9837399</text:p>
          </table:table-cell>
          <table:table-cell office:value-type="float" office:value="39.937325" calcext:value-type="float">
            <text:p>39.937325</text:p>
          </table:table-cell>
          <table:table-cell office:value-type="float" office:value="5.0996995" calcext:value-type="float">
            <text:p>5.0996995</text:p>
          </table:table-cell>
          <table:table-cell office:value-type="float" office:value="36.783527" calcext:value-type="float">
            <text:p>36.783527</text:p>
          </table:table-cell>
          <table:table-cell office:value-type="float" office:value="-4.385921" calcext:value-type="float">
            <text:p>-4.385921</text:p>
          </table:table-cell>
          <table:table-cell office:value-type="float" office:value="30.882538" calcext:value-type="float">
            <text:p>30.882538</text:p>
          </table:table-cell>
          <table:table-cell office:value-type="float" office:value="-1.2859751" calcext:value-type="float">
            <text:p>-1.2859751</text:p>
          </table:table-cell>
          <table:table-cell office:value-type="float" office:value="23.216627" calcext:value-type="float">
            <text:p>23.216627</text:p>
          </table:table-cell>
          <table:table-cell office:value-type="float" office:value="3.0816824" calcext:value-type="float">
            <text:p>3.0816824</text:p>
          </table:table-cell>
          <table:table-cell office:value-type="float" office:value="27.17782" calcext:value-type="float">
            <text:p>27.17782</text:p>
          </table:table-cell>
          <table:table-cell office:value-type="float" office:value="0.17093515" calcext:value-type="float">
            <text:p>0.17093515</text:p>
          </table:table-cell>
          <table:table-cell office:value-type="float" office:value="23.70751" calcext:value-type="float">
            <text:p>23.707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08.wav</text:p>
          </table:table-cell>
          <table:table-cell office:value-type="float" office:value="2966.00225745746" calcext:value-type="float">
            <text:p>2966.00225745746</text:p>
          </table:table-cell>
          <table:table-cell office:value-type="float" office:value="852372.527082083" calcext:value-type="float">
            <text:p>852372.527082083</text:p>
          </table:table-cell>
          <table:table-cell office:value-type="float" office:value="2759.00139615157" calcext:value-type="float">
            <text:p>2759.00139615157</text:p>
          </table:table-cell>
          <table:table-cell office:value-type="float" office:value="283177.680280383" calcext:value-type="float">
            <text:p>283177.680280383</text:p>
          </table:table-cell>
          <table:table-cell office:value-type="float" office:value="19.7227547049182" calcext:value-type="float">
            <text:p>19.7227547049182</text:p>
          </table:table-cell>
          <table:table-cell office:value-type="float" office:value="44.7486688094272" calcext:value-type="float">
            <text:p>44.7486688094272</text:p>
          </table:table-cell>
          <table:table-cell office:value-type="float" office:value="0.04424393" calcext:value-type="float">
            <text:p>0.04424393</text:p>
          </table:table-cell>
          <table:table-cell office:value-type="float" office:value="0.0028371993" calcext:value-type="float">
            <text:p>0.0028371993</text:p>
          </table:table-cell>
          <table:table-cell office:value-type="float" office:value="6189.36368229771" calcext:value-type="float">
            <text:p>6189.36368229771</text:p>
          </table:table-cell>
          <table:table-cell office:value-type="float" office:value="3240794.39583651" calcext:value-type="float">
            <text:p>3240794.39583651</text:p>
          </table:table-cell>
          <table:table-cell office:value-type="float" office:value="0.75405265340384" calcext:value-type="float">
            <text:p>0.75405265340384</text:p>
          </table:table-cell>
          <table:table-cell office:value-type="float" office:value="0.706207742390688" calcext:value-type="float">
            <text:p>0.706207742390688</text:p>
          </table:table-cell>
          <table:table-cell office:value-type="float" office:value="0.0275096406353089" calcext:value-type="float">
            <text:p>0.0275096406353089</text:p>
          </table:table-cell>
          <table:table-cell office:value-type="float" office:value="0.00826516088338317" calcext:value-type="float">
            <text:p>0.00826516088338317</text:p>
          </table:table-cell>
          <table:table-cell office:value-type="float" office:value="0.140561557424594" calcext:value-type="float">
            <text:p>0.140561557424594</text:p>
          </table:table-cell>
          <table:table-cell office:value-type="float" office:value="0.00505181682297797" calcext:value-type="float">
            <text:p>0.00505181682297797</text:p>
          </table:table-cell>
          <table:table-cell office:value-type="float" office:value="0.4666515" calcext:value-type="float">
            <text:p>0.4666515</text:p>
          </table:table-cell>
          <table:table-cell office:value-type="float" office:value="0.082233176" calcext:value-type="float">
            <text:p>0.082233176</text:p>
          </table:table-cell>
          <table:table-cell office:value-type="float" office:value="0.25259227" calcext:value-type="float">
            <text:p>0.25259227</text:p>
          </table:table-cell>
          <table:table-cell office:value-type="float" office:value="0.019530486" calcext:value-type="float">
            <text:p>0.019530486</text:p>
          </table:table-cell>
          <table:table-cell office:value-type="float" office:value="-0.015547497" calcext:value-type="float">
            <text:p>-0.015547497</text:p>
          </table:table-cell>
          <table:table-cell office:value-type="float" office:value="0" calcext:value-type="float">
            <text:p>0</text:p>
          </table:table-cell>
          <table:table-cell office:value-type="float" office:value="0.058365826" calcext:value-type="float">
            <text:p>0.058365826</text:p>
          </table:table-cell>
          <table:table-cell office:value-type="float" office:value="0.00020354417" calcext:value-type="float">
            <text:p>0.00020354417</text:p>
          </table:table-cell>
          <table:table-cell office:value-type="float" office:value="0.16590485159383" calcext:value-type="float">
            <text:p>0.16590485159383</text:p>
          </table:table-cell>
          <table:table-cell office:value-type="float" office:value="0.0367618641567321" calcext:value-type="float">
            <text:p>0.0367618641567321</text:p>
          </table:table-cell>
          <table:table-cell office:value-type="float" office:value="-0.010627557" calcext:value-type="float">
            <text:p>-0.010627557</text:p>
          </table:table-cell>
          <table:table-cell office:value-type="float" office:value="-149.9959" calcext:value-type="float">
            <text:p>-149.9959</text:p>
          </table:table-cell>
          <table:table-cell office:value-type="float" office:value="1773.6384" calcext:value-type="float">
            <text:p>1773.6384</text:p>
          </table:table-cell>
          <table:table-cell office:value-type="float" office:value="67.87112" calcext:value-type="float">
            <text:p>67.87112</text:p>
          </table:table-cell>
          <table:table-cell office:value-type="float" office:value="740.1548" calcext:value-type="float">
            <text:p>740.1548</text:p>
          </table:table-cell>
          <table:table-cell office:value-type="float" office:value="-6.662219" calcext:value-type="float">
            <text:p>-6.662219</text:p>
          </table:table-cell>
          <table:table-cell office:value-type="float" office:value="494.84" calcext:value-type="float">
            <text:p>494.84</text:p>
          </table:table-cell>
          <table:table-cell office:value-type="float" office:value="32.076027" calcext:value-type="float">
            <text:p>32.076027</text:p>
          </table:table-cell>
          <table:table-cell office:value-type="float" office:value="177.89922" calcext:value-type="float">
            <text:p>177.89922</text:p>
          </table:table-cell>
          <table:table-cell office:value-type="float" office:value="6.0948653" calcext:value-type="float">
            <text:p>6.0948653</text:p>
          </table:table-cell>
          <table:table-cell office:value-type="float" office:value="170.57942" calcext:value-type="float">
            <text:p>170.57942</text:p>
          </table:table-cell>
          <table:table-cell office:value-type="float" office:value="12.234472" calcext:value-type="float">
            <text:p>12.234472</text:p>
          </table:table-cell>
          <table:table-cell office:value-type="float" office:value="118.68365" calcext:value-type="float">
            <text:p>118.68365</text:p>
          </table:table-cell>
          <table:table-cell office:value-type="float" office:value="9.144557" calcext:value-type="float">
            <text:p>9.144557</text:p>
          </table:table-cell>
          <table:table-cell office:value-type="float" office:value="97.99412" calcext:value-type="float">
            <text:p>97.99412</text:p>
          </table:table-cell>
          <table:table-cell office:value-type="float" office:value="10.1837845" calcext:value-type="float">
            <text:p>10.1837845</text:p>
          </table:table-cell>
          <table:table-cell office:value-type="float" office:value="112.212006" calcext:value-type="float">
            <text:p>112.212006</text:p>
          </table:table-cell>
          <table:table-cell office:value-type="float" office:value="3.77116" calcext:value-type="float">
            <text:p>3.77116</text:p>
          </table:table-cell>
          <table:table-cell office:value-type="float" office:value="65.402405" calcext:value-type="float">
            <text:p>65.402405</text:p>
          </table:table-cell>
          <table:table-cell office:value-type="float" office:value="10.598272" calcext:value-type="float">
            <text:p>10.598272</text:p>
          </table:table-cell>
          <table:table-cell office:value-type="float" office:value="81.24822" calcext:value-type="float">
            <text:p>81.24822</text:p>
          </table:table-cell>
          <table:table-cell office:value-type="float" office:value="0.7679857" calcext:value-type="float">
            <text:p>0.7679857</text:p>
          </table:table-cell>
          <table:table-cell office:value-type="float" office:value="54.98756" calcext:value-type="float">
            <text:p>54.98756</text:p>
          </table:table-cell>
          <table:table-cell office:value-type="float" office:value="7.7185936" calcext:value-type="float">
            <text:p>7.7185936</text:p>
          </table:table-cell>
          <table:table-cell office:value-type="float" office:value="63.78128" calcext:value-type="float">
            <text:p>63.78128</text:p>
          </table:table-cell>
          <table:table-cell office:value-type="float" office:value="-1.1560501" calcext:value-type="float">
            <text:p>-1.1560501</text:p>
          </table:table-cell>
          <table:table-cell office:value-type="float" office:value="52.1395" calcext:value-type="float">
            <text:p>52.1395</text:p>
          </table:table-cell>
          <table:table-cell office:value-type="float" office:value="-3.2983496" calcext:value-type="float">
            <text:p>-3.2983496</text:p>
          </table:table-cell>
          <table:table-cell office:value-type="float" office:value="36.790653" calcext:value-type="float">
            <text:p>36.790653</text:p>
          </table:table-cell>
          <table:table-cell office:value-type="float" office:value="-7.5336413" calcext:value-type="float">
            <text:p>-7.5336413</text:p>
          </table:table-cell>
          <table:table-cell office:value-type="float" office:value="38.82255" calcext:value-type="float">
            <text:p>38.82255</text:p>
          </table:table-cell>
          <table:table-cell office:value-type="float" office:value="0.42327073" calcext:value-type="float">
            <text:p>0.42327073</text:p>
          </table:table-cell>
          <table:table-cell office:value-type="float" office:value="45.347927" calcext:value-type="float">
            <text:p>45.347927</text:p>
          </table:table-cell>
          <table:table-cell office:value-type="float" office:value="-4.0075684" calcext:value-type="float">
            <text:p>-4.0075684</text:p>
          </table:table-cell>
          <table:table-cell office:value-type="float" office:value="42.737156" calcext:value-type="float">
            <text:p>42.737156</text:p>
          </table:table-cell>
          <table:table-cell office:value-type="float" office:value="1.260456" calcext:value-type="float">
            <text:p>1.260456</text:p>
          </table:table-cell>
          <table:table-cell office:value-type="float" office:value="47.92454" calcext:value-type="float">
            <text:p>47.92454</text:p>
          </table:table-cell>
          <table:table-cell office:value-type="float" office:value="1.4773558" calcext:value-type="float">
            <text:p>1.4773558</text:p>
          </table:table-cell>
          <table:table-cell office:value-type="float" office:value="45.383423" calcext:value-type="float">
            <text:p>45.383423</text:p>
          </table:table-cell>
          <table:table-cell office:value-type="float" office:value="5.4814763" calcext:value-type="float">
            <text:p>5.4814763</text:p>
          </table:table-cell>
          <table:table-cell office:value-type="float" office:value="51.30546" calcext:value-type="float">
            <text:p>51.305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68.wav</text:p>
          </table:table-cell>
          <table:table-cell office:value-type="float" office:value="2302.53310913084" calcext:value-type="float">
            <text:p>2302.53310913084</text:p>
          </table:table-cell>
          <table:table-cell office:value-type="float" office:value="207265.861870136" calcext:value-type="float">
            <text:p>207265.861870136</text:p>
          </table:table-cell>
          <table:table-cell office:value-type="float" office:value="2069.61248534716" calcext:value-type="float">
            <text:p>2069.61248534716</text:p>
          </table:table-cell>
          <table:table-cell office:value-type="float" office:value="69759.1161857686" calcext:value-type="float">
            <text:p>69759.1161857686</text:p>
          </table:table-cell>
          <table:table-cell office:value-type="float" office:value="19.6059235519173" calcext:value-type="float">
            <text:p>19.6059235519173</text:p>
          </table:table-cell>
          <table:table-cell office:value-type="float" office:value="82.6581729327929" calcext:value-type="float">
            <text:p>82.6581729327929</text:p>
          </table:table-cell>
          <table:table-cell office:value-type="float" office:value="0.01157301" calcext:value-type="float">
            <text:p>0.01157301</text:p>
          </table:table-cell>
          <table:table-cell office:value-type="float" office:value="0.00009910514" calcext:value-type="float">
            <text:p>0.00009910514</text:p>
          </table:table-cell>
          <table:table-cell office:value-type="float" office:value="4598.98758111586" calcext:value-type="float">
            <text:p>4598.98758111586</text:p>
          </table:table-cell>
          <table:table-cell office:value-type="float" office:value="741862.980060023" calcext:value-type="float">
            <text:p>741862.980060023</text:p>
          </table:table-cell>
          <table:table-cell office:value-type="float" office:value="1.6548482054859" calcext:value-type="float">
            <text:p>1.6548482054859</text:p>
          </table:table-cell>
          <table:table-cell office:value-type="float" office:value="3.59358345602278" calcext:value-type="float">
            <text:p>3.59358345602278</text:p>
          </table:table-cell>
          <table:table-cell office:value-type="float" office:value="0.015416399363708" calcext:value-type="float">
            <text:p>0.015416399363708</text:p>
          </table:table-cell>
          <table:table-cell office:value-type="float" office:value="0.00728848740714224" calcext:value-type="float">
            <text:p>0.00728848740714224</text:p>
          </table:table-cell>
          <table:table-cell office:value-type="float" office:value="0.130701146195862" calcext:value-type="float">
            <text:p>0.130701146195862</text:p>
          </table:table-cell>
          <table:table-cell office:value-type="float" office:value="0.00175312910020295" calcext:value-type="float">
            <text:p>0.00175312910020295</text:p>
          </table:table-cell>
          <table:table-cell office:value-type="float" office:value="0.46303952" calcext:value-type="float">
            <text:p>0.46303952</text:p>
          </table:table-cell>
          <table:table-cell office:value-type="float" office:value="0.07651148" calcext:value-type="float">
            <text:p>0.07651148</text:p>
          </table:table-cell>
          <table:table-cell office:value-type="float" office:value="0.2699794" calcext:value-type="float">
            <text:p>0.2699794</text:p>
          </table:table-cell>
          <table:table-cell office:value-type="float" office:value="0.010444466" calcext:value-type="float">
            <text:p>0.010444466</text:p>
          </table:table-cell>
          <table:table-cell office:value-type="float" office:value="0.052327912" calcext:value-type="float">
            <text:p>0.052327912</text:p>
          </table:table-cell>
          <table:table-cell office:value-type="float" office:value="0" calcext:value-type="float">
            <text:p>0</text:p>
          </table:table-cell>
          <table:table-cell office:value-type="float" office:value="0.09829889" calcext:value-type="float">
            <text:p>0.09829889</text:p>
          </table:table-cell>
          <table:table-cell office:value-type="float" office:value="0.0010286078" calcext:value-type="float">
            <text:p>0.0010286078</text:p>
          </table:table-cell>
          <table:table-cell office:value-type="float" office:value="0.159237245237407" calcext:value-type="float">
            <text:p>0.159237245237407</text:p>
          </table:table-cell>
          <table:table-cell office:value-type="float" office:value="0.0388645055457565" calcext:value-type="float">
            <text:p>0.0388645055457565</text:p>
          </table:table-cell>
          <table:table-cell office:value-type="float" office:value="0.06612486" calcext:value-type="float">
            <text:p>0.06612486</text:p>
          </table:table-cell>
          <table:table-cell office:value-type="float" office:value="-99.95563" calcext:value-type="float">
            <text:p>-99.95563</text:p>
          </table:table-cell>
          <table:table-cell office:value-type="float" office:value="3809.3206" calcext:value-type="float">
            <text:p>3809.3206</text:p>
          </table:table-cell>
          <table:table-cell office:value-type="float" office:value="106.37162" calcext:value-type="float">
            <text:p>106.37162</text:p>
          </table:table-cell>
          <table:table-cell office:value-type="float" office:value="492.7821" calcext:value-type="float">
            <text:p>492.7821</text:p>
          </table:table-cell>
          <table:table-cell office:value-type="float" office:value="-40.666348" calcext:value-type="float">
            <text:p>-40.666348</text:p>
          </table:table-cell>
          <table:table-cell office:value-type="float" office:value="281.93558" calcext:value-type="float">
            <text:p>281.93558</text:p>
          </table:table-cell>
          <table:table-cell office:value-type="float" office:value="52.714966" calcext:value-type="float">
            <text:p>52.714966</text:p>
          </table:table-cell>
          <table:table-cell office:value-type="float" office:value="138.21391" calcext:value-type="float">
            <text:p>138.21391</text:p>
          </table:table-cell>
          <table:table-cell office:value-type="float" office:value="-20.737127" calcext:value-type="float">
            <text:p>-20.737127</text:p>
          </table:table-cell>
          <table:table-cell office:value-type="float" office:value="223.65245" calcext:value-type="float">
            <text:p>223.65245</text:p>
          </table:table-cell>
          <table:table-cell office:value-type="float" office:value="25.27559" calcext:value-type="float">
            <text:p>25.27559</text:p>
          </table:table-cell>
          <table:table-cell office:value-type="float" office:value="106.89099" calcext:value-type="float">
            <text:p>106.89099</text:p>
          </table:table-cell>
          <table:table-cell office:value-type="float" office:value="-11.828839" calcext:value-type="float">
            <text:p>-11.828839</text:p>
          </table:table-cell>
          <table:table-cell office:value-type="float" office:value="102.98715" calcext:value-type="float">
            <text:p>102.98715</text:p>
          </table:table-cell>
          <table:table-cell office:value-type="float" office:value="22.08307" calcext:value-type="float">
            <text:p>22.08307</text:p>
          </table:table-cell>
          <table:table-cell office:value-type="float" office:value="66.41554" calcext:value-type="float">
            <text:p>66.41554</text:p>
          </table:table-cell>
          <table:table-cell office:value-type="float" office:value="-12.473506" calcext:value-type="float">
            <text:p>-12.473506</text:p>
          </table:table-cell>
          <table:table-cell office:value-type="float" office:value="75.012596" calcext:value-type="float">
            <text:p>75.012596</text:p>
          </table:table-cell>
          <table:table-cell office:value-type="float" office:value="13.768815" calcext:value-type="float">
            <text:p>13.768815</text:p>
          </table:table-cell>
          <table:table-cell office:value-type="float" office:value="56.82563" calcext:value-type="float">
            <text:p>56.82563</text:p>
          </table:table-cell>
          <table:table-cell office:value-type="float" office:value="-14.382095" calcext:value-type="float">
            <text:p>-14.382095</text:p>
          </table:table-cell>
          <table:table-cell office:value-type="float" office:value="52.663433" calcext:value-type="float">
            <text:p>52.663433</text:p>
          </table:table-cell>
          <table:table-cell office:value-type="float" office:value="15.966246" calcext:value-type="float">
            <text:p>15.966246</text:p>
          </table:table-cell>
          <table:table-cell office:value-type="float" office:value="47.78862" calcext:value-type="float">
            <text:p>47.78862</text:p>
          </table:table-cell>
          <table:table-cell office:value-type="float" office:value="-11.72228" calcext:value-type="float">
            <text:p>-11.72228</text:p>
          </table:table-cell>
          <table:table-cell office:value-type="float" office:value="40.99638" calcext:value-type="float">
            <text:p>40.99638</text:p>
          </table:table-cell>
          <table:table-cell office:value-type="float" office:value="5.764827" calcext:value-type="float">
            <text:p>5.764827</text:p>
          </table:table-cell>
          <table:table-cell office:value-type="float" office:value="35.76699" calcext:value-type="float">
            <text:p>35.76699</text:p>
          </table:table-cell>
          <table:table-cell office:value-type="float" office:value="-9.158442" calcext:value-type="float">
            <text:p>-9.158442</text:p>
          </table:table-cell>
          <table:table-cell office:value-type="float" office:value="34.862984" calcext:value-type="float">
            <text:p>34.862984</text:p>
          </table:table-cell>
          <table:table-cell office:value-type="float" office:value="3.6357818" calcext:value-type="float">
            <text:p>3.6357818</text:p>
          </table:table-cell>
          <table:table-cell office:value-type="float" office:value="37.02822" calcext:value-type="float">
            <text:p>37.02822</text:p>
          </table:table-cell>
          <table:table-cell office:value-type="float" office:value="-8.885519" calcext:value-type="float">
            <text:p>-8.885519</text:p>
          </table:table-cell>
          <table:table-cell office:value-type="float" office:value="39.750874" calcext:value-type="float">
            <text:p>39.750874</text:p>
          </table:table-cell>
          <table:table-cell office:value-type="float" office:value="2.3823903" calcext:value-type="float">
            <text:p>2.3823903</text:p>
          </table:table-cell>
          <table:table-cell office:value-type="float" office:value="35.944546" calcext:value-type="float">
            <text:p>35.944546</text:p>
          </table:table-cell>
          <table:table-cell office:value-type="float" office:value="-3.6856723" calcext:value-type="float">
            <text:p>-3.6856723</text:p>
          </table:table-cell>
          <table:table-cell office:value-type="float" office:value="35.20168" calcext:value-type="float">
            <text:p>35.20168</text:p>
          </table:table-cell>
          <table:table-cell office:value-type="float" office:value="0.15407747" calcext:value-type="float">
            <text:p>0.15407747</text:p>
          </table:table-cell>
          <table:table-cell office:value-type="float" office:value="31.9395" calcext:value-type="float">
            <text:p>31.93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42.wav</text:p>
          </table:table-cell>
          <table:table-cell office:value-type="float" office:value="2464.29089305491" calcext:value-type="float">
            <text:p>2464.29089305491</text:p>
          </table:table-cell>
          <table:table-cell office:value-type="float" office:value="124017.986042062" calcext:value-type="float">
            <text:p>124017.986042062</text:p>
          </table:table-cell>
          <table:table-cell office:value-type="float" office:value="2037.68755775454" calcext:value-type="float">
            <text:p>2037.68755775454</text:p>
          </table:table-cell>
          <table:table-cell office:value-type="float" office:value="52987.025889823" calcext:value-type="float">
            <text:p>52987.025889823</text:p>
          </table:table-cell>
          <table:table-cell office:value-type="float" office:value="20.9468424599536" calcext:value-type="float">
            <text:p>20.9468424599536</text:p>
          </table:table-cell>
          <table:table-cell office:value-type="float" office:value="81.2810643818422" calcext:value-type="float">
            <text:p>81.2810643818422</text:p>
          </table:table-cell>
          <table:table-cell office:value-type="float" office:value="0.012728013" calcext:value-type="float">
            <text:p>0.012728013</text:p>
          </table:table-cell>
          <table:table-cell office:value-type="float" office:value="0.00009518488" calcext:value-type="float">
            <text:p>0.00009518488</text:p>
          </table:table-cell>
          <table:table-cell office:value-type="float" office:value="4549.02655298361" calcext:value-type="float">
            <text:p>4549.02655298361</text:p>
          </table:table-cell>
          <table:table-cell office:value-type="float" office:value="719257.055274823" calcext:value-type="float">
            <text:p>719257.055274823</text:p>
          </table:table-cell>
          <table:table-cell office:value-type="float" office:value="1.59553114801393" calcext:value-type="float">
            <text:p>1.59553114801393</text:p>
          </table:table-cell>
          <table:table-cell office:value-type="float" office:value="2.91440962228256" calcext:value-type="float">
            <text:p>2.91440962228256</text:p>
          </table:table-cell>
          <table:table-cell office:value-type="float" office:value="0.00559525184853184" calcext:value-type="float">
            <text:p>0.00559525184853184</text:p>
          </table:table-cell>
          <table:table-cell office:value-type="float" office:value="0.00468387548362506" calcext:value-type="float">
            <text:p>0.00468387548362506</text:p>
          </table:table-cell>
          <table:table-cell office:value-type="float" office:value="0.151861133265661" calcext:value-type="float">
            <text:p>0.151861133265661</text:p>
          </table:table-cell>
          <table:table-cell office:value-type="float" office:value="0.000989362392511478" calcext:value-type="float">
            <text:p>0.000989362392511478</text:p>
          </table:table-cell>
          <table:table-cell office:value-type="float" office:value="0.4367055" calcext:value-type="float">
            <text:p>0.4367055</text:p>
          </table:table-cell>
          <table:table-cell office:value-type="float" office:value="0.08136486" calcext:value-type="float">
            <text:p>0.08136486</text:p>
          </table:table-cell>
          <table:table-cell office:value-type="float" office:value="0.2593122" calcext:value-type="float">
            <text:p>0.2593122</text:p>
          </table:table-cell>
          <table:table-cell office:value-type="float" office:value="0.016090503" calcext:value-type="float">
            <text:p>0.016090503</text:p>
          </table:table-cell>
          <table:table-cell office:value-type="float" office:value="0.0069543347" calcext:value-type="float">
            <text:p>0.0069543347</text:p>
          </table:table-cell>
          <table:table-cell office:value-type="float" office:value="0" calcext:value-type="float">
            <text:p>0</text:p>
          </table:table-cell>
          <table:table-cell office:value-type="float" office:value="0.09362837" calcext:value-type="float">
            <text:p>0.09362837</text:p>
          </table:table-cell>
          <table:table-cell office:value-type="float" office:value="0.0003873215" calcext:value-type="float">
            <text:p>0.0003873215</text:p>
          </table:table-cell>
          <table:table-cell office:value-type="float" office:value="0.183437873115837" calcext:value-type="float">
            <text:p>0.183437873115837</text:p>
          </table:table-cell>
          <table:table-cell office:value-type="float" office:value="0.0442311508892154" calcext:value-type="float">
            <text:p>0.0442311508892154</text:p>
          </table:table-cell>
          <table:table-cell office:value-type="float" office:value="0.00833828" calcext:value-type="float">
            <text:p>0.00833828</text:p>
          </table:table-cell>
          <table:table-cell office:value-type="float" office:value="-93.58541" calcext:value-type="float">
            <text:p>-93.58541</text:p>
          </table:table-cell>
          <table:table-cell office:value-type="float" office:value="702.01117" calcext:value-type="float">
            <text:p>702.01117</text:p>
          </table:table-cell>
          <table:table-cell office:value-type="float" office:value="89.861046" calcext:value-type="float">
            <text:p>89.861046</text:p>
          </table:table-cell>
          <table:table-cell office:value-type="float" office:value="234.7312" calcext:value-type="float">
            <text:p>234.7312</text:p>
          </table:table-cell>
          <table:table-cell office:value-type="float" office:value="-55.879726" calcext:value-type="float">
            <text:p>-55.879726</text:p>
          </table:table-cell>
          <table:table-cell office:value-type="float" office:value="155.90558" calcext:value-type="float">
            <text:p>155.90558</text:p>
          </table:table-cell>
          <table:table-cell office:value-type="float" office:value="51.63358" calcext:value-type="float">
            <text:p>51.63358</text:p>
          </table:table-cell>
          <table:table-cell office:value-type="float" office:value="55.612118" calcext:value-type="float">
            <text:p>55.612118</text:p>
          </table:table-cell>
          <table:table-cell office:value-type="float" office:value="-5.5666103" calcext:value-type="float">
            <text:p>-5.5666103</text:p>
          </table:table-cell>
          <table:table-cell office:value-type="float" office:value="67.12633" calcext:value-type="float">
            <text:p>67.12633</text:p>
          </table:table-cell>
          <table:table-cell office:value-type="float" office:value="28.788872" calcext:value-type="float">
            <text:p>28.788872</text:p>
          </table:table-cell>
          <table:table-cell office:value-type="float" office:value="71.83624" calcext:value-type="float">
            <text:p>71.83624</text:p>
          </table:table-cell>
          <table:table-cell office:value-type="float" office:value="-13.892081" calcext:value-type="float">
            <text:p>-13.892081</text:p>
          </table:table-cell>
          <table:table-cell office:value-type="float" office:value="57.1268" calcext:value-type="float">
            <text:p>57.1268</text:p>
          </table:table-cell>
          <table:table-cell office:value-type="float" office:value="27.35178" calcext:value-type="float">
            <text:p>27.35178</text:p>
          </table:table-cell>
          <table:table-cell office:value-type="float" office:value="55.175808" calcext:value-type="float">
            <text:p>55.175808</text:p>
          </table:table-cell>
          <table:table-cell office:value-type="float" office:value="-15.314688" calcext:value-type="float">
            <text:p>-15.314688</text:p>
          </table:table-cell>
          <table:table-cell office:value-type="float" office:value="60.998833" calcext:value-type="float">
            <text:p>60.998833</text:p>
          </table:table-cell>
          <table:table-cell office:value-type="float" office:value="22.830261" calcext:value-type="float">
            <text:p>22.830261</text:p>
          </table:table-cell>
          <table:table-cell office:value-type="float" office:value="45.25841" calcext:value-type="float">
            <text:p>45.25841</text:p>
          </table:table-cell>
          <table:table-cell office:value-type="float" office:value="-12.409005" calcext:value-type="float">
            <text:p>-12.409005</text:p>
          </table:table-cell>
          <table:table-cell office:value-type="float" office:value="39.762474" calcext:value-type="float">
            <text:p>39.762474</text:p>
          </table:table-cell>
          <table:table-cell office:value-type="float" office:value="9.700516" calcext:value-type="float">
            <text:p>9.700516</text:p>
          </table:table-cell>
          <table:table-cell office:value-type="float" office:value="34.084034" calcext:value-type="float">
            <text:p>34.084034</text:p>
          </table:table-cell>
          <table:table-cell office:value-type="float" office:value="-19.727627" calcext:value-type="float">
            <text:p>-19.727627</text:p>
          </table:table-cell>
          <table:table-cell office:value-type="float" office:value="36.404613" calcext:value-type="float">
            <text:p>36.404613</text:p>
          </table:table-cell>
          <table:table-cell office:value-type="float" office:value="-0.77840793" calcext:value-type="float">
            <text:p>-0.77840793</text:p>
          </table:table-cell>
          <table:table-cell office:value-type="float" office:value="42.399742" calcext:value-type="float">
            <text:p>42.399742</text:p>
          </table:table-cell>
          <table:table-cell office:value-type="float" office:value="-9.097811" calcext:value-type="float">
            <text:p>-9.097811</text:p>
          </table:table-cell>
          <table:table-cell office:value-type="float" office:value="48.61491" calcext:value-type="float">
            <text:p>48.61491</text:p>
          </table:table-cell>
          <table:table-cell office:value-type="float" office:value="12.417602" calcext:value-type="float">
            <text:p>12.417602</text:p>
          </table:table-cell>
          <table:table-cell office:value-type="float" office:value="43.063667" calcext:value-type="float">
            <text:p>43.063667</text:p>
          </table:table-cell>
          <table:table-cell office:value-type="float" office:value="-5.458702" calcext:value-type="float">
            <text:p>-5.458702</text:p>
          </table:table-cell>
          <table:table-cell office:value-type="float" office:value="50.228516" calcext:value-type="float">
            <text:p>50.228516</text:p>
          </table:table-cell>
          <table:table-cell office:value-type="float" office:value="4.236134" calcext:value-type="float">
            <text:p>4.236134</text:p>
          </table:table-cell>
          <table:table-cell office:value-type="float" office:value="42.666275" calcext:value-type="float">
            <text:p>42.666275</text:p>
          </table:table-cell>
          <table:table-cell office:value-type="float" office:value="-10.867431" calcext:value-type="float">
            <text:p>-10.867431</text:p>
          </table:table-cell>
          <table:table-cell office:value-type="float" office:value="33.21707" calcext:value-type="float">
            <text:p>33.21707</text:p>
          </table:table-cell>
          <table:table-cell office:value-type="float" office:value="-2.947071" calcext:value-type="float">
            <text:p>-2.947071</text:p>
          </table:table-cell>
          <table:table-cell office:value-type="float" office:value="36.46912" calcext:value-type="float">
            <text:p>36.469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93.wav</text:p>
          </table:table-cell>
          <table:table-cell office:value-type="float" office:value="2644.87760263734" calcext:value-type="float">
            <text:p>2644.87760263734</text:p>
          </table:table-cell>
          <table:table-cell office:value-type="float" office:value="86200.8031842595" calcext:value-type="float">
            <text:p>86200.8031842595</text:p>
          </table:table-cell>
          <table:table-cell office:value-type="float" office:value="2268.12464165854" calcext:value-type="float">
            <text:p>2268.12464165854</text:p>
          </table:table-cell>
          <table:table-cell office:value-type="float" office:value="14144.5904470906" calcext:value-type="float">
            <text:p>14144.5904470906</text:p>
          </table:table-cell>
          <table:table-cell office:value-type="float" office:value="19.6727782740213" calcext:value-type="float">
            <text:p>19.6727782740213</text:p>
          </table:table-cell>
          <table:table-cell office:value-type="float" office:value="83.3417720919708" calcext:value-type="float">
            <text:p>83.3417720919708</text:p>
          </table:table-cell>
          <table:table-cell office:value-type="float" office:value="0.014119417" calcext:value-type="float">
            <text:p>0.014119417</text:p>
          </table:table-cell>
          <table:table-cell office:value-type="float" office:value="0.00008002108" calcext:value-type="float">
            <text:p>0.00008002108</text:p>
          </table:table-cell>
          <table:table-cell office:value-type="float" office:value="5176.92010087369" calcext:value-type="float">
            <text:p>5176.92010087369</text:p>
          </table:table-cell>
          <table:table-cell office:value-type="float" office:value="127353.108164875" calcext:value-type="float">
            <text:p>127353.108164875</text:p>
          </table:table-cell>
          <table:table-cell office:value-type="float" office:value="1.3713597737234" calcext:value-type="float">
            <text:p>1.3713597737234</text:p>
          </table:table-cell>
          <table:table-cell office:value-type="float" office:value="2.11908849839494" calcext:value-type="float">
            <text:p>2.11908849839494</text:p>
          </table:table-cell>
          <table:table-cell office:value-type="float" office:value="0.0179272078333617" calcext:value-type="float">
            <text:p>0.0179272078333617</text:p>
          </table:table-cell>
          <table:table-cell office:value-type="float" office:value="0.00256510595059293" calcext:value-type="float">
            <text:p>0.00256510595059293</text:p>
          </table:table-cell>
          <table:table-cell office:value-type="float" office:value="0.141608737553171" calcext:value-type="float">
            <text:p>0.141608737553171</text:p>
          </table:table-cell>
          <table:table-cell office:value-type="float" office:value="0.00158810278486197" calcext:value-type="float">
            <text:p>0.00158810278486197</text:p>
          </table:table-cell>
          <table:table-cell office:value-type="float" office:value="0.44442052" calcext:value-type="float">
            <text:p>0.44442052</text:p>
          </table:table-cell>
          <table:table-cell office:value-type="float" office:value="0.081374966" calcext:value-type="float">
            <text:p>0.081374966</text:p>
          </table:table-cell>
          <table:table-cell office:value-type="float" office:value="0.2700265" calcext:value-type="float">
            <text:p>0.2700265</text:p>
          </table:table-cell>
          <table:table-cell office:value-type="float" office:value="0.010419025" calcext:value-type="float">
            <text:p>0.010419025</text:p>
          </table:table-cell>
          <table:table-cell office:value-type="float" office:value="-0.06294862" calcext:value-type="float">
            <text:p>-0.06294862</text:p>
          </table:table-cell>
          <table:table-cell office:value-type="float" office:value="0" calcext:value-type="float">
            <text:p>0</text:p>
          </table:table-cell>
          <table:table-cell office:value-type="float" office:value="0.091984704" calcext:value-type="float">
            <text:p>0.091984704</text:p>
          </table:table-cell>
          <table:table-cell office:value-type="float" office:value="0.00042597527" calcext:value-type="float">
            <text:p>0.00042597527</text:p>
          </table:table-cell>
          <table:table-cell office:value-type="float" office:value="0.21734131777916" calcext:value-type="float">
            <text:p>0.21734131777916</text:p>
          </table:table-cell>
          <table:table-cell office:value-type="float" office:value="0.0607666391685769" calcext:value-type="float">
            <text:p>0.0607666391685769</text:p>
          </table:table-cell>
          <table:table-cell office:value-type="float" office:value="-0.028782513" calcext:value-type="float">
            <text:p>-0.028782513</text:p>
          </table:table-cell>
          <table:table-cell office:value-type="float" office:value="-105.01983" calcext:value-type="float">
            <text:p>-105.01983</text:p>
          </table:table-cell>
          <table:table-cell office:value-type="float" office:value="466.61707" calcext:value-type="float">
            <text:p>466.61707</text:p>
          </table:table-cell>
          <table:table-cell office:value-type="float" office:value="80.71132" calcext:value-type="float">
            <text:p>80.71132</text:p>
          </table:table-cell>
          <table:table-cell office:value-type="float" office:value="145.26735" calcext:value-type="float">
            <text:p>145.26735</text:p>
          </table:table-cell>
          <table:table-cell office:value-type="float" office:value="-28.524954" calcext:value-type="float">
            <text:p>-28.524954</text:p>
          </table:table-cell>
          <table:table-cell office:value-type="float" office:value="97.56028" calcext:value-type="float">
            <text:p>97.56028</text:p>
          </table:table-cell>
          <table:table-cell office:value-type="float" office:value="66.808876" calcext:value-type="float">
            <text:p>66.808876</text:p>
          </table:table-cell>
          <table:table-cell office:value-type="float" office:value="68.612206" calcext:value-type="float">
            <text:p>68.612206</text:p>
          </table:table-cell>
          <table:table-cell office:value-type="float" office:value="-20.705503" calcext:value-type="float">
            <text:p>-20.705503</text:p>
          </table:table-cell>
          <table:table-cell office:value-type="float" office:value="78.84604" calcext:value-type="float">
            <text:p>78.84604</text:p>
          </table:table-cell>
          <table:table-cell office:value-type="float" office:value="29.117426" calcext:value-type="float">
            <text:p>29.117426</text:p>
          </table:table-cell>
          <table:table-cell office:value-type="float" office:value="43.104927" calcext:value-type="float">
            <text:p>43.104927</text:p>
          </table:table-cell>
          <table:table-cell office:value-type="float" office:value="-9.361179" calcext:value-type="float">
            <text:p>-9.361179</text:p>
          </table:table-cell>
          <table:table-cell office:value-type="float" office:value="69.13183" calcext:value-type="float">
            <text:p>69.13183</text:p>
          </table:table-cell>
          <table:table-cell office:value-type="float" office:value="22.350224" calcext:value-type="float">
            <text:p>22.350224</text:p>
          </table:table-cell>
          <table:table-cell office:value-type="float" office:value="45.951283" calcext:value-type="float">
            <text:p>45.951283</text:p>
          </table:table-cell>
          <table:table-cell office:value-type="float" office:value="-12.045787" calcext:value-type="float">
            <text:p>-12.045787</text:p>
          </table:table-cell>
          <table:table-cell office:value-type="float" office:value="41.706367" calcext:value-type="float">
            <text:p>41.706367</text:p>
          </table:table-cell>
          <table:table-cell office:value-type="float" office:value="13.597408" calcext:value-type="float">
            <text:p>13.597408</text:p>
          </table:table-cell>
          <table:table-cell office:value-type="float" office:value="24.02939" calcext:value-type="float">
            <text:p>24.02939</text:p>
          </table:table-cell>
          <table:table-cell office:value-type="float" office:value="-14.733175" calcext:value-type="float">
            <text:p>-14.733175</text:p>
          </table:table-cell>
          <table:table-cell office:value-type="float" office:value="24.224693" calcext:value-type="float">
            <text:p>24.224693</text:p>
          </table:table-cell>
          <table:table-cell office:value-type="float" office:value="11.056683" calcext:value-type="float">
            <text:p>11.056683</text:p>
          </table:table-cell>
          <table:table-cell office:value-type="float" office:value="29.404322" calcext:value-type="float">
            <text:p>29.404322</text:p>
          </table:table-cell>
          <table:table-cell office:value-type="float" office:value="-15.270406" calcext:value-type="float">
            <text:p>-15.270406</text:p>
          </table:table-cell>
          <table:table-cell office:value-type="float" office:value="19.766247" calcext:value-type="float">
            <text:p>19.766247</text:p>
          </table:table-cell>
          <table:table-cell office:value-type="float" office:value="5.311227" calcext:value-type="float">
            <text:p>5.311227</text:p>
          </table:table-cell>
          <table:table-cell office:value-type="float" office:value="25.464342" calcext:value-type="float">
            <text:p>25.464342</text:p>
          </table:table-cell>
          <table:table-cell office:value-type="float" office:value="-14.495983" calcext:value-type="float">
            <text:p>-14.495983</text:p>
          </table:table-cell>
          <table:table-cell office:value-type="float" office:value="27.813234" calcext:value-type="float">
            <text:p>27.813234</text:p>
          </table:table-cell>
          <table:table-cell office:value-type="float" office:value="4.748026" calcext:value-type="float">
            <text:p>4.748026</text:p>
          </table:table-cell>
          <table:table-cell office:value-type="float" office:value="18.548412" calcext:value-type="float">
            <text:p>18.548412</text:p>
          </table:table-cell>
          <table:table-cell office:value-type="float" office:value="-11.455179" calcext:value-type="float">
            <text:p>-11.455179</text:p>
          </table:table-cell>
          <table:table-cell office:value-type="float" office:value="19.493038" calcext:value-type="float">
            <text:p>19.493038</text:p>
          </table:table-cell>
          <table:table-cell office:value-type="float" office:value="-0.11249133" calcext:value-type="float">
            <text:p>-0.11249133</text:p>
          </table:table-cell>
          <table:table-cell office:value-type="float" office:value="25.207642" calcext:value-type="float">
            <text:p>25.207642</text:p>
          </table:table-cell>
          <table:table-cell office:value-type="float" office:value="-6.5016904" calcext:value-type="float">
            <text:p>-6.5016904</text:p>
          </table:table-cell>
          <table:table-cell office:value-type="float" office:value="20.134293" calcext:value-type="float">
            <text:p>20.134293</text:p>
          </table:table-cell>
          <table:table-cell office:value-type="float" office:value="-2.6687663" calcext:value-type="float">
            <text:p>-2.6687663</text:p>
          </table:table-cell>
          <table:table-cell office:value-type="float" office:value="18.761616" calcext:value-type="float">
            <text:p>18.7616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96.wav</text:p>
          </table:table-cell>
          <table:table-cell office:value-type="float" office:value="2493.50701283705" calcext:value-type="float">
            <text:p>2493.50701283705</text:p>
          </table:table-cell>
          <table:table-cell office:value-type="float" office:value="441497.013017521" calcext:value-type="float">
            <text:p>441497.013017521</text:p>
          </table:table-cell>
          <table:table-cell office:value-type="float" office:value="2286.3574724014" calcext:value-type="float">
            <text:p>2286.3574724014</text:p>
          </table:table-cell>
          <table:table-cell office:value-type="float" office:value="111333.120907625" calcext:value-type="float">
            <text:p>111333.120907625</text:p>
          </table:table-cell>
          <table:table-cell office:value-type="float" office:value="20.6539417196536" calcext:value-type="float">
            <text:p>20.6539417196536</text:p>
          </table:table-cell>
          <table:table-cell office:value-type="float" office:value="102.601180215722" calcext:value-type="float">
            <text:p>102.601180215722</text:p>
          </table:table-cell>
          <table:table-cell office:value-type="float" office:value="0.0142956" calcext:value-type="float">
            <text:p>0.0142956</text:p>
          </table:table-cell>
          <table:table-cell office:value-type="float" office:value="0.0003082246" calcext:value-type="float">
            <text:p>0.0003082246</text:p>
          </table:table-cell>
          <table:table-cell office:value-type="float" office:value="5104.94291301117" calcext:value-type="float">
            <text:p>5104.94291301117</text:p>
          </table:table-cell>
          <table:table-cell office:value-type="float" office:value="1247783.18248481" calcext:value-type="float">
            <text:p>1247783.18248481</text:p>
          </table:table-cell>
          <table:table-cell office:value-type="float" office:value="2.66797482934261" calcext:value-type="float">
            <text:p>2.66797482934261</text:p>
          </table:table-cell>
          <table:table-cell office:value-type="float" office:value="9.10820544258857" calcext:value-type="float">
            <text:p>9.10820544258857</text:p>
          </table:table-cell>
          <table:table-cell office:value-type="float" office:value="0.00282433632140304" calcext:value-type="float">
            <text:p>0.00282433632140304</text:p>
          </table:table-cell>
          <table:table-cell office:value-type="float" office:value="0.00660466185972069" calcext:value-type="float">
            <text:p>0.00660466185972069</text:p>
          </table:table-cell>
          <table:table-cell office:value-type="float" office:value="0.128173261673434" calcext:value-type="float">
            <text:p>0.128173261673434</text:p>
          </table:table-cell>
          <table:table-cell office:value-type="float" office:value="0.00355832468850428" calcext:value-type="float">
            <text:p>0.00355832468850428</text:p>
          </table:table-cell>
          <table:table-cell office:value-type="float" office:value="0.51835114" calcext:value-type="float">
            <text:p>0.51835114</text:p>
          </table:table-cell>
          <table:table-cell office:value-type="float" office:value="0.075569816" calcext:value-type="float">
            <text:p>0.075569816</text:p>
          </table:table-cell>
          <table:table-cell office:value-type="float" office:value="0.2708323" calcext:value-type="float">
            <text:p>0.2708323</text:p>
          </table:table-cell>
          <table:table-cell office:value-type="float" office:value="0.009983211" calcext:value-type="float">
            <text:p>0.009983211</text:p>
          </table:table-cell>
          <table:table-cell office:value-type="float" office:value="0.11667297" calcext:value-type="float">
            <text:p>0.11667297</text:p>
          </table:table-cell>
          <table:table-cell office:value-type="float" office:value="0" calcext:value-type="float">
            <text:p>0</text:p>
          </table:table-cell>
          <table:table-cell office:value-type="float" office:value="0.18817005" calcext:value-type="float">
            <text:p>0.18817005</text:p>
          </table:table-cell>
          <table:table-cell office:value-type="float" office:value="0.0031558308" calcext:value-type="float">
            <text:p>0.0031558308</text:p>
          </table:table-cell>
          <table:table-cell office:value-type="float" office:value="0.142883765731027" calcext:value-type="float">
            <text:p>0.142883765731027</text:p>
          </table:table-cell>
          <table:table-cell office:value-type="float" office:value="0.0314899765765026" calcext:value-type="float">
            <text:p>0.0314899765765026</text:p>
          </table:table-cell>
          <table:table-cell office:value-type="float" office:value="0.15892646" calcext:value-type="float">
            <text:p>0.15892646</text:p>
          </table:table-cell>
          <table:table-cell office:value-type="float" office:value="-51.620953" calcext:value-type="float">
            <text:p>-51.620953</text:p>
          </table:table-cell>
          <table:table-cell office:value-type="float" office:value="2994.8582" calcext:value-type="float">
            <text:p>2994.8582</text:p>
          </table:table-cell>
          <table:table-cell office:value-type="float" office:value="86.17162" calcext:value-type="float">
            <text:p>86.17162</text:p>
          </table:table-cell>
          <table:table-cell office:value-type="float" office:value="733.6607" calcext:value-type="float">
            <text:p>733.6607</text:p>
          </table:table-cell>
          <table:table-cell office:value-type="float" office:value="-20.278292" calcext:value-type="float">
            <text:p>-20.278292</text:p>
          </table:table-cell>
          <table:table-cell office:value-type="float" office:value="663.0827" calcext:value-type="float">
            <text:p>663.0827</text:p>
          </table:table-cell>
          <table:table-cell office:value-type="float" office:value="59.064003" calcext:value-type="float">
            <text:p>59.064003</text:p>
          </table:table-cell>
          <table:table-cell office:value-type="float" office:value="447.30325" calcext:value-type="float">
            <text:p>447.30325</text:p>
          </table:table-cell>
          <table:table-cell office:value-type="float" office:value="-10.875286" calcext:value-type="float">
            <text:p>-10.875286</text:p>
          </table:table-cell>
          <table:table-cell office:value-type="float" office:value="184.63054" calcext:value-type="float">
            <text:p>184.63054</text:p>
          </table:table-cell>
          <table:table-cell office:value-type="float" office:value="27.535135" calcext:value-type="float">
            <text:p>27.535135</text:p>
          </table:table-cell>
          <table:table-cell office:value-type="float" office:value="172.46867" calcext:value-type="float">
            <text:p>172.46867</text:p>
          </table:table-cell>
          <table:table-cell office:value-type="float" office:value="-11.259489" calcext:value-type="float">
            <text:p>-11.259489</text:p>
          </table:table-cell>
          <table:table-cell office:value-type="float" office:value="92.28858" calcext:value-type="float">
            <text:p>92.28858</text:p>
          </table:table-cell>
          <table:table-cell office:value-type="float" office:value="23.944517" calcext:value-type="float">
            <text:p>23.944517</text:p>
          </table:table-cell>
          <table:table-cell office:value-type="float" office:value="61.593086" calcext:value-type="float">
            <text:p>61.593086</text:p>
          </table:table-cell>
          <table:table-cell office:value-type="float" office:value="-11.562588" calcext:value-type="float">
            <text:p>-11.562588</text:p>
          </table:table-cell>
          <table:table-cell office:value-type="float" office:value="51.89999" calcext:value-type="float">
            <text:p>51.89999</text:p>
          </table:table-cell>
          <table:table-cell office:value-type="float" office:value="13.299591" calcext:value-type="float">
            <text:p>13.299591</text:p>
          </table:table-cell>
          <table:table-cell office:value-type="float" office:value="62.333908" calcext:value-type="float">
            <text:p>62.333908</text:p>
          </table:table-cell>
          <table:table-cell office:value-type="float" office:value="-9.016209" calcext:value-type="float">
            <text:p>-9.016209</text:p>
          </table:table-cell>
          <table:table-cell office:value-type="float" office:value="45.603355" calcext:value-type="float">
            <text:p>45.603355</text:p>
          </table:table-cell>
          <table:table-cell office:value-type="float" office:value="13.918654" calcext:value-type="float">
            <text:p>13.918654</text:p>
          </table:table-cell>
          <table:table-cell office:value-type="float" office:value="42.029922" calcext:value-type="float">
            <text:p>42.029922</text:p>
          </table:table-cell>
          <table:table-cell office:value-type="float" office:value="-10.735528" calcext:value-type="float">
            <text:p>-10.735528</text:p>
          </table:table-cell>
          <table:table-cell office:value-type="float" office:value="36.574085" calcext:value-type="float">
            <text:p>36.574085</text:p>
          </table:table-cell>
          <table:table-cell office:value-type="float" office:value="8.389958" calcext:value-type="float">
            <text:p>8.389958</text:p>
          </table:table-cell>
          <table:table-cell office:value-type="float" office:value="31.20978" calcext:value-type="float">
            <text:p>31.20978</text:p>
          </table:table-cell>
          <table:table-cell office:value-type="float" office:value="-7.1045117" calcext:value-type="float">
            <text:p>-7.1045117</text:p>
          </table:table-cell>
          <table:table-cell office:value-type="float" office:value="33.869083" calcext:value-type="float">
            <text:p>33.869083</text:p>
          </table:table-cell>
          <table:table-cell office:value-type="float" office:value="8.215935" calcext:value-type="float">
            <text:p>8.215935</text:p>
          </table:table-cell>
          <table:table-cell office:value-type="float" office:value="33.008194" calcext:value-type="float">
            <text:p>33.008194</text:p>
          </table:table-cell>
          <table:table-cell office:value-type="float" office:value="-6.1839504" calcext:value-type="float">
            <text:p>-6.1839504</text:p>
          </table:table-cell>
          <table:table-cell office:value-type="float" office:value="25.457777" calcext:value-type="float">
            <text:p>25.457777</text:p>
          </table:table-cell>
          <table:table-cell office:value-type="float" office:value="3.794329" calcext:value-type="float">
            <text:p>3.794329</text:p>
          </table:table-cell>
          <table:table-cell office:value-type="float" office:value="28.838541" calcext:value-type="float">
            <text:p>28.838541</text:p>
          </table:table-cell>
          <table:table-cell office:value-type="float" office:value="-1.912575" calcext:value-type="float">
            <text:p>-1.912575</text:p>
          </table:table-cell>
          <table:table-cell office:value-type="float" office:value="35.97062" calcext:value-type="float">
            <text:p>35.97062</text:p>
          </table:table-cell>
          <table:table-cell office:value-type="float" office:value="0.89236516" calcext:value-type="float">
            <text:p>0.89236516</text:p>
          </table:table-cell>
          <table:table-cell office:value-type="float" office:value="22.330711" calcext:value-type="float">
            <text:p>22.3307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22.wav</text:p>
          </table:table-cell>
          <table:table-cell office:value-type="float" office:value="2218.82590405194" calcext:value-type="float">
            <text:p>2218.82590405194</text:p>
          </table:table-cell>
          <table:table-cell office:value-type="float" office:value="91215.0744605196" calcext:value-type="float">
            <text:p>91215.0744605196</text:p>
          </table:table-cell>
          <table:table-cell office:value-type="float" office:value="2226.27489394997" calcext:value-type="float">
            <text:p>2226.27489394997</text:p>
          </table:table-cell>
          <table:table-cell office:value-type="float" office:value="18358.857911229" calcext:value-type="float">
            <text:p>18358.857911229</text:p>
          </table:table-cell>
          <table:table-cell office:value-type="float" office:value="21.666483983927" calcext:value-type="float">
            <text:p>21.666483983927</text:p>
          </table:table-cell>
          <table:table-cell office:value-type="float" office:value="109.853422833513" calcext:value-type="float">
            <text:p>109.853422833513</text:p>
          </table:table-cell>
          <table:table-cell office:value-type="float" office:value="0.00622834" calcext:value-type="float">
            <text:p>0.00622834</text:p>
          </table:table-cell>
          <table:table-cell office:value-type="float" office:value="0.000019311186" calcext:value-type="float">
            <text:p>0.000019311186</text:p>
          </table:table-cell>
          <table:table-cell office:value-type="float" office:value="4780.27117169374" calcext:value-type="float">
            <text:p>4780.27117169374</text:p>
          </table:table-cell>
          <table:table-cell office:value-type="float" office:value="244187.681487276" calcext:value-type="float">
            <text:p>244187.681487276</text:p>
          </table:table-cell>
          <table:table-cell office:value-type="float" office:value="2.9061990157827" calcext:value-type="float">
            <text:p>2.9061990157827</text:p>
          </table:table-cell>
          <table:table-cell office:value-type="float" office:value="9.93533118337674" calcext:value-type="float">
            <text:p>9.93533118337674</text:p>
          </table:table-cell>
          <table:table-cell office:value-type="float" office:value="0.00786159597392823" calcext:value-type="float">
            <text:p>0.00786159597392823</text:p>
          </table:table-cell>
          <table:table-cell office:value-type="float" office:value="0.00592914263641468" calcext:value-type="float">
            <text:p>0.00592914263641468</text:p>
          </table:table-cell>
          <table:table-cell office:value-type="float" office:value="0.106952097834493" calcext:value-type="float">
            <text:p>0.106952097834493</text:p>
          </table:table-cell>
          <table:table-cell office:value-type="float" office:value="0.00103272439212425" calcext:value-type="float">
            <text:p>0.00103272439212425</text:p>
          </table:table-cell>
          <table:table-cell office:value-type="float" office:value="0.36999747" calcext:value-type="float">
            <text:p>0.36999747</text:p>
          </table:table-cell>
          <table:table-cell office:value-type="float" office:value="0.079562195" calcext:value-type="float">
            <text:p>0.079562195</text:p>
          </table:table-cell>
          <table:table-cell office:value-type="float" office:value="0.2722615" calcext:value-type="float">
            <text:p>0.2722615</text:p>
          </table:table-cell>
          <table:table-cell office:value-type="float" office:value="0.009206998" calcext:value-type="float">
            <text:p>0.009206998</text:p>
          </table:table-cell>
          <table:table-cell office:value-type="float" office:value="-0.002993257" calcext:value-type="float">
            <text:p>-0.002993257</text:p>
          </table:table-cell>
          <table:table-cell office:value-type="float" office:value="0" calcext:value-type="float">
            <text:p>0</text:p>
          </table:table-cell>
          <table:table-cell office:value-type="float" office:value="0.19874765" calcext:value-type="float">
            <text:p>0.19874765</text:p>
          </table:table-cell>
          <table:table-cell office:value-type="float" office:value="0.0026183715" calcext:value-type="float">
            <text:p>0.0026183715</text:p>
          </table:table-cell>
          <table:table-cell office:value-type="float" office:value="0.205628789037063" calcext:value-type="float">
            <text:p>0.205628789037063</text:p>
          </table:table-cell>
          <table:table-cell office:value-type="float" office:value="0.0536762223154626" calcext:value-type="float">
            <text:p>0.0536762223154626</text:p>
          </table:table-cell>
          <table:table-cell office:value-type="float" office:value="-0.017493617" calcext:value-type="float">
            <text:p>-0.017493617</text:p>
          </table:table-cell>
          <table:table-cell office:value-type="float" office:value="-45.855606" calcext:value-type="float">
            <text:p>-45.855606</text:p>
          </table:table-cell>
          <table:table-cell office:value-type="float" office:value="917.0543" calcext:value-type="float">
            <text:p>917.0543</text:p>
          </table:table-cell>
          <table:table-cell office:value-type="float" office:value="107.999084" calcext:value-type="float">
            <text:p>107.999084</text:p>
          </table:table-cell>
          <table:table-cell office:value-type="float" office:value="158.49458" calcext:value-type="float">
            <text:p>158.49458</text:p>
          </table:table-cell>
          <table:table-cell office:value-type="float" office:value="-11.737645" calcext:value-type="float">
            <text:p>-11.737645</text:p>
          </table:table-cell>
          <table:table-cell office:value-type="float" office:value="140.77054" calcext:value-type="float">
            <text:p>140.77054</text:p>
          </table:table-cell>
          <table:table-cell office:value-type="float" office:value="66.32688" calcext:value-type="float">
            <text:p>66.32688</text:p>
          </table:table-cell>
          <table:table-cell office:value-type="float" office:value="79.23259" calcext:value-type="float">
            <text:p>79.23259</text:p>
          </table:table-cell>
          <table:table-cell office:value-type="float" office:value="-30.20683" calcext:value-type="float">
            <text:p>-30.20683</text:p>
          </table:table-cell>
          <table:table-cell office:value-type="float" office:value="64.90731" calcext:value-type="float">
            <text:p>64.90731</text:p>
          </table:table-cell>
          <table:table-cell office:value-type="float" office:value="9.242658" calcext:value-type="float">
            <text:p>9.242658</text:p>
          </table:table-cell>
          <table:table-cell office:value-type="float" office:value="110.71266" calcext:value-type="float">
            <text:p>110.71266</text:p>
          </table:table-cell>
          <table:table-cell office:value-type="float" office:value="-25.778023" calcext:value-type="float">
            <text:p>-25.778023</text:p>
          </table:table-cell>
          <table:table-cell office:value-type="float" office:value="49.075886" calcext:value-type="float">
            <text:p>49.075886</text:p>
          </table:table-cell>
          <table:table-cell office:value-type="float" office:value="21.871576" calcext:value-type="float">
            <text:p>21.871576</text:p>
          </table:table-cell>
          <table:table-cell office:value-type="float" office:value="47.94202" calcext:value-type="float">
            <text:p>47.94202</text:p>
          </table:table-cell>
          <table:table-cell office:value-type="float" office:value="-17.935884" calcext:value-type="float">
            <text:p>-17.935884</text:p>
          </table:table-cell>
          <table:table-cell office:value-type="float" office:value="32.377327" calcext:value-type="float">
            <text:p>32.377327</text:p>
          </table:table-cell>
          <table:table-cell office:value-type="float" office:value="10.272775" calcext:value-type="float">
            <text:p>10.272775</text:p>
          </table:table-cell>
          <table:table-cell office:value-type="float" office:value="43.957836" calcext:value-type="float">
            <text:p>43.957836</text:p>
          </table:table-cell>
          <table:table-cell office:value-type="float" office:value="-14.112474" calcext:value-type="float">
            <text:p>-14.112474</text:p>
          </table:table-cell>
          <table:table-cell office:value-type="float" office:value="38.188305" calcext:value-type="float">
            <text:p>38.188305</text:p>
          </table:table-cell>
          <table:table-cell office:value-type="float" office:value="18.74616" calcext:value-type="float">
            <text:p>18.74616</text:p>
          </table:table-cell>
          <table:table-cell office:value-type="float" office:value="30.9162" calcext:value-type="float">
            <text:p>30.9162</text:p>
          </table:table-cell>
          <table:table-cell office:value-type="float" office:value="-14.23165" calcext:value-type="float">
            <text:p>-14.23165</text:p>
          </table:table-cell>
          <table:table-cell office:value-type="float" office:value="29.243511" calcext:value-type="float">
            <text:p>29.243511</text:p>
          </table:table-cell>
          <table:table-cell office:value-type="float" office:value="-2.2294466" calcext:value-type="float">
            <text:p>-2.2294466</text:p>
          </table:table-cell>
          <table:table-cell office:value-type="float" office:value="33.885822" calcext:value-type="float">
            <text:p>33.885822</text:p>
          </table:table-cell>
          <table:table-cell office:value-type="float" office:value="-5.779099" calcext:value-type="float">
            <text:p>-5.779099</text:p>
          </table:table-cell>
          <table:table-cell office:value-type="float" office:value="29.784779" calcext:value-type="float">
            <text:p>29.784779</text:p>
          </table:table-cell>
          <table:table-cell office:value-type="float" office:value="-5.8612456" calcext:value-type="float">
            <text:p>-5.8612456</text:p>
          </table:table-cell>
          <table:table-cell office:value-type="float" office:value="45.802616" calcext:value-type="float">
            <text:p>45.802616</text:p>
          </table:table-cell>
          <table:table-cell office:value-type="float" office:value="-2.5481038" calcext:value-type="float">
            <text:p>-2.5481038</text:p>
          </table:table-cell>
          <table:table-cell office:value-type="float" office:value="51.25117" calcext:value-type="float">
            <text:p>51.25117</text:p>
          </table:table-cell>
          <table:table-cell office:value-type="float" office:value="1.4804813" calcext:value-type="float">
            <text:p>1.4804813</text:p>
          </table:table-cell>
          <table:table-cell office:value-type="float" office:value="35.25866" calcext:value-type="float">
            <text:p>35.25866</text:p>
          </table:table-cell>
          <table:table-cell office:value-type="float" office:value="-5.618702" calcext:value-type="float">
            <text:p>-5.618702</text:p>
          </table:table-cell>
          <table:table-cell office:value-type="float" office:value="22.502893" calcext:value-type="float">
            <text:p>22.502893</text:p>
          </table:table-cell>
          <table:table-cell office:value-type="float" office:value="-2.8210373" calcext:value-type="float">
            <text:p>-2.8210373</text:p>
          </table:table-cell>
          <table:table-cell office:value-type="float" office:value="27.976828" calcext:value-type="float">
            <text:p>27.9768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35.wav</text:p>
          </table:table-cell>
          <table:table-cell office:value-type="float" office:value="2836.99086874013" calcext:value-type="float">
            <text:p>2836.99086874013</text:p>
          </table:table-cell>
          <table:table-cell office:value-type="float" office:value="241067.181406302" calcext:value-type="float">
            <text:p>241067.181406302</text:p>
          </table:table-cell>
          <table:table-cell office:value-type="float" office:value="2339.382988435" calcext:value-type="float">
            <text:p>2339.382988435</text:p>
          </table:table-cell>
          <table:table-cell office:value-type="float" office:value="84430.0543260135" calcext:value-type="float">
            <text:p>84430.0543260135</text:p>
          </table:table-cell>
          <table:table-cell office:value-type="float" office:value="20.139540645777" calcext:value-type="float">
            <text:p>20.139540645777</text:p>
          </table:table-cell>
          <table:table-cell office:value-type="float" office:value="130.080718321271" calcext:value-type="float">
            <text:p>130.080718321271</text:p>
          </table:table-cell>
          <table:table-cell office:value-type="float" office:value="0.018874714" calcext:value-type="float">
            <text:p>0.018874714</text:p>
          </table:table-cell>
          <table:table-cell office:value-type="float" office:value="0.00014088309" calcext:value-type="float">
            <text:p>0.00014088309</text:p>
          </table:table-cell>
          <table:table-cell office:value-type="float" office:value="5615.31146905815" calcext:value-type="float">
            <text:p>5615.31146905815</text:p>
          </table:table-cell>
          <table:table-cell office:value-type="float" office:value="722851.291725187" calcext:value-type="float">
            <text:p>722851.291725187</text:p>
          </table:table-cell>
          <table:table-cell office:value-type="float" office:value="4.38991879285455" calcext:value-type="float">
            <text:p>4.38991879285455</text:p>
          </table:table-cell>
          <table:table-cell office:value-type="float" office:value="21.5766251143834" calcext:value-type="float">
            <text:p>21.5766251143834</text:p>
          </table:table-cell>
          <table:table-cell office:value-type="float" office:value="-0.0329192589936177" calcext:value-type="float">
            <text:p>-0.0329192589936177</text:p>
          </table:table-cell>
          <table:table-cell office:value-type="float" office:value="0.00665336759224928" calcext:value-type="float">
            <text:p>0.00665336759224928</text:p>
          </table:table-cell>
          <table:table-cell office:value-type="float" office:value="0.162753241613496" calcext:value-type="float">
            <text:p>0.162753241613496</text:p>
          </table:table-cell>
          <table:table-cell office:value-type="float" office:value="0.00319752481509331" calcext:value-type="float">
            <text:p>0.00319752481509331</text:p>
          </table:table-cell>
          <table:table-cell office:value-type="float" office:value="0.50150317" calcext:value-type="float">
            <text:p>0.50150317</text:p>
          </table:table-cell>
          <table:table-cell office:value-type="float" office:value="0.07315094" calcext:value-type="float">
            <text:p>0.07315094</text:p>
          </table:table-cell>
          <table:table-cell office:value-type="float" office:value="0.2627229" calcext:value-type="float">
            <text:p>0.2627229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33251047" calcext:value-type="float">
            <text:p>0.033251047</text:p>
          </table:table-cell>
          <table:table-cell office:value-type="float" office:value="0" calcext:value-type="float">
            <text:p>0</text:p>
          </table:table-cell>
          <table:table-cell office:value-type="float" office:value="0.27069268" calcext:value-type="float">
            <text:p>0.27069268</text:p>
          </table:table-cell>
          <table:table-cell office:value-type="float" office:value="0.0039026765" calcext:value-type="float">
            <text:p>0.0039026765</text:p>
          </table:table-cell>
          <table:table-cell office:value-type="float" office:value="0.227217154612743" calcext:value-type="float">
            <text:p>0.227217154612743</text:p>
          </table:table-cell>
          <table:table-cell office:value-type="float" office:value="0.0695659544785029" calcext:value-type="float">
            <text:p>0.0695659544785029</text:p>
          </table:table-cell>
          <table:table-cell office:value-type="float" office:value="0.054848984" calcext:value-type="float">
            <text:p>0.054848984</text:p>
          </table:table-cell>
          <table:table-cell office:value-type="float" office:value="13.4749975" calcext:value-type="float">
            <text:p>13.4749975</text:p>
          </table:table-cell>
          <table:table-cell office:value-type="float" office:value="1896.7424" calcext:value-type="float">
            <text:p>1896.7424</text:p>
          </table:table-cell>
          <table:table-cell office:value-type="float" office:value="78.02255" calcext:value-type="float">
            <text:p>78.02255</text:p>
          </table:table-cell>
          <table:table-cell office:value-type="float" office:value="345.59625" calcext:value-type="float">
            <text:p>345.59625</text:p>
          </table:table-cell>
          <table:table-cell office:value-type="float" office:value="-32.99472" calcext:value-type="float">
            <text:p>-32.99472</text:p>
          </table:table-cell>
          <table:table-cell office:value-type="float" office:value="404.28818" calcext:value-type="float">
            <text:p>404.28818</text:p>
          </table:table-cell>
          <table:table-cell office:value-type="float" office:value="55.53537" calcext:value-type="float">
            <text:p>55.53537</text:p>
          </table:table-cell>
          <table:table-cell office:value-type="float" office:value="116.597" calcext:value-type="float">
            <text:p>116.597</text:p>
          </table:table-cell>
          <table:table-cell office:value-type="float" office:value="-9.96921" calcext:value-type="float">
            <text:p>-9.96921</text:p>
          </table:table-cell>
          <table:table-cell office:value-type="float" office:value="58.135696" calcext:value-type="float">
            <text:p>58.135696</text:p>
          </table:table-cell>
          <table:table-cell office:value-type="float" office:value="35.403954" calcext:value-type="float">
            <text:p>35.403954</text:p>
          </table:table-cell>
          <table:table-cell office:value-type="float" office:value="78.86064" calcext:value-type="float">
            <text:p>78.86064</text:p>
          </table:table-cell>
          <table:table-cell office:value-type="float" office:value="-17.637697" calcext:value-type="float">
            <text:p>-17.637697</text:p>
          </table:table-cell>
          <table:table-cell office:value-type="float" office:value="84.57062" calcext:value-type="float">
            <text:p>84.57062</text:p>
          </table:table-cell>
          <table:table-cell office:value-type="float" office:value="29.051128" calcext:value-type="float">
            <text:p>29.051128</text:p>
          </table:table-cell>
          <table:table-cell office:value-type="float" office:value="72.19347" calcext:value-type="float">
            <text:p>72.19347</text:p>
          </table:table-cell>
          <table:table-cell office:value-type="float" office:value="-11.246763" calcext:value-type="float">
            <text:p>-11.246763</text:p>
          </table:table-cell>
          <table:table-cell office:value-type="float" office:value="71.61363" calcext:value-type="float">
            <text:p>71.61363</text:p>
          </table:table-cell>
          <table:table-cell office:value-type="float" office:value="14.006471" calcext:value-type="float">
            <text:p>14.006471</text:p>
          </table:table-cell>
          <table:table-cell office:value-type="float" office:value="86.19897" calcext:value-type="float">
            <text:p>86.19897</text:p>
          </table:table-cell>
          <table:table-cell office:value-type="float" office:value="-10.087249" calcext:value-type="float">
            <text:p>-10.087249</text:p>
          </table:table-cell>
          <table:table-cell office:value-type="float" office:value="50.16273" calcext:value-type="float">
            <text:p>50.16273</text:p>
          </table:table-cell>
          <table:table-cell office:value-type="float" office:value="16.530062" calcext:value-type="float">
            <text:p>16.530062</text:p>
          </table:table-cell>
          <table:table-cell office:value-type="float" office:value="75.03371" calcext:value-type="float">
            <text:p>75.03371</text:p>
          </table:table-cell>
          <table:table-cell office:value-type="float" office:value="-8.482169" calcext:value-type="float">
            <text:p>-8.482169</text:p>
          </table:table-cell>
          <table:table-cell office:value-type="float" office:value="33.898872" calcext:value-type="float">
            <text:p>33.898872</text:p>
          </table:table-cell>
          <table:table-cell office:value-type="float" office:value="5.9135346" calcext:value-type="float">
            <text:p>5.9135346</text:p>
          </table:table-cell>
          <table:table-cell office:value-type="float" office:value="53.022354" calcext:value-type="float">
            <text:p>53.022354</text:p>
          </table:table-cell>
          <table:table-cell office:value-type="float" office:value="-11.870781" calcext:value-type="float">
            <text:p>-11.870781</text:p>
          </table:table-cell>
          <table:table-cell office:value-type="float" office:value="34.790245" calcext:value-type="float">
            <text:p>34.790245</text:p>
          </table:table-cell>
          <table:table-cell office:value-type="float" office:value="6.4420805" calcext:value-type="float">
            <text:p>6.4420805</text:p>
          </table:table-cell>
          <table:table-cell office:value-type="float" office:value="53.715904" calcext:value-type="float">
            <text:p>53.715904</text:p>
          </table:table-cell>
          <table:table-cell office:value-type="float" office:value="-11.154763" calcext:value-type="float">
            <text:p>-11.154763</text:p>
          </table:table-cell>
          <table:table-cell office:value-type="float" office:value="29.961527" calcext:value-type="float">
            <text:p>29.961527</text:p>
          </table:table-cell>
          <table:table-cell office:value-type="float" office:value="-0.19959629" calcext:value-type="float">
            <text:p>-0.19959629</text:p>
          </table:table-cell>
          <table:table-cell office:value-type="float" office:value="57.618107" calcext:value-type="float">
            <text:p>57.618107</text:p>
          </table:table-cell>
          <table:table-cell office:value-type="float" office:value="-2.186954" calcext:value-type="float">
            <text:p>-2.186954</text:p>
          </table:table-cell>
          <table:table-cell office:value-type="float" office:value="23.30705" calcext:value-type="float">
            <text:p>23.30705</text:p>
          </table:table-cell>
          <table:table-cell office:value-type="float" office:value="1.3906641" calcext:value-type="float">
            <text:p>1.3906641</text:p>
          </table:table-cell>
          <table:table-cell office:value-type="float" office:value="28.913225" calcext:value-type="float">
            <text:p>28.9132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89.wav</text:p>
          </table:table-cell>
          <table:table-cell office:value-type="float" office:value="1443.83286046489" calcext:value-type="float">
            <text:p>1443.83286046489</text:p>
          </table:table-cell>
          <table:table-cell office:value-type="float" office:value="147788.562447703" calcext:value-type="float">
            <text:p>147788.562447703</text:p>
          </table:table-cell>
          <table:table-cell office:value-type="float" office:value="1727.21517970212" calcext:value-type="float">
            <text:p>1727.21517970212</text:p>
          </table:table-cell>
          <table:table-cell office:value-type="float" office:value="54537.4583198415" calcext:value-type="float">
            <text:p>54537.4583198415</text:p>
          </table:table-cell>
          <table:table-cell office:value-type="float" office:value="20.2679601200221" calcext:value-type="float">
            <text:p>20.2679601200221</text:p>
          </table:table-cell>
          <table:table-cell office:value-type="float" office:value="76.0304692748244" calcext:value-type="float">
            <text:p>76.0304692748244</text:p>
          </table:table-cell>
          <table:table-cell office:value-type="float" office:value="0.0012951449" calcext:value-type="float">
            <text:p>0.0012951449</text:p>
          </table:table-cell>
          <table:table-cell office:value-type="float" office:value="0.000004330333" calcext:value-type="float">
            <text:p>0.000004330333</text:p>
          </table:table-cell>
          <table:table-cell office:value-type="float" office:value="3286.42810370142" calcext:value-type="float">
            <text:p>3286.42810370142</text:p>
          </table:table-cell>
          <table:table-cell office:value-type="float" office:value="494048.702071133" calcext:value-type="float">
            <text:p>494048.702071133</text:p>
          </table:table-cell>
          <table:table-cell office:value-type="float" office:value="2.74165560463273" calcext:value-type="float">
            <text:p>2.74165560463273</text:p>
          </table:table-cell>
          <table:table-cell office:value-type="float" office:value="8.95397997704748" calcext:value-type="float">
            <text:p>8.95397997704748</text:p>
          </table:table-cell>
          <table:table-cell office:value-type="float" office:value="-0.0277047822699226" calcext:value-type="float">
            <text:p>-0.0277047822699226</text:p>
          </table:table-cell>
          <table:table-cell office:value-type="float" office:value="0.0236631769289704" calcext:value-type="float">
            <text:p>0.0236631769289704</text:p>
          </table:table-cell>
          <table:table-cell office:value-type="float" office:value="0.0465377725009667" calcext:value-type="float">
            <text:p>0.0465377725009667</text:p>
          </table:table-cell>
          <table:table-cell office:value-type="float" office:value="0.000700987917045099" calcext:value-type="float">
            <text:p>0.000700987917045099</text:p>
          </table:table-cell>
          <table:table-cell office:value-type="float" office:value="0.45603952" calcext:value-type="float">
            <text:p>0.45603952</text:p>
          </table:table-cell>
          <table:table-cell office:value-type="float" office:value="0.090766884" calcext:value-type="float">
            <text:p>0.090766884</text:p>
          </table:table-cell>
          <table:table-cell office:value-type="float" office:value="0.225896" calcext:value-type="float">
            <text:p>0.225896</text:p>
          </table:table-cell>
          <table:table-cell office:value-type="float" office:value="0.032304335" calcext:value-type="float">
            <text:p>0.032304335</text:p>
          </table:table-cell>
          <table:table-cell office:value-type="float" office:value="0.04420823" calcext:value-type="float">
            <text:p>0.04420823</text:p>
          </table:table-cell>
          <table:table-cell office:value-type="float" office:value="0" calcext:value-type="float">
            <text:p>0</text:p>
          </table:table-cell>
          <table:table-cell office:value-type="float" office:value="0.26595938" calcext:value-type="float">
            <text:p>0.26595938</text:p>
          </table:table-cell>
          <table:table-cell office:value-type="float" office:value="0.0041776104" calcext:value-type="float">
            <text:p>0.0041776104</text:p>
          </table:table-cell>
          <table:table-cell office:value-type="float" office:value="0.159551974551029" calcext:value-type="float">
            <text:p>0.159551974551029</text:p>
          </table:table-cell>
          <table:table-cell office:value-type="float" office:value="0.0351203930620862" calcext:value-type="float">
            <text:p>0.0351203930620862</text:p>
          </table:table-cell>
          <table:table-cell office:value-type="float" office:value="0.053525303" calcext:value-type="float">
            <text:p>0.053525303</text:p>
          </table:table-cell>
          <table:table-cell office:value-type="float" office:value="-90.71683" calcext:value-type="float">
            <text:p>-90.71683</text:p>
          </table:table-cell>
          <table:table-cell office:value-type="float" office:value="2113.7993" calcext:value-type="float">
            <text:p>2113.7993</text:p>
          </table:table-cell>
          <table:table-cell office:value-type="float" office:value="128.03282" calcext:value-type="float">
            <text:p>128.03282</text:p>
          </table:table-cell>
          <table:table-cell office:value-type="float" office:value="208.62608" calcext:value-type="float">
            <text:p>208.62608</text:p>
          </table:table-cell>
          <table:table-cell office:value-type="float" office:value="-34.72987" calcext:value-type="float">
            <text:p>-34.72987</text:p>
          </table:table-cell>
          <table:table-cell office:value-type="float" office:value="163.05766" calcext:value-type="float">
            <text:p>163.05766</text:p>
          </table:table-cell>
          <table:table-cell office:value-type="float" office:value="73.73097" calcext:value-type="float">
            <text:p>73.73097</text:p>
          </table:table-cell>
          <table:table-cell office:value-type="float" office:value="96.16641" calcext:value-type="float">
            <text:p>96.16641</text:p>
          </table:table-cell>
          <table:table-cell office:value-type="float" office:value="4.3483534" calcext:value-type="float">
            <text:p>4.3483534</text:p>
          </table:table-cell>
          <table:table-cell office:value-type="float" office:value="107.54622" calcext:value-type="float">
            <text:p>107.54622</text:p>
          </table:table-cell>
          <table:table-cell office:value-type="float" office:value="28.08752" calcext:value-type="float">
            <text:p>28.08752</text:p>
          </table:table-cell>
          <table:table-cell office:value-type="float" office:value="35.102272" calcext:value-type="float">
            <text:p>35.102272</text:p>
          </table:table-cell>
          <table:table-cell office:value-type="float" office:value="-0.52144796" calcext:value-type="float">
            <text:p>-0.52144796</text:p>
          </table:table-cell>
          <table:table-cell office:value-type="float" office:value="56.70503" calcext:value-type="float">
            <text:p>56.70503</text:p>
          </table:table-cell>
          <table:table-cell office:value-type="float" office:value="17.3454" calcext:value-type="float">
            <text:p>17.3454</text:p>
          </table:table-cell>
          <table:table-cell office:value-type="float" office:value="44.144283" calcext:value-type="float">
            <text:p>44.144283</text:p>
          </table:table-cell>
          <table:table-cell office:value-type="float" office:value="4.391154" calcext:value-type="float">
            <text:p>4.391154</text:p>
          </table:table-cell>
          <table:table-cell office:value-type="float" office:value="98.95767" calcext:value-type="float">
            <text:p>98.95767</text:p>
          </table:table-cell>
          <table:table-cell office:value-type="float" office:value="12.304352" calcext:value-type="float">
            <text:p>12.304352</text:p>
          </table:table-cell>
          <table:table-cell office:value-type="float" office:value="43.724556" calcext:value-type="float">
            <text:p>43.724556</text:p>
          </table:table-cell>
          <table:table-cell office:value-type="float" office:value="2.2642078" calcext:value-type="float">
            <text:p>2.2642078</text:p>
          </table:table-cell>
          <table:table-cell office:value-type="float" office:value="53.75262" calcext:value-type="float">
            <text:p>53.75262</text:p>
          </table:table-cell>
          <table:table-cell office:value-type="float" office:value="5.6752715" calcext:value-type="float">
            <text:p>5.6752715</text:p>
          </table:table-cell>
          <table:table-cell office:value-type="float" office:value="53.526974" calcext:value-type="float">
            <text:p>53.526974</text:p>
          </table:table-cell>
          <table:table-cell office:value-type="float" office:value="-6.7603726" calcext:value-type="float">
            <text:p>-6.7603726</text:p>
          </table:table-cell>
          <table:table-cell office:value-type="float" office:value="35.6663" calcext:value-type="float">
            <text:p>35.6663</text:p>
          </table:table-cell>
          <table:table-cell office:value-type="float" office:value="-0.47751957" calcext:value-type="float">
            <text:p>-0.47751957</text:p>
          </table:table-cell>
          <table:table-cell office:value-type="float" office:value="38.34528" calcext:value-type="float">
            <text:p>38.34528</text:p>
          </table:table-cell>
          <table:table-cell office:value-type="float" office:value="-0.28337684" calcext:value-type="float">
            <text:p>-0.28337684</text:p>
          </table:table-cell>
          <table:table-cell office:value-type="float" office:value="27.335653" calcext:value-type="float">
            <text:p>27.335653</text:p>
          </table:table-cell>
          <table:table-cell office:value-type="float" office:value="5.876618" calcext:value-type="float">
            <text:p>5.876618</text:p>
          </table:table-cell>
          <table:table-cell office:value-type="float" office:value="30.076971" calcext:value-type="float">
            <text:p>30.076971</text:p>
          </table:table-cell>
          <table:table-cell office:value-type="float" office:value="-3.9556608" calcext:value-type="float">
            <text:p>-3.9556608</text:p>
          </table:table-cell>
          <table:table-cell office:value-type="float" office:value="21.210157" calcext:value-type="float">
            <text:p>21.210157</text:p>
          </table:table-cell>
          <table:table-cell office:value-type="float" office:value="-1.294904" calcext:value-type="float">
            <text:p>-1.294904</text:p>
          </table:table-cell>
          <table:table-cell office:value-type="float" office:value="31.977371" calcext:value-type="float">
            <text:p>31.977371</text:p>
          </table:table-cell>
          <table:table-cell office:value-type="float" office:value="3.513754" calcext:value-type="float">
            <text:p>3.513754</text:p>
          </table:table-cell>
          <table:table-cell office:value-type="float" office:value="30.322487" calcext:value-type="float">
            <text:p>30.322487</text:p>
          </table:table-cell>
          <table:table-cell office:value-type="float" office:value="-1.2508035" calcext:value-type="float">
            <text:p>-1.2508035</text:p>
          </table:table-cell>
          <table:table-cell office:value-type="float" office:value="17.624517" calcext:value-type="float">
            <text:p>17.6245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80.wav</text:p>
          </table:table-cell>
          <table:table-cell office:value-type="float" office:value="2847.68276644723" calcext:value-type="float">
            <text:p>2847.68276644723</text:p>
          </table:table-cell>
          <table:table-cell office:value-type="float" office:value="310494.185507138" calcext:value-type="float">
            <text:p>310494.185507138</text:p>
          </table:table-cell>
          <table:table-cell office:value-type="float" office:value="2497.47803744683" calcext:value-type="float">
            <text:p>2497.47803744683</text:p>
          </table:table-cell>
          <table:table-cell office:value-type="float" office:value="48579.0705313347" calcext:value-type="float">
            <text:p>48579.0705313347</text:p>
          </table:table-cell>
          <table:table-cell office:value-type="float" office:value="20.6669469309642" calcext:value-type="float">
            <text:p>20.6669469309642</text:p>
          </table:table-cell>
          <table:table-cell office:value-type="float" office:value="115.586170575818" calcext:value-type="float">
            <text:p>115.586170575818</text:p>
          </table:table-cell>
          <table:table-cell office:value-type="float" office:value="0.016553491" calcext:value-type="float">
            <text:p>0.016553491</text:p>
          </table:table-cell>
          <table:table-cell office:value-type="float" office:value="0.00014689655" calcext:value-type="float">
            <text:p>0.00014689655</text:p>
          </table:table-cell>
          <table:table-cell office:value-type="float" office:value="5929.6412775522" calcext:value-type="float">
            <text:p>5929.6412775522</text:p>
          </table:table-cell>
          <table:table-cell office:value-type="float" office:value="635274.456569449" calcext:value-type="float">
            <text:p>635274.456569449</text:p>
          </table:table-cell>
          <table:table-cell office:value-type="float" office:value="1.96683269948057" calcext:value-type="float">
            <text:p>1.96683269948057</text:p>
          </table:table-cell>
          <table:table-cell office:value-type="float" office:value="5.24870320800721" calcext:value-type="float">
            <text:p>5.24870320800721</text:p>
          </table:table-cell>
          <table:table-cell office:value-type="float" office:value="-0.00577805654718669" calcext:value-type="float">
            <text:p>-0.00577805654718669</text:p>
          </table:table-cell>
          <table:table-cell office:value-type="float" office:value="0.00322114862129597" calcext:value-type="float">
            <text:p>0.00322114862129597</text:p>
          </table:table-cell>
          <table:table-cell office:value-type="float" office:value="0.1440546754157" calcext:value-type="float">
            <text:p>0.1440546754157</text:p>
          </table:table-cell>
          <table:table-cell office:value-type="float" office:value="0.00286283741173726" calcext:value-type="float">
            <text:p>0.00286283741173726</text:p>
          </table:table-cell>
          <table:table-cell office:value-type="float" office:value="0.49708357" calcext:value-type="float">
            <text:p>0.49708357</text:p>
          </table:table-cell>
          <table:table-cell office:value-type="float" office:value="0.07766839" calcext:value-type="float">
            <text:p>0.07766839</text:p>
          </table:table-cell>
          <table:table-cell office:value-type="float" office:value="0.26836947" calcext:value-type="float">
            <text:p>0.26836947</text:p>
          </table:table-cell>
          <table:table-cell office:value-type="float" office:value="0.01131116" calcext:value-type="float">
            <text:p>0.01131116</text:p>
          </table:table-cell>
          <table:table-cell office:value-type="float" office:value="-0.10959339" calcext:value-type="float">
            <text:p>-0.10959339</text:p>
          </table:table-cell>
          <table:table-cell office:value-type="float" office:value="0" calcext:value-type="float">
            <text:p>0</text:p>
          </table:table-cell>
          <table:table-cell office:value-type="float" office:value="0.13984975" calcext:value-type="float">
            <text:p>0.13984975</text:p>
          </table:table-cell>
          <table:table-cell office:value-type="float" office:value="0.0030338655" calcext:value-type="float">
            <text:p>0.0030338655</text:p>
          </table:table-cell>
          <table:table-cell office:value-type="float" office:value="0.161870853413523" calcext:value-type="float">
            <text:p>0.161870853413523</text:p>
          </table:table-cell>
          <table:table-cell office:value-type="float" office:value="0.0387137139453151" calcext:value-type="float">
            <text:p>0.0387137139453151</text:p>
          </table:table-cell>
          <table:table-cell office:value-type="float" office:value="-0.060312502" calcext:value-type="float">
            <text:p>-0.060312502</text:p>
          </table:table-cell>
          <table:table-cell office:value-type="float" office:value="-73.529945" calcext:value-type="float">
            <text:p>-73.529945</text:p>
          </table:table-cell>
          <table:table-cell office:value-type="float" office:value="2180.3328" calcext:value-type="float">
            <text:p>2180.3328</text:p>
          </table:table-cell>
          <table:table-cell office:value-type="float" office:value="74.65846" calcext:value-type="float">
            <text:p>74.65846</text:p>
          </table:table-cell>
          <table:table-cell office:value-type="float" office:value="350.7015" calcext:value-type="float">
            <text:p>350.7015</text:p>
          </table:table-cell>
          <table:table-cell office:value-type="float" office:value="-16.444176" calcext:value-type="float">
            <text:p>-16.444176</text:p>
          </table:table-cell>
          <table:table-cell office:value-type="float" office:value="236.16772" calcext:value-type="float">
            <text:p>236.16772</text:p>
          </table:table-cell>
          <table:table-cell office:value-type="float" office:value="55.64547" calcext:value-type="float">
            <text:p>55.64547</text:p>
          </table:table-cell>
          <table:table-cell office:value-type="float" office:value="126.82988" calcext:value-type="float">
            <text:p>126.82988</text:p>
          </table:table-cell>
          <table:table-cell office:value-type="float" office:value="-7.73465" calcext:value-type="float">
            <text:p>-7.73465</text:p>
          </table:table-cell>
          <table:table-cell office:value-type="float" office:value="89.16431" calcext:value-type="float">
            <text:p>89.16431</text:p>
          </table:table-cell>
          <table:table-cell office:value-type="float" office:value="36.538662" calcext:value-type="float">
            <text:p>36.538662</text:p>
          </table:table-cell>
          <table:table-cell office:value-type="float" office:value="76.59304" calcext:value-type="float">
            <text:p>76.59304</text:p>
          </table:table-cell>
          <table:table-cell office:value-type="float" office:value="-18.304913" calcext:value-type="float">
            <text:p>-18.304913</text:p>
          </table:table-cell>
          <table:table-cell office:value-type="float" office:value="62.109978" calcext:value-type="float">
            <text:p>62.109978</text:p>
          </table:table-cell>
          <table:table-cell office:value-type="float" office:value="27.82096" calcext:value-type="float">
            <text:p>27.82096</text:p>
          </table:table-cell>
          <table:table-cell office:value-type="float" office:value="47.1218" calcext:value-type="float">
            <text:p>47.1218</text:p>
          </table:table-cell>
          <table:table-cell office:value-type="float" office:value="-11.920199" calcext:value-type="float">
            <text:p>-11.920199</text:p>
          </table:table-cell>
          <table:table-cell office:value-type="float" office:value="47.80804" calcext:value-type="float">
            <text:p>47.80804</text:p>
          </table:table-cell>
          <table:table-cell office:value-type="float" office:value="20.062939" calcext:value-type="float">
            <text:p>20.062939</text:p>
          </table:table-cell>
          <table:table-cell office:value-type="float" office:value="49.985493" calcext:value-type="float">
            <text:p>49.985493</text:p>
          </table:table-cell>
          <table:table-cell office:value-type="float" office:value="-11.357838" calcext:value-type="float">
            <text:p>-11.357838</text:p>
          </table:table-cell>
          <table:table-cell office:value-type="float" office:value="54.04813" calcext:value-type="float">
            <text:p>54.04813</text:p>
          </table:table-cell>
          <table:table-cell office:value-type="float" office:value="14.711522" calcext:value-type="float">
            <text:p>14.711522</text:p>
          </table:table-cell>
          <table:table-cell office:value-type="float" office:value="35.612823" calcext:value-type="float">
            <text:p>35.612823</text:p>
          </table:table-cell>
          <table:table-cell office:value-type="float" office:value="-7.2920494" calcext:value-type="float">
            <text:p>-7.2920494</text:p>
          </table:table-cell>
          <table:table-cell office:value-type="float" office:value="53.620155" calcext:value-type="float">
            <text:p>53.620155</text:p>
          </table:table-cell>
          <table:table-cell office:value-type="float" office:value="9.596542" calcext:value-type="float">
            <text:p>9.596542</text:p>
          </table:table-cell>
          <table:table-cell office:value-type="float" office:value="42.413906" calcext:value-type="float">
            <text:p>42.413906</text:p>
          </table:table-cell>
          <table:table-cell office:value-type="float" office:value="-6.7472525" calcext:value-type="float">
            <text:p>-6.7472525</text:p>
          </table:table-cell>
          <table:table-cell office:value-type="float" office:value="36.42341" calcext:value-type="float">
            <text:p>36.42341</text:p>
          </table:table-cell>
          <table:table-cell office:value-type="float" office:value="7.88831" calcext:value-type="float">
            <text:p>7.88831</text:p>
          </table:table-cell>
          <table:table-cell office:value-type="float" office:value="34.21362" calcext:value-type="float">
            <text:p>34.21362</text:p>
          </table:table-cell>
          <table:table-cell office:value-type="float" office:value="-3.5775137" calcext:value-type="float">
            <text:p>-3.5775137</text:p>
          </table:table-cell>
          <table:table-cell office:value-type="float" office:value="35.12169" calcext:value-type="float">
            <text:p>35.12169</text:p>
          </table:table-cell>
          <table:table-cell office:value-type="float" office:value="2.6620142" calcext:value-type="float">
            <text:p>2.6620142</text:p>
          </table:table-cell>
          <table:table-cell office:value-type="float" office:value="41.718285" calcext:value-type="float">
            <text:p>41.718285</text:p>
          </table:table-cell>
          <table:table-cell office:value-type="float" office:value="-5.100033" calcext:value-type="float">
            <text:p>-5.100033</text:p>
          </table:table-cell>
          <table:table-cell office:value-type="float" office:value="50.0688" calcext:value-type="float">
            <text:p>50.0688</text:p>
          </table:table-cell>
          <table:table-cell office:value-type="float" office:value="3.0332627" calcext:value-type="float">
            <text:p>3.0332627</text:p>
          </table:table-cell>
          <table:table-cell office:value-type="float" office:value="45.992363" calcext:value-type="float">
            <text:p>45.9923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67.wav</text:p>
          </table:table-cell>
          <table:table-cell office:value-type="float" office:value="2254.60698569256" calcext:value-type="float">
            <text:p>2254.60698569256</text:p>
          </table:table-cell>
          <table:table-cell office:value-type="float" office:value="181485.103773367" calcext:value-type="float">
            <text:p>181485.103773367</text:p>
          </table:table-cell>
          <table:table-cell office:value-type="float" office:value="2071.02843972919" calcext:value-type="float">
            <text:p>2071.02843972919</text:p>
          </table:table-cell>
          <table:table-cell office:value-type="float" office:value="65546.9640108104" calcext:value-type="float">
            <text:p>65546.9640108104</text:p>
          </table:table-cell>
          <table:table-cell office:value-type="float" office:value="20.3807882403682" calcext:value-type="float">
            <text:p>20.3807882403682</text:p>
          </table:table-cell>
          <table:table-cell office:value-type="float" office:value="77.8065987454328" calcext:value-type="float">
            <text:p>77.8065987454328</text:p>
          </table:table-cell>
          <table:table-cell office:value-type="float" office:value="0.0090726" calcext:value-type="float">
            <text:p>0.0090726</text:p>
          </table:table-cell>
          <table:table-cell office:value-type="float" office:value="0.00006400539" calcext:value-type="float">
            <text:p>0.00006400539</text:p>
          </table:table-cell>
          <table:table-cell office:value-type="float" office:value="4381.53220617024" calcext:value-type="float">
            <text:p>4381.53220617024</text:p>
          </table:table-cell>
          <table:table-cell office:value-type="float" office:value="681232.830900384" calcext:value-type="float">
            <text:p>681232.830900384</text:p>
          </table:table-cell>
          <table:table-cell office:value-type="float" office:value="2.06315345555518" calcext:value-type="float">
            <text:p>2.06315345555518</text:p>
          </table:table-cell>
          <table:table-cell office:value-type="float" office:value="5.20399156837621" calcext:value-type="float">
            <text:p>5.20399156837621</text:p>
          </table:table-cell>
          <table:table-cell office:value-type="float" office:value="0.00530043432808377" calcext:value-type="float">
            <text:p>0.00530043432808377</text:p>
          </table:table-cell>
          <table:table-cell office:value-type="float" office:value="0.00356913839413637" calcext:value-type="float">
            <text:p>0.00356913839413637</text:p>
          </table:table-cell>
          <table:table-cell office:value-type="float" office:value="0.120116054596868" calcext:value-type="float">
            <text:p>0.120116054596868</text:p>
          </table:table-cell>
          <table:table-cell office:value-type="float" office:value="0.00147698908247499" calcext:value-type="float">
            <text:p>0.00147698908247499</text:p>
          </table:table-cell>
          <table:table-cell office:value-type="float" office:value="0.46924323" calcext:value-type="float">
            <text:p>0.46924323</text:p>
          </table:table-cell>
          <table:table-cell office:value-type="float" office:value="0.0740368" calcext:value-type="float">
            <text:p>0.0740368</text:p>
          </table:table-cell>
          <table:table-cell office:value-type="float" office:value="0.27160546" calcext:value-type="float">
            <text:p>0.27160546</text:p>
          </table:table-cell>
          <table:table-cell office:value-type="float" office:value="0.009563808" calcext:value-type="float">
            <text:p>0.009563808</text:p>
          </table:table-cell>
          <table:table-cell office:value-type="float" office:value="-0.099024735" calcext:value-type="float">
            <text:p>-0.099024735</text:p>
          </table:table-cell>
          <table:table-cell office:value-type="float" office:value="0" calcext:value-type="float">
            <text:p>0</text:p>
          </table:table-cell>
          <table:table-cell office:value-type="float" office:value="0.13622083" calcext:value-type="float">
            <text:p>0.13622083</text:p>
          </table:table-cell>
          <table:table-cell office:value-type="float" office:value="0.0014257499" calcext:value-type="float">
            <text:p>0.0014257499</text:p>
          </table:table-cell>
          <table:table-cell office:value-type="float" office:value="0.145048533628775" calcext:value-type="float">
            <text:p>0.145048533628775</text:p>
          </table:table-cell>
          <table:table-cell office:value-type="float" office:value="0.0324408470608055" calcext:value-type="float">
            <text:p>0.0324408470608055</text:p>
          </table:table-cell>
          <table:table-cell office:value-type="float" office:value="-0.1189871" calcext:value-type="float">
            <text:p>-0.1189871</text:p>
          </table:table-cell>
          <table:table-cell office:value-type="float" office:value="-82.511116" calcext:value-type="float">
            <text:p>-82.511116</text:p>
          </table:table-cell>
          <table:table-cell office:value-type="float" office:value="1495.3134" calcext:value-type="float">
            <text:p>1495.3134</text:p>
          </table:table-cell>
          <table:table-cell office:value-type="float" office:value="97.34172" calcext:value-type="float">
            <text:p>97.34172</text:p>
          </table:table-cell>
          <table:table-cell office:value-type="float" office:value="323.14224" calcext:value-type="float">
            <text:p>323.14224</text:p>
          </table:table-cell>
          <table:table-cell office:value-type="float" office:value="-34.367928" calcext:value-type="float">
            <text:p>-34.367928</text:p>
          </table:table-cell>
          <table:table-cell office:value-type="float" office:value="303.474" calcext:value-type="float">
            <text:p>303.474</text:p>
          </table:table-cell>
          <table:table-cell office:value-type="float" office:value="71.4085" calcext:value-type="float">
            <text:p>71.4085</text:p>
          </table:table-cell>
          <table:table-cell office:value-type="float" office:value="188.57922" calcext:value-type="float">
            <text:p>188.57922</text:p>
          </table:table-cell>
          <table:table-cell office:value-type="float" office:value="-3.292029" calcext:value-type="float">
            <text:p>-3.292029</text:p>
          </table:table-cell>
          <table:table-cell office:value-type="float" office:value="86.01735" calcext:value-type="float">
            <text:p>86.01735</text:p>
          </table:table-cell>
          <table:table-cell office:value-type="float" office:value="17.37537" calcext:value-type="float">
            <text:p>17.37537</text:p>
          </table:table-cell>
          <table:table-cell office:value-type="float" office:value="84.59706" calcext:value-type="float">
            <text:p>84.59706</text:p>
          </table:table-cell>
          <table:table-cell office:value-type="float" office:value="-9.026282" calcext:value-type="float">
            <text:p>-9.026282</text:p>
          </table:table-cell>
          <table:table-cell office:value-type="float" office:value="84.94236" calcext:value-type="float">
            <text:p>84.94236</text:p>
          </table:table-cell>
          <table:table-cell office:value-type="float" office:value="16.017792" calcext:value-type="float">
            <text:p>16.017792</text:p>
          </table:table-cell>
          <table:table-cell office:value-type="float" office:value="58.439934" calcext:value-type="float">
            <text:p>58.439934</text:p>
          </table:table-cell>
          <table:table-cell office:value-type="float" office:value="-19.010939" calcext:value-type="float">
            <text:p>-19.010939</text:p>
          </table:table-cell>
          <table:table-cell office:value-type="float" office:value="60.750862" calcext:value-type="float">
            <text:p>60.750862</text:p>
          </table:table-cell>
          <table:table-cell office:value-type="float" office:value="12.084585" calcext:value-type="float">
            <text:p>12.084585</text:p>
          </table:table-cell>
          <table:table-cell office:value-type="float" office:value="45.94071" calcext:value-type="float">
            <text:p>45.94071</text:p>
          </table:table-cell>
          <table:table-cell office:value-type="float" office:value="-9.567409" calcext:value-type="float">
            <text:p>-9.567409</text:p>
          </table:table-cell>
          <table:table-cell office:value-type="float" office:value="54.467407" calcext:value-type="float">
            <text:p>54.467407</text:p>
          </table:table-cell>
          <table:table-cell office:value-type="float" office:value="13.953285" calcext:value-type="float">
            <text:p>13.953285</text:p>
          </table:table-cell>
          <table:table-cell office:value-type="float" office:value="56.92133" calcext:value-type="float">
            <text:p>56.92133</text:p>
          </table:table-cell>
          <table:table-cell office:value-type="float" office:value="-14.459843" calcext:value-type="float">
            <text:p>-14.459843</text:p>
          </table:table-cell>
          <table:table-cell office:value-type="float" office:value="49.913578" calcext:value-type="float">
            <text:p>49.913578</text:p>
          </table:table-cell>
          <table:table-cell office:value-type="float" office:value="7.9577518" calcext:value-type="float">
            <text:p>7.9577518</text:p>
          </table:table-cell>
          <table:table-cell office:value-type="float" office:value="60.23666" calcext:value-type="float">
            <text:p>60.23666</text:p>
          </table:table-cell>
          <table:table-cell office:value-type="float" office:value="-7.1279078" calcext:value-type="float">
            <text:p>-7.1279078</text:p>
          </table:table-cell>
          <table:table-cell office:value-type="float" office:value="42.36973" calcext:value-type="float">
            <text:p>42.36973</text:p>
          </table:table-cell>
          <table:table-cell office:value-type="float" office:value="5.176864" calcext:value-type="float">
            <text:p>5.176864</text:p>
          </table:table-cell>
          <table:table-cell office:value-type="float" office:value="38.004707" calcext:value-type="float">
            <text:p>38.004707</text:p>
          </table:table-cell>
          <table:table-cell office:value-type="float" office:value="-7.204416" calcext:value-type="float">
            <text:p>-7.204416</text:p>
          </table:table-cell>
          <table:table-cell office:value-type="float" office:value="44.359642" calcext:value-type="float">
            <text:p>44.359642</text:p>
          </table:table-cell>
          <table:table-cell office:value-type="float" office:value="0.6724305" calcext:value-type="float">
            <text:p>0.6724305</text:p>
          </table:table-cell>
          <table:table-cell office:value-type="float" office:value="42.63638" calcext:value-type="float">
            <text:p>42.63638</text:p>
          </table:table-cell>
          <table:table-cell office:value-type="float" office:value="-4.835922" calcext:value-type="float">
            <text:p>-4.835922</text:p>
          </table:table-cell>
          <table:table-cell office:value-type="float" office:value="40.49488" calcext:value-type="float">
            <text:p>40.49488</text:p>
          </table:table-cell>
          <table:table-cell office:value-type="float" office:value="-2.1045957" calcext:value-type="float">
            <text:p>-2.1045957</text:p>
          </table:table-cell>
          <table:table-cell office:value-type="float" office:value="28.758797" calcext:value-type="float">
            <text:p>28.7587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92.wav</text:p>
          </table:table-cell>
          <table:table-cell office:value-type="float" office:value="2090.19324428348" calcext:value-type="float">
            <text:p>2090.19324428348</text:p>
          </table:table-cell>
          <table:table-cell office:value-type="float" office:value="171148.216351875" calcext:value-type="float">
            <text:p>171148.216351875</text:p>
          </table:table-cell>
          <table:table-cell office:value-type="float" office:value="2065.32452370843" calcext:value-type="float">
            <text:p>2065.32452370843</text:p>
          </table:table-cell>
          <table:table-cell office:value-type="float" office:value="72632.0923560863" calcext:value-type="float">
            <text:p>72632.0923560863</text:p>
          </table:table-cell>
          <table:table-cell office:value-type="float" office:value="21.8032253053371" calcext:value-type="float">
            <text:p>21.8032253053371</text:p>
          </table:table-cell>
          <table:table-cell office:value-type="float" office:value="86.2876788308018" calcext:value-type="float">
            <text:p>86.2876788308018</text:p>
          </table:table-cell>
          <table:table-cell office:value-type="float" office:value="0.0063969754" calcext:value-type="float">
            <text:p>0.0063969754</text:p>
          </table:table-cell>
          <table:table-cell office:value-type="float" office:value="0.000045926612" calcext:value-type="float">
            <text:p>0.000045926612</text:p>
          </table:table-cell>
          <table:table-cell office:value-type="float" office:value="4392.86503271824" calcext:value-type="float">
            <text:p>4392.86503271824</text:p>
          </table:table-cell>
          <table:table-cell office:value-type="float" office:value="706468.938816501" calcext:value-type="float">
            <text:p>706468.938816501</text:p>
          </table:table-cell>
          <table:table-cell office:value-type="float" office:value="2.32554215828946" calcext:value-type="float">
            <text:p>2.32554215828946</text:p>
          </table:table-cell>
          <table:table-cell office:value-type="float" office:value="6.20612853753621" calcext:value-type="float">
            <text:p>6.20612853753621</text:p>
          </table:table-cell>
          <table:table-cell office:value-type="float" office:value="0.0130727256167051" calcext:value-type="float">
            <text:p>0.0130727256167051</text:p>
          </table:table-cell>
          <table:table-cell office:value-type="float" office:value="0.0142614335892789" calcext:value-type="float">
            <text:p>0.0142614335892789</text:p>
          </table:table-cell>
          <table:table-cell office:value-type="float" office:value="0.0932858873501547" calcext:value-type="float">
            <text:p>0.0932858873501547</text:p>
          </table:table-cell>
          <table:table-cell office:value-type="float" office:value="0.00109368757824946" calcext:value-type="float">
            <text:p>0.00109368757824946</text:p>
          </table:table-cell>
          <table:table-cell office:value-type="float" office:value="0.341978" calcext:value-type="float">
            <text:p>0.341978</text:p>
          </table:table-cell>
          <table:table-cell office:value-type="float" office:value="0.08924629" calcext:value-type="float">
            <text:p>0.08924629</text:p>
          </table:table-cell>
          <table:table-cell office:value-type="float" office:value="0.25629944" calcext:value-type="float">
            <text:p>0.25629944</text:p>
          </table:table-cell>
          <table:table-cell office:value-type="float" office:value="0.01764392" calcext:value-type="float">
            <text:p>0.01764392</text:p>
          </table:table-cell>
          <table:table-cell office:value-type="float" office:value="0.05840792" calcext:value-type="float">
            <text:p>0.05840792</text:p>
          </table:table-cell>
          <table:table-cell office:value-type="float" office:value="0" calcext:value-type="float">
            <text:p>0</text:p>
          </table:table-cell>
          <table:table-cell office:value-type="float" office:value="0.16623126" calcext:value-type="float">
            <text:p>0.16623126</text:p>
          </table:table-cell>
          <table:table-cell office:value-type="float" office:value="0.0014274238" calcext:value-type="float">
            <text:p>0.0014274238</text:p>
          </table:table-cell>
          <table:table-cell office:value-type="float" office:value="0.21272763374857" calcext:value-type="float">
            <text:p>0.21272763374857</text:p>
          </table:table-cell>
          <table:table-cell office:value-type="float" office:value="0.0568734474924428" calcext:value-type="float">
            <text:p>0.0568734474924428</text:p>
          </table:table-cell>
          <table:table-cell office:value-type="float" office:value="0.060377464" calcext:value-type="float">
            <text:p>0.060377464</text:p>
          </table:table-cell>
          <table:table-cell office:value-type="float" office:value="-67.92382" calcext:value-type="float">
            <text:p>-67.92382</text:p>
          </table:table-cell>
          <table:table-cell office:value-type="float" office:value="780.7791" calcext:value-type="float">
            <text:p>780.7791</text:p>
          </table:table-cell>
          <table:table-cell office:value-type="float" office:value="108.93854" calcext:value-type="float">
            <text:p>108.93854</text:p>
          </table:table-cell>
          <table:table-cell office:value-type="float" office:value="333.38104" calcext:value-type="float">
            <text:p>333.38104</text:p>
          </table:table-cell>
          <table:table-cell office:value-type="float" office:value="-33.82898" calcext:value-type="float">
            <text:p>-33.82898</text:p>
          </table:table-cell>
          <table:table-cell office:value-type="float" office:value="263.50305" calcext:value-type="float">
            <text:p>263.50305</text:p>
          </table:table-cell>
          <table:table-cell office:value-type="float" office:value="50.489887" calcext:value-type="float">
            <text:p>50.489887</text:p>
          </table:table-cell>
          <table:table-cell office:value-type="float" office:value="191.47658" calcext:value-type="float">
            <text:p>191.47658</text:p>
          </table:table-cell>
          <table:table-cell office:value-type="float" office:value="-21.362123" calcext:value-type="float">
            <text:p>-21.362123</text:p>
          </table:table-cell>
          <table:table-cell office:value-type="float" office:value="103.457" calcext:value-type="float">
            <text:p>103.457</text:p>
          </table:table-cell>
          <table:table-cell office:value-type="float" office:value="21.491247" calcext:value-type="float">
            <text:p>21.491247</text:p>
          </table:table-cell>
          <table:table-cell office:value-type="float" office:value="96.89849" calcext:value-type="float">
            <text:p>96.89849</text:p>
          </table:table-cell>
          <table:table-cell office:value-type="float" office:value="-14.870393" calcext:value-type="float">
            <text:p>-14.870393</text:p>
          </table:table-cell>
          <table:table-cell office:value-type="float" office:value="111.33743" calcext:value-type="float">
            <text:p>111.33743</text:p>
          </table:table-cell>
          <table:table-cell office:value-type="float" office:value="11.620577" calcext:value-type="float">
            <text:p>11.620577</text:p>
          </table:table-cell>
          <table:table-cell office:value-type="float" office:value="72.52678" calcext:value-type="float">
            <text:p>72.52678</text:p>
          </table:table-cell>
          <table:table-cell office:value-type="float" office:value="-19.260174" calcext:value-type="float">
            <text:p>-19.260174</text:p>
          </table:table-cell>
          <table:table-cell office:value-type="float" office:value="58.327652" calcext:value-type="float">
            <text:p>58.327652</text:p>
          </table:table-cell>
          <table:table-cell office:value-type="float" office:value="10.52665" calcext:value-type="float">
            <text:p>10.52665</text:p>
          </table:table-cell>
          <table:table-cell office:value-type="float" office:value="54.34651" calcext:value-type="float">
            <text:p>54.34651</text:p>
          </table:table-cell>
          <table:table-cell office:value-type="float" office:value="-13.919647" calcext:value-type="float">
            <text:p>-13.919647</text:p>
          </table:table-cell>
          <table:table-cell office:value-type="float" office:value="48.53134" calcext:value-type="float">
            <text:p>48.53134</text:p>
          </table:table-cell>
          <table:table-cell office:value-type="float" office:value="5.5538163" calcext:value-type="float">
            <text:p>5.5538163</text:p>
          </table:table-cell>
          <table:table-cell office:value-type="float" office:value="45.276222" calcext:value-type="float">
            <text:p>45.276222</text:p>
          </table:table-cell>
          <table:table-cell office:value-type="float" office:value="-14.430823" calcext:value-type="float">
            <text:p>-14.430823</text:p>
          </table:table-cell>
          <table:table-cell office:value-type="float" office:value="38.522938" calcext:value-type="float">
            <text:p>38.522938</text:p>
          </table:table-cell>
          <table:table-cell office:value-type="float" office:value="1.9875133" calcext:value-type="float">
            <text:p>1.9875133</text:p>
          </table:table-cell>
          <table:table-cell office:value-type="float" office:value="37.170185" calcext:value-type="float">
            <text:p>37.170185</text:p>
          </table:table-cell>
          <table:table-cell office:value-type="float" office:value="-14.659936" calcext:value-type="float">
            <text:p>-14.659936</text:p>
          </table:table-cell>
          <table:table-cell office:value-type="float" office:value="37.563686" calcext:value-type="float">
            <text:p>37.563686</text:p>
          </table:table-cell>
          <table:table-cell office:value-type="float" office:value="-3.0335066" calcext:value-type="float">
            <text:p>-3.0335066</text:p>
          </table:table-cell>
          <table:table-cell office:value-type="float" office:value="44.950394" calcext:value-type="float">
            <text:p>44.950394</text:p>
          </table:table-cell>
          <table:table-cell office:value-type="float" office:value="-13.951231" calcext:value-type="float">
            <text:p>-13.951231</text:p>
          </table:table-cell>
          <table:table-cell office:value-type="float" office:value="40.914352" calcext:value-type="float">
            <text:p>40.914352</text:p>
          </table:table-cell>
          <table:table-cell office:value-type="float" office:value="-2.0778668" calcext:value-type="float">
            <text:p>-2.0778668</text:p>
          </table:table-cell>
          <table:table-cell office:value-type="float" office:value="41.793198" calcext:value-type="float">
            <text:p>41.793198</text:p>
          </table:table-cell>
          <table:table-cell office:value-type="float" office:value="-9.049861" calcext:value-type="float">
            <text:p>-9.049861</text:p>
          </table:table-cell>
          <table:table-cell office:value-type="float" office:value="43.214573" calcext:value-type="float">
            <text:p>43.214573</text:p>
          </table:table-cell>
          <table:table-cell office:value-type="float" office:value="-7.537604" calcext:value-type="float">
            <text:p>-7.537604</text:p>
          </table:table-cell>
          <table:table-cell office:value-type="float" office:value="50.21362" calcext:value-type="float">
            <text:p>50.213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64.wav</text:p>
          </table:table-cell>
          <table:table-cell office:value-type="float" office:value="2683.23291663599" calcext:value-type="float">
            <text:p>2683.23291663599</text:p>
          </table:table-cell>
          <table:table-cell office:value-type="float" office:value="346041.794941031" calcext:value-type="float">
            <text:p>346041.794941031</text:p>
          </table:table-cell>
          <table:table-cell office:value-type="float" office:value="2126.69603412502" calcext:value-type="float">
            <text:p>2126.69603412502</text:p>
          </table:table-cell>
          <table:table-cell office:value-type="float" office:value="167806.538515103" calcext:value-type="float">
            <text:p>167806.538515103</text:p>
          </table:table-cell>
          <table:table-cell office:value-type="float" office:value="20.4548302701517" calcext:value-type="float">
            <text:p>20.4548302701517</text:p>
          </table:table-cell>
          <table:table-cell office:value-type="float" office:value="82.3897928994609" calcext:value-type="float">
            <text:p>82.3897928994609</text:p>
          </table:table-cell>
          <table:table-cell office:value-type="float" office:value="0.018872641" calcext:value-type="float">
            <text:p>0.018872641</text:p>
          </table:table-cell>
          <table:table-cell office:value-type="float" office:value="0.00033758162" calcext:value-type="float">
            <text:p>0.00033758162</text:p>
          </table:table-cell>
          <table:table-cell office:value-type="float" office:value="4972.29638332004" calcext:value-type="float">
            <text:p>4972.29638332004</text:p>
          </table:table-cell>
          <table:table-cell office:value-type="float" office:value="1548637.09628014" calcext:value-type="float">
            <text:p>1548637.09628014</text:p>
          </table:table-cell>
          <table:table-cell office:value-type="float" office:value="1.51546996374887" calcext:value-type="float">
            <text:p>1.51546996374887</text:p>
          </table:table-cell>
          <table:table-cell office:value-type="float" office:value="3.20290467845536" calcext:value-type="float">
            <text:p>3.20290467845536</text:p>
          </table:table-cell>
          <table:table-cell office:value-type="float" office:value="-0.019077150803849" calcext:value-type="float">
            <text:p>-0.019077150803849</text:p>
          </table:table-cell>
          <table:table-cell office:value-type="float" office:value="0.00545465178473027" calcext:value-type="float">
            <text:p>0.00545465178473027</text:p>
          </table:table-cell>
          <table:table-cell office:value-type="float" office:value="0.177264597834493" calcext:value-type="float">
            <text:p>0.177264597834493</text:p>
          </table:table-cell>
          <table:table-cell office:value-type="float" office:value="0.00395733300477485" calcext:value-type="float">
            <text:p>0.00395733300477485</text:p>
          </table:table-cell>
          <table:table-cell office:value-type="float" office:value="0.43828744" calcext:value-type="float">
            <text:p>0.43828744</text:p>
          </table:table-cell>
          <table:table-cell office:value-type="float" office:value="0.081806466" calcext:value-type="float">
            <text:p>0.081806466</text:p>
          </table:table-cell>
          <table:table-cell office:value-type="float" office:value="0.27094215" calcext:value-type="float">
            <text:p>0.27094215</text:p>
          </table:table-cell>
          <table:table-cell office:value-type="float" office:value="0.009923677" calcext:value-type="float">
            <text:p>0.009923677</text:p>
          </table:table-cell>
          <table:table-cell office:value-type="float" office:value="-0.034909464" calcext:value-type="float">
            <text:p>-0.034909464</text:p>
          </table:table-cell>
          <table:table-cell office:value-type="float" office:value="0" calcext:value-type="float">
            <text:p>0</text:p>
          </table:table-cell>
          <table:table-cell office:value-type="float" office:value="0.09044641" calcext:value-type="float">
            <text:p>0.09044641</text:p>
          </table:table-cell>
          <table:table-cell office:value-type="float" office:value="0.0011149496" calcext:value-type="float">
            <text:p>0.0011149496</text:p>
          </table:table-cell>
          <table:table-cell office:value-type="float" office:value="0.142989496252652" calcext:value-type="float">
            <text:p>0.142989496252652</text:p>
          </table:table-cell>
          <table:table-cell office:value-type="float" office:value="0.0296322463824588" calcext:value-type="float">
            <text:p>0.0296322463824588</text:p>
          </table:table-cell>
          <table:table-cell office:value-type="float" office:value="-0.08436398" calcext:value-type="float">
            <text:p>-0.08436398</text:p>
          </table:table-cell>
          <table:table-cell office:value-type="float" office:value="-110.88208" calcext:value-type="float">
            <text:p>-110.88208</text:p>
          </table:table-cell>
          <table:table-cell office:value-type="float" office:value="4403.4487" calcext:value-type="float">
            <text:p>4403.4487</text:p>
          </table:table-cell>
          <table:table-cell office:value-type="float" office:value="83.1775" calcext:value-type="float">
            <text:p>83.1775</text:p>
          </table:table-cell>
          <table:table-cell office:value-type="float" office:value="608.6544" calcext:value-type="float">
            <text:p>608.6544</text:p>
          </table:table-cell>
          <table:table-cell office:value-type="float" office:value="-45.262383" calcext:value-type="float">
            <text:p>-45.262383</text:p>
          </table:table-cell>
          <table:table-cell office:value-type="float" office:value="893.75696" calcext:value-type="float">
            <text:p>893.75696</text:p>
          </table:table-cell>
          <table:table-cell office:value-type="float" office:value="56.575737" calcext:value-type="float">
            <text:p>56.575737</text:p>
          </table:table-cell>
          <table:table-cell office:value-type="float" office:value="172.71553" calcext:value-type="float">
            <text:p>172.71553</text:p>
          </table:table-cell>
          <table:table-cell office:value-type="float" office:value="-7.4917903" calcext:value-type="float">
            <text:p>-7.4917903</text:p>
          </table:table-cell>
          <table:table-cell office:value-type="float" office:value="185.16241" calcext:value-type="float">
            <text:p>185.16241</text:p>
          </table:table-cell>
          <table:table-cell office:value-type="float" office:value="19.974426" calcext:value-type="float">
            <text:p>19.974426</text:p>
          </table:table-cell>
          <table:table-cell office:value-type="float" office:value="128.98103" calcext:value-type="float">
            <text:p>128.98103</text:p>
          </table:table-cell>
          <table:table-cell office:value-type="float" office:value="-13.3807125" calcext:value-type="float">
            <text:p>-13.3807125</text:p>
          </table:table-cell>
          <table:table-cell office:value-type="float" office:value="165.956" calcext:value-type="float">
            <text:p>165.956</text:p>
          </table:table-cell>
          <table:table-cell office:value-type="float" office:value="21.210558" calcext:value-type="float">
            <text:p>21.210558</text:p>
          </table:table-cell>
          <table:table-cell office:value-type="float" office:value="85.45186" calcext:value-type="float">
            <text:p>85.45186</text:p>
          </table:table-cell>
          <table:table-cell office:value-type="float" office:value="-15.712456" calcext:value-type="float">
            <text:p>-15.712456</text:p>
          </table:table-cell>
          <table:table-cell office:value-type="float" office:value="90.94173" calcext:value-type="float">
            <text:p>90.94173</text:p>
          </table:table-cell>
          <table:table-cell office:value-type="float" office:value="18.088774" calcext:value-type="float">
            <text:p>18.088774</text:p>
          </table:table-cell>
          <table:table-cell office:value-type="float" office:value="55.537197" calcext:value-type="float">
            <text:p>55.537197</text:p>
          </table:table-cell>
          <table:table-cell office:value-type="float" office:value="-18.111538" calcext:value-type="float">
            <text:p>-18.111538</text:p>
          </table:table-cell>
          <table:table-cell office:value-type="float" office:value="44.36715" calcext:value-type="float">
            <text:p>44.36715</text:p>
          </table:table-cell>
          <table:table-cell office:value-type="float" office:value="12.935681" calcext:value-type="float">
            <text:p>12.935681</text:p>
          </table:table-cell>
          <table:table-cell office:value-type="float" office:value="38.71255" calcext:value-type="float">
            <text:p>38.71255</text:p>
          </table:table-cell>
          <table:table-cell office:value-type="float" office:value="-17.24048" calcext:value-type="float">
            <text:p>-17.24048</text:p>
          </table:table-cell>
          <table:table-cell office:value-type="float" office:value="62.036713" calcext:value-type="float">
            <text:p>62.036713</text:p>
          </table:table-cell>
          <table:table-cell office:value-type="float" office:value="3.3142948" calcext:value-type="float">
            <text:p>3.3142948</text:p>
          </table:table-cell>
          <table:table-cell office:value-type="float" office:value="58.37222" calcext:value-type="float">
            <text:p>58.37222</text:p>
          </table:table-cell>
          <table:table-cell office:value-type="float" office:value="-7.573793" calcext:value-type="float">
            <text:p>-7.573793</text:p>
          </table:table-cell>
          <table:table-cell office:value-type="float" office:value="70.7893" calcext:value-type="float">
            <text:p>70.7893</text:p>
          </table:table-cell>
          <table:table-cell office:value-type="float" office:value="5.861556" calcext:value-type="float">
            <text:p>5.861556</text:p>
          </table:table-cell>
          <table:table-cell office:value-type="float" office:value="56.499863" calcext:value-type="float">
            <text:p>56.499863</text:p>
          </table:table-cell>
          <table:table-cell office:value-type="float" office:value="-7.923912" calcext:value-type="float">
            <text:p>-7.923912</text:p>
          </table:table-cell>
          <table:table-cell office:value-type="float" office:value="95.4263" calcext:value-type="float">
            <text:p>95.4263</text:p>
          </table:table-cell>
          <table:table-cell office:value-type="float" office:value="6.832181" calcext:value-type="float">
            <text:p>6.832181</text:p>
          </table:table-cell>
          <table:table-cell office:value-type="float" office:value="51.27699" calcext:value-type="float">
            <text:p>51.27699</text:p>
          </table:table-cell>
          <table:table-cell office:value-type="float" office:value="-5.666312" calcext:value-type="float">
            <text:p>-5.666312</text:p>
          </table:table-cell>
          <table:table-cell office:value-type="float" office:value="63.34492" calcext:value-type="float">
            <text:p>63.34492</text:p>
          </table:table-cell>
          <table:table-cell office:value-type="float" office:value="1.3475285" calcext:value-type="float">
            <text:p>1.3475285</text:p>
          </table:table-cell>
          <table:table-cell office:value-type="float" office:value="58.08181" calcext:value-type="float">
            <text:p>58.081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07.wav</text:p>
          </table:table-cell>
          <table:table-cell office:value-type="float" office:value="2939.59346443658" calcext:value-type="float">
            <text:p>2939.59346443658</text:p>
          </table:table-cell>
          <table:table-cell office:value-type="float" office:value="243834.840639693" calcext:value-type="float">
            <text:p>243834.840639693</text:p>
          </table:table-cell>
          <table:table-cell office:value-type="float" office:value="2522.7640637194" calcext:value-type="float">
            <text:p>2522.7640637194</text:p>
          </table:table-cell>
          <table:table-cell office:value-type="float" office:value="89755.7594582586" calcext:value-type="float">
            <text:p>89755.7594582586</text:p>
          </table:table-cell>
          <table:table-cell office:value-type="float" office:value="19.7529053480159" calcext:value-type="float">
            <text:p>19.7529053480159</text:p>
          </table:table-cell>
          <table:table-cell office:value-type="float" office:value="85.8874224941965" calcext:value-type="float">
            <text:p>85.8874224941965</text:p>
          </table:table-cell>
          <table:table-cell office:value-type="float" office:value="0.03174679" calcext:value-type="float">
            <text:p>0.03174679</text:p>
          </table:table-cell>
          <table:table-cell office:value-type="float" office:value="0.001145781" calcext:value-type="float">
            <text:p>0.001145781</text:p>
          </table:table-cell>
          <table:table-cell office:value-type="float" office:value="5806.92866562137" calcext:value-type="float">
            <text:p>5806.92866562137</text:p>
          </table:table-cell>
          <table:table-cell office:value-type="float" office:value="1035474.16438282" calcext:value-type="float">
            <text:p>1035474.16438282</text:p>
          </table:table-cell>
          <table:table-cell office:value-type="float" office:value="1.09897029318083" calcext:value-type="float">
            <text:p>1.09897029318083</text:p>
          </table:table-cell>
          <table:table-cell office:value-type="float" office:value="1.28470638537195" calcext:value-type="float">
            <text:p>1.28470638537195</text:p>
          </table:table-cell>
          <table:table-cell office:value-type="float" office:value="0.00128308116566033" calcext:value-type="float">
            <text:p>0.00128308116566033</text:p>
          </table:table-cell>
          <table:table-cell office:value-type="float" office:value="0.00238137692900798" calcext:value-type="float">
            <text:p>0.00238137692900798</text:p>
          </table:table-cell>
          <table:table-cell office:value-type="float" office:value="0.16831088674594" calcext:value-type="float">
            <text:p>0.16831088674594</text:p>
          </table:table-cell>
          <table:table-cell office:value-type="float" office:value="0.00187824961192712" calcext:value-type="float">
            <text:p>0.00187824961192712</text:p>
          </table:table-cell>
          <table:table-cell office:value-type="float" office:value="0.58147556" calcext:value-type="float">
            <text:p>0.58147556</text:p>
          </table:table-cell>
          <table:table-cell office:value-type="float" office:value="0.061631203" calcext:value-type="float">
            <text:p>0.061631203</text:p>
          </table:table-cell>
          <table:table-cell office:value-type="float" office:value="0.28069818" calcext:value-type="float">
            <text:p>0.28069818</text:p>
          </table:table-cell>
          <table:table-cell office:value-type="float" office:value="0.0045418544" calcext:value-type="float">
            <text:p>0.0045418544</text:p>
          </table:table-cell>
          <table:table-cell office:value-type="float" office:value="0.03650274" calcext:value-type="float">
            <text:p>0.03650274</text:p>
          </table:table-cell>
          <table:table-cell office:value-type="float" office:value="0" calcext:value-type="float">
            <text:p>0</text:p>
          </table:table-cell>
          <table:table-cell office:value-type="float" office:value="0.06945514" calcext:value-type="float">
            <text:p>0.06945514</text:p>
          </table:table-cell>
          <table:table-cell office:value-type="float" office:value="0.00015760631" calcext:value-type="float">
            <text:p>0.00015760631</text:p>
          </table:table-cell>
          <table:table-cell office:value-type="float" office:value="0.251407796447025" calcext:value-type="float">
            <text:p>0.251407796447025</text:p>
          </table:table-cell>
          <table:table-cell office:value-type="float" office:value="0.0786777984284626" calcext:value-type="float">
            <text:p>0.0786777984284626</text:p>
          </table:table-cell>
          <table:table-cell office:value-type="float" office:value="0.06644025" calcext:value-type="float">
            <text:p>0.06644025</text:p>
          </table:table-cell>
          <table:table-cell office:value-type="float" office:value="-108.10116" calcext:value-type="float">
            <text:p>-108.10116</text:p>
          </table:table-cell>
          <table:table-cell office:value-type="float" office:value="269.44473" calcext:value-type="float">
            <text:p>269.44473</text:p>
          </table:table-cell>
          <table:table-cell office:value-type="float" office:value="65.7679" calcext:value-type="float">
            <text:p>65.7679</text:p>
          </table:table-cell>
          <table:table-cell office:value-type="float" office:value="284.77933" calcext:value-type="float">
            <text:p>284.77933</text:p>
          </table:table-cell>
          <table:table-cell office:value-type="float" office:value="-20.839346" calcext:value-type="float">
            <text:p>-20.839346</text:p>
          </table:table-cell>
          <table:table-cell office:value-type="float" office:value="244.47017" calcext:value-type="float">
            <text:p>244.47017</text:p>
          </table:table-cell>
          <table:table-cell office:value-type="float" office:value="47.553825" calcext:value-type="float">
            <text:p>47.553825</text:p>
          </table:table-cell>
          <table:table-cell office:value-type="float" office:value="110.13704" calcext:value-type="float">
            <text:p>110.13704</text:p>
          </table:table-cell>
          <table:table-cell office:value-type="float" office:value="0.8670945" calcext:value-type="float">
            <text:p>0.8670945</text:p>
          </table:table-cell>
          <table:table-cell office:value-type="float" office:value="94.665565" calcext:value-type="float">
            <text:p>94.665565</text:p>
          </table:table-cell>
          <table:table-cell office:value-type="float" office:value="8.987104" calcext:value-type="float">
            <text:p>8.987104</text:p>
          </table:table-cell>
          <table:table-cell office:value-type="float" office:value="41.358112" calcext:value-type="float">
            <text:p>41.358112</text:p>
          </table:table-cell>
          <table:table-cell office:value-type="float" office:value="-3.2015545" calcext:value-type="float">
            <text:p>-3.2015545</text:p>
          </table:table-cell>
          <table:table-cell office:value-type="float" office:value="62.322132" calcext:value-type="float">
            <text:p>62.322132</text:p>
          </table:table-cell>
          <table:table-cell office:value-type="float" office:value="20.969147" calcext:value-type="float">
            <text:p>20.969147</text:p>
          </table:table-cell>
          <table:table-cell office:value-type="float" office:value="46.040726" calcext:value-type="float">
            <text:p>46.040726</text:p>
          </table:table-cell>
          <table:table-cell office:value-type="float" office:value="-10.341167" calcext:value-type="float">
            <text:p>-10.341167</text:p>
          </table:table-cell>
          <table:table-cell office:value-type="float" office:value="42.03929" calcext:value-type="float">
            <text:p>42.03929</text:p>
          </table:table-cell>
          <table:table-cell office:value-type="float" office:value="7.8690705" calcext:value-type="float">
            <text:p>7.8690705</text:p>
          </table:table-cell>
          <table:table-cell office:value-type="float" office:value="31.823814" calcext:value-type="float">
            <text:p>31.823814</text:p>
          </table:table-cell>
          <table:table-cell office:value-type="float" office:value="-8.121823" calcext:value-type="float">
            <text:p>-8.121823</text:p>
          </table:table-cell>
          <table:table-cell office:value-type="float" office:value="32.24468" calcext:value-type="float">
            <text:p>32.24468</text:p>
          </table:table-cell>
          <table:table-cell office:value-type="float" office:value="12.04054" calcext:value-type="float">
            <text:p>12.04054</text:p>
          </table:table-cell>
          <table:table-cell office:value-type="float" office:value="35.260857" calcext:value-type="float">
            <text:p>35.260857</text:p>
          </table:table-cell>
          <table:table-cell office:value-type="float" office:value="-9.151337" calcext:value-type="float">
            <text:p>-9.151337</text:p>
          </table:table-cell>
          <table:table-cell office:value-type="float" office:value="36.15593" calcext:value-type="float">
            <text:p>36.15593</text:p>
          </table:table-cell>
          <table:table-cell office:value-type="float" office:value="6.9961557" calcext:value-type="float">
            <text:p>6.9961557</text:p>
          </table:table-cell>
          <table:table-cell office:value-type="float" office:value="35.825825" calcext:value-type="float">
            <text:p>35.825825</text:p>
          </table:table-cell>
          <table:table-cell office:value-type="float" office:value="-8.7440605" calcext:value-type="float">
            <text:p>-8.7440605</text:p>
          </table:table-cell>
          <table:table-cell office:value-type="float" office:value="33.89641" calcext:value-type="float">
            <text:p>33.89641</text:p>
          </table:table-cell>
          <table:table-cell office:value-type="float" office:value="5.779834" calcext:value-type="float">
            <text:p>5.779834</text:p>
          </table:table-cell>
          <table:table-cell office:value-type="float" office:value="32.86281" calcext:value-type="float">
            <text:p>32.86281</text:p>
          </table:table-cell>
          <table:table-cell office:value-type="float" office:value="-12.3590975" calcext:value-type="float">
            <text:p>-12.3590975</text:p>
          </table:table-cell>
          <table:table-cell office:value-type="float" office:value="29.798948" calcext:value-type="float">
            <text:p>29.798948</text:p>
          </table:table-cell>
          <table:table-cell office:value-type="float" office:value="3.4397657" calcext:value-type="float">
            <text:p>3.4397657</text:p>
          </table:table-cell>
          <table:table-cell office:value-type="float" office:value="27.344748" calcext:value-type="float">
            <text:p>27.344748</text:p>
          </table:table-cell>
          <table:table-cell office:value-type="float" office:value="-7.3712373" calcext:value-type="float">
            <text:p>-7.3712373</text:p>
          </table:table-cell>
          <table:table-cell office:value-type="float" office:value="29.257812" calcext:value-type="float">
            <text:p>29.257812</text:p>
          </table:table-cell>
          <table:table-cell office:value-type="float" office:value="4.8633323" calcext:value-type="float">
            <text:p>4.8633323</text:p>
          </table:table-cell>
          <table:table-cell office:value-type="float" office:value="24.971636" calcext:value-type="float">
            <text:p>24.9716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99.wav</text:p>
          </table:table-cell>
          <table:table-cell office:value-type="float" office:value="2375.37197089292" calcext:value-type="float">
            <text:p>2375.37197089292</text:p>
          </table:table-cell>
          <table:table-cell office:value-type="float" office:value="316948.128715898" calcext:value-type="float">
            <text:p>316948.128715898</text:p>
          </table:table-cell>
          <table:table-cell office:value-type="float" office:value="2231.73087580841" calcext:value-type="float">
            <text:p>2231.73087580841</text:p>
          </table:table-cell>
          <table:table-cell office:value-type="float" office:value="68005.9923448249" calcext:value-type="float">
            <text:p>68005.9923448249</text:p>
          </table:table-cell>
          <table:table-cell office:value-type="float" office:value="20.7496693834924" calcext:value-type="float">
            <text:p>20.7496693834924</text:p>
          </table:table-cell>
          <table:table-cell office:value-type="float" office:value="98.4570492015252" calcext:value-type="float">
            <text:p>98.4570492015252</text:p>
          </table:table-cell>
          <table:table-cell office:value-type="float" office:value="0.012127873" calcext:value-type="float">
            <text:p>0.012127873</text:p>
          </table:table-cell>
          <table:table-cell office:value-type="float" office:value="0.00028735027" calcext:value-type="float">
            <text:p>0.00028735027</text:p>
          </table:table-cell>
          <table:table-cell office:value-type="float" office:value="4898.15421757178" calcext:value-type="float">
            <text:p>4898.15421757178</text:p>
          </table:table-cell>
          <table:table-cell office:value-type="float" office:value="957865.741395557" calcext:value-type="float">
            <text:p>957865.741395557</text:p>
          </table:table-cell>
          <table:table-cell office:value-type="float" office:value="2.27253799060326" calcext:value-type="float">
            <text:p>2.27253799060326</text:p>
          </table:table-cell>
          <table:table-cell office:value-type="float" office:value="6.57667710759692" calcext:value-type="float">
            <text:p>6.57667710759692</text:p>
          </table:table-cell>
          <table:table-cell office:value-type="float" office:value="0.010987371074712" calcext:value-type="float">
            <text:p>0.010987371074712</text:p>
          </table:table-cell>
          <table:table-cell office:value-type="float" office:value="0.0053965248256114" calcext:value-type="float">
            <text:p>0.0053965248256114</text:p>
          </table:table-cell>
          <table:table-cell office:value-type="float" office:value="0.10796566850348" calcext:value-type="float">
            <text:p>0.10796566850348</text:p>
          </table:table-cell>
          <table:table-cell office:value-type="float" office:value="0.00319885235609109" calcext:value-type="float">
            <text:p>0.00319885235609109</text:p>
          </table:table-cell>
          <table:table-cell office:value-type="float" office:value="0.51625395" calcext:value-type="float">
            <text:p>0.51625395</text:p>
          </table:table-cell>
          <table:table-cell office:value-type="float" office:value="0.0751047" calcext:value-type="float">
            <text:p>0.0751047</text:p>
          </table:table-cell>
          <table:table-cell office:value-type="float" office:value="0.2713905" calcext:value-type="float">
            <text:p>0.2713905</text:p>
          </table:table-cell>
          <table:table-cell office:value-type="float" office:value="0.0096805375" calcext:value-type="float">
            <text:p>0.0096805375</text:p>
          </table:table-cell>
          <table:table-cell office:value-type="float" office:value="-0.12810244" calcext:value-type="float">
            <text:p>-0.12810244</text:p>
          </table:table-cell>
          <table:table-cell office:value-type="float" office:value="0" calcext:value-type="float">
            <text:p>0</text:p>
          </table:table-cell>
          <table:table-cell office:value-type="float" office:value="0.17008242" calcext:value-type="float">
            <text:p>0.17008242</text:p>
          </table:table-cell>
          <table:table-cell office:value-type="float" office:value="0.0037598666" calcext:value-type="float">
            <text:p>0.0037598666</text:p>
          </table:table-cell>
          <table:table-cell office:value-type="float" office:value="0.137351289787245" calcext:value-type="float">
            <text:p>0.137351289787245</text:p>
          </table:table-cell>
          <table:table-cell office:value-type="float" office:value="0.0272200829593762" calcext:value-type="float">
            <text:p>0.0272200829593762</text:p>
          </table:table-cell>
          <table:table-cell office:value-type="float" office:value="-0.1696449" calcext:value-type="float">
            <text:p>-0.1696449</text:p>
          </table:table-cell>
          <table:table-cell office:value-type="float" office:value="-66.68023" calcext:value-type="float">
            <text:p>-66.68023</text:p>
          </table:table-cell>
          <table:table-cell office:value-type="float" office:value="2113.7756" calcext:value-type="float">
            <text:p>2113.7756</text:p>
          </table:table-cell>
          <table:table-cell office:value-type="float" office:value="88.369576" calcext:value-type="float">
            <text:p>88.369576</text:p>
          </table:table-cell>
          <table:table-cell office:value-type="float" office:value="422.0346" calcext:value-type="float">
            <text:p>422.0346</text:p>
          </table:table-cell>
          <table:table-cell office:value-type="float" office:value="-27.548222" calcext:value-type="float">
            <text:p>-27.548222</text:p>
          </table:table-cell>
          <table:table-cell office:value-type="float" office:value="409.8842" calcext:value-type="float">
            <text:p>409.8842</text:p>
          </table:table-cell>
          <table:table-cell office:value-type="float" office:value="53.182358" calcext:value-type="float">
            <text:p>53.182358</text:p>
          </table:table-cell>
          <table:table-cell office:value-type="float" office:value="192.6094" calcext:value-type="float">
            <text:p>192.6094</text:p>
          </table:table-cell>
          <table:table-cell office:value-type="float" office:value="-9.191762" calcext:value-type="float">
            <text:p>-9.191762</text:p>
          </table:table-cell>
          <table:table-cell office:value-type="float" office:value="164.89162" calcext:value-type="float">
            <text:p>164.89162</text:p>
          </table:table-cell>
          <table:table-cell office:value-type="float" office:value="27.966816" calcext:value-type="float">
            <text:p>27.966816</text:p>
          </table:table-cell>
          <table:table-cell office:value-type="float" office:value="121.76022" calcext:value-type="float">
            <text:p>121.76022</text:p>
          </table:table-cell>
          <table:table-cell office:value-type="float" office:value="-8.108185" calcext:value-type="float">
            <text:p>-8.108185</text:p>
          </table:table-cell>
          <table:table-cell office:value-type="float" office:value="110.11097" calcext:value-type="float">
            <text:p>110.11097</text:p>
          </table:table-cell>
          <table:table-cell office:value-type="float" office:value="26.2966" calcext:value-type="float">
            <text:p>26.2966</text:p>
          </table:table-cell>
          <table:table-cell office:value-type="float" office:value="66.895874" calcext:value-type="float">
            <text:p>66.895874</text:p>
          </table:table-cell>
          <table:table-cell office:value-type="float" office:value="-8.240403" calcext:value-type="float">
            <text:p>-8.240403</text:p>
          </table:table-cell>
          <table:table-cell office:value-type="float" office:value="68.65156" calcext:value-type="float">
            <text:p>68.65156</text:p>
          </table:table-cell>
          <table:table-cell office:value-type="float" office:value="12.689763" calcext:value-type="float">
            <text:p>12.689763</text:p>
          </table:table-cell>
          <table:table-cell office:value-type="float" office:value="68.62774" calcext:value-type="float">
            <text:p>68.62774</text:p>
          </table:table-cell>
          <table:table-cell office:value-type="float" office:value="-7.1285152" calcext:value-type="float">
            <text:p>-7.1285152</text:p>
          </table:table-cell>
          <table:table-cell office:value-type="float" office:value="54.925888" calcext:value-type="float">
            <text:p>54.925888</text:p>
          </table:table-cell>
          <table:table-cell office:value-type="float" office:value="13.682774" calcext:value-type="float">
            <text:p>13.682774</text:p>
          </table:table-cell>
          <table:table-cell office:value-type="float" office:value="52.909428" calcext:value-type="float">
            <text:p>52.909428</text:p>
          </table:table-cell>
          <table:table-cell office:value-type="float" office:value="-8.3691435" calcext:value-type="float">
            <text:p>-8.3691435</text:p>
          </table:table-cell>
          <table:table-cell office:value-type="float" office:value="36.335754" calcext:value-type="float">
            <text:p>36.335754</text:p>
          </table:table-cell>
          <table:table-cell office:value-type="float" office:value="7.960476" calcext:value-type="float">
            <text:p>7.960476</text:p>
          </table:table-cell>
          <table:table-cell office:value-type="float" office:value="39.41722" calcext:value-type="float">
            <text:p>39.41722</text:p>
          </table:table-cell>
          <table:table-cell office:value-type="float" office:value="-6.297391" calcext:value-type="float">
            <text:p>-6.297391</text:p>
          </table:table-cell>
          <table:table-cell office:value-type="float" office:value="41.445545" calcext:value-type="float">
            <text:p>41.445545</text:p>
          </table:table-cell>
          <table:table-cell office:value-type="float" office:value="8.126195" calcext:value-type="float">
            <text:p>8.126195</text:p>
          </table:table-cell>
          <table:table-cell office:value-type="float" office:value="49.324512" calcext:value-type="float">
            <text:p>49.324512</text:p>
          </table:table-cell>
          <table:table-cell office:value-type="float" office:value="-4.967942" calcext:value-type="float">
            <text:p>-4.967942</text:p>
          </table:table-cell>
          <table:table-cell office:value-type="float" office:value="32.46012" calcext:value-type="float">
            <text:p>32.46012</text:p>
          </table:table-cell>
          <table:table-cell office:value-type="float" office:value="6.167455" calcext:value-type="float">
            <text:p>6.167455</text:p>
          </table:table-cell>
          <table:table-cell office:value-type="float" office:value="37.86311" calcext:value-type="float">
            <text:p>37.86311</text:p>
          </table:table-cell>
          <table:table-cell office:value-type="float" office:value="0.3678146" calcext:value-type="float">
            <text:p>0.3678146</text:p>
          </table:table-cell>
          <table:table-cell office:value-type="float" office:value="53.108162" calcext:value-type="float">
            <text:p>53.108162</text:p>
          </table:table-cell>
          <table:table-cell office:value-type="float" office:value="2.6921854" calcext:value-type="float">
            <text:p>2.6921854</text:p>
          </table:table-cell>
          <table:table-cell office:value-type="float" office:value="34.68307" calcext:value-type="float">
            <text:p>34.683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24.wav</text:p>
          </table:table-cell>
          <table:table-cell office:value-type="float" office:value="2410.87784276952" calcext:value-type="float">
            <text:p>2410.87784276952</text:p>
          </table:table-cell>
          <table:table-cell office:value-type="float" office:value="211038.756309616" calcext:value-type="float">
            <text:p>211038.756309616</text:p>
          </table:table-cell>
          <table:table-cell office:value-type="float" office:value="2227.683409305" calcext:value-type="float">
            <text:p>2227.683409305</text:p>
          </table:table-cell>
          <table:table-cell office:value-type="float" office:value="66046.536372452" calcext:value-type="float">
            <text:p>66046.536372452</text:p>
          </table:table-cell>
          <table:table-cell office:value-type="float" office:value="20.6322519739268" calcext:value-type="float">
            <text:p>20.6322519739268</text:p>
          </table:table-cell>
          <table:table-cell office:value-type="float" office:value="106.114253987154" calcext:value-type="float">
            <text:p>106.114253987154</text:p>
          </table:table-cell>
          <table:table-cell office:value-type="float" office:value="0.009843236" calcext:value-type="float">
            <text:p>0.009843236</text:p>
          </table:table-cell>
          <table:table-cell office:value-type="float" office:value="0.000083137624" calcext:value-type="float">
            <text:p>0.000083137624</text:p>
          </table:table-cell>
          <table:table-cell office:value-type="float" office:value="4950.00543793504" calcext:value-type="float">
            <text:p>4950.00543793504</text:p>
          </table:table-cell>
          <table:table-cell office:value-type="float" office:value="768333.47355492" calcext:value-type="float">
            <text:p>768333.47355492</text:p>
          </table:table-cell>
          <table:table-cell office:value-type="float" office:value="3.52274920965547" calcext:value-type="float">
            <text:p>3.52274920965547</text:p>
          </table:table-cell>
          <table:table-cell office:value-type="float" office:value="12.9564774190067" calcext:value-type="float">
            <text:p>12.9564774190067</text:p>
          </table:table-cell>
          <table:table-cell office:value-type="float" office:value="0.0280997915177027" calcext:value-type="float">
            <text:p>0.0280997915177027</text:p>
          </table:table-cell>
          <table:table-cell office:value-type="float" office:value="0.0129613962606757" calcext:value-type="float">
            <text:p>0.0129613962606757</text:p>
          </table:table-cell>
          <table:table-cell office:value-type="float" office:value="0.128288817792923" calcext:value-type="float">
            <text:p>0.128288817792923</text:p>
          </table:table-cell>
          <table:table-cell office:value-type="float" office:value="0.00179196723202694" calcext:value-type="float">
            <text:p>0.00179196723202694</text:p>
          </table:table-cell>
          <table:table-cell office:value-type="float" office:value="0.47872916" calcext:value-type="float">
            <text:p>0.47872916</text:p>
          </table:table-cell>
          <table:table-cell office:value-type="float" office:value="0.07418454" calcext:value-type="float">
            <text:p>0.07418454</text:p>
          </table:table-cell>
          <table:table-cell office:value-type="float" office:value="0.2492002" calcext:value-type="float">
            <text:p>0.2492002</text:p>
          </table:table-cell>
          <table:table-cell office:value-type="float" office:value="0.0212326" calcext:value-type="float">
            <text:p>0.0212326</text:p>
          </table:table-cell>
          <table:table-cell office:value-type="float" office:value="0.08129693" calcext:value-type="float">
            <text:p>0.08129693</text:p>
          </table:table-cell>
          <table:table-cell office:value-type="float" office:value="0" calcext:value-type="float">
            <text:p>0</text:p>
          </table:table-cell>
          <table:table-cell office:value-type="float" office:value="0.23133783" calcext:value-type="float">
            <text:p>0.23133783</text:p>
          </table:table-cell>
          <table:table-cell office:value-type="float" office:value="0.0008229766" calcext:value-type="float">
            <text:p>0.0008229766</text:p>
          </table:table-cell>
          <table:table-cell office:value-type="float" office:value="0.273829065816018" calcext:value-type="float">
            <text:p>0.273829065816018</text:p>
          </table:table-cell>
          <table:table-cell office:value-type="float" office:value="0.0921769011405957" calcext:value-type="float">
            <text:p>0.0921769011405957</text:p>
          </table:table-cell>
          <table:table-cell office:value-type="float" office:value="0.094881125" calcext:value-type="float">
            <text:p>0.094881125</text:p>
          </table:table-cell>
          <table:table-cell office:value-type="float" office:value="-16.719742" calcext:value-type="float">
            <text:p>-16.719742</text:p>
          </table:table-cell>
          <table:table-cell office:value-type="float" office:value="290.95218" calcext:value-type="float">
            <text:p>290.95218</text:p>
          </table:table-cell>
          <table:table-cell office:value-type="float" office:value="94.1185" calcext:value-type="float">
            <text:p>94.1185</text:p>
          </table:table-cell>
          <table:table-cell office:value-type="float" office:value="286.02377" calcext:value-type="float">
            <text:p>286.02377</text:p>
          </table:table-cell>
          <table:table-cell office:value-type="float" office:value="-32.79254" calcext:value-type="float">
            <text:p>-32.79254</text:p>
          </table:table-cell>
          <table:table-cell office:value-type="float" office:value="205.88324" calcext:value-type="float">
            <text:p>205.88324</text:p>
          </table:table-cell>
          <table:table-cell office:value-type="float" office:value="61.47652" calcext:value-type="float">
            <text:p>61.47652</text:p>
          </table:table-cell>
          <table:table-cell office:value-type="float" office:value="190.5849" calcext:value-type="float">
            <text:p>190.5849</text:p>
          </table:table-cell>
          <table:table-cell office:value-type="float" office:value="-10.0955" calcext:value-type="float">
            <text:p>-10.0955</text:p>
          </table:table-cell>
          <table:table-cell office:value-type="float" office:value="53.785866" calcext:value-type="float">
            <text:p>53.785866</text:p>
          </table:table-cell>
          <table:table-cell office:value-type="float" office:value="34.224144" calcext:value-type="float">
            <text:p>34.224144</text:p>
          </table:table-cell>
          <table:table-cell office:value-type="float" office:value="67.91277" calcext:value-type="float">
            <text:p>67.91277</text:p>
          </table:table-cell>
          <table:table-cell office:value-type="float" office:value="-11.96456" calcext:value-type="float">
            <text:p>-11.96456</text:p>
          </table:table-cell>
          <table:table-cell office:value-type="float" office:value="73.271774" calcext:value-type="float">
            <text:p>73.271774</text:p>
          </table:table-cell>
          <table:table-cell office:value-type="float" office:value="28.192856" calcext:value-type="float">
            <text:p>28.192856</text:p>
          </table:table-cell>
          <table:table-cell office:value-type="float" office:value="50.54407" calcext:value-type="float">
            <text:p>50.54407</text:p>
          </table:table-cell>
          <table:table-cell office:value-type="float" office:value="-15.318691" calcext:value-type="float">
            <text:p>-15.318691</text:p>
          </table:table-cell>
          <table:table-cell office:value-type="float" office:value="54.55836" calcext:value-type="float">
            <text:p>54.55836</text:p>
          </table:table-cell>
          <table:table-cell office:value-type="float" office:value="19.32519" calcext:value-type="float">
            <text:p>19.32519</text:p>
          </table:table-cell>
          <table:table-cell office:value-type="float" office:value="57.010647" calcext:value-type="float">
            <text:p>57.010647</text:p>
          </table:table-cell>
          <table:table-cell office:value-type="float" office:value="-8.285293" calcext:value-type="float">
            <text:p>-8.285293</text:p>
          </table:table-cell>
          <table:table-cell office:value-type="float" office:value="49.062748" calcext:value-type="float">
            <text:p>49.062748</text:p>
          </table:table-cell>
          <table:table-cell office:value-type="float" office:value="17.9421" calcext:value-type="float">
            <text:p>17.9421</text:p>
          </table:table-cell>
          <table:table-cell office:value-type="float" office:value="40.432587" calcext:value-type="float">
            <text:p>40.432587</text:p>
          </table:table-cell>
          <table:table-cell office:value-type="float" office:value="-7.449494" calcext:value-type="float">
            <text:p>-7.449494</text:p>
          </table:table-cell>
          <table:table-cell office:value-type="float" office:value="48.02961" calcext:value-type="float">
            <text:p>48.02961</text:p>
          </table:table-cell>
          <table:table-cell office:value-type="float" office:value="12.822297" calcext:value-type="float">
            <text:p>12.822297</text:p>
          </table:table-cell>
          <table:table-cell office:value-type="float" office:value="61.065716" calcext:value-type="float">
            <text:p>61.065716</text:p>
          </table:table-cell>
          <table:table-cell office:value-type="float" office:value="-6.200847" calcext:value-type="float">
            <text:p>-6.200847</text:p>
          </table:table-cell>
          <table:table-cell office:value-type="float" office:value="42.341576" calcext:value-type="float">
            <text:p>42.341576</text:p>
          </table:table-cell>
          <table:table-cell office:value-type="float" office:value="6.3855677" calcext:value-type="float">
            <text:p>6.3855677</text:p>
          </table:table-cell>
          <table:table-cell office:value-type="float" office:value="45.77944" calcext:value-type="float">
            <text:p>45.77944</text:p>
          </table:table-cell>
          <table:table-cell office:value-type="float" office:value="-6.8941946" calcext:value-type="float">
            <text:p>-6.8941946</text:p>
          </table:table-cell>
          <table:table-cell office:value-type="float" office:value="47.72495" calcext:value-type="float">
            <text:p>47.72495</text:p>
          </table:table-cell>
          <table:table-cell office:value-type="float" office:value="4.4594626" calcext:value-type="float">
            <text:p>4.4594626</text:p>
          </table:table-cell>
          <table:table-cell office:value-type="float" office:value="42.434456" calcext:value-type="float">
            <text:p>42.434456</text:p>
          </table:table-cell>
          <table:table-cell office:value-type="float" office:value="-4.1721115" calcext:value-type="float">
            <text:p>-4.1721115</text:p>
          </table:table-cell>
          <table:table-cell office:value-type="float" office:value="44.134243" calcext:value-type="float">
            <text:p>44.134243</text:p>
          </table:table-cell>
          <table:table-cell office:value-type="float" office:value="4.2169886" calcext:value-type="float">
            <text:p>4.2169886</text:p>
          </table:table-cell>
          <table:table-cell office:value-type="float" office:value="53.08088" calcext:value-type="float">
            <text:p>53.080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56.wav</text:p>
          </table:table-cell>
          <table:table-cell office:value-type="float" office:value="3010.92242538059" calcext:value-type="float">
            <text:p>3010.92242538059</text:p>
          </table:table-cell>
          <table:table-cell office:value-type="float" office:value="124121.494386138" calcext:value-type="float">
            <text:p>124121.494386138</text:p>
          </table:table-cell>
          <table:table-cell office:value-type="float" office:value="2386.81190951613" calcext:value-type="float">
            <text:p>2386.81190951613</text:p>
          </table:table-cell>
          <table:table-cell office:value-type="float" office:value="48834.7284127375" calcext:value-type="float">
            <text:p>48834.7284127375</text:p>
          </table:table-cell>
          <table:table-cell office:value-type="float" office:value="20.0686017460427" calcext:value-type="float">
            <text:p>20.0686017460427</text:p>
          </table:table-cell>
          <table:table-cell office:value-type="float" office:value="100.705963541649" calcext:value-type="float">
            <text:p>100.705963541649</text:p>
          </table:table-cell>
          <table:table-cell office:value-type="float" office:value="0.032204755" calcext:value-type="float">
            <text:p>0.032204755</text:p>
          </table:table-cell>
          <table:table-cell office:value-type="float" office:value="0.0013408043" calcext:value-type="float">
            <text:p>0.0013408043</text:p>
          </table:table-cell>
          <table:table-cell office:value-type="float" office:value="5633.45564910818" calcext:value-type="float">
            <text:p>5633.45564910818</text:p>
          </table:table-cell>
          <table:table-cell office:value-type="float" office:value="479224.449381168" calcext:value-type="float">
            <text:p>479224.449381168</text:p>
          </table:table-cell>
          <table:table-cell office:value-type="float" office:value="3.94976942954859" calcext:value-type="float">
            <text:p>3.94976942954859</text:p>
          </table:table-cell>
          <table:table-cell office:value-type="float" office:value="16.6919755156669" calcext:value-type="float">
            <text:p>16.6919755156669</text:p>
          </table:table-cell>
          <table:table-cell office:value-type="float" office:value="0.00240538960179302" calcext:value-type="float">
            <text:p>0.00240538960179302</text:p>
          </table:table-cell>
          <table:table-cell office:value-type="float" office:value="0.00431310955590421" calcext:value-type="float">
            <text:p>0.00431310955590421</text:p>
          </table:table-cell>
          <table:table-cell office:value-type="float" office:value="0.179306466913186" calcext:value-type="float">
            <text:p>0.179306466913186</text:p>
          </table:table-cell>
          <table:table-cell office:value-type="float" office:value="0.00122279811459302" calcext:value-type="float">
            <text:p>0.00122279811459302</text:p>
          </table:table-cell>
          <table:table-cell office:value-type="float" office:value="0.46352425" calcext:value-type="float">
            <text:p>0.46352425</text:p>
          </table:table-cell>
          <table:table-cell office:value-type="float" office:value="0.08514981" calcext:value-type="float">
            <text:p>0.08514981</text:p>
          </table:table-cell>
          <table:table-cell office:value-type="float" office:value="0.2754472" calcext:value-type="float">
            <text:p>0.2754472</text:p>
          </table:table-cell>
          <table:table-cell office:value-type="float" office:value="0.00746219" calcext:value-type="float">
            <text:p>0.00746219</text:p>
          </table:table-cell>
          <table:table-cell office:value-type="float" office:value="0.061992686" calcext:value-type="float">
            <text:p>0.061992686</text:p>
          </table:table-cell>
          <table:table-cell office:value-type="float" office:value="0" calcext:value-type="float">
            <text:p>0</text:p>
          </table:table-cell>
          <table:table-cell office:value-type="float" office:value="0.24282901" calcext:value-type="float">
            <text:p>0.24282901</text:p>
          </table:table-cell>
          <table:table-cell office:value-type="float" office:value="0.0013617509" calcext:value-type="float">
            <text:p>0.0013617509</text:p>
          </table:table-cell>
          <table:table-cell office:value-type="float" office:value="0.217107706370127" calcext:value-type="float">
            <text:p>0.217107706370127</text:p>
          </table:table-cell>
          <table:table-cell office:value-type="float" office:value="0.0600175821826633" calcext:value-type="float">
            <text:p>0.0600175821826633</text:p>
          </table:table-cell>
          <table:table-cell office:value-type="float" office:value="0.113709934" calcext:value-type="float">
            <text:p>0.113709934</text:p>
          </table:table-cell>
          <table:table-cell office:value-type="float" office:value="11.953702" calcext:value-type="float">
            <text:p>11.953702</text:p>
          </table:table-cell>
          <table:table-cell office:value-type="float" office:value="399.8703" calcext:value-type="float">
            <text:p>399.8703</text:p>
          </table:table-cell>
          <table:table-cell office:value-type="float" office:value="69.42064" calcext:value-type="float">
            <text:p>69.42064</text:p>
          </table:table-cell>
          <table:table-cell office:value-type="float" office:value="202.11053" calcext:value-type="float">
            <text:p>202.11053</text:p>
          </table:table-cell>
          <table:table-cell office:value-type="float" office:value="-23.265295" calcext:value-type="float">
            <text:p>-23.265295</text:p>
          </table:table-cell>
          <table:table-cell office:value-type="float" office:value="202.62831" calcext:value-type="float">
            <text:p>202.62831</text:p>
          </table:table-cell>
          <table:table-cell office:value-type="float" office:value="60.70008" calcext:value-type="float">
            <text:p>60.70008</text:p>
          </table:table-cell>
          <table:table-cell office:value-type="float" office:value="122.89559" calcext:value-type="float">
            <text:p>122.89559</text:p>
          </table:table-cell>
          <table:table-cell office:value-type="float" office:value="-20.82187" calcext:value-type="float">
            <text:p>-20.82187</text:p>
          </table:table-cell>
          <table:table-cell office:value-type="float" office:value="82.70215" calcext:value-type="float">
            <text:p>82.70215</text:p>
          </table:table-cell>
          <table:table-cell office:value-type="float" office:value="25.098858" calcext:value-type="float">
            <text:p>25.098858</text:p>
          </table:table-cell>
          <table:table-cell office:value-type="float" office:value="62.161373" calcext:value-type="float">
            <text:p>62.161373</text:p>
          </table:table-cell>
          <table:table-cell office:value-type="float" office:value="-16.187572" calcext:value-type="float">
            <text:p>-16.187572</text:p>
          </table:table-cell>
          <table:table-cell office:value-type="float" office:value="61.57636" calcext:value-type="float">
            <text:p>61.57636</text:p>
          </table:table-cell>
          <table:table-cell office:value-type="float" office:value="15.548446" calcext:value-type="float">
            <text:p>15.548446</text:p>
          </table:table-cell>
          <table:table-cell office:value-type="float" office:value="67.131836" calcext:value-type="float">
            <text:p>67.131836</text:p>
          </table:table-cell>
          <table:table-cell office:value-type="float" office:value="-10.504553" calcext:value-type="float">
            <text:p>-10.504553</text:p>
          </table:table-cell>
          <table:table-cell office:value-type="float" office:value="55.586643" calcext:value-type="float">
            <text:p>55.586643</text:p>
          </table:table-cell>
          <table:table-cell office:value-type="float" office:value="18.777107" calcext:value-type="float">
            <text:p>18.777107</text:p>
          </table:table-cell>
          <table:table-cell office:value-type="float" office:value="64.37958" calcext:value-type="float">
            <text:p>64.37958</text:p>
          </table:table-cell>
          <table:table-cell office:value-type="float" office:value="-13.392752" calcext:value-type="float">
            <text:p>-13.392752</text:p>
          </table:table-cell>
          <table:table-cell office:value-type="float" office:value="43.11947" calcext:value-type="float">
            <text:p>43.11947</text:p>
          </table:table-cell>
          <table:table-cell office:value-type="float" office:value="17.374573" calcext:value-type="float">
            <text:p>17.374573</text:p>
          </table:table-cell>
          <table:table-cell office:value-type="float" office:value="50.849026" calcext:value-type="float">
            <text:p>50.849026</text:p>
          </table:table-cell>
          <table:table-cell office:value-type="float" office:value="-11.054032" calcext:value-type="float">
            <text:p>-11.054032</text:p>
          </table:table-cell>
          <table:table-cell office:value-type="float" office:value="36.231506" calcext:value-type="float">
            <text:p>36.231506</text:p>
          </table:table-cell>
          <table:table-cell office:value-type="float" office:value="10.268478" calcext:value-type="float">
            <text:p>10.268478</text:p>
          </table:table-cell>
          <table:table-cell office:value-type="float" office:value="41.291378" calcext:value-type="float">
            <text:p>41.291378</text:p>
          </table:table-cell>
          <table:table-cell office:value-type="float" office:value="-8.710126" calcext:value-type="float">
            <text:p>-8.710126</text:p>
          </table:table-cell>
          <table:table-cell office:value-type="float" office:value="37.917633" calcext:value-type="float">
            <text:p>37.917633</text:p>
          </table:table-cell>
          <table:table-cell office:value-type="float" office:value="8.18328" calcext:value-type="float">
            <text:p>8.18328</text:p>
          </table:table-cell>
          <table:table-cell office:value-type="float" office:value="31.801434" calcext:value-type="float">
            <text:p>31.801434</text:p>
          </table:table-cell>
          <table:table-cell office:value-type="float" office:value="-4.9623113" calcext:value-type="float">
            <text:p>-4.9623113</text:p>
          </table:table-cell>
          <table:table-cell office:value-type="float" office:value="32.35086" calcext:value-type="float">
            <text:p>32.35086</text:p>
          </table:table-cell>
          <table:table-cell office:value-type="float" office:value="5.421035" calcext:value-type="float">
            <text:p>5.421035</text:p>
          </table:table-cell>
          <table:table-cell office:value-type="float" office:value="30.73008" calcext:value-type="float">
            <text:p>30.73008</text:p>
          </table:table-cell>
          <table:table-cell office:value-type="float" office:value="-5.4967732" calcext:value-type="float">
            <text:p>-5.4967732</text:p>
          </table:table-cell>
          <table:table-cell office:value-type="float" office:value="31.856497" calcext:value-type="float">
            <text:p>31.856497</text:p>
          </table:table-cell>
          <table:table-cell office:value-type="float" office:value="9.081654" calcext:value-type="float">
            <text:p>9.081654</text:p>
          </table:table-cell>
          <table:table-cell office:value-type="float" office:value="35.39589" calcext:value-type="float">
            <text:p>35.395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28.wav</text:p>
          </table:table-cell>
          <table:table-cell office:value-type="float" office:value="2789.43362980095" calcext:value-type="float">
            <text:p>2789.43362980095</text:p>
          </table:table-cell>
          <table:table-cell office:value-type="float" office:value="141770.890633328" calcext:value-type="float">
            <text:p>141770.890633328</text:p>
          </table:table-cell>
          <table:table-cell office:value-type="float" office:value="2247.73052403776" calcext:value-type="float">
            <text:p>2247.73052403776</text:p>
          </table:table-cell>
          <table:table-cell office:value-type="float" office:value="42487.6557017716" calcext:value-type="float">
            <text:p>42487.6557017716</text:p>
          </table:table-cell>
          <table:table-cell office:value-type="float" office:value="20.5180257172985" calcext:value-type="float">
            <text:p>20.5180257172985</text:p>
          </table:table-cell>
          <table:table-cell office:value-type="float" office:value="106.722643579641" calcext:value-type="float">
            <text:p>106.722643579641</text:p>
          </table:table-cell>
          <table:table-cell office:value-type="float" office:value="0.022911735" calcext:value-type="float">
            <text:p>0.022911735</text:p>
          </table:table-cell>
          <table:table-cell office:value-type="float" office:value="0.00018001135" calcext:value-type="float">
            <text:p>0.00018001135</text:p>
          </table:table-cell>
          <table:table-cell office:value-type="float" office:value="5346.4295424884" calcext:value-type="float">
            <text:p>5346.4295424884</text:p>
          </table:table-cell>
          <table:table-cell office:value-type="float" office:value="636621.530719714" calcext:value-type="float">
            <text:p>636621.530719714</text:p>
          </table:table-cell>
          <table:table-cell office:value-type="float" office:value="2.62346970747234" calcext:value-type="float">
            <text:p>2.62346970747234</text:p>
          </table:table-cell>
          <table:table-cell office:value-type="float" office:value="7.14291438295108" calcext:value-type="float">
            <text:p>7.14291438295108</text:p>
          </table:table-cell>
          <table:table-cell office:value-type="float" office:value="-0.00843558431454883" calcext:value-type="float">
            <text:p>-0.00843558431454883</text:p>
          </table:table-cell>
          <table:table-cell office:value-type="float" office:value="0.00335191392518926" calcext:value-type="float">
            <text:p>0.00335191392518926</text:p>
          </table:table-cell>
          <table:table-cell office:value-type="float" office:value="0.179888779123163" calcext:value-type="float">
            <text:p>0.179888779123163</text:p>
          </table:table-cell>
          <table:table-cell office:value-type="float" office:value="0.00131937804501085" calcext:value-type="float">
            <text:p>0.00131937804501085</text:p>
          </table:table-cell>
          <table:table-cell office:value-type="float" office:value="0.48107743" calcext:value-type="float">
            <text:p>0.48107743</text:p>
          </table:table-cell>
          <table:table-cell office:value-type="float" office:value="0.06836047" calcext:value-type="float">
            <text:p>0.06836047</text:p>
          </table:table-cell>
          <table:table-cell office:value-type="float" office:value="0.27907017" calcext:value-type="float">
            <text:p>0.27907017</text:p>
          </table:table-cell>
          <table:table-cell office:value-type="float" office:value="0.005453169" calcext:value-type="float">
            <text:p>0.005453169</text:p>
          </table:table-cell>
          <table:table-cell office:value-type="float" office:value="-0.0062890155" calcext:value-type="float">
            <text:p>-0.0062890155</text:p>
          </table:table-cell>
          <table:table-cell office:value-type="float" office:value="0" calcext:value-type="float">
            <text:p>0</text:p>
          </table:table-cell>
          <table:table-cell office:value-type="float" office:value="0.14405736" calcext:value-type="float">
            <text:p>0.14405736</text:p>
          </table:table-cell>
          <table:table-cell office:value-type="float" office:value="0.00025481053" calcext:value-type="float">
            <text:p>0.00025481053</text:p>
          </table:table-cell>
          <table:table-cell office:value-type="float" office:value="0.268169350476033" calcext:value-type="float">
            <text:p>0.268169350476033</text:p>
          </table:table-cell>
          <table:table-cell office:value-type="float" office:value="0.0875539000281288" calcext:value-type="float">
            <text:p>0.0875539000281288</text:p>
          </table:table-cell>
          <table:table-cell office:value-type="float" office:value="0.028704347" calcext:value-type="float">
            <text:p>0.028704347</text:p>
          </table:table-cell>
          <table:table-cell office:value-type="float" office:value="-28.094532" calcext:value-type="float">
            <text:p>-28.094532</text:p>
          </table:table-cell>
          <table:table-cell office:value-type="float" office:value="183.09845" calcext:value-type="float">
            <text:p>183.09845</text:p>
          </table:table-cell>
          <table:table-cell office:value-type="float" office:value="84.013565" calcext:value-type="float">
            <text:p>84.013565</text:p>
          </table:table-cell>
          <table:table-cell office:value-type="float" office:value="199.9301" calcext:value-type="float">
            <text:p>199.9301</text:p>
          </table:table-cell>
          <table:table-cell office:value-type="float" office:value="-43.69922" calcext:value-type="float">
            <text:p>-43.69922</text:p>
          </table:table-cell>
          <table:table-cell office:value-type="float" office:value="176.0168" calcext:value-type="float">
            <text:p>176.0168</text:p>
          </table:table-cell>
          <table:table-cell office:value-type="float" office:value="47.9634" calcext:value-type="float">
            <text:p>47.9634</text:p>
          </table:table-cell>
          <table:table-cell office:value-type="float" office:value="70.0423" calcext:value-type="float">
            <text:p>70.0423</text:p>
          </table:table-cell>
          <table:table-cell office:value-type="float" office:value="-22.446869" calcext:value-type="float">
            <text:p>-22.446869</text:p>
          </table:table-cell>
          <table:table-cell office:value-type="float" office:value="52.13513" calcext:value-type="float">
            <text:p>52.13513</text:p>
          </table:table-cell>
          <table:table-cell office:value-type="float" office:value="19.900108" calcext:value-type="float">
            <text:p>19.900108</text:p>
          </table:table-cell>
          <table:table-cell office:value-type="float" office:value="41.66933" calcext:value-type="float">
            <text:p>41.66933</text:p>
          </table:table-cell>
          <table:table-cell office:value-type="float" office:value="-25.177614" calcext:value-type="float">
            <text:p>-25.177614</text:p>
          </table:table-cell>
          <table:table-cell office:value-type="float" office:value="60.98542" calcext:value-type="float">
            <text:p>60.98542</text:p>
          </table:table-cell>
          <table:table-cell office:value-type="float" office:value="24.78486" calcext:value-type="float">
            <text:p>24.78486</text:p>
          </table:table-cell>
          <table:table-cell office:value-type="float" office:value="34.272293" calcext:value-type="float">
            <text:p>34.272293</text:p>
          </table:table-cell>
          <table:table-cell office:value-type="float" office:value="-13.102411" calcext:value-type="float">
            <text:p>-13.102411</text:p>
          </table:table-cell>
          <table:table-cell office:value-type="float" office:value="33.323406" calcext:value-type="float">
            <text:p>33.323406</text:p>
          </table:table-cell>
          <table:table-cell office:value-type="float" office:value="24.660822" calcext:value-type="float">
            <text:p>24.660822</text:p>
          </table:table-cell>
          <table:table-cell office:value-type="float" office:value="44.220684" calcext:value-type="float">
            <text:p>44.220684</text:p>
          </table:table-cell>
          <table:table-cell office:value-type="float" office:value="-16.40272" calcext:value-type="float">
            <text:p>-16.40272</text:p>
          </table:table-cell>
          <table:table-cell office:value-type="float" office:value="31.692673" calcext:value-type="float">
            <text:p>31.692673</text:p>
          </table:table-cell>
          <table:table-cell office:value-type="float" office:value="17.5464" calcext:value-type="float">
            <text:p>17.5464</text:p>
          </table:table-cell>
          <table:table-cell office:value-type="float" office:value="27.925222" calcext:value-type="float">
            <text:p>27.925222</text:p>
          </table:table-cell>
          <table:table-cell office:value-type="float" office:value="-15.407458" calcext:value-type="float">
            <text:p>-15.407458</text:p>
          </table:table-cell>
          <table:table-cell office:value-type="float" office:value="30.96203" calcext:value-type="float">
            <text:p>30.96203</text:p>
          </table:table-cell>
          <table:table-cell office:value-type="float" office:value="8.628104" calcext:value-type="float">
            <text:p>8.628104</text:p>
          </table:table-cell>
          <table:table-cell office:value-type="float" office:value="31.343176" calcext:value-type="float">
            <text:p>31.343176</text:p>
          </table:table-cell>
          <table:table-cell office:value-type="float" office:value="-9.936692" calcext:value-type="float">
            <text:p>-9.936692</text:p>
          </table:table-cell>
          <table:table-cell office:value-type="float" office:value="28.858475" calcext:value-type="float">
            <text:p>28.858475</text:p>
          </table:table-cell>
          <table:table-cell office:value-type="float" office:value="7.057453" calcext:value-type="float">
            <text:p>7.057453</text:p>
          </table:table-cell>
          <table:table-cell office:value-type="float" office:value="24.579798" calcext:value-type="float">
            <text:p>24.579798</text:p>
          </table:table-cell>
          <table:table-cell office:value-type="float" office:value="-9.476335" calcext:value-type="float">
            <text:p>-9.476335</text:p>
          </table:table-cell>
          <table:table-cell office:value-type="float" office:value="22.666649" calcext:value-type="float">
            <text:p>22.666649</text:p>
          </table:table-cell>
          <table:table-cell office:value-type="float" office:value="8.425924" calcext:value-type="float">
            <text:p>8.425924</text:p>
          </table:table-cell>
          <table:table-cell office:value-type="float" office:value="26.012646" calcext:value-type="float">
            <text:p>26.012646</text:p>
          </table:table-cell>
          <table:table-cell office:value-type="float" office:value="-3.5276392" calcext:value-type="float">
            <text:p>-3.5276392</text:p>
          </table:table-cell>
          <table:table-cell office:value-type="float" office:value="26.905018" calcext:value-type="float">
            <text:p>26.905018</text:p>
          </table:table-cell>
          <table:table-cell office:value-type="float" office:value="2.6218975" calcext:value-type="float">
            <text:p>2.6218975</text:p>
          </table:table-cell>
          <table:table-cell office:value-type="float" office:value="29.909555" calcext:value-type="float">
            <text:p>29.9095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38.wav</text:p>
          </table:table-cell>
          <table:table-cell office:value-type="float" office:value="2690.70780584358" calcext:value-type="float">
            <text:p>2690.70780584358</text:p>
          </table:table-cell>
          <table:table-cell office:value-type="float" office:value="477446.912425076" calcext:value-type="float">
            <text:p>477446.912425076</text:p>
          </table:table-cell>
          <table:table-cell office:value-type="float" office:value="2118.80958302894" calcext:value-type="float">
            <text:p>2118.80958302894</text:p>
          </table:table-cell>
          <table:table-cell office:value-type="float" office:value="189977.756810484" calcext:value-type="float">
            <text:p>189977.756810484</text:p>
          </table:table-cell>
          <table:table-cell office:value-type="float" office:value="21.7047432736041" calcext:value-type="float">
            <text:p>21.7047432736041</text:p>
          </table:table-cell>
          <table:table-cell office:value-type="float" office:value="93.94756682419" calcext:value-type="float">
            <text:p>93.94756682419</text:p>
          </table:table-cell>
          <table:table-cell office:value-type="float" office:value="0.01048072" calcext:value-type="float">
            <text:p>0.01048072</text:p>
          </table:table-cell>
          <table:table-cell office:value-type="float" office:value="0.00014559484" calcext:value-type="float">
            <text:p>0.00014559484</text:p>
          </table:table-cell>
          <table:table-cell office:value-type="float" office:value="5088.62231048796" calcext:value-type="float">
            <text:p>5088.62231048796</text:p>
          </table:table-cell>
          <table:table-cell office:value-type="float" office:value="1683029.49822503" calcext:value-type="float">
            <text:p>1683029.49822503</text:p>
          </table:table-cell>
          <table:table-cell office:value-type="float" office:value="1.81384836446268" calcext:value-type="float">
            <text:p>1.81384836446268</text:p>
          </table:table-cell>
          <table:table-cell office:value-type="float" office:value="5.59544060649463" calcext:value-type="float">
            <text:p>5.59544060649463</text:p>
          </table:table-cell>
          <table:table-cell office:value-type="float" office:value="0.00594221221173755" calcext:value-type="float">
            <text:p>0.00594221221173755</text:p>
          </table:table-cell>
          <table:table-cell office:value-type="float" office:value="0.00893687863563501" calcext:value-type="float">
            <text:p>0.00893687863563501</text:p>
          </table:table-cell>
          <table:table-cell office:value-type="float" office:value="0.14825774603635" calcext:value-type="float">
            <text:p>0.14825774603635</text:p>
          </table:table-cell>
          <table:table-cell office:value-type="float" office:value="0.00348960251878384" calcext:value-type="float">
            <text:p>0.00348960251878384</text:p>
          </table:table-cell>
          <table:table-cell office:value-type="float" office:value="0.47078967" calcext:value-type="float">
            <text:p>0.47078967</text:p>
          </table:table-cell>
          <table:table-cell office:value-type="float" office:value="0.088655375" calcext:value-type="float">
            <text:p>0.088655375</text:p>
          </table:table-cell>
          <table:table-cell office:value-type="float" office:value="0.26483768" calcext:value-type="float">
            <text:p>0.26483768</text:p>
          </table:table-cell>
          <table:table-cell office:value-type="float" office:value="0.01319434" calcext:value-type="float">
            <text:p>0.01319434</text:p>
          </table:table-cell>
          <table:table-cell office:value-type="float" office:value="-0.048358914" calcext:value-type="float">
            <text:p>-0.048358914</text:p>
          </table:table-cell>
          <table:table-cell office:value-type="float" office:value="0" calcext:value-type="float">
            <text:p>0</text:p>
          </table:table-cell>
          <table:table-cell office:value-type="float" office:value="0.14582604" calcext:value-type="float">
            <text:p>0.14582604</text:p>
          </table:table-cell>
          <table:table-cell office:value-type="float" office:value="0.006980353" calcext:value-type="float">
            <text:p>0.006980353</text:p>
          </table:table-cell>
          <table:table-cell office:value-type="float" office:value="0.140257929480458" calcext:value-type="float">
            <text:p>0.140257929480458</text:p>
          </table:table-cell>
          <table:table-cell office:value-type="float" office:value="0.0306241191418112" calcext:value-type="float">
            <text:p>0.0306241191418112</text:p>
          </table:table-cell>
          <table:table-cell office:value-type="float" office:value="-0.02500166" calcext:value-type="float">
            <text:p>-0.02500166</text:p>
          </table:table-cell>
          <table:table-cell office:value-type="float" office:value="-122.13073" calcext:value-type="float">
            <text:p>-122.13073</text:p>
          </table:table-cell>
          <table:table-cell office:value-type="float" office:value="11190.964" calcext:value-type="float">
            <text:p>11190.964</text:p>
          </table:table-cell>
          <table:table-cell office:value-type="float" office:value="62.294144" calcext:value-type="float">
            <text:p>62.294144</text:p>
          </table:table-cell>
          <table:table-cell office:value-type="float" office:value="703.4429" calcext:value-type="float">
            <text:p>703.4429</text:p>
          </table:table-cell>
          <table:table-cell office:value-type="float" office:value="-34.455505" calcext:value-type="float">
            <text:p>-34.455505</text:p>
          </table:table-cell>
          <table:table-cell office:value-type="float" office:value="577.7462" calcext:value-type="float">
            <text:p>577.7462</text:p>
          </table:table-cell>
          <table:table-cell office:value-type="float" office:value="75.62576" calcext:value-type="float">
            <text:p>75.62576</text:p>
          </table:table-cell>
          <table:table-cell office:value-type="float" office:value="241.87471" calcext:value-type="float">
            <text:p>241.87471</text:p>
          </table:table-cell>
          <table:table-cell office:value-type="float" office:value="6.265152" calcext:value-type="float">
            <text:p>6.265152</text:p>
          </table:table-cell>
          <table:table-cell office:value-type="float" office:value="169.41216" calcext:value-type="float">
            <text:p>169.41216</text:p>
          </table:table-cell>
          <table:table-cell office:value-type="float" office:value="22.035965" calcext:value-type="float">
            <text:p>22.035965</text:p>
          </table:table-cell>
          <table:table-cell office:value-type="float" office:value="357.67267" calcext:value-type="float">
            <text:p>357.67267</text:p>
          </table:table-cell>
          <table:table-cell office:value-type="float" office:value="-10.951549" calcext:value-type="float">
            <text:p>-10.951549</text:p>
          </table:table-cell>
          <table:table-cell office:value-type="float" office:value="99.94679" calcext:value-type="float">
            <text:p>99.94679</text:p>
          </table:table-cell>
          <table:table-cell office:value-type="float" office:value="23.228693" calcext:value-type="float">
            <text:p>23.228693</text:p>
          </table:table-cell>
          <table:table-cell office:value-type="float" office:value="302.40164" calcext:value-type="float">
            <text:p>302.40164</text:p>
          </table:table-cell>
          <table:table-cell office:value-type="float" office:value="-12.286277" calcext:value-type="float">
            <text:p>-12.286277</text:p>
          </table:table-cell>
          <table:table-cell office:value-type="float" office:value="85.36342" calcext:value-type="float">
            <text:p>85.36342</text:p>
          </table:table-cell>
          <table:table-cell office:value-type="float" office:value="5.607922" calcext:value-type="float">
            <text:p>5.607922</text:p>
          </table:table-cell>
          <table:table-cell office:value-type="float" office:value="246.30591" calcext:value-type="float">
            <text:p>246.30591</text:p>
          </table:table-cell>
          <table:table-cell office:value-type="float" office:value="-6.9927683" calcext:value-type="float">
            <text:p>-6.9927683</text:p>
          </table:table-cell>
          <table:table-cell office:value-type="float" office:value="57.83458" calcext:value-type="float">
            <text:p>57.83458</text:p>
          </table:table-cell>
          <table:table-cell office:value-type="float" office:value="5.6084266" calcext:value-type="float">
            <text:p>5.6084266</text:p>
          </table:table-cell>
          <table:table-cell office:value-type="float" office:value="143.4405" calcext:value-type="float">
            <text:p>143.4405</text:p>
          </table:table-cell>
          <table:table-cell office:value-type="float" office:value="-14.394314" calcext:value-type="float">
            <text:p>-14.394314</text:p>
          </table:table-cell>
          <table:table-cell office:value-type="float" office:value="48.40586" calcext:value-type="float">
            <text:p>48.40586</text:p>
          </table:table-cell>
          <table:table-cell office:value-type="float" office:value="-0.4863046" calcext:value-type="float">
            <text:p>-0.4863046</text:p>
          </table:table-cell>
          <table:table-cell office:value-type="float" office:value="85.346886" calcext:value-type="float">
            <text:p>85.346886</text:p>
          </table:table-cell>
          <table:table-cell office:value-type="float" office:value="-11.285437" calcext:value-type="float">
            <text:p>-11.285437</text:p>
          </table:table-cell>
          <table:table-cell office:value-type="float" office:value="52.793945" calcext:value-type="float">
            <text:p>52.793945</text:p>
          </table:table-cell>
          <table:table-cell office:value-type="float" office:value="2.1233432" calcext:value-type="float">
            <text:p>2.1233432</text:p>
          </table:table-cell>
          <table:table-cell office:value-type="float" office:value="49.319767" calcext:value-type="float">
            <text:p>49.319767</text:p>
          </table:table-cell>
          <table:table-cell office:value-type="float" office:value="-7.718037" calcext:value-type="float">
            <text:p>-7.718037</text:p>
          </table:table-cell>
          <table:table-cell office:value-type="float" office:value="34.600746" calcext:value-type="float">
            <text:p>34.600746</text:p>
          </table:table-cell>
          <table:table-cell office:value-type="float" office:value="-2.721611" calcext:value-type="float">
            <text:p>-2.721611</text:p>
          </table:table-cell>
          <table:table-cell office:value-type="float" office:value="49.591705" calcext:value-type="float">
            <text:p>49.591705</text:p>
          </table:table-cell>
          <table:table-cell office:value-type="float" office:value="0.86674094" calcext:value-type="float">
            <text:p>0.86674094</text:p>
          </table:table-cell>
          <table:table-cell office:value-type="float" office:value="49.23336" calcext:value-type="float">
            <text:p>49.23336</text:p>
          </table:table-cell>
          <table:table-cell office:value-type="float" office:value="-5.3201013" calcext:value-type="float">
            <text:p>-5.3201013</text:p>
          </table:table-cell>
          <table:table-cell office:value-type="float" office:value="38.968098" calcext:value-type="float">
            <text:p>38.9680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97.wav</text:p>
          </table:table-cell>
          <table:table-cell office:value-type="float" office:value="1983.77515728929" calcext:value-type="float">
            <text:p>1983.77515728929</text:p>
          </table:table-cell>
          <table:table-cell office:value-type="float" office:value="334861.783757304" calcext:value-type="float">
            <text:p>334861.783757304</text:p>
          </table:table-cell>
          <table:table-cell office:value-type="float" office:value="2112.32569663338" calcext:value-type="float">
            <text:p>2112.32569663338</text:p>
          </table:table-cell>
          <table:table-cell office:value-type="float" office:value="65964.168959144" calcext:value-type="float">
            <text:p>65964.168959144</text:p>
          </table:table-cell>
          <table:table-cell office:value-type="float" office:value="21.2262766051563" calcext:value-type="float">
            <text:p>21.2262766051563</text:p>
          </table:table-cell>
          <table:table-cell office:value-type="float" office:value="91.0891595400065" calcext:value-type="float">
            <text:p>91.0891595400065</text:p>
          </table:table-cell>
          <table:table-cell office:value-type="float" office:value="0.007058919" calcext:value-type="float">
            <text:p>0.007058919</text:p>
          </table:table-cell>
          <table:table-cell office:value-type="float" office:value="0.00013774123" calcext:value-type="float">
            <text:p>0.00013774123</text:p>
          </table:table-cell>
          <table:table-cell office:value-type="float" office:value="4242.22420606149" calcext:value-type="float">
            <text:p>4242.22420606149</text:p>
          </table:table-cell>
          <table:table-cell office:value-type="float" office:value="1226209.22932457" calcext:value-type="float">
            <text:p>1226209.22932457</text:p>
          </table:table-cell>
          <table:table-cell office:value-type="float" office:value="2.43670330621218" calcext:value-type="float">
            <text:p>2.43670330621218</text:p>
          </table:table-cell>
          <table:table-cell office:value-type="float" office:value="7.56750421555251" calcext:value-type="float">
            <text:p>7.56750421555251</text:p>
          </table:table-cell>
          <table:table-cell office:value-type="float" office:value="0.0170686329083228" calcext:value-type="float">
            <text:p>0.0170686329083228</text:p>
          </table:table-cell>
          <table:table-cell office:value-type="float" office:value="0.00649967753196328" calcext:value-type="float">
            <text:p>0.00649967753196328</text:p>
          </table:table-cell>
          <table:table-cell office:value-type="float" office:value="0.0862260126643465" calcext:value-type="float">
            <text:p>0.0862260126643465</text:p>
          </table:table-cell>
          <table:table-cell office:value-type="float" office:value="0.00198668772960621" calcext:value-type="float">
            <text:p>0.00198668772960621</text:p>
          </table:table-cell>
          <table:table-cell office:value-type="float" office:value="0.49186006" calcext:value-type="float">
            <text:p>0.49186006</text:p>
          </table:table-cell>
          <table:table-cell office:value-type="float" office:value="0.07378042" calcext:value-type="float">
            <text:p>0.07378042</text:p>
          </table:table-cell>
          <table:table-cell office:value-type="float" office:value="0.269715" calcext:value-type="float">
            <text:p>0.269715</text:p>
          </table:table-cell>
          <table:table-cell office:value-type="float" office:value="0.01058716" calcext:value-type="float">
            <text:p>0.01058716</text:p>
          </table:table-cell>
          <table:table-cell office:value-type="float" office:value="0.0098041175" calcext:value-type="float">
            <text:p>0.0098041175</text:p>
          </table:table-cell>
          <table:table-cell office:value-type="float" office:value="0" calcext:value-type="float">
            <text:p>0</text:p>
          </table:table-cell>
          <table:table-cell office:value-type="float" office:value="0.18602574" calcext:value-type="float">
            <text:p>0.18602574</text:p>
          </table:table-cell>
          <table:table-cell office:value-type="float" office:value="0.0027042052" calcext:value-type="float">
            <text:p>0.0027042052</text:p>
          </table:table-cell>
          <table:table-cell office:value-type="float" office:value="0.173754588853167" calcext:value-type="float">
            <text:p>0.173754588853167</text:p>
          </table:table-cell>
          <table:table-cell office:value-type="float" office:value="0.0404107222105779" calcext:value-type="float">
            <text:p>0.0404107222105779</text:p>
          </table:table-cell>
          <table:table-cell office:value-type="float" office:value="0.026218735" calcext:value-type="float">
            <text:p>0.026218735</text:p>
          </table:table-cell>
          <table:table-cell office:value-type="float" office:value="-82.13019" calcext:value-type="float">
            <text:p>-82.13019</text:p>
          </table:table-cell>
          <table:table-cell office:value-type="float" office:value="5135.6387" calcext:value-type="float">
            <text:p>5135.6387</text:p>
          </table:table-cell>
          <table:table-cell office:value-type="float" office:value="98.281494" calcext:value-type="float">
            <text:p>98.281494</text:p>
          </table:table-cell>
          <table:table-cell office:value-type="float" office:value="300.50995" calcext:value-type="float">
            <text:p>300.50995</text:p>
          </table:table-cell>
          <table:table-cell office:value-type="float" office:value="-16.521841" calcext:value-type="float">
            <text:p>-16.521841</text:p>
          </table:table-cell>
          <table:table-cell office:value-type="float" office:value="758.641" calcext:value-type="float">
            <text:p>758.641</text:p>
          </table:table-cell>
          <table:table-cell office:value-type="float" office:value="68.43462" calcext:value-type="float">
            <text:p>68.43462</text:p>
          </table:table-cell>
          <table:table-cell office:value-type="float" office:value="140.06444" calcext:value-type="float">
            <text:p>140.06444</text:p>
          </table:table-cell>
          <table:table-cell office:value-type="float" office:value="1.434923" calcext:value-type="float">
            <text:p>1.434923</text:p>
          </table:table-cell>
          <table:table-cell office:value-type="float" office:value="88.65192" calcext:value-type="float">
            <text:p>88.65192</text:p>
          </table:table-cell>
          <table:table-cell office:value-type="float" office:value="29.857725" calcext:value-type="float">
            <text:p>29.857725</text:p>
          </table:table-cell>
          <table:table-cell office:value-type="float" office:value="50.264763" calcext:value-type="float">
            <text:p>50.264763</text:p>
          </table:table-cell>
          <table:table-cell office:value-type="float" office:value="-5.2819605" calcext:value-type="float">
            <text:p>-5.2819605</text:p>
          </table:table-cell>
          <table:table-cell office:value-type="float" office:value="71.08557" calcext:value-type="float">
            <text:p>71.08557</text:p>
          </table:table-cell>
          <table:table-cell office:value-type="float" office:value="24.396568" calcext:value-type="float">
            <text:p>24.396568</text:p>
          </table:table-cell>
          <table:table-cell office:value-type="float" office:value="64.1389" calcext:value-type="float">
            <text:p>64.1389</text:p>
          </table:table-cell>
          <table:table-cell office:value-type="float" office:value="-10.477876" calcext:value-type="float">
            <text:p>-10.477876</text:p>
          </table:table-cell>
          <table:table-cell office:value-type="float" office:value="54.942852" calcext:value-type="float">
            <text:p>54.942852</text:p>
          </table:table-cell>
          <table:table-cell office:value-type="float" office:value="14.397423" calcext:value-type="float">
            <text:p>14.397423</text:p>
          </table:table-cell>
          <table:table-cell office:value-type="float" office:value="34.63813" calcext:value-type="float">
            <text:p>34.63813</text:p>
          </table:table-cell>
          <table:table-cell office:value-type="float" office:value="-7.896055" calcext:value-type="float">
            <text:p>-7.896055</text:p>
          </table:table-cell>
          <table:table-cell office:value-type="float" office:value="56.441475" calcext:value-type="float">
            <text:p>56.441475</text:p>
          </table:table-cell>
          <table:table-cell office:value-type="float" office:value="10.021555" calcext:value-type="float">
            <text:p>10.021555</text:p>
          </table:table-cell>
          <table:table-cell office:value-type="float" office:value="39.581993" calcext:value-type="float">
            <text:p>39.581993</text:p>
          </table:table-cell>
          <table:table-cell office:value-type="float" office:value="-8.499246" calcext:value-type="float">
            <text:p>-8.499246</text:p>
          </table:table-cell>
          <table:table-cell office:value-type="float" office:value="45.31226" calcext:value-type="float">
            <text:p>45.31226</text:p>
          </table:table-cell>
          <table:table-cell office:value-type="float" office:value="6.6745677" calcext:value-type="float">
            <text:p>6.6745677</text:p>
          </table:table-cell>
          <table:table-cell office:value-type="float" office:value="71.765015" calcext:value-type="float">
            <text:p>71.765015</text:p>
          </table:table-cell>
          <table:table-cell office:value-type="float" office:value="-6.288647" calcext:value-type="float">
            <text:p>-6.288647</text:p>
          </table:table-cell>
          <table:table-cell office:value-type="float" office:value="41.79638" calcext:value-type="float">
            <text:p>41.79638</text:p>
          </table:table-cell>
          <table:table-cell office:value-type="float" office:value="4.4420295" calcext:value-type="float">
            <text:p>4.4420295</text:p>
          </table:table-cell>
          <table:table-cell office:value-type="float" office:value="38.55121" calcext:value-type="float">
            <text:p>38.55121</text:p>
          </table:table-cell>
          <table:table-cell office:value-type="float" office:value="-7.257452" calcext:value-type="float">
            <text:p>-7.257452</text:p>
          </table:table-cell>
          <table:table-cell office:value-type="float" office:value="35.19492" calcext:value-type="float">
            <text:p>35.19492</text:p>
          </table:table-cell>
          <table:table-cell office:value-type="float" office:value="2.3182235" calcext:value-type="float">
            <text:p>2.3182235</text:p>
          </table:table-cell>
          <table:table-cell office:value-type="float" office:value="32.937172" calcext:value-type="float">
            <text:p>32.937172</text:p>
          </table:table-cell>
          <table:table-cell office:value-type="float" office:value="4.238797" calcext:value-type="float">
            <text:p>4.238797</text:p>
          </table:table-cell>
          <table:table-cell office:value-type="float" office:value="40.84355" calcext:value-type="float">
            <text:p>40.84355</text:p>
          </table:table-cell>
          <table:table-cell office:value-type="float" office:value="1.0996616" calcext:value-type="float">
            <text:p>1.0996616</text:p>
          </table:table-cell>
          <table:table-cell office:value-type="float" office:value="38.174595" calcext:value-type="float">
            <text:p>38.1745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45.wav</text:p>
          </table:table-cell>
          <table:table-cell office:value-type="float" office:value="2390.32507040822" calcext:value-type="float">
            <text:p>2390.32507040822</text:p>
          </table:table-cell>
          <table:table-cell office:value-type="float" office:value="366649.136446664" calcext:value-type="float">
            <text:p>366649.136446664</text:p>
          </table:table-cell>
          <table:table-cell office:value-type="float" office:value="2027.62377709407" calcext:value-type="float">
            <text:p>2027.62377709407</text:p>
          </table:table-cell>
          <table:table-cell office:value-type="float" office:value="119178.63490641" calcext:value-type="float">
            <text:p>119178.63490641</text:p>
          </table:table-cell>
          <table:table-cell office:value-type="float" office:value="21.2738224673357" calcext:value-type="float">
            <text:p>21.2738224673357</text:p>
          </table:table-cell>
          <table:table-cell office:value-type="float" office:value="73.1905063985295" calcext:value-type="float">
            <text:p>73.1905063985295</text:p>
          </table:table-cell>
          <table:table-cell office:value-type="float" office:value="0.011079228" calcext:value-type="float">
            <text:p>0.011079228</text:p>
          </table:table-cell>
          <table:table-cell office:value-type="float" office:value="0.00017982691" calcext:value-type="float">
            <text:p>0.00017982691</text:p>
          </table:table-cell>
          <table:table-cell office:value-type="float" office:value="4449.81227795099" calcext:value-type="float">
            <text:p>4449.81227795099</text:p>
          </table:table-cell>
          <table:table-cell office:value-type="float" office:value="1237368.24845264" calcext:value-type="float">
            <text:p>1237368.24845264</text:p>
          </table:table-cell>
          <table:table-cell office:value-type="float" office:value="1.35115347660113" calcext:value-type="float">
            <text:p>1.35115347660113</text:p>
          </table:table-cell>
          <table:table-cell office:value-type="float" office:value="2.68195597383414" calcext:value-type="float">
            <text:p>2.68195597383414</text:p>
          </table:table-cell>
          <table:table-cell office:value-type="float" office:value="0.0150643231639141" calcext:value-type="float">
            <text:p>0.0150643231639141</text:p>
          </table:table-cell>
          <table:table-cell office:value-type="float" office:value="0.0101995483837306" calcext:value-type="float">
            <text:p>0.0101995483837306</text:p>
          </table:table-cell>
          <table:table-cell office:value-type="float" office:value="0.144321662920534" calcext:value-type="float">
            <text:p>0.144321662920534</text:p>
          </table:table-cell>
          <table:table-cell office:value-type="float" office:value="0.00386404470703017" calcext:value-type="float">
            <text:p>0.00386404470703017</text:p>
          </table:table-cell>
          <table:table-cell office:value-type="float" office:value="0.4303723" calcext:value-type="float">
            <text:p>0.4303723</text:p>
          </table:table-cell>
          <table:table-cell office:value-type="float" office:value="0.0811005" calcext:value-type="float">
            <text:p>0.0811005</text:p>
          </table:table-cell>
          <table:table-cell office:value-type="float" office:value="0.2603822" calcext:value-type="float">
            <text:p>0.2603822</text:p>
          </table:table-cell>
          <table:table-cell office:value-type="float" office:value="0.015534441" calcext:value-type="float">
            <text:p>0.015534441</text:p>
          </table:table-cell>
          <table:table-cell office:value-type="float" office:value="0.04004663" calcext:value-type="float">
            <text:p>0.04004663</text:p>
          </table:table-cell>
          <table:table-cell office:value-type="float" office:value="0" calcext:value-type="float">
            <text:p>0</text:p>
          </table:table-cell>
          <table:table-cell office:value-type="float" office:value="0.08802084" calcext:value-type="float">
            <text:p>0.08802084</text:p>
          </table:table-cell>
          <table:table-cell office:value-type="float" office:value="0.0009982974" calcext:value-type="float">
            <text:p>0.0009982974</text:p>
          </table:table-cell>
          <table:table-cell office:value-type="float" office:value="0.142438310615859" calcext:value-type="float">
            <text:p>0.142438310615859</text:p>
          </table:table-cell>
          <table:table-cell office:value-type="float" office:value="0.0316507335560558" calcext:value-type="float">
            <text:p>0.0316507335560558</text:p>
          </table:table-cell>
          <table:table-cell office:value-type="float" office:value="0.043075453" calcext:value-type="float">
            <text:p>0.043075453</text:p>
          </table:table-cell>
          <table:table-cell office:value-type="float" office:value="-135.4813" calcext:value-type="float">
            <text:p>-135.4813</text:p>
          </table:table-cell>
          <table:table-cell office:value-type="float" office:value="5768.015" calcext:value-type="float">
            <text:p>5768.015</text:p>
          </table:table-cell>
          <table:table-cell office:value-type="float" office:value="93.3442" calcext:value-type="float">
            <text:p>93.3442</text:p>
          </table:table-cell>
          <table:table-cell office:value-type="float" office:value="724.59485" calcext:value-type="float">
            <text:p>724.59485</text:p>
          </table:table-cell>
          <table:table-cell office:value-type="float" office:value="-43.302967" calcext:value-type="float">
            <text:p>-43.302967</text:p>
          </table:table-cell>
          <table:table-cell office:value-type="float" office:value="711.2244" calcext:value-type="float">
            <text:p>711.2244</text:p>
          </table:table-cell>
          <table:table-cell office:value-type="float" office:value="59.231857" calcext:value-type="float">
            <text:p>59.231857</text:p>
          </table:table-cell>
          <table:table-cell office:value-type="float" office:value="223.61122" calcext:value-type="float">
            <text:p>223.61122</text:p>
          </table:table-cell>
          <table:table-cell office:value-type="float" office:value="-8.526451" calcext:value-type="float">
            <text:p>-8.526451</text:p>
          </table:table-cell>
          <table:table-cell office:value-type="float" office:value="134.49602" calcext:value-type="float">
            <text:p>134.49602</text:p>
          </table:table-cell>
          <table:table-cell office:value-type="float" office:value="20.959759" calcext:value-type="float">
            <text:p>20.959759</text:p>
          </table:table-cell>
          <table:table-cell office:value-type="float" office:value="138.01627" calcext:value-type="float">
            <text:p>138.01627</text:p>
          </table:table-cell>
          <table:table-cell office:value-type="float" office:value="-6.5426955" calcext:value-type="float">
            <text:p>-6.5426955</text:p>
          </table:table-cell>
          <table:table-cell office:value-type="float" office:value="158.76514" calcext:value-type="float">
            <text:p>158.76514</text:p>
          </table:table-cell>
          <table:table-cell office:value-type="float" office:value="21.902744" calcext:value-type="float">
            <text:p>21.902744</text:p>
          </table:table-cell>
          <table:table-cell office:value-type="float" office:value="93.35619" calcext:value-type="float">
            <text:p>93.35619</text:p>
          </table:table-cell>
          <table:table-cell office:value-type="float" office:value="-18.983" calcext:value-type="float">
            <text:p>-18.983</text:p>
          </table:table-cell>
          <table:table-cell office:value-type="float" office:value="81.63884" calcext:value-type="float">
            <text:p>81.63884</text:p>
          </table:table-cell>
          <table:table-cell office:value-type="float" office:value="17.052895" calcext:value-type="float">
            <text:p>17.052895</text:p>
          </table:table-cell>
          <table:table-cell office:value-type="float" office:value="74.369385" calcext:value-type="float">
            <text:p>74.369385</text:p>
          </table:table-cell>
          <table:table-cell office:value-type="float" office:value="-15.888565" calcext:value-type="float">
            <text:p>-15.888565</text:p>
          </table:table-cell>
          <table:table-cell office:value-type="float" office:value="74.71295" calcext:value-type="float">
            <text:p>74.71295</text:p>
          </table:table-cell>
          <table:table-cell office:value-type="float" office:value="11.074281" calcext:value-type="float">
            <text:p>11.074281</text:p>
          </table:table-cell>
          <table:table-cell office:value-type="float" office:value="46.798653" calcext:value-type="float">
            <text:p>46.798653</text:p>
          </table:table-cell>
          <table:table-cell office:value-type="float" office:value="-18.491041" calcext:value-type="float">
            <text:p>-18.491041</text:p>
          </table:table-cell>
          <table:table-cell office:value-type="float" office:value="59.525013" calcext:value-type="float">
            <text:p>59.525013</text:p>
          </table:table-cell>
          <table:table-cell office:value-type="float" office:value="-0.81779605" calcext:value-type="float">
            <text:p>-0.81779605</text:p>
          </table:table-cell>
          <table:table-cell office:value-type="float" office:value="72.19033" calcext:value-type="float">
            <text:p>72.19033</text:p>
          </table:table-cell>
          <table:table-cell office:value-type="float" office:value="-5.6230206" calcext:value-type="float">
            <text:p>-5.6230206</text:p>
          </table:table-cell>
          <table:table-cell office:value-type="float" office:value="88.39929" calcext:value-type="float">
            <text:p>88.39929</text:p>
          </table:table-cell>
          <table:table-cell office:value-type="float" office:value="4.670704" calcext:value-type="float">
            <text:p>4.670704</text:p>
          </table:table-cell>
          <table:table-cell office:value-type="float" office:value="80.17477" calcext:value-type="float">
            <text:p>80.17477</text:p>
          </table:table-cell>
          <table:table-cell office:value-type="float" office:value="-8.742448" calcext:value-type="float">
            <text:p>-8.742448</text:p>
          </table:table-cell>
          <table:table-cell office:value-type="float" office:value="109.49501" calcext:value-type="float">
            <text:p>109.49501</text:p>
          </table:table-cell>
          <table:table-cell office:value-type="float" office:value="2.1199052" calcext:value-type="float">
            <text:p>2.1199052</text:p>
          </table:table-cell>
          <table:table-cell office:value-type="float" office:value="101.778244" calcext:value-type="float">
            <text:p>101.778244</text:p>
          </table:table-cell>
          <table:table-cell office:value-type="float" office:value="-8.560504" calcext:value-type="float">
            <text:p>-8.560504</text:p>
          </table:table-cell>
          <table:table-cell office:value-type="float" office:value="84.97128" calcext:value-type="float">
            <text:p>84.97128</text:p>
          </table:table-cell>
          <table:table-cell office:value-type="float" office:value="0.22010222" calcext:value-type="float">
            <text:p>0.22010222</text:p>
          </table:table-cell>
          <table:table-cell office:value-type="float" office:value="51.872486" calcext:value-type="float">
            <text:p>51.8724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17.wav</text:p>
          </table:table-cell>
          <table:table-cell office:value-type="float" office:value="2656.94155636243" calcext:value-type="float">
            <text:p>2656.94155636243</text:p>
          </table:table-cell>
          <table:table-cell office:value-type="float" office:value="198368.42500903" calcext:value-type="float">
            <text:p>198368.42500903</text:p>
          </table:table-cell>
          <table:table-cell office:value-type="float" office:value="2337.7049314542" calcext:value-type="float">
            <text:p>2337.7049314542</text:p>
          </table:table-cell>
          <table:table-cell office:value-type="float" office:value="30149.9182811319" calcext:value-type="float">
            <text:p>30149.9182811319</text:p>
          </table:table-cell>
          <table:table-cell office:value-type="float" office:value="18.3324359075879" calcext:value-type="float">
            <text:p>18.3324359075879</text:p>
          </table:table-cell>
          <table:table-cell office:value-type="float" office:value="108.316570991248" calcext:value-type="float">
            <text:p>108.316570991248</text:p>
          </table:table-cell>
          <table:table-cell office:value-type="float" office:value="0.018575191" calcext:value-type="float">
            <text:p>0.018575191</text:p>
          </table:table-cell>
          <table:table-cell office:value-type="float" office:value="0.00015574276" calcext:value-type="float">
            <text:p>0.00015574276</text:p>
          </table:table-cell>
          <table:table-cell office:value-type="float" office:value="5327.15291246737" calcext:value-type="float">
            <text:p>5327.15291246737</text:p>
          </table:table-cell>
          <table:table-cell office:value-type="float" office:value="539387.964871145" calcext:value-type="float">
            <text:p>539387.964871145</text:p>
          </table:table-cell>
          <table:table-cell office:value-type="float" office:value="1.84987774657131" calcext:value-type="float">
            <text:p>1.84987774657131</text:p>
          </table:table-cell>
          <table:table-cell office:value-type="float" office:value="3.79358335304754" calcext:value-type="float">
            <text:p>3.79358335304754</text:p>
          </table:table-cell>
          <table:table-cell office:value-type="float" office:value="-0.00612276506489613" calcext:value-type="float">
            <text:p>-0.00612276506489613</text:p>
          </table:table-cell>
          <table:table-cell office:value-type="float" office:value="0.00145554690092617" calcext:value-type="float">
            <text:p>0.00145554690092617</text:p>
          </table:table-cell>
          <table:table-cell office:value-type="float" office:value="0.158715197215777" calcext:value-type="float">
            <text:p>0.158715197215777</text:p>
          </table:table-cell>
          <table:table-cell office:value-type="float" office:value="0.00219919250632742" calcext:value-type="float">
            <text:p>0.00219919250632742</text:p>
          </table:table-cell>
          <table:table-cell office:value-type="float" office:value="0.5811618" calcext:value-type="float">
            <text:p>0.5811618</text:p>
          </table:table-cell>
          <table:table-cell office:value-type="float" office:value="0.05865797" calcext:value-type="float">
            <text:p>0.05865797</text:p>
          </table:table-cell>
          <table:table-cell office:value-type="float" office:value="0.28274488" calcext:value-type="float">
            <text:p>0.28274488</text:p>
          </table:table-cell>
          <table:table-cell office:value-type="float" office:value="0.0033886526" calcext:value-type="float">
            <text:p>0.0033886526</text:p>
          </table:table-cell>
          <table:table-cell office:value-type="float" office:value="0.006833452" calcext:value-type="float">
            <text:p>0.006833452</text:p>
          </table:table-cell>
          <table:table-cell office:value-type="float" office:value="0" calcext:value-type="float">
            <text:p>0</text:p>
          </table:table-cell>
          <table:table-cell office:value-type="float" office:value="0.11373729" calcext:value-type="float">
            <text:p>0.11373729</text:p>
          </table:table-cell>
          <table:table-cell office:value-type="float" office:value="0.00040013267" calcext:value-type="float">
            <text:p>0.00040013267</text:p>
          </table:table-cell>
          <table:table-cell office:value-type="float" office:value="0.216870307339398" calcext:value-type="float">
            <text:p>0.216870307339398</text:p>
          </table:table-cell>
          <table:table-cell office:value-type="float" office:value="0.061905103042106" calcext:value-type="float">
            <text:p>0.061905103042106</text:p>
          </table:table-cell>
          <table:table-cell office:value-type="float" office:value="0.009258891" calcext:value-type="float">
            <text:p>0.009258891</text:p>
          </table:table-cell>
          <table:table-cell office:value-type="float" office:value="-75.53899" calcext:value-type="float">
            <text:p>-75.53899</text:p>
          </table:table-cell>
          <table:table-cell office:value-type="float" office:value="492.5259" calcext:value-type="float">
            <text:p>492.5259</text:p>
          </table:table-cell>
          <table:table-cell office:value-type="float" office:value="81.87488" calcext:value-type="float">
            <text:p>81.87488</text:p>
          </table:table-cell>
          <table:table-cell office:value-type="float" office:value="236.62921" calcext:value-type="float">
            <text:p>236.62921</text:p>
          </table:table-cell>
          <table:table-cell office:value-type="float" office:value="-22.043093" calcext:value-type="float">
            <text:p>-22.043093</text:p>
          </table:table-cell>
          <table:table-cell office:value-type="float" office:value="155.54863" calcext:value-type="float">
            <text:p>155.54863</text:p>
          </table:table-cell>
          <table:table-cell office:value-type="float" office:value="69.874" calcext:value-type="float">
            <text:p>69.874</text:p>
          </table:table-cell>
          <table:table-cell office:value-type="float" office:value="117.64342" calcext:value-type="float">
            <text:p>117.64342</text:p>
          </table:table-cell>
          <table:table-cell office:value-type="float" office:value="-11.727046" calcext:value-type="float">
            <text:p>-11.727046</text:p>
          </table:table-cell>
          <table:table-cell office:value-type="float" office:value="68.93942" calcext:value-type="float">
            <text:p>68.93942</text:p>
          </table:table-cell>
          <table:table-cell office:value-type="float" office:value="25.740551" calcext:value-type="float">
            <text:p>25.740551</text:p>
          </table:table-cell>
          <table:table-cell office:value-type="float" office:value="64.78589" calcext:value-type="float">
            <text:p>64.78589</text:p>
          </table:table-cell>
          <table:table-cell office:value-type="float" office:value="-18.521591" calcext:value-type="float">
            <text:p>-18.521591</text:p>
          </table:table-cell>
          <table:table-cell office:value-type="float" office:value="64.893196" calcext:value-type="float">
            <text:p>64.893196</text:p>
          </table:table-cell>
          <table:table-cell office:value-type="float" office:value="27.030558" calcext:value-type="float">
            <text:p>27.030558</text:p>
          </table:table-cell>
          <table:table-cell office:value-type="float" office:value="40.028683" calcext:value-type="float">
            <text:p>40.028683</text:p>
          </table:table-cell>
          <table:table-cell office:value-type="float" office:value="-14.075854" calcext:value-type="float">
            <text:p>-14.075854</text:p>
          </table:table-cell>
          <table:table-cell office:value-type="float" office:value="49.2884" calcext:value-type="float">
            <text:p>49.2884</text:p>
          </table:table-cell>
          <table:table-cell office:value-type="float" office:value="22.139402" calcext:value-type="float">
            <text:p>22.139402</text:p>
          </table:table-cell>
          <table:table-cell office:value-type="float" office:value="42.518555" calcext:value-type="float">
            <text:p>42.518555</text:p>
          </table:table-cell>
          <table:table-cell office:value-type="float" office:value="-12.094865" calcext:value-type="float">
            <text:p>-12.094865</text:p>
          </table:table-cell>
          <table:table-cell office:value-type="float" office:value="31.928814" calcext:value-type="float">
            <text:p>31.928814</text:p>
          </table:table-cell>
          <table:table-cell office:value-type="float" office:value="14.948557" calcext:value-type="float">
            <text:p>14.948557</text:p>
          </table:table-cell>
          <table:table-cell office:value-type="float" office:value="30.487137" calcext:value-type="float">
            <text:p>30.487137</text:p>
          </table:table-cell>
          <table:table-cell office:value-type="float" office:value="-13.516832" calcext:value-type="float">
            <text:p>-13.516832</text:p>
          </table:table-cell>
          <table:table-cell office:value-type="float" office:value="30.060942" calcext:value-type="float">
            <text:p>30.060942</text:p>
          </table:table-cell>
          <table:table-cell office:value-type="float" office:value="5.8093734" calcext:value-type="float">
            <text:p>5.8093734</text:p>
          </table:table-cell>
          <table:table-cell office:value-type="float" office:value="28.917732" calcext:value-type="float">
            <text:p>28.917732</text:p>
          </table:table-cell>
          <table:table-cell office:value-type="float" office:value="-10.149074" calcext:value-type="float">
            <text:p>-10.149074</text:p>
          </table:table-cell>
          <table:table-cell office:value-type="float" office:value="27.49261" calcext:value-type="float">
            <text:p>27.49261</text:p>
          </table:table-cell>
          <table:table-cell office:value-type="float" office:value="6.777922" calcext:value-type="float">
            <text:p>6.777922</text:p>
          </table:table-cell>
          <table:table-cell office:value-type="float" office:value="23.386236" calcext:value-type="float">
            <text:p>23.386236</text:p>
          </table:table-cell>
          <table:table-cell office:value-type="float" office:value="-10.485089" calcext:value-type="float">
            <text:p>-10.485089</text:p>
          </table:table-cell>
          <table:table-cell office:value-type="float" office:value="22.017466" calcext:value-type="float">
            <text:p>22.017466</text:p>
          </table:table-cell>
          <table:table-cell office:value-type="float" office:value="4.3710833" calcext:value-type="float">
            <text:p>4.3710833</text:p>
          </table:table-cell>
          <table:table-cell office:value-type="float" office:value="20.519281" calcext:value-type="float">
            <text:p>20.519281</text:p>
          </table:table-cell>
          <table:table-cell office:value-type="float" office:value="-5.463434" calcext:value-type="float">
            <text:p>-5.463434</text:p>
          </table:table-cell>
          <table:table-cell office:value-type="float" office:value="23.011497" calcext:value-type="float">
            <text:p>23.011497</text:p>
          </table:table-cell>
          <table:table-cell office:value-type="float" office:value="2.9659278" calcext:value-type="float">
            <text:p>2.9659278</text:p>
          </table:table-cell>
          <table:table-cell office:value-type="float" office:value="16.50814" calcext:value-type="float">
            <text:p>16.508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62.wav</text:p>
          </table:table-cell>
          <table:table-cell office:value-type="float" office:value="2269.16187067311" calcext:value-type="float">
            <text:p>2269.16187067311</text:p>
          </table:table-cell>
          <table:table-cell office:value-type="float" office:value="135768.483994432" calcext:value-type="float">
            <text:p>135768.483994432</text:p>
          </table:table-cell>
          <table:table-cell office:value-type="float" office:value="1928.94475718777" calcext:value-type="float">
            <text:p>1928.94475718777</text:p>
          </table:table-cell>
          <table:table-cell office:value-type="float" office:value="88448.3096444427" calcext:value-type="float">
            <text:p>88448.3096444427</text:p>
          </table:table-cell>
          <table:table-cell office:value-type="float" office:value="20.7717585266501" calcext:value-type="float">
            <text:p>20.7717585266501</text:p>
          </table:table-cell>
          <table:table-cell office:value-type="float" office:value="73.1957544885855" calcext:value-type="float">
            <text:p>73.1957544885855</text:p>
          </table:table-cell>
          <table:table-cell office:value-type="float" office:value="0.00982303" calcext:value-type="float">
            <text:p>0.00982303</text:p>
          </table:table-cell>
          <table:table-cell office:value-type="float" office:value="0.00006614128" calcext:value-type="float">
            <text:p>0.00006614128</text:p>
          </table:table-cell>
          <table:table-cell office:value-type="float" office:value="4186.55929388414" calcext:value-type="float">
            <text:p>4186.55929388414</text:p>
          </table:table-cell>
          <table:table-cell office:value-type="float" office:value="726465.292468324" calcext:value-type="float">
            <text:p>726465.292468324</text:p>
          </table:table-cell>
          <table:table-cell office:value-type="float" office:value="1.64416647324171" calcext:value-type="float">
            <text:p>1.64416647324171</text:p>
          </table:table-cell>
          <table:table-cell office:value-type="float" office:value="3.17955661214592" calcext:value-type="float">
            <text:p>3.17955661214592</text:p>
          </table:table-cell>
          <table:table-cell office:value-type="float" office:value="0.0177221279388629" calcext:value-type="float">
            <text:p>0.0177221279388629</text:p>
          </table:table-cell>
          <table:table-cell office:value-type="float" office:value="0.012662293157095" calcext:value-type="float">
            <text:p>0.012662293157095</text:p>
          </table:table-cell>
          <table:table-cell office:value-type="float" office:value="0.137347888872777" calcext:value-type="float">
            <text:p>0.137347888872777</text:p>
          </table:table-cell>
          <table:table-cell office:value-type="float" office:value="0.00108418523634642" calcext:value-type="float">
            <text:p>0.00108418523634642</text:p>
          </table:table-cell>
          <table:table-cell office:value-type="float" office:value="0.457042" calcext:value-type="float">
            <text:p>0.457042</text:p>
          </table:table-cell>
          <table:table-cell office:value-type="float" office:value="0.07600308" calcext:value-type="float">
            <text:p>0.07600308</text:p>
          </table:table-cell>
          <table:table-cell office:value-type="float" office:value="0.2573219" calcext:value-type="float">
            <text:p>0.2573219</text:p>
          </table:table-cell>
          <table:table-cell office:value-type="float" office:value="0.01711877" calcext:value-type="float">
            <text:p>0.01711877</text:p>
          </table:table-cell>
          <table:table-cell office:value-type="float" office:value="-0.015790043" calcext:value-type="float">
            <text:p>-0.015790043</text:p>
          </table:table-cell>
          <table:table-cell office:value-type="float" office:value="0" calcext:value-type="float">
            <text:p>0</text:p>
          </table:table-cell>
          <table:table-cell office:value-type="float" office:value="0.09754965" calcext:value-type="float">
            <text:p>0.09754965</text:p>
          </table:table-cell>
          <table:table-cell office:value-type="float" office:value="0.00036312063" calcext:value-type="float">
            <text:p>0.00036312063</text:p>
          </table:table-cell>
          <table:table-cell office:value-type="float" office:value="0.161595637783974" calcext:value-type="float">
            <text:p>0.161595637783974</text:p>
          </table:table-cell>
          <table:table-cell office:value-type="float" office:value="0.0358189073650744" calcext:value-type="float">
            <text:p>0.0358189073650744</text:p>
          </table:table-cell>
          <table:table-cell office:value-type="float" office:value="-0.008894482" calcext:value-type="float">
            <text:p>-0.008894482</text:p>
          </table:table-cell>
          <table:table-cell office:value-type="float" office:value="-100.42342" calcext:value-type="float">
            <text:p>-100.42342</text:p>
          </table:table-cell>
          <table:table-cell office:value-type="float" office:value="1325.6073" calcext:value-type="float">
            <text:p>1325.6073</text:p>
          </table:table-cell>
          <table:table-cell office:value-type="float" office:value="104.69319" calcext:value-type="float">
            <text:p>104.69319</text:p>
          </table:table-cell>
          <table:table-cell office:value-type="float" office:value="394.08777" calcext:value-type="float">
            <text:p>394.08777</text:p>
          </table:table-cell>
          <table:table-cell office:value-type="float" office:value="-57.254005" calcext:value-type="float">
            <text:p>-57.254005</text:p>
          </table:table-cell>
          <table:table-cell office:value-type="float" office:value="329.21243" calcext:value-type="float">
            <text:p>329.21243</text:p>
          </table:table-cell>
          <table:table-cell office:value-type="float" office:value="56.57685" calcext:value-type="float">
            <text:p>56.57685</text:p>
          </table:table-cell>
          <table:table-cell office:value-type="float" office:value="112.95485" calcext:value-type="float">
            <text:p>112.95485</text:p>
          </table:table-cell>
          <table:table-cell office:value-type="float" office:value="-5.55565" calcext:value-type="float">
            <text:p>-5.55565</text:p>
          </table:table-cell>
          <table:table-cell office:value-type="float" office:value="93.56586" calcext:value-type="float">
            <text:p>93.56586</text:p>
          </table:table-cell>
          <table:table-cell office:value-type="float" office:value="22.833267" calcext:value-type="float">
            <text:p>22.833267</text:p>
          </table:table-cell>
          <table:table-cell office:value-type="float" office:value="101.26755" calcext:value-type="float">
            <text:p>101.26755</text:p>
          </table:table-cell>
          <table:table-cell office:value-type="float" office:value="-6.171516" calcext:value-type="float">
            <text:p>-6.171516</text:p>
          </table:table-cell>
          <table:table-cell office:value-type="float" office:value="110.30306" calcext:value-type="float">
            <text:p>110.30306</text:p>
          </table:table-cell>
          <table:table-cell office:value-type="float" office:value="23.097109" calcext:value-type="float">
            <text:p>23.097109</text:p>
          </table:table-cell>
          <table:table-cell office:value-type="float" office:value="78.76856" calcext:value-type="float">
            <text:p>78.76856</text:p>
          </table:table-cell>
          <table:table-cell office:value-type="float" office:value="-19.071957" calcext:value-type="float">
            <text:p>-19.071957</text:p>
          </table:table-cell>
          <table:table-cell office:value-type="float" office:value="50.131084" calcext:value-type="float">
            <text:p>50.131084</text:p>
          </table:table-cell>
          <table:table-cell office:value-type="float" office:value="17.795355" calcext:value-type="float">
            <text:p>17.795355</text:p>
          </table:table-cell>
          <table:table-cell office:value-type="float" office:value="52.07293" calcext:value-type="float">
            <text:p>52.07293</text:p>
          </table:table-cell>
          <table:table-cell office:value-type="float" office:value="-13.782981" calcext:value-type="float">
            <text:p>-13.782981</text:p>
          </table:table-cell>
          <table:table-cell office:value-type="float" office:value="48.077393" calcext:value-type="float">
            <text:p>48.077393</text:p>
          </table:table-cell>
          <table:table-cell office:value-type="float" office:value="9.9627905" calcext:value-type="float">
            <text:p>9.9627905</text:p>
          </table:table-cell>
          <table:table-cell office:value-type="float" office:value="50.024258" calcext:value-type="float">
            <text:p>50.024258</text:p>
          </table:table-cell>
          <table:table-cell office:value-type="float" office:value="-14.858659" calcext:value-type="float">
            <text:p>-14.858659</text:p>
          </table:table-cell>
          <table:table-cell office:value-type="float" office:value="48.876656" calcext:value-type="float">
            <text:p>48.876656</text:p>
          </table:table-cell>
          <table:table-cell office:value-type="float" office:value="0.3451086" calcext:value-type="float">
            <text:p>0.3451086</text:p>
          </table:table-cell>
          <table:table-cell office:value-type="float" office:value="71.09164" calcext:value-type="float">
            <text:p>71.09164</text:p>
          </table:table-cell>
          <table:table-cell office:value-type="float" office:value="-7.337755" calcext:value-type="float">
            <text:p>-7.337755</text:p>
          </table:table-cell>
          <table:table-cell office:value-type="float" office:value="52.97333" calcext:value-type="float">
            <text:p>52.97333</text:p>
          </table:table-cell>
          <table:table-cell office:value-type="float" office:value="6.9754953" calcext:value-type="float">
            <text:p>6.9754953</text:p>
          </table:table-cell>
          <table:table-cell office:value-type="float" office:value="40.780437" calcext:value-type="float">
            <text:p>40.780437</text:p>
          </table:table-cell>
          <table:table-cell office:value-type="float" office:value="-12.673841" calcext:value-type="float">
            <text:p>-12.673841</text:p>
          </table:table-cell>
          <table:table-cell office:value-type="float" office:value="40.807056" calcext:value-type="float">
            <text:p>40.807056</text:p>
          </table:table-cell>
          <table:table-cell office:value-type="float" office:value="-0.55054015" calcext:value-type="float">
            <text:p>-0.55054015</text:p>
          </table:table-cell>
          <table:table-cell office:value-type="float" office:value="31.094152" calcext:value-type="float">
            <text:p>31.094152</text:p>
          </table:table-cell>
          <table:table-cell office:value-type="float" office:value="-11.756443" calcext:value-type="float">
            <text:p>-11.756443</text:p>
          </table:table-cell>
          <table:table-cell office:value-type="float" office:value="37.40294" calcext:value-type="float">
            <text:p>37.40294</text:p>
          </table:table-cell>
          <table:table-cell office:value-type="float" office:value="-1.53629" calcext:value-type="float">
            <text:p>-1.53629</text:p>
          </table:table-cell>
          <table:table-cell office:value-type="float" office:value="30.366365" calcext:value-type="float">
            <text:p>30.3663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36.wav</text:p>
          </table:table-cell>
          <table:table-cell office:value-type="float" office:value="2685.6780925496" calcext:value-type="float">
            <text:p>2685.6780925496</text:p>
          </table:table-cell>
          <table:table-cell office:value-type="float" office:value="177717.705032901" calcext:value-type="float">
            <text:p>177717.705032901</text:p>
          </table:table-cell>
          <table:table-cell office:value-type="float" office:value="2317.57977004055" calcext:value-type="float">
            <text:p>2317.57977004055</text:p>
          </table:table-cell>
          <table:table-cell office:value-type="float" office:value="34559.7137856373" calcext:value-type="float">
            <text:p>34559.7137856373</text:p>
          </table:table-cell>
          <table:table-cell office:value-type="float" office:value="19.8755310850757" calcext:value-type="float">
            <text:p>19.8755310850757</text:p>
          </table:table-cell>
          <table:table-cell office:value-type="float" office:value="105.847683293426" calcext:value-type="float">
            <text:p>105.847683293426</text:p>
          </table:table-cell>
          <table:table-cell office:value-type="float" office:value="0.020451542" calcext:value-type="float">
            <text:p>0.020451542</text:p>
          </table:table-cell>
          <table:table-cell office:value-type="float" office:value="0.00016177839" calcext:value-type="float">
            <text:p>0.00016177839</text:p>
          </table:table-cell>
          <table:table-cell office:value-type="float" office:value="5331.25804361224" calcext:value-type="float">
            <text:p>5331.25804361224</text:p>
          </table:table-cell>
          <table:table-cell office:value-type="float" office:value="544148.026263929" calcext:value-type="float">
            <text:p>544148.026263929</text:p>
          </table:table-cell>
          <table:table-cell office:value-type="float" office:value="1.84184132847291" calcext:value-type="float">
            <text:p>1.84184132847291</text:p>
          </table:table-cell>
          <table:table-cell office:value-type="float" office:value="3.95868286970496" calcext:value-type="float">
            <text:p>3.95868286970496</text:p>
          </table:table-cell>
          <table:table-cell office:value-type="float" office:value="-0.000033056537366018" calcext:value-type="float">
            <text:p>-3.3056537366018E-05</text:p>
          </table:table-cell>
          <table:table-cell office:value-type="float" office:value="0.00232104874720159" calcext:value-type="float">
            <text:p>0.00232104874720159</text:p>
          </table:table-cell>
          <table:table-cell office:value-type="float" office:value="0.160433433633024" calcext:value-type="float">
            <text:p>0.160433433633024</text:p>
          </table:table-cell>
          <table:table-cell office:value-type="float" office:value="0.00239285244995055" calcext:value-type="float">
            <text:p>0.00239285244995055</text:p>
          </table:table-cell>
          <table:table-cell office:value-type="float" office:value="0.51907456" calcext:value-type="float">
            <text:p>0.51907456</text:p>
          </table:table-cell>
          <table:table-cell office:value-type="float" office:value="0.070916586" calcext:value-type="float">
            <text:p>0.070916586</text:p>
          </table:table-cell>
          <table:table-cell office:value-type="float" office:value="0.27974552" calcext:value-type="float">
            <text:p>0.27974552</text:p>
          </table:table-cell>
          <table:table-cell office:value-type="float" office:value="0.0050757937" calcext:value-type="float">
            <text:p>0.0050757937</text:p>
          </table:table-cell>
          <table:table-cell office:value-type="float" office:value="0.016968876" calcext:value-type="float">
            <text:p>0.016968876</text:p>
          </table:table-cell>
          <table:table-cell office:value-type="float" office:value="0" calcext:value-type="float">
            <text:p>0</text:p>
          </table:table-cell>
          <table:table-cell office:value-type="float" office:value="0.112159654" calcext:value-type="float">
            <text:p>0.112159654</text:p>
          </table:table-cell>
          <table:table-cell office:value-type="float" office:value="0.0008302136" calcext:value-type="float">
            <text:p>0.0008302136</text:p>
          </table:table-cell>
          <table:table-cell office:value-type="float" office:value="0.201375708702483" calcext:value-type="float">
            <text:p>0.201375708702483</text:p>
          </table:table-cell>
          <table:table-cell office:value-type="float" office:value="0.0531145039118898" calcext:value-type="float">
            <text:p>0.0531145039118898</text:p>
          </table:table-cell>
          <table:table-cell office:value-type="float" office:value="0.04612815" calcext:value-type="float">
            <text:p>0.04612815</text:p>
          </table:table-cell>
          <table:table-cell office:value-type="float" office:value="-71.29067" calcext:value-type="float">
            <text:p>-71.29067</text:p>
          </table:table-cell>
          <table:table-cell office:value-type="float" office:value="726.52325" calcext:value-type="float">
            <text:p>726.52325</text:p>
          </table:table-cell>
          <table:table-cell office:value-type="float" office:value="82.33942" calcext:value-type="float">
            <text:p>82.33942</text:p>
          </table:table-cell>
          <table:table-cell office:value-type="float" office:value="269.63385" calcext:value-type="float">
            <text:p>269.63385</text:p>
          </table:table-cell>
          <table:table-cell office:value-type="float" office:value="-30.162804" calcext:value-type="float">
            <text:p>-30.162804</text:p>
          </table:table-cell>
          <table:table-cell office:value-type="float" office:value="177.07666" calcext:value-type="float">
            <text:p>177.07666</text:p>
          </table:table-cell>
          <table:table-cell office:value-type="float" office:value="56.456177" calcext:value-type="float">
            <text:p>56.456177</text:p>
          </table:table-cell>
          <table:table-cell office:value-type="float" office:value="113.05685" calcext:value-type="float">
            <text:p>113.05685</text:p>
          </table:table-cell>
          <table:table-cell office:value-type="float" office:value="-10.86737" calcext:value-type="float">
            <text:p>-10.86737</text:p>
          </table:table-cell>
          <table:table-cell office:value-type="float" office:value="87.51739" calcext:value-type="float">
            <text:p>87.51739</text:p>
          </table:table-cell>
          <table:table-cell office:value-type="float" office:value="26.810652" calcext:value-type="float">
            <text:p>26.810652</text:p>
          </table:table-cell>
          <table:table-cell office:value-type="float" office:value="61.233845" calcext:value-type="float">
            <text:p>61.233845</text:p>
          </table:table-cell>
          <table:table-cell office:value-type="float" office:value="-15.801576" calcext:value-type="float">
            <text:p>-15.801576</text:p>
          </table:table-cell>
          <table:table-cell office:value-type="float" office:value="63.901985" calcext:value-type="float">
            <text:p>63.901985</text:p>
          </table:table-cell>
          <table:table-cell office:value-type="float" office:value="25.331217" calcext:value-type="float">
            <text:p>25.331217</text:p>
          </table:table-cell>
          <table:table-cell office:value-type="float" office:value="41.93804" calcext:value-type="float">
            <text:p>41.93804</text:p>
          </table:table-cell>
          <table:table-cell office:value-type="float" office:value="-15.626408" calcext:value-type="float">
            <text:p>-15.626408</text:p>
          </table:table-cell>
          <table:table-cell office:value-type="float" office:value="46.434643" calcext:value-type="float">
            <text:p>46.434643</text:p>
          </table:table-cell>
          <table:table-cell office:value-type="float" office:value="17.750357" calcext:value-type="float">
            <text:p>17.750357</text:p>
          </table:table-cell>
          <table:table-cell office:value-type="float" office:value="56.882275" calcext:value-type="float">
            <text:p>56.882275</text:p>
          </table:table-cell>
          <table:table-cell office:value-type="float" office:value="-13.054565" calcext:value-type="float">
            <text:p>-13.054565</text:p>
          </table:table-cell>
          <table:table-cell office:value-type="float" office:value="50.637573" calcext:value-type="float">
            <text:p>50.637573</text:p>
          </table:table-cell>
          <table:table-cell office:value-type="float" office:value="14.61381" calcext:value-type="float">
            <text:p>14.61381</text:p>
          </table:table-cell>
          <table:table-cell office:value-type="float" office:value="38.482803" calcext:value-type="float">
            <text:p>38.482803</text:p>
          </table:table-cell>
          <table:table-cell office:value-type="float" office:value="-14.269172" calcext:value-type="float">
            <text:p>-14.269172</text:p>
          </table:table-cell>
          <table:table-cell office:value-type="float" office:value="47.620132" calcext:value-type="float">
            <text:p>47.620132</text:p>
          </table:table-cell>
          <table:table-cell office:value-type="float" office:value="9.53343" calcext:value-type="float">
            <text:p>9.53343</text:p>
          </table:table-cell>
          <table:table-cell office:value-type="float" office:value="34.436546" calcext:value-type="float">
            <text:p>34.436546</text:p>
          </table:table-cell>
          <table:table-cell office:value-type="float" office:value="-10.371092" calcext:value-type="float">
            <text:p>-10.371092</text:p>
          </table:table-cell>
          <table:table-cell office:value-type="float" office:value="33.45055" calcext:value-type="float">
            <text:p>33.45055</text:p>
          </table:table-cell>
          <table:table-cell office:value-type="float" office:value="8.0878525" calcext:value-type="float">
            <text:p>8.0878525</text:p>
          </table:table-cell>
          <table:table-cell office:value-type="float" office:value="41.508488" calcext:value-type="float">
            <text:p>41.508488</text:p>
          </table:table-cell>
          <table:table-cell office:value-type="float" office:value="-7.4607277" calcext:value-type="float">
            <text:p>-7.4607277</text:p>
          </table:table-cell>
          <table:table-cell office:value-type="float" office:value="26.306587" calcext:value-type="float">
            <text:p>26.306587</text:p>
          </table:table-cell>
          <table:table-cell office:value-type="float" office:value="5.4220943" calcext:value-type="float">
            <text:p>5.4220943</text:p>
          </table:table-cell>
          <table:table-cell office:value-type="float" office:value="33.29313" calcext:value-type="float">
            <text:p>33.29313</text:p>
          </table:table-cell>
          <table:table-cell office:value-type="float" office:value="-4.3960843" calcext:value-type="float">
            <text:p>-4.3960843</text:p>
          </table:table-cell>
          <table:table-cell office:value-type="float" office:value="32.8956" calcext:value-type="float">
            <text:p>32.8956</text:p>
          </table:table-cell>
          <table:table-cell office:value-type="float" office:value="3.0448642" calcext:value-type="float">
            <text:p>3.0448642</text:p>
          </table:table-cell>
          <table:table-cell office:value-type="float" office:value="32.449078" calcext:value-type="float">
            <text:p>32.4490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65.wav</text:p>
          </table:table-cell>
          <table:table-cell office:value-type="float" office:value="2760.04632952872" calcext:value-type="float">
            <text:p>2760.04632952872</text:p>
          </table:table-cell>
          <table:table-cell office:value-type="float" office:value="214048.128453676" calcext:value-type="float">
            <text:p>214048.128453676</text:p>
          </table:table-cell>
          <table:table-cell office:value-type="float" office:value="2242.64175582617" calcext:value-type="float">
            <text:p>2242.64175582617</text:p>
          </table:table-cell>
          <table:table-cell office:value-type="float" office:value="76983.3523903696" calcext:value-type="float">
            <text:p>76983.3523903696</text:p>
          </table:table-cell>
          <table:table-cell office:value-type="float" office:value="20.9802856652616" calcext:value-type="float">
            <text:p>20.9802856652616</text:p>
          </table:table-cell>
          <table:table-cell office:value-type="float" office:value="86.0712339937758" calcext:value-type="float">
            <text:p>86.0712339937758</text:p>
          </table:table-cell>
          <table:table-cell office:value-type="float" office:value="0.020054335" calcext:value-type="float">
            <text:p>0.020054335</text:p>
          </table:table-cell>
          <table:table-cell office:value-type="float" office:value="0.00016474933" calcext:value-type="float">
            <text:p>0.00016474933</text:p>
          </table:table-cell>
          <table:table-cell office:value-type="float" office:value="5259.5806219185" calcext:value-type="float">
            <text:p>5259.5806219185</text:p>
          </table:table-cell>
          <table:table-cell office:value-type="float" office:value="972106.549666744" calcext:value-type="float">
            <text:p>972106.549666744</text:p>
          </table:table-cell>
          <table:table-cell office:value-type="float" office:value="1.59868369530755" calcext:value-type="float">
            <text:p>1.59868369530755</text:p>
          </table:table-cell>
          <table:table-cell office:value-type="float" office:value="2.9883284611526" calcext:value-type="float">
            <text:p>2.9883284611526</text:p>
          </table:table-cell>
          <table:table-cell office:value-type="float" office:value="0.0148230903495961" calcext:value-type="float">
            <text:p>0.0148230903495961</text:p>
          </table:table-cell>
          <table:table-cell office:value-type="float" office:value="0.00479339899988748" calcext:value-type="float">
            <text:p>0.00479339899988748</text:p>
          </table:table-cell>
          <table:table-cell office:value-type="float" office:value="0.171205831883217" calcext:value-type="float">
            <text:p>0.171205831883217</text:p>
          </table:table-cell>
          <table:table-cell office:value-type="float" office:value="0.00166445072573664" calcext:value-type="float">
            <text:p>0.00166445072573664</text:p>
          </table:table-cell>
          <table:table-cell office:value-type="float" office:value="0.46976364" calcext:value-type="float">
            <text:p>0.46976364</text:p>
          </table:table-cell>
          <table:table-cell office:value-type="float" office:value="0.073280156" calcext:value-type="float">
            <text:p>0.073280156</text:p>
          </table:table-cell>
          <table:table-cell office:value-type="float" office:value="0.2706337" calcext:value-type="float">
            <text:p>0.2706337</text:p>
          </table:table-cell>
          <table:table-cell office:value-type="float" office:value="0.010090747" calcext:value-type="float">
            <text:p>0.010090747</text:p>
          </table:table-cell>
          <table:table-cell office:value-type="float" office:value="-0.011255838" calcext:value-type="float">
            <text:p>-0.011255838</text:p>
          </table:table-cell>
          <table:table-cell office:value-type="float" office:value="0" calcext:value-type="float">
            <text:p>0</text:p>
          </table:table-cell>
          <table:table-cell office:value-type="float" office:value="0.095366985" calcext:value-type="float">
            <text:p>0.095366985</text:p>
          </table:table-cell>
          <table:table-cell office:value-type="float" office:value="0.000589221" calcext:value-type="float">
            <text:p>0.000589221</text:p>
          </table:table-cell>
          <table:table-cell office:value-type="float" office:value="0.200573868982035" calcext:value-type="float">
            <text:p>0.200573868982035</text:p>
          </table:table-cell>
          <table:table-cell office:value-type="float" office:value="0.0518457869912251" calcext:value-type="float">
            <text:p>0.0518457869912251</text:p>
          </table:table-cell>
          <table:table-cell office:value-type="float" office:value="0.0029835745" calcext:value-type="float">
            <text:p>0.0029835745</text:p>
          </table:table-cell>
          <table:table-cell office:value-type="float" office:value="-86.23198" calcext:value-type="float">
            <text:p>-86.23198</text:p>
          </table:table-cell>
          <table:table-cell office:value-type="float" office:value="883.942" calcext:value-type="float">
            <text:p>883.942</text:p>
          </table:table-cell>
          <table:table-cell office:value-type="float" office:value="76.77148" calcext:value-type="float">
            <text:p>76.77148</text:p>
          </table:table-cell>
          <table:table-cell office:value-type="float" office:value="385.94452" calcext:value-type="float">
            <text:p>385.94452</text:p>
          </table:table-cell>
          <table:table-cell office:value-type="float" office:value="-42.36282" calcext:value-type="float">
            <text:p>-42.36282</text:p>
          </table:table-cell>
          <table:table-cell office:value-type="float" office:value="286.65845" calcext:value-type="float">
            <text:p>286.65845</text:p>
          </table:table-cell>
          <table:table-cell office:value-type="float" office:value="53.992195" calcext:value-type="float">
            <text:p>53.992195</text:p>
          </table:table-cell>
          <table:table-cell office:value-type="float" office:value="96.794945" calcext:value-type="float">
            <text:p>96.794945</text:p>
          </table:table-cell>
          <table:table-cell office:value-type="float" office:value="-8.330779" calcext:value-type="float">
            <text:p>-8.330779</text:p>
          </table:table-cell>
          <table:table-cell office:value-type="float" office:value="77.05401" calcext:value-type="float">
            <text:p>77.05401</text:p>
          </table:table-cell>
          <table:table-cell office:value-type="float" office:value="29.406782" calcext:value-type="float">
            <text:p>29.406782</text:p>
          </table:table-cell>
          <table:table-cell office:value-type="float" office:value="83.05031" calcext:value-type="float">
            <text:p>83.05031</text:p>
          </table:table-cell>
          <table:table-cell office:value-type="float" office:value="-7.8969398" calcext:value-type="float">
            <text:p>-7.8969398</text:p>
          </table:table-cell>
          <table:table-cell office:value-type="float" office:value="101.99772" calcext:value-type="float">
            <text:p>101.99772</text:p>
          </table:table-cell>
          <table:table-cell office:value-type="float" office:value="26.659845" calcext:value-type="float">
            <text:p>26.659845</text:p>
          </table:table-cell>
          <table:table-cell office:value-type="float" office:value="55.976562" calcext:value-type="float">
            <text:p>55.976562</text:p>
          </table:table-cell>
          <table:table-cell office:value-type="float" office:value="-14.230666" calcext:value-type="float">
            <text:p>-14.230666</text:p>
          </table:table-cell>
          <table:table-cell office:value-type="float" office:value="79.503204" calcext:value-type="float">
            <text:p>79.503204</text:p>
          </table:table-cell>
          <table:table-cell office:value-type="float" office:value="18.45901" calcext:value-type="float">
            <text:p>18.45901</text:p>
          </table:table-cell>
          <table:table-cell office:value-type="float" office:value="45.562923" calcext:value-type="float">
            <text:p>45.562923</text:p>
          </table:table-cell>
          <table:table-cell office:value-type="float" office:value="-17.954203" calcext:value-type="float">
            <text:p>-17.954203</text:p>
          </table:table-cell>
          <table:table-cell office:value-type="float" office:value="41.06847" calcext:value-type="float">
            <text:p>41.06847</text:p>
          </table:table-cell>
          <table:table-cell office:value-type="float" office:value="9.866014" calcext:value-type="float">
            <text:p>9.866014</text:p>
          </table:table-cell>
          <table:table-cell office:value-type="float" office:value="32.759766" calcext:value-type="float">
            <text:p>32.759766</text:p>
          </table:table-cell>
          <table:table-cell office:value-type="float" office:value="-19.030064" calcext:value-type="float">
            <text:p>-19.030064</text:p>
          </table:table-cell>
          <table:table-cell office:value-type="float" office:value="37.955376" calcext:value-type="float">
            <text:p>37.955376</text:p>
          </table:table-cell>
          <table:table-cell office:value-type="float" office:value="6.4777346" calcext:value-type="float">
            <text:p>6.4777346</text:p>
          </table:table-cell>
          <table:table-cell office:value-type="float" office:value="50.583557" calcext:value-type="float">
            <text:p>50.583557</text:p>
          </table:table-cell>
          <table:table-cell office:value-type="float" office:value="-8.350163" calcext:value-type="float">
            <text:p>-8.350163</text:p>
          </table:table-cell>
          <table:table-cell office:value-type="float" office:value="44.347294" calcext:value-type="float">
            <text:p>44.347294</text:p>
          </table:table-cell>
          <table:table-cell office:value-type="float" office:value="4.8721023" calcext:value-type="float">
            <text:p>4.8721023</text:p>
          </table:table-cell>
          <table:table-cell office:value-type="float" office:value="35.93246" calcext:value-type="float">
            <text:p>35.93246</text:p>
          </table:table-cell>
          <table:table-cell office:value-type="float" office:value="-11.783129" calcext:value-type="float">
            <text:p>-11.783129</text:p>
          </table:table-cell>
          <table:table-cell office:value-type="float" office:value="49.324863" calcext:value-type="float">
            <text:p>49.324863</text:p>
          </table:table-cell>
          <table:table-cell office:value-type="float" office:value="1.6611496" calcext:value-type="float">
            <text:p>1.6611496</text:p>
          </table:table-cell>
          <table:table-cell office:value-type="float" office:value="37.71089" calcext:value-type="float">
            <text:p>37.71089</text:p>
          </table:table-cell>
          <table:table-cell office:value-type="float" office:value="-10.603471" calcext:value-type="float">
            <text:p>-10.603471</text:p>
          </table:table-cell>
          <table:table-cell office:value-type="float" office:value="38.99626" calcext:value-type="float">
            <text:p>38.99626</text:p>
          </table:table-cell>
          <table:table-cell office:value-type="float" office:value="-3.7784686" calcext:value-type="float">
            <text:p>-3.7784686</text:p>
          </table:table-cell>
          <table:table-cell office:value-type="float" office:value="36.187263" calcext:value-type="float">
            <text:p>36.1872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33.wav</text:p>
          </table:table-cell>
          <table:table-cell office:value-type="float" office:value="2030.48791627771" calcext:value-type="float">
            <text:p>2030.48791627771</text:p>
          </table:table-cell>
          <table:table-cell office:value-type="float" office:value="323534.852055885" calcext:value-type="float">
            <text:p>323534.852055885</text:p>
          </table:table-cell>
          <table:table-cell office:value-type="float" office:value="1929.86242107951" calcext:value-type="float">
            <text:p>1929.86242107951</text:p>
          </table:table-cell>
          <table:table-cell office:value-type="float" office:value="87748.0219768728" calcext:value-type="float">
            <text:p>87748.0219768728</text:p>
          </table:table-cell>
          <table:table-cell office:value-type="float" office:value="20.6627377209079" calcext:value-type="float">
            <text:p>20.6627377209079</text:p>
          </table:table-cell>
          <table:table-cell office:value-type="float" office:value="92.3778650858352" calcext:value-type="float">
            <text:p>92.3778650858352</text:p>
          </table:table-cell>
          <table:table-cell office:value-type="float" office:value="0.0076992796" calcext:value-type="float">
            <text:p>0.0076992796</text:p>
          </table:table-cell>
          <table:table-cell office:value-type="float" office:value="0.00037093816" calcext:value-type="float">
            <text:p>0.00037093816</text:p>
          </table:table-cell>
          <table:table-cell office:value-type="float" office:value="4224.29652380003" calcext:value-type="float">
            <text:p>4224.29652380003</text:p>
          </table:table-cell>
          <table:table-cell office:value-type="float" office:value="689325.192131121" calcext:value-type="float">
            <text:p>689325.192131121</text:p>
          </table:table-cell>
          <table:table-cell office:value-type="float" office:value="3.60633673568043" calcext:value-type="float">
            <text:p>3.60633673568043</text:p>
          </table:table-cell>
          <table:table-cell office:value-type="float" office:value="13.9221557394816" calcext:value-type="float">
            <text:p>13.9221557394816</text:p>
          </table:table-cell>
          <table:table-cell office:value-type="float" office:value="0.0124053294357662" calcext:value-type="float">
            <text:p>0.0124053294357662</text:p>
          </table:table-cell>
          <table:table-cell office:value-type="float" office:value="0.00500622632666662" calcext:value-type="float">
            <text:p>0.00500622632666662</text:p>
          </table:table-cell>
          <table:table-cell office:value-type="float" office:value="0.0999983384087394" calcext:value-type="float">
            <text:p>0.0999983384087394</text:p>
          </table:table-cell>
          <table:table-cell office:value-type="float" office:value="0.00229009942223413" calcext:value-type="float">
            <text:p>0.00229009942223413</text:p>
          </table:table-cell>
          <table:table-cell office:value-type="float" office:value="0.48044285" calcext:value-type="float">
            <text:p>0.48044285</text:p>
          </table:table-cell>
          <table:table-cell office:value-type="float" office:value="0.07788865" calcext:value-type="float">
            <text:p>0.07788865</text:p>
          </table:table-cell>
          <table:table-cell office:value-type="float" office:value="0.26256165" calcext:value-type="float">
            <text:p>0.26256165</text:p>
          </table:table-cell>
          <table:table-cell office:value-type="float" office:value="0.01439471" calcext:value-type="float">
            <text:p>0.01439471</text:p>
          </table:table-cell>
          <table:table-cell office:value-type="float" office:value="-0.17020369" calcext:value-type="float">
            <text:p>-0.17020369</text:p>
          </table:table-cell>
          <table:table-cell office:value-type="float" office:value="0" calcext:value-type="float">
            <text:p>0</text:p>
          </table:table-cell>
          <table:table-cell office:value-type="float" office:value="0.25668892" calcext:value-type="float">
            <text:p>0.25668892</text:p>
          </table:table-cell>
          <table:table-cell office:value-type="float" office:value="0.0012566717" calcext:value-type="float">
            <text:p>0.0012566717</text:p>
          </table:table-cell>
          <table:table-cell office:value-type="float" office:value="0.183858640587645" calcext:value-type="float">
            <text:p>0.183858640587645</text:p>
          </table:table-cell>
          <table:table-cell office:value-type="float" office:value="0.0473402557852195" calcext:value-type="float">
            <text:p>0.0473402557852195</text:p>
          </table:table-cell>
          <table:table-cell office:value-type="float" office:value="-0.19963028" calcext:value-type="float">
            <text:p>-0.19963028</text:p>
          </table:table-cell>
          <table:table-cell office:value-type="float" office:value="-35.695076" calcext:value-type="float">
            <text:p>-35.695076</text:p>
          </table:table-cell>
          <table:table-cell office:value-type="float" office:value="1940.1044" calcext:value-type="float">
            <text:p>1940.1044</text:p>
          </table:table-cell>
          <table:table-cell office:value-type="float" office:value="115.43365" calcext:value-type="float">
            <text:p>115.43365</text:p>
          </table:table-cell>
          <table:table-cell office:value-type="float" office:value="790.8184" calcext:value-type="float">
            <text:p>790.8184</text:p>
          </table:table-cell>
          <table:table-cell office:value-type="float" office:value="-40.62704" calcext:value-type="float">
            <text:p>-40.62704</text:p>
          </table:table-cell>
          <table:table-cell office:value-type="float" office:value="208.8247" calcext:value-type="float">
            <text:p>208.8247</text:p>
          </table:table-cell>
          <table:table-cell office:value-type="float" office:value="75.3601" calcext:value-type="float">
            <text:p>75.3601</text:p>
          </table:table-cell>
          <table:table-cell office:value-type="float" office:value="103.22243" calcext:value-type="float">
            <text:p>103.22243</text:p>
          </table:table-cell>
          <table:table-cell office:value-type="float" office:value="-12.551094" calcext:value-type="float">
            <text:p>-12.551094</text:p>
          </table:table-cell>
          <table:table-cell office:value-type="float" office:value="101.010735" calcext:value-type="float">
            <text:p>101.010735</text:p>
          </table:table-cell>
          <table:table-cell office:value-type="float" office:value="21.83495" calcext:value-type="float">
            <text:p>21.83495</text:p>
          </table:table-cell>
          <table:table-cell office:value-type="float" office:value="75.25316" calcext:value-type="float">
            <text:p>75.25316</text:p>
          </table:table-cell>
          <table:table-cell office:value-type="float" office:value="1.8066264" calcext:value-type="float">
            <text:p>1.8066264</text:p>
          </table:table-cell>
          <table:table-cell office:value-type="float" office:value="136.07805" calcext:value-type="float">
            <text:p>136.07805</text:p>
          </table:table-cell>
          <table:table-cell office:value-type="float" office:value="15.609134" calcext:value-type="float">
            <text:p>15.609134</text:p>
          </table:table-cell>
          <table:table-cell office:value-type="float" office:value="77.02106" calcext:value-type="float">
            <text:p>77.02106</text:p>
          </table:table-cell>
          <table:table-cell office:value-type="float" office:value="-0.17512889" calcext:value-type="float">
            <text:p>-0.17512889</text:p>
          </table:table-cell>
          <table:table-cell office:value-type="float" office:value="71.817154" calcext:value-type="float">
            <text:p>71.817154</text:p>
          </table:table-cell>
          <table:table-cell office:value-type="float" office:value="10.240899" calcext:value-type="float">
            <text:p>10.240899</text:p>
          </table:table-cell>
          <table:table-cell office:value-type="float" office:value="36.74443" calcext:value-type="float">
            <text:p>36.74443</text:p>
          </table:table-cell>
          <table:table-cell office:value-type="float" office:value="-11.757829" calcext:value-type="float">
            <text:p>-11.757829</text:p>
          </table:table-cell>
          <table:table-cell office:value-type="float" office:value="25.783262" calcext:value-type="float">
            <text:p>25.783262</text:p>
          </table:table-cell>
          <table:table-cell office:value-type="float" office:value="15.403562" calcext:value-type="float">
            <text:p>15.403562</text:p>
          </table:table-cell>
          <table:table-cell office:value-type="float" office:value="29.982605" calcext:value-type="float">
            <text:p>29.982605</text:p>
          </table:table-cell>
          <table:table-cell office:value-type="float" office:value="-12.46797" calcext:value-type="float">
            <text:p>-12.46797</text:p>
          </table:table-cell>
          <table:table-cell office:value-type="float" office:value="22.740143" calcext:value-type="float">
            <text:p>22.740143</text:p>
          </table:table-cell>
          <table:table-cell office:value-type="float" office:value="4.627135" calcext:value-type="float">
            <text:p>4.627135</text:p>
          </table:table-cell>
          <table:table-cell office:value-type="float" office:value="23.916328" calcext:value-type="float">
            <text:p>23.916328</text:p>
          </table:table-cell>
          <table:table-cell office:value-type="float" office:value="-2.4704883" calcext:value-type="float">
            <text:p>-2.4704883</text:p>
          </table:table-cell>
          <table:table-cell office:value-type="float" office:value="29.469988" calcext:value-type="float">
            <text:p>29.469988</text:p>
          </table:table-cell>
          <table:table-cell office:value-type="float" office:value="-1.6719064" calcext:value-type="float">
            <text:p>-1.6719064</text:p>
          </table:table-cell>
          <table:table-cell office:value-type="float" office:value="64.01002" calcext:value-type="float">
            <text:p>64.01002</text:p>
          </table:table-cell>
          <table:table-cell office:value-type="float" office:value="-0.34323013" calcext:value-type="float">
            <text:p>-0.34323013</text:p>
          </table:table-cell>
          <table:table-cell office:value-type="float" office:value="72.08269" calcext:value-type="float">
            <text:p>72.08269</text:p>
          </table:table-cell>
          <table:table-cell office:value-type="float" office:value="-7.7706203" calcext:value-type="float">
            <text:p>-7.7706203</text:p>
          </table:table-cell>
          <table:table-cell office:value-type="float" office:value="59.801884" calcext:value-type="float">
            <text:p>59.801884</text:p>
          </table:table-cell>
          <table:table-cell office:value-type="float" office:value="0.99066806" calcext:value-type="float">
            <text:p>0.99066806</text:p>
          </table:table-cell>
          <table:table-cell office:value-type="float" office:value="52.720345" calcext:value-type="float">
            <text:p>52.720345</text:p>
          </table:table-cell>
          <table:table-cell office:value-type="float" office:value="-4.180941" calcext:value-type="float">
            <text:p>-4.180941</text:p>
          </table:table-cell>
          <table:table-cell office:value-type="float" office:value="21.496191" calcext:value-type="float">
            <text:p>21.4961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55.wav</text:p>
          </table:table-cell>
          <table:table-cell office:value-type="float" office:value="3108.52176389629" calcext:value-type="float">
            <text:p>3108.52176389629</text:p>
          </table:table-cell>
          <table:table-cell office:value-type="float" office:value="107565.633524878" calcext:value-type="float">
            <text:p>107565.633524878</text:p>
          </table:table-cell>
          <table:table-cell office:value-type="float" office:value="2361.47869850178" calcext:value-type="float">
            <text:p>2361.47869850178</text:p>
          </table:table-cell>
          <table:table-cell office:value-type="float" office:value="46553.9816481857" calcext:value-type="float">
            <text:p>46553.9816481857</text:p>
          </table:table-cell>
          <table:table-cell office:value-type="float" office:value="20.2936061881477" calcext:value-type="float">
            <text:p>20.2936061881477</text:p>
          </table:table-cell>
          <table:table-cell office:value-type="float" office:value="106.984561504758" calcext:value-type="float">
            <text:p>106.984561504758</text:p>
          </table:table-cell>
          <table:table-cell office:value-type="float" office:value="0.035109516" calcext:value-type="float">
            <text:p>0.035109516</text:p>
          </table:table-cell>
          <table:table-cell office:value-type="float" office:value="0.001880953" calcext:value-type="float">
            <text:p>0.001880953</text:p>
          </table:table-cell>
          <table:table-cell office:value-type="float" office:value="5699.25432315835" calcext:value-type="float">
            <text:p>5699.25432315835</text:p>
          </table:table-cell>
          <table:table-cell office:value-type="float" office:value="403920.789490935" calcext:value-type="float">
            <text:p>403920.789490935</text:p>
          </table:table-cell>
          <table:table-cell office:value-type="float" office:value="3.88642379301629" calcext:value-type="float">
            <text:p>3.88642379301629</text:p>
          </table:table-cell>
          <table:table-cell office:value-type="float" office:value="16.225786785577" calcext:value-type="float">
            <text:p>16.225786785577</text:p>
          </table:table-cell>
          <table:table-cell office:value-type="float" office:value="0.00363917968238145" calcext:value-type="float">
            <text:p>0.00363917968238145</text:p>
          </table:table-cell>
          <table:table-cell office:value-type="float" office:value="0.00494765696336831" calcext:value-type="float">
            <text:p>0.00494765696336831</text:p>
          </table:table-cell>
          <table:table-cell office:value-type="float" office:value="0.196840408691029" calcext:value-type="float">
            <text:p>0.196840408691029</text:p>
          </table:table-cell>
          <table:table-cell office:value-type="float" office:value="0.00113352922179604" calcext:value-type="float">
            <text:p>0.00113352922179604</text:p>
          </table:table-cell>
          <table:table-cell office:value-type="float" office:value="0.49924913" calcext:value-type="float">
            <text:p>0.49924913</text:p>
          </table:table-cell>
          <table:table-cell office:value-type="float" office:value="0.073692545" calcext:value-type="float">
            <text:p>0.073692545</text:p>
          </table:table-cell>
          <table:table-cell office:value-type="float" office:value="0.27421877" calcext:value-type="float">
            <text:p>0.27421877</text:p>
          </table:table-cell>
          <table:table-cell office:value-type="float" office:value="0.008137402" calcext:value-type="float">
            <text:p>0.008137402</text:p>
          </table:table-cell>
          <table:table-cell office:value-type="float" office:value="-0.10361687" calcext:value-type="float">
            <text:p>-0.10361687</text:p>
          </table:table-cell>
          <table:table-cell office:value-type="float" office:value="0" calcext:value-type="float">
            <text:p>0</text:p>
          </table:table-cell>
          <table:table-cell office:value-type="float" office:value="0.23246978" calcext:value-type="float">
            <text:p>0.23246978</text:p>
          </table:table-cell>
          <table:table-cell office:value-type="float" office:value="0.0011268512" calcext:value-type="float">
            <text:p>0.0011268512</text:p>
          </table:table-cell>
          <table:table-cell office:value-type="float" office:value="0.216788717958057" calcext:value-type="float">
            <text:p>0.216788717958057</text:p>
          </table:table-cell>
          <table:table-cell office:value-type="float" office:value="0.0596491219511905" calcext:value-type="float">
            <text:p>0.0596491219511905</text:p>
          </table:table-cell>
          <table:table-cell office:value-type="float" office:value="-0.13243772" calcext:value-type="float">
            <text:p>-0.13243772</text:p>
          </table:table-cell>
          <table:table-cell office:value-type="float" office:value="10.451379" calcext:value-type="float">
            <text:p>10.451379</text:p>
          </table:table-cell>
          <table:table-cell office:value-type="float" office:value="483.49402" calcext:value-type="float">
            <text:p>483.49402</text:p>
          </table:table-cell>
          <table:table-cell office:value-type="float" office:value="63.716393" calcext:value-type="float">
            <text:p>63.716393</text:p>
          </table:table-cell>
          <table:table-cell office:value-type="float" office:value="178.34018" calcext:value-type="float">
            <text:p>178.34018</text:p>
          </table:table-cell>
          <table:table-cell office:value-type="float" office:value="-28.423775" calcext:value-type="float">
            <text:p>-28.423775</text:p>
          </table:table-cell>
          <table:table-cell office:value-type="float" office:value="202.36874" calcext:value-type="float">
            <text:p>202.36874</text:p>
          </table:table-cell>
          <table:table-cell office:value-type="float" office:value="62.608288" calcext:value-type="float">
            <text:p>62.608288</text:p>
          </table:table-cell>
          <table:table-cell office:value-type="float" office:value="158.3117" calcext:value-type="float">
            <text:p>158.3117</text:p>
          </table:table-cell>
          <table:table-cell office:value-type="float" office:value="-19.60048" calcext:value-type="float">
            <text:p>-19.60048</text:p>
          </table:table-cell>
          <table:table-cell office:value-type="float" office:value="91.362495" calcext:value-type="float">
            <text:p>91.362495</text:p>
          </table:table-cell>
          <table:table-cell office:value-type="float" office:value="28.830822" calcext:value-type="float">
            <text:p>28.830822</text:p>
          </table:table-cell>
          <table:table-cell office:value-type="float" office:value="73.2391" calcext:value-type="float">
            <text:p>73.2391</text:p>
          </table:table-cell>
          <table:table-cell office:value-type="float" office:value="-15.230641" calcext:value-type="float">
            <text:p>-15.230641</text:p>
          </table:table-cell>
          <table:table-cell office:value-type="float" office:value="65.345505" calcext:value-type="float">
            <text:p>65.345505</text:p>
          </table:table-cell>
          <table:table-cell office:value-type="float" office:value="19.305824" calcext:value-type="float">
            <text:p>19.305824</text:p>
          </table:table-cell>
          <table:table-cell office:value-type="float" office:value="62.678158" calcext:value-type="float">
            <text:p>62.678158</text:p>
          </table:table-cell>
          <table:table-cell office:value-type="float" office:value="-10.698309" calcext:value-type="float">
            <text:p>-10.698309</text:p>
          </table:table-cell>
          <table:table-cell office:value-type="float" office:value="52.425198" calcext:value-type="float">
            <text:p>52.425198</text:p>
          </table:table-cell>
          <table:table-cell office:value-type="float" office:value="18.866392" calcext:value-type="float">
            <text:p>18.866392</text:p>
          </table:table-cell>
          <table:table-cell office:value-type="float" office:value="59.38667" calcext:value-type="float">
            <text:p>59.38667</text:p>
          </table:table-cell>
          <table:table-cell office:value-type="float" office:value="-12.708805" calcext:value-type="float">
            <text:p>-12.708805</text:p>
          </table:table-cell>
          <table:table-cell office:value-type="float" office:value="43.493256" calcext:value-type="float">
            <text:p>43.493256</text:p>
          </table:table-cell>
          <table:table-cell office:value-type="float" office:value="18.040703" calcext:value-type="float">
            <text:p>18.040703</text:p>
          </table:table-cell>
          <table:table-cell office:value-type="float" office:value="55.867" calcext:value-type="float">
            <text:p>55.867</text:p>
          </table:table-cell>
          <table:table-cell office:value-type="float" office:value="-10.834188" calcext:value-type="float">
            <text:p>-10.834188</text:p>
          </table:table-cell>
          <table:table-cell office:value-type="float" office:value="44.324867" calcext:value-type="float">
            <text:p>44.324867</text:p>
          </table:table-cell>
          <table:table-cell office:value-type="float" office:value="12.715703" calcext:value-type="float">
            <text:p>12.715703</text:p>
          </table:table-cell>
          <table:table-cell office:value-type="float" office:value="50.249237" calcext:value-type="float">
            <text:p>50.249237</text:p>
          </table:table-cell>
          <table:table-cell office:value-type="float" office:value="-6.1205277" calcext:value-type="float">
            <text:p>-6.1205277</text:p>
          </table:table-cell>
          <table:table-cell office:value-type="float" office:value="35.24557" calcext:value-type="float">
            <text:p>35.24557</text:p>
          </table:table-cell>
          <table:table-cell office:value-type="float" office:value="9.268199" calcext:value-type="float">
            <text:p>9.268199</text:p>
          </table:table-cell>
          <table:table-cell office:value-type="float" office:value="37.411343" calcext:value-type="float">
            <text:p>37.411343</text:p>
          </table:table-cell>
          <table:table-cell office:value-type="float" office:value="-7.1428766" calcext:value-type="float">
            <text:p>-7.1428766</text:p>
          </table:table-cell>
          <table:table-cell office:value-type="float" office:value="30.024181" calcext:value-type="float">
            <text:p>30.024181</text:p>
          </table:table-cell>
          <table:table-cell office:value-type="float" office:value="4.6542616" calcext:value-type="float">
            <text:p>4.6542616</text:p>
          </table:table-cell>
          <table:table-cell office:value-type="float" office:value="35.38604" calcext:value-type="float">
            <text:p>35.38604</text:p>
          </table:table-cell>
          <table:table-cell office:value-type="float" office:value="-6.5114136" calcext:value-type="float">
            <text:p>-6.5114136</text:p>
          </table:table-cell>
          <table:table-cell office:value-type="float" office:value="44.347664" calcext:value-type="float">
            <text:p>44.347664</text:p>
          </table:table-cell>
          <table:table-cell office:value-type="float" office:value="7.8627625" calcext:value-type="float">
            <text:p>7.8627625</text:p>
          </table:table-cell>
          <table:table-cell office:value-type="float" office:value="33.422104" calcext:value-type="float">
            <text:p>33.4221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.00030.wav</text:p>
          </table:table-cell>
          <table:table-cell office:value-type="float" office:value="1525.81972492309" calcext:value-type="float">
            <text:p>1525.81972492309</text:p>
          </table:table-cell>
          <table:table-cell office:value-type="float" office:value="203421.802456911" calcext:value-type="float">
            <text:p>203421.802456911</text:p>
          </table:table-cell>
          <table:table-cell office:value-type="float" office:value="1868.57383344925" calcext:value-type="float">
            <text:p>1868.57383344925</text:p>
          </table:table-cell>
          <table:table-cell office:value-type="float" office:value="136746.880996107" calcext:value-type="float">
            <text:p>136746.880996107</text:p>
          </table:table-cell>
          <table:table-cell office:value-type="float" office:value="21.4822358823618" calcext:value-type="float">
            <text:p>21.4822358823618</text:p>
          </table:table-cell>
          <table:table-cell office:value-type="float" office:value="72.3754291305625" calcext:value-type="float">
            <text:p>72.3754291305625</text:p>
          </table:table-cell>
          <table:table-cell office:value-type="float" office:value="0.0021989536" calcext:value-type="float">
            <text:p>0.0021989536</text:p>
          </table:table-cell>
          <table:table-cell office:value-type="float" office:value="0.000010021056" calcext:value-type="float">
            <text:p>0.000010021056</text:p>
          </table:table-cell>
          <table:table-cell office:value-type="float" office:value="3501.19390996592" calcext:value-type="float">
            <text:p>3501.19390996592</text:p>
          </table:table-cell>
          <table:table-cell office:value-type="float" office:value="1331677.47872599" calcext:value-type="float">
            <text:p>1331677.47872599</text:p>
          </table:table-cell>
          <table:table-cell office:value-type="float" office:value="2.70821508822482" calcext:value-type="float">
            <text:p>2.70821508822482</text:p>
          </table:table-cell>
          <table:table-cell office:value-type="float" office:value="7.98422425067493" calcext:value-type="float">
            <text:p>7.98422425067493</text:p>
          </table:table-cell>
          <table:table-cell office:value-type="float" office:value="0.0144101152058601" calcext:value-type="float">
            <text:p>0.0144101152058601</text:p>
          </table:table-cell>
          <table:table-cell office:value-type="float" office:value="0.00538534912315938" calcext:value-type="float">
            <text:p>0.00538534912315938</text:p>
          </table:table-cell>
          <table:table-cell office:value-type="float" office:value="0.051180787171307" calcext:value-type="float">
            <text:p>0.051180787171307</text:p>
          </table:table-cell>
          <table:table-cell office:value-type="float" office:value="0.000307543425115578" calcext:value-type="float">
            <text:p>0.000307543425115578</text:p>
          </table:table-cell>
          <table:table-cell office:value-type="float" office:value="0.4624382" calcext:value-type="float">
            <text:p>0.4624382</text:p>
          </table:table-cell>
          <table:table-cell office:value-type="float" office:value="0.07137887" calcext:value-type="float">
            <text:p>0.07137887</text:p>
          </table:table-cell>
          <table:table-cell office:value-type="float" office:value="0.27009574" calcext:value-type="float">
            <text:p>0.27009574</text:p>
          </table:table-cell>
          <table:table-cell office:value-type="float" office:value="0.010381613" calcext:value-type="float">
            <text:p>0.010381613</text:p>
          </table:table-cell>
          <table:table-cell office:value-type="float" office:value="-0.22733727" calcext:value-type="float">
            <text:p>-0.22733727</text:p>
          </table:table-cell>
          <table:table-cell office:value-type="float" office:value="0" calcext:value-type="float">
            <text:p>0</text:p>
          </table:table-cell>
          <table:table-cell office:value-type="float" office:value="0.23018019" calcext:value-type="float">
            <text:p>0.23018019</text:p>
          </table:table-cell>
          <table:table-cell office:value-type="float" office:value="0.0018482821" calcext:value-type="float">
            <text:p>0.0018482821</text:p>
          </table:table-cell>
          <table:table-cell office:value-type="float" office:value="0.167103895819312" calcext:value-type="float">
            <text:p>0.167103895819312</text:p>
          </table:table-cell>
          <table:table-cell office:value-type="float" office:value="0.0415811596434262" calcext:value-type="float">
            <text:p>0.0415811596434262</text:p>
          </table:table-cell>
          <table:table-cell office:value-type="float" office:value="-0.28281677" calcext:value-type="float">
            <text:p>-0.28281677</text:p>
          </table:table-cell>
          <table:table-cell office:value-type="float" office:value="-77.42669" calcext:value-type="float">
            <text:p>-77.42669</text:p>
          </table:table-cell>
          <table:table-cell office:value-type="float" office:value="1189.5156" calcext:value-type="float">
            <text:p>1189.5156</text:p>
          </table:table-cell>
          <table:table-cell office:value-type="float" office:value="130.8787" calcext:value-type="float">
            <text:p>130.8787</text:p>
          </table:table-cell>
          <table:table-cell office:value-type="float" office:value="510.00638" calcext:value-type="float">
            <text:p>510.00638</text:p>
          </table:table-cell>
          <table:table-cell office:value-type="float" office:value="-23.27522" calcext:value-type="float">
            <text:p>-23.27522</text:p>
          </table:table-cell>
          <table:table-cell office:value-type="float" office:value="215.63394" calcext:value-type="float">
            <text:p>215.63394</text:p>
          </table:table-cell>
          <table:table-cell office:value-type="float" office:value="61.981148" calcext:value-type="float">
            <text:p>61.981148</text:p>
          </table:table-cell>
          <table:table-cell office:value-type="float" office:value="57.81521" calcext:value-type="float">
            <text:p>57.81521</text:p>
          </table:table-cell>
          <table:table-cell office:value-type="float" office:value="0.90219665" calcext:value-type="float">
            <text:p>0.90219665</text:p>
          </table:table-cell>
          <table:table-cell office:value-type="float" office:value="80.12722" calcext:value-type="float">
            <text:p>80.12722</text:p>
          </table:table-cell>
          <table:table-cell office:value-type="float" office:value="30.512102" calcext:value-type="float">
            <text:p>30.512102</text:p>
          </table:table-cell>
          <table:table-cell office:value-type="float" office:value="47.9504" calcext:value-type="float">
            <text:p>47.9504</text:p>
          </table:table-cell>
          <table:table-cell office:value-type="float" office:value="-8.751037" calcext:value-type="float">
            <text:p>-8.751037</text:p>
          </table:table-cell>
          <table:table-cell office:value-type="float" office:value="48.238617" calcext:value-type="float">
            <text:p>48.238617</text:p>
          </table:table-cell>
          <table:table-cell office:value-type="float" office:value="19.438395" calcext:value-type="float">
            <text:p>19.438395</text:p>
          </table:table-cell>
          <table:table-cell office:value-type="float" office:value="49.67208" calcext:value-type="float">
            <text:p>49.67208</text:p>
          </table:table-cell>
          <table:table-cell office:value-type="float" office:value="-2.2219026" calcext:value-type="float">
            <text:p>-2.2219026</text:p>
          </table:table-cell>
          <table:table-cell office:value-type="float" office:value="41.071896" calcext:value-type="float">
            <text:p>41.071896</text:p>
          </table:table-cell>
          <table:table-cell office:value-type="float" office:value="13.104675" calcext:value-type="float">
            <text:p>13.104675</text:p>
          </table:table-cell>
          <table:table-cell office:value-type="float" office:value="46.68472" calcext:value-type="float">
            <text:p>46.68472</text:p>
          </table:table-cell>
          <table:table-cell office:value-type="float" office:value="-3.2966616" calcext:value-type="float">
            <text:p>-3.2966616</text:p>
          </table:table-cell>
          <table:table-cell office:value-type="float" office:value="50.72795" calcext:value-type="float">
            <text:p>50.72795</text:p>
          </table:table-cell>
          <table:table-cell office:value-type="float" office:value="8.926949" calcext:value-type="float">
            <text:p>8.926949</text:p>
          </table:table-cell>
          <table:table-cell office:value-type="float" office:value="31.440811" calcext:value-type="float">
            <text:p>31.440811</text:p>
          </table:table-cell>
          <table:table-cell office:value-type="float" office:value="-8.958979" calcext:value-type="float">
            <text:p>-8.958979</text:p>
          </table:table-cell>
          <table:table-cell office:value-type="float" office:value="41.522564" calcext:value-type="float">
            <text:p>41.522564</text:p>
          </table:table-cell>
          <table:table-cell office:value-type="float" office:value="-0.35011357" calcext:value-type="float">
            <text:p>-0.35011357</text:p>
          </table:table-cell>
          <table:table-cell office:value-type="float" office:value="43.628872" calcext:value-type="float">
            <text:p>43.628872</text:p>
          </table:table-cell>
          <table:table-cell office:value-type="float" office:value="-6.0250816" calcext:value-type="float">
            <text:p>-6.0250816</text:p>
          </table:table-cell>
          <table:table-cell office:value-type="float" office:value="23.150953" calcext:value-type="float">
            <text:p>23.150953</text:p>
          </table:table-cell>
          <table:table-cell office:value-type="float" office:value="-0.392679" calcext:value-type="float">
            <text:p>-0.392679</text:p>
          </table:table-cell>
          <table:table-cell office:value-type="float" office:value="28.894018" calcext:value-type="float">
            <text:p>28.894018</text:p>
          </table:table-cell>
          <table:table-cell office:value-type="float" office:value="-6.7850323" calcext:value-type="float">
            <text:p>-6.7850323</text:p>
          </table:table-cell>
          <table:table-cell office:value-type="float" office:value="20.972765" calcext:value-type="float">
            <text:p>20.972765</text:p>
          </table:table-cell>
          <table:table-cell office:value-type="float" office:value="-4.3927245" calcext:value-type="float">
            <text:p>-4.3927245</text:p>
          </table:table-cell>
          <table:table-cell office:value-type="float" office:value="28.09734" calcext:value-type="float">
            <text:p>28.09734</text:p>
          </table:table-cell>
          <table:table-cell office:value-type="float" office:value="0.98135847" calcext:value-type="float">
            <text:p>0.98135847</text:p>
          </table:table-cell>
          <table:table-cell office:value-type="float" office:value="25.99615" calcext:value-type="float">
            <text:p>25.99615</text:p>
          </table:table-cell>
          <table:table-cell office:value-type="float" office:value="3.9781384" calcext:value-type="float">
            <text:p>3.9781384</text:p>
          </table:table-cell>
          <table:table-cell office:value-type="float" office:value="25.049778" calcext:value-type="float">
            <text:p>25.0497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4T18:57:06.064496396</dc:date>
    <meta:editing-duration>PT2M3S</meta:editing-duration>
    <meta:editing-cycles>1</meta:editing-cycles>
    <meta:generator>LibreOffice/7.4.2.3$Linux_X86_64 LibreOffice_project/40$Build-3</meta:generator>
    <meta:document-statistic meta:table-count="1" meta:cell-count="13869" meta:object-count="0"/>
  </office:meta>
</office:document-meta>
</file>